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tige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gatcaaatcctcgcgccgcgccgtcgcgcgcgccttcgctgtgacactcaccgccgcactgtctttgacgacgctcgcggctaccgcgaccgcggatccggagaagccgtcggccgtcacctccgtcagcaaggacggacgcaactggcatttgaaggtgtattcggcggtgatgggcaaggacatcagcgtcgatgtacagcgtccggccgacgagtccacccccgcggcgaacctgtacatgctcaacggcctggacggcggtgagggcaccgcgaactggaaggcccgcaccgatgcgttcgcgtggctggccgacaagcaggtcaatgtcattcagccgatcggcggattcggcagctattacgccgattggctgaagccggatccggctctgggcgtgaacaagtggcagaccttcttcaccgaggaactgcccccgctgctggatgcgacattgcactccaccggtctcaatgcactgaccgggctttcgacctccggcacctcggtgctggcgctggccgaggccaagccgggcctgtggaggagcgtcgcggcctacagcggctgcgcgcagatcgccgacccgatggggcagcagttcgtcaagctctccgtcgaaacctggggcggcggcaataccgccaatatgtacggcccgtccgacagcccgctgtgggcggccaacgacccggtcgtcaatgccgagaaactgcgcggcacccagctctacatctccagcggcagcggcattccggtggccgaggacgtgcgctactacctgagcaacggcggcccgacgaccctcgccctgggcatgatcatcgaagccgcggtcgacggctgcacccacaatctgaagaaccgcctcgataccctgaacatcgcggccacttaccaattcactccggtgggcacccactactggccgtattgggaacaggccctgcacgattcgtggccgatgctcgcccagggaatgggcctg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ctctctgcactacgtaatagaaccgccctgcggaccgccgccctcgccgtcaccgcggccctgtcggtgacgctggccgcgggcaccggctcggcggacccggacgccgccaagccctcggccgtcacctccgtccagaaagaggggcggacctggcatctgaaggtctactccgcggccatgggccaggacatcccggtggacgtgcagcgtccggtcgacgagtcgcagcccgcgccgaacctgtggatgctcaacggcctcgacggcggtctgggcaccgccagctggaacgcccagaccaacgccctcggcttcctggccgacaagcaggtcaatgtgatccagccgatcggcggccgcggcagctactacgccgactggctcaaggacgacccgcagctcgggcgcaacaagtggacgacgttcttcaccaaggaactgccgccgctgctggacgccaccctgggctcgaccggcctgaactcgctggccggcctgtccacctcgggcacctcggtgctgcagctggccgaggccaagcccggcctgtggaagtcggtggccgcgtacagcggctgcgcgcagatcgccgacccgatgggcaagcagttcctcaagttcgcggtggagacctgggcgggcggcaagaccgagaacatgtacggtcccgacgacagcccgctgtgggtggccaacgacccggtcatcaacgccgagaagctgcgcggcaccaacctctacatctccagcggcagcggcatcccgctgctcaaggacgtggagtactacaccaagtccgcgcccggcccgcagggtgacatcaacctggcgctgggcatgatcatcgagggcggggtggacgcctgcacccacaacctcaagaacaagctggactcgatcgccatcccggccacctaccagttcgatccggtcggcacccactactggccgtactgggagaacgcgctgcacaactcgtggccgatgctggccgcgggcatgggcatct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ctctctgcactacgtaatagaaccgccctgcggaccgccgccctcgccgtcaccgcggccctgtcggtgacgctggccgcgggcaccggctcggcggacccggacgccgccaagccctcggccgtcacctccgtccagaaagaggggcggacctggcatctgaaggtctactccgcggccatgggccaggacatcccggtggacgtgcagcgtccggtcgacgagtcgcagcccgcgccgaacctgtggatgctcaacggcctcgacggcggtctgggcaccgccagctggaacgcccagaccaacgccctcggcttcctggccgacaagcaggtcaatgtgatccagccgatcggcggccgcggcagctactacgccgactggctcaaggacgacccgcagctcgggcgcaacaagtggacgacgttcttcaccgaggaactgccgccgctgctggacgccaccctgggctcgaccggcctgaactcgctggccggcctgtccacctcgggcacctcggtgctgcagctggccgaggccaagcccggcctgtggaagtcggtggccgcgtacagcggctgcgcgcagatcgccgacccgatgggcaagcagttcctcaagttcgcggtggagacctgggcgggcggcaagaccgagaacatgtacggtcccgacgacagcccgctgtgggtggccaacgacccggtcatcaacgccgagaagctgcgcggcaccaacctctacatctccagcggcagcggcatcccgctgctcaaggacgtggagtactacaccaagtccgcgcccggcccgcagggtgacatcaacctggcgctgggcatgatcatcgagggcggggtggacgcctgcacccacaacctcaagaacaagctggactcgatcgccatcccggccacctaccagttcgatccggtcggcacccactactggccgtactgggagaacgcgctgcacaactcgtggccgatgctggccgcgggcatgggcatctc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ccatgtgagtatcgaaacccagaacgcgtgggtggagttcccgatcttcgacgccaagtcccgttcgctgaagaaggcgttcatgggcaaggcgggcggtgccatcggccgcaaccaatccgacgtggtggtggtcgaggcgctgcgcgacatcaatctgtcgctcaaggaaggcgatcgggtcggcctggtcggccacaatggcgcgggcaaatcgacactgctgcgcctgctttcgggcatttacgaacccacccgcggcagcgcgcggattcgcggacgcgtcgcgccggtcttcgatctcggtgtcggcatggatccggagatctccggctacgacaacatcatcattcgcggtctgttcctcgggcagacccgcaagcagatgctcgccacgatcgatgagatcgctgaattcaccgagctcggcgactatttggaaatgccgctgcgcacctattccaccggcatgcgggtgcggctggccatgggcgtggtgacctccatcgatccggagatcctgctgctcgacgagggcatcggcgcggtcgacgcggagttcatgaagaaggcgcgaacccggttgcaggaattggtgtcccgctccggtctgctggtgttcgcctcgcattccaatgagttcctggcgcaattgtgtgattccgctctctggatcgaccacggcaacgtgcggatgcacggtggaatagaggaagtcgtgcgagcctacgagggcccggaggcgggtgatcacgtggcgcaggtgctgcgggatctggaacgtgaacgtgaaccggaacggaatccc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tgttgtcggtacaccgccagcccgcgctgctgccggatcttgccgatctgtggaatgccctggtaccgccctccaccccgatgttcggcaccggactactacgcgtcgaggacgccctcgacgagaagcagtacaccgtgcgcgtcgagatcccgggcgtggatccggccaaggatctccagatctcggtgcatcagggccggctcaccatcaaggccgaacgcaccgagaagcacgagagcaagggccgctcggaattcagctacggctccttcgtccgcaccgtgcccctccccccgggcgccgaggacgacggcatccaagccacctacgccaagggcattctcaccgtgaccgtccccctcggcgagccggaggccccggtccgaaccgtccaggtgcagtcggaggag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tggaatctggtgtgtcagaatcgattcactccacaaggagagatcatgagcctgttgtcggtacaccgccagcccgcgctgctgccggatcttgccgatctgtggaatgccctggtaccgccctccaccccgatgttcggcaccggactactacgcgtcgaggacgccctcgacgagaagcagtacaccgtgcgcgtcgagatcccgggcgtggatccggccaaggatctccagatctcggtgcatcagggccggctcaccatcaaggccgaacgcaccgagaagcacgagagcaagggccgctcggaattcagctacggctccttcgtccgcaccgtgcccctccccccgggcgccgaggacgacggcatccaagccacctacgccaagggcattctcaccgtgaccgtccccctcggcgagccggaggccccggtccgaaccgtccaggtgcagtcggagg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gtcaccgtgtccatcccgaccatcatgcgcccgatcaccaagggcgagaagcgagttcaggcacagggcgagaccctgtccgccgtcatcgccgacctcgaggccaactacccgggcctggaggcgaagctgctcaaggacggcaagctgaaccgctacgtcaatatctacatcgacgacgaggacgtgcggttcaccggcgggctcgcggccgaggtgaccgacggcggcaccgtcacgatcctcccggcggtcgccggtggttcgcaggctgtggacat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gctgtgatcgcgcgccgtgcaggtctgggtctgatcctctccgttgtaatgctggccggttgctcgagtggtgaatccggcaccgcgtcgcaatcgcccacaccctcggctcccgccgccggtgccacgccggcggccgtcgaggtgccgaacctgctacccggcatgccgccgccgctctcgcccaccgacgtctacgcggccacccgcgaactcggtccggccgtggcggatcagccgacccgcgtctacgtccccaacagcgagtccaacaccatcaccgtcatcgacccggtcagcttcgaggtcgtcgacaccttcccgtccggcggccgcgaaccccagcacgtcgtccccgcctacgacatgcagatgctctacgccaacaacgacctgcccctcggcagtggcagcctgctgcccatcgacccgcgcaccggcaagcccggcgacccgatccccgtgcgcgacccgtacaacatgtacttcaccccggacggcaaatacgcactcgtggtcgccgaggcggaccggtcgctcgacttctacgacccgcacagctggcagcaactgcacgacatcgcggtgcccgactgcaccggcgtcaatcacatggacttcaccgcagacggccggaccgccttggtcagttgcgaattcagcggccgcatggccgtcgtcgacatcgcgggcctgaccctgctgcgcatgatcgatctgcccggcggccgctccggcatgccccaggacgtgaagctctcgcccgacggccgcaccttctacgtggccgacatgatggccgacggcgtctacgtcttcgacgccaagaccttcgacaacaccggcttcatccagaccggcggcggcacccacggcctctacatcacccgcgactccaagcagatgctcatcaccaatcgcaaggagggcagcatctcggtctgggacttcgcgaccgggcgactcgccaacacctggcacatccccggcggcggcagccccgatatgggcaacctgtccgccgacggccgcgtcttctgggtctcgggacgccaccacggcgaggtctacgccatcgacatcgtcgactggaaactgctggcccgcatccccgtcggccgcggcgcgcacggcctcaccatctggccccagccgggtcgctactccacgggccacaccggcgtca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gctgtgatcgcgcgccgtgcaggtctgggtctgatcctctccgttgtaatgctggccggttgctcgagtggtgaatccggcaccgcgtcgcaatcgcccacaccctcggctcccgccgccggtgccacgccggcggccgtcgaggtgccgaacctgctacccggcatgccgccgccgctctcgcccaccgacgtctacgcggccacccgcgaactcggtccggccgtggcggatcagccgacccgcgtctacgtccccaacagcgagtccaacaccatcaccgtcatcgacccggtcagcttcgaggtcgtcgacaccttcccgtccggcggccgcgaaccccagcacgtcgtccccgcctacgacatgcagatgctctacgccaacaacgacctgcccctcggcagtggcagcctgctgcccatcgacccgcgcaccggcaagcccggcgacccgatccccgtgcgcgacccgtacaacatgtacttcaccccggacggcaaatacgcactcgtggtcgccgaggcggaccggtcgctcgacttctgcgacccgcacagctggcagcaactgcacgacatcgcggtgcccgactgcaccggcgtcaatcacatggacttcaccgcagacggccggaccgccttggtcagttgcgaattcagcggccgcatggccgtcgtcgacatcgcgggcctgaccctgctgcgcatgatcgatctgcccggcggccgctccggcatgccccaggacgtgaagctctcgcccgacggccgcaccttctacgtggccgacatgatggccgacggcgtctacgtcttcgacgccaagaccttcgacaacaccggcttcatccagaccggcggcggcacccacggcctctacatcacccgcgactccaagcagatgctcatcaccaatcgcaaggagggcagcatctcggtctgggacttcgcgaccgggcgactcgccaacacctggcacatccccggcggcggcagccccgatatgggcaacctgtccgccgacggccgcgtcttctgggtctcgggacgccaccacggcgaggtctacgccatcgacatcgtcgactggaaactgctggcccgcatccccgtcggccgcggcgcgcacggcctcaccatctggccccagccgggtcgctactccacgggccacaccggcgtca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tgctggcatgcgccgtggctgcggtattcccgctggccgcgggcactttcgtggggagcggcccggcatcggccgccccggaggcacccgtcccggccgcgagcatccagaagatgacgtggctcaacgaccggcgcgtgaccgtctgggtgaactcgcccgcctcgggcgcaccggtggaaatccagttgctgctgccccgcgactggaatgccaagccggacgcgaagttcccggtcgtctacatgctcgacggcctgcgcgccaccgacgacgagaacggctggaccaaggacgcgggcgcggtcggcttcttcgccgacaagaacgcgctggtggtgctgccggtcggcggccagtccagcttctacgccgactggctcgcgcccgacaacggccgcaactaccagtgggagaccttcctggtgagggagctcccgccactgctggagagccagttccgggccaccgatgtgcgtgcggtggagggcctttcgatgggcggcaccgcggccatgatgctggccgcccgcaatcccggctgggtgcgctcggccgcctcctactccggcttcctcaccctgaccgcgctgggcatgccgcaggccgtcaatttcgccatgcacgacgcgggcggctacgactccagcaagatgttcggcccgccgtcgagcccggcctggaaggaacacgacccgtacgagctggccgacaagctcaagggcacggcgctgtacgtgtccagcggcaacggcgtggcgggcaccaccgacccgctctccgacattccgggcatcaccaccaattacgcgggcctgggcctcgaggtgctgtcgcggctgagcacccagaacttcgtggccaagctcaacaagctgaatatcccggtctcggtgaactatcgcgcctcgggcacccatacctggccgtactgggacttcgagatgcgccaggcgtggccgcagaccgccgcggccatcggcgtggacgccaccgcgctggactgcaagatcgccggggccatcgcgcccggggtgcagggcaacaactggctgggcgactgcctctccggtgagtaccaggtgcccggcggcgtggcccaggacttccgcggcggcaaggtcttctactcgcagcccaccggcgcgcagccggtcgcgggcgcgatcggcggcagctatgccggactcagcggcgcggcaagcggtttgggcttcccgaccgccgtcgagggcggactgcccgacggccgcggccggttgcagcccttccagcacggctccatctactggaccccgcagaccggcgcgcaggcggtgcgcggcgccatcttcgacacctggtccaaggccggctacgagcgcggcccggccggttaccccaacggccaggagacccgcacgccgcaaagggacggcgtggtgcagggtttcgagaacgggcccatgtacttcagcgccaagaccggcgcgcacctggtgcaggggctgatcctgggcaagtacgcccagctcggcttcgagaacagcccttacggtttcccgaccacggaggaacggggcctgcgcgacttcggccgctactccgcgttcgagggcggcaatatctactggagcccgctctcgggcgcctggggcgtgcacagcggtccgatcatggacgcctggggcgcaaccggattcgagaacggcccgctcggcttcccgatctccgatgagggccagacgccgggcggttcgcagcagaccttccagggcggcaccatcaccgtccgcgacggccgggtcaccgcggccaccctcgacggccgcccgatcaccattccgggcagcgagcaacccaagcccgatccggcccagcccgccgcccaaccgcagcccgcgattcagctgccgggtctgcccgcggtaccgctcccggcggggcagacaccagcacccgccgccccggcggccccggccacgcagcccgcgtccccggcgccgcagcccgcgcccgcgagcccggcaccgcagcccgccgcggctccggcccccgaacccgcgcccgccgaacccccgcagcccgccccgatcccggcgctgggcccggaggttcgccccaa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tgctggcatgcgccgtggctgcggtattcccgctggccgcgggcactttcgtggggagcggcccggcatcggccgccccggaggcacccgtcccggccgcgagcatccagaagatgacgtggctcaacgaccggcgcgtgaccgtctgggtgaactcgcccgcctcgggcgcaccggtggaaatccagttgctgctgccccgcgactggaatgccaagccggacgcgaagttcccggtcgtctacatgctcgacggcctgcgcgccaccgacgacgagaacggctggaccaaggacgcgggcgcggtcggcttcttcgccgacaagaacgcgctggtggtgctgccggtcggcggccagtccagcttctacgccgactggctcgcgcccgacaacggccgcaactaccagtgggagaccttcctggtgagggagctcccgccactgctggagagccagttccgggccaccgatgtgcgtgcggtggagggcctttcgatgggcggcaccgcggccatgatgctggccgcccgcaatcccggctgggtgcgctcggccgcctcctactccggcttcctcaccctgaccgcgctgggcatgccgcaggccgtcaatttcgccatgcacgacgcgggcggctacgactccagcaagatgttcggcccgccgtcgagcccggcctggaaggaacacgacccgtacgagctggccgacaagctcaagggcacggcgctgtacgtgtccagcggcaacggcgtggcgggcaccaccgacccgctctccgacattccgggcatcaccaccaattacgcgggcctgggcctcgaggtgctgtcgcggctgagcacccagaacttcgtggccaagctcaacaagctgaatatcccggtctcggtgaactatcgcgcctcgggcacccatacctggccgtactgggacttcgagatgcgccaggcgtggccgcagaccgccgcggccatcggcgtggacgccaccgcgctggactgcaagatcgccggggccatcgcgcccggggtgcagggcaacaactggctgggcgactgcctctccggtgagtaccaggtgcccggcggcgtggcccaggacttccgcggcggcaaggtcttctactcgcagcccaccggcgcgcagccggtcgcgggcgcgatcggcggcagctatgccggactcagcggcgcggcaagcggtttgggcttcccgaccgccgtcgagggcggactgcccgacggccgcggccggttgcagcccttccagcacggctccatctactggaccccgcagaccggcgcgcaggcggtgcgcggcgccatcttcgacacctggtccaaggccggctacgagcgcggcccggccggttaccccaacggccaggagacccgcacgccgcaaagggacggcgtggtgcagggtttcgagaacgggcccatgtacttcagcgccaagaccggcgcgcacctggtgcaggggctgatcctgggcaagtacgcccagctcggcttcgagaacagcccttacggtttcccgaccacggaggaacggggcctgcgcgacttcggccgctactccgcgttcgagggcggcaatatctactggagcccgctctcgggcgcctggggcgtgcacagcggtccgatcatggacgcctggggcgcaaccggattcgagaacggcccgctcggcttcccgatctccgatgagggccagacgccgggcggttcgcagcagaccttccagggcggcaccatcaccgtccgcgacggccgggtcaccgcggccaccctcgacggccgcccgatcaccattccgggcagcgagcaacccaagcccgatccggcccagcccgccgcccaaccgcagcccgcgattcagctgccgggtctgcccgcggtaccgctcccggcggggcagacaccagcacccgccgccccggcggccccggccacgcagcccgcgtccccggcgccgcagcccgcgcccgcgagcccggcaccgcagcccgccgcggctccggcccccgcccccgcgcccgccgcac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ttgctggcatgcgccgtggctgcggtattcccgctggccgcgggcactttcgtggggagcggcccggcatcggccgccccggaggcacccgtcccggccgcgagcatccagaagatgacgtggctcaacgaccggcgcgtgaccgtctgggtgaactcgcccgcctcgggcgcaccggtggaaatccagttgctgctgccccgcgactggaatgccaagccggacgcgaagttcccggtcgtctacatgctcgacggcctgcgcgccaccgacgacgagaacggctggaccaaggacgcgggcgcggtcggcttcttcgccgacaagaacgcgctggtggtgctgccggtcggcggccagtccagcttctacgccgactggctcgcgcccgacaacggccgcaactaccagtgggagaccttcctggtgagggagctcccgccactgctggagagccagttccgggccaccgatgtgcgtgcggtggagggcctttcgatgggcggcaccgcggccatgatgctggccgcccgcaatcccggctgggtgcgctcggccgcctcctactccggcttcctcaccctgaccgcgctgggcatgccgcaggccgtcaatttcgccatgcacgacgcgggcggctacgactccagcaagatgttcggcccgccgtcgagcccggcctggaaggaacacgacccgtacgagctggccgacaagctcaagggcacggcgctgtacgtgtccagcggcaacggcgtggcgggcaccaccgacccgctctccgacattccgggcatcaccaccaattacgcgggcctgggcctcgaggtgctgtcgcggctgagcacccagaacttcgtggccaagctcaacaagctgaatatcccggtctcggtgaactatcgcgcctcgggcacccatacctggccgtactgggacttcgagatgcgccaggcgtggccgcagaccgccgcggccatcggcgtggacgccaccgcgctggactgcaagatcgccggggccatcgcgcccggggtgcagggcaacaactggctgggcgactgcctctccggtgagtaccaggtgcccggcggcgtggcccaggacttccgcggcggcaaggtcttctactcgcagcccaccggcgcgcagccggtcgcgggcgcgatcggcggcagctatgccggactcagcggcgcggcaagcggtttgggcttcccgaccgccgtcgagggcggactgcccgacggccgcggccggttgcagcccttccagcacggctccatctactggaccccgcagaccggcgcgcaggcggtgcgcggcgccatcttcgacacctggtccaaggccggctacgagcgcggcccggccggttaccccaacggccaggagacccgcacgccgcaaagggacggcgtggtgcagggtttcgagaacgggcccatgtacttcagcgccaagaccggcgcgcacctggtgcaggggctgatcctgggcaagtacgcccagctcggcttcgagaacagcccttacggtttcccgaccacggaggaacggggcctgcgcgacttcggccgctactccgcgttcgagggcggcaatatctactggagcccgctctcgggcgcctggggcgtgcacagcggtccgatcatggacgcctggggcgcaaccggattcgagaacggcccgctcggcttcccgatctccgatgagggccagacgccgggcggttcgcagcagaccttccagggcggcaccatcaccgtccgcgacggccgggtcaccgcggccaccctcgacggccgcccgatcaccattccgggcagcgagcaacccaagcccgatccggcccagcccgccgcccaaccgcagcccgcgattcagctgccgggtctgcccgcggtaccgctcccggcggggcagacaccagcacccgccgccccggcggccccggccacgcagcccgcgtcccgtgcgccgcagcccgcgcccgcgagcccggcaccgcagcccgccgcggctccggcccccgaacccgcgcccgccgaacccccgcagcccgccccgatcccggcgctgggcccggaggttcgccccaa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ttgctggcatgcgccgtggctgcggtattcccgctggccgcgggcactttcgtggggagcggcccggcatcggccgccccggaggcacccgtcccggccgcgagcatccagaagatgacgtggctcaacgaccggcgcgtgaccgtctgggtgaactcgcccgcctcgggcgcaccggtggaaatccagttgctgctgccccgcgactggaatgccaagccggacgcgaagttcccggtcgtctacatgctcgacggcctgcgcgccaccgacgacgagaacggctggaccaaggacgcgggcgcggtcggcttcttcgccgacaagaacgcgctggtggtgctgccggtcggcggccagtccagcttctacgccgactggctcgcgcccgacaacggccgcaactaccagtgggagaccttcctggtgagggagctcccgccactgctggagagccagttccgggccaccgatgtgcgtgcggtggagggcctttcgatgggcggcaccgcggccatgatgctggccgcccgcaatcccggctgggtgcgctcggccgcctcctactccggcttcctcaccctgacctcgctgggcatgccgcaggccgtcaatttcgccatgcacgacgcgggcggctacgactccagcaagatgttcggcccgccgtcgagcccggcctggaaggaacacgacccgtacgagctggccgacaagctcaagggcacggcgctgtacgtgtccagcggcaacggcgtggcgggcaccaccgacccgctctccgacattccgggcatcaccaccaattacgcgggcctgggcctcgaggtgctgtcgcggctgagcacccagaacttcgtggccaagctcaacaagctgaatatcccggtctcggtgaactatcgcgcctcgggcacccatacctggccgtactgggacttcgagatgcgccaggcgtggccgcagaccgccgcggccatcggcgtggacgccaccgcgctggactgcaagatcgccggggccatcgcgcccgtggtgcagggcaacaactggctgggcgactgcctctccggtgagtaccaggtgcccggcggcgtggcccaggacttccgcggcggcaaggtcttctactcgcagcccaccggcgcgcagccggtcgcgggcgcgatcggcggcagctatgccggactcagcggcgcggcaagcggtttgggcttcccgaccgccgtcgagggcggactgcccgacggccgcggccggttgcagcccttccagcacggctccatctactggaccccgcagaccggcgcgcaggcggtgcgcggcgccatcttcgacacctggtccaaggccggctacgagcgcggcccggccggttaccccaacggccaggagacccgcacgccgcaaagggacggcgtggtgcagggtttcgagaacgggcccatgtacttcagcgccaagaccggcgcgcacctggtgcaggggctgatcctgggcaagtacgcccagctcggcttcgagaacagcccttacggtttcccgaccacggaggaacggggcctgcgcgacttcggccgctactccgcgttcgagggcggcaatatctactggagcccgctctcgggcgcctggggcgtgcacagcggtccgatcatggacgcctggggcgcaaccggattcgagaacggcccgctcggcttcccgatctccgatgagggccagacgccgggcggttcgcagcagaccttccagggcggcaccatcaccgtccgcgacggccgggtcaccgcggccaccctcgacggccgcccgatcaccattccgggcagcgagcaacccaagcccgatccggcccagcccgccgcccaaccgcagcccgcgattcagctgccgggtctgcccgcggtaccgctcccggcggggcagacaccagcacccgccgccccggcggccccggccacgcagcccgcgtccccggcgccgcagcccgcgcccgcgagcccggcaccgcagcccgccgcggctccggcccccgaacccgcgcccgccgaacccccgcagcccgccccgatcccggcgctgggcccggaggttcgcccc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tgaaacccgacgacattcgtgccgtccacttcaagggagcacggctgggccgcaagggctacgacgccgaggaggtcgaccgcttcctcgagcgggtgcgcggctccatggcccgcctcgcccgcgagaaccgcaacctcaccctcaccagcaattcctcggaactggcgcgcctgcagcgggagaacatgcagctggccgccaagagcgaggcgctgcagatgcagatgcagaccatggcctcggccggttcgatggccgaactgcagcagcagctggccaatgcacactgggagatcgcccggctgcagggcgaattggagaaggacgagctgggcatcagcgcccgcgccgttcacgtcctcaaccgcgcgcagctctccgccgacgccattgtcgacaatgccgaacagcatgcgcgcgatctgatgtcggtcgcgcgcgcccagcagcgcgaattgctgcagcgggccagggaatccgcgggctccacccggtccggcggctacctcgatccggagttggaggaccagcgccacgagcagctgcgcgcctactccgaactactgcgcacgcagctgcaggccatgatcgccaccctcaacgtcgaggtggacaagctcgcactgctgcccttgccgggcaccgctctcggtgcgctgcaaggtgattcgttcccgtcgggcctaccggccgcggaacgcgcagccaag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ccgccatgtccatatccagcaccgatcacccgaccgcgccggaaagcgaccgccaggacgcaccggccacccccgcgcgccccggcgcctaccggctggatctggacggactgcgcggcgtagctatcgccctggtggtcgccttccacatctgggccgggcgggtctccggcggcgtggacgtgttcctggtgctgtccggattcttcttcaccggcatgctcgtccgccgcgccgacggcggcccggtgggcgtaccggccacgctgcgccgcaccctgcgccggctgctgcccgccatgatcgtggtgctggcggccgtggtggtcgcgacggtggccctgctcccccacacccgctggtcggatatcgcggggcagacgctggcttcgctgttctactaccagaattggtatctggcgctgtcctggtcggactacctggccgccgacccctcggtgagcccgctgcagcatctgtggtcgatgtcggtgcagggccagatgtatctggtgctgctgctggtgatcgcgacggcggcctgggcgctgcgccgcgcggtggcggcgggcgcgtggaaaccggccgcgcagtggccgccgctgcgccgggccggacagcacggcgtgctgcggatcggtctcgcggcgatcttcggcgcgctggccgtcgcctcgttctggtatgccaccgaaggtgttgcgacccagcagggctggaactactacgacaccttcgcccgcgcttgggaacccttggcgggtgcgctgctggccattgccgccccctacatccggctgcccggcccgacgcgagagctgttcgcctgggccggaatcgcggccatcgcgtgctgcggctgggtggtcgacggcgtgctggtcttccccggtccggccgccctgatccccgtactggccaccgtcgcactgattctcgcgggcgcggggcgcgacaccgccgaccagccgctggtgaatcgggcgctggcctccggcccgatggtggggctcggcggcttcgcctacgccctgtacctgtggcactggccgattctcatcttctatctgggtgagacccatcagcgccgggcgggcgcgatcggcggcctggccatcatcctggtctcgctgctgctggcctggctgacccaccacctggtcgaggaaccgctgcggctgcgctccaagcccgccccgggcagtgagaccaagccccacagcggtattcgcgctcgcagccgtctgctcgcgggcatcgcggtctccaccgtcggtgtgctgctactgggttcgacgctgacctggcagtggaccatgggcgcgcgagcacacgcggtcggtgagctggatcccgcgaaatatccgggcgcggcggcgctcaccgaccacgcgctggtcccccgggccccgatgcgcccgaccaccgaggaagcccccgccgatatcgcctacccgacccgcgacggctgcatctccgacttcgacacccgcgcggtcatcacctgcaactacggcgaccacgacgcccggcgcaccctcgccgtggtcggcaattcccatgccgagcactggattccggccctgcagatcctcggcgagcagtaccacttccgggtggtcgtctacctgaagatgggctgcccgctcacggtcgccgaggagccgctgtacaagggccagcagaatccggactgccgggactggtcggccgaggtcatcgaccggctcggggtggagcaccccgatttcgtcttcaccaccgccacccgccccagcgacaatggcggcgacgagaccccgcaggactacgtggacgtctggtccgccctgtccgaccgcggcctgcgggtcatcggcatccgcgacactccgtggctgcgccgcaacggcattcgctaccgcgccatcgactgcctggcgggcggcggcgaccggctgagctgcggcctgccccgcagcgaggcgctctcgacggagaatccggccgaggcccccgcggccgccttccccgatatgcgcctgatcgatctcaacgacgccgtctgtgagcccacgagctgcgcggtcgtcgagggcaatatcctcatctaccacgacgaacatcatttgaccgcaagctattcgcggtcgctggccccggagctgggccgtcagttgcagcccatcctcgactggt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gccgccatgtccatatccagcaccgatcacccgaccgcgccggaaagcgaccgccaggacgcaccggccacccccgcgcgccccggcgcctaccggctggatctggacggactgcgcggcgtagctatcgccctggtggtcgccttccacatctgggccgggcgggtctccggcggcgtggacgtgttcctggtgctgtccggattcttcttcaccggcatgctcgtccgccgcgccgacggcggcccggtgggcgtaccggccacgctgcgccgcaccctgcgccggctgctgcccgccatgatcgtggtgctggcggccgtggtggtcgcgacggtggccctgctcccccacacccgctggtcggatatcgcggggcagacgctggcttcgctgttctactaccagaattggtatctggcgctgtcctggtcggactacctggccgccgacccctcggtgagcccgctgcagcatctgtggtcgatgtcggtgcagggccagatgtatctggtgctgctgctggtgatcgcgacggcggcctgggcgctgcgccgcgcggtggcggcgggcgcgtggaaaccggccgcgcagtggccgccgctgcgccgggccggacagcacggcgtgctgcggatcggtctcgcggcgatcttcggcgcgctggccgtcgcctcgttctggtatgccaccgaaggtgttgcgacccagcagggctggaactactacgacaccttcgcccgcgcttgggaacccttggcgggtgcgctgctggccattgccgccccctacatccggctgcccggcccgacgcgagagctgttcgcctgggccggaatcgcggccatcgcgtgctgcggctgggtggtcgacggcgtgctggtcttccccggtccggccgccctgatccccgtactggccaccgtcgcactgattctcgcgggcgcggggcgcgacaccgccgaccagccgctggtgaatcgggcgctggcctccggcccgatggtggggctcggcggcttcgcctacgccctgtacctgtggcactggccgattctcatcttctatctgggtgagacccatcagcgccgggcgggcgcgatcggcggcctggccatcatcctggtctcgctgctgctggcctggctgacccaccacctggtcgaggaaccgctgcggctgcgctccaagcccgccccgggcagtgagaccaagccccacagcggtattcgcgctcgcagccgtctgctcgcgggcatcgcggtctccaccgtcggtgtgctgctactgggttcgacgctgacctggcagtggaccatgggcgcgcgagcacacgcggtcggtgagctggatcccgcgaaatatccgggcgcggcggcgctcaccgaccacgcgctggtcccccgggccccgatgcgcccgaccaccgaggaagcccccgccgatatcgcctacccgacccgcgacggctgcatctccgacttcgacacccgcgcggtcatcacctgcacctacggcgaccacgacgcccggcgcaccctcgccgtggtcggcaattcccatgccgagcactggattccggccctgcagatcctcggcgagcagtaccacttccgggtggtcgtctacctgaagatgggctgcccgctcacggtcgccgaggagccgctgtacaagggccagcagaatccggactgccgggactggtcggccgaggtcatcgaccggctcggggtggagcaccccgatttcgtcttcaccaccgccacccgccccagcgacaatggcggcgacgagaccccgcaggactacgtggacgtctggtccgccctgtccgaccgcggcctgcgggtcatcggcatccgcgacactccgtggctgcgccgcaacggcattcgctaccgcgccatcgactgcctggcgggcggcggcgaccggctgagctgcggcctgccccgcagcgaggcgctctcgacggagaatccggccgaggcccccgcggccgccttccccgatatgcgcctgatcgatctcaacgacgccgtctgtgagcccacgagctgcgcggtcgtcgagggcaatatcctcatctaccacgacgaacatcatttgaccgcaagctattcgcggtcgctggccccggagctgggccgtcagttgcagcccatcctcgactggt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gtgacccccgcaccggccgacgcggccccacccgatccgatcaccagcaccgcgacgctggccgacaccccggtctccgacgacggatccaccatcaagtcctacgagatccacgactcccgcaatctgacgctgcacgtgcattcggcggccatggacagcgatgtcaccgtcgaggtgcagcgccccgccgacacctccgtgccccgcccggtgctgtacctgctcaatggcgccgggggcggccaggatacggccacctggaagcgcaataccgactccacggagttcttcgaggacaagaacgtgaacgtggtgatgccgatcggcggcgcgttcacctactacaccgactggcgcacaccggatcccaggctgggcctgccgcgctggaagaccttcctcaccgacgagctgcccccgctcatcgatgcggccctggataccaacggtattcacgccatcgcgggcatgtccatgtcgggcacctcggtgctgcaattgccgatcgccgcgcccgggctgtacaccgcggtggccgcctacagcggctgcgcacagatcagcgacccgatcggacagaagttcgccgacctggtgatctccatcggcggcggcaatccggtgaacatgtacggccccagcgacgatccgcagtgggccgagaacgatccctacgtgcacgccgaggccctgcgcgggctgggcctctacgtctccaacggcagcggcctgcccggacgccacgacaatatctccgatgtgcgcagtctcggccccgcggacggcggtctgccgcaacagatcctggtcggcggcatcctggaggcggccagcgactggtgcgcccgcaacctcaaggtgcgcctgcaacagctggagattccggccacctgcgatatcgccaagcccggcacccactcctggggctactggcaggacgccctgcgctcctcgtggccggtactcgccaagggcctgaacctccccgaaaa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gtccggatcagtcgaatcaccgcgcggttggcggtagcggccctggtgtccgccgcatccccggccctgggcggggttcccgccggagccgacacccccaccctgtccggcgtcacggtgccggagctgaagaccgatgacggttcctacatccagaacgtggccgcccgcgacgatcacaccgtcaccttcaccgtgtactccgcggccatgaaccaggtcttcccggtcgatgtgctgcgccccgccgacacctccgaggcccgtcccaccctctacctgctcaatggcgcgggcggcggcgtggaccaggccacctggcaattgcgcaccgacgcactggatttcctcgccgacaagaacgtcaatgtggtccagcccatcggcggggccttcagctggtacaccgactggctctcgcccgacaagtcgctcggggtcaacaagtggtccacctacctcggcaaggaattgccgccgctgatggacgccgccctgggcaccgacggcgtcaatgccatcgccggaatctccatggccggtctgcccgtattgaattcggtcatcttcaatcccgggctgttccgcagcgccgccgtgtacagcggcttcttccagaccaccacgccgcagggccgggagtccatcaaaatggtcaccgagctctacggcggcggcaaggtcgagaacatgtgggggcccgagggcgggccgctgtgggccgccaacgaccccaccctcaatgccgagaaactgcgcggcaccaaccttttcatctccaccggcaatggcattcccggtgccttcgacgtccccggcgcgcgcggacggatggagcggcccgccgacaccgccaaggcggtggccatcggctcgttcatcgaggccaatgtggagctgtccaccttcatcctgcagaagcggctggaatcgctgaacatccccgccaccttcgaattccgcgacagcggtacccacatctggggctactggcaggacgatctgaaggcatcctggccggtgctcgcgcaggggctctactcgaac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gtccggatcagtcgaatcaccgcgcggttggcggtagcggccctggtgtccgccgcatccccggccctgggcggggttcccgccggagccgacacccccaccctgtccggcgtcacggtgccggagctgaagaccgatgacggttcctacatccagaacgtggccgcccgcgacgatcacaccgtcaccttcaccgtgtactccgcggccatgaaccaggtcttcccggtcgatgtgctgcgccccgccgacacctccgaggcccgtcccaccctctacctgctcaatggcgcgggcggcggcgtggaccaggccacctggcaattgcgcaccgacgcactggatttcctcgccgacaagaacgtcaatgtggtccagcccatcggcggggccttcagctggtacaccgactggctctcgcccgacaagtcgctcggggtcaacaagtggtccacctacctcggcaaggaattgccgccgctgatggacgccgccctgggcaccgacggcgtcaatgccatcgccggaatctccatggccggtctgcccgtattgaattcggtcatcttcaatcccgggctgttccgcagcgccgccgtgtacagcggcttcttccagaccaccacgcctcagggccgggagtccatcaaaatggtcaccgagctctacggcggcggcaaggtcgagaacatgtgggggcccgagggcgggccgctgtgggccgccaacgaccccaccctcaatgccgagaaactgcgcggcaccaaccttttcatctccaccggcaatggcattcccggtgccttcgacgtccccggcgcgcgcggacggatggagcggcccgccgacaccgccaaggcggtggccatcggctcgttcatcgaggccaatgtggagctgtccaccttcatcctgcagaagcggctggaatcgctgaacatccccgccaccttcgaattccgcgacagcggtacccacatctggggctactggcaggacgatctgaaggcatcctggccggtgctcgcgcaggggctctactcgaacc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ggtcgggacgggtcgtggcggtgctggccggaatcgcgctggcggccggatgctccgccgcaccgaccacgaccggcggggcgctgccgctgcaccgggtcgccgaggtcgcgctcaccggcggctcgtcccgattcgattacgcgagcctggattccgcacgaggtctgctgttcctcgcgcacatgggtgccgatgagatcgtcgaggtcgatgtccgggcgcacacggtggtgcgaaccatcaccgatacgcccgatgtgcacggggtattggtggtccccgagcagcatcgcgtgtacgccacggtgaccggccgtgatcaggtcgtggctctggacgaggacaccggcgcggtgcaattcagcaccgcgaccggcaactaccccgacggcctggcctacgacccgctgcgaaaagcggtgtggacgaccaacgagcgggcgggaaccgagaccgtcgtcgacgccgtatccggaactctcaggggcaccgtgtctttgggcggcgaagtcggcaatgtcgtctacgagcccgccgccgaccggatgatcgtggcggtccagggcaaggatgaactcgccgtcatcgcacccgattcgctgacggtcgaatcgcgcatgcagacacccggttgcgccggtccgcacggccaggtcctagacccggccgcgtcggtgatgttcgtcggctgcgaggacaacgcggtcctgctcaccgtggacctcgcgagccgctcgatcaccgaccgcagcagcgtcggcaaaacgcccgacgtcctcgcctacgacgctggcacacaccgcgtctacgtcgccgccgagagcggcggggtcagcaccttcgaccgcaaggacggccacaccgcggccgccggatccgaacgcctggccgacggcgcgcacgtggtcgcggtcgatccggcaacccatcacacctactttccggtcccggcgggcggcagcggtggcggcccggtgctgtgggagttcgagccgac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ggtcgggacgggtcgtggcggtgctggccggaatcgcgctggcggccggatgctccgccgcaccgaccacgaccggcggggcgctgccgctgcaccgggtcgccgaggtcgcgctcaccggcggctcgtcccgattcgattacgcgagcctggattccgcacgaggtctgctgttcctcgcgcacatgggtgccgatgagatcgtcgaggtcgatgtccgggcgcacacggtggtgcgaaccatcaccgatacgcccgatgtgcacggggtattggtggtccccgagcagcatcgcgtgtacgccacggtgaccggccgtgatcaggtcgtggctctggacgaggacaccggcgcggtgcaattcagcaccgcgaccggcaactaccccgacggcctggcctacgacccgctgcgaaaagcggtgtggacgaccaacgagcgggcgggaaccgagaccgtcgtcgacgccgtatccggaactctcaggggcaccgtgtctttgggcggcgaagtcggcaatgtcgtctacgagcccgccgccgaccggatgatcgtggcggtccagggcaaggatgaactcgccgtcatcgcacccgattcgctgacggtcgaatcgcgcatgcagacacccggttgcgccggtccgcacggccaggtcctagacccggccgcgtcggtgatgttcgtcggctgcgaggacaacgcggtcctgctcaccgtggacctcgcgagccgctcgatcaccgaccgcagcagcgtcggcaaaacgcccgacgtcctcgcctacgacgctggcacacaccgcgtctacgtcgccgccgagagcggctgggtcagcaccttcgaccgcaaggacggccacaccgcggccgccggatccgaacgcctggccgacggcgcgcacgtggtcgcggtcgatccggcaacccatcacacctactttccggtcccggcgggcggcagcggtggcggcccggtgctgtgggagttcgagccgaccg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cgcattccccggctcgctcacctcggggtgttcatcctgctgttctgcgtggccttcccgttcttcgggtggccgcaggtgctgtggatcctgttcctcatcccggccgcggtggtggtctggatcgagcggacccgcacgaccgtctcggacaatgggatcgacacgcgcaccctgttcggctcgcggcacatcgactgggccgaggtgaaggggctgcgcattcccgagcggggttatctccagctacacctggccgacgactccgatgtgacgctgcccgcggtgagctaccagcggctcgcggatctggtcgaggcatcgaacggccgcatcccggaccccttcgccgaaccagaggaagaggccgagcccatcaaacccaccgagcccgaggccgaatccggcgcgt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cgcattccccggctcgctcacctcggggtgttcatcctgctgttctgcgtggccttcccgttcttcgggtggccgcaggtgctgtggatcctgttcctcatcccggccgcggtggtggtctggatcgagcggacccgcacgaccgtctcggacaatgggatcgacacgcgcaccctgttcggctcgcggcacatcgactgggccgaggtgaaggggctgcgcattcccgagcggggttatctccagctacacctggccgacgactccgatgtgacgctgcccgcggtgagctaccagcggctcgcggatctggtcgaggcatcgaacggccgcatcccggaccccttcgccgaaccagaggaagaggccgagcccatccaacccaccgagcccgaggccgaatccggcgcgtc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ctagtgtcggactctcagacgttccgtcgcgcgttcaaggacttccgggacggattctcgcagcgcgagctgtggctgtcgctcggctggcaggacatcaaacagcggtatcggcgctcggtgctgggtcccttctggatcaccatcgctaccggtgtgcaggcagcggccatgggtttcctctacgccaccctgttccatcagccgctgcacacctacctgccctatgtgacggtcggcctgatcgtctggaatgtcatcaatgccagcattctcgagggctccgatgtcttcgtcgccaatgagggcctgatcaaacagctgccgtcggcactgagcgtgcacgtgtatcgcctggtgtggcggcagttcctgttcttcgcgcacaacctggtgatctatctggtcatgctggtgggcttcggcgtcttgcgggatctgcactggacggccatcctggcgattccgggcattctgctgctgttcctcaatgccatgtgggtgtccatcgccttcggcatcttcagcacccgctaccgcgatatcgcgccgatcctcggcagcatgacgctcatgctcttcgtgctgacgccggtcatgtggagcaccaagtcgctgcacgatcagggcggcacggtgagcgagcgggcccggctggtcgagctggtgccgacctaccattatctggagatcgtgcgcgcgccgctgctgggcgagccgcagccgctgcggtcctggatcgtggtgctggccattacggtcgtcggctgggccgtcgccgtgctggccatgaagcagttccgttcccgcgtcccctactgg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ggtcgcgctcgcggtagccacgacggccttgctgacggtggggacggcgtatgcggaaccgggggccgcgccaccgacgggcgaagcggccaaaccgaccaaacccgctattcgaaacgcggtgtggctcaccgacagacgggtggccctgtgggtggactcacccgccatgggcacccagatccaagtccagctgctgctggcccgggactggaatgccaagccggaggccaaattcccgatgctcttgctgctcgacgggctgcgggccgcggacgatcagagcggttggacgaaagacgctggggcggaggcgttctacgccgacaagaacgtcaccgtggtactgccggtcggcggcgcggcgggtttctattcggactggaagcagcccgaccacggcaagacctacaagtgggaaacgttcctcaccaaggaattaccgccgttgctcgatcgtgattggcgcaccaccaatgtgcgcggcctggccggactctccatgggcggcaccgccgccatgacgctcgccgcccgcaatccgggcttcgtacgctatgccgcttccttttccggcatgctcaccctgaccaccctcggtatgccgcaggcggtcgcgtacgccatgcgcgacgcgggcggctacaacgccgacgccatgtacggcccgcccaccgacgccgaatgggaggcgcacgatccctacgcgctcgcggaaaaactgaagggcctcagcctgtatgtgtccagcggcagcggcctggcgggcgtctacgacattcccgccggtattccgggggtgagcaccaactggaccggtatggcgctggaagtgctgtcccgcttctcttctcggcagttcgtggccaagctgaacaagctcagcattccggtgcaggtgaactaccggccgtcgggcacgcattcctggccgtactgggatttcgagatgcggcagtcctggccgcaggcggcgtcggcgctgggtgtggaggcggccaagcccgacggcgcggcggcgggcgcgattctgcctgtggcgctgggaaagtcgtggctgggtgactgcctgactccggagtaccagctgtccggcggtgtggcgcaggccttccggggcggtcgggtgctgtggtcgggggccaccggcgcgcatccggtgggcggcatgatcggcggtgcgttcgagggcgcggcgggacccgctggcgcactcggctttcccacatccgacgaaacgcccattcagggcggcgcgcagcaggctttccagcacggcaccatcgtcttccgcgacggcaaggccgagatacacgcca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agccgcggccttcctcgccgccacagcggttctcaccggtctcatgaccggcatcggcggcggcaccgcctccgctgatccgatcatcgacggcaagaagctgctggccgacccggtctcggcggacggttcgaagatcaccaaggccgagatgcgcgacgagcgcaatatccggctctacgtgtactccgcggccatgggcgccacctacccggtcgatgtgcagcggcccgccgacgcctcggcgccgcgcccgaccctgtacctgctcaatggcgcgggcggcggtcaggacgacgcctcctgggtcaagaagaccaatatcgtcaacgggttcctcggtgacaagaacgtcaatgtggtgcagcccatcggcggcaagtggtcctactaccaggactggaacaatgacgatccggtgctgggccgcaacaagtggaccaccttcttcagccaggagctgcccccgctgatcgacgcggccctgggcaccaacggcgtcaacgccatcgccggcatctccacctccggcaccaccgtgctcaccctcgccgaggcccagccggacctgtacaagtccgtcgccgcctactccggctgcgcgcagatggccgacccgcagggtcaggagttcatgcgcctgaccgtcgagacctggggcggcggcaagctggagaacatgtacggcccgtcgaactcgcccgactgggcggcccacgacccggtcatcaatgccgagaagctgcgcggcatcaacctttacgtctcctccggcagcggcctgcccggccagtacgacgtgatgaacggtcagtacgcgctgcccggcgcctacggcctggccaaccagatcctgatcggtggcgtcatcgaggcgggcaccaactactgcagccacaacctggcgagcaagctggacaccctcggcatcccggccaccttcaacttccggcccaccggcacccactcgtggggctactggaacgacgagttcatcaactcgtggccggtcctggcccagggcctcggca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ataccgctcgatcatgtgcagcgtggcagtactgccggcggccgcactcgtcgccctgtccgcgacaccgttcgacctgcccgcggccgccgaaccagatgtgatcacgtccggttcggcgacttcgtttgccgcaccggatggttcggccattgtcgcgacccgggccgtcgacgcgcgccacctcgaactgaccgtccactccgccgccatgaatatcgactttcccgtcgaggtgcagcgccccgccgacacctcggtcccgcgcccggtcctgtacctgctcagcggcggcagcggcggcaagggcgcggcctcctgggaacaccgcaccaacgccttcgacttcctggccgacaaggacgtgaatgtggtgcagccgatcggcggcgcggcctcctactacgccgactggcgcaccccggacccgcggctgggcctggtgaaatggacgacctacctgacccgggagctgccgccgctcatcgacgccgcgctcggggccagcggggtgaacggccttgtgggcgtgtcgatgtcggggacctcggtgctgcaattgccgatcgccgcgccgggtctgtaccgctcggtcgcggcctacagcggatgcgcgcgcatcgccgatccgatcggtcaggcgttcgtgcggatcaccgtcggcttcggcggcggcgacgcgggcaatatgtacggtgcgcccgccgacccgcagtgggcggccaacgatccgtatctgcacgcggacgcgctgcgcggcctggacctctacctgtccagcggcaacggcatgcccggcccgcacgacgacgccggtgatcgccacttcgccggatccaccgacaatctcgcgaaccagatcctggtgggcggcatcctcgaggcggccgtggaccagtgcacccgcgaaatggcttcccgcctggacgaactcggcattccggtcacggtcgcgctgcatccctatggcacccactcctggggctactgggacgacgaattgcccgcgtcgtggcccgtgctggcccacggactcggcgt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aaaaggttcgttgccgcagctgttttggcaatcgctgctggtttgctgtacccggtggccgcgtcaccggcaatcgcgcacgcgggccaggtggtccgcgtcgatcagctgagcgccacccgctcggcgatcttcatcgactccgcggccatgggccgcaccattcaggtccaggtgctacatccggccgacggcggcgaccgtccgagctactacctgctcgacggcctggaccccggcgcgacccagagcacctggaccaatgccaccgacgccgaacccttcttccggggcaagaacgtgaacgtggtgctgcccatgggcggccaggccagctactacaccgactgggcgtcggacgatccgcggttcggccgctaccggtgggaaacctttctgacacaagaacttccgcccatcatcgacggctatttcgccggtaacggagtgaacgccatcggcggcctgtccatgggcggcatcgcggccttcgtgctggcggtgcggcatccggagctgtatcgcgcggtggcgggctacagcgcctgcccggacaccaccatcgcccagggcgcgatggcgttctccatcgccaatcgcggcggcaatccgctcaatatgtggggcggccccgcggatccggcctggcagcagcacaatccggcggtgctgaccgaggcgctgcgcggcaagaccatcttcctgtccaccggcaccggcattcccgggccgcacgagctggagatcaagccgcagctgccggagaacatcttcttcggcgggcccatcgaattcggcgtggacgcctgcgtcaccgcgttcgagcagcggctgcgcgggctgaacattccggcgcgggtggagcactcgccggtgggcacgcactcctggtcgtactggcaggacacgctgcacgaatcctggccgaccatcggcggcgcgctcggcg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taaaaggttcgttgccgcagctgttttggcaatcgctgctggtttgctgtacccggtggccgcgtcaccggcaatcgcgcacgcgggccaggtggtccgcgtcgatcagctgagcgccacccgctcggcgatcttcatcgactccgcggccatgggccgcaccattcaggtccaggtgctacatccggccggcggcggcgaccgtccgagctactacctgctcgacggcctggaccccggcgcgacccagagcacctggaccaatgccaccgacgccgaacccttcttccggggcaagaacgtgaacgtggtgctgcccatgggcggccaggccagctactacaccgactgggcgtcggacgatccgcggttcggccgctaccggtgggaaacctttctgacacaagaacttccgcccatcatcgacggctatttcgccggtaacggagtgaacgccatcggcggcctgtccatgggcggcatcgcggccttcgtgctggcggtgcggcatccggagctgtatcgcgcggtggcgggctacagcgcctgcccggacaccaccatcgcccagggcgcgatggcgttctccatcgccaatcgcggcggcaatccgctcaatatgtggggcggccccgcggatccggcctggcagcagcacaatccggcggtgctgaccgaggcgctgcgcggcaagaccatcttcctgtccaccggcaccggcattcccgggccgcacgagctggagatcaagccgcagctgccggagaacatcttcttcggcgggcccatcgaattcggcgtggacgcctgcgtcaccgcgttcgagcagcggctgcgcgggctgaacattccggcgcgggtggagcactcgccggtgggcacgcactcctggtcgtactggcaggacacgctgcacgaatcctggccgaccatcggcggcgcgcttgg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tcaaagaagacctggggtggcgcggtgctcgccgtgaccgcaaccgtcctgctaccgatcgccgccggtaccgcatcggcagacccgggcacttcgctgaactacgcgggcacctccgccgacggctccaagatcgcctccagcacggcgagcgacgcgcgcacgctgaagttgcaggtctattcggccgccatggacaagaacatcgaggtcgatgtgcagcgcgcggccgacacctcgcagcccaccccggtgctgtacctgctcaacggcgcgggcggcggcaccgactcggccacctggcagaagcagaccgacgtcctgaacttcctgtccgacaagaacgtcaatgtggtgcagccggtgggcggcgcgttcagctactacaccgactggcgtgagccggatcccacactgggcgtgaacaagtggaagaccttcctcaccgaggagctgccaccgctcatcgacaaggcgctgaacgccaacgggcgcaacgcgattgccggtctgtccatggcgggcacctcggtgctccagctgcccatcgccgcgcccgggctgtaccagtccgtcgccgcctatagtggttgcgcgcagatcagtgatcccatcggctacaacttcgtcaataccgtggtcgccgcaggcggcggcgacagcaagaacatgtacggccccgagaacgatcccatgtgggccgccaacgatccctacgttcacgccgaccagctgcgcggcttgaatctgttcatctccagcggttccggcctgccgggccagtgggacaccctcgacggcccgcacaccctgccgggcaccggcggctggctcaaccagatgaccgtcggcggtgggctggaagccgccaccaactactgcacccacaacctcgagaccaagctcgacgctctcggcatcccggccacctacgatttcacgcccaccggcacccactcctggggctactggcaggacgcgctgaagcagtcgtggccggttctggccgccggtctgggcctg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atcccacgctcggcgtcaacaa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g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atcccacgctcggcgtcaacac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t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ctcccacgctcggcgtcaacac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t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tagacggattgggcacccgggcggcactgctcgcggcggcaagttgttcccttgtcactacgttcacgatggccgtgacccccgcaccggccgacgcggccccacccgatccgatcaccagcaccgcgacgctggccgacaccccggtctccgacgacggatccaccatcaagtcctacgagatccacgactcccgcaatctgacgctgcacgtgcattcggcggccatggacagcgatgtcaccgtcgaggtgcagcgccccgccgacacctccgtgccccgcccggtgctgtacctgctcaatggcgccgggggcggccaggatacggccacctggaagcgcaataccgactccacggagttcttcgaggacaagaacgtgaacgtggtgatgccgatcggcggcgcgttcacctactacaccgactggcgcacaccggatcccaggctgggcctgccgcgctggaagaccttcctcaccgacgagctgcccccgctcatcgatgcggccctggataccaacggtattcacgccatcgcgggcatgtccatgtcgggcacctcggtgctgcaattgccgatcgccgcgcccgggctgtacaccgcggtggccgcctacagcggctgcgcacagatcagcgacccgatcggacagaagttcgccgacctggtgatctccatcggcggcggcaatccggtgaacatgtacggccccagcgacgatccgcagtgggccgagaacgatccctacgtgcacgccgaggccctgcgcgggctgggcctctacgtctccaacggcagcggcctgcccggacgccacgacaatatctccgatgtgcgcagtctcggccccgcggacggcggtctgccgcaacagatcctggtcggcggcatcctggaggcggccagcgactggtgcgcccgcaacctcaaggtgcgcctgcaacagctggagattccggccacctgcgatatcgccaagcccggcacccactcctggggctactggcaggacgccctgcgctcctcgtggccggtactcgccaagggcctgaacctccccgcaaac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Cellula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gatcaaatcctcgcgccgcgccgtcgcgcgcgccttcgctgtgacactcaccgccgcactgtctttgacgacgctcgcggctaccgcgaccgcggatccggagaagccgtcggccgtcacctccgtcagcaaggacggacgcaactggcatttgaaggtgtattcggcggtgatgggcaaggacatcagcgtcgatgtacagcgtccggccgacgagtccacccccgcggcgaacctgtacatgctcaacggcctggacggcggtgagggcaccgcgaactggaaggcccgcaccgatgcgttcgcgtggctggccgacaagcaggtcaatgtcattcagccgatcggcggattcggcagctattacgccgattggctgaagccggatccggctctgggcgtgaacaagtggcagaccttcttcaccgaggaactgcccccgctgctggatgcgacattgcactccaccggtctcaatgcactgaccgggctttcgacctccggcacctcggtgctggcgctggccgaggccaagccgggcctgtggaggagcgtcgcggcctacagcggctgcgcgcagatcgccgacccgatggggcagcagttcgtcaagctctccgtcgaaacctggggcggcggcaataccgccaatatgtacggcccgtccgacagcccgctgtgggcggccaacgacccggtcgtcaatgccgagaaactgcgcggcacccagctctacatctccagcggcagcggcattccggtggccgaggacgtgcgctactacctgagcaacggcggcccgacgaccctcgccctgggcatgatcatcgaagccgcggtcgacggctgcacccacaatctgaagaaccgcctcgataccctgaacatcgcggccacttaccaattcactccggtgggcacccactactggccgtattgggaacaggccctgcacgattcgtggccgatgctcgcccagggaatgggcctg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ctctctgcactacgtaatagaaccgccctgcggaccgccgccctcgccgtcaccgcggccctgtcggtgacgctggccgcgggcaccggctcggcggacccggacgccgccaagccctcggccgtcacctccgtccagaaagaggggcggacctggcatctgaaggtctactccgcggccatgggccaggacatcccggtggacgtgcagcgtccggtcgacgagtcgcagcccgcgccgaacctgtggatgctcaacggcctcgacggcggtctgggcaccgccagctggaacgcccagaccaacgccctcggcttcctggccgacaagcaggtcaatgtgatccagccgatcggcggccgcggcagctactacgccgactggctcaaggacgacccgcagctcgggcgcaacaagtggacgacgttcttcaccaaggaactgccgccgctgctggacgccaccctgggctcgaccggcctgaactcgctggccggcctgtccacctcgggcacctcggtgctgcagctggccgaggccaagcccggcctgtggaagtcggtggccgcgtacagcggctgcgcgcagatcgccgacccgatgggcaagcagttcctcaagttcgcggtggagacctgggcgggcggcaagaccgagaacatgtacggtcccgacgacagcccgctgtgggtggccaacgacccggtcatcaacgccgagaagctgcgcggcaccaacctctacatctccagcggcagcggcatcccgctgctcaaggacgtggagtactacaccaagtccgcgcccggcccgcagggtgacatcaacctggcgctgggcatgatcatcgagggcggggtggacgcctgcacccacaacctcaagaacaagctggactcgatcgccatcccggccacctaccagttcgatccggtcggcacccactactggccgtactgggagaacgcgctgcacaactcgtggccgatgctggccgcgggcatgggcatct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ctctctgcactacgtaatagaaccgccctgcggaccgccgccctcgccgtcaccgcggccctgtcggtgacgctggccgcgggcaccggctcggcggacccggacgccgccaagccctcggccgtcacctccgtccagaaagaggggcggacctggcatctgaaggtctactccgcggccatgggccaggacatcccggtggacgtgcagcgtccggtcgacgagtcgcagcccgcgccgaacctgtggatgctcaacggcctcgacggcggtctgggcaccgccagctggaacgcccagaccaacgccctcggcttcctggccgacaagcaggtcaatgtgatccagccgatcggcggccgcggcagctactacgccgactggctcaaggacgacccgcagctcgggcgcaacaagtggacgacgttcttcaccgaggaactgccgccgctgctggacgccaccctgggctcgaccggcctgaactcgctggccggcctgtccacctcgggcacctcggtgctgcagctggccgaggccaagcccggcctgtggaagtcggtggccgcgtacagcggctgcgcgcagatcgccgacccgatgggcaagcagttcctcaagttcgcggtggagacctgggcgggcggcaagaccgagaacatgtacggtcccgacgacagcccgctgtgggtggccaacgacccggtcatcaacgccgagaagctgcgcggcaccaacctctacatctccagcggcagcggcatcccgctgctcaaggacgtggagtactacaccaagtccgcgcccggcccgcagggtgacatcaacctggcgctgggcatgatcatcgagggcggggtggacgcctgcacccacaacctcaagaacaagctggactcgatcgccatcccggccacctaccagttcgatccggtcggcacccactactggccgtactgggagaacgcgctgcacaactcgtggccgatgctggccgcgggcatgggcatctc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attccagatcgccatcgttctgtatcccggcatgaccgtcctggacgcggtcgggccctacgaggtgctgcggggaatccccgacagtgaattgcgcttcgtctccaacgaagtcggtccgatcgtctccgacagcggtgtcctggcgctgggcgcgacccacaccttcgccgagacccccgcgccggatctggtgctggtgggcgggtcggaggcggcgaccaccgacgcgatggccaatggcgagctcatcgaatggctgcgcgcggtgcacccgaacacccagtggacgacctcggtgtgcagtggcgcgctgatcctggccgccgccgacatcctgcgcgggcatccggccaccacgcactgggccgcgcagcccgccctggccgccttcggcgccgaatcgcggccgcacgaccggatcgtgcgcagcggcaagatcgtcacggcggcgggcgtttccgcgggcatcgacctggggctgtggctggtcgggcagatcgcgggcgacgagatcgcgcagctgacgcagctgaccatcgaatacgacccgcacccgccctacgacaccggacacccggacaaagccccggccgaactgctccgcaaggcccggctggacatgaccaagcgcgccgccaaaccgcgcatcccggtggatctggccacccccttctggcggttgacgctcaatcgcattcgggaccgcgccgtcgtccg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ggtgctcttgattaccggagatgccgccgaggatctcgaggtcatgtacccctaccagcgtctgctggaggagggctacgaggtcgatatcgcggcaccgacccggaagaaactccagttcgtggtccacgacttcaccgagggcttcgacacctacaccgagaagccgggccgaacctggcccgccgatctcgcgttcgccgaggtcgacccgagtcagtatgcggcactggtcattccgggcggccgggccccggagtacctgcgccgagatccggattgccagcgcatcgtccagcatttcgcggccgcccacaagccgatcgccgcactctgccacggaccgctgatcctggccgccgccggcgtactgcgagaccgttccgcgagcagctacccggcgctcgaacccgacgtgctcgccgccggcgcccaatgggtcgacagccccgaccacatcgacggcaacctcatcaccggccgcgcctggcccgaccacccccagtggatgcgagccttcctcgaggtcctccgcaaggaggtcggga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tcgacgaatggtttcaccgtgcgttcggcgcgagcggaggagcgagccgagatcatccggctgtcggagatcgccttcggcatgcgggtcaatccggccgataccgaatacggcacccaggtctttcccaccgaccgggcactggtcgcggtcgacggcgatcagatcgtcgggcacgcgaacgaccgggtcatgaccgtcacggttcccggcgagcgcaccatccaggccagcggcgtcaccagcgtcgtggtcgcgcccacccatcggcgacgcggcatactgcgcgcgctctacaccgaactgcatcggcgctccgaatccgaggggctgccgctcaccatcttcaccgccagcgagggcaccatctacggccgcttcggctacggcccgaccgtggtggcgaacgaagtctcgattcgcggccggaaggccgaattccgttccaccacaccggatcccggcggcgtccggatggccacccgggaacaggccgaggccgtgctgcccgaaatctacgaccgctggcggcgactcgtccccggcgcgcagatccggccggaagctcgctggcagcagcgggttttcgccgatgccgtgcagagcgagggcggctcaccactgttcttcctggtccatcccgacggttacgcggtcttccgtcgcgcctggagcgacgagggcaagaacaccgcgagcatccacgaattgcgggccgtcacgccggaggcgcacatcgcactgtggcgagtgctgctgagcatggacctggtcgacagcatcgaggccgagctcaccgaccacgatccgctcccctacctggtgacgaatccgcgcctggtcaagaccaccggccgccacgacgccctgtgggcccgaatcatggacgtcccggccgccctgacggcccgcacctaccagcgggacctggatgtcgtgctgtccgtggacgatccgttccgggacgcgggcggcagcttcgcgctgcgaatccgcgacggcatcgccgagtgcgagcgcaccgaccgcacccccgacctcgcactcgggatcgacgtgctcggcagcatctacttcggcgcgtaccgggcccgggtcttcgccgccgccaaccgcgtccaggtcaaggacccggcgggcctgcgcgccttcgacgaggccttcgcctcggatcgggatgcggaactgggctgt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aggcgacgcgcaggatcgggattctgttgttcgacggggtggaagagctggacttcgccgggccctgggaggtgctggcgttctggacccgcatggtccccgaggacggctgggaggtgttcaccttcgcccgcaccggcgcggtcgtacagtgcgccaaaggcttgaaagtgacaccggaccactccttcgagaccgcgcccgccatggatgttcttgtattccccggtggacagggcacccgcggcatggtccatgacaccggcatgctggattggcttcgcgcacaacgcgatcggatccccctgatcaccagcgtctgcaccggcgccctggtcctggccgccgcgggcctgctgaagaaccgccccgccaccactcactggcgctccctcgacgtcctcgccgaactcgaccccaccatccagccgcgccccgacgcccgctacgtcgactccggcgacatcatcacctccgcgggcgtctccgccggcaccgacatggccctctacctgctccagcgcctcgtcggcgaagaacgcgcccgctgggtcagtcggggcatccaatccgaccccgaacccccgcgcggcaccgactggcccgcgggcgcggaatggacggtgggctcggtggatccgaccgcgccgag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gaggcgacgcgcaggatcgggattctgttgttcgacggggtggaagagctggacttcgccgggccctgggaggtgctggcgttctggacccgcatggtccccgaggacggctgggaggtgttcaccttcgcccgcaccggcgcggtcgtacagtgcgccaaaggcttgaaagtgacaccggaccactccttcgagaccgcgcccgccatggatgttcttgtattccccggtggacagggcacccgcggcatggtccatgacaccggcatgctggattggcttcgcgcacaacgcgatcggatccccctgatcaccagcgtctgcaccggcgccctggtcctggccgccgcgggcctgctgaagaaccgccccgccaccactcactggcgctccctcgacgtcctcgccgaactcgaccccaccatccagccgcgccccgacgcccgctacgtcgactccggcgacatcatcacctccgcgggcgtctccgccggcaccgacatggccctctacctgctccagcgcctcgtcggcgacgaacgcgcccgctgggtccgtcggggcatccaatacgaccccgaacccccgcgcggcaccgactggcccgcgggcgcggaatggacggtgggctcggtggatccgaccgcgccgag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tgacccccgcaccggccgacgcggccccacccgatccgatcaccagcaccgcgacgctggccgacaccccggtctccgacgacggatccaccatcaagtcctacgagatccacgactcccgcaatctgacgctgcacgtgcattcggcggccatggacagcgatgtcaccgtcgaggtgcagcgccccgccgacacctccgtgccccgcccggtgctgtacctgctcaatggcgccgggggcggccaggatacggccacctggaagcgcaataccgactccacggagttcttcgaggacaagaacgtgaacgtggtgatgccgatcggcggcgcgttcacctactacaccgactggcgcacaccggatcccaggctgggcctgccgcgctggaagaccttcctcaccgacgagctgcccccgctcatcgatgcggccctggataccaacggtattcacgccatcgcgggcatgtccatgtcgggcacctcggtgctgcaattgccgatcgccgcgcccgggctgtacaccgcggtggccgcctacagcggctgcgcacagatcagcgacccgatcggacagaagttcgccgacctggtgatctccatcggcggcggcaatccggtgaacatgtacggccccagcgacgatccgcagtgggccgagaacgatccctacgtgcacgccgaggccctgcgcgggctgggcctctacgtctccaacggcagcggcctgcccggacgccacgacaatatctccgatgtgcgcagtctcggccccgcggacggcggtctgccgcaacagatcctggtcggcggcatcctggaggcggccagcgactggtgcgcccgcaacctcaaggtgcgcctgcaacagctggagattccggccacctgcgatatcgccaagcccggcacccactcctggggctactggcaggacgccctgcgctcctcgtggccggtactcgccaagggcctgaacctccccgaaaa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gtccggatcagtcgaatcaccgcgcggttggcggtagcggccctggtgtccgccgcatccccggccctgggcggggttcccgccggagccgacacccccaccctgtccggcgtcacggtgccggagctgaagaccgatgacggttcctacatccagaacgtggccgcccgcgacgatcacaccgtcaccttcaccgtgtactccgcggccatgaaccaggtcttcccggtcgatgtgctgcgccccgccgacacctccgaggcccgtcccaccctctacctgctcaatggcgcgggcggcggcgtggaccaggccacctggcaattgcgcaccgacgcactggatttcctcgccgacaagaacgtcaatgtggtccagcccatcggcggggccttcagctggtacaccgactggctctcgcccgacaagtcgctcggggtcaacaagtggtccacctacctcggcaaggaattgccgccgctgatggacgccgccctgggcaccgacggcgtcaatgccatcgccggaatctccatggccggtctgcccgtattgaattcggtcatcttcaatcccgggctgttccgcagcgccgccgtgtacagcggcttcttccagaccaccacgccgcagggccgggagtccatcaaaatggtcaccgagctctacggcggcggcaaggtcgagaacatgtgggggcccgagggcgggccgctgtgggccgccaacgaccccaccctcaatgccgagaaactgcgcggcaccaaccttttcatctccaccggcaatggcattcccggtgccttcgacgtccccggcgcgcgcggacggatggagcggcccgccgacaccgccaaggcggtggccatcggctcgttcatcgaggccaatgtggagctgtccaccttcatcctgcagaagcggctggaatcgctgaacatccccgccaccttcgaattccgcgacagcggtacccacatctggggctactggcaggacgatctgaaggcatcctggccggtgctcgcgcaggggctctactcgaac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gtccggatcagtcgaatcaccgcgcggttggcggtagcggccctggtgtccgccgcatccccggccctgggcggggttcccgccggagccgacacccccaccctgtccggcgtcacggtgccggagctgaagaccgatgacggttcctacatccagaacgtggccgcccgcgacgatcacaccgtcaccttcaccgtgtactccgcggccatgaaccaggtcttcccggtcgatgtgctgcgccccgccgacacctccgaggcccgtcccaccctctacctgctcaatggcgcgggcggcggcgtggaccaggccacctggcaattgcgcaccgacgcactggatttcctcgccgacaagaacgtcaatgtggtccagcccatcggcggggccttcagctggtacaccgactggctctcgcccgacaagtcgctcggggtcaacaagtggtccacctacctcggcaaggaattgccgccgctgatggacgccgccctgggcaccgacggcgtcaatgccatcgccggaatctccatggccggtctgcccgtattgaattcggtcatcttcaatcccgggctgttccgcagcgccgccgtgtacagcggcttcttccagaccaccacgcctcagggccgggagtccatcaaaatggtcaccgagctctacggcggcggcaaggtcgagaacatgtgggggcccgagggcgggccgctgtgggccgccaacgaccccaccctcaatgccgagaaactgcgcggcaccaaccttttcatctccaccggcaatggcattcccggtgccttcgacgtccccggcgcgcgcggacggatggagcggcccgccgacaccgccaaggcggtggccatcggctcgttcatcgaggccaatgtggagctgtccaccttcatcctgcagaagcggctggaatcgctgaacatccccgccaccttcgaattccgcgacagcggtacccacatctggggctactggcaggacgatctgaaggcatcctggccggtgctcgcgcaggggctctactcgaacc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catcctgcgcgggcatccggccaccacgcactgggccacgcagcccgccctggccgccttcggcgccgaatcgcggccgcacgaccggatcgtgcgcagcggcaagatcgtcacggcggcgggcgtttccgcgggcatcgacctggggctgtggctggtcgggcagatcgcgggcgacgagatcgcgcagctgacgcagctgaccatcgaatacgacccgcacccgccctacgacaccggacacccggacaaagccccggccgaactgctccgcaaggcccggctggacatgaccaagcgcgccgccaaaccgcgcatcccggtggatctggccacccccttctggcggttgacgctcaatcgcattcgggaccgcgccgtcgtccggc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atccgaactcctggccgactggcacagccgcaccatcgacggcatccgcacccgccgcgcgaccgaatcggattggccatccctgcgcgagcgctacgcccgcgctttcggcggcgtccgaacccacgacttcgacgcctggacacgccaattccggctcgaggacatcgccgtcgtcgaggacgtgaccgcaccggatcgcccgcgcatcgtgggcaccgccgccattctgcggaccaccgtcaccgtgcccggcggcgcccagctcagcgtcgcggcctgcgcgcagggcatggtcgccaccacccaccagaagcgcggcatctacgccaaggtccaggccgagctcatgaccatcgccatggagaccggcgcagacgtgctggccgccatgcccggacccggcggcagctacgcctacgtcggcgtcaccacccacacccggcacctgcgcatcgaccgggcccgcgcgaaactgcgcgtccaggagctggattcgggatccgtgcgggaggccggagtcaccgagtcgatcgacgagctgcgccggctctacggccgctggcagcaggccaccccgggcgccctggatcgcggcgcatcctggtggcccagctcgctggatccgcgatcgttcgtcatcacccaccccgacggctacgtcgtctaccagctgtcgggaaacacggtgcgggtcgaggatttctgcgcactcaccgcggcggctcaccgggaactgctgcgctgcctgctcggacagggcgagtacgccgagatcctgctcgacaccgccgtcgacgaccccaccccgctgctgctcgaggactcgcgcgcggccgcggtcaccgggatcgacgcgggcgtgtggatgtggatcctcaacctgcccaaggccatcggggcacgcgaattccgcgccgatttccacggcgtgatcgaggtcgccgacccgtggggactgagcaccggcagctacctgctcgacgtctccggcggcacgggcacctggacggccgccgaggacgccgcacccgatgtccgcatcggccccctggaactcaccaccgcctatttcggtgcgcacaccatcggcgaactcgaacgtgccgggcgcgtcgaggaactcaccccgggtgccgccgccgcgctggacctcgccttcgccccggcccgcaagccattcaacacgacacc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agccgcggccttcctcgccgccacagcggttctcaccggtctcatgaccggcatcggcggcggcaccgcctccgctgatccgatcatcgacggcaagaagctgctggccgacccggtctcggcggacggttcgaagatcaccaaggccgagatgcgcgacgagcgcaatatccggctctacgtgtactccgcggccatgggcgccacctacccggtcgatgtgcagcggcccgccgacgcctcggcgccgcgcccgaccctgtacctgctcaatggcgcgggcggcggtcaggacgacgcctcctgggtcaagaagaccaatatcgtcaacgggttcctcggtgacaagaacgtcaatgtggtgcagcccatcggcggcaagtggtcctactaccaggactggaacaatgacgatccggtgctgggccgcaacaagtggaccaccttcttcagccaggagctgcccccgctgatcgacgcggccctgggcaccaacggcgtcaacgccatcgccggcatctccacctccggcaccaccgtgctcaccctcgccgaggcccagccggacctgtacaagtccgtcgccgcctactccggctgcgcgcagatggccgacccgcagggtcaggagttcatgcgcctgaccgtcgagacctggggcggcggcaagctggagaacatgtacggcccgtcgaactcgcccgactgggcggcccacgacccggtcatcaatgccgagaagctgcgcggcatcaacctttacgtctcctccggcagcggcctgcccggccagtacgacgtgatgaacggtcagtacgcgctgcccggcgcctacggcctggccaaccagatcctgatcggtggcgtcatcgaggcgggcaccaactactgcagccacaacctggcgagcaagctggacaccctcggcatcccggccaccttcaacttccggcccaccggcacccactcgtggggctactggaacgacgagttcatcaactcgtggccggtcctggcccagggcctcggca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ataccgctcgatcatgtgcagcgtggcagtactgccggcggccgcactcgtcgccctgtccgcgacaccgttcgacctgcccgcggccgccgaaccagatgtgatcacgtccggttcggcgacttcgtttgccgcaccggatggttcggccattgtcgcgacccgggccgtcgacgcgcgccacctcgaactgaccgtccactccgccgccatgaatatcgactttcccgtcgaggtgcagcgccccgccgacacctcggtcccgcgcccggtcctgtacctgctcagcggcggcagcggcggcaagggcgcggcctcctgggaacaccgcaccaacgccttcgacttcctggccgacaaggacgtgaatgtggtgcagccgatcggcggcgcggcctcctactacgccgactggcgcaccccggacccgcggctgggcctggtgaaatggacgacctacctgacccgggagctgccgccgctcatcgacgccgcgctcggggccagcggggtgaacggccttgtgggcgtgtcgatgtcggggacctcggtgctgcaattgccgatcgccgcgccgggtctgtaccgctcggtcgcggcctacagcggatgcgcgcgcatcgccgatccgatcggtcaggcgttcgtgcggatcaccgtcggcttcggcggcggcgacgcgggcaatatgtacggtgcgcccgccgacccgcagtgggcggccaacgatccgtatctgcacgcggacgcgctgcgcggcctggacctctacctgtccagcggcaacggcatgcccggcccgcacgacgacgccggtgatcgccacttcgccggatccaccgacaatctcgcgaaccagatcctggtgggcggcatcctcgaggcggccgtggaccagtgcacccgcgaaatggcttcccgcctggacgaactcggcattccggtcacggtcgcgctgcatccctatggcacccactcctggggctactgggacgacgaattgcccgcgtcgtggcccgtgctggcccacggactcggcgt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aaaaggttcgttgccgcagctgttttggcaatcgctgctggtttgctgtacccggtggccgcgtcaccggcaatcgcgcacgcgggccaggtggtccgcgtcgatcagctgagcgccacccgctcggcgatcttcatcgactccgcggccatgggccgcaccattcaggtccaggtgctacatccggccgacggcggcgaccgtccgagctactacctgctcgacggcctggaccccggcgcgacccagagcacctggaccaatgccaccgacgccgaacccttcttccggggcaagaacgtgaacgtggtgctgcccatgggcggccaggccagctactacaccgactgggcgtcggacgatccgcggttcggccgctaccggtgggaaacctttctgacacaagaacttccgcccatcatcgacggctatttcgccggtaacggagtgaacgccatcggcggcctgtccatgggcggcatcgcggccttcgtgctggcggtgcggcatccggagctgtatcgcgcggtggcgggctacagcgcctgcccggacaccaccatcgcccagggcgcgatggcgttctccatcgccaatcgcggcggcaatccgctcaatatgtggggcggccccgcggatccggcctggcagcagcacaatccggcggtgctgaccgaggcgctgcgcggcaagaccatcttcctgtccaccggcaccggcattcccgggccgcacgagctggagatcaagccgcagctgccggagaacatcttcttcggcgggcccatcgaattcggcgtggacgcctgcgtcaccgcgttcgagcagcggctgcgcgggctgaacattccggcgcgggtggagcactcgccggtgggcacgcactcctggtcgtactggcaggacacgctgcacgaatcctggccgaccatcggcggcgcgctcggcg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taaaaggttcgttgccgcagctgttttggcaatcgctgctggtttgctgtacccggtggccgcgtcaccggcaatcgcgcacgcgggccaggtggtccgcgtcgatcagctgagcgccacccgctcggcgatcttcatcgactccgcggccatgggccgcaccattcaggtccaggtgctacatccggccggcggcggcgaccgtccgagctactacctgctcgacggcctggaccccggcgcgacccagagcacctggaccaatgccaccgacgccgaacccttcttccggggcaagaacgtgaacgtggtgctgcccatgggcggccaggccagctactacaccgactgggcgtcggacgatccgcggttcggccgctaccggtgggaaacctttctgacacaagaacttccgcccatcatcgacggctatttcgccggtaacggagtgaacgccatcggcggcctgtccatgggcggcatcgcggccttcgtgctggcggtgcggcatccggagctgtatcgcgcggtggcgggctacagcgcctgcccggacaccaccatcgcccagggcgcgatggcgttctccatcgccaatcgcggcggcaatccgctcaatatgtggggcggccccgcggatccggcctggcagcagcacaatccggcggtgctgaccgaggcgctgcgcggcaagaccatcttcctgtccaccggcaccggcattcccgggccgcacgagctggagatcaagccgcagctgccggagaacatcttcttcggcgggcccatcgaattcggcgtggacgcctgcgtcaccgcgttcgagcagcggctgcgcgggctgaacattccggcgcgggtggagcactcgccggtgggcacgcactcctggtcgtactggcaggacacgctgcacgaatcctggccgaccatcggcggcgcgcttgg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tcaaagaagacctggggtggcgcggtgctcgccgtgaccgcaaccgtcctgctaccgatcgccgccggtaccgcatcggcagacccgggcacttcgctgaactacgcgggcacctccgccgacggctccaagatcgcctccagcacggcgagcgacgcgcgcacgctgaagttgcaggtctattcggccgccatggacaagaacatcgaggtcgatgtgcagcgcgcggccgacacctcgcagcccaccccggtgctgtacctgctcaacggcgcgggcggcggcaccgactcggccacctggcagaagcagaccgacgtcctgaacttcctgtccgacaagaacgtcaatgtggtgcagccggtgggcggcgcgttcagctactacaccgactggcgtgagccggatcccacactgggcgtgaacaagtggaagaccttcctcaccgaggagctgccaccgctcatcgacaaggcgctgaacgccaacgggcgcaacgcgattgccggtctgtccatggcgggcacctcggtgctccagctgcccatcgccgcgcccgggctgtaccagtccgtcgccgcctatagtggttgcgcgcagatcagtgatcccatcggctacaacttcgtcaataccgtggtcgccgcaggcggcggcgacagcaagaacatgtacggccccgagaacgatcccatgtgggccgccaacgatccctacgttcacgccgaccagctgcgcggcttgaatctgttcatctccagcggttccggcctgccgggccagtgggacaccctcgacggcccgcacaccctgccgggcaccggcggctggctcaaccagatgaccgtcggcggtgggctggaagccgccaccaactactgcacccacaacctcgagaccaagctcgacgctctcggcatcccggccacctacgatttcacgcccaccggcacccactcctggggctactggcaggacgcgctgaagcagtcgtggccggttctggccgccggtctgggcctg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atcccacgctcggcgtcaacaa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g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atcccacgctcggcgtcaacac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t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tgtgcgggatcgactgcggaacgcggtgttcgtcggatgtgtggcggtcgcggccgccgtcccggtcgcggcgcacgccgagcccggcgatccgatcgtcgaaaccggtggggcgctcaccgatcctgtgacccgcgacggctccaggatcgcgagcgtcaaggtcgtcgacgaccgcaacctcgcgctcgaggtgtactcggcggccatggacaagacggtgcacctggatgtgctgcgtcccgccgacacttcccggccccggcccacgctgtacctgttcaacggcaccaacgccggaaccgacgccaagaactggcgggcccaggtgccggaggtcttcgacttcctcggcaccaaggacatcaatgtcgtggtgcccaccggcggcctggccagctactacaccgattggcgcgcaccggctcccacgctcggcgtcaacacgtggaagaccttcttcaccgaggaactgccgcccctgatcgacgccgccctgggcaccaacggacgcaatgccattgccgcggtgtcgatgtcggcgacccccgccctgaacctggccgtgaccaaacccggactgttccgggccgcggccacctacagcggctgcgtccagaccagcgacccggtcggccagtcgttcgcgcgcatcgtggtggccagcgagggcggcgacgcgaacaatatgtacggcccgcccggtgacccgatgtgggccgacaacgacccgtacctgcacgccgaccggctgcgcggactcgaactgttcgtgtccgccggcaacggcctgcccggcgtctactacgtcgtcgacggccaatacgtcctcgacccgggcgtgggcgggttcctggcgcacatgatctacgacggcaccatcgaagccgccaccggctactgcacccgcaacctggccgccaagctcaccgaactcggcatccccgtcaccgtggacctcccgcccaacggcacccactcctgggccgtgttccgcgacgagctctacaagtcctggccggtgctggcccgcggcctgggcgtgccggagtg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tagacggattgggcacccgggcggcactgctcgcggcggcaagttgttcccttgtcactacgttcacgatggccgtgacccccgcaccggccgacgcggccccacccgatccgatcaccagcaccgcgacgctggccgacaccccggtctccgacgacggatccaccatcaagtcctacgagatccacgactcccgcaatctgacgctgcacgtgcattcggcggccatggacagcgatgtcaccgtcgaggtgcagcgccccgccgacacctccgtgccccgcccggtgctgtacctgctcaatggcgccgggggcggccaggatacggccacctggaagcgcaataccgactccacggagttcttcgaggacaagaacgtgaacgtggtgatgccgatcggcggcgcgttcacctactacaccgactggcgcacaccggatcccaggctgggcctgccgcgctggaagaccttcctcaccgacgagctgcccccgctcatcgatgcggccctggataccaacggtattcacgccatcgcgggcatgtccatgtcgggcacctcggtgctgcaattgccgatcgccgcgcccgggctgtacaccgcggtggccgcctacagcggctgcgcacagatcagcgacccgatcggacagaagttcgccgacctggtgatctccatcggcggcggcaatccggtgaacatgtacggccccagcgacgatccgcagtgggccgagaacgatccctacgtgcacgccgaggccctgcgcgggctgggcctctacgtctccaacggcagcggcctgcccggacgccacgacaatatctccgatgtgcgcagtctcggccccgcggacggcggtctgccgcaacagatcctggtcggcggcatcctggaggcggccagcgactggtgcgcccgcaacctcaaggtgcgcctgcaacagctggagattccggccacctgcgatatcgccaagcccggcacccactcctggggctactggcaggacgccctgcgctcctcgtggccggtactcgccaagggcctgaacctccccgcaaac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Cor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tgagcggtgcgcacgatatcgactacgtgaccgctttccgtgatcgcctcggtctgcccgggatcatcgatgtccatacgcatttcatgcccgagcaggtgctgcgcaaggtgtggggctacttcgacgcggccgggccgctgatcggcaatcgggagtggccgatcgcctaccgcgacgaggagcaggtgcggctgaagaccctgcgcggcttcggtgttcgcgcgttcacctcgatggtctacccgcaccagcccgacatggccgcctggctcaatgcctggtccgccgatttcgccgcccgcacccccgactgcctgcacacctcgaccttctatcccgagccgaccgcgcccgcctacgtgcgcgccgcgatcgagggcggtacccggatcttcaagctgcacatccaggtcggcggctatcacccggccgatccacggctggccgaggtgtggggcatggtgcaggacgcaggcgtgccggtcgtcatccactgcggatccggtcccgccgccggggaattcaccggccccgaacccattcggacattgctgcacagattcccgcgactacgcctgatcatcgctcacatgggcgcacccgaatacagcgaattcctcgacatcgccgagtccttcgacgacgcgcgtctcgacaccacgatgaacttcaccgacttcttcgacgccggtgacttcccggccgccgaactcccccgtgtccgtgatctcggcgaccgcatcctgttcggcagcgacttccccaacatcccgtacccgtacggtcatgccctgcacgccctggaacgcctggatctcggcgacgactggctgcgccgggtctgtcacgacaatgcggccgacttgttcgacatcggggcgggctcgatccggaataccgg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gtgcgcacgatatcgactacgtgaccgctttccgtgatcgcctcggtctgcccgggatcatcgatgtccatacgcatttcatgcccgagcaggtgctgcgcaaggtgtggggctacttcgacgcggccgggccgctgatcggcaatcgggagtggccgatcgcctaccgcgacgaggagcaggtgcggctgaagaccctgcgcggcttcggtgttcgcgcgttcacctcgatggtctacccgcaccagcccgacatggccgcctggctcaatgcctggtccgccgatttcgccgcccgcacccccgactgcctgcacacctcgaccttctatcccgagccgaccgcgcccgcctacgtgcgcgccgcgatcgagggcggtacccggatcttcaagctgcacatccaggtcggcggctatcacccggccgatccacggctggccgaggtgtggggcatggtgcaggacgcaggcgtgccggtcgtcatccactgcggatccggtcccgccgccggggaattcaccggccccgaacccattcggacattgctgcacagattcccgcgactacgcctgatcatcgctcacatgggcgcacccgaatacagcgaattcctcgacatcgccgagtccttcgacgacgcgcgtctcgacaccacgatgaacttcaccgacttcttcgacgccggtgacttcccggccgccgaactcccccgtgtccgtgatctcggcgaccgcatcctgttcggcagcgacttccccaacatcccgtacccgtacggtcatgccctgcacgccctggaacgcctggatctcggcgacgactggctgcgccgggtctgtcacgacaatgcggccgacttgttcgacatcgggtcgggctcgatccggaataccgg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Cyt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ccaccgactacgagatcatccggatgatgctgcgcgacagccgattcggggcattcggtcccgacggcatcgatatgccggagtggctgcgcgcgcggctgaagaaggcgcagacgccacccaatccggtggagccgccgtccatgctgatgatcgatccgccggagcacacgcggctgcgcaagtcggtgtcggcggccttcaccccgcgggccatcggccgactgcgcgatcgggtggagtcggtgaccgccgaattgctggacgcgctgccgccgaacggttccgccgatctgatcgcgagcttcgccccgcaggtgccgatcgccatcatcgccgaaatgctgggcttcccccaggacaagcgcgacgagttcctggcctggggtgacgcgggcagcccgctgctggatatcggcatctcctggcggacctggcgcgacgcctatctcgccatgggggtcatggacgactatctggaccggcatctggcgcagttgcggcgcgagccgggcgaggacatcctctccagcctggtcaccgcgggcgatctggacgaccgggagttgaaggccaccgcgagcctgctcatgggcgcgggcttcgagaccacggtcaatctgatcggcaacggcatcgtccaattgctctcgcacccggagcaattggcacggctgcgggaggatccggagctgtggccgcaggccgtggacgagatcctgcgcttcgatccgccggtcaccatgaccgcgcgaatcgccctgtgcgacaccgagatcgagggcaccaaactaccggcgggcaccgtggtggtgatgtcgctggcgggcgcgaaccgggatccgcgcaagttcgaggaccccaaccggttcgacatcacccggccgaacgccaaggagcacttgacgttctccagcggtatccacacctgtctcggtgccagcctggcccggatggagggcgtccacgcgctgcggtcgctgttcgacaacttccccgatctggccctggccggtgcgcccgaacgccgtccgctctacaccctgcacgggtacgcgcacatgcccgcgcggctcgggcatcgggccaccgcgaccgttcga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ggccgccgactcggtcaccatgtccgaccagtggatcaaggccgccgactccggcatgtccgccgcgttcggcgtgctggccaacaattccgacaagccggtcaacctggtcgcggccgccagcccggcctcggcgagcgtcgagatccacgaggtcgcccccgacggcgcgggcgagaagaccatgcgccccaaggccggtggcatcgtcatccccgcccacggccgcgccaccctggcccccggtggtgagcacctgatgttcatgggtttgaaagcaccgctgcgcaccggcgcggaaaccccgatcacgctgaccttctccgacggctcgaccaccaccgtcaccgcgcaggtgcgtgacttcgccggcggcaaggagaactaccagccctccggcgacaagcccgccgcggctcccggcgacaaccccgcgcacggt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gatctcctgctgaccggcggccgcccgtggaccccgggcaatccggtgactcccgccgatatcctcattcgtgacggccgcatcgccgccatcacccccggcctgaccgccgacggaatgccgtccgtggatctggccggggccctggtattcccgggcttggtcgacgcgcactgccatctcgacaagaccatgtacggcggcccctgggtccccaacaccggcggccgcaccctggccggtcgcatcgccaatggcgagggccgccgcgacgaactcgggctgcccagcctccactacgcctcgaacctgctgggcgccatggtgtccggcggcaccgcgcacgtccgcagccacatcgatatcgatccggagatcggtctgcgcggagtggaggcggtgcgcaccgcggccgcccggcacgccgatcgggtcgacgtgcaactggtcgccttcccgcagggcggcctgctgtcccggaccggaaccgcgaaactcctcgaggccgcgctcgccgagggcgtggaggtgatcggcggcctggatcccgcgggtgtcgacggcgatccggtcggccagctggatctgctgttcggcctggccgagaagtacggggtgggaatcgatatccatctgcacgaccgcggcgcactcggagcctggcagtacgacctgatcgtagcgcgcaccagggcgaccggcctgtcgggccgggtcaccatcagtcatgcctacgccatgggcgagctcccggccgacgagcagcggcgcatcgccgaaagtcttgccgaggcaggagtttccatggtcacctgcgcggtcggcgacgccccggtggtgccggtgcgagtgatggcggcggccggagcgcgcctcgcgctgggcaatgacggcatccgcgacctgtggaccccttacggcgatggcgacatgctgcgccgaatcatgcaggtggccctccgcgatcggctggtcgccgaccccgagatcgaatcggcgctgccggccggaacctacggaggcgctgcggtactgggcgtcggcgactacgggctcaccgtcggatcgaacgccgacctgttcgccgtgcccgccgaaacccctgccgccgcggtagtttcggtccctccccgcagcctggtcgtcaaacgcggccgcgtggtcgcccgtgacggtcacctgctcgc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agtccacggtattgggcacgctgggcggtcgagcagggcggcgcacggtggttcctgcggttgcaggcgcggcgcgacaatccgttcgcgcgcctgatcgccacggcggaggcgctgcgggatccctacccgcagatcgaggcgctgcgcgcgcg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ggtcatcgtcgacttcgatcagtgcgaagccaacggaatctgcgtcggaatcgcccctgacgtctttgatctcgatgacgacgacaacctgtcggtcaacgaggccgaggtgaccgaggccaatcgccgcgatatcgagtcggccgtggcgcagtgccccaaggcggcgctgaagct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gtcgaagctcgcatcttcgaactgatcacggtcttcttcgtgatcgtggccgtggtctacggctacttcaccggccgctcgcgcaccggcgtcgagtgggcgggtaccaccgccatcgtgctgtcggcgggcctggccctgatcgtggccacctacttccgcttcgtcgcccgtcgtctggacctgcgtcccgaggactacgaggaggccgagatcgtggacggcgccggcgacctgggcttcttctcgcccggctcgttctggcccatcctgctcgcgggcgcgggctcgattgccgccctgggattcgcgttcttccagttctggctgatcggcatcggtgtcgtctgcatcctggtcgccgccggcggcctggtgttcgagtaccacctcggcccggaaaag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tgggcgaagaaagcggtccactacgggccccacggcggcgcgcccggcgcaattcgacctgacggcccgcatcctgcactggctgatggcggtgctggtggtgggcatgctgttcctcggggccgccatggtcggctcgatcgggcactacggcctgctgctgagcatccaccggacggtcggttgcgggattctgctgctcggcatcctgcgcctgaccaaccggctggtgcggcgtgcgcccgtcctgtcgcccgccgagcgccggatcgcgatggcctccgaactgtccctgtacgcgctgctgctggtgcagcccgtgctcggctgggcgctggtgtcggcctccgggattccggtccgcatcggcagcgccgatctcggcttcgtgctgcccggcatcgcaccggagagcgcgcagctctacgcgcagctgcgcaccctgcacgcctgggcggcgtatctgctgctggcactgttcaccgcccacatgtgcgcggtgctgtggcatgtgctggtgctgcgcgacggtctgctgcgccgcatgctcggcacgcgccgggcccggagcacggacggggacgtcggtatcgtgcag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accgcacgcgccgtccagagttcaccgccatcggtgtgcccggtcaccggcatcgtcggctcgggcgtcacccggaccaccacacccaccggcgacccggcgtggctggccaccggctacgacctggtgcgcgcgctgttcaccgacccgcgcctgggccgcgcccaccggaccccggaaaccgccgcgcgactgggcgaatcggcgttctccggcggtcccatcggcaatttcgacaccgaactcgaggaccacgcccgcatgcggacgctgctggccccgcatttcaccgccaagcgaatgcgggaactgcggccccgggtcgagcagctcaccaccgaactcctcgatgccatggagcaccggggatcgcccgcggacctgcaatccgcgctggcattacccttgccgctgctggtgatctgcgaactgctcggtgtcccctacgccgaccggaatcggttccgcggctgggtcgatgccatcggccacgtcaccgaccgcccccgcgtcgagcagggcgtggccgagctgttcgcgtactgcctgcacctggtggggagcaagcggcgcgagcccggcgacgatgtggtgtcgcggttgtgcgcggtcgagggcgtcaccgatgacgaaatcgccacccacgccatggttctgctcttcgcggggcatgagacctccgcggtgcagatcggcgtcggggcccgcatgctgctcgagcatcccgaccagtggcggctgctgcacgagcggcccgcgctggtgccctccgccgtcgaagagctgctgcgcgcctgcgacgccagcagcctgccccgctacgcccgcaccgggctgaccgtcgccgaagcggagatcgcggcgggggatctggtgctgctgggcatcgcctcggccaatcacgacacgcatatcttcaccgaaccggcccgggtcgacgtgacccgccaggagcaggcacacctgctgttcgggtacggcccgcgctactgcctgggcgcgccgctggcccgcatcgaattgcaggtcgccttcgggcaactggtgtcccggttccccaccatgaccctcgccgtcgacccggccaccctgtccgaacgcgacgaggtcttcaccggcggcctcatcgaactgccggtccagt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gacaccgagactcgatccggctacggcgatcgcgtgatcgccgtggagcccggcggcgacgacttcatacccgagcacgcccgccacggcacgccacgaaaactgttctggacgtggatgtctccgaatatggagttcgccaccgtcttcgtgggcgtgctcgcggtcaccgcctacgggatgaacttctggcaggccgccctgggcctggcggccgggacgggtctcggtgcggccgcgcactatctgctctcggcccgcgggccgctgcacggggtgccgcagatggtgctggggcgctcggccttcgggtatcgcggcaatatcctgcccgccaccttcatgtcggtgatgtgcggggtcggctggttcgccaccaactcggtcagcggcgcgttcgccctgaattccctgaccgggctgccgaaactgcccgcgctgctggtgatcgtggtggtgcagaccgccttcgcgttcttcggccacaatctggtgcaggccgtggagcgcatcgccttcccgctgctggccgtcgtgttcgccattgtcacggtggtgatcttcagcaaggcctcgctgggtgcggcggcgccggccgggggcatgggcgggacgggcgggttcctgctcaccgtcggcaccgcgttcgggtacgccgcgggctggaatccctacgcggcggactactcccgctacctgcccgcctcggtgtcgcgggccgcgaccggcgggtacgcctcggcgggcatcttcctgtcctgcttctggctggaggcggtgggcgcggcctcggcgctggtgaccacgacgacccagggcagcccgaccgacgtgttcaccgccatgctgcccaaggtgctcgcggatctgaccctgctggccatcgcggtcggcgcggtggcggccaatgcgctcaatatctattccggcgcaatggccttcgtcaccatgggattcaggttctcggtcggcatccagcgggcgctggtgtcggcggtgttcggggcggtcggattcctggtcgcctggtgggcgctgccggacgcggcggccagctacgaggggttcctgctcatcgtggcgtactggatcgggccgtggctgggcgtggtgttcgccgacgaatatctgcggcgcgggcagcggatcggtcacctgctctacgaccgc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gagtcgaacggtgcgcgggcgccgatgtacacaccggaattcgccgccgatccgcatcgggtctatcgcgaattacgagcgcggttcggggccctggccccggtggagctggccccgggcgtaccggccacgctggtggtcggataccgcacggcggtaaggattctcaacgatcccgaccgcttcccggccgacccgcgggcctggcaggccggggtgcccgccgactgcccggtgctgccgatgatgcagtggcggcccaacgcgctgcgcagcgcgggcttcgagcacgcgcgctaccggcagaccaataccgcggggctgaccggcatcgacaagttcggcttgcaggccacggtggcccaggtggcggtgtcgctgatcaattccttctgcgcggccgggaccgcggatctggtgcgcgagttcgcgtttccgctggccttccgcgtgctcaatcagctgctgggctgtccggtcgagatcgcggggcaggcggcggaggggatgcgcgccatcttcgagggcgtcggcgcggagaacggcaacgcgctgctggccgacgcgctgctgcggctggcgctgtacaagcgtgcccagccgggcgacgatgtcaccacccgcatgctccagcacccggccgggctcagcgataccgagatggtgcatcagctggccacgctctacggcgcgggcatcgagccgcagcagaacctcatcgtcaatacgctgctgttgctgctgttggacgaccggttccggggcagcgcgctgggcgggagcctgtccacccgggacgcgctcgacgaggtgctcttcgacgatccgccgatggccaacttctgcatcagctttccgccgcgcgcggtgctggtcgacgattgctggctgcccgcgcatcagccggtggtcatcagcatggcggcgtgcaataccgatccggccatccggcaagggcaattcaccggcaaccgttcgcatctggcgtggggcgtcggcccgcacgcctgtcccgccagttcgctggcctacctgatcgcccaggaggcggtcgaccagttgctcgatgccctgcccgagatccagctggcggtcccggcgcccgaattgacctggcggccaggcccgttccaccgcgccctgaccgcgctaccggtccgcttcctaccctcgccaccgctgcccggactcatcacgctggcgctctacgtcgcggcgctgacggcgctgctgtggtggggacccgacctggtcaccgccgtgaccccgttcgccgccggctggccgagtccctggctcgggctgttccgcggcgtgctgaccgtcgccgcgttcggtctggccatgctgctggcggtgctggccttcaccgcggtgacattggtgatcgggcagccgttctacgaggcgctctcactgcgggtggatcgatcggcttcccccgacggcaccgcccccgaatccgagcgctccttcggcgcggagttgtggatctcggtgcgcgacagcgtgcggatcctggtgcgggtcgcgctgtgggggattctgctgttcgccctcggtttcgttccggtggtgggccagaccgtgattccggtgctcggcgcactggtcaccggcttcttcctcacccacgagctgaccgccgtggccctgcagcgccgcggcatcgacctgcgcgagcgcctcgtgctactgcgtgcccgcaagggtctggcctggggtttcggcgcaccgctgagcctggcgttcctcgttccgttcgtcgcggtattcctgatgcccggcgcggtggccggtgcgaccctgctggcgcgcgaattgctgtgtccgagatcgcacagtgacggcgtacacgaattcggcc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gagtcgaccggtgcgcgggcgccgatgtacacaccggaattcgccgccgatccgcatcgggtctatcgcgaattacgagcgcggttcggggccctggccccggtggagctggccccgggcgtaccggccacgctggtggtcggataccgcacggcggtaaggattctcaacgatcccgaccgcttcccggccgacccgcgggcctggcaggccggggtgcccgccgactgcccggtgctgccgatgatgcagtggcggcccaacgcgctgcgcagcgcgggcttcgagcacgcgcgctaccggcagaccaataccgcggggctgaccggcatcgacaagttcggcttgcaggccacggtggcccaggtggcggtgtcgctgatcaattccttctgcgcggccgggaccgcggatctggtgcgcgagttcgcgtttccgctggccttccgcgtgctcaatcagctgctgggctgtccggtcgagatcgcggggcaggcggcggaggggatgcgcgccatcttcgagggcgtcggcgcggagaacggcaacgcgctgctggccgacgcgctgctgcggctggcgctgtacaagcgtgcccagccgggcgacgatgtcaccacccgcatgctccagcacccggccgggctcagcgataccgagatggtgcatcagctggccacgctctacggcgcgggcatcgagccgcagcagaacctcatcgtcaatacgctgctgttgctgctgttggacgaccggttccggggcagcgcgctgggcgggagcctgtccacccgggacgcgctcgacgaggtgctcttcgacgatccgccgatggccaacttctgcatcagctttccgccgcgcgcggtgctggtcgacgattgctggctgcccgcgcatcagccggtggtcatcagcatggcggcgtgcaataccgatccggccatccggcaagggcaattcaccggcaaccgttcgcatctggcgtggggcgtcggcccgcacgcctgtcccgccagttcgctggcctacctgatcgcccaggaggcggtcgaccagttgctcgatgccctgcccgagatccagctggcggtcccggcgcccgaattgacctggcggccaggcccgttccaccgcgccctgaccgcgctaccggtccgcttcctaccctcgccaccgctgcccggactcatcacgctggcgctctacgtcgcggcgctgacggcgctgctgtggtggggacccgacctggtcaccgccgtgaccccgttcgccgccggctggccgagtccctggctcgggctgttccgcggcgtgctgaccgtcgccgcgttcggtctggccatgctgctggcggtgctggccttcaccgcggtgacattggtgatcgggcagccgttctacgaggcgctctcactgcgggtggatcgatcggcttcccccgacggcaccgcccccgaatccgagcgctccttcggcgcggagttgtggatctcggtgcgcgacagcgtgcggatcctggtgcgggtcgcgctgtgggggattctgctgttcgccctcggtttcgttccggtggtgggccagaccgtgattccggtgctcggcgcactggtcaccggcttcttcctcacccacgagctgaccgccgtggccctgcagcgccgcggcatcgacctgcgcgagcgcctcgtgctactgcgtgcccgcaagggtctggcctggggtttcggcgcaccgctgagcctggcgttcctcgttccgttcgtcgcggtattcctgatgcccggcgcggtggccggtgcgaccctgctggcgcgcgaattgctgtgtccgagatcgcacagtgacggcgtacacgaattcggcca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agctgttgcagatcgttcgctcggaccggaactggcgcgcaccgagggcatcggggaggccgatgtgctcgtcatcgggctcacctcgtcggaggacgggccggttatcgcgcccgccgacgccttcgaggacgtgctggactccgagacccgggcggcgttgctgagcgcgctgcgggcggtcggggccaagggcaagggtgaggagctgacccgggttccggctcccgccgggctgggtgtggatttcgtgctggcggtcgggctcggggcggcggacaagatcgacgccgagcaggtgcgccgctcggccggtgcggccgggcgggcgctgaccggggtcgcgaccgcggtcaccacgctgtccgggctggatctgggtgcggcggccgaggggttctacctgggcgcgtaccagttcaccgcgttcaagtcggccaagtccgcgccgaaggccgacgatcagccggtcaagcgggtcgagttcctggttcccgagccgggattcggtgaagaggaactgttccgggcgcgggccatcgccgaggccgtcgccaccgcacgggatttcgtgaacaccccgccgagcgacctgttcccgggcgaattcgccaaccgcgcggcggaattggccaaggccgccgggctccaggtggagattctcgacgagaccgcactcgaaaaccagggctacggcggcattctcggcgtcggcaagggctcctcgcggccgccgcggctgatccgcatcacctacgcgggcggcgacccgaaggtcgcgctcatcggcaagggcatcaccttcgacaccggcggcatctccatcaagcccgccgcgggcatggagaacatgacctccgatatgggcggcgcggccgcggtcatcgccaccaccctgctggccgcgcgactgagcctgccgctcaccgtcatcgccaccgtgccgatggccgagaacatgccgtccgccaccgcgcagcgccccggcgatgtgctcacccagtacggcggcaccaccgtcgaggtcatcaacaccgacgccgagggccgcctcatcctggccgacgccatcgtccgcgcgggcgaggacgagcccgactacctcatcgacgtggccaccctcaccggcgcgcagatggtcgccctcggcacccgcacgcccggcgtcatgggcaccgacgccttccgcgaccgagtcgcccgcatctcccaggaaatcggcgaaaacgcctgggccatgcccctccccgccgaactccgcgccgacatcaactccaagatcgccgacctggcgaacgtcgccccccaccgctggggcggcatgctctcggcgggcttgttcctgaaggaattcgtccccgagtcggtccagtgggcccacctcgacgtcgcgggccccgcctacaacaccggcgcccccttcggctacatcggcaagggcggcaccggcgtcccggtccgcaccctgatcaccaccctcgagaacatcgccgc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acgccgcgtccagcacggtggcacaggagatttcgacgctgcgggtcgaaatcctctacaccggaggcaccttcggcatgatcgaccgcggggacggcctgcgcccgcgagccgggatcggcggcgaggtcgccgagctgatcgacacctactccgatctgttcgggattccggtcgagttccgctacaccgaactcgacccggtcatcgacagcgccgacgccgattccggcaccgccgcccggatcgcccggcgggcgcgcgccgggctcgacgccaccgcacccgacggcgtcgtcgtcatccacggcaccgacaccatggcctatacgggcgcgcgcctcgcgttcgaactgcacgacctcccgatgccggtggtgctgaccggcgcgcagatcccgctgggcctgccggccagcgatgccggggacaatctgatgctggcgctgaattcgattgccacccaaccagctccgggcgtcttcatcgccttcggatcggcgctgcatccggcggtgcgggccagcaaacgcagctgcgacggatacgacgggttcaccaccgtgcgcccgctcaccccgccgccggtgccgaccgttcccccggtcgcggcgcgcacggccgaaacctgccctccggtcggccttttcaccgtttttcccggcatggacaccgatctgctcgatgccgcgctgcgcatctaccacggcggtgtggtgctcgaatgctacggagcggggaccatgccgatgtccgaggccgcggtcgcggcgatcggccgggcgagcgaacgcggcacgcccgtcgtggcgatcacccactgcgacaacggaaccgtggacctcggccgatacgggccgggtcgcgcgctgctcgccgcgggcgccatcgggggcggcgacctgacgcgggaggccgcactggccaaactcgctcatctcgccggcctcgggctcgccgcggccgaggtgcgccggtggatgaccaccaatctgctcggcgaactcga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cagtgacactgcccgacggaccgaccacgcccgccttcctgcaggccgtcgagatcctggccggacgcacccgcgcctggcgtcgcctgcacgcgcgctacgggtcggcgttcatggtcaagatgccgcgcttcgggcccaccctggtgctctccgacccggccgaggtgaaggcactgttcaccacccacaccgatctggtcgacaatatcgacgccaatctgggccaattcctgggccccggttcgcttttcgcgctgcgcggggaggagcatcgcaaggagcgcaagctgctcaccccgccgttccacgggcggcggctggcggtctacgaatcgctgatcgaggaggaggccgtgcgcgagatggccacctggccgtcggggcgcgagttcgcgaccatggactcgatgatgcggatcacgctgaacgtgatcctgcgcgcggtcttcggggccgagggcgcggaattcgaccaattgcgggaactgctaccgaaattggtgctggtcggctccgcgctggccgcgcttcccatcccgcgcgggctgttcgggcgcttcggcccctgggcgcgattcgccgcgtaccgcgccgaatacgaccgcatcgtgcagcgcctgatccagcgcgcggccgcggaaccggacctgagcgagcgcgacgacatcctggccatgctgctgcaggcccgctacgacgacggttcggccatgacgcacaacgagatcgccgacgaactgctcaccctgctcaccgccgggcacgagaccaccgccacctcgctgtcgtggaccatcgaacgcctgcgccaccacccgcacattctcgagcgcctggtcgccgaggccgacgcgggcgggtccgaactgcgcgaggcggttctgctcgagacccagcgggtgcgcccggtcatcgacgccaccgcccgcaaggtgcgcgcggaatcgctgcaactgggccgctggaccctgccgcgcgggcagggcgtgatggtcagcatccggttgatgcacgagaaccccgaattgttcaccaaaccacgggatttcgatccggatcgattcctcggcaagcggcccggcactttcagctggatccccttcggcggcggcgcgcggcgctgcatcggggcggcgttcgcgaccatggagatgaatgtggtcttgcgcgttctgctgcgggatttcaccctggaaaccaccgacgccccggacgagcgtgcccacttccgcggtgtcgcactggttcccgcgaagaaggggcgagccgtcgtctaccggcgaccgccccggcccgcggtgagcgagaccgcagcgcacagcgaacaggtgacgg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cagtgacactgcccgacggaccgaccacgcccgccttcctgcaggccgtcgagatcctggccggacgcacccgcgcctggcgtcgcctgcacgcgcgctacgggtcggcgttcatggtcaagatgccgcgcttcgggcccaccctggtgctctccgacccggccgaggtgaaggcactgttcaccacccacaccgatctggtcgacaatatcgacgccaatctgggccaattcctgggccccggttcgcttttcgcgctgcgcggggaggagcatcgcaaggagcgcaagctgctcaccccgccgttccacgggcggcggctggcggtctacgaatcgctgatcgaggaggaggccgtgcgcgagatggccacctggccgtcggggcgcgagttcgcgaccatggactcgatgatgcggatcacgctgaacgtgatcctgcgcgcggtcttcggggccgagggcgcggaattcgaccaattgcgggaactgctaccgaaattggtgctggtcggctccgcgctggccgcgcttcccatcccgcgcgggctgttcgggcgcttcggcccctgggcgcgattcgccgcgtaccgcgccgaatacgaccgcatcgtgcagcgcctgatccagcgcgcggccgcggaaccggacctgagcgagcgcgacgacatcctggccatgctgctgcaggcccgctacgacgacggttcggccatgacgcacaacgagatcgccgacgaactgctcaccctgctcaccgccgggcacgagaccaccgccacctcgctgtcgtggaccatcgaacgcctgcgccaccacccgcacattctcgagcgcctggtcgccgaggccgacgcgggcgggtccgaactgcgcgaggcggttctgctcgagacccagcgggtgcgcccggtcatcgacgccaccgcccgcaaggtgcgcgcggaatcgctgcaactgggccgctggaccctgccgcgcgggcagggcgtgatggtcagcatccggttgatgcacgagaaccccgaattgttcaccaaaccatgggatttcgatccggatcgattcctcggcaagcggcccggcactttcagctggatccccttcggcggcggcgcgcggcgctgcatcggggcggcgttcgcgaccatggagatgaatgtggtcttgcgcgttctgctgcgggatttcaccctggaaaccaccgacgccccggacgagcgtgcccacttccgcggtgtcgcactggttcccgcgaagaaggggcgagccgtcgtctaccggcgaccgccccggcccgcggtgagcgagaccgcagcgcacagcgaacaggtgacg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cgctagaagctccggccaagccgaagcggaccctgtaccgaggcgaccccggcatgtggtcctgggcgctgcaccgcatcaccggcgtgacgatcttcttcttccttttcgtccacgtcctggataccgcgttggtgcgcgtcagcccggacagctacgaccgcgcgatcgagacgtacaagacccccatcgtcgccctgatggagatgggtctcgtcgtctgcgtgctgttccacgcgttcaacggcattcgcatcatcctcgtcgacttctggtcgcagggcccccgctaccagcggcagatgctctggatcgtgctcgcgatctggatcctcgtcgccggcgccgggatcggccgccagttcttctacctgctgacga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tggtcaaaccgcgcgcggtatccggtggcgagcatgagcacggccacctcgaggagttccgcaccgaccccatcgccctgatgacgagagtccgcgcggaatgcggcgatatcggctcgttccggctggcggacaaagatgtcatcctgctgaccggcgcacaggccaacgagttcttcttccgagcgagcgacgacgagctggatcaggccgccgcgtacccgttcatgaagccgatcttcggcgagggcgtggtcttcgacgcgccgcccgagcgccgcaaggagatgctgcacaacaccgcgctgcgcgccgagcagatgcgcggccacgccaccaccatcgcccgcgaggtggaccgaatgctgtcgcgctggggcgacgagggcgagatcgatctgctcgaattcttcgccgaactcaccatttacacgtcctcggcctgcctgatcggcaccaagttccgcgaggaactcgacgatcgtttcgcgcacctgtaccacgagctggagcgcggcaccgacgcctactgctacgtggacccctacgcgcccatcgagagcttccgccgccgcgacgaggcccgctgggagctggtgaaactggtgcgccacatcatggccgggcggctcgcgaatccgccgacgggcaaggacgatcgggacatgctcgacgtgctggtgtcgatccaggacgagcaagggcggccgcggttctcggccagcgagatcacggggatcttcatctcgatgatgttcgcggggcaccacacgacgtcggggacggcggcgtggacgatcatcgaattgctcaggcacccagacgttctggagcaggtggtcgccgagctggacacgctctacgccgacggctccgacgtgagtttccatgccctgcgccagattccgatcctggaggcggtactcaaggaagccctgcgcctgcacccgcccctgatcatcctgatgcgcgtggcccgcgaggagttcgaggtctgcggccatcgcatcgaccggggcgacctggtggccgcgagtcccgctgtctccaaccggattccggaggcgttcccgaatccggagcgcttcgacccgagccgctatatcgatccgaaccaggaggatctggccaaccgctggacctggatccccttcggcgcgggcagacaccgctgcgtgggcgcggccttcgcgctgatgcagctcaaagcgatcttctcgatcctgttgcgggactgggaattcgagctggcgcagccgtcggacagctaccgcaacgaccattccaagataga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tggtcaaaccgcgcgcggtatccggtggcgagcatgagcacggccacctcgaggagttccgcaccgaccccatcgccctgatgacgagagtccgcgcggaatgcggcgatatcggctcgttccggctggcggacaaagatgtcatcctgctgaccggcgcacaggccaacgagttcttcttccgagcgagcgacgacgagctggatcaggccgccgcgtacccgttcatgaagccgatcttcggcgagggcgtggtcttcgacgcgccgcccgagcgccgcaaggagatgctgcacaacaccgcgctgcgcgccgagcagatgcgcggccacgccaccaccatcgcccgcgaggtggaccgaatgctgtcgcgctggggcgacgagggcgagatcgatctgctcgaattcttcgccgaactcaccatttacacgtcctcggcctgcctgatcggcaccaagttccgcgaggaactcgacgatcgtttcgcgcacctgtaccacgagctggagcgcggcaccgacgcctactgctacgtggacccctacgcgcccatcgagagcttccgccgccgcgacgaggcccgctgggagctggtgaaactggtgcgccacatcatggccgggcggctcgcgaatccgccgacgggcaaggacgatcgggacatgctcgacgtgctggtgtcgatccaggacgagcaagggcggccgcggttctcggccagcgagatcacggggatcttcatctcgatgatgttcgcggggcaccacacgacgtcggggacggcggcgtggacgatcatcgaattgctcaggcacccagacgttctggagcaggtggtcgccgagctggacacgctctacgccgacggctccgacgtgagtttccatgccctgcgccagattccgatcctggaggcggtactcaaggaagccctgcgcctgcacccgcccctgatcatcctgatgcgcgtggcccgcgaggagttcgaggtctgcggccatcgcatcgaccggggcgacctggtggccgcgagtcccgctgtctccaaccggattccggaggcgttcccgaatccggagcgcttcgacccgagccgctatatcgatccgaaccaggaggatctggccaaccgctggacctggatccccttcggcgcgggcagacaccgctgcgtgggcgcggccttcgcgctgatgcagctcaaagcgatcttctcgatcctgttgcgggactgggaattcgagctggcgcagccgtcggacagctaccgcaacgaccattccaagatggtggtgcagctgcaacagccgtgcgcggtccgatatcggcgacgcgcacggccggaa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cgacatgaccttgccgcccttcaccctgaccgactgggaggcagccgatatcgagaacccgtacccggtgtaccggcgctaccgcgaggtggcgccggtgcacttcggcgccgaccggagctactacctgctcggtcacgacgccgtggcggcggtgctgtccgaccggacattcggtcgtcgcgctcccgacagtgggtcggccgcgcccatggtttccgggcggcattccgcgctgcggacgatggtggagaactggctggtgttcctcgacccaccccggcacactcggctgcgctcggtgatcagccgggaattctccccgccgctggtggccggtctgcgcgaccggatcgccgagatcgccgcgagcctgctggccgactgtgccgggaaggcggaattcgatctggtgcaggctttctcggccccactgccgatcctggtcatctccgaactgctcggggtgccggcggcggactgggaatggctgcggaatcgggccgtggcggtccaggaagcgagcagtgttcgtgccgccgcgcggggagccgacgccttccggattgccgatgccgccgcgggggaactcgccggctatttcctgagtctggccgccgaacgccggcggactcccggcgcggatctggtctcgctgctcgtcggcgcgtcactgcacgggaccgcgctcagcgccgaagaaatcgcctcgacctgtgcgcatttgatgatggccggtcatgagacgaccaccaatgtgctcggcaagtcggtgctggcgctggccgcgcatccggatgcgctcgcggcggtgcgcgcgggcggcggtctgtcgtccgccgctgtcgaggaattggtccggttcgacgggcccgtgcaagcggtgacccgctgggcgtacgcggacgcgcgtgtcggtggggtcgatattccgcgcggcgccaaggtggtggcggtgctcggcgcggccaaccgggatccggcccacttccccgacccggacgtcctgttgctcgatcgccgggcgggccgcaatgtgggattcgggctcggcatccactactgcctcggtgccgcgctggcgcgcgcggagctcgagatcggtctcggcctgctgctgcgcgcactgggggaattcaccgtcaccagcgtggaattcccgaacgacatggtatttcacggcccttccgcactgtggttgcggcggcggttgg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cgacatgaccttgccgcccttcaccctgaccgactgggaggcagccgatatcgagaacccgtacccggtgtaccggcgctaccgcgaggtggcgccggtgcacttcggcgccgaccggagctactacctgctcggtcacgacgccgtggcggcggtgctgtccgaccggacattcggtcgtcgcgctcccgacagtgggtcggccgcgcccatggtttccgggcggcattccgcgctgcggacgatggtggagaactggctggtgttcctcgacccaccccggcacactcggctgcgctcggtgatcagccgggaattctccccgccgctggtggccggtctgcgcgaccggatcgccgagatcgccgcgagcctgctggccgactgtgccgggaaggcggaattcgatctggtgcaggctttctcggccccactgccgatcctggtcatctccgaactgctcggggtgccggcggcggactgggaatggctgcggaatcgggccgtggcggtccaggaagcgagcagtgttcgtgccgccgcgcggggagccgacgccttccggattgccgatgccgccgcgggggaactcgccggctatttcctgagtctggccgccgaacgccggcggactcccggcgcggatctggtctcgctgctcgtcggcgcgtcactgcacgggaccgcgctcagcgccgaagaaatcgcctcgacctgtgcgcatttgatgatggccggtcatgagacgaccaccaatgtgctcggcaagtcggtgctggcgctggccgcgcatccggatgcgctcgcggcggtgcgcgcgggcggcggtctgtcgtccgccgctgtcgaggaattggtccggttcgacgggcccgtgcaagcggtgacccgctgggcgtacgcggacgcgcgtgtcggtggggtcgatattccgcgcggtgccaaggtggtggcggtgctcggcgcggccaaccgggatccggcccacttccccgacccggacgtcctgttgctcgatcgccgggcgggccgcaatgtgggattcgggctcggcatccactactgcctcggtgccgcgctggcgcgcgcggagctcgagatcggtctcggcctgctgctgcgcgcactgggggaattcaccgtcaccagcgtggaattcccgaacgacatggtatttcacggcccttccgcactgtggttgcggcggcggttgg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tatcgcctcacccgcgcccctcgcggctgaatcagccgcggcgcaacccgccccagcttacgaccccaggctcaccaatgacgatctcgctccactgaagaagcagacctggggctcgtaccacatcttcgccttctggatgtcggatgtgcacagcgtcggcggatacgtcacggcgggtagccttttcgcgctcggcctggccgggtggcaggtgctggccgcgctgctcatcggcatcacgatcgtatatttcctgtgcaatctggtggccgcgcccagccagcgcgcgggcgtcccctatccggtcatgtgccgcagtgccttcggcgtgaagggcgcgaacattccggccatcatccgcggcctgatcgcggtggcgtggtacgggattcagacatatctggcctcggccgcgctgatcgtggtggcggtcaagctgttcccgagcctcgcgccgtacgcggtgtcgaaggattacggcttcctcgggctgtcgctgctgggctggtgtgcctacctggtgctgtgggtggtgcaggcggcggtgttctggcagggcatggagtccatccgcaagttcatcgacttctgcgggcccgcggtctacgtcgtcatgttcctcctgtgcgggtacctgatctacaaggccggatggggcgcgatcgacctgcagctgggcgcggtcaagtaccacggctgggacgcgctgccggtggtgctgggcgcgatcgcgctggtggtgtcctacttctgcgggcccatgctgaacttcggcgacttctcccgctacagcaagtccatgaccgcggtgaagcgcggcaacctgctcgggctgccggtcaacttcctggccttcgcgctgctggtggtgatcaccgcgtcgctgaccatcccggtgtacggcgaactcatcaccgatccggtcgagaccgtctcgcgcatcgactccaccttcgccatcgtgctgggcgcgctgaccttcaccatcgccaccatcggcatcaatatcgtcgccaacttcatctccccggccttcgacttctcgcacgtgagcccgcagaagatcagctggcgcatgggcggcatgatcgcggcggtcgggtcggtggcgatcacgccgtggaacctgtacaataacccggacgtcatccactacaccctcgaggtgctgggcgcgttcatcggcccgctgttcggggtgctgatcgccgactactacctggtgcgcaaccgcgagatcgcggtggacgacctgttcaccatggccgagaccggaaagtactggtaccgcgggggattcaacccggtggcggtgatcgcgaccgtggtgggcgcgctcgcggcggtgttcccggtgctggccaaggacgtgtacggcatgcacaccgcggcccagtacagctggttcatcggctgcggcctggctctggcgatctactacccgctggccacgcgcaccaagctcatggtcac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caccgccgcccggccgctggtcgggcagggtttcgatcggatcgacgggcgcgcgaaggtgaccggggcggcgcagtacaccgccgaggtgcccctgcacgggctggcgcacgcggtgctggtgggtgctcggatcggcagtgggaacgtactttccgtcgatgtcaccgccgcgctcgccgccggggcggtggcggtctacacccacgagaacctgccgaaggtggcggccatcccgccgcagtggccgtcagggttcggcggggccgcacccgggcaaacgttctttcccatgcaggacaatacgattcactactacggccagcccatcgcggtggtgatcgcggataccttcgaaatcgctcagcacgccgcggaactcgtgaccgcgcggtacgaggcgcgggagccgttggtgcgactggacgatgggcgcgacgcgcagtatcagccggagaaggtgttctgcaatctcgtcccggcggcacagtcgcgcggcgacttcggcgcggccttcggctccgccgcccattcggtcgacatcacctaccatttcgccgccaatcaccacaatccgatcgaatgctctgccaccgcggccatttgggacggcgacaccgtcaccgtctacgacgccacccagggcgtgtccgccacccaggccaccgtggccgcctacctgggcatgtcggcgggcaatgtgcgggtggtatcgcactatgtcggcggcgggttcggggccaaggccatgatctggccgcacgtcacgctcgcgcccatgctcgcgcgcgagctgggccgcccggtcaaggtggtgctcgatcgcgagcagatgttctacggcaccggattacgcgaggaacaggagcagcgggtcacgctggcctgtgacgacaagggcacgttcaccgggctgcgccaccacaagctctcggtcacttcacctttcgacgactgggccgaggtgtcactcggcgtggccgggcaggcgtacgcgattcccaactgggacgggcaataccggctcatccgcggcaacaccatgaccccgacgttcatgcgcggacccggtgaggcttccggcatgctcgccctggagtgcgccatcgacgagctggcggccgcgatcggcctggacaccatggcattacggctgcacaaccacgccaccatcgccccggagagcggccacccgtggagctccgacggctacgccgactgcgtgcgcatcgccgccgaacgcttcggctggtccgccgaggccgggcgtgggcccgcccgcaccgacggcaactggcgcatcggctggggcatgggcacttccggctacccggtctacgaacccgggcaaccgcagcgggcgcacgcgcgcctgctggccgacggggcgctgatcgtgcaggcgggcacccaggagttcggcaccggcgtggccaccaccatggcgcaggtggccggggacgccatgggcatcgaattcgaccgcatccgagtcgatatcggcgataccgactacccgaacatcgccgccgcggtcggctcgatgggcgcgggcatcatcagcgccgccgtccacaccgcctgtaccgacctgcgcaaccagctgatcgcactggccgtcggcgaccccgaatccccactgcacggccggattccgcaggagatcgaatcccgcgacggccgcctgcgggtccgctccaatcccgccgtgggcgagacctattcggccctgctggcccgccaccacctcaccgacatggaaaccatcggcacctggaatccacccccggccgatctcccgttcggccgcatcagtttcggtgcgcagttcgccgaggtagcggtcgatcccgacctgggtctggtccgagtccgccgtatggtcggggccttcgcccccggccgcgtcctcaacgccaaactggcccgcagccaggtcctgggcggcatgaactggggcctgtcccaagcgttgatggaagccaccctccccgacccccgcaccggggcatggatgaacccgtccctgctggagtacctcctcccggtcaacgccgacgcccccgaggtcgacatcaccttcatcgaggaacccgacaacatcgtcaacccgctgggcgtcaagggtctcggcgaactgggcatgatcggcgcagccgccgccatcatcaacgccgtcacccacgccaccggcacccgcatcacccaaatccccgtccgcctcgagcacct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caccgccgcccggccgctggtcgggcagggtttcgatcggatcgacgggcgcgcgaaggtgaccggggcggcgcagtacaccgccgaggtgcccctgcacgggctggcgcacgcggtgctggtgggtgctcggatcggcagtgggaacgtactttccgtcgatgtcaccgccgcgctcgccgccggggcggtggcggtctacacccacgagaacctgccgaaggtggcggccatcccgccgcagtggccgtcagggttcggcggggccgcacccgggcaaacgttctttcccatgcaggacaatacgattcactactacggccagcccatcgcggtggtgatcgcggataccttcgaaatcgctcagcacgccgcggaactcgtgaccgcgcggtacgaggcgcgggagccgttggtgcgactggacgatgggcgcgacgcgcagtatcagccggagaaggtgttctgcaatctcgtcccggcggcacagtcgcgcggcgacttcggcgcggccttcggctccgccgcccattcggtcgacatcacctaccatttcgccgccaatcaccacaatccgatcgaatgctctgccaccgcggccatttgggacggcgacaccgtcaccgtctacgacgccacccagggcgtgtccgccacccaggccaccgtggccgcctacctgggcatgtcggcgggcaatgtgcgggtggtatcgcactatgtcggcggcgggttcggggccaaggccttgatctggccgcacgtcacgctcgcgcccatgctcgcgcgcgagctgggccgcccggtcaaggtggtgctcgatcgcgagcagatgttctacggcaccggattacgcgaggaacaggagcagcgggtcacgctggcctgtgacgacaagggcacgttcaccgggctgcgccaccacaagctctcggtcacttcacctttcgacgactgggccgaggtgtcactcggcgtggccgggcaggcgtacgcgattcccaactgggacgggcaataccggctcatccgcggcaacaccatgaccccgacgttcatgcgcggacccggtgaggcttccggcatgctcgccctggagtgcgccatcgacgagctggcggccgcgatcggcctggacaccatggcattacggctgcacaaccacgccaccatcgccccggagagcggccacccgtggagctccgacggctacgccgactgcgtgcgcatcgccgccgaacgcttcggctggtccgccgaggccgggcgtgggcccgcccgcaccgacggcaactggcgcatcggctggggcatgggcacttccggctacccggtctacgaacccgggcaaccgcagcgggcgcacgcgcgcctgctggccgacggggcgctgatcgtgcaggcgggcacccaggagttcggcaccggcgtggccaccaccatggcgcaggtggccggggacgccatgggcatcgaattcgaccgcatccgagtcgatatcggcgataccgactacccgaacatcgccgccgcggtcggctcgatgggcgcgggcatcatcagcgccgccgtccacaccgcctgtaccgacctgcgcaaccagctgatcgcactggccgtcggcgaccccgaatccccactgcacggccggattccgcaggagatcgaatcccgcgacggccgcctgcgggtccgctccaatcccgccgtgggcgagacctattcggccctgctggcccgccaccacctcaccgacatggaaaccatcggcacctggaatccacccccggccgatctcccgttcggccgcatcagtttcggtgcgcagttcgccgaggtagcggtcgatcccgacctgggtctggtccgagtccgccgtatggtcggggccttcgcccccggccgcgtcctcaacgccaaactggcccgcagccaggtcctgggcggcatgaactggggcctgtcccaagcgttgatggaagccaccctccccgacccccgcaccggggcatggatgaacccgtccctgctggagtacctcctcccggtcaacgccgacgcccccgaggtcgacatcaccttcatcgaggaacccgacaacatcgtcaacccgctgggcgtcaagggtctcggcgaactgggcatgatcggcgcagccgccgccatcatcaacgccgtcacccacgccaccggcacccgcatcacccaaatccccgtccgcctcgagcacctcc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gatgctcgtctccggctgctcgatcgacaacgtttggctgcgattcggctggccctcgggcatcacgccgcaggccaccaagatgcgcgagctgtggacctggtccgtgctcgctgcgctggcaatgggtgtgctggtctggggtctgaccttctggaccatcgcgttccaccgcaagaaggccgactccccggagttcccgcgccagaccggttacaacgtgccgctggagctgagctacacggcgatcccgttcgtgatcatcgcggtgctgttctacttcaccgtggtcgtgcagaactacgtgcacgagaaggtcgccgacccggatgtcaccgtcgacgtgaccgccttccagtggaactggaagttcggctaccagaaggtcgacatgaaggacggctacgtctacgacggtgtcgaccacgagcgccaggacatgaacaaggacatccaggagcgctacaaggaagcgaccaaggacggccacccgcagcccggcccgaacaacggcctgcccgcgaacgacatctcctacctgcactacgacaaggtcgagaccgtcggcacctccaacgaggtccccgtcctggtcctgccctcgggcaagaacatcgagttccagctggccgcggccgacgtcatccactccttctgggtgccggagttcctgttcaagcgcgacgtgatgccgaacccgaagcagaacaactccgacaacgtcttccagatcaccaagatcgagaaggaaggcgcgttcgtcggccgttgcgccgagatgtgcggcaccttccactcgatgatgaacttcgagatccgcgtggtctccccggagaagttcaagcagtacatggacgcccgcgtcaaggaccacaagaccaacgccgaggcgctcgccagcatcggcgagtcgccggtggcgacctccaccaagccgttcaacaccgaccgcaaggcgcgcggtaacgaactcgccgacgcca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ggtgcccgctcgcgaagtcccgcagctcgagcccgtgcggccgtatccccggcgcaccggacccaaggggtcctacctctggcagataatcacgaccaccgatcccaagctgctcgggatgatgtacgtggtcacctcggtggccttc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ggtgcccgctcgcgaagtcccgcagctcgagcccgtgcggccgtatccccggcgcaccggacccaaggggtcctacctctggcagataatcacgaccaccgatcccaagctgctcgggatgatgtacgtggtcacctcggtggccttcttcctgatagccgggctgatggcaatgctgatgcgaatcgagctggcccgcccggggatgcagttcctctcgcccgagcagtacaaccagctgttcaccatgcacggcacgatcatgctgctgttctatgccacaccgatcgtgttcgggtttgccaattcggtgctgccgctgcagatcggcgccccggatgtggcgttcccgcggctgaacgcgctgagctactggctctacctgttcggcgcgacactcgccaccgccggattcgtcacccccggcggcgccgccggattcgggtggacggtgtacgtgccattgagcctcggagagtattcaccgggcaccggcgccgacatgtggatcatgggcgtcgcgttgagcggtctcggcaccattctgagcggggtcaacttcgtcaccaccgtggtgtgcctgcgcgcaccgggtatgaccatgtggcgcatgcccatcttcacctggaacatcctggtgacgagcgtgctggtgctgctgatctttcccatcctcgcggcggcggcgctggcgctgttgatcgaccggcatctgggcgcacatatatatgacgcgtccaacggtgggacgatcctgttccagcatctgttctggtatttcgggcatcccgaggtgtatgtgatcgcgctgccgttcttcggcatcgtgtcggagatcttcccggtcttcagccgtaagccgatcttcggttacaccaccctggtctacgcgacgctgggcatcggcggactctccatcgcggtgtgggcgcaccacatgtacgccaccggttcggtactgctgccgtacttctcgttcatgaccttcctgatcgcggtcccgaccggggtgaagttcttcaactggatcggcaccatgtggcgtggtcagctcaccttcgaaaccccgatgctctggtcggtcggtttcctggtgacgttcctcttcggcggcttgtccggcgtggtgctggccagcccgccgctggatttccacatctccgactcgtatttcgttgtcgcgcacttccattacgtactgttcggcaccatcgtgttcgccaccttcgccggcatctacttctggttccccaagatgaccgggcggctgctcgacgaacgactgggcaaaatccacttctggaccacgttcatcggcttccacaccacgttcctggtccagcactggctgggcacccagggcatgccgcgccgctacgcggactatctgtccagtgacggatgcaccaccctgaacacgatttccaccgtcggctcgttcgtactcgggttctcgatgatcacgttcgtatggaacatcttcaagagttaccggtacggcgaggtcgtgaccgtggatgatccctggggctatggcaattcgctcgagtgggcgacctcttgcccaccgccccggcacaatttctacgaaatgccgcgaatccgatcggagcggccggcgttcgagctgcattacccgcacatgatcccgcgcatgcgcgccgaagcgcacatcacccttttcggtccacgccggaccggacaggtcaccgaggccgggccagtagatacgcccaccgaacat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ggtgcccgctcgcgaagtcccgcagctcgagcccgtgcggccgtatccccggcgcaccggacccaaggggtcctacctctggcagataatcacgaccaccgatcccaagctgctcgggatgatgtacgtggtcacctcggtggccttcttcctgatagccgggctgatggcaatgctgatgcgaatcgagctggcccgcccggggatgcagttcctctcgcccgagcagtacaaccagctgttcaccatgcacggcacgatcatgctgctgttctatgccacaccgatcgtgttcgggtttgccaattcggtgctgccgctgcagatcggcgccccggatgtggcgttcccgcggctgaacgcgctgagctactggctctacctgttcggcgcgacactcgccaccgccggattcgtcacccccggcggcgccgccggattcgggtggacggtgtacgtgccattgagcctcggagagtattcaccgggcaccggcgccgacatgtggatcatgggcgtcgcgttgagcggtctcggcaccattctgagcggggtcaacttcgtcaccaccgtggtgtgcctgcgcgcaccgggtatgaccatgtggcgcatgcccatcttcacctggaacatcctggtgacgagcgtgctggtgctgctgatctttcccatcctcgcggcggcggcgctggcgctgttgatcgaccggcatctgggcgcacatatatatgacgcgtccaacggtgggacgatcctgttccagcatctgttctggtatttcgggcatcccgaggtgtatgtgatcgcgctgccgttcttcggcatcgtgtcggagatcttcccggtcttcagccgtaagccgatcttcggttacaccaccctggtctacgcgacgctgggcatcggcggactctccatcgcggtgtgggcgcaccacatgtacgccaccggttcggtactgctgccgtacttctcgttcatgaccttcctgatcgcggtcccgaccggggtgaagttcttcaactggatcggcaccatgtggcgtggtcagctcaccttcgaaaccccgatgctctggtcggtcggtttcctggtgacgttcctcttcggcggcttgtccggcgtggtgctggccagcccgccgctggatttccacatctccgactcgtatttcgttgtcgcgcacttccattacgtactgttcggcaccatcgtgttcgccaccttcgccggcatctacttctggttccccaagatgaccgggcggctgctcgacgaacgactgggcaaaatccacttctggaccacgttcatcggcttccacaccacgttcctggtccagcactggctgggcacccagggcatgccgcgccgctacgcggactatctgtccagtgacggattcaccaccctgaacacgatttccaccgtcggctcgttcgtactcgggttctcgatgatcacgttcgtatggaacatcttcaagagttaccggtacggcgaggtcgtgaccgtggatgatccctggggctatggcaattcgctcgagtgggcgacctcttgcccaccgccccggcacaatttctacgaaatgccgcgaatccgatcggagcggccggcgttcgagctgcattacccgcacatgatcccgcgcatgcgcgccgaagcgcacatcacccttttcggtccacgccggaccggacaggtcaccgaggccgggccagtagatacgcccaccgaaca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gcggcatcggcttcttcgccgccttcctgggcggcctgctggctctgttgagcccgtgcagcgcgctgctgctgcccagcttcttcgcctattccttcgaatcccagggcaagctgctcgcccgcaccggcctgttctacctgggcctgtgcacgaccttgatccccctcggcgcggcgggttcgctggccgggcggctgctggtcgggcagcgggaactgctgatcgccatcggcggctggaccatcatcgcgctgggcgtggtgcagatcctgggccgcggtttcgctttcggcttcgcccagcgcgcggccgccaagcagggccgccccgagcaggcgggcgcggtgtacctgctgggcctggtctacggcctggcgggtttctgcgcgggcccgatcctgggctccatcctcgcggtggcggcggtcggcggttccccggtgcacggcgggctgctgctcgcggtctacgccctgggcctggccgccccgctgttcgtgctggcctcactgtgggatcgcttcgacctgggtaagcgaaagtggctgcgcggccgcaccttccacctgggccgcgtcgaactgcacaccacctcggtgctgtcgggcctgttcttcatcgccctcggcgcgctgttcctggtcttcgacggcaccgccgccctgcccggaatcctcagcgccgacaccgaattcgccatggagaacaaggtgcgccaactcggcgacctggtctcgaacaccgcggtgctgctgatcctcgcggcggtcgcgctgggcgtgctggcctggcggatgctgcgcaccggtccgaccgaacccgatcaacccggcccgcattccccgcacaccgaggacgaccgcgtcgaaa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tcgaaccatcgaaacggaccggcacgcaaccggccgaattcatcgggcccacccgcaccatggccacgctgcgcgtcaacggccacgagcactatccggtcctggaaccccgcaccagcctgctggacgcgctgcgcgagcacctgcacctgaccggcaccaagaagggctgcgatcagggcggctgcggggcctgcacggtgtggatcgacaaccggcgggtgctgtcctgcctgaccctggcgctggccgccgaggggcgcgagatcaccaccatcgagggcatcgccgacggtgaccggctgcatccggtgcagcaagcgttcctggagaccgacggattccagtgcgggtactgcacccccgggcagatcatgtcggccatcaaatgcatcaaggagggccacgccgaatccgagagcgagatcgcggagtggatgagcggcaatatctgccgctgcgcggcctatcagaacattcgcgacgccgtgtgccagggccgggacggcatgcggcacaaggaaggtgggctg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tcgcccgcgcagggtgcctgccccgtgccgcacagccccggtgtcgtaccgctgagcggcccccgcttccacaccgacccgaattccctctaccgcgaaatgcgccgcgaccacgggccggtcgccgcggtcgagctgccgggcggcattccggcctggctggtgctcgggtatcgggagatgcatcaggtcaccagctcgcccgagctgttcccccgcgatgtcggcctgtggaaccagtggcccaatatcccgccggactggccgctgctgcccatggtcggctcgcccatgccgtcgatctatttcacggcgggtgcggagcatcgccgccatctggccatggtggaaccggcgctggaggcggtcgatcccttcgaattgcgccgggtctgtgagacttcggcggatcggctgatcgactccttctgcggtcgcgggtccgccgatctggtggccgagttcgccgagccgctgccggtgctggtgctggcgtggctgctcggcttccccgacaccgagggcccgggcctggcccgcgcgttgaagctgctggccgatggcggggccgacgcgcaggcggcccacctgcagttcatgcagtacatgcagcacctgctggccatgaagaaggccgcgcccggcgatgatctggtctcgcgcatgctggcccatccgggttcgttcaccgatgaggaatacgtcaacgacctgatggcggtgaccgccgcgggccacctgccgacggcggactggctgatcaactcggtgcgcctgatgctcaccgacgatcgtttcgccgccgcgctgggcggtggccgccgcagcgtggatcaggccatgaacgaggtgctgtgggaggacgcccccacctcgatcctggccgggcgttgggccgcacgcgatacccgcctggcggacaagacgattcgcgcgggcgatctgctgctgctgggcatcgccgccgccaatgccgatccgcacgtgcgccagccggtcggcaatgccgccacctacaccggcaacagcgcccatttcgccttcagccacggcgagtaccgctgcccgttccaggcgcagcagatcgccgagaccatcgcccgcaccggtatcgaggtgctgctggaccggctgcccgatatcgatctggcagtgcccgcgcagaccctggtgcggcggccctcgccgttcctgcgcggaatgacttccctgcctgttgttttcacacctgttcgcgctctcggaggtttc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tggtggtacagcctcatttcagatggcatgcacggcgcattggctaatcccaggcaacataaccagcgggagttcgccatactgcaaggtatgacggatgtgcggacggttcgggtcgagatcggggtggagtcgctggagggggtccggatcgccgagcaggcgggggccacacgggtggagttgtgtgcggggctcacggtcggggggctgacgcccggtccggcgctcatcgaggcggccgtcgccgcggccggccacacccaggtacacgtgctgatccggccgcgccccggcgacttccgctattcggccgacgaggtggcgctcatgcgcgccgatgtcgagcaggtgcgcgcggcgggcgcgcacggggtggtggtcggcgtgctcgacgaggacggccacatcgatccggccgccaataccgaactgctggccgccgccgacgacctcgaggtcaccttccatcgcgcgttcgacgtgtgcgccgatccggccgagggcttcgagcagttgctggaactcgggttcacccggttgctcacctcaggccgccagatctcggtgctggacggcgcgtccctgatcgcccggctggtgaatctggccgacggccgcatcgatgtgatggcctgcggcggcctgcgcgccgacaatgcccgccgggtgatcgagctgaccgggacgcgggatctgcatgcggccgtgcgcatgccggtgccgggccgcccgcagcccgacagcgaggtctccttcgccgaattcggggtgccgagcggcttcgaccacttcgccaccgacgccgatggcgtggcggccctgtgcgaggcggcccgcaaggc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tgatctcacccgatgccgtcgacctcttcgatccggcgcacctcgacgatccctacccgctgtatcggcggctgcgcgcggagtcgcctgtgtaccgcatcccgggcagcgatttctacctggtgacatcgtgggatctggtgacggaggcggtgaatcgggccggggagttctcctcgcacctgaccggtgcgctgctgcggcagccggggcagccgcccctcaccttcgatatggacggcggcggccaagccatccacgtgctcgccaccgcggacgacccgagccatcagatacagcgcaagctcgtacagcccttgctggccaaacggattcgcgggctcggacccaccgtcaccgagctggtggaccggctctggagcgaggagctgcgcggcgatcgcatcgagtgggccgcgggcatggccgaccggctcccgctgaccttggtcgccgacatcatcggcctgccggataccgatgtgccgcaactgctctcgtgggcctacgacagcaccgagatgctgggcggcctggtggacgcggaccgcttcgtccacctcgcgaccgccgcggccgatctggcggcctacctccacatcgaattccataccgccctggcgaacccgaaggaggacctgctcggcgtcctggcccacgcccaccgggccggtgggatcaccgacaccgtggccgtgctcatcctggtccaactcgtcggcgcgggcggcgaatccacggcgggcttgatcgccaatgccgcccgtctgctcgccacccgccgggagctccaagaagagctgcgccgcgaacccgcgctgctgcccaacttcctggacgaggcgttgcgcctggaatcgcccttccgcggccatcatcgacacgtcaccgtcgataccgcgctgggcggcaccgagattcccgcaggcagtcacgtgctgctgtcctggggcgcggccaatcgggatccggcacgcttcgagcatccggacgccatcgacctggaccgccgcagcggggccgacaatctcgccttcggacgcggcatccacttctgcgtcggctcggcactggccaagctggaggccaccgcggccctgaccgccctgctggagcgcaccgccggcttcgccctcgtcgaagacgccccgccgcagtggtttccgagcattttcgtgcgccgccaccgcagcctgccgctgcgcg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tgatctcacccgatgccgtcgacctcttcgatccggcgcacctcgacgatccctacccgctgtatcggcggctgcgcgcggagtcgcctgtgtaccgcatcccgggcagcgatttctacctggtgacatcgtgggatctggtgacggaggcggtgaatcggtccggggagttctcctcgcacctgaccggtgcgctgctgcggcagccggggcagccgcccctcaccttcgatatggacggcggcggccaagccatccacgtgctcgccaccgcggacgacccgagccatcagatacagcgcaagctcgtacagcccttgctggccaaacggattcgcgggctcggacccaccgtcaccgagctggtggaccggctctggagcgaggagctgcgcggcgatcgcatcgagtgggccgcgggcatggccgaccggctcccgctgaccttggtcgccgacatcatcggcctgccggataccgatgtgccgcaactgctctcgtgggcctacgacagcaccgagatgctgggcggcctggtggacgcggaccgcttcgtccacctcgcgaccgccgcggccgatctggcggcctacctccacatcgaattccataccgccctggcgaacccgaaggaggacctgctcggcgtcctggcccacgcccaccgggccggtgggatcaccgacaccgtggccgtgctcatcctggtccaactcgtcggcgcgggcggcgaatccacggcgggcttgatcgccaatgccgcccgtctgctcgccacccgccgggagctccaagaagagctgcgccgcgaacccgcgctgctgcccaacttcctggacgaggcgttgcgcctggaatcgcccttccgcggccatcatcgacacgtcaccgtcgataccgcgctgggcggcaccgagattcccgcaggcagtcacgtgctgctgtcctggggcgcggccaatcgggatccggcacgcttcgagcatccggacgccatcgacctggaccgccgcagcggggccgacaatctcgccttcggacgcggcatccacttctgcgtcggctcggcactggccaagctggaggccaccgcggccctgaccgccctgctggagcgcaccgccggcttcgccctcgtcgaagacgccccgccgcagtggtttccgagcattttcgtgcgccgccaccgcagcctgccgctgcgcg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tggatttggtcctgcgggacgcacgtatcgccgacgatgcggaattggtcgacatcgccatcaccgacggtgtgatcaccgccgtcgggaccgggctcaccgacctgggccagtacgaaatcgattgcgcgggaagggtggtcatacccggactcatcgaatcccacctgcacctcgacaaggcactgctcgattcggagaaggcgaatcccgacggcacgctttccggagcgaccaacgtcaccgccgaactcaaacgcggcttcacggtcagcgggattcgcgaccgggcgcggcgggtcctcgatatggcaatcggcaatggcaccaccgcgattcgcgcccacccggacgtcgacccgatcgtcggcctccgcggcgtcaccgcgctgctggacctgcgcgaggaataccgcgaggcgctcgacctccagatcgtcgccttcccccaggagggcatcctgcaatctcccggtaccctcggcctgctccgcgagagtctctacgcgggagccgatgtcctcggcggctgcgcctacaacgaacgcacggtcgaggattgccgccgccacatcgacctgatcttcgatctggccctcgaattcgacgtcccgctcgatatccacgccgacttcgccgacgatgccaccgacccccgctacgccatggccgactacatcgccgaggtcaccgaacgcaccggccgccagggccgagtctcgctcggccacatgacatccctggccgcccttccacccgccgatcgagccagaaccctcgaacacctggcgtccgcgggaatctcggtgatcccgctccccgccaccgacatgcacctgggcggccgctccgacacgaccaacgtccgtcgcggcatagccccgatccgcgaactctggcaggcgggcatcacgaccgccttctcctccaacaacatccgcaacgccttcacgccctacggcaacgccgacatgctcgacgtcggactgttcctcgctcaaaccgcccacctatcgggcccgcaagacttgaatcgaattctcgccatggccaccgacgatgccgcccgagcaatcggaatcgctgaacgctacggccttcgaatcggcgcccaagccgacctcgtaatcctctcgacccaccgcatcgccgacgcccttctggaccggcccgaccgaaactacgtcttcaaagctggccgaataaccgcccgcaccacccgcacccactcactcgaagcaccaaaacccaacga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ccaccatcgaaacccccagcgcccccgcccttccgccgcgccagtcgccggtgcgccgcctgctcgccctgctgcgcaacgcgtggcgcgggctgaccagtatgcgcaccgcgctgatgctgctgttcctgctggccctggccgccatccccggcgcgctgctgccgcagcgcagtttgaacgcgggcaaggtcgacgactacatccgcaaccggccgacgctgggtccgtggatggaccggctgcagctgttcgacgtgttctccagtgcctggttcacggccgtctatgtgctgctgttcgtttcgctggtgggctgcatcctgccgcgctgcctggatcattaccgggcgttgcgcacgccgccggtgaaggctccgcgcaatctgtcccgtctgccgcatcactactcgggcagcgatgctgcgactccggaacaggcgatcgagcgggcccgcgcgcagatgcgcggctggcgcacggtcgtgcaaccgggcaatcgcgaaggggagctgaccctttcggcggagaagggctacacccgcgagctcggcaacctggtcttccacctggcgctggtgggtctgctggcggcggtggccatcggcaaactgttcggctacgagggcaatgtggtcgtgctcgccaatgacgggccgggcttctgcaccacctcgcccgcggtgttcgactccttccgcgcgggcaatgtcaacgacggcaccgggctgacgccgatgtgcgtgcgggtcaaggacttcaaggccgactacctgcccaacgggcaggcgtccatgttcacctcgaacatccggtaccagaccggcaaggacctgaactccgacccctggcgcgacaccaccatccaggtgaaccatccgctgcgggtcgccggtgaccgggtttacctgcagggccacggtttcgcgcccaagttcacggtgaccttcccgaacggccagacccgtaccgaggccatccagtggaagccggacgacgcgaccaccttcctgtcctcgggtgtgctgcgcatcgatccgcccggcggcatgtatccgagcgaggaggagcggcgtaagcatcaggtggcgatccagggcctgttcgcgccgaccgcgctcatgcacggccagttgctcacctcccggtatccggccatgaaggatccggccgtggcgatcgacatctaccagggcgacaccggcctggacaccggtcgcgcgcagtcgctgttcgcgctggatccggagatgatcaagcagggccgcctggtcaagcagcagcgcgtgaacctgaagccgggtgagtccgcgaccctggccgacggcaccaaggtgaccttcgacggcgcggaagagtttgtgaacctgcaggtttcgcacgacccggcccagcagtgggtgctggtgtccgcgctcaccatgatggcgggcctgctggtgtcgctgctggtgaagcgccgacgcatctggctgcgcgtgtaccccggcgccgaaaccgatggggtacgacgtaccgtagtagaaatgggcggattggcccgcaccgaccaggccgggtggggcggcgaattcgaccgcctgcgtgagcggctgctgacgggagagaa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ccaccatcgaaacccccagcgcccccgcccttccgccgcgccagtcgccggtgcgccgcctgctcgccctgctgcgcaacgcgtggcgcgggctgaccagtatgcgcaccgcgctgatgctgctgttcctgctggccctggccgccatccccggcgcgctgctgccgcagcgcagtttgaacgcgggcaaggtcgacgactacatccgcaaccggccgacgctgggtccgtggatggaccggctgcagctgttcgacgtgttctccagtgcctggttcacggccgtctatgtgctgctgttcgtttcgctggtgggctgcatcctgccgcgctgcctggatcattaccgggcgttgcgcacgccgccggtgaaggctccgcgcaatctgtcccgtctgccgcatcactactcgggcagcgatgctgcgactccggaacaggcgatcgagcgggcccgcgcgcagatgcgcggctggcgcacggtcgtgcaaccgggcaatcgcgaaggggagctgaccctttcggcggagaagggctacacccgcgagctcggcaacctggtcttccacctggcgctggtgggtctgctggcggcggtggccatcggcaaactgttcggctacgagggcaatgtggtcgtgctcgccaatgacgggccgggcttctgcaccacctcgcccgcggtgttcgactccttccgcgcgggcaatgtcaacgacggcaccgggctgacgccgatgtgcgtgcgggtcaaggacttcaaggccgactacctgcccaacgggcaggcgtccatgttcacctcgaacatccggtaccagaccggcaaggacctgaactccgacccctggcgcgacaccaccatccaggtgaaccatccgctgcgggtcgccggtgaccgggtttacctgcagggccacggtttcgcgcccaagttcacggtgaccttcccgaacggccagacccgtaccgaggccatccagtggaagccggacgacgcgaccaccttcctgtcctcgggtgtgctgcgcatcgatccgcccggcggcatgtatccgagcgaggatgagcggcgtaagcatcaggtggcgatccagggcctgttcgcgccgaccgcgctcatgcacggccagttgctcacctcccggtatccggccatgaaggatccggccgtggcgatcgacatctaccagggcgacaccggcctggacaccggtcgcgcgcagtcgctgttcgcgctggatccggagatgatcaagcagggccgcctggtcaagcagcagcgcgtgaacctgaagccgggtgagtccgcgaccctggccgacggcaccaaggtgaccttcgacggcgcggaagagtttgtgaacctgcaggtttcgcacgacccggcccagcagtgggtgctggtgtccgcgctcaccatgatggcgggcctgctggtgtcgctgctggtgaagcgccgacgcatctggctgcgcgtgtaccccggcgccgaaaccgatggggtacgacgtaccgtagtagaaatgggcggattggcccgcaccgaccaggccgggtggggcggcgaattcgaccgcctgcgtgagcggctgctgacgggagag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cccgccatcgtgtccgagtcccgccccgcgtccccgtcccgtcccgcgcgccccttccggcgcgcggtggcgctgctggccggactgtgtgcggcagcagtgctggccggttgttcgacggcgggcaaggacgcggtggcccagggcggcaccttcgacttcgtctccccgggcggcaagaccgagatcttctacgatccgccgtcatcgcgcggcaccatcggcaagctgtccggcccggatctgatgcacgacggcaagaccacctcggtggacgacttccccggcaaggtcgtggtcatcaatatctggggtcagtggtgcggcccgtgccgcgcggaagccccggcgctggaacaggtctaccaggcgagcaaggacaagggcgtcgccttcctgggcatcaatgtccgcgacaaccagaaggacaaggcccaggatttcgtgaccgacaacaaggtcgggtacccctccatctacgacccgtccatgcgcagcctgctcgcgctcggcggcaagttcccgaccagcgtcatccccaccaccatcgtgctggacaagcagcaccgggttgcggcggtgttcctgcgcgccctgctggccgaggacctgcagccggtggtggacaagctcgcgcaggagca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cgagcaaagcggccgtgcaggccaacgaaatcgacgaacggtaccgcgtcgcggccttcgccaagcgctcgatcaacaaggtcttcccgacccactggtcgttcctgctcggtgagatcgcgctgtacgcgttcatcatcctgctgctgtcgggtatctacctgacgctgtacttcgacccgtccatgagcgaggtcacctaccagggcatctaccagcccctgcgcggtgtcaccatgtcgcgggcatatgagaccgcgctgaacatctccttcgaggtgcgcggcggtctgttcgtgcgccaggtgcaccactgggcggcactgcttttcgcgtcgtcgatcatcatccacctgttccgcatcttcttcaccggcgcgttccgcaagccgcgtgaggcgaactgggtgatcggctcgctgctgctgatcctggccatgttcgagggcttcttcggctactcgatcccggacgacctgctctccggtaccggtctgcgcgccgccttcggtggtatcaccatgggtgtgccggtcatcggcacctggatgcactggctgatcttcggcggtgacttcccgggcaccatcatcattccgcgtctgtacatcgcgcacgtgctgctgctgccgggcatcatcctggcgctcatcgccgcgcacgtggcgctggtgtggtaccagaagcacacccagttccccggaccgggccgcaccgagaagaacgtcgtcggcgcccggatcatcccggtgttcgccgccgaccagggcgcgttcttcgccttcaccctgggcgtcgtcgccatcatgggtggcgtcttccagatcaacccgatctggaacctgggtccctacaacccgtctcaggtctctgcgggttcgcagccggacttctacatgatgtggaccgacggtatggcgcgtctcatgccgccgtgggagctgtacctgggccgctacacggtcccggcgccgttctgggtcgccctgatcatgggcctggtgttcaccgtgctgatcgcctacccgtggatcgagaagcgcctcaccggcgacaccgcccgccgcaacctgctgcagcgtccgcgcgacgtgccggtccgcaccgccatcggtgccatggccatcgcgttctacatggtgctgaccctggcgtgtgtgaacgacatcctgtcgctcaagttcgacatctcgctgaacgcgacgacctggttcttccgcatcgccctgctgctggccccgccgctcgcctacttcgtggcgtaccggttctgcatcggcctgcagcgcagcgaccgcgcggtgctcgagcacggcatcgaaaccggtgtcatcaagcgccttccgcacggtgagtacatcgaggtgcaccagcccctgggcccggtcgactcgcacggccaccccatcccgctggattaccagggcgccccggtgcccaagcggatgtccaagctgggctccgccggcaagcccggcaccggctcgttcctccgcgccgaccccgcgtcggagcaggagcagaacgtcgccctcgcccacgaggaagagcacgacatgctcaccgccctggagtcggcccagaacgccgcctccggcaagcagtccgat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ccgagcaaagcggccgtgcaggccaacgaaatcgacgaacggtaccgcgtcgcggccttcgccaagcgctcgatcaccaaggtcttcccgacccactggtcgttcctgctcggtgagatcgcgctgtacgcgttcatcatcctgctgctgtcgggtatctacctgacgctgtacttcgacccgtccatgagcgaggtcacctaccagggcatctaccagcccctgcgcggtgtcaccatgtcgcgggcatatgagaccgcgctgaacatctccttcgaggtgcgcggcggtctgttcgtgcgccaggtgcaccactgggcggcactgcttttcgcgtcgtcgatcatcatccacctgttccgcatcttcttcaccggcgcgttccgcaagccgcgtgaggcgaactgggtgatcggctcgctgctgctgatcctggccatgttcgagggcttcttcggctactcgatcccggacgacctgctctccggtaccggtctgcgcgccgccttcggtggtatcaccatgggtgtgccggtcatcggcacctggatgcactggctgatcttcggcggtgacttcccgggcaccatcatcattccgcgtctgtacatcgcgcacgtgctgctgctgccgggcatcatcctggcgctcatcgccgcgcacgtggcgctggtgtggtaccagaagcacacccagttccccggaccgggccgcaccgagaagaacgtcgtcggcgcccggatcatcccggtgttcgccgccgaccagggcgcgttcttcgccttcaccctgggcgtcgtcgccatcatgggtggcgtcttccagatcaacccgatctggaacctgggtccctacaacccgtctcaggtctctgcgggttcgcagccggacttctacatgatgtggaccgacggtatggcgcgtctcatgcctccgtgggagctgtacctgggccgctacacggtcccggcgccgttctgggtcgccctgatcatgggcctggtgttcaccgtgctgatcgcctacccgtggatcgagaagcgcctcaccggcgacaccgcccgccacaacctgctgcagcgtccgcgcgacgtgccggtccgcaccgccatcggtgccatggccatcgcgttctacatggtgctgaccctggcgtgtgtgaacgacatcctgtcgctcaagttcgacatctcgctgaacgcgacgacctggttcttccgcatcgccctgctgctggccccgccgctcgcctacttcgtggcgtaccggttctgcatcggcctgcagcgcagcgaccgcgcggtgctcgagcacggcatcgaaaccggtgtcatcaagcgccttccgcacggtgagtacatcgaggtgcaccagcccctgggcccggtcgactcgcacggccaccccatccagctggattaccagggcgccccggtgcccaagcggatgtccaagctgggctccgccggcaagcccggcaccggctcgttcctccgcgccgaccccgcgtcggagcaggagcagaacgtcgccctcgcccacgaggaagagcacgacatgctcaccgccctggagtcggcccagaacgccgcctccggcaagcagtccgatca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ccgagcaaagcggccgtgcaggccaacgaaatcgacgaacggtaccgcgtcgcggccttcgccaagcgctcgatcaccaaggtcttcccgacccactggtcgttcctgctcggtgagatcgcgctgtacgcgttcatcatcctgctgctgtcgggtatctacctgacgctgtacttcgacccgtccatgagcgaggtcacctaccagggcatctaccagcccctgcgcggtgtcaccatgtcgcgggcatatgagaccgcgctgaacatctccttcgaggtgcgcggcggtctgttcgtgcgccaggtgcaccactgggcggcactgcttttcgcgtcgtcgatcatcatccacctgttccgcatcttcttcaccggcgcgttccgcaagccgcgtgaggcgaactgggtgatcggctcgctgctgctgatcctggccatgttcgagggcttcttcggctactcgatcccggacgacctgctctccggtaccggtctgcgcgccgccttcggtggtatcaccatgggtgtgccggtcatcggcacctggatgcactggctgatcttcggcggtgacttcccgggcaccatcatcattccgcgtctgtacatcgcgcacgtgctgctgctgccgggcatcatcctggcgctcatcgccgcgcacgtggcgctggtgtggtaccagaagcacacccagttccccggaccgggccgcaccgagaagaacgtcgtcggcgcccggatcatcccggtgttcgccgccgaccagggcgcgttcttcgccttcaccctgggcgtcgtcgccatcatgggtggcgtcttccagatcaacccgatctggaacctgggtccctacaacccgtctcaggtctctgcgggttcgcagccggacttctacatgatgtggaccgacggtatggcgcgtctcatgcctccgtgggagctgtacctgggccgctacacggtcccggcgccgttctgggtcgccctgatcatgggcctggtgttcaccgtgctgatcgcctacccgtggatcgagaagcgcctcaccggcgacaccgcccgccacaacctgctgcagcgtccgcgcgacgtgccggtccgcaccgccatcggtgccatggccatcgcgttctacatggtgctgaccctggcgtgtgtgaacgacatcctgtcgctcaagttcgacatctcgctgaacgcgacgacctggttcttccgcatcgccctgctgctggccccgccgctcgcctacttcgtggcgtaccggttctgcatcggcctgcagcgcagcgaccgcgcggtgctcgagcacggcatcgaaaccggtgtcatcaagcgccttccgcacggtgagtacatcgaggtgcaccagcccctgggcccggtcgactcgcacggccaccccatcccgctggattaccagggcgccccggtgcccaagcggatgtccaagctgggctccgccggcaagcccggcaccggctcgttcctccgcgccgaccccgcgtcggagcaggagcagaacgtcgccctcgcccacgaggaagagcacgacatgctcaccgccctggagtcggcccagaacgccgcctccggcaagcagtccgatca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tcgtagatctggcgcgctggcagttcggaatcacaaccgtctatcacttcatcctggtgccactcaccatcggcctcgctccgctcgtcgcgggcatgcagaccgcctgggtgatcaccgggaaggagcattggttaaggctcacaaagtttttcgggaaactgttcctgatcaacttcgctctcggcgtcgccaccggcatcgtgcaggaattccagttcggcatgagctggagcgagtactcccgcttcgtcggtgacgtcttcggcgcaccgctggccatggaggcgctggtcgccttcttcatggagtcgacgttcctgggcctgtggatcttcgggtggacgcgactacccaagaaggtgcacctggcctgcatctggctggtcgccatcggcgtcaacgcctccgcgtacttcatcatcgccgccaactcgttcatgcagcacccggtcggcgcggagtacaacccggccaccgggcgcgccgagctgcacagcatctgggcggtgctcaccaacaacaccaccctcgccgccttcccgcacgtggtggccggatccttcctgacctcgggcactttcgtcgcgggcatcgcgggctggtggatggtgcgcaacgcccgcaaggccaaggccgagggcagcgatgcgccgctagaggaggcccgcaccatgtggcggcccagcgcgcgcatggggctgtacgtcatcctgatcgccgcggtggcgctcatcttcaccggtgacatccagggcaagctcatgttcaagcagcagcccatgaaaatggcctcggccgaatcgctttgcagcacgcagaccgatcccgacttctcggtgctgaccatcggcacccacaacaactgcgacagcgtggaccacctcatcgaggtgccctacgtgctgccgtggctggccaccggcgacttcaccggtgtgacgctcaagggcgtcaaggatctgcaggtcgagtacaaccagaagtacgggatcggcgactaccggcccaacctgttcgtcacctactggtccttccgcgccatgatcacctggatggccggctcgatcctgttggtgctggccggattctgggtcacccgccgcggccgcatcccggaccagacctggttcagctggctgtcgctgatcgccatcgccacgccgttcctgggcaatatctccggctggatcttcaccgagatgggccgccagccctgggtcgtcgcacccaacccgaccggcgaccagcacatccgaatgacggtgcagcagggcgtttccgggatctcggcgggcacggtgctcacctcgcgcatcgtgttcacggcgctctacggactgctggccatcgggtggttctacctgatgcgccggtacgtgatcgccggacccgacaaggccaccgacacggaaaccccgaagatgaccggggattccgtcgagaagctttccttcgcct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ccacggtattgggcacgctgggcggtcgagcagggcggcgcacggtggttcctgcggttgcaggcgcggcgcgacaatccgttcgcgcgcctgatcgccacggcggaggcgctgcgggatccctacccgcagatcgaggcgctgcgcgcgcgtggccgactggtgcacagcacctactcgtcggcgaccaccgactacgagatcatccggatgatgctgcgcgacagccgattcggggcattcggtcccgacggcatcgatatgccggagtggctgcgcgcgcggctgaagaaggcgcagacgccacccaatccggtggagccgccgtccatgctgatgatcgatccgccggagcacacgcggctgcgcaagtcggtgtcggcggccttcaccccgcgggccatcggccgactgcgcgatcgggtggagtcggtgaccgccgaattgctggacgcgctgccgccgaacggttccgccgatctgatcgcgagcttcgccccgcaggtgccgatcgccatcatcgccgaaatgctgggcttcccccaggacaagcgcgacgagttcctggcctggggtgacgcgggcagcccgctgctggatatcggcatctcctggcggacctggcgcgacgcctatctcgccatgggggtcatggacgactatctggaccggcatctggcgcagttgcggcgcgagccgggcgaggacatcctctccagcctggtcaccgcgggcgatctggacgaccgggagttgaaggccaccgcgagcctgctcatgggcgcgggcttcgagaccacggtcaatctgatcggcaacggcatcgtccaattgctctcgcacccggagcaattggcacggctgcgggaggatccggagctgtggccgcaggccgtggacgagatcctgcgcttcgatccgccggtcaccatgaccgcgcgaatcgccctgtgcgacaccgagatcgagggcaccaaactaccggcgggcaccgtggtggtgatgtcgctggcgggcgcgaaccgggatccgcgcaagttcgaggaccccaaccggttcgacatcacccggccgaacgccaaggagcacttgacgttctccagcggtatccacacctgtctcggtgccagcctggcccggatggagggcgtccacgcgctgcggtcgctgttcgacaacttccccgatctggccctggccggtgcgcccgaacgccgtccgctctacaccctgcacgggtacgcgcacatgcccgcgcggctcgggcatcgggccaccgcgaccgttcg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ctccctgaattctggtttctcctgatcgcggtcctgttcaccggctacttcgtgctcgagggcttcgacttcggcgtcggcatgctgctgcccatcatcgggcgcggcgacgaagtgaagaagcgcgtggtgctcaacaccatcggaccggtgtgggacggcaacgaggtgtggctgctcaccggcggcggcgccatgttcgcggccttcccggagtggtacgccagcctgttctccgggttctacctggcgctgttgctcatcctggtcggcctgatcgcccgtgcctgcgccatcgaatggcgcggcaagatcaacgacccgcgctggcgcaactggtgcgatatcggcatcgcgctcggctcctggatcccggcgctggcctggggcctggccttcgccaacatcgtgcacggcgtgaagctcaacgagcacaagcagatcgagggcaatctgttcgacctgctcaccccgtacggtctcctcggcgggctgacgacgctgctgctgttcatgctgcacggcgcggtgttcatcgcgctcaagaccggcaacgacgtccgcgacgacgcgcagcgcatcatccggctgctgttcgtccccaccgccgtggtggtggcggccttcggcatctggacccagctggcctacgggcagggctggacctggattccgttggtgctggccgtgatcgggctgctggtcgcgggcgcggcggcgacccagggccgcgacggctgggccttcaccggcaccgcggtcaccatcgcggcggccaccgtgctgctgttcgggtcgctgttcccggatgtgctgccgtccaccgtcaatgacgcgttcagcctcaccgtcgatggtcgaaacggcaccgtgtccgcgtcctcgacccattacacgctggtggtgatgagctgggtcgcggtggccctggtcccggtcgtcctggtgtaccaggcctggacctactgggtgttccgcaagcggctcaccatggagcagattccggccccgatcggactgcccatggaatccgccaa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tcaacggcgtctcatgcggtgcgattcgagctactgtccggggaaacctggcgcgacccgtaccccatgtattcccaactgcgcgagcatgatccggtccatcgggtgatccccgaggggcatgaatccgacgacttctacgtgctgtcccgccacgcggacgcgtacgcggccgcccgggaccccgaggtcttctcctcggcctccggactgaccgtcgactacgccgacctggtctccgcgatcctcgggccggtcaggcccttcgtcttcatggatccgcccgagcacaccgacttccgccgtcgcgtttccccgggattcacgccgcgccaggtgaattcggtggagccagccgttcggaagttcatcgtcgagcgcatcgagcggctgcgtgccgtgggcgagggcgacatcgtcaaggacctgttcaagcccctgcccaccatggtggtcgcccactatctcggtgtgccggaacaggattgggacaagttcgacggctggaccgagcgcatcgtgggcggcgcggtcgagggggccgggctggccgcgggcggacaggacggcttcaccgcggtcggcgagctggccgcctacttcgccgaactcatcgagcgccgccgcgtcgaacccggcgacgacaccatctcccacctgctcgcctccggcctcggcgcggacggcgacaacgagggcatcgtcgccatcctcggcttcgccttcaccatgatcaccggcggcaatgacaccaccaccggaaacctcggcggcgcggtgcaattgctcaccgccaaccccggccagcgccgcctgctggtggacgatcccgcgctcatccccgacgccatcgaggagttcctgcgcatgacctccccggtgcagggcctggcccgcgccaccacccgggacgtggagctgcacggcgtcaccattccggcgggccgcaaggtgctgctgctctacggctcggccaatcgcgacgaacgcgaattcggccccaccgcggccgaactcgacgtgcgccgcaaccccaagcgcatcatgaccttcagccacggccaccaccactgcctgggtgcggccgccgcccgcatgcaggcccgcgtggcgctggaggaactgctctcccgctgccccgatttcaccgtcgatatcgacaatgtccagtggtcgcacggcaactacgtgcgctggccggtctcggtcccgttccgggcgacg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tcgaaaacctcgctgctgcggcgcttcacctttctgctgcggcccagttggctgattctggccgtggtggtcgcgggtttcgcttacctgtgtttctcggtgctggccccctggcagctcgggaagaacacccggacctccgaacgcaatgaccggatagcgaattcggtgcacgcggacccggtggacatcaccaccgtgctgtccagcaacggcaagaacaccgagtggcaccgtgtcaccgccgacggctcgtacgttcctgattcgaccgtgctggtgcgcctgcgccacctcgacggccagcccgcctacacggtgctcgccgccttccggctcgacgacggccgcaccctgctggtggaccggggcaatatcgccgcggcccagggcggtacccatcccccggccattgccgccccgcccgccgggacccagcgtctggaggctcgggtccgcgcgtccgagggcgtcatcgagaagaaactcccgatgacggaagacggctaccgccaggtctatacgaccgacacccagcaggaggccaccgtgatgggcctccccctcacccccatccccaccgatggcctgggcggctacctccagctcgaacccggccagccgggagccttcacccccgatgccctccctcagctggacgcgggcccctacctctcctatggcctgcaatggctggccttcggcatcatggcccccttgggcctgggctacttcgtctgggcggagatccgcgcccgccgccgggagaaggccgaggccgcgcaaccggctgccaccggcgagcccgaatcggccacgcgcgcagattctcccgccgaatcccccgcagcggcgtcaccggcctccggcgaacccgccgccccggcggacccgacgccatcccccaagtccgcgaagcccaacgacccagcccctgccccgaagcccacacccaacgaggcccgcctcgccgaccgctacggcggcacccg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gcatgatcaatgcacaggatctgctggtcaccgcctatgaagaggcgcaactcgggctggccgagggcgggattccgatcggggcggcgctattcgacagcgccgggaacctgctggggcgcggccacaatcgccgcgtccagcacgacgaccccagcgtgcacgccgagaccgacgccttccgcaatgccggtcgccgccgcgactaccgcgacaccatcatggtcaccacgctctcgccgtgctggtactgcagcgggctggtccggcagttcggcatcggcgcggtcatcgtcggcgagtcgcgcaccttcaccggcggccacgattggcttgccgcgcacggggtttcggtcaccgtgctggacgacccggcctgcgtcgacatgatgacgcggttcatcgcggatcgccccgaactgtggaacgaggacataggagtggcgg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agtccacggtattgggcacgctgggcggtcgagcagggcggcgcacggtggttcctgcggttgcaggcgcggcgcgacaatccgttcgcgcgcctgatcgccacggcggaggcgctgcgggatccctacccgcagatcgaggcgctgcgcgcgcgtggccgactggtgcacagcacctactcgtcggcgaccaccgactacgagatcatccggatgatgctgcgcgacagccgattcggggcattcggtcccgacggcatcgatatgccggagtggctgcgcgcgcggctgaagaaggcgcagacgccacccaatccggtggagccgccgtccatgctgatgatcgatccgccggagcacacgcggctgcgcaagtcggtgtcggcggccttcaccccgcgggccatcggccgactgcgcgatcgggtggagtcggtgaccgccgaattgctggacgcgctgccgccgaacggttccgccgatctgatcgcgagcttcgccccgcaggtgccgatcgccatcatcgccgaaatgctgggcttcccccaggacaagcgcgacgagttcctggcctggggtgacgcgggcagcccgctgctggatatcggcatctcctggcggacctggcgcgacgcctatctcgccatgggggtcatggacgactatctggaccggcatctggcgcagttgcggcgcgagccgggcgaggacatcctctccagcctggtcaccgcgggcgatctggacgaccgggagttgaaggccaccgcgagcctgctcatgggcgcgggcttcgagaccacggtcaatctgatcggcaacggcatcgtccaattgctctcgcacccggagcaattggcacggctgcgggaggatccggagctgtggccgcaggccgtggacgagatcctgcgcttcgatccgccggtcaccatgaccgcgcgaatcgccctgtgcgacaccgagatcgagggcaccaaactaccggcgggcaccgtggtggtgatgtcgctggcgggcgcgaaccgggatccgcgcaagttcgaggaccccaaccggttcgacatcacccggccgaacgccaaggagcacttgacgttctccagcggtatccacacctgtctcggtgccagcctggcccggatggagggcgtccacgcgctgcggtcgctgttcgacaacttccccgatctggccctggccggtgcgcccgaacgccgtccgctctacaccctgcacgggtacgcgcacatgcccgcgcggctcgggcatcgggccaccgcgaccgttcg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cggcgcattggctaatcccaggcaacataaccagcgggagttcgccatactgcaaggtatgacggatgtgcggacggttcgggtcgagatcggggtggagtcgctggagggggtccggatcgccgagcaggcgggggccacacgggtggagttgtgtgcggggctcacggtcggggggctgacgcccggtccggcgctcatcgaggcggccgtcgccgcggccggccagacccaggtacacgtgctgatccggccgcgccccggcgacttccgctattcggccgacgaggtggcgctcatgcgcgccgatgtcgagcaggtgcgcgcggcgggcgcgcacggggtggtggtcggcgtgctcgacgaggacggccacatcgatccggccgccaataccgaactgctggccgccgccgacgacctcgaggtcaccttccatcgcgcgttcgacgtgtgcgccgatccggccgagggcttcgagcagttgctggaactcgggttcacccggttgctcacctcaggccgccagatctcggtgctggacggcgcgtccctgatcgcccggctggtgaatctggccgacggccgcatcgatgtgatggcctgcggcggcctgcgcgccgacaatgcccgccgggtgatcgagctgaccgggacgcgggatctgcatgcggccgtgcgcatgccggtgccgggccgcccgcagcccgacagcgaggtctccttcgccgaattcggggtgccgagcggcttcgaccacttcgccaccgacgccgatggcgtggcggccctgtgcgaggcggcccgcaaggcga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ttgcgctacagcccatacgacttcgatgcccatgccgatccgtacccttactatgccaggttgcgtagtgaggccccggtttaccgcaatgacaccgatgacttctgggctctctcgcgccacgccgacgtccaggccgcactccgcgattccgaccgtttctccagcaagaacggcctgcgcatggaacccgccttctggggaccgcaggccgagcgcttcttctccttcgtcgccatggacccgcccaagcacacccggctgcgcggtctggtgacgcgcgcgttcactgcgcaccgggtgcagtcgctggcgccgcggctgcgcgagatcgcggtcggcatgctcgaaccgctgctggcgcgcggcagtttcgacctcatggccgagtttgccgggccgtttccgaccgaggtgatctccgaactggtcggtgtgcccgagggcgatcgcgacatgctgcgcaagctcggcatggagatcatgtacaccgatgaggagtccaccgatctgcggcccgaggccatgcaggccatcggcgcgctggtcgggtactacaccgaattgaccatcgagcgcagtaggtcgcggcaggaggatctgctctccggtctgctcgacgccgccgacggcgacgaccggctcacccccgaggagatcgtcggcgtcctcatcctgctgatcggcgcgggcatcgagaccagcatgctcaccctgggcaatgcctggcatgcggcctggctgcacccggagcagcgccgcctggtcctcgacggccgcatcgacgactggatcgacgaggccatgcgctgggatccggccacccaggcccaattgcgcacggccaccgaggaaatcgagctgcacggggtgaccattcccgccgaggggcgggtgctgctgatcaccggtgcggccaatcgggatccggaggtgttcgaggatccggacaccttcgatctggatcgggacacctccggttcgctggtcttcggcagcgggcggcaccactgcctgggctcgaacctggcgctgctggaactgcggacggcgctgggcgagatcgcctcccgggtggccgatttcgaggtggacgaggcggcgtgcaagcgcatccacgcctccaacaaccgggggttcgcgagcctgccgaccacggtcacgt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ttgcgctacagcccatacgacttcgatgcccatgccgatccgtacccttactatgccaggttgcgtagtgaggccccggtttaccgcaatgacaccgatgacttctgggctctctcgcgccacgccgacgtccaggccgcactccgcgattccgaccgtttctccagcaagaacggcctgcgcatggaacccgccttctggggaccgcaggccgagcgcttcttctccttcgtcgccatggacccgcccaagcacacccggctgcgcggtctggtgacgcgcgcgttcactgcgcaccgggtgcagtcgctggcgccgcggctgcgcgagatcgcggtcggcatgctcgaaccgctgctggcgcgcggcagtttcgacctcatggccgagtttgccgggccgtttccgaccgaggtgatctccgaactggtcggtgtgcccgagggtgatcgcgacatgctgcgcaagctcggcatggagatcatgtacaccgatgaggagtccaccgatctgcggcccgaggccatgcaggccatcggcgcgctggtcgggtactacaccgaattgaccatcgagcgcagtaggtcgcggcaggaggatctgctctccggtctgctcgacgccgccgacggcgacgaccggctcacccccgaggagatcgtcggcgtcctcatcctgctgatcggcgcgggcatcgagaccagcatgctcaccctgggcaatgcctggcatgcggcctggctgcacccggagcagcgccgcctggtcctcgacggccgcatcgacgactggatcgacgaggccatgcgctgggatccggccacccaggcccaattgcgcacggccaccgaggaaatcgagctgcacggggtgaccattcccgccgaggggcgggtgctgctgatcaccggtgcggccaatcgggatccggaggtgttcgaggatccggacaccttcgatctggatcgggacacctccggttcgctggtcttcggcagcgggcggcaccactgcctgggctcgaacctggcgctgctggaactgcggacggcgctgggcgagatcgcctcccgggtggccgatttcgaggtggacgaggcggcgtgcaagcgcatccacgcctccaacaaccgggggttcgcgagcctgccgaccacggtcacgt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gaacacaattcgtcgccgcgccgccgccgggcagcgagctgaagcggatcagcggaccggcgacgcactgggtcggccagttgctgcggcagcgcaaggaccccagcggcgcggcccgcgaggacgaggcggcctacggtccgctgtacgtgctgaacatgttcggcgacaagtggatcatcgccaatggtcccgaagccgcccagcggatcctgatgaacaaggaccgggtgttcgccaacggtccggcctgggccccgctgcagggaccgttcttcgatcgcggtctggtccggctggatttcgacgagcaccgggcgcaccggtcgatcatgcagcaggccttcggccgcggcgcgctcgtctcgtatctgaaggatatgcacgagatcgccgaccggcacctgagcaagctgcccgaaggtagtgtggccgcgggcaatccggtgctcgtgcaccggcacctgcagcgcctgaccctcgacatcgtgctcgaggtgttcatgggcgcacggctgccgcgcgcggaggccgaacgcatctgcggcgcgaccatggacattctccatgccggcggcgcgatggtgcgcgtcgcgattccgggcaatcggtggtggcggggcatgcgggcgcgcaagaccatggcggccttcctcgccgagcgcattaccgagtcccgtgcgaacccgggcacggacctgctgtccatgctgtgccaggccgcgagcgaggacggtgagaagttcaccgatcaggacatcgtgaaccacatgatcttcctgctggccgcggcccacgacaccaccacgaccacgctctccggcgtcgtctacaacctggcgaaatacccggaatggcagaagcgcgcccgagagcggtccctggagctgcccttcgaactcggctacgacgagctcgccgagctgaccgagctggactggatcatcaaggagaccacccggctgtgcacgccggtgcagatcttcccgcgcgccgtgcagcaggacaccgaggtgtgcgggtacttcgtgcccaagggatcgttcgtggtggtgcccatcagcgtcaaccaccgccgccccgacatctggtcgcagcccgacgaattcgatcccgagcggttctccgacgagcgcgccgagcacaagaaccaccgggtggcctgggcccccttcggggcgggcgcgcacaagtgcatcggccagcatttcgcgggcctcgagatcaagacgatcgtgcaccagctgctgcgcgcctacgagtgggaggtgccgcaggactacgtgatgcccctggacatgagtgcgacgccgctgccgaaggacgatctgcccctgactctgcggcgt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agcccgcgtcggcgaaaacagcttgtacaagtcggttccgtctactccaaagggacacagatgagttcatctcccccgtcagcgccagatcccgaggggatcggccaggccaccaagatccgcaagcagcgccggacgcgtcggcggctggtgggcggtctggttctcctgatgggcctcgtcggagccggctgcgcggcgtcggccctgaccccgcaggctcaggtcgcgacggctaaagaggaccagtccgcgctgatccgcgagggcaagcagatctacgacacctcctgcgtcacctgccacggtgtcaacctgcagggcgtccaggatcgcggccccagcctgatcggcgtcggtgaggccgcggtctacttccaggtctcctccggccgcatgcccgcggcccgcaacgaggcgcagatcgtgcgcaagcccgccaagttcgacgcgcaccagaccgacgcgctcggcgcctacgtccagtcccagggcggcggtccgaccgtgcgacgcgacggcgacggctcggtctcgcaggaatccctcatcgcggaccgcgatctgggccgcggtggcgagctgttccgcatgaactgcgcgtcctgccacaacttcaccggcaagggtggcgcgctgtcctcgggcaagttcgcgcccccgctggtagaggcctccgagcagcagatctacctggccatgctcaccggcccgcagaacatgcccaagttctccgaccggcagctgacgccggaggagaagcaggacatcgtcgcctacatcaaggaccgcatggagaccaagtccgagggcggctacgggctcggcggcttcggtcccgcgaccgagggcctggcgatctgggtcgtcggcatcgtggtcctggtcggatccgcgatgtggatcggttcccggt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agcccgcgtcggcgaaaacagcttgtacaagtcggttccgtctactccaaagggacacagatgagttcatctcccccgtcagcgccagatcctgaggggatcggccaggccaccaagatccgcaagcagcgccggacgcgtcggcggctggtgggcggtctggttctcctgatgggcctcgtcggagccggcttcgcggcgtcggccctgaccccgcaggctcaggtcgcgacggctaaagaggaccagtccgcgctgatccgcgagggcaagcagatctacgacacctcctgcgtcacctgccacggtgtcaacctgcagggcgtccaggatcgcggccccagcctgatcggcgtcggtgaggccgcggtctacttccaggtctcctccggccgcatgcccgcggcccgcaacgaggcgcagatcgtgcgcaagcccgccaagttcgacgcgcaccagaccgacgcgctcggcgcctacgtccagtcccagggcggcggtccgaccgtgcgacgcgacggcgacggctcggtctcgcaggaatccctcatcgcggaccgcgatctgggccgcggtggcgagctgttccgcatgaactgcgcgtcctgccacaacttcaccggcaagggtggcgcgctgtcctcgggcaagttcgcgcccccgctggtagaggcctccgagcagcagatctacctggccatgctcaccggcccgcagaacatgcccaagttctccgaccggcagctgacgccggaggagaagcaggacatcgtcgcctacatcaaggaccgcatggagaccaagtccgagggcggctacgggctcggcggcttcggtcccgcgaccgagggcctggcgatctgggtcgtcggcatcgtggtcctggtcggatccgcgatgtggatcggttcccgg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gccctgctgttcctcgcctggttcgtcgccgagatcgccacccttgtcgtggtcggtcacttcatcggtgtgttccctaccatcctgctgctgttggcggggtcggccgtgggtctggtgctggtgcgctcgcaggggcggcgcgtcttccagggcttccgccgggccgcgcgcggtgaactcgatcccggcaccgccgtcgccgacggcgcgctggtcggggtcggtgcggtgctgatgttcgtgccgggcctgctcaccaccgccctgggactgctggctctgattccggtgacgcgcttcctgttccgcccgatcgtggccgccttcgccgcgcgtcggctgagccgcgtcgccaccgcggtcgggccctacggttaccgcaatgtggtcatcgaccccgacggggaggtcatcgatgccacggtggtcaccgagtactacgacgacggccagggacacggccaccgggccatcgaccc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tacgtcgtcacccagccctgctgcaacgacgcctcgtgcgtcgtcgcgtgcccggtcaactgcatccaccccgcgccgggcgaaccgggtttcgccaccgccgagatgctctacgtggacccgcgcacctgcgtggactgcggcaactgcgccaccgcctgctcggtggacgcgatcgtcccgcacaccacgctgaccccggcacagctgccgttcctcgagctcaacgcggcctactacgaggaccacccgcacgccgatcgcaccccgctggcgctggcgccgccgaagcggaagctggccccgcaccgcccgattcgggtcgcggtggtcggggccggtcccgccgggctgttcgccgccgacgagctgctgaaacacgtcggggtggcggtggacgtattcgaccggctgccgacgccgtacggactggtgcgttccggggtggcgcccgaccatcaggccgtcaagggaatcgcccggctgttcggggcgatcgagggccagccgggcttcgcctatcacctgggggtcgaggtcggccgcgacgtgtcccaccacgaactcgccgaccactaccacgcggtgatctacgcggtcggtgcgccgaacccgaaggccctgggcatcgagggcgaagagctggcgggcagtgtggccgcctcggatctggtggcctggtacaacggccatcccgatcacgtcaccgcgcccgcctcgctggacaccgcgcgagcggtggcggtgggcaacggcaatgtcgcgctcgacatcgcccgcatcctcaccgccgacccggaacgcctggcgcacaccgacatcgccgacgacgcgctcgcggccctgcgtaccagcgatattcgcgaggtcgtggtgctgagcaggcgcggaccggagtcggcggcctgcaccatcggcgagctgatcgggctggccgcgctgcccggtgtcgatgtgggcgtcgacaccggcggcactccgatcagaccggtcgacgccaagaccacgctgctggccgagctggccgcacggcccgccacgggcgcggcccgccggatcgtgctgaagttccatgccgctccggtgcgcctgaccggatcggatcgggtgagcggcatcgaaatcgcctgcacccgagtggaatccggcgcggacggcacgtcccgggtggccatgaccgaggacaccgaggtcatcgacaccggtctggtgctgcacgccatcggccaccgggcgcggcggttgcccggcctgcccttcgacgacgacgcgggcaccatagcgcaccaggacggccgggtccggccgggggtgtacgtggcgggctgggccaaacgcggcccgtccggctacatcggcaccaacaagggctgtgccgagcagacggtgaccgcgctgctcgacgacctcgatcgcggtctgctgcccacaccgggcggcacgcgacgcgccttcgagaccatcctcacccgccgggcgccgcgcgcgatcggttcggcggggtggcgggccatcgactccgcggaatcggtgctcggttccgcgaccggccggccgcgcgtcaaattcaccacctgggcggaactcgaatcggccgcccgccccgaccatgtcagttcgaaggaaagtaggacagca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tcgacgagaccatcgcctcctacagtgatctcggcttcaagtcggccatcgtgatctacgcgctggtctggatcatgctggtgtggcagttcgccctcacccgcacggtgccgaccaccgcgcgccgattggtcaccgtcggcggcggttccgacaccgccggtccggctgagccccgcgccgacgtgcccggcaaggtcgccccccgcggtgccgagcgtcccttccccgagcgcctgggcaacatggccttcgcggtcctctacgtcggcttcggcgtccacgcggcctcgatcgtgctgcgcggcttcgcaacccaccgcttccccctcggcaacatgttcgagttcatctcgatggccaccgcggccgccgtcggcctcggcctggtcctcctgcgcgaccagcgctaccgcggcatgtggtcgttcctactgacccccgtcctgatcctgctcttcctggcaggcaccaaactccacgtcgacgcggcccccgtcgtccccgccctcaagtcctactggctcccggtccacgtcaccgtcgtctccatcggctcgggtgtcttcctggtctcaggcgtagcgagtctcctgttcctctaccgcatctggcagcccgcaggcgccgagtccgacaacatcttcggccagctggcccgcctcctccccgacgcccagctcctcgaccgcctcgcctaccgcaccaccatcatcggcttccccatcttcggcgccggcgtaatcctcggcgccatctgggccgaagccgcctggggccgcttctggggctgggaccccaaggaaacctgctccttcatagcctgggtcctctacgccgcctacctccacgcccgagccacctcaggctggcgagacaccaaagccgcctggatcaacatcgccggcttcgtagccatgctcttcaacctcttcatcatcaacatcgtggtgagcggcctgcacagctacgcgggcctc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gccgtcccccatccgccctggcgcgtaccactcgtaggcgacgcgctctcgctctcggcgcgcacgcccgcccagagcatcaccgagcacgccgccgagctcggcgaggtcttcgaggtgcgggtgctgcgctatccgcgaatgctcatcgtgaattcggcgaaactggccgaaccgatcctcgacgaccggcactggacgaaggtgaacggtccggccttccgcaggctcgcgcccatggcgccgaccgggctgctgttcaccgaaaccgaggacgccgtctggaaactcgcgcacgaccggttgcaaccggcgttcagccgcaccgccatgcgcgcctatcacgcggccatgaacccggtcatcgccgagcatctgcgccgctggcgggacctgccgcaaccggtgaacatcagcgacctgacccaggatctggcctacgacgtcatcacgcgggcgggtttcggcgcccggctggaccgcgagcagcgcgccgagttcgtcgacaccatgttcgcgctgatccgaacgaccaaccggggcaaggtgattccattcctggatgccgtcgtcgggatcaatccggtaccgccgcacgccgggtcgctgcgtcggcacgtggagatggtcgtcgacagcggcaccgccgacgctccgctctcggccgcgctcgccgacaccgatccggagcggggcgcgcccctgacccggtcgcagatcatcgaccaggccgtcgtcatgctcatcgccgggcacgagaccacggccgggacggtggctttcgccctgtacgagctgtcccgccaccccgggatcgccgaccgcgcccgcgcggagatcgccgaaaccggcaggcacccgtcggaattggactacgaggacatcgccggactccggtacctgcgcgccgtcgtcgacgagaccctgcgcctgcatccggtcgcccccgccttcatccgcggtgcccgcaccaccaccgcgatcgccgaccaccgggtcacgcccgatgactggatctacctgaatctccttgcgatccatcgtgatccggccgtctggaccgacccgggccgcttctcgccggaccgcttcctgaccgggcccgccccgctcacctacaagcccttcggcgccggcgcgcgggcctgtatcggccgcgcgctggcgctgcacgaagcggtcctgacgctggcccacgtcctgcacgacaccgacctcggccagaccggctaccgcctcgacatcgaggagttccccaccctcaagccccgcggcctgacgctacgactcg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tcgcggcggtgcgttgcgggcggcggtctgtcgtccgacgctgtcgaggaattggtccggttcgacgggcccgtgcaagcggtgacccgctgggcgtacgcggacgcgcgtgtcggtggggtcgatattccgcgcggcgccaaggtggtggcggtgctcggcgcggccaaccgggatccggcccacttccccgacccggacgtcctgttgctcgatcgccgggcgggccgcaatgtgggattcgggctcggcatccactactgcctcggtgccgcgctggcgcgcgcggagctcgagatcggtctcggcctgctgctgcgcgcactgggggaattcaccgtcaccagcgtggaattcccgaacgacatggtatttcacggcccttccgcactgtggttgcggcggcggttgga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ccccgctaccatcggtgcgtgctgaatcgcgccttccagcgacttgccgatctgttcccgatgccttccccgcgggtgcagcggctcatcgccctcctggtcgtcctgacccaggccggaatctcggtgaccggtgcggtcgttcgcgtcaccgcctcgggtctgggctgccccacctggccacagtgcttccccggcagcttcgtgccgaccgcggtggccgaggtgccggtgctgcaccaggtggtcgaattcagcaatcgcatgctgactttcgtggtcacgctcgccgcggcggccatcgtgctggcagtcacgcgggcgcggcggcggcgcgaggtgctcgtgtacgcctggctcatgcccggcggaaccgtgctgcaggcggtgatcggcggcatcacggtgcgcaccggattgctgtggtggacggtcgcggtgcacctgctggcgtccatgctgatggtgtggctggcgacgctgctgtgggccaaggtcggccagcccgacgacggcgtcgacaccgtccaggtccccaagcccctgcgcctgctgaccgtgctgagcggtctggccctcagcgccaccctcgtcgcgggcaccttcgtcaccggtgcgggaccgcacgcgggcgacaagagcgtcgagaagccggtcgagcgcctccaggtcgagatcaccaccctggtacacctgcacgccgaactcctcgtcgcctacctcgccctgctggtcggcctggcctgcggcctagccgcggtcggcattaacaagaccctctacacccgcctggtcatcctcatcgccctggtcctcggccaagccgcgatcggcatcgtccagtacttcacccacgtccccgccgtcctggtcgccttccacgtcggcggcgctgccgcctgcaccgccgccaccgccgccctctgggccgccatgcgcacccgcgaacccctccccacctcgacccccgaacccgcgggcaagatcagcgc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ccccgctaccatcggtgcgtgctgaatcgcgccttccagcgacttgccgatctgttcccgatgccttccccgcgggtgcagcggctcatcgccctcctggtcgtcctgacccaggccggaatctcggtgaccggtgcggtcgttcgcgtcaccgcctcgggtctgggctgccccacctggccacagtgcttccccggcagcttcgtgccgaccgcggtggccgaggtgccggtgctgcaccaggtggtcgaattcagcaatcgcatgctgactttcgtggtcacgctcgccgcggcggccatcgtgctggcagtcacgcgggcgcggcggcggcgcgaggtgctcgtgtacgcctggctcatgcccggcggaaccgtgctgcaggcggtgatcggcggcatcacggtgcgcaccggattgctgtggtggacggtcgcggtgcacctgctggcgtccatgctgatggtgtggctggcgacgctgctgtgggccaaggtcggccagcccgacgacggcgtcgacaccgtccaggtccccaagcccctgcgcctgctgaccgtgctgagcggtctggccctcagcgccaccctcgtcgcgggcaccttcgtcaccggtgcgggaccgcacgcgggcgacaagagcgtcgagaagccggtcgagcgcctccaggtcgagatcaccaccctggtacacctgcacgccgaactcctcgtcgcctacctcgccctgctggtcggcctggcctgcggcctagccgcggtcggcattaacaagcccctctacacccgcctggtcatcctcatcgccctggtcctcggccaagccgcgatcggcatcgtccagtacttcacccacgtccccgccgtcctggtcgccttccacgtcggcggcgctgccgcctgcaccgccgccaccgccgccctctgggccgccatgcgcacccgcgaacccctccccacctcgacccccgaacccgcgggcaagatcagcgct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ccccgctaccatcggtgcgtgctgaatcgcgccttccagcgacttgccgatctgttcccgatgccttccccgcgggtgcagcggctcatcgccctcctggtcgtcctgacccaggccggaatctcggtgaccggtgcggtcgttcgcgtcaccgcctcgggtctgggctgccccacctggccacagtgcttccccggcagcttcgtgccgaccgcggtggccgaggtgccggtgctgcaccaggtggtcgaattcagcaatcgcatgctgactttcgtggtcacgctcgccgcggcggccatcgtgctggcagtcacgcgggcgcggcggcggcgcgaggtgctcgtgtacgcctggctcatgcccggcggaaccgtgctgcaggcggtgatcggcggcatcacggtgcgcaccggattgctgtggtggacggtcgcggtgcacctgctggcgtccatgctgatggtgtggctggcgacgctgctgtgggccaaggtcggccagcccgacgacggcgtcgacaccgtccaggtccccaagcccctgcgcctgctgaccgtgctgagcggtctggccctcagcgccaccctcgtcgcgggcaccttcgtcaccggtgcgggaccgcacgcgggcgacaagagcgtcgagaagccggtcgagcgcctccaggtcgagatcaccaccctggtaccacctgcacgccgaactcctcgtcgcctacctcgccctgctggtcggcctggcctgcggcctagccgcggtcggcat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ctcgtcgtcgacctcgatctctgccagggccatgccgtctgtcgggacgaggcccccgaactgttccacgtgcccagacaggggcaggtcgagatcctgcgacccgatcccggcaccgatctggaggcggcccggaccgccgtccgctactgcccgacgcaggcgctgtcgctgatagccgatcctgcgaatgaagga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ctcgtcgtcgacctcgatctctgccagggccatgccgtctgtcgggacgaggcccccgaactgttccacgtgcccggacaggggcaggtcgagatcctgcgacccgatcccggcaccgatctggaggcggcccggaccgccgtccgctactgcccgacgcaggcgctgtcgctgatagccgatcctgcgaatgaagga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gagatcgatactcgcccggtggtcctcgatcagtacacggttgacgagaccggtcggtctgggcagcggccacgcggtttggtgtacccgaccggtgtcgatgacgtggtggccgtggtcgagtgggcgcgcgagcacgcgaccccgctcatcgcgcgcggggccggcaccagcctcgaggggcatctgctggcgcgcggcgacgagctgatcgtcgacctgtcgcagtcgaacaagattctcgacgtcgcggccgaggacttcaccgccacggtgcagccgggggtcacgcggacccagctcaatacggccgccgccgaatacgggctgcagttcaccgtcgatcccggcgcggacgcgtcgctgggcggcatggccgccaccaatgccagcggcaccaccacggtgcgttacggcggcatgcgcgccaatgtgctggtgctacaggccgtcttcgcagacggcacggtgacccggctcgggcgcgcggtgcgcaaatcctcgagcgggtacgacctcaaggatctgctcatcgggtcggcgggcacgctgggcctgataaccgagctgacggtgcggctgcatccgattccggaatggattcactccctgcgcatttcgttcccgacggtgcccgacgcggtggacaccgcggtcgagatgctggggctggcgctgccggtgagccgcctggaactggtggacgcgcccagcatggcggccatcaacgccttccgcggcacctgctatgccgaggcacccgcgctgttcgtggacatcgaatccagctcggcggccgctgtcaccgccaacgagggcgagatccagcggatcgcgcacgcgcacaacgcgatcgaagtggctacggcccgcacccacggcgaccggtatgccctgtgggaggaccgccacaacctctacttcgccgtcaaggcgagcaatcccggccgccggttcctgatcaccgacaccgcggtcccctactcgcgtatcgccggagccgtcgacaccgccacccggctgggccacgaactgggcctgaacatcaccgtggccgggcacatcggagacggcaatgtgcacaccatcgtcccctacaacgaggacgaataccccggcgcacaggtcttctccgacctcgtggtgcgccacgccctcgaggtcggcggcaccgccaccggcgagcacggcatcggcctgaccaaaaagaagtacctgcgcgaggaacacggctccggcgtcgacctcatggtcgccgtcaaacgcgccctcgatccgctcggcctgttcaaccccggcaaggtcctcgacgtcgagcc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gtctccggctgctcgatcgacaacgtttggctgcgattcggctggccctcgggcatcacgccgcaggccaccaagatgcgcgagctgtggacctggtccgtgctcgctgcgctggcaatgggtgtgctggtctggggtctgaccttctggaccatcgcgttccaccgcaagaaggccgactccccggagttcccgcgccagaccggttacaacgtgccgctggagctgagctacacggcgatcccgttcgtgatcatcgcggtgctgttctacttcaccgtggtcgtgcagaactacgtgcacgagaaggtcgccgacccggatgtcaccgtcgacgtgaccgccttccagtggaactggaagttcggctaccagaaggtcgacatgaaggacggctacgtctacgacggtgtcgaccacgagcgccaggacatgaacaaggacatccaggagcgctacaaggaagcgaccaaggacggccacccgcagcccggcccgaacaacggcctgcccgcgaacgacatctcctacctgcactacgacaaggtcgagaccgtcggcacctccaacgaggtccccgtcctggtcctgccctcgggcaagaacatcgagttccagctggccgcggccgacgtcatccactccttctgggtgccggagttcctgttcaagcgcgacgtgatgccgaacccgaagcagaacaactccgacaacgtcttccagatcaccaagatcgagaaggaaggcgcgttcgtcggccgttgcgccgagatgtgcggcaccttccactcgatgatgaacttcgagatccgcgtggtctccccggagaagttcaagcagtacatggacgcccgcgtcaaggaccacaagaccaacgccgaggcgctcgccagcatcggcgagtcgccggtggcgacctccaccaagccgttcaacaccgaccgcaaggcgcgcggtaacgaactcgccgacgc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atgcgaatcgagctggcccgcccggggatgcagttcctctcgcccgagcagtacaaccagctgttcaccatgcacggcacgatcatgctgctgttctatgccacaccgatcgtgttcgggtttgccaattcggtgctgccgctgcagatcggcgccccggatgtggcgttcccgcggctgaacgcgctgagctactggctctacctgttcggcgcgacactcgccaccgccggattcgtcacccccggcggcgccgccggattcgggtggacggtgtacgtgccattgagcctcggagagtattcaccgggcaccggcgccgacatgtggatcatgggcgtcgcgttgagcggtctcggcaccattctgagcggggtcaacttcgtcaccaccgtggtgtgcctgcgcgcaccgggtatgaccatgtggcgcatgcccatcttcacctggaacatcctggtgacgagcgtgctggtgctgctgatctttcccatcctcgcggcggcggcgctggcgctgttgatcgaccggcatctgggcgcacatatatatgacgcgtccaacggtgggacgatcctgttccagcatctgttctggtatttcgggcatcccgaggtgtatgtgatcgcgctgccgttcttcggcatcgtgtcggagatcttcccggtcttcagccgtaagccgatcttcggttacaccaccctggtctacgcgacgctgggcatcggcggactctccatcgcggtgtgggcgcaccacatgtacgccaccggttcggtactgctgccgtacttctcgttcatgaccttcctgatcgcggtcccgaccggggtgaagttcttcaactggatcggcaccatgtggcgtggtcagctcaccttcgaaaccccgatgctctggtcggtcggtttcctggtgacgttcctcttcggcggcttgtccggcgtggtgctggccagcccgccgctggatttccacatctccgactcgtatttcgttgtcgcgcacttccattacgtactgttcggcaccatcgtgttcgccaccttcgccggcatctacttctggttccccaagatgaccgggcggctgctcgacgaacgactgggcaaaatccacttctggaccacgttcatcggcttccacaccacgttcctggtccagcactggctgggcacccagggcatgccgcgccgctacgcggactatctgtccagtgacggatgcaccaccctgaacacgatttccaccgtcggctcgttcgtactcgggttctcgatgatcacgttcgtatggaacatcttcaagagttaccggtacggcgaggtcgtgaccgtggatgatccctggggctatggcaattcgctcgagtgggcgacctcttgcccaccgccccggcacaatttctacgaaatgccgcgaatccgatcggagcggccggcgttcgagctgcattacccgcacatgatcccgcgcatgcgcgccgaagcgcacatcacccttttcggtccacgccggaccggacaggtcaccgaggccgggccagtagatacgcccaccgaacat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aacccggaccgctacccacccgcgtgtcgaacgcggtgtctcccccgccggggacccggcgtggatcgtgcgcgactacgcgacgatcaagaagctgctcaccgactcacgcatcaaccgtttcccggacccggccgtcgccgacccgccgcgcttcaccctggcggagatcctgcagttcaagcaggtcgatcccgacgctcccccgccgccggacgatctggtgcgacgcatggtcgccacctcgttctccccgcgccgcatgcgggcgatcgagccagccgtcaatgccatcacccgcgaactcatcgaggacatgcgccgcgacggcccgccggccgacatccgcaccgctctcgccgagccgctgtcctcgcacgtgatcagcgaattgctcggcatacccgccgaggcgcgggcggcggtgcgcgaatggtccgatgcctcggtcgatctggccgaccgcgaacgatccgtgcgcgccgaccgtgagctcaaagcgttcatgaacgaactggtcgaggcgaagacgcggcaacccggcgaggacatcctctccgacatggtgcgcttcagtgccaatgaaccgcagctggccgggcgggatctggtcatcgggatggcggcgggcctgcgcttcgcaggccagatcaataccgtgacgctcatcgaccgcggcctattcctgctgctcacccgtccgatcgaacgggcgacgctcgccgactcgaagaccctcgagcgagttgtcgaggagatccttcgtttcccgcacccggtgcagcgccggatcgcgggcgtgccgcggtatgcgcgcgccgatatcccattgggcggccacgtgatcggtgagggtgacctggtcatcctggagcttgacgacgcgaacctggatccgggtgtgttcgccgatgcagaatcgttctgtcccgagcgcaccgagaacccccatttgtccttcgggtacggcccgcactactgcgtcggcgcggccttggcacgcatggagctgaagtcggtgttcggcaatatcttccagttgctgcccgacctgcgcatcgatggcgacccgggggcgctggaaccgcgtcgccatcaactctccggtggtgtcatggcactgccggtcacctggacacgggg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aatgcgcgtcctcggcgacgcgctgctcgatcgggtcgagcccaccgagctcaccggcccggtcgaatacacccgcagcaacaagcacaccggcgtccggcacatgccggtccggctgacgccgc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accagatccaagcggacttggaccgggcgcgcgggccggacgtactttccggcggtggctatcgcattacctgagctctaccgcacgacggtgggcaagaaggccgtgatggcggtgaccgggggcatcctggtgctgtatctcatcgcccacatggccgggaacctgaagatctttctgggcgcgtccgccttcaaccactacgccgagtggctgcggaccatcggtgaacccgccattccgcaccgcgggctgctcacggccgtggaggtggtgctcgcggtgagcgtgatcctgcacatgtggtcggcggtctcgctggcccgcacggcgcgccgcgcgagacccgtccggtacgcggcgcggcgcaagtcgcacgcgcacgggtatgccgtgcacaccatgcggtggggtggggtgatcatcgcgctgtatctggtctggcacctgctggatctgaccttcggcgcggtgaatcccttgggccgcaacgcgactccgtacgagaaggtcgtcgccgacttcgcgccgtcgcactggtacgtcacggtgttctatgtcctggccgtggtcctggtgggcgtccacctgcggcacggcattcgcagcgccttccagaccctcggcctggcaagcggttccagttacccggcctttgaccggctggcggccgccgtctcggccctgctggtcgcgggcttcctgtcggttccggtctccgtcacgctcggatgggtga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gatgaagtgaacggtcggggtggcggggcggtggcgctgcgggagccggctactgcggcgggatcgtggctgctgggatcgactgtgcggttgctgcgggatccgctcggggaggggatgcgcgggtatgccgaatgcggtgatgtcacacgactttcctatggggcgatcgcgcgggggcgcacctcgtacgtgatcaaccaccccgatggggcggcgcatgttttcgctgctgcggcgggggcggactatcgcaaggatgggcggctgtatcagccgattcgggacatgctcggggatgggctgctcaccagccaggatgaggtctggctgcggcagcggcggctgatcgcgcccttgttcaccacccggggcgtgaacggatatgtggcggcgatgaccggtgaagtgggtctgctggccgcgcaatggcgtgctcggtccggtggtgtcgtcgatctgcgcgccgagatgaccgggctgaccctggggatcgtgaccagggtgctgttcggtgcggatgcgacgagcatggcgccggtgctgcgggcggggtttccggtgctcgggcgcgcggtgttgcgccgggccatggtgccgaaaccgacaccgctgcactggcctacacccgccaaccgtcgtatcgctcgcacgcaagaacggattcgcgtcgtctgtgacgagatcatcgccgcgcggcgggccgcgccggagcccggcatcgacctgatcgggcggctgatcgccgcgcgcgacggggatgacgcactgtccgacaacgagattcgcgatcaggtgaaagtgttcctgttcgccggtcacgacaccaccgccaccctgctgacgttcgcgctgcatctgctgggcaggcaccccgaggtgcaggcgcgcgtccacgacgaggccacccgcgcactgccggccgaaccggccgccgaggacctggccggcttgccgtacaccacgatggtgatcaaggaagctgcccgtctctacccgcccgcgccctacatctcccggcggacgtcacgggacaccgacatctgcggataccggatccccgccggtgccgacctcgcggtctccccctgggtgatccaccaccgagaagacctgtggcccgacccgttccagttcgatccggaacgattcacccccgaacgggaagcgcaacgccacaaattcgcctggctgcccttcggtcaaggcccccgcggctgcatcggctaccgcttcgccatgctcgaggccgtcctcaccctggccatcctggtccgcgacttcgagttcacctgcgacccgggcgacgtccgcgtcaccaccgatctcgtactgcacccggtcggcgcggtcccctgccggatccgcagccgccccatccccgcccgaggagaagttc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ctgccccgcgttctacgctgttggacaagcgattcagccgcaacggtgcggcacgtgcgaagggaatcggcatcgtgagcaccacatatccgcccggaccccatctgccgcgtgccatacagaccgcgctctacgcccgatggcgcggacggctgctacagacggcggcccggcggtacggcgaggtgttcaccctgcatctggtcgccccctacgccgagaatctggtggttttctcgcggccggagcacattcgggagatcttcgcgggcgacccggcggatctgcatgccggggagggcaatcggctgctggtgcacatcatgggcgagcattcgctgctgctgaccgacgagggcgaacacgcgcgggcgcggcggctgctcatgccggcgttcgtggggtcctcgctgcgggggtatcgcgcgctggtggacggcatcgccaaggcgcacgtcgaccgatgggtctccgggtcgaccgtgcacaccctggatcgaatgaacgaactgacactcgatgtcatcatgcaggtggtgttcggcatgaccgacgaacgccgccgcgaccggctggccccgcggctgcgtcgcatcgtgaacatcaatccgatcatgttcttcggctggaagtatccacggctggagcggcgcgggccgtggaagcggttccgcgagaaccagaacgccatcgacgaactgctctacgccgagatcgtggagcggcgcgcgcatccggatccggacgcgcgcgccgatgtgctgtcgcggctgctggcggtcggatccggcgagaatccttccgacgcaccgctctccgacgccgaactgcgcgaccagctggtgacgctactgctggccggacacgaaaccaccgcctcggcactgtcgtgggcctgccacgagctggccgccaatcccgacatccaggaccaggcccgccgggccgcccgcgacggggacgagaagtacctcgaggccgtcctcaaagaggcgatgcgcctgcacacggtgatcgcggccaccggccgaaaactgacccgcgacatgaccatcggcggctacgccctcccgaagggcaccatcgtctcgacctcgatcctgctcgcccaccaacgccccgaagccttccccgacaccctcaccttccgccccggccgattcctcgacggttcggtcgccgccaacacctggctgcccttcggcggtggcgtccgccgctgcatcggagccggcttctccctcatggaaggcaccgcggtcctccgcgaaatcctcacccgctaccggctttccctccccgccggcaccaccaccgaacccgcccgaatccgcaacatcacccacattccggcccacggggcccgtgtcgtggtcaccgccgacaccacggtcccggatggaaaat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ctgccccgcgttctacgctgttggacaagcgattcagccgcaacggtgcggcacgtgcgaagggaatcggcatcgtgagcaccacatatccgcccggaccccatctgccgcgtgccatacagaccgcgctctacgcccgatggcgcggacggctgctacagacggcggcccggcggtacggcgaggtgttcaccctgcatctggtcgccccctacgccgagaatctggtggttttctcgcggccggagcacattcgggagatcttcgcgggcgacccggcggatctgcatgccggggagggcaatcggctgctggtgcacatcatgggcgagcattcgctgctgctgaccgacgagggcgaacacgcgcgggcgcggcggctgctcatgccggcgttcgtggggtcctcgctgcgggggtatcgcgcgctggtggacggcatcgccaaggcgcacgtcgaccgatgggtctccgggtcgaccgtgcacaccctggatcgaatgaacgaactgacactcgatgtcatcatgcaggtggtgttcggcatgaccgacgaacgccgccgcgaccggctggccccgcggctgcgtcgcatcgtgaacatcaatccgatcatgttcttcggctggaagtatccacggctggagcggcgcgggccgtggaagcggttccgcgagaaccagaacgccatcgacgaactgctctacgccgagatcgtggagcggcgcgcgcatccggatccggacgcgcgcgccgatgtgctgtcgcggctgctggcggtcggatccggcgagaatccttccgacgcaccgctctccgacgccgaactgcgcgaccagctggtgacgctactgctggccggacacgaaaccaccgcctcggcactgtcgtgggcctgccacgagctggccgccaatcccgacatccaggaccaggcccgccgggccgcccgcgacggggacgagaagtacctcgaggccgtcctcaaggaggcgatgcgcctgcacacggtgatcgcggccaccggccgaaaactgacccgcgacatgaccatcggcggctacgccctcccgaagggcaccatcgtctcgacctcgatcctgctcgcccaccaacgccccgaagccttccccgacaccctcaccttccgccccggccgattcctcgacggttcggtcgccgccaacacctggctgcccttcggcggtggcgtccgccgctgcatcggagccggcttctccctcatggaaggcaccgcggtcctccgcgaaatcctcacccgctaccggctttccctccccgccggcaccaccaccgaacccgcccgaatccgcaacatcacccacattccggcccacggggcccgtgtcgtggtcaccgccgacaccacggtcccggatggaaaa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accacggcacatcgatccaagaccgccgatcggctggcggcgcaggccgacgctgcggatgagcggtaccgagctgccgcattcctgaaaagatcgatcaacaaggtctttccgacccactggtcgttcctgctcggagaaatagcgctctacagcttcatcattctgctgctctccggcgtctatttgaccttgtatttcgatccgtccatgcaggacgtgacctacaacgggtcctatcagccgctgcgcggggtcaccatgtcccgcgcctacgagaccgcgctgaatatctccttcgacgtccgcggcggactgttcgtgcggcaggtgcaccactgggccgcactgcttttcaccgcgtccatgatcatccacatgtgccgggtgttcttcaccggcgcgttccgcaagccgcgcgaggccaactgggtgatcggcgcgctgctgttcatcatggccatgttcgagggcttcttcggctactcgctgcccgacgacctgctctcgggcaccggcctgcgcgccgccttcgccggcatcacgctgggcagcccggtcatcggcacctggttgcactggctcatgttcggcggggacttccccggcaccatcatcattccgcggctctacatcgcgcacgtcctgctgctgcccgaaatcatgctggcgctcatcggggttcacatcgcgctggtctggtatcagaagcacacccagtacccggggccgggccgcagcgagaagaacgtgatcggcacccgcatcgtgccggtgttctcgctggaccagggcgcctacttcgccttcaccctgggcgtgctggccatcatgggcgggctgctgcagatcaatccgatctggaacctggggccctacaacccctcccaggtgtcggccggcacccagcccgacttctacatgatgtggaccgacggcttcctgcgcctgttcccggcctgggaggcctaccccttcgggcacaccgtcccgggcgcgttctcggtggcgctgttcatgccgctgatcttcacgctgatcatcgcctacccgtggatagagaagcggcctcac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accacggtacatcgatccaagaccgccgatcggctggcggcgcaggccgacgctgcggatgagcggtaccgagctgccgcattcctgaaaagatcgatcaacaaggtctttccgacccactggtcgttcctgctcggagaaatagcgctctacagcttcatcattctgctgctctccggcgtctatttgaccttgtatttcgatccgtccatgcaggacgtgacctacaacgggtcctatcagccgctgcgcggggtcaccatgtcccgcgcctacgagaccgcgctgaatatctccttcgacgtccgcggcggactgttcgtgcggcaggtgcaccactgggccgcactgcttttcaccgcgtccatgatcatccacatgtgccgggtgttcttcaccggcgcgttccgcaagccgcgcgaggccaactgggtgatcggcgcgctgctgttcatcatggccatgttcgagggcttcttcggctactcgctgcccgacgacctgctctcgggcaccggcctgcgcgccgccttcgccggcatcacgctgggcagcccggtcatcggcacctggttgcactggctcatgttcggcggggacttccccggcaccatcatcattccgcggctctacatcgcgcacgtcctgctgctgcccgaaatcatgctggcgctcatcggggttcacatcgcgctggtctggtatcagaagcacacccagtacccggggccgggccgcagcgagaagaacgtgatcggcacccgcatcgtgccggtgttctcgctggaccagggcgcctacttcgccttcaccctgggcgtgctggccatcatgggcgggctgctgcagatcaatccgatctggaacctggggccctacaacccctcccaggtgtcggccggcacccagcccgacttctacatgatgtggaccgacggcttcctgcgcctgttcccggcctgggaggcctaccccttcgggcacaccgtcccgggcgcgttctcggtggcgctgttcatgccgctgatcttcacgctgatcatcgcctacccgtggatagagaagcggcctca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atatcgacgccccggaccggatcgaatccatcggaccggagttcttcgccgatccgcatgcccattaccgccgctggcgcgagcacgacgtggtgcggcaggtgcgcttcccggatggcatcgtgcgctggatcatcctggactacgccgagggcagggccgcgctcaacgatccgcgcctgcgcaaggacgccgccgtcaacaacgcgctgctcaaccgcaagcgcgaggtgccgcagtcggatccgaacacccaggccctgctcaccaatatgctcaacaccgatccgcccggtcacacccggctgcgcaagctggcgacccgtgccttcaccccgcgccgggtggccgcgttggagccgcggatcgaggagatcaccaccgacctgctcgacgccatggcgggccgcgccgaggcggacctgttgcgtgacttcgccgaaccgctgccgatcacggtgatctgcgagctgctgggcgtgcccctcgaggaccgcgcggacttccagaactggaccaaggcgctggtcgcggtcgcgggctacgaggaggaacgcgcccgcgcctccctcgccatggccgcctacctgaagcagctggtgcgggccaagcaggagcagcccgccgcggacctgctgtccgcattgagcgtgcccgccgacgacggcgacatcctcaccgagtccgaactcgtcggcatggccttcctgctgctggtcgcgggccacgacaccaccgtgaacctgatcgccaacggcaccctcgccctgctgcgcaaccccgagcagctgcacgcgctgcgcgccgaccccgagggtatccccgccgccgtggaggagttcctgcgcttcgacggcccggtcaatatgagcaccctccgccacaccaccgagccgatcaccatcgccgaaaccaccatccccgcgggcgaattcgtgttcgtggcgctcgtctcggccaaccgcgacccggaccgctaccccgcacccgacactctcgaacccgaccgcgacaccaccggccacctcgccttcggccacggcatccacttctgcgtcggcgcgccgctggcccgcctggaggcgcgcatcgccttcgcggggttgctctcccgtttcccgaacctgcgcctggcaccggccgcggacaacctcacctggcaccagagcaccctcattcacagcctgcaggaactcccggtgctgctcgat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atatcgacgccccggaccggatcgaatccatcggaccggagttcttcgccgatccgcatgcccattaccgccgctggcgcgagcacgacgtggtgcggcaggtgcgcttcccggatggcatcgtgcgctggatcatcctggactacgccgagggcagggccgcgctcaacgatccgcgcctgcgcaaggacgccgccgtcaacaacgcgctgctcaaccgcaagcgcgaggtgccgcagtcggatccgaacacccaggccctgctcaccaatatgctcaacaccgatccgcccggtcacacccggctgcgcaagctggcgacccgtgccttcaccccgcgccgggtggccgcgttggagccgcggatcgaggagatcaccaccgacctgctcgacgccatggcgggccgcgccgaggcggacctgttgcgtgacttcgccgaaccgctgccgatcacggtgatctgcgagctgctgggcgtgcccctcgaggaccgcgcggacttccagaactggaccaaggcgctggtcgcggtcgcgggctacgaggaggaacgcgcccgcgcctccctcgccatggccgcctacctgaagcagctggtgcgggccaagcaggagcagcccgccgcggacctgctgtccgcattgagcgtgcccgccgacgacggcgacatcctcaccgagtccgaactcgtcggcatggccttcctgctgctggtcgcgggccacgacaccaccgtgaacctgatcgccaacggcaccctcgccctgctgcgcaaccccgagcagctgcacgcgctgcgcgccgaccccgagggtatccccgccgccgtggaggagttcctgcgcttcgacggcccggtcaatatgagcaccctccgccacaccaccgagccgatcaccatcgccgaaaccaccatccccgcgggcgaattcgtgttcgtggcgctcgtctcggccaaccgcgacccggaccgctaccccgcacccgacactctcgaccccgaccgcgacaccaccggccacctcgccttcggccacggcatccacttctgcgtcggcgcgccgctggcccgcctggaggcgcgcatcgccttcgcggggttgctctcccgtttcccgaacctgcgcctggcaccggccgcggacaacctcacctggcaccagagcaccctcattcacagcctgcaggaactcccggtgctgctcg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gccatcgtcaccccgacttcgcgcaccgtcgccccgacctcgcaccggttgccgccgggaccgcttggcgcacaccgcattccgcggcacgtggccgcgctgcgcaccgatgccgcgggcctgttcgcgcggctgcgccgcgattacggcgataccgtccggctcccgctcggcctgctgacggccaccctggcgttccacccggacgccatcaagcatgtgctgcaggacaacaacgccaactacgtccgcggccccggctacgagcgcttccggctcttcatgggcgacgggctgctcaccaccgacggcgacgcctggcgtgagcgccgccgcacggtcaacccgctgttccatcgcagcgccgtcgagggcatggtcgataccatggcgtccgcgaccgccgtcgtgctcgaccgctgggagcggcacggccgcagcggatacaccggcgacgtgctgcccgccatgatgcgaatcaccctgggcgcgttgggccggatcatgttcgacgccgatctcgacggcgaccgccgacgggtcggcgcggccatggagacggcggtcgaggccatggtgttccgcggcactgtgcccgaactgctgcccccgtgggtgcccttcccgtcgaatctgcgcatcgcccgcgcccgcgccgacctgtacgccgtgctcggccgggccgtcgccgcgcaccgcaccggtgcgggggccgggcggccggacctgatcaccctgctgctgaccgccgccgagtcgccggacggcccggcgctcaccgacgcggacgtgcgcgatgagctgatgaccgtcttcatggcgggccacgagacgaccggcaccggattggcctgggcgctacacgaattggcgcacgcgccggtggcacaggagcggatgcgagaggaagccgatcgggtgttcggcggccgcgcgccggtggcggccgacctgccgcagctgacctacacggggatggcggtcgaagaatccctgcgcctgcacccgccgatctgggtctatccccgcgcgagccgggccgccgacgaactcggcggctggcacgttcccgcaggcgaatgcgtgttcctcagtccctatgtgacacaccggcatccggactactgggtgacgccggagcggttcgatccggagcgtttcaccgagaccgccaagcgaaatcggccccggtacacctacttcccgttcggcggcggtcagcgcaaatgcgtgggcgaggcgatggccaccacccagatgcggctcaccctggcgatgctggtgtcccggttcacgatccaccccgccggacccggtgaccccgcattgcggacggcggtgtccctgcgccccgtcggcggcctgcccctgcgcatcgtcccgaggcact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gccccagagatgaacgccccagccgaggaccaggatccggccgtcgtggacgcgctgatccggctcttcggacccgacggccgcgccgacccgtacacccccgcccgcgtcctgcgcgatgccgggcccatccaccgcaccccgctcgggcatcacgtgctcacccggtacgaggactgcgccgcggtgctgtccaccaccgcgtggagccacgccgaggaggcggggatgatgcacccgaccgtcgaacccgaggacgcgcccgaggaactgcccacctcgttcctgtggatggagccgccggaccacacccggctgcgcaatctggtcaccaaggggttcaccccgcgcatggtgacccgattgcggccgcgcatcacccaactcgccgaacagctcgtcgaccggtcgctcgaggagggcgaattcgatctggtcgagaacatcgcctacccgctgccgctgatcatcgcgtgtgagctcatcggcgtgcccgaggaggcctacgagcaggtgcaccggtggtcgcaggatctggcgcgcggtttcgaccacgactacaccctgcccgcggcatgtctgacggcgcgcagcgcggcctcgcgcgggttcatgggctacttccgggaattgctcgaccagcgtcgcgccgatccgaaagacgatctgctgagcgccctctcactggtcgaggaccgcggcgacgtgctcaccgaacaggaactgctggccacctgcatcaccaccttcgtggccgggcacgagaccaccgccaacctcatcggtaccggcatgctgcgcctgctgcgcgcccccgaccaggtccgggccctgcgtgaacgaccggaactgaccgcctcggcaccggacgagctgctgcgcctggagccgtcggtgcagatcaccacccgtgccgccacccgaccgatcacggtggcgggccacgacttcgcgcccggcgacggtgtcgtggtactgatcaactcggccaaccacgacgaacgggcgttccccgacccggaccgcaccgacgtggcccgctactccgacccgatgcgccccgccaagaagcacctcggtttcagcctcggtatccactactgcctcggcgcacccttggcactgctcgaaatggaagtgctgcgcgacgtgctcctgcgcaaggtcgccgccatggaaccgatctcggaaaacccgcccttcaagccgaacgtggtgatccgcggcctggaatccctgcgggtgggtttccggccc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ccccagagatgaacgccccagccgaggaccaggatccggccgtcgtggacgcgctgatccggctcttcggacccgacggccgcgccgacccgtacacccccgcccgcgtcctgcgcgatgccgggcccatccaccgcaccccgctcgggcatcacgtgctcacccggtacgaggactgcgccgcggtgctgtccaccaccgcgtggagccacgccgaggaggcggggatgatgcacccgaccgtcgaacccgaggacgcgcccgaggaactgcccacctcgttcctgtggatggagccgccggaccacacccggctgcgcaatctggtcaccaaggggttcaccccgcgcatggtgacccgattgcggccgcgcatcacccaactcgccgaacagctcgtcgaccggtcgctcgaggagggcgaattcgatctggtcgagaacatcgcctacccgctgccgctgatcatcgcgtgtgagctcatcggcgtgcccgaggaggcctacgagcaggtgcaccggtggtcgcaggatctggcgcgcggtttcgaccacgactacaccctgcccgcggcatgtctgacggcgcgcagcgcggcctcgcgcgggttcatgggctacttccgggaattgctcgaccagcgtcgcgccgatccgaaagacgatctgctgagcgccctctcactggtcgaggaccgcggcgacgtgctcaccgaacaggaactgctggccacctgcatcaccaccttcgtggccgggcacgagaccaccgccaacctcatcggtaccggcatgctgcgcctgctgcgcgcccccgaccaggtccgggccctgcgtgaacgaccggaactgaccgcctcggcaccggacgagctgctgcgcctggagccgtcggtgcagatcaccacccgtgccgccacccgaccgatcacggtggcgggccacgacttcgcgcccggcgacggtgtcgtggtactgatcaactcggccaaccacgacgaacgggcgttccccgacccggaccgcaccgacgtggcccgctactccgacccgatgcgccccgccaagaagcacctcggtttcagcctcggtatccactactgcctcggcgcacccttggcactgctcgaaatggaagtgctgctcgacgtgctcctgcgcaaggtcgccgccatggaaccgatctcggaaaacccgcccttcaagccgaacgtggtgatccgcggcctggaatccctgcgggtgggtttccggcccg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tatgtgatcacgccgcgttgttgcaacgacgccagctgcgtacccgagtgtccggtcgattgcattcgtcccacgcctgagcaacgcgagttcgccacgaccgaacagctctacatcgacccggatacctgcatcgactgcggcgcctgtgtcgatgcctgcccggtcgacgcgatcttctccgaggacgatctgaccgcctcgctggctcgcttccgcgatatcaatgccgcctacttcggccggcatccgctggagtccaacttcgagccgctggtcgcgccctcccgtgcgcccaaggaactgggcacgctgcgggtcgccatcatcggtgcgggccccgccgcctgctacgccgccgaggaactgctgcggcgcgccgacgtcgaggtggagctgttcgaccggctgcccactccctacggcctggtgcgcgccggtgtcgcgcccgaccacccgggcaccaagaacgtggcgggcctgttcgagtcggccttccggcgcgaggcgctggcctaccggttgaatgtggaagtcggcaagcacatctcgcacgccgaactgctcggccaccaccacgccgtcatctacgccgtcggcgcggccaccgaccgccacctcggcgtccccggcgaggacctgcccggcagccattccgcccccgagttcgtggcctggtacaacggccacccggacttcgccgaccgcgagttcgacctctccggcgagcgggccgtcatcgtcggcaacggcaatgtggccctggacgtggcccgcgtgctcaccgtgaacccggacgaactggccaagaccgatatcgcggaccacgccctggatgcgctgcgccgcagcaatatcaaggaggtcgtggtgctgggtcggcgcggtccgctgcaggccgcctacacctcgccggaattcctggccctggggtatctgaagggcgtcgacatcatcgtcgatcccgaggacctggtgctggacccggcctcgcaggccgaactggacgacccgcaggtcgagccctcgctgcagctcaagtacaccctcgcccaggaatacgccgccgggacccgcaacctggacaacaggcgaatcgtgttccgctacctggtctctcccaccgccatcaccggcgacgggaaggtcgagggcatcgagtacgtgcacaacgagctggtcgaggagaacggccgcaccgtggcccgcgcctgcgatcgcaccggcgcgctggaagcgtcgctggtgctgcggtccatcggctacaagggcgagcccgtcgccgatgtcccgttcgacgagtcccgcggcgtcatccccaatgacaagggccgagtcctggccgacggcaacccggtccagggcgtgtacgtctcgggctggatcaagcgcggcccgcgcggcgtcatcggctccaaccgcgtggattcgcaggagaccgtcgatgcgctgatcgaggacttcaccaacggcaaactggctgccccgcaaggcgaccgggccgcgctggacgcgctgctcgccgagcgtcagcccgatcagatcggccgcgacggctggaaggccatcgacaccgccgagaagacggccggcaaggccggtggccgcccgcgggtgaagttcaccaagatcgaggacctgctcaaggccgccaag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cagacgttgtcaccttcgacgactcgtatttcgttgacccgcacgagttctaccgggaggttcagcggcgcgggccgatccatcggttcgtcacgccgtccggggtacagggctggctggtcaccggcgaccggttggcccgaaccgtactcaccgacccgcggatcagcaagagccgcgacaccatgctcggggtgtcgagtgccgacgagaccgagatccggttgcggcaacgggtgctgcgccggggcaccgagtgggttgtctcgcacatgctcggctccgatccgcccgatcacactcgcctgcgtaatgccgtcgccgacttcttcaccccggccgccgtcgccgccctgctccctcgaatcgacgcgctggcagcggaattcgttgattcgatggatccgggcgcgcccgtcgatctggtatcggctctcgcctgtccgttgccggtggcgatgatctgcgagatcaccggcctgccgcggaagcaccacggacgca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cagacgttgtcaccttcgacgactcgtatttcgttgacccgcacgagttctaccgggaggttcagcggcgcgggccgatccatcggttcgtcacgccgtccggggtacagggctggctggtcaccggcgaccggttggcccgaaccgtactcaccgacccgcggatcggcaagagccgcgacaccatgctcggggtgtcgagtgccgacgagaccgagatccggttgcggcaacgggtgctgcgccggggcaccgagtgggttgtctcgcacatgctcggctccgatccgcccgatcacactcgcctgcgtaatgccgtcgccgacttcttcaccccggccgccgtcgccgccctgctccctcgaatcgacgcgctggcagcggaattcgttgattcgatggatccgggcgcgcccgtcgatctggtatcggctctcgcctgtccgttgccggtggcgatgatctgcgagatcaccggcctgccgcggaagcaccacggacgcat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gtacgaaaagccgtggtgaatcaccgaattcagtgccgcgccgccggggtgctggagcgctacccgtccgtgccgcgcgcgctcgcgaccccgccgccgggtagcgggctcaaaccggtgatgggtgattccggcccgcccggcatcggccacgtggtggccaccctcgccgatccgctcagcttcggccgcgagcgcatgaagctcttcggaccggtgcagtggatggggatcttcggccgccaggtcgtcggcctcggctcgcccgcggccttcgaggaactgctgctcgaccgcaaacacgtcttctccgcgcagcggggctgggaattcctcatcggccccttcttccgcggcggaatcctgttgcgcgacttcgacgatcacacctaccaccgccgcatcctgcagcaggcattcacccgcccgcgcctgatcggctacctcaacctcaccaccccgcgcatcgtgcgcggcgtcgaatcctggcggcccgcatcggatttcctgctctacgaccacgtcaagcgcatgctgctggagcaggccaccgtggtcttcgctggcgcggaactcggccccgagggcacccgcctctcgcgcgccttcgaggacgccgtgcacggcggcgcggccatcatccgcacgaatattcccgggggagtgtggaatcggggcctgcgcggccgccgcctgctcgaggactacttccgccgcgaactgcccgccaagcgcgccggcgacggtgaggatctgttcagcgtgctctgccacgccgagaccgaggacggcgaatccttcaccgacgccgacatcgtcgaccacatgatcttcgtgatgatggccgcccacgacaccagcaccctcgccatctccatgctcgcctacgaactggcccgccacccggactggcagcagcgcctgcgcgaggaatcgcaggccctgggcaagcccaccctcgactacgcagacctggaccggttgccgagcctggagagggccttccgcgaaaccctgcgcatgtacgccccggtcggccagatggtgcgagaagccctggcggacaccgatatcgcgggctacttcatccccaagggcaccctggtcatggccggaccctattccatgatgcgcaatgccgagtactggcacgaccccgacgtcttcgaccccgaacgcttcgatcccgctcgcgccgaagacaaatcccaccgcttcgcctggccccccttcggcggtggcgcgcacaagtgcataggccgctacttcggcggcatgaccgtcaaggcgaccatgcaccagatgctgctcaactacggctggaccgtcccgcccggctaccacgttcccctggtagccggaacgggccccatgcccgccgacggcctcccgatcgacctgcgccg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tgtacgaaaagccgtggtgaatcaccgaattcagtgccgcgccgccggggtgctggagcgctacccgtccgtgccgcgcgcgctcgcgaccccgccgccgggtagcgggctcaaaccggtgatgggtgattccggcccgcccggcatcggccacgtggtggccaccctcgccgatccgctcagcttcggccgcgagcgcatgaagctcttcggaccggtgcagtggatggggatcttcggccgccaggtcgtcggcctcggctcgcccgcggccttcgaggaactgctgctcgaccgcaaacacgtcttctccgcgcagcggggctgggaattcctcatcggccccttcttccgcggcggaatcctgttgcgcgacttcgacgatcacacctaccaccgccgcatcctgcagcaggcattcacccgcccgcgcctgatcggctacctcaacctcaccaccccgcgcatcgtgcgcggcgtcgaatcctggcggcccgcatcggatttcctgctctacgaccacgtcaagcgcatgctgctggagcaggccaccgtggtcttcgctggcgcggaactcggccccgagggcacccgcctctcgcgcgccttcgaggacgccgtgcacggcggcgcggccatcatccgcacgaatattcccgggggagtgtggaatcggggcctgcgcggccgccgcctgctcgaggactacttccgccgcgaactgcccgccaagcgcgccggcgacggtgaggatctgttcagcgtgctctgccacgccgagaccgaggacggcgaatccttcaccgacgccgacatcgtcgaccacatgatcttcgtgatgatggccgcccacgacaccagcaccctcgccatctccatgctcgcctacgaactggcccgccacccggactggcagcagcgcctgcgcgaggaatcgcaggccctgggcaagcccaccctcgactacgcagacctggaccggttgccgagcctggagagggccttccgcgaaaccctgcgcatgtacgccccggtcggccagatggtgcgagaagccctggcggacaccgatatcgcgggctacttcatccccaagggcaccctggtcatggccggaccctattccatgatgcgcaatgccgagtactggcacgaccccgacgtcttcgaccccgaacgcttcgatcccgctcgcgccgaagacaaatcccaccgcttcgcctggccccccttcggcggtggcgcgcacaagtgcataggccgctacttcggcggcatgaccgtcaaggcgaccatgcaccagatgctgctcaactacggctggaccgtcccgcccggctaccacgttcccctggtagccggcacgggccccatgcccgccgacggcctcccgatcgacctgcgccg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cgctccgaactacgctggggccatgtcgtcagcgcagggaccggccgcagaatcggacgtttcggtcagggggtcggggtcgggggtgaggttcgcggcgattgcggcgctcgggggcgcggcggctgcgctggtggcggcgctggtcgtggcgctatcggcggcgcaggcgctgacgctgctggggattccggatccggggccgttgactacgtacgggttgcctgcggtgcgggccgtggcggatttcgcggcggcgttgacggtcgggtcgctgttgttcgcggcgttcttcgtgccgccgcagggcagtggggtgctggatgtcggggggtatcgggcgctgcggcgggccgggaacgcggcgctggtgtgggcgggtgcggcggctttgctggtgccgttgaccctttcggacaccaccgggcaaccgctggtggattcgctgcggcccgagcaggtgtggcgggccgcggacaaggtcgatgtcgccgggtcgtggcggttcaccgtgttcatggtggtggtgctggctgtgggctgccgggtcgcgttgcgctggggctggacgccggtgctgctgtggctgtcggtgctctcgctgctgccggtggcgctgaccgggcactcctcctccggcggcgcgcacgacctggccaccaacagcctgatcctgcacctggtttcggcctgcttctgggtgggcggactgttcgccgtgctcgcctacgcgttgcgggacggcaagtacaccgcgctggcggtgcggcggttctcgaaagtggcgaccgtctcattcgtggtgatcgcggtcagcggtgtgatcaacgcctatgtgcgagtgccgttgtcggagctgttcaccaccacctacggcgaactcgtgctcgccaaggccgcggcgctgatcgttctcggtgtcatcgggttcatgcagcggcggcgggcgatcccggatctggagcgcgattcgcaggatcgtggggcgctgattcgcttcgcgggggtcgaggcgctggtcttcgcggccaccgtgggactcgcggtcggcctgggccgcaccccgccgccggatctgcgcacggtgcccaccccgaccgaggtcgagatcggctacaacctggccggtccgccgaccgcggcgcgcctggcgttcgactggcgcttcgatctcatcttcggcacactcgccatcgtgctggccgtggtctacctgctgggcgtgcggcggctgcgcaagcgcggcgacgcctggccggtcggtcggaccatcgcgtggctgtgtgcctgcgctacgttgttgatcgcgaccagttccggggtcggccggtatgcacccgccatgttcagcgtgcacatggcccagcacatgatgttgtccatgctggcgccgatcctgttcgcgttgggcggtccggtgctgctggcgctccgggcaattcaaccggccggtcgggatcagccgccggggccgcgcgaatggatcctggccgccgtgcacaacccggtgtcgcgcttcatgacccagcccgtcattgccgcggtgttcttcgtggccgggttctacgcgctgtacctgggcggcatcttcgacaagttcgtgggcgcgcacggcgcgcacctgttcatgaacctgcacttcctgatcagcggttacctcttctactgggtggtgatcgggatcgatcccaagccgcgtcaggtggagccgctcaccaagctgggcatggtgttcggctcgctgcccttccacgccttcttcggtatcgccctgatgagcatggacaccgtgctgggcggttggttctataggagtctcggcctcggctggaacagcgatctgctcggcgatcagcacaccggcggtagcctcgcgtgggccagcggtgaggtgccgctggtggtggtgatgctcgcgctgctcatccagtggtcgcgcagcgacacccgcctggcgaaccggatggaccgcaaggccgaacgtgacgacgacgcggatctcagcgcgtacaacgccatgttcgccgagctcgcccggcgtgacggagaggtacgt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catgagaacactgtcacggcaagtgaatcggccatcgcgccgttcacgctgaccgctgatttctatcagcgtccccacgccgcctacgacgagttgcgcgggcgtggcccggcgcatttcgtgcggttccccgatggcggaaccggctggctcatcaccgattacgaggtggccaaggccgcgttcctggacccgggcatcagcaaggcgctgaattcggcgggtgcgcgggccgcgctgggtggtgacggtgcgggcgcgcagatgttcggcgacatgatggtgttctacgacccgcccgagcacacccggctgcgggcactggtgaatcgcgccttcagcagccgcgcggtgcgtgagctggccccgcgcgtcaccgaactggccgacgcgctgctcgccgagctggccgcggacgccaccgtcgatctggacctgttggaccgctacgcttttccgctgcccatgctggtcatctgcgagctgctcggggtgcccagcgcggagcgcgacaacttccgcgcctggtcgaccaccctggtatcgaatgacgagacccccgcggcccgcggtgcggcggtgcaacagttcgtcgcctatatcgaccagctgatccgcgccaagagcgccgagcccgccgaggacctgctctccgagctcatcaccgccagcgaggagggcgaccggctgtcgcaccgcgagctgatcagcatggtattcctgctgctggtcgccggtttcgaaaccacggtcaatctcatctcgaacgcggtcgcgatcctgctgtccgacaaggccgttcgagagacgttggaccgggatcccgcgcgggtaccggatttcgtggaggaagtgctgcgctacgagtcgcccgcgagcgaggccaccttccgctacaccacggtcccggtcaccctcggcggcgtggaaatccctgccggacagcgcattctggtgtccatggcggcggccgaccgcgacccgtcccgcttcgccgacccgcacacggtcgacctggaccgcgccgacaagaaccacctcgccttcggatacggcatccaccgctgtgtcggcgcgccgctggcgcgcatggaggccggtatcgcgctcacccgcctgctcgccgcctacccggacctggagccggccgcgggtgcggagccggtctggcgcaagagcctgatcgtgcgaggtctgaccgaattgccggtgcgacttcgacc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gacatccccaccgaccccaccgacgagcagctcgacacgatgtcgcgcgacgagctggtcgagctcggtacgaagctcgacggcgtcgacgtcgcctaccgtgcgccgcgctggcccgtcgagggcactcgcgcggagaagcgcgccgagcgcaaggtcgcgatgtggttcggcatctcggccatctcggccgcggcgctcatcggcatctacctgttctggccctgggagtacaaggggcgtcaccaggacgggaacggcgcctacacgctgaccaccccgctctacggcctcaccctcggtatcgcggtgctggccatcggtattgccgtggtgctgatccgcaagcacttcatcccggccgagatctccatccaggatcgccacgacggcacctccaaggaggtcgaccgccgcaccctggtcgcgcagctggtggacgcgggcgagacctcgaccctgggccgccgcaagctcatcacccgcaccgcgggcctgggcgcgggcctgctgggcgtgggcgcgctgctggtcttcgtcggcggcatgatcaagaacccgtgggccaagggcgacaagtcgccgctgtgggtctcgggctggaccccggactacccgggcgagaccatcttcctgcgtcgtgacaccggccgtcccgaggacatcgttctcgtgaagccggaggatctggacgcgggcgccatggagaccgtcttcccctggaaggaatcctggcgcggcaacgagaaggaaacgctggagtcgctgcgcggaatccgcaacgcggtcatgctgatccgcctgcgcacccacgacgccgagcacgccatcaagcgcaagggccaggagagcttcaactacggcgactacttcgcctactcgaagatctgcacccacctcggctgccccacctcgctgttcgagcagcagaccaaccgcattctgtgcccgtgccaccagtcgcagttctccgcgaccgagtggggtaagccggtcttcggtccggccgcgcgtgcgctgccgcagttgccgatcaccgtcaatgccgatggctacctggtcgcccagcacgacttcatcgagcccctcggcccggcctactgggagcgtcgt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tacgagatcggctctccggcagccgagttggcgacggaagtcttcgaactgggcgacgagttcttcgacgatccgcattcgatctacgaccggctgcgcgggcgcgggccggtgcatcgggtccggcttcccgattccggcctggggtggctgatcaccgattacgaggtcgccaaggccgcgttcaccgatcccgcgatcagcaaggtgctcgagtcgccgggcgcgcgggccacggtcgaggccgagggcggcgatcggcatctgggcggcagcatgttcgccgacatgatggtcttctacgacccgccggagcacacccggctgcggggtctggtcaaccgggctttcagcgggcgggccatggcggaatcggcgccgcgcatcaccgaactcgccgatgagctgctgggtgggctggcggctggcgagaccgtggatctgctggagcggttcgcggttccgctcgggatgtcggtgatctgcgagttgctgggcgtgcccggcgcggaccgggacgcgttccagcggtggtccaccagtctgctgtcgagtgaggacagcaacgaggcgcgggcggccgcggtcatggagttcgtcggctacatcgacaacctgatccgcgcgaaaggcgccgagccgggccgcgatctgctgtcggagctcatcgccgcccgcacggacggggaccggctcagccaccgcgaactgatcagcatggtcttcctgctgctggtcgcgggctacgagaccacggtgaatctgatcggcaacggcatcgccatcctgttggcggacagggagcttcagcgtggactgagcgcggatccggaccggatcccggccttcgtggaggaggtgctgcgctacgaggccccggccaccgaggcaaccttccgctacaccaccgcgccgatcgtgctgggcggcatcgagatcccgcgggaccagctgatcctggtgtcgatggccgcggccaatcgcgatccggcgcaattccccgacccgcaccgattcgaccccgaccgcacgccgtccaatcacatcgccttcggacacggcattcatcggtgcgtcggcgcgccgctgtcccgcaccgagggcgtcatcgcgatcacccggctgctcgccgccttccccgatctcgaactcgcccccggtaccgaattgcgttggcgcaaaagccttatcgtgcgcggcttcagcacattaccggtccg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ggccagctcgaatacggggcggccaatgacgccatgagccgcatcgggttgtgggccgcgagcccggaccgggacgtcccggtggccaccatgtgctggccgacctgggaacgcctcggcatcatcaccaattacgaagcgaccctggcgtatatgtcggccatgggcgtggaggaggggctgcgccactgggagcgggagatcgtggcgggcaccgtgggggaggtcacgctggtcggcgagttcggcaaggcgctgttgccgtcgctgctgcgcggctacccgccgacaaccggtctgaccggcgtcgcccacttggtgaaccggctcctgctgctgggcgagccgatccggttccgcgtcggcgcgctgctcgagaccgagctgcgcctgaccaccgatcggtttcccgcctgcaccgacttccgggtggacggccgccccgcgatcccgctcagcctgctgctggaattcctccgctcgctgggtgattgggtgcaacccgacgacggcccgcgcccggcgtccgcgctgcgcgacattcacgtggacctgtccgccctggcactgccggagaccggcgtgcggctgcgggcgaccgccgaggggcggtggggcgcgcaccgggactgggtggtccgcgtgcgggtcacgcgcgaggggaccccggtcgccctcgccaccctcgtgtacgcagccaccgccggggaccgacccggcgtcgaaacaccctccaccccagccgatcccgaggcggtttcgctcggagccccggtgcaccggctgcactggaacggccacgtcttccgcctggggcgggagctgcccgacggccgatcggccgaggtggacgccgaccgcccgcgtgatctactgcccggcgtgccgtcaccgctgccggagctgccgctgaaccagctcgaaaccctgctgcggcaggcatatcggcgcaccccggcacagccggtgcgccgcttgaccatcgagtcgatcgagatcgccgccccgctgtcgggatccgacggccgggtcacggccgagggccggacctcgaccgcgtacgccccggacgggcgggtacggctgctcgtgcacggaattcgttaccggaaag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gggctgttcgccgggatcggcgggctggagctcgggcttgcggcgcacgggtggcgcagtgagttgctgtgtgagatcgactccggtgcgcaggccgtgctgggcgcgcatttccccgatgtgccattgcattccgatgtgaccaagctgcgtgcgctgcccgccggaaccgagctggtggcggcgggatttccctgccaggacctgtcgcaggccgggcgcacggccggaatcaccggggcccgttcgggtttggtggacgaggtgttccggctggtcaagcggaagaagggcccgcgctggctgctcatcgaaaatgtgccgttcatgctgcagctcggcagcggggcggccatgcgccacatcaccgacgcgctcaccgaactcggctacacctgggcctaccgggtggtggatgcgcgcgcgttcgggctgccgcagcgccgcgaacgggtgctgatgctggcctcacgcaccgatgatccgcggccgatcctgttcggggcggatgcgggcccccgcgatgtgggccatccggcgcaggatccgtgcggcttctactggaccgagggcacccgtgggctggggtgggcggtgaatgccgtgccgacgctgaagggcggctcgggtctcggcatcgcgagcccgccggccgtgcggctgccgtcgggtgagctggtgactcccggcatcaccgacggtgagcgcctgcagggcttcgatcgggactggaccacaccggctttgacggttccgggcattcggcacgggcatcgctggaagctggtcggcaatgcggtgagcgtgcgcatggcctcgtggatcgccgagcggatcaccaatccgaccgacgacccggtgcccgagggagaaccgttgacccgccgcagctggccctcggcggcctgggggcatggcggggtggtgcatcgggttccggtgtccacctggcccgttcacgcgccctacgaggatctgcgctggttcctcgacgattcccggctgctctccgcacgggcgaccgcgggattcctgcgccgcacgcgcatgggttcgctgcgttttcccgaaggcttcctcgacgatgtggagaaccatctcgagcgcatggggggcgcgccgcgcgaggcggc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cgggctgttcgccgggatcggcgggctggagctcgggcttgcggcgcacgggtggcgcagtgagttgctgtgtgagatcgactccggtgcgcaggccgtgctgggcgcgcatttccccgatgtgccattgcattccgatgtgaccaagctgcgtgcgctgcccgccggaaccgagctggtggcggcgggatttccctgccaggacctgtcgcaggccgggcgcacggccggaatcaccggggcccgttcgggtttggtggacgaggtgttccggctggtcaagcggaagaagggcccgcgctggctgctcatcgaaaatgtgccgttcatgctgcagctcggcagcggggcggccatgcgccacatcaccgacgcgctcaccgaactcggctacacctgggcctaccgggtggtggatgcgcgcgcgttcgggctgccgcagcgccgcgaacgggtgctgatgctggcctcacgcaccgatgatccgcggccgatcctgttcggggcggatgcgggcccccgcgatgtgggccatccggcgcaggatccgtgcggcttctactggaccgagggcacccgtgggctggggtgggcggtgaatgccgtgccgacgctgaagggcggctcgggtctcggcatcgcgagcccgccggccgtgcggctgccgtcgggtgagctggtgactcccggcatcaccgacggtgagcgcctgcagggcttcgatcgggactggaccacaccggctttgacggttccgggcattcggcacgggcatcgctggaagctggtcggcaatgcggtgagcgtgcgcatggcctcgtggatcgccgagcggatcaccaatccgaccgacgacccggtgcccgagggagaaccgttgacccgccgccgctggccctcggcggcctgggggcatggcggggtggtgcatcgggttccggtgtccacctggcccgttcacgcgccctacgaggatctgcgctggttcctcgacgattcccggctgctctccgcacgggcgaccgcgggattcctgcgccgcacgcgcatgggttcgctgcgttttcccgaaggcttcctcgacgatgtggagaaccatctcgagcgcatggggggcgcgccgcgcgaggcgg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ggatctggtcggcgtcgggaaaatagcccgtgtcgatatcggcagccgcgtcgtctatgtcattaccgatttcgacctgctccaccgggtgttggtggagaactccgactcctatgagcgcgggctcctgttcgaacgcatccgtctcatattcgaggaatcgctgatcgtcgcggatggtcagcagcacagggatcttcgtcgcctgcttcaacccgcgttccatcgaacagaattggagaactacgcgccgatcgtaaggcgtaacgcggacgcgttggcgagttcgtggcagccaggccagattgtcgagatccgttccacactgtcggagttggtgatcaccgacctgctcgggaccatgttctcgcacgcaccggatagcggagagctgcaactcatctcgagtcttatcgaggacatcggcgcgggtgccatcgtgggcagcgtgctgccgaaacgactggcgagcctgccactgccggtgaaccgcaaattcctgtcggctggaacgcgactgcgggactactgccgggagctgctcgtcgcgcgccgggccggcggtgagcgccacgacgacctgctcgaccttctgctcgattcgtcaagcactgagcaccatagtgacaagttcctggcagagcaggccgtgacgattctcttcggcgggatcgacgccttgacctccacgctgacctgggctctttacgagttgtcccagcgaccggaggtggcttccaaactgcggcacgagatctccgcagcgggagaactcgacacccgaagcctcgaccggctcgaatacctgaactgtttcctgaacgaggtcacacgaatccattcgccgctactgcagaccagacgcactgtcaccacggtcgaactcgatgggttcacctttcccgccgggaccgatatcggctacagcattgcggcggttcaccgcaacccgaaatacttcgccgagccggataccttcgaccccgatcggtggtcgccttcgaactccgagtcgaaatgccggagcttcgttccgttcagcatgggcaatcagatgtgtatcggtagaaattttgcgtgggtggcactgcaaacgactctgtacggtctgctgtcgaagtgggaattccagccggtcgcaaccaagaagctcccgcgggccatgggtccgatccccgggctgagaaggcttccgctcgaagttcgccgggtctcagttctt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actgacctcatggagctctacgcccgctggcggcgcaaacgggacggcgaccccttccgggcgcacatcccggggctgggctcggtcctgttcaccggcaccccggagggggtccgcgaaatcttccgggccccgatcgaactgctggaaccgccgctgcccaatcccatcgagcccatggtgggcgcggcctcgctcatcctggcgcgggacggacggcaccggcgcgagcgggcgctgctcgcaccggcgctgcaccgcaatcggatcagcgcctacggcaccgccattcgcgcggcggcccgggccgagctggacggtgagcgcaccgggaacccgtggcggccgggtctgcgggtcgatgcccgggcggcggcgcgggcgctgacgctgcgggtcatcctggcggccgtgttcggcatcgacgaaccggcgcgacgggccgaatataccgctgtcacaacagaattcctggaatcgttcggtaccgcgctgttcctgctcccggtcctgcggcggaacatgctgcgactgtcgggctgggagcggttcgaggcggctcgggatcggctcgacgagctcatcgatgccgaggtggcgcggcggcgggcggccgggggcggcggcgcggatctgctcgggctgctgctgggcacccgctacgaggacggcagcgccatcaccgccacggatctgcgcgagcaattgcggacgctgctggtcgccgggcacgagaccaccgcgacggcgctggtgtgggcgctgtaccggctgcaccgggaacccgcggcgctggcccggctgctggacgaattgtcctccgccggaaccgatcccgatccggacgtgctggtgaagctgccctacctggatgcggtctgccaggagacgctgcggctgcatccgccggtgccgatcgtattgcgcaggctcaccggtgatttcacgctgcgcggggtgccgctggtggcgggggacaccatggggatctcgatacagctgctgcacagcgatccggcggtgtggccgcagccgcaccggttccggccggaacgattcctggaacggcgctacgggcccttcgagttcgcgcccttcggcggcgggcatcggcgttgcgtgggcgcggcgctggccgactatgaacttcggattgtgctggctactgtattgaccgatgtgcggctgcggctttcgccgcgcttcgcgcgcgggggagcgccgctgacggtgccgcacacgattgcggtcggtccgcgtaccgcgatcaccttcgatgttcaa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actgacctcatggagctctacgcccgctggcggcgcaaacgggacggcgaccccttccgggcgcacatcccggggctgggctcggtcctgttcaccggcaccccggagggggtccgcgaaatcttccgggccccgatcgaactgctggaaccgccgctgcccaatcccatcgagcccatggtgggcgcggcctcgctcatcctggcgcgggacggacggcaccggcgcgagcgggcgctgctcgcaccggcgctgcaccgcaatcggatcagcgcctacggcaccgccattcgcgcggcggcccgggccgagctggacggtgagcgcaccgggaacccgtggcggccgggtctgcgggtcgatgcccgggcggcggcgcgggcgctgacgctgcgggtcatcctggcggccgtgttcggcatcgacgaaccggcgcgacgggccgaatataccgctttcacaacagaattcctggaatcgttcggtaccgcgctgttcctgctcccggtcctgcggcggaacatgctgcgactgtcgggctgggagcggttcgaggcggctcgggatcggctcgacgagctcatcgatgccgaggtggcgcggcggcgggcggccgggggcggcggcgcggatctgctcgggctgctgctgggcacccgctacgaggacggcagcgccatcaccgccacggatctgcgcgagcaattgcggacgctgctggtcgccgggcacgagaccaccgcgacggcgctggtgtgggcgctgtaccggctgcaccgggaacccgcggcgctggcccggctgctggacgaattgtcctccgccggaaccgatcccgatccggacgtgctggtgaagctgccctacctggatgcggtctgccaggagacgctgcggctgcatccgccggtgccgatcgtattgcgcaggctcaccggtgatttcacgctgcgcggggtgccgctggtggcgggggacaccatggggatctcgatacagctgctgcacagcgatccggcggtgtggccgcagccgcaccggttccggccggaacgattcctggaacggcgctacgggcccttcgagttcgcgcccttcggcggcgggcatcggcgttgcgtgggcgcggcgctggccgactatgaacttcggattgtgctggctactgtattgaccgatgtgcggctgcggctttcgccgcgcttcgcgcgcgggggagcgccgctgacggtgccgcacacgattgcggtcggtccgcgtaccgcgatcaccttcgatgttcaa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cagctgacccgctgccacagtttccgcctgcgcaccggtggcttcgcccgccgcctcggcgcggccgccgccatcacgacgctggcgctgctgcccgtcgcctgctcgagctcccagaccgcctccgatt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cagctgacccgctgccacagtttccgcctgcgcaccggtggcttcgcccgccgcctcggcgcggccgccgccatcacgacgctggcgctgctgcccgtcgcctgctcgagctcccagaccgcctccgattccacggccaaggccgccgactcggtcaccatgtccgaccagtggatcaaggccgccgactccggcatgtccgccgcgttcggcgtgctggccaacaattccgacaagccggtcaacctggtcgcggccgccagcccggcctcggcgagcgtcgagatccacgaggtcgcccccgacggcgcgggcgagaagaccatgcgccccaaggccggtggcatcgtcatccccgcccacggccgcgccaccctggcccccggtggtgagcacctgatgttcatgggtttgaaagcaccgctgcgcaccggcgcggaaaccccgatcacgctgaccttctccgacggctcgaccaccaccgtcaccgcgcaggtgcgtgacttcgccggcggcaaggagaactaccagccctccggcgacaagcccgccgcggctcccggcgacaaccccgcgcacggt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cgaaaactgaagaattccaccgctagaaaatctttcgccgggctcgccatcgtggcggccatcggccttctcgtcattgccgcgattcaaatgctgggcgatgacaagaaatccgacgggtcgtcgaccgcggccaccgagaccaatcccatgtacgcggaattggcgaagacggccaagcgcgacgccgacgatccgctggctctgggccgggccgacgccccggtcgtgatggtcgaatactcggatttccagtgccagttctgcaaggtcttcgccaccaagatcgagccgcagctcatcgccgactatgtcgacaagggtgtgctgcgcatcgaatggcgcagcatggcgatcttcggaccggagtccgaggacgccgcccgcgccgcgtgggcggccggacagcagggcaagttctgggagtaccaccgggcgctgttcgacaacgcgcccgagaagaagaacaccggcgtgttcacccgcgacaagctcgtcgaattggccggtgccgcaggcgttcccgatatcgcgaagttccgtgccgatctggagtcccccgccgccaccgcggccgtgcaggcgaatgtgaacgagggcatcgggatcggcgtcaattcgaccccggcgttcctcatcaacggccgcccgatcctgggcacgcagccgatcgaacagttccgcgccgccatcgaggccgcgcgcgccaccgccgggcagcccaccggcgccgccgggaaggccacgg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gaatgcccgatcttccactatccctccgatgccccgcgcagcctcgagttggacccagtgctcaccgcggtgcaggaggccggtggcgtcgcgaagctgcgactcccgcacggtaatccatgctgggtggtgaccggctggtccgacacccggaccgtgtactcgagcaaggcgttcacccgcgtcggcatggccgacgaggccgcgccacgactgaccgccggtctgctgttggcgggcgccatcggcggccaggacgacgccgttcacctcaagttgcgccgggccatccagcgggaactgacccccgaacggctggctctgctgcggacgcgcgccgacgccatcatgatcgaattgctcgatgcgatgatcgtgtccggcggaggtgactacgtgtccatggtggccaagcccttcgcggtgcgggtgctctgcgaactgctcggcgtgccggacgccgatcgcgaacagctggtcgcctgggtgtcggcgctgctcaccggcgctgccgagggcaccgatcccgaagcaattggcatcgccgccaaggacgccggcaaatacatcgtcgcgatgattcgcgaacgacgccgcacacccgggtcggatttggtctcagcgttcgcaacccgcgcggatgaactcgacactcgtgaactcgcgaccatagttttcgcgctcgtaatgggtggattcgagactaccgcccacatgctcagcaaactggtgttgcgcctgctacagcgtcctgacctgtggcacacgctgtgcgagcgtccggagttgttgccctcggcgaccgaagaactcctgcgcatcaccgctatcgccggtggtgaggcaattccgtggcaggtgcgcgaagaggtcacccttgccggggtaaccatggtgccgggcgaatatgtgctgcccgccgtcggtgctgcgaacttcgacccgacagcgtttccgaacgcggaagagattctcctggatcgaaatggaaagacgcacttgacattcggtcatgccacccacttctgcatcggatcgcagatcgcgcgaatggaactcgaggtcggactcggagcactcctccgcacctgcccacggaccaacctcgccatcgcgcctgaggaggtcacctggcgcagcatgtccgcagtatgggaactggcagagctgccgcttaaactcacccgcgcggaggaacctgcggt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gacagcccgatcgtgctggatgtcaccggtaccgacatccaaggcgagtccgccaggatccgcgcacagggccccatcgcgctggtcgagctgcccggtggcgtcccggcctggtcggttaccgatcaggccgtcctcaagagcctgctcgccgattcgcgcgtctccaaggacccgcgccagcactggtccgccttcctgaacggcgagatcaccgaggcctggccgctgctgccgtgggtgatcgcggagaacatgttcaccgcctacggcgccgatcaccgcaggctgcgaaagctggtgtccccggccttcacccaccgccgcaccaccgccatgcgcgagcgcatcgaggccattgtcgccgaactgctcgacgagctggcggcgcttccggcgggctcgccggtggacctgcgctcgctgttcgcctacccggtgccgatcagcgtgatctcgagcctgatgggggtgcccgaacatctcgacgccgccatccacaagtgtgtcgacggcttcttcgacggttcgctgaccgccgaggagtccatggccaactacatcgagatgggggagcgcatcggcgaactcgtcgcctaccgccgtgacaaccccggcgacgacatcacctccgccatgatcgccgaacgcgatgacgaggacgggtcgcagctgagcgagccggagctggtcgccacgctcatgctcgtcatcaatgccgggcacgagaccaccgtgaaccggctcggccaggccgtggtcgcgctgctcacccatcccgagcagctggccgacgtgctcgccgagcgggcctcgtggagcgacgtgatcgaggagaccctgcgctaccaggccccggtcgcgcacctgccgctgcgatatgcggtggaggacatcgagatcgacggtttcaccatccccaagggcgaggcgattctggcctcctacgcgggtgcgagccgcgacccgaagatccacggggagaccgccgacgcgttcgacatccaccgcgacaccaaggaccagcacgtggccttcgggcacggcgcgcaccactgcctgggcgcgccgctggcccggctggaggccgccatcgcgctgcccgcgctgttcgagcggttcccgaacctgcggctggccacggacgcaacggaattgacgccgctgggcagcttcatctccaacgggcacgccagcctgccggtgttcctggccgc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gacagcccgatcgtgctggatgtcaccggtaccgacatccaaggcgagtccgccaggatccgcgcacagggccccatcgcgctggtcgagctgcccggtggcgtcccggcctggtcggttaccgatcaggccgtcctcaagagcctgctcgccgattcgcgcgtctccaaggacccgcgccagcactggtccgccttcctgaacggcgagatcaccgaggcctggccgctgctgccgtgggtgatcgcggagaacatgttcaccgcctacggcgccgatcaccgcaggctgcgaaagctggtgtccccggccttcacccaccgccgcaccaccgccatgcgcgagcgcatcgaggccattgtcgccgaactgctcgacgagctggcggcgcttccggcgggctcgccggtggacctgcgctcgctgttcgcctacccggtgccgatcagcgtgatctcgagcctgatgggggtgcccgaacatctcgacgccgccatccacaagtgtgtcgacggcttcttcgacggttcgctgaccgccgaggagtccatggccaactacatcgagatgggggagcgcatcggcgaactcgtcgcctaccgccgtgacaaccccggcgacgacatcacctccgccatgatcgccgaacgcgatgacgaggacgggtcgcagctgagcgagccggagctggtcgccacgctcatgctcgtcatcaatgccgggcacgagaccaccgtgaacctgctcggccaggccgtggtcgcgctgctcacccatcccgagcagctggccgacgtgctcgccgagcgggcctcgtggagcgacgtgatcgaggagaccctgcgctaccaggccccggtcgcgcacctgccgctgcgatatgcggtggaggacatcgagatcgacggtttcaccatccccaagggcgaggcgattctggcctcctacgcgggtgcgagccgcgacccgaagatccacggggagaccgccgacgcgttcgacatccaccgcgacaccaaggaccagcacgtggccttcgggcacggcgcgcaccactgcctgggcgcgccgctggcccggctggaggccgccatcgcgctgcccgcgctgttcgagcggttcccgaacctgcggctggccacggacgcaacggaattgacgccgctgggcagcttcatctccaacgggcacgccagcctgccggtgttcctggccgccg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ggtcgcggtggcgggaaatcgcagggcgctcgcggtgattcgtccggcggctgggcggagcgcggtgatcagctttcgggtggccgggattccggtggggccgcggcgcggcgggccgagaaggccggggccgatccggtgcggatcgtggctcgggatgtgttgcgagctgtgcgggagcgggatgcttacgcgaatctggtgttgccggggctgcttcgggagcggcacatcagtgggcgcgacgccgccttggcgacggaattgacctatggcactgcgcgatcgctggggctgctggatgcggtgatcgccgattgcgcggggcgcagtgtcgaggagatcgacgggccgctgctggatgcgttgcggctgggcacctatcagttgttgcggacccggatcggggcgcatgcggcggtggatacgtcggtggcgttggcgcggaccgagttcgggcaggggcgggccgggttcgtgaacgcggtgctgcggcgggtggccgagcgcacgcccgaggagtgggtgcagcggctcgcacccgaggatccgttggcgcacttggcgttcgagtacgcgcatccggtgtggatcgcgcaggcgttcgcggacgcgctgggggagcgggccggggaactgcgcgaggtgctcgaggccgatgacgcccggcccgcggtgcacctggtggcacggcccggggagatcaccgccgaggaattggcgctcgtcaccggtggcgaggaagggcgctggtcgccgtacgcggtgtacctcgacggcggcgacccggggaagctggaaccggtccgcgagggcatggccgcggtgcaggacgagggcagtcagcttgtcgccctggccctcacgcgtgccccgctcgcgggcgcggacaacggccgctggctcgacctgtgcgccggaccgggcggcaagaccgcactgctggccgcgatcgccgatatcgacggcttccacgtggacgcggtcgaaccggccgagcaccgtgcggatctggtacgccaggccactcgcggcatgccggtggacgtccacgtggcagacggccgcgacagcggtctggagcccggtttcgaccgcattctggtcgacgccccgtgcaccggcctgggcgcgttgcgccgccgcccggaggcccgctggcgtcgccagccctccgacgtccgcgacctggtcgcattgcagcgcgaactgctgaccgccgcatgggatctcgtccgccccggcggtgtggtggtctactcgacctgctccccgcatctcccggaaaccgtcgcggtggtagccgacatcgtccgccacaccggcgccgagcaactcgacacccgcgaactgctcccgggcgtccccgacctcggcgacggccccggcgcccaactgtggccccaccgccacggcaccgacgccatgttcctggcggctctgcgcaagcccctgac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tgagtcacccgccgagccgaccttctatcctggacgccgttcggccacctgcccgttccgcccggccgccgagatcgccgaactcgctgccgcgggaccgatttcgaccgtgcggacctgggaaggcaagcggccctggctgatcaccggctaccacgaggcacgggagctgttcgccgatgcgcgggtcagcgccgacaatcaccacccgtcctacccgcacatccacgagggcatgaaggcgatcgcggagatgagcccgcgcaccatgttcaataccgacggcgccgagcacgcccgctaccggcgcatgctggccaagccgttcacgcccaagcggctcgaggccatgcggcccaatatccagaagcacatcgacgagaccatcgatgccatgctggccgcgggcgattcggccgatctggtgaccgcgctgtcgctgccggtgccgtcgctgatgatctgcgagctgctcggtgtgccgtacgaggatcacgcgttcttccaggaggccaccgagctcggtttcggcggacaggccaccgccgaggaacagcagcagtcgacgctggacgtgctcggcttcctgaacaaactggtcgaggccaagaccgcggaccccgccgaggatctgctctccgatatcgccgaactggtgaattccggtgagctgcaggtgtgggaggcggcgctgcaggcggtcggcatcctggtcgccgggcacgagaccaccgcgaacatgatctcgctggcggtcatcgcgctgctggatcagcccgaacagctcgcgctcatccgcgacaccgacgacccggcggtgctggccaacgcggtcgacgagctgatccgctacatgaccatcgtggacaccgggctgcgccgggtggccgccgaggacatcgaggtggccgggaccaccatccacgcgggcgacccgatcgtgttcgacctggcctcggcgaacttcgacgcgaaggtcttcaccgaccccgagaccctggacctgacccgcgagaacgccggagcgcacctgtcgttcggctcgggccgccaccagtgcatcgggttgcagctggcgcgcatcgagctcggcatggtgttgcagacgctgttccggcggattccggagctgcggctgggcaagccggtcgaggagatcgaattcaagtgggatgccatggtttacggcgtggtgtcactgcccgtcgagt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acacaacagatctaccagcaccgactcacataggtgtcgttgcagtactagtcgagtacgagcgcccccatccgccgcggcacgctcccaagggctcggtcatctggcggttgctcaccaccaccgaccacaaggtgctgggcgtgatgtacctggtgacgtcgatgtccttcttcctgatcggcggcctcatggcgctgatcatgcgcgccgagctggcccgtcccggtctgcaattcctctccaccgagcagtacaaccagctgttcaccatgcacggcacgatcatgctgctgttctatgcgacgccgatcgtcttcggcttcgccaacgcgatactcccgctccagctcggtgctccggacgtcgccttcccacggatgaacgccttcagctattggctgtatctcttcggcggaatcatggccaccgcgggctttctcaccccgggcggggcggccgacttcggctggaccgcctacgccccgctctccgatttcatccactcacccggcgcgggagccgatctgtggatcatggggctgctgatctcgggcctgggcaccattctgggcgcggtcaatatgctcaccaccgtggtgtgcctgcgctgcccggggatgaccatgttccggatgcccatcttcacctggaacatcgccgtcacctcggtgctgatcctgctcgccttcccgatcctgaccgcggcgctcatcgcgctggcctacgaccgccacctgggcgggcacatatacgacccggccaccggtggagccgttctgtggcagcacctgttctggttcttcgggcatcccgaggtgtacatcatcgcgctgccgttcttcggggtggtgtcggagatcttcccggtgttcagccgtaagccgatcttcggttacaccaccctggtctacgcgacgctgggtatcgcggcgctgtcgatcgcggtgtgggcgcaccacatgtatgccacgggagccgtgctgctgccgtacttctcgttcatgaccttcctgatcgcggtgccgaccggtgtgaaggtcttcaactggatcggcaccatgtggaaggggcagctgaccttcgaatccccgatgctgttcagcatcggcttcctggtcaccttcctgttcggcggcctgtccggcgtgattctcgccagcccgccactggatttccaggtcaccgacacctatttcgttgtcgcgcacttccactacgtactcttcggcacgatcgtgttcgccacctacgcgggcatctacttctggttccccaaactgaccggccgcctgatggacgagcgcctgggcacttctggaccaccttcatcggcttccacaccaccttccgggtgcaacactggctcggctcgatgggtatgccacggcgctacgccgactacctgcccggcgacggattcaccacgctcaatacggtttccaccatcggctccttcatcctgggcctgtcgatgctgccgttcctgtggaacgtcttcaagtcctaccgctacggcgaagtggtcacggtggacgatccgtggggctacggcaactccctggagtgggcgacctcctgcccgccgccgcggcacaacttccacgaactgccgcgcgtgcggtccgagcgtccggcgttcgagctgcactacccgcacatggtcgagcgcatgcgcgccgagtcgcatgtcggctggggcgcgaaatcccatgcggagaaacaggaatcggccggtcgctagcgtaagcggcga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acacaacagatctaccagcaccgactcacataggtgtcgttgcagtactagtcgagtacgagcgcccccatccgccgcggcacgctcccaagggctcggtcatctggcggttgctcaccaccaccgaccacaaggtgctgggcgtgatgtacctggtgacgtcgatgtccttcttcctgatcggcggcctcatggcgctgatcatgcgcgccgagctggcccgtcccggtctgcaattcctctccaccgagcagtacaaccagctgttcaccatgcacggcacgatcatgctgctgttctatgcgacgccgatcgtcttcggcttcgccaacgcgatactcccgctccagctcggtgctccggacgtcgccttcccacggatgaacgccttcagctattggctgtatctcttcggcggaatcatggccaccgcgggctttctcaccccgggcggggcggccgacttcggctggaccgcctacgccccgctctccgatttcatccactcacccggcgcgggagccgatctgtggatcatggggctgctgatctcgggcctgggcaccattctgggcgcggtcaatatgctcaccaccgtggtgtgcctgcgctgcccggggatgaccatgttccggatgccgatcttcacctggaacatcgccgtcacctcggtgctgatcctgctcgccttcccgatcctgaccgcggcgctcatcgcgctggcctacgaccgccacctgggcgggcacatatacgacccggccaccggtggagccgttctgtggcagcacctgttctggttcttcgggcatcccgaggtgtacatcatcgcgctgccgttcttcggggtggtgtcggagatcttcccggtgttcagccgtaagccgatcttcggttacaccaccctggtctacgcgacgctgggtatcgcggcgctgtcgatcgcggtgtgggcgcaccacatgtatgccacgggagccgtgctgctgccgtacttctcgttcatgaccttcctgatcgcggtgccgaccggtgtgaaggtcttcaactggatcggcaccatgtggaaggggcagctgaccttcgaatccccgatgctgttcagcatcggcttcctggtcaccttcctgttcggcggcctgtccggcgtgattctcgccagcccgccactggatttccaggtcaccgacacctatttcgttgtcgcgcacttccactacgtactcttcggcacgatcgtgttcgccacctacgcgggcatctacttctggttccccaaactgaccggccgcctgatggacgagcgcctgggcacttctggaccaccttcatcggcttccacaccaccttccgggtgcaacactggctcggctcgatgggtatgccacggcgctacgccgactacctgcccggcgacggattcaccacgctcaatacggtttccaccatcggctccttcatcctgggcctgtcgatgctgccgttcctgtggaacgtcttcaagtcctaccgctacggcgaagtggtcacggtggacgatccgtggggctacggcaactccctggagtgggcgacctcctgcccgccgccgcggcacaacttccacgaactgccgcgcgtgcggtccgagcgtccggcgttcgagctgcactacccgcacatggtcgagcgcatgcgcgccgagtcgcatgtcggctggggcgcgaaatcccatgcggagaaacaggaatcggccggtcgctagcgtaagcggcgaa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cgagcagttcaaccagctgttcaccatgcacggcaccatcatgctgctgttctacgcgacctcgatcatcttcggtttcgcgaacatcctgctgcccttgcagatcggcgcgcccgatgtggcgttcccgcgcctgaacgcgctcagctactggctgtatctgttcggcgcgtcactggcgacggcgggcttcatcacccccggcggcgcggccgacttcggctggaccgcgtacaccccgctgagcgacatcatccactcccccggtgtcggcgcggacatgtggatcctgggcgtcggcgcgtccggcctgggcaccattctgggcgcggtcaacatgctgaccacggtggtgtgcctgcgctgccccggcatgaccatgtggcgtctgcccatcttcacgtggaacgtggtggtcgcgagcttccttgtgctgctggtgttcccgctgctgaccgcggccgcgctggcgctgtactacgaccggcacctgggcgggcacatctacgatccggccagcggcgggaccatgctgttccagcatctgttctggtacttcgggcatcccgaggtgtacgtgatcgcgctgccgttcttcggcatcgtgtcggagatcttcccggtcttctcccgtaagccgatcttcggctacaccggcatggtgtacgcgacgctgggcatcgcggcgctgtccatcgcggtgtgggcgcaccacatgtacgccaccggagccgtgctgctgccgtacttctcgttcatgaccttcctgatcgcggtcccgaccggcgtgaagttcttcaactggatcggcaccctgtggaagggccagctcaccttcgaatcgcccatgctgttctccctgggcttcctggtgaccttcctcttcggcggcctgtccggcgtcatcctcgcgagcccgccgctggacttccacctgtccgacacgtatttcgtggtggcgcacttccactacaccctgttcggcacggtcgtgttcgccaccttcgcgggcatctacttctggttccccaagatcaccgggcgcatgctcgacgagcgcctggccaagtggcacttctggaccaccttcctgggcttccacctgaccttcctggcccagcactggctcggcaatatgggcatgccccgccgctacgccgactacctgccctcggacggattcaccctgttgaaccaggtctccaccatcggggccttcctgctgggcgcgtcgatgctgccgttcctgtggaacgtcttcaagtcctaccgctacggcgaggtcgtggccgtggacgacccgtggggttacggcaactccctggagtgggcgacctcctgcccgccaccgcggcacaacttctacgaactcccccgcatccgttccgagcgtccggctttcgagttgcactacccgcacatggtggagcgcatgcgcgccgaggcgcacgtcggctggggcgcgggggcccatcaggtcaccgaaaccgctgcggtggaggcgaa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gacccccgatccgactcatcaacgaatccaactcggccacaacacgatccaacaccacacaacagatctaccagcaccgactcacataggtgtcgttgcagtactagtcgagtacgagcgcccccatccgccgcggcacgctcccaagggctcggtcatctggcggttgctcaccaccaccgaccacaaggtgctgggcgtgatgtacctggtgacgtcgatgtccttcttcctgatcggcggcctcatggcgctgatcatgcgcgccgagctggcccgtcccggtctgcaattcctctccaccgagcagtacaaccagctgttcaccatgcacggcacgatcatgctgctgttctatgcgacgccgatcgtcttcggcttcgccaacgcgatactcccgctccagctcggtgctccggacgtcgccttcccacggatgaacgccttcagctattggctgtatctcttcggcggaatcatggccaccgcgggctttctcaccccgggcggggcggccgacttcggctggaccgcctacgccccgctctccgatttcatccactcacccggcgcgggagccgatctgtggatcatggggctgctgatctcgggcctgggcaccattctgggcgcggtcaatatgctcaccaccgtggtgtgcctgcgctgcccggggatgaccatgttccggatgcccatcttcacctggaacatcgccgtcacctcggtgctgatcctgctcgccttcccgatcctgaccgcggcgctcatcgcgctggcctacgaccgccacctgggcgggcacatatacgacccggccaccggtggagccgttctgtggcagcacctgttctggttcttcgggcatcccgaggtgtacatcatcgcgctgccgttcttcggggtggtgtcggagatcttcccggtgttcagccgtaagccgatcttcggttacaccaccctggtctacgcgacgctgggtatcgcggcgctgtcgatcgcggtgtgggcgcaccacatgtatgccacgggagccgtgctgctgccgtacttctcgttcatgaccttcctgatcgcggtgccgaccggtgtgaaggtcttcaactggatcggcaccatgtggaaggggcagctgaccttcgaatccccgatgctgttcagcatcggcttcctggtcaccttcctgttcggcggcctgtccggcgtgattctcgccagcccgccactggatttccaggtcaccgacacctatttcgttgtcgcgcacttccactacgtactcttcggcacgatcgtgttcgccacctacgcgggcatctacttctggttccccaaactgaccggccgcctgatggacgagcgcctgggcacttctggaccaccttcatcggcttccacaccaccttccgggtgcaacactggctcggctcgatgggtatgccacggcgctacgccgactacctgcccggcgacggattcaccacgctcaatacggtttccaccatcggctccttcatcctgggcctgtcgatgctgccgttcctgtggaacgtcttcaagtcctaccgctacggcgaagtggtcacggtggacgatccgtggggctacggcaactccctggagtgggcgacctcctgcccgccgccgcggcacaacttccacgaactgccgcgcgtgcggtccgagcgtccggcgttcgagctgcactacccgcacatggtcgagcgcatgcgcgccgagtcgcatgtcggctggggcgcgaaatcccatgcggagaaacaggaatcggccggtcgctagcgtaagcggcgaa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acccatctgctacgcccggccgaccagcgtcgaacaggccgtctccaccgtgacctccaggcccgcaacggttttcctggcgggcggcaccaccctggtggacatgctgcgcatcggcgcgatggagccggacaacatcgtcgacatcacctggctgccactgggcggcatcgcgcacacccccgacggcgggctgcgcatcggcgcgctggcgaccatgagcgaggtggccgcggaacccggtgtgatcgaacgctatccgttcctgtcggtggccctgtggaagggcgcgtcggcgcagctgcggaacatggccaccatgggcggcaatctcatgcagaaggtgcgctgctcctacttccgggagcccggaagcgcctgtgacaaacgcgatcccggctccggctgcgatgccgtcgacggcctgcaccgcgggcacgcgattctgggcaccggcccgtcgtgcttcgccacccatccctcggacgtggcgattccactggtcgcgctcgacgccaccgtcaccgtgtggggtccgcgcggggaacgcagcatcggcttcgacgacttcttcctgctgcccggcaccaccccgcacctcgagcatccgatcgcggccgacgagctgatcacccgcatcgacgtgcccgcgctgccgttcgcgcgcaactcgcactatctcaaggtgcgcgaccgggagtcctacgaattcgcgctcgcctccgcggcggtcgccatgagcatcgccgacggcacggtcctggatgtgcggatcgggctgggcggcgtggccaccaagccgtggcgtgcgcgcatcgccgagcagatgctgatcggcgtctccgcgacccgggagaacttcacgaaggcggccgcgaccgaattgcaggccgccgacacctcgcatccgatgaacgcgttcaagcgcgagctcgcggtgcggacactggtacgtgccctggaaaccgttcggccgcagcatgactcgggaggtacgcg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cccatctgctacgcccggccgaccagcgtcgaacaggccgtctccaccgtgacctccaggcccgcaacggttttcctggcgggcggcaccaccctggtggacatgctgcgcatcggcgcgatggagccggacaacatcgtcgacatcacctggctgccactgggcggcatcgcgcacacccccgacggcgggctgcgcatcggcgcgctggcgaccatgagcgaggtggccgcggaacccggtgtgatcgaacgctatccgttcctgtcggtggccctgtggaagggcgcgtcggcgcagctgcggaacatggccaccatgggcggcaatctcatgcagaaggtgcgctgctcctacttccgggagcccggaagcgcctgtgacaaacgcgatcccggctccggctgcgatgccgtcgacggcctgcaccgcgggcacgcgattctgggcaccggcccgtcgtgcttcgccacccatccctcggacgtggcgattccactggtcgcgctcgacgccaccgtcaccgtgtggggtccgcgcggggaacgcagcatcggcttcgacgacttcttcctgctgcccggcaccaccccgcacctcgagcatccgatcgcggccgacgagctgatcacccgcatcgacgtgcccgcgctgccgttcgcgcgcaactcgcactatctcaaggtgcgcgaccgggagtcctacgaattcgcgctcgcctccgcggcggtcgccatgcgcatcgccgacggcacggtcctggatgtgcggatcgggctgggcggcgtggccaccaagccgtggcgtgcgcgcatcgccgagcagatgctgatcggcgtctccgcgacccgggagaacttcacgaaggcggccgcgaccgaattgcaggccgccgacacctcgcatccgatgaacgcgttcaagcgcgagctcgcggtgcggacactggtacgtgccctggaaaccgttcggccgcagcatgactcgggaggtacgcgatg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ccacgtgaccgtgcttgccagcgtgggggattcgttccagcagaccgccgccaccgggccgctgctgctggcgctgggcgcgtgcctgctggcggggctggtgtcgttcgcctcgccgtgcgtggtgccgctggtgccgggctacctgtcctacctggcgggtgtggtcggtgccgaggccccgccggtgacggtcgaatcggccaagagcgccaaaacagccgtggccaaccgcaattccgcgcgcctgcgggtggcgggtgcggcgggcctgttcgtggcgggcttcaccgtggtgttcgtgctcgcctcggcgacggtgttcggcgcgatccaggcgttgaacgtgaatcgcgatctgctgcaacgcatcggcggcgtggtcaccatcgtgatgggtctggccttcatcggcctcatcccggccttgcagcgggacacccgcatggagccgcgccgtctgagcggtctgatcggagctccgctgctgggcgcggttttcgcgctcggctggacaccgtgcctgggcccgacgctgtcgggtgtgatggcggtgtcggccggtaccgagggcaccaccgcggtccgcggcgtcgccctgatcgtggcctactgcctgggtctgggcctgcccttcgtgatcctggccttcggttcggcgaccgcgctgcgcggcgtcggctggctgcgccgtaattcccgcaccattcaggtgatcggcgggctgctcttggtggccgtcggcatcgccctggtgaccggggcgtgggaccagttcgtttcctgggtccgcgacgccttcgtctcggatgtgaccctccc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ccacgtgaccgtgcttgccagcgtgggggattcgttccagcagaccgccgccaccgggccgctgctgctggcgctgggcgcgtgcctgctggcggggctggtgtcgttcgcctcgccgtgcgtggtgccgctggtgccgggctacctgtcctacctggcgggtgtggtcggtgccgaggccccgccggtgacggtcgaatcggccaagagcgccaaaacagccgtggccaaccgcaattccgcgcgcctgcgggtggcgggtgcggcgggcctgttcgtggcgggcttcaccgtggtgttcgtgctcgcctcggcgacggtgttcggcgcgatccaggcgttgaacgtgaatcgcgatctgctgcaacgcatcggcggcgtggtcaccatcgtgatgggtctggccttcatcggcctcatcccggccttgcagcgggacacccgcatggagccgcgccgtctgagcggtctgatcggcgctccgctgctgggcgcggttttcgcgctcggctggacaccgtgcctgggcccgacgctgtcgggtgtgatggcggtgtcggccggtaccgagggcaccaccgcggtccgcggcgtcgccctgatcgtggcctactgcctgggtctgggcctgcccttcgtgatcctggccttcggttcggcgaccgcgctgcgcggcgtcggctggctgcgccgtaattcccgcaccattcaggtgatcggcgggctgctcttggtggccgtcggcatcgccctggtgaccggggcgtgggaccagttcgtttcctgggtccgcgacgccttcgtctcggatgtgaccctcccg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acaggtagctcccatgccgagatcggattcaccggatcgatcggcactgccggtggcggtgcggccgcatccgatccggcgctcccccaagggctcgttcctctacaaggtggtcaccaccaccgaccccaaggtcctcggtcagatgtatctggtgacctcgatggccttcttcatgatcgcgggcctgatggcgctgatcatgcgcgccgagctggccaagcccggcatgcagttcctctcgcccgagcagttcaaccagctgttcaccatgcacggcaccatcatgctgctgt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acaggtagctcccatgccgagatcggattcaccggatcgatcggcactgccggtggcggtgcggccgcatccgatccggcgctcccccaagggctcgttcctctacaaggtggtcaccaccaccgaccccaaggtcctcggtcagatgtatctggtgacctcgatggccttcttcatgatcgcgggcctgatggcgctgatcatgcgcgccgagctggccaagcccggcatgcagttcctctcgcccgagcagttcaaccagctgttcaccatgcacggcaccatcatgctgctgttctacgcgacctcgatcatcttcggtttcgcgaacatcctgctgcccttgcagatcggcgcgcccgatgtggcgttcccgcgcctgaacgcgctcagctactggctgtatctgttcggcgcgtcactggcgacggcgggcttcatcacccccggcggcgcggccgacttcggctggaccgcgtacaccccgctgagcgacatcatccactcccccggtgtcggcgcggacatgtggatcctgggcgtcggcgcgtccggcctgggcaccattctgggcgcggtcaacatgctgaccacggtggtgtgcctgcgctgccccggcatgaccatgtggcgtctgcccatcttcacgtggaacgtggtggtcgcgagcttccttgtgctgctggtgttcccgctgctgaccgcggccgcgctggcgctgtactacgaccggcacctgggcgggcacatctacgatccggccagcggcgggaccatgctgttccagcatctgttctggtacttcgggcatcccgaggtgtacgtgatcgcgctgccgttcttcggcatcgtgtcggagatcttcccggtcttctcccgtaagccgatcttcggctacaccggcatggtgtacgcgacgctgggcatcgcggcgctgtccatcgcggtgtgggcgcaccacatgtacgccaccggagccgtgctgctgccgtacttctcgttcatgaccttcctgatcgcggtcccgaccggcgtgaagttcttcaactggatcggcaccctgtggaagggccagctcaccttcgaatcgcccatgctgttctccctgggcttcctggtgaccttcctcttcggcggcctgtccggcgtcatcctcgcgagcccgccgctggacttccacctgtccgacacgtatttcgtggtggcgcacttccactacaccctgttcggcacggtcgtgttcgccaccttcgcgggcatctacttctggttccccaagatcaccgggcgcatgctcgacgagcgcctggccaagtggcacttctggaccaccttcctgggcttccacctgaccttcctggcccagcactggctcggcaatatgggcatgccccgccgctacgccgactacctgccctcggacggattcaccctgttgaaccaggtctccaccatcggggccttcctgctgggcgcgtcgatgctgccgttcctgtggaacgtcttcaagtcctaccgctacggcgaggtcgtggccgtggacgacccgtggggttacggcaactccctggagtgggcgacctcctgcccgccaccgcggcacaacttctacgaactcccccgcatccgttccgagcgtccggctttcgagttgcactacccgcacatggtggagcgcatgcgcgccgaggcgcacgtcggctggggcgcgggggcccatcaggtcaccgaaaccgctgcggtggaggcg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gcagttgctccaaagcccgaacagaatctcgatttcgcccgcccgttcccggcgcgccgcggtctcaagggctcgttcatctacaaggccatcaccacgaccgatcccaagatgctcgggatgatgtacctgaccaccgccatcacgtacttcctgatcggcggcatcatggcgctgctcatgcgcgccgagctggcgcgcccgggcatgcagttcctctcacccgagcagttcaaccagctgttcaccatgcacggcaccatcatgctgctgt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agcagttgctccaaagcccgaacagaatctcgatttcgcccgcccgttcccggcgcgccgcggtctcaagggctcgttcatctacaaggccatcaccacgaccgatcccaagatgctcgggatgatgtacctgaccaccgccatcacgtacttcctgatcggcggcatcatggcgctgctcatgcgcgccgagctggcgcgcccgggcatgcagttcctctcacccgagcagttcaaccagctgttcaccatgcacggcaccatcatgctgctgttctatgcgaccgcgaccgcgaccgcgatcgtgttcggcttcgccaacgtgatcctgccgatccagatcggcgcgccggacgtggccttcccgcgcctgaacgccttcagctactggctgtacttcttcggcgcgctcatcgccaccggcggcttcctcacgccgggcggcgcggccgacttcggctggaccgcgtacacgccgctgtcggactacgtgcactcgccgggcgtcgggggtgacctgtggatcctgggtctggcggtctccggtctgggcaccatcctcggcggcgtcaatatgatcaccacggtggtctgcatgcgctgcccgggcatgacgctgttccggatgccggtcttcgtctggaccatcttcgtgacgagtttccttatcctggtggccttcccgatcctgaccgccgcgctgttcgcgctggcctacgaccggcacctgggcgggcacatctacgatccggcgaacggcggggcactcctgtaccagcacctgttctggtacttcggtcatcccgaggtatacatcatcgcgctgccgttcttcggcatcatctccgaggtcattccggtgttcgcgcgcaagccgatcttcggttacaccacgctggtctacgcgaccttcgccatcgcggcgctctcgatcgcggtgtgggcgcaccacatgtacgccaccggagccgtgctgctgccgtacttctcgttcatgaccttcctgatcgcggtcccgaccggcgtgaagttcttcaactggatcggcaccatgtggaagggccagctgaccttcgagacgccgatgctgttcgcggcgggcttcatcgtgaccttcctgttcggcggtctgtcgggtgtcatcctggccagcccgccgctcgacttccacgtctccgacacgtatttcgtggtcgcgcacttccactacgtgctcttcggcaccatcgccttcgccaccttctccggcatctatttctggttcccgaagatgaccggccgcatgctcgacgagcgactgggcaagtggcacttctggaccaccttcctcggtttccacaccacgttcctggtgcagcactggctgggcgcctcgggcatgccgcgccgctacgcggactacctgccgagcgacggattcaccacgctgaacaccgtttccaccatcggctcgttcatcctgggcgcgtcgatgctgccgttcgtgtggaacgtcttcaagtccttccgctacggcgagccggtgaccgtggacgatccgtggggctacggcaactccctggagtgggcgacctcgtgcccgccgccgcggcacaacttctacgagctgccccgcatccgttcggagcgtccggcgttcgagctgcactacccgcacatgatcgagcgcatgcgggcggaggcgcacgtgggctggggttcgaagcaccacgaggtgctcgagcgcgagacggtcgaca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gcagttgctccaaagcccgaacagaatctcgatttcgcccgcccgttcccggcgcgccgcggtctcaagggctcgttcatctacaaggccatcaccacgaccgatcccaagatgctcgggatgatgtacctgaccaccgccatcacgtacttcctgatcggcggcatcatggcgctgctcatgcgcgccgagctggcgcgcccgggcatgcagttcctctcacccgagcagttcaaccagctgttcaccatgcacggcaccatcatgctgctgttctatgcgaccgcgaccgcgatcgtgttcggcttcgccaacgtgatcctgccgatccagatcggcgcgccggacgtggccttcccgcgcctgaacgccttcagctactggctgtacttcttcggcgcgctcatcgccaccggcggcttcctcacgccgggcggcgcggccgacttcggctggaccgcgtacacgccgctgtcggactacgtgcactcgccgggcgtcgggggtgacctgtggatcctgggtctggcggtctccggtctgggcaccatcctcggcggcgtcaatatgatcaccacggtggtctgcatgcgctgcccgggcatgacgctgttccggatgccggtcttcgtctggaccatcttcgtgacgagtttccttatcctggtggccttcccgatcctgaccgccgcgctgttcgcgctggcctacgaccggcacctgggcgggcacatctacgatccggcgaacggcggggcactcctgtaccagcacctgttctggtacttcggtcatcccgaggtatacatcatcgcgctgccgttctgcggcatcatctccgaggtcattccggtgttcgcgcgcaagccgatcttcggttacaccacgctggtctacgcgaccttcgccatcgcggcgctctcgatcgcggtgtgggcgcaccacatgtacgccaccggagccgtgctgctgccgtacttctcgttcatgaccttcctgatcgcggtcccgaccggcgtgaagttcttcaactggatcggcaccatgtggaagggccagctgaccttcgagacgccgatgctgttcgcggcgggcttcatcgtgaccttcctgttcggcggtctgtcgggtgtcatcctggccagcccgccgctcgacttccacgtctccgacacgtatttcgtggtcgcgcacttccactacgtgctcttcggcaccatcgccttcgccaccttctccggcatctatttctggttcccgaagatgaccggccgcatgctcgacgagcgactgggcaagtggcacttctggaccaccttcctcggtttccacaccacgttcctggtgcagcactggctgggcgcctcgggcatgccgcgccgctacgcggactacctgccgagcgacggattcaccacgctgaacaccgtttccaccatcggctcgttcatcctgggcgcgtcgatgctgccgttcgtgtggaacgtcttcaagtccttccgctacggcgagccggtgaccgtggacgatccgtggggctacggcaactccctggagtgggcgacctcgtgcccgccgccgcggcacaacttctacgagctgccccgcatccgttcggagcgtccggcgttcgagctgcactacccgcacatgatcgagcgcatgcgggcggaggcgcacgtgggctggggttcgaagcaccacgaggtgctcgagcgcgagacggtcgaca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tccgcccttgatcttgttttcgccccggctgctccggatgtctcggtcaagatgcgggagcgcatcggcaaggcggtgtcggcgaacggtgcgacgaaggtgttcgaggtcgcggaattctttgcgggaatcgggctggcgcgactcggcctggagcacgcacgaaacacgaaattcaaagtcaagtgggccaacgatctcgacccggacaaggaggacatgtacctccgccacttcggcgagggaaaagggaaggctcactaccacctccaggacatccgcgtcgtcgccggggacatcaaggctgcgaaagtgcccaggaacctgagtctggcctgggcgtcctttccgtgcacggatctctctctggcgggcggccgacagggcttggccggccagcactcgagcactttcttcgacttcacggacgtcctgaagaacctcggggacgaccgcccgcccgtggtcgcgatcgagaatgtcaacggcttcgccacgagccatcgcggcgcggacatcaaggaggcggtgagccgcctcaacgacctcgactactccgtcgacgtggtcacgttggacgctcgccgctgggtgccgcagtcacgtccgcgtctgttcctgatcgcggcgcaccccttcctcttgaccgacgtgaagcaagacgagcgtcgcgacacggcattgcgccccagctggctcgatcctgtgctcgactccggcctgcgcacccatcgcgccgagttgcccgaaccgcctgccctgctcaccgagggatggacagacttggtcgacgacgatcacgcggacggagtcgagtggtgggacgagacgcgcaccgcgaagttctgcagcgaactctcccccgtccaatctgagcgagtggggaagctcgccgagcaggccggacgacgccctcagtaccgcaccgcgtaccgccgcacccggaatggcaagccagcgtgggagattcgagacggcgacgtcgccggctgcctgcgcaccgcacgcggcggatcgtcgaagcaggcggtcgtccgcattcagggagaatcgcttcgggttcggtggatgaccgccagggagtacgccaagctcatgggcgcccccgactatcgcctccctgacaatcggaatcaatcaatcatgggcttcggcgacgcggtgtgcgtgaacgcagtccaatggctcgccgaggagtacctggggccgttgctctccggtgatctcg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gccgtagaaccgcggccggccagccttgtggaggcggctcggtcctatccgcaaaggacaggaccgaagggttcgttcatctacaagatggtcaccacgacggacccgaaggttctcggcgtcatgtacttggtgacggccatgtccttcttcatggtcggcggcatcatggcgctgctcatgcgcgccgagctggcgcgcccgggcatgcagttcctgtcgcccgagcagttcaaccagttgttcaccatgcacggcacgatcatgctgctgttctacgcgaccgcgatcgtgttcggcttcgccaacatcatcctgccgctgcagatcggcgcccccgacgtggccttcccgcgtctgaacgccttcagctactggctgtacctgttcggcggcaccatggccaccgccggtttcatcacccccggtggtgcggccgacttcggctggaccgcctacgcgccgctctcggacatcgtgcactcgcccggcgtcggcggtgacctgtggatcctgggtctggccgtctccggtctgggcaccatcctgggcgcggtcaacatgctgaccaccgtggtctgcctgcgctgcccgggcatgaccatgttccggatgccgatcttcacctggaacatcgccatcaccagcctgctggtgctgctggcgttcccgctgctgaccgccgcgctgttcggcctggcctacgaccgccacctgggcggccacatctacgacccggccaatggcggcgtcctgctctaccagcacctgttctggtacttcggccaccccgaggtgtacatcatcgcgctgccgttcttcggcatcgtgtcggagatctacccggtcttcagccgcaagccgatcttcggttacaccaccctggtctacgcgaccatggccatcgcggcgctgtccatcgcggtgtgggcgcaccacatgtacgcgacgggtgccgttctgctgccgtacttctcgttcatgaccttcctgatcgcggtcccgaccggggtgaagttcttcaactggatcggcaccatgtggcgcggccagctcaccttcgagaccccgatgctctggtcggtcgg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tgccgtagaaccgcggccggccagccttgtggaggcggctcggtcctatccgcaaaggacaggaccgaagggttcgttcatctacaagatggtcaccacgacggacccgaaggttctcggcgtcatgtacttggtgacggccatgtccttcttcatggtcggcggcatcatggcgctgctcatgcgcgccgagctggcgcgcccgggcatgcagttcctgtcgcccgagcagttcaaccagttgttcaccatgcacggcacgatcatgctgctgttctacgcgaccgcgatcgtgttcggcttcgccaacatcatcctgccgctgcagatcggcgcccccgacgtggccttcccgcgtctgaacgccttcagctactggctgtacctgttcggcggcaccatggccaccgccggtttcatcacccccggtggtgcggccgacttcggctggaccgcctacgcgccgctctcggacatcgtgcactcgcccggcgtcggcggtgacctgtggatcctgggtctggccgtctccggtctgggcaccatcctgggcgcggtcaacatgctgaccaccgtggtctgcctgcgctgcccgggcatgaccatgttccggatgccgatcttcacctggaacatcgccatcaccagcctgctggtgctgctggcgttcccgctgctgaccgccgcgctgttcggcctggcctacgaccgccacctgggcggccacatctacgacccggccaatggcggcgtcctgctctaccagcacctgttctggtacttcggccaccccgaggtgtacatcatcgcgctgccgttcttcggcatcgtgtcggagatctacccggtcttcagccgcaagccgatcttcggttacaccaccctggtctacgcgaccatggccatcgcggcgctgtccatcgcggtgtgggcgcaccacatgtacgcgacgggtgccgttctgctgccgtacttctcgttcatgaccttcctgatcgcggtcccgaccggggtgaagttcttcaactggatcggcaccatgtggcgcggccagctcaccttcgagaccccgatgctctggtcggtcggcttcctggtgaccttcctcttcggtggtctgtcgggcgtcatcctggcctcgccgccgctggacttccacgtgtccgacacctacttcgtggtggcgcacttccactacgtgctcttcggcaccatcgtgttcgccaccttcgcgggcatctacttctggttcccgaagatgaccggccgcatgatggacgagcgtctgggcaagtggcacttctgggccaccttcgtcggcttccacaccacgttcctggtgcagcactggctgggcaacatgggtatgccgcgtcgctacgccgactacctgccctccgacgggttcaccaccctgaacaccatttccaccatcggtgccttcatcctgggttcgtcgatgctgccgttcatctggaacgtcttcaagtcctaccgctacggcgaggtcgtgaccgtcgacgacccgtggggctacggcaactccctggagtgggcgacctcgtgcccgccgccgcggcacaacttctacgagctgccgcgcgtgcgttcggagcgtccggcgttcgagctgcactacccgcacatggtcgagcgcatgcgcg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tgccgtagaaccgcggccggccagccttgtggaggcggctcggtcctatccgcaaaggacaggaccgaagggttcgttcatctacaagatggtcaccacgacggacccgaaggttctcggcgtcatgtacttggtgacggccatgtccttcttcatggtcggcggcatcatggcgctgctcatgcgcgccgagctggcgcgcccgggcatgcagttcctgtcgcccgagcagttcaaccagttgttcaccatgcacggcacgatcatgctgctgttctacgcgaccgcgatcgtgttcggcttcgccaacatcatcctgccgctgcagatcggcgcccccgacgtggccttcccgcgtctgaacgccttcagctactggctgtacctgttcggcggcaccatggccaccgccggtttcatcacccccggtggtgcggccgacttcggctggaccgcctacgcgccgctctcggacatcgtgcactcgcccggcgtcggcggtgacctgtggatcctgggtctggccgtctccggtctgggcaccatcctgggcgcggtcaacatgctgaccaccgtggtctgcctgcgctgcccgggcatgaccatgttccggatgccgatcttcacctggaacatcgccatcaccagcctgctggtgctgctggcgttcccgctgctgaccgccgcgctgttcggcctggcctacgaccgccacctgggcggccacatctacgacccggccaatggcggcgtcctgctctaccagcacctgttctggtacttcggccaccccgaggtgtacatcatcgcgctgccgttcttcggcatcgtgtcggagatctacccggtcttcagccgcaagccgatcttcggttacaccaccctggtctacgcgaccatggccatcgcggcgctgtccatcgcggtgtgggcgcaccacatgtacgcgacgggtgccgttctgctgccgtacttctcgttcatgaccttcctgatcgcggtcccgaccggggtgaagttcttcaactggatcggcaccatgtggcgcggccagctcaccttcgagaccccgatgctctggtcggtcggcttcctggtgaccttcctcttcggtggtctgtcgggcgtcatcctggcctcgccgccgctggacttccacgtgtccgacacctacttcgtggtggcgcacttccactacgtgctcttcggcaccatcgtgttcgccaccttcgcgggcatctacttctggttcccgaagatgaccggccgcatgatggacgagcgtctgggcaagtggcacttctgggccaccttcgtcggcttccacaccacgttcctggtgcagcactggctgggcaacatgggtatgccgcgtcgctacgccgactacctgccctccgacgggttcaccaccctgaacaccatttccaccatcggtgccttcatcctgggttcgtcgatgctgccgttcatctggaacgtcttcaagtcctaccgctacggcgaggtcgtgaccgtcgacgacccgtggggctacggcaactccctggagtgggcgacctcgtgcccgccgccgcggcacaacttctacgagctgccgcgcgtgcgttcggagcgtccggcgttcgagctgcactacccgcacatggtcgagcgcatgcgcgccgaggcccacgtgggctggggatccagttcccacaccgtgcacgagctggagaaggtttc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tcccaatcgtccggatcggccggggattcggccgcggccggacggctgcgggcgcgggatatcgaccgcgtcaacgcccggaccctgctcgacgccgcctacgaagagggcgaactcgggaccgaggagtaccaccagcgctccgaacgggcgcagcgagcgcagacgctgggtgaattacagcggctgatcggggatctgcaacccagcaccaagaccggcgatctcacgcccaccgcccggccgcgagtgcgacggcacgccagcggatatccgcccggcacccgggcccgcgacagcgaccggcaggccgcctgcacgctgctcgacgccgggctggcggacgggcagctgagcaccgaggaccatcgcaccctcaccgaactcgccggtggcgcaaggactctgggcgagctgtcccatctcaccgacgatctgcagcggcccgccggcgcccggccggacccggtcccgcccacgtcgcggcgcgaaacctggttcaccgcgggcgtggtggccgccagcatcctggtcgcggtgggcaccttcctggctgtggaccggcccgcgagcgaaccggcggggccgccgaaggtggacctcggcatcgtcaaggagttggtgctgccccaccccgaactcacgcaggccgacggcctcgcgtacttccgcgagctgtaccggaccaagttcggcgacaccgtggtggacgaggccgtgatctaccccgggtacgcggtggtgacccgggccgtccagcccaaccgcaaggtccgctacaactaccgcggcggtttcgatctgggcgaccagccgcagacccggaccccgcagaccccgaccgccgatctggcggccctgaacgtgcaggccatcgcggccctgctgacccaggcccccaccctcaccaaggtggatcagggcaccgtcagccacctcggtatcgagggctccggcaccggaccgatcgtccgaatctatgtgggcaacaaggccggtgagaacggttacctcgaggcgaccctcgacggccggatcacccggacccaggcgttcggggga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ttccgcatgcccgcacgccatcagtatcgatccgatggtgggtgatctcgcgggtgagaccgcccgcctgcgcgccgccggcgccgtcacccggatcgagctgctcggcgtccccgcctggaccgtcaccgaccacaccgtcgcccgccaattgctcaccgacacaaggctcgtcaaggacatcgacgcctggaagctgtggaccgacggcgtggtgacccggcagtggccgctgatcggcatgatcgacgcgggccgctccatgttcaccgtggacggccccgagcaccgccgcctgcgcatcaagaccacccaggcgctgaccccgcgccgcctcgaggagctgcgccccaatatcgaacggctcaccaaggaactgctcgacgatctggacgaggcgggcggcgacggcgcggccgtggatctcaaggcggtgttcgcctatcccctgcccatgcgggtgatctccgagctcatgggcgtgccgcgcgccgatcacccgatgctgctggactggtacaagaagttcttctccatggtgaccccgcaggacgagcggctgcagatcatcgaggacatggacgtctacttcaccgagatggtccgtcgcaagaccgccgagcccggcgacgatctcaccagcgcgctcatcctggccgacgagggcggcgagccgctcaccgaggaggaggtggtcggcaacctcaaggccctggtggccgccgggcacgagaccacggtgagcctgatcctgaatgcggtgcgcgccttgctgacttgtcccgagcagctggccgcggtgcgcgccgaggaggtggagtggaagcaggtcatcgaggagaccctgcgctgggacggcccggtcacccacctgctcatgcgtttcgccaccgaggacatcaccgtcggcgacacggtgatcgagcagggtgagggcgtggtcatgtcctaccgtgccataggccgtgacaccgccgtattcggtgacgacgcagacgatttcgatatcacccgcccgaccgcgagccgcaatatctccttcggttacggcccgcacatctgcccgggtgcggccctggcccgcctggaggtcgccatcgccctgcccgctctcttcgaccgcttccccggcctccggctggccgccccggtcgaggagatcgtcaaccttccggtcatgacccagaacgacatcgccgccatgccgatgctgct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tccgcatgcccgcacgccatcagtatcgatccgatggtgggtgatctcgcgggtgagaccgcccgcctgcgcgccgccggcgccgtcacccggatcgagctgctcggcgtccccgcctggaccgtcaccgaccacaccgtcgcccgccaattgctcaccgacacaaggctcgtcaaggacatcgacgcctggaagctgtggaccgacggcgtggtgacccggcagtggccgctgatcggcatgatcgacgcgggccgctccatgttcaccgtggacggccccgagcaccgccgcctgcgcatcaagaccacccaggcgctgaccccgcgccgcctcgaggagctgcgccccaatatcgaacggctcaccaaggaactgctcgacgatctggacgaggcgggcggcgacggcgcggccgtggatctcaaggcggtgttcgcctatcccctgcccatgcgggtgatctccgagctcatgggcgtgccgcgcgccgatcacccgatgctgctggactggtacaagaagttcttctccatggtgaccccgcaggacgagcggctgcagatcatcgaggacatggacgtctacttcaccgagatggtccgtcgcaagaccgccgagcccggcgacgatctcaccagcgcgctcatcctggccgacgagggcggcgagccgctcaccgaggaggaggtggtcggcaacctcaaggccctggtggccgccgggcacgagaccacggtgatcctgatcctgaatgcggtgcgcgccttgctgactcgtcccgagcagctggccgcggtgcgcgccgaggaggtggagtggaagcaggtcatcgaggagaccctgcgctgggacggcccggtcacccacctgctcatgcgtttcgccaccgaggacatcaccgtcggcgacacggtgatcgagcagggtgagggcgtggtcatgtcctaccgtgccataggccgtgacaccgccgtattcggtgacgacgcagacgatttcgatatcacccgcccgaccgcgagccgcaatatctccttcggttacggcccgcatatctgcccgggtgcggccctggcccgcctggaggccgccatcgccctgcccgctctcttcgaccgcttccccggcctccggctggccgccccggtcgaggagatcgtcaaccttccggtcatgacccagaacgacatcgccgccatgccgatgctgct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tggcatcgaaacaccgctgcatccgggcagtttggtgagcgactggcggtgggacacctcgact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cgagcgagcagaccacacgccgcgcgcgaccgcccggggcgaggaggacgaggaaccggtgtcgaccggtctctggtgggagaacgacccccagctcagggcgcgcttccggcggtgaaaccgcaggtcggtggcgggcctcacgcttccggcagttagtgagttttgctatcaaaggacattt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tggcatcgaaacaccgctgcatccgggcagtttggtgagcgactggcggtgggacacctcgact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cgcgcg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tggcatcgaaacaccgctgcatccgggcagtttggtgagcgactggcggtgggacacctcgact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cgcgcgagc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tggcatcgaaacaccgctgcatccgggcagtttggtgagcgactggcggtgggacacctcgact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cgcgcgagcagacgccgcgcgcgaccgcccggggcgaggaggacgaggaaccggtgtcgaccggtctctggtgggagaacgacccccagctcagggcgcgcttccggcg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tggcatcgaaacaccgctgcatccgggcagtttggtgagcgactggcggtgggacacctcgact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gggg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ccgaggcaatgacggcccccgccatgttccggttctcctgcatcgcgccgatgaaatcctcggtcccgcactgcaatccgaaggcgcggtctatgtggactgcaccctgggcctgggcgggcacgccgaatacttcttgcagacgtatccgaacatccggctggtcggactcgaccgcgataccgcggcgctgaagctggccggggagcgactatccccgttccaggaccggatcaccctggtgcacaccaggtatgacggcatcgcgcacgcactcgaacaagccggactacccgagaagtcctcggtcaacgcgattctgatggacctgggtgtgtcctccatgcagctggacgaggccgagcgcggcttcgcctactccatcgacgcgcccctggacatgcggatggactccagcaccggccccaccgccgccgacgtgctcaatacctacagccacggcgagctggcccgggtactgaaaatctatggcgaggagcgcttcgcgggcaagatcgcctccgaggtggtgcgccgccgccagcgcaccccgttcaccaccagcgcgcagctggtggaactgctctacgacaccattcccgccgcggcccggcgcaccggcgggcatcccgccaagcgcaccttccaggcgctgcgcgtcgaggtgaaccgtgagctggaatccctcgaggccgccctgcccgccgcgctggacgcgctggccccgggcgggcggatcgtggtgatgagctatcagtccctggaggaccgggtggtgaagaccgagctggccaagcggtcggcctcgcgcacaccgctggacctgccggtcgaactgcccggcatgggaccggaattcaagatcctgacccggggcgcggagaaggcgaccgagcaggagatcgaggacaacccgcgcgcggtgccggtgcgcatgcgggcggcggaacggatcgcaggggaggacggca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ccgaggcaatgacggcccccgccatgttccggttctcctgcatcgcgccgatgaaatcctcggtcccgcactgcaatccgaaggcgcggtctatgtggactgcaccctgggcctgggcgggcacgccgaatacttcttgcagacgtatccgaacatccggctggtcggactcgaccgcgataccgcggcgctgaagctggccggggagcgactatccccgttccaggaccggatcaccctggtgcacaccaggtatgacggcatcgcgcacgcactcgaacaagccggactacccgagaagtcctcggtcaacgcgattctgatggacctgggtgtgtcctccatgcagctggacgaggccgagcgcggcttcgcctactccatcgacgcgcccctggacatgcggatggactccagcaccggccccaccgccgccgacgtgctcaatacctacagccacggcgagctggcccgggtactgaaaatctatggcgaggagcgcttcgcgggcaagatcgcctccgaggtggtgcgccgccgccagcgcaccccgttcaccaccagcgcgcagctggtggaactgctctacgacaccattcccgccgcggcccggcgcaccggcgggcatcccgccaagcgcaccttccaggcgctgcgcgtcgaggtgaaccttgagctggaatccctcgaggccgccctgcccgccgcgctggacgcgctggccccgggcgggcggatcgtggtgatgagctatcagtccctggaggaccgggtggtgaagaccgagctggccaagcggtcggcctcgcgcacaccgctggacctgccggtcgaactgcccggcatgggaccggaattcaagatcctgacccggggcgcggagaaggcgaccgagcaggagatcgaggacaacccgcgcgcggtgccggtgcgcatgcgggcggcggaacggatcgcaggggaggacggcac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ttcgctgaaccggcccaacatggtcagcgtcggtaccatcatctggctgtcgagcgagctgatgttcttcgccggcctgttcgccatgtacttcgttgctcgcgcgcaggcgcacggaaactggccgccggagccgaccgagctgaacctgaagctcgccgtgccggtcacgctggtgctcgtgctgtcctccttcacctgccagatgggcgtcttcgccgccgagcgcggtgacgtgttcggcctgcgccgctggtacgtgctgaccttcctgatgggcgcgttcttcgtcggcggtcagggctacgagtacaccaacctcgtgcgcgagggcacctcgatctccagctcggtgtacggcgcggtgttctacatcaccaccggcttccacggtctgcacgtcatcggcggtctcatcgcgttcatcttcctgctggtgcgcaccaagctcagcaagttcaccccggcgcaggccaccgcggcgatcgtcgtctcgtactactggcacttcgtcgacatcgtctggatcgcactcttcgcgacgatctacttcgtccg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ttcgctgaaccggcccaacatggtcagcgtcggtaccatcatctggctgtcgagcgagctgatgttcttcgccggcctgttcgccatgtacttcgttgctcgcgcgcaggcgcacggaaactggccgccggagccgaccgagctgaacctgaagctcgccgtgccggtcacgctggtgctcgtgctgtcctccttcacctgccagatgggcgtcttcgccgccgagcgcggtgacgtgttcggcctgcgccgctggtacgtgctgaccttcctgatgggcgcgttcttcgtcggcggtcagggctacgagtacaccaacctcgtgcgcgagggcacctcgatctccagctcggtgtacggctcggtgttctacatcaccaccggcttccacggtctgcacgtcatcggcggtctcatcgcgttcatcttcctgctggtgcgcaccaagctcagcaagttcaccccggcgcaggccaccgcggcgatcgtcgtctcgtactactggcacttcgtcgacatcgtctggatcgcactcttcgcgacgatctacttcgtccg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gtgcgcaccgcaatcggggccatgtcgctgagcttctatctgatcctcacgctggcctgcgtcaacgacatcatcgccttcaagttcgacatctcgctcaatgccaccacctgggccttccgcatcggcctgctgaccatcccgccgctggtttacaccgccgcctaccggctgtgcctgggcctgcagcgcagcgaccgctcgatcctcgagcacggcatcgaaaccggtgtggtgcggcggcttccgcacggcgagtacatcgaagtgcatcagccgctgggtccggccgacgagcacgggcatccgattcccctggagtaccagggcgcgcacgtgccccggaagatgaacgaactgggcatcgcggggcggccgggcacgggcgcgttcttccgcgcggatccggaggcggagcgggaggtcaacgccgccaacgaccgcgaggccgagcacgcccagttggcggtgctacgccgggcgcagcaggacgccgcgggcaacggccggtccggcaacggacaccaaccga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gtgcgcaccgcaatcggggccatgtcgctgagcttctatctgatcctcacgctggcctgcgtcaacgacatcatcgccttcaagttcgacatctcgctcaatgccaccacctgggccttccgcatcggcctgctgaccatcccgccgctggtttacaccgccgcctaccggctgtgcctgggcctgcagcgcagcgaccgctcgatcctcgagcacggcatcgaaaccggtgtggtgcggcggcttccgcacggcgagtacatcgaagtgcatcagccgctgggtccggccgacgagcacgggcatccgattcccctggagtaccagggcgcgcacgtgccccggaagatgaacgaactgggcatcgcggggcggccgggcacgggcgcgttcttccgcgcggatccggaggcggagcgggaggtcaacgccgccaacgaccgcgaggccgagcacgcccagttggcggtgctacgccgggcgcagcaggacgccgcgggcaacggccggtccggcaacggacaccaaccga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gtacgttgtcacccaatcctgttgcagtgacgcctcttgcgtctacgcctgcccggtcaactgcatccaccccacgccggacgagccggacttcctgaccgcggagatgctctacgtcgacccgcaggcctgcgtggactgcggggcctgcgccaccgcgtgcccggtggacgccatcacctcgacgaagaagctgacggcagaacagcttccgttcatcgagatcaatgccgacttctaccggcaggagcggccgcggccgctgctggcccggccggtgcccgcggcggcggtcaagccggggcgggaaccgttgcgggtggccgtcatcgggtcggggccctcggccatgtacgcggccgatgaattgctcacccagcccggtgtttcggtgaccgtgttcgacaagctgacccagccctacggcctggctcgcttcggtgtcgcgcccgatcacgtcaagacccgcaaggtcgccaacctctacgacgtgatctccgcgcagccgggattcgggtcgtatctgaatgtgaatgtgggccagcatatttcgcatgatgagctgctggcgcacttccacgcggtgatctacgcggtgggcgcctcctcggaccgcaagctcgggattccgggggaggggctgcccggcagtgtctccgccaccgacttcgtggcctggtacaacgggcatccggagcaggcggggcggcacttcgacctgtcgtcgcggcgcgcggtgatcgtgggcaacggcaatgtggcgctggacgtggcgcgcattctgaccatcgatccggaactactggccgggaccgaggtctcgcagcgggcgctgacggcactgcggcgcagcaatatcgaggaagtcgtgatcctggggcggcgtgggccggccgaatccgccttcaccgtgccggaattcgtggacctgctgggcgctgatgtcgacatcgtggtggagggtgagattcccgaaccggtcgagggcatgtcgcagaaggtcgagcacaagctgaagctgttgcgcggcttggcacaacggccggtcggcgggcgcaagcgcatcgtgttgcggtacctgtccgcgccggtggccattgccggggtggatcgggtgaccggggtcgaggtggtgcgcaacgagctcgtcaccggcgacaacggggccgtgcacgcggtgccgaccgaggatgtcgagactttcgacgccgggctggtgctgacctcggtcggataccggggcgtggcgctgccggggctgccgttcgacgagcgggccgggatcattccgaatgccgacggccgggtgaccgaggagtccggcggcgcggtggtgtcgggtgcctatgtcaccggatggatcaagcgcgggccgaccggattcatcgggaccaacaagtcgtgtgcgcagcagaccgtgcggcagctggtggatgacttcaatgccggccggttggcccagcctgcccgtggcgcaggcgatttcgaccgactggtcggtgagcggcagccgcacgccattcgcggtggcgcggtcaaccggccccgccgcaggctcccactgctggtgcgt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tacgttgtcacccaatcctgttgcagtgacgcctcttgcgtctacgcctgcccggtcaactgcatccaccccacgccggacgagccggacttcctgaccgcggagatgctctacgtcgacccgcaggcctgcgtggactgcggggcctgcgccaccgcgtgcccggtggacgccatcacctcgacgaagaagctgacggcagaacagcttccgttcatcgagatcaatgccgacttctaccggcaggagcggccgcggccgctgctggcccggccggtgcccgcggcggcggtcaagccggggcgggaaccgttgcgggtggccgtcatcgggtcggggccctcggccatgtatgcggccgatgaattgctcacccagcccggtgtttcggtgaccgtgttcgacaagctgacccagccctacggcctggctcgcttcggtgtcgcgcccgatcacgtcaagacccgcaaggtggccaacctctacgacgtgatctccgcgcagccgggattcgggtcgtatctgaatgtgaatgtgggccagcatatttcgcatgatgagctgctggcgcacttccacgcggtgatctacgcggtgggcgcctcctcggaccgcaagctcgggattccgggggaggggctgcccggcagtgtctccgccaccgacttcgtggcctggtacaacgggcatccggagcaggcggggcggcacttcgacctgtcgtcgcggcgcgcggtgatcgtgggcaacggcaatgtggcgctggacgtggcgcgcattctgaccatacatccggaactactggccgggaccgaggtctcgcagcgggcgctgacggcactgcggcgcagcaatatcgaggaagtcgtgatcctggggcggcgtgggccggccgaatccgccttcaccgtgccggaattcgtggacctgctgggcgctgatgtcgacatcgtggtggagggtgagattcccgaaccggtcgagggcatgtcgcagaaggtcgagcacaagctgaagctgttgcgcggcttggcacaacggccggtcggcgggcgcaagcgcatcgtgttgcggtacctgtccgcgccggtggccattgccggggtggatcgggtgaccggggtcgaggtggtgcgcaacgagctcgtcaccggcgacaacggggccgtgcacgcggtgccgaccgaggatgtcgagactttcgacgccgggctggtgctgacctcggtcggataccggggcgtggcgctgccggggctgccgttcgacgagcgggccgggatcattccgaatgccgacggccgggtgaccgaggagtccggcggcgcggtggtgtcgggtgcctatgtcaccggatggatcaagcgcgggccgaccggattcatcgggaccaacaagtcgtgtgcgcagcagaccgtgcggcagctggtggatgacttcaatgccggccggttggcccagcctgcccgtggcgcaggcgatttcgaccgactggtcggtgagcggcagccgcacgccattcgcggtggcgcggtcaaccggccccgccgcaggctcccactgctggtgcgtc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tacgttgtcacccaatcctgttgcagtgacgcctcttgcgtctacgcctgcccggtcaactgcatccaccccacgccggacgagccggacttcctgaccgcggagatgctctacgtcgacccgcaggcctgcgtggactgcggggcctgcgccaccgcgtgcccggtggacgccatcacctcgacgaagaagctgacggcagaacagcttccgttcatcgagatcaatgccgacttctaccggcaggagcggccgcggccgctgctggcccggccggtgcccgcggcggcggtcaagccggggcgggaaccgttgcgggtggccgtcatcgggtcggggccctcggccatgtatgcggccgatgaattgctcacccagcccggtgtttcggtgaccgtgttcgacaagctgacccagccctacggcctggctcgcttcggtgtcgcgcccgatcacgtcaagacccgcaaggtggccaacctctacgacgtgatctccgcgcagccgggattcgggtcgtatctgaatgtgaatgtgggccagcatatttcgcatgatgagctgctggcgcacttccacgcggtgatctacgcggtgggcgcctcctcggaccgcaagctcgggattccgggggaggggctgcccggcagtgtctccgccaccgacttcgtggcctggtacaacgggcatccggagcaggcggggcggcacttcgacctgtcgtcgcggcgcgcggtgatcgtgggcaacggcaatgtggcgctggacgtggcgcgcattctgaccatcgatccggaactactggccgggaccgaggtctcgcagcgggcgctgacggcactgcggcgcagcaatatcgaggaagtcgtgatcctggggcggcgtgggccggccgaatccgccttcaccgtgccggaattcgtggacctgctgggcgctgatgtcgacatcgtggtggagggtgagattcccgaaccggtcgagggcatgtcgcagaaggtcgagcacaagctgaagctgttgcgcggcttggcacaacggccggtcggcgggcgcaagcgcatcgtgttgcggtacctgtccgcgccggtggccattgccggggtggatcgggtgaccggggtcgaggtggtgcgcaacgagctcgtcaccggcgacaacggggccgtgcacgcggtgccgaccgaggatgtcgagactttcgacgccgggctggtgctgacctcggtcggataccggggcgtggcgctgccggggctgccgttcgacgagcgggccgggatcattccgaatgccgacggccgggtgaccgaggagtccggcggcgcggtggtgtcgggtgcctatgtcaccggatggatcaagcgcgggccgaccggattcatcgggaccaacaagtcgtgtgcgcagcagaccgtgcggcagctggtggatgacttcaatgccggccggttggcccagcctgcccgtggcgcaggcgatttcgaccgactggtcggtgagcggcagccgcacgccattcgcggtggcgcggtcaaccggccccgccgcaggctcccactgctggtgcgtcg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caggtgcacttcggtgacggcgtgccgcgctggctcgtcctcggctacgacgagtgccgggccgcactggcggacccgcggctgggcaaggacatcgacgccctcgagacggtgatcgagcgcaagtacggccgcacctcggacctcccgcgcacccacgacggcctgcggcacatgctcaatgccgatccgcccacccacacccggctgcgcaaggcggtgtcccaggcgttcaccgcgcgccgggtggcggccctgcaaccggtcatcgaagcgaccgccgaccaactcctggacgccatggccggccacgacgaggtggacctgttgcaatccttcgccgtgccgctgccggtgacggtcatctgccatctgctcgatgtcgacatcgaggatcgcgggacctttcgcgagtggaccaaggcgctggtcggcaccctggaaccgggcgtcgaccgggtccaggtgttcgacgagatggtggcgttcctgcggaagatgttgcagtgcaagcgcgtccggccaggcgaggatctgctgtcggcgctggtctgcgacgcggatgccggactcgacgagggcgaactcatcggcatggcgctgttgctgctggtcgcgggtcacgagaccacggtcaacctgatcggcaacggcaccctcaccctgctgcgcgaccggtcccggatgcaacgactgtgcgccgagcccgcgctcatccccgccgccgtcgaggaattcctgcgctacgacggcccggtgaacatggcctcgatccgcttcaccaaggagccgatcaccctgggcgacaccaccattcccgaaggcgagctggtgctggtcgccctcgccgccggcaatcgcgatccgcgccagttcgccgacgcctacgacttcgaccccaccggcgaccgcgccacccacctcggcttcggctacggcatccactactgcgtcggcgcacccctggcccgcctcgagggcagaatcgccttcaccgctctgctgcaacactttccggacctggagcttgccgtcgacgactcctggctgcgctggtactcgaacccggtcattcacggcctgaaaaaactgcctgtgcgactacgg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caggtgcacttcggtgacggcgtgccgcgctggctcgtcctcggctacgacgagtgccgggccgcactggcggacccgcggctgggcaaggacatcgacgccctcgagacggtgatcgagcgcaagtacggccgcacctcggacctcccgcgcacccacgacggcctgcggcacatgctcaatgccgatccgcccacccacacccggctgcgcaaggcggtgtcccaggcgttcaccgcgcgccgggtggcggccctgcaaccggtcatcgatgcttccgccgaccaactcctggacgccatggccggccacgacgaggtggacctgttgcaatccttcgccgtgccgctgccggtgacggtcatctgccatctgctcgatgtcgacatcgaggatcgcgggacctttcgcgagtggaccaaggcgctggtcggcaccctggaaccgggcgtcgaccgggtccaggtgttcgacgagatggtggcgttcctgcggaagatgttgcagtgcaagcgcgtccggccaggcgaggatctgctgtcggcgctggtctgcgacgcggatgccggactcgacgagggcgaactcatcggcatggcgctgttgctgctggtcgcgggtcacgagaccacggtcaacctgatcggcaacggcaccctcaccctgctgcgcgaccggtcccggatgcaacgactgtgcgccgagcccgcgctcatccccgccgccgtcgaggaattcctgcgctacgacggcccggtgaacatggcctcgatccgcttcaccaaggagccgatcaccctgggcgacaccaccattcccgaaggcgagctggtgctggtcgccctcgccgccggcaatcgcgatccgcgccagttcgccgacgcctacgacttcgaccccaccggcgaccgcgccacccacctcggcttcggctacggcatccactactgcgtcggcgcacccctggcccgcctcgagggcagaatcgccttcaccgctctgctgcaacactttccggacctggagcttgccgtcgacgactcctggctgcgctggtactcgaacccggtcattcacggcctgaaaaaactgcctgtgcgactacggaa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gtcacagcgctgctcggggtcgcgtacgcgatctgcttcatcaagggacgccaacgcggcgaacggctttcgatcgggcgggccgtgtgcttcgcggtggccgggctcggcgtgtggctgtattccggcctcggctggatcggcgtctactccggcacgctgttctgggtgcgcgcgctacaggtgctgttgctgctgtacgtggtgccgttcgcgatcgcggcgggcgcaccgttcacggtcctgcgcgcggcgctgggcccggcgggccgggaacgcctggacgccgcgctctccggcggtgccgcgcgactgctcacccatccggccaccggggccatgctgatcctgttgctgccctgggcgctgttcctgacgccctggtacgaggcggtgctgcggcacggcggcgtcgacgcgatcacccggatcctggtggtggccatgggtttcctgtatttctactcgcggctgcaggtggacccggtggccaagcacttcacccagggcctgtcgctgctcatcaccatcgccgaatccctcgccgacggcattctcggcatcgtgctgtggctgggcccgctcatcgccaccggctactacgcctcgctcggccgcagctggggcccggacgcgcgcctggaccagaccatcggcgcgggcatcctctggctgctcggcgacctgctcgggctcatctactcgctggtcgtcatgcgcgccttcgccgcggacgagaagcgcaaggccggcgagctggacgccgaactcgatgccgccgaggccgagcgggtcgcgcgcgagcagacgccgcgcgcgaccgcccggggcgaggaggacgaggaaccggtgtcgaccggtctctggtgggagaacgacccccagctcagggcgcgcttccgg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acatcgacctgaccgatctcgaccgcttcgcgcacgggtttccgcacgcggtcttcgatcggctccgcaccgaggaacccgtgtggtggcatccgcccaccgcgcacaccccgggcggagaagggttctgggtgatcagccggtacgcggacatcgttgccgtggccggggattcggacacctactcctccgagagcggcgggcagcgcagcggcggcgggacgctgatcgaggatctgcccgtggactgggcggtcggggtgctgctcaacatgatggacgacccgcgccacgcggaggtccggcggctgctcacgcccagcgtcgcaccccgcacgctgaaactcatcgaggatgacctgcggcaacgggccgccaccatcgtcgatgccgcgctgggcaagggcgactgcgactttctcatcgacctcgccgccgaactgccgctgcaggcggtcgcgcagttgctcggggtgccgcaggaggatcgccaccagctgttcggctgggcgaatgtgacgctggactacgacgatcgggacctcggtgaggccaccgcgcggtcccaggcggcattggcggagacccgggcctacggtgcgcgactgctggcggccaagaccgccgacccggccgaggatctgatgtcgctggccgcgcacgccaccatcgacggacagccgctcaccgatatggaaaaggcaatgttgttcagcctccttatcgcggcgggcagtgaaaccacccgcaactccatcgccgtcgggatgctggcgctcatcgagcggccggagatctggcgatcactgcgcgccgatcgctcccgattggacggggcagtcgaggaaatgctgcgctgggcctcctcgacctcctacaaccgccgcaccgccacccgcgacaccgagctgggcgaacagcgaattcgggccggggacaaggtgaccctgtggtggacctccgccaatcgcgacgaggccgtcttccccgagccgcaccgcttcgatatcggccgccgccccaatccgcatctggccttcggccgcggcgggcacttctgcctgggctccaacctggcccgcatggaaatgcgcgtcctcgtcgacgcgctgctcgatcgggtcgagaccaccgagctcaccggcccggtcgaatacacccgcagcaacaagcacaccggcgtccggcacatgccggtccggctgacgccgcg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ggacatcgacctgaccgatctcgaccgcttcgcgcacgggtttccgcacgcggtcttcgatcggctccgcaccgaggaacccgtgtggtggcatccgcccaccgcgcacaccccgggcggagaagggttctgggtgatcagccggtacgcggacatcgttgccgtggccggggattcggacacctactcctccgagagcggcgggcagcgcagcggcggcgggacgctgatcgaggatctgcccgtggactgggcggtcggggtgctgctcaacatgatggacgacccgcgccacgcggaggtccggcggctgctcacgcccagcgtcgcaccccgcacgctgaaactcatcgaggatgacctgcggcaacgggccgccaccatcgtcgatgccgcgctgggcaagggcgactgcgactttctcatcgacctcgccgccgaactgccgctgcaggcggtcgcgcagttgctcggggtgccgcaggaggatcgccaccagctgttcggctgggcgaatgtgacgctggactacgacgatcgggacctcggtgaggccaccgcgcggtcccaggcggcattggcggagacccgggcctacggtgcgcgactgctggcggccaagaccgccgacccggccgaggatctgatgtcgctggccgcgcacgccaccatcgacggacagccgctcaccgatatggaaaaggcaatgttgttcagcctccttatcgcggcgggcagtgaaaccacccgcaactccatcgccgtcgggatgctggcgctcatcgagcggccggagatctggcgatcactgcgcgccgatcgctcccgattggacggggcagtcgaggaaatgctgcgctgggcctcctcgacctcctacaaccgccgcaccgccacccgcgacaccgagctgggcgaacagcgaattcgggccggggacaaggtgaccctgtggtggacctccgccaatcgcgacgaggccgtcttccccgagccgcaccgcttcgatatcggccgccgccccaatccgcatctggccttcggccgcggcgggcacttctgcctgggctccaacctggcccgcatggaaatgcgcgtcctcgtcgacgcgctgctcgatcgggtcgagaccgccgagctcaccggcccggtcgaatacacccgcagcaacaagcacaccggcgtccggcacatgccggtccggctgacgcc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gctttcgtgttcgggctggcggtctcggtgctgctgttctccaaccagcagaagttcgtcggctatgtcgccgaggcggtcccgcaactgggtgacaccaccttcttcgtcgggttcctgctctcgggcgcggcctatgtgctcgtcaaccgttcccggctggcgcgggcggcggtggccg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cgcggtgaccgatatctatgatcaggagctggtcggggatttccatgtgacggccgagctcacgaagacggccgtctacgcgatccagttctcgatggcacggcgcgcgcaggagccgcgggaggatctcacctcgctcatccgggcgggcgacttcggcggaaaggccatgtcggacctggagttcgggagcttcttcacccagctggtgattgcgggcaacgacaccaccaagaggggcgggtgttcttcgaggaactgctggcccgcttcccgaaactggaacagaccggcgacgcgcgccggatccgttcca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cgcggtgaccgatatctatgatccggagctggtcggggatttccatgtgacggccgagctcacgaagacggccgtctacgcgatccagttctcgatggcacggcgcgcgcaggagccgcgggaggatctcacctcgctcatccgggcgggcgacttcggcggaaaggccatgtcggacctggagttcgggagcttcttcacccagctggtgattgcgggcaacgacaccaccaagaggggcgggtgttcttcgaggaactgctggcccgcttcccgaaactggaacagaccggcgacgcgcgccggatccgttcca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gagcgaaatgtactccgtctgcgtgtattgctctgcctccgtggatgatccgcgcgcactggaactgtccgcccgggtcggatccgaaatcggccgtcgcggttggcaattggtttcgggcggtggcaatgtctcgatgatgggcgcggtggcgcgggccgcgcgcgcggcgggcgcgcgcaccgtcggcgtcatcccgaagatgatggtgcaccgcgaggtcgccgatgtggacgccgacgagctgatcgtcaccgactccatgcgcgagcgcaaacaggtcatggacgatcgcgccgacgccttcctgaccctgcccggcggcatcggcacgctcgaggagttcttcgagacctggacgggggcctacctgggcatgcacgacaagccggtggtcgtgctcgatccgctggggcactaccgggggctgttcgagtggatcggtgagctgcgggagcggggctacgcggggcgggaagcgatcgaccgggccgtggtcaccgacgatttcgacgccgccttcaccgcgctccggccggat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gggctggcggtctcggtgctgctgttctccaaccagcagaagttcgtcggctatgtcgccgaggcggtcccgcaactgggtgacaccaccttcttcgtcgggttcctgctctcgggcgcggcctatgtgctcgtcaaccgttcccggctggcgcgggcggcggtggc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acgcgacgggtgccgttctgctgccgtacttctcgttcatgaccttcctgatcgcggtcccgaccggggtgaagttcttcaactggatcggcaccatgtggcgcggccagctcaccttcgagaccccgatgctctggtcggtcggcttcctggtgaccttcctcttcggtggtctgtcgggcgtcatcctggcctcgccgccgctggacttccacgtgtccgacacctacttcgtggtggcgcacttccactacgtgctcttcggcaccatcgtgttcgccaccttcgcgggcatctacttctggttcccgaagatgaccggccgcatgatggacgagcgtctgggcaagtggcacttctgggccaccttcgtcggcttccacaccacgttcctggtgcagcactggctgggcaacatgggtatgccgcgtcgctacgccgactacctgccctccgacgggttcaccaccctgaacaccatttccaccatcggtgccttcatcctgggttcgtcgatgctgccgttcatctggaacgtcttcaagtcctaccgctacggcgaggtcgtgaccgtcgacgacccgtggggctacggcaactccctggagtgggcgacctcgtgcccgccgccgcggcacaacttctacgagctgccgcgcgtgcgttcggagcgtccggcgttcgagctgcactacccgcacatggtcgagcgcatgcgcgccgaggcccacgtgggctggggatccagttcccacaccgtgcacgagctggagaaggtttccggct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cgcccacgtgatcctgccgatccagatcggcgcgccggacgtggccttcccgcgtctgaacgccttcagctactggctgtacttcttcggcgcgctcatcgccaccggcggcttcctcacgccgggcggcgcggccgacttcggctggaccgcgtacacgccgctgtcggactacgtgcactcgccgggcgtcgggggtgacctgtggatcctgggtctggcggtctccggtctgggcaccatcctcggcggcgtcaatatgatcaccacggtggtctgcatgcgctgcccgggcatgacgctgttccggatgccggtcttcgtctggaccatcttcgtgacgagtttccttatcctggtggccttcccgatcctgaccgccgcgctgttcgcgctggcctacgaccggcacctgggcgggcacatctacgatccggcgaacggcggggcactcctgtaccagcacctgttctggtacttcggtcatcccgaggtatacatcatcgcgctgccgttcttcggcatcatctccgaggtcattccggtgttcgcgcgcaagccgatcttcggttacaccacgctggtctacgcgaccttcgccatcgcggcgctctcgatcgcggtgtgggcgcaccacatgtacgccaccggagccgtgctgctgccgtacttctcgttcatgaccttcctgatcgcggtcccgaccggcgtgaagttcttcaactggatcggcaccatgtggaagggccagctgaccttcgagacgccgatgctgttcgcggcgggcttcatcgtgaccttcctgttcggcggtctgtcgggtgtcatcctggccagcccgccgctcgacttccacgtctccgacacgtatttcgtggtcgcgcacttccactacgtgctcttcggcaccatcgccttcgccaccttctccggcatctatttctggttcccgaagatgaccggccgcatgctcgacgagcgactgggcaagtggcacttctggaccaccttcctcggtttccacaccacgttcctggtgcagcactggctgggcgcctcgggcatgccgcgccgctacgcggactacctgccgagcgacggattcaccacgctgaacaccgtttccaccatcggctcgttcatcctgggcgcgtcgatgctgccgttcgtgtggaacgtcttcaagtccttccgctacggcgagccggtgaccgtggacgatccgtggggctacggcaactccctggagtgggcgacctcgtgcccgccgccgcggcacaacttctacgagctgccccgcatccgttcggagcgtccggcgttcgagctgcactacccgcacatgatcgagcgcatgcgggcggaggcgcacgtgggctggggttcgaagcaccacgaggtgctcgagcgcgagacggtcgacag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gcgtggcgcacaaggcgagcgaggcgataggggcacgacccgcccagggtcggcggggccgcatccttcggcgggccgggctggcggtgtccttggggatgaccgcgatgctcgtctccggctgctcgatcgacaacgtttggctgcgattcggctggccctcgggcatcacgccgcaggccaccaagatgcgcgagctgtggacctggtccgtgctcgctgcgctggcaatgggtgtgctggtctggggtctgaccttctggaccatcgcgttccaccgcaagaaggccgactccccggagttcccgcgccagaccggttacaacgtgccgctggagctgagctacacggcgatcccgttcgtgatcatcgcggtgctgttctacttcaccgtggtcgtgcagaactacgtgcacgagaaggtcgccgacccggatgtcaccgtcgacgtgaccgccttccagtggaactggaagttcggctaccagaaggtcgacatgaaggacggctacgtctacgacggtgtcgaccacgagcgccaggacatgaacaaggacatccaggagcgctacaaggaagcgaccaaggacggccacccgcagcccggcccgaacaacggcctgcccgcgaacgacatctcctacctgcactacgacaaggtcgagaccgtcggcacctccaacgaggtccccgtcctggtcctgccctcgggcaagaacatcgagttccagctggccgcggccgacgtcatccactccttctgggtgccggagttcctgttcaagcgcgacgtgatgccgaacccgaagcagaacaactccgacaacgtcttccagatcaccaagatcgagaaggaaggcgcgttcgtcggccgttgcgccgagatgtgcggcaccttccactcgatgatgaacttcgagatccgcgtggtctccccggagaagttcaagcagtacatggacgcccgcgtcaaggaccacaagaccaacgccgaggcgctcgccagcatcggcgagtcgccggtggcgacctccaccaagccgttcaacaccgaccgcaaggcgcgcggtaacgaactcgccgacgccaa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ggccaaagtgtgctcactcgacggtcggccaggccgacttcccggtcggcatcaaggaattccggtccccggcaatccccgcccagatctcggcgggatcgcagcccgacttctacatgatgtggaccgacggcctggcccggctcatgccgccctgggagatctacctcggcggctacaccatttccgcggccttctgggtggccatcatcgtgggcctggtgctggtggtcatcccgatctacccgtggatcgagaagcggctcactcgcgacaccgcgcgtcacaatccgctgcagcggccgcgagatgtgccggtgcgcaccgcgatcggggccatggccatcgccttccacctggtgctcaccttcgcctgcgtgaacgacatcatcgccttgaagttcgatgtctcgctgaacgcgaccacctggttcttccggatcgcactgctgctcctgccaccgctggcctacgcggtcacctaccggttccgcctggggctgcagcgcagcgatcgggcggtgctcgagcacggcatcaagaccggcatcatcaagcggctgccgcacggcgagtacatcgaggtgcaccagtcgctcggaccggtggacgcgcacgggcatccgattcccctggcgtatcagggcgctgccgtgccgaagaagatgagcaagctgggctccgcgggcaagccgggaaccggcgggttcctcatcgcagactcacccgaggagcgcgcggcgctggatgtcgtccatcatcatgaggaacaggcgcagctggccatgctgaaagccaagcaggacaccgggagtcgag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tcaccaccaccgaccacaaggtgctgggcgtgatgtacctggtgacgtcgatgtccttcttcctgatcggcggcctcatggcgctgatcatgcgcgccgagctggcccgtcccggtctgcaattcctctccaccgagcagtacaaccagctgttcaccatgcacggcacgatcatgctgctgttctatgcgacgccgatcgtcttcggcttcgccaacgcgatactcccgctccagctcggtgctccggacgtcgccttcccacggatgaacgccttcagctattggctgtatctcttcggcggaatcatggccaccgcgggctttctcaccccgggcggggcggccgacttcggctggaccgcctacgccccgctctccgatttcatccactcacccggcgcgggagccgatctgtggatcatggggctgctgatctcgggcctgggcaccattctgggcgcggtcaatatgctcaccaccgtggtgtgcctgcgctgcccggggatgaccatgttccggatgcccatcttcacctggaacatcgccgtcacctcggtgctgatcctgctcgccttcccgatcctgaccgcggcgctcatcgcgctggcctacgaccgccacctgggcgggcacatatacgacccggccaccggtggagccgttctgtggcagcacctgttctggttcttcgggcatcccgaggtgtacatcatcgcgctgccgttcttcggggtggtgtcggagatcttcccggtgttcagccgtaagccgatcttcggttacaccaccctggtctacgcgacgctgggtatcgcggcgctgtcgatcgcggtgtgggcgcaccacatgtatgccacgggagccgtgctgctgccgtacttctcgttcatgaccttcctgatcgcggtgccgaccggtgtgaaggtcttcaactggatcggcaccatgtggaaggggcagctgaccttcgaatccccgatgctgttcagcatcggcttcctggtcaccttcctgttcggcggcctgtccggcgtgattctcgccagcccgccactggatttccaggtcaccgacacctatttcgttgtcgcgcacttccactacgtactcttcggcacgatcgtgttcgccacctacgcgggcatctacttctggttccccaaactgaccggccgcctgatggacgagcgcctgggcacttctggaccaccttcatcggcttccacaccaccttccgggtgcaacactggctcggctcgatgggtatgccacggcgctacgccgactacctgcccggcgacggattcaccacgctcaatacggtttccaccatcggctccttcatcctgggcctgtcgatgctgccgttcctgtggaacgtcttcaagtcctaccgctacggcgaagtggtcacggtggacgatccgtggggctacggcaactccctggagtgggcgacctcctgcccgccgccgcggcacaacttccacgaactgccgcgcgtgcggtccgagcgtccggcgttcgagctgcactacccgcacatggtcgagcgcatgcgcgccgagtcgcatgtcggctggggcgcgaaatcccatgcggagaaacaggaatcggccggtcgctagcgtaagcggcgaa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tcaccaccaccgaccacaaggtgctgggcgtgatgtacctggtgacgtcgatgtccttcttcctgatcggcggcctcatggcgctgatcatgcgcgccgagctggcccgtcccggtctgcaattcctctccaccgagcagtacaaccagctgttcaccatgcacggcacgatcatgctgctgttctatgcgacgccgatcgtcttcggcttcgccaacgcgatactcccgctccagctcggtgctccggacgtcgccttcccacggatgaacgccttcagctattggctgtatctcttcggcggaatcatggccaccgcgggctttctcaccccgggcggggcggccgacttcggctggaccgcctacgccccgctctccgatttcatccactcacccggcgcgggagccgatctgtggatcatggggctgctgatctcgggcctgggcaccattctgggcgcggtcaatatgctcaccaccgtggtgtgcctgcgctgcccggggatgaccatgttccggatgcccatcttcacctggaacatcgccgtcacctcggtgctgatcctgctcgccttcccgatcctgaccgcggcgctcatcgcgctggcctacgaccgccacctgggcgggcacatatacgacccggccaccggtggagccgttctgtggcagcacctgttctggttcttcgggcatcccgaggtgtacatcatcgcgctgccgttcttcggggtggtgtcggagatcttcccggtgttcagccgtaagccgatcttcggttacaccaccctggtctacgcgacgctgggtatcgcggcgctgtcgatcgcggtgtgggcgcaccacatgtatgccacgggagccgtgctgctgccgtacttctcgttcatgaccttcctgatcgcggtgccgaccggtgtgaaggtcttcaactggatcggcaccatgtggaaggggcagctgaccttcgaatccccgatgctgttcagcatcggcttcctggtcaccttcctgttcggcggcctgtccggcgtgattctcgccagcccgccactggatttccaggtcaccgacacctatttcgttgtcgcgcacttccactacgtactcttcggcacgatcgtgttcgccacctacgcgggcatctacttctggttccccaaactgaccggccgcctgatggacgagcgcctgggcacttctggaccaccttcatcggcttccacaccaccttccgggtgcaacactggctcggctcgatgggtatgccacggcgctacgcctactacctgcccggcgacggattcaccacgctcaatacggtttccaccatcggctccttcatcctgggcctgtcgatgctgccgttcctgtggaacgtcttcaagtcctaccgctacggcgaagtggtcacggtggacgatccgtggggctacggcaactccctggagtgggcgacctcctgcccgccgccgcggcacaacttccacgaactgccgcgcgtgcggtccgagcgtccggcgttcgagctgcactacccgcacatggtcgagcgcatgcgcgccgagtcgcatgtcggctggggcgcgaaatcccatgcggagaaacaggaatcggccggtcgctagcgtaagcggcg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gagacgacaggcgcgtggggcggtttctcggggacgtcggagggatgtccgatacgcgggggatcgcacggcgggggagccgagccccggatcctgttgggcacaccggaattcgcggccgatccgcacggggcgtaccggcagatgcgccggacgcacgggtcgatggtgccgatcgagctctcgccgggagtgcccgcgacgctggtggtgaactatcggacggcgctgcggattctcaatgaccccgaacactttccggccgatccgcggatctggcaggagagcattccggaggattcgccgatccggcccatgatgcagtggtacccgaacgcgctgcgcaactcgggggccgagcacgtgcgctaccggcaggcctacaccaccgccatcgacgggatcgatctgcacgcggtgcacgccacggtcgaacgcatcgccgaaccgctcatcgcggggatcgcggccgagggcggggcggacctgttgtcgcagtacgcattgccgctggtgttcgaggtgctcaaccaattggtgggctgctcggccgatatcggtcagcgggtggccaccggcatggcggcattgttcgacaccgtgaacgcggcctggggcatgcagaccctcggcgaggcgctgctcgagctgatcgccctgcggcgtgccgagcccggggacgacgtcacctcccgaatggcgcatcacgccgcgaatctcaatgacgaggagatgctgtaccagctggtcagcttctacggcgcgggtatcgagccgatgcagaacctgatcagcaacaccctgctgctgatgctcaccgacgaacgcttcggcggagacatgctgggcggcagcctctccacccgcgacgccctggacgaggtcctcttcaacgacccgccgatggccaacttcgccatcagctacccgcgtcagcccgtcctcatcgacaccacctggctgcccgcgcaccagccggtcatgatcagcctcgccgcctgcaacaacgatccggagatcgcgggcggcgaccgcaccggcaaccgctcacatctggcctggagcgcgggcccgcacgcctgccccgctcgatcggtggcctacctggtcgcccagaccgcgatcgacgaactgctcgacgcgctgcccgatctgcgcctggccgtgccgaaacccgaaatctcctggcgtccaggaccgttccaccgcgccatggtggcactgcccgtcgaattcccgatcagccccgcgctacgcgcggt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gagacgacaggcgcgtggggcggtttctcggggacgtcggagggatgtccgatacgcgggggatcgcacggcgggggagccgagccccggatccttttgggcacaccggaattcgcggccgatccgcacggggcgtaccggcagatgcgccggacgcacgggtcgatggtgccgatcgagctctcgccgggagtgcccgcgacgctggtggtgaactatcggacggcgctgcggattctcaatgaccccgaacactttccggccgatccgcggatctggcaggagagcattccggaggattcgccgatccggcccatgatgcagtggtacccgaacgcgctgcgcaactcgggggccgagcacgtgcgctaccggcaggcctacaccaccgccatcgacgggatcgatctgcacgcggtgcacgccacggtcgaacgcatcgccgaaccgctcatcgcggggatcgcggccgagggcggggcggacctgttgtcgcagtacgcattgccgctggtgttcgaggtgctcaaccaattggtgggctgctcggccgatatcggtcagcgggtggccaccggcatggcggcattgttcgacaccgtgaacgcggcctggggcatgcagaccctcggcgaggcgctgctcgagctgatcgccctgcggcgtgccgagcccggggacgacgtcacctcccgaatggcgcatcacgccgcgaatctcaatgacgaggagatgctgtaccagctggtcagcttctacggcgcgggtatcgagccgatgcagaacctgatcagcaacaccctgctgctgatgctcaccgacgaacgcttcggcggagacatgctgggcggcagcctctccacccgcgacgccctggacgaggtcctcttcaacgacccgccgatggccaacttcgccatcagctacccgcgtcagcccgtcctcatcgacaccacctggctgcccgcgcaccagccggtcatgatcagcctcgccgcctgcaacaacgatccggagatcgcgggcggcgaccgcaccggcaaccgctcacatctggcctggagcgcgggcccgcacgcctgccccgctcgatcggtggcctacctggtcgcccagaccgcgatcgacgaactgctcgacgcgctgcccgatctgcgcctggccgtgccgaaacccgaaatctcctggcgtccaggaccgttccaccgcgccatggtggcactgcccgtcgaattcccgatcagccccgcgctacgcgcggt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damag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gcagcaccgaggttttcgacgacgcgggcgaggatcccggatctgccgggaagtcgcgggaggtcgggcggggcccgggttcggctgcggaggcgctcggggcggatttcgaggactcggatgaggcgccgggatctctcgggaagtcccggtcggtcggcgggggtcgaggttcggtggcggagattgccgaggttgccgaggtgcgtggggccgaggccgcgggggcggggccgcggcggattctggggatcgcgattccgacgctcggggtgttggtcgcggagccgatttatctgttgttcgatatggccgtggtggggcggctgggggcgctggcgctggctgggctggcggtgggcggtttgattctggcgcaggtcagttcgcagttgacgtttctgagttatgggacgacggctcgggcggcgcggcggcacggggcgggggacgagcggggagctgtgatcgagggggtgcaggccagttggatcgcggtgggggtggggttggtgatcgtggcggtggtgcaggtgttcgcggggccgatcacgcaggccatcgcgggcggggatgatattgcgcgggcggcggagtcgtgggtgcggatcgcgttgttcggggtgccgttgattctgttgtcgatggcggggaacgggtggatgcgcggggtgcagcagacccggcggccgctgctgtatgtgcttgcggggctggtggtttcgggaatcctgtgccctacgctggtgcacgggctgctgggcgcgccgcgcctggagctggcgggttcggcggtcgcgaacctggtggggcaggcgatttcgggcgcgctgttcgtgagtgcgctgtggcgcgcgaaagtgccgctcgcaccgcatatcacgatcatgaaggcgcagctggcgctcggccgcgacctgatcgcgcgcagcctggccttccaggcctcgttcgtctcggccgcggcggtcgcctcccgcttcggcgcggcctcggtggcggcgcatcagctggtgttgcagatctggagtttcctcgccctgaccctggattcgctggccatcgcggcacagacgctggtgggtgcggcactgggtgccggaaatgcccgtggtgcacggggtttggcgcggcggatcaccggctggtcgacggtcttctcggtggtgctggcagccatcttcgcggccggatactcgctcatcccgcgcctgttcaccaatgatccgtcggtcctggaccgcacccacgtggtctggtggttcttcgtcgccatgatcccggtggcaggcgtggtcttcgcgctcgacggcgtcctgctcggcgcgggcgacgccgccttcctccgcaacgccaccctcggctcggccctgatcggcttcctcccgctgatctggctctccctcgcctacgactggggcatcggcggaatctggacgggcctggtcgctttcatgctgctgcgactggccgccgtcagttggcgcgcactgtccggccgctgggcgcgggtgggtgcggaggtgccgggacgaatggcg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gggggccggcgcggcggcacggggcgggggacgagcggggagctgtgatcgagggggtgcaggccagttggatcgcggtgggggtggggttggtgatcgtggcggtggtgcaggtgttcgcggggccgatcacgcaggccatcgcgggcggggatgatattgcgcgggcggcggagtcgtgggtgcggatcgcgttgttcggggtgccgttgattctgttgtcgatggcggggaacgggtggatgcgcggggtgcagcagacccggcggccgctgctgtatgtgcttgcggggctggtggtttcgggaatcctgtgccctacgctggtgcacgggctgctgggcgcgccgcgcctggagctggcgggttcggcggtcgcgaacctggtggggcaggcgatttcgggcgcgctgttcgtgagtgcgctgtggcgcgcgaaagtgccgctcgcaccgcatatcacgatcatgaaggcgcagctggcgctcggccgcgacctgatcgcgcgcagcctggccttccaggcctcgttcgtctcggccgcggcggtcgcctcccgcttcggcgcggcctcggtggcggcgcatcagctggtgttgcagatctggagtttcctcgccctgaccctggattcgctggccatcgcggcacagacgctggtgggtgcggcactgggtgccggaaatgcccgtggtgcacggggtttggcgcggcggatcaccggctggtcgacggtcttctcggtggtgctggcagccatcttcgcggccggatactcgctcatcccgcgcctgttcaccaatgatccgtcggtcctggaccgcacccacgtggtctggtggttcttcgtcgccatgatcccggtggcaggcgtggtcttcgcgctcgacggcgtcctgctcggcgcgggcgacgccgccttcctccgcaacgccaccctcggctcggccctgatcggcttcctcccgctgatctggctctccctcgcctacgactggggcatcggcggaatctggacgggcctggtcgctttcatgctgctgcgactggccgccgtcagttggcgcgcactgtccggccgctgggcgcgggtgggtgcggaggtgccgggacgaatggcg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agggggtgcaggccagttggatcgcggtgggggtggggttggtgatcgtggcggtggtgcaggtgttcgcggggccgatcacgcaggccatcgcgggcggggatgatattgcgcgggcggcggagtcgtgggtgcggatcgcgttgttcggggtgccgttgattctgttgtcgatggcggggaacgggtggatgcgcggggtgcagcagacccggcggccgctgctgtatgtgcttgcggggctggtggtttcgggaatcctgtgccctacgctggtgcacgggctgctgggcgcgccgcgcctggagctggcgggttcggcggtcgcgaacctggtggggcaggcgatttcgggcgcgctgttcgtgagtgcgctgtggcgcgcgaaagtgccgctcgcaccgcatatcacgatcatgaaggcgcagctggcgctcggccgcgacctgatcgcgcgcagcctggccttccaggcctcgttcgtctcggccgcggcggtcgcctcccgcttcggcgcggcctcggtggcggcgcatcagctggtgttgcagatctggagtttcctcgccctgaccctggattcgctggccatcgcggcacagacgctggtgggtgcggcactgggtgccggaaatgcccgtggtgcacggggtttggcgcggcggatcaccggctggtcgacggtcttctcggtggtgctggcagccatcttcgcggccggatactcgctcatcccgcgcctgttcaccaatgatccgtcggtcctggaccgcacccacgtggtctggtggttcttcgtcgccatgatcccggtggcaggcgtggtcttcgcgctcgacggcgtcctgctcggcgcgggcgacgccgccttcctccgcaacgccaccctcggctcggccctgatcggcttcctcccgctgatctggctctccctcgcctacgactggggcatcggcggaatctggacgggcctggtcgctttcatgctgctgcgactggccgccgtcagttggcgcgcactgtccggccgctgggcgcgggtgggtgcggaggtgccgggacgaatggcg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ctcccacgacgagcgcgaagtgctgctgacgctgcacccgcgggtcggccggtggatccaattgggcgggcactgcgaggaatccgacgattcggtcgcggcggcggcgttgcgcgaggcgaccgaggagtccggaatcgaagggctggtgctcgagccgggcctctacggtgcgcaggcgcaccccatcaagtgctcgctcggcgtgcccacccggcacctggatctgctgttcaagatcaaggcaccggaaggtgctgtgccggtgcgcagttcggagtccgcggacctggcgtggtggccggtggacggcttgcccgccgactcggacgtcctttta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tcccacgacgagcgcgaagtgctgctgacgctgcacccgcgggtcggccggtggatccaattgggcgggcactgcgaggaatccgacgattcggtcgcggcggcggcgttgcgcgaggcgaccgaggagtccggaatcgcagggctggtgctcgagccgggcctctacggtgcgcaggcgcaccccatcaagtgctcgctcggcgtgcccacccggcacctggatctgctgttcaagatcaaggcaccggaaggtgctgtgccggtgcgcagttcggagtccgcggacctggcgtggtggccggtggacggcttgcccgccgactcggacgtcctttta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tcgtgcgggtggcgggcgggtcggcgcggctgggtggggtgtcggggcggtgtgggatggtgagctgatgagcagcaccgaggttttcgacgacgcgggcgaggatcccggatctgccgggaagtcgcgggaggtcgggcggggcccgggttcggctgcggaggcgctcggggcggatttcgaggactcggatgaggcgccgggatctctcgggaagtcccggtcggtcggcgggggtcgaggttcggtggcggagattgccgaggttgccgaggtgcgtggggccgaggccgcgggggcggggccgcggcggattctggggatcgcgattccgacgctcggggtgttggtcgcggagccgatttatctgttgttcgatatggccgtggtggggcggctgggggcgctggcgctggctgggctggcggtgggcggtttgattctggcgcaggtcagttcgcagttgacgtttctgagttatgggacgacggctcgggcggcgcggcggcacggggcgggggacgagcggggagctgtgatcgagggggtgcaggccagttggatcgcggtgggggtggggttggtgatcgtggcggtggtgcaggtgttcgcggggccgatcacgcaggccatcgcgggcggggatgatattgcgcgggcggcggagtcgtgggtgcggatcgcgttgttcggggtgccgttgattctgttgtcgatggcggggaacgggtggatgcgcggggtgcagcagacccggcggccgctgctgtatgtgcttgcggggctggtggtttcgggaatcctgtgccctacgctggtgcacgggctgctgggcgcgccgcgcctggagctggcgggttcggcggtcgcgaacctggtggggcaggcgatttcgggcgcgctgttcgtgagtgcgctgtggcgcgcgaaagtgccgctcgcaccgcatatcacgatcatgaaggcgcagctggcgctcggccgcgacctgatcgcgcgcagcctggccttccaggcctcgttcgtctcggccgcggcggtcgcctcccgcttcggcgcggcctcggtggcggcgcatcagctggtgttgcagatctggagtttcctcgccctgaccctggattcgctggccatcgcggcacagacgctggtgggtgcggcactgggtgccggaaatgcccgtggtgcacggggtttggcgcggcggatcaccggctggtcgacggtcttctcggtggtgctggcagccatcttcgcggccggatactcgctcatcccgcgcctgttcaccaatgatccgtcggtcctggaccgcacccacgtggtctggtggttcttcgtcgccatgatcccggtggcaggcgtggtcttcgcgctcgacggcgtcctgctcggcgcgggcgacgccgccttcctccgcaacgccaccctcggctcggccctgatcggcttcctcccgctgatctggctctccctcgcctacgactggggcatcggcggaatctggacgggcctggtcgctttcatgctgctgcgactggccgccgtcagttggcgcgcactgtccggccgctgggcgcgggtgggtgcggaggtgccgggacgaatggcg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table table:name="dioxy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cgtcgaggcactgcagagcagttggcggctggtcgagcgcgtgggcgacgaggccgtgcagtacttctacgcgcacctgttcctcgcgcaccccgaggtgcgggagatgttcccgatccggatgaccgggcagcgcgagaagttcttcgccgccctgggccgcatcgtgagcaatgtcgaaaccctggccgccgacccggaattcgtcgcccagctgggccgcgaccaccgccgcttcggcgcggtcggcgcgcattacccggccgcgggagcctcgttgctggccaccctcgcgcacttcctcggcccgcgctggaccgatgaactcgcccagacctggaccggcgcgtactacgccgtggccgacatcatgatcgacgccgcggacagcgccgccgacaccccggcctggtgggacgccgagatcgtcgccaccgagcgccgcagcgtggacgtcaccgtgcacaccgtgcgcccgcacctgccctaccggtacgcggccgggcagtcgctggccatcgagatcccacagcgcccgcggctgtggcgctacttctcgcccgccaatgccccgcggcccgacggcaccttcgacattcacgtccaggtcgtcgacggcggcgaggtgagcaccaccttcgcgcgccaggtccgcccgggcgatcagatccgcctgggctcgcccatcggcaccgccttccagattccgcccggggcggtcgacaacctgctgctcatcgcgggcggctcgggcctggcgcccttgcgcgccttggtcgatcgcttcgcgcgggaggccgagcacgacgccgtgccgcgggtgcagctgctgcacggcgtgcgcacctcgtggaatctctacgaccacgagtccctcacggcgcgcaccgagaacccctggttctcctataccccggtggtttccgacgatcccggcttccacggcgtgcagggcaccgtgggcgcggtcgccgcgcgcggtcgtgagctgtccggcgccaccgcgctggtgtgcggttcgcccgccatggtgcaggcgaccgtcaccgcgctcaccaccgccggaatgccccgccacgcaatcagattcgagaccttcgggcagtcggtcgccgaaccgcgcagaagggaggaggccacccaatgga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gtcgaggcactgcagagcagttggcggctggtcgagcgcgtgggcgacgaggccgtgcagtacttctacgcgcacctgttcctcgcgcaccccgaggtgcgggagatgttcccgatccggatgaccgggcagcgcgagaagttcttcgccgccctgggccgcatcgtgagcaatgtcgaaaccctggccgccgacccggaattcgtcgcccagctgggccgcgaccaccgccgcttcggcgcggtcggcgcgcattacccggccgcgggagcctcgttgctggccaccctcgcgcacttcctcggcccgcgctggaccgatgaactcgcccagacctggaccggcgcgtactacgccgtggccgacatcatgatcgacgccgcggacagcgccgccgacaccccggcctggtgggacgccgagatcgtcgccaccgagcgccgcagcgtggacgtcaccgtgcacaccgtgcgcccgcacctgccctaccggtacgcggccgggcagtcgctggccatcgagatcccacagcgcccgcggctgtggcgctacttctcgcccgccaatgccccgcggcccgacggcaccttcgacattcacgtccaggtcgtcgacggcggcgaggtgagcaccaccttcgcgcgccaggtccgcccgggcgatcagatccgcctgggctcgcccatcggcaccgccttccagattccgcccggggcggtcgacaacctgctgctcatcgcgggcggctcgggcctggcgcccttgcgcgccttggtcgatcgcttcgcgcgggaggccgagcacgacgccgtgccgcgggtgcagctgctgcacggcgtgcgcacctcgtggaatctctacgaccacgagtccctcacggcgctcaccgagaacccctggttctcctataccccggtggtttccgacgatcccggcttccacggcgtgcagggcaccgtgggcgcggtcgccgcgcgcggtcgtgagctgtccggcgccaccgcgctggtgtgcggttcgcccgccatggtgcaggcgaccgtcaccgcgctcaccaccgccggaatgccccgccacgcaatcagattcgagaccttcgggcagtcggtcgccgaaccgcgcagaagggaggaggccacccaatgga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tgatcccaggcaccgcatcggaatcaccgctcccgacgtcgacaccgcggtgcgcttcctgagcgcgctggtcggccccggctcggtcgatccggccaccgctaccatccgattcgagccgggaatcgaagtggcgctgcacggttcgaacgacgagccgccgccgcgcgtggtggatatcggcaccaatcacctctgcctgcgggtggacgatatcgacgcggccgccgctcatctggaccggctgcccggtgtggaggtgctcggcgacatcatcaccgtcccggacgggcccatccgcggcaatcgctggatctacttccgctcgccctggggaacgctgttcgaattgcagcaatggccggaggtgccggggtatttcggcgacactgcggagcgcctgttccacgggcagcggccgcccgccgacggggtgctgcccggcctgctcggcctcgaccacagcggctacagcgtcgccgatctggacggcgcgatcgattacctggtgcgcgcgcacgacggccgggaggtgctgcgcaccgagatcgaggccgggcgcgaattcatgctcgcccagttcggcctcgatgtggcgggcacttcccggatggccatggtcgcggtcggcgcgctgaatctcgaactgttccagcacgatgtcggcgtccagcagccgccgcgcccgctgacccggcacggcggcaactacctcgcgctcggcgccgagggcccgatctcgcccgtcgatctcgggttgctcccgcgagcggtggtgtcc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tgccgcacctcaccggcaattacgcccccggcaccgaggaagtcaccgcatccgaattgccctgcaccggaacgattcccgaggagttgaccggttggtatctgcgcaacggcccgaacccgcacgccgcggcctcctcgcactggttcctcggtgacggaatggtgcacggggtgcggctcgagggcgggcgcgcggtcgcgtaccgcaaccgctgggtgcgcaccaccaccttcaccgacggcacgcgcggattcgacgagcacggcaaccgggattacacggcgggcgtggccaatacccacgtcatccgccacgcggggcgcaccctcgcgctggtggaatcctcgttcccctacgaattgacctgcgacctggacactctgggcccgcacgacttcgacggcaagctcaccaccgccatgacggcccacccgaagacctgccccacgaccggcgagctgcacttcttcggctacaacttcaccgagccgtacctgacctaccatcgcgccgacgccgcgggcaatctcgaactcagccgcccgatcgacgtccccgccgccaccatgcaccacgacttcgccctcaccgcgaaccacgtcgtattcatggacctcccggtgcttttcgacctccgcaccgcgatgaccggcggcgccatgcccttccgctggagcgacacctaccaggcccgcctcggcctgctgcgccgcgacgacccgcacggcacggtccgctggttccccatcgacccctgctacatcttccacaccctcaacgcccacgacgaggacgaccgagtcgtgctgcacgccatgcgctatccgagcatgtggcgcaacggctcccagggtttcgacgagggcgcgaccctgtggcgctggaccctcgacctcaccaccggtaccgtccgcgaggaccagctcgacgaccgcatcgccgaattcccccgcatcgacgaccgcctggcgggcctggactcccgcttcggccacgccaccgtctccgagggcggcggcgcgctgctgcgctacgacctgcacaccggcgcgagcaccgcccacgagttcgctcccggccgcatcccgaacgaggcgtccttcgcccccgccgacgaaacccccggcggcacaggctacctcatgtcctacgtctatgacgccgccaccgaccgcagcgacctggccatcctcgacgtctccgacctggcatcgcccgcactcgccaccatccacctaccccgccgcgtccccttcggcttccacggcaactggctccccg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tgccgcacctcaccggcaattacgcccccggcaccgaggaagtcaccgcatccgaattgccctgcaccggaacgattcccgaggagttgaccggttggtatctgcgcaacggcccgaacccgcacgccgcggcctcctcgcactggttcctcggtgacggaatggtgcacggggtggcggctcgagggcgggcgcg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ctaccgcagagccgcactcgaaacaagcaccgcgcgtggactattcgcggctgatccagcccgagcgggtgcacggatcgctctacgtcgacccggccgtgttcgccgacgaactcgagcgcatctggtacggcggctgggtcttcgtcggccacgaatccgaggtgccgcagccgaacgactacgtgcgcaagaacatcgggccgcaggacgtcatcctgacccgcgatcgcggcggcgacatccacctcgtcaccaaccggtgcgcgcaccgcggcagcctggtctgtgacgcgcccagtggcaactccagttctttccgctgcccgtatcacggctggacctaccgcaataccggtgagctgctgggctatccgttcaacaagggctacggcggcaagggcgccctcgacctcggcctgggcgtggtcccgcgcgtggacagctaccacggcttcgtcttcgccagcttcaatgccgacgtgccgccgctgctcgagcatctcggcgcggccgccggagagatcgaccggctggcacggctttccccgaccggcaaggtgcgcctggataacggctggctgcggcatcgcacccacgccaactggaaactcctcgccgagaacgaaaccgatggctaccacccgcagttcgtgcacggctccatcttcacggtgaccggctccaccatcggcccgctctacagcgacgcctccaccgccgtcacccgcgccctcggcaacgggcacagcgagaacgacctgcgcccggaattccgcaaattcgccgagcccatgcgctggttcggcaccaccgccgagctggtacccgaatacgtggcgaaaatgcgggaggtccacggcgaggcggccgaacagatcctcatcgagggcgcaccgcatgtcatgatcttcccgaacctgttcatcgccgagatccaggtgttcaacatccagccgatctcggccaccgaatgcgtccagttcgccacctccgtccagctcgacggcgcgaacgaactcaaccggcggatgctctcgcagtccatcggctcggtcggaccggcgggcatgctgctggccgacgacaccgagatgtacgagcgcaaccaggtcggcgtcgcccaattgctgcccgaatggctcgacatccgacgcggcgtgcaccgggaatcggtggacgacaacggtttccgcatcggcggggccaccgacgaaaccgccgtgcgtgccttctggcagcactacaagaccctgatggagg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ctaccgcagagccgcactcgaaacaagcaccgcgcgtggactattcgcggctgatccagcccgagcgggtgcacggatcgctctacgtcgacccggccgtgttcgccgacgaactcgagcgcatctggtacggcggctgggtcttcgtcggccacgaatccgaggtgccgcagccgaacgactacgtgcgcaagaacatcgggccgcaggacgtcatcctgacccgcgatcgcggcggcgacatccacctcgtcaccaaccggtgcgcgcaccgcggcagcctggtctgtgacgcgcccagtggcaactccagttctttccgctgcccgtatcacggctggacctaccgcaataccggtgagctgctgggctatccgttcaacaagggctacggcggcaagggcgccctcgacctcggcctgggcgtggtcccgcgcgtggacagctaccacggcttcgtcttcgccagcttcaatgccgacgtgccgccgctgctcgagcatctcggcgcggccgccggagagatcgaccggctggcacggctttccccgaccggcaaggtgcgcctggataacggctggctgcggcatcgcacccacgccaactggaaactcctcgccgagaacgaaaccgatggctaccacccgcagttcgtgcacggctccatcttcacggtgaccggctccaccatcggcccgctctacagcgacgcctccaccgccgtcacccgcgccctcggcaacgggcacagcgagaacgacctgcgcccggaattccgcaaattcgccgagcccatgcgctggttcggcaccaccgccgagctggtacccgaatacgtggcgaaaatgcgggaggtccacggcgaggcggccgaacagatcctcatcgagggcgcaccgcatgtcatgatcttcccgaacctgttcatcgccgagatccaggtgttcaacatccagccgatctcggccaccgaatgcgtccagttcgccacctccgtccagctcgacggcgcgaacgaactcaaccggcggatgctctcgcagtccatcggctcggtcggaccggcgggcatgctgctggccgacgacaccgagatgtacgagcgcaaccaggtcggcgtcgcccaattgctgcccgaatggctcgacatccgacgcggcgtgcaccgggaatcgttggacgacaacggtttccgcatcggcggggccaccgacgaaaccgccgtgcgtgccttctggcagcactacaagaccctgatggag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ctgttgcagatcatgtccgattccgacgccggtgatgtcatcctgcgcacctccgacgacgcggtgatcgccgccgagctcggcaagcgcggcatcagcttcgagcgctggccgctgctggagggcttcaccgccgccaccacgaccgagcaactgctggccgaataccagccgcgcatcgacgaattgaacgccgacggccgctacaagttcatcgacgtggcccgcatccaccccgacgacagcgacccggagtggcccgccaaggcggtcgccgcccgcaccaagttcctcgacgagcaccgccacgccgaggacgaggtccgcttcttcgccgccggcgcgggctgcttctacctgcacctgggcaacgaggtgctggccacggtctgcaccgcgggcgatctggtctcggtccccgcgggcaccctgcactggttcgacatgggcacccgccccgagttcgtggccgtgcgcttcttcgaggaagaggacggctggatcggcgatttcaccggcgacaagatctccggcggcttcccgaccctcgacgaactgctggccccg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tcgacgcagcacaccagcgcatcgacggacaccctcccgcccgctccggcgacctgcccggcgacgacgaattgcgccgcctcgtcggcctggtggaccacgatgccgccgccgacccgttccccgtgctgggctgggacgcggtggtgtgggcggtcggaaatgccacccagaccgcccacttcctgcagtccgccttcggcatgcgactggaggcgtcctccggccccgagaccggcaatcgggaccacaaggcgttcgtgctgcgcagcggcggtgctcgattcgtcgtcaagggcgcggtggatccggccagtccgctggtggcgcaccacgatcggcacggggacggggtggtcgacatcgcgctcgaggtccccgacgtggaccgctgcatccgccgcgcccgtgcccagggcgccaccgtgctcgccgaaccccacgacgagaccgacgattacggcaccgtccgcaccgccgccatcgccacctacggcgacacccggcacaccctggtcgaccgctcccgctactacggcccctatctgcccgggtatgtcccgcgacactccgcctacgccccgcgagccgggcaacccaagcgcatcttccaggccatcgaccacgtggtcggcaatgtggagctgggccggatggacgaatgggtcgagttctaccggcgcgtcatgggattcgagaacatggccgaattcgtcggcgacgacatcgccaccgagtactcggccctgatgagcaaggtggtggccaacggcaaccaccgcgtcaagttcccgctcaacgaacccgcccccagccgcaagcgctcccagatcgacgaatacctggagttctatcaggggccgggcgtccagcacatcgccctggccaccggcgacatcctcaccgccgtcgacgtgctgcgccgcgagggcatcgaattcctcgacacgcccgacagctactacgaggacccagagctgcgcgcccgcatcggccacgtccgcgtgcccgtcaccgaactccagcgccgcggcatcctggtcgaccgcgaccaggacggctacctgctgcagatcttctgcaaacccatcaccgaccgacccacggtgttcttcgaactcatcgaacgccacggctcgctgggtttcggcaagggcaacttcaaggccctgttccaggcgatcgagcgcgagcaagaagcgcgcggaaacctctga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tcgacgcagcacaccagcgcatcgacggacaccctcccgcccgctccggcgacctgcccggcgacgacgaattgcgccgcctcgtcggcctggtggaccacgatgccgccgccgacccgttccccgtgctgggctgggacgcggtggtgtgggcggtcggcaatgccacccagaccgcccacttcctgcagtccgccttcggcatgcgactggaggcgtactccggccccgagaccggcaatcgggaccacaaggcgttcgtgctgcgcagcggcggtgctcgattcgtcgtcaagggcgcggtggatccggccagtccgctggtggcgcaccacgatcggcacggggacggggtggtcgacatcgcgctcgaggtccccgacgtggaccgctgcatccgccgcgcccgtgcccagggcgccaccgtgctcgccgaaccccacgacgagaccgacgattacggcaccgtccgcaccgccgccatcgccacctacggcgacacccggcacaccctggtcgaccgctcccgctactacggcccctatctgcccgggtatgtcccgcgacactccgcctacgccccgcgagccgggcaacccaagcgcatcttccaggccatcgaccacgtggtcggcaatgtggagctgggccggatggacgaatgggtcgagttctaccggcgcgtcatgggattcgagaacatggccgaattcgtcggcgacgacatcgccaccgagtactcggccctgatgagcaaggtggtggccaacggcaaccaccgcgtcaagttcccgctcaacgaacccgccccagccgcaagcgctcccagatcgacgaatacctggagttctatcaggggccgggcgtccagcacatcgccctggccaccggcgacatcctcaccgccgtcgacgtgctgcgccgcgagggcatcgaattcctcgacacgcccgacagctactacgaggacccagagctgcgcgcccgcatcggccacgtccgcgtgcccgtcaccgaactccagcgccgcggcatcctggtcgaccgcgaccaggacggctacctgctgcagatcttctgcaacccatcaccgaccgacccacggtgttcttcgaactcatcgaacgccacggctcgctgggtttcggcaagggcaacttcaggccctgttccaggcgatcgagcgcgagcaagaagcgcgcggaaa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tcgacgcagcacaccagcgcatcgacggacaccctcccgcccgctccggcgacctgcccggcgacgacgaattgcgccgcctcgtcggcctggtggaccacgatgccgccgccgacccgttccccgtgctgggctgggacgcggtggtgtgggcggtcggcaatgccacccagaccgcccacttcctgcagtccgccttcggcatgcgactggaggcgtactccggccccgagaccggcaatcgggaccacaaggcgttcgtgctgcgcagcggcggtgctcgattcgtcgtcaagggcgcggtggatccggccagtccgctggtggcgcaccacgatcggcacggggacggggtggtcgacatcgcgctcgaggtccccgacgtggaccgctgcatccgccgcgcccgtgcccagggcgccaccgtgctcgccgaaccccacgacgagaccgacgattacggcaccgtccgcaccgccgccatcgccacctacggcgacacccggcacaccctggtcgaccgctcccgctactacggcccctatctgcccgggtatgtcccgcgacactccgcctacgccccgcgagccgggcaacccaagcgcatcttccaggccatcgaccacgtggtcggcaatgtggagctgggccggatggacgaatgggtcgagttctaccggcgcgtcatgggattcgagaacatggccgaattcgtcggcgacgacatcgccaccgagtactcggccctgatgagcaaggtggtggccaacggcaaccaccgcgtcaagttcccgctcaacgaacccgcccccagccgcaagcgctcccagatcgacgaatacctggagttctatcaggggccgggcgtccagcacatcgccctggccaccggcgacatcctcaccgccgtcgacgtgctgcgccgcgagggcatcgaattcctcgacacgcccgacagctactacgaggacccagagctgcgcgcccgcatcggccacgtccgcgtgcccgtcaccgaactccagcgccgcggcatcctggtcgaccgcgaccaggacggctacctgctgcagatcttctgcaaacccatcaccgaccgacccacggtgttcttcgaactcatcgaacgccacggctcgctgggtttcggcaagggcaacttcaaggccctgttccaggcgatcgagcgcgagcaagaagcgcgcggaaa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tcgacgcagcacaccagcgcatcgacggacaccctcccgcccgctccggcgacctgcccggcgacgacgaattgcgccgcctcgtcggcctggtggaccacgatgccgccgccgacccgttccccgtgctgggctgggacgcggtggtgtgggcggtcggcaatgccacccagaccgcccacttcctgcagtccgccttcggcatgcgactggaggcgtcctccggccccgagaccggcaatcgggaccacaaggcgttcgtgctgcgcagcggcggtgctcgattcgtcgtcaagggcgcggtggatccggccagtccgctggtggcgcaccacgatcggcacggggacggggtggtcgacatcgcgctcgaggtccccgacgtggaccgctgcatccgccgcgcccgtgcccagggcgccaccgtgctcgccgaaccccacgacgagaccgacgattacggcaccgtccgcaccgccgccatcgccacctacggcgacacccggcacaccctggtcgaccgctcccgctactacggcccctatctgcccgggtatgtcccgcgacactccgcctacgccccgcgagccgggcaacccaagcgcatcttccaggccatcgaccacgtggtcggcaatgtggagctgggccggatggacgaatgggtcgagttctaccggcgcgtcatgggattcgagaacatggccgaattcgtcggcgacgacatcgccaccgagtactcggccctgatgagcaaggtggtggccaacggcaaccaccgcgtcaagttcccgctcaacgaacccgcccccagccgcaagcgctcccagatcgacgaatacctggagttctatcaggggccgggcgtccagcacatcgccctggccaccggcgacatcctcaccgccgtcgacgtgctgcgccgcgagggcatcgaattcctcgacacgcccgacagctactacgaggacccagagctgcgcgcccgcatcggccacgtccgcgtgcccgtcaccgaactccagcgccgcggcatcctggtcgaccgcgaccaggacggctacctgctgcagatcttctgcaaacccatcaccgaccgacccacggtgttcttcgaactcatcgaacgccacggctcgctgggtttcggcaagggcaacttcaaggccctgttccaggcgatcgagcgcgagcaagaagcgcgcggaaacc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gctcgcaccggattccagcctgaacgccgtccccgaactggagcccgagcacgccgaggtgattcgcgcgacgctgccgctggtggccgcgcacatcgatcagatcaccccgctgttctacaagaagatgttcaccgcgcatccggaactgctgcgcgaccgcttcaaccgcggcaatcagaagcagggcggccagcagcgcgccctcgccgcctccatcgccaccttcgccacccacctcgtcgatccgagcctcccgcatccgcgcgacctgctggcccgcatcggccacaagcacgtctcgctggccgtcaccgagcccgaataccgcatcgtccacgagcatctgttcgccgccatcgtcgaggtgctgggcgcggacgtggtgaccccggccatcgccgcggcctgggatcgcgtgtactggctgatggcaaccactctcatcgatttcgagcgcgagctctacgacgccgccggggtcgagccgggcgacgtgttccggcagacccgggtggtcgagcgcatcgacgatccctccggcgtcgccaccttcgtggtggccgccgccgatccggcgcggccgctgccgggattcgaacccgggcagtacatttcggtcggcgcgcgactgcccgacggcgcccgccagctgcgtcagtacagcctggtcaaccgcggcggcgacggccgcctggccttcaccgtgcgccgggtgcccgccgaggcggaggctccggccggtgaggtgtcgaactggctgcacgaccacctccaggtcggcgacgccctcgaaatcacgctgcccttcggcgatctcaccatcgacaccgacgccaccaccccgctggtgctcatctccgcgggcatcggcgtcaccccgatggtcggcatcctggaatacctggccgccgagaccccttcgcgccgcacggtcgtcctgcacgcggaccgctccaccgccgcctacccgctgcgcgagacggtcgccgacctcgcgacccgactgcacgatgtctacctgcgcgcctggtaccaggccgacggccacggactgatggacctgaccggcgtcgaattcccggacgacgccgacttctacctgtgcggcggcaccggcttcctgcagcacatccgcgcccagctcatgtccgccggaatcccctcgaaccgagtccatttcgaactcttcgcccccaacgactggctgctcgacgccgagcagtccccggtcccggc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gctcgcaccggattccagcctgaacgccgtccccgaactggagcccgagcacgccgaggtgattcgcgcgacgctgccgctggtggccgcgcacatcgatcagatcaccccgctgttctacaagaagattttcaccgcgcatccggaactgctgcgcgaccgcttcaaccgcggcaatcagaagcagggcggccagcagcgcgccctcgccgcctccatcgccaccttcgccacccacctcgtcgatccgagcctcccgcatccgcgcgacctgctggcccgcatcggccacaagcacgtctcgctggccgtcaccgagcccgaataccgcatcgtccacgagcatctgttcgccgccatcgtcgaggtgctgggcgcggacgtggtgaccccggccatcgccgcggcctgggatcgcgtgtactggctgatggcaaccactctcatcgatttcgagcgcgagctctacgacgccgccggggtcgagccgggcgacgtgttccggcagacccgggtggtcgagcgcatcgacgatccctccggcgtcgccaccttcgtggtggccgccgccgatccggcgcggccgctgccgggattcgaacccgggcagtacatttcggtcggcgcgcgactgcccgacggcgcccgccagctgcgtcagtacagcctggtcaaccgcggcggcgacggccgcctggccttcaccgtgcgccgggtgcccgccgaggcggaggctccggccggtgaggtgtcgaactggctgcacgaccacctccaggtcggcgacgccctcgaaatcacgctgcccttcggcgatctcaccatcgacaccgacgccaccaccccgctggtgctcatctccgcgggcatcggcgtcaccccgatggtcggcatcctggaatacctggccgccgagaccccttcgcgccgcacggtcgtcctgcacgcggaccgctccaccgccgcctacccgctgcgcgagacggtcgccgacctcgcgacccgactgcacgatgtctacctgcgcgcctggtaccaggccgacggccacggactgatggacctgaccggcgtcgaattcccggacgacgccgacttctacctgtgcggcggcaccggcttcctgcagcacatccgcgcccagctcatgtccgccggaatcccctcgaaccgagtccatttcgaactcttcgcccccaacgactggctgctcgacgccgagcagtccccggtcccg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atcaaggcgctcggctacatgcgcatcgaggccaccgacatggcggcctggcgcgagtacggcctgaaggtgctcggcatgatggagggcgacgggctcaaccccgacgcgctctacctgcgcatggacgatttcgcggcgcgactggtgatcgtgcccggcgagcaggaccgactgctggtctcgggctgggaggtcaccgatgcccgcgggctgcagcagctgcgggagaccctcgccaagaacgggatcgcgttcaccgagggcaccaaggaagaactcggtgagcgtcgtgtcgagggcatgatccgcttccaggatccatccgggaacaccctcgaggcgttctacggcgcgcagtacctcggccgccggttcgtgagcccctacggccacaagttcgtgaccgccgagcagggcctgggccacgtggtcctcacctgcgccgacgacgctgcggcacaggcgttctaccaggacatcctgggcttccggctgcgcgactcgatgcggctgccgccccagatcgtcggccgccccgccgacggcgacccggcctggctgcgcttctacggctgcaacccgcgccaccacgcgctggcgttcctgccgctgccgaacccgaccgggatcgtgcacctcatggtcgaggtcgagaactccgacgatgtgggcctgtgcctggatcgcgccaaccgcaagaaggtcaagatgtcggccaccctcggccggcacatcaacgacaagatgctgtcgttctacatgaagacgccgggcggattcgatatcgaattcggctgcgagggactcgaagtcgacgaccactcctggatcgcgcgcgagtccaccgcggtcagcctgtggggccacgacttcagcgtcggattc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atcaaggcgctcggctacatgcgcatcgaggccaccgacatggcggcctggcgcgcgtacggcctgaaggtgctcggcatgatggagggcgacgggctcaaccccgacgcgctctacctgcgcatggacgatttcgcggcgcgactggtgatcgtgcccggcgagcaggaccgactgctggtctcgggctgggaggtcaccgatgcccgcgggctgcagcagctgcgggagaccctcgccaagaacgggatcgcgttcaccgagggcaccaaggaagaactcggtgagcgtcgtgtcgagggcatgatccgcttccaggatccatccgggaacaccctcgaggcgttctacggcgcgcagtacctcggccgccggttcgtgagcccctacggccacaagttcgtgaccgccgagcagggcctgggccacgtggtcctcacctgcgccgacgacgctgcggcacaggcgttctaccaggacatcctgggcttccggctgcgcgactcgatgcggctgccgccccagatcgtcggccgccccgccgacggcgacccggcctggctgcgcttctacggctgcaacccgcgccaccacgcgctggcgttcctgccgctgccgaacccgaccgggatcgtgcacctcatggtcgaggtcgagaactccgacgatgtgggcctgtgcctggatcgcgccaaccgcaagaaggtcaagatgtcggccaccctcggccggcacatcaacgacaagatgctgtcgttctacatgaagacgccgggcggattcgatatcgaattcggctgcgagggactcgaagtcgacgaccactcctggatcgcgcgcgagtccaccgcggtcagcctgtggggccacgacttcagcgtcggattca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cccattctggccggggtgcatcacctcaaacttcccgtttcggatctgccgcgctcgatcgactggtaccgcacgcggctcggctacaccgtcggcgtcgaattcaccgagcagggcgtcctgaggggtggcgtcctgcaccatcccgtcggcggtcccatgctcggcctgcggctgtcccccgaaagggccgccgccgcagccggattcgactatttctcgatcggcgtgcccgatcgcccggcaatcgaggcgctcgcccggcacctggaatccctgggtgaatcccacgccggcgtccaccaggcctcgctcggctggatcctgcccgaactacacgacccggacgggcacgaaatccgcttctacaccgtcgaatcccacaccgaactcggcgaggacaaactcaccatcgataatccccgggaaacagccgaggccctcgaacgcggcggcgctc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ttcagcgcctcaatcacgccgtcctgttcgtctccgacgtggagcgctccgccgccttctactgcgaggtgctcggcttccgccgattgcccggcggcttcccggaggcggtgttcctccaggccgccggttcggcgaacgaccatgacctgggcctgttccggtcacccgacccggcggtcgcgcaccgcaccggccggatcgggctctaccacctggcctgggaggtggacacgctcggcgagctccagcgcgttcgcgacgcgctgaccgtggccggtgcgctcaccggcgcgtcggatcacgcctccaccaaggcgctctatgccgccgatcccgacggcatcgaattcgaggtctgctggctggttcccgacgcggcggtcgaggccgagctggccgccatgaccgcgccgagtgtgccgctggatctgcccggcctcgtcgcgaaatacggcgcggacaccccgggcggcccgcgcaccgatcacgaggtgtggcgtcggctgttcgccgaccg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ctcaatgaagaactcatcgcgcccgccgcggccgcgctcaccaatccgtacctggaaggcccctacgcgccgtgcgccgaggagatcacggccacgaatctgcctgtgctgcacggtgaactgcccgccgacctcgacggcgtgtacgtgcgcaacgggccgaacccgcagttcgcgccgctgggccgctaccactggttcgacggggacggcatgctgcacgcggtgcacttcgagaacggccgggcgacctaccgcaatcggttcgtccgcaccgccgaattcgaggccgagcacacggcgggaacggcactgtggcgcggggtcatcgagccctgggacacgaatccggccggagatcgccgggagcgtaattcggccaataccgatctcgtctaccaccacggcaatctgcttgccctgtggtaccgggcgggcaaaccctatgcgctggacccgatcagcctcgagacccgcggtgtcgacaccttcaacggcacgctgcacggcgaggtctcggcccacgccaaggtcgacgagcacagcgaggaactgctgttcttcgactacggcatccactcgccgtacctgcgctacggcgtcgccgacccggacggcacggtcaagcacttcaccgggctcgagctacccggcccgcgcctgccgcacgacatggcgatcaccgagaactattcgatcctcatggatctgccgctctacaacgatccccgcgcggccgccgccggacggttcaagatcttcttcgatcgcacgctgcccagccgcttcgccgtgctgccgcgttacggcgcaggggcgcaggcgaagtggttcgaggccgagtccggctacatctatcacacggtgaattcgtgggaagagggcgaggagatcgtcctggtggtgtgccgggtcagtgagcccagccccgtctccgaccgcgcccacccgctcgcccagctgctcgcgtatctgcggcccgaggcgaagctgcacaagtaccgcttcaacctccgcaccggtgccaccaccgaggaggtcatggacgacgtgaacaccgaattcccggccatcgaccagggtgtcaccgggcaccgcggccgctactcgtatcagatgcgcctgtcggtggaccgcaccatgatcttcgatgccgtcatcaaatacgacatcctcaccggcgcaaagcaaaccgctcccttcggcgacggcatcttcggcagcgaactgaccgtggtcccacgccccggcggcaccggcgaggacgacgcctggctcaccatgttcgcccacaacaaccacaccggccgcggcgaagtctggatctacgacgccgccgacctcaccgccggacccgtctgccgcctcggcctgcccgtccgcgtccccctcggcttccacgccacctgggtcagcgccgaccggatgcgcgccgccgcgcaaccggag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cctctgttctttccctacccgtggacacccgtgcccccgcctcccggctgctgcccgaggtgaccgagcgggccaccgcctccgccctccccacccggctgcgcccggccgatctgctgcgcctgaccgatgagggcgcgcacgacgtgctggagggccgatacgaccacctgctgcccgccgacggcctctggcccaccgaaaaccgctgggccgcaaggcttgtcgcggacgacgaggtggacatctggctgatcagctgggtcgagggcaaatacaccgaactgcacgatcacgccggttcgctgggcgcgctcaccgtgctgtccggcgcgctctccgaataccgctggaacggccgggacctgcgccgccgcaccctcaccgcgggtgatcaggcctccttcccgctcggctgggtgcacgacgtggtgcgcgcccccgccgaggaggccggaatcaccggcccgctgaatccgaccctgagcgtccacgcctattcgccgccgctgacggccatgtcctattacgaggtcaccggccacggcaccctgcggcgcacccgttccgtcctcaccgaccagcccgaaggtgaactc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cgacaaccgctcgtcgggcacgtcaacgaagccgatatcccctgggtgtgggccggtgacgtcggcctgcaactgctgcgcgtctcgccctcgggtttcgtgctgcgcaatcgtttcaaggccgggttcgccctgcccacgcacaagcacaccggcgcggtgaacgcctacaccttcgccggcgactggtactacgccgaacagggcatccactacaccgcgggcacgttcatccacgagccagccggatccacccacaccctcaccgtcgcagccgattccgacgtgctgttcatcgtcgagggcgcgttcgtcgacctcgacgccgacggcaatgtcaccggcgtcgtcgactccacgaccatccaggacgcctacttcgcgctgtgcgatctcgccggaatcgaccggcccaccggcattct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cgtggaatggcgaccgtgaactactacgccgacgatctggaggcggccaaggactggtacagcgaactgctcggtgtcgcaccgtatttcgccgtgccgggcggatactacgagttccgcatcggtgactaccaggccgagctcggcatcatcaacaagaagttcgcgccctcgcacccggatcgcccgggcggccagatcgtcaactggcatgtcgacgatgtggcggccaccttccggcggctgctcgacctgggggcgaccgaattcgagccgatcatcgaacgcggtgaggggaccgggttcgcgaccgcctcggtggtggatccgttcggcaatgtgctcggcatcatgtccaacccgcattacctggagatcctcgcggcgagccgccc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gacctgccctggaaccacgacttcgccctcacccagcgctacctggtgttcgtgctcgacccgatcctgcccaatatccccaagctggccctggccgccgcctcgttcatcgagtcactggatttcaaggccgataagggcacccgcttcctgctggtacccaggaaccgcggccgcccccgggtggtcgagcacgaggcgctgctgcacgtgcacgtcaccaacgcctacgacgacggcgatgacgtcgtggtcgagctggtgcgcctggacaccgcgtggaccgatttccgccgcatgaccggcacggtcaacctcgacggcccgcagaccccgcagttccccgactcgcggctgatgcagtaccggatcaccgggggcggcaccgtcgtcgaacgcgagctcagcgaccgttccggcgaattcccgcagtacgactggcggcgcggcacccgggaacaccgcttcagctatctggccggagcgggcggcccggccgggctgttcgactcgatagtcaaggtcgatcacgccaccggtgcggtcaccggctgcgagctgggcgcgagctcggtcggcgaacccctgttcgtcccccgctcccccgacgcccccgaggacgacggctggctgctcaccctcaaccacgacctcaccgaagaccgttcccagctggtggttctcgacgcccgcgacctggagcgcggcccgctggccaccgcctggctggaccaccacatcccctggggcttccacggcacgttcacccgccgcgtcgccgcgcccggcgcgccgatccccga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gacctgccctggaaccacgacttcgccctcacccagcgctacctggtgttcgtgctcgacccgatcctgcccaatatccccaagctggccctggccgccgcctcgttcatcgagtcactggatttcaaggccgataagggcacccgcttcctgctggtacccaggaaccgcggccgcccccgggtggtcgagcacgaggcgctgctgcacgtgcacgtcaccaacgcctacgacgacggcgatgacgtcgtggtcgagctggtgcgcctggacaccgcgtggaccgatttccgccgcatgaccggcacggtcaacctcgacggcccgcagaccccgcagttccccgactcgcggctgatgcagtaccggatcaccgggggcggcaccgtcgtcgaacgcgagctcagcgaccgttccggcgaattcccgcagtacgactggcggcgcggcacccgggaacaccgcttcagctatctggccggagcgggcggcccggccgggctgttcgactcgatagtcaaggtcgatcacgccaccggtgcggtcaccggctgcgagctgggcgcgagctcggtcggcgaacccctgttcgtcccccgctcccccgacgcccccgaggacgacggctggctgctcaccctcaaccacgacctcaccgaagaccgttcccagctggtggttctcgacgcccgcgacctggagcgcggcccgctggccaccgcctggctggaccaccacatcctctggggcttccacggcacgttcacccgccgcgtcgccgcgcccggcgcgccgatccccga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gtcgttccacctgaagtcgccgggcggattcgacatcgaattcggctgcgagggcctgcaggtcgacgaaccctcctggactgcacgcgaatccactgcggcgagcctctggggccacaaattctcgaccggctccgtgcacg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tcgttccacctgaagtcgccgggcggattcgacatcgaattcggctgcgagggcctgcaggtcgacgaaccctcctggactgcacgcgaatccactgcggcgagcctctggggccacaacttctcgaccggctccgtgcacg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attgggggacagccctgtgaatattgaagcgctgcagtcgagttggcagcaggtcgatgcgatcggcccgcaggccgtcgagtacttctatgaccacctgttcgaggcgcaccccgaggtgcgcggcatgttcgccgcggatctggccccgcagcgggagcgcttcctggccggtctggcccggatcgtgaccaatgtcgagaccctcgtcgccgatccgtctttcgtgcagcagctgggcgcccaccacgcccgcctcggcgtcgtcgccgatcactatccggtggcgggtgcctcgctgctcgccaccctcgagcacttcctgggtgacggctggacgccggaactcgcgcagacctggaccgcggcctacggcgcggtggcggatctgatgctctcggccgaagcc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ccttcgcctccctgggctacgtgcgcgcccgcatcgccgatgtggacgcctggcgtcgattcgccttcgacaccatcggtttcgccgagggcaccgggcccaatgccgaatcggtctacctgcgcgtggacgagcacacctaccgcttcgagctggtgccgggcgagcgcgacgaggtcatcgccgtcggctggcaggtggccgatcgccgctcgctggagttggtgcgcgagacgctggagaaggccggggtcgcggtcagcacgctatcggtggccgaggcggtcaaccggcacgtggaggaggccatcgccttcgtcgatccgtccggcttcaccatcgaggtcttccacggcccgctgctggaccactcgccggtggtcggcaagttcggaagccggttcgtcaccggcgatctcgggctcgggcacgtggtgctgccggtccgcgatatcgagcaggcgcggcagttctacaccgacgtgctgggcttcgcctcgcgcggctcgttccgggtgggcccgcccgagcatccgatctggatccgcttcatgggcgtgaacccgcgccaccacagcctggcgctcatcccgggctcgcggccggacggcccgggcatcgtgcacgtcatggtcgaggtcgactcgctcgacgatgtcggccgtgcgctggaccgcgtcaacaaggcgggctaccacctgtcctccacgctgggtcgccacaccaacgacaagatgatctccttctacgtccgcacccccggcaactgggatctcgaattcggttgcgacggaatgctggtcggcgaggactacgtggccgaggagatgaccgccgacagctactggggccacgagtgggccag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agcctgaccgacctgagcctggacaccgtcgcccagttcatctaccgcgaggcccgctacgcggacgaacacgactacgtcgcgtgggaagcgctgtggacggacgacgccgtctactgggttcccgtcgacggcggcgtacacgacccggaccggcacgtctcggtcatctacgacaatcgccgccgcatctccacgcgattgcagcagttgcgcaccgggaaacggtacgcgcagtcgccgccgtcgaacctgcgccggaccatctccaatgtcgagatcctcggcacggacggcgacgagaccaccgtcggcgcgaatttcgttctctacgaatcgaaaccgcgcggcatcgagacctgggccggacgggtcacctacgtgatccgctgggagcaaggcgaactgaagctggcccgcaagacggtcctgctggtcaacagcgccgaggccatacccaccctcggcttcct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gtcgattacgcaacttccaaaatcaccgccgtgcggctgggcagcaagatcggcgcgcggatcgacggcgtccggctgggcggcgacctggattcggtgacggtccaggccatccaggacgcgctgcacgagcacaaggtgatcttcttccgcggccaggagcacttgaccgaggacggccagtacgaattcgcgcggctgctcggcgcgcccaccaccccgcacccgacggtcacctccaagggcgtcaagacgctgcccatcgactccgaatacgggcgcgccaacagctggcacaccgatgtcaccttcgtggaccggattccgaaggcgtccatcctgcgcgcggtgcacctgccgccctacggcggctccaccacctgggcctccaccgtggccgcctacgactcgctgcccgagccgctgaaggcgctggtcgagaatctgcgcgcgcggcacaccaatgcctacgactacgccgccgaccgcaccgaggtcgcgcggggcgagaactcgcaggtgaccgcgaacatcaaggcctaccgcgaggaattcgaatcctcctactacgagaccgagcacccggtcgtgcgcgtgcacccggtcaccggcgaacgcgccctgctgctcggccatttcgtgaagaacttcgtcggcttctccgccgccgaatcccaggccctgttccaactcctccagaaccgcgtcacccgcctggagaacaccacccgctggaactggcagctcggcgacgtcgcgatctgggacaaccgcgccacccagcactacgccatcgacgactacgacggccaaccccgccgcctcacccgcatcaccctcgcgggcgacgtcccggtcgacgtgcacggcaaccccagcaccgtcatcacgggcaatgccgagcactactcgatcatcgagcaggtcgcaccccgcgc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gtcgattacgcaacttccaaaatcaccgccgtgcggctgggcagcaagatcggcgcgcggatcgacggcgtccggctgggcggcgacctggattcggtgacggtccaggccatccaggacgcgctgcacgagcacaaggtgatcttcttccgcggccaggagcacttgaccgaggacggccagtacgaattcgcgcggctgctcggcgcgcccaccaccccgcacccgacggtcacctccaagggcgtcaagacgctgcccatcgactccgaatacgggcgcgccaacagctggcacaccgatgtcaccttcgtggaccggattccgaaggcgtccatcctgcgcgcggtgcacctgccgccctacggcggctccaccacctgggcctccaccgtggccgcctacgactcgctgcccgagccgctgaaggcgctggtcgagaatctgcgcgcgcggcacaccaatgcctacgactacgccgccgaccgcaccgaggtcgcgcggggcgcgaactcgcaggtgaccgcgaacatcaaggcctaccgcgaggaattcgaatcctcctactacgagaccgagcacccggtcgtgcgcgtgcacccggtcaccggcgaacgcgccctgctgctcggccatttcgtgaagaacttcgtcggcttctccgccgccgaatcccaggccctgttccaactcctccagaaccgcgtcacccgcctggagaacaccacccgctggaactggcagctcggcgacgtcgcgatctgggacaaccgcgccacccagcactacgccatcgacgactacgacggccaaccccgccgcctcacccgcatcaccctcgcgggcgacgtcccggtcgacgtgcacggcaaccccagcaccgtcatcacgggcaatgccgagcactactcgatcatcgagcaggtcgcaccccgc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gtcagtacagcctggtcaaccgcggcggcgacggccgcctggccttcaccgtgcgccgggtgcccgccgaggcggaggctccggccggtgaggtgtcgaactggctgcacgaccacctccaggtcggcgacgccctcgaaatcacgctgcccttcggcgatctcaccatcgacaccgacgccaccaccccgctggtgctcatctccgcgggcatcggcgtcaccccgatggtcggcatcctggaatacctggccgccgagaccccttcgcgccgcacggtcgtcctgcacgcggaccgctccaccgccgcctacccgctgcgcgagacggtcgccgacctcgcgacccgactgcacgatgtctacctgcgcgcctggtaccaggccgacggccacggactgatggacctgaccggcgtcgaattcccggacgacgccgacttctacctgtgcggcggcaccggcttcctgcagcacatccgcgcccagctcatgtccgccggaatcccctcgaaccgagtccatttcgaactcttcgcccccaacgactggctgctcgacgccgagcagtccccggtcccggcct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cggcacgcgcggattcgacgagcacggcaaccgggattacacggcgggcgtggccaatacccacgtcatccgccacgcggggcgcaccctcgcgctggtggaatcctcgttcccctacgaattgacctgcgacctggacactctgggcccgcacgacttcgacggcaagctcaccaccgccatgacggcccacccgaagacctgccccacgaccggcgagctgcacttcttcggctacaacttcaccgagccgtacctgacctaccatcgcgccgacgccgcgggcaatctcgaactcagccgcccgatcgacgtccccgccgccaccatgcaccacgacttcgccctcaccgcgaaccacgtcgtattcatggacctcccggtgcttttcgacctccgcaccgcgatgaccggcggcgccatgcccttccgctggagcgacacctaccaggcccgcctcggcctgctgcgccgcgacgacccgcacggcacggtccgctggttccccatcgacccctgctacatcttccacaccctcaacgcccacgacgaggacgaccgagtcgtgctgcacgccatgcgctatccgagcatgtggcgcaacggctcccagggtttcgacgagggcgcgaccctgtggcgctggaccctcgacctcaccaccggtaccgtccgcgaggaccagctcgacgaccgcatcgccgaattcccccgcatcgacgaccgcctggcgggcctggactcccgcttcggccacgccaccgtctccgagggcggcggcgcgctgctgcgctacgacctgcacaccggcgcgagcaccgcccacgagttcgctcccggccgcatcccgaacgaggcgtccttcgcccccgccgacgaaacccccggcggcacaggctacctcatgtcctacgtctatgacgccgccaccgaccgcagcgacctggccatcctcgacgtctccgacctggcatcgcccgcactcgccaccatccacctaccccgccgcgtccccttcggcttccacggcaactggctccccgac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acaggatgccgcgaacggacacgagcggcacgagcatgatctggggctgggccatgacctgcgggtgatgaaccggcggcgggcgctgtgggcggtgggcgccgccggggtcgcggcggtggccgccggatggtcgacgagcagcagcggatcgagcgcgtcgtcgacgactgcgacggcgagcgctaccgctgccggtaccgccgccgccgcgccgcaggagacggccgggccttatccgggcgatgggtcgaacgggccgaatgtgctgatcgaatcgggggtggtgcgctcggatatcaccatcagtttcggggcgtattccggtgtggccaagggggttccgatgaatctcacgctcgatctgcgggatctcacgaagagcggtgcggcgggtgcgggtatggccgtctacgtgtggcattgcgatcgggacgggaactactccctctacagcagcggcgtcaccgagcagaactatctgcgcggcgtgcaggtggccgacaccgatgggatcgtcagcttcacttcaatcttcccggcctgctattcgggtcgctggccgcacattcacttcgaggtctacgacacgctgagcagtgcggtcgccggggagaatgcgcggctcacctcgcagatcgcgctgccgcaggaggtgtgcaagtcggtctacgactatgactcggggtactcgcgcagcatctccaatatgagcggggtgtcgctggcgtcggacaatgtcttcggcgacggctgggatgccgaactggcgacggtgaccggtacgcccgccgacgggctacaggttcggctccgggtgggggtgggcgcgaaatcgcagaatacgcagtccggcaatggccctggacaacagggcgggggcaagggtccgggcggcaccccaccgggcggcaccccgcccagcggcctgccgccgcggcc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acaggatgccgggaacggacacgagcggcacgagcatgatctggggctgggccatgacctgcgggtgatgaaccggcggcgggcgctgtgggcggtgggcgccgccggggtcgcggcggtggccgccggatggtcgacgagcagcagcggatcgagcgcgtcgtcgacgactgcgacggcgagcgctaccgctgccggtaccgccgccgccgcgccgcaggagacggccgggccttatccgggcgatgggtcgaacgggccgaatgtgctgatcgaatcgggggtggtgcgctcggatatcaccatcagtttcggggcgtattccggtgtggccaagggggttccgatgaatctcacgctcgatctgcgggatctcacgaagagcggtgcggcgggtgcgggtatggccgtctacgtgtggcattgcgatcgggacgggaactactccctctacagcagcggcgtcaccgagcagaactatctgcgcggcgtgcaggtggccgacaccgatgggatcgtcagcttcacttcaatcttcccggcctgctattcgggtcgctggccgcacattcacttcgaggtctacgacacgctgagcagtgcggtcgccggggagaatgcgcggctcacctcgcagatcgcgctgccgcaggaggtgtgcaagtcggtctacgactatgactcggggtactcgcgcagcatctccaatatgagcggggtgtcgctggcgtcggacaatgtcttcggcgacggctgggatgccgaactggcgacggtgaccggtacgcccgccgacgggctacaggttcggctccgggtgggggtgggcgcgaaatcgcagaatacgcagtccggcaatggccctggacaacagggcgggggcaagggtccgggcggcaccccaccgggcggcaccccgcccagcggcctgccgccgcggc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caggatgccgggaacggacacgagcggcacgagcatgatctggggctgggccatgacctgcgggtgatgaaccggcggcgggcgctgtgggcggtgggcgccgccggggtcgcggcggtggccgccggatgttcgacgagcagcagcggatcgagcgcgtcgtcgacgactgcgacggcgagcgctaccgctgccggtaccgccgccgccgcgccgcaggagacggccgggccttatccgggcgatgggtcgaacgggccgaatgtgctgatcgaatcgggggtggtgcgctcggatatcaccatcagtttcggggcgtattccggtgtggccaagggggttccgatgaatctcacgctcgatctgcgggatctcacgaagagcggtgcggcgggtgcgggtatggccgtctacgtgtggcattgcgatcgggacgggaactactccctctacagcagcggcgtcaccgagcagaactatctgcgcggcgtgcaggtggccgacaccgatgggatcgtcagcttcacttcaatcttcccggcctgctattcgggtcgctggccgcacattcacttcgaggtctacgacacgctgagcagtgcggtcgccggggagaatgcgcggctcacctcgcagatcgcgctgccgcaggaggtgtgcaagtcggtctacgactatgactcggggtactcgcgcagcatctccaatatgagcggggtgtcgctggcgtcggacaatgtcttcggcgacggctgggatgccgaactggcgacggtgaccggtacgcccgccgacgggctacaggttcggctccgggtgggggtgggcgcgaaatcgcagaatacgcagtccggcaatggccctggacaacagggcgggggcaagggtccgggcggcaccccaccgggcggcaccccgcccagcggcctgccgccgcgg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actttgggcgtgatgatggattcacagcgaccaccaccccgaccgaggagagcgaccatgctgcgtggaatggcgaccgtgaactactacgccgacgatctggaggcggccaaggactggtacagcgaactgctcggtgtcgcaccgtatttcgccgtgccgggcggatactacgagttccgcatcggtgactaccaggccgagctcggcatcatcaacaagaagttcgcgccctcgcacccggatcgcccgggcggccagatcgtcaactggcatgtcgacgatgtggcggccaccttccggcggctgctcgacctgggggcgaccgaattcgagccgatcatcgaacgcggtgaggggaccgggttcgcgaccgcctcggtggtggatccgttcggcaatgtgctcggcatcatgtccaacccgcattacctggagatcctcgcggcgagccgccccgaat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tgggcaagccgtacggaccgttcattccgctcaccgtcggcaatggcgtcaccttcgacttctcggatatgccaccgggtttcgagggcgcgccgcaaccccagcactacgccttcctagtg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tgggcaagccgtacggaccgttcattccgctcaccgtcggcaatggcgtcaccttcgacttctcggatatgccaccgggtttcgagggcgcgccgcaaccccagcactacgccttcctagt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tcgccccgccgacggcgacccggcgtggctgcgcttctacggcggcaacccccgccaccacgccctggccttcctgcccctccccaacccgaccggcatcatccacctcatgatcgaggtcgagaccgccgatgacgtaggcctctgcctcgatcgggccgcccgccgaaccatccccctctcgccaccctcggccgccatatcaatgacgacatgctgtcgttcca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cgaggatgaattcgacgccgcctacgagaagattcagcggtacggcctcacctattgggccgacccgcggcaacagggtgtcaaccagatcaaccacaatgacggcggccgggggatctacttcctcgatcccgtcggccactacatggagctgatcaccgtcccgtacggcggctggcccc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dismu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gtggtcagatcggcgtcatgccgttccatgcgcgcggttcgctacagggattcgtgatctccgggcgctggccggactccaccaaggaatgggcgcaggtcctcgtgctcgccgtgcgggtggccagcctgccgggcctgctgcccacctcgacggtgttcggggcgcgcgaagagctgcccgacgatcccgatcccgcgatggtaggtctggtcatcgcggagggcacggtgctgggggcggaaggcttgcagcccggcatgtttgccggacatgtgccaccggcgctgctcatgctgcacccgccgcgcgagacccggccgtcgctgcccgagtgcgcgggcgcggcctccggctgcctgctgctgccgggactcccgcatctgggactcgaacaccgggcggcctgggtcgagacagacagcgacggcacggtgacctcgatggtttcgcgggtcggggtggatccgatcagtgatcccgacaccgcggttctggccatgctgctggccg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gggcacacggccccgacacggaaagggacatcgtggctgtctacacgctgcctgaactcgattacgactactcggccctggagcccttcatctccggccagatcaacgagatccaccacaccaagcaccacgccgcctacgtcgcgggtgtcaacgccgccctcgagaagctcgaggaggcgcgcgccaaggacgaccacgccgccatcttcctgaacgagaagaacctcgcgttccacctcggcggccacgtcaaccactccatctggtggaagagcctgtccaaggacggcggcgacaagccggtcggcgacctggccgccgccgtcgacgaggagttcggctccttcgacaagttcgtcgcgcagttctccgctgcggccaacggcctgcagggctccggctgggcctggctgggctacgacaccctgggcaacaagctgctcaccttccagctcaccgaccagcagggcaacgtgccgctgggcatcatcccgctgctcggcctggacatgtgggagcacgccttctacctgcagtacaagaacgtcaaggcggactacgtcaaggcgttctggaacgtggtgaactgggccgaaatccaggagcgctacaccaaggccgtcaaccagggcaaaggcctgatct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cgtcctctactcgtcgcccgtcttggtggactgttgctccggtgctcgcggtcgccgctctcggcctcaccgcgtgctccaacagccaggagtcgagcgacgtcaaggggacgaccccgccggtgttcaccagctcggccgctccggccggcgccaagaccggcctcggcagcgccgccgagccgcgtgattcggtttccgccaccctcaaggactccaacggccagtccgtcggcaccgccaccttcaccagcaagggcggccacctcgaggtgatcgtcgaggcccacggcctcaagcccggcttccacggcctgcatctgcaccagaacggcaagtgcgagggcgatttcacctccgccggtggccacctgcaggtcggcgaggccaatgcgcacccctccagcggtgacctgacctcgctccaggtgctcaaggacggcaccgccaccctgaccaccaccaccgactcggtcaccctggacgagatcaagggcaaggccctgatcgtccacgcgggcgccgacaacttcggcaacatccccacccggtatgccgccgcgccggatgcggacaccctcgcgaccggcgacgcgggcgctcgggtcgcctgcggcgtggt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tcgtcctctactcgtcgcccgtcttggtggactgttgctccggtgctcgcggtcgccgctctcggcctcaccgcgtgctccaacggccaggagtcgagcgacgtcaaggggacgaccccgccggtgttcaccagctcggccgctccggccggcgccaagaccggcctcggcagcgccgccgagccgcgtgattcggtttccgccaccctcaaggactccaacggccagtccgtcggcaccgccaccttcaccagcaagggcggccacctcgaggtgatcgtcgaggcccacggcctcaagcccggcttccacggcctgcatctgcaccagaacggcaagtgcgagggcgatttcacctccgccggtggccacctgcaggtcggcgaggccaatgcgcacccctccagcggtgacctgacctcgctccaggtgctcaaggacggcaccgccaccctgaccaccaccaccgactcggtcaccctggacgagatcaagggcaaggccctgatcgtccacgcgggcgccgacaacttcggcaacatccccacccggtatgccgccgcgccggatgcggacaccctcgcgaccggcgacgcgggcgctcgggtcgcctgcggcgtggt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drug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ttggttgatattg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gagcgctccggcaatccgatgggcgacagctgacttcgctggccacgccgatcgctttgactcagcgcgcccaggtcgcggtgtccaccaccaatatcgcgttgatgggcacgctcggcgtgcgggaggtggccgcgggcgggctggcattggtgctgttcaaccagattcggaccatgtgcgtcggattgatcaccggcaccggcaatcaggtggcgacggtggtgagccgggccgagaagcaggggcggcgggccgaggaccaggtccgggaggtggtgcggtccagcttcctgatcgcgacgctggccggattgctcggcggcgcactgctgatcgggctcggctgggcgctgcgctggctcgggcaggacgccgcggtgctggcgcaggcgcggccgatgatggtggcgctggccccgggtctggtgccgtgcctgtggttccaggtgttgcggcagtacacggtcgggatgcagcggccgcaggcgctgctgctggtgacactggggtcggtggcattgaatctggtgctggcgctggccttcatccagggctgggcgggtctgccggagctcgggctgaccggtgtcggcgtggccacctcgctggtcttcatgatcaccttcggggtgttctggaccatggtgcgccgggatccgaaactcgttgcgaccctgccgcttcggatgtggccggtgcacgcggcgacggtgcgtgaggagctgcgcctgggcacgccgatcgcgctcacctacgggtccgaggcggggatgttctcggtgctggcgctggtgatgggcggcatcggggccgcggcgctggccgcccacaatgtcgtctaccagatcgtctacatcgtgttccaggtggcgatcgggctctcgcacggggcgtcgatcctggtcagcaaggcggtggcgcgggaggagttcgcgcacgcgcggtcggtggcgtggctggcgctgcgctgcgcggggctggtcgcgggggtcaccggaatcgcctatgcgctggcgccggattgggtgctgcggccgttcctggccgacagcgattccgcgaccgtggcgctgacgcacacactgctgttgatcgccgtcgtgctgcaattcttcgacgctgcccagaacatcggcgtcgggctgctgcgcgggctcaaggacaccagggcgggcttccggctgtccctcgtgggctactgggttgtgggattgcccactgcgctgctgctcgctttccccgcgaacctgggtgcggcgggcgtgtggtggggtctcaccgccggtctcgcgaccaccgctgcccttatgctgcgccgcttcttcaccctgctgcatgtgcgtgagcaggaacatccgcgggtgctggccggtagcctcgggcat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gagcgctccggcaatccgatgggcgacagctgacttcgctggccacgccgatcgctttgactcagctcgcccaggtcgcggtgtccaccaccaatatcgcgttgatgggcacgctcggcgtgcgggaggtggccgcgggcgggctggcattggtgctgttcaaccagattcggaccatgtgcgtcggattgatcaccggcaccggcaatcaggtggcgacggtggtgagccgggccgagaagcaggggcggcgggccgaggaccaggtccgggaggtggtgcggtccagcttcctgatcgcgacgctggccggattgctcggcggcgcactgctgatcgggctcggctgggcgctgcgctggctcgggcaggacgccgcggtgctggcgcaggcgcggccgatgatggtggcgctggccccgggtctggtgccgtgcctgtggttccaggtgttgcggcagtacacggtcgggatgcagcggccgcaggcgctgctgctggtgacactggggtcggtggcattgaatctggtgctggcgctggccttcatccagggctgggcgggtctgccggagctcgggctgaccggtgtcggcgtggccacctcgctggtcttcatgatcaccttcggggtgttctggaccatggtgcgccgggatccgaaactcggtgcgaccctgccgcttcggatgtggccggtgcacgcggcgacggtgcgtgaggagctgcgcctgggcacgccgatcgcgctcacctacgggtccgaggcggggatgttctcggtgctggcgctggtgatgggcggcatcggggccgcggcgctggccgcccacaatgtcgtctaccagatcgtctacatcgtgttccaggtggcgatcgggctctcgcacggggcgtcgatcctggtcagcaaggcggtggcgcgggaggagttcgcgcacgcgcggtcggtggcgtggctggcgctgcgctgcgcggggctggtcgcgggggtcaccggaatcgcctatgcgctggcgccggattgggtgctgcggccgttcctggccgacagcgattccgcgaccgtggcgctgacgcacacactgctgttgatcgccgtcgtgctgcaattcttcgacgctgcccagaacatcggcgtcgggctgctgcgcgggctcaaggacaccagggcgggcttccggctgtccctcgtgggctactgggttgtgggattgcccactgcgctgctgctcgctttccccgcgaacctgggtgcggcgggcgtgtggtggggtctcaccgccggtctcgcgaccaccgctgcccttatgctgcgccgcttcttcaccctgctgcatgtgcgtgagcaggaacatccgcgggtgctggccggtagcctcgggcat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gttgctgttgggattggccattgcgtgtgaggtgacggctacggtgtcgttgaagatatcggaggggttcagcaagctggtgccgtcggtcattgtggtgatcgggtatggggcggcgttctattttctgtcgcaggctttgaagcgggggatggctatcggggtggcctatgggatttggtcggcggtgggggtggtcgcggtggcgaccattggggcgttgtttctggatgagcaca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gttgctgttgggattggccattgcgtgtgaggtgacggctacggtgtcgttgaagatatcggaggggttcagcaagctggtgccgtcggtcattgtggtgatcgggtatggggcggcgttctattttctgtcgcaggctttgaagcgggggatggctatcggggtggcctatgggatttggtcggcggtgggggtggtcgcggtggcgaccattggggcgttgtttctggatgagcacatcacggcggtgcagatcggggggattgtgctggtgattgcgggggtgttggcgctggagttgggtggggcgc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ttggttgattttg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aaactcctgtaccggctgggccgcttcgccttcgagaagcgccggctcgtcgtcctgctctggttgggcatcctgtccgcgtgcgcggtcggcgcggcccgggcgcccagcactcccccccgactccttcgccattcccggcaccgaatcgcagcaggcgttcgatctgct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gggtctacctgctcatcgcgtccgtcttcgaagtcgtcttcgccctggcgaccaatgccacgcacggattcaccgtgctggggccgtcgctgctcaccgccgccgcggcggccgggggcatcttcttcctgagcctggcactgaaatcgctggatgtcggcgtcgggtacaccgtgtggaccggtatcgggtcggtcggcaccgtggtgttcggatcggtggtcttccacgaggccctcacgcttgcgaaggcggtggccttcgtcctgatcatcgggggagtgctcggactcgagatcgccgacaagctgacggcgaaccgcggcgaccggctc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cggcagccgtctcggtcatcctgtgggcctcggccttcgtattcattcgcagtgcggaacatgccttttcgccgggcgcgctggccctcggccggctgctcttcggatccctcgccctgatcgccatcatggtgatcaccggcgagcgattcccgccccgccccggcgtggcgtgccatcctcatctccggcatcctctggttcgccgtctatatggtcgccctcaaccgg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atcggcaacggcagttgcgactcgagccgaacagggcagtcagacgtgggcgtacgcgctggtgctggccgccagcggggtggcgctgggggtgtcgggggcgcctgcgccgctctacgggatttatcagcagagctggaatttctccccgctcacaacgactttcgtgttcgccacctacgcggtcgccgcgttgggcgcggtgctggtgtcggggcggatctcggatgtggtggggcgcaagccggtgctgctgggtgccttcgcgaccatgatcgcggggctggtggtgttcctgctggccgacaatgtggccatgctgctgctggcgcgggcgctgcacggggcggccgtcggtgcgaccgtggtcgcgggcgcggcggcgctgctggatctgcggccgaaggacggtgcgcggtcggggcagctgtccggtgttgccttcaatgtcggtatggccgtggcgattctgggttcggccgtgctggcgcagtacgcgccgcatccgctgcgcacgccgtacgtggtcatcaccatcgtgtgcgtgctcatcgcggcgggagtgctggcgctgcgggagccgcacggggcgcgccagaagcagcgcatcacgattgcgaaaccggcggtgccgcaggagattcgcggtgacttctggttctccgcgctgggtgtgatggcggcctggtcggtgctgggtgtgctgttgtcgctgtatccgtcgctggccgcggccgagacggggattcacaatctggtgttcggcggcgcggtggtggcctcgaccgcgacggcgggtgcgctggcgcaggcggtcgcgggcgggattccggcgcggcgcgcggcgatcatcggtgatatcgggatggcggtcgcgctgctgctcaccattccggcgctgaacacccacgactgggtgctggtcctgctgagcggcatcgcgctgggcggcaccttcgggctcggcttcggcgggtcgctgcggcacctgtcgaatgtggtgccgcagcacaagcggggcgagaccatgtcggcctactacctgctggcctactccgccatggcgattccgacggtcgtcgcgggctgggcggccaccacctgggggctgagcacggtgttcccgtggttcgtcgtcgcggtcgcgctggcctgcctgggcgctgcgggaatcgggctgcgacgcaacaccgaa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atcggcaacggcagttgcgactcgagccgaacagggcagtcagacgtgggcgtacgcgctggtgctggccgcccgcggggtggcgctgggggtgtcgggggcgcctgcgccgctctacgggatttatcagcagagctggaatttctccccgctcacaacgactttcgtgttcgccacctacgcggtcgccgcgttgggcgcggtgctggtgtcggggcggatctcggatgtggtggggcgcaagccggtgctgctgggtgccttcgcgaccatgatcgcggggctggtggtgttcctgctggccgacaatgtggccatgctgctgctggcgcgggcgctgcacggggcggccgtcggtgcgaccgtggtcgcgggcgcggcggcgctgctggatctgcggccgaaggacggtgcgcggtcggggcagctgtccggtgttgccttcaatgtcggtatggccgtggcgattctgggttcggccgtgctggcgcagtacgcgccgcatccgctgcgcacgccgtacgtggtcatcaccatcgtgtgcgtgctcatcgcggcgggagtgctggcgctgcgggagccgcacggggcgcgccagaagcagcgcatcacgattgcgaaaccggcggtgccgcaggagattcgcggtgacttctggttctccgcgctgggtgtgatggcggcctggtcggtgctgggtgtgctgttgtcgctgtatccgtcgctggccgcggccgagacggggattcacaatctggtgttcggcggcgcggtggtggcctcgaccgcgacggcgggtgcgctggcgcaggcggtcgcgggcgggattccggcgcggcgcgcggcgatcatcggtgatatcgggatggcggtcgcgctgctgctcaccattccggcgctgaacacccacgactgggtgctggtcctgctgagcggcatcgcgctgggcggcaccttcgggctcggcttcggcgggtcgctgcggcacctgtcgaatgtggtgccgcagcacaagcggggcgagaccatgtcggcctactacctgctggcctactccgccatggcgattccgacggtcgtcgcgggctgggcggccaccacctgggggctgagcacggtgttcccgtggttcgtcgtcgcggtcgcgctggcctgcctgggcgctgcgggaatcgggctgcgacgcaacaccgaagccg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gccctcaaccggggtgaacgccatctggatgccggaaccgccgccatggtcatcaacatcggcccggtcctcatcgccctgctcggcggattctctctgggagagggctttccgccccgcctgatggcgggcatagcggtgtccttcaccggcgcggcccgcaccaccgccggcaatatgggcgtcaccacctacgtagtcccagccttggtcatcctcatg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tggatctacctgcgggtcgccgccgtcttcgagatcgccttcgcgctgggcaccaacgcgaccaagggcttcacccggctgtggccgtcggtattcaccctgctcgcggccgcgggcgggatcttcacgctgagcctggcgctgcgcacgctggatgtcggtgtcggatacaccatttggaccgggatcggatccatcggcaccgtggtgctgggggcgctgatctacaaggagaagatcaccgtggcgaagcttgtcgccttcgcctcgatcattgccggggccgtcgtgctgcgactggctgcggga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tggatctacctgctggtcgccgccgtcttcgagatcgccttcgcgctgggcaccaacgcgaccaagggcttcacccggctgtggccgtcggtattcaccctgctcgcggccgcgggcgggatcttcacgctgagcctggcgctgcgcacgctggatgtcggtgtcggatacaccatttggaccgggatcggatccatcggcaccgtggtgctgggggcgctgatctacaaggagaagatcaccgtggcgaagcttgtcgccttcgcctcgatcattgccggggccgtcgtgctgcgactggctgcggga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ttggctggtgttggtggtgtccggggttttcgaggcggtgtgggccactgcgctcgggaagtccgaggggttcacgaaactcgggccgacagttgtcttcggggtggcgttggcggcgagtatggctgggctggcctatgcgatgcgcgggctgccggttgggaccgcctatgccgtgtgggtggggatcggggcggtgttgaccgttggctattcgatggctaccggtggggcggccgtgagtgcggtcaagctggtgttgctcggggggatcgtggcgtgcgtgatcgggttgaagctggtc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ctgctcgccgatataactccattgcgggatcctgactaccgccggttgtggaccaccggcatcgtcaccgtgatcggcgcgcagctgtccgtcgtagccgtccccaaacagctttacgacatcacccacagctcttcgtatgtcggcctggccggactcttcggcctgatcccgctcatcgtgttcggcctgtggggcggcgcgctcgccgacgccatggaccgccgcaagctgctgctcatcaccagcgcgggcaccggcctgaccgccctcgcgttctgggcccaggccgccgccgggctgaacaatgtctggctggtgctgatcctgttctcgctgcagcaggcgttcttcgccatgaaccagcccgcccgcagcgccatctacccgcgcctgctgccgcccgagcagctcccggccgcgcactcgctgtccatgaccgtcatgcagttcggcgcgatcgccggaccggtcctggcgggcatgctgatttcgctcgccggtctgtccacgctgtatctgctggactcgatcgccctgctggccaccctgtgggcggtctggaagctgccgcccatcccgccgcacggcgagaccggccgcgctggcctgcgcgagatgttcgacggtttcgcctatctggccacccagaagatcctgctggcctccttcgcggtggacgtggtggccatggtgttcggcatgccgcgcgccttgttcccacagatcgcccaggacagcttcggcgactccgcttccggcggaacggctttgggcctgctgttcgcggccatgtcggtgggcgcggtggtcggcggggtgttctcgggctggctgtcgcgggtgcggcggcagggcctggccgtggtggtgtgcatcgtgctgtggggcctgggcatgatcggcttcggcctggcggtgggcctggtcgggcacgggctgggcatgacgctcgcgctctggatcgccctggcctgcctggccttcggcggcgcggtggacatgttctccgcggccctgcgcaccaccatgctgcagtcggtggcgaccgatgagatgcgcgggcgacttcagggcgtgttcatcgtcgtcgtggcgggtggaccccgcatcggtgatgttgcgcacggtttcgcggccgccgcggtgggtaccgctgtggcagcggcgggcggtggtttcctggtcgtgatcggcatgatgatcgcggccgtcgcgtttccggccttcgtgcgctaccgggtgtctcgcgcgcattcggaggtgcagctc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aagcgcggctggctgctgtttctgggcatgggcgtgatctggggtgtcccctacgccatgatccgggtggcggtgcgggaattcgacccgatgttcgtggccttcggccgaaccctgctgggcgcgctggtgctgctgccgatcgccctgtcgatgaaggtgttcatgcccgcactggcgaaatggcgctgggtgctggtctacacgctggtcgagatcactggcccgtggctgctcatcggccacgccgaaaccaagctgaccagttccacggtcggcctgctcatcgccgccgtgcccctgatcgccatcgtcctcaccacccggatgggtcacgaacgtctagacatgcgccgcattctcggcctggtggtcggcttcgcgggcgtgaccgccctggtcggcctggatatcgacgtctcgaacctgggcgcgctggccgccatcggcgtgagcgtcgtcggctacgccctgggaccgatcatcatcgaccgcaagctggccgacctcccgccgatcggcgtggtgaccgcctcgctggtcttcgccgccgccatctatctgccgttcacgctgtggcgcctgccctcccactacccggcgaacgccacctggtcggtggtcggcctcggcctggtctgcaccgccctggcgttcgtggtgttcttcgcgctcatcggtgaggtgggcccgtcgcgggccacggtcatcacctacatcaatcccgcggtggccctgttgatcggcgtctcgctgctggacgagccgctgaccgccggcatggccatcggcttcccgctggtgatcatcggctccatcgtgggcaccgcgcgcgccaaggccccggcccgggaacccgccaac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aaggcgacggagggttccgggcggcgtcgcctgccggtggagatctgggtgctggtggggtcggcgttcaccatcgccatcgggttcggactggtcgctccggcattgccgcagttcgcgcggagtttcgaggtgggggtggcggcggcctcgttcatcgtgagcgcgttcgcgttgacgcggttgatcttcgcgccgatggcggggcgactgctgcagaagctgggggagcggccggtgtatctgaccgggctgctcatcgtggcggtgtcgaccggtgcgtgcgcgctggcccaaagctattggcagctgctggttctgcggtcgctgggcgggatcgggtccaccatgttcacggtgtcctctctgggcgtggtgatccgcatgtcgccgcccgccgagcgcggccgggtgtccggggtgtactcgaccagcttcctgatcggatcgatcagcgggccgctggtcggcggtgcgctttcgttcctggggttgcgcgcaccattcgtgatctattgcgtggcgctgctgatcgccagcctcatcgtctatgtggcgctgcgggattccccgctggcgctgccggagccgaccggtggcgtaccggccatgaccttccgcgagggcttggcccgccccgcctaccgcgccgcgctgtgggccaacttcggcaacggcgcagccgttttcggggtccgcatggcgctggtgccgctgatcgtggtcgaggtgctgaagcaggacgccgcgctggcgggagtggcgttgacggccttcgcgctcggcaatgcctcggtcctgttcctgtccggccgctggtcggacaccctgggccgcaagcccttcctgatcgccggaaccctggtctgtgccctcggcaccgcgggtatcgggttgtccccgaccctgccctggctgctcgccgcctcctgcgtggcgggtatcgggtcggggatgttcgcgcccgccctgcaggcctcggtcgccgacatcgtcggcccgggcaggcgcggtggtccggtgctggcgggctaccagatgtcggccgacctgggaaccttcctggggccctacgcgatcggcctgctcgccgatcgcgtctcctacggtgtcgccctgggtgtcaccgcgatcctgctggcctcggcctcggcgatctggttgctcgcgcctgaaaccctgcgccgcaaggaacctgtcaccgccccc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taaggcgacggagggttccgggcggcgtcgcctgccggtggagatctgggtgctggtggggtcggcgttcaccatcgccatcgggttcggactggtcgctccggcattgccgcagttcgcgcggagtttcgaggtgggggtggcggcggcctcgttcatcgtgagcgcgttcgcgttgacgcggttgatcttcgcgccgatggcggggcgactgctgcagaagctgggggagcggccggtgtatctgaccgggctgctcatcgtggcggtgtcgaccggtgcgtgcgcgctggcccaaagctattggcagctgctggttctgcggtcgctgggcgggatcgggtccaccatgttcacggtgtcctctctgggcttggtgatccgcatgtcgccgcccgccgagcgcggccgggtgtccggggtgtactcgaccagcttcctgatcggatcgatcagcgggccgctggtcggcggtgcgctttcgttcctggggttgcgcgcaccattcgtgatctattgcgtggcgctgctgatcgccagcctcatcgtctatgtggcgctgcgggattccccgctggcgctgccggagccgaccggtggcgtaccggccatgaccttccgcgagggcttggcccgccccgcctaccgcgccgcgctgtgggccaacttcggcaacggcgcagccgttttcggggtccgcatggcgctggtgccgctgatcgtggtcgaggtgctgaagcaggacgccgcgctggcgggagtggcgttgacggccttcgcgctcggcaatgcctcggtcctgttcctgtccggccgctggtcggacaccctgggccgcaagcccttcctgatcgccggaaccctggtctgtgccctcggcaccgcgggtatcgggttgtccccgaccctgccctggctgctcgccgcctcctgcgtggcgggtatcgggtcggggatgttcgcgcccgccctgcaggcctcggtcgccgacatcgtcggcccgggcaggcgcggtggtccggtgctggcgggctaccagatgtcggccgacctgggaaccttcctggggccctacgcgatcggcctgctcgccgatcgcgtctcctacggtgtcgccctgggtgtcaccgcgatcctgctggcctcggcctcggcgatctggttgctcgcgcctgaaaccctgcgccgcaaggaacctgtcaccgcccc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gggtggccgccggggacgtcgtcgtggacttcatgcagcagacccgcgagggccagctcaatatgggaatcgcctactactgcggcttctcgcattcggccgtcggcctgctgcccgacgcggaggagcgccgtcagcgcgtggacgcggacgggcagctactcatcgacgcggccaccttcggcgcggaacgcgcggcccagtacgccgatctggagcgccgggccgacgggttcgtcgcggaattccttgccgccgaagcggttccggcccgg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caatcgcacgtccactctcaccctcgcgcggccgaatgccgatgtccggcagggtagtacgccgattcttgccgcctcggtgctgtggggcagcaccgggaccgtttcttcgctggctcccgccggaacccccgccgcggcagtaggttcggccgggctggtcttcggcgggctgctgctgtacatcgccggtcgcggtaatcggctgcgcttcaccatgtccgaacgatggctcctgctgctcggcgcggtggccgtggccgggtatccggtcaccttctatccggcggtggcccgcaccggtgtcgcggtggccaccgttgtcgccctgggtagcgccccggttttcgcgggtctactggcctggctgaccgggcgcggcagaccgacagcgcgctggtgcctggccacgctgctggccgtaatcggttgtgccgtactggttgtcggcccggagctcggagcgtcggccggtgcgatcgacctggtcggtgtcgggctggccgcctgcggcggcctcgcctatgcggtctacgccctgatcggcggcaccctcatccgccggggtcacacctcgaacgccgtcatgggagccatgttcggcggggccgccatcctggtgctcccggtcgttccggcctgcggtccggcctggttgaccacgccgcgcggattggcggtcgccctgcatctggcggtcttcaccaccttcgtcgcgtatcgcctgtacggatacggtctgcggcgcaccacgatcgaaacggctaccgcgctgactctggccgaaccggccatcgccgcgctgctgggcgtcgcagtcgtcggcgagcgattgcccctgctgtcctggtcgggcatggcagtcctcgccctcggcttggtcctgctgaccgtgcgcaccggtaaccgtgacgtgaat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hea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cggcgaaccgaccgttccgtcggtggtgttgttcgcctcggcgcacgaccacgtggtgggggagggcgcgcggcggcaggcccgcctggatcccgaccacgtgtgcacgctggtgaagcgccgcatgggggatgcggagtggcggttcggggcgcacgggcagctgtggtccgcgcccgcggtgtcctcgctcatcctgaaaagccttgccgccgacgccgaattcgcggggggcgaaccggtgcggcgggcggtgatcacggtgcccgcctacttcggtgacgaggagcgccgcgccaccatacaggccgggacctatgccggattcgatgtggcgggtgtgctctccgagcccatcgcggcggcgctggcctacggcttcgggcggctggacggcagcctggagatcggcaagggcccgacgcgcgagaccgtgctggtcgacgacctgggcggcggcaccttcgacgccaccgtcatcgaactcgccgaccggcgcatctcggtgctggccgtggagggcgaccatcagctcggcggcgcggactgggacgagcggctggcgctgtacctgtcgcagcagttctgcatcgccaaccccgatgccgaagaccccctggatgattcggtcggctcccagttgctggtgctggcggccgagcaggccaagcacgagctcaccacggccgatcgcaccgaggtggtgatcgcgcacgacggcgcgcgggcggtgatcgagctgagccgggccgaactcgagaccatgaccgcctcgctcatgcgccgcaccctcgatctcaccaaggcggtgctggccgcggccgagcagcgtggggtgcgacgggtggatcggctgctgctggtgggcggttcctcgcgcatgccgatggttgccgagcagttgcacaaggaattcgggctggccggtgagctgagcgatccggatctgtcggtggcgcgcggggccgcgctctacggcgagaaactggagatggagcggctggtggccgcggacctggtgacccgcgggcgattacgcgacggcgcggagctcgtggaggccgatccgggtgatctggaggccgcgctgagacgggtcgccgactccttcgggcagccggtctcgttggtgcgccgcatgatcgagatccaggtggacaccgtggtgtcgcgcgggttcggggtgctggcgctggatccgttcaacgggctggccgccagctggctggtgcatcgcaatcagacgctgcccatcaaggtgcggcgctcctacggcacggtgcgcgcggatcaggatcagatcgagctgaccatcgtggagcagcaggggcaggcggcctcgacccggcccgaggacacgaaggtattggtggagggcaggattcgcgatattccgccggggtacccggaaggcagtgaagtccgggtcaccttcgagatgggattcgacggggtgctgcacgtgaccgcctaccacgtggacgccgatatgccgctgacgctgtcggtgcggaccggggccaccctgtcgcaggccgatgtggagcgcgaactggatcagttgcagcgcacccgccgccgcaac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ggcgaaccgaccgttccgtcggtggtgttgttcgcctcggcgcacgaccacgtggtgggggagggcgcgcggcggcaggcccgcctggatcccgaccacgtgtgcacgctggtgaagcgccgcatgggggatgcggagtggcggttcggggcgcacgggcagctgtggtccgcgcccgcggtgtcctcgctcatcctgaaaagccttgccgccgacgccgaattcgcggggggcgaaccggtgcggcgggcggtgatcacggtgcccgcctacttcggtgacgaggagcgccgcgccaccatacaggccgggacctatgccggattcgatgtggcgggtgtgctctccgagcccatcgcggcggcgctggcctacggcttcgggcggctggacggcagcctggagatcggcaagggcccgacgcgcgagaccgtgctggtctacgacctgggcggcggcaccttcgacgccaccgtcatcgaactcgccgaccggcgcatctcggtgctggccgtggagggcgaccatcagctcggcggcgcggactgggacgagcggctggcgctgtacctgtcgcagcagttctgcatcgccaaccccgatgccgaagaccccctggatgattcggtcggctcccagttgctggtgctggcggccgagcaggccaagcacgagctcaccacggccgatcgcaccgaggtggtgatcgcgcacgacggcgcgcgggcggtgatcgagctgagccgggccgaactcgagaccatgaccgcctcgctcatgcgccgcaccctcgatctcaccaaggcggtgctggccgcggccgagcagcgtggggtgcgacgggtggatcggctgctgctggtgggcggttcctcgcgcatgccgatggttgccgagcagttgcacaaggaattcgggctggccggtgagctgagcgatccggatctgtcggtggcgcgcggggccgcgctctacggcgagaaactggagatggagcggctggtggccgcggacctggtgacccgcgggcgattacgcgacggcgcggagctcgtggaggccgatccgggtgatctggaggccgcgctgagacgggtcgccgactccttcgggcagccggtctcgttggtgcgccgcatgatcgagatccaggtggacaccgtggtgtcgcgcgggttcggggtgctggcgctggatccgttcaacgggctggccgccagctggctggtgcatcgcaatcagacgctgcccatcaaggtgcggcgctcctacggcacggtgcgcgcggatcaggatcagatcgagctgaccatcgtggagcagcaggggcaggcggcctcgacccggcccgaggacacgaaggtattggtggagggcaggattcgcgatattccgccggggtacccggaaggcagtgaagtccgggtcaccttcgagatgggattcgacggggtgctgcacgtgaccgcctaccacgtggacgccgatatgccgctgacgctgtcggtgcggaccggggccaccctgtcgcaggccgatgtggagcgcgaactggatcagttgcagcgcacccgccgccgcaact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aagcagatcgagttcgacgagaaggctcgccgggctatggagcgcggcgtcgacaagctcgccgacgccgtcaaggtcaccctcggcccgcgcggccggcacgtggtgctggccaaggccttcggtggcccgaccgtcaccaacgacggtgtcaccatcgcccgcgagatcgacctcgaggacccgttcgagaacctgggcgctcagctggtcaagagcgtcgccaccaagaccaacgacgtcgccggtgacggcaccaccaccgccaccgtgctggcgcaggcgctcatcaagggcggcctgaagaacattgccgcgggcgcgaacccgatgaccctgggcaagggcatgagcaaggccgccgaggccgtcgccgccgccctggccgccgccgcgaccccggtcaacggcgagaagtccatcgcgcaggtcgccaccgtgtcctcgcgcgacgaggagatcggcgcgctggtcgccgaggcgctgaccaaggtcggcaaggacggcgtcgtcaccatcgaggagtcctcgggtctgcagaccgaggtcgccatcaccgagggcgtgcagttcgacaagggctacctgtccccgtacttcgtcaccgacccggagaccatgcagtcggtctacgaggacgcgtggatcctgctcaaccgcgagaagatcagctcgctgccggagctgctgccgctgctcgagaagatcgcggagtccggcaagccggtcgtgatcatcgccgaggacgtcgacggcgaggcgctgtcgaccctggtggtcaacgcgatccgcaagaccctcaaggtggtcgcggtgaaggccccgttcttcggtgaccgccgcaaggcgttcctggacgacctggccatcgtcaccggcggcaccgtggtcaacccggacctgggcatcaccttgcgcgaggccgggctggacgtgctgggcaaggcgcggcgcgtggtggtcggcaaggacgacaccaccatcgtcgagggcgccggcacccaggccgacatcgacggccgggttgcgcagctgcgcaaggagatcgagaacaccgactccgactgggaccgcgagaagctggaagagcgcctggccaagctggccggcggcgtcgccgtcatcaaggtcggcgcggccaccgagaccgagctcaaggagcgcaagtaccgcgtcgaggacgccgtctcctccgccaaggcggcggtcgccgagggcatcgtccccggcggcggcaccgcgctggtgcaggcagcggccaccctcggtgccctgcgcgactcgctctcgggcgacgaggcggtcggcgtcgaggtcgtgcgccaggccctgctggccccgctgttctggatcgccagcaacgcgggcgtcgacggcgcggtcgtggtctccaaggtgaccgagggcaagaacggcttcaacgccgccaccctcacctacggcgacctggtcgccgagggcgtcatcgacccggtcaaggtcacccgctcggccgtcgagaacgccacctcggtcgcgcgcatggtgctcaccaccgagtccgccatcgtggacaagccggtcgaagaggccgccgacgcccaccacggtcactcg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aagcagatcgagttcgacgagaaggctcgccgggctatggagcgcggcgtcgacaagctcgccgacgccgtcaaggtcaccctcggcccgcgcggccggcacgtggtgctggccaaggccttcggtggcccgaccgtcaccaacgacggtgtcaccatcgcccgcgagatcgacctcgaggacccgttcgagaacctgggcgctcagctggtcaagagcgtcgccaccaagaccaacgacgtcgccggtgacggcaccaccaccgccaccgtgctggcgcaggcgctcatcaagggcggcctgaagaacattgccgcgggcgcgaacccgatgaccctgggcaagggcatgagcaaggccgccgaggccgtcgccgccgccctggccgccgccgcgaccccggtcaacggcgagaagtccatcgcgcaggtcgccaccgtgtcctcgcgcgacgaggagatcggcgcgctggtcgccgaggcgctgaccaaggtcggcaaggacggcgtcgtcaccatcgaggagtcctcgggtctgcagaccgaggtcgccatcaccgagggcgtgcagttcgacaagggctacctgtccccgtacttcgtcaccgacccggagaccatgcagtcggtctacgaggacgcgtggatcctgctcaaccgcgagaagatcagctcgctgccggagctgctgccgctgctcgagaagatcgcggagtccggcaagccggtcgtgatcatcgccgaggacgtcgacggcgaggcgctgtcgaccctggtggtcaacgcgatccgcaagaccctcaaggtggtcgcggtgaaggccccgttcttcggtgaccgccgcaaggcgttcctggacgacctggccatcgtcaccggcggcaccgtggtcaacccggacctgggcatcaccttgcgcgaggccgggctggacgtgctgggcaaggcgcggcgcgtggtggtcggcaaggacgacaccaccatcgtcgagggcgccggcacccaggccgacatcgacggccgggttgcgcagctgcgcaaggagatcgagaacaccgactccgactgggaccgcgagaagctggaagagcgcctggccaagctggccggcggcgtcgccgtcatcaaggtcggcgcggccaccgagaccgagctcaaggagcgcaagtaccgcgtcgaggacgccgtctcctccgccaaggcggcggtcgccgagggcatcgtccccggcggcggcaccgcgctggtgcaggcagcggccaccctcggtgccctgcgcgactcgctctcgggcgacgaggcggtcggcgtcgaggtcgtgcgccaggccctgctggccccgctgttctggatcgccagcaacgcgggcgtcgacggcgcggtcgtggtctccaaggtgaccgagggcaagaacggcttcaacgtcgccaccctcacctatggcgacctggtcgccgagggcgtcatcgacccggtcaaggtcacccgctcggccgtcgagaacgccacctcggtcgcgcgcatggtgctcaccaccgagtccgccatcgtggacaagccggtcgaagaggccgccgacgcccaccacggtcactcg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aagacaattgcgtacgacgaagaggctcgccgcggactcgagcgtggcctgaacagcctcgccgacgctgtcaaggtgacccttggccccaagggccgcaatgtcgtgctggagaagaagtggggcgcccccaccatcaccaacgatggtgtctccatcgcgaaggaaatcgagctcgaggacccgtacgagaagatcggcgcggagctcgtcaaggaagttgcgaagaagaccgacgacgtcgcgggtgacggcaccaccaccgccaccgtgctggcccaggcgctggtccgcgagggcctgcgcaacgtggccgccggcgccaacccgctcggcctgaagcgcggcatcgagaaggccgtcgaggccgtcaccgcctcgctgctcgacaccgccaaggaggtcgagaccaaggagcagatcgccgccaccgccggtatctcggccggcgactcgtccatcggtgagctcatcgccgaggccatggacaaggtcggcaaggaaggcgtcatcaccgtcgaggagagcaacaccttcggtctccagctggagctgaccgagggcatgcgcttcgacaagggctacatctccggttacttcgtgaccgacccggagcgtcaggaagcggtcctcgaggacccgtacatcctgctggtcggctcgaagatctcgaccgtcaaggacctgctgccgctgctggagaaggtcatccaggccggcaagccgctgctgatcatcgccgaagacgttgagggcgaagcgctctcgaccctggtcgtgaacaagatccgcggcaccttcaagtccatcgccgtcaaggccccgggcttcggcgaccgccgcaaggccatgctggccgacatcgccatcctgaccggtggcgaggtcatcagcgaagaggtcggcctctctctcgagaccgccggtctggagctgctgggcaccgcccgcaaggtcgtcatcaccaaggacgagaccaccatcgtcgagggcgcgggcgacccggaggccatcaagggccgcgtggcgcagatccgcaccgagatcgagaactcggactcggactacgaccgtgagaagctgcaggagcgcctggccaagctggccggtggcgttgctgtcatcaaggcgggcgcggccaccgaggtcgagctcaaggagcgcaagcaccgcatcgaggacgccgtccgcaacgcgaaggccgccgtcgaagagggcatcgtcgccggtggtggcgtggccctgctgcaggcctccccggccctggacgcgctgtccctgaccggtgacgaggccaccggcgcgaacatcgttcgcgtcgcgctgtccgcgccgctgaagcagatcgccttcaacgcgggcctggagcccggcgtcgtcgccgagaaggtctcgaacctcccggccggccacggcctgaacgccgagtccggcgagtacgtcgacctgctggccgccggcgttgccgacccggtcaaggtcacccgctcggccctgcagaacgcggcctccatcgcggccctgttcctcaccaccgaggccgtcgtcgccgacaagccggagaaggccgcccccgcgggcgacccgaccggcggcatgggcggcatggact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gcgatggtagcagccaccgccgaccgctgggactatcgttccaccatgaccgatccagccccgacggccacgattgccgctacctccgcatcggcggaggtacccgagaccgtggaggtgtccgcacccacgctcgaccgcatcaccgagcgcatcgacgacctcgcgcgcgtcatcgcccgccaggccgcaaccatcgagcgactagccgatgaggccaagctcaagatccgcgacgagcgggccgagcacgacgcgccgctgattcgcgacctgttcgccctgcacggactggcgcagaccttcgcgtccacctccaattcggaacccgaccgccagggtttcgaggccatgggccgccgggtggagcgcatgctgaccgaacggggcggccagctggtgacgccgttccgcggcaccgccttcgacccggacaccatggaggccgccgagctcaccgacaccgacgatccgaccgcggaccggaccgtggagtcggtcatccagccgggcctgaccgtcggggaccggtcgatccggcccgcgaaagtcgttgtgcgccgctatcgcaggt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acaacgacgtgcatgtggccgcgcaagatcgcgaagaccacaagtacacgatgcgcatcagccggctggcgatcgacaagctcggcatccggctctacgaccgggtttcggcggtgctggccgaactcatcgcgaattcctacgacgccgacgccaccgaggtcgaggtcgtgctgccgtggggcgccatgctggccggaaccgtgagggccgcagacgaacccgcgtacgagatcatcgtctccgacaatggtcacggcatgaccgccgaagaggtcaacgagcactatctgatggtgggctccgaccgtcgcgtgcgtaccggctcggacctgtctcgcgagcgcaggcggccggtcatggggcgcaaggggatcgggaagctgtccgccttcggcatctgccgcaccatcgaggtgatcaccgccggcagccgggactacgaccgaaccacgctgggctggaaggtctctcacatcgtgatggacctcgacgacatgctctccgacaccgagcgcgactacttcccgcggcccggttcgctggacggcagcttcaccgccaagcgcgggacgaccatcatccttcgcaatttctttcgtaaaagggtcaattcgggcacggaactgaatcggcagctggcggcgcgcttcggcatcgaacgcaccgactggcgggtcgaggtgcgcaatgcgatcgggcaggagagcttcattctcagccagctgcccatcgacgtcatggaggagacccgcatcgacgtcagccgggtgccggtgcggttcgggcggcaattcctgccgataaccggctggatcgcctattcgaaacagccgtaccgcgacgaggcgatggccggtgtgcgtatttacgcgcgcggcaagatcgtcgcgcagacaagggatttcggcatctcctccggattcaccggcgaattcaaactgcgctcgtatctggtcggcgcgatcaatgtggactggctcgacgatgacgacgacctggtccgctccgaccgccaggacatcatgtggagctccccgcgcggggaggccctcgcccagtggggccgcgcgctgatcaaggagatcggccgcctcggggagaaatccatccgccgccgggtctgggaggagttcgtggaacgctcgcgcatccacgaaaccctcgacgccatcgcccccggcgaccgcctgttccgcgactccgtgctggacgccgcgcgaatcctggtggccaacaaggaccgcgcctccctcgacgatcccgcgcacatcgagaacatgctgcgcctggccctgtcgctgggcccgcagcgcagcctgctcgacaccctcaaggagatcgccgaggacgccgaccccgaattggacgtcgtggtagcgcttttcgagcgcgcccgggtggccgagatctactcgctgggccagatcgccagcgagcgcgtcgcggtggtggaccgcctgcgcacgctcatcgacgaccgccgctccctggagcgtcccttccaggagctcatcgaatccgccccctggctgctggcccccgagtggaccccgctgggcatgaacgaatccctcaagcgcgtgcgcgccagcttcgaacgctggtacgcacagaaattcggcgcaccgctggtcaccagcaccatcggcagccccaagcgcgaacccgacttcgtcctgctgcacgactccggcgaactgtggatcgtcgagatcaagcgcatggactaccacctcaccgacgaggagtacaaccgcgccgtgaactacctctacgagctcgaccacttcctggacgagaacccccgcatcggagcccaattcccgcgccgccgactcaccttcatcgtcgaccacatcgacaaactgggcccggcctcgctctcctcgctgatcagcgaccaacgggtggaccgccgcacctggcgcgaactgctcgactccaccctgcgcgcccaccgcgacttcctcgaacgcgtctacgccatgcgcggttccgacgaccccggcgacgaatccccgaaccgcaacatgcgcgcc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acaacgacgtgcatgtggccgcgcaagatcgcgaagaccacaagtacacgatgcgcatcagccggctggcgatcgacaagctcggcatccggctctacgaccgggtttcggcggtgctggccgaactcatcgcgaattcctacgacgccgacgccaccgaggtcgaggtcgtgctgccgtggggcgccatgctggccggaaccgttagggccgcagacgaacccgcgtacgagatcatcgtctccgacaatggtcacggcatgaccgccgaagaggtcaacgagcactatctgatggtgggctccgaccgtcgcgtgcgtaccggctcggacctgtctcgcgagcgcaggcggccggtcatggggcgcaaggggatcgggaagctgtccgccttcggcatctgccgcaccatcgaggtgatcaccgccggcagccgggactacgaccgaaccacgctgggctggaaggtctctcacatcgtgatggacctcgacgacatgctctccgacaccgagcgcgactacttcccgcggcccggttcgctggacggcagcttcaccgccaagcgcgggacgaccatcatccttcgcaatttctttcgtaaaagggtcaattcgggcacggaactgaatcggcagctggcggcgcgcttcggcatcgaacgcaccgactggcgggtcgaggtgcgcaatgcgatcgggcaggagagcttcattctcagccagctgcccatcgacgtcatggaggagacccgcatcgacgtcagccgggtgccggtgcggttcgggcggcaattcctgccgataaccggctggatcgcctattcgaaacagccgtaccgcgacgaggcgatggccggtgtgcgtatttacgcgcgcggcaagatcgtcgcgcagacaagggatttcggcatctcctccggattcaccggcgaattcaaactgcgctcgtatctggtcggcgcgatcaatgtggactggctcgacgatgacgacgacctggtccgctccgaccgccaggacatcatgtggagctccccgcgcggggaggccctcgcccagtggggccgcgcgctgatcaaggagatcggccgcctcggggagaaatccatccgccgccgggtctgggaggagttcgtggaacgctcgcgcatccacgaaaccctcgacgccatcgcccccggcgaccgcctgttccgcgactccgtgctggacgccgcgcgaatcctggtggccaacaaggaccgcgcctccctcgacgatcccgcgcacatcgagaacatgctgcgcctggccctgtcgctgggcccgcagcgcagcctgctcgacaccctcaaggagatcgccgaggacgccgaccccgaattggacgtcgtggtagcgcttttcgagcgcgcccgggtggccgagatctactcgctgggccagatcgccagcgagcgcgtcgcggtggtggaccgcctgcgcacgctcatcgacgaccgccgctccctggagcgtcccttccaggagctcatcgaatccgccccctggctgctggcccccgagtggaccccgctgggcatgaacgaatccctcaagcgcgtgcgcgccagcttcgaacgctggtacgcacagaaattcggcgcaccgctggtcaccagcaccatcggcagccccaagcgcgaacccgacttcgtcctgctgcacgactccggcgaactgtggatcgtcgagatcaagcgcatggactaccacctcaccgacgaggagtacaaccgcgccgtgaactacctctacgagctcgaccacttcctggacgagaacccccgcatcggagcccaattcccgcgccgccgactcaccttcatcgtcgaccacatcgacaaactgggcccggcctcgctctcctcgcggatcagcgaccaacgggtggaccgccgcacctggcgcgaactgctcgactccaccctgcgcgcccaccgcgacttcctcgaacgcgtctacgccatgcgcggttccgacgaccccggcgacgaatccccgaaccgcaacatgcgcgc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gcaccgagcagcgacggctcgaggtcctgcgggccatcgtcgcggactacatcgcgaccaaggagccgatcgggtcgaagaccctggtggagcggcacaacctgggtgtctccagcgcgacggtccgcaatgacatggcggtgctggaggccgagggctatatcgcccagccgcacacctcgtccgggcgcatccccaccgacaagggctaccggcagttcgtcgaccacatctccgaggtcaagccactgtccaacgcggaacgccgggcgatcatggaattcctggagagcggcgtcgatctcgacgatgtgctgcgccgcggcgtgcggctgctggcccagctgacccggcaggtcgccatggtccagtacccgacggtgtcggcgtcgaccgtgcgccacatcgaggtcgtcgcgttgaatccggctcgcctgctgctggtcgtgatcaccgacaccggtcgcgtcgatcagcgcctggtcgatctgggcaatctgatcagcgaggacgatctggccgcgctgcgcggcatgctcggcaaggccatggagggcaagcgcctggccgccgcctccgcctcggtcgccgagctacccgagcactccccgaaccggctgcgcgacgtgctgattcgggtctccaccgtgatggtggagaccctggtcgagcatcccgaggaacggctggtcctcggcggcaccgccaacctcacccgcaatgcctccgatttcgccgggaacggtttccccggttccctgcgttctgttctcgaggccctcgaggagcaggtgatcgtcttgaagttgctggccgcggcacaggtcccgggtacggtgacggtgcagatcggtggggagaccaaggtcgagcagatgcgcgggacggccgtggtgtccaccggatacgggatgcccggtacggtgctcggaggcatgggggtactggggccgacccgcatggactacccggggaccattgcctcggtggcggcagtcgcccgatacatcggtgaggtgctcgccgaa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agcaccgagcagcgacggctcgaggtcctgcgggccatcgtcgcggactacatcgcgaccaaggagccgatcgggtcgaataccctggtggagcggcacaacctgggtgtctccagcgcgacggtccgcaatgacatggcggtgctggaggccgagggctatatcgcccagccgcacacctcgtccgggcgcatccccaccgacaagggctaccggcagttcgtcgaccacatctccgaggtcaagccactgtccaacgcggaacgccgggcgatcatggaattcctggagagcggcgtcgatctcgacgatgtgctgcgccgcggcgtgcggctgctggcccagctgacccggcaggtcgccatggtccagtacccgacggtgtcggcgtcgaccgtgcgccacatcgaggtcgtcgcgttgaatccggctcgcctgctgctggtcgtgatcaccgacaccggtcgcgtcgatcagcgcctggtcgatctgggcaatctgatcagcgaggacgatctggccgcgctgcgcggcatgctcggcaaggccatggagggcaagcgcctggccgccgcctccgcctcggtcgccgagctccccgagcactccccgaaccggctgcgcgacgtgctgattcgggtctccaccgtgatggtggagaccctggtcgagcatcccgaggaacggctggtcctcggcggcaccgccaacctcacccgcaatgcctccgatttcgccgggaacggtttccccggttccctgcgttctgttctcgaggccctcgaggagcaggtgatcgtcttgaagttgctggccgcggcacaggtcccgggtacggtgacggtgcagatcggtggggagaccaaggtcgagcagatgcgcgggacggccgtggtgtccaccggatacgggatgcccggtacggtgctcggaggcatgggggtactggggccgacccgcatggactacccggggaccattgcctcggtggcggcagtcgcccgatacatcggtgaggtgctcgccgaa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cccgcgcacccgctcgagccgggtgacgagatccggacgcgggtcaatggttccgaacgcatcgtcatcgtcgaacagctcatcaccaagcgcgtcggcgcggccgtggccgtgcaatgcatgatcgacaagagcccgcccccgcccgatccgcaggtggccgccctcatgccccggcgagaccgcggcgcgggccgcccgaccaagcgcgaacgccgcgaaaccgatcggttgctgggacgcgaagg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gaaccagaacccggacaacctgacgggtgaggtcttcgaggccgcggtggaggactccgccgcggccctcggggccgagggggctcccgaaatcagcgaggacgcactcgccgacgcgatcacggccgaattggccgagcgcacatccgatctccagcggctgaccgcggagtacgccaactaccgccgccgcgtcgagcgcgaccgcaaggccgccaccgacaccgccaaggccgcggtggtcagcgaactgctgcccgtgctcgacgatctggatcgcgcccgcgcccacggcgatctggacaacgggccgctcaagtcggtggcggacaagctcgtcaccgccctgcagaagcagggcctcgaggaattcggttcggagggtgagcctttcgacccgaccctgcacgaggccgtgcagcacgagggcagcggcgcggacccggtgctcggcatggtgatgcgcaagggctaccgcttcggcgatcgggtcctgcgtcacgcgctcgtcggcgtcaccgacggtgtggcggatctggctgccgcgcagccggatacgacgaacgctggcaccgatgccgctggcactgat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aaccagaacccggacaacctgacgggtgaggtcttcgaggccgcggtggaggactccgccgcggccctcggggccgagggggctcccgaaatcagcgaggacgcactcgccgacgcgatcacggccgaattggccgagcgcacatccgatctccagcggctgaccgcggagtacgccaactaccgccgccgcgtcgagcgcgaccgcaaggccgccaccgacaccgccaaggccgcggtggtcagcgaactgctgcccgtgctcgacgatctggatcgcgcccgcgcccacggcgatctggacaacgggccgctcacgtcggtggcggacaagctcgtcaccgccctgcagaagcagggcctcgaggaattcggttcggagggtgagcctttcgacccgaccctgcacgaggccgtgcagcacgagggcagcggcgcggacccggtgctcggcatggtgatgcgcaagggctaccgcttcggcgatcgggtcctgcgtcacgcgctcgtcggcgtcaccgacggtgtggcggatctggctgccgcgcagccggatacgacgaacgctggcaccgatgccgctggcactga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actgcgccgggccggggcggtcgcgctgctcgtgctggcggccctgctggcgctgcgccccgatcccgccgccaggcgcaccgaggtcctggtcgccgcgcgcgacctgccgcccggccaggtgctgggcgagggcgatctgcaccgcgcgccacgcgagacggccacgctgcccgcgggcgcggtgcgcgacgccgggacactgcgtggcgccaccctggcgggcgcgctggcggccggggagatcgtcaccgaactgcgggtggtcgggccgcgcctggccgcggtggcggcgcacgcgcccgacgcgcgcatcgtgccgattcgcctggcggacaacgccgttgccgagatcctgcgggccggggaccgggtggacgtggtggcgggcgaggacaccgggcagcacggccgcccggcgcggctattggccgccgacgcggccgtggtgctggtgtcgggcgccgagaacgggccgggcaccgggaacgcgcgcggccgcaccgaacgggtggtgctggtggcattggattcgcggcgcgccaccgcggtggccgcagcctctttgcacagcgcactcaccgtcgtgttc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agcgtgaacatcaagccgctcgaggacaagatcctcgtccaggccaacgaggccgagacgacgaccgcctccggcctggtcatccccgacacggcgaaggagaagccccaggagggcaccgttatcgccgtgggcccgggtcgctgggacgaggacggcgagaagcggattccgctggacgtcaaggaaggcgacgtcgtcatctacagcaagtacggcggcaccgagatcaagtacaacggctcggagtacctgatcctctcggctcgcgacctgctggccgtcgtcacca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gctgtccggacggccctacgctgcccgcatgacgcgaccgcaccgagcattcctgcaggagttccgtagccacctggaccgagtggacacggtgctactgcgccgggccggggcggtcgcgctgctcgtgctggcggccctgctggcgctgcgccccgatcccgccgccgggcgcaccgaggtcctggtcgccgcgcgcgacctgccgcccggccaggtgctgggcgagggcgatctgcaccgcgcgccacgcgagacggccacgctgcccgcgggcgcggtgcgcgacgccgggacactgcgtggcgccaccctggcgggcgcgctggcggccggggagatcgtcaccgaactgcgggtggtcgggccgcgcctggccgcggtggcggcgcacgagcccgacgcgcgcatcgtgccgattcgcctggcggacaacgccgttgccgagatcctgcgggccggggaccgggtggacgtggtggcgggcgaggacaccgggcagcacggccgcccggcgcggctattggccgccgacgcggccgtggtgctggtgtcgggcgccgagaacgggccgggcaccgggaacgcgcgcggccgcaccgaacgggtggtgctggtggcattggattcgcggcgcgccaccgcggtggccgcagcctctttgcacagcgcactcaccgtcgtgttc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hemolysi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gccgacactgtgcagcccgccgaaccggcggtgggtctgatcgaaaccgcgcgggcggagccgacgctcgtcaagccgcggatgcgcggatggattcacgcctgggccgtcggtgtggccgccatcgcggtgatcgtgctggtctcggtggcgaccacggtgtcggccacggcggcctggtcgacgctggtctacgggatcacggtgtgcggggtgttcggggtcagcgcgacctaccaccgggtgcactggaagaccgcccgggcacgcatgtggatgaagcgggcggatcactcgatgatcttcctgttcatcgcgggcagttacacgccgttcgcgttgctcggggtgcgcgggagcgccgggaccgtcctgctggccatcgtgtgggcgggggcgctggccggggtggccctgaagatgctgtggcccaccgctccccgctgggtgggggtgccgctgtatctgctgctcggttgggccatcgtcccggtggccgggacgctcatcggcaatgtcggctggacgccggtgatcctgctgctcgcgggcggcatcgcctacagcgtgggcgggattctgtatgccgcgcgctggcccgatccgtggcccgaggtcttcgggcatcacgagttcttccatgccgcaaccgtggtcgcggcgctgtgccactacatcgccgtgtggctggtgctgct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tccggtgactgtgctcagcattgccctcggtgttctggtcgtcttgctgatcaccgccctgaccggatacttcgtcgcgcaggaattcgcgtacatggcggtgaaccgttcccggttgaaggtccgcgccgacgcgggtgaccccgctgccgccagggctctggcggtgacgcggcggacatcgttcatgctgtcgggcgctcagctcggcatcaccgtcaccggcctgctcgtgggctatgtcgccgaaccgctcatcggccggggtctgggcgagttgcttggtggcgtcggcgttccgaccggagtgggcgtcgcgacgggcgcggtactggcagtggtgttctcgaccgtcgtgcagatggtggtcggtgagctgttcccgaagaatctcgccatcgcccgcccggaaccggtggccctgcggttgggcctgtcgaccgtcgtctacctgaagttgttcggttggctcatcgtccttttcgatcgggcggcgaatctgctgttgcgcgtgctgcgaatcgaaccggtgcacgatgtggagcattcggccaccccgcgcgatctcgaacacatcgtcgcggcctcgcgcgactccggcgaactgccgcgagaactgtccacgctgctggaccgaatcctcgacttccctaccggcaccgccgagcacgcgatgaccccgcgctcgcgcaccgacaccgtcgaccatgacgaacccgtcgcgaaagtcctggcgcgcatgggttccgggcacacccgctatcccgtcgtcggcgagaccggcgacgatctgcgcggcatcatccacctgcgcgatctactcgacgacgaacccaccggcacggccggggaacgcacgcgaccggcggtcgtggtacccgaatcgctgccgctgcccgacgtcgtcgccgcgctggcagccgcgaaacaggaaatggcgctggtcatcgacgagtacggcggtttcgccggtgtgatcaccatcgaggacatcgccgaggaattggtcggggagatcgccgacgagcacgaccccgcagccgacgacgagatcgtggccgtggacggtggctggtcgatcgccgccgatctgcccctggacgaagtgcggcgatcgctggatctggaactgccggaaggcgattacgaaaccctcgccggtctggtgatcacccgcttcggaggactgcccgcggtcggggacaccgtcgagatcgatctcgaacccgctggcgcggacttgatcgcggggcgtccccgggcccggcgccggctggccgcgcaggtgcgcggggtggacaagcgggtgccgtcgcggatcttcatcaccgtgcacgacgagcaggaagtgacttccgatga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Immunoreactive" table:style-name="ta1">
        <table:table-column table:style-name="co1" table:default-cell-style-name="Default"/>
        <table:table-row table:style-name="ro1">
          <table:table-cell/>
        </table:table-row>
      </table:table>
      <table:table table:name="inva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gccgcctgggcgacccgtacgtgtacggcgccgcgggcccgaacgccttcgactgctccggcctggtgcagtggtcctacgcgcaggccggtgtcagcctcccgcgcaccagctacgagcaggccggcgccggcgctccggtctcgttcgacgagctgcagccgggcgacgtggtgtcgttctacggcggcggccactccggcatctacatcggcgacggcaatgtggtgcacgcgtccacctccggtcagccggtgaaggtcgcgccgatctcctccatgccgttcgcgggcgccgtccgca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gcctgggcgacccgtacgtgtacggcgccgcgggcccgaacgccttcgactgctccggcctggtgcagtggtcctacgcgcaggccggtgtcagcctcccgcgcaccagctacgagcaggccggcgccggcgctccggtctcgttcgacgagctgcagccgggcgacgtggtgtcgttctacggcggcggccactccggcatctacatcggcgacggcaatgtggtgcacgcgtccacctccggtcagccggtgaaggtcgcgccgatctcctccatgccgttcgcgggcgccgtccgcatctgctcctgcgtcggatttcgaggcggggaccgtaatggttccgtggcctgctggacacaaccggtcgccgtttcgta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ggctcctacggcacccttggcatcggacccgcgacggccgatccagtctccgcaccggcatctgctggggaagcggtgcagcggctcatcgacctgtcgcggcaatccgagcagctcaatcagcaggcactcaatgcgcaggccgatctggacaccaagctcgccgccgccaacgccgccgaccagaaggccggcgcggccgccgcggcgctggacgcggccaaggccgagatcgcccgctaccggccggtcatcgatcgcgccgccacctccgcgctgctcggcagccgcaccaatcggctgacctcgctactggtcagcaattcaccgcagcagctgctcgaccagatgtccatcgtggatttcgtcggtgcgcgcacgaatgatcaactgggccagtacgagaaggccaccgacgcggccgccgccgccgacggtgccgctcgcaccgccgccgaggccgcccgcgcggccagcgccgcggccgacacggtccgctccgacctggagtccaaacgcgctgcgctgcaaggctccatggccggggtgatcgcggcgtggggtcagctctccgccggtgacaagtccgcgctcgcgggctccatgttcccgcccggcttcgaccgcgacagcatgctgcgcggcctggtccccggttccggcaccagtgcgctggccgccgggctcacccgcgtcggcgacccgtacgtctggggtgccaccgggcccgaccaattcgactgctccggtctcgtgcagtgggccttccaccaggtcggcaagaacgtgccgcgcaccagtcagcagcaatccggcttcggcacgccggtcgacgagaaggacctgcagcccggcgatgtggtcttcttctactctgacatctcgcacgtgggcatctacgcgggcaatggcttgatgctgcacgcttcgacattcggcataccggtccaggtcgcgccgatgggttccacaccgttccattcggcacgccgg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tgctattggtgcgctgtgggcgggg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cgaagcatgctaggcaggctcagaatctttggttcgacaaccgctttaatgattgctattggtgcgctgtgggcgggg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aagcacagcttgcagcgggaatctcggcttccgaattccgtcaagggtgccatcgtgatgggtgcgatggcggctacgactaccggcgcgttcccggcgatcaccgccagcgctgccaccctcgacatccccggcatcggaaacttcgacgtgccggaccaattcgcaccccaggtgcagcagttcaaccaggcggccaaggacgccgcgacggccctgcaggcggctccggcccccgcggcccccgcgcccgcgccgcagttccagctgccctccctgttcaacaagtccagcagcgtcggcgacatcgccctgcacgccgccgagaccaaggtcggcgcccagtactcctggggcgcgaccggcccctactccttcgactgctccggcctcgtgcagtgggcctacaagcaggccggagtcgagttgccccgcaccagcttcgagcagtccaatgtcggcgccccggtcgccttcgaggacctgcagcccggcgacatcgtcgtcaccaacggcggcggccacgtcggcatctacgccggtgacggcaagctgctgaacgccgtgcagtccggcaccccggtctcctacaccaacctgcaccccagccaggtcgtcaccgcccggcgcatcgccac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aagcacagcttgcagcgggaatctcggcttccgaattccgtcaagggtgccatcgtgatgggtgcgatggcggctacgactaccggcgcgttcccggcgatcaccgccagcgctgccaccctcgacatccccggcatcggaaacttcgacgtgccggaccaattcgcaccccaggtgcagcagttcaaccaggcggccaaggacgccgcgacggccctgcaggcggctccggcccccgcggcccccgcgcccgcgccgcagttccagctgccctccctgttcaacaagtccagcagcgtcggcgacatcgccctgcacgccgccgagaccaaggtcggcgcccagtactcctggggcgcgaccggcccctactccttcgactgctccggcctcgtgcagtgggcctacaagcaggccggagtcgagttgccccgcaccagcttcgagcagtccaatgtcggtgccccggtcgccttcgaggacctgcagcccggcgacatcgtcgtcaccaacggcggcggccacgtcggcatctacgccggtgacggcaagctgctgaacgccgtgcagtccggcaccccggtctcctacaccaacctgcaccccagccaggtcgtcaccgcccggcgcatcgcca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Ka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ccaaggcgaccaccaccaattccggcgcccccgtgcccagcgacaacgagtcgctcaccgcgggcacccagggcccgatcctgctccacgaccactacctgatcgagaagcgggcccagttcaaccgtgagcgggttccggagcgcgtggtgcacgccaagggcgcgggcgccttcggcgaactggtggttaccggtgatgtgagccgctacaccaaggccgcggtcttccagccgggcacccgcaccgagtcgctggtccgcttctccaccgtcgccggtgagcagggcagccccgacacctggcgcgacccgcgcggtttcgcggtgaagtgctacaccaccgagggcaacctcgacatcgtcggcaacaacaccccggtgttcttcatcaaggacccgatcaagttccccgacttcatccactcgcagaagcgcctgccgggcagcggcctgcgcgatgccaacatgcagtgggacttctggaccctgcgtccggagaccgcccaccaggtcacctggctcatgggcgaccgcggcatcccggccaccctgcgccacatggacggcttcggctcgcacacctaccagtggatcaacgccgccggtgagcgcttctgggtcaagtaccacttcaagaccgaccagggcatccagaccctgacccaggccgaggccgacgagatcgccggtaaggacgccgactaccaccgtcgcgacctgtacgaggccatcgagcgcggcgaccacccgagctggaccctcaaggtccagatcatgccggtcgccgaggcggacaactaccgcttcaacccgttcgacctgaccaaggtctggtcgcagcaggactacccgctcatcgaggtcggccgctggaccctgaaccgcaaccccgcgaactacttcgtggacatcgagcaggccgccttcgagccctcgaacaccgttcccggcgttgccttctcgcccgacaagatgctgctgggccgcgtgttcgcctacgccgacgcgcaccgctaccgcatcggcgccaactacgcgcagctgccgccgaaccggcccaaggccgcgcaggtgaactcctactcgcaggacggcgcgatgcgcttcgcgcacaacgcctccagcgtcccggtgtacgcgcccaactccttcggcggcgcgcacgccgacccggagcgcgccatcgacgacggcgcctgggtcttcgacccgaccatggttcgggccggttacatccagcaccgcgaggacaacgacttcgcgcaggcgggcaccctggtccgcgaggtcatggacgacgcgcagcgggatcgcctggtgggcaacgtcgtcggccacatcctgggcggcgtgcgcgagccgatcctgagccgcgtgttcgactactggaagagcatcgacgccgatctcggcaagcgcatcgaggtgggcgtgcgcgagcagctcgcc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aggcgaccaccaccaattccggcgcccccgtgcccagcgacaacgagtcgctcaccgcgggcacccagggcccgatcctgctccacgaccactacctgatcgagaagcgggcccagttcaaccgtgagcgggttccggagcgcgtggtgcacgccaagggcgcgggcgccttcggcgaactggtggttaccggtgatgtgagccgctacaccaaggccgcggtcttccagccgggcacccgcaccgagtcgctggtccgcttctccaccgtcgccggtgagcagggcagccccgacacctggcgcgacccgcgcggtttcgcggtgaagttctacaccaccgagggcaacctcgacatcgtcggcaacaacaccccggtgttcttcatcaaggacccgatcaagttccccgacttcatccactcgcagaagcgcctgccgggcagcggcctgcgcgatgccaacatgcagtgggacttctggaccctgcgtccggagaccgcccaccaggtcacctggctcatgggcgaccgcggcatcccggccaccctgcgccacatggacggcttcggctcgcacacctaccagtggatcaacgccgccggtgagcgcttctgggtcaagtaccacttcaagaccgaccagggcatccagaccctgacccaggccgaggccgacgagatcgccggtaaggacgccgactaccaccgtcgcgacctgtacgaggccatcgagcgcggcgaccacccgagctggaccctcaaggtccagatcatgccggtcgccgaggcggacaactaccgcttcaacccgttcgacctgaccaaggtctggtcgcagcaggactacccgctcatcgaggtcggccgctggaccctgaaccgcaaccccgcgaactacttcgtggacatcgagcaggccgccttcgagccctcgaacaccgttcccggcgttgccttctcgcccgacaagatgctgctgggccgcgtgttcgcctacgccgacgcgcaccgctaccgcatcggcgccaactacgcgcagctgccgccgaaccggcccaaggccgcgcaggtgaactcctactcgcaggacggcgcgatgcgcttcgcgcacaacgcctccagcgtcccggtgtacgcgcccaactccttcggcggcgcgcacgccgacccggagcgcgccatcgacgacggcgcctgggtcttcgacccgaccatggttcgggccggttacatccagcaccgcgaggacaacgacttcgcgcaggcgggcaccctggtccgcgaggtcatggacgacgcgcagcgggatcgcctggtgggcaacgtcgtcggccacatcctgggcggcgtgcgcgagccgatcctgagccgcgtgttcgactactggaagagcatcgacgccgatctcggcaagcgcatcgaggtgggcgtgcgcgagcagctcgcca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gaagccactaccggcggctgccccgtcgcgcacgaccgccagaccgacccggccgaaggcggcagcaccaaccgcgcctggtggcccaaccagctcaacctgaagatcctgcagaagaacccggccttcgccaaccccatggacgagggctacgactacgccgccgagttcgccaccctcgacctggccgccgtcaaggccgacatcgtcgaggtcatgcacacctcccaggactggtggcccgccgatttcggccactacggcccgttcttcatccgcatgtcctggcacgccgccggcacctaccgcgtgcaggacggccgcggcggcgccggagccggcatgcagcgcttcgcgccgctgaactcctggcccgacaacgcctccctcgacaaggcccgccgcctgctgtggccggtcaagaagaagtacggcaagaagctgtcgtgggccgacctcatcgtctacgccggcaacgtcgccctcgaggacatgggcttcgaaaccttcggcttcggcggcggccgcgtcgaccagtgggagcccgaagaggacgtgtactggggcccggagaccgaatggctcggcgacgcccgctacaccggcaagcgcgacctcgaaaacccgctcgccgcggtccagatgggtctgatctacgtcaatcccgaaggccccaacggcaacccggatccgatcctggccgcggtcgacatccgcgaaaccttcgcccgcatggccatgaacgacgaggagaccgccgccctgatcgtcggcggccacaccttcggcaagacccacggcgccggcccggccgacaacgtcggccccgagcccgaggccgccccgctcgaggagcagggcctgggctgggtatccacctacggcaccggcgtcggcaaggacgccatcacctccgggctggaagtcacctggactcccacccccaccaagtgggacaactccttcctcgaaaccctctacggcaacgagtgggaactgtccaagtcccccgcgggcgcacaccagtgggtcgccaaggacggccaggccaccatccccgacgccttcaacccggcgatccgctggctgccgaccatgctcaccaccgacctgtcgatgcgcatggacccgatctacgagcagatcacccgccgctggctcgagcaccccgaagagctggccgcggccttcgccaaggcctggtacaagctcacccaccgcgacatgggccccaaggtccgctacctcggccccgaggtgcccgccgagaccctgctgtggcaggacccgatcccggccgtggaccacgagctcatctccgacgccgacgccaccgccctcaaggccaagatcgtcgagtcgggtctgaccgtggcgcaactggtttcgaccgcgtgggcggccgcctcctgctaccgcggctcggacatgcgcggcggcgtcaacggcggccgcatccgcctgcagccgcaggccggctgggaggtcaaccagcccgacgagctcgcccaggtgatccgcgtcctggaaggcatccaggccggcttcggcaagcccgtctccttcgccgacctggtcgtgctggccggtaacgccggtatcgagcaggccgccaaggccgccggcgtcgacatcgaggtcccgttccgcgcgggccgcaccgacgccacccaggagcagaccgacgtcgagtcgttcgcggcgctcgaaaccgccgccgacggcttccgcaactacctcggcaagggcaccaccatccccgccgagtacctgctgctcgacaaggccaacctgctcaccctctccgccccggagatgaccgtcctggtcggcggcctgcgcgtgctcggcgccaaccacggcggctcgcagcagggtgtgttcaccgacgagccgggcgtgctgtccacggacttcttcgtgaacctgctcgacatgtccaccaagtggtccccggtcgacgccgacaactcgagctacaacggcaccgaccgcaccaccggcgcccccaagtggaccgcctcccgcgtcgacctggtcttcggctccaactcccagctgcgcgccctggccgaggtctacgccgaagacgactccaagcagaagttcgtcaacgacttcgtcgccgcctggaccaaggtcatggagctcgaccgcttcgacctgg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gaagccactaccggcggctgccccgtcgcgcacgaccgccagaccgacccggccgaaggcggcagcaccaaccgcgcctggtggcccaaccagctcaacctgaagatcctgcagaagaacccggccttcgccaaccccatggacgagggctacgactacgccgccgagttcgccaccctcgacctggccgccgtcaaggccgacatcgtcgaggtcatgcacacctcccaggactggtggcccgccgatttcggccactacggcccgttcttcatccgcatgtcctggcacgccgccggcacctaccgcgtgcaggacggccgcggcggcgccggagccggcatgcagcgcttcgcgccgctgaactcctggcccgacaacgcctccctcgacaaggcccgccgcctgctgtggccggtcaagaagaagtacggcaagaagctgtcgtgggccgacctcatcgtctacgccggcaacgtcgccctcgaggacatgggcttcgaaaccttcggcttcggcggcggccgcgtcgaccagtgggagcccgaagaggacgtgtactggggcccggagaccgaatggctcggcgacgcccgctacaccggcaagcgcgacctcgaaaacccgctcgccgcggtccagatgggtctgatctacgtcaatcccgaaggccccaacggcaacccggatccgatcctggccgcggtcgacatccgcgaaaccttcgcccgcatggccatgaacgacgaggagaccgccgccctgatcgtcggcggccacaccttcggcaagacccacggcgccggcccggccgacaacgtcggccccgagcccgaggccgccccgctcgaggagcagggcctgggctgggtatccacctacggcaccggcgtcggcaaggacgccatcacctccgggctggaagtcacctggactcccacccccaccaagtgggacaactccttcctcgaaaccctctacggcaacgagtgggaactgtccaagtcccccgcgggcgcacaccagtgggtcgccaaggacggccaggccaccatccccgacgccttcaacccggcgatccgctggctgccgaccatgctcaccaccgacctgtcgatgcgcatggacccgatctacgagcagatcacccgccgctggctcgagcaccccgaagagctggccgcggccttcgccaaggcctggtacaagctcacccaccgcgacatgggccccaaggtccgctacctcggccccgaggtgcccgccgagaccctgctgtggcaggacccgctcccggccgtggaccacgagctcatctccgacgccgacgccaccgccctcaaggccaagatcgtcgagtcgggtctgaccgtggcgcaactggtttcgaccgcgtgggcggccgcctcctgctaccgcggctcggacatgcgcggcggcgtcaacggcggccgcatccgcctgcagccgcaggccggctgggaggtcaaccagcccgacgagctcgcccaggtgatccgcgtcctggaaggcatccaggccggcttcggcaagcccgtctccttcgccgacctggtcgtgctggccggtaacgccggtatcgagcaggccgccaaggccgccggcgtcgacatcgaggtcccgttccgcgcgggccgcaccgacgccacccaggagcagaccgacgtcgagtcgttcgcggcgctcgaaaccgccgccgacggcttccgcaactacctcggcaagggcaccaccatccccgccgagtacctgctgctcgacaaggccaacctgctcaccctctccgccccggagatgaccgtcctggtcggcggcctgcgcgtgctcggcgccaaccacggcggctcgcagcagggtgtgttcaccgacgagccgggcgtgctgtccacggacttcttcgtgaacctgctcgacatgtccaccaagtggtccccggtcgacgccgacaactcgagctacaacggcaccgaccgcaccaccggcgcccccaagtggaccgcctcccgcgtcgacctggtcttcggctccaactcccagctgcgcgccctggccgaggtctacgccgaagacgactccaagcagaagttcgtcaacgacttcgtcgccgcctggaccaaggtcatggagctcgaccgcttcgacctggcctg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</table:table>
      <table:table table:name="Lys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agcggccgttttcgcgacaactggcattctgatggcaaccccagccggggtggccgccgccgatatcgaggggcccgacgtggcctcctaccagcacccgggaggcagcggcatcaactggttcggcgtgcgcgcggccgggtaccagttcgccatgctcaaagccaccgaggggctcagctacatgaaccccttcttcgtgcaggacagtctggccatgcgggtggccggagtcgcccgcggcacataccatttcgcgcgccccaacctgccgcccgagctacaggcggcgtactacgcggccgtggtgctgggccagaacgggccgctggatctgccgccggtgctcgacatcgaggattccggcgggctgccgcccgacgcgctgatcgactggacccaccgctacctcgataccgtgcaggccctgaccggtcggcgaccggtcatctacacctatccgcgcttctggcgcaccgccatggccgataccaaccagttcacctcgtatccgctgtggatcgcggactaccgcggcaacgaccagcccgaagtgcccggcggctggcccaattggaccttctggcagaccaccgactccggctccatcaatggcatcgccgcgggcgtggacctcaatgtctacagcggtgcgcagggcgatttcgccggttacgccaatttccccttcgccggtagcgggcgcggcagcagt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gacgcaccgtgatcaccctggtctcggcggcactgctggccaccggcccgctgaccgccaccgccctggccgacccgcccgcctcggccgccgcgccgggtgccgtcatcggcgatgaggcgctacccgggaacctatggatcgcgggcaccggttcggcgcgcaagctcacctactggacccgcgattcggccgatcagcccgcactctccaccggcgtcgtgttcacccccgccggcaccccgccgcccggcggctggcccgtgctgtcctgggagcacggcaccgtcggcatcggcgacgactgcgccccctcggtcgcgggccgcaccgagcgcgacatgggcttcctcgccacctggatgaagcagggctacgccatcgtggccaccgactacatcggcctgggcacgcccggcgtccacgcctacctcgacgggcgcgccgaggcccacgccgccatcgacatggtccgcgccgcccgcgccgtcgactcctcgctggcctcgaagtgggtggccatcggccagtcccagggcggcggcgcaacggttttcaccgcctccctcgcgacccgctatgcgcccgaactggattaccgcggcgcggtggcgaccggcccggcctccaatgtcgtcgacgccgcgaccctgatcggcccggacaccccggcgatcggctcctcgcacatcaccgcctacgccacctacgtgttcaacggtgtgaaggccgcgcgccccgacttcgatctggacagctacctgacgccgctcggcaagcagctggtgaccgacgcgcagaccctgtgcttcaccccgctcgccgagcgcgccaccggtgtctcgctgagccagctggtgtccaagccgctggccgagggcgatttcgtcgccgtggcgcgctcggtcatggatgtgccgctgaccggttatgatcgcccgctgttcatcggccagggcaccaatgacaccgacgtgcccgcgccgctgaccgccaagctggtcgccgatatggccgccgcgggaactcatcccgaggtgcacgtgtacccgggcaaggatcacagcggcgcgatgctggcctcgctgcccgacagcgtgcccttcgtcgcccggctctt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gcaccgagaccggcgaattccagggcacggggggccgcgtctactggcaggcgtggctgcccgacaccgatccgcgcgcgctggccgtcatcgtgcacggctacgccgagcactccggccgctacgcgcacgtcgccgaacggctggtcgaatccggtttcgcggtgtacgccctggaccacaccgggcacgggaaatccgagggcgcgcgggcgaatatcggctcgctggacggggcggccgacaatgtccgcaccatgctcgccaccgccaccggccgccacccggagctgccggtcttcctcatcgggcacagcatgggcggcctcaccaccgcctacctggcggtccgcgatcagccgcaggtgaccggcatcgtgctgtccgggcccgccgtggatatcgagggcggcaatgcgatccagcgcctggccgcgccgctggtggcgcggttcctgccgaatctgccggtgatcaaactggattcgaagctggtcagccgtgatccggaggtggtgcgcgcctacgacgaggacccgctggtccatcacggcggggtcccggcccgcaccgccggggagatgctgcgcgccgggaactacgtcaaggcccacctggatcggctgaccgcgccgctgctggtgcagcacggcaccgccgacggcctggcctcacccaccggcagcgatgtgctcgagcgcgacgccgggtccgaggacaagaccgtcatccgctacgacggcctctaccacgagatctacaacgagcccgaacaggacaaggtgctcagcgatctggtgaactggctcgaagcccacctgcccaaag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gcaccgagaccggcgaattccagggcacggggggccgcgtctactggcaggcgtggctgcccgacaccgatccgcgcgcgctggccgtcatcgtgcacggctacgccgagcactccggccgctacgcgcacgtcgccgaacggctggtcgaatccggtttcgcggtgtacgccctggaccacaccgggcacgggaaatccgagggcgcgcgggcgaatatcggctcgctggacggggcggccgacaatgtccgcaccatgctcgccaccgccaccggccgccacccggagctgccggtcttcctcatcgggcacagcatgggcggcctcaccaccgcctacctggcggtccgcgatcagccgcaggtgaccggcatcgtgctgtccgggcccgccgtggatatcgagggcggcaatgcgatccagcgcctggccgcgccgctggtggcgcggttcctgccgaatctgccggtgatcaaactggattcgaagctggtcagccgtgatccggaggtggtgcgcgcctacgacgaggacccgctggtccatcacggcggggtcccggcccgcaccgccggggagatgctgcgcgccgggaactacgtcaaggcccacctggatcggctgaccgcgccgctgctggtgcagcacggcaccgccgacggcctggcctcacccaccggcagcgatgtgctcgagcgcgacgccgggtccgaggacaagaccgtcatccgctacgacggcctctaccacgagatctacaacgagcccgaacaggacaaggtgctctcgcgatctggtgaactggctcgaagcccacctgcccaaagcctgaggcgctacct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attcaacaggggcgttgctcgcaatctggtcattgccaccgtggccgcgagcacgttgttggtcgtgccggggagtccggcgaacgccgaggcggcgggcacgctgattgccgcgaccgcgaaacccgatggctggcatcagcttacgaacggttcgctggtggaatactggaccacccgctccaatggcgaggcggtcaaggcgacgggcgcgatgttcgttccctccgggcccgcccccgccggcggctggccgataatggcctacgaccacggcaccaccggtctcgggccggggtgcggcggtatggccgatccagagctcgcgcccttccctgaggtattgagtctggaagagacactgctgcagtacttcgtgtccaagggctttgccgtcgttgcacccgattatctgggcctcggccgcttcgataccggaccgcaccccgacctggagacgcgcaccgaggccaccgccactctcgatctggtgcgtgccgcccgcgccgccgacccgtccctgtcgcgcagctgggcggtgaccggcacctcccagggcggtcacgcggcgctgggcacctcgaatttgcaggtgaccgcggccccggatctcgatttccgtggcacgatcgcgatcgatccggcgtcggacctggagaaggtgctgccgatcgcgggcccggcgttcccggagattcccggtaaggccggtgacggtgtccatggcctggtcgtcagcattctggccggtctgcgcgccgctcgcgccgacgcgcaggtcgacagctacctgaccgagcgcggtcgccacatgctcgacagtgtcggaagcacctgtctgccgcagaccatcaaactgatgcaggacgactcgatcggcgatctgctgtcgcgcccgttcaccgaaggccccatctccggcgtcctgcgcgattacatgacggtgcccaccaagggctacaacgcgccgatcatgttgctgctcaacgcgaccgacaccaccgtcccctccccgctgcacgccgccctggccgcccagttcgccgccaacggcgtcgacttctcgaccgtggtcggctacggcaagcacggcgaggtcgactcgcggatgtgggacggcatccacgccttcaccgaccgcgtactcgccaccccgacgcag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ttcaacaggggcgttgctcgcaatctggtcattgccaccgtggccgcgagcacgttgttggtcgtgccggggagtccggcgaacgccgaggcggcgggcacgctgattgccgcgaccgcgaaacccgatggctggcatcagcttacgaacggttcgctggtggaatactggaccacccgctccaatggcgaggcggtcaaggcgacgggcgcgatgttcgttccctccgggcccgcccccgccggcggctggccgataatggcctacgaccacggcaccaccggtctcgggccggggtgcggcggtatggccgatccagagctcgcgcccttccctgaggtattgagtctggaagagacactgctgcagtacttcgtgtccaagggctttgccgtcgttgcacccgattatctgggcctcggccgcttcgataccggaccgcacccctacctggagacgcgcaccgaggccaccgccactctcgatctggtgcgtgccgcccgcgccgccgacccgtccctgtcgcgcagctgggcggtgaccggcacctcccagggcggtcacgcggcgctgggcacctcgaatttgcaggtgaccgcggccccggatctcgatttccgtggcacgatcgcgatcgatccggcgtcggacctggagaaggtgctgccgatcgcgggcccggcgttcccggagattcccggtaaggccggtgacggtgtccatggcctggtcgtcagcattctggccggtctgcgcgccgctcgcgccgacgcgcaggtcgacagctacctgaccgagcgcggtcgccacatgctcgacagtgtcggaagcacctgtctgccgcagaccatcaaactgatgcaggacgactcgatcggcgatctgctgtcgcgcccgttcaccgaaggccccatctccggcgtcctgcgcgattacatgacggtgcccaccaagggctacaacgcgccgatcatgttgctgctcaacgcgaccgacaccaccgtcccctccccgctgcacgccgccctggccgcccagttcgccgccaacggcgtcgacttctcgaccgtggtcggctacggcaagcacggcgaggtcgactcgcggatgtgggacggcatccacgccttcaccgaccgcgtactcgccaccccgacgcag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atcacaggtgcgttcgctcgcaccctggccgcgacactggccgcgggaacactgctcagcatcccggcagcgcacgccgcccccgccgaatccggctcgggcgcgggcactctgatcaccgccaccaccgaacccgacggctggcacaacctgtggggcggctcggcggtggagtaccggaccacccgctccaacggcgaaccggtgaaggccagcggggccgtgttcgttccctccggtcagccgcccgccgggggctggcccgtcatggcctgggaccacggcactaccggactgggcccgggctgcggctgccaggccgatccggagcgcgaagtactgccctaccgccgccgcgaggaggacgcgatcatgcggttcttcctggccaagggctatgccatggtcgcgccggactacctggggctcggcctgttcgacaccggcccgcacccgtatctggagctgagcaccgaggcgggcgcgaccatcgacatggtcaaggccgcccgcgccgcccggccggaactctcgcgcacctgggcggtgagcggggcgtcacagggcgggcatgcggtgctgggcagttcgagctatcaggtgcggaccacgccggaactggatttccgcggcaccgtcgccatcgacccggcctcggatgcggagaaggtgctgcccatcgccgggccgtgggtgcccggtccgtccgggcaggacaccgacgccttcttcgtgtcgattctgatcggcatgcgggcggcccggcccgacgcgcaggtcgacagctacctcaccgactacggtcggcaactgctcgacagcgtccagtacgagtgcctcggcgagctcaccgatcgcatggcgggcgtggtgcccggggccatcctgtcgcggccgctgtcggagggaccgttccaggccgtgctgcgcgactacatgaccgtggccacccgcggccatgacgcgccgatcctgttgctgatcaacgcgaccgacaccaccgtcccctccccgctgcacgccgccctgatggcgcagttcgccgcgaacggggtcgacttcggctcggtgctcgggactggcggccacaccgagctcaatccggcgatgtgggcggccatggacgccttcaccaaccgcatcttcgccgcacccacggtgtc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gttggctggttggcggacgcgggcattcaccgcggccgtagcgtcgacgggtgcgctgttggctatgccgggcactccggcccacgccgaaactgcgggcacgacgatctcggccacccctgctcccgacggcttccgcggcctgagcaacggcaccatcatcgactactggaccacccgctccaatggcgaaccggtgaaagccagtggcgcgctgttcgttccgcccggccccgcccccgcgggcggctggccgatcatggcctacgaccacggcacctccggcatgggaccgggctgcggcgggcagaccgacaccacgaagatgagccgccccaaggaggaccaggtcctccagtacttcgtgaacaagggcttcgccgtggtcgcccccgactacctcgggctgggccgcttcgacaccggcccgcacccgtacctggagatcagcaccgaggccggttccaccgtcgacctgctgaaggccgcccgcgcgaccgatccgtcactggggcgcacgtgggcggtgaccgggttctcacagggcgggcaggcggcgctgggcaccgcgcatctgcaggcggcggccactcccgacctcgacttccgcggcaccatcgcggtggatccggaatcggatctggagaaggtgacccccttcgtcggcccgtgggtgcccgagattccgggccaggcggggaccgcggtgaacggcttcgtggtcagcatgctggccgggctgcgggacacccaccccgaggtcgatgtcgacagctacctcaccccgcgcggcaagcaggccctggacgagtcgcagagcctgtgcttcctcgacatcatgaaggtggtcgacggcatgggcatcggcgacatgctgtcgcggccgctcaacgatccggtcttccagacggccatgaacgagtacatgaccgtgccggtcaacggctatgacgcgccgatcctgttgctgctcaacgccaccgacaccaccgtgccctcgccgttgcacgccgcgctggccgcgcagttcgccgccaacggggtggacttccagaccgtggtcggcaccggcacgcacacccagctgaacccgcagatgtgggatgccatcggggcgttcaccgatcggatcctggcgacgcccgcg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tacctcgcgggcgctcgcggccgccttcactaccgacgatggcagctcgacaatgcacaggccgtcctggctctcctacccggaatcggccagcacagcgcgcactatcaccgattcgcccgggcgctggccgccgacggcatcgaactctgggccctggacacctccgggcacggtctcagcgaaggggacccggagcggccgggcaccatctacgaattggccgatgacgcccgattgttcctggatcgagtgcgcgcgcagtcgaattccacgcccttcctgatgggtcactcgctgggcgcggccaccacgctggccgtgctgcgggaatccgcaccgggcgagtatccgggcctggtgctgtccggcacgcccaaggcggtgctcgagggcaggtccccgaagtccgcgcgcggggccgccggctcgaatcgggctcgcgtacatgccggaccgcgctcgcgcgccgccctggcgaccgagcgggagtcggattggccgggcccgcggctgcctgagggcctgccggtcctgatcgtgcacggcgcggacgaccgccgcgccccggtcgacccggtccgggactggtccgaccgcgtcggcgcgcgcttccacaccttcccgaacgccgggcacgacctgttgcacgagccggtgcatgccgaggtcaccacccagatcgtcgaattcgtgcacgcccgctccct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cccaaactcctcgtgggtgggacggtcggcctgatattggggctgatgaccctggttctcgtcatcattctgcccgcgtccgagacctcttgcggcccgggcacacccagcctgcccaccgccacctcgagccgcaccgaacccaactgccccaccaccggatcaccggtcgagacgggtctgggcgacggggcgctgcgggtgctgcgctgcacggtcgcgcacttcgggatgatggacatgcgcggcctggtcgacgacgccgccgcgccggacctgaagtccgggcgcgccgtggaattcatcgtcggcaccgattccggcaagggcgacgccatcgtgtcgttcctgcaggagaacgcggccgccttccgcgtcgactacctgatctggaagcagcgcagctggactcccggcgcggtcgccggcaccgactggaagcccctcgacgatcgcggcgacgcggcccgcaaccacctggaccgcgtgcaggtcaccatcaaggacgccgcccccacctccaccgtgctcgcgcccgccaacgcctccatggcggccgcgccgggcacggtgaacgaggcgggcagcatcatcggggccgggcggcaccaatacccgatctccccaagccaattcaccgtcagcgacaccttcggcgcgcgcggcggcacccacatgggcatcgacatggcggccccgaacggcacgcccatctacgcggccgcggacggcctggtggtggcctcgggcgcggcctccggattcggcgactgggtcgtcatcgactccctcgacggcagcggccgccggtactccaccgtgtacgggcacatgtacgacaacggcatcttcgtgcgcaccggcgatatcgtgcagatgggccagcacatcgccgatgtcggcagcaatggcgaatcctcgggcccgcacctgcatttcgaactggtaccgggcgggcggctgatcggcgggcaccaggtcgacccgatgccgtggctggcgggcggctcgattcccgtgcccagcatgccctactgcgagaacggattcggcaccgcgggcggcaatctcgcctccggcagggtcccggccgagctcgagatctggtaccgccgcgccgggtcgctgtgcccggagatcagcgcctcgctgctggccgcccaggcgcaggccgaatccggcttccgcgccgacgccgtctccccggacggcgcgcagggcatcgcccagttcatgcccggcaccgccaaggcgctggcccccgacggacagccctacatcatcgacgccgacggcgacggcgtggccagcgcgctcgaacccgccgacggcatcatcggccagggccgctacatgtgctcgatcgccaagaccatcgagggctggatgagcgagggcaaggtctccggcgacctgaccgccctcaccatcgccgcctacaacgccggtgagggcgccgtgctggcctcgggcggcatgcccaaccagatcgcccgccacttcaccgagacgcggccgtacgtgcagcgcatcctggccgccgaacccggcttccgcagcctcggcagcgacgggcgcttccaggccgacgaccgcgcggacctgggcccgcagatcgtggccgccggacagcaatggctcggcacgccttacgttttcggcggcggcggacccggcggaccgaccgacggcggattcgaccaggcgggcttcaccgccgccgcggtcttcgccgccagcggcagcaccgtcaccctgccgcgcaccgccgaacagcagtgggaacagggcgtggagatccagctgatcaatgccaagcccggtgacctggtcttcggagccttcggcccgcgcggcccctccgacgtcggcgtctacaccggcagcggccgcatgctgcacgccgaatcgggcggcaaggtcgccgaggtcccgctgtccaacggcatgaaggcccgccgcatcgg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tccgatacgtcatccaccgccgcgcctacgtccactaccaccgggccgaccgagacctggcagcccgacgtgctgggcgacgattaccagcagctgacgattccgatgggaccagatccggacggcgagggcgacgtggtcgccacgctggtccgctacaccccggccgacgccccggtcgccacccgggccgtgctgtacgtgcacggattcaccgattacttcttccaggaacacctggcccagcacctggccgcccaggggtacgccttctatgcgctggacctgcgcaaatgcgggcgctcgcagcgggccggacagaccccgcacttcgtgagcgacctggcgctctacgacgtggagctgaaccgcgcgctgaagatcctgcgcgcggagaccgggctgccggtgctggtcatggcgcactcgaccggcgggctggtgacagcgctatggctcaaccggctgcaggccgcgggaggcgctggtgcgcaagggattacgggcctggtactcaacagcccctggttcgatctgcagggcccgagctactaccggtcggtggggacgccgatcctggaggggctgggccggttgcgggccttcgccaagatcccgctgggggtgtccaccgcgtacggggacagcctgcaccgcagcgtctccggcgagtgggattacaacctggattggaaaccgttgagcggctacacggttcacgcgggctggctgcgagccatccggcgcgggcacgcccggctgcacaagggcctcgacatcggggtgcccgcgctgatcctgcggtccaagatcaccaagttcatgcggcagtacgggcccgccgcggatctggccgatctggtgctcgacgtcaagcagatccagcgctggtcgggctgcctgggcgaccggaccaatatcgtgccgatcgagggtgcgcgccacgatgtgttcctgtcggcggagacgccgcgcaccgcggcgttcgccgaactcgattcctggctggagtggctggctacgacccaggcgaagtcaccagaagctggtg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M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aaccattcgcggccgcaagcaggtggcgggcctggcgatcggcatcgcgatcgccctgggcgccaccggatgtgagtgggacggcctgaactcgctgcccatgcccggtgccgccggcaccggggagggggcgtggcaggtgaagatccagatgccgaatgtcaccacgctgacccgcaattcgccggtcatggtcaatgacgtcaccgtcggctcggtcaccgggatcgatgtggagggctggcacgtgctggtcaccgtcagcatggacaagggtgtgaagctgcccgccaacgccgtcgccaagatcggtcagacctcgctgctgggcagcaaccacgtcgaactcgccgcgccgacagaagtggtggcgcagggcgaattgaaggacggggacatcatcccgctcgagcgtgcgggcgcctacccgaccaccgagcagacgctgtcctcgctgtcggtggtgctcaacggcggcggcatcagccaactcgagaacatcaccggtgagctcgacaaggcgttcaccgggcgcaccgacgcgatccgggatctgttgccgcagttgaacactctgatcggcaccctggacaaccagaccaaggacatcatcgcggcgatgggcgggctggaccggttctccggcatcctggcccagcagaaggaccagctggccagcgccatcgacaatatccatccggccctgaccgtgatcgccgatcggcgcgcgaacatcaccgagacgctgaccgcactgggcggtctcagcgatgccgtggacaagatcgtccagcagggcggcgccgacctgaagtccaacctggccaatatctggcccgcgctggagcagatcgccaataccggcagcaatctcaccagtgcgctgaacatgctgctcaccttcccgttcccgatgcatcagatggacggcgcggtcaagggcgactacctcaatgtgaagatcaccttcgatctcaccgcggcccgcctggccaagaacttcctcaccgagaccccgctcggcccgcgctacgcgggcgtggagggcgcgctcggccaactcggcggcacgccgggcgagccggtcgatcccaagaacgccccgttccaggcgcaccccgatacgcccgcgccgatgccgaccctccccggtatcgggcaggtcccaggtctgcccgcgattccgggtctcaccgtgccgcaaggg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aaccattcgcggccgcaagcaggtggcgggcctggcgatcggcatcgcgatcgccctgggcgccaccggatgtgagtgggacggcctgaactcgctgcccatgcccggtgccgccggcaccggggagggggcgtggcaggtgaagatccagatgccgaatgtcaccacgctgacccgcaattcgccggtcatggtcaatgacgtcaccgtcggctcggtcaccgggatcgatgtggagggctggcacgtgctggtcaccgtcagcatggacaagggtgtgaagctgcccgccaacgccgtcgccaagatcggtcagacctcgctgctgggcagcaaccacgtcgaactcgccgcgccgacagaagtggtggcgcagggcgaattgaaggacggggacatcatcccgctcgagcgtgcgggcgcctacccgaccaccgagcagacgctgtcctcgctgtcggtggtgctcaacggcggcggcatcagccaactcgagaacatcaccggtgagctcgacaaggcgttcaccgggcgcaccgacgcgatccgggatctgttgccgcagttgaacactctgatcggcaccctggacaaccagaccaaggacatcatcgcggcgatgggcgggctggaccggttctccggcatcctggcccagcagaaggaccagctggccagcgccatcgacaatatccatccggccctgaccgtgatcgccgatcggcgcgcgaacatcaccgagacgctgaccgcactgggcggtctcagcgatgccgtggacaagatcgtccagcagggcggcgccgacctgaagtccaacctggccaatatctggcccgcgctggagcagatcgccaataccggcagcaatctcaccagtgcgctgaacatgctgttcaccttcccgttcccgatgcatcagatggacggcgcggtcaagggcgactacctcaatgtgaagatcaccttcgatctcaccgcggcccgcctggccaagaacttcctcaccgagaccccgctcggcccgcgctacgcgggcgtggagggcgcgctcggccaactcggcggcacgccgggcgagccggtcgatcccaagaacgccccgttccaggcgcaccccgatacgcccgcgccgatgccgaccctccccggtatcgggcaggtcccaggtctgcccgcgattccgggtctcaccgtgccgcaaggga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actcactcgcttcgtcaaggttcagctggtcatcttctccgtgctgacggtcatcggcatcacggtgatgggcggctactacgtcaagctgcccgccgcgttcggcatcggacgctatgacgtcaccgtgcggctgaccgccaccggtgggctgtacgagcacgccaatgtcgcctaccggggcaccaatgtcggcaaggtgaaagaggtcgtcctgaccccggccggggtggacgcgaagctgtcgatcgacagcgattacaagatcccgaaggacgtcgacgcctgggtgcgcagcgtgtcggcggtcggtgagcagtacgtcgatctggttccggccgataacgccaagggcggcaacctgtccgacggttcggtgatcccggtcgagcgcaccaagctgccgcaggacgtcggcagcctgctcgatcagaccgaccggctgctcaacagcgtcgccgacaccaagctgaagcaggtcatcgacgacgccttcgtcgcgttcaacggtgcgggaccggacctgcagcgcttcctcgactccgcgaccctgctggtgcaggaggcgaagaccaacaccgaggccaccaaggacctgatcgagaagatcggcccgctgctggacacgcaggtgcagtccgacgaggccatccggagctggaccagggatctggccacggtcaccgaccagctgcgcgagcacgatccggcgctgcgcaatgtcatcgagaagacgccgggcgcggttacccgtgcgacccagctgttccaggatctgaaacccacgctgccgctgctggcccgcaatctggtcagcgtcggtcaggtcggctacacctacaaccccagcatcgagcagctactggtggtcttcccgccgctcatcgccgggctgctgtccgtcgcgaccggcgggcccaccgagtacggcgcgatggtggacttcatggtgagcgtgaacgatccgcagggctgcacgaccgggttcctgacgccggaacagcggcgctcgcccgcgctgctggaccatccggacaccccgagcggcctgtactgcaaggtttcccagaactccccgcaggcggtccgcggtatccgcaacaccccgtgcatggaggtcccgggcaagcgcgcgccgacgcccgaaatgtgccgtgaccccgagggtttcgtgcccacgggtgacaatccgcccttcggcaagccgaatccggtggacaagaacggcaatccgaccggtggcggcacgcccagttccgacacttccaagccgggtgcgggcaaccaggtccagcccgcgtcggtccagacccaaccgtacgatccgcgtacaggtgagttcctcgggacggacggacgcacgtatcgtcaggcgaacctcgacggcaacggctccggggtaatcccggcaactctgacagcaatggtccaggagcaggtg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actcactcgcttcgtcaaggttcagctggtcatcttctccgtgctgacggtcatcggcatcacggtgatgggcggctactacgtcaagctgcccgccgcgttcggcatcggacgctatgacgtcaccgtgcggctgaccgccaccggtgggctgtacgagcacgccaatgtcgcctaccggggcaccaatgtcggcaaggtgaaagaggtcgtcctgaccccggccggggtggacgcgaagctgtcgatcgacagcgattacaagatcccgaaggacgtcgacgcctgggtgcgcagcgtgtcggcggtcggtgagcagtacgtcgatctggttccggccgataacgccaagggcggcaacctgtccgacggttcggtgatcccggtcgagcgcaccaagctgccgcaggacgtcggcagcctgctcgatcagaccgaccggctgctcaacagcgtcgccgacaccaagctgaagcaggtcatcgacgacgccttcgtcgcgttcaacggtgcgggaccggacctgcagcgcttcctcgactccgcgaccctgctggtgcaggaggcgaagaccaacaccgaggccaccaaggacctgatcgagaagatcggcccgctgctggacacgcaggtgcagtccgacgaggccatccggagctggaccagggatctggccacggtcaccgaccagctgcgcgagcacgatccggcgctgcgcaatgtcatcgagaagacgccgggcgcggttacccgtgcgacccagctgttccaggatctgaaacccacgctgccgctgctggcccgcaatctggtcagcgtcggtcaggtcggctacacttacaaccccagcatcgagcagctactggtggtcttcccgccgctcatcgccgggctgctgtccgtcgcgaccggcgggcccaccgagtacggcgcgatggtggacttcatggtgagcgtgaacgatccgcagggctgcacgaccgggttcctgacgccggaacagcggcgctcgcccgcgctgctggaccatccggacaccccgagcggcctgtactgcaaggtttcccagaactccccgcaggcggtccgcggtatccgcaacaccccgtgcatggaggtcccgggcaagcgcgcgccgacgcccgaaatgtgccgtgaccccgagggtttcgtgcccacgggtgacaatccgcccttcggcaagccgaatccggtggacaagaacggcaatccgaccggtggcggcacgcccagttccgacccttccaagccgggtgcgggcaaccaggtccagcccgcgtcggtccagacccaaccgtacgatccgcgtacaggtgagttcctcgggacggacggacgcacgtatcgtcaggcgaacctcgacggcaacggctccggggtaatcccggcaactctgacagcaatggtccaggagcaggtg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actctcactctccgggccggtttcactggtcctgctgatggtgctcaccctggtctgcggcagctacatggccgtgggcgtgctgaatctggacccgcgccgccagaacaacaccgtcacagtgcttttggacagctcgggcggtctgatgaagatctccgaggtgacgctgcgcggcctgccgatcggcaaggtgcgcgatatcgggaccaccgcgcgcggactgtcggtcaccctcgaatacgacgccaagtacaagattccggccgacagcaccgtgcagatcgccaacctgtcggcggcgggggagcagttcctcgacttccggcccaacggcaccgtggggccgttcctgcgcgacggcagcatcgtgcccaaccgacaggtcaggatcgcgaccaccgtcggtgacgcactggccaagctggacgcgctgaccgcgcagctggatccggccaagctgcagcatctggcgtccacggtggcggccggattcgagggccgcgacgccgatgtcgccaacctgaccagggcgctgatcgataccgcgaacctgttgcgggacaagcacgatgccatcgcgcggctgtactccaacgtgcagaacctgggcgacaggttcgacgggcgcgcgcccaccatcagcgccgccgccggggatatggacaccgcgctgccggagctgctgcacatcatcggcgcgttccagaactactcctacatcggggagaagatcttcgacgatccgatcggacccctggtcggcaagatcaatgactatctgcggctgatcgggcccgacctgagccacatcgccaccgttctcaagcccgccaccaccgccatcaaaccgctgcgcgtcgacgccggatcgatcgtggacctgctgtccgcggtattccccggcgacggcgcggcgcacgtggccatcgaaactcctc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attccggagcctgaagccggccgccgtgtgcggcgcattactgctcacctcggcgtgcggactgcttcccgattcgctcacctcgctgcccaaggagtatctcggggcgcggatgaagatcaccgcggatttcgagaatgtcgcgggcctgtatgcgggcaatgatgttgccgtcctgggtgttccgatcggaacggtcgaaacagtcacccccaagggcagttacgtccaggtcaccatgtccctggacaaggacgtcaagattcccgccgatgcctttgcggcgctggtgaatccacagttgatcacgaatcgtcacgtggagttggctccggcctataccggtgacggcccgacactgtccgacggtgcctatattccgttggagcacaccagggttccggtcgaactggaccgcatcctggcgaccttctcccagctcggcgatgcgttgaagggtgacaaccagaccgggccgatggccagccgggtgctgttcccgctgctcaacggcaatggcgacaagctgcgcgcaaccctcgacgcgctctcctccgccttcgaggtgaccttcgccaacaaggaccagatctccaacaccatcatcaaactcaatgacatcacccaggtcatcgcgaccaacgaccagaccgtgcgcgatttcagcggccgactcaccgagctggtgaacctgctgggcgaacaggccccgggcatcgacgcagtgctgcaacagctcgatgacttcgtcaccaataccgcggcgctggtgggccagaacaaggatcaactcgccggggcactgacccgattcgtcgccatcaccgaccagatgcgcgccaatgcccgcggcctcaccgagatcgtcgatgtcgggccgctcatgttccagaacctcgccaatgccaccagcaaggaacaccaggcgctgcggctgcacggcctgctcgacaaatcggtgctcgacggcgagatcctggcgaccttctgcgagcgcatccagatgcgcctggacggctgccgcaccggcaaggtccaggacttcggccccgacttcgggctcaccgccgcgctactgggaatcacgggcgcg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attccggagcctgaagccggccgccgtgtgcggcgcattactgctcacctcggcgtgcggactgcttcccgattcgctcacctcgctgcccaaggagtatctcggggcgcggatgaagatcaccgcggatttcgagaatgtcgcgggcctgtatgcgggcaatgatgttgccgtcctgggtgttccgatcggaacggtcgaaacagtcacccccaagggcagttacgtccaggtcaccatgtccctggacaaggacgtcaagattcccgccgatgcctttgcggcgctggtgaatccacagttgatcacgaatcgtcacgtggagttggctccggcctataccggtgacggcccgacactgtccgacggtgcctatattccgttggagcacaccagggttccggtcgaactggaccgcatcctggcgaccttctcccagctcggcgatgcgttgaagggtgacaaccagaccgggccgatggccagccgggtgctgttcccgctgctcaacggcaatggcgacaagctgcgcgcaaccctcgacgcgctctcctccgccttcgaggtgaccttcgccaacaaggaccagatctccaaccccatcatcaaactcaatgacatcacccaggtcatcgcgaccaacgaccagaccgtgcgcgatttcagcggccgactcaccgagctggtgaacctgctgggcgaacaggccccgggcatcgacgcagtgctgcaacagctcgatgacttcgtcaccaataccgcggcgctggtgggccagaacaaggatcaactcgccggggcactgacccgattcgtcgccatcaccgaccagatgcgcgccaatgcccgcggcctcaccgagatcgtcgatgtcgggccgctcatgttccagaacctcgccaatgccaccagcaaggaacaccaggcgctgcggctgcacggcctgctcgacaaatcggtgctcgacggcgagatcctggcgaccttctgcgagcgcatccagatgcgcctggacggctgccgcaccggcaaggtccaggacttcggccccgacttcgggctcaccgccgcgctactgggaatcacgggcgcg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gcactgcgcaaagttggaactctgccccgctgggcgcgaatcgtcgcggtggtggcgctcgccgcccttgtcgtgggcgtcggctactcggccgtgaaccggatcggcaagaccgagatcaccgcgtacttcccttccaccagtgggttgtacgcgagtgacgaggtccgcgtgctcggcgtcaaggtcggcaccatcgatgcggtggagccgggcaaggaccgggtcacggtcaagatgacgctggaccggggcatcgacatccccgccgatgccaaggccgtgatcgtctcgccgtcactggtttccgcgcgtttcatccagctcgcgcccgcctacgtcggcgggccgaagctgaaggacggcgggaccatcccgatcgagcacaccgccatcccggtcgaatgggatgacatcaaggccgaattgaacaagctggcaaccactctcggcccggtcggccaggacaagcagggctcgttcgggcgcttcgtcgataccgccgccaataatctcgacggcaacggccaggcgttccgcgacgcgctcaaggagctgtcgggcgcgctgaccacgctgtcggacggccgcaccgatctgttcgcgacgatccgcaatctccaggtcttcgtggacgcgctgtcgcacagcaacgatcagatcgtgcagttcggcaaccggctcgcctcggtgtcctcggtgctggcgggggtgtccaccgatctcggtgcggcactggacaatctggatggcgcggtctcggacgtacgccggttcatcgagtcccgcggcggcgcgctcaccgacagcctgcagcgcatggccgacgtgacccagctgctggtggacaagcggccccagctcgagcaggtgctgcactccggccccaccgcgctcacgaacttctaccagatctacaagcccgcgaccggctcggtgaccggctacccggtgctcaccaatatggccgatccgatgagcttcctgtgcggttcgatcgcggcgttgcaggacaacgactccgacaagagcgcgaacctctgcgctcagatcctgggaccggtcttcggcaatctggccatgaactacctgccgttcatgctcagccccgccaccgcggcgggcgcgcacccggaccagatcaactacagcacaccggaactccaagcccgcgccaatgctcaggtcagcgtgcccaagagcctcgccgaactggcactcccgggaggcaa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tgggtgaagagccacaagaatctggtctccaatgtcgcgctggtggccatcctgctgatcggcgcgtcgtacctggcgatcagcgtcatgcgggtgaacccgctgcgcgaaacctaccgggtcacggtcaatctggatcgttccggcgggctgcaggagggcaatgacgtgaccctgcgcggctaccgcgtcggcaaggtcaccgacatcaggctgatcgacaatggcgcggccatcgcggccaccgccgagatcgacaagaagtactccattcccgccgacaccctggtggcggtgggcgcgctgtccggcgcgggcgagcagtacatcgacttccgcccgaactccgagcagggcccgtacctgcacggcggttccgtggtgcagtacgaccaggccaaggtcaagacgccgaccccggtgtggcaggtgctcgacaatgccagcgtcctgatctcgcaggtcgatccggacaagttcggcaccatcctgaccgagctggacaccgcgctgtccggcggcccggatcagctgcgctccatgatcgacgccatcagcctggccaccaccggcctggacaatctgctgccccagaccaccaatctgctgaagaatctgcagaccatcgccggcaccacctcgctggcgcagccggatctgggtacgctgacgcgtaatttggacctgttgttcaatcagttccacaatgcgaatgccgagctccagaagatcctggagcaggcgcccggccagatgcgggacctcggcgcggtgctcgaccgcaccgcggacccgatgaccagtctggccgccaatttcgcggccatcaccaaggccgcgcagttgcgcgccccggcgttgcgggcactgttcccggcgctggtggtgggtagctccgcgatcggtgtgcccgcgcacgacggcgagttctacaccgtcgtcgacatctggccgcggtcgttctgcgactacgtcaccaagaaggtccggcccgatgtcgccaccgatgccaccttcccgaaatgggcgggctactgccagaatccgccgcaggatcagcagatccgcggctcgggcaatgccccgcgaccggacgtgccgaacaatggcgcgctcccgcccgccggctcggatccgaacgaacggaccctgccgccgat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tccgccactgtggcaatgggtggtgcgccatcgcatcgccatcgccaatctcgggctgatcgcggtgctggtgctcgggtcgggatatgtcggcgggtatgtgctgcggttcaacccgattccgcacacctacgcggtgaccgtggaactgccgtcgtcgggcgggctgctgcccggcaatgacgtgaccttccggggcagccggatcggcaaggtcaccgatgtccacgtcgccggggacggggtcgccgcggtcaccgaaatcgaggacagcgcacggattcccgtcggcgggacggtcgcggtcgggcggctctcggcggccggggagcagtacctcgacttccggcccgactccgacaccggaccctaccttcgtgacggcgcactggtggagcgggcgcacaccagcattccggtgcagatccagtcggtgttcgccaatctcggcgatctcatcggcgggatgaatccggatcggctcaatgtcatcatcgacgagctggacagggcgctcgccggcggcccggatcggctgcgaaatgtgatctccggcatcagccgggccatgtccggactcgatggcctgctgccgcagacccgccagctcatcgagaacctcgaggtcatcgcgaacaccacccagcacgcccagcccgacctgggcacgctgaccaaggcgggcagcgtcctgttcgaccaattcgcctccgccgaccaggaattgcgcaagctgctccggcagggtccgggccagctggccaccctcaacgggttcatcaccgaaacccaggaccccatcaccaatctggtgaccaacttcgtggctgtcaccaaggccgcaaagctgcgcgcccccgccatcgccgcactgttcccggcgctgcgcgcgggctcggaggcactcggggtgccagcccaccacggtgcctacaacaccctggtcgatccctggccccggcccagctgcgactacgagaccatcccggtggtcccgaccgatgtccaagccgacaaccgggtccggctctacaactattgcgtcaccgccaatcccgcactccaggtgcgaggttcggccaacgcaccccgtcccgacgtgcccgacaacgggacgaccgcaccgccgggggccaccggcaacgaaatgtcccagcccatccc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tccgccactgtggcaatgggtggtgcgccatcgcatcgccatcgccaatctcgggctgatcgcggtgctggtgctcgggtcgggatatgtcggcgggtatgtgctgcggttcaacccgattccgcacacctacgcggtgaccgtggaactgccgtcgtcgggcgggctgctgcccggcaatgacgtgaccttccggggcagccggatcggcaaggtcaccgatgtccacgtcgccggggacggggtcgccgcggtcaccgaaatcgaggacagcgcacggattcccgtcggcgggacggtcgcggtcgggcggctctcggcggccggggagcagtacctcgacttccggcccgactccgacaccggaccctaccttcgtgacggcgcactggtggagcgggcgcacaccagcattccggtgcagatccagtcggtgttcgccaatctcggcgatctcatcggcgggatgaatctggatcggctcaatgtcatcatcgacgagctggacagggcgctcgccggcggcccggatcggctgcgaaatgtgatctccggcatcagccgggccatgtccggactcgatggcctgctgccgcagacccgccagctcatcgagaacctcgaggtcatcgcgaacaccacccagcacgcccagcccgacctgggcacgctgaccaaggcgggcagcgtcctgttcgaccaattcgcctccgccgaccaggaattgcgcaagctgctccggcagggtccgggccagctggccaccctcaacgggttcatcaccgaaacccaggaccccatcaccaatctggtgaccaacttcgtggctgtcaccaaggccgcaaagctgcgcgcccccgccatcgccgcactgttcccggcgctgcgcgcgggctcggaggcactcgaggtgccagcccaccacggtgcctacaacaccctggtcgatccctggccccggcccagctgcgactacgagaccatcccggtggtcccgaccgatgtccaagccgacaaccgggtccggctctacaactattgcgtcaccgccaatcccgcactccaggtgcgaggttcggccaacgcaccccgtcccgacgtgcccgacaacgggacgaccgcaccgccgggggccaccggcaacgaaatgtcccagcccatcc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tctacgcacaacggctctgggcgggctgatcactgcgaccaccctgctcgcgaccacgggctgcgcggtcaccgtcgacacgctgcccatgcccaaacccggtctgggcgcgcccggatacaccgtgcacgcggccttcgccgacgcgctcaatcttcccgaccacgcgcacgtcaagatcggcggcaccgatatcggggtggtcaccaagatcaagaccacgaatttcctcgccgatgtccagatgctgatccgcgaggacatccaactgcccaagggcaccaccgtcgaactgcgccaggccaccccgctcggcgacatgttcgtggccatgacgctgccctcggcgcaggacgccggggaaccgctgcgcgatggcgacaccatcggcgtcgaccgcaccgcggcgggtgcgtcggtggagcagctcatgatctcgatctcgctgctgctcaacggcggtggcatcaatcaggccgccgagatcaccggcgaaatggactccatgttcgccgggcgcgcaccagagctgtcgcatctgatcaccgagatgaccgccgccctcggggcgctcaatgcccgcaccggcgatatcgacgcggtgctgggcgggctgaactcgctctcgggcgaactggcccggcgcaaggcccagctcgggcaggccgccgacaccttcccggcgctcatcgggctgctcaccgagaacaatcagcagatcgtggacctgctcgccaaggtggccgtcaccaccgacgcgctcggcgacttcgccgacaccagcggcggcgatttcgtcgggctgttcaacagcattcaggcgctcatgtccggattcgcgcaggccgatcagctgaccggggcactggacgggctgcaccagatctatccctcgctcatggctagcctgcgcggtccggcgctggccgtcgccgccaccgtctcctacctgagcgtcggcgcgctcaccgatcccagcggcagccgctggcccgaactcggggatatcgggcagttcgtcggcagtctggcgcaggtgctggagaaggtgttcgggcgggtcaccagtcccccgcgccagcccgaggaccggcccgcgccgcagcagggaggggat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ttgaatgtcgcagtagagaagaagcgcctgctcggccgaatcgccaaggccgccatgatcggcgccgtgggcctcgccgtcggctcctgctccatcgtgccgctgggggtgaaggacgcggccgggcagacccagcacttcaccgcggacttcctcaatatcgccggcatgttcgagggcaacccgatcaccgtgctcgggctcgaggtgggcaaggtcgacaagatcgtgcccaagggccagtacgtcgaggtccacatgaccgtggacaagggcgtgcagatcccgaagaacgttcaggccgcgctggtttcaccgtccatcgtgaccgaccggcacatcgagctcaccccgcgctacaccggcggtgacaccctggccgacggcgcgcacctgaccacccagcagaccaagacaccggtcgagctggacacgatgatcaagaccatcgacagcgtcgcggccgccctgaagcccgatgcggtgaacccggacggcaagggcatcggtccgctgtcgggtcgcgtgctgtacccgatgatgaacggcaacggcgagaagatgcgcgatgtgctcaactcgctgtccggcgcgctgaagaccggcgtcgacaacaaggacgccatctccaccatcatcatcaagctcaacgagctgaccagcatgctcgccgacaatgacgattcggtgcgcggcttcagcaacaagatcacccagatgaccacgctgctgtccgaccaggccccgggcctgcaggccacgctggatcagctgaatgccttcctggccaacaccagtggagcgttctcgcagtactccgatcagctcaacggcaccctgaccgggctcaccgcggtcacccagcagctgcgcgacaatgcggccggggtgaccgagatcgtcgacgtggcgccgctgctcatgcagaacctggacaagtcggtgaaccggcagaacaacttcatccgcctgcacgggctgatcggcacctcgctgtcgggtgagatcgtcagcctgttctgcgagcgcatccagatgaagtcggacggctgccgcaccggcaagatggaagatttcggacccgacttcgggctgatggcggcggtgctggggatgacg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cttggcgccgtgcccgagtgcacgtaatcacctgtctcaccgtgcttttcgcggtcagcggctgcgatgtgcagcccggcgacatccccgtcccgggatcgggcgtctccgggcccacctacgccctgcgcatcgagttcgccaatgtgctcaatctgccgcagggggccaaggtgatcgccgacggggtgcgggtcggtcagctcacccacgtcaccctggtcgacgcgctgcccgccaccggtgaccggcccgcgcgggcgggttacgccatcgccgatatcgcggtgcggacctcggtgcggctgccgctgggcaccaccgccgaactgcgccaggacaccccgctcggcgatgtccacatcgcgctgtccgagcccgcgaattccggtacggggcaactgcgaccgggtgcgaccatcccgctggccgacaccgcccgctcgccctcgatcgaggacgtgctggccgggctgtcgacgttcatcggcagtggcgcggtcgcggacttccaggacatcgtgcgaaagatgaacggggtgatgccgcgcgatccggccgacaccgcgcgcatcgccggggtgctggggtcggacttcaccgatctgggcgaccatctcgcctcggtcgacgccctgctggacggactgcaggccaccgtgaacgacgggctgatcaagaacgagcccatgctcgacggcctgctcaccccctacggcgtccagcacaccaccgacgccatcaatgccgagatcggcgtaatcttcgtgctcaccgcgctcgggccgctggccccggccgccgcctggctcggcccgctggtcggttcgctcgacggcgcggcgcgggcggtggtgccgatgctgttcggcagccatccgctcgacagcgattcgccgtcgaatctgaagctgctgaccgatctcattcagaacagactgattccgttcgccgaacgcggacccaaggtgaacctggtcggggtgaacgtcgcgggtctgtcggcggccgaccgcaccgaccgcatcgtcgacaccctgcgcatgatcggagcggtgcg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cttggcgccgtgcccgagtgcacgtaatcacctgtctcaccgtgcttttcgcggtcagcggctgcgatgtgcagcccggcgacatccccgtcccgggatcgggcgtctccgggcccacctacgccctgcgcatcgagttcgccaatgtgctcaatctgccgcagggggccaaggtgatcgccgacggggtgcgggtcggtcagctcacccacgtcaccctggtcgacgcgctgcccgccaccggtgaccggcccgcgcgggcgggttacgccatcgccgatatcgcggtgcggacctcggtgcggctgccgctgggcaccaccgccgaactgcgccaggacaccccgctcggcgatgtccacatcgcgctgtccgagcccgcgaattccggtacggggcaactgcgaccgggtgcgaccatcccgctggccgacaccgcccgctcgccctcgatcgaggacgtgctggccgggctgtcgacgttcatcggcagtggcgcggtcgcggacttccaggacatcgtgcgaaagatgaacggggtgatgccgcgcgatccggccgacaccgcgcgcatcgccggggtgctggggtcggacttcaccgatctgggcgaccatctcgcctcggtcgacgccctgctggacggactgcaggccaccgtgaacgacgggctgatcaagaacgagcccatgctcgacggcctgctcaccccctacggcgtccagcacaccaccgacgccatcaatgccgagatcggcgtcatcttcgtgctcaccgcgctcgggccgctgggcccggccgccgcctggctcggcccgctggtcggttcgctcgacggcgcggcgcgggcggtggtgccgatgctgttcggcagccatccgctcgacagcgattcgccgtcgaatctgaagctgctgaccgatctcattcagaacagactgattccgttcgccgaacgcggacccaaggtgaacctggtcggggtgaacgtcgcgggtctgtcggcggccgaccgcaccgaccgcatcgtcgacaccctgcgcatgatcggagcggt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cgtctggtgcgtaatcagctgatcgccttcgcgatcatcgccgtcctcggcgtcgtgttcgtgggcgcgaaatacgtgcacctggaccagatgatgggcttcgggctgtaccaggtgaagatcaaggccaaggagaccggcaacctgtccaagggcgcggaggtcacctaccgcggcgtgcccgtgggccgggtcggcaacctcgacgtcacccccgacggcgtgctgatcaccctggacatgagctccagcaagcccaaggtccccgccaatgccaaggccgtgatcgccaaccggtccgccatcggtgagcagtacgtggacctgctgcccaccagcgacacctcgccgtacctgcacgacggctcggtcatcgacggcgcggcggtgcccgtccacgtggaggacctgctcaccagcgtcgaccacttcgcgagcagcaccgacctgaaggcgttgtccaccaccatcaccgagctgggcaaggccttcgacgggcggcgtgacgacctcaagatcctggtcgactcgctgaacaagttcaccgccaccggcatcgacaacctgccgcagaccctggcgctgatccgctccgcgcgcaccgtgctgggcacccaggccgagcagtcgcccgcgatcctgcagttcagcgacggcctcgacaagctcaccgcgcagctcaagtccaatgacccggacatccgccggctcatcggcaccggcaccgatgcggcctcctcgatccagcgcctgctgaccgagagcggcccggccctcaccaaggacctgaccaacctgcgcgtgctgctgctggccatttcgccgaagttctacgccctcggcccggtgctgcagatgctgccgctgctgccgctcggtggctcctccaccgcgcccggcgacggcaccacccacttcggcctggtgctcgagaccaacaacccgcccgcctgcacggtgggatacgaaggcacgcaacggattctggaccagatgaaggcccagaaccccaacttcgacgacacccgcgacgacttcccgttcaatacgcaggccggttgcaccgtcccgcagggcagtgagaccgcggtccgcggcggagcgcgcgccgacctggccgaccccagcgttccacagccctgggacgacaagcccaagtacgacccggagaagctcaacctgaacccggtcgcgacccagctggcgaccctcatgggcgtcacacccaag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atcggacgctgggacgtcacggtcgaggccggtccgctcatgatgaccaagggacagggccggatgaaacgggccggtgcggccgtgctgacggcgggcctgctgctgggcatcggtggctgcgccttcgatccggcttcggtgccggtgcccggcaccaccatctcgggcccgacctaccggatccacatcgagttcggcaatgtgctgaatctgcccgccaaggcgaaggtcatcgccaacggtgcccaggtgggctcggtgagcggtgtgcgcgtggtggattcggcgcagtccggcgggcgtggcgggtacgtcgtcgtggacgcggacatctcgtccaaggtgcagttgccgaccgccaccatggcggagctgcgccagaacacggtgctcggtgacatccacctggcgctgaccacaccgccggacgggttcgggtcgctgctgaaggacggcggaaccatcacccaggagcacaccaggccgccggtgcagctcgaggacaccatggccgccctggccgccttcacccagggcggcgccgtcaaccagttgcaggacatcatcaaccggttcaatgccgtgctgccgcaggatcccaacgagaccaagcggatcgcgcagaacgcggcgggcaatgccgtggatctggcggccaatctggaccaggtcgacaagctgctcaacggtctgggcgtgaacgcccaggtgctgcacgatcgcgcggacttcctcgaccaccagctcagccaggagtcggtggacgccatgaccggggtcaccaattccatcaagggcgtcgcccagatcttcgcggtgctcggccagctcgggcagtcgatggtgtggctggccccgctggcgggcgcgttggatccggtgacgcacgcctttgcgccgctggcgctttcgggtaagcccctggacctgtcgcagccgtcgaacctgtcggcgctggtctcgctgctgcgggacaagctgatgccgttcgtggagaacgggccgaaggtgaatatcaccggcgtgcaggtcgattcggtctcgcgcgacgaccaggtcgccaacatgctggccggactgcgcatgatcggagcggt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tggggtagaacagtactcgccgccggggtcgccgtcgcggtggtggccgccggggtggccggggtgtcctgggcgaatgccgcgcgcgatccgaaacagagcgtgtgcgccgaattcaccgacaccgtcggcctgtacgagggcaacagcgtcaccatgctcggtgtcgagatcggcaccgtatcgaagatcgaggcgctgggcgaccgcatgcgggtcaccatgcgcgtcaaggactcggtgaaactgccggccgatatccaggccgtcaccatgtcgagttcgatcgtgaccgaccggcacgtggaactcaccaagccctacaccggcggatcgcgctacgacacgtcgaaatgcattccgctcgaccacaccaagacgcccatcggcatcagcgaggcgctcgacgccatgggcaggctggccggtgacctgaccgggggcggcagtaccggcggcaagccggacaccctgctggacgacaccctgaccgcggccgatgccgccatcgacgggaccggcccgcagtggaatcaattgctgcagcacctgtccgccgccatcggcgaccccacgcagaaggatgcggtgttccggcggctggtggacaatctggaccagctcaccaccatgttcgtgaccaactggccggatatggcgctggtgctgaacaatctgcgcgccgggctgcaattgatcggcgatttctcggcgcaattctccacggccgtggatgtcgcggtcgaattcctgccggtgatcgcccgcaacgcgggcaaatacgatcagcaggtctacgcgctgctggatgcggtgctcccacaggtgcacaccttcacccagcagcacatgggcgatatcgattcgctgctgcgggcgctgccaccgctggccgaacggctaccgcaggcgggtgcg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acaccgagatcgaacgcaccgacagcaccgacaccgacaccgacaccgagaccgagaccgccgacgaggcggtttccgaaaccgctgcgcccgtccgaaagtcgcgcctttgccgccgcgcgctgccgacgttgggccagcgcgggcgaatcgtggcaggggtcgcggcggccgcggcgctcctggcgtcgatcgggtcgagcatcgtgttctaccagcatgattcgcgcgacaggcaactgctcgccgcccaggagcaggcccaggccgcggcgtgcaagtacgcgccggtgctggccacctacgacgccaagaacctcgacgcctatttcaccgcggtcctcgacggcgcgaccggcgagtggcgcaagcaattcgactccaccagcaaggatttgcgtgatgtcctgagccagggccaggtggtgtccaaggcgaccgacgtgcagtgcgcggtccgcaataccgacgcgaactcggccgaggccatcgtggtgatcggccagaccatcaccagcctgggcacccagggcaagcccgcgcccggccagctgtccatggtgatgcggctggagcgctccggtgaccgctggttggtcaacaaggtgaattcgccactggcacaacagccgcag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acaccgagatcgaacgcaccgacagcaccgaggtcgacaccgagaccgagaccgccgacgaggcggtttccgaaaccgctgcgcccgtccgaaagtcgcgcctttgccgccgcgcgctgccgacgttgggccagcgcgggcgaatcgtggcaggggtcgcggcggccgcggcgctcctggcgtcgatcgggtcgagcatcgtgttctaccagcatgattcgcgcgacaggcaactgctcgccgcccaggagcaggcccaggccgcggcgtgcaagtacgcgccggtgctggccacctacgacgccaagaacctcgacgcctatttcaccgcggtcctcgacggcgcgaccggcgagtggcgcaagcaattcgactccaccagcaaggatttgcgtgatgtcctgagccagggccaggtggtgtccaaggcgaccgacgtgcagtgcgcggtccgcaataccgacgcgaactcggccgaggccatcgtggtgatcggccagaccatcaccagcctgggcacccagggcaagcccgcgcccggccagctgtccatggtgatgcggctggagcgctccggtgaccgctggttggtcaacaaggtgaattcgccactggcacaacagccgcagc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accccaggaacgtggagctgtggcgctccaccgagaagctgcgcaagcgcaccctcggcattctgttcttcgtggtggtggcgctgttcctgtggaccaccatcgccgtctacaacaagcagttcgtggagacggtgcgggtcaacctgatcaccgacaccgtcggaaacgccttgacccgcaacgcggatgtgaaggtccgcggcgtcaccgtgggcgagctgcggtcgagcaagtacgacggcaagaacgtcaccctggacctggccatcgatccgggcaaggccaaggagatcccggtcaatgtgaccgcgcgcctgctacccaagacgctgttcggtgagcgctacatcgatctggtgtggccggaggccccggaggggcacctcaccgagggcgtcaccctgcaccaggacaccagcggcaacgccatcgaggtgagccagctgctggacaacatcctgccgctgctgaacgcgattccgccgcagtacctgtcctccacgctgagcgcgctgtccaacgcgctgcaggggcagggcgaggagctgggcaagaccatcgaccggctcgacaccatcttcacgcaggtcaacggtgagatgcccacgctgcaacaggatctgaagagcctggccgacgtggcgaccacctacgcggacgccgcgccgcagttggtggacgcgctggacaacctgcgcaccaccaatgccaccatcgtggcgaagcgctcgcagatcgacaccctgatggcgacgctcaccccgagtgcctcgaccaccgcggacttcctgctcgccaaccgcgacaacatcatcgacgtggccgccgactcccgccccgcgctggaggcgctggccaagtactcgcccagctacagctgcgcgctggccggattcgcggaactcaagccgcgcatcgaccagatcttcggcaagggcaccgacctgccgggctcgcgggtgagcgtgtcggtcgtgaacccccgcggccgctacgtccccaaccaggacgagccgcgctggttcgattcgcgtggcccgctgtgcgttccgatgtacccgccgggcaccgacccgggccagtacaccaacggttccgccaatgacggttcctaccagccgcccacccgcaatccgggtgaccagaacatcggccggatgccggagccgcagtacaaggtgtacggcccctacacgccgaccaccgcgtactcgccgcaggagtcgcaggccctgggcgcgatctacggtgccgcgcacggtgtctcgcccgacgaggtgcccagctggatcaccaagatcgccgctccggcgttccgcggcagtgaggtgagcgt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ttcgcaaaccgctgatcggcttcggcatcttcgccatcgtgtcgatcctggtgaccgcggtcatctggaacacgctggcgcgcaccgtgaagggcgataccaacacctactccgccaccttcaccgatgtgctcggcctgcgcgagggcgatgacgtccgcatggccggggtgcgcgtcggcaaggtcgagaagatcgacctggacaagaagaaccaggccgcggtgaccttcatcgtgcagcgcgaccagacgatctacggcgacaccaaggcgctggtccgctaccagaacctgatcgggcagcgctacctcgcgctggccgagccgtccaaggacaagccgcacaccggcgagcacgtggcgctgaagaacaacggctcgattccgctggagcgcaccgaaccgtcgttcgacgtctcgggtctgctcaacggtttccagccgctgttccaggtgctgcagcccgagcaggtgaacaacctgtccaataccctcatccaggccctgcagggtgacggagtgtcgttgagcgcgttcatcacccaggccgccgcggtggcctcggacttcgaacgccgcgacggcatcctctccgacgtcatctccaacctgtcgggtgtgatgtcgggcctggccaagcgcggtgacgagttggagacgctggtgacccagacccgctccctgatcggcggcctgtacgcgcagggtcagtcgttgcaggcgtccacggtccagatcgccgatgccacaacggctctggtcggcatgttcggtcagatccagcccaagctggtggccgcgcaggactccacccagttggcgctggcgctgctgctggccaatggcgccaagctggaccaggcggcggtggacctgcccgcgattctggccaatgtcggcaagttcacccagaacggcgcctacgccaacgcctacatgtgcagcctcgacgtatcgctctacggtgtcctcttcccgcgcggtctgttctcgcagatcggcggcaactcccactcggcggtgtgccggc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ttcgcaaaccgctgatcggcttcggcatcttcgccatcgtgtcgatcctggtgaccgcggtcatctggaacacgctggcgcgcaccgtgaagggcgataccaacacctactccgccaccttcaccgatgtgctcggcctgcgcgagggcgatgacgtccgcatggccggggtgcgcgtcggcaaggtcgagaagatcgacctggacaagaagaaccaggccgcggtgaccttcatcgtgcagcgcgaccagacgatctacggcgacaccaaggcgctggtccgctaccagaacctgatcgggcagcgctacctcgcgctggccgagccgtccaaggacaagccgcacaccggcgagcacgtggcgctgaagaacaacggctcgattccgctggagcgcaccgaaccgtcgttcgacgtctcgggtctgctcaacggtttccagccgctgttccaggtgctgcagcccgagcaggtgaacaacctgtccaataccctcatccaggccctgcagggtgacggagtgtcgttgagcgcgttcatcacccaggccgccgcggtggcctcggacttcgaacgccgcgacggcatcctctccgacgtcatctccaacctgtcgggtgtgatgtcgggcctggccaagcgcggtgacgagttggagacgctggtgacccagacccgctccctgatcggcggcctgtacgcgcagggtcagtcgttgcaggcgtccacggtccagatcgccgatgccacaacggctctggtcggcatgttcggtcagatccagcccaagctggtggccgcgcaggactccacccagttggcgctggcgctgctgctggccaatggcgccaatctggaccaggcggcggtggacctgcccgcgattctggccaatgtcggcaagttcacccagaacggcgcctacgccaacgcctacatgtgcagcctcgacgtatcgctctacggtgtcctcttcccgcgcggtctgttctcgcagatcggcggcaactcccactcggcggtgtgccggc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gatcaccaagtccgccgtcaaactcaccgtgttcctggtgatcgtggccgcctgcaccaccttcatcgtgacggcgctgcgcaccccgataccgggcgacaaggtcacctacgatgccgtgttcaccgatgtctccgggcttttcgccggtgactcggtgcgcatgtccggtgtcgcggtcggcaaggtcgaggccgtgtcactggacggcaccaaggcgcgcgtgcacctcaccgtcgacaagtcgcggccgctgtacgacaacaccaaggccgcggtgcgctatcagaacctgatcggccagcggtacgtggagctgctcaccgagggcaagggcggggcgaaactggctgccggatccacgattccggtggagcggaccatccccagcttcgatgtctccaagctgttcaacggcttcaagccgatgttcgacaccttggatcccgcgcagctcaaccagttcggcaccaacctgctgcgggtcatccagggcgacggggccggcatcggcccggtactggccgacgtggacaccctcaccaagcacgcccgcaacagcgaggccgtgatcgtgctgctgatccgcaatctgggcgtggtgtcggaggccatcggcggcaagtccggggcggtcggcgatctggtgcagcagctcgcgggcatcctgcaccagttcaccgccaggacccagaccatgctcaccgccgtcgacacggcgaaaaaagttctcgcgccgatgattccgctgctcgaagacggtcaagccgcctacgaccagggctacggcccggtggacggcctgctgcggcggctggtgccgcagatggatcagctcacccagatcctggccatcacaccgcaattggtgaccggtctgaaccagtcgacgcccggccagggctacaagccgcgcatcacctgctccaacggtgaggccgcgctgcccgcggcggtcggtgtcatcctgtccactcagaacctggtggtgtg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gcgttcgcccctgatcaattacggcatcatcggcatcgtgctggcctcgaccatctcgctggcgtcactgcagttcgatcgcctgcccttcgtacgatccggcgccgagtactcggcgctgttcgccgacgcgggcggcctgctgccgggcgaccaggttcaggtcgccggcgtgaaatcgggccgggtgcagcaggtccagctggacggcgccaaggtgaaggtgcggttcaccctcgacgagggaattccactgggcaacaagaccaccgcggccatcaagaccaatacggtgctgggccgcaagtcgctcgaggtcacccccgagggtgacggcacgatgcgcggggactccacgattcccttggagcgcaccacctctccgtactcgctgaacgacgcgctgggcgatctgtccaatacggtcaagggcctggacatggaccaggtcaacaagaccctcgacgcgctgtcggacaccttcaaggacaccccggccccgctgcgctccgcgctcgacggcatcacggcgctctcgcgcagcatcaatacccgcgatcaggccctgaccgatctgctcggcaaggcgcagagcgtgaccaaggtgctggccgaccgggcctcggagatcaatacgctgctggtggacggcaacagcctgctgggcgagctcgatgcccgcaaggccgcgctcggccagctcatcacctatgtcaacggtctggccaagcagctcaccggcttcgtcaacgacaacgaggcacagctcaaacccacactggacaagctgaattcggtgctcggggtgctgcagcggaacaagcagaatctgtccgacgcgctcgacgcgctcgggccctacgcgggcgcgctgggtgagcaggtcggcagcggtccctacttccaggcctacatcgtcaacgccaacagcgactacgtccagatgctggtcgactccatggtgtggccggaccatctgcccagcgacctgcagcactacctgaaagacttcccgccggtcattaccccggcacagacggagccgggt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caaccggattcgcggcggccgggtgaaacgggccgcgctgctggccacctcgctcggcgcggtcaccgcggtggccgcgggctgcggcgcggacagcattccgctgcccggcggcccgaacatcggcaagcacccgatgtccatcgacatccgcttcggcgatgtgctggacctggtcccgcagtcctcggtgaaggtcgagggcgtggccgtgggccgggtcgacaagatcagcatcgcacccgacaacgcctgggaagccagcgtgcaggtgctggtcaacgatgacgtgaagctgccgcacaatgcgcacgccgaggtcaagcagaccaacctgctgggtgagaagtacatcgaactgtccgcccccaaggacgccgactccgcgccgctgaagagcggtgacaagatcccgcgcgagaacacccagaccgccaccgaggtggagcaggtgctcggcgcgctctcgctgctgctcaacggcggcggcgtggcgcagctgcaaccgatcgtggtggagctcaacaagactctggacggccgcgagggcaaggtccgggacttgctggatcaggccaacatcctgatcaagggtctcgacgaccaggtcggcaatatcacccgcgcgttggacagcctcgacacgctgaccagccgggtgagccagcagaccacccagatctccaagatcctcgacgagctgcccgccggcatcaagatcctcaatgagcaacggccgcagctgattcagatgctgcagcagctggagcgggtggggcaggccggattcgacgtgctcaaccactccaaggacaacctgatcaccgatctgtcctcgctgcgacccacgctgcaggcgctgggcgattcggcgggtgacctggtgaccgcgttcccgctcatcccgacctacccgttcccggacgaggcgataaagtccgcgttcggcggccaggtcaacacctggctctcggtcgacctgcagatcggcaccctgctgtcgaacctcggtgtgggcaaacaggatccggtctacctgccgcccaccggccgtcaggtgaacgtggacccgaccaacccgtactacaacggcaacgggccgcgcggcggctggccgaccgtctcgctgctgccgctgccgcccaccgtggcgcggccgaccgggcaggcgggaccgaccgatccgctgggatcgatcctcgagcagctgggagtgggtggtccg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ccaaccggattcgcggcggccgggtgaaacgggccgcgctgctggccacctcgctcggcgcggtcaccgcggtggccgcgggctgcggcgcggacagcattccgctgcccggcggcccgaacatcggcaagcacccgatgtccatcgacatccgcttcggcgatgtgctggacctggtcccgcagtcctcggtgaaggtcgagggcgtggccgtgggccgggtcgacaagatcagcatcgcacccgacaacgcctgggaagccagcgtgcaggtgctgttcaacgatgacgtgaagctgccgcacaatgcgcacgccgaggtcaagcagaccaacctgctgggtgagaagtacatcgaactgtccgcccccaaggacgccgactccgcgccgctgaagagcggtgacaagatcccgcgcgagaacacccagaccgccaccgaggtggagcaggtgctcggcgcgctctcgctgctgctcaacggcggcggcgtggcgcagctgcaaccgatcgtggtggagctcaacaagactctggacggccgcgagggcaaggtccgggacttgctggatcaggccaacatcctgatcaagggtctcgacgaccaggtcggcaatatcacccgcgcgttggacagcctcgacacgctgaccagccgggtgagccagcagaccacccagatctccaagatcctcgacgagctgcccgccggcatcaagatcctcaatgagcaacggccgcagctgattcagatgctgcagcagctggatcgggtggggcaggccggattcgacgtgctcaaccactccaaggacaacctgatcaccgatctgtcctcgctgcgacccacgctgcaggcgctgggcgattcggcgggtgacctggtgaccgcgttcccgctcatcccgacctacccgttcccggacgaggcgataaagtccgcgttcggcggccaggtcaacacctggctctcggtcgacctgcagatcggcaccctgctgtcgaacctcggtgtgggcaaacaggatccggtctacctgccgcccaccggccgtcaggtgaacgtggacccgaccaacccgtactacaacggcaacgggccgcgcggcggctggccgaccgtctcgctgctgccgctgccgcccaccgtggcgcggccgaccgggcaggcgggaccgaccgatccgctgggatcgatcctcgagcagctgggagtgggtggtcc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cggcttcgcatcccggtcattcgctatcccggcttcctggccaatcggtacctgcggctggggttgttcgcggccgcgttcgtcgtgctgctgctggtcgggtccaacgtgctggagcgggcgcagttgggcgacaagacgatccacgccgaattcgcgcaggccgccgggttgcggccgggcgcgaccgtggacgtggcgggcatcgaggtcggtcaggtcagcgcggtcaagctggacaacggcaaggtcctggtcgacatgcgcgtgcaccgcgacctcgagctcggcgacgaggcgcgcgcggccatcaagatgtcgaccatcctgggtcggctgcacgtggacctgacacccggcaacggcaagccgttggccggggaccggatcaagctggatcacacctcggtgccctacaacctgggcaaggtcatacaggatccgcagtacaagaactctttcgagcgcatcgagaagctggatccgcagaagctgcgccaggccctcgatctggtggaccagcagatgggcacctcgcccgagctgaccgtcaaggccctggacagcgtgggcgcgctggccaaggtcatcaacgaccggcgcgacgaggtggacacgctgctgaagagtatggataccgtctcgcagctggcctcggacaatcagaacagcgtgctgctcctgctgactcgcggtgaggccatcggcagcgccgtgcagcaacgccagacccttctgaaacagctcctcgacaatgtggccgcgctgtcgagcctgttgcagcagatgggcctcgagaacaacaaccagctcggcccgctcatcaccgacctgaacaccatgtccgcgggcctggagaagaacaagggcaacctcgaccggctgtatcagatcatgccggtgaccttgcggcagttcaacaatgtgctcggcgacggaccgtacggaaacgtatacgcgccgtggctgtttccggacaactggctgtgcttcgcgcaggccgtgcaggggtg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cgggcatcgcgcagcgattccgtcgggggtggcggtggggcgacgggtgggcgtgtcaaggccgcggcgtggcggctggcgctgttcgcaggcgtcatcgtggtggttttgatgctggtgctgaccgcgattcagcggccggtgtccggcggaaccgagacccacgacgccatcttcaccgatgccaacggtctcaaggtcggcgatgacgtgcgtatgtacggcgtgcaggtcggcaaggtcaaggacatcggcctcgaaggcgcgaaggcccgggtgcaggtgtcggtcaagaccgatgcgcccgtctacgacaactccaagctggccatccgctaccagaacctgaccggccagcggtacatcgatctgcagcagccgccgcagccgggcaatcggatcgcggcgggcgtgcgcatcggcgaggaccgcacggtcccgtccttcgatgtgacccagctgttcaacggcctgaagccggtgctgcagaccatctctcccgaggccatcaaccaattcagcgccagcatggtggctttgatcgagggcgacggcagcggggtcggcccggccatggacgcgatcgggaaactggcgtcctacgtggacaatcggcagcaggtgatctggacgctgatccggaacatgtcggatctgtcggaccgcctcggcggccgggtgcactacctggtgccgttgatcaagcagctcagcgatattttcgaggcgctgaaccagaacatcggcggcctggcgcaattcgccatgaccgcgccctcggtgctgcggcccatcgacaatctgctgaattcgctgggcatcaacagcggttcggatgtggacgcgttgatccgccagatcttcccggacgccaaggaggcggtggacgtcttcagccgcctgcccgcggtgctgggcgcggccgacgcggcgctgccgcagagcccgacgggctggaagccggtgtgcagcaaggggaccgcggagctgccgccggtggtcaaggtgctcgtttcgggacagcaggtggcgatatgcaacgg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cgggcatcgcgcagcgattccgtcgggggtggcggtggggcgacgggtgggcgtgtcaaggccgcggcgtggcggctggcgctgttcgcaggcgtcatcgtggtggttttgatgctggtgctgaccgcgattcagcggccggtgtccggcggaaccgagacccacgacgccatcttcaccgatgccaacggtctcaaggtcggcgatgacgtgcgtatgtacggcgtgcaggtcggcaaggtcaaggacatcggcctcgaaggcgcgaaggcccgggtgcaggtgtcggtcaagaccgatgcgcccgtctacgacaactccaagctggccatccgctaccagaacctgaccggccagcggtacatcgatctgcagcagccgccgcagccgggcaatcggatcgcggcgggcgtgcgcatcggcgaggaccgcacggtcccgtccttcgatgtgacccagctgttcaacggcctgaagccggtgctgcagaccatctctcccgaggccatcaaccaattcagcgccagcatggtggctttgatcgagggcgacggcagcggggtcggcccggccatggacgcgatcgggaaactggcgtcctacgtggacaatcggcagcaggtgatctggacgctgatccggaacatgtcggatctgtcggaccgcctcggcggccgggtgcactacctggtgccgttgatcaagcagctcagcgatattttcgaggcgctgaaccagaacatcggcggcctggcgcaattcgccatgaccgcgccctcggtgctgcggcccatcgacaatctgctgaattcgctgggcatcaacagcggttcggatgtggacgcgttgatccgccagatcttcccggacgccaaggaggcggtggacgtcttcagccgcctgcccgcggtgctgggcgcggccgacgcggcgctgccgcagagcccgacgggctggaagccggtgtgcagcaaggggaccgcggagctgccgccggtggtcaaggtgctcgtttcgggac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aatcgcctactgcgggaactgcgttcgggccgcacggcccggcgcgcgatcgtcgccctcgcggtctccgcgaccgccgtcgtcgcctccggctgcggtgccacggtggagagcctgccgctgcccaagcccggcgcgggcggcgagacctacacggtgcacgcggctttcgacaatgcgctgaacctgcccgatcaggccaaggtcaagatcggtggttccgacgtcggcgtggtcaccaagatcaccaccaaggacttcaaggccaatgtggacctggccatccgcaaggacatcgaactgccccagggcagtacggccgaactgcgccaggccaccccgctgggcgacgtcttcgtggcggtgtccatccccaaggccgtgcccggcggggagctgatcaaggacggcgggcgactcgacaagacctcggccggcgccaccgtcgaagagctgctcatgtcgatctcgttgctgttcaacggcggcggcatcgccaacctgtccaagctgaccgccgagatggactccatcgtcggcggtcgcggtgaacagctcggccacgtcctgacccagctgaccagcgtgatgggcagtctcaacaagaacagcacgcgcatcgacggcacactggccggattcagcgcgctggccgacaccatcgaggccaaccaccagcagctgggccaggtggccgacaacctgcccggcatgatcggcgccatcgccgagaacaaccaggccctcggcgatctgctcaccaaggtctcgacgaccagtgcggccctgggcgattacgccaacaccacctccgacgcgctggccagcctgctcgacaatgtggcgaagctgatgaacgcgctcgcgcgcaccgatcagtcgctcgggcccgcactcgatgccctgcacgagatccggcccaaggccgacgcctccttcaagggcgacaccctggccgtcgcgggcaccctcaccctgctcgatatcggcctgctcaccgacccggccaacagcaagttcccggatctcaaggacctcaacgacttcgggggcagcctgatccaggtgctgcagatcatctacggccgggtcaacggggggca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aatcgcctactgcgggaactgcgttcgggccgcacggcccggcgcgcgatcgtcgccctcgcggtctccgcgaccgccgtcgtcgcctccggctgcggtgccacggtggagagcctgccgctgcccaagcccggcgcgggcggcgagacctacacggtgcacgcggctttcgacaatgcgctgaacctgcccgatcaggccaaggtcaagatcggtggttccgacgtcggcgtggtcaccaagatcaccaccaaggacttcaaggccaatgtggacctggccatccgcaaggacatcgaactgccccagggcagtacggccgaactgcgccaggccaccccgctgggcgacgtcttcgtggcggtgtccatccccaaggccgtgcccggcggggagctgatcaaggacggcgggcgactcgacaagacctcggccggcgccaccgtcgaagagctgctcatgtcgatctcgttgctgttcaacggcggcggcatcgccaacctgtccaagctgaccgccgagatggactccatcgtcggcggtcgcggtgaacagctcggccacgtcctgacccagctgaccagcgtgatgggcagtctcaacaagaacagcacgcgcatcgacggcacactggccggattcagcgcgctggccgacaccatcgaggccaaccaccagcagctgggccaggtggccgacaacctgcccggcatgatcggcgccatcgccgagaacaaccaggccctcggcgatctgctcaccaaggtctcgacgaccagtgcggccctgggcgattacgccaacaccacctccgacgcgctggccagcctgctcgacaatgtggcgaagctgatgaacgcgctcgcgcgcaccgatcagtcgctcgggcccgcactcgatgccctgcacgagatccggcccaaggccgacgcctccttcaagggcgacaccctggccgtcgcgggcaccctcaccctgctcgatatcggcctgctcaccgacccggccaacagcaagttcccggatctcaaggacctcaacgacttcgggggcagtctgatccaggtgctgcagatcatctacggccgggtcaacggggggcac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tcgaaactcaagtcccgtttccacgccaatcgcaacttctggctcggcgtgctcggcgtggcgctgatcgccgcgctgctgctcggctcgaccgcctacaagcagatcggcatcgggcagcagagcatcaaggccgaattcgtgcagacggccggcatcaagaccggtgacaaggtggacgtcgccggcgtcaatgtcggcacggtctcggccgcggagctcgagggtgaccacgtgctgatcaccctgaacgtcaagaaggacgtgaagctcggcccggacgccaaggcgtcgatcaagatggcgaccctgctgggcgcgcgctacgtcgacctgacgcccggtgacggatccgggctgaagggcaatcgaatccccaagtccaacacggtggttccctacaacctggccgacgtggtgcaggagggcacgcccaagttcgaggagctcgacaccaagaagctggcggaatcgctcgacctgatcaaccagcagatgggcgacaccccgcagatgacggtgcaggcgctcgattccatcggcgcgctggccaagaccatgaacaaccgcaaggaccaggtcgaccagctgctcaaggatctggaccgggtcaccaggatcctcggtgacaaccgcaacagcctgctgctggtgatcacccagggccaggccatcgccaaccgggtgatggagcgccagggcctgctcaagagcctgctggacaatatcgccacgctcagcggtcagctgcagcagatcggcgcggccaacgacaacaagttcgggccgactctgcagcagctcaacaccatggccgacggcctgcagaagaacaaggaaaacctggatcggctgctgtcgatcatgccgccgtcgatccggcagttcaacaatgccttcggcaacggcaattacggtgaggtcgcgctgccctggctgttcccggacaactggttgtgcttcgcgcaggtgaacgaggggtgccacc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gtcgaaactcaagtcccgtttccacgccaatcgcaacttctggctcggcgtgctcggcgtggcgctgatcgccgcgctgctgctcggctcgaccgcctacaagcagatcggcatcgggcagcagagcatcaaggccgaattcgtgcagacggccggcatcaagaccggtgacaaggtggacgtcgccggcgtcaatgtcggcacggtctcggccgcggagctcgagggtgaccacgtgctgatcaccctgaacgtcaagaaggacgtgaagctcggcccggacgccaaggcgtcgatcaagatggcgaccctgctgggcgcgcgctacgtcgacctgacgcccggtgacggatccgggctgaagggcaatcgaatccccaagtccaacacggtggttccctacaacctggccgacgtggtgcaggagggcacgcccaagttcgaggagctcgacaccaagaagctggcggaatcgctcgacctgatcaaccagcagatgggcgacaccccgcagatgacggtgcaggcgctcgattccatcggcgcgctggtcaagaccatgaacaaccgcaaggaccaggtcgaccagctgctcaaggatctggaccgggtcaccaggatcctcggtgacaaccgcaacagcctgctgctggtgatcacccagggccaggccatcgccaaccgggtgatggagcgccagggcctgctcaagagcctgctggacaatatcgccacgctcagcggtcagctgcagcagatcggcgcggccaacgacaacaagttcgggccgactctgcagcagctcaacaccatggccgacggcctgcagaagaacaaggaaaacctggatcggctgctgtcgatcatgccgccgtcgatccggcagttcaacaatgccttcggcaacggcaattacggtgaggtcgcgctgccctggctgttcccggacaactggttgtgcttcgcgcaggtgaacgaggggtgccacc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tctcgatcccagcgggcggggccccacggcccgacagctcacgctcgccggactcgccctgctcgccacggtggcgctgctgctgtacgtgctggcgctgcgctacaacggccgcttcgaggacaaggtggccgtcaccgccgagctcaccagcaccggcgacgggctgcccgcgcacgccgacgtgaagttccgcggcatggtcgtgggccgcgtgcaggacgtgacggtggtcgccaaaggcgcgcggcagcgggccgcgctggcgatcgaaccccaagtggcgggcacgattccggcgagcgtggcggcccgggtgattccgaacaatatcttcggggtgaccgcggtcgagctggtcgacaccacgcccagccgcgccaccctgcgcgcgggtgcgacgattccggaggacaccagcactgccacggtgcagttgcagtccacgctcaatgtgctgcgcaccgtgctgaccgatatccagccggagaagctggggcgggtgctgtccacgctgtcggcggccctggatccggccgcgcgggtaccgggttcgacggtcgaacgactcgaccactggatcaccgaggtgcgcgccatcgaagagatcggggacctgctgggcaatctcgggcgggccgcctccgcgctgagcgaatcggccccggatctggttggcaccctggccaagtcggtgaccacggcacgcacgctgaccgagcagcgggccgcgctggtgaaccttttgaccagcggcggcagcgcggtggacaccgtgaacggcctgttcgcccgcaatcccgactcgggcaagttcctggtgtccgggctcgaccagctcttcggcagcctcgcccaggaccctcaggccattccctatgccatcgcgaatctgaatacggcgctgcaacgcttgcagaccaccttcaccttcggccccaagaaacagatggtgtggaagatggacgtgtccttcacgccgttccagcagtacacgaccaaggattgcccgcgctacggcgacctgtccgggccgcgctgcggcgggtcgacagtaccggaaaccgctcccgcgcaggagtttccacagcagcaggcccccaagtggctcgatgccgccggacccgcgccgacgcttcctgccacaccgagtcttccggtgatcccgggattgcccgcgatcccgggtctcaccgcgcccgcgtcctggaccgggaagacacaacagggtcaaccggacggattgcgcggtaccgaggccatcgcggcgctggtcggcggcaagccggacgcggcccagatcctgctgctgacgccgctgctcgcgggcggatcgctggtccccgccgcgaccggaggcgcgtc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tctcgatcccagcgggcggggccccacggcccggcagctcacgctcgccggactcgccctgctcgccacggtggcgctgctgctgtacgtgctggcgctgcgctacaacggccgcttcgaggacaaggtggccgtcaccgccgagctcaccagcaccggcgacgggctgcccgcgcacgccgacgtgaagttccgcggcatggtcgtgggccgcgtgcaggacgtgacggtggtcgccaaaggcgcgcggcagcgggccgcgctggcgatcgaaccccaagtggcgggcacgattccggcgagcgtggcggcccgggtgattccgaacaatatcttcggggtgaccgcggtcgagctggtcgacaccacgcccagccgcgccaccctgcgcgcgggtgcgacgattccggaggacaccagcactgccacggtgcagttgcagtccacgctcaatgtgctgcgcaccgtgctgaccgatatccagccggagaagctggggcgggtgctgtccacgctgtcggcggccctggatccggccgcgcgggtaccgggttcgacggtcgaacgactcgaccactggatcaccgaggtgcgcgccatcgaagagatcggggacctgctgggcaatctcgggcgggccgcctccgcgctgagcgaatcggccccggatctggttggcaccctggccaagtcggtgaccacggcacgcacgctgaccgagcagcgggccgcgctggtgaaccttttgaccagcggcggcagcgcggtggacaccgtgaacggcctgttcgcccgcaatcccgactcgggcaagttcctggtgtccgggctcgaccagctcttcggcagcctcgcccaggaccctcaggccattccctatgccatcgcgaatctgaatacggcgctgcaacgcttgcagaccaccttcaccttcggccccaagaaacagatggtgtggaagatggacgtgtccttcacgccgttccagcagtacacgaccaaggattgcccgcgctacggcgacctgtccgggccgcgctgcggcgggtcgacagtaccggaaaccgctcccgcgcaggagtttccacagcagcaggcccccaagtggctcgatgccgccggacccgcgccgacgcttcctgccacaccgagtcttccggtgatcccgggattgcccgcgatcccgggtctcaccgcgcccgcgtcctggaccgggaagacacaacagggtcaaccggacggattgcgcggtaccgaggccatcgcggcgctggtcggcggcaagccggacgcggcccagatcctgctgctgacgccgctgctcgcgggcggatcgctggtccccgccgcgaccggaggcgc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acggatgacattgccgcgttcattgccgcgactcagcttcaaacgcgatgatcgcgtggtcgacgaggcgaccaagcagaagcggcacctgcgcaagggcattctcggcgcgatcgtggtggtgctgggtctggccgccgccgggacgctctatgtggtcccgttcggcaagcacacctacaccgcggagctgtccgaggcgcagtcggtgaaggcgggcgacgatgtgcgcctggccggaatctcggtcggcgaggtcaagtccctggaactgaagccggacaaggtcgtcatgcgcttcacggtgaaaaccgatgtgttcctgggcgatcagacctccctggacatccgcatgctgaccatcgtcggcggccactacgtggcgctgttcccggccgggagcaagccgctgggttccgcgccgatcccggccgaccgggtgcgactgccctacagcctggtcgagaccttccaggacgccgccaccccgctggccaagatcgacggctccacgctcaacaagaacctcgcggcgctgggcaattcgatcgacggcgcgcccgacagcctgcgcaccacgctgacgacggtcgccgactacgtggacgcgctggatcgccagcgcagccaggtgtccaatgccatcgccgtggccgacgagtacgtgcgcatgtacgacggcgcgaagaccgatctgggccggctcatggacaacgccaacctgctggtcaccgtgctcgaggacaagcattcggaaatggcggaggccatccggctgctcagcgacgtgctcgggcgactcggcggtgcggagccgacctggtcggagctgaagcccaagctgaccgacgccatcaccgagctcgagcagctcggccagaagttcaccccgaccctgaccgcggcgcaggagctccagaagaagctgtcggacctggtgattcccgacggcggcgtgcagatcgaccagtcgcagcagaccgtgcccctgccgcagccgccggtggcactgccgcaggtgtgcattccggtgctcgggaaggagt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acggatgacattgccgcgttcattgccgcgactcagcttcaaacgcgatgatcgcgtggtcgacgaggcgaccaagcagaagcggcacctgcgcaagggcattctcggcgcgatcgtggtggtgctgggtctggccgccgccgggacgctctatgtggtcccgttcggcaagcacacctacaccgcggagctgtccgaggcgcagtcggtgaaggcgggcgacgatgtgcgcctggccggaatctcggtcggcgaggtcaagtccctggaactgaagccggacaaggtcgtcatgcgcttcacggtgaaaaccgatgtgttcctgggcgatcagacctccctggacatccgcatgctgaccatcgtcggcggccactacgtggcgctgttcccggccgggagcaagccgctgggttccgcgccgatcccggccgaccgggtgcgactgccctacagcctggtcgagaccttccaggacgccgccaccccgctggccaagatcgacggctccacgctcaacaagaacctcgcggcgctgggcaattcgatcgacggcgcgcccgacagcctgcgcaccacgctgacgacggtcgccgactacgtggacgcgctggatcgccagcgcagccaggtgtccaatgccatcgccgtggccgacgagtacgtgcgcatgtacgacggcgcgaagaccgatctgggccggctcatggacaacgccaacctgctggtcaccgtgctcgaggacaagcattcggaaatggcggaggccatccggctgctcagcgacgtgctcgggcgactcggcggtgcggagccgacctggtcggagctgaagcccaagctgaccgacgccatcaccgagctcgagcagctcggccagaagttcaccccgaccctgaccgcggcgcaggagctccagaagaagctgtcggacctggtgattcccgacggcggcgtgcagatcgaccagtcgcagcagaccgtgcccctgccgcagccgccggtggcactgccgcaggtgtgcattccggtgctcgggcaggagt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attacggaatgccgggtgtggccgtcgatcgcaagcgctcgatgacggtcggtgcggtcgcgctggcgctggtggtggccgtggtggcgggctggtcgctgtaccggtcgcagcagaccgaggccgggatcgcggtttcgctgcgcaccgagcagatcggtgacggcgtgctggtcggcaccgaggtgcgggccaagggcgtggtggtcggcaaggtcaccgatatcgcgccggatcagcatggcacgcagcagatctcgctgcggctggacgacaccaagctgttcgggatcgacgacagcctccaggtcgattacgcgcccgccaacctgttcggcatcagcgagatcgaattgcgccggggcgcgggcggctcgccgctgcgcacgggtgcggtgctggacttcaccggccgcaatgccacgcaggtctacgacgccaccatgggctcgattctgcgcagcgcctcgcaggtcggcggttcggtgctgacgcagcagatggcatcggtgatcgcgcaggccgcggccgacacccaggcgttcatgccgctggtgcaggcgctcatcaccgcgcagcgcaccatcaccgacaaccagaagatgccgatgtcgcagctgttcggcgaactcggcccggccttcgacggcggcgggcagttcgcgggcgcgaccgtgcaggtgatcgacctgatccgcagcatgcagcggttgcagaacgatcgggccgcctacgacaagggcgtcgcgacgctgaccgggcagttgctgcccgcgctggcgaacaccctctccgaggccgggactcagctgtcgagcaccaccgacatgctggtgccgatcctgaccgcgctggcgcagatggtgcctcagccgcagcagtccggggccgaattgaagctgctgctacagcgtttgagcgcggccatgcccgacaacgggcagggaccggtgctgaacgtgcaggtcgatctgaagggcgtgcccggcatcgcggtgccgctgctgggaggtgcc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aattacggaatgccgggtgtggccgtcgatcgcaagcgctcgatgacggtcggtgcggtcgcgctggcgctggtggtggccgtggtggcgggctggtcgctgtaccggtcgcagcagaccgaggccgggatcgcggtttcgctgcgcaccgagcagatcggtgacggcgtgctggtcggcaccgaggtgcgggccaatggcgtggtggtcggcaaggtcaccgatatcgcgccggatcagcatggcacgcagcagatctcgctgcggctggacgacaccaagctgttcgggatcgacgacagcctccaggtcgattacgcgcccgccaacctgttcggcatcagcgagatcgaattgcgccggggcgcgggcggctcgccgctgcgcacgggtgcggtgctggacttcaccggccgcaatgccacgcaggtctacgacgccaccatgggctcgattctgcgcagcgcctcgcaggtcggcggttcggtgctgacgcagcagatggcatcggtgatcgcgcaggccgcggccgacacccaggcgttcatgccgctggtgcaggcgctcatcaccgcgcagcgcaccatcaccgacaaccagaagatgccgatgtcgcagctgttcggcgaactcggcccggccttcgacggcggcgggcagttcgcgggcgcgaccgtgcaggtgatcgacctgatccgcagcatgcagcggttgcagaacgatcgggccgcctacgacaagggcgtcgcgacgctgaccgggcagttgctgcccgcgctggcgaacaccctctccgaggccgggactcagctgtcgagcaccaccgacatgctggtgccgatcctgaccgcgctggcgcagatggtgcctcagccgcagcagtccggggccgaattgaagctgctgctacagcgtttgagcgcggccatgcccgacaacgggcagggaccggtgctgaacgtgcaggtcgatctgaagggcgtgcccggcatcgcggtgccgctgctgggaggtgcc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tatcgatccgagtgggcgcggaccgacgatgcggcaattgctcatcgccggggtctgcggcctcaccgtcatcgccgtcgtgctgggcttcctgttcgcccgctaccgcggctacttcgtcgaaaaggtcaatgtcaccgcgaatctcaccaccaccggtgacggcctgcccgccaacgcggacgtgaagttccgcggcgtgctggtcggcgcggtcaaggatgtgtccgtggcggccaagggaaccaagcaggaggtgcacatcgagatgaaacccgagtacaccgacggcatcccggccaatgtcaccgcgcgcgtggtgccctccaacctgttcgccgtcacctccgtcgaactcgtctatccggagaacggcgccgattccacgcatctgaaggagggttcgcagatcgccgaggacacctcgaagggcaccatcgccctgcaggacaccctcaccaaggtccgcgacattctcggcaagatcgatccggtgccgttcgggcgggtgctgggcacgctgtcctacgccctggacggcagcggccggatgcccggttccagcatcgagcgcatcgaccgctggctcgagcaggtgcgcggctcggtgccggatgtcggtggtttcctcgacgacctgtcgtcctcgatgcacgcgctcaatcagtccgcgcccgaactcatgggtgtgctgaaggattcggtcgagacggccaagaccatctccgaccgccgtgccgagttgaccgcgctgctggccggcacctcgagcaccatcgacaaggtgaacgggctcttcgcccgcaaccccaatgtcggaaaggacgtcaccaccggcaccagcaccctgttcggcgcgctgtcggacaacccggacgccattccgctgtccatcgccaacctcaacgattcggtccgcaagctcagcggcgccttcggctggggtccgcagcagcagatgaagtggaacgtgggcatcacgttcaccccgtacaagccctacacccgcgacgactgcccgcgctacggcgagctggccgcgcccagctgcggcaccgcgccgctcacctcggatccgggcacgctgccggagtccatgcggcccagggccatcgacgcggccaaggatctgccgttgatggggaccccgccgccgggcttcccgctcatccccggcgtgaccgtcatcggtacgcccgagggcgcgccgaaggccgacacccagcagccgggcaccgacccgctcgcgggtacgccgctgcagggcatgttcccgaatctgcaactcccggccgccccggcgagccagccgaagtcggctccggccggcaaggactcggcaccgaccggcaaggacatcgccttcaccggtgacgacgccatcaccgccctgctgggccggcgtccgaccgcggccgaatacctgctgctgagtccgattctgaagggtgcgaccgtgcaattgagtcagagcgggggcggc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tatcgatccgagtgggcgcggaccgacgatgcggcaattgctcatcgccggggtctgcggcctcaccgtcatcgccgtcgtgctgggcttcctgttcgcccgctaccgcggctacttcgtcgaaaaggtcaatgtcaccgcgaatctcaccaccaccggtgacggcctgcccgccaacgcggacgtgaagttccgcggcgtgctggtcggcgcggtcaaggatgtgtccgtggcggccaagggaaccaagcaggaggtgcacatcgagatgaaacccgagtacaccgacggcatcccggccaatgtcaccgcgcgcgtggtgccctccaacctgttcgccgtcacctccgtcgaactcgtctatccggagaacggcgccgattccacgcatctgaaggagggttcgcagatcgccgaggacacctcgaagggcaccatcgccctgcaggacaccctcaccaaggtccgcgacattctcggcaagatcgatccggtgccgttcgggcgggtgctgggcacgctgtcctacgccctggacggcagcggccggatgcccggttccagcatcgagcgcatcgaccgctggctcgagcaggtgcgcggctcggtgccggatgtcggtggtttcctcgacgacctgtcgtcctcgatgcacgcgctcaatcagtccgcgcccgaactcatgggtgtgctgaaggattcggtcgagacggccaagaccatctccgaccgccgtgccgagttgaccgcgctgctggccggcacctcgagcaccatcgacaaggtgaacgggctcttcgcccgcaaccccaatgtcggaaaggacgtcaccaccggcaccagcaccctgttcggcgcgctgtcggacaacccggacgccattccgctgtccatcgccaacctcaacgattcggtccgcaagctcagcggcgccttcggctggggtccgcagcagcagatgaagtggaacgtgggcatcacgttcaccccgtacaagccctacacccgcgacgactgcccgcgctacggcgagctggccgcgcccagctgcggcaccgcgccgctcacctcggatccgggcacgctgccggagtccatgcggcccagggccatcgacgcggccaaggatctgccgttgatggggaccccgccgccgggcttcccgctcatccccggcgtgaccgtcatcggtacgcccgagggcgcgccgaaggccgacacccagcagccgggcaccgacccgctcgcgggtacgccgctgcagggcatgttcccgaatctgcaactcccggccgccccggcgagccagccgaattcggctccggccggcaaggactcggcaccgaccggcaaggacatcgccttcaccggtgacgacgccatcaccgccctgctgggccggcgtccgaccgcggccgaatacctgctgctgagtccgattctgaagggtgcgaccgtgcaattgagtcagagcgggggcg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tcgccgctaccgaggaccgttggtcctgacgaccatcgccgccgttgccgccacgatcggcgccgccgttgtcatccatccgaattccggtagtacccaggggttctgcgccataatgcccgacacgatcgggctgtaccccggcaatttcgtcacccggatgggcgtccggatcggaacggtggatcggaccgaaccgcaggggtccggggtccgggtcacgttctcactcgacggcgatcaatcggtatcggccacggcgaaggcggtgacccgatcgacctcgatcctcgccgaccgcagtctcgaactgaccggaaacaatcaaaccgttccgagtttgtcgccggggcactgtattccgctgtccgacaacgcgactccgaagagcatctccgagatcaccgcggccaccgcgggactgctcgacggcctcgctcgatccggtacgggcaatacaggcgaccgggtgctggacggtctggcgggccagctgacgggcaatgggccggcggccggcaatgcggtggcgtccctcgcccgcgccgtcgcggacccggaccacgccacggcgacactcggtcaattgatcgccgacaccgcgccgctactggccgccacccgggcgcattgggacgatatcgagtccgcgctcgcgacagcgcctcccgggatccagtcggtggccgtgcaggtgttcccggcggtcaacacgattttcggcggtctgcccggtgccatggatctgtgcttggacctggtgcgacggtatggaacctacctgtggcccggcctcgacaccgtggctgcggcactgcatctcgcggccaccggggaggacagcatcgctcgattggccaattcactgccagcgctgtctgattcgatacgcctgttgagcaatgccggtaccggacagcagatctcggctgtggcaccgagattccggctcaccgcgatgcccggacaacccgaggtgaccgccaccgatctcttgcaattggtattgaaaggtggtgtgcccc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gaccgcgtcgtattgggcaagcgcagtccggttttcatgggcggcatcggcctgctcatggtgctgctggtgaccatgtccgcgttcaacctggacaagctgccgctgctgagcgccggcaccaagtacaccgccgagttctccgaggccgcgggcctgaagaagggcaacgaggtgcgcatcgccggcgtgaaggtcggcgcggtgtccgatgtccggctcgacggcgacaaggtgctggtcgacttccacacccaggacgcctgggtcggcaacgagaccagcgcgtcgatccagatcaagacgctgctcgggcagaagtacctggcgctggatcccaagggcaccaaggtgctcgatccctcggaccggattccgctctcgcgcaccgtgtccccctacgacgtggtggacgccttcagcgacgccgccaagaacatcgaggacaccaataccgcgcagctggcgcagagtttccaggtgctctcggacgcgttctcggcgaccccgccggaacggcgcggctccatcgacggcgtggcccggctctcggaatcgctggccaagcgcgacgatcagctcaagaagctgttcgccgccaccaagaccacctccaaggtgctcgcggaccgcaatcaggaattcgagcggctcatcgccaacggcggtgaactgctggccgagctgaacgtgcgccagcaggccatccaccagctgctcaccggtgcgaaaaccgttgcggccgaactgagcgcgctggtcaaggacaacgaggagcagatcggccccgcgctgaccaacctcaacaagaccatcgacctgttgaatgatcaccaggccgacatctccaagaccctcaccctggccgcgcccttctacgggctctacgccaatgtgctgggcaccggccgctggttcgacgcggtcatcaccaacctgattccgccggcgttgccggatgttccgggcaatcgcgatccgatccgaaagttgggaggt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gaccgcgtcgtattgggcaagcgcagtccggttttcatgggcggcatcggcctgctcatggtgctgctggtgaccatgtccgcgttcaacctggacaagctgccgctgctgagcgccggcaccaagtacaccgccgagttctccgaggccgcgggcctgaagaagggcaacgaggtgcgcatcgccggcgtgaaggtcggcgcggtgtccgatgtccggctcgacggcgacaaggtgctggtcgacttccacacccaggacgcctgggtcggcaacgagaccagcgcgtcgatccagatcaagacgctgctcgggcagaagtacctggcgctggatcccaagggcaccaaggtgctcgatccctcggaccggattccgctctcgcgcaccgtgtccccctacgacgtggtggacgccttcagcgacgccgccaagaacatcgaggacaccaataccgcgcagctggcgcagagtttccaggtgctctcggacgcgttctcggcgaccccgccggaactgcgcggctccatcgacggcgtggcccggctctcggaatcgctggccaagcgcgacgatcagctcaagaagctgttcgccgccaccaagaccacctccaaggtgctcgcggaccgcaatcaggaattcgagcggctcatcgccaacggcggtgaactgctggccgagctgaacgtgcgccagcaggccatccaccagctgctcaccggtgcgaaaaccgttgcggccgaactgagcgcgctggtcaaggacaacgaggagcagatcggccccgcgctgaccaacctcaacaagaccatcgacctgttgaatgatcaccaggccgacatctccaagaccctcaccctggccgcgcccttctacgggctctacgccaatgtgctgggcaccggccgctggttcgacgcggtcatcaccaacctgattccgccggcgttgccggatgttccgggcaatcgcgatccgatccgaaagttgggaggt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gcaacaacacagcgatgtggtgagcccgatcggctcgccgttcgtcgcgaaacccgcgcccaagcggtacctcgagcagggctgggtcattcgcctggccggtgcgggcatggtgctcggcctggccgcggccgtcgcgatctgcctgatcatgttcgcgggcgggttcgagaacaccgtcaaggtgaccgtcgcggcgccgcgcgccggtctggtcatggaccgggatgccaaggtgaagatccgcggcgtcgagatcggacgggtcgagtccatcagcgacgccgccgacggcagcgcgcggatcgagctggctctcgatcccgacaagctgaagctggttccggccaacgccacggtgaacatcaactcgacgaccgtgttcggtgcgaagtacatcaacttcgttgctccgcagagtccttcggccgattcgctgcgacccggcacgaccgtggcggcgcagaccgtgacggtggagttcaacaccatcttccagcacctcaatgacgtgctcgcgaaggtgcagccggagaagctgaacgcgacgctcacggcgctgggtaccgcgctgcagggccgcggcgacaagctcggccaggcgatggccgacgccgacgccttcctggcgcagatcaacccgtcgctgccgaccctgcagaacgatctgcgcaagaccgcgatcgtcagcggcacctacgccgacaccgtgccggatctgctgcgcaccaccgacaatgcggtggtcaccggtaagacgatcgtggacgagcagcagcggatcgacgcgatgctcaccgatctgatcgggctgtcggacaccaccaccccgatcctggaggagaccggctcgccgatcgtggaggcgctgcggttgctcgacccgaccaccgccctgctcaacaagtacaagtcggctatctactgcaccgtggtgggtctcggctcgaacatgtcgatcgtcgccgacgagttcggtggccggtacccggcggtcaatatgaacgccagcatcatgcccggcggtaccccctacaagtacccggaggatctgccgaaggtgaacgccaccggtggcccgcactgtgagggcgtgctcgatcacgtacccggcaccaatgctccctacctggtgaccgacacctccgagggtgaagtgtggcatccggagacgaacccgcacttcaatgccaacgtcttccagctgctgtacgcgggcatgcccggactggcggggggcaa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tcgggaaaagccctggcgggcttcagtcttttcgccatcgtggccgtggtgctgacctacaccatctggtcgaccctgcaacgttcggtgccgggcggcacccgcagctattcggccgtgttctccgatgtgctcggcctgcgcgtcggcgacgacatccggatggcgggcgtgcgcgtcggacgggtggacaagatcgccttcgccgatggctaccgggcccgggtggacttccgtatccaggacgatcaacatcccaccaccacgaccaaagccctggtgcgctaccagaacctgatcggccagcgctatgtcgcgctcatgccgggcaaggaagccggccgaccgctggcgtccggtgagcagatccccctcgaacggaccgagccgtccttcgacgtctcctcgctgctgtcgggattcgagccgctgctcagcgtgctgcaaccggatcaggtgaactcgttgtcggagaaactgattcaagccttgcagggcaacggcgtatcgctcagcgccctggtgacccaggccgcgcagctggccgggaccttcggacagcgcgacgagatcctgggtcaggtggtgggcaatctcagcggcgtcatctccgggctggccaatcgcagcaatgagctggaaacgctgctcacccaggcgcgggcgctcaccgaagcgctgtactcgcagggcaccaccttgaagtcgtcggtggaacgcgttgcgacggcgaccgattcgctggtgggcattctcggccaggtcaaacccggtgtcgcgcgggcgcagaccgatgcctcggccggtgtcgcgctgctgctgctcaatggggcgtcgctggaccaggccgccgtcgaattgcccgacgtcctcaacggtgtcgcgcggttcagcagctacggcgcgtacggcaatgcctacctgtgcagcctggacttctcgctgtggggcgtgctgctcccgcccggtctgttcaatcagatcggcggccaatcccattcggaggtgt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gatgtgttgcgcggcctcgggccgacgctgaccaaactgatcgccttcattctcgtcacggtcttcctgacgggcgtgctggcgctgaccatcgccaactacggtggcggcggcaccaagttcaatgcccgcttcaccgatgtgacctccctgaacaagggcgacgaggtgcgcatcgcgggtgtccgcgtgggcaaggtgacgaatgtgtccatcgtggacaagcgcctggccaatgtggaattcgaactcaccgaccgggattggctgcccgcctccaccaccgcgaccatcaagtaccggaacctggtgggccagcgctacatcgcgctggaacagggcaccggacagcagggccgcaagctgaacaagggcgcgaccatcccgctggagcgcaccaagcccgcggtcaatctgaccgagctgttcaacggcttccggccgctgttccagacgctgacccccgacgacgtaaacaagctgtcgtccgagatcatccaggtcttccagggcgaatccggcaccatccgggatctggtggcgaccaccgcctcgctcaccaacaaggtggccgacaaggacgcggtgatcggtgagctgatcaagaacctgaatctggtgctggacagcatcaattcgcgcggcgaccagctcgaccagctgatcgtgaacaccgaggcgctggtcaccgggctgaacgccgagcgcggcaccatcggctcggcagtcacctcgctgggcaatctggcctcggccaccgcggacctgctggtcccggtgcggccgaacctgcagggcgccatcgcgggcctgaaccagctgacctcgaccctgaatcagcgaaaggacgaggtcgacgagggcctgaccaacctgccgatcaagatggagaagctcggtcgcgcagcctcttacggctcgtggttccagttctatctgtgcggcatcgacatcgtcgtgggcccgggcaccaaggacgcgccgcagctgaacatcccgcccgcactgcagaacatgccgaccgtgaaccagccgatctacacgaatccggccccgcgctgccacgggaagggagg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gatgtgttgcgcggcctcgggccgacgctgaccaaactgatcgccttcattctcgtcacggtcttcctgacgggcgtgctggcgctgaccatcgccaactacggtggcggcggcaccaagttcaatgcccgcttcaccgatgtgacctccctgaacaagggcgacgaggtgcgcatcgcgggtgtccgcgtgggcaaggtgacgaatgtgtccatcgtggacaagcgcctggccaatgtggaattcgaactcaccgaccgggattggctgcccgcctccaccaccgcgaccatcaagtaccggaacctggtgggccagcgctacatcgcgctggaacagggcaccggacagcagggccgcaagctgaacaatggcgcgaccatcccgctggagcgcaccaagcccgcggtcaatctgaccgagctgttcaacggcttccggccgctgttccagacgctgacccccgacgacgtaaacaagctgtcgtccgagatcatccaggtcttccagggcgaatccggcaccatccgggatctggtggcgaccaccgcctcgctcaccaacaaggtggccgacaaggacgcggtgatcggtgagctgatcaagaacctgaatctggtgctggacagcatcaattcgcgcggcgaccagctcgaccagctgatcgtgaacaccgaggcgctggtcaccgggctgaacgccgagcgcggcaccatcggctcggcagtcacctcgctgggcaatctggcctcggccaccgcggacctgctggtcccggtgcggccgaacctgcagggcgccatcgcgggcctgaaccagctgacctcgaccctgaatcagcgaaaggacgaggtcgacgagggcctgaccaacctgccgatcaagatggagaagctcggtcgcgcagcctcttacggctcgtggttccagttctatctgtgcggcatcgacatcgtcgtgggcccgggcaccaaggacgcgccgcagctgaacatcccgcccgcactgcagaacatgccgaccgtgaaccagccgatctacacgaatccggccccgcgctgccacgggaagggagg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gatgtgttgcgcggcctcgggccgacgctgaccaaactgatcgccttcattctcgtcacggtcttcctgacgggcgtgctggcgctgaccatcgccaactacggtggcggcggcaccaagttcaatgcccgcttcaccgatgtgacctccctgaacaagggcgacgaggtgcgcatcgcgggtgtccgcgtgggcaaggtgacgaatgtgtccatcgtggagaagcgcctggccaatgt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gttcaaaccgcgcgcggtcaccgtcaagctcggcctgttcaccctcgtcatggtgctcgtgctggccatgctcgcggtggtcttctcccagatgcgtttcgcccgtgagaacggctaccacgcggtcttcaccagctcgtcgggcatgctgcccgggtccaaggtgcgcatcgccggtgtgccggtcggctcggtgagccgggtgtacgtgggcaaggacaagatggcgcacgtcgacttcgacgtggatcgcaagtacaagatctactccagcacccaggccacgatccgctacgagaatctcgtcggcgaccgctacctggaactgctcgaaggacccggcaccacacaggctctcggcaagaacggcaccatcccggtcgcgcagaccaagcccgccctggatctggacatgctgctgggcgggttcaagccgctgctgcgcgggctggacccggcccaggtcaacgatctgaccagcgcgctgctgcaggtcttccagggccagggcggcaccctggtggcgctgctcaacagctcggggtcgttcggaaagacgctggcggacaaggacgcactgatcggcagcgtgatcgagaacctgaagacggtgctgtccaccatcgacgaccgcaatcaggctttcggtaccaccctggacgaattgcagcgactggtcagcgggctggccgcggacaaggatccgatcggcgacgccatcccccggagctccggtgccaccggcgatctgaccgacctgctgcggacggcgcggccggatctgaaggcgaccttcgatccgctcggccggaccgcgggcgtgctcgacgacaacaccgatgaactgcagtggatcatcgagaacctgcccgacgcctacaagaagctggtgcgcatcggttcctacggttcgttcctgaacatctacgcctgcccgaccgacctgatcgtggacggtccggacggaaagccgctgcatgtcaagctgcccggtggccagacgaccggaaggtgcagc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gtgagctgatcaagaacctgaatctggtgctggacagcatcaattcgcgcggcgaccagctcgaccagctgatcgtgaacaccgaggcgctggtcaccgggctgaacgccgagcgcggcaccatcggctcggcagtcacctcgctgggcaatctggcctcggccaccgcggacctgctggtcccggtgcggccgaacctgcagggcgccatcgcgggcctgaaccagctgacctcgaccctgaatcagcgaaaggacgaggtcgacgagggcctgaccaacctgccgatcaagatggagaagctcggtcgcgcagcctcttacggctcgtggttccagttctatctgtgcggcatcgacatcgtcgtgggcccgggcaccaaggacgcgccgcagctgaacatcccgcccgcactgcagaacatgccgaccgtgaaccagccgatctacacgaatccggccccgcgctgccacgggaagggaggcc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aaatgaggcgggcatcgcgcagcgattccgtcgggggtggcggggtggggcgacgggtgggcgtgtcaaggccgcggagtggcggctggcgctgttcgcaggcgtcatcgtggtggttttgatgctggtgctgaccgcgattcagcggccggtgtccggcggaaccgagacccacgacgccatcttcaccgatgccaacggtctcaaggtcggcgatgacgtgcgtatgtacggcgtgcaggtcggcaaggtcaaggacatcggcctcgaaggcgcgaaggcccgggtgcaggtgtcggtcaagaccgatgcgcccgtctacgacaactccaagctggccatccgctaccagaacctgaccggccagcggtacatcgatctgcagcagccgccgcagccgggcaatcggatcgcggcgggcgtgcgcatcggcgaggaccgcacggtcccgtccttcgatgtgacccagctgttcaacggcctgaagccggtgctgcagaccatctctcccgaggccatcaaccaattcagcgccagcatggtggctttgatcgagggcgacggcagcggggtcggcccggccatggacgcgatcgggaaactggcgtcctacgtggacaatcggcagcaggtgatctggacgctgatccggaacatgtcggatctgtcggaccgcctcggcggccgggtgcactacctggtgccgttgatcaagcagctcagcgatattttcgaggcgctgaaccagaacatcggcggcctggcgcaattcgccatgaccgcgccctcggtgctgcggcccatcgacaatctgctgaattcgctgggcatcaacagcggttcggatgtggacgcgttgatccgccagatcttcccggacgccaaggaggcggtggacgtcttcagccgcctgcccgcggtgctgggcgcggccgacgcggcgctgccgcagagcccgacgggctggaagccggtgtgcagcaaggggaccgcggagctgccgccggtggtcaaggtgctcgtttcgggacagcaggtggcgatatgcaacgga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aagaatccgctcaccgccctgaagggcaccagcaccaagtccaagctgatcgccgcggcggccgcccgcgcggtcgtggtcgcgggcgtcacctggtggggtctggacaagctcaacaccaccacgatcaccgcctacttcgacaagtccatcggcatctacgagggttccgacgtccgggtcctgggtgtgccggtgggacgcgtggattcggtgacgccgcagggtgaggtcgtcaaggtcgtcatgaaggtcgaccgcaagtacgacatccccgccgacgccaaggccgcgcagatcacgccgtcggtggtgtcggaccgctacatccagctcgcgccggtctacaagggcgggcccaagatggggcgcgacgccaccatccccaaggaccgcaccgcgacccccgtcgaggtggaccggctctacaagtccatcaccgagctctcgaatgccctgggccccaacggcgccaacaaggacggcgcgctgaaccagctggtgcgcacctccgccgacaacctctccggcaacggtgaggcgctgggcaacagcttcacccagctgtccaaggccgcgcgtgcgctctccgattcgcgcaccgacatcttcgacacggtcaagaacctgcagaccttcgtgcagaccctggccgacaacgacacgcaggtgcggaccttcaacagccagctggcctcgctggccgggttcctgtccgacgagcgccagacgctcggcgacgcgctcagcctgctctcggtcgcgctcggcgacgtggcccggttcatcgacgacaaccgggacctggtgcagtccaacgccgatgcgctgaccaagctcacccagaccctcgccgaccagcgcgacgatctggccaaggcgctgccgctcatcccgaccgcgctcagcaacctgatcaacgtgcacaacggtgagaccggcacgctcgacatgcgccccaacttcaccgacctgcaggaccccttcggcgtcatctgcaagatgctcgacctgggcaagctgcggcccggcgaccccaagttcgacgccatctcccgtcagctgcaaccgatcctgagcaactgcaaggcgatcaccgatcagctcaccgcgggcgtgaagacgccgacgctgatgctgcccttcggcatcctcagcggcgagaacgaacagcacaacacggtgcccggcaccgtgcccggcaacccgtccgatcagcaggctccgtcgcagcaggaaggcggaca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gaagaatccgctcaccgccctgaagggcaccagcaccaagtccaagctgatcgccgcggcggccgccctcgcggtcgtggtcgcgggcgtcacctggtggggtctggacaagctcaacaccaccacgatcaccgcctacttcgacaagtccatcggcatctacgagggttccgacgtccgggtcctgggtgtgccggtgggacgcgtggattcggtgacgccgcagggtgaggtcgtcaaggtcgtcatgaaggtcgaccgcaagtacgacatccccgccgacgccaaggccgcgcagatcacgccgtcggtggtgtcggaccgctacatccagctcgcgccggtctacaagggcgggcccaagatggggcgcgacgccaccatccccaaggaccgcaccgcgacccccgtcgaggtggaccggctctacaagtccatcaccgagctctcgaatgccctgggccccaacggcgccaacaaggacggcgcgctgaaccagctggtgcgcacctccgccgacaacctctccggcaacggtgaggcgctgggcaacagcttcacccagctgtccaaggccgcgcgtgcgctctccgattcgcgcaccgacatcttcgacacggtcaagaacctgcagaccttcgtgcagaccctggccgacaacgacacgcaggtgcggaccttcaacagccagctggcctcgctggccgggttcctgtccgacgagcgccagacgctcggcgacgcgctcagcctgctctcggtcgcgctcggcgacgtggcccggttcatcgacgacaaccgggacctggtgcagtccaacgccgatgcgctgaccaagctcacccagaccctcgccgaccagcgcgacgatctggccaaggcgctgccgctcatcccgaccgcgctcagcaacctgatcaacgtgcacaacggtgagaccggcacgctcgacatgcgccccaacttcaccgacctgcaggaccccttcggcgtcatctgcaagatgctcgacctgggcaagctgcggcccggcgaccccaagttcgacgccatctcccgtcagctgcaaccgatcctgagcaactgcaaggcgatcaccgatcagctcaccgcgggcgtgaagacgccgacgctgatgctgcccttcggcatcctcagcggcgagaacgaacagcacaacacggtgcccggcaccgtgcccggcaacccgtccgatcagcaggctccgtcgcagcaggaaggcggacag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cgacggcaccttcgggcgctggaactactgcaatgacccgcaggccgaccagcagattcgcggctcggcgaacgcgccgcgcccggacgtgcccaataacggcgcgcatataccgaccggtgtggatccgcacgagcggacgctgccgccggttcg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gtgtgctgcgcgaacataagatcttggtgggcaatctggccctggtggcgctcctgctcatcggggccggatatctggcgatcgacgtggcccgggtgcggaaacccgggagcacctacgcggtgaccgtacagctggatcggtccggtggtttgcaggccggtaacgacgtcacctggcgcgggtaccgggtaggatcgatcagcgccatcgacctgatcgacaacggggccgcggtggccgcgaccgcggaaatcgatgaccgctaccggattccggccgataccgacatccacgtcggggccctctcgggcgcgggcgagcagtacctggatttccggccgcgcaccgacgacgcgccgtatctgcgcgacggtcaggtgatccgcttcgatccccggcagatcagcacgccgatcccgatctgggaggcgctggtcaacagcaatgagatgatcgaccagatcgatccggacaaatacgcggtcattctcgacaatctgaacaccgcgctcagcggcgggcccgaccaactgcgcggcctcatcgacggattgagcctggccaccaccggtttggacaaccggctgccgcagacggtgaacctcatcgagaatctgcgcctgatcgcgggcaccacctcgcacgcacagcccgacctcgaaacgctgacccgcaattcacaggtgctggtcgagcaggcccggatcgccaatggcgaagtgcggcaactgctcgatcaggcccccgggcagctggccctcgccgacgccatcctcgaacggaacctggacccgatccagagcctggccaccaccatgcaggccatcgtgcgggccgcgctgctgcgcacgcccgcgctgcgcgcactgttcccgtcgctggtggtcggcacctccgccatgggcgtgcccgcgcaccacggcgagttctacaccgtggtcgacacctggccgcggccgtggtgtcagtactcggtgccggagcgcggccccggccccattcgtggtgtccgacggcaccttcgggcgctggaactactgca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gtgtgctgcgcgaacataagatcttggtgggcaatctggccctggtggcgctcctgctcatcggggccggatatctggcgatcgacgtggcccgggtgcggaaacccgggagcacctacgcggtgaccgtacagctggatcggtccggtggtttgcaggccggtaacgacgtcacctggcgcgggtaccgggtaggatcgatcagcgccatcgacctgatcgacaacggggccgcggtggccgcgaccgcggaaatcgatgaccgctaccggattccggccgataccgacatccacgtcggggccctctcgggcgcgggcgagcagtacctggatttccggccgcgcaccgacgacgcgccgtatctgcgcgacggtcaggtgatccgcttcgatccccggcagatcagcacgccgatcccgatctgggaggcgctggtcaacagcaatgagatgatcgaccagatcgatccggacaaatacgcggtcattctcgacaatctgaacaccgcgctcagcggcgggcccgaccaactgcgcggcctcatcgacggattgagcctggccaccaccggtttggacaaccggctgccgcagacggtgaacctcatcgagaatctgcgcctgatcgcgggcaccacctcgcacgcacagcccgacctcgaaacgctgacccgcaattcacaggtgctggtcgagcaggcccggatcgccaatggcgaagtgcggcaactgctcgatcaggcccccgggcagctggccctcgccgacgccatcctcgaacggaacctggacccgatccagagcctggccaccaccatgcaggccatcgtgcgggccgcgctgctgcgcacgcccgcgctgcgcgcactgttcccgtcgctggtggtcggcacctccgccatgggcgtgcccgcgcaccacggcgagttctacaccgtggtcgacacctggccgcggccgtggtgtcagtactcggtgccggcgctggccccattcgtggtgtccgacggcaccttcgggcgctggaactactgcaatgacccgcaggccgaccagcagattcgcggctcggcgaacgcgccgcgcccggacgtgcccaataacggcgcgcatataccgaccggtgtggatccgcacgagcggacgctgccgccggtt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gtgtgctgcgcgaacataagatcttggtgggcaatctggccctggtggcgctcctgctcatcggggccggatatctggcgatcgacgtggcccgggtgcggaaacccgggagcacctacgcggtgaccgtacagctggatcggtccggtggtttgcaggccggtaacgacgtcacctggcgcgggtaccgggtcggatcgatcagcgccatcgacctgatcgacaacggggccgcggtggccgcgaccgcggaaatcgatgaccgctaccggattccggccgataccgacatccacgtcggggccctctcgggcgcgggcgagcagtacctggatttccggccgcgcaccgacgacgcgccgtatctgcgcgacggtcaggtgatccgcttcgatccccggcagatcagcacgccgatcccgatctgggaggcgctggtcaacagcaatgagatgatcgaccagatcgatccggacaaatacgcggtcattctcgacaatctgaacaccgcgctcagcggcgggcccgaccaactgcgcggcctcatcgacggattgagcctggccaccaccggtttggacaaccggctgccgcagacggtgaacctcatcgagaatctgcgcctgatcgcgggcaccacctcgcacgcacagcccgacctcgaaacgctgacccgcaattcacaggtgctggtcgagcaggcccggatcgccaatggcgaagtgcggcaactgctcgatcaggcccccgggcagctggccctcgccgacgccatcctcgaacggaacctggacccgatccagagcctggccaccaccatgcaggccatcgtgcgggccgcgctgctgcgcacgcccgcgctgcgcgcactgttcccgtcgctggtggtcggcacctccgccatgggcgtgcccgcgcaccacggcgagttctacaccgtggtcgacacctggccgcggccgtggtgtcagtactcggtgccggcgctggccccattcgtggtgtccgacggcaccttcgggcgctggaactactgcaatgacccgcaggccgaccagcagattcgcggctcggcgaacgcgccgcgcccggacgtgcccaataacggcgcgcatataccgaccggtgtggatccgcacgagcggacgctgccgccggtt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path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ggaaaaggggcgcaaggtcatcgccagcaacaagaaggcgaagcacaactactcgatcatcgagacctacgaggccggggtcgcgctggttggcaccgaggtgaagagcctgcgcgagggcaaggcctcgctggtcgacgcctacgcctccatcgacgacggcgaggtctggctgcgcggcctgcacgtccccgagtacggccacggcacctggaccaaccacgcgccccgccgcacccgcaagctgctgctgcaccgccgcgagatcgacaagctgctcggcaagaccaaggagtcgagcctgaccctggtcccgctgtcgatgtacttctccgacggcaaggtcaaggtcgaactcgccctcgccaagggcaagcaggactacgacaagcgccaggacctggcccgacgcgacaccgaacgcgagatcacccgcgaactcggccgccgcatcaagggcatgcg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ccaagcaaccgaatccgccgccgaagcccccctgcatctgcagggccgcgatgccgtgatcgccgccgccgcaccggaggactggcgcgagggcgcgcccgactaccacctgagcaaggaagtcatcccggtcgagcgcaccacccagcacgcgccggattccttggagcacatcgtcgaagagctcgtgaaggtcttcgagatggaggtctcgcacaagaaggatccggccaagtgggtctcgctggtggccgagcactaccgcggccgggtcaacggcggccagtggcaggacgccgaggagttcgcccgcatcggctcctacaacatcctgatcggtgagaaccccttctacaacgtcgagggtgaggacttcgagtcctcgcacaagatcttccacaccgccttcccgggcggcttcttctgggaggtcctcgaggtgctgtccggcccgccgaccgtcgccttcaagtggcggcactggggccgctacgagggtgagtacaagggccaccagcccaccggcgagctcatcgagatgaccggcatcaccattgccaaggtctccgaggacctgcgcatcctcgagctcgagcacttctacgacaacaacaagctgctcggcccgctggcccacggctgcccggtgaaccacaccgcgaa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ttgacccggagagacttcgcccgcaccggcgtggccgccgccctcggcctggccgccaccgccctgaccggccccgcggcccgggcggttccgcacccgcgcaccgtcgccgcgccgccccaggcgtggatgtcggcgctgcccgacgccacctcgatgctgcggctcaccattccgggcacccatgactcctgctgcaccgatccggccaacggcaccgaatgggcgcacacccagaactggtcgctgcccgatcaattcgcgcacggcatccgcttcctggatatccgctgcaacggtctgcaggaccacaccgccgattccttcggcatctatcacagcgccttctatcagggcatcaccttcgatggcgtgctcgaccagtgccggaccttcctgtcgcgcaatcccggcgaggtcatcatcatgcgggtgaagaaggaggacgg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ttgacccggagagacttcgcccgcaccggcgtggccgccgccctcggcctggccgccaccgccctgaccggccccgcggcccgggcggttccgcacccgcgcaccgtcgccgcgccgccccaggcgtggatgtcggcgctgcccgacgccacctcgatgctgcggctcaccattccgggcacccatgactcctgctgcaccgatccggccaacggcaccgaatgggcgcacacccagaactggtcgctgcccgatcaattcgcgcacggcatccgcttcctggatatccgctgcaacggtctgcaggaccacaccgccgattccttcggcatctatcacagcgccttctatcagggcatcaccttcgatggcgtgctcgaccagtgccggaccttcctgtcgcgcaatcccggcgaggtcatcatcatgcgggtgaagaaggaggacggcaccaagaacgacgtcggcacgaacttcgagcgcatcttcaacgggtatctcgacaccaagggctatcgcccactgttcttcctggagaaccggattcccacgctcggcgaggcgcgcgggcggatcatcctcatcgcccagttcgccaattcgctgggctgcctgcaatggccgggcggcgacaacggggtcttcaccactgaccgcttctacctccaggaccgctacaaggaccacggcctggccggattggattccggctcctccaatttcgggtcctccggcggtgacaagttcggctatgtccgcgactgcttcgacaaggcggccaccgatccctcgaacaccctgcagtacatcaatttcaccagcttcgccgatgacgcgtggcccaaggacaatgccgccgccatcatgccgaaggtcgacgcgtatctgaccgcgcatcgcgggcagcccgcccacttcggcatcgtgccgatggatttcccggattcgtatccgcaggtcctgagcctgctgctggagcgcaactc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gaccgacggaaacctggtgctgtacaacggcagcgatccggcacatcggggcggaccgtactgggccaccaagaccagccaggctgccgcccgtttcaccctcgacatgcaggacgacggcaatctcgtgctctaccgcctcggggcggccgaggcgaagaccccgctgtgggattcgaagacctggtgggcgggattgcaagtcggcagcggggcgcaggtgctgaacaccaaccagtggatcggcaccgacacctatctgatttcgcgcgacggcagatacgccgtctacctccagggcgacgggaacctggtggtcttcccgacccatccgacctctcccgcgatacccgacctcgcccgtccgctgtggtccatcgcctccgatccgaccgatcaatacgtcggcacggcgacgcccggcggcaggtattacgcccagatgcaggacgacgggaatttcgtgctctacaacggcagcgatcccgggcaccggggcacgccgtattgggcgtcgggcaccgcgcgaaatcagaagggcgagttctccttcggcatcgagaacaccggcgggctgatggtctgtcagggttcgggcgcgctgtccgacagcgccgtcatccgacgggtgtacccctaccgttcctggatgggatcgctcggcgcgcatttcgcgaaccgcccactgcatcagctcgtcatccccggcacccacgattcgggcacctacggattggatccgggcaagggtttctcgagggattccagcgcattcggcgatttcctggatcccaccggaaacaccacgctcgcctggggcagatcccaggaccgcgacattctcacccaattgcgttccggtatccgcttcctcgacctgcgcgtcgagaaccgcccgcacccccatccgatccagccccacggcggcccccaccccgacgaccggccctggcagcaccgcatccacatcgtgcactccctctacggccccaatgtcgcggaggtcctggtcccggtcgagcagttcctgtccaatcaccgcaaagaggttgtcgtcctctacttctcgaccaatgtgaaccggtccatggatcccccggcctggcagggcttcgccgactacgtcaccgccctcttcggtaaccgcctggcccccgcatccctcggcaccgccgtcaccctcgacatcctctggtcccgcggccaccaggtggtcgtcatctgggaggaccccgccaccgccaccacccacggcttctggcccaaagacgcagtcctggacaagttctggtacagcaacgacgacccgagcctggccggtctgaaatccaacctggaaacctccctccgcgcgaagtcgaacaccaagctctccctgaccgcctgcgccatcggcgccaccaccaaactcatcgaagccggtcagttccccaatatcgacagcagccaactgggccaccccaaatccctgcacgaggtcgccgtccaggtgacccccgcggccatgcactgggtccaaaccgactggaacaaactccccctcaacatagtcaccagcgacttctaccagatcggcaacgaagtcgacctcgccatcacccgcaatatcctca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gaccgacggaaacctggtgctgtacaacggcagcgatccggcacatcggggcggaccgtactgggccaccaagaccagccaggctgccgcccgtttcaccctcgacatgcaggacgacggcaatctcgtgctctaccgcctcggggcggccgaggcgaagaccccgctgtgggattcgaagacctggtgggcgggattgcaagtcggcagcggggcgcaggtgctgaacaccaaccagtggatcggcaccgacacctatctgatttcgcgcgacggcagatacgccgtctacctccagggcgacgggaacctggtggtcttcccgacccatccgacctctcccgcgatacccgacctcgcccgtccgctgtggtccatcgcctccgatccgaccgatcaatacgtcggcacggcgacgcccggcggcaggtattacgcccagatgcaggacgacgggaatttcgtgctctacaacggcagcgatcccgggcaccggtgcacgccgtattgggcgtcgggcaccgcgcgaaatcagaagggcgagttctccttcggcatcgagaacaccggcgggctgatggtctgtcagggttcgggcgcgctgtccgacagcgccgtcatccgacgggtgtacccctaccgttcctggatgggatcgctcggcgcgcatttcgcgaaccgcccactgcatcagctcgtcatccccggcacccacgattcgggcacctacggattggatccgggcaagggtttctcgagggattccagcgcattcggcgatttcctggatcccaccggaaacaccacgctcgcctggggcagatcccaggaccgcgacattctcacccaattgcgttccggtatccgcttcctcgacctgcgcgtcgagaaccgcccgcacccccatccgatccagccccacggcggcccccaccccgacgaccggccctggcagcaccgcatccacatcgtgcactccctctacggccccaatgtcgcggaggtcctggtcccggtcgagcagttcctgtccaatcaccgcaaagaggttgtcgtcctctacttctcgaccaatgtgaaccggtccatggatcccccggcctggcagggcttcgccgactacgtcaccgccctcttcggtaaccgcctggcccccgcatccctcggcaccgccgtcaccctcgacatcctctggtcccgcggccaccaggtggtcgtcatctgggaggaccccgccaccgccaccacccacggcttctggcccaaagacgcagtcctggacaagttctggtacagcaacgacgacccgagcctggccggtctgaaatccaacctggaaacctccctccgcgcgaagtcgaacaccaagctctccctgaccgcctgcgccatcggcgccaccaccaaactcatcgaagccggtcagttccccaatatcgacagcagccaactgggccaccccaaatccctgcacgaggtcgccgtccaggtgacccccgcggccatgcactgggtccaaaccgactggaacaaactccccctcaacatagtcaccagcgacttctaccagatcggcaacgaagtcgacctcgccatcacccgcaatatcctca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tgaagcgagcaccgtcgaagaaggtccgtgccgagcaggcccgtcggccgaagaagaaccctctgatcgcggccggcatcgagaccgtcgactacaaggacgtgaacctgctgcgcacgttcatctctgatcgaggcaagatccgcagccggcgcgtcacggggctgaccccgcagcagcagcggcaggtcgccgtcgcggtgaagaacgcgcgggaaatggcgctcctccccttcacgagccg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aaagcaccggcacgcgaaaaggtgctgaagaagaaggcttgcaccttctgcaaggaagacaaggccggcaagaagaacaacaccgccggttccaagatcgactacaaggacaccgcgctgctgcgcaagtacgtgtccgaccgtggcaagatccgcgctcgccgggtgaccggcaactgcgtccagcaccagcgcgatatcgctgtcgccgtgaagaactcgcgtgaggtggccctgctgccttacgtgtccaccgct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aagaacagcaagggcaaggccaccaagcagccggcccccggcgagcgccaggtgatcgccaacaacaagaaggcgcgccacgactacaccatcctcgacacgtacgaggccggcatggtgctcaccggcaccgaggtgaagtcgctgcgcgagggcaaggcctcgctcgtggatggcttcgcggtcttctaccgggacgagctgtggctcgagcaggtctacatcccggagtacctcaacggctcgtggaccaaccacgccgcccgccggcgccgcaagctgctgctgcaccgcgccgagctgacgaagatctcccggcagatccaggacccgggcctgaccatcgtgccgctgtccctgtacttcctgaacgggcgcgtgaaggtggagatcggcgtcgcgcgcggcaaccgcgagtacgacaagcggcacaagctgcgcgagcagcaggacaaccgcgaggcccagcgggccatgcggatgcgcaaccggcgcgccggcgtggc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agtggattccggctcctccaatttcgggtcctccggcggggacaagttcggctatgtccgcgaatgcttcgacaaggcggccaccgatccctcgaacaccctgcagtacatcaatttcaccagcttcgccgatgacgcgtggcccaaggacaatgccgccgccatcatgccgaaggtcgacgcgtatctgaccgcgcatcgcgggcagcccgcccacttcggcatcgtgccgatggatttcccggattcgtatccgcaggtcctgagcctgctgctggagcgcaactcc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ttttgatcatgcgaccggaccggacggcgggctcgtggtcgggttcgacctggatatgaccttgatcgactcgcggccggggatcgccgcggtgtgggatgcggtcgccgcgcggaccggggtggcgatcgattccgagttggtggtgtcgcggctcgggccgccgctggcgcacgaggcggcccaatggttcccggagcacgaggtgccgaggatcgtcgatctgtatcgggagctgtatccggatctggccgtgcatccttcggaacatctgcccggcgtgatcgatgcgctggcggcggtgcaccgggcgggcggccgggtgctggtgatcaccgccaagaacggtccgcacgcccggttgcatctcgaccatctcggactcgaggtcgacgagctggtcggcggggcctgggcggaggagaagggcgaggtgctgcgcgagcgcggggccgcgatctatgtcggcgatcatctgggcgatgtgcgcgcggcgcgggtggccgcggcggtgtcggttgcggtgaccaccggaccctatgcggccgaggaactctcggccgcgggcgcggacgtggtgctgcgcgatctgaccgagtttccggactggctggccgcgcacatcgccgg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cgggttcgacctggatatgaccttgatcgactcgcggccggggatcgccgcggtgtgggatgcggtcgccgcgcggaccggggtggcgatcgattccgagttggtggtgtcgcggctcgggccgccgctggcgcacgaggcggcccaatggttcccggagcacgaggtgccgaggatcgtcgatctgtatcgggagctgtatccggatctggccgtgcatccttcggaacatctgcccggcgtgatcgatgcgctggcggcggtgcaccgggcgggcggccgggtgctggtgatcaccgccaagaacggtccgcacgcccggttgcatctcgaccatctcggactcgaggtcgacgagctggtcggcggggcctgggcggaggagaagggcgaggtgctgcgcgagcgcggggccgcgatctatgtcggcgatcatctgggcgatgtgcgcgcggcgcgggtggccgcggcggtgtcggttgcggtgaccaccggaccctatgcggccgaggaactctcggccgcgggcgcggacgtggtgctgcgcgatctgaccgagtttccggactggctggccgcgcacatcgccgg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phag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acaccccgaccgaaatacccgccacaccaatacattcgaaaaccgatcgagggacaatagacccggcggcacaccccgaatcccgaacccgaattccgggacgccgcaggttgtttcggacatccatattctcgagaaacgtgtatcgatgggaaggaacggcagcatggcaggaaccaagaaatcctcaacgtcacgtatctccaccgacacggccgcatgggaacaggacgtgcgagtaggtacctacacccgccgctccaccaccgaagacaaccagccctactccatcgaagcccaggacgcccgcctggactcctacatcgattcccaacccggctggcggcacacctccaccttcaccgacgacgcctccggcgccagcaccgaacggccaggtctgcaacgtgccatgcacgcggcgcgcgccggggtcatcgatgtgctcgtggtctaccgagtcgaccgcttctcgcgcaacctgcgcgacctggtcaccctgctcgacgagttggaccgggccaaggtcgtgttccgctcggccacagaaccattcgacacctccactcccatgggccgcatgttggtgcagatgctgggcatgttcgcccaattcgaacgcgacaccatcatcgaccgcgtcatcgcgggcatggaacgcaaagccgccaaaggactttggaagggcggcaaacggccctacggctaccgagtcgacaaaaccacccaagccctcatcatggacgaggccgaagccgtggttgtgcgcatgatcttcgacctctacgcctgccgccgtctcggtgcccgtgccgtcgccgcggagttgaatgctcgcggacatcgtgccagcaccggtcgagaatggtccgggcatcacgtgctgcggatcctcaatagccggatctacctcggcgagttgactttccgcggcaccaccgtcaccgacacccaccccgctctcatcgacaccgacaccttcgaccacgcccgaaaagtcctcgaagcacgcggagaatcccacgctcaccgcgctgccaactcctcggactacctgctgactggccgcctgcgctgcccgcgctgcgggcgcgccatgatcggcacccgcgccaccggccgctcccgcagctaccgctactacacctgcttcaaccgtgcccgctacgacaccgacaagtgcgacttcacccgcctcgacgccgactccgtcgactcagccatcctcgaatctctgggcaagttctaccgcacccgccacgacctgatcacccaggccatccacgcccagaggctccatcaccgagacgccagcagcgacactcgcgccgagctgaccaccgtctccgctgaactcatcaagacccaacagggcggtcgaccggtatctgaccgccttcgaaaacggcaccctcgaccccgagctcctcgccggacgactgg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acagaaccggaagatcaacacccgcgccctcggcctggccgcagtcaccggcgcacttgttgccgtcccgttcggcttcaccgcaaccgcttccgccgccccgacccacgactgggacggtgtcgcccagtgtgagagcggcggtaactgggggatcaacaccggcaacggctactacggcggcctgcagttctcgcagggcacttgggccgccaatggcggcgccggtctggcgagcaacgccagcaaggccgagcaggtccgcgtcgccgagaacgtgctggccacccagggtgccggcgcctggccggtgtgcggccagtacctgcgcgcgggcgcctccgagcccgagcccgaggtcgcccccgagcccgtcgcgcccgccccggcccccgccgcccccttcgtccagaccgaccgccaggcgctcatcgagcaggccaagagcgtcgcgggcaacttcgcccagcagctgggcatgcaggaccagtacaacgagatcctgcagtccaacgccgggctcatcgagtcctggggc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aatcaccggattccataccgaaaccatcgacatcacaccgcatctggccgcggaatggctggaacggaacaccagcaatcgcccgatgagccggatgatggtttcccaactggcagaagcgatgaggcgtggtgagtggctgcatacccaccagggcatagccttcgataccaatggtgcactggtcgatgggcaacatcgtttggccgcggtggtgaaaagcggttgcaccgtgcgcatgcaggtttcgcatggtgtcgaaccgagcactttcgcggtgctcgataccggccgcaagcgcagtgcacgagatgtactgagcctccagggcgaagagaacgcggcttatctcgcatcggccctgcgtgtgcaccatctctacaccaccgcccccaattccgcctggaccggcggatcggcccaggtcaccaatgaacagatagtcgagttcctggccgcgcatccgaacatgcgagcctcggtggaattggcgagaacgctcaaccgtgccttccgcatcctggttcccgccgctgccgtcggccattacctgacgtgtgccgaacgacccgacatcgaccagctcgactggatcgagggcctcgaaaccggcgccaatctcgcggaacacgatccacgtttgatgttgcgcaacgtcattctccggctcagcgccggcaagtccgccgcgaaggcagacggatcacgcaaccagctccatctctacctcaaggcatggaacgcgtgggtgcacggcacccagttccggcagctgaatatcaaggccggagagtcgatgccgatggtgacaacacgtcccaagccg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gttggctttggcatgagcatcggtacagtgaactccgtatgggcgacctcggccggtgatcggatccggccctcggtgcgcgttcgccgcacggcggtcaccttcgacagcgccggcgggccacgaatcggggggattccccggtttgcgccggtcgtcaccgacttcgccgatctcacgaccgagccggaccccgtggtcatcggcggccgcatctggtccccggcggacctggtggcggccgtggtgaacgggctcatcgagtcgaacgcccccgaggctcccgccgtaaccacctaccccgcttgctattcggacaaacacgtcacgcggttgcggcgggcgctggactggtccggggcggccgacgtcaccctcatgcccgagccggtcgccgcggtggaatggctcgacaatgaatacggcatctccgaggccggactgacgctggtctacgacctcggcgggaacagcctcgacctcgcggtggtgcgcaccgaggccgaccgccaggagcggggcatcctcggccgcgccgaacgctcacacgaatacggcggccgcccgctcgggaccctgctggcgcgctacgcccgcagcatcgcgcccggcgcgacgcaaccggtgtcggccgtggtgcccgccgccgatacgaatcggttgcgcagctggcacattcgcaattcactacggcaggtgcgctcctgcgtgcaccgcgccgggctgcacatggaggagatcgatcgggtgctgctcatcggcggcgcggcgcggcccgccgaggtcgcgcgggtgctggccgacctgggccgcccggtgatcatgtcgcccgatccggcgcacaccgtggccgtgggcgcggccatcgccgccttccgcagcatcgacaacggctcggccatcgctcgctacgcgccccgtgcggccgtgatctccggtgcggcagtggcttccgcgctggccatgtcggcggccaccgtgctcggcgggctggtcgccggaccgcccaatctgaaggccgcccccgaaccggccgacccgccggcgggtgcgaccgcgctcggcaccggcgatgtcatagtcctggaggacgcggccgcgccgcccggccggggatcccacgccatcgccacggtggccgccgtccgcgcctacgcgcccatcgcccccaccgtcacccagacctgggtcaagggccgccccgtcgacaccaccaacgcgggcacccactgcgaaacccgcgccttcaccgacggggccgtcacctacgccaacccggcccagttcaccaaccccctgccattccagaaccccgccctcaacggctggaccgtcggccccatcaccggcggcaccctcccggccgtcagcattcccggtaacaccgcccagccgatctccggcaccctccccggcacgcccctgcccgggacctcgcccggcacgaccctgcccggaaccttgcccggcacaacacaacccggttccggtctgccgggtgcgggccaacccgccgcaggacaacccggcatgggtcagcccgacgcgggccagcccggcggtgcacaaccgggggcgggtcagcccggcacgggcaccggcgacccgggcaccggccaacccggcgcggctcagcccggcagcaccgatccgggcggaacggcgggcggcggccagcccgggtccaccccggccgacggaaccccgacaggtgccacccccggaatctccaccccgggcagcacaaccggcggaaccaccacgggcggaacgccttcggcaggcacccccggcaccggctccccggccggaggcgcgggctccacccccggcggcaccaccggcaacccggccggatccaataccggcggctccccaggcgcttccaaccccggcggagccaaccccggcggctcgaacccgggtggatccaacgtcggtggttccagccccggtggttcgaaccccggctggttccagcccggctggttccagcccggctggttccagcccgggtggttcgaacccgggtggttccagcccggctggttccaaccccggcggctcgagcccaggtggttccagccccggtggttcgaagccgggtggttccaaccccggcggcggaatcggttccggcgcagcctctcccggcggctcgggcgcaagctccccgggcggcgcgaccggcggtaccaacggtggcggctccaggggcggcggctccgcacccggcggaatgggcggtggcggcatgagcggcggcggagtgggcggcggcggcatgagcggcggcggaatgggcggcggcggaatgggcggtggcggtatgggcggtggcggcggtgcgggtggcggcggcaacggaggtggttccggtggccaccgctgatcacctacgacgctgcacttctcggcggcccttgcggtcccggagcggtcacctcggat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tcttcgggatcgacatctccaataacaacggtccggacatcgacctggcgcaggtcgcccgcgaagggttccagttcgtcttcgccaaggtcaccgagggcgacggcttcgtcgaccacacctggcccgcgtatcgagatgcggcgcacgccaatggattactggtggcgggctatcactatctgcgggccgacgccgatgccgaagcccaggcggacctgtatgtctctcatctcggggacgcggcgaccatggtcgacttcgagacggattccggtgacctgtcgacctgttgggcgttcgtcaatgccgtgaacgcccgcggacacaagatcaacctttcctacattccgcgctggtattggcagcggatcggttctccggacctgtcgaatgtgcccgggctcatccagtcgagctatgtctacggctcaggccccgcttcggcactgtatccgggcgacgactcgccgttctggatcggcttcggcggcaaagaagtcgaccttctccagttcaccgacgcggccgtggtcgccggacatcgagtcgacgccaacgccttcaccggcaccctcgaccaactccgcgtactgctggggttggcaccaaccactacccaaggagtcctcatggcgctgaccgatgcacagcaggccgacctgtacgacaaggtccaggaaatctggggtcagctccgcggccccgacggtcagggctggccgcagctcggccgaaacatgcagggccagaacatgactctggtcgatgcggtcgcgaagctccagcaagatctcgcgtcgaacctgacgcccgcaccgaaggcgact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ctccgacaccattactggcctactcgtcaccgctgtggaaaacacttgggccgctattcgatcccgccatcccgatgtacccgacgtagtactcactgtgggagccggatcgaccggcggcagcgacttgaccctcgggcacttcgcgccgaaccggtgggtccgcggcgagtacgagctacatgaactatttgtcggtggggaagggcttcagcgtggcgcagtcgacgtgctcggcactctgctacacgaagccgcccacggcatcgctgaggtgcgtgagatcaaggacacaagccgccagggccgctggcacaacgagcgataccgtgagctcgccgaagaacttgggctcatcgttgcgcatcacgacaagatcgggtggtcgctcaccaccgtccctgactcaacgcgtgaccgctaccgcgacgagctggacgaactcgcattcgcgctggtcgcccaccgacgccgtgaaccggagcggcgcggtggacggaagtccaataacaacgggctatctgtcgaatgtgactgtgggcggaagattcgggtctcgcagagtgtctacgacgcggggccgatctactgcggtctgtgtgacgggtgcttctcgccagccgacg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gccgttccccgcctcacagcccagctacctgtcggccgcggacgcgccgaggaagcagaagaagtgggtgtggctggtcggcgccccggtactggctctcgccctggcggcgcccgcatggaacagcgctccggcagcggccgacgtcgctcagccggatatcgcggcacccgtatcgacactcgcggtcgaattctccccggccaagcgggacatcacctccagccagcgcaacgccatccggtctgcccagcagtacctcgactactctgccttctcccgcagcggtctgattcaccagctcgagtacgaagacttctccaccgcagacgctacgttcgcagtggacagcctgaaggtggactggaacaagcaagcggcaaagtgcgccaagcagtacctcgagtacaccgcgttctctcggtccggactgatcgatcagctggtgtacgacggctttacgcgcgcccaggccgagtacggagtcaatgcctct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gcaatggcgccggtgcggacgcggtgcgtagcaacgacgctgcgcaccgcaacgcaccgggcagtgcgtaccgcccgacccgccccgaggcggagcgttccgcggtccaattcttctggggcgagctgatcctcatggcgctcatgtcgatcggcggcaacaccgtccacgccgtgctcaacgcaccacacgggctcgccgtcgtcgccggattcgtggccatgttcccgcccgtcgcgcttttggcggcgactcacggtgtcggactgctggttcgggaccgcgcgaacgcgacgctggcctactggttcgttgtggtcctgaacagcgcgatagcgttgatcgcattccgattgtccttcgatgccctgcgcgccttggccattcaagtcggcatggccaagcacctcgcatcgctggtgccgttgatcatcgacggcgccatcggacaggccaccgtcgccctactcgtcctcgcccgcagcccacgcaccgacaacacaccggacaccgaggcggtgcgcaccgactacgacccggtgcgcagccccgagaccgtgcgcaccacatcggtgcgcgagatccacaccgagacccactcgactgcaaccgaactccggtccggattcccgatagccgagatcgaagcggcgcagccgacggtcatcgaggcttctggtgcgcaggatcggtgggccgagatcgccgaatcggtgtgcaacaccgaccccggcggccgtcgtgaccctgacaaggtcgccaccatcttgcggctgaagttcgaacagaactggtcgcattcacggatcgctgaacacgtcgaactcagttcgtcggcagtcacccgcacgctcagtgccgctcgcgaattgaccgagg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cgaccaccgaccaggtgcagccgctgacccaggaagagaccatcgcgtccctgggtaagtacgggtacggctgggccgactccgatgtcgccggtgccagtgccaagcgcggcctgtccgaggacgtcgtgcgcgacatctcggccaagaagagcgagcccgagtggatgctcgacttccgcctcaaggcgctgcgcatcttcgacaagaagcccatgccgaactggggctccaacctcgagggcatcgacttcgacaacatcaagtacttcgtgcgctcctcggagaagcaggccgcctcctgggaagagctgcccgaggacatcaagaacacctacgacaagctgggcatcccggaggcggagaagcagcgcctcgtcgcgggtgtcgccgcccagtacgagtccgaggtcgtctaccactccatccgcgaggacctggagaagcagggcgtcatcttcctcgacaccgacaccggtctcaaggagcaccccgagctgttccagaagtacttcggctcggtcatcccctcgggcgacaacaagttctccgcgctgaactccgctgtgtggtcgggtggttcgttcatctacgtgccgccgggcgtgcacgtggacatcccgctgcaggcgtacttccgcatcaacaccgagaacatgggtcagttcgagcggacgctgatcatcgtcgacgaggacgcctacgtccactacgtcgagggttgcaccgcgcccatctactcctcggattcgctgcactccgcggtggtcgagatcatcgtgaagaagggcggccgctgccgctacaccacgatccagaactggtcgaacaacgtctacaacctggtgaccaagcgcgccaaggccgaggcgggcgcgaccatggagtgggtcgacggcaacatcggctccaaggtcaccatgaagtacccggccgtgtggatgaccggcgagtacgccaagggcgaggtgctctccatcgcgttcgccggtgagggtcagcaccaggacaccggtgcgaagatgctgcacctggcgccgcacacctcctcgaacatcatctccaagtcggtggcgcgcggcggtggccgggcctcctaccgcggtctggtgcaggtcaacaagggcgcctacggctccaagtcgaccgtgaagtgtgatgcgctgctggtggatacgatcagccgctccgacacctacccctacgtcgacatccgcgaggacgacgtgaccatgggccacgaggcgaccgtctccaaggtgtccgaggaccagctgttctacctgatgagccgcggtctcaccgaggacgaggcgatggcgatggtggtgcgcggcttcgtggagccgatcgccaaggagctcccgatggagtacgcgctggagctgaaccgcctgatcgaactgcagatggaaggagccg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gactccgacaccatcaccggcctactcgtcaccgccctggaaagtacctgggccgcaatccgatcccagcatcccgacgttccgaacgtcgtgctgaccgtagggtccggatcaaccggcggaagcgaactgacactcggacacttcgcgccgaaccgctgggtgcgcggcgagtatgagctacacgagctgtttgtcggcggggaaggtctccagcgcggcgcggtcgatgtgctcggcactctgctacacgaggctgctcacggtgtcgcggtcacgcgtgggatcaaagacaccagccgccaaggccgctggcacaacgagcgataccgcgccctcggtgaagaactcgggctcaccctcgcgcatcatgacaagatcggatggtcggtcaccaccgtgccggatcagacccgtgaactttatcgagacgaactggacgaactcgcgtttgcgctggtggcctatcgccgacgcgagccggagcggcggggcggtcgaaagtcgagcaacaacgggttgacggcggaatgcgagtgcggtcgaaagatccgggttgcggtggggacgtttggagtcggcccgatcatctgtggactgtgccagaccacattcgaggtcc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cggccccttcccctcgcagcaccggacccgacgtggccaccgctaccgcgaggacatagagaattacggcggcgcaaccactttcgacgcacccctcgcggtccagagcacggtcacccacggcgattgggacgcaacccaggcgtggaactccgactcgcagtggaatgccgacgcccagcagtggaattccgaggcgcagtggcagtccggcgcgcagtggaactccgacgccgactggaacggcggccagcagtgggagcagcagccccagcagtggaacgagcccgcctggcaggccgagcagagctggcagtcccccgagcagagctgggacgactccgcgcagagctgggacgaccccaacgcccagaccaccgcgaacggctgggccgccccgaatccgagtgcctgggccccgcagtcgcggaccaactgggatccgaccgcggacccgaccccctccgacgattaccggccggtctacaccttccgtaccgcctccggtgacaagctccagttctccggtgacggcgcgcgcgtggatcgcggtgcgcgggaatccgattccgacgacgaggcgcgccccgtccgttcgggcggcaagcgccgcgcgggtggcacccatcgcgtgcccgccccgcccgccgcgctcaagggccgcgccgcggtcgtcgcggtggccgccggcgcggt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gtatcgagccgaacgatctgtatctcgatgtccccgccctgcgcgagctcgcgacactgctcgacggtgtccccgagttggccgaggatctcgaggactcggtttccggccgcgcccgtctgggtgctgccaacacccgtctgagcggcaggtccagcgatcaaccgctcccgttcagcgtgggagcggcgaaggtgcgcgaccacctgcacgcgacgctggtctcctgggtccgattgatctgcgaacagcgtgcactcgactacaccggcgacacctcgacggccgggctggcgcgctggctgcaccgaaacctcatcgcgctggcgatgaccgagggtgccgaaggcgcgcccgctgagatccggatggccgtcgcggccgccgaacgtgtggtctgtccgccggctgtggagtacacgatcgatgccatggcgatcgaagccgcacgtcgggcccggctcaattcctccggaatcgccatcctggcaaaggaattgggagagccgttccgtgcgatcacggttcgccgcatccaaaccctgcgcgacgcgggccgcgtcgccccggtgcccggaccgtgggccgccgattggcccgagcagttcgtcgtcggcgaggtcttcgacgcacatctggctcatcccatgcgccgccga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gtatcgagccgaacgatctgtatctcgatgtccccgccctgcgcgagctcgcgacactgctcgacggtgtccccgagttggccgaggatctcgaggactcggtttccggccgcgcccgtctgggtgctgccaacacccgtctgagcggcaggtccagcgatcaaccgctcccgttcagcgtgggagcggcgaaggtgcgcgaccacctgcacgcgacgctggtctcctgggtccgattgatctgcgaacagcgtgcactcgactacaccggcgacacctcgacggccgggctggcgcgctggctgcaccgaaacctcatcgcgctggcgatgaccgagggtgccgaaggcgcgcccgctgagatccggatggccgtcgcggccgccgaacgtgtggtctgtccgccggctgtggagtacacgatcgatgccatggcgatcgaagccgcacgtcgggcccggctcaattcctccggaatcgccatcctggcaaaggaattgggagagccgttccgtgcgatcacggttcgccgcatccaaaccctgcgcgacgcgggccgcgtcgccccggtgcccggaccgtgggccgccgattggcccgagcagttcgtcgtcggcgaggtcttcgacgcacatctggctcatcccatgcgccgccgaaaatatcccacccgctccagaggccgccgaacccgtagctcaacgctcggttcggcggcctctgtcgttccagaaggttgtgaa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gtatcgagccgaacgatctgtatctcgatgtccccgccctgcgcgagctcgcgacactgctcgacggtgtccccgagttggccgaggatctcgaggactcggtttccggccgcgcccgtctgggtgctgccaacacccgtctgagcggcaggtccagcgatcaaccgctcccgttcagcgtgggagcggcgaaggtgcgcgaccacctgcacgcgacgctggtctcctgggtccgattgatctgcgaacagcgtgcactcgactacaccggcgacacctcgacggccgggctggcgcgctggctgcaccgaaacctcatcgcgctggcgatgaccgagggtgccgaaggcgcgcccgctgagatccggatggccgtcgcggccgccgaacgtgtggtctgtccgccggctgtggagtacacgatcgatgccatggcgatcgaagccgcacgtcgggcccggctcaattcctccggaatcgccatcctggcaaaggaattgggagagccgttccgtgcgatcacggttcgccgcatccaaaccctgcgcgacgcgggccgcgtcgccccggtgcccggaccgtgggccgccgattggcccgagcagttcgtcgtcggcgaggtcttcgacgcacatctggctcatcccatgcgccgccgaaaatatcccacccgctccagaggccgccgaacccgtagctcaacgctgggttcggcggcctctgtcgttccagaaggttgtgaa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gatacgcccgagcctgttgccgatcgggttgcggctcgccggtgccgcggcggccgccctgtatctgctgtaccagctgccgatctggctggcccgcgacgagctgcgcgacctggacgccaaggaccggctggccgcggccgccgccctgcgcggtcagttcgtccccgtcctcagcgccgggctggcgctcgtcggtgtcgtgtacacggctcgaaaatacttcctggaccgcgacaagcagaccatcgaccgcttcaatacggccgtgtcccacctggattcggacaatccggtgaccagggccggtggcgtctgggcgctcgagggcatcatggccgactcaccccgcgatcgcgaccgctgccgtcgcactctcgcctactacgtgcgcgaacacacccgaaccggcggatcggggaccgacggtccgccgggcgatatcgcggccgccctcgacgtgctgcgcaacgcccgcctcgccgcgggcggcggcgcagcgcccctggatcttgcgggcctgcgggttccgcgcgccgacctgcacgcaatgccctgggccgcagcccaactcacgcgcgccgatctcaccggcgcgcacgcccggggcatcgatctcacgggcgcggacctcgaacaggccacgctcatagacgccgacctgcgcgacgcgaacctcaccgccgccaacctccggggcgtccggctcggtggcgcggatctgcgcggtgccgatctgcgccgggccatcgggtgtacccgggaccagctcgccgtggcgcgcaccgacccgggcacccgattgcccgccgacctggaa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actccggtcgagcacgctcccctgttggacgaggtccgcaagcgcatggggcgggttccgaacatgaccaaggtgatggccaacgcgcccgtggtactggagggttacctcgggctgtccggcgcgctgaagaagggcacgctgccggtcggcaccgccgagcgcatcgcgctcaccgtcggcgcggccaacgactgcggctactgcgtcgcggcgcacaccttcaccggcaagcgggtcgccaagctcggcgacgccgaggtggaggccgccaagctgggcacctcagcggacccgaaagaggctgccgccgtggccttcgcccgggagctgaccgagagccgcggcaaggccgatccggctgcggcgctggccgcggggtggacgcaggagcaggtgctcgaaatcgtcgccctggtcgccctgcagaccctgaccaactacgtcaacaaggtcggcgagaccgagaacaactggcccgccgc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actccggtcgagcacgctcccctgttggacgaggtccgcaagcgcatggggcgggttccgaacatgaccaaggtgatggccaacgcgcccgtggtactggagggttacctcgggctgtccggcgcgctgaagaagggcacgctgccggtcggcaccgccgagcgcatcgcgctcaccgtcggcgcggccaacgactgcggctactgcgtcgcggcgcacaccttcaccggcaagcgggtcgccaagctcggcgacgccgaggtggaggccgccaagctgggcacctcagcggacccgaaagaggctgccgccgtggccttcgcccgggagctgaccgagagccgcggcaaggccgatccggctgcggcgctggccgcggggtggacgcaggagcaggtgctcgaaatcgtcgccctggtcgccctgcagaccctgaccaactacgtcaacaaggtcggcgagaccgagaacgactggcccgccg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actccgacaccatcaccggcctccttgtctccgctctcgaaaccacgtgggtgaaaatccgccacctgcacccggacgtacccgcagtggtgctgaccgtgggagccggatccgttggcggggaactgaccctcggacacttcgccccgaaccgctggatccgcggtgagtacgaactccacgaactcttcgtcggcggcgaaggactccagcgtggcccgctcgatgtgctcggcaccctgctccacgaggccgcgcacggcgtcgcggtcgtccgcaacatcaaggacaccagccgccagggccgctggcacaacgagcgataccgcgccctcggcgaagaactcgggctcactctcgcccagcacccaaagatcggatggtcggtgaccaccgtgcctgacggcacccgagcccagtaccgagatgagctggaagaactcaccttcgcgctggtggcctatcgacgacgtgagcccgacccgcacagcggacggaagtccagcaacaatggcgtcgccgccgcctgtgactgcggccgcaagatccgcgtatcgcgtagcacctacgaggcgggatcgagctactgcggaaactgcaatagcaggtttacggcc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catcacaacccatgcagtgcatcggcgggcctcctcgggatgcccgccgtggtcagcgctgcgcccgttcgctatgcatttgaaaaaactgatcgcccagcccagtagggccgccgctgcgctcgccctcgccgtcaccgccgtggtcgccgcctccggcaccgcctccgccgatgtcatcagtggcgtcccgccggagttccaggccaccgcccagcaggtccagcggcaggccgtccagatcgataacggtctgcccgccccgcagcaggaccaggtccgccagttcgtcgagggcctgcccgcgccgttcaaccagctgctgcccccgacgttcgccaatgatctcgacggttggatcaagaacgcgctgtacgtgatgaaccagcacggcattccgggcagctacgacggcatcttccgcaatatccagcgcgagtccggcggtaatccgcaggccatcaacctgtacgactcgaacgccgccgcgggcatcccgtccaagggcctgctccaggtcatcgacccgaccttccaggcgtaccacgtcgacggcacctcgtgggacatctacgacccggtcgcgaatatcgcggcggcctgcaattacgcggcccaccgctacggttcgatcgacaatgtcttctcggctt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accccattacgcgccttgctggtagcgcggatatctgtcatgactgacgaatctacgtcaccgacccggcagttggagaatggtcgaaacgccgcacaggcacgtggatggacagaggccggagtagcgaccgacctggacgtgtccgccaccaagtactcccccttcgaccggccggaactaggcaactggctgaaaaaccggcaccacgaattcgatgtgatcgtggtgtggcggcttgaccgtctggtccggtcctccaaagacctcgccgacctgatcgcgtggtgtgaggctaacggcaaaagcctggtttcggctaccgaagggttcgacctcggcacaccgttcggcaagacgatggtggcaatcattgccgcacttgcagagctggaggcgggcacgttgtccacccgtctcaaggactcacacagtgcactgcggaagatggaccggtggcccggcgggcagccgccctacggctacagaatcgtcgaacatccccgcgccggcaagacgttggagatcgaccccgtttcgtccaaagcggttcgactcatgggggaaatgacgattgccgggaagtctcagtgggagatagccgccgcactcacggacgaaggattccccacgcccaccaggcattactacaaagagggcgccagccgtaagactgaggtctcggatgtttggaatcagtcgagtgtcggaaagatcctgaagtccccagctacccagggctacaaacttgtcgggcgctccgtgaaggagcgcaggcttgctcgtgggacggatggaatgcccatcaagtattgcgctacaggcatcttcaccgatgaggagtggacacaaatacaggacaggctgaagacccgctcccggactcgcgagcggtcgcacggtgccgctcccttacttggtgtcgtctactgcggtgggtgcaaagacaggctgtatcgagtcgtgacctcgaaccccaacggcaggaagtactcgtactaccggtgcgtccccaagtcgggtaagcccaagtgcgaggggcattccttcctcgaatcgacgacccaacagatcttggattcgcttgtgtccgaagaactcgcctgcctaccggtgaccgaacgcacgctcatccccggtgaagatcacaccgatgaactgaaaaccattgaccggtcaatgaatagcattcgcgacgagaaagacatgggcctctacgactacgagggtggacaggatgactatctcgagcgtctcactgtcctcgtcaagaaacggaaacaactccaatcccttccaccccgaccagccgagtacatagacgaaccgacaggcgaaacctacgctgacgcctacgaacgaatgagccccgaggaacgccgggaactgttgctgcaagcagatattcggctgtacatccacagcgtggacccagcgaattgcagacttcacgtcccagagggactgccgggcaaactcaacgtctccatgagca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tttgaaaaaactgatcgcccagcccagtagggccgccgctgcgctcgccctcgccgtcaccgccgtggtcgccgcctccggcaccgcctccgccgatgtcatcagtggcgtcccgccggagttccaggccaccgcccagcaggtccagcggcaggccgtccagatcgataacggtctgcccgccccgcagcaggaccaggtccgccagttcgtcgagggcctgcccgcgccgttcaaccagctgctgcccccgacgttcgccaatgatctcgacggttggatcaagaacgcgctgtacgtgatgaaccagcacggcattccgggcagctacgacggcatcttccgcaatatccagcgcgagtccggcggtaatccgcaggccatcaacctgtacgactcgaacgccgccgcgggcatcccgtccaagggcctgctccaggtcatcgacccgaccttccaggcgtaccacgtcgacggcacctcgtgggacatctacgacccggtcgcgaatatcgcggcggcctgcaattacgcggcccaccgctacggttcgatcgacaatgtcttctcggct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gcaccgggatactagcgaagtggcacgtgaagaagatcaaggcggagttcggcgatttgaagctgtcagccgtccgaccgtccgcggtgaaggcgtggacagccaagctgaaggccgaagggcttgcggacagctacgtctactcgctgcactctcgcctgtcccaaatcttcagcgatgcagtgcatgacaatttgttgtcacgtaatccgtgctcgcgtcggacatcgccgaacgcaggccatcagaagatttacgtagcaactaccgaacagatctgggcgttgtacgaggcgatgcccgaacacctgcgggtggcgatccttctcggtgctttcgtcgggctccgtatttcggaggccgcagcgttgcggatcgatgaagtcgatctcgaagacggcatggtctatccacagcggcaatggccagatcgtccactcaagaccaaggccagcgatacgccggtgccgattccgcaggaacttacgagcctgttgaaggtggccatcagggggcggacaggcggacacgtggtcagcgacgagttggccaagcccgtgtccccctgggtcatcgggtggcatgtccggtcagtgagggcggacatccccggacttcccaagggcttcagcttccaagacctacgccacttctatgcctccctgctgatccggcagggggcggacatcaagactgtccaggcccgtgtccgccatggcagcgcggtgaccaccctgcgctactacgcccacctatggccggacgcggacgccaccacgcggacagccgtggccaccgtcctccgagagcatttcggcgggactgcgt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gtaaccgttccgttatctcgactgcgcggggccggccggtatcgaaccgccgcatcgcgcgctctggccgtcaccgccgttgtcggtgcctccctgaccgcgctcgccgccgccgatccgcacgaggccggtgcactgccgggcaatcccatcgcgaacgccgccgccccgagcgacgcgcccttcacggccttcacaccgcccgaggcgcagatgccgcaggtggtgccgcagccggtgctggacttcctcaacggcctgcacgccgagcagaaccgccccaagaccgtgcgcccggtcgcgggcgcgctcagctccggcttcggggtgcgctggggcgccatgcacgcgggcatcgatttcgccgacaccttcggcaccccgatccgcgcggtcaccgacggcaccgtcatcgaggcgggcccggcctcgggcttcggcctgtgggtgcgcgtgcagcaggacgacggcaccatcggcgtctacggccacatgcaggacatcctggtccaggtgggccagcagctcaaggccggcgacgtgctcgccaccgtcggcaaccgcggctactccaccgggccccacctgcactacgaggtgcacgccggggagggtgcggccatcgacccgctgccctggttcaccgggcgcggaatgaacgtcggcatcccctccg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tgccttcttcaggcccgcgagcccgaaaccgaacaggaatccgaattcgccatgcccacgaatgttatgactgctctcagtgaccctgctagtgtcgtgagtcgttga</text:p>
          </table:table-cell>
          <table:table-cell office:value-type="string" calcext:value-type="string">
            <text:p>KH_11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ggttggatccacgaggcttcgctggacgggctgtgcctgatcgagggccacacggacgtagaccgtcattgtggagcacattcggacctggtgcgcgagtaccggctgtcgtgggagatgctgcccgacgcggcgctggacgatgcgggcgtgtgggaggcgttgctggacaacgggatgccgcagaccgcgctgatgcggcagctgccgcggctgacccggctcggtctgctggccccgctgggcgcgcggacgtgggcgatcgccgagcagttggccgatcgcgaccggctgcgccgggctcgggtgcacccggtgaatgtgtttgtcgcgcagcgaacctacgcgaaggcgcggtcggtacgtggtgaaagctcttgggagccttcgcgtccgatcgtggatgttctcgacgcggcgttctacgcggcattcgaggcggtcgagccgaccggtaagcggcacctgttcgcgctggccgtgtccgggtcggtgacggcgtccgtctcgggtatgccgttgagtgcccgcgaggcgtcggccgcgctggcgctggtgaccacgtcgatcgaatccgagtgccagatagtcggattcacctcgggcagcgggtacggttcgcggcgggacaccggtctgactccgctgtcgatcagcccgcgtcagcggctcgaggacgccatccgcgcggtcagcgatctgccgttcggcggcaccgattgcgcgctgccgatgctgtacgcgctggagcgcaagctccacgtcgacgtgttcgtggtcgccatcgacaacggagacgtgggcgggccggatgcatccgcatcaggcgctggcgcagtaccggcgcgaggtcaacccgcaggcgaagctggtcgtgatcggcatgacggccacgaacttcacgatcgctcttccggacgacgcgggaaggttcgatatcgccggtttcgattcggcggtaccggctttgctggcggacttcgcgcgcgggctctgacggccggttccggcaggtcgctgccacccggtggaatcaccgggtggcagtggcccgtgagtctggatacggtcgcagcgtgtccggaa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gaaccaagaaatcctcaacgtcacgtatctccaccgacacggccgcatgggaacaggacgtgcgagtaggtacctacacccgccgctccaccaccgaagacaaccagccctactccatcgaagcccaggacgcccgcctggactcctacatcgattcccaacccggctggcggcacacctccaccttcaccgacgacgcctccggcgccagcaccgaacggccaggtctgcaacgtgccatgcacgcggcgcgcgccggggtcatcgatgtgctcgtggtctaccgagtcgaccgcttctcgcgcaacctgcgcgacctggtcaccctgctcgacgagttggaccgggccaaggtcgtgttccgctcggccacagaaccattcgacacctccactcccatgggccgcatgttggtgcagatgctgggcatgttcgcccaattcgaacgcgacaccatcatcgaccgcgtcatcgcgggcatggaacgcaaagccgccaaaggactttggaagggcggcaaacggccctacggctaccgagtcgacaaaaccacccaagccctcatcatggacgaggccgaagccgtggttgtgcgcatgatcttcgacctctacgcctgccgccgtctcggtgcccgtgccgtcgccgcggagttgaatgctcgcggacatcgtgccagcaccggtcgagaatggtccgggcatcacgtgctgcggatcctcaatagccggatctacctcggcgagttgactttccgcggcaccaccgtcaccgacacccaccccgctctcatcgacaccgacaccttcgaccacgcccgaaaagtcctcgaagcacgcggagaatcccacgctcaccgcgctgccaactcctcggactacctgctgactggccgcctgcgctgcccgcgctgcgggcgcgccatgatcggcacccgcgccaccggccgctcccgcagctaccgctactacacctgcttcaaccgtgcccgctacgacaccgacaagtgcgacttcacccgcctcgacgccgactccgtcgactcagccatcctcgaatctctgggcaagttctaccgcacccgccacgacctgatcacccaggccatccacgcccagaggctccatcaccgagacgccagcagcgacactcgcgccgagctgaccaccgtctccgctgaactcatcaagacccaacagggcggtcgaccggtatctgaccgccttcgaaaacggcaccctcgaccccgagctcctcgccggacgact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tccaggtattggcccatgtccgccggacgggtggtcacctcgggattcgggccgcgcgacgacggcttccactggggcgtcgacttcggcagggacggcggcagcgggggcgagccggtctacgcgtcacagggcggaacggtggtatacgccggggccgcttcgggtttcggcggtccggatccggcgggctggctggtcgtcgaccatccggcggccgacggcgggggcaccacggtctacgggcacatcgtgcgcgaggtcgaactcggcagccgggtcgaggccgggcagcgcatcgcccacgtcaatccggactccggcagcaacgggggcgtcccgccgcacctgcatttcgagtggcaccgctactcctggacgcaaccgggacccggccgcctcgacccgctcaccatgctcaccgacgccctcgaaccacccgccaacaaccaggatccgagtgatatgccttccaccacaccgattttcggcatcgacatctcccactaccagaacgggctggacctcgcgcaggtcttcgccgagggcttcgaattcgtcatcgccaaggtcagcgagggcgactactacaccgacgactcctggcccgccttccgcgacgccaccctggccgcgggcaagatcctggtcggctaccactacgtgcgcggcgactgcgacgccgaggctcaggccgcgctgttcgtggaccacctcggcgatcacggcatcccggccatgctcgaccaggaggccaactccggcgatatcggggtgttccgggccgtgcaggccgcgatcgagaatcgcggtgtgcgggtggggctttcgtatctgccgcactggtactgggaaggccacatcggttcgccggacctgaccggcatcccgccgctgatgacctcgagctacggcaacggccgctccggatacgcctcggtcatctacccgggcgacggcgatgtcggctggcggccctacggcggggccgaggtcgccgtgttccagttcagcgacgccggctcggtggcgggccgcaccctcgacgtggatgccttccgtggcactcccgaccagctccgcaccctactgacaggagaagacatgagtttcaccgaccaggaccgccagatgctgcgcgaggtctggacccagctgctgggtcaggacggccagggctggtcacagctcgggcagaacgcccaggggaagaacctcacccccgtcgacgcgctcggggcgatcaaggcggatctcgaacac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atccgttcgtgaaggcctggaagtacctgatggccctcctcgactcgaagatcgaggagcatgcggatccgaaggttcagatccagcaggccatcgaggaagcccagcgccagcatcaggccctgtcgcagcaggccgcgtcggtgatcggcaaccagcgccagctggagatgaagctgaaccgccagctggacgaggtcgagaagctcaatgccaatgcgcgccaggcggttatgctcgccgaccaggccagcggcgcgggtgacaccgagaaggcgatccagtacaccaatgccgcagaggctttcgccgcgcagctggtgaccgccgagcagtccgtcgaggatctgaaggtgctgcacgaccagtcgctgcaggccgccgcgcaggccaagaaggccgtcgagcagaacgccatgctgctgcagcagaaggtcgccgagcgcaccaagctgctttcccagctggagcaggccaagatgcaggagcaggtctcggcctcgctgcagcagatggattccacgctgtccgcgcccggtgcggtccccagcctggacgcggtacgcgagaagatcgagcgccgctacgccaacgccctgggtgccgccgagctggcgggcaactcggtgcagggccgcatgctcgaggtccagcaggccagcgtccagatggccggccacaaccgcctcgagcagatccgcgcctccatgcgcggcgacgccctccccgccggtggcgccgcccagccgcagatccagcagggccagcccgcccagcccgccgcccagcccaacttcaacaagggccaggccgcccagca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atccgttcgtgaaggcctggaagtacctgatggccctcttcgactcgaagatcgaggagcatgcggatccgaaggttcagatccagcaggccatcgaggaagcccagcgccagcatcaggccctgtcgcagcaggccgcgtcggtgatcggcaaccagcgccagctggagatgaagctgaaccgccagctggacgaggtcgagaagctcaatgccaatgcgcgccaggcggttatgctcgccgaccaggccagcggcgcgggtgacaccgagaaggcgatccagtacaccaatgccgcagaggctttcgccgcgcagctggtgaccgccgagcagtccgtcgaggatctgaaggtgctgcacgaccagtcgctgcaggccgccgcgcaggccaagaaggccgtcgagcagaacgccatgctgctgcagcagaaggtcgccgagcgcaccaagctgctttcccagctggagcaggccaagatgcaggagcaggtctcggcctcgctgcagcagatggattccacgctgtccgcgcccggtgcggtccccagcctggacgcggtacgcgagaagatcgagcgccgctacgccaacgccctgggtgccgccgagctggcgggcaactcggtgcagggccgcatgctcgaggtccagcaggccagcgtccagatggccggccacaaccgcctcgagcagatccgcgcctccatgcgcggcgacgccctccccgccggtggcgccgcccagccgcagatccagcagggccagcccgcccagcccgccgcccagcccaacttcaacaagggccaggccgcccagc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aatatcctgattgtcggagacctgcacgggaacactgcgcacgcgctcaccgcggtgcgtaccgcgcagcgtgagcagtgctcgcgggtgttcgtggtgggggacttcggggcgtgggagcacatggcctcggggcggcggtatttcgacgtggtgggtaagacggccaagcgggccggggtggtcgtgtacttcctggacgggaaccacgacaagagttcgctgctgcacgagctctacgacgacaaccgcgatgacgagggattcctggtgtgccgcaagcacctgcggtacgcgccgcgcgggcaccggtggagctgggaggggaccacgttcgcggccttcggcggggcgctgtccacggacaagggctggcggctggcgcgggaggcgcgcaaggccgaacaggtcgagaagcggcggcgctacgggtccctgcatcggccggagaccgcgggcacgctgtggtttccggaggaggagatgaccgacgacgagctgagcgcgctgctcgaggccgacggctcaccggtggacatcctgctcacccacgacaaaccgcgtgcctccgagccgaaatggaaccgcaaggacaagccggagtgctatccgaatcaggaccgcgtccagcgcgtcgtcgaagcgctgcggcccagcgtgctgttccacgggcacctgcacgtgcgctacaccgacaccatcgcctccggtgacggccagtggacccgggtcgagggcctggcctgcgatccggaagcctcgcagtacctggagtattcgagcgaacactcctggtacgtgctgccactgccgtacccggggcagtcgctcgaggtcaccgacgacaccgaacccagttcgctacc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cgacatgtgcggtaggtacgcgacaacgacgaatcccgcgaagctggccgtcgagctcgacgctatcgacgagaccggcgacaaggggttcaaccccaattacaacgtggcccccaccaatcaggtgctcacggtcgtcgaacggtacgaccgcgaccatcccgaggacccggccacactgcgcatccgggcgatgcgctggggcctgatcccggtgtggaccaaggcttccgagcccggcgtcccggtcaagggcaagccgctgttcaatgcccgcgcggacaaggccgcgaccacggcttccttccgcgacgcggtgaagaagcgccgctgcctggtgccgatggacggctggtacgagtgggtcaccgaggcggactcgctcggaaaggccgtcaagcggccgtatttcatgtccaagtccgacggcgggcggctgtacatggccgggctgtggtcggtctggcgcgatcgcagcctgggggacgaggcgaaaccgctgctctcgtgctccatcctgaccaccgattcggtcggtgatctcaccaagatccacgaccgcatgccgctgcccatgccgcgcgagcactgggacgcgtggctggacccggaccatccggccccggaggaactgctggaaacgccgtcgcccgaggcggtttcggacattctcgtgcgcgaggtgccgtcgctggtgaacagcgtcaagaacaacggtcccgagctattgggcacggtagacgaacaggccggtcagatcagcct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gacatgtgcggtaggtacgcgacaacgacgaatcccgcgaagctggccgtcgagctcgacgctatcgacgagaccggcgacaaggggttcaaccccaattacaacgtggcccccaccaatcaggtgctcacggtcgtcgaacggtacgaccgcgaccatcccgaggacccggccacactgcgcatccgggcgatgcgctggggcctgatcccggtgtggaccaaggcttccgagcccggcgtcccggtcaagggcaagccgctgttcaatgcccgcgcggacaaggccgcgaccacggcttccttccgcgacgcggtgaagaagcgccgctgcctggtgccgatggacggctggtacgagtgggtcaccgaggcggactcgctcggaaaggccgtcaagcggccgtatttcatgtccaagtccgacggcgggcggctgtacatggccgggctgtggtcggtctggcgcgatcgcagcctgggtgacgaggcgaaaccgctgctctcgtgctccatcctgaccaccgattcggtcggtgatctcaccaagatccacgaccgcatgccgctgcccatgccgcgcgagcactgggacgcgtggctggacccggaccatccggccccggaggaactgctggaaacgccgtcgcccgaggcggtttcggacattctcgtgcgcgaggtgccgtcgctggtgaacagcgtcaagaacaacggtcccgagctattgggcacggtagacgaacaggccggtcagatcagcctg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atcgacacctgtggccggcatatgtcgttgcaggaattgctgccccggctgcaacggcaacaagccgccaaactcgacgtcgtcgcctcggcggcctcggtgcgcgcacgcgacgggatgatcgaggtcttcggggtcaccccggtcgtcgacgagcgcggtgtcaccgtcgtcgacggcctctatcaaccgactgcggcggccgacggccagatcgccgacaagctcgccattccggttcggtatctgcgccgaatgcgcgacagcgatcgactggacctgtatgacgtcaacgtcaacggctggctgcacggacccgccgggactgagctcctcgaacccgacgaacgctcattcctgctgcgcctgttcacctccggcacgcctcacgagccgggagtgttgcgggcgatggtctctgcgcgctactcgatcatcgacaacctcgacgtgctcactgccgtactcgacgggatccgcgacgccggagccgaagtcgagatacgcgggtgcgatctcaccgactccaccatgcactgcaaagtctattcaccccagatgtcggcactggcaccacgattcctggccggatatcgcagcgccttcgcgaaccctgacctcgaggccgaacgccgccgggtcgccggggatctggatcggtggcggcccgtcgctgcgcgagaaggtcagggatacgcgctcggtgccgagcctgtggttttcgctggcttcaggttcagcaacgatgagaccggccaccatgccgtgcgattgactccggaggtggtggtcaagatctgcggcaacggacttaccttgccgttgttcgctcacagccaccgccacctcggcgagcgactcgacaccggcaccgtggggtcctggtcgcaagacaccctgcgcaaaaagctggcggtgatcaccgccgaaacccgcgaccgagtcaccgaatggctgtccccggagttcttcgccacccgatcgacgaactcgaacacgccgccggggctccggtcgcgcaacccgagaagaccatggaagtcctgtccaagcggttgggcttcagtgagagcgagcgcgcggggatccttgcgcactttatttccggtggacagt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atcgacacctgtggccggcatatgtcgttgcaggaattgctgccccggctgcaacggcaacaagccgccaaactcgacgtcgtcgcctcggcggcctcggtgcgcgcacgcgacgggatgatcgaggtcttcggggtcaccccggtcgtcgacgagcgcggtgtcaccgtcgtcgacggcctctatcaaccgactgcggcggccgacggccagatcgccgacaagctcgccattccggttcggtatctgcgccgaatgcgcgacagcgatcgactggacctgtatgacgtcaacgtcaacggctggctgcacggacccgccgggactgagctcctcgaacccgacgaacgctcattcctgctgcgcctgttcacctccggcacgcctcacgagccgggagtgttgcgggcgatggtctctgcgcgctactcgatcatcgacaacctcgacgtgctcactgccgtactcgacgggatccgcgacgccggagccgaagtcgagatacgcgggtgcgatctcaccgactccaccatgcactgcaaagtctattcaccccagatgtcggcactggcaccacgattcctggccggatatcgcagcgccttcgcgaaccctgacctcgaggccgaacgccgccgggtcgccggggatctggatcggtggcggcccgtcgctgcgcgagaaggtcagggatacgcgctcggtgccgagcctgtggttttcgctggcttcaggttcagcaacgatgagaccggccaccatgccgtgcgattgactccggaggtggtggtcaagatctgcggcaacggacttaccttgccgttgttcgctcacagccaccgccacctcggcgagcgactcgacaccggcaccgtggggtcctggtcgcaagacaccctgcgcaaaaagctggcggtgatcaccgccgaaacccgcgaccgagtcaccgaatggctgtccccggagttcttcgccacccggatcgacgaactcgaacacgccgccggcgctccggtcgcgcaacccgagaagaccatggaagtcctgtccaagcggttgggcttcagtgagagcgagcgcgcggggatccttgcgcactttatttccggtggacagttgacggctgcgggtgtggccaatgcggtcaccagctactcgcagacgctgcccgatcccgaccgcgccaacaccctcgacgacctcgccctgcaagccatgcagctg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atcgacacctgtggccggcatatgtcgttgcaggaattgctgccccggctgcaacggcaacaagccgccaaactcgacgtcgtcgcctcggcggcctcggtgcgcgcacgcgacgggatgatcgaggtcttcggggtcaccccggtcgtcgacgagcgcggtgtcaccgtcgtcgacggcctctatcaaccgactgcggcggccgacggccagatcgccgacaagctcgccattccggttcggtatctgcgccgaatgcgcgacagcgatcgactggacctgtatgacgtcaacgtcaacggctggctgcacggacccgccgggactgagctcctcgaacccgacgaacgctcattcctgctgcgcctgttcacctccggcacgcctcacgagccgggagtgttgcgggcgatggtctctgcgcgctactcgatcatcgacaacctcgacgtgctcactgccgtactcgacgggatccgcgacgccggagccgaagtcgagatacgcgggtgcgatctcaccgactccaccatgcactgcaaagtctattcaccccagatgtcggcactggcaccacgattcctggccggatatcgcagcgccttcgcgaaccctgacctcgaggccgaacgccgccgggtcgccggggatctggatcggtggcggcccgtcgctgcgcgagaaggtcagggatacgcgctcggtgccgagcctgtggttttcgctggcttcaggttcagcaacgatgagaccggccaccatgccgtgcgattgactccggaggtggtggtcaagatctgcggcaacggacttaccttgccgttgttcgctcacagccaccgccacctcggcgagcgactcgacaccggcaccgtggggtcctggtcgcaagacaccctgcgcaaaaagctggcggtgatcaccgccgaaacccgcgaccgagtcaccgaatggctgtccccggagttcttcgccacccggatcgacgaactcgaacacgccgccggggctccggtcgcgcaacccgagaagaccatggaagtcctgtccaagcggttgggcttcagtgagagcgagcgcgcggggatccttgcgcactttatttccggtggacagttgacggctgcgggtgtggccaatgcggtcaccagctactcgcagacgctgcccgatcccgaccgcgccaacaccctcgacgacctcgccctgcaagccatgcagct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gatccagtacaagaccacccgttgttcgaccaggtgcagcagcgcatgggccgggtgccgaacatgaccaaggtgatggcgaattcgacgccggtcctggagggctacctcggtctgatgggcgcgctgaagaaggcgtcgctgccgggtccgacctccgagcgcatcgcgctgaccgtcggcgcgtccaatgactgcggctactgcgtggccgcgcacaccttcgccggcaagcgggtcgccaagctcagcgacgccgaggtggaggccgccaaggcgggcaccgccgcggacccgaaagaggccgcggccgtggccttcgcgcgggagctgaccgagtcgcgcggcaaggccaacccggcggcggcgctggcggcgggctggaccgagcagcaggtgctcgagatcgtcgcgctggtggcgctgcagaccctcaccaactacgtcaacaaggtcgcccagaccgagaacgattggcccgcgg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aagatcaaggcggagttcggcgatttgaagctgtcagccgtccgaccgtccgcggtgaaggcgtggacagccaagctgaaggccgaagggcttgcggacagctacgtctactcgctgcactctcgcctgtcccaaatcttcagcgatgcagtgcatgacaatttgttgtcacgtaatccgtgctcgcgtcggacatcgccgaacgcaggccatcagaagatttacgtagcaactaccgaacagatctgggcgttgtacgaggcgatgcccgaacacctgcgggtggcgatccttctcggtgctttcgtcgggctccgtatttcggaggccgcagcgttgcggatcgatgaagtcgatctcgaagacggcatggtctatccacagcggcaatggccagatcgtccactcaagaccaaggccagcgatacgccggtgccgattccgcaggaacttacgagcctgttgaaggtggccatcagggggcggacaggcggacacgtggtcagcgacgagttggccaagcccgtgtccccctgggtcatcgggtggcatgtccggtcagtgagggcggacatccccggacttcccaagggcttcagcttccaagacctacgccacttctatgcctccctgctgatccggcagggggcggacatcaagactgtccaggcccgtgtccgccatggcagcgcggtgaccaccctgcgctactacgcccacctatggccggacgcggacgccaccacgcggacagccgtggccaccgtcctccgagagcatttcggcgggactgcgtac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cccaaactcctcgtgggtgggacggtcggcctgatattggggctgatgaccctggttctcgtcatcattctgcccgcgtccgagacctcttgcggcccgggcacacccagcctgcccaccgccacctcgagccgcaccgaacccaactgccccaccaccggatcaccggtcgagacgggtctgggcgacggggcgctgcgggtgctgcgctgcacggtcgcgcacttcgggatgatggacatgcgcggcctggtcgacgacgccgccgcgccggacctgaagtccgggcgcgccgtggaattcatcgtcggcaccgattccggcaagggcgacgccatcgtgtcgttcctgcaggagaacgcggccgccttccgcgtcgactacctgatctggaagcagcgcagctggactcccggcgcggtcgccggcaccgactggaagcccctcgacgatcgcggcgacgcggcccgcaaccacctggaccgcgtgcaggtcaccatcaaggacgccgcccccacctccaccgtgctcgcgcccgccaacgcctccatggcggccgcgccgggcacggtgaacgaggcgggcagcatcatcggggccgggcggcaccaatacccgatctccccaagccaattcaccgtcagcgacaccttcggcgcgcgcggcggcacccacatgggcatcgacatggcggccccgaacggcacgcccatctacgcggccgcggacggcctggtggtggcctcgggcgcggcctccggattcggcgactgggtcgtcatcgactccctcgacggcagcggccgccggtactccaccgtgtacgggcacatgtacgacaacggcatcttcgtgcgcaccggcgatatcgtgcagatgggccagcacatcgccgatgtcggcagcaatggcgaatcctcgggcccgcacctgcatttcgaactggtaccgggcgggcggctgatcggcgggcaccaggtcgacccgatgccgtggctggcgggcggctcgattcccgtgcccagcatgccctactgcgagaacggattcggcaccgcgggcggcaatctcgcctccggcagggtcccggccgagctcgagatctggtaccgccgcgccgggtcgctgtgcccggagatcagcgcctcgctgctggccgcccaggcgcaggccgaatccggcttccgcgccgacgccgtctccccggacggcgcgcagggcatcgcccagttcatgcccggcaccgccaaggcgctggcccccgacggacagccctacatcatcgacgccgacggcgacggcgtggccagcgcgctcgaacccgccgacggcatcatcggccagggccgctacatgtgctcgatcgccaagaccatcgagggctggatgagcgagggcaaggtctccggcgacctgaccgccctcaccatcgccgcctacaacgccggtgagggcgccgtgctggcctcgggcggcatgcccaaccagatcgcccgccacttcaccgagacgcggccgtacgtgcagcgcatcctggccgccgaacccggcttccgcagcctcggcagcgacgggcgcttccaggccgacgaccgcgcggacctgggcccgcagatcgtggccgccggacagcaatggctcggcacgccttacgttttcggcggcggcggacccggcggaccgaccgacggcggattcgaccaggcgggcttcaccgccgccgcggtcttcgccgccagcggcagcaccgtcaccctgccgcgcaccgccgaacagcagtgggaacagggcgtggagatccagctgatcaatgccaagcccggtgacctggtcttcggagccttcggcccgcgcggcccctccgacgtcggcgtctacaccggcagcggccgcatgctgcacgccgaatcgggcggcaaggtcgccgaggtcccgctgtccaacggcatgaaggcccgccgcatcgg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cgaagaagaccagcaagcccgcagaagtcgagaagtccgcacgcgccagcttcccgccgagactgccccgaacccttcgagcgcggatcgtacgaccgaccctcactgcgttcggaaaggcacgatccacgctcaccgagcagatcgaggaatccgccaagaaggatgtgatcatcctccgaaactcggagcccgccgcagtcctgatcggctacgagcgatatcaagcgctcctggactacatcgaggatctggaggatcgcctctcgatcgtcgatcgtgagggcgacacggtgtcgttcaaggaggcggcaggggatctcgatatcggc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acccattcgacaagcagccgccgcaggacgggccgcagtacggtgacgggccgcagtacggcgcgccgggcaccgggccgcagtacggacagccctacggtcagcagccgtacccgggccagcaaccgtatccggcgcagcagcagccgtatccgggtcagcaaccgtatccgggtcagcaacccttcgcaccggccggtcagccctacggtcagcccgcccccttcggtgtcccgggtccgggcggcccctacggcggcgacccggaggccccgtggggccgtgacccgttcggcgttccgtactcggagaagagcaagctcaccgcgggcctgctgcagatcttcctgggtcatttcggtgtcggccggttctacctgggctacagcacgatcggcgtgctgcagctgctcacctgcggcggctgcggcatctggtcgctgatcgacggcatcctcatgctcaccggcaaggtcccggacctcgaaggacgcccactgcgc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gggggaccagcaaccaccgggaacaccccggaggcagacccacacccacccgaacccgcaccggaccccatcggcccagtcgaacccggccgaaccgagaacggatccggccgccggaccaagggcaccgtcctgaagcgtcgccgcgttgtggcggtgctgtcccgcgcgaacgacggcgacggcactccggccggcaccgatccacccgcggacacggatgccgggacggtggccggagcgccgagggggcggcgtggcggcgggtttcgggagacggcggggagttatacgcccggggtgcggtcccagttgctttccgaggacgagccgtctcgagtccgggaggtcgccgcacaggccggacagcatgtgattcgtctggccgagctggggatcgcttggttgcgggtgcacatccccgtggtccgggatcgggcgatcgaactctggcggcagcggccgcggtcgcgggcggaggccgaggagctgtggcggcggcagtggcccgtcgcccgggcgtgggggattcggcatcgggtgctgatcggcggggtggtggcggtgctggtgttcgcgagcgcggacggggcgctggggttgattccgaccgacgcggcggtgggtcccggtgtggcggtacgggttccggtgcagtatccgctgcaggtgcaggccacgccggagacctcgaagcggtatctggatgccatcaacaatggtgaacacctgcgcgagcaggcggtggtgtcggcggccgcggcggccacgctggagcgggccaaggcggaggccgcggcggcggtggccgggcagccgcagccgtggatgacgccgtcgccggacagcagcctgccgccgggcttcgtgattccgggcgcgggcggctacgcgttgcccgcgaaggggctgttcacctccggattcggtgcgcgctggggcactttccacgcgggcatcgatatcgccgcgcccctgggctcaccgatctacgcggtcgcggcgggcaccgtcatcgacgccggcccggcgcagggcttcggcctgtgggtccgcatccgtcacgacgacggcaccatctccgtctacggccacatgtacgacttctcggtctcggtaggcgaacgcgtccccgccggcctccaaatcgcccgcatcggcaaccgcggcgactccaccggcccccacctccacttcgaaatcatcgtcaacggtcagcacgtggacccccagccctggctggccctacacggcatcgtcat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ggggggaccagcaaccaccgggaacaccccggaggcagacccacacccacccgaacccgcaccggaccccatcggcccagtcgaacccggccgaaccgagaacggatccggccgccggaccaagggcaccgtcctgaagcgtcgccgcgttgtggcggtgctgtcccgcgcgaacgacggcgacggcactccggccggcaccgatccacccgcggacacggatgccgggacggtggccggagcgccgagggggcggcgtggcggcgggtttcgggagacggcggggagttatacgcccggggtgcggtcccagttgctttccgaggacgagccgtctcgagtccgggaggtcgccgcacaggccggacagcatgtgattcgtctggccgagctggggatcgcttggttgcgggtgcacatccccgtggtccgggatcgggcgatcgaactctggcggcagcggccgcggtcgcgggcggaggccgaggagctgtggcggcggcagtggcccgtcgcccgggcgtgggggattcggcatcgggtgctgatcggcggggtggtggcggtgctggtgttcgcgagcgcggacggggcgctggggttgattccgaccgacgcggcggtgggtcccggtgtggcggtacgggttccggtgcagtatccgctgcaggtgcaggccacgccggagacctcgaagcggtatctggatgccatcaacaatggtgaacacctgcgcgagcaggcggtggtgtcggcggccgcggcggccacgctggagcgggccaaggcggaggccgcggcggcggtggccgggcagccgcagccgtggatgacgccgtcgccggacagcagcctgccgccgggcttcgtgattccgggcgcgggcggctacgcgttgcccgcgaaggggctgttcacctccggattcggtgcgcgctggggcactttccacgcgggcatcgatatcgccgcgcccctgggctcaccgatctacgcggtcgcggcgggcaccgtcatcgacgccggcccggcgcagggcttcggcctgtgggtccgcatccgtcacgacgacggcaccatctccgtctacggccacatgtacgacttctcggtctcggtaggcgaacgcgtccccgccggcctccaaatcgcccgcatcggcaaccgcggcgcctccaccggcccccacctccacttcgaaatcatcgtcaacggtcagcacgtggacccccagccctggctggccctacacggcatcgtcatcg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gagtgttgagctcaagatcggccagtggggcacgatcagcagtaagaagtactcggacagggccgggccgaagaagtgtcgggcctggaccaagtaccgggataccgatggggtcagtcgtcctgtggactgctgggacacaaccgaacctaaggcgcgggcgaagctcaaggacatcctggaagcccggcaggcgcctgcgaaggccgcgaaagagggtctgctgacaccgaacacgcgcttcagcactgcactggatatgtggctggatgagctgaagctcgatgagaccatggcgcagcagaccctcgacgggtacgagcggcagatcgacaagtccgatgacaagcgggccgatcccgatgcgatcaagatccgtccttcactggggaactaccggattcgcgagatcgacactgccgtcgtggacaactacctgaagtcgatcagcaagctggggcacaagcggaaggcgcggtggcaggccacgatcctgcgcgagacgctggacctgtgcatccgccacggcgcgctcacgggtaccaatcccatgagcggagtctccaagcgcacgatgcgcagtaggaagaagtccgtcaaagccgaggcgtggaccaccttgcaggccatgcgcgagacggtcgacaagtggggccgcggcgaggagatcccgggtactcccgcctacaagcacggcccgcgtcgagactcccaggagatcctggacgtgtgcgactgcacggccggtgccggtggtgtccgcccgcacgaggtgttcgcgttcctgtgggacgaggtcgaaggcatcgacttcgatgagcaggagtggccgaccatcggaccggacagctgcccggaggtgtggctcacgatctcagggacggtcgttacggtgaaggggcagggctgcttccggcaggagtggctgaaggtgggcaagaagccctaccgggtgcgggtgccttggtacatggtgcagatcctgcgccgtcgctgggaggaggccgcgcgaccgagcgagggcctggtcttcgtgaaccggaacggaaaggtcaagaacccgaacaacttcaaccggacgtttcgggcggctcgtggaaccgagtacgcgcacatcaacctgcgctcctaccgaaagcgggtagcgaccgcgacggccgaggagaagggcatcgacgccgcggggctccagctcaaccacgttctgggctcgcgagtgaccgccgagcactacgtggagaagcccagagatgtcccggacaaccgtgacgtgctcaacgcctacat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tccggatgcccgctcccccgagtcctcagccgaggagaccgaaccgacagctctgttcggcgcctacgcgaaaaaagtggtcgaaacaagggtgtcgaggcgtggccagccgctgtcgaggcggacgaaggattcctacttctacctcctccgcgaccacatcaaccccacgttcgaaaccacacccgtcgccgacatcaccctcgagatggtgcgcgactggtacggctcagtctcacgtgccaagccacccgccaagcgttccaggacgaaaacccctccgcccaaggatgttccaaccgcacgggcccgggcgtacgaggtactccggatggttttgaacgtcgcgtgcgaagacggactgatcgacaagaacccctgtcgtatcaagggcgcgacggcgattcaaccggcccacgacgccaccgtcttgcaaccccaagagatcgcagccctcgccaacgccatgccgaaagaactgcgggtatccgtcctgatcgcggcctggtgcgggctgcgaccctccgagacattcgaacttcgccgcaagagcttcaaggccgattgcgcgatcgtgacgatctcccacgccgccacctaccgagcaggagagatcgccatcgatcgtccgaaggctggatcaacaggcgatgtcatcgtgcccgagcacatccgagcggcaatccgtgtccacctcaccgaccacgtcggcaaatccccgaatgctctgctgttccccgaccccgaacgcggcggcaccatgcgcgaatggatttaccgccgcatcttcgacaccgcctgcaccaagatcggccgaaaaggcttccgccccggcgaacttcgccacaccggcggcaccgtcgccgcccaagccggcggcaccctccccgaagtcatggagcgcctccgccacaagacaccccaagccgccatgcgctaccaaaagatcgcagccggacgggcacaggccctcgccgacaacatctcgaaactcgcccaagcgaaggccacatcaaccacagaatcaacgggtccatacccagggactc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gtgctgtcccgcgcgaacgacggcgacggcactccggccggcaccgatccacccgcggacacggatgccgggacggtggccggagcgccgagggggcggcgtggcggcgggtttcgggagacggcggggagttatacgcccggggtgcggtcccagttgctttccgaggacgagccgtctcgagtccgggaggtcgccgcacaggccggacagcatgtgattcgtctggccgagctggggatcgcttggttgcgggtgcacatccccgtggtccgggatcgggcgatcgaactctggcggcagcggccgcggtcgcgggcggaggccgaggagctgtggcggcggcagtggcccgtcgcccgggcgtgggggattcggcatcgggtgctgatcggcggggtggtggcggtgctggtgttcgcgagcgcggacggggcgctggggttgattccgaccgacgcggcggtgggtcccggtgtggcggtacgggttccggtgcagtatccgctgcaggtgcaggccacgccggagacctcgaagcggtatctggatgccatcaacaatggtgaacacctgcgcgagcaggcggtggtgtcggcggccgcggcggccacgctggagcgggccaaggcggaggccgcggcggcggtggccgggcagccgcagccgtggatgacgccgtcgccggacagcagcctgccgccgggcttcgtgattccgggcgcgggcggctacgcgttgcccgcgaaggggctgttcacctccggattcggtgcgcgctggggcactttccacgcgggcatcgatatcgccgcgcccctgggctcaccgatctacgcggtcgcggcgggcaccgtcatcgacgccggcccggcgcagggcttcggcctgtgggtccgcatccgtcacgacgacggcaccatctccgtctacggccacatgtacgacttctcggtctcggtaggcgaacgcgtccccgccggcctccaaatcgcccgcatcggcaaccgcggcgactccaccggcccccacctccacttcgaaatcatcgtcaacggtcagcacgtggacccccagccctggctggccctacacggcatcgtcatcggc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aatgcgctgccttcttcaggcccgcgagcccgaaaccgaacaggaatccgaattcgccatgcccacgaatgttatgactgctctcagtgaccctgctagtgtcgtgagtcgt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agccgccgctcgcacggtcggcaccgccgccctcgccctcggggtcttcggttccatcatcaccgccgccggctccgccaatggcgatgtcaagccggccgcgctgaagcagaccctggccgccgccgctccggccgcgccgtctgcccccgccgcgcccgccgctccggccaacgcgcagcccgccccggccgccgcggtgcccgctcccatgcccgccccggcccccgcgcccgcccccgtctacgcgaacaacctggacggctggattcgccaggcgctggacatcatggcccagaacggcatcccgggcagctacgacgggatcatgcgcaacatccagcgcgaatccagcggcaacccgcaggcgatcaacctgtacgactccaatgccgccatgggcatcccgtccaagggcctgctgcaggtgatcgacccgaccttcaacgcgtaccacgtcgagggcacctcgaccgacatctgggacccggtcgccaacatcgtggccgcctgcaactacgcggcccaccgctacggctcgatggacaatgtctcgagcgctt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gtgaatactgccgcaagcaggacatcgtcgatgtcatctggggtttcgccgagacgggcctgcgggcgtcggaatcgttcggcctgctctgggaggacttcgatccgaagaagaccctcaaggtgaccggcaaggtgatctgggtcaagggccaggccatggtccgggtcaccgaggagaacagcaagaacatccaccgcgagatcgcgttgccggatgctctgatgacccggcgggctcgacggcagcagaagatacccgacaaccctacgggtctcatctacccgtcgaaggcggaaacgatcatggacccgaccaacttcaacgaccaatggcgacgagtccgcaaggccctgggcttcgacttcgacttcgacatcaccggccacacctggtgtaagaccctcatcaccatcggcgacgacgccgggatctccgcggtggcactggccgaccacgccggacacgtcgaaacctcgataacccagaacagctacatgggccgcaagcgggtgcgcttcgcggttgccgaagccgtgaaccaggcgccgagagacgatcacggcgacgcggaactcagcgcggagatta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ggctcccaccgggttcgagcccgaggagttggcgcagcgactgccggataccttgcgcggggtgggggagcaggcgttggtggccgtgcggaagtgggccgacccccgcgagcgggagttgcggaagcggcggcgcgccaggcggcgtagtttccggctgggcacggcttccggtttgacgacggcgggaaccgttgggttggtgctgatttcggcgccggcgtgggcggtggtcgtggtcggcggcggcgcggtagccctggtcaccgggaccgcggtgacagccaagcgctatttggagatgcgcagggagccgttgccacaagcggcgttcgtgccgcgcaagctgccgccgatccgttcggcggcacgggcatccattgcccggctggtccgtgcggagcgggcgctgcacgggctgcactcgcagatcgcgcgctcgggcagactccccgaggacgatctcaacgacaccctcgaaaccgccgcctcgggcgcggccgccctgcacgcgctggcacaggatgtggtcgcgatggagcgggcctcgggtgcgctgggcgtgaattcgccactgggcgagcacgtccgagccgtttcggttcgcctggacggcggtgtgatcgagtacgagggcatggtggcggcggccgcgcgcgtgctcgccgtgcccgagtccgccgccgtggccgatgacctcggctgggccatggtcagcctccgcgacgccgccgaccgcctcgacggctgggcgcaggccctcaccgatctcgccgaccagcgttttcgcgcgaac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cgatctttggtatcgacatatcgaacaacaatggcccggatatcgatctggcccaggttgcccgcgaaggctttcggttcgtgttcgcgaaggtgtccgagggtgatggcttcgtcgactacacctggcccgcgtatcgggatgcggcgcatgccaatgggctgctggtcgcgggttatcactatctgcgggccgactgcgatgtgacggcccaggccgagttgttcgtgtcgcatgtgggtgacgcggcgaccatggtcgacttcgaggcgaattccggcggtatcgagaccttttggagtttcgtcgaggccgtgaactcgctcgggcggtccatcaatctgtcctacatcccgcgatggtactggcagcagatcgggtgcccggatctgtccaaggtgcccgggctgatccagtccagctatgtcgcgggttcgggtccggcatcggcgttgtaccccggtgatgggaccggattctggaatgggttcggcggcaaggacgtcgacctcttgcagttcaccgaccaggcattggtcgcggggcatctcgtggacgcgaacgcgttcgcgggcacatacgagcagctgcgggccatgttgggcctgacgctgtccacttcggatggaggattcatggcgttgaccgatgaacagcaggtggacctgctgcacaaggtgcaggagatctgggaacagctgcgcgggcacggctgggcgcagctggggcagaatgctcagggcgagaatttgaccctggtggatgccgttgtcggtctcaaggccgagttcgcaagcctgaaagccacgagacaggct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cggctgcgggtgtggccaatgcggtcaccagctactcgcagacgctgcccgatcccgaccgcgccaacaccctcgacgacctcgccctgcaagccatgcagctggt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agattctcgagtggggccgacttctcgagcccgtgcccgcctactacgggcgagtcaacgcactagaagttgcgcgatggttcacaacatacggcgatgccctattttccgacaacattcgattggttctcgaaaattccgagatcaacgatggaatattcgaaaccgccatttcacactcagccctgttctggtacttcaacaatggcatcacaatacttgccgagaagatcgaccaaagcgtcgcaggaagcgttgcccgagatgccggtaacctacatttacatgacgccacagtcgtaaatggggcacaaactgtatcatcacttggtcgggcaatgagcgccggacacgaagcggagctagtgt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tggtgcagtgagggtgtcgtctgccaccacaccggcagttttggcgagtccgcccgcggcatcgccgaacacccggaactcggcctggcctcacagctgcacctgtcgccccagggggtctacaccatctgcggtgtcggaatcgcctggcacgcaggagaaggcgagtatccgggccttccggacaacgccgcgaatcagtacaccatcggtatcgaagcggccaacggcggcggcggctcacccggtaagccgcaccgcttcggatggcccgacgctcagtacgacgcctacgtccgcggcgtcgccgccatcttgcgccccctcggccagcctgcctcgcacgccatcggccataaggaatgggcgggcgctgcgcaaggcaaatgggaccccggcgcaatcgacatgaacatcttccgcgccgacgtcgcccgcgtcatgggcggcgtgaaccccaccgaaggagatagcgccatggccctcgaagagaccttcaagaactacaagggcgataccgtcaccctgggcaccgcggtccgctacatggaccagtacgtgaacgagatccgcgaacagctgggtggcccaacgccgttcaagggctgggcgcagttgggcggccggaccgtcgtggacgccctggccgtcatcggcgagaaactcggcatcgaagggttcgtaaccccacagcacgcgaccgtgattgccaccccggccgccgcgggcggcgaggcccacgccccgggcggtgct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ggtgcagtgagggtgtcgtctgccaccacaccggcagttttggcgagtccgcccgcggcatcgccgaacacccggaactcggcctggcctcacagctgcacctgtcgccccagggggtctacaccatctgcggtgtcggaatcgcctggcacgcaggagaaggcgagtatccgggccttccggacaacgccgcgaatcagtacaccatcggtatcgaagcggccaacggcggcggctcacccggtaagccgcaccgcttcggatggcccgacgctcagtacgacgcctacgtccgcggcgtcgccgccatcttgcgccccctcggccagcctgcctcgcacgccatcggccataaggaatgggcgggcgctgcgcaaggcaaatgggaccccggcgcaatcgacatgaacatcttccgcgccgacgtcgcccgcgtcatgggcggcgtgaaccccaccgaaggagatagcgccatggccctcgaagagaccttcaagaactacaagggcgataccgtcaccctgggcaccgcggtccgctacatggaccagtacgtgaacgagatccgcgaacagctgggtggcccaacgccgttcaagggctgggcgcagttgggcggccggaccgtcgtggacgccctggccgtcatcggcgagaaactcggcatcgaagggttcgtaaccccacagcacgcgaccgtgattgccaccccggccgccgcgggcggcgaggcccacgccccgggcggtgctc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phosph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ccaacctggccatgctcgagccgacgctgcccggctggaaggccgagaccatcggtgacgacatcgcctggatgcggttcggggccgacgggcggctctacgcggtcaacccggaggccggattcttcggcgtcgcaccgggaaccggggtcaagaccaatcccaatgccatcgccaccgtcgacgcgggcaattccatcttcaccaataccgcccgcaccgatgacggcgacatctggtgggagggcctgaccgagcagcccccggcccatctcatcgactggcacggccgcgattggaccccggagtcgggcaccccggccgcgcacccgaactcgcgctactgcaccccgatcgagcagtgcccctcggtcgccccggaatggaacgacccgcgcggggtgccgatctcggcgatcttcttcggcggccgccgcgccaccaccattccgctggtcgccgagtccttcgactgggcgcacggggcgttcaccgcctcggtgctgtcctcggagaccaccgccgccgcggcgggccaggtcggcgtggtgcgccgcgaccccatggccatgctgccgttcctgggctaccacgtgggcgactacttcgcgcactggctggcgatgggcgcgcgcgagggcgcgcagctgccgaagatcttccaggtcaactggttccggcgcagcgccgacggcaagttcctgtggccgggcttcggcgacaatgtgcgcgtgctcaaatgggccctcgaacgcctcgacggcaccgccgaggccgagcgcaccccgatcggcttcgtgcccaccgcggacgccctcgtgctcgacgggctcggcgccggctatcgcggcctgatcgacgcggctctggccgtcgatgtcgaggaatgggtgcgcgagatcgagtcgatcgacgagtggtacgccaccatcggcggcaatcgcctgcccgaggcgctgcgcgcgcagctggccgccctgaaactacgtctggccgaggctct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ccctgtccggtccgccgcgttttcgccaccaccggccggggtgggtggatacggccgggcgagcgggcgaccggctccggtctgcccggtaggctcgattcggcagtgcaggatgcgagcaggaggcgggtcatcgaggagcgggcgggcgcggcgacggaatcggcgcgcatactcggcaggattctgcccaacggggtggccgcggccgagctgacggcatacccggaggacctgaaaccgcatcccggagaggaacatctgatcgcccgggcggtggagaagcggcggcgcgatttcatcggcgcgcggtattgcgcgcggcaggcgctgacccagctcggtgagccagcggtggccatcggcaagggcggcactggggagccggtgtttccgcgcggcatcgtcggcagcctcacccactgcgacgggtatcgggccgcggcgctcgggcaccggttgcgcttccggtccatcggcatcgatgccgaaccgcacgacaagctgccggacggggtcatcgattcggtgagcctggcccccgagcgggaatggctgacgaccgtgctgccgggcaccggcctgcatctggaccgactgctgttctgcgccaaggaggccacctacaaggcgtggttcccgctcaccggcctgtggctgggtttcgaggacgcgcacatcaccttcaccgtggacgaggagtccgcgggcggcgggtcgggcaccttccacagcgacctgctcatccccggtccggtgaccgacggcggcaccgcgctgagctcgttcgacggccactggctgatcagcgacggcctcattctgaccgcgatcgtggaggc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gggtgcgggggatgttggtgggggcggggtgggcggagttggggcgggggcggctgcgggtgttgggggaggggcaggatcatttggcggtgtcggcggtggtcgcgggggagcggttcgtggtgcggatgccgaaaggggaggacggggcggaggggattgcgcgggaggcgcggttgttggcggagttggcggtgggggtgcggttggagataccgcggtatctgttcactgcggtgaatccgatcgggccgggggagcgctgtgtgtatccggaggtgccgggggaggtgttgggtgggcgggagtggcgggctcgggggctgctggagg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aacagactgggtgcacaccaacaccttcgatcgacccgactggaccatcgaggagctgatcgcggccaagggcgaccgcacggtgtccgtggttctgcccgccctcaacgaggaatccaccgtggccgccgtcgtggccagcatccggcccctggtcggcacgctggtggacgaactcgtggtcctggactccgggtccaccgatgccaccgccgtccgcgccacggccgccggagcccgcgtggtgacccgggaacaagccgtccccgaactcgagccggtccccggcaagggcgagtgcctgtggcgctcgctggccgtcaccagcggcgacatcatcgccttcgtggactccgacctgatcgaccccgacccgaacttcgtgcccaaactgctgggcccgctgctcaccgtggacggcatgcacctggtcaaggcgtactaccgccggccgctgcgcaccggcgaggcggtcgagcaccacggcggcggccgcgtcaccgaactggtggcccgcccgttgctcgcggccctgcgcccggaactctcgaatgtcttgcagcccttgggcggtgagtacgcgggcacccgggagctgctcacctcggtgcccttcgcgcccggctacggcgtcgaaatcggcctgctgctcgacacttacgacctgctcggcctgtccagcatcggccaggtaaacctcggcgtccgccagcaccgcaaccgcccgctggccgacctgggcgtcatgagccgccagatcctgggcaccgtgctgggccgcagcggcatccaggactccggtgccgcgctgacccaattcccgatggtggcaggcgaattcatcgcccacgccaccgaggtctcgctgtccgaccgcccgccgatgaacaccctgcggcccgaagaggca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acagcaatgcaggtaacgacgaccgaccgggacagactcgccgggctggtgcgcgacctcgccgtcgtacacggccgggtcaccctgtcctcgggcaaggaagccgactactacgtggacctgcgccgcgcgaccctgcaccacgaggccgccccgctcatcggcaaactgctacgtgagctggtggcggactgggacttcgacgcggtgggcgggctcaccatgggcgcggacccggtggcggcggcggtcatgcacgcgcccggccgtcccatcgacgccttcgtggtccgcaaggccgccaagacccacggcatgcagcggcagatcgagggcccggacatcgtgggcaagcgggtgctggtggtcgaggacaccaccacgaccggcaactcgccgctcaccgcggtgcgcgcgctgcgggacgcgggcgcgatcgtggtcggcgtggccaccgtggtggaccgggagaccggggccgacggcatcatcgcggccgagggcctcgaataccgctcgatcctgggcctgaaggatctggcgttg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accgcaccgcgccgcccgaagggcctgggcaaacgagcctggctcaccacccacctggtccgccgcatcctgcgcaccctggcctcgtcgaacttcgtgaacgtcaccgtcatcggccgcgagctggtccccgccaccggccccgtcatcgtggccggcaaccacatctcgatgctcgacgcggtcttcctctggggtgccctgcgccgccgcgccatcgccatcgccatggccgaactctggtcctggccgatcgtcggccgcctcggccaaatccccgtcgtccgccgcgaccccgaatccggccgcgccgcaaccgccgccgccgagcagatcctccaccacggcggcgtcctcatcatctaccccgaaggcaaactggtggcccccggcgaatccgagccctacaaacccggcgtagccaccctctccctcgccaccggcgtccccatcatccccgtagccaccaccggcaccgacggcgtcctccccacccgccgcgcccgaggcaccggcccccgcttcaaccgccgccaccccgtcaccctccgcttcggcacccccatcgaccccaccaccttcgacaaccccgaaaaactcctggaccacctccgccaccgcatcgaagacctacgcacccaaccg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accgcaccgcgccgcccgaagggcctgggcaaacgagcctggctcaccacccacctggtccgccgcatcctgcgcaccctggcctcgtcgaacttcgtgaacgtcaccgtcatcggccgcgagctggtccccgccaccggccccgtcatcgtggccggcaaccacatctcgatgctcgacgcggtcttcctctggggtgccctgcgccgccgcgccatcgccatcgccatggccgaactctggtcctggccgatcgtcggccgcctcgtccgccgcctcggccaaatccccgtcgtccgccgcgaccccgaatccggccgcgccgcaaccgccgccgccgagcagatcctccaccacggcggcgtcctcatcatctaccccgaaggcaaactggtggcccccggcgaatccgagccctacaaacccggcgtagccaccctctccctcgccaccggcgtccccatcatccccgtagccaccaccggcaccgacggcgtcctccccacccgccgcgcccgaggcaccggcccccgcttcaaccgccgccaccccgtcaccctccgcttcggcacccccatcgaccccaccaccttcgacaaccccgaaaaactcctggaccacctccgccaccgcatcgaagacctacgcacccaacc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gcgcgcatcgactatgaccgggtgtacaccgaggccgatcgggaacgcatggtgcccgaaaccgagcggaccgccggattgagctggtcgccgtgcccggcccggcgcagcgagttcgcacgggatcgagcgcgggtgctgcattccgcggcgctgcggcggctggcggacaagacgcaggtcatggggccgcgcgacggtgacaccccgcgcacccggctgacgcattcgctggaggtcgcgcagatcgggcgcagcatcgccgacagcctggggtgcgatccggatctggtggatctggccgggctcgcgcacgatatcgggcacccgccgtatgggcacaatggcgagaaggcgctggaccaattcgccgacaggcacggcggtttcgagggcaatgcgcagaacctgcgcattctgacccggctggaaccgaaggtgatcgacgatcatgaccgcagcttcggactcaatccgacccgcgccgccctggacgcggtcatcaaatatccctggggcagaacgggtccgaactccaagttcggtgcctacggcgtggacatggaccgcctggactgggtccgcaagggcgcgccggagcgccgccaatgcctggaatcgcagatcatggactggtccgacgatgtcgcgtactccgtgcacgacgtcgaggacggggtgatcgcgggccgcatcgacctgcgcgcgctggccgacccggtcgagcaggcggcgctggcggaactcggtgcgcgccagcacccttcgctgacggtcgacgagctggtggccgccgcccaacggctctcggaaatgccggtggtcgccgcggccatcgaatacgacggctccctgcgcgcctccgtcgccctgaagcggctgaccagcgacctggtgggccgcttcgccaccgccgcggtcgaggccacccgggccgggtggggcggccgccaattgtcgcgctacgccgccgatctggaagtgccgcgggtggtggccgccgaggtcgccgtgctcaagaccatggcgctgcgctacgtactctccgaccccatccaccgcgtccgccaggccgggcagcgcgaacgcgtgctgctggtcgccaaccggctgctcgaggccgccccgcacggcctggaccggctgctgctgccgtggtgggagaccgccgccgacgacaccgcccgcgtccgggtgatcgtcgaccaaatcgcctcctacaccgagagccgcctggaacgcatcgccgccgcgata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cgcgcgcatcgactatgaccgggtgtacaccgaggccgatcgggaacgcatggtgcccgaaaccgagcggaccgccggattgagctggtcgccgtgcccggcccggcgcagcgagttcgcgcgggatcgagcgcgggtgctgcattccgcggcgctgcggcggctggcggacaagacgcaggtcatggggccgcgcgacggtgacaccccgcgcacccggctgacgcattcgctggaggtcgcgcagatcgggcgcagcatcgccgacagcctggggtgcgatccggatctggtggatctggccgggctcgcgcacgatatcgggcacccgccgtatgggcacaatggcgagaaggcgctggaccaattcgccgacaggcacggcggtttcgagggcaatgcgcagaacctgcgcattctgacccggctggaaccgaaggtgatcgacgatcatgaccgcagcttcggactcaatccgacccgcgccgccctggacgcggtcatcaaatatccctggggcagaacgggtccgaactccaagttcggtgcctacggcgtggacatggaccgcctggactgggtccgcaagggcgcgccggagcgccgccaatgcctggaatcgcagatcatggactggtccgacgatgtcgcgtactccgtgcacgacgtcgaggacggggtgatcgcgggccgcatcgacctgcgcgcgctggccgacccggtcgagcaggcggcgctggcggaactcggtgcgcgccagcacccttcgctgacggtcgacgagctggtggccgccgcccaacggctctcggaaatgccggtggtcgccgcggccatcgaatacgacggctccctgcgcgcctccgtcgccctgaagcggctgaccagcgacctggtgggccgcttcgccaccgccgcggtcgaggccacccgggccgggtggggcggccgccaattgtcgcgctacgccgccgatctggaagtgccgcgggtggtggccgccgaggtcgccgtgctcaagaccatggcgctgcgctacgtactctccgaccccatccaccgcgtccgccaggccgggcagcgcgaacgcgtgctgctggtcgccaaccggctgctcgaggccgccccgcacggcctggaccggctgctgctgccgtggtgggagaccgccgccgacgacaccgcccgcgtccgggtgatcgtcgaccaaatcgcctcctacaccgagagccgcctggaacgcatcgccgccgcgat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gcgcacgtggggaaggcacaccgtgaccaataccgaacccgccgcgggcaccgctcgcaagaccgggacccgtaagcccgccggcaccgccgtgaaggcagccccgaagccggagaccgctgcgaagccggaggccatcccggcaccggccaccgagatcgaggtccgcaatccggcgaccggtgcgctggcgggcacggtgccgatcgattcggccgacacggtcgccgccaaggttcgcgaactgcgcgcggcccagcccgcctgggaggcgctgggccccgacggccgcaaggaatggctgctcaaactgcaggactggctggtggacaacaccgatcacctggccgacgtgctgcagtccgagactggcaaggcccgcgtggactcgctcatcgatcccgcgttctcggtcgacctcaccggctactacgcccggcgcgccgcgaaattccttgccgacgaacatccttcgccgcacagcccgctggcccgggtcaagcagctgaacacggtgttccggccctaccaggtggtcggcgtgatcaccccctggaacttcccgctggccatgccggtcatcgacgtcatcccggcgctggccgcgggcgcggcggtcatcctgaaaccctcggaggtgacgccgctttcggcggtcgagctggcgcgcggctggcgtgagatcggtgcgccgccggtgttcgaggtggtcaccggtgcgggcgagaccggtgctgccgtggtcgggaatgccgactacatccagttcaccggttccaccgcgaccggccgcaagatcgccgcggcctgcaccgagcgcatgatcccgttcagcctggagctgggcggcaaggacccggccatcgtgctggccgacgccgatctggatcgcgcggcacacggcatcgccttcggcgggctgttcaacgccgggcaggtgtgcatctcggtcgagcgcgtctacgtggaagcgcccgtctacgaccagttcctggccaagctgaccgccgcggtcaagcaggtccgccagggcgtggacggccgcaagcccgagttcgacatgggcgccctggccaacgagaatcaggcgcagatcgtgcagcgccacgtcgaggaggccgtcaaggcgggcgcgcgcgtcaccacgggcggcaaacgcaccggtgtgggaacgcttttcgagccgaccgtgctcgccgacgtggaccacaccatgacctgcatgaccgaggagaccttcggcccgaccctgccggtcatgaaggtggccgacgaggcggaagccattcggctggccaatgattcgatctacgggctgtccgcctcggtgtggtcgggcgacaaggatcgcgccgaacgtgttgcgcgccaactcaacgcgggcgcggtgaacatcaatgacgtgttcgccaacatgttcagcttcgcgctgcccatgggcggctggggccagtccggcaccggcgcgcgctggggcgggcccaacggcgtccgcaagtactgccgtcagcaggccatcaccaagccgatcctgccgacgcagaccaaagagccgctgtggttcccgtattcgccgcccaagctgaccttcgccatggccgccatgcgggcggcgggcacgcgcgggctgcggcgcatcaatgtgcccgccatcatcaagaccgtgcgggggc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gcgcacgtggggaaggcacaccgtgaccaataccgaacccgccgcgggcaccgctcgcaagaccgggacccgtaagcccgccggcaccgccgtgaaggcagccccgaagccggagaccgctgcgaagccggaggccatcccggcaccggccaccgagatcgaggtccgcaatccggcgaccggtgcgctggcgggcacggtgccgatcgattcggccgacacggtcgccgccaaggttcgcgaactgcgcgcggcccagcccgcctgggaggcgctgggccccgacggccgcaaggaatggctgctcaaactgcaggactggctggtggacaacaccgatcacctggccgacgtgctgcagtccgagactggcaaggcccgcgtggactcgctcatcgatcccgcgttctcggtcgacctcaccggctactacgcccggcgcgccgcgaaattccttgccgacgaacatccttcgccgcacagcccgctggcccgggtcaagcagctgaccacggtgttccggccctaccaggtggtcggcgtgatcaccccctggaacttcccgctggccatgccggtcatcgacgtcatcccggcgctggccgcgggcgcggcggtcatcctgaaaccctcggaggtgacgccgctttcggcggtcgagctggcgcgcggctggcgtgagatcggtgcgccgccggtgttcgaggtggtcaccggtgcgggcgagaccggtgctgccgtggtcgggaatgccgactacatccagttcaccggttccaccgcgaccggccgcaagatcgccgcggcctgcaccgagcgcatgatcccgttcagcctggagctgggcggcaaggacccggccatcgtgctggccgacgccgatctggatcgcgcggcacacggcatcgccttcggcgggctgttcaacgccgggcaggtgtgcatctcggtcgagcgcgtctacgtggaagcgcccgtctacgaccagttcctggccaagctgaccgccgcggtcaagcaggtccgccagggcgtggacggccgcaagcccgagttcgacatgggcgccctggccaacgagaatcaggcgcagatcgtgcagcgccacgtcgaggaggccgtcaaggcgggcgcgcgcgtcaccacgggcggcaaacgcaccggtgtgggaacgcttttcgagccgaccgtgctcgccgacgtggaccacaccatgacctgcatgaccgaggagaccttcggcccgaccctgccggtcatgaaggtggccgacgaggcggaagccattcggctggccaatgattcgatctacgggctgtccgcctcggtgtggtcgggcgacaaggatcgcgccgaacgtgttgcgcgccaactcaacgcgggcgcggtgaacatcaatgacgtgttcgccaacatgttcagcttcgcgctgcccatgggcggctggggccagtccggcaccggcgcgcgctggggcgggcccaacggcgtccgcaagtactgccgtcagcaggccatcaccaagccgatcctgccgacgcagaccaaagagccgctgtggttcccgtattcgccgcccaagctgaccttcgccatggccgccatgcgggcggcgggcacgcgcgggctgcggcgcatcaatgtgcccgccatcatcaagaccgtgcggggg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cagcaaatggagcaggcgaactcggggcaatcgtccgagggcgggtccgccaccccatcggccaatggccagtccgctgccgccgctcgcaatagcaccgccgtccccacctccgcctcccgccgcgtccgcgcgcgcctggcgcggcgcatgaccgggcagcgcggcatcgccgccgtcaaaccggtgctcgagccgctggccaccgtgcaccgcgagctgtacccgaaggcgaatctggctctgctgcaacgggctttcgacgtcgccgacgagaagcaccagcaccagttccgcaagtccggcgacccgtacatcacccacccgctggccgtcgccaacatcctggccgagctgggcatggacaccaccacgctggtggccgcgctgctgcacgacaccgtcgaggacaccgggtactcgctcgacgagctgaccgccgaattcggcaccgaggtcgcccacctggtggacggcgtcaccaagctggacaaggtcaacctgggcgcggccgccgaggccgagaccatccgcaagatgatcatcgccatggcccgcgacccccgcgtgctggtgatcaaggtcgccgaccggctgcacaacatgcgcaccatgcgcttcctgccgccggagaagcaggccaagaaggcgcgcgaaaccctcgaagtgatcgcgccgctggcacaccgcctcggtatggccaccgtcaagtgggagctcgaggacctcgcgttcgcgatcctgcaccccaagaaatacgacgagatcgtgcgactggtcgccgaccgcgcgccctcgcgcgacacctacctggccaaggtgcgcgccgagatcgtgaacaccctggccgccagccggatcaacgcggtcgtggaaggccgtccgaagcactactggtcaatctatcagaagatgatcgtcaagggtaaggacttcgacgacatccacgacctggtcggcatccgcatcctctgcgacgaagtgcgcgactgttacgccgcggtcggtgtcgtgcactcgctgtggcagcccatggccgggcggttcaaggactacatcgcccagccgcgctacggcgtctaccagtctttgcacaccaccgtggtcggacccgacggcaagcctctggaagtgcagatccgcacccaggacatgcaccggaccgccgagttcggcatcgccgcgcactggcggtacaaggagaccaagggcaaacactccaacgacaacaacgaagtcgacgacatggcgtggatgcgccagctgctcgactggcagcgggaggccgccgacccggcggagttcctggagtcgctgcgcttcgacctcaagtcgccggagatcttcgtgttcacgcccaagggcgatgtgatcacgctgccgcagaagtccacccccgtggacttcgcctacgccgtgcacaccgaggtcgggcaccgctgcatcggcgcgcgcgtcaacgggcgcctcgtcgcgctggaacggcagctggagaacggtgaggtcgtcgagatcttcacctccaaggcccagaacgccggaccctcgcgcgactggtccaacttcgtggtgtccccgcgcgccaaggccaagatccggcagtggttcgccaaggaacgccgcgaagaggcacacgaggccggcaaggacgccatcagcaaggaggtccggcgttcgggcctgccgttgcagcgcctgatgagcgtggacgccatgagcgcgctggcccacgaactgcactacacccacatctccgcgctctacgcggccgtcggcgagaaccaggtctccgcgcaccacgtggtgcagcggctcatggcccagctcggcggcgtcagcgatgtcgagaacgaactggcagagcggtccaccccgtccaccgtcccgtcacgccagcgcaccaccggcgatgcgggcgtggagattccgggcgcgcccggcacggtctccaagctggccaagtgctgcaccccggtgcccggcgacgagatcatgggcttcgtgacccgcggcggcgcggtcagcgtgcaccgcaccgactgcaccaacgccgactccctgcgctcggaacccgaacgcatcatcgaggtcaagtgggcgccctcaccttcctcggtcttcctggtcgccatccagatcgaggccctcgaccgcacccgcctgctctccgacgtcaccaaggtcctcgccgacgaaaaggtcaacatcctctccgccgccgtcaccacctccggcgaccgagtcgccatctccaagttcaccttcgagatgggcgacccgaaacacctgggccacctgctcaacgtggtccgcaacgtggaaggcgtctacgacgtctaccgcgtgacctccgccg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ccggatggtgtggcgggcctgcggcggcgggcgcggatcatcgtgcatgggatcgtccagggtgtcggatttcgtccgttcgtgtaccggctcgcgcgcgaatacgggctgtccggggatgtgtgcaatgccggtgggcaagtggtcgtccgggtcgccggtgacgctgcctcggtcacggatttcatcgtgcgccttcgtgattcggctccgcccgcggcgcgcgtcgagcgggtcaccgttgccgcactcgagcccgatgccgtaccgggcccggatttctcggtgggctacagtgtcatctcggtcggggtcagtgccgccgcggtgatcggcggtgtcggttcggtggtcgatggtgtcgcgggcggggagtacgggaccgcgcggctgcctccggacctggccacctgtgcggcgtgcgcgcgggaactgttcgatcccgcggaccggcggtatcgctatccgtttctcaattgcaccgactgcgggccgcgtgccacggtcatcgacgcgctgccctacgaccgtgagcgcaccgccatgcgcgtcttcccgatgtgcgcggcgtgcgagcgggaataccgcgaccccgccgatcgccgcttccacgccgaaccgatctgctgccccgactgcgggccccggttgagctggctcgccgatggcgaacacccctccgagagtggagattccgcactgctggccgcgtgcgcggtggtggcgggcggtggcatcgtcgccgtcaagggcgtcggcgggttccagctcgtctgcgatgcggcggccgcggaggcggtgacccggttgcgcaaggccaaaccgcggcccgccaaacccctggcggtgatggttcgcgacctggccacggcgcggacgctgggcacggtggacgagctcgccgccgcgcaactgggttcggccgcagcgccgatcgtgctgctgccgcgccgcccgcaggccccgatcgcaccgggcgtggccaccatcggggtcttcctgccctacagcccgctgcatcacctgctgctcgccgaactggaccgcccgctggtggtgaccagtggaaaccgcggcggcgcaccgactctcaccgaagatccggccgcgctgcgtccgctcgcggacggcatcctcacccacgaccgcccgatccgatcacgctacgacgattcggtggtgcggatcgtggcggcccgcacgatcaccgtgcgccgcgcgcggggcttcgcgcccaccgcactccccctgcccgtccccgccgacatcccgatactggcggtcggcgcgcaactcaaacacactgtagccgtggctgtttcggattcggcgaccatcggtccgcacctgggcgatctcgccgacgccgacacccgcgacgcgttcgagcggtcggcggacgagctgtgccgattgcacggcgtacgaccggaattcgtcgcgcacgactgccatcccggatatctgtccacccagtacgcacgacgcggctggcagcccgatcgtcgtatccccgtgcagcaccatcacgcccacgtcgccgccaccgccgccgagcacggcgtgaccggccgcttcatcggaatcgccctggacggactgggattcggcgacgacggcaccctctggggcggcgaggcgctgctcgccgactacaccggataccggcgcgtggcccgcttcgccaccgctcccctgcccggcggggaggccgcggtccgccgaccggcccgcatggcgctgggatacctgttcggcgcggaaaccttcggcggccaaccgattccgcccgagctggcggcggagctgctgcgccgaacggggccgcgggagaccaccatgatccgcgcgatgatcgagcgcgacgtcaactgcccgcgtgcctcgagcgccggacggctgttcgacgcactggccgcgctgctgggcctgtgcgacgacaacacctacgagggagaggccgcggttcggctggaggccgcggccaccacgtgcccgcaccctgtggcaccgctgcggtggaccctgcatcggcgcgacggactgctggtctacgaccccgttcccaccctgcgccacgcactggaactgctgggagagcagcaggtcggcgtgatcgccgcccgcttccatcggaccgtggcagaggtcgtggtggccttcgcgaccgaggccgccgaccggtgcggcccgaaggatcccggcatgacgggtccgggcagcgcggtcggtcggggcgacatcgtatgcctgggcggcggggtcttccagaacgcactgctcaccaaactggtcctggccggcctcgccgcggcgggattcgatgcctgtgccggagaacggattccgatgaacgacggcggaatcagctatggacaggccgtgatcgcggccgcccgcacgaacaggagac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accggatggtgtggcgggcctgcggcggcgggcgcggatcatcgtgcatgggatcgtccagggtgtcggatttcgtccgttcgtgtaccggctcgcgcgcgaatacgggctgtccggggatgtgtgcaatgccggtgggcaagtggtcgtccgggtcgccggtgacgctgcctcggtcacggatttcatcgtgcgccttcgtgattcggctccgcccgcggcgcgcgtcgagcgggtcaccgttgccgcactcgagcccgatgccgtaccgggcccggatttctcggtggtggacagtgtcatctcggtcggggacagtgccgccgcggtgatcggcggtgtcggttcggtggtcgatggtgtcgcgggcggggagtacgggaccgcgcggctgcctccggacctggccacctgtgcggcgtgcgcgcgggaactgttcgatcccgcggaccggcggtatcgctatccgtttctcaattgcaccgactgcgggccgcgtgccacggtcatcgacgcgctgccctacgaccgtgagcgcaccgccatgcgcgtcttcccgatgtgcgcggcgtgcgagcgggaataccgcgaccccgccgatcgccgcttccacgccgaaccgatctgctgccccgactgcgggccccggttgagctggctcgccgatggcgaacacccctccgagagtggagattccgcactgctggccgcgtgcgcggtggtggcgggcggtggcatcgtcgccgtcaagggcgtcggcgggttccagctcgtctgcgatgcggcggccgcggaggcggtgacccggttgcgcaaggccaaaccgcggcccgccaaacccctggcggtgatggttcgcgacctggccacggcgcggacgctgggcacggtggacgagctcgccgccgcgcaactgggttcggccgcagcgccgatcgtgctgctgccgcgccgcccgcaggccccgatcgcaccgggcgtggccaccatcggggtcttcctgccctacagcccgctgcatcacctgctgctcgccgaactggaccgcccgctggtggtgaccagtggaaaccgcggcggcgcaccgactctcaccgaagatccggccgcgctgcgtccgctcgcggacggcatcctcacccacgaccgcccgatccgatcacgctacgacgattcggtggtgcggatcgtggcggcccgcacgatcaccgtgcgccgcgcgcggggcttcgcgcccaccgcactccccctgcccgtccccgccgacatcccgatactggcggtcggcgcgcaactcaaacacactgtagccgtggctgtttcggattcggcgaccatcggtccgcacctgggcgatctcgccgacgccgacacccgcgacgcgttcgagcggtcggcggacgagctgtgccgattgcacggcgtacgaccggaattcgtcgcgcacgactgccatcccggatatctgtccacccagtacgcacgacgcggctggcagcccgatcgtcgtatccccgtgcagcaccatcacgcccacgtcgccgccaccgccgccgagcacggcgtgaccggccgcttcatcggaatcgccctggacggactgggattcggcgacgacggcaccctctggggcggcgaggcgctgctcgccgactacaccggataccggcgcgtggcccgcttcgccaccgctcccctgcccggcggggaggccgcggtccgccgaccggcccgcatggcgctgggatacctgttcggcgcggaaaccttcggcggccaaccgattccgcccgagctggcggcggagctgctgcgccgaacggggccgcgggagaccaccatgatccgcgcgatgatcgagcgcgacgtcaactgcccgcgtgcctcgagcgccggacggctgttcgacgcactggccgcgctgctgggcctgtgcgacgacaacacctacgagggagaggccgcggttcggctggaggccgcggccaccacgtgcccgcaccctgtggcaccgctgcggtggaccctgcatcggcgcgacggactgctggtctacgaccccgttcccaccctgcgccacgcactggaactgctgggagagcagcaggtcggcgtgatcgccgcccgcttccatcggaccgtggccgaggtcgtggtggccttcgcgaccgaggccgccgaccggtgcggcccgaaggatcccggcatgacgggtccgggcagcgcggtcggtcggggcgacatcgtatgcctgggcggcggggtcttccagaacgcactgctcaccaaactggtcctggccggcctcgccgcggcgggattcgatgcctgtgccggagaacggattccgatgaacgacggcggaatcagctatggacaggccgtgatcgcggccgcccgcacgaacaggagaccctga</text:p>
          </table:table-cell>
          <table:table-cell office:value-type="string" calcext:value-type="string">
            <text:p>KH_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gtcgcccggtccgccgagtccgttcaagcagtcatcaaggcatacgacgttcgaggagtggtcggcgagcagatcgacgcggatttcgtgcgcgacgtcgccgggtccttcgcccggctgatgcgcgccgagggcgccgcccgcatcgtcatcgggcacgacatgcgcgactcctcaccggaactggccgcggccttcgccgacggcgtgctcgcccagggactcgatgtggtgcacatcggcctggcctccaccgacgagctgtacttcgcctccggtcatctggactgccccggcgccatgttcaccgcgagccacaatccggccaagtacaacggcatcaagctgtgccgggccaaggcgctgccggtcgggcaggacaccggtctggccaccatcaccgagcaagtcatcgccggagttcccgccttcgacggcgagcgcggcagcgagacccgcgtggatctgctccaggcctacgccgacttcctgcacaagctggtcgacctgagcggctcgcgcccgctgcgcatcgcggtggacgcgggcaacggcatgggcggctacaccgtccccgcggtgctgggcacactgccgcagttcaccatcgagccgctgttcttcgaactcgacggcaccttccccaatcacgaagccaatccgctggatccgaagaacctggtcgatctgcaggactacgtccgcaagaccggcgcggacatcggcctggccttcgacggcgacgccgaccgctgcttcgtggtggacgagaagggcgacccggtctccccctcggcgatcaccggcctggtggccgagcgcgagctgaccaaggagccgggcgcgacggtcatccacaatctgatcacctcgaaggccgtgcccgagttggtgaccgagctcggcggcaccccggtgcgcacccgggtcggccactcgttcatcaagcagcagatggcggccaccggcgcgatcttcggcggcgagcactccgcgcactactacttccgcgacttctggggcgccgactccggcatgctcgcggccctgcacgtgctggcggcgctgggcgagaaggagcgcccgatgtcggaattgggctccgcgtatgcaacgtacgcgtcctccggagagatcaactcaacagtggcggatgccaaggaacgcaccacggcggttctggaagccttcggcaccaaggcgaaatcggtcgatcggctggacggggtgacggttcagctggccgacggcgcgtggttcaacctgcgcgccagcaataccgaaccgctgctgcggctcaatgtcgaggcgcgatcgcaggaggaagtagacgcactcgtaaccgagatcctgagcatcgtccg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ccgacgacatcctgcacaccgtcaccgagatcgccgccgccgagacggggttgcccgcatcgacgctcacccccgacgccgacctgcgcggcatggccggggtggattcagtgcgggtgctgcgcatgatcgcctgcatcgagcggacgtacgacatcgaactcgaggacgaggacgtcttcggcaccgccaccctcggcgaggtggccgcggtggtcgacaaggcactgcgggaggcg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agatcctgctgtcggcggccatcgcgctgaccgtctccatcctgctgacccccgtggtgatccgctacttcgccaaacagggcttcggacaggagatccgggtcgacggcccggagagccacaaggccaagcgcggcacccccaccatgggcggcgtcgccatcatcatcggcatgtgggccggatacctgggctcacacctgatctccatgacctacggcgagcccggcccctcggcctcgggcctgctggtcatgggcctggccaccgcgctcggcttcgtcggcttcctcgacgacctgatcaagctgcgcaagcagcgcaacctgggcctgaccgcggccggcaagtacatcggccagctcacctcggcggtcgtgttcggtgtgctggcactgcaattccgcaacgcgcacggcctcacgcccggcgacaagcacctgtcctacacccgcgacatcaatacggtgacgctgtggctgccgttcttcctggcgttcgtctgcctgatcgtggtggcctggtccaacgcggtcaacctgaccgacggcctggacggactggccgcgggctccatgagtctggtgctgggcgcgtacatgatcatcaccttctggcagtggcgcaattcctgctccgcgcatgcggtcgcgggctgctaccaggtccgggatccgctggatctggccctggtgtgcgccgcgggcggcgcggcctgcatcggcttcctgtggtggaatgccgcgcccgccaagatcttcatgggcgacaccggttcgctgatgctgggcggtctgctcgcgggcctgtccatcaccactcgcaccgaactgctcatggtcgtgatcggcgcgctgttcgtggccgagaccgcctcggtggtgctgcaggtggcggtcttccgcaccacgcgcaatcgcctgttcaagatggcaccgttccatcaccacttcgagctgagcgggtgggccgaaacctcggtcatcatccggttctggttgctggccggcatggcctcggcgatcggactgggcctgttctacagcgaatacctctctgcggca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gacgcaccgtgatcaccctggtctcggcggcactgctggccaccggcccgctgaccgccaccgccctggccgacccgcccgcctcggccgccgcgccgggtgccgtcatcggcgatgaggcgctacccgggaacctatggatcgcgggcaccggttcggcgcgcaagctcacctactggacccgcgattcggccgatcagcccgcactctccaccggcgtcgtgttcacccccgccggcaccccgccgcccggcggctggcccgtgctgtcctgggagcacggcaccgtcggcatcggcgacgactgcgccccctcggtcgcgggccgcaccgagcgcgacatgggcttcctcgccacctggatgaagcagggctacgccatcgtggccaccgactacatcggcctgggcacgcccggcgtccacgcctacctcgacgggcgcgccgaggcccacgccgccatcgacatggtccgcgccgcccgcgccgtcgactcctcgctggcctcgaagtgggtggccatcggccagtcccagggcggcggcgcaacggttttcaccgcctccctcgcgacccgctatgcgcccgaactggattaccgcggcgcggtggcgaccggcccggcctccaatgtcgtcgacgccgcgaccctgatcggcccggacaccccggcgatcggctcctcgcacatcaccgcctacgccacctacgtgttcaacggtgtgaaggccgcgcgccccgacttcgatctggacagctacctgacgccgctcggcaagcagctggtgaccgacgcgcagaccctgtgcttcaccccgctcgccgagcgcgccaccggtgtctcgctgagccagctggtgtccaagccgctggccgagggcgatttcgtcgccgtggcgcgctcggtcatggatgtgccgctgaccggttatgatcgcccgctgttcatcggccagggcaccaatgacaccgacgtgcccgcgccgctgaccgccaagctggtcgccgatatggccgccgcgggaactcatcccgaggtgcacgtgtacccgggcaaggatcacagcggcgcgatgctggcctcgctgcccgacagcgtgcccttcgtcgcccggctctt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gcaccgagaccggcgaattccagggcacggggggccgcgtctactggcaggcgtggctgcccgacaccgatccgcgcgcgctggccgtcatcgtgcacggctacgccgagcactccggccgctacgcgcacgtcgccgaacggctggtcgaatccggtttcgcggtgtacgccctggaccacaccgggcacgggaaatccgagggcgcgcgggcgaatatcggctcgctggacggggcggccgacaatgtccgcaccatgctcgccaccgccaccggccgccacccggagctgccggtcttcctcatcgggcacagcatgggcggcctcaccaccgcctacctggcggtccgcgatcagccgcaggtgaccggcatcgtgctgtccgggcccgccgtggatatcgagggcggcaatgcgatccagcgcctggccgcgccgctggtggcgcggttcctgccgaatctgccggtgatcaaactggattcgaagctggtcagccgtgatccggaggtggtgcgcgcctacgacgaggacccgctggtccatcacggcggggtcccggcccgcaccgccggggagatgctgcgcgccgggaactacgtcaaggcccacctggatcggctgaccgcgccgctgctggtgcagcacggcaccgccgacggcctggcctcacccaccggcagcgatgtgctcgagcgcgacgccgggtccgaggacaagaccgtcatccgctacgacggcctctaccacgagatctacaacgagcccgaacaggacaaggtgctcagcgatctggtgaactggctcgaagcccacctgcccaaag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cgcaccgagaccggcgaattccagggcacggggggccgcgtctactggcaggcgtggctgcccgacaccgatccgcgcgcgctggccgtcatcgtgcacggctacgccgagcactccggccgctacgcgcacgtcgccgaacggctggtcgaatccggtttcgcggtgtacgccctggaccacaccgggcacgggaaatccgagggcgcgcgggcgaatatcggctcgctggacggggcggccgacaatgtccgcaccatgctcgccaccgccaccggccgccacccggagctgccggtcttcctcatcgggcacagcatgggcggcctcaccaccgcctacctggcggtccgcgatcagccgcaggtgaccggcatcgtgctgtccgggcccgccgtggatatcgagggcggcaatgcgatccagcgcctggccgcgccgctggtggcgcggttcctgccgaatctgccggtgatcaaactggattcgaagctggtcagccgtgatccggaggtggtgcgcgcctacgacgaggacccgctggtccatcacggcggggtcccggcccgcaccgccggggagatgctgcgcgccgggaactacgtcaaggcccacctggatcggctgaccgcgccgctgctggtgcagcacggcaccgccgacggcctggcctcacccaccggcagcgatgtgctcgagcgcgacgccgggtccgaggacaagaccgtcatccgctacgacggcctctaccacgagatctacaacgagcccgaacaggacaaggtgctctcgcgatctggtgaactggctcgaagcccacctgcccaaagcctgaggcgctacct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ggtcgtccggtccgaccgatcgccgtaccgcgctggtcacggcggctgtcggcgctgccgggatgtcggtgctggcgatagtgttcgccgccatcctcgacaatgtggtcgatggcgacggaatcgccgcgatcgacactccgttgacgggatgggttgccgcgcatcgctatcacggactcacggcggtgatgacggcactcacgcggctcggtgatccgctcatgctcgtcgctgtcatgaccgtggtcgttgttgtcgccgccggtccgacgcgcacggtcgcgcccctcggcatcggcgcgctggcagtggcggggttcctgctcgccgtggtggcggtcaagttcgtggtcggtcgcccgcgcccggcgctgccgcacccgtccgtggacatcgacggttcatcgtttccgtccgggcactccaccggcgtgtgcgtggtcggaatcatcagtgcctggctgctcacccggtggtgcgtcagatcgttggccggacaggttgctgtgtggacgatggtgctggcagtggttgcgggagtgggcttttcccgcgtctacctgggtgtccactacctcagcgacgtcctcgccggctgggtgctgggcgcgctgtgggcaggcgtggtcatcgcggcgggccgcctgtgggaggcccgcccgccgacccggtcccaccgaaccgacagcgcgaggaccc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aaacgcctacgtacgattcttcgacgagttcggcatggccgacgtggccgtggtgggcggcaagaacgcctcgctcggcgagatgtacggctcgctgacccgcgaagggttgctggtgcccaatggtttcgcggtcaccgcggacgcctaccgggacatgctcgcgcaggccggggcgtgggagcggctgaccgaggtgctggccgggctcgatcccgacgatgtggccgatctggcgcgtcgcggcaagcaggcccgtgaaatcgtctacggcgcggggcttcccgacgcggtcagcgaacaggtgctggccggataccggaagctgtgcgaggagtacggaccggaaatcagtctggcggtgcgcagttcggcgacggccgaggatctgccgacggccagtttcgcgggccagcaggagagctacctgaatgtgcggggcgaacaggagctgctcgacgccatccggcactgcttcgcgagcctgttcaccgatcggtccatccactaccgtgtcgatcagggcttcgaccatctgaaggtggcgctgtcggtgggcgtgatgaagatggtgcgctcggacctggcctgctccggggtgatgttcaccctcgacaccgaatccggtttccgcgacgtcgtgctcgtcaccggcgcgtacgggctgggcgagaacgtggtgcagggtgcggtcgacccggacgaattctatgtgcacaagcccactttcaccgccgggcatcgcgcggtgctgcgccgcggactcggcgacaaggcgatccacatggtgtacgccgacgacgacacggccgggaccacccgcaatatccccaccccggaggccgatcgcctccgcttctgcctgaccgacgacgaggtgctgaccctgaccgaggccgcgctggtgatcgagcggcactacgggcggcccatggacatcgaatgggccaaggacggtctcgacggccgcctctacatcgtgcaggcgcgcccggaaaccgttgcctcgcaacgttccgcggccaccctggacgtgtactcgctcgacggccacggcgaggtggcggtcaccggccgctcggtcggccagcgggtggccaccggcgcggtccgccgcatcgacagcgtgggcgagctgagcgctttccggcccggcgaggtgctggtggccgataccaccaccccggactgggaaccggtgatgaagaccgccgccgccatcgtcaccaaccgcggcggccgcacctgtcacgccgcgatcgtggcccgcgagttgggaattcccgcggtcgtcgggaccgtcaccgggaccaccgcgctctccgatggcgagacggtgaccgtgtcctgcgccgagggcgacatcggccggatctaccgggacgcggtggacttccacgtcgagcacgtcgccatcgaggacctgccgcgcccggccacccacgtgatggtgaatctcggcgaccccgaccgcgccttcgcgaccgccatgctgcccaatgacggtgtgggacttgcccggatggaattcgtgatcagcgagtcgatcaaggcgcacccgctggcgctggtccatccggaccgggtcaccgacccggccgcgcgagcgcaggtcgaagaattgatcagcggctatccggacgggtcgagtttcttcgtgcggcagctgtcggaggagatcggcaccatcgcggccgcgttctggcccaagccggtggtggtgcggatgtcggacttcaagaccaacgaatacgcgggcctgctcggcggcaaggacttcgaaccggtcgaggacaatccgatgctcggcttccgtggcgcgtcccgctacgcccaccccgcctacgccgagggcttcgccctggagtgcgcggccatgcggcgggtgcgcggggacatggggctgaccaatgtgatcctcatgctgccgttcgtgcgccgggtcgccgaggccgaacaggtgctggcgcgcatggccgaactcgggctggtgcgcggggagaacggtctgaaggtctacgccatgtgcgagatccccaacaatgtcgtgctcatcgaccagttcgcgcgcctgttcgacggtttctccatcggctccaacgacctcacccagctcaccctgggcgtggaccgcgacagcgcggtggtggctttcgactacgacgaacgcgatccaggcgtcaaggagatgatccggctggccgtggaaggctgccgccgcaacggcattcactccggactgtgcggccaggccccctccgactatccggacatggccgaattcctggtcgatctcggcatcgactccatcagcctcaaccccgacacgctggtggccaccacccgcacgatcctcgacgccgaacagcggcggggcgtcgaacaccg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aaacgcctacgtacgattcttcgacgagttcggcatggccgacgtggccgtggtgggcggcaagaacgcctcgctcggcgagatgtacggctcgctgacccgcgaagggttgctggtgcccaatggtttcgcggtcaccgcggacgcctaccgggacatgctcgcgcaggccggggcgtgggagcggctgaccgaggtgctggccgggctcgatcccgacgatgtggccgatctggcgcgtcgcggcaagcaggcccgtgaaatcgtctacggcgcggggcttcccgacgcggtcagcgaacaggtgctggccggataccggaagctgtgcgaggagtacggaccggaaatcagtctggcggtgcgcagttcggcgacggccgaggatctgccgacggccagtttcgcgggccagcaggagagctacctgaatgtgcggggcgaacaggagctgctcgacgccatccggcactgcttcgcgagcctgttcaccgatcggtccatccactaccgtgtcgatcagggcttcgaccatctgaaggtggcgctgtcggtgggcgtgatgaagatggtgcgctcggacctggcctgctccggggtgatgttcaccctcgacaccgaatccggtttccgcgacgtcgtgctcgtcaccggcgcgtacgggctgggcgagaacgtggtgcagggtgcggtcgacccggacgaattctatgtgcacaagcccactttcatcgccgggcatcgcgcggtgctgcgccgcggactcggcgacaaggcgatccacatggtgtacgccgacgacgacacggccgggaccacccgcaatatccccaccccggaggccgatcgcctccgcttctgcctgaccgacgacgaggtgctgaccctgaccgaggccgcgctggtgatcgagcggcactacgggcggcccatggacatcgaatgggccaaggacggtctcgacggccgcctctacatcgtgcaggcgcgcccggaaaccgttgcctcgcaacgttccgcggccaccctggacgtgtactcgctcgacggccacggcgaggtggcggtcaccggccgctcggtcggccagcgggtggccaccggcgcggtccgccgcatcgacagcgtgggcgagctgagcgctttccggcccggcgaggtgctggtggccgataccaccaccccggactgggaaccggtgatgaagaccgccgccgccatcgtcaccaaccgcggcggccgcacctgtcacgccgcgatcgtggcccgcgagttgggaattcccgcggtcgtcgggaccgtcaccgggaccaccgcgctctccgatggcgagacggtgaccgtgtcctgcgccgagggcgacatcggccggatctaccgggacgcggtggacttccacgtcgagcacgtcgccatcgaggacctgccgcgcccggccacccacgtgatggtgaatctcggcgaccccgaccgcgccttcgcgaccgccatgctgcccaatgacggtgtgggacttgcccggatggaattcgtgatcagcgagtcgatcaaggcgcacccgctggcgctggtccatccggaccgggtcaccgacccggccgcgcgagcgcaggtcgaagaattgatcagcggctatccggacgggtcgagtttcttcgtgcggcagctgtcggaggagatcggcaccatcgcggccgcgttctggcccaagccggtggtggtgcggatgtcggacttcaagaccaacgaatacgcgggcctgctcggcggcaaggacttcgaaccggtcgaggacaatccgatgctcggcttccgtggcgcgtcccgctacgcccaccccgcctacgccgagggcttcgccctggagtgcgcggccatgcggcgggtgcgcggggacatggggctgaccaatgtgatcctcatgctgccgttcgtgcgccgggtcgccgaggccgaacaggtgctggcgcgcatggccgaactcgggctggtgcgcggggagaacggtctgaaggtctacgccatgtgcgagatccccaacaatgtcgtgctcatcgaccagttcgcgcgcctgttcgacggtttctccatcggctccaacgacctcacccagctcaccctgggcgtggaccgcgacagcgcggtggtggctttcgactacgacgaacgcgatccaggcgtcaaggagatgatccggctggccgtggaaggctgccgccgcaacggcattcactccggactgtgcggccaggccccctccgactatccggacatggccgaattcctggtcgatctcggcatcgactccatcagcctcaaccccgacacgctggtggccaccacccgcacgatcctcgacgccgaacagcggcggggcgtcgaacaccg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tgctcacacagcttccggcccggaccgcggcctgcacgtggtcccggacgagccggtggccccggccccggccgagtccccggccgaggtcaagatcatcaatttggtgcagggcgccatcgggcagaacccggcggtcatcaaggccgcccgcggtatgtcccacttcggtgagcactcgctgggctggctcggcatcgccgcggtcggcgcgctggtcgacaacac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tgctcacacagcttccggcccggaccgcggcctgcacgtggtcccggacgagccggtggccccggccccggccgagtccccggccgaggtcaagatcatcaatttggtgcagggcgccatcgggcagaacccggcggtcatcaaggccgcccgcggtatgtcccacttcggtgagcactcgctgggctggctcggcatcgccgcggtcggcgcgctggtcgacaagccgcgccgccgcgagtgggccggggtcgccgtgggcgcgttcggcgcgcacgccgcctcggtcgtgatcaagcgcgtcgtccgccgcaagcgcccgcacgatccgtccgtgcaggtcaacgtgtcgacgccgtcgaagctgagcttcccgtcctcgcacgccacctcaaccacggcggcggctgtgttgctcggcagactcaccgggctacccttgcctgcggtgctcgtcccgccgatgctgctctcccgcatcgtgctcggtgtgcactaccccaccgacgttctcggaggggcggcgctgggcgcagcatcagcagccgccgtgctcgcagccgaaaagagactcgcga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tcttcgcccgccccggcgcgcccggtgccgccatgtccttccagtcccgctacgagaactggatcggcggcgaatgggtcgcgcccgtcaaggggcagtacttcgagaacccgacaccggtcaccggccggaccttctgcgaagtcgcgcgcggcaccgccgaggacatcgaactcgccctggacgcggcgcacgccgccgcccccgcctggggcaagacctcggtcaccgagcgcgccatcatcctcaacaagatcgccgatcggatcgagcagaacctcgaggccatcgccctcgccgagagctgggacaacggcaagcccattcgcgagaccatggccgccgacatccccctggccatcgatcacctgcgctacttcgcgggagccgttcgcgcgcaggagggttcgctctcggagatcgacagcgacaccgtcgcctaccacttctacgagccgctcggcgtggtcggccagatcattccgtggaacttcccgatcctcatggccgtctggaagctcgcgcccgcgctcgcggccggaaacgcggtggtgctcaagcccgccgagcagaccccggcctcgatcctgttcctgatgagcatcatcggcgatctgctgccgcccggcgtggtcaatatcgtcaacggcttcggcgtcgaggcgggcaagccgctggcctccagcccgcgcatcaagaagatcgcgttcaccggtgagaccaccaccgggcgactcatcatgcagtacgcctcgcagaatctgattccggtgaccctggaactcggcggcaagagccccaacatcttcttctcggatgtgctggccgccaacgacgattaccaggacagcgccctcgagggcttcaccatgttcgcgctcaatcagggcgaggtctgcacctgcccgtcgcgcgcgctcatccaggccgatatctacgacgagttcctcagcgccgcggtggtgcgcaccaaggccgtgcgccagggggatccgctcgacaccgagaccatgatcggcgcgcaggccagcaacgatcagctcgaaaagatcctgtcctacatcgagatcggcaagggcgagggcgcgacgctgctcaccggtggcgagcgcgcggacctgggcggtgacctgtccggcggctactacgtgcagcccaccgtcttcaccggcaacaactccatgcggatcttccaggaggagatcttcggcccggtcgtctcggtgacctcgttcgcggactacgacgacgccatcaagatcgccaacgacaccctgtacggcctcggcgcgggcgtctggtcacgcgacggcgtggtcgcctaccgggccggacgcgatatccaggccggtcgggtgtggaccaatacctaccaccagtaccccgcgcacgcggccttcggcggctacaagcagtccggcatcggccgcgagaaccaccgcatgatgctcgaccactaccagcagaccaagaacctcctggtcagctacgcgtcgaagacccagggc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tcagcgaccattcctggtcttcacgatggcaccgcgcccaccgagcacaaggaactgcttgcctgggtacaggaggtcgcagaactcacccagcccgaccgcgtggtgtggtcggacgggtccgaggaggaaacggtccgcctctccgagcagctggtcgccgcgggcaccttcaagaagctgaacgagaagaagaagcccaactcctaccgggcgctctccgacccctccgacgtcgcccgcgtcgagtcgcgcacctacatctgctcgaagaccgaggccgacgccggcccgaccaacaactgggtcgacccggccgagatgcgcgccaccatgaccgagctgtaccgcggctgcatgaagggccgcaccatgtacgtggtgcccttctgcatgggcccgctgggcgccgaggacccgaagctgggcgtcgagatcaccgactccgagtacgtcgtggtgtccatgcgcgtgatgacccgcgccggccaggccgccctggacaagctgggcaccgacaagccgttcgtgaaggccctgcactccgtgggcgccccgctggccgagggccaggccgacgtgccgtggccgtgcaacgagaccaagtacatcacccacttccccgaggaccgcgagatctggtcctacggttcggggtacggcggcaacgcgctgctgggcaagaagtgctactcgctgcgcatcgcctcggccatggcgcacgacgagggctggctggccgagcacatgctcatcctcaagctgatctcgcccgaggagaaggcgtactacatcgccgcggcgttcccgtcggcctgcggcaagaccaacctcgccatgatccagccgaccatcccgggctggcgcgccgagaccctcggtgacgatatcgcgtggatgcgcttcggcgaggacgggcaactatatgccgtcaacccggagttcggcttcttcggtgtcgcccccggcaccaaccacagctcgaacccgaacgccatggccaccatggaggccggcaacaccgtctacaccaacgtcgccctgaccgacgacaacgatgtgtggtgggagggcctggagggcaccccggaccatctcatcgactggaagggcaacgactggttcgagcgcgagtccgaaaccctggccgcgcacccgaactcgcgctactgcaccccgatgtcgcagtgcccgaccctggcccccgaatgggacgacccgcagggcgtgccgatctcggccatcctcttcggcggtcgccgcaagaccaccatcccgctggtgaccgagtccttcgactggcagcacggcgtgttcatgggcgccaccgtcggctccgagcagaccgccgccgccgaaggcaaggtcggcaccgtgcgccgcgacccgatggccatgctgccgttcatgggctaccacgtgggtgactacctcaaccactggatcaccctcggcaagaacgccgacgcgcaggcgctgccgaagatcttctacgtcaactggttccgccgcggcgccgacggccgcttcctgtggcccggcttcggtgagaactcccgggtgctgcagtgggtcgtcaaccgcatcgagggcaccgcgggcgcgcaggccaccccgatcggcaatgtcccgcacgccgccgacctcgacctcgagggcctggacgtgagcgccgccgacgtcgacgaggcgctcgcggtgaacgtcgaggaatggcagcgcgagatcccgaccattcaggaatggttcgagttcatcggcgacaagctgccttccggcctgcgcgacgagttcgaggccctcaaggagcgcctgg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cagcgaccattcctggtcttcacgatggcaccgcgcccaccgagcacaaggaactgcttgcctgggtacaggaggtcgcagaactcacccagcccgaccgcgtggtgtggtcggacgggtccgaggaggaaacggtccgcctctccgagcagctggtcgccgcgggcaccttcaagaagctgaacgagaagaagaagcccaactcctaccgggcgctctccgacccctccgacgtcgcccgcgtcgagtcgcgcacctacatctgctcgaagaccgaggccgacgccggcccgaccaacaactgggtcgacccggccgagatgcgcgccaccatgaccgagctgtaccgcggctgcatgaagggccgcaccatgtacgtggtgcccttctgcatgggcccgctgggcgccgaggacccgaagctgggcgtcgagatcaccgactccgagtacgtcgtggtgtccatgcgcgtgatgacccgcgccggccaggccgccctggacaagctgggcaccgacaagccgttcgtgaaggccctgcactccgtgggcgccccgctggccgagggccaggccgacgtgccgtggccgtgcaacgagaccaagtacatcacccacttccccgaggaccgcgagatctggtcctacggttcggggtacggcggcaacgcgctgctgggcaagaagtgctactcgctgcgcatcgcctcggccatggcgcacgacgagggctggctggccgagcacatgctcatcctcaagctgatctcgcccgaggagaaggcgtactacatcgccgcggcgttcccgtcggcctgcggcaagaccaacctcgccatgatccagccgaccatcccgggctggcgcgccgagaccctcggtgacgatatcgcgtggatgcgcttcggcgaggacgggcgactatatgccgtcaacccggagttcggcttcttcggtgtcgcccccggcaccaaccacagctcgaacccgaacgccatggccaccatggaggccggcaacaccgtctacaccaacgtcgccctgaccgacgacaacgatgtgtggtgggagggcctggagggcaccccggaccatctcatcgactggaagggcaacgactggttcgagcgcgagtccgaaaccctggccgcgcacccgaactcgcgctactgcaccccgatgtcgcagtgcccgaccctggcccccgaatgggacgacccgcagggcgtgccgatctcggccatcctcttcggcggtcgccgcaagaccaccatcccgctggtgaccgagtccttcgactggcagcacggcgtgttcatgggcgccaccgtcggctccgagcagaccgccgccgccgaaggcaaggtcggcaccgtgcgccgcgacccgatggccatgctgccgttcatgggctaccacgtgggtgactacctcaaccactggatcaccctcggcaagaacgccgacgcgcaggcgctgccgaagatcttctacgtcaactggttccgccgcggcgccgacggccgcttcctgtggcccggcttcggtgagaactcccgggtgctgcagtgggtcgtcaaccgcatcgagggcaccgcgggcgcgcaggccaccccgatcggcaatgtcccgcacgccgccgacctcgacctcgagggcctggacgtgagcgccgccgacgtcgacgaggcgctcgcggtgaacgtcgaggaatggcagcgcgagatcccgaccattcaggaatggttcgagttcatcggcgacaagctgccttccggcctgcgcgacgagttcgaggccctcaaggagcgcctg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tcgagcaccacctcatcggcgatttcgcctgccgcacaaccaccccgcacggtcgcggcccccgacccgatcgcccgcgccgccgaggtctccgtcttccccaccctgcccaccgaacgccgcttccacatcaccgcacccgccaccgccgagggccgagtgcatgcccgccagctgctgcccctcgaaaccgcccgcaccggaacccatctcgccggatccctcggccccctggtggatttcgcgctcggccgcgccacccagaccgtgctgtcccccaccgtcgccattcgtaccgcgaccctgcgcctggacctgctcagcgccgccaccgcccccggcgccacggtcgacgcgcacgcgagcatcgtcgacttcgacgaccacaccgtctacggcgaagccctgatcaccacgtccgacggccgccccatcgcccgcgcatcgacccgaatgctcatcgtcgcgggcgaaatcgcacccaccgaccccggcaccgccatcacccctgtccaccctccgacatccctgaccgacctgctcgccgcccgcacccagcccgcgcccaccgacagcctcaccgcccccacagcggcctggaaggccaacccttggggcatagcccacggcggcctccccgtcgccgtcgccggactcgccctcgaacaggccacccgcctggccgcgggcccggcagccgtcctcgacccgacgatcacctaccaccgcccactgaccctggacgcccccgacatccgggccaccacccgtatcgaccgcctgggcgcccgcacgatcgcaaccacgaccaccgtctaccaacaggatccggaccgcccggccgcgaccgccacggcagccctgctacgccacgcgggacggaaa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ctgcgttcccgaccatccccgacgatctcaagcccgccgacggacggttcggttgcggcccttccaaggtccgccccgagcagctgcagtccctggtgaataccggcgcttcggtgttcggcacctcccaccggcagaagccggtcaaggacgtggtggcccgggtgcgctccggtctgcgcgaattgttctccctgcccgacggttacgaggtcgtgctgggcaacggtggcaccaccgcgttctgggatgccgccgccttcggcctgatccgcgagaagtcgctgcacctgagcaatggcgagttctcctcgaagttcgcctcggtcgccaagggcaacccgttcatcggtgacccgatcgtggtgaagtcggagccgggcgacgcccccgagccgacctccgacccgtcggtcgacctgatcggctgggcccacaacgagacctccaccggtgtcgccattccggtttcgcgcccggccggttccgagcacgcgctgatcgccatcgacgccacctccggcgccggcggtctgccggtgaatgtcgccgactcggacgtctactacttcgccccgcagaagtgcttcgcctccgacggcggcctgtggatcgcgctgatgagccccaaggccctggagcgcgtggaggagatcaagaactcgggtcgctggacccccgaattcctttcgctgccgatcgcgatcgacaactccaccaaggaccagacctacaacacgccggcgctcgccaccctgttgctgttcgccaaccagatcgaatggctgaatggcaacggcggactggactgggccgtgaagcgcaccgcggattcctcctcgcgcctgtactcgtgggccgagaccagcgaattcgccacgcctttcgtgcagaacccggcgctgcgctcgcaggtggtcggcaccatcgacttcgccgattcggtggacgcggcgcaggtcgcgaaggtgctgcgcgccaatggcatcgttgacaccgagccgtaccggaagctgggccgtaaccagttgcgcatcggcatgttcccggccatcgaccccgaggatgtctcgcagctgacccgctgcatcgattgggttgtcggacagct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cccaccgccgcgccgggttttgctggctccggacaaattcaagggctccctcaccgccgcgcaggtggccgccgcactggccgcggggatcacccgggccgcccccgggaccacggtgcaccgaactccggtcgccgacggcggggacggcacggtcgacgccttcgtggcggcgggctgggagcgggtggagatcgagagctacgggccgacgctcgcaccggtgaccacgtcctacgcggtgcgcgggacgacggcggtggtggagctggcggccgtcagcggaatcacgaaaatgcctggagggcaaccggatccactgcattccagcacctatggcgtgggcgacgtgatcggcgacgcgctcgaccggggtgcgcgcaatatcgtgatcgggctcggcggcagcgcgtccaccgacggcggtgcgggcatgttgcaggccctcggactgcgcatcctcgacgcggagggcaatgaattgccctgcggcggagcggcactcgcgcgcgcggtgcgcgtggaccggaccgatctgcatccggggctggccgatgccacggtggtcctggccagcgatgtggacaatcccctgctcggtcccaatggcgcggccgccgtctacgggccgcagaagggcgccgattccgagcagctcgccactctcgaagcggcactgaagaattgggccgccgtgctcggacccgaatgggccgacaagccgggcgcgggcgcggcgggcggcaccggattcggggcgctggcggcgctgggcgcgcgcatgcgctccggcatcgaactcgtcctggacctgatcgacttccgggcccaactggccgacgccgacctggtgatcaccggggagggctcgctcgacgagcagagcctgtcgggcaaggccccgctcggggtgctggacgcggcgcgcgcggccggggtgccggtgatcgcggtcgcgggccgcatcgcgctcacccccgagcaggtgcgcgcggccggattcgccggtgcgtacgcgctctccgatctggaacccgccccggcccgcagcatggccgacgccgccgcgctgctggagcggatcggcgcgcggatagccgaaa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acccaccgccgcgccgggttttgctggctccggacaaattcaagggctccctcaccgccgcgcaggtggccgccgcactggccgcggggatcacccgggccgcccccgggaccacggtgcaccgaactccggtcgccgacggcggggacggcacggtcgacgccttcgtggcggcgggctgggagcgggtggagatcgagagctacgggccgacgctcgcaccggtgaccacgtcctacgcggtgcgcgtgacgacggcggtggtggagctggcggccgtcagcggaatcacgaaaatgcctggagggcaaccggatccactgcattccagcacctatggcgtgggcgacgtgatcggcgacgcgctcgaccggggtgcgcgcaatatcgtgatcgggctcggcggcagcgcgtccaccgacggcggtgcgggcatgttgcaggccctcggactgcgcatcctcgacgcggagggcaatgaattgccctgcggcggagcggcactcgcgcgcgcggtgcgcgtggaccggaccgatctgcatccggggctggccgatgccacggtggtcctggccagcgatgtggacaatcccctgctcggtcccaatggcgcggccgccgtctacgggccgcagaagggcgccgattccgagcagctcgccactctcgaagcggcactgaagaattgggccgccgtgctcggacccgaatgggacgacaagccgggcgcgggcgcggcgggcggcaccggattcggggcgctggcggcgctgggcgcgcgcatgcgctccggcatcgaactcgtcctggacctgatcgacttccgggcccaactggccgacgccgacctggtgatcaccggggagggctcgctcgacgagcagagcctgtcgggcaaggccccgctcggggtgctggacgcggcgcgcgcggccggggtgccggtgatcgcggtcgcgggccgcatcgcgctcacccccgagcaggtgcgcgcggccggattcgccggtgcgtacgcgctctccgatctggaacccgccccggcccgcagcatggccgacgccgccgcgctgctggagcggatcggcgcgcggatagccgaa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gaccgagctgttccggagtctgcaccgcggtgaacgaccgctgatgctgcccaacgcctgggatttcgggtcggcggccatgctggccgaggccggattcccggcgatcggcaccaccagcctcggggtggccgcggcggcgggactgcccgacgggacggcgtccacccgggccgaaaccctctcgctggcaacccggctcgggcggctgtcgattccggtcagcgtcgatatcgagggcggattcagcaccgatccggacgaggtggccgagttctgcgccgaactcgcggcggcgggcatcgcgggaatcaacctggaggacagccgatccaatacggagctggccgatccgcaggcgcacggcgcgctgatcgcggccgtgaaggcccgcgtgccggagcttttcgtgaacgcgcgcaccgacacctattggatgggcgccgaccaggagtccaccctcgatcgcgtgctgcactacgagaagtgcggcgccgacggtattttcgtgcccggcgtcaccgatcccgagcgcatccgcgaactcacgacggccttgaccgcgccgctgaacatcctgttctcccccaccggggcgaccgtggccgaactcgccgacctcggtgtgcgccgggtcagcaccggctcgctgctgtaccgcgcggcgctggcggcggcggtgcacaccgcggaatcggtcacccacggacatgccctggtcggtgaaatccccag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agaccgagctgttccggagtctgcaccgcggtgaacgaccgctgatgctgcccaacgcctgggatttcgggtcggcggccatgctggccgaggccggattcccggcgatcggcaccaccagcctcggggtggccgcggcggcgggactgcccgacgggacggcgtccacccgggccgaaaccctctcgctggcaacccggctcgggcggctgtcgattccggtcagcgtcgatatcgagggcggattcagcaccgatccggacgaggtggccgagttctgcgccgaactcgcggcggcgggcatcgcgggaatcaacctggaggacagccgatccaatacggagctggccgatccgcaggcgcacggcgcgctgatcgcggccgtgaaggcccgcgtgccggagcttttcgtgaacgcgcgcaccgacacctattggatgggcgccgaccaggagtccaccctcgatcgcgtgctgcactacgagaagtgcggcgccgacggtattttcgtgcccggcgtcaccgatcccgagcgcatccgcgaactcacgacggccttgaccgcgccgctgaacatcctgttctcccccaccggggcgaccgtggccgaactcgccgacctcggtgtgcgccgggtcagcaccggctcgctgctgtaccgcgcggcgctggcggcggcggtgcacaccgcggaatcggtcacccacggacatgccctggtcggtgaaatccccagctacacaacgatccagcgactactggcac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cattggcctcgggagtgttcctcgattgggaacagttgacggggcagccgaagcttgtcgtcgatttgatcagctttccgatcttcagcgcgattgccgggtggctcaccaactggaccggtgtgctgatgttgttctggccggtctacttcaagggattccgggtgccggggctcgagtacctctatccgtacttcccgcggcgggtgcaggtgctgcctaccttttccggggacgggaagcgactggggtttcaggggttcattccggctcggtcggagaagatggccagtatctgcgtggacaaggcgctgatgcggatcgggagccctcgggatttcattcatgagctggatctcgaggggatcgcggactacatcgcggaggtggggcgcaagcaggtgccggccatggtcgacgagatcatgaatcaggagaatccggatctgtggggcgcggtgcccaaggccgcgcgcaatgtgctgtatcagcgcatcgaacgccagttgccgaccttggcccgcaatgccttcgagcagctcggcgacaatgtcgatcagctcatcgacatcaaggacttcgtcatccggtatctgcgggagaacccggagatcctcaaggacctgaccaccaccatcgccgcgccggagctgcggttcatggtgcgcatcggcctgctgggcgcgcccttcggcctgctgctggcgctgtatatgcaggtgcaccaccgcattccggtggtgggctggctgccgggctggttcgtcatcctctcggcggcggcggccatcggcgtgctggtgaacgtcatcgcggtcaaggtggtgttcgagccgggtgatccgcagccgcgctacaagtacctgtggaagcaggcgctgctggccaagcggcagcccgaggccgcggccgatctcgcgaacatcctggcctaccaggtgctcaccctgccgaacctggcccgcgaactgctggacgggcccaacggcgacaagacgcggcagctgctggaacgactcatctcgcaggagatccaccgccagctcgggcccacgcactcggtggtgcgcaccgttttcggcaggcgccagttcgacaatctgaaggtcggcgccacctcggccgcggtcgggctggctccgagcctggccgacgatccggagttcgcggccgcccaggccaagaagatcgacgagttcgccgctcgcaagctgcaacagctcaccccgggcgagttcatggagatgttctacgcctcgatcgagcaggacgcgtggctgctgtatctgcacggtgcggcgctgggcctggtggtcggggccgtgcacctgatccttttcggct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ccgaacgggcgctggtcatcggtggcggtggggtggccggaatcgcctgggccaccggcattgtggccgggctggcggatgcgggcgtggatgtgaccggggcggatctgttgcaggggacctccgccggatcgaatgtggcggcgcagctcggcagtggcctcgagctcgcggaactggttcggcggcaggtggatccggcggtgcagagtcgcgagatcgtgccctccctggagaagttcgccgggctgtgggagagcctcgcggcgaccatcgaagagctgccggtcgattcggtcgagcgccgtcgccgcatcggcgcgctggcattgagcgcggagtcggtgcccgaggcggaacggcgggcggtcatcgaaagccgtctgcccgtgcacgaatggcccgcgcgcgagctgcggatcgtggcggtcgatgccgagaccggcgagctgcgggtgttcgacaaggactccggggtcggactggtcgacgcggtgacggccagttccgcggtgcccatggtgtggccgtgcgccaccatcgacggcacgcgctacaccgacggcggcgtacggaccgcggtgaacgccgatctggcgacgggctacggccgcgtgctggtgatcgcgcccatgccggacgccgaactcgaggcgcacgtggcgggcctggtcgacaccggggcgcgggtcgaggtgatcgcgcccgacgaggcgtcggtcaccgcgttcggcgccaatccgctcgactccgccacccgggtcccggcgctggaagccggtcgcgcccaggcgaagacggacgcggcccgcatcgcggcgctctggcgg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ctgcccagcagctcgccgccgccgatgcgctgccttttgacctggtccagcggctgctcggccatgccgtcgcgggcggtgcgccctcggtgcaggtgttcgcgcccgccaccggagccaagatcgccgacctgccgcagtcctcgatcgccgatatcgaggccgccttcgccaccgcgcgcgccgcgcaggagaagtgggcgcgggtgccggtcggggagcgggccgcgctgctgcgccgcattcacgatctggtgctcgccgagcaggacaccatcctcgacatcgtccagctcgagaccggcaagtcccgggtgcacgccttcgacgaggtctccgatgtcgcggtgaacacccgcttctacgccgcggagggcaaatcgattctggcgcaccgcaagccgcgcggcgtcatgccgatgctcacccaggtggaggtgcgcaaccggcccaagggcgtggtcgcggtcatctcgccgtggaactaccccctcgcgctgggcgcctccgacgcgctgcccgcgctgctcgcgggcaatgccgtgatcgggcggccggacaaccagaccgcgctgacgctgctgtgggccatcgacatcgccgagcgcgcgggcctgcccaagggcctgtggcaggcggtgctgggtcgcggcgcggtggtcggcaccgaggtcatcgcccgcgccgactatgtcgactacaccgggtccagcgccaccgggcgcaccatcgcccagcaggcgggtgagcggctcatcggctactcgctggagctgggcggcaagaacccgctgctggtgctcgaagacgcggatgtctccgccgccgccaagatcgcggtgcgggcctgcttcgcctcggccgggcagctgtgcgaatcgatcgagcggatctacgtgcacgacagggtgtacgagcagttcgtcaccgaattcgtggcgaacaccaaggaattgaacctgggcaagaccctggacttctcctacgagatcggctcgctgaccttcccgcgccagatcgacacggtgagcaagcatgtcgacgacgcggtcgccaagggcgcgaaggtgctcgcgggcggcaaggcacgaccggatctgggcccctacttctacgagcccaccatcctcgagggcgtgcgcgagggcatgaccgtctaccgcgaggagaccttcgggccggtcgtctccgtctaccgggtgggctccgacgacgaggccgtcgcccaggccaatgacaccgcctacggcctcaatgccagcgtctggagcaaggacgtgaaccggggccgcgaggtggccgcgcgggtgcgcgccggatcggtgaacgtgaacgagggcttcatcgccgcctggggttcggtggccgcgccctcgggcgggctcggcatttccggcaccggtcgccggcacgggcccgagggcctgctgaaatacatcgacacccagaccatcgcggtgcagcggggcctgcccatcgcgccgctgccgggcatgtcggaacaactgtgggccaagaccatgacgctctacctgggcgtcatgaagacactgcgccag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gccgggtccgggggatcgccgcgggcaggccctcacttccgctgcggcccggtgtcggcgtcacccaacgaccggtcggcgcaaccgatctcgcgcaggccctggaagcggtccggaccgggccgcggggcccgcacatcgcggccgtcttcgatttcggcgggaccgtggtgagcggcttcaatccgccgccgttgccgcgacggctgctgcggcgcggcagcacccgcggcgcactcaccgcaggactgctcggcagcatccgcggcgcgcgcagcgagggcgaatacgagcgcttcctccagtacgccatatacggctgggccggggtgcccgagaccgagctggcggaggccggccgggagatcttcgcgcgcaacgtctacgggcacatctaccccgaggcatggcggctggtccgcgagcacgaggccgccgggcacacgctggtgctggtcagctccgtcacccgctaccaggtcgagccggtggccgaggaactcggcattccgcacgtgctgtgcaccgccatggccgtgcaggacggcgtgctgaccgggcacgtggagggaaaaccgctgtggcgcaatggcaaggccgacgccgtgcgccgcttcgccatcgccgacgacatcgatctcgcgcacagctgggcctacgccgacagcgccgccgacctgccactgctacaggccgccgggcacccggtcgcggtgaacccggatccgcgcgtggtcatggcggccgccgaaaaggattggccggtcctgcatttccggccccggcaagcgccccgggccaccgactacgtccgcacgctggccggtttcaccgggctgctgggcggggccctgttcggtgtcgccgccaaggcgcacaccaaacagcgtcgccagatggcggattcgatgatgacctacgccgcggactcgacgctgcggagcaccggggtgaaggtccgggtcaccggggccgagcatgcccgggccccgcgcccggcggtgttcatcttcaatcaccagagccagttcgacatcgtggtgatggccgaggtgctgggcaccggattcaccggggtggccaagcgggagatcaccaagaacccgatcttcgggccgctcatgcgattcgtggaggtgaccttcatcgaccgcgcgaacaccgccgtcgccaaggccgaactggaaccggtggtcgacaccctgcgcggcgggctgtcggtggtgatcgcgccggagggcacccgttcactgaccccgcgcgtgggccccttcaagaagggcgcgttccacatcgccatccgggccggagttcccgtcatcccggtggtgatccgcaatgccggtgaaatcgcctggcgcaattcggccgtcgtgcgcaaaggcgtcgtggatgtggcggtgctaccgccgatcgatgtcggcggctgggatccgaaccatatggataccgaggtggagcgagtgcgtcagctgttcgtggacaccctgctccactggccggag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aacggtatgtgctcgccatcgatcagggcaccacctccacccgcgccatcctcttcgaccagcgggcccggctgaccggggtggcgcagcgcgagcacaagcagcactacccgcggccgggctggatggaacaggacgcgctcgagatctggcgcaatgtggagcgcatcgtgcctgcggcactgcgggattcgggcatcaccctggaccaggtggcggcgctggggatcgcgaaccagcgcgagaccacggtggtgtgggaccgcaataccggaacgcccatcgggcgcgccatcgtgtggcaggacgtgcgcaccgaggaactcgtcgaacggatgcgggaatcgccgggggcgcaacggattcgggagctgtgcggcctgccgctggccacctacttcgccgccccgcggctgcgctggctgctggatcggacgccgggactgcgcgagcgcgccgaacgcggcgaggtgctgttcgggaccatggagacctggctcatctggaatctcaccggcggcgcggaccacggcgtgcacgtcaccgacgtgacgaacgcgggtcgcacgctgctgatgaacctgtccacgctggagtgggacgatgaactgttgcggttcttcgacattcccaaggcgatgctgccacgcatccagccctcgaccggtgagttcgggaccgcgcggcgggtgctgccgggcgtgcggatcgcggcggcgctgggggatcagcacgcggcgctgttcgggcagacctgcttcgccccgggtgagaccgaatgcacttacggcacaggcggattcctgctcatgaacaccgggcgggaactggtgcggtccaagcacgggctgctgaccaccatcggataccagatcggtccggagccggtgtacgccctcgagggtccgatcgcggtgaccgggtcgctggtgcagtggctgcgcgacaatatcgggctgatcgcgagcgcgcccgagatcgaaaccctcgcgggcacagtgcaggacaatggcggctgctatctggtgcccgccttctccggcctctacgcaccgcactggcgcagtgatgcgcgcgggttgctgatcgggctcacgtcgtatgtcaccaagggccacatcgcccgtgccgtgctggaggcgaccgcctggcagacccgggacgtggtggaggccatggacgccgactccgggctgcgcgccggggcgctgcgggtggcgggcggcatgacctccgacaacctgctcatgcagatcatcgccgatgtcctcgacataccggtcatgcgtcccatcgtggccgagacggtgtcgctcggcgcggcctacgcggcgggcctggcggtcggttattggccggatctcgagggcctgcgccacaattggcgcgtcgccgcgcagtggctgccgcgcatggatccggcgctgcgggtagaggaatacgacaattggaagcgggccgtggagctcaccttcggctggttacggcccaggaagtccgtgcc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accttctgcaatcgcagtgcgagacgtccggggaggtcacggcggtgtcggcggccgcgctggtggagcgggcacgggcggcgcaggcagggtggggtgcgctgccggtcgagcaacgggtgcgggtgctcgcggagctgccgggccgcctgcatgagcggatggatcggatcgcgcaggtgatcgtcggcgagaacgggaaaccgcgcgccgaggcgttggcgcacgaggtggttccggcgatcgcgttggcgcgccatcacctcgacaccgccgtcgccacgctggggccgagccggatcggctcggcgaccgcgccctaccgcaaggcggtgcgcacacatcggccctacggcgtggtggtggcgatcgccccgtggaatctgccgttcctgattccgttcagtcaggtgctgcctgcgctcatcgcgggaaatgccttggtgctcaagccctccgagctgacgccgcaggtggcgcaggtgctggtcgagaccgtggcggcggtgctgccggaggggttgttgcagttggcagtcggggacgggaccctggggtcggagctgatcgaggcgcggccggacaaggtgctgttcaccgggtcggtcgccaccgggcgcaaggtgatggccgccgcgtcgcgcttcccgattccggtgggcctggaactcggcggtatcgacgcggcgatcgtgctggacgacgccgatctggagtacaccacctcggcggtggcgtggggagccactttcaatggcgggcaagcctgttgctcgatcgaacggtcgaatgcagttcttcgcc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agctttcgcccacatcgtcgactccatggtcgtgcagcacgcgaaatggctgcacatggccgccgaatacccttggcgtgaaccgattcccagcctcaactacctgatcacctcgcacgtgtggcggcaggatcacaacggggcctcgcatcaggatccgggtttcatcgaccacgtgctcagcaagcggcccgaggtgagccgggtgg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agctttcgcccacatcgtcgactccatggtcgtgcagcacgcgaaatggctgcacatggcggccgaattcccctggcggaaaaccattcccagcctcaactacctgatcacctcgcacgtgtggcggcaggacaacaacggggcctcgcatcaggatccgggtttcatcgaccacgtgctcagcaagcggcccgaggtgagccgggtgt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ggccttcgcccacatcgtcgactccatggtcgtgcagcacgcgaaatggctgcacatggccgccgaatacccttggcgtgaaccgattcccagcctcaactacctgatcacctcgcacgtgtggcggcaggatcacaacggggcctcgcatcaggatccgggtttcatcgaccacgtgctcagcaagcggcccgaggtgagccgggtgg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ggccttcgcccacatcgtcgactccatggtcgtgcagcacgcgaaatggctgcacatggccgccgaatacccttggcgtgaaccgattcccagcctcaactacctgatcacctcgcacgtgtggcggcaggatcacaacggggcctcgcatcaggatccgggtttcatcgaccacgtgctcagcaagcggcccgaggtgagccgggtgt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ggccttcgcccacatcgtcgactccatggtcgtgcagcacgcgaaatggctgcacatggcggccgaattcccctggcggaaaaccattcccagcctcaactacctgatcacctcgcacgtgtggcggcaggacaacaacggggcctcgcatcaggatccgggtttcatcgaccacgtgctcagcaagcggcccgaggtgagccgggtgtatctgcccccggacgccaactgcctgctgcacgtctt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ggctggagggcacctactcgcggtatc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ggccttcgcccacatcgtcgactccatggtcgtgcagcacgcgaaatggctgcacatggcggccgaattcccctggcggaaaaccattcccagcctcaactacctgatcacctcgcacgtgtggcggcaggacaacaacggggcctcgcatcaggatccgggtttcatcgaccacgtgctcagcaagcggcccgaggtgagccgggtgt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acactgccgggcgcgcgcaccggaaccggtgacgccctcgatgatctggacgcctggtggcgcgccgcgaattatcttgcggcgggccagatctacctgatggacaatccgctgctgaccgagccgctgcggcccgagcacatcaagccgcggctgatcgggcactgggggagcgtgccgggggtgaccctgacctacgcccacctcaatcgcgcgatcacccgcaccgggcagcggatgctgttcgtcctgggtcccggccacggcgccgcggcgttgaacgccgccaccttgctggggggcaccgactcgcgggatgacccccgggtcggccgggatctgcccggcatgcgagagctgttccggcagttctccttcccgggcggggtgcccagtcatgccggaccgcatctgcccggttccatccacgagggcggcgagctcggttattcgctggcccacgccaccggggccgccctggccaatccggatctggtggtggcgtgcatgatcggcgacggcgaggccgaaaccggcgcgcttgccaccagttggcacgcgccgcacttcctggaccgggtcaccgacggcaccgtgctgccgatcctgcacctcaacggctacaagatcgccaacccgacgttgctggcgcggatggagcgcggtgacctggaccggctgctcaccgcgcacggctgggagccgatgtacgtcgagggcgacgatccgcgcaaggtgcacgcccgctacgcgaccgtgctggacgaggcgttcgcgcgcatcaaggagattcgcgagcagggcgagttcgggctggacccgcgggtgccgtgccggccgatgatcgtgctgcgcacccccaagggctggaccgggccggaatacgtcgacggtctcccgatcgagggcacgttccgggcgcatcaggtgccgctgaccgcggtccgggagaatccggaacatcttgcgcagctggaggattggctgcgttcctaccggcccggcgaactgttccagcccgacgggcggccggtggagcgcatcgcccggctgcacccccagcacctgcgcatgagcgcggaccccgccgcgcacggccgcgacagcgtggatctgcggctgccccgcccgggtgactacgccgtcggattcgccacgccgggaaccgaatcggccgaggcgacccgggtgctgggccgctacctgcgcgacgcgctggtcgagaatccgcacaatctgctgttcttctccccggacgagcatacttccaaccgcctcgacgccgtcctggaggcgaccggccgccggtggcgactgccgcgcattcccggcgacgaccgtctgagtcccgacggccgggtgctcgaggtgctctccgaacacctgtgccagggctggctggagggctacctgctgaccgggcggcacggggtgttctccacctacgaagctttcgcccacatcgtcgactccatggtcgtgcagcacgcgaaatggctgcacatggcggccgaattcccctggcggaaaaccattcccagcctcaactacctgatcacctcgcacgtgtggcggcaggacaacaacggggcctcgcatcaggatccgggtttcatcgaccacgtgctcagcaagcggcccgaggtgagccgggtggatctgcccccggacgccaactgcctgctgcacgtcttcgaccactgcctgcgcagccgcggccgggtcaatgtggtggtcgcgggcaagcagcccgcgctgcaatacctcgacgacgcgcaggcccgcgcgcactgcgaa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tacgtcggagccatcgatcaaggcacgacctccacgcgattcatggtgttcgaccacggcggcaatgtagttgcccgccatcagctcgagcacgaacagattcttccccaggccggttgggtcgaacacaatccggcggagatctgggagcgcgcccgcaccgtcatcaagagcgccctggccggggcccgcctcaccgccgccgatctggtcgcggtcggcgtcaccaatcagcgtgagaccaccatcgtgtgggaccgccgcaccggagtcccctactacaacgccatcgtctggcaggacacacgcaccgatcgcatcgtcgccgacatcgagaaggcgggcaacggcgagctgattcgcgagcgggccggactgccgcccgcaccgtacttctccggcggcaagctcaagtggatcctcgacaatgtccccggcgtgcgggaggacgcggagaacggcgacgccctcttcggcacccccgacacctggctgatctggaacctcaccggcggcgtccacggcggcgtgcacatcaccgaccccaccaatgcctcgcgcaccatgctcatgaacctcgaaaccctggactgggacgacgaattgctcgccgtgttcggggtgccgcgggccatgctgccgcgcatcgcgccgtcctcgaatccggagggcttcggcaccaccaacccggacggacccttcaagagcgcggtgaagatcgcgggcgtgctgggcgaccagcaggccgccaccgtcggccaggtctgcttccgccccggcgaggccaagaacacctacggcaccggcaacttcctgatgctcaataccggcaccgagatcgtgcactccaagcacggcctgctgaccacggtcgcctaccagttcggcgacgagaagccggtgtacgcgctggagggctccatcgccgtcaccgggtcggccgtgcagtggctgcgcgaccagctcggcatcatctcgggcgcggaaagggttgaggcccttgctcttcaggtgaccgacaatggcggcgtctacttcgtgcccgccttctccggcctgttcgcgccgtactggcgcgcggacgcccgcggcgtcatcgtgggcctgtcgcgcttcagcaacaacgcccacatcgccagggccaccctggaatccatctgctaccagacccgcgacgtggtcgaggccatgcagcaggactccggcgtcaagctcgacaccctgcgcgtggacggcggcgtcaccgccaatgaactggccatgcagatccaggccgacttcctcggcgtgccggtctcgcgcccggtggttgccgagaccaccgcactcggcgcggcctacgccgcgggtctggcggtcggattctggcgtaacacagacgaactcgtcgccaactggcgcgaggacaagaactggcagcccgcctggaccgaggatgcgcggcagaagggctacgcgcgctggctcaaggccgtctcgcgcaccctcgactgggtcggcctcgacgatgacgacgaccaaaa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agtacgtcggagccatcgatcaaggcacgacctccacgcgattcatggtgttcgaccacggcggcaatgtagttgcccgccatcagctcgagcacgaacagattcttccccaggccggttgggtcgaacacaatccggcggagatctgggagcgcgcccgcaccgtcatcaagagcgccctggccggggcccgcctcaccgccgccgatctggtcgcggtcggcgtcaccaatcagcgtgagaccaccatcgtgtgggaccgccgcaccggagtcccctactacaacgccatcgtctggcaggacacacgcaccgatcgcatcgtcgccgacatcgagaaggcgggcaacggcgagctgattcgcgagcgggccggactgccgcccgcaccgtacttctccggcggcaagctcaagtggatcctcgacaatgtccccggcgtgcgggaggacgcggagaacggcgacgccctcttcggcacccccgacacctggctgatctggaacctcaccggcggcgtccacggcggcgtgcacatcaccgaccccaccaatgcctcgcgcaccatgctcatgaacctcgaaaccctggactgggacgacgaattgctcgccgtgttcggggtgccgcgggccatgctgccgcgcatcgcgccgtcctcgaatccggagggcttcggcaccaccaacccggacggacccttcaagagcgcggtgaagatcgcgggcgtgctgggcgaccagcaggccgccaccgtcggccaggtctgcttccgccccggcgaggccaagaacacctacggcaccggcaacttcctgatgctcactaccggcaccgagatcgtgcactccaagcacggcctgctgaccacggtcgcctaccagttcggcgacgagaagccggtgtacgcgctggagggctccatcgccgtcaccgggtcggccgtgcagtggctgcgcgaccagctcggcatcatctcgggcgcggaaagggttgaggcccttgctcttcaggtgaccgacaatggcggcgtctacttcgtgcccgccttctccggcctgttcgcgccgtactggcgcgcggacgcccgcggcgtcatcgtgggcctgtcgcgcttcagcaacaacgcccacatcgccagggccaccctggaatccatctgctaccagacccgcgacgtggtcgaggccatgcagcaggactccggcgtcaagctcgacaccctgcgcgtggacggcggcgtcaccgccaatgaactggccatgcagatccaggccgacttcctcggcgtgccggtctcgcgcccggtggttgccgagaccaccgcactcggcgcggcctacgccgcgggtctggcggtcggattctggcgtaacacagacgaactcgtcgccaactggcgcgaggacaagaactggcagcccgcctggaccgaggatgcgcggcagaagggctacgcgcgctggctcaaggccgtctcgcgcaccctcgactgggtcggcctcgacgatgacgacgaccaaaa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gtgacggtgctggttccggacaaccatggattcgaggcggtctcgcggctcgagggcgcgtgcccgctgcgctacaccctcggcgaaccgctgccggccggggccgacgcggcggaggtactggtgcccaccttcctggcgggcggccccgaacacatcgagctggcgcggtcgctgccgaaactgcggctggtgcagttgctcaccgcgggcgcggaggcgtgggtcggcaagctgcccggcgacgtcatgatctccaccggccgcggcgcgcacggcgcgagcaccgcggagtggaccatcaccggattgctcagcgtctaccgcgaattcaccggcttcgcgatcgcgcagcgcgagcaccgctggacccagcatcgcaccgacaccctgcacggcaagcgcatcctgatcatcggcgcgggcgatctggccaccgaactccagcgcatgctgctgccattcgacaccaccgtc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tgacggtgctggttccggacaaccatggattcgaggcggtctcgcggctcgagggcgcgtgcccgctgcgctacaccctcggcgaaccgctgccggccggggccgacgcggcggaggtactggtgcccaccttcctggcgggcggccccgaacacatcgagctggcgcggtcgctgccgaaactgcggctggtgcagttgctcaccgcgggcgcggaggcgtgggtcggcaagctgcccggcgacgtcatgatctccaccggccgcggcgcgcacggcgcgagcaccgcggagtggaccatcaccggattgctcagcgtctaccgcgaattcaccggcttcgcgatcgcgcagcgcgagcaccgctggacccagcatcgcaccgacaccctgcacggcaagcgcatcctgatcatcggcgcgggcgatctggccaccgaactccagcgcatgctgctgcctttcgacaccaccgtcgaactggtcggcacctatgcccgcgagggtgtgcacggcgtcgacgaaatccccaccctgctgccacatttcgacgcggcggtgctcatggtcccggtcacctcgtcgaccatcggcatggtggacgccgagttcctgtcccggatgcccgacaacgccatcctggtcaatgccgcccgcggcccggtcgtccgcaccgacgacctgctggccgaactcgaatccggccgcctgcgcgccgttctcgacgtcaccgatcccgagccgctgcccgccgaccaccccctgtgggatgcccccggcctgctgctcaccccgcatgtcggaggcagcagcaatggaaatctgaagcgcggctgggcgattgccaccgcggagatcgcgcgctacctcgcgggcgaaccgccgaagaacctggtccacggcgaa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gttgacgctacgctccccgcccgcggcctactgctcgacatggacagcaccctcgtgaactccgaatccgtcgtggaattcctctggaagggctgggccgacgagcacggtttcgccctcgaggacgtactggccgtgtcccacggccgccaaggctgggcgaccatggccgaactcctccccgagcgtcccgaagccctcaaccatgccgacaacgcccgcatgctggtccaggaaacccagatcatggacggcatctcaccgatcccgggcgcacccgaattcatggccgccatcgccgaactcccccacgccctggtgacctccgccaacaccctcctcaccgaaaggcgcatggccgcagccggactccccctgcccgcaatccgcgtcaccgccgaatccgtgaccctcagcaagcccgacccggaaggcttcctgaaaggcgccgccgaactcggcctctcccccgacgactgcctggtcttcgaagactccgaagccggcatagccgcagccaaatccgcaggcatgcgcgtcatcggcgtcggcccccgcgccgccgccttcacccccaccgcccacgtccgagacctgacccagatccgcgtcgcgcccgcccccggcaaactcatcaccgtccacgtccta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tacaccctcgttttgctgcgccacggcgagagcgaatggaatgccctgaacctgttcaccggttgggtggatgttcgcctcaccgacaagggtgtcgccgagggcaagcgtgccggggaattgctggccgagcacgggattctgccggatatcgtgtacacctcgctgctgcgccgggcgatcagtaccgccaacaatgctctcgacgcctgtgaccggcactggattccggtggttcgggactggcgtctgaacgagcgccactacggcgcgttgcagggcaagaacaaggcggagatcaaggagcagtacggcaacgaccagttcatgctgtggcgtcgcagctacgacaccccgccgccgccgatcgagctggacagcgagtactcgcaggacggcgacccccgctacgcgggcatcgaggtgccgcgcaccgagtgcctgaaggacgtcgtggcccgcatggtcccgtactgggaggacaccatcgccaccgatgtgcgcgccggtaagaccgttctcgttgccgcgcacggcaattcgctgcgcgcgctggtgaagcacctggagaacatctccgacgaggagatcgccgagctgaacatccccaccggcatcccgctgaagtacgagctggacgagaacctgcgccccatcggcacgggtgtctacctcgacccggaggccgccgcggcgggtgccgccgccgtcgccaatcagggcgggaa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acaacgaaactcgcggaagacgagctgcgcgccctggtcgagaagggcaatgccgagctcggcccgaacgcgtccgcgcaggaactgctgcagtggaccgaggacaccttcggctccaattacattgtggcgtccaacatgcaggacgcggtgctggtgcagctggcctcgcaggtccggcccggcgtcgacgtgctgttcctcgacaccggctaccacttcgccgagaccatcggcacccgtgacgcggtcgagctggtgtacggcgtgaacatcgtgaatgtgacgccggaaaactctgtggccgaacaggatcagctgctgggcaaggatctgttcgcccgcgacgccgccgaatgctgccgcctgcgcaaggtggttcccctgaagaagtccctcgtcggatacaacgcctgggtgaccggcatccgtcgagtggaggcgccgactcgcgccaacgcacccctcatctcctatgacgagggcttcggcctggtgaagatcaatccgatcgccgcctggtcggatgacgagatggccgcctacatcgaggccaatggcattctcgtcaatccccttgtggaagagggcgacccctccatcggttgcgctccgtgcacgcggaagccggaaccgggatccgatccgcgatccggccgctgggccgggctcgccaagaccgaatgcgggttgcacgcg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acaacgaaactcgcggaagacgagctgcgcgccctggtcgagaagggcaatgccgagctcggcccgaacgcgtccgcgcaggaactgctgcagtggaccgaggacaccttcggctccaattacattgtggcgtccaacatgcaggacgcggtgctggtgcagctggcctcgcaggtccggcccggcgtcgacgtgctgttcctcgacaccggctaccacttcgccgagaccatcggcacccgtgacgcggtcgagctggtgtacggcgtgaacatcgtgaatgtgacgccggaaaactctgtggccgaacaggatcagctgctgggcaaggatctgttcgcccgcgacgccgccgaatgctgccgcctgcgcaaggtggttcccctgaagaagtccctcgtcggatacaacgcctgggtgaccggcatccgtcgagtggaggcgccgactcgcgccaacgcacccctcatctcctatgacgagggcttcggcctggtgaagatcaatccgatcgccgcctggtcggatgacgagatggccgcctacatcgaggccaatggcattctcgtcaatccccttgtggaagagggctacccctccatcggttgcgctccgtgcacgcggaagccggaaccgggatccgatccgcgatccggccgctgggccgggctcgccaagaccgaatgcgggttgcacgcgt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ctcgacgctggactggatcgcgacgaggtggtggcgctcatccgtaccgccctcgatgaggatctgcgctatgggcccgatatcaccacgatggctacggtgcccgcggatgcggtggccaaggcggacatggcgtctcggcagccggggacggtggccggactggatgtcgggctgctggtactggatgaggtgctcggggcggggaattatgaggtcagtgctcgcgtggccgacgggacgcgggtgcagccgggggacaaggtgctgagttttgtcgcgccgactcgggggctgctgacggccgagcgcacgctgctgaatctggtgtgtcacttgtccggcatcgctacggctacctcgcagtgggtggatgctgtggcgggtaccgattgccggattcgggacagccgcaagacgcttcccgggctgcgggcgctgcagaagtacgcggtgcgagtcggcggcggggtcaatcaccgcatggggctcggggacgccgcgttgatcaaggacaatcacgtggtggctgcgggctcggtggttgcc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ctcgacgctggactggatcgcgacgaggtggtggcgctcatccgtaccgccctcgatgaggatctgcgctatgggcccgatatcaccacgatggctacggtgcccgcggatgcggtggccaaggcggacatggcgtctcggcagccggggacggtggccggactggatgtcgggctgctggtactggatgaggtgctcggggcggggaattatgaggtcagtgctcgcgtggccgacgggacgcgggtgcagccgggggacaaggtgctgagttttgtcgcgccgactcgggggctgctgacggccgagcgcacgctgctgaatctggtgtgtcacttgtccggcatcgctacggctacctcgcagtgggtggatgctgtggcgggtaccgattgccggattcgggacagccgcaagacgcttcccgggctgcgggcgctgcagaagtacgcggtgcgagtcggcggcggggtcaatcaccgcatggggctcggggacgccgcgttgatcaaggacaatcacgtggtggctgcgggctcggtggttgccgcgttgcgcgccgtgcgggagctgaatccggagatcgagtgcgaggtcgaggtggacagcctggaacagctcgacgcggtgctcgccgaggacgtggaattggtactgctggacaactttccgctgtgggccacgcaggcggcggtgcagcgccgtaatactcggtcgccgcgcacgaaactcgagtcttcgggcgggctttcgctggatgtggccgccgattacgcgcggaccggcgtggattatctggcggtgggcgcgctcacccattcgatccgggcgctggatctcggactcgatat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ctcgacgctggactggatcgcgacgaggtggtggcgctcatccgtaccgccctcgatgaggatctgcgctatgggcccgatatcaccacgatggctacggtgcccgcggatgcggtggccaaggcggacatggcgtctcggcagccggggacggtggccggactggatgtcgggctgctggtactggatgaggtgctcggggcggggaattatgaggtcagtgctcgcgtggccgacgggacgcgggtgcagccgggggacaaggtgctgagttttgtcgcgccgactcgggggctgctgacggccgagcgcacgctgctgaatctggtgtgtcacttgtccggcatcgctacggctacctcgcagtgggtggatgctgtggcgggtaccgattgccggattcgggacagccgcaagacgcttcccgggctgcgggcgctgcagaagtacgcggtgcgagtcggcggcggggtcaatcaccgcatggggctcggggacgccgcgttgatcaaggacaatcacgtggtggctgcgggctcggtggttgccgcgttgcgcgccgtgcgggagctgaatccggagatcgagtgcgaggtcgaggtggacagcctggaacagctcgacgcggtgctcgccgaggacgtggaattggtactgctggacaactttccgctgtgggccacgcaggcggcggtgcagcgccgtaatactcggtcgccgcgcacgaaactcgagtcttcgggcgggctttcgctggatgtggccgccgattacgcgcggaccggcgtggattatctggcggtgggcgcgctcaccggattcgatccgggcgctggatctcggactcgatatgtgaaacgcccgactcgtccccggcgtgccgctctgccgggggcgaatcacctgttcagcgccggtagaccggcgggtcgaccaaccagccgatgccaccgcaccccgtgcacagaattgccgacccgttcgtggaatagcctgcggccccggtgccttcgcaccaggcgcagtaacgccagccccgattcgggtggacggtgtcgagcagaatat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aacagacccccagcggcgccggtgcctcgtacgcggcggccggtgtcgatatcgaagccggtgaccgcgcagtcgagttgttcgcgccgctggcgaagaaggcaagccgccccgaggtacagggcggactcggcggcttcgcagggctgttcgcactgaagggcggctacaaggagccgttgctcgccgcctccaccgacggcgtcggcaccaagatcgcggtcgcccaggccctcgacaagcacgacaccatcggcctggacctggtcgccatggtcgtcgacgacctggtggtctgcggcgccgaaccgctgttcctgcaggactacatcgccgtcggcaaggtggtcccggagcgggtcgcgcagatcgtgtccggcatcgccgagggctgtgtcatcgcgggctgcgccctgctcggcggcgagaccgccgagcacccgggcctgatgggcgcggacgactacgacatctccggcaccggcgtcggcgtggtcgaggccgacgccgtgctcggcccggaccgcgtccgccccggcgacgtggtcatcggcatgggctcctcgggcctgcactccaacggctactcactggcccgcaaggtgctgctcgacatcgaccgcatgtccctcaccgggcacgtcgaggaattcggccgcaccctcggcgaggaactgctggagcccaccaagatctacgccaaggactgcctggccctgatcgccgagaccgacgtgcgcaccttctgccacgtgacgggcggcggcctggccgccaacctggcccgcgtgctccccgccggtatggtcgccgagctggaccgcggca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aacagacccccagcggcgccggtgcctcgtacgcggcggccggtgtcgatatcgaagccggtgaccgcgcagtcgagttgttcgcgccgctggcgaagaaggcaagccgccccgaggtacagggcggactcggcggcttcgcagggctgttcgcactgaagggcggctacaaggagccgttgctcgccgcctccaccgacggcgtcggcaccaagatcgcggtcgcccaggccctcgacaagcacgacaccatcggcctggacctggtcgccatggtcgtcgacgacctggtggtctgcggcgccgaaccgctgttcctgcaggactacatcgccgtcggcaaggtggtcccggagcgggtcgcgcagatcgtgtccggcatcgccgagggctgtgtcatcgcgggctgcgccctgctcggcggcgagaccgccgagcacccgggcctgatgggcgcggacgactacgacatctccggcaccggcgtcggcgtggtcgaggccgacgccgtgctcggcccggaccgcgtccgccccggcgacgtggtcatcggcatgggctcctcgggcctgcactccaacggctactcactggcccgcaaggtgctgctcgacatcgaccgcatgtccctcaccgggcacgtcgaggaattcggccgcaccctcggcgaggaactgctggagcccaccaagatctacgccaaggactgcctggccctgatcgccgagaccgacgtgcgcaccttctgccacgtgacgggcggcggcctggccgccaacctggcccgcgtgctccccgccggtatggtcgccgagctggaccgcggcacctggaacccggccccggtcttcaagatgatcgcccagcgcggccgcgtcgagcgcgccgagatggagaagaccttcaacatgggcgtcggcatggtcgcggtcgtcgcccccgaggacgccgaccgcgccctcgcggtactcaccgcccgccacatcgactgctggaccctcggcacggtgaagaaggccaaggacatcgactccgcccgcgcagtcctgctgggcgaccacccgcgctt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aacagacccccagcggcgccggtgcctcgtacgcggcggccggtgtcgatatcgaagccggtgaccgcgcagtcgagttgttcgcgccgctggcgaagaaggcaagccgccccgaggtacagggcggactcggcggcttcgcagggctgttcgcactgaagggcggctacaaggagccgttgctcgccgcctccaccgacggcgtcggcaccaagatcgcggtcgcccaggccctcgacaagcacgacaccatcggcctggacctggtcgccatggtcgtcgacgacctggtggtctgcggcgccgaaccgctgttcctgcaggactacatcgccgtcggcaaggtggtcccggagcgggtcgcgcagatcgtgtccggcatcgccgagggctgtgtcatcgcgggctgcgccctgctcggcggcgagaccgccgagcacccgggcctgatgggcgcggacgactacgacatctccggcaccggcgtcggcgtggtcgaggccgacgccgtgctcggcccggaccgcgtccgccccggcgacgtggtcatcggcatgggctcctcgggcctgcactccaacggctactcactggcccgcaaggtgctgctcgacatcgaccgcatgtccctcaccgggcacgtcgaggaattcggccgcaccctcggcgaggaactgctggagcccaccaagatctacgccaaggactgcctggccctgatcgccgagaccgacgtgcgcaccttctgccacgtgacgggcggcggcctggccgccaacctggcccgcgtgctccccgccggtatggtcgccgagctggaccgcggcacctggaacccggccccggtcttcaagatgatcgcccagcgcggccgcgtcgagcgcgccgagatggagaagaccttcaacatgggcgtcggcatggtcgcggtcgtcgcccccgaggacgccgaccgcgccctcgcggtcctcaccgcccgccacatcgactgctggaccctcggcacggtgaagaaggccaaggacatcgactccgcccgcgcagtcctgctgggcgaccacccgcgct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aaggacacaagcggaacgcgaatggtgttgtctaccaactggaaccgctgcgcggacgcgacggtctgagcacccgggtgcagcgggctccggtacccgggtcgcatcaggtgctggtgcgggtgcgggcggcctcgctgaaccggcgcgacatcatgctcatggagggcacctatccgatcccggcgcggccgggcgtggcgccgctggtggacggggtcggtgaggtcatcgcgttgggctcgggcgtcacccgcgccgcgctgggtgaccgggtgatgggcacctacttcgtgagctgggtcgacggcaagcagaatcaggagctgggcagccgccagtacggcgcgacccacgacggctggctcgcgacctacgtgctactggaggaggagtcggtggttcaggtgcccgcgcacctcgccgacgccgaggcggccgcgctcacctgcgccggactggtggcgtgggcggccttgaccaagccggtcccggtcgggccggaggatacggtgctgaccgtcggcaccgggccggtcgggctgttcgcggtgcagcacgcgaaaatgctgggcgcgcgggtcatttcgatcacctcctcgccggagaagggtgagcggctgcgcaagctcggctcgggcgaggtggtggaccgcaagcagactccggactgggagcacgcggtgctggacctcacgggcgggctcggcgtcgatcgggtggtcgaggcggtcggcaagctgaccctgccgaaatcccttgcggcgaccgcctacaacggcgaggtggtcctgatcggcgcgttcccggccgcgcccggtcagcagcatcccgatcagctgggcggcaagtatgtgggcctgcgccgcatcgcggtcggcagccgcgcggatctggagtccatgaacgccgccatcgccgaacacggcatgcgcccggtgatcgaccgcgtctaccccttcgagcgggcggtcgaggcctaccgctacttcaccgagggcgacccgttcggcaaggtggtgatagcggtcg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ccaccgaaaccgccccgctcgatcaggccgacacactgacttcggtcaaccccgccaccggcgagaccctcgccacctaccggatcgatgatgaggcggcggtgcacgcggccgttgccaaggcccggaccgccgccgccacctggggcgcactcacctacgccgagcgcaagcgccacattctgcgctggggcagcaagctggtcgagaagtccgacgagctgagcgagctcatccacgccgagaacggcaagccgctcgacgacgcttttctggagttgatgctggccctggaacacatcaagtgggccgcctccaatgccgagaaggtactgaagcccaagaaggtcgcgccgggcatgttcatgtccaacttcgcggcccatctcgagtatcgcccgctgggcgtggtcggcatcatcgggccgtggaactacccggtgtacacccccaacggttccatcgcctacgcgctggccgcgggcaactgcgtggtcttcaagccgagtgaatactccacgggcatcggcaatttcgtcgcgaaggcgttcgccgaggcgaatccggagctgccggacggggtcttcgtcgccatcaacggctacggcgcgaccggtgcggcgctggtcaagtccggcgtcgacaagctggccttcaccgggtccaccgcgaccggcaagaagatcatggccgcggccgccgacacgctgaccccggtgctgctcgagtgcggcggcaaggacgcggtgatcgtggccgccgacgccgacatcaaggccgccgccgacgcggtcgcctggggcgcgacggccaactccggccagacctgcgcgggcgtcgagcgggtgtacgtggacaagtcgatcgccgacgaattcgtggccgaggtcaagcgcatcctcaccgacatcaagccgggctcggacgccaaggccgcctacggcccgatgaccatgcccagccagatcgatatcgtgcgccgccacatcgaggacgccatcaagaacggcggcaaggcggtgctgggcggacccgaatccgtcaagggccccttcatcgaaccggtggtgctggtggacgtggacgagtcctcggacgcggtgtgcgaggagaccttcgggccgaccgtcaccatccgcacggtcaacggcgtcgacgaggccgtggagctgaccaacaagagcaagtacgggctcggctcggcggtgtactccaagaagcagggcatggagatcgcccggcggctggaagtgggctgcacgtcggtgaattcggtgctgtcctacgccgccatctcgggcctgccgttcggcggcgtccgggactccggcatcggccgcatccacggtgcgccgggcctgctggagttctcgcggccgcattcgatcgcggtgcagcgcttcaccattccgggcatggcactgctgtcctacacccgcacggaccgcaccatgaagctgctgcgcaagatcgtgccgttcgtccacgggcgcgcc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gcgcggtggacggcgatcgccccgctgtggaggccatcctggccgatcgtgcgctgacagtggtgcgcgcagcggagattccggatccggtcgccttggccggggcgctggccggggccggaatccgggcgttggaactgacattcaccacgcccggggtgctggacggcattcgcaagatcgccgactccggcgtcggggtgatcggggcgggcaccgtgctcacccggggccaggccgaatcggccatcgaggtcggggcgcggttcctggtgacgccgggactcaccgagcaggtcgccgaggtggccgcgaaacacgagatcccggtcgtgatgggcgctttcacgccgtcggaggtgatgcgcgccatggagctgggtgcggccgcggtcaagatcttccccgcccgggcgctcgggccgggctatctgaaggacctgcgcggtcccttcccgaacgtccgcctgatcccctccggcggggtcaacgcgggcaatgccgccgacttcctcgcccacggggcggtggcggtcaccgccggaaccgatgtcgtgccgccggccgccgtggcggcgggcgaatgggccgaaatcgcctcgcgcgcggccgcattcgttcgagctctg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gcgcggtggacggcgatcgccccgctgtggaggccatcctggccgatcgtgcgctgacagtggtgcgcgcagcggagattccggatccggtcgccttggccggggcgctggccggggccggaatccgggcgttggaactgacattcaccacgcccggggtgctggacggcattcgcaagatcgccgactccggcgtcggggtgatcggggcgggcaccgtgctcacccggggccaggccgaatcggccatcgaggtcggggcgcggttcctggtgacgccgggactcactgagcaggtcgccgaggtggccgcgaaacacgagatcccggtcgtgatgggcgctttcacgccgtcggaggtgatgcgcgccatggagctgggtgcggccgcggtcaagatcttccccgcccgggcgctcgggccgggctatctgaaggacctgcgcggtcccttcccgaacgtccgcctgatcccctccggcggggtcaacgcgggcaatgccgccgacttcctcgcccacggggcggtggcggtcaccgccggaaccgatgtcgtgccgccggccgccgtggcggcgggcgaatgggccgaaattgcctcgcgcgcggccgcattcgttcgagctct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tccatcggcgtcaagtcagtgcagttcaagcgtgcttttgtagcgttcggagtgacggttgccgccatcggatcggcgggttgcggcagcggttccggcgaccagagctcatccaccaccagccccgtcgccgaccccaaccggaccttcgacctgcaggcccaccgcggcggccggggcatgaccatcgaggagtcgctgcccggcttcgccaaggccgtcgaactgggcgtctccacactggaactcgacatcgtgctgaccgcggacaaggtcccgctgatctggcacgacccggccatccaggccgagaagtgcaccgacaccgccccggccttccccgacgaccagcagtacccctacgtcggcaagctggtgcacgatctgacctacgaccaggtccacaccctcgactgcggcaagaagctggcgggtttccccgaggcgcaggaactcccgggcaacaggatcgccaaactgcccgagctgttcgatctggtgaagacctacccgggcgcgttcgcggcgctgcgctacaacgtggagaccaaggtcgaggccgaacaccccgaacagtccgccgcgcccgaggaattcgtgggcgtcatcctcgacgccgtcgcggcggccggggccaccgacaaggtggagatccaatccttcgactggcgcagcctgccgctggtgaaggcgaagaacccggccatcccgacggtggcgctctacgacgattccaccttcaagccgaacagcgcctggctcggcccgattcgctacgaggaccacgccgacgacgcgctgggcgcgatcaaggcactgggcgcggacatttcgtcgccggactacaagatgccgtcgatcaccgccgaatacgcccgcaaggcacacgatctgggcatcaagatcgtcccctggaccgtgaacgacaaggacgccatcggcaaggtcctcgatgagggtatggacggcatcatcaccgactaccccaaccgcgcgcgagaggtcatgggcgacaagggctaccccctgcccaagtccttccacaa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tcggccaacgccgatcccaaccagcggatggaactcacggtctccggccagaatctcgacgaactcgccgcggaactggccgagtggctcggaaccaaggtcgccgccgacgagccgccgcgggtcacctcgatcacccgcccgcaggcgggcggcatgtcgagcaccacgctgctgttcgacgccgaatggaccgagggcggaacggcggccggcgggtcgttcgtggcgcggctggcgccggatcaggactccttcccggtattcgagaaatacgatctggcaacgcaattcgcggtgatggccgggttcgccgaggccaccgatctgccggtgccgccgctgtgctggctggagaccggcaccgacaatgtgctgggcgcgccgttcttcgtcatgcggcgggtgagcgggcgggtgcccgaggacaatccgccctacgtgttcgtgggatggctgcacgaggcgaccccggagcagcgctacgaggtgacgcgccgcacggtcgagatcattgccaaggtgcacacgattcccgatccggcgcaacggtttccgatgttcgatggtgagggctcggcgctgcggcggcacttcgaggcgcagaaggcgtggtacgactgggcgctcgcgcgcgacggctaccggattccgttgctggagcgcgccttcgactggctcgaggccaacttccccaccgataccggaccggatgtgctgagctggggcgatgcccggccgggcaatgtcatgttcgacgaattcgatccggtcgcggtgctggactgggagatggccgccatcgggccgcgcgagctcgacgtcgcgtggaccatcctgatccaccggttcttccaggacatcgccacccgcttcgatcagccgggcctggcggactacatgcggcgcgccgacgtggagaagctctacgaggaggccagcgggcacgcgccgcgcgatatggactggtacctcatgtatgccgcgctccggcacgggatcgtgatggcccgcatccggcgacggatgatccacttcggcgaggcggccgacaccgacgaccgcgacgactacgtgatgcaccggcaactgctcgaagccatgctcgacggcacctactcgtggg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ttcaacaggggcgttgctcgcaatctggtcattgccaccgtggccgcgagcacgttgttggtcgtgccggggagtccggcgaacgccgaggcggcgggcacgctgattgccgcgaccgcgaaacccgatggctggcatcagcttacgaacggttcgctggtggaatactggaccacccgctccaatggcgaggcggtcaaggcgacgggcgcgatgttcgttccctccgggcccgcccccgccggcggctggccgataatggcctacgaccacggcaccaccggtctcgggccggggtgcggcggtatggccgatccagagctcgcgcccttccctgaggtattgagtctggaagagacactgctgcagtacttcgtgtccaagggctttgccgtcgttgcacccgattatctgggcctcggccgcttcgataccggaccgcaccccgacctggagacgcgcaccgaggccaccgccactctcgatctggtgcgtgccgcccgcgccgccgacccgtccctgtcgcgcagctgggcggtgaccggcacctcccagggcggtcacgcggcgctgggcacctcgaatttgcaggtgaccgcggccccggatctcgatttccgtggcacgatcgcgatcgatccggcgtcggacctggagaaggtgctgccgatcgcgggcccggcgttcccggagattcccggtaaggccggtgacggtgtccatggcctggtcgtcagcattctggccggtctgcgcgccgctcgcgccgacgcgcaggtcgacagctacctgaccgagcgcggtcgccacatgctcgacagtgtcggaagcacctgtctgccgcagaccatcaaactgatgcaggacgactcgatcggcgatctgctgtcgcgcccgttcaccgaaggccccatctccggcgtcctgcgcgattacatgacggtgcccaccaagggctacaacgcgccgatcatgttgctgctcaacgcgaccgacaccaccgtcccctccccgctgcacgccgccctggccgcccagttcgccgccaacggcgtcgacttctcgaccgtggtcggctacggcaagcacggcgaggtcgactcgcggatgtgggacggcatccacgccttcaccgaccgcgtactcgccaccccgacgcag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ttcaacaggggcgttgctcgcaatctggtcattgccaccgtggccgcgagcacgttgttggtcgtgccggggagtccggcgaacgccgaggcggcgggcacgctgattgccgcgaccgcgaaacccgatggctggcatcagcttacgaacggttcgctggtggaatactggaccacccgctccaatggcgaggcggtcaaggcgacgggcgcgatgttcgttccctccgggcccgcccccgccggcggctggccgataatggcctacgaccacggcaccaccggtctcgggccggggtgcggcggtatggccgatccagagctcgcgcccttccctgaggtattgagtctggaagagacactgctgcagtacttcgtgtccaagggctttgccgtcgttgcacccgattatctgggcctcggccgcttcgataccggaccgcacccctacctggagacgcgcaccgaggccaccgccactctcgatctggtgcgtgccgcccgcgccgccgacccgtccctgtcgcgcagctgggcggtgaccggcacctcccagggcggtcacgcggcgctgggcacctcgaatttgcaggtgaccgcggccccggatctcgatttccgtggcacgatcgcgatcgatccggcgtcggacctggagaaggtgctgccgatcgcgggcccggcgttcccggagattcccggtaaggccggtgacggtgtccatggcctggtcgtcagcattctggccggtctgcgcgccgctcgcgccgacgcgcaggtcgacagctacctgaccgagcgcggtcgccacatgctcgacagtgtcggaagcacctgtctgccgcagaccatcaaactgatgcaggacgactcgatcggcgatctgctgtcgcgcccgttcaccgaaggccccatctccggcgtcctgcgcgattacatgacggtgcccaccaagggctacaacgcgccgatcatgttgctgctcaacgcgaccgacaccaccgtcccctccccgctgcacgccgccctggccgcccagttcgccgccaacggcgtcgacttctcgaccgtggtcggctacggcaagcacggcgaggtcgactcgcggatgtgggacggcatccacgccttcaccgaccgcgtactcgccaccccgacgcag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agcacgagatgctggagacggccgaggtggcgggagaacgggcggccaaggccgccgaagcggtgcggcggctgacccgctggcacgacgatttcccgaccgcgggcgtgcgtttcgccgatctgacaccggtcttcgcggactccgacggctttcgcgcggtgctggactgcttcgccgcctgcgcccccgacgccgacctggtggcgggcgtggacgcgcgcggcttcctgctgggcgcgggcgtcgcggcggtgctgggcaccggcgtggtggcggtccgcaaggcgggcaagctgccgccgccggtccacagccgcgagtacaccctagaatacggttccgccgcactggagatcccggccgacggcatcgacctgaagggccgccgggtgctgctgctcgacgatgtgctcgccaccggtggcaccctcgccgcggcggccgagctgttcaccgccgccggggccgaggtggccgcggcggcggtggtgctcgagctcgggttcctcaacggccgggcgcgccagggcgcctacccggtcacctcgatcgtccag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agcacgagatgctggagacggccgaggtggcgggagaacgggcggccaaggccgccgaagcggtgcggcggctgacccgctggcacgacgatttcccgaccgcgggcgtgcgtttcgccgatctgacaccggtcttcgcggactccgacggctttcgcgcggtgctggactgcttcgccgcctgcgcccccgacgccgacctggtggcgggcgtggacgcgcgcggcttcctgctgggcgcgggcgtcgcggcggtgctgggcaccggcgtggtggcggtccgcaaggcgggcaagctgccgccgccggtccacagccgcgagtacaccctcgaatacggttccgccgcactggagatcccggccgacggcatcgacctgaagggccgccgggtgctgctgctcgacgatgtgctcgccaccggtggcaccctcgccgcggcggccgagctgttcaccgccgccggggccgaggtggccgcggcggcggtggtgctcgagctcgggttcctcaacggccgggcgcgccagggcgcctacccggtcacctcgatcgtcca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cagctgccgcatatgccgtatccgccccggacggggccttcgagaagatcgccatcgaacgccgcgagctcgggccccacgatgtgctgatcgatgtgaaatacgcgggcatctgccactccgacatccacaccgcccgcaacgaatggcgtggcaccacctacccgtgcgtgcccgggcacgagatcgcgggcatcgtggccgcggtcggatccgaagtgacccgccaccgcgtcggcgatcgggtcggtgtgggctgcatggtcgattcctgcggcgagtgcgaaccctgtctggccggcgagcagcagtactgcacgcgaaacctggtctggacctacaactccgcggtgcccaccgaacagcaggccggtggctacaccttcggcgggtactccacgcagatcgtggtgcccgagggtttcgtgctgtcgattccggagggcatcgggctggacgaggccgcgccgctgctgtgcgcgggcatcacgctgttctcgccgctgcggcactggaatgccgggccgggcaagcgggtcgccattatcggcatgggcgggctcgggcacgtcggggtgaagatcgcggccgccatgggcgcggaggtcaccgtgctcagccactcgctgtccaagcaggaggacggggtgcgcttcggcgcgcaccactactacgcgaccggtgaccgcgccaccttcaagcagctgcgcggttccttcgacctcatcatcaataccgtctcggccgatctgccgatcgacgactatctcaagctgctgaagctcgacggcaccctggtggtgctgggcctgcccgaaaacccctactccgtgcgggcttccaccctcgcgggattccgccgctcactgtcgggctccatgatcggcggcatcccccagacccaggagatgctggacttctgtgccgcgcacggcatcggcgcggagatcgaggtgatctccgccgaccgcatcgacgaggcctacgaccgcgtggtcgcctcggatgtgcgctaccgcttcgtcatcgacaccgcgaccat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ccatgctggccgcacgactacatctgggaccgcgttcggagtcgccgcgctcgcgacggctggagttggacgaggtgccgattccggagccggggccggatcatgtgctgatcaaggtggaggcggccggtgtgtgcctgtcggatgtgcacctcatcgacgggacgctgaccccgctgttcctgccgggagatgtggtcaccctcgggcacgaggtggcggggaccgtgcacgccctcgggccgggcgtgacgagcgcgaaggtcggcgatcgcgtggtgttgcaggccggggagctgcgcggcgcggccacctacacccgcggcgtcgactacgacggcggctgggccgaatacacgctggcgcgagtggacaccctggtcccgatccccgacgaactgcccttcgagcaggcgtgcttcatccccgacgcggtgtccaccccgtgggccgccatcaccgccaccgccgaggtgaaacccggtgaggccgtgggcgtctggggtgtgggcggcctcggcgcgcacggcatccagctgctgcgcctggtcggagccgcgcccatcatcgcggtggacccgctccccgcggcgcgcgaacgcgccctggacttcggcgccgacctggccctcgaccccgccgaccccgacctgcgccgcaaggtcttcgagaccaccggcaccggcctcaacgccgccttcgacttcgcgggcgtcgcccccgtacgcgaacaggccgtcgtctgcctcgccccgcagggccgcctggtcctggtcggactcaccgacacgcccatcaccatcaccggcggcaccgccttcagcttcttccagcagcaggtccgcggccactacggctcccagcccgaagacgtctccaaactggtgaaactccaaggcctccagcgcgtcgacttctcccgctcggtcagcgcggtactcccactcgccgacgccgccaaggccgtccacaccctggaggccaaagagggcaaccccatccggatcatcctgaaa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ctaccccggtccggctcagtgcctgggtgcacggctctgtccagggtgtcggcttccgctggtggacccgctcgcgcgccctggagctgggcctgaccggctacgcccgcaatcaccgcgacggccgcgtacacgttgtggccgaaggaccccgcgatcgctgcgaaaccctgctcgaactgctacgttccggtacaacaccgggccgggtaaacctggtggtggaagactggaacaccgcccagggcggcatgtcaggattcgaagaacg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ctaccccggtccggctcagtgcctgggtgcacggctctgtccagggtgtcggcttccgctggtggacccgctcgcgcgccctggagctgggcctgaccggctacgcccgcaatcaccgcgacggccgcgtacacgttgtggccgaaggaccccgcgatcgctgcgaaaccctgctcgacctgctacgttccggtacaacaccgggccgggtaaacctggtggtggaagactggaacaccgcccagggcggcatgtcaggattcgaagaacg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ctctcgaccccgccatcgccgcgcgcctcaagcgcaatgccgacggactcttcgccgccatcgcgcaggagaagtccaccggcgacgtgctcatgatggcctggatggacgacgaggccctggcgcgcaccctcgaaacccgcaagggcacctactattcgcgctcgcggcagcagtactgggtcaagggcgagacctccggccacacccagtacgtgcacgcggtgcgcctggactgcgacggcgacaccgtgctgctggtggtcgaccaggagggcgcggcctgccacaccggcacgcacacctgcttcgacaccgatgtgctgctgtcgcagggcgattcgctgcg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cgagcgatctcgtccccgacggcggttcgcacctgctgatcggcggcaagctgacgccaggcggcggcggtgtgttcaccaccgccgacccggcgaccggggaaaccctcggcaatgccgccaatgccgaccccgccgatatggacgcggccatcgccgcggcccgcacggaattcgacaccacgcactggtcgcgctatccgggttttcgcgcgaccagcctccggcaactacgcaccgcactacagagccacatcgaggaactccgcgagatcaccatcgcggaggcgggcgcaccccgaatgctgacgagcggcccccaactcgaaggcccgatcaacgacctcgcctacttcgccgacctggccgaaaactattcctgggaaacagatctcggcatcgcctcccccatgggcatcaagagttcacgcaaactccgccgcgaacccatcggcgttgtcggagccatcaccccctggaacttcccgcaccagatcaacttcgccaagctgggccccgccctggcggcgggcacgaccgtcgtcctgaaacccgcacccgacaccccctggtgcgcggcggccgtgggccgaatcatcgccgaggagaccgacattccggcgggcgtggtcaatatcgtcacctccgacgaccacggcctcggcgcgcagctggtcaccgacccgcgggtggacatgatctccttcaccggatccaccgccaccggcaagtccgtaatggccgcggcggcagcctctttgaagaaggtcttcctggagctgggcggcaagtcggcgttcatcgtgctggacgacgccgatatcgcggcggccgcgagctacgcggcattcggagtgtgcgtccacgccgggcagggttgcgcgatcagcaccagactcctggtgccgagagagcaccacgatcaggcggtggaagccgccgcgagaaccctggccaatatcaagcccggcgatcccgccaagcccggaaccgtctgcggcccggtcatttccgaacgccagctggcccgagtggagcgttacctggatatcgcccgagccgagggcggcaccatcgtgaccggcggcaatcgaatcgacggccccggctggttcatcgaacccaccctgatcaccggcctgcccaacagttcccgcgtggcgcaggaggaaatcttcggccccgtcctcaccgtcatcccccacgacggtgacgccgatgccgtccgcatcgccaacgattccccctacggcctgtccggctcggtctggggccgcgatcccgagcgcctgcgcacggtggtcgagggcatccgcaccggcacgctcagcgtgaacggcggcatctggtattcggccgacgcgcccttcggcggctacaagcagtccggcctgggccgggaaatgggcgtcctcggcttcgaggaatacaccgagaccaaactcatcgcgaccggct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ccgagcgatctcgtccccgacggcggttcgcacctgctgatcggcggcaagctgacgccaggcggcggcggtgtgttcaccaccgccgacccggcgaccggggaaaccctcggcaatgccgccaatgccgaccccgccgatatggacgcggccatcgccgcggcccgcacggcattcgacaccacggactggtcgcgcgatccgggttttcgcgccacaagactacggcaaatacgctccgcactacagagcaacaacgaggacctgcgcgagatcccc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ccgagcgatctcgtccccgacggcggttcgcacctgctgatcggcggcaagctgacgccaggcggcggcggtgtgttcaccaccgccgacccggcgaccggggaaaccctcggcaatgccgccaatgccgaccccgccgatatggacgcggccatcgccgcggcccgcacggcattcgacaccacggactggtcgcgcgatccgggttttcgcgcgaccagcctccggcaactacgcaccgcactacagagccacatcgaggaactccgcgagatcaccatcgcggaggcgggcgcaccccgaatgctgacgagcggcccccaactcgaaggcccgatcaacgacctcgcctacttcgccgacctggccgaaaactattcctgggaaacagatctcggcatcgcctcccccatgggcatcaagagttcacgcaaactccgccgcgaacccatcggcgttgtcggagccatcaccccctggaacttcccgcaccagatcaacttcgccaagctgggccccgccctggcggcgggcacgaccgtcgtcctgaaacccgcacccgacaccccctggtgcgcggcggccgtgggccgaatcatcgccgaggagaccgacattccggcgggcgtggtcaatatcgtcacctccgacgaccacggcctcggcgcgcagctggtcaccgacccgcgggtggacatgatctccttcaccggatccaccgccaccggcaagtccgtaatggccgcggcggcagcctctttgaagaaggtcttcctggagctgggcggcaagtcggcgttcatcgtgctggacgacgccgatatcgcggcggccgcgagctacgcggcattcggagtgtgcgtccacgccgggcagggttgcgcgatcagcaccagactcctggtgccgagagagcaccacgatcaggcggtggaagccgccgcgagaaccctggccaatatcaagcccggcgatcccgccaagcccggaaccgtctgcggcccggtcatttccgaacgccagctggcccgagtggagcgttacctggatatcgcccgagccgagggcggcaccatcgtgaccggcggcaatcgaatcgacggccccggctggttcatcgaacccaccctgatcaccggcctgcccaacagttcccgcgtggcgcaggaggaaatcttcggccccgtcctcaccgtcatcccccacgacggtgacgccgatgccgtccgcatcgccaacgattccccctacggcctgtccggctcggtctggggccgcgatcccgagcgcctgcgcacggtggtcgagggcatccgcaccggcacgctcagcgtgaacggcggcatctggtattcggccgacgcgcccttcggcggctacaagcagtccggcctgggccgggaaatgggcgtcctcggcttcgaggaatacaccgagaccaaactcatcgcgaccggctg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cgggcgaagatctctcgacggaagccgcgtccgataccgcgcgcatgaccgaggcgctcggcgaggccgtcgacgtgatggatcggctgtggaacttcggcgggtgggaggtcacgcagtcgcacgattcgctgcggccctacctgctcgaggagacctacgagctgctcgacgccattcaggccgaggacgcggagacgatcaaggaggagctgggggatctgctgttgcaggtgctgttccattcccggatcgccgaggccgcaggggaattcacggtggccgaggtagcggcggcgctggtggccaagctggtgcaccgcagtccgcacctgcacgccgaactcggcgaatacggcatcgatccggacgccgccgtggcggacaagatcgctgcccaggaaaaggcttgggaggagcggaaatccgccgagaaggcgcggcggtcctgcctggacggcatcgccatggcgcagcccgcgctggccctggccgagaaggtgcgctcgcgcggtatcaaggccggtttacccgaggacctggttccggacgcgctgcgggtggtggagctgggcgggcccgacagtgccgaagagcggttgcgcaaggccactctcgacttcgcggcccgcatccgcgccgccgaggatgccgcggaaagcgcccggggtgaacggcgcgcgctgaccgccgcggactggcgagcgttctg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actgacactggtgcaactcaccgacacccacattcgggccgcgggggagcgggtgctcgactcggtggatacccacgcggtgctgctgggggtcctcgagcggctgcgcggtggtgggcggcgcatcgacgcgctgatcctgtccggcgacctcaccgacaatggcgcgcccgaggcgtatcggcggctgcgggacgcggtcgaaccggcggccgccgagctgggggcacaggtgctgttggtgatgggaaaccatgatgagcgcggcgccttcggggtggaactgctcgggctcgaaccggatgcccccggttcgcgcgaccgtgtgctggaagtggacggtctgcgggtcatcgggctcgacagcacgaccccgggccgccacgacggtcgactggagccggagcagttggcctggctgggtgagcaattgcggcggcccgccgagcgcggcacgctgctggtgctgcaccatccgccgctgccctcggccattccggcggctgagttcctgaagttgcaggacgccgaccggctggcggaggtgctcgcgggcagcgatgtgcgcatgatcctgtgcgggcacaaccacatgaccgcggccgcggcgctggccgggatcccggtctgggtcggaccggcgctggcctaccgcatcgacgccatggccccggccggacgtcagcaggcttatgcgggtgcgggtttcacgcggctggacgtactgggggagaccgtcatcgcgacggcggtggacgccattccggtgcatcggatctacgacaagtccgagaccgaggtgcaggaacgcctgtccgcgctcgcggcggatgccg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actgacactggtgcaactcaccgacacccacattcgggccgcgggggagcgggtgctcgactcggtggatacccacgcggtgctgctgggggtcctcgagcggctgcgcggtggtgggcggcgcatcgacgcgctgatcctgtccggcgacctcaccgacaatggcgcgcccgaggcgtatcggcggctgcgggacgcggtcgaaccggcggccgccgagctgggggcacaggtgctgttggtgatgggaaaccatgatgagcgcggcgccttcggggtggaactgctcgggctcgaaccggatgcccccggttcgcgcgaccgtgtgctggaagtggacggtctgcgggtcatcgggctcgacagcacgaccccgggccgccacgacggtcgactggagccggagcagttggcctggctgggtgagcaattgcggcggcccgccgagcgcggcacgctgctggtgctgcaccatccgccgctgccctcggccattccggcggctgagttcctgaagttgcaggacgccgaccggctggcggaggtgctcgcgggcagcgatgtgcgcatgatcctgtgcgggcacaaccacatgaccgcggccgcggcgctggccgggatcccggtctgggtcggcccggcgctggcctaccgcatcgacgccatggccccggccggacgtcagcaggcttatgcgggtgcgggtttcacgcggctggacgtactgggggagaccgtcatcgcgacggcggtggacgccattccggtgcatcggatctacgacaagtccgagaccgaggtgcaggaacgcctgtccgcgctcgcggcggatgcc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agagccgaccagcacagacctagcggaggcggtcatcaagggaccgccgaagacgttgggcggcggcctgatcaaggccatgcgcccgcgccagtggatcaagaacgtgctggtgctggccgcgccgctggcggccgggaagaccatcggcggcgacctggtgatcaccgacctgtcggtgctcggccacgtggccatcgcgttcgtggtgttctgcatggccgcctcgggcatctacctggtcaacgacgccctcgacgtggaggccgaccgggcccacccgaccaagcgcttccggcccatcgcggccggcgtggtgccggtgaacctggcctacgcgctctcggcggtgctgctgatcggctcgatcctggtgtcgttcatcgccaattggcatctggccgtggtgatggcggtctacatcggaatccagctggcgtactgcttcggtctcaagcaccaggcggtgctggacatctgcatcgtgtcctcgggcttcctgctgcgcgcgatcgccggtggcgtgtcctccgatatccgcctgtcgcagtggttcctgctgatcatggccttcggttcgctgttcatggcgaccggaaagcgctacgccgagttgaagctcgcgctcgacaccggcgccaagatccgcaagtcgctggagtactacacgccgacctacctgcgtttcgtctggaccctgtcggccaccgcggtggtcgtgttctacggtctgtgggcgttcgagcaggacaagaccaaggacaccatctggttcgccatctcgatgatcccgttcgtcatcgccatcatgcggtacgcggtggacgtcgatcggggcgaagcgggtgagccggaagagatcgccctgggggaccgcgtcctccagttcctcgccatcgccttgatcggagcattgggtgtcgctgtctatctca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cgaacgggccgagctaccgggcctcgacctcgagcgactcgccgggtggctggccgagacccgacccggcctggtgcacgggccgctgcgcggacggctgatcgcgggcgggaaatccaatctcacctacgagatcggcgatggcacctccgcgtggatcgtgcgccgtcccccgctggggcatgtgctcgccaccgcccacgacatggcccgcgaataccgggtcatcagcgccctggccggtaccggcgtcccggtgcccgccacctacgcgctgtgcgaggacaccgaaatcatcggcgcgcctttctatgtcatggagcgcgtcctcggcacgccctaccgcaccgccgccgaactcgtcgcgctgggccgcgaccggaccgccgtgatcgccaccggcctgatcgacaccctcgcggcgttgcacaccgtcgatccggtcgcggtcggtctggccgaattcggccgccccgacggtttcctggaacgccaggtccgccgctggcgcaagcagctcgacgcctcctacagccgcgacctgcccgccgcggacgaactgcacgagctgctgaccaaacaccttcccgcgcagtcgcccaccggcatcgtgcacggcgactaccgcctcgacaatgtgctcgtcgacgacgccgaccgggtcgcggccgtcatcgactgggaaatggccactctcggcgacccgctcaccgatatcggactgctgctggtctaccagcggatgagcgattccggcctgctgggcgtcagcgatgtcgcgctcgcgcccggttaccccaccgaatcgcaagtactggaacgctattcggccagcaccgtccgcgacctgtccggcatcgggttctatgtcgcgctggcgtcgttcaaattggcggtgatcagcgagggcatctacttccgcttcacccacgggcagaccgtcggctcgggtttcgagcacttcggggagggcgtcgatcccctgctgcaagcgggcctcgccgccctccgtag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cgaacgggccgagctaccgggcctcgacctcgagcgactcgccgggtggctggccgagacccgacccggcctggtgcacgggccgctgcgcggacggctgatcgcgggcgggaaatccaatctcacctacgagatcggcgatggcacctccgcgtggatcgtgcgccgtcccccgctggggcatgtgctcgccaccgcccacgacatggcccgcgaataccgggtcatcagcgccctggccggtaccggcgtcccggtgcccgccacctacgcgctgtgcgaggacaccgaaatcatcggcgcgcctttctatgtcatggagcgcgtcctcggcacgccctaccgcaccgccgccgaactcgtcgcgctgggccgcgaccggaccgccgtgatcgccaccggcctgatcgacaccctcgcggcgttgcacaccgtcgatccggtcgcggtcggtctggccgacttcggccgccccgacggtttcctggaacgccaggtccgccgctggcgcaagcagctcgacgcctcctacagccgcgacctgcccgccgcggacgaactgcacgagctgctgaccaaacaccttcccgcgcagtcgcccaccggcatcgtgcacggcgactaccgcctcgacaatgtgctcgtcgacgacgccgaccgggtcgcggccgtcatcgactgggaaatggccactctcggcgacccgctcaccgatatcggactgctgctggtctaccagcggatgagcgattccggcctgctgggcgtcagcgatgtcgcgctcgcgcccggttaccccaccgaatcgcaagtactggaacgctattcggccagcaccgtccgcgacctgtccggcatcgggttctatgtcgcgctggcgtcgttcaaattggcggtgatcagcgagggcatctacttccgcttcacccacgggcagaccgtcggctcgggtttcgagcacttcggggagggcgtcgatcccctgctgcaagcgggcctcgccgccctccgtag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gacgaattccggccggaccgcgaatccggccatcgttgccctcggcggcgggcacgggctgtattcgaccctgaccgccatccggcggctcacccgcaagatcaccgcggtggtcacggtcgccgacgacggcggctcctcgggacggctgcgttccgagctcggtatgctgcccccgggtgatcttcgaatggccttggcggccttggccgaagagaccgacggcatctgggcgcgaaccttgcaacaccgcttcggcggcaccggcgcgctggccgggcactcggtcggcaacctgatcctggccggcctcaccgaggagctcggcgacccggtcgccgccctcgacgaggccgggaagatcctgcgcatcaccggccgggtgctacccatgtcgcccatcgcgctgaccatcgaggcggatgtctctgggctggaaggcgatccgcgcgtgagccgctgcatccgcggtcaggtggcggtggcgaccacgccgggaaaggtgcgccgggtgcggctgatcccctcggatccgcccgcctgccccgaggcgacctcggccatcgagcacgccgacgtggtggtgctgggccccgggagctggttcaccagcgtcatcccgcacgtgctggtgcccgaattgcacgaagcgctgctgcatacccgggcgcggaaagtgctggtgctcaacctcgctgccgaaccgggcgaaacggccggattcagcgcggaacggcacctgcatgtattgtcccagcacgcaccggatttcacagtcgaccatgttttggtcgactcgggttccgtacccgagggtagggaacgcgaacatctggcaagagctgccgaacagctgcgtgcacgagtaaccttcgctgatgtcgccgaggcggggacggaccggcaccaccccggaaagcttgccgccgcactggatcaggtgatccggcaacctcggccggaattggcagggcttcgagtcgaaggacggcatatgggccaacgtgtgcggtccgggttgggtggaaaggagcgcgtctcgtg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gatcaccgacccggccgaactgcgcgaactactgggggaacccaatccgcgcgccgtgtccaaggagcgcgtcgcgctgcacgagcgggacaagcagtggatcgccaactccccgttcagcgtgctgtccaccagtgacgccgagggcaattgcgacgcctcgccgaagggtgacccggccggtttcgtgcgggtgctcgacgaccacaccatcgtgatccccgagcgcccgggcaaccgccgcgccgacggttatctgaacatcctgtccaatccgcatgtgggcgtgctgttcctgatccccacccgcggtgagacgctgcgcgtgaacggccgcgcccggctgatccgtgacgcaccgtacttcgacgacatggtggtcaagggtcatcgcccgatcctggccatcgagatcgcgatcgagcagatcttcttccactgcgccaaggccatgctgcgcagcgacctgtggaaaccggagaaatgggccgaggtcgacatgccctcgcacgcccggatggtcaaggagctgcagccgaacacgaccgaaacggtggagcagctggaggactactacgccaaccactacgaggcattgctctacaa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gatcaccgacccggccgaactgcgcgaactactgggggaacccaatccgcgcgccgtgtccaaggagcgcgtcgcgctgcacgagcgggacaagcagtggatcgccaactccccgttcatcgtgctgtccaccagtgacgccgagggcaattgcgacgcctcgccgaagggtgacccggccggtttcgtgcgggtgctcgacgaccacaccatcgtgatccccgagcgcccgggcaaccgccgcgccgacggttatctgaacatcctgtccaatccgcatgtgggcgtgctgttcctgatccccacccgcggtgagacgctgcgcgtgaacggccgcgcccggctgatccgtgacgcaccgtacttcgacgacatggtggtcaagggtcatcgcccgatcctggccatcgagatcgcgatcgagcagatcttcttccactgcgccaaggccatgctgcgcagcgacctgtggaaaccggagaaatgggccgaggtcgacatgccctcgcacgcccggatggtcaaggagctgcagccgaacacgaccgaaacggtggagcagctggaggactactacgccaaccactacgaggcattgctctacaaga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tcgcgaggaactgagctgggagctattcggcgaggccagccgcgagctggcgcacaccatcgccgatgacggcttcgaacccgacctcatcctgtcgatcgcccgcggtggcctgttcgtcgccggatccctcggctacgccctcgacgtcaagaacctgcacgtcatgaacgtccagtttgcgacgg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gcgcacctggcgagaagttctcggcatcctcaccgatggcaacgatctgtcctcggacgaggccgcgtgggcgatgaacgagatcttcaccgacaacgccacgtccgcgcagatcgcggccttcggcgtggccctgaagatgaagggcccgaccccgaccgagctgaaaggcctggccagcggcatgctctcgcacgcgcgccgggtccgccacgagggcggggcggtcgatatcgtcggcaccggcggtgaccgttcgggcagcgtgaacatctccaccatgtcctcgatcgtggtggccgccagcggaattccggtgatcaagcacggcaaccgggcggcgtcgtccaagagcggcggcgcggacgtgctcgaggcgctgggcgtgaagatcgcgctgggcccggaatcggtggccgaatgcgtgcgtcagaccggtatcggcttctgcttcgcgccggtgttccatccctcgctgcgcttcgccagcaaggcgcgcggcgagatcggcattccgacggtcttcaatatcctgggcccgctgaccaatccggcccagcccggcgcgggcctgatcggctgcgccttcccggatctggtgccggtgatcgcgggcgtgttcgccgagcgcggggcctcggcgctggtggtgcgcggcaatgacggcctggacgagatcaccaccgccgacaccaccgacgcgtgggtggtcgcgggcggatttcggcacgaaaccaccatcgacccaacgcaattgggcattgagcgggtggatccctcggcgctgcgcggcggcgacgcggagatgaacgcggtcatcgcccgcaatatgctcgcgggcgatcccggcccggtgcgcgatgccgtgctgctgaattcggcggccgcgctggtggcctacgacctgcgtccggaggaggtcgaactcgacctgcatcccaagctggccgtggccctgaagcgggtggccgagaccgtcgattccggtgccgccgcgaacctgctggatcgctgggtcaccgtctccaacgagctcggcgcgg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gatcgatcaccaccctgtcggcggccgggctgctgttcgacatggacggcaccctcgtcgattcggccgtcgcgatcgacgccgtctgggcgagtttcgcgcggcggcacgggatttcacccggtctggtgcgcaccgtcctacccggccggaccgcccgcgacatcatcacgacggtgctgccggacctcggcgacgtgggggccgaactggcctggatcaccgcgcgcgaggaggccgtggccgaggagatccgcgagatcagcggtgcacgaatgcttttgggcgtgctgcccgcccaccgctgggcggtggtcacctccgcctcgcgggccatggcgcggcgtcggctcgcgctggccgggctgccgctgccgcaggtgctggtcggcgccgaggacgtccgggtcggcaaacccgatccggaggggtttcgcaaggccgcgggtctgctcggtctcgatatcgagaactgcctggtgttcgaggattccgtgcccgggctggaggcggcggcgcgttcgggcgccattccggtagcggtcggcgaggccgcggcggtcgtccggattccggatctgtcgggtgtggtggtccggcgcgacggtgaccggctcaccgtggagttgca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tacaacatttcggccggtcgcgctgtgcgcgcggccaggccgacgcgccctgagccgcgctcggatcgtgaacgctggcaagccgattacgcacatcggctattcatcagcgatctattcgttttgatcctatccgtcggtttcgcccagtggatccgtttcggcggatccggggcgcaggcgccgctggcctcgcggctgccgatggaagtccgctacaccgtggtatcggtggtgctggtactggtctggtcggccacgctcacgctcggcggcacccggtcaccgcgcgtaatcggcggtggcgcagaggaataccggcggctggtggccgcgtcgctgaagttgttcggcgggatagccatcgtgtcgctgttgctcaaggtggatttcgcgcgcggctacctggccatcgccctgccactgggcatggccgggctcatggccgagcggcggctgtggcggagatgggtgaccgggcggcgggcgcgcggcgattaccgcaccgccatgctggtggtcggcagtccggaggcggcgcgcgccatggtggccgcgttctcccgtgaccgcgccgccggataccaggtgatcggggtgtgcacccacgacgacgacgtcctcgcggagcgcgccctggaggccggcggccgcgaaatcccggttgtcgcaaacgatcacgaagtcatcgacgcggtccggcgcaccggcgccgacaccgtcgcggtgaccgccaccgacaacctcggccccgccgccttccgccgcatggcatgggagctcgacgaactcggcgccgagctgatcgtgacaccgggactggtcgacatcgccggcacccggctcacccaccgggtggtcgccgacatgccgatgctgctcgtcgagaagccgcaatacgaccgcgcgaagtcgattcgcaagggcgtcttcgacttctgcttcgccgccgccgcactgctggccatcgccccgaccctggccgtcatcgccgccgcggtgaaactgagcagccgcggcccgatcttctacctgtccgaacgcatcggccgcgacggccaaccgttccgaatgatcaagttccgcagcatgtatgccgatgccgagtcccacctcaacgccctgatcgagagcaacggcggcgaccccgccttcttccggaaccgcgacgacccacgcgtcaccccggtgggccgaatcctgcgcaagtactccctcgacgaactaccgcagttcgtcaacgtcctgcgcggcgagatgagcatcgtcggcccgcgcccccaggtgcagcgcgaggtggactgctacgacggcgtcacgcgccgccgcctgctggtcaaacccggcgtcgtcggcgtctggcatgcgcgccgccgcaccgacctgacccccgaagacgccatgcgcctggacctctcctacgtcgagaactggtccatggtgctggatctcctcctgatcgccaaaaccatcggcgcactgaccaggggcgacaccggg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taccgcctgctctcgcggctcgaacgcataggctgtgcggatgtgactcgagaacaagcggacacggcgcccggcaccggcctgcggatcgccgtactggtcggtggagtcggcggcgcgcggtttctgatgggcgtgcgcgagctgctgcccggcgccgacctcacggccattgtcaatgtcggcgacgacgtctggatgcacgggctgcgcatctgccctgacctggacacctgcatgtacaccctgggtggcggcatcgatcccgaacgcggctgggggcacgcgaacgagacctggaacgccaaggaggagctggcgaaatacaacgctcagcccgattggttcggactgggcgaccgggatatcgccacgcatctcatccgcaccgaaatgctgcgccagggatacccgctctcggtggtcaccgaggcgctctgcaatcggtggcaaccgggtctgaaactgctcccggcaaccgacgatcggtgtgaaacacatgtcgttatcggcgacccggagaaccctggcgaacgccgcgcgatccatttccaagagtggtgggttcgataccgggcgaacgtcgagacccatggattcgtgactattggggcagatgctgcgaaaccggcgcccgatgtgacggaaatcatagagtcggccgacgtgatcctgctcgctccgtcgaacccggtggtgagtgtcggagccatcctctcggttccgggcattcgcggcgcactgcgcacaacggacgccaaggtgatcgggctgtcgccggtgattggcggaaagccgttgcgcggcatggccgatgagtgcctgtcggtgatcggagtggagaccaccgcggaggccgtgggcaactactacggggcgcgctcgggcaccggaattctggacggttggcttatccatacgggtgacaccgcggacgttcccggggtcgaggtgcgggccattccactgctcatgaccgacccggccaccaccgccgagatggttcgcgaggctctcgatatcgcgggagtcaaa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ttgacccggagagacttcgcccgcaccggcgtggccgccgccctcggcctggccgccaccgccctgaccggccccgcggcccgggcggttccgcacccgcgcaccgtcgccgcgccgccccaggcgtggatgtcggcgctgcccgacgccacctcgatgctgcggctcaccattccgggcacccatgactcctgctgcaccgatccggccaacggcaccgaatgggcgcacacccagaactggtcgctgcccgatcaattcgcgcacggcatccgcttcctggatatccgctgcaacggtctgcaggaccacaccgccgattccttcggcatctatcacagcgccttctatcagggcatcaccttcgatggcgtgctcgaccagtgccggaccttcctgtcgcgcaatcccggcgaggtcatcatcatgcgggtgaagaaggaggacgg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ttgacccggagagacttcgcccgcaccggcgtggccgccgccctcggcctggccgccaccgccctgaccggccccgcggcccgggcggttccgcacccgcgcaccgtcgccgcgccgccccaggcgtggatgtcggcgctgcccgacgccacctcgatgctgcggctcaccattccgggcacccatgactcctgctgcaccgatccggccaacggcaccgaatgggcgcacacccagaactggtcgctgcccgatcaattcgcgcacggcatccgcttcctggatatccgctgcaacggtctgcaggaccacaccgccgattccttcggcatctatcacagcgccttctatcagggcatcaccttcgatggcgtgctcgaccagtgccggaccttcctgtcgcgcaatcccggcgaggtcatcatcatgcgggtgaagaaggaggacggcaccaagaacgacgtcggcacgaacttcgagcgcatcttcaacgggtatctcgacaccaagggctatcgcccactgttcttcctggagaaccggattcccacgctcggcgaggcgcgcgggcggatcatcctcatcgcccagttcgccaattcgctgggctgcctgcaatggccgggcggcgacaacggggtcttcaccactgaccgcttctacctccaggaccgctacaaggaccacggcctggccggattggattccggctcctccaatttcgggtcctccggcggtgacaagttcggctatgtccgcgactgcttcgacaaggcggccaccgatccctcgaacaccctgcagtacatcaatttcaccagcttcgccgatgacgcgtggcccaaggacaatgccgccgccatcatgccgaaggtcgacgcgtatctgaccgcgcatcgcgggcagcccgcccacttcggcatcgtgccgatggatttcccggattcgtatccgcaggtcctgagcctgctgctggagcgcaactc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cagatccttttcgcggcgatgatcgccctggtggtgtcgatcgcattgacaccgttgctggttcggttgttcacccgcaggaacctcggccaggagatccgcgtcgagggaccccgaagtcaccaatccaagcgcggcaccccgaccatgggcgggatcgccatcctgatcggcatgtgggccggatatctcggatcccacctgatcggcctgcgttacgacgcccccggcgtgtccgcctccgggctgttggtcctcggactggcaacggccatgggcgtggtcggattcctcgacgacttcatcaaactgcgcaaacgacgcaacctaggactaaccgcgaccggcaaatacatcggccaactcggtgccgccatcgttttcggcgttctcgtcctccagttccccggcaacaccggactgacaccggccagccggcacgtgtccatcgtgcgagatctctcctggccctcgctcctcccggtgctgttcctgctctgggtcgtcttcctggtggcggcctggtccaacgcggtgaacatcaccgacgggctcgatggactggccgccggttccatgggcctgacgttgggcgcctatgtgctgatcacgttctggcagtacacgaatgcgtgctcgacccgccccggcgcggggtgctacagcgtgcgcgatccgctggatctggcgctggtgtgcgccacggccggtgccgcctgcgtcggattcctgtggtggaacgccgcaccggcgaagatcttcatgggcgacaccggatccttgacactgggcggactactggccggactctcgatcaccactcgcaccgaactgctgatggccctcgtcggcgcgttgtacgtcgccgaaatcctctcggtcctcctgcagatcatcgtcttccgcaccacccgcaaacgcctcttcaagatcgccccgttccaccaccatttcgagctcggcaactggcccgaaatcaccgtgaccatccgtttctggctactggccgccatctccgcagccgccgggctcatgctgttctacggcgaacacctcgctgccacca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tctcacgatcgcgatgacatccgccatcggtcggccgccacccgggtcgcctcgttacccgcagttgcgctgcaatgcgacgacgaggtccacgtacgaaccgaggacgcccagttggccgggcggctggtcgtaccggaggatccggtcggactggtggtgttcgcgcacggcagcggcagcagccgccacagcccccgcaaccgctacgtcgccgaggtgctgcagcgcgccgggctgggcacactcctgttcgatctgctcaccccggaggaagaaccgaaccgccgcaacgtcttcgacatcgatctgctgtcgcggcggctcgcagacgtcaccgtgtggctcgccgggcagccccgggcggagggtctgagcatcgggtacttcggggccagcaccggagcggcggccgctctgcgtgccgccaccgatccgcgggtcgagatcgccgcggtggtctcgcgtggcgggcgaccggaccttgcccggcaggcgctgtcgctggtgcgcgcgcccacgttgctgatcgtcggcggacacgatcacgtggtgctcgagttgaatcgcctcgcggcacagctgatgtcgtgcgaggtggtgctctccgtggtgccgggcgcgacccacctgttcgaggagccgggcacgctgacgatggcggccgaactcgcccgagactggttcaccgcccggttgcgtcccgagaccacctcccaccgatccggtccgcgaccgccgttcgccggaggggatgtggatgtcatcggctc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gtctcacgatcgcgatgacatccgccatcggtcggccgccacccgggtcgcctcgttacccgcagttgcgctgcaatgcgacgacgaggtccacgtacgaaccgaggacgcccagttggccgggcggctggtcgtaccggaggatccggtcggactggtggtgttcgcgcacggcagcggcagcagccgccacagcccccgcaaccgctacgtcgccgaggtgctgcagcgcgccgggctgggcacactcctgttcgatctgctcaccccggaggaagaaccgaaccgccgcaacgtcttcgacatcgatctgctgtcgcggcggctcgcagacgtcaccgtgtggctcgccgggcagccccgggcggagggtctgagcatcgggtacttcggggccagcacgggagcggcggccgctctgcgtgccgccaccgatccgcgggtcgagatcgccgcggtggtctcgcgtggcgggcgaccggaccttgcccggcaggcgctgtcgctggtgcgcgcgcccacgttgctgatcgtcggcggacacgatcacgtggtgctcgagttgaatcgcctcgcggcacagctgatgtcgtgcgaggtggtgctctccgtggtgccgggcgcgacccacctgttcgaggagccgggcacgctgacgatggcggccgaactcgcccgagactggttcaccgcccggttgcgtcccgagaccacctcccaccgatccggtccgcgaccgccgttcgccggaggggatgtggatgtcatcggctct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aagccctccgtcgagacctactccggcacagacgaactcgtggccgccgcggccgcccgcttcgtcaccgaggtggtggaggcgcagcggctgcgcgggtcggcgtcggtggtgctcaccggcggcggcaccggcatcgccctgctggaactggtgcgccaggcccccggcgacatcgactgggccaacctcgacgtgttctggggcgacgagcgtttcgtgcccaccggcgatgcggaccgcaacgaactccaggcccgccaggccctgctcgaccacctcccactcgacccggcccgcgtgcaccccaccgaatcctccagcggcgactacccggacccgttggaggcagcgggcgagtacgcggccaccgtgcacgcctacctggccgagcacggcgcattcgacctgcacctgctcggcatgggcggtgagggccacatcaattcgctgttcccgcacaccgacgccacccgcgaggaacacgacctcgtggtcgccgaaaaccactcccccaaacccccggcggtccggatcaccctaaccctgcccgccatccgcaagtcccgccacgtggtgctcatcgtctccggcgaggccaaggccgccgccgtggccgccgccctcaatggtgcgtcgcccctcgacattccggccgcgggcgcgatcggcagcgagtccaccacctggctgctcgacgaggccgcagccaccgatctgccgca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aagccctccgtcgagacctactccggcacagacgaactcgtggccgccgcggccgcccgcttcgtcaccgaggtggtggaggcgcagcggctgcgcgggtcggcgtcggtggtgctcaccggcggcggcaccggcatcgccctgctggaactggtgcgccaggcccccggcgacatcgactgggccaacctcgacgtgttctggggcgacgagcgtttcgtgcccaccggcgatgcggaccgcaacgaactccaggcccgccaggccctgctcgaccacctcccactcgacccggcccgcgtgcaccccaccgaatcctccagcggcgactacccggacccgttggaggcagcgggcgagtacgcggccaccgtgcacgcctacctggccgagcacggcgcattcgacctgcacctgctcggcatgggcggtgagggccacatcaattcgctgttcccgcacaccgacgccacccgcgaggaacacgacctcgtggtcgccgaaacccactcccccaaacccccggcggtccggatcaccctaaccctgcccgccatccgcaagtcccgccacgtggtgctcatcgtctccggcgaggccaaggccgccgccgtggccgccgccctcaatggtgcgtcgcccctcgacattccggccgcgggcgcgatcggcagcgagtccaccacctggctgctcgacgaggccgcagccaccgatctgccgca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cacgcactgtcagacctggcgaacagtgagctacgtgagcgggcggaaaacctgctgcgtcggctgggtgtcgaaccgcccgcgccgggtgaactcgcggcgcgcaccccgatcaccggcggtgagctgatcagcctgcgcccgagcgattccgccgaggtggagtccgccatcgcgcgcgcccacgcggcgttccggggctggcggacggtgcccgcgccgcagcgggcgggagtggtgcggcgactcgcggccctgctcaccgagcatcaggacgaactgggcgaactcgtcaccctcgaggcgggcaagatcgggccggaggcgcgcggcgaggtccaggagatgatcgatgtctgcgagttcgccatcgggctctcgcggcagctgtacgggaagaccatgccctcggagcggcccgggcatcggctcatggagacctggcatccgctcggggtggtcggggtgatctcggcgttcaacttcccggtcgcggtgtgggcgtggaataccgccattgcgctggtgtgcggggacacggtggtgtggaagccgtcggaggcgacgccgttgaccgcgctggcctgtcacgcgctgctgcggcgggcggcgctggaggtgggcgcggatcccgaagtgcaccagttgattcagggcgcggcgacggtcggcgagcagctggtcgacgatccgcgggtggccctggtgagcgccaccgggtcggtccggatgggtcagctggtcgcgccgcgggtggcggcccggttcgggcgttgcctgctggagctgggcgggaacaacgcggccatcgtgacgccgtcggcggatctggagttggccacgcggggaatcgttttcgcggcggcgggcacggccggacagcggtgcacgacgctgcggcggctgatcgcccacgtggatgtcgcagggccgctgctggatcggatttcggccgcgtatcgccaactgcgagtgggtaacccgctcgaggaaggcgttctcgtcggcccgctcgtcaatgaacgggcctacgagggcatgcggacggcgctggacaaggcgctggccgacggtggcgaattggtctgcggtggtgagcgagtcgaggggccgggcgagaacgccttctatgtccggcccgccattgtgcgcatgcccgcgcagaccgcggtggtacgggaggagaccttcgcgccgatcctctacgtgctgacctaccacgatctggatgcggccatcgagctgcacaacgctgtgccgcaggggctttcgtcgtcgatcttcacccagaaccagcgcgaggccgagcggttcctggccgccgacgggtcggactgcggcatcgccaatgtcaatatcggcacctcgggggccgagatcggcggggcattcggcggcgagaagcagacgggtggcggccgggaatccgggtcggattcctggaaggcgtatatgcgccgggcaaccaataccgtcaactactccaccgaactgccgctggcgcagggcattcggttc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cagtacacgcctttctacgccgacgtccagtcgcactatgacctgtcggacgagttcttcgcgctgttcctcgatcccacccgcacctacagctgcgcctacttcgagcaggacgacttcacgctcgaacaggctcagctggccaagatcgatctgaccctgggcaagctggatctacgcccgggcatgacgctgctcgacgtcggctgtggatggggctcgacgatcctgcgggccgccgaacggtacggcgtgaacgtcatcggcctgaccttgagccgcaaccagtacgagcacgtcggcgcgctgctcgaccagcggctgggggcgggccggggcgaggttcggttgcagggttgggaggagttcgacgggcgggtcgaccgtatcgtcagcatcggcgcgttcgagcacttccgcaaggagcgttacccggaattcttcgacctcgcctattcgtcgctgcccgaagacgggcgaatgctgttgcacaccatcgtgatgtacacccaggggcagctgcacgaccaggggatcacctacacccgcgatgatgtcgagttcctcaaattcattcgcaaggacatcttccccggcgggtgcctgccctacccgtacagcccggcgttcaagggcgtcaaggaatacgccgaagcgggcggcttcaccgtggggcagatccagccactgcaattgcactacgcgcggaccctggaccactgggcgcaggccctgcaggagcgccgggacgatgcggtcgcactgtgcggtgagcagacctacgcgacctacatgcgttacctcaccggctgcgccgaccgtttccgctcgggcttgatcgacgtcatgcagttcacctgtacga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actcgcaccgccgtcgtcgcgtccaagaccgggctgcacgcccgtcccgccgccctgttcgccaaggccgccggggaagccggtgtccccgtgcggatctcggtggacggcaaggatcccgtggccgccaacagcctgctgcaggtgatgaccctgggcgccaagcagggtgacacggtcaccctgcacgccgaggacgggtccgaggcggccctggacaagctggtcgggatgctggagaccgatcttga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actttctccgcgaccaccatcctggtcctcaccctcatcgcggccctgctcatcaccgccgcagtctgggcctacaccacggcgaaccgcctggaccgcctgcacgtccgcaccgatcaggcccgccacgccctggacgctgccctggcccgccgcgcggtggtggcccgctcgatcgcgacgaccctggccggtctctacgacccggccctggtcgagcaggcccgccgcctcacggcactggccgaccgcgccgaacgctccaactggcgcgaccgcgaaaccgtcgaaaaccagctcgccgcggccctttccgccgtcgatatcgccctgctgcccccacagctggtggccgagctcgccgacgccgaggcccgcgtcctcatcgctcgccgcttccacaacgacgccgtccgcgacaccctcgccctgcgcacccgccgcctggtccgctgggtccatctcgcgggtaccgcccccctgcccacctacttcgaaatcgccgaacgcgtaaccgccgcggcctcaacgggtctcgacgtcgacaccgtccgcacctcggcccgcgtggtcctcgtcgacgaacaggaccgagtcctcctcctccagggcgtagaccccaaggtccccgacgtccccttctggttcaccatcggtggcggcgtcaaccccggtgaaaccctgcgcgaagccgcaatccgcgaactctacgaagaaaccggctaccccgccgactcctcctccctccgcggccccctctggcgccgagtcgccgtcttccccttcaacggcgaactcatccgctccgaagaactcttcttcgccctacgcgccaagaacttcgaagtaaaccccgccaacctcgactacgtagaacgccgctccatcaaagccaacaaatggtgcacccccaccgacatagcccacctcgaccactccggcgaaaccgtctacccctaccacctcgacaacctcctccccgaagctatcgccgccgccgactccgacaccgaccccgaagtccgctccat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ccgacggactgaccagtaccgctctgctcaccgaccagtacgagctcaccatgctcgcggcggcgctggccgacggttcggcccagcggcagtgcaccttcgaggtattcgcccgcagattgccgcacggtcgcaggtacggtgtggtcgccgggaccgggcgattgctcacggcgctgagcgcattccgtttcggcgaaccggaactggcgatcgccgcgaagttcctggacgcgcgcaccctggaatggttgcgcgactatcgattcggcggcgagatcgacggctaccgcgagggtgagctgtatttccccggctcccccatcctcaccgtgcgcggcaccttcgccgaatgcgtgctgctggaaaccctgatcctgtcgatctacaaccacgacagcgccatcgccgccgcggccgcgcgcatggtgagcgccgccggcggccgccgcatgatcgaaatgggctcgcgccgaacgcgcgaactggccgccccggccagcgcccgcgccgcctacctggccggattcgacgccacctccaatctggaggccgcccgcagcttcggcgtgcccagcgcgggcaccagcgcgcacgccttcaccctgctgcactccggcgcggacggcgcgcacgaggcggccgccttccgcagccagatcgaggcgctgggcatcggcaccacgctgctggtggacaccttcgacatcacccgcggcgtggccaccgccatcgaggtggccgggcccgaattgggcggcgtgcgcatcgattccggtgatctgggcgtgctggcccggcaggtgcgcgagcagctggacgccctgggcgcgatccgcacccacatcgtggtctccggcgacctggacgaatacgccatcgccgcgctgcgcgccgagccggtggacgtctacggcgtcggcacctcactggtcgtcggctccggcgcgccgaccgcgggcatggtctacaagctggtcgaggtggagggcgttccggtggccaagcgcagctcccacaaggagtctcgcggcggcaccaagcgcgcgatccggctggtccgccgcaccggcacgatggtcgaggaaatcgtctaccccgcttccgcgccgcgtccggagcccgacggcctcgagatccgggatctgcaggtgccgctggtgcgcaagggtgcggtggtggccgatcagccgacgctggcgcagagccgggagatggtggccaaggggctggtcagcctgccttgggagggtctgaaactgtcggtgggagagccggcgattccgacgacattcgtga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gccgacggactgaccagtaccgctctgctcaccgaccagtacgagctcaccatgctcgcggcggcgctggccgacggttcggcccagcggcagtgcaccttcgaggtattcgcccgcagattgccgcacggtcgcaggtacggtgtggtcgccgggaccgggcgattgctcacggcgctgagcgcattccgtttcggcgcaccggaactggcgatcgccgcgaagttcctggacgcgcgcaccctggaatggttgcgcgactatcgattcggcggcgagatcgacggctaccgcgagggtgagctgtatttccccggctcccccatcctcaccgtgcgcggcaccttcgccgaatgcgtgctgctggaaaccctgatcctgtcgatctacaaccacgacagcgccatcgccgccgcggccgcgcgcatggtgagcgccgccggcggccgccgcatgatcgaaatgggctcgcgccgaacgcgcgaactggccgccccggccagcgcccgcgccgcctacctggccggattcgacgccacctccaatctggaggccgcccgcagcttcggcgtgcccagcgcgggcaccagcgcgcacgccttcaccctgctgcactccggcgcggacggcgcgcacgaggcggccgccttccgcagccagatcgaggcgctgggcatcggcaccacgctgctggtggacaccttcgacatcacccgcggcgtggccaccgccatcgaggtggccgggcccgaattgggcggcgtgcgcatcgattccggtgatctgggcgtgctggcccggcaggtgcgcgagcagctggacgccctgggcgcgatccgcacccacatcgtggtctccggcgacctggacgaatacgccatcgccgcgctgcgcgccgagccggtggacgtctacggcgtcggcacctcactggtcgtcggctccggcgcgccgaccgcgggcatggtctacaagctggtcgaggtggagggcgttccggtggccaagcgcagctcccacaaggagtctcgcggcggcaccaagcgcgcgatccggctggtccgccgcaccggcacgatggtcgaggaaagcgtctaccccgcttccgcgccgcgtccggagcccgacggcctcgagatccgggatctgcaggtgccgctggtgcgcaagggtgcggtggtggccgatcagccgacgctggcgcagagccgggagctggtggccaaggggctggtcagcctgccttgggagggtctgaaactgtcggtgggagagccggcgattccgacgacattcgtgagctcatccgccggcgccgcccggcga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gccgacggactgaccagtaccgctctgctcaccgaccagtacgagctcaccatgctcgcggcggcgctggccgacggttcggcccagcggcagtgcaccttcgaggtattcgcccgcagattgccgcacggtcgcaggtacggtgtggtcgccgggaccgggcgattgctcacggcgctgagcgcattccgtttcggcgcaccggaactggcgatcgccgcgaagttcctggacgcgcgcaccctggaatggttgcgcgactatcgattcggcggcgagatcgacggctaccgcgagggtgagctgtatttccccggctcccccatcctcaccgtgcgcggcaccttcgccgaatgcgtgctgctggaaaccctgatcctgtcgatctacaaccacgacagcgccatcgccgccgcggccgcgcgcatggtgagcgccgccggcggccgccgcatgatcgaaatgggctcgcgccgaacgcgcgaactggccgccccggccagcgcccgcgccgcctacctggccggattcgacgccacctccaatctggaggccgcccgcagcttcggcgtgcccagcgcgggcaccagcgcgcacgccttcaccctgctgcactccggcgcggacggcgcgcacgaggcggccgccttccgcagccagatcgaggcgctgggcatcggcaccacgctgctggtggacaccttcgacatcacccgcggcgtggccaccgccatcgaggtggccgggcccgaattgggcggcgtgcgcatcgattccggtgatctgggcgtgctggcccggcaggtgcgcgagcagctggacgccctgggcgcgatccgcacccacatcgtggtctccggcgacctggacgaatacgccatcgccgcgctgcgcgccgagccggtggacgtctacggcgtcggcacctcactggtcgtcggctccggcgcgccgaccgcgggcatggtctacaagctggtcgaggtggagggcgttccggtggccaagcgcagctcccacaaggagtctcgcggcggcaccaagcgcgcgatccggctggtccgccgcaccggcacgatggtcgaggaaagcgtctaccccgcttccgcgccgcgtccggagcccgacggcctcgagatccgggatctgcaggtgccgctggtgcgcaagggtgcggtggtggccgatcagccgacgctggcgcagagccgggagctggtggccaaggggctggtcagcctgccttgggagggtctgaaactgtcggtgggagagccggcgattccgacgacattcgt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gtctggtggtggtgtcgcacagccgggcgctcgccgaggcggcggtggccctggccgccgggctgctgcccgaccagggcgtggccgtccggatcgcggcggggctgcacgacactgcggcagggccggacgacactgcggcggggccggacgacactgcggcggggccggacgacagtgaactgggcaccgatgccgtcgcggtcgccgatgccattgcggccgccgactccggttccggggtcctggtgctgatggatctgggcagcgcggtgctgtccgcggagaccgcgctcgatctgctcgaatcgcctgtcgaagtgaagctttccgccgcaccgctggtggagggcctgctctcggcgctggccgcggcgggcggcggggccgatctggcgaccgtcgcacgcgaggccgagggtgcgctggccgccaaacgcgcccagctcggcgaaacgccggacgcacagatcgaaaatcatccacagccatccacaggggcggcggccggggatgattcggtgctcaccgagaccttcgaaatgaccggtgagcacggcctgcatgcccggcccgccgccgaattggtcgccgcactgcgcgatttcgacgccgacgtacagctgcgcaatgccaccaccggtgcgggaccggtacccggcgacagcctgacccgggtactcaccctcggtgtcctgcccggtcaactgctcgaggtgcgcgcgagcggtcccgacgcgaaacaggcgatcgcaaaggtccgcggcctcaacgagaatcgtgatcattaccct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tgacgctgaccgccaatcccagcatcgaccacaccgtgacgctgtcggaaccgctgcgccggggtgacctgcagcgggcccgcgccgccacctcgtatccgggtggcaagggcgtcaatgtctctcgcgtggtggctggttcgggagcggggaccgtcgccgtgctgcccggcagcccgggcgacccgctgctgcgcgcgctcaccgagaccggcctggactaccgggcggtcgcgtgcggtggccccgcgcgcaccaatctcacgctcaccgaggtcgacggcaccaccaccaagatcaacgagccgggcccgccgctgtcggcggtcgagcgaaacgcgttggcggacttgctggtcgagctctcggacgaagcctcctggatggtgctgtccggctcgctgccgcccgcggtgccggtcgactggtacgtggagctgctgcggcggctgcgcggcacccgcgtcgccgtcgacacctccgacggtccgctgctggcgttggccgagcatttcgattccgtcgcaccgcatttgatcaagcccaatgccgaggaactcgcccagctcaccggcggcgaccccgacgaactgcacgatccgaacgcggcggcccgggcggcgggagcgctggtggcgcgcggcgtcgaaaccgtgctcgctacgctcggcgcggccggggccgtactggtcaccgccgacggggcctggcacgccaccgcaccggccatcacggcgcgcagcacggtgggggccggtgatgccgcactcgccgggtacctgctcgccgatctggaacaggccgcgccaccggatcgtctgcgccgcgccgtcgcctacggcagcgccgccgccgctctcccggggaccggactgcccggcccgcaccacaccgacccgagcgccgtgcaggtcacggccctggatttccagccccac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tatccggatcggggggccgccgggcgcgcgctgggtgcggttctcgagcacctgcgggcggcggatccgttggtgctggggctgccccggggcggggttccggtggccgtggcggtgcgcgaggtcatcggcggggacctggacatcctgctggtccgcaagctcggcgtgccctggcagccggagctggccatgggcgccatcggcgaggacggcgtgcgggtgctcaactacgacgtcatgcggcacaccggggtgacggccgaccagctagcggagatcgagcacctggaacgggccgaactcgagcgccggcggcgggtgctgcgggtgcggccgccgatcccgctgaaggaccggaccgtggtgatcgtggacgacggcatggccaccggcgcgaccgtggccgccgggtgcgagatcgccgccctgcacgagccgcgccggacggtggtcgcggtgccggtgtcctcggtcgaggcgctgcggcggattcgagccctcgccgacgaggtggtgtgcccgctggtgccgcgctcactcggcggagtcggtggcgcgtaccgggatttccatcagctcaccgacgcggaagtggtggagttgctgcggcccaccacctcccgcgatgccgacgaaaccgattcccgcgatccggat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tatgccaaacccggcagcgacggcagcatcgtgagcttcaaccgccgctatgacaacttcatcggtggtgagtggaaagcgccgatcgagggcagatacttcgacaatccctcgccgatcgacggcgaaaccttctgtgaggtagcgcgttcgggtgccgcggatatcgatctcgccctcgagtccgcacaccgggccgcgaacgcatggggtgccacgtcggtgaccgatcgtgccaatatcctcaacaagatcgccgaccggatcgaggcgaatctggaacgcctggccgtcgccgagacctgggagaacggcaaaccggtccgcgaaaccctcgccgccgacctacccttggcggtcgatcacttccgctacttcgccggtgtggtgcgcgcgcaggagggcttcatctccgagatcgacgccgacaccgtggcataccacttccacgagccgctgggcgtggtcggccagatcattccatggaacttcccgatcctcatggccgcctggaagctggcccccgcgctggccgcgggcaactgcgtggtcatcaagcccgccgagcagaccccggcctcgctgctgctggtcatcgagctcatcgccgatctgctgccgcccggagtcgtgaacgtggtcaacggtttcggcgtggaggcgggcaagccgctggcatcgagtccgcgggtggccaaggtcgccttcaccggcgagaccaccaccggccgcctgatcatgcagtacgccagcgagaacatcatcccggtcgccctggaactgggcggcaagagccccaatatcttcttccccgacgtgctggccgccgatgacgacttcctggacaaggccgtcgagggcttcgtgatgttcgcgctcaatcagggcgaggtctgcacctgtccctcgcgggcgctgatccattcgtccatctacgacgaattcctcgcgcgctgcatcgagcgcaccaaggcgatcaagggtggcaatccgctcgacgattcgaccatgatcggcgcgcaggccagtaacgaccagtacgaaaagatcctgtcctacatcgatatcggccgcaaagagggcgcgcaggtgctcaccggcggtgagatgcgcaaggtcgagggatatcccaatgggtactacatcgagccgaccatcttcgcgggccgcaatgacatgcggatcttccaggaggagatcttcggcccggtggtggcggtgacccgcttcgacaatgaggtcgaggcggtcaccatcgccaatgaaaccctctacggtctgggcgcgggcgtctggagccgcgacgggaacaccgcctaccggatgggccgggccatccaggccggccgggtgtggaccaactgcttccacgcctatccggcccacgcggcgttcggtggctacaagaagtccggaatcggccgtgagaaccaccgcatgatgctggaccactaccagcagacgaagaatctgctcgtctcctattcggcgaagaagctgggattct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tatgccaaacccggcagcgacggcagcatcgtgagcttcaaccgccgctatgacaacttcatcggtggtgagtggaaagcgccgatcgagggcagatacttcgacaatccctcgccgatcgacggcgaaaccttctgtgaggtagcgcgttcgggtgccgcggatatcgatctcgccctcgagtccgcacaccgggccgcgaacgcatggggtgccacgtcggtgaccgatcgtgccaatatcctcaacaagatcgccgaccggatcgaggcgaatctggaacgcctggccgtcgccgagacctgggagaacggcaaaccggtccgcgaaaccctcgccgccgacctacccttggcggtcgatcacttccgctacttcgccggtgtggtgcgcgcgcaggagggcttcatctccgagatcgacgccgacaccgtggcataccacttccacgagccgctgggcgtggtcggccagatcattccatggaacttcccgatcctcatggccgcctggaagctggcccccgcgctggccgcgggcaactgcgtggtcatcaagcccgccgagcagaccccggcctcgctgctgctggtcatcgagctcatcgccgatctgctgccgcccggagtcgtgaacgtggtcaacggtttcggcgtggaggcgggcaagccgctggcatcgagtccgcgggtggccaaggtcgccttcaccggcgagaccaccaccggccgcctgatcatgcagtacgccagcgagaacatcatcccggtcgccctggaactgggcggcaagagccccaatatcttcttccccgacgtgctggccgccgatgacgacttcctggacaaggccgtcgagggcttcgtgatgttcgcgctcaatcagggcgaggtctgcacctgtccctcgcgggcgctgatccattcgtccatctacgacgaattcctcgcgcgctgcatcgagcgcaccaaggcgatcaagggtggcaatccgctcgacgattcgaccatgatcggcgcgcaggccagtaacgaccagtacgaaaagatcctgtcctacatcgatatcggccgcaaagagggcgcgcaggtgctcaccggcggtgagatgcgcaaggtcgagggatatcccaatgggtactacatcgagccgaccatcttcgcgggccgcaatgacatgcggatcttccaggaggagatcttcggcccggtggtggcggtgacccgcttcgacaatgaggtcgaggcggtcaccatcgccaatgaaaccctctacggtctgggcgcgggcgtctggagccgcgacgggaacaccgcctaccggatgggccgggccatccaggccggccgggtgtggaccaactgcttccacgcctatccggcccacgcggcgttcggtggctacaagaagtccggaatcggccgtgagaaccgccgcatgatgctggaccactaccagcagacgaagaatctgctcgtctcctattcggcgaagaagctggga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tatgccaaacccggcagcgacggcagcatcgtgagcttcaaccgccgctatgacaacttcatcggtggtgagtggaaagcgccgatcgagggcagatacttcgacaatccctcgccgatcgacggcgaaaccttctgtgaggtagcgcgttcgggtgccgcggatatcgatctcgccctcgagtccgcacaccgggccgcgaacgcatggggtgccacgtcggtgaccgatcgtgccaatatcctcaacaagatcgccgaccggatcgaggcgaatctggaacgcctggccgtcgccgagacctgggagaacggcaaaccggtccgcgaaaccctcgccgccgacctacccttggcggtcgatcacttccgctacttcgccggtgtggtgcgcgcgcaggagggcttcatctccgagatcgacgccgacaccgtggcataccacttccacgagccgctgggcgtggtcggccagatcattccgtggaacttcccgatcctcatggccgcctggaagctggcccccgcgctggccgcgggcaactgcgtggtcatcaagcccgccgagcagaccccggcctcgctgctgctggtcatcgagctcatcgccgatctgctgccgcccggagtcgtgaacgtggtcaacggtttcggcgtggaggcgggcaagccgctggcatcgagtccgcgggtggccaaggtcgccttcaccggcgagaccaccaccggccgcctgatcatgcagtacgccagcgagaacatcatcccggtcgccctggaactgggcggcaagagccccaatatcttcttccccgacgtgctggccgccgatgacgacttcctggacaaggccgtcgagggcttcgtgatgttcgcgctcaatcagggcgaggtctgcacctgtccctcgcgggcgctgatccattcgtccatctacgacgaattcctcgcgcgctgcatcgagcgcaccaaggcgatcaagggtggcaatccgctcgacgattcgaccatgatcggcgcgcaggccagtaacgaccagtacgaaaagatcctgtcctacatcgatatcggccgcaaagagggcgcgcaggtgctcaccggcggtgagatgcgcaaggtcgagggatatcccaatgggtactacatcgagccgaccatcttcgcgggccgcaatgacatgcggatcttccaggaggagatcttcggcccggtggtggcggtgacccgcttcgacaatgaggtcgaggcggtcaccatcgccaatgaaaccctctacggtctgggcgcgggcgtctggagccgcgacgggaacaccgcctaccggatgggccgggccatccaggccggccgggtgtggaccaactgcttccacgcctatccggcccacgcggcgttcggtggctacaagaagtccggaatcggccgtgagaaccgccgcatgatgctggaccactaccagcagacgaagaatctgctcgtctcctattcggcgaagaagctgggattct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aggtcaccgcagagcaacaggaggtattggcgaagtgagccgggccagtcgtgcgccgttcgtggtcgcgcaccgggggcgtcggcggcgcgacccgaacacaccctcgccgcctacgatctcgccctgcaggagggtgcggacggcgtcgagtgcgatatccgcctgacccgtgacgggcatctggtctgcgtgcacgaccgcaccgtggagcgcacctccaacggcacgggcgcggtcagcgagatgaccctggaggagctgaaggccctgaacttcggcaccgccgccgaacccgagggcgtgctcaccctcgccgagctcatcgagctggtgctggactggaagagccgtcccaccaagcttttcatcgagaccaagcatccggtccgctacggcgcgctggtcgagaccaccctgctgagcgagctcaaccgctacggcatcggcgccccggcctccgccgatcacgcccgtgcggtcgtgatgtccttcgccgccaccgcggtctggcgcatccgccgcgcggccccgctgctacccacggtgctgctcggcgaatcctccctgtacctttccggcggcgcggcccacacggtcggcgccaccgccatcggcccctcggtccgcaccctgcgcgaacaccccgaactcgtcgacaaggccgcggccgccggccggggcc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aggtcaccgcagagcaacaggaggtattggcgaagtgagccgggccagtcgtgcgccgttcgtggtcgcgcaccgggggcgtcggcggcgcgacccgaacacaccctcgccgcctacgatctcgccctgcaggagggtgcggacggcgtcgagtgcgatatccgcctgacccgtgacgggcatctggtctgcgtgcacgaccgcaccgtggagcgcacctccaacggcacgggcgcggtcagcgagatgaccctggaggagctgaaggccctgaacttcggcaccgccgccgaacccgagggcgtgctcaccctcgccgagctcatcgagctggtgctggactggaagagccgtcccaccaagcttttcatcgagaccaagcatccggtccgctacggcgcgctggtcgagaccaccctgctgagcgagctcaaccgctacggcatcggcgccccggcctccgccgatcacgcccgtgcggtcgtgatgtccttcgccgccaccgcggtctggcgcatccgccgcgcggccccgctgctacccacggtgctgctcggcgaatcctccctgtacctttccggcggcgcggcccacacggtcggcgccaccgccatcggcccctcggtccgcaccctgcgcgaacaccccgaactcgtcgacaaggccgcggccgccggccgtgccacctacgtctggacctgcgacgaactcgaggacgtcgggctgtgcgccgacctcggcgtggactgggtcgccaccaactacccggcccgcaccaaagccggtctccccacggt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gaggtcaccgcagagcaacaggaggtattggcgaagtgagccgggccagtcgtgcgccgttcgtggtcgcgcaccgggggcgtcggcggcgcgacccgaacacaccctcgccgcctacgatctcgccctgcaggagggtgcggacggcgtcgagtgcgatatccgcctgacccgtgacgggcatctggtctgcgtgcacgaccgcaccgtggagcgcacctccaacggcacgggcgcggtcagcgagatgaccctggaggagctgaaggccctgaacttcggcaccgccgccgaacccgagggcgtgctcaccctcgccgagctcatcgagctggtgctggactggaagagccgtcccaccaagcttttcatcgagaccaagcatccggtccgctacggcgcgctggtcgagaccaccctgctgagcgagctcaaccgctacggcatcggcgccccggcctccgccgatcacgcccgtgcggtcgtgatgtccttcgccgccaccgcggtctggcgcatccgccgcgcggccccgctgctacccacggtgctgctcggcgaatcctccctgtacctttccggcggcgcggcccacacggtcggcgccaccgccatcggcccctcggtccgcaccctgcgcgaacaccccgaactcgtcgacaaggccgtggccgccggccgtgccacctacgtctggacctgcgacgaactcgaggacgtcgggctgtgcgccgacctcggcgtggactgggtcgccaccaactacccggcccgcaccaaagccggtctccccacggt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cggacggtcttcgaggaccagtgggtgactgcggtggcccatcccaacatcgcattgatcaagtactggggcaagcgggacgagcagctgatcctgccgaccaccgacagcctgtcgatgacgctcgacatctatcccactaccacgcgcgtgcgggtgtgcgccgaggctggggccgatgccgttcacatcgacgacgcccctgccatcggtgaggcctacggccgagtcacacggttcctggatctggtgcgcgagctgagcggccgcaccgagtacgcgagcgtgaacacccgcaataccgtcccggcagcggccggattggcctcgtcggcggcgggattcgcagcgctggccaccgcctccgcagcggcgtacgggctacaactcgactctatggccctttctcgactcgcgaggcgagggtcggggtcggcgagccgttccatcttcggcgggttcgccgtgtggcgggccggcaccgggcacagcgacgtcgagtcgtacgccgagccgatcgatcgcggcggtctcgatccggcgctggtggtcgcggtagtcgatcccggtccgaagaccatgtcgagtcgggacgccatgcggcacaccgtgcagacctcacccctgtactggagctgggtggcgtcgagcagggtggatatcgccgatatgcgagtctgcatcgagaggggtgatctgtgcggtaccggggagatcgccgaacacaatgcgctgggcatgcatgcgaccatgctggcagctcggcccgccgtgcgctatctgtcggcggcttcgctgacggtgatcgatacggtagcagaattgcggcgggccgacatcgcggcctacgtcaccgtcgatgcgggaccgaatgtgaaggtgttatgcgactgcgcttcggccggcgcggtggccgaagcgttgagatctctggactgcgtgcgcaaggtcgtcactgcgcggcccggtcccggtgcccgactgctgtccaggagtctgc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ggagcaactcgcgcccgcgccgaatcagcagcgtcgccgcaatcgcaccgtcatgctgctgccgagcatggtgaccatcctgggtctgtgctcgggtctgtcctcggtgaagttcgccatggaggggaagctcggcatcgcgctggccctggtcggcgcggccgcggtcttcgacatgctggacggccgcatcgcccgcatgctggacgccaccaccaggatgggcgcggaactggattcgctgtcggacgccatcgcgttcggcgtcgcgcccgccctggtgctctacgtgaccttcctgcacgccgacagcatcggctggatcctggcgctgatgttcgcggtctgcatggtgttgcggctggcccgcttcaacacgctcatggacgacgacaaccggcccgattggcagcgtgagtatttcgtcggggtgcccgcgcccgcgggcgcgctgatcgtgctgctgcccatcgcgctgtcggagcagttcggcgacggctggtgggtgagcttcccgctggccgcggtatggaccgtgctgaccggtctgctgtgcgtgagcacgctgccgacgctggccatcaagtcggtctcggtggccccgcgcaccgcgccgatcctgctggtgctggtcgccctggccgccgcactgctggtcacctacccgctcatcctgatgatgggcctggtcgcgctgtacctgggccacattcccttcgccgtgcactcggcccgctgggtggccgcgcgcccggagacctggaaccacaagcccgccgagcgccgcgcccagcgccgggcgcagcgccgccagcggccgctggccggtcgggtgccgcgggtgtccacggcccggctgcggctgcgccgccccggcccgcgcgagcgggtgccggaccgcaccaatcg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ggagcaactcgcgcccgcgccgaatcagcagcgtcgccgcaatcgcaccgtcatgctgctgccgagcatggtgaccatcctgggtctgtgctcgggtctgtcctcggtgaagttcgccatggaggggaagctcggcatcgcgctggccctggtcggcgcggccgcggtcttcgacatgctggacggccgcatcgcccgcatgctggacgccaccaccaggatgggcgcggaactggattcgctgtcggacgccatcgcgttcggcgtcgcgcccgccctggtgctctacgtgaccttcctgcacgccgacagcatcggctggatcctggcgctgatgttcgcggtctgcatggtgttgcggctggcccgcttcaacacgctcatggacgacgacaaccggcccgattggcagcgtgagtatttcgtcggggtgcccgcgcccgcgggcgcgctgatcgtgctgctgcccatcgcgctgtcggagcagttcggcgacggctggtgggtgagcttcccgctggccgcggtatggaccgtgctgaccggtctgctgtgcgtgagcacgctgccgacgctggccatcaagtcggtctcggtggccccgcgcaccgcgccgatcctgctggtgctggtcgccctggccgccgcactgctggtcacctacccgctcatcctgatgatgggcctggtcgcgctgtacctgggccacattcccttcgccgtgcactcggcccgctgggtggccgcgcgcccggagacctggaaccacaagcccgccgagcgccgcgcccagcgccgggcgcagcgccgccagcggccgctggccggtcgggtgccgcgggtgtccacggcccggctgcggctgcgccgccccggcccgcgcgcgcgggtgccgggccgcaccaatc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cattcgcggcgcggtactcgaggagatcgggcgcgcgcggccctacgccgactcccgcccgatcaccgtgtgccaactcgaactcggcgatcccggacccaccgaggtgctggtcgccatcgaggcggccgggctgtgccactcggatctcagtgtggtggacggcaatcggccgcggccgctgcccatgctgctcggccacgaggccgcgggcaccgtggtggccctcggcgagcgggtggccgatctgctcatcgggcagcgggtggtcatgtcgttcctgccgcgctgcgaggagtgcgacgcctgcgcgcgcgaggggcaactgccctgcaccgcgggctccgccgccaataccgcgggcgaactgctgcatcacgccgggcgcctgtcgcgcggcggggaccgggtgcgccaccacctcggggtgtccgggttcgccacgcacgccgtggtggaccgggcttcgctggtgcccgtgggcaattcggtgccgccggaggtggcggcgctgttcgggtgtgcggtgctgaccggcggcggggcggtgctcaacgtggccgatccgcggccgggggacagcctcatggtggtcgggctcggcggcgtcggcatggccgcgctgctgaccgcgaaagccgttggcgtggaacggatcatcgccgtggatcggatgaccgacaagctcgccgtggcgaaggagctcggcgcgaccgagatctacacgcccgaggcgatcgccgaggagcgggtgcgggcgcggtacgtggtggaatgcgcggggcatcccgccgccttcgaaaccgcctacgcggcaaccgaacccggcggaacgacgatcaccgtcgggctgcccgggccggactcgacggtgaccctgccgccgctgagcctcacggccgaggcgcgcaccatcgtcggcagctacctcgggtcggcggtaccggcccgcgatatcccgcgctacgagcagatgtggcgggaaggacgactgccggtcgagaaattgatttccgcgcgcatcggactcggggaaatcaatgcggcgatggatctgctagtgt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accgacggaaacctggtgctgtacaacggcagcgatccggcacatcggggcggaccgtactgggccaccaagaccagccaggctgccgcccgtttcaccctcgacatgcaggacgacggcaatctcgtgctctaccgcctcggggcggccgaggcgaagaccccgctgtgggattcgaagacctggtgggcgggattgcaagtcggcagcggggcgcaggtgctgaacaccaaccagtggatcggcaccgacacctatctgatttcgcgcgacggcagatacgccgtctacctccagggcgacgggaacctggtggtcttcccgacccatccgacctctcccgcgatacccgacctcgcccgtccgctgtggtccatcgcctccgatccgaccgatcaatacgtcggcacggcgacgcccggcggcaggtattacgcccagatgcaggacgacgggaatttcgtgctctacaacggcagcgatcccgggcaccggggcacgccgtattgggcgtcgggcaccgcgcgaaatcagaagggcgagttctccttcggcatcgagaacaccggcgggctgatggtctgtcagggttcgggcgcgctgtccgacagcgccgtcatccgacgggtgtacccctaccgttcctggatgggatcgctcggcgcgcatttcgcgaaccgcccactgcatcagctcgtcatccccggcacccacgattcgggcacctacggattggatccgggcaagggtttctcgagggattccagcgcattcggcgatttcctggatcccaccggaaacaccacgctcgcctggggcagatcccaggaccgcgacattctcacccaattgcgttccggtatccgcttcctcgacctgcgcgtcgagaaccgcccgcacccccatccgatccagccccacggcggcccccaccccgacgaccggccctggcagcaccgcatccacatcgtgcactccctctacggccccaatgtcgcggaggtcctggtcccggtcgagcagttcctgtccaatcaccgcaaagaggttgtcgtcctctacttctcgaccaatgtgaaccggtccatggatcccccggcctggcagggcttcgccgactacgtcaccgccctcttcggtaaccgcctggcccccgcatccctcggcaccgccgtcaccctcgacatcctctggtcccgcggccaccaggtggtcgtcatctgggaggaccccgccaccgccaccacccacggcttctggcccaaagacgcagtcctggacaagttctggtacagcaacgacgacccgagcctggccggtctgaaatccaacctggaaacctccctccgcgcgaagtcgaacaccaagctctccctgaccgcctgcgccatcggcgccaccaccaaactcatcgaagccggtcagttccccaatatcgacagcagccaactgggccaccccaaatccctgcacgaggtcgccgtccaggtgacccccgcggccatgcactgggtccaaaccgactggaacaaactccccctcaacatagtcaccagcgacttctaccagatcggcaacgaagtcgacctcgccatcacccgcaatatcctca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gaccgacggaaacctggtgctgtacaacggcagcgatccggcacatcggggcggaccgtactgggccaccaagaccagccaggctgccgcccgtttcaccctcgacatgcaggacgacggcaatctcgtgctctaccgcctcggggcggccgaggcgaagaccccgctgtgggattcgaagacctggtgggcgggattgcaagtcggcagcggggcgcaggtgctgaacaccaaccagtggatcggcaccgacacctatctgatttcgcgcgacggcagatacgccgtctacctccagggcgacgggaacctggtggtcttcccgacccatccgacctctcccgcgatacccgacctcgcccgtccgctgtggtccatcgcctccgatccgaccgatcaatacgtcggcacggcgacgcccggcggcaggtattacgcccagatgcaggacgacgggaatttcgtgctctacaacggcagcgatcccgggcaccggtgcacgccgtattgggcgtcgggcaccgcgcgaaatcagaagggcgagttctccttcggcatcgagaacaccggcgggctgatggtctgtcagggttcgggcgcgctgtccgacagcgccgtcatccgacgggtgtacccctaccgttcctggatgggatcgctcggcgcgcatttcgcgaaccgcccactgcatcagctcgtcatccccggcacccacgattcgggcacctacggattggatccgggcaagggtttctcgagggattccagcgcattcggcgatttcctggatcccaccggaaacaccacgctcgcctggggcagatcccaggaccgcgacattctcacccaattgcgttccggtatccgcttcctcgacctgcgcgtcgagaaccgcccgcacccccatccgatccagccccacggcggcccccaccccgacgaccggccctggcagcaccgcatccacatcgtgcactccctctacggccccaatgtcgcggaggtcctggtcccggtcgagcagttcctgtccaatcaccgcaaagaggttgtcgtcctctacttctcgaccaatgtgaaccggtccatggatcccccggcctggcagggcttcgccgactacgtcaccgccctcttcggtaaccgcctggcccccgcatccctcggcaccgccgtcaccctcgacatcctctggtcccgcggccaccaggtggtcgtcatctgggaggaccccgccaccgccaccacccacggcttctggcccaaagacgcagtcctggacaagttctggtacagcaacgacgacccgagcctggccggtctgaaatccaacctggaaacctccctccgcgcgaagtcgaacaccaagctctccctgaccgcctgcgccatcggcgccaccaccaaactcatcgaagccggtcagttccccaatatcgacagcagccaactgggccaccccaaatccctgcacgaggtcgccgtccaggtgacccccgcggccatgcactgggtccaaaccgactggaacaaactccccctcaacatagtcaccagcgacttctaccagatcggcaacgaagtcgacctcgccatcacccgcaatatcctca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gctcggaatgatcggtctggggcggatgggcgcgaacatcgtgcgccgcatcgtgcgcgacgggcacagcgcggtcggctacgaacgccgcgccgagcacatcaccgaactctcggccgaactcggcgccagcttccagggcagcaccgagctcgagaaattcgtcggcatgctcgacaccccgcgcgtggtctgggtcatgatcccggcgggcgcgaccggggccgtgatcgagtcggtggccgagttgctcgagcccggcgacatcatcatcgacggcggcaacagccgctaccacgaggacatccggcgcgcgaaggacctggagcccaagggcattcactatgtcgacatcggcacctcgggcggcgtcttcggcctcatccgcggctactgcctgatgatcggcggcgaggccgagaccgtcgcccacctggatccgctgctgcggtccatcgcgcccggcgtggacaccgccccgcgcacgcccggccgcaccggcaccccctcgaccgcggagcagggctacctgcactgcggtcccgcgggcgcgggccacttcgtgaagatggtgcacaacggcatcgagtacggcgcgatggccgcctacgccgagggcctgaacatcctgcaccaggccaatgtcggcaatcaggacgacaccgagcactccgccgaggtcaccccgctcgagcatcccgagttctaccgatacgacatcgacgtccccgaggtggccgaggtctggcggcgcgggtccgtggtggcgtcctggctgctcgacctcaccgccgccgagctgtacgcggacccgaacctggattccttcggcggccgggtctccgactccggcgagggccgctggaccgtggacgccgccatcgacgagggcgttcccacaccggttctcgcggcggcgctgttcggacgcttcgcctcccgcggcaatgccgtctacgccgacaagatgctctccgccatgcgccaggccttcggcggccaccacgagctgccacc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agctcgccgaggccggggtcggcgtcgtactgctggatcgcggggcgctgggatcggggtcgtcgggaaccaccgcgggcgtggtccgcacgtactttcccggcagtcccctctcggcgcgccgccggagtcgctgttccgtatggaactggcggcgacttcggtctcggccatcgcctacttcggcgatggcagcgcgtcggtgcgctggctcaacgacacctcgcacc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agttctggtggccgaggatccggcgctggagccctcggactggctacggctgggccaggagctggagcaggcctcgggccgggtgcgcgaggtccgctggggcgcgcgcactctggacgtggacgtggtgtgggccgagcagcgccgccgcgatgtccgggtggtggtgcgcagcctggatccggtgctgacgctgccgcatccgcaggcccacaatcgcgcgttcgtgctggtgccctggctggaggtggagccggacgcggagctggcggtgagcggagcggcgcggtcgctgcgggagtggctgtccgccttggattccgccgaggtggcgggtgtgcgccggaccgagctgagcctggggtggacgcc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agcaccaccgtggtcgttggttcgtccgtcggcctgcacgcccgcccggccgccgttatcgccgaaaccgccgcggccgcaggcgttcccgtcaccctcgcgctggtcggcggggccccggtgaacgcggcctccgccctcatgatcatgaccctgggcgcgaccaagggcaccgaagtcgtggtcaccagcgatgatcaggccgcgttggacaagatcgccgggctggtcggctccgacctcgacg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tccgtctcgacatgcgtacctccgccatcgtggcggtcaccatccgggaatgggtgcgggccgtgcacccgggcgcgaccgcgccggggcactcgcccgccgttccctccgacgagctcgagcgcatcttcggccgggtcatcgacgaattactcgcattggccgggtccgaaccgtttccggtgcgcgatgcccgccgcatcggccgcagcctggccgagtctccgttcgaccgcacccgcatgctggccccggccagccgcgcgctgctcggcctgtcgccgggcctgcgcggttcgctgatcgccactcgctggtcgttcatcgccagccaggccatcgacgcctacgccgaggcgctgcagcagcgtgccctggtgcagcaggagcgcagcctgtcggaggcggtgtcggtgcgggggcaggagatcgccgcgctgcagacgcggctgcggcacgaggccacccacgacgcattgaccgatctggccaatcgctcgctgctgcaggagcgggtgcgggtgatgggcaccgatccggcgcgcggcgtcggcctactgctcatcgacctcgacgacttcaagcagatcaatgacaccttcggccacacggtcggcgacgaggtgctggtcaccattgcccagcggctgcgctcgacctgcccggccgaggcggtgatcgcgcgctacggcggcgacgagttcgtggtcgccacgcccgcccgccgcaataccctcggtgagctggccatgcgggtgctgtccgcgctgtgcgagccggtgccgacggcatcgggtccggtcccggcgtcggcgagtgtcggcaccgcgttctgcccgcccgcccgcgagtgcgacttctcggatctgctgcgcagcgccgaccgggccatgtattcggcgaaaaccgcgggcaaacgccagttcgcggtgtcggagctggacgaagaggaggttgatccaggccgccgcgaggctcacttcgccgcggtggcc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tccgtctcgacatgcgtacctccgccatcgtggcggtcaccatccgggaatgggtgcgggccgtgcacccgggcgcgaccgcgccggggcactcgcccgccgttccctccgacgagctcgagcgcatcttcggccgggtcatcgacgaattactcgcattggccgggtccgaaccgtttccggtgcgcgatgcccgccgcatcggccgcagcctggccgagtctccgttcgaccgcacccgcatgctggccccggccagccgcgcgctgctcggcctgtcgccgggcctgcgcggttcgctgatcgccactcgctggtcgttcatcgccagccaggccatcgacgcctacgccgaggcgctgcagcagcgtgccctggtgcagcaggagcgcagcctgtcggaggcggtgtcggtgcgggtgcaggagatcgccgcgctgcagacgcggctgcggcacgaggccacccacgacgcattgaccgatctggccaatcgctcgctgctgcaggagcgggtgcgggtgatgggcaccgatccggcgcgcggcgtcggcctactgctcatcgacctcgacgacttcaagcagatcaatgacaccttcggccacacggtcggcgacgaggtgctggtcaccattgcccagcggctgcgctcgacctgcccggccgaggcggtgatcgcgcgctacggcggcgacgagttcgtggtcgccacgcccgcccgccgcaataccctcggtgagctggccatgcgggtgctgtccgcgctgtgcgagccggtgccgacggcatcgggtccggtcccggcgtcggcgagtgtcggcaccgcgttctgcccgcccgcccgcgagtgcgacttctcggatctgctgcgcagcgccgaccgggccatgtattcggcgaaaaccgcgggcaaacgccagttcgcggtgtcggagctggacgaagaggaggttgatccaggccgccgcgaggctcacttcgccgcggtggccg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aaaccagcaccgacttcgcacccgccgtcatcgacgccatcgccgacgccctcggcatcgaccgatcggaagtgaccctcgacgccaccctcatcgacgagctgggcgcggaatccatcgacctgctcgacatcctgttccgcattcaccgcgacaccggggtcaagatcgcggtcgccgatgtccaggagctgctgcagggcggcatccccgacgacgagttcggcgacgagaacgagatcgtctccgagatcggcctcgcacacctggaaaaggtgctgccccagttcgatcggagcaacctgagcggcccgctgcgcggtgagcaggtgctcggcctggtcaccgtgcgcaatctggtcgatctggtggcccagcgcgcggccgcgccggccgaggtggaggaggtcgc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agctttcgcccacatcgtcgactccatggtcgtgcagcacgcgaaatggctgcacatggccgccgaatacccttggcgtgaaccgattcccagcctcaactacctgatcacctcgcacgtgtggcggcaggatcacaacggggcctcgcatcaggatccgggtttcatcgaccacgtgctcagcaagcggcccgaggtgagccgggtggatctgcccccggacgccaactgcctgctgcacgtcttcgaccactgcctgcgcagccgcggccgggtcaatgtggtggtcgcagggaagcagcccgcgctgcaatacctcgacgacgacgcggcgcgggtgcactgcgaacgcgggctcagcgcctggcggtgggcgggctcggacactgatcggcccgccgaggt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agctttcgcccacatcgtcgactccatggtcgtgcagcacgcgaaatggctgcacatggccgccgaatacccttggcgtgaaccgattcccagcctcaactacctgatcacctcgcacgtgtggcggcaggatcacaacggggcctcgcatcaggatccgggtttcatcgaccacgtgctcagcaagcggcccgaggtgagccgggtgg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agctttcgcccacatcgtcgactccatggtcgtgcagcacgcgaaatggctgcacatggccgccgaatacccttggcgtgaaccgattcccagcctcaactacctgatcacctcgcacgtgtggcggcaggatcacaacggggcctcgcatcaggatccgggtttcatcgaccacgtgctcagcaagcggcccgaggtgagccgggtgt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agctttcgcccacatcgtcgactccatggtcgtgcagcacgcgaaatggctgcacatggcggccgaattcccctggcggaaaaccattcccagcctcaactacctgatcacctcgcacgtgtggcggcaggacaacaacggggcctcgcatcaggatccgggtttcatcgaccacgtgctcagcaagcggcccgaggtgagccgggtgg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agctttcgcccacatcgtcgactccatggtcgtgcagcacgcgaaatggctgcacatggcggccgaattcccctggcggaaaaccattcccagcctcaactacctgatcacctcgcacgtgtggcggcaggacaacaacggggcctcgcatcaggatccgggtttcatcgaccacgtgctcagcaagcggcccgaggtgagccgggtgt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ggccttcgcccacatcgtcgactccatggtcgtgcagcacgcgaaatggctgcacatggccgccgaatacccttggcgtgaaccgattcccagcctcaactacctgatcacctcgcacgtgtggcggcaggatcacaacggggcctcgcatcaggatccgggtttcatcgaccacgtgctcagcaagcggcccgaggtgagccgggtgg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ggatccggcaccggcatccgcgacgatctggtcgatctggacgcctggtggcgagccgcgaattatcttgccgccgggcagatctacctgctggacaatccgctgctcaccgagaagctgcggcccgagcacatcaagcagcggctgatcgggcactggggaaccgtgcccggggtgacgctgacctacgcccacctcaatcgcgccatcatgcgcaccggtcaggagatgctgttcgtgctgggtccgggccacggcgcggcggcgctgaacgccgcgacctggctcgagggcacctattccatgcggcacccggaggtccggcaggacctggccgggatgcgggaactgttccggcagttctcgttcccgggcggcgtgcccagccatgcctcgccgcacctgccgggatccatccacgagggcggggagctgggctattcgctggcccatgccaccggggcggcattcgacaatccgaatctgctggtggcctgcacgatcggggacggcgaggcggaaaccgccgcgctgtccgccagctggcacgggtcgctgttcctggatcgggtgaccgacggcagcgtgctgccgatcctgcacctcaacggctacaagatcgcgagtccgacgctgctggcgcgcatgtcgcgcgaggagctcgacgccatgctctcggcgcagggctgggaaccgatgtatgtcgagggcgccgatgcggccgaggtgcacgaatgcttcgccgacgtgctcgacgcggcgatggaacggatccgcgggatccgcgacgacgccgaatgcgggctgggtccgcgcgatccgtgccgtccgatgatcgtgctggcgacgccgaagggctggaccggtccgatgctggtcgacggcgagcgcgtcgagggcaccttccggtcccaccaggtgccgctgccggaggtccgcgagaatccggaacatcttgcgcagctggaggactggctgcgctcctaccgtcccgaggagctcttcgacgacgcggggcggccggtggaccggatcgcgcgcctgcatccggaacatctgcgcatgagcgccaatcgcgccacccacggccacgacagcgtcgatctgcgcctgccgtcgccggccgatcacagtgtcggattcgccgcgcccggaaccgaactggccgaggcgacccgggtgctgggcggctacctgcgcgacgcgctggtcgagaatccgcgcaatctgctgttcttctccccggacgagcacacctccaaccgactcgacgccgtcctcgaagtcaccggccgccgctggcgcggtcggcggatcgcgggcgacgaccggctctcgcccgacggccgggtgctcgaggtgctctccgaacacctgtgccagggctggctggagggctacctgctgaccgggcggcacggggtgttctccacctacgaggccttcgcccacatcgtcgactccatggtcgtgcagcacgcgaaatggctgcacatggccgccgaatacccttggcgtgaaccgattcccagcctcaactacctgatcacctcgcacgtgtggcggcaggatcacaacggggcctcgcatcaggatccgggtttcatcgaccacgtgctcagcaagcggcccgaggtgagccgggtgtatctgcccccggacgccaactgcctgctgcacgtcttcgaccactgcctgcgcagccgcggccgggtcaatgtggtggtcgcagggaagcagcccgcgctgcaatacctcgacgacgacgcggcgcgggtgcactgcgaacgcgggctcagcgcctggcggtgggcgggctcggacactgatcggcccgccgaggtggtgct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aaccccgccgccgaccgcgccccgattctgcagcgcctgggcgaccgtggccgggtccgggtgatcgtcgccggtggcggcaccggcgggcacacctatccggcggtggccgccgtgcgggcgctgcgcgatctggccgccgaggccggggcgagcgccgaggtgctctgggtcggcgtccccgacagcctggaacagcgggtggcggccgagaacgacatcgaattcaccggcatccgggccggaaagctacggcgcgaccgcaatccactcaaaatgctcaataaggacaatgctcgcgatgccctgcgggtccccgtcagcgtcctcaccgcccagggcgtggtgcgccgattccgcccggacgcggtgctgtgcaccggcggctacgtatgcgccccgatcggcatggccgccgcgctgcgccggcggccgctggtgatccacgagcagaccaccggcatcggcaaggccaacctgctgctggctcggatggccgaccgcatcgcgctcagctccgacgcctcggtcgccctgctgcccgcccggatccgggaccgggccctggtcaccggcaacccgatccggcccgccctgacgaccggtgacgcggccgccgcggtcaaggccctcgactgggacggctacgcccccggcctgccgaccgtctacatcaccggcggcgcgcagggcgcggtgcagatcaacgatctgatccaggcgctgatgcccgaactcctcaactccgccaacgtgattcaccagtgcgggcggctctcctacgagaaggtgcgagacttcgccgccaccctccccgcggacgtgcgcggccgatacctggtgcgcgagttcatcggtcccgaactccccgacgtgctggcgctcaccgatgtggtcgtatcccgttccggcgcgggcactctcgccgaactcaccaccctcggcaagccctcggtactgatcccctacccgcactcggtgggcggcgagcagatccgcaatgcgcgcatcctggccgaccacaatgccgcccgcgccctggtcggcgacgacgccaccgtcgagaacctgcggacggcgctgaccgagctgctcaccgaatccgagacccgcgcagccgtttccgccgccgcgcgggcgctgggtcacccgcgggcggccgagcacctggcgctgacggtcctggatctggccacccg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accccgccgccgaccgcgccccgattctgcagcgcctgggcgaccgtggccgggtccgggtgatcgtcgccggtggcggcaccggcgggcacacctatccggcggtggccgccgtgcgggcgctgcgcgatctggccgccgaggccggggcgagcgccgaggtgctctgggtcggcgtccccgacagcctggaacagcgggtggcggccgagaacgacatcgaattcaccggcatccgggccggaaagctacggcgcgaccgcaatccactcaaaatgctcaataaggacaatgctcgcgatgccctgcgggtccccgtcagcgtcctcaccgcccagggcgtggtgcgccgattccgcccggacgcggtgctgtgcaccggcggctacgtatgcgccccgatcggcatggccgccgcgctgcgccggcggccgctggtgatccacgagcagaccaccggcatcggcaaggccaacctgctgctggctcggatggccgaccgcatcgcgctcagctccgacgcctcggtcgccctgctgcccgcccggatccgggaccgggccctggtcaccggcaacccgatccggcccgccctgacgaccggtgacgcggctgccgcggtcaaggccctcgactgggacggctacgcccccggcctgccgaccgtctacatcaccggcggcgcgcagggcgcggtgcagatcaacgatctgatccaggcgctgatgcccgaactcctcaactccgccaacgtgattcaccagtgcgggcggctctcctacgagaaggtgcgagacttcgccgccaccctccccgcggacgtgcgcggccgatacctggtgcgcgagttcatcggtcccgaactccccgacgtgctggcgctcaccgatgtggtcgtatcccgttccggcgcgggcactctcgccgaactcaccaccctcggcaagccctcggtactgatcccctacccgcactcggtgggcggcgagcagatccgcaatgcgcgcatcctggccgaccacaatgccgcccgcgccctggtcggcgacgacgccaccgtcgagaacctgcggacggcgctgaccgagctgctcaccgaatccgagacccgcgcagccgtttccgccgccgcgcgggcgctgggtcacccgcgggcggccgagcacctggcgctgacggtcctggatctggccacccg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atcacaggtgcgttcgctcgcaccctggccgcgacactggccgcgggaacactgctcagcatcccggcagcgcacgccgcccccgccgaatccggctcgggcgcgggcactctgatcaccgccaccaccgaacccgacggctggcacaacctgtggggcggctcggcggtggagtaccggaccacccgctccaacggcgaaccggtgaaggccagcggggccgtgttcgttccctccggtcagccgcccgccgggggctggcccgtcatggcctgggaccacggcactaccggactgggcccgggctgcggctgccaggccgatccggagcgcgaagtactgccctaccgccgccgcgaggaggacgcgatcatgcggttcttcctggccaagggctatgccatggtcgcgccggactacctggggctcggcctgttcgacaccggcccgcacccgtatctggagctgagcaccgaggcgggcgcgaccatcgacatggtcaaggccgcccgcgccgcccggccggaactctcgcgcacctgggcggtgagcggggcgtcacagggcgggcatgcggtgctgggcagttcgagctatcaggtgcggaccacgccggaactggatttccgcggcaccgtcgccatcgacccggcctcggatgcggagaaggtgctgcccatcgccgggccgtgggtgcccggtccgtccgggcaggacaccgacgccttcttcgtgtcgattctgatcggcatgcgggcggcccggcccgacgcgcaggtcgacagctacctcaccgactacggtcggcaactgctcgacagcgtccagtacgagtgcctcggcgagctcaccgatcgcatggcgggcgtggtgcccggggccatcctgtcgcggccgctgtcggagggaccgttccaggccgtgctgcgcgactacatgaccgtggccacccgcggccatgacgcgccgatcctgttgctgatcaacgcgaccgacaccaccgtcccctccccgctgcacgccgccctgatggcgcagttcgccgcgaacggggtcgacttcggctcggtgctcgggactggcggccacaccgagctcaatccggcgatgtgggcggccatggacgccttcaccaaccgcatcttcgccgcacccacggtgtc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tatggtgcggactctcatcttgatgcggcacggtaaatccggctacccggacggcgtgcccgaccacgagcgccccctggcgccgcgcgggcgccgcgaggccgcgctggccggggactggctgcgcgccacccagccgccgatcgacgcggtgctctgttccagttccacccgcacccgggagaccctggcggccaccggcatcgccgcgccggtgtcctacgagcagtcgatctacgaggcgtccccgcacaccctcatcgaattgatccagctcaccgaggacgcgatcgggaccctgctgctggtcggccattcccccggaatgccttggacggcatgggaattggcggccaatcgcgattccggaccggccgaggagctgagcgcgaaattccccacctccgcgctggcggtcatcgaattcgaccggccgtgggcagccgccgacccgggtacgggcgagctggtgcgcttccacgtacc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tgtagcctctatgccgatgtccacgaaagctcagaccaccaccgcggccgcctcggagcccagctccgcgggtgagagcccggtcgtcggcaaagaaaaagagggcacagtgtcgccgaggtccttcgacctgccgacgcagacccgacgcctgacgggttggggtcgcaccgcacccgcaacgtccgaagtgctctccaccaatgaccccgagctgatcgtcaacgcggtcgccatggtcgcggaggacaacgactccaagcccgcacacctccgtcgcggcgtcatcgcccgcgggctcggccgctcctacggtgaccacgcgcagaactcgggcggtctggtcatcgatatgccggcgctcaaccgcgttcaccgtatcgaccgcgactcacggctggtcgacgtggacggcggcgtcagcctggaccagctcatgaaggcggcactgccgttcggactctgggttccggtcctgccgggcacccggcaggtgaccatcggcggcgcgatcgcgtccgacatccacggcaagaaccaccacagcgaaggctccttcggcaatcacgtgcggtccatcgacctgctcaccgccgacggcaaggtccagaccatcgggccgaagaagaacgccaagctgttctgggccaccgtcggcggcaacggcctgaccggcatcatcatgcgcgcgaccatcgagatgatcccgacggagaccgcgtatttcatcaacgacggcgtgaagaccaccacgctggacgagaccatcgccgcgcacagcgacggcagcgaagagaactacacctactcgagcgcgtggttcgacgtgatgaacccgccgccgaaactgggtcgcgcctgcatcacccgcggacgcctcgccacggtggacgagctgccgaagaagaagcagcgcaatccgctgaaattcgatgcgccacagctgctcacggtgccgaacatcttcccgagcattacggcgaaccggctcaccctgggcgccgtcggcgaggcgtactacgccatgggtggcacctataccggcaagatccagaatctgacgcagttctaccacccgctcgacatgatcgcggagtggaaccgggcctacggtccggccggattcctgcagtaccagttcgtggtgccgaccgacgcggtcgaggaattcaagcggattatcatcgatatccaggcgtccgggcacatctcggcgctcaacgtcttcaagctcttcgggccgggtaaccccgctccgctgagcttcccgatgccgggttggaacatctgctgcgacttcccgattcggccgggtctcaatgagctggtcaacgatctggaccggcgggtcatggaattcggtggccggctgtacaccgcgaaggactcccgcaccaccgcggagaccttccacaagatgtatccccggatcgacgagtggatcaagatccgccgaagtgtcgaccccacaggcgttttcatgtccgatatggcgagaaggctggagcttc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tgtagcctctatgccgatgtccacgaaagctcagaccaccaccgcggccgcctcggagcccagctccgcgggtgagagcccggtcgtcggcaaagaaaaagagggcacagtgtcgccgaggtccttcgacctgccgacgcagacccgacgcctgacgggttggggtcgcaccgcacccgcaacgtccgaagtgctctccaccaatgaccccgagctgatcgtcaacgcggtcgccatggtcgcggaggacaacgactccaagcccgcacacctccgtcgcggcgtcatcgcccgcgggctcggccgctcctacggtgaccacgcgcagaactcgggcggtctggtcatcgatatgccggcgctcaaccgcgttcaccgtatcgaccgcgactcacggctggtcgacgtggacggcggcgtcagcctggaccagctcatgaaggcggcactgccgttcggactctgggttccggtcctgccgggcacccggcaggtgaccatcggcggcgcgatcgcgtccgacatccacggcaagaaccaccacagcgaaggctccttcggcaatcacgtgcggtccatcgatctgctcaccgccgacggcaaggtccagaccatcgggccgaagaagaacgccaagctgttctgggccaccgtcggcggcaacggcctgaccggcatcatcatgcgcgcgaccatcgagatgatcccgacggagaccgcgtatttcatcaacgacggcgtgaagaccaccacgctggacgagaccatcgccgcgcacagcgacggcagcgaagagaactacacctactcgagcgcgtggttcgacgtgatgaacccgccgccgaaactgggtcgcgcctgcatcacccgcggacgcctcgccacggtggacgagctgccgaagaagaagcagcgcaatccgctgaaattcgatgcgccacagctgctcacggtgccgaacatcttcccgagcattacggcgaaccggctcaccctgggcgccgtcggcgaggcgtactacgccatgggtggcacctataccggcaagatccagaatctgacgcagttctaccacccgctcgacatgatcgcggagtggaaccgggcctacggtccggccggattcctgcagtaccagttcgtggtgccgaccgacgcggtcgaggaattcaagcggattatcatcgatatccaggcgtccgggcacatctcggcgctcaacgtcttcaagctcttcgggccgggtaaccccgctccgctgagcttcccgatgccgggttggaacatctgctgcgacttcccgattcggccgggtctcaatgagctggtcaacgatctggaccggcgggtcatggaattcggtggccggctgtacaccgcgaaggactcccgcaccaccgcggagaccttccacaagatgtatccccggatcgacgagtggatcaagatccgccgaagtgtcgaccccacaggcgttttcatgtccgatatggcgagaaggctggagctt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aagaatcggggcatgagttcggatccacgggcatcgctcgccattatcggaggcagcgggttctacgacttcttcggcgatgacgccaccacggtcgaggtcgagacccccttcggcgcgcccagcgcgcccatcaccatcggccaggtggagggccggtcggtggcgttcctgccgcggcacggccgcaagcacgagttctcgccgcacaccgtgccgtaccgcgccaatatgtgggcgctgcgctcgctgggcgtgcgccgcatcttcggcccctgcgccgtcggcagcctgcgcgccgactggggcccgggcaccgtggccgtgccggaccagctggtggaccgcacgtcgggccgcccccagaccttcttcgacaccggcggcgtgcacgtctccttcgccgacccgtactgcgacgaactgcgcacggccgcaatcgcttccctcggcgacgagttgcccgcccacgactacggcaccatggtcgtggtggagggcccgcgcttctccacccgcgccgagagccgctggttcgccggccagggctgggagctggtcaatatgaccggccacccggaggccgtgctcgcccgcgaactcgaaatgtgctactccgcaatcgctctcgtcaccgacctggacgcgggcctggagtccggtgagggcgtcagcgccgccgccgtctttgccgagttcgaacgcaacctggtcccgttcaaggccctggtgcgccgcgccgtagccgccgtcgagggcgacgacacctgcgacaagtgccgcgtcctgaccggcaccggcgtgcaactgcctttccgcctccccgggactcaagcgga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ccgtccgtgcacgcggtcatcgcggtcaagagtctcggactcgccaagagccggttgtccgatcggttgccccaggagtatcggccgcagctggtgctggccatgctggccgacacggtgacggcggcggtgtcgacgagcgtcgtcgcgtcggtgaccgtggtgacccccgacccgagggtcgccgaggtggttcgcggcctcggcgcgcacgtacagcccgagcccgaggtcaccgcaccgcacaccagcggcttgaacgccgcgctggcggcgggcgcggccgccatccggcatcggcacggcccggtcgatctgcttgccctgcaagcggatctgcccgcgctgcgcccggccgaactctgcgacatgctcgccggcaccgggcaccgtcgctcggtgatcgccgatcacgagggcagcggcaccgtcgccctgctggtgcgcggcggatccacctcgctcaacccgcttttcggtccggactccgcgcgccgtcatatcgccgacggcgcggtggagctgctgggcgactggcccggactccggcaggacgtcgacaccgccgcggatctcgaccgcgccgccgccctcggggtcggcgcagcaaccggcgcactactgcgtgaaatcggcgtgtcgcaggcgtgtcgaggaaccgaagatatccgccgagccgggtcgtcactgt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gcactccagtggaccggcccggaaaaggtgcagatcaatgacatcccggtacccgaaatcggacccaccgacctgctgttgaaggtcggtgcggcgggcgtctgccactcggacctgaccctggtgaacttcccctaccaactgcgcgaagacccgctcaccctcggccacgagatcgcgggcaccatcgaggccatcggctcggatgtggccggccgggagatcggcgaacgcgggctggtctacctgttctggacctgcggggtctgccgcgaatgcgtcagcggcaatgaaaacgtctgtctcgcagccggtcgcgtcgccatgccgccctgcccgggcctgtccatcgagggcggcatggcggaatacgtgcgcattccggccacctcgttcgtgcccatcggggacctggacttcgtgcaggcggcacccgtcgcggacgcggcgctcaccgcctaccacgcgattcggggcgcgaaggagaatctgcggcccggcgggaccgtggtcgcgatcggcatcggcggcctcgggcacgtggcggtgcagatcctgcacgccatttcgggcgtgcgggtgatcgcggtcgatcaggcgcaggagaagctggacctggccgcggactgcggcgcggagctcggcttcctctccggcgacgacaccgccgggcagatcctcgacctcaccggcgggcgcggcgcggacgccgtgttcgacttcgtcggcgtcgacgccaccgcgcgactcgcctgcgagaccgtcgctcccaacggggcctatcgcatggtcggaatcggcgatggcgcaccggaaatcaccgccgggcccgccggtggccccggtctgccctggggtgcgaccgtgcggaagtcgctcggcggcacccgcggcgacctctacgactgcgtggccctcgcccaggcgggcaagatccacatggaggtcgaacgcttcgacctcgtcgacggtccggaagccctgcgccgcttggacgccgggcagatccgggggcgtgcggtgctggtg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gcactccagtggaccggcccggaaaaggtgcagatcaatgacatcccggtacccgaaatcggacccaccgacctgctgttgaaggtcggtgcggcgggcgtctgccactcggacctgaccctggtgaacttcccctaccaactgtgcgaagacccgctcaccctcggccacgagatcgcgggcaccatcgaggccatcggctcggatgtggccggccgggagatcggcgaacgcgggctggtctacctgttctggacctgcggggtctgccgcgaatgcgtcagcggcaatgaaaacgtctgtctcgcagccggtcgcgtcgccatgccgccctgcccgggcctgtccatcgagggcggcatggcggaatacgtgcgcattccggccacctcgttcgtgcccatcggggacctggacttcgtgcaggcggcacccgtcgcggacgcggcgctcaccgcctaccacgcgattcggggcgcgaaggagaatctgcggcccggcgggaccgtggtcgcgatcggcatcggcggcctcgggcacgtggcggtgcagatcctgcacgccatttcgggcgtgcgggtgatcgcggtcgatcaggcgcaggagaagctggacctggccgcggactgcggcgcggagctcggcttcctctccggcgacgacaccgccgggcagatcctcgacctcaccggcgggcgcggcgcggacgccgtgttcgacttcgtcggcgtcgacgccaccgcgcgactcgcctgcgagaccgtcgctcccaacggggcctatcgcatggtcggaatcggcgatggcgcaccggaaatcaccgccgggcccgccggtggccccggtctgccctggggtgcgaccgtgcggaagtcgctcggcggcacccgcggcgacctctacgactgcgtggccctcgcccaggcgggcaagatccacatggaggtcgaacgcttcgacctcgtcgacggtccggaagccctgcgccgcttggacgccgggcagatccgggggcgtgcggtgctggtg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gcgatcgtcgtccgtgaattcggcggcaaacccgaggccgccgacatgccgacccccgaggccgggcccggacagctccagatacagctcgaggccgcgggggtgaatccgttcgaccggctgatcatcgacggctacctggacggcaaactgccgcacgactttccgctgatccccggcaccgacggggccggaaccatcaccgccgtgggcgcgggggtgaacgacttcgagatcggcgatcgggtggtcgggaagttcctgatcccgccggtcgggcacggcaccttcgccgagtacatcgtggtgccgcgcgagagcaccatcgccaagctgccggacgaggtcaccgccattcgcgcggccgccctgcccaccgcgggcatcacggcgctggatctcatgcacgcggccggggtcaagggcgggcagcgggtcttgatcgtgggcgcgtcgggcggagtcggctcgtacctggtgcaactcggcgcgctggccggggcgcacgtcatcgccaccgcccgccccgacgacaccgatcgcatgatccggctgggcgcgaccgaggtggtgaactacggccgcgtcaccgtcaccgactcgccgacacgcgccgaggactcggagctgtcggccgccgattcggtgcgcatgacccacccgggcggcatcgatgtgctcttcgatctggtctccgcgccgccggtcttcgccgacaacgcgagcctggtgaagccgggcggctgggcctactcgaccaccgggtccgccgacgaggccgacctgaaggcccgcggcatctccggcggcaacctccaatcgagtggcggcgcagccgaattgcgggagctgctgcgcctggtcggcaatgccgacctgatggtcccgatcagcaatatgccgccgctggcggcggccgcggaggtaatcggagcgtccggcgcacgcggcaagacggtgctggtg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gcggtagtcatgcgcaatcgcaagctggtggtggatgaggtgcccgagccggtgcccggacccggacaggtgctggtggagaccatcgcctgcggcgtctgcgggtcggacaagcaggccctcgactataccgatgaattcctccaggcctcacgggattccggggtgccgaccttcctgttcgacccgtgccgggacctggtgatggggcacgagctggcggcgcgggtcatcggcgcgggaccggatacgccgttcgtcgagggacagaatgtggtggcgctgccgtgggcgctggacgcggcgggcgggattcacggggtcgggtactccaatgacttcccgggcggctacggcgagcgaatggtgttgcaggccatggccttggaacccatccccgatcatgtgccgccgcacgtggcagccatgaccgagccgctggccgtcgggttcggcaatgtggcccggaccggcatcgggcccgacggaaccggcatcgtgatcggctgcggccccgtcggtttgggcgcggtggcggcgctggccgagcgcggtgtcgcgcccatcgtggcctcggatccgtccgagctgcgccgcgaggccgcgctgcggttgggcgcgcaccgggtggtggacccggccaccgaggacccggtcgaggtgtggcaggagctcgcctcgccggggcagaagctgcacgtctgggtgtgcgcgtcggtgccgggcctgctcaacgacctcatgtacaaggtcccccgcgagaccgcgattctccagatcggcgcggtcatgaccgacgatgtcatccggccgatcgtcggcatctacaaggacatctccttgcagatgtgcatggtctatccgcacgaggagtacgcgaagaccctgcaccgcatagccgatggcaccgtggacgccgcttcgctgattaccgatcaggtcgggctggacggcgtcgcgggcaccatcgaagcactgcgcaatccggacgatcacattcagattctggtgcggccggagt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attctggtcaccggagtcaccgaggcgagcggccgggcggtgtcgcgcatgctgctggcggcgggtcacgacgtgaccggcctggaccggcagcgccaccgctatgtggacccgcgggtcgaggtgatcgtcggcgacctgtccgatgccgggatctgcgggcgggccgcggccggcgtggacgccatcgtgcacctggcgggtaccgcggtggctccgattgccgaggcggccaaggattccggggcgcgactcgtggtgctggcgggtgcggatccgaacgccgaacggaccgggaccggatccggtgcggacgcgctcgtcgtgcgcaccgccctggtggcgggccgccgcctggacaagagcggctggcgcaccctggagagtctgaccggcggcaagggcagcatccaggtgctgcactacgacgatctcgagcgtttcctggtgctggcggcgctctcgcagcgcaccggcgtggtcgagctggccgcgcccggcgaggtgtcgggagccgatgtcaagaagatcttcgccgacgcgggcgtgaaatacattgcgtggctgccgaagtcgtcggcgacgggcacccgggtggactcgtccgccgctcgcgaggaatggggcttccgctacggctggaccgccaccgaggtgatcgccgacgtggcccgcgggctgcacggccgcaagagcaccggctcgggcatccgcgcccgccgcggcgcgatcccgctgcccagccacgtggtgccgcagaacgcgcccacctccgacggctacacactgaaatccgctgcgccagagggtcttcaaggtgaattcgacgacctggtcgacgaccggatcccggtctacaccgccaccaatacctccgaggcgctgcccggcccgctcaccccgctgaccatcgacctgcaggccggtgccatccggctcggcaacgaggccatgggaaatatgatcgccatcgaaggaatcgcgttggagcactgggtctcccgtgtcaccagcgtgctcggccatcacatgtacatcaatgcctccatcggcgtcttctccgcgcagaacatgcccggctgggacgaggagagcgtgcgccgcgacgtctacggcaccatcggcgatgtcgagctgcaccccaagggccgtcccgccatgccgaccggaatggccgcgcgcgcgggcactttcaaggccctgggccgcgtcgccgccaccgccatgcagtacgccgagaccgccgagctcatcaatgccgcctcgcacgcggaagccctgacccgcgatgagatctccgagctcaccgacgagcagttgcatgcccgcgccctgctctggcgcgaccgcctcaaccaggcctggcaggccgcctccatcggcgtcatgatgaccggcgcggccaccgccgcccacaagggcgaggtcaagatcgacctgaaccgcctggagtcggccaagaccatgctggccgtggagcggctggcggcgctgtgccgcaaggacgccgggttacaggaggtcgccaagagcggcgatgtcggtgcggcccgggagaagtcgccggagttcgcccacgccctggatcaggagctggcccgcatcggccaccgcgggcccggcgaatgcgagctcatcaacgccaccttcggcgaccgccccgaactgctggtcaccgcggcgggccgggccgcggaaatgcccgcgccgcaccgcgaaccggtgcccgagccgaccggccgcaccgccaagatggccgtcggcgcgaccgtctaccgcgagcgcgcccgcgacgcggtggtgcgggtcaccaactgcctgcgcctggccacccaggagcgcgcggcacgtctggtgaaggcgggcaagctcaccgagatcgaggactcggcgttcctgaacctcgacgaaatcctctgggctcccgccgatctgaaggagcgcgtggcccgccgccgggccgagcgcgcccgcttccaggccgtccgcatgcccgacgtggtcaacggcccgtgggagccggaggagatctccggcgcgatcgcggtgggcgacaccatttccgggctcggcgtcagcccgggcgtggtggagggcaccgtcaagcgcgtcatgaccctcgacgacgatatcgagcccggcgacatccttgtggccgcggtgaccgacaccggccacaccgccatgttcgcctacgcgggcgcggtggtcaccgatatcggcggcgcggcctcgcacgcggccatcgtggcccgcgagttcggcgtcccctgcgtcgtggacaccaagaccgcctccgacgccctgcgcgacggccagcgcgtccgcgtcgacggcgcggccggaaccatcaccctgctcgccgacgtcg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gcacgccatcggcctggcccggctgtgcccgcacagcgagaccgccttcgcggtgggtgcggtcatcgtgggggcggacggggtcgagatcgagcacgggtggtcgcgggagaccgacgccaaggtgcacgccgaggaatcggcgctgaacaagctggcggccgacgacccgcggctgccgtacgccacgctgtacagcacgctggaaccgtgttcgcagcgggcgagccaggatcgcgcgccgtgcacggatcgcattctggcggccgggatccggcgggtggtcatcgcgtggcgggagccgggcaccttcgtggagaactgcgtcggggtggagaagctgcgcgagcacaagatcgaggtggtcgagctgcccgatctggccgacgaggccatgtcgatgaaccggcatctgcgcct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caggttctggtggcggcgatggtggcgctggcggtgtcgatcacgttgacgcccttgctgattcggttgttcacccggcaccggttgggccagcaggtgcgtgcggacgggccggcgacgcatctggccaagcaggggaccccgaccatgggcgggatcgccatcctgatcgggataggggcggggtatctgggcgcgcatctggtggggatgcactacgagggcaccgggcccagcgcctcggggctgctggtgctggggttggcgaccgcgctgggcggggtcgggttcctcgacgactacatcaagctgtccaagcggcgcagtctgggattgaccgcctcgggcaagtatctcgggcagctgtgcgccgcggtgattttcggggtgctggcgttgcagttccgcggcggtggcgggctgaccccggccagcaagcaggtctcgatcgtgcgcgacatcaccacggtgtcgctgggactgaccgggttcctggtggcggcgtgcctgctggtggtggcgtggtcgaacgcggtcaacatcaccgacggcctcgacggtctggcggcggggtcgatggggttggcgctgggcacctatgtgctgatcacgttctggcagtacacccacgcgtgcacggccaaggcggtgccgggctgttacacggtgcgcgatcccctggatctggcgatcgtgtgcgcggccggggcgaccgcgtgtgtcggattcctgtggtggaacgcggctccggcgaagatcatcatgggtgacaccggggcgctggcgctgggcgggctgctggccgggctctcgatcaccagccgcaccgagttgctcatggtcgcggtcggggcgctgttcgtggccgagatcctgtcggtgctgctgcagatcgtcatgtaccgcaccacgcgtacgcgactgttcaagatggcgccgttccatcaccatttcgagttgaccggctggcccgagacgacggtcagtatccggttctggctgctggcggccatcgcctcggccaccgggctggtcgccttctacggcgagcatctgaacaacaccggctcgcactcgctgc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gcaggttctggtggcggcgatggtggcgctggcggtgtcgatcacgttgacgcccttgctgattcggttgttcacccggcaccggttgggccagcaggtgcgtgcggacgggccggcgacgcatctggccaagcaggggaccccgaccatgggcgggatcgcgatcctgatcgggatgtgggcggggtatctgggcgcgcatctggtggggatgcactacgagggcaccgggcccagcgcctcggggctgctggtgctggggttggcgaccgcgctgggcggggtcgggttcctcgacgactacatcaagctgtccaagcggcgcagtctgggattgaccgcctcgggcaagtatctcgggcagctgtgcgccgcggtgattttcggggtgctggcgttgcagttccgcggcggtggcgggctgaccccggccagcaagcaggtctcgatcgtgcgcgacatcaccacggtgtcgctgggactgaccgggttcctggtggcggcgtgcctgctggtggtggcgtggtcgaacgcggtcaacatcaccgacggcctcgacggtctggcggcggggtcgatggggttggcgctgggcacctatgtgctgatcacgttctggcagtacacccacgcgtgcacggccaaggcggtgccgggctgttacacggtgcgcgatcccctggatctggcgatcgtgtgcgcggccggggcgaccgcgtgtgtcggattcctgtggtggaacgcggctccggcgaagatcatcatgggtgacaccggggcgctggcgctgggcgggctgctggccgggctctcgatcaccagccgcaccgagttgctcatggtcgcggtcggggcgctgttcgtggccgagatcctgtcggtgctgctgcagatcgtcatgtaccgcaccacgcgtacgcgactgttcaagatggcgccgttccatcaccatttcgagttgaccggctggcccgagacgacggtcagtatccggttctggctgcacacccacgcgtgcacggc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gcaggttctggtggcggcgatggtggcgctggcggtgtcgatcacgttgacgcccttgctgattcggttgttcacccggcaccggttgggccagcaggtgcgtgcggacgggccggcgacgcatctggccaagcaggggaccccgaccatgggcgggatcgcgatcctgatcgggatgtgggcggggtatctgggcgcgcatctggtggggatgcactacgagggcaccgggcccagcgcctcggggctgctggtgctggggttggcgaccgcgctgggcggggtcgggttcctcgacgactacatcaagctgtccaagcggcgcagtctgggattgaccgcctcgggcaagtatctcgggcagctgtgcgccgcggtgattttcggggtgctggcgttgcagttccgcggcggtggcgggctgaccccggccagcaagcaggtctcgatcgtgcgcgacatcaccacggtgtcgctgggactgaccgggttcctggtggcggcgtgcctgctggtggtggcgtggtcgaacgcggtcaacatcaccgacggcctcgacggtctggcggcggggtcgatggggttggcgctgggcacctatgtgctgatcacgttctggcagtacacccacgcgtgcacggccaaggcggtgccgggctgttacacggtgcgcgatcccctggatctggcgatcgtgtgcgcggccggggcgaccgcgtgtgtcggattcctgtggtggaacgcggctccggcgaagatcatcatgggtgacaccggggcgctggcgctgggcgggctgctggccgggctctcgatcaccagccgcaccgagttgctcatggtcgcggtcggggcgctgttcgtggccgagatcctgtcggtgctgctgcagatcgtcatgtaccgcaccacgcgtacgcgactgttcaagatggcgccgttccatcaccatttcgagttgaccggctggcccgagacgacggtcagtatccggttctggctgctggcggccatcgcctcggccaccgggctggtcgccttctacggcgagcatctgaacaacaccggctcgcactcgctg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ttggctggttggcggacgcgggcattcaccgcggccgtagcgtcgacgggtgcgctgttggctatgccgggcactccggcccacgccgaaactgcgggcacgacgatctcggccacccctgctcccgacggcttccgcggcctgagcaacggcaccatcatcgactactggaccacccgctccaatggcgaaccggtgaaagccagtggcgcgctgttcgttccgcccggccccgcccccgcgggcggctggccgatcatggcctacgaccacggcacctccggcatgggaccgggctgcggcgggcagaccgacaccacgaagatgagccgccccaaggaggaccaggtcctccagtacttcgtgaacaagggcttcgccgtggtcgcccccgactacctcgggctgggccgcttcgacaccggcccgcacccgtacctggagatcagcaccgaggccggttccaccgtcgacctgctgaaggccgcccgcgcgaccgatccgtcactggggcgcacgtgggcggtgaccgggttctcacagggcgggcaggcggcgctgggcaccgcgcatctgcaggcggcggccactcccgacctcgacttccgcggcaccatcgcggtggatccggaatcggatctggagaaggtgacccccttcgtcggcccgtgggtgcccgagattccgggccaggcggggaccgcggtgaacggcttcgtggtcagcatgctggccgggctgcgggacacccaccccgaggtcgatgtcgacagctacctcaccccgcgcggcaagcaggccctggacgagtcgcagagcctgtgcttcctcgacatcatgaaggtggtcgacggcatgggcatcggcgacatgctgtcgcggccgctcaacgatccggtcttccagacggccatgaacgagtacatgaccgtgccggtcaacggctatgacgcgccgatcctgttgctgctcaacgccaccgacaccaccgtgccctcgccgttgcacgccgcgctggccgcgcagttcgccgccaacggggtggacttccagaccgtggtcggcaccggcacgcacacccagctgaacccgcagatgtgggatgccatcggggcgttcaccgatcggatcctggcgacgcccgcg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cgctatgtagccgccatcgatcagggcacgacgtcgagtcgctgcatcgtcttcgatcaccagggccgaatcgccggagtcgctcagcgcgaacacgagcagctcctcccgcagcccggctgggtcgaacacgatcccgaaaccatctggcgcaataccgaattcgtgatcgccgaggccctgcgcggctgcggcgtcggggccgcggaggtggccgccgtgggcgtcaccaaccaacgcgagaccaccgtggtgtgggagcgcgccaccggcaggcccgtttacaacgccatcgtctggcaggacacccgcaccgccgaactcaccgaactgctcgccggggacgagggccccaaccggtacgccgaccgcaccggtctgccgctttccacgtatttcgccgggccgaagctgcgctggatcctcgacaatgtgccgggcgtccgcgagcgcgccgaggccggggaactgtgtttcggcaccatcgacagctggatcctgcggaagctgaccggtctgcacatcaccgacgtcaccaatgcctcgcgcaccttgctgatggatctgcgcaccttgcaatgggatccgcggatctgcgccgagttcgacattccggtgtcgatgctgcccgagatccgcagcagctcagaggtttacggcgacatcacgaccggcgcgctggcgggcgtcccggtcgcgggcatcctgggcgatcagcaggccgccaccttcggccaggcctgcctgtcccccggcgacaccaagaacacctacggcaccggcaatttcatgctcatgaacaccggcaccaccccgatcttcagcgagcacggcctgctcaccacggtctgctaccggctcggcgaccagcccgccgtgtacgccctcgagggctccatcgccgtcaccggttccctggtgcagtggctgcgtgacaatctcggcctcatcgcctcggccgccgacatcgaacccctcgcgcgcaccgtcgcggacaatggcggcgcgtacgtggtcccggccttctccggcctgttcgccccgcgctggcggcccgacgcccgcggcgtggtggcgggcctgacgagcttcgtcaacaagggtcacctggcgcgagccgtgctggaggccaccgctttccagacccgcgaggtcatcgacgccatgcgcgccgactccgaggcccagcggctcgatgtcgagaaggtgaccctcaaggtcgacggcggcatggtggtgaacgaactgctcatgcagttccaggccgacatcctggacgcgcccgtggtgcgcccggtcgtcaccgagaccaccgcgctgggcgcggcctacgccgcgggcctggcggtcggcttctggtcctccaccgacgacattcgcgccaactggtccgaggacaagcgctggctgcccgccatgcccgccgccgagcgcgaccacctcgtgcacgaatggaacaaggccgtcgaacgcacctacgactgggtcgaatccgattccgcggcaaagaaatccacggtggccgcggaa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gagctgcagttcattcgggccgggcatctggagtggcgggagcggcccgcgccggtgccgcgcgatccgcgagacgccatcgtgcgcccgttcgtagcgggccgatgtgacggcgacaccctgccgatccatcggcgtgtgtcccgggcgatgcaactcgggatgcgggccgagctgatcgatccggtcgtgggcagcatctgcgggccggtcccgttccagggaccgttcggcatcgggcacgagtgcgccgccgaggtgatcgaggtgggcgagggcatcaccaccctgcgacgcggcgatgtggtcgtggtgccctgggccgtctcgtgcggcgactgccgcgaatgcgggctcgggctcaccgcgaaatgctccaccacccgtgcctcgaccttggcggcgttcggcttcgggcccgccagcggcccgtggggtggcatggtcgcggacctgctgcggattcccttcgccgaccacatgctcgtaccggtccccgccggggtcgaccccgtacgggtagtcgcggccagcgacattctctccgacgcctggcgatgcgtggtcccgggcctgcgagcgcggccgggcggcaaggtgctcgtcctcgggggcgcggcgcagagcatcggactgtacgcggccggtttggcggtccggcacggcgcgaccgtcgtcgactatgtcgatcaccgccgcgaacgcctcgacattgccgaaaagctcggagccacaccatatgccgtggcctcgaaagggaaattgcggctcggtcacatcccgcgccgcgactacgacatcgcggtggagggcacctcgacggcggccggagtcgatgccgcgctgcgctcgctgggtcctggaggatgctgtcagcccgtcggctactacctcccggttatcaccaaggtcccgctcatgcgcatgtacgccaatgacgccaccctgaagatcggtgtctccaacgtccggccgatcctgccggacgtcctggatttcgttgcccggcacgacttccccgccgaagtggtcaccaccctgaccgccgactgggcggacgcacccgaggcgtaccgggcgcacaccaccaagctggtcctgcaccgtagcccgctccacaccgccgatcggatcgaaacgaacgccaccccaaagaaattgaagc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gccagggtggaatacgtgacggtgcactcggcggtggacgtgattcgggccaagcgcgacggtggcgagctcagcgacgcgcagatcgattgggtggtggacgcgttcacgcgcggggaggtggccgacgagcagatgtcggcgctggccatggccatcgtgtggcgcggcatgacccggcgcgagaccgcgcgctggacccgcgcgatgatcgactccgggaagcggctggacttcaccgatctggggcggcccaccgtggacaagcactccaccggcggcgtcggcgacaagatcacgctgccgctctcgccgctggtcgccgcctgcggggccgccgtgccgcagctgtccgggcgcggattgggtcacaccggaggcactctggacaagctggaggcgatacccggctggcaggccgacattccggccgaccggatgcgggagatcctggcggatcccgcgatcggggccgtggtgtgcgcggccggggccgacctcgcgcccgccgacaaacggctctacgcgctgcgtgacgtgaccgggaccgtggaatccatccccctgatcgccagctccatcatgagcaagaagatcgccgagggcaccggggcgctggtgctcgacgtcaaggtcgggcgcggggccttcctgaaggaactgccccaggcgcgcgaactcgccaccgccatggtcgaactcggcaccgacgcgggcgtgcggacggtggcgctgctcaccgccatggacaccccgctcgggcacaccgccggaaatgccctggaggtctgcgaatccctcgacgtgctggcgggcggcggaccctccgatgtcgtcgacctcaccctggccctggcccgggagatgctggcgcaggccggaatcaccgatatcgatccggccgacgcgctggccgacggccgggccatggaccactggcgggccatggtgcgggcccagggcggtgacccggacgcgccactgccgcaagcccgccataccgaaatcctgcgcgccccggcctcgggcacgctcatccgtctcgacgccctcgacgtggggctggccgcctggcggctcggggcgggccaggcccggcagggcgatccggtgcaggccggtgcgggcatcgaaatgcatgccaagccaggcgattccatcaccgggggtcagccgttgctcaccctgcacaccgatacccccgaggctttcccggcggcgctggaactgttgcgcgacgcgttcaccatctccgacggcgacagcgcgccgccgcagccgctggtgctggagcgcatcac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gccagggtggaatacgtgacggtgcactcggcggtggacgtgattcgggccaagcgcgacggtggcgagctcagcgacgcgcagatcgattgggtggtggacgcgttcacgcgcggggaggtggccgacgagcagatgtcggcgctggccatggccatcgtgtggcgcggcatgacccggcgcgagaccgcgcgctggacccgcgcgatgatcgactccgggaagcggctggacttcaccgatctggggcggcccaccgtggacaagcactccaccggcggcgtcggcgacaagatcacgctgccgctctcgccgctggtcgccgcctgcggggccgccgtgccgcagctgtccgggcgcggattgggtcacaccggaggcactctggacaagctggaggcgatacccggctggcaggccgacattccggccgaccggatgcgggagatcctggcggatcccgcgatcggggccgtggtgtgcgcggccggggccgacctcgcgcccgccgacaaacggctctacgcgctgcgtgacgtgaccgggaccgtggaatccatccccctgatcgccagctccatcatgagcaagaagatcgccgagggcaccggggcgctggtgctcgacgtcaaggtcgggcgcggggccttcctgaaggaactgccccaggcgcgcgaactcgccaccgccatggtcgaactcggcaccgacgcgggcgtgcggacggtggcgctgctcaccgccatggacaccccgctcgggcacaccgccggaaatgccctggaggtctgcgaatccctcgacgtgctggcgggcggcggaccctccgatgtcgtcgacctcaccctggccctggcccgggagatgctggcgcaggccggaatcaccgatatcgatccggccgacgcgctggccgacggccgggccatggaccactggcgggccatggtgcgggcccagggcggtgacccggacgcgccactgccgcaagcccgccataccgaaatcctgcgcgccccggcctcgggcacgctcatccgtctcgccgccctcgacgtggggctggccgcctggcggctcggggcgggccaggcccggcagggcgatccggtgcaggccggtgcgggcatcgaaatgcatgccaagccaggcgattccatcaccgggggtcagccgttgctcaccctgcacaccgatacccccgaggctttcccggcggcgctggaactgttgcgcgacgcgttcaccatctccgacggcgacagcgcgccgccgcagccgctggtgctggagcgcatc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tccgtcacaaccgcgttcccctgtattactcggaagacaggtattacccggactattcggcgtccacccgatcgcccaagaccccgaagcccatcctgacggtcatcgcattcgcactggcggcgttctcgctgatctcggcatacggcctgctcttggcgatcgtcggctacttcctcggcagcctcgggcatcacaggggagagccctcggccaagtacgcggtcgtcttctcgctcgcggccctgctgttcacgatgttcgtcctcgtcgtttt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agccgagaaggccatgggcggggtttccgaactagccgccgcagccattgccgaacgtactggagtgcacaagcaccgggtcgccgtggtgctcgggtccggctggcaggaagcggccgccgagatcggcgaaccggccacctccattccgatggccgaggtgcccggcttcggatcgcccacggcgcagggacatcagggcaccatccactcggtaccggtcggcgagtcgccggtgctgctgctcatgggccgccagcatctctacgagggccacgcgccgagccaggtcgtgcacaatgtgcgcaccgcgctggccgcgggtgcggagaccgtgctgctcaccaatgccgcgggcggaattcgcgacgggctggccgtcggcgaggcggtgctgatcagcgaccatctcaacctgaccggccgcacccccatcgagggcgcgaacttcgtggacctggtcaacgcctgggatcccgaattgcgcgcgctggcaaaggaaatcgacccgagcctgaccgagggcgtctacgcgggcctgaccgggccgcagtacgagacccccgccgagatccgcatgctgcgcaccctgggcgcggacctggtcggcatgtcgacggtgctggaggccatcgcctgccgcgagggcggggcgaaggtgctcggtatctccctggtcaccaacctggccgccggggtcaccggcgcgcacctctcgcacgccgaggtgctggccgaaggccacgccgccgcaccgagattgggcaaactcctgcgcggcgtcctggaacgcctc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accgtgatcgcgcccgccgacggccgggtggtcgacaccattgccaccgacacgcccgacggggtgcatgccaccgtgtaccggctgcgtgacaatgccgcgctctggcactcgctcggggtggtcggtcggatccattggctgaccttgttccgaaactggttgctggacaatcgggatgcgctggtggcgctgctgggcgcggagaccggcaagaccgggtcggaggccgatgccgagttcggcctggccctcgatgccctcgaccactatcgcgcgcacggtgcggaattcctgggcggacggcacccgcaggtcgccctgcgcccgggagcggccatgcagctggccgtggcgcaatcggcgtgtgcggtggtcggggtgctcgggccgtggacatatccgctggcactggccgccttcgatgccgtgcccgcgctggtgtcgggggccgcggtggtggtgaagccgtcctcggagacgccgctcaccctgcgggccctcacccgggggtggcgaagtatcggggccccagcggttttcgagtccgtgaccgggcacgaggccgggcccgctgtcctggattgcgtggattatgtccgtttcaccggaagcgcggagaccgggaaggtggtggcgctgcgggccgcggcccggctgatcccgtgctgcctggacctgggcggcaagtccgcggcggtcgttttgtccgatgccgatctggatcgggcggccgccggcattgccctcggcgggctggcgaacaacgggcaaagctgcaattgcgtcgagcgcgtctacgtcgagacacccgcctacgacgcctttctcgacaaactggtgtccgaggccgccgccttcggcccgatcctcggcgacgagccgggcaccggggtgatgacctcggccgcccaggtggagctggtccgcgatcaggtgcgcgacgcgctgctcaagggtgccacgctgcgctgcggcggcaccggcacggaccacgccttcgagccgaccgtgctcgccgacgtcgatccgaccatgtcggtgctcacccagcagaccctcggcccggtgctgccggtggtgcgggtggccgacgcgggggaggccttcgacctggcccgccgctccccggccggtccgtgcctgagcgtctggaccgccgacaccgccgccgcggcgcgggccgtcggccgcttcgcgcccgtccgggtgggcgtgaacgacatctcgccgcacgtggcccggcccctgccgt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gaggtggtcggccaccccacggcggtgaacccggaccgcggactgcggcgggaggccaccgcgcgcggctggcccgtgctcaccttctcgaacccggtgtcgctgtgggcccggatcccggccccgaccaccaccacggtggccgccacggccgcggtcagcctgggggcactggccgccggggcactcacctaccgactgctgcgccggcggcga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gaggtggtcggccaccccacggcggtgaacccggaccgcggactgcggcgggaggccaccgcgcgcggctggcccgtgctcaccttctcgaacccggtgtcgctgtgggcccggatcccggccccgaccaccaccacggtggccgccacggccgcggtcagcctggggggactggccgccggggcactcacctgccgacggctgcgccggcggcga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gatcatgacagccggctccccgaggccgcgctcaccgctccacagtccgtggtcgccctggtcgacgccgcctccccggtggaacgcgaactcatcgggcactggctcgccgagggcggcatcacccaggaattcggcacctccgcaccggtcacccagatcgatctggaccccaccgcggtcaccgatcgattggtcggccgcggcgacgacccactggtggttccggtgcgggtgctgtggctgccgccggagcgagacggcgtgcggcgcaccaccttcagcgatctgatcaccctcaccaacccgcgcaaaccccatcggttcatgcagcggcggctgctcagcaaggcacccgaccggcacctggtgctgaccgggcagcccgcccggctcagcgagctgcgcgccaacaatcccggatccgccggcgtcccggacgctttcggccgggccatcgtgcgcgcgggcatcgtcgccctggaacgcgccgagcgcgcggtcatcggcgaccggtacaaggtgccgcggctggtggtcgaggagatcctcgactcgccggaattcctgcgccggctcgacggcatcgccgaggcggccgggctgccgtcccgcgaggtgtaccgccgggccgagaaggggctgcgcgaactcgtcgcggcccagtcccgcctggtatcggacctgttcacccaggccatgcgcccggtgcacgcctccacctggaaggtcgactccgacgagtccggcctggacggactgcgcaccctgaaccggcgctacccgctggtcttcctgccctcacaccgctcctacgtggacgccttcgtgctcggggacatcctggcccgcaacgacttcccgcccaaccacgtggtcggcggggccaacctcaagttctggccgatcggcccgatcgcccggcgcaccggagccgtgttcatccgccgcagtttcggcgacgacgaggtctacaaggccgtcgtcgaggagtacttcgcctatctgctgaacaagcgcttcaatctggagtggtacttcgagggcggccgcacccgcaccggcaaactccgcccaccccgctacggactgctgaactaccttgcggcggcactgcgttcgaaacgcatcgacgacgtcatgctggtgccggtctccatcacctacgagcggctcaacgagatcggggccatcgccgacgaacagaccggcggcagcaagcaacccgagggcctggcctggctggcccgctacgtgcgcagccagcagcactccgccgggcacgtgtacgtgcgcttcggcaccccgctctcggcgcgcggccggctggccgtgcacggggatccgctggcggcacacccggatccggccccggcgccgatgctcgaactcgagcaccgcgcggtgcagcggctggccttcgaggtcgcggtcggcatcaacgaggtcacccccatcaccgtcaacgccctcaccaccctggtgctgctgggcgtgcacgagcgcgccctcacccgcagcgaactgcgcgccgccatcgcgcccgtgctcggctacatcgagaatcgcggcctgccgcgcggcgaactcgccacgctgcgtgacgatcaccggctggccgtggtgctcgaacagctcgccatcgcgggggtggtgaccgtgtaccgcggcgggctggaatcggtgtacgccattcacgccggggcccacctggaggccgcgttctatcgcaacagcgcggtgcactggttcgtcaaccgcgccattctcgaactggccgtcctcaccgcgatggaggcgcccgaaggcgatcagctccgggtcggctgggaggccgcctaccggctgcgggacctgctcaaattcgagttcttcttccccgagcgcgccgaattcaccagccagctcaccgcggagatgctgcgggtggacccggaatggcaccaccgcacggccgcgggcaccgtcggatccgacatcctggcccagctgaccgattccggattcatgatggcgcaccgcgtattgcgctccttcttcgacgcgcaactcgtggtggccgaacgactcgccgcgcgcgatcccgccctcgaggtcgaccggaaggacttcgtcgacgagtgcctgcaggtcggcaaacagatgctgctgcaacagcgcctgcacagccccgaatcggtgtcctccgaattgttcggcagtgcaatcaaactcgccgacaatcacggcctgctcacccccgccgaggatcccgccgagctggccgcccgccgcacccgcttcgccggggaactgcgcgccatcggcgcgcgcatctcccgcgccgccaccctcgacccctccaaccggctggacacgct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tacctcgcgggcgctcgcggccgccttcactaccgacgatggcagctcgacaatgcacaggccgtcctggctctcctacccggaatcggccagcacagcgcgcactatcaccgattcgcccgggcgctggccgccgacggcatcgaactctgggccctggacacctccgggcacggtctcagcgaaggggacccggagcggccgggcaccatctacgaattggccgatgacgcccgattgttcctggatcgagtgcgcgcgcagtcgaattccacgcccttcctgatgggtcactcgctgggcgcggccaccacgctggccgtgctgcgggaatccgcaccgggcgagtatccgggcctggtgctgtccggcacgcccaaggcggtgctcgagggcaggtccccgaagtccgcgcgcggggccgccggctcgaatcgggctcgcgtacatgccggaccgcgctcgcgcgccgccctggcgaccgagcgggagtcggattggccgggcccgcggctgcctgagggcctgccggtcctgatcgtgcacggcgcggacgaccgccgcgccccggtcgacccggtccgggactggtccgaccgcgtcggcgcgcgcttccacaccttcccgaacgccgggcacgacctgttgcacgagccggtgcatgccgaggtcaccacccagatcgtcgaattcgtgcacgcccgctccct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acgatgaatgcttggcaggtgatggagccgcggccgatcgacgcggggccgctggtgttcgggcggttggcggttccggagccgcaggccggtgaattgctggtgcgggtgctggcgtgcggcgtgtgccggaccgacctgcatgtggccgagggggacctcgcggtgcatcgggccggggtggtgccggggcacgaggtcgtcggggaggtcgtgcgggccggggtgggcgcgggcggggagttcgcggtgggggatcgggtggggatcgcctggttgcggcacacctgcggggtgtgccggtactgcttgcgcggcaatgagaacctgtgcccgcagtcgcggtacacgggctgggatgctgacgggggatacgccgaattcgccaccgtgcctgcggattacgcgctgccgctgccggcgggctatgccgataccgagctcgcgccgctgctgtgcgcggggatcatcgggtatcgggccctgaagcgggccgcggtgcccgagggcgggcggctggggatctacgggttcgggggcagcgcgcatctggcggcgcaggtggcgctggcgcagggggcggaggtgcacgtgatgacccgggacgagtcggcgcgggagctggcgctgaagctcggcgcggcgtcggcgcagggagccgcggacgcgccgccggtgccgctggattcggcgattctcttcgcgccggtcggggatctggtgctgccggccatggcggcgctggatcggggcggggtcctgtccatcgccgggatccatctcagcgatatcccggtgctgaactatcagcggcacctgttccaggagcgcgagattcgttcggtcaccgccaatacccgcgtcgacgcccgggagttcctggacttcgccggacgccaccggctcgaggtgacggtgcggccctatccgctggccgaagccgatcgggcgctgagcgatctggcccacggccgcttcgcgggggccgcggtgctggtgcctacttctgcagc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gacgatgaatgcttggcaggtgatggagccgcggccgatcgacgcggggccgctggtgttcgggcggttggcggttccggagccgcaggccggtgaattgctggtgcgggtgctggcgtgcggcgtgtgccggaccgacctgcatgtggccgagggggacctcgcggtgcatcgggccggggtggtgccggggcacgaggtcgtcggggaggtcgtgcgggtcggggagggcgcgggcggggagttcgcggtgggggatcgggtggggatcgcctggttgcggcacacctgcggggtgtgccggtactgcttgcgcggcaatgagaacctgtgcccgcagtcgcggtacacgggctgggatgctgacgggggatacgccgaattcgccaccgtgcctgcggattacgcgctgccgctgccggcgggctatgccgataccgagctcgcgccgctgctgtgcgcggggatcatcgggtatcgggccctgaagcgggccgcggtgcccgagggcgggcggctggggatctacgggttcgggggcagcgcgcatctggcggcgcaggtggcgctggcgcagggggcggaggtgcacgtgatgacccgggacgagtcggcgcgggagctggcgctgaagctcggcgcggcgtcggcgcagggagccgcggacgcgccgccggtgccgctggattcggcgattctcttcgcgccggtcggggatctggtgctgccggccatggcggcgctggatcggggcggggtcctgtccatcgccgggatccatctcagcgatatcccggtgctgaactatcagcggcacctgttccaggagcgcgagattcgttcggtcaccgccaatacccgcgtcgacgcccgggagttcctggacttcgccggacgccaccggctcgaggtgacggtgcggccctatccgctggccgaagccgatcgggcgctgagcgatctggcccacggccgcttcgcgggggccgcggtgctggtgcctacttctgca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ccgccggtgcccagcgccgtcgacctcaccggtgccaccgtgctcgtcgccgacgatgtcgccgataccggcaagaccctcaagctggttcgcgacttctgctccgatcacgtggccgaggtccgctgcgcggtcatctaccagaaaccgcactccgaagtggactgcgaatacgtgtggaagcgcaccgacaagtggatcaacttcccgtggtcggtgctgccgcccgtcgtcaaacgagaggtccgcgtcctcg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cggctgcggggggtggtgatcgccgtcgtgctcgtcactgtgacggtggtcgtgagttcctacgcgcgaggcagtttcgcggacaagttcgaagtcaccgtggacgcggcgaccctgggcgagggcctggcgccgggttcggaggtgaagttccgcggcttcgccatcggcaccgtgaaacacgtgcagaccgtcggctacgggcatcagcgcatcgatctggagatcgagcgccgccaggccgacgcgctcaccgacgacgtcaccgcgcgattcacctcgtcgaacgtattcggttccagcgcaatcgaattagtacccggcaccgacggccggaaactgcgcgagcacaccgtgctgcagatcggcgagaacgccaccaatgcgaccgtctcgggcgtgttccggcgcgcggcgcggctgacccaggtgctggattcggcgtcggtgcatcggctgttcgatctgctgctcgacaatgccgcgaccctgggcccggtgctgaagtcgttcttcgagaccgcgcagaccctcgcggacgggcagcagaacaccctcgcgcactacctgcgcatcggcggggacatgaccggggcgttccgcgacctgaccccgtcggcgggtcacgcgatcctgtccgtcctcgagcagagtgcctacttcggcgacccggagaaccgcgcgcgcaccaacagatccaccagtggcgtgaaccaggccgtactgatcggcctgtcgaacctgctggaacagaacaacccggacctcgagaaaatcctcgattccatcctggacctggcggtgccgatcagcgtctcgatcggctcggtggccccggcctacaaccggatcccgaacctgctgcgcgccatggacggcgccctgccgaatgtcgacggccacgtgcagctgcaactcgaactgatcgccaaaaccatgccgtacctggccgattcgctggcgggagggacc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gcggctgcggggggtggtgatcgccgtcgtgctcgtcactgtgacggtggtcgtgcgttcctacgcgcgaggcagtttcgcggacaagttcgaagtcaccgtggacgcggcgaccctgggcgagggcctggcgccgggttcggaggtgaagttccgcggcttcgccatcggcaccgtgaaacacgtgcagaccgtcggctacgggcatcagcgcatcgatctggagatcgagcgccgccaggccgacgcgctcaccgacgacgtcaccgcgcgattcacctcgtcgaacgtattcgggtccagcgcaatcgaattagtacccggcaccgacggccggaaactgcgcgagcacaccgtgctgcagatcggcgagaacgccaccaatgcgaccgtctcgggcgtgttccggcgcgcggcgcggctgacccaggtgctggattcggcgtcggtgcatcggctgttcgatctgctgctcgacaatgccgcgaccctgggcccggtgctgaagtcgttcttcgagaccgcgcagaccctcgcggacgggcagcagaacaccctcgcgcactacctgcgcatcggcggggacatgaccggggcgttccgcgacctgaccccgtcggcgggtcacgcgatcctgtccgtcctcgagcagagtgcctacttcggcgacccggagaaccgcgcgcgcaccaacagatccaccagtggcgtgaaccaggccgtactgatcggcctgtcgaacctgctggaacagaacaacccggacctcgagaaaatcctcgattccatcctggacctggcggtgccgatcagcgtctcgatcggctcggtggccccggcctacaaccggatcccgaacctgctgcgcgccatggacggcgccctgccgaatgtcgacggccacgtgcagctgcaactcgaactgatcgccaaaaccatgccgtacctggccgattcgctggcgggagggaccaaa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gctgagtcagggcgtattcagccagggcgcggtcgtcccgctgcgggagctgttgctggtgctgctcgtcgccacggtcatcgccttcctgaccaccggtggaatccgggtgctggccatcgctttcggcgcggtggccattccgcgcgagcgcgatgtgcacgtgaagccgattccgcgcatgggcggcatgggcatctacctgggcctggtggcggccgtgctgttcgcgcaccagctgcccgccctgcgccgcggcttcgactatcccaaggacattcccgcggtgctggccgcggcgacgctcatcgtgctggtcggcatcatcgacgaccgctggggcctggactggctgaccaagctggtcggccagatcaccgccgcgggcgtgatggcggtgatgggcctgagctgggtggccatctacaaccccttcaccaacgaaaccgtggtgctggatccgctgcagggcggtctggtgaccgtcggcatcaccgtcaccgtcgtgaatgccatgaatttcgtggacggcctggacggtttggccgcgggcctcggcttcatcgccgccgtcgcggttttcgtgttcaccgtgggtttgctctatgaggtcggcggttccaccgacacctatccgcccgcgttgctggccgccgcgctggcgggcgcgtgcctgggatttctgccgcacaatttctcaccggcccggattttcatgggcgacaccggttccatgctcatcggattgatgctggccgcggtgtccaccggcgcttccgggcgaattccgctgcagggttacggcccgcgcgacatcgtgggtctgttgtcaccgttgttgctggtgggtgcggtgatgttcattccggtacttgatcttgtattggcggtggtccgccgagttcgcgccggtgtgagtttttccactccggacaaaatgcatctgcatcaccgtttgctgcagatcgggcattcccagcgccgcgtggtgctggtgatctatctgtgggtgagtgtcttcgcattcggcgcggtcggcacctcgttgatctcggatcggacattggtcgtgctgggcttcgcggctggactggttttcgcgctcatcgtgaccgcggtcccgtcctggcgggagttgcggagcccgacccgcaaaccgccccacgatcgcgagaacgccgcc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gatggctacggtcgttcgctgcctccgggcggggcggcactgcggcggctggcgcgcatcgatatccgggaactgcttcgggtgccggtggtggtggcctccgatgtcgacaatccattgctcggacagcgcggtgccgcacagattttcgggccgcaaatgggggccgggccgcgcgagatcgaggcactcgaggccggactggcccgattctccgagatcgcccggcgcgatctcggcatcgatgcggccgaccagcgcggtgcgggcgcggccggtggcgtgggcttcgcggccctggccttcctgggcgcgaccctgcggcccgggatcgaaatcatcctggagcaactggatttcgcgcaggcgctgagcggcgcacgcctggtcatcaccggcgaaggctcgctcgacgaacagaccctcaacggtaagaccccgatcggcgtcgcccgtgaagcatggcgggccgaggtacccgtgatcgcggtctccggccgccgcggcatcgaccgggacatgctgcgccgcttcggcatcgacgacgcctacgctctcaccgacctcgaacccgacccgagcgtctgcatggcccaggccggacccttgctcgagcggctggcgcacggcatagccgcggaccatctggaacgctcgatccggccggaccctccgcatcgcttcgtggcgccggatgccgccaccctgaccacccgctg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tccatcccgcccgcgcagaaggaatcagccaccacgaaacggtcaccccggctccccgatcatctgcttcccggcgtgctcgtcaccgcggcactggcggcggccctcctcgtcctgacctgcgtggtggtctggtacgacggcccggccggaccggattcggcctggctgcaatggttcatcgagcatcgcaccgaaacctggaccgggctggcgaaggcgatcagcgcggccggggacaccacctcggtcgcgatctattcgatcctggcgtgcgcggtgctggcctggaagcggtactgggcgcaggcggtcctgatcgcggtcgccgcgctcggcgcgggcgcgctcacctacttcggcaagctgctgatcggccgcgaccggcccccggtgatcgaccatctggtgatcgagaccaatcactcgtatccctccggccatgccctgggctcgaccgtggtggccgggatgctggtggcggtcgccgtgccggagtggcagcggctggggaagatcgccacgatcgcgatcgcgacgatcttcgtgctggccgtcggcctgtcccgcctgtacctgggtgtgcactgggccaccgacgtcctggccggttggctggccggggcctgctggctgtcggcgtgcctgacgctgcgcccggcgatctacggcgcgaccgcccggcggctcagcgcaa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tcgcgtcgccgtccccaacaagggcgccctgtccgaatccgccgtcgccatcctgtccgaggcgggctaccgcaagcgcaccgattcccgtgagctgagcgtgctggacccggccaaccaggtcgagttctacttcctgcggcccaaggacatcgccatctacgtcggctccggcgagctcgacctgggcatcaccggccgcgacctggcgctggattccggtgcgcccgtgcaggaacggctcgcgctcggcttcggccgctccagcttccgctacgccgccccggccgggcgcgaatggaaggtcgaggacctctacgacaagcgcatcgccacctcctacccgaatctggtgctgcaggacctgaaggcgcgcggcatcgaggccgaggtgatccgcctcgacggcgcggtcgagatctccatccagctcggcgtcgccgacgccatcgccgacgtggtcggctccgggcgcaccctgcgccagcacaacctggtcgccttcggcgagtcgctgtgctcctcggagggcgtgctgatcgaggccaagggcgccgaccagcgcgacaaggcccgcaaccagctggtcgcccgcatccagggcgtggtcttcgcccagcagtacctgatgctggactacgactgccccaaggcgctcctcgaagaggccgtcaagatcacccccggtctggagtcgccgaccatcgccccgctcaccgatcccgaatgggtcgccgtgcgcgcgctggtgccgcgcaagaacggcaacgagctcatggaccagctcgccgacctcggtgccaaggccatcctggccaccgacatccgctcctgccgcgcg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agtgacggggttcgcaccgcccgtgagcatgtcgtcgcgcccgcgacggcggtcgatgggcgcgacggccgctggacggtgacgggtaatccacggcgccacagcgtatccgatgtcgcggtgtacaccgtggggtccggcggcatcgccacccgcggggtcgtggaggagaccgtgcgcgggacggatccggaggtgctcgcggtgggggcctataccggcacggggcccgagcaggaattgctggccgtgcccgggtggacccgggtggagctcaccgcacccgcggcggacgcggaacagttcctggacctgtccgcgggtgtgctgtaccgagcggacgcggcgggggagttccgcagcctgcgcttcgcgtgcgcggaccggcccggggtgatggtgatgcgggtcgagaccgcggatgagcggctcgcagcgcggcaaccgctgctcacaccccaccccgacgccaccgcgcgggtcaccgagatcacgctgggcgtgaacttctccgccggtatcgaaactcgctgtgtgcgagtcgaatccgaggcggggagcgcggtggccgtcgccgccgcgcaacaccgggcccgccgcggccccgccgcgcgcctggatcgggtggcggcgttcacgatcgaggacggcgtcggggccgatcgggtccgcacgcaattgcgcggggcatggacggagggcgtcgacgggctgctgcgggagcagcgcgcggtctgggcgcggcgctgggccacggtcggcatcgagctgcccgacgatccggaaaccgaactggcggtccgattcgcgctgttccagctgtggtccaatgccggggcgcacggggagtccgcggtcggagcgcgcggcatctccggcgcgggctatcgcggccacgtgttctgggacgcggacgctttcgtgctgccggccatggtcagcatcgacccgcaggccgccgaggcgatgctgacctaccggctgcggcgattggcggccgcgcggcggcgcgcccgtgcggagggcttcgacggtgcccggttcccctgggagtcggccgccgacggcaccgacgtcacgccccgcagcggattcctcggcggcaccgaggtcccgatcctgaccggcacccgcgaggagcatgtcaccgccgatgtcgcctgggccgcagagcatttcgcgcagtggaccggccgggccgactacccctcgaccacggcccgcgacctgctggtcgagaccgcgcgctactgggcctcacgactgcgcgtggatgcgcgcggccgggcgcatctggatcgggtgatcggacccgacgaataccacgaatcggtggacgacaacgcattcaccaatgtgatggcccgctggaacctgcgccgcgccgcccggctgcgccccgggaatcccggcgaggcagccgaattcgcctcctggctcgacctcgccgagcgcgtcgtcgatcagctgggacccgacgggcgctacgagcagttcaccggatactacgacctggaaccgctgctcgccgccgacgtcacccgcccgcccgtggccgccgacgtcctgctcgggcagcggcgcgtcgccggttccccgctgatcaaacaacccgatgtgctgatgctgcaccacctcgtccccggggatgtcgcgcccgattcgctgctgcccaatctcgacttctacggaccgcgcaccacgcacggctcgtcgctgtcgcccgcggtgatggcggcgctgctggcgcgggcgggtcgcccggacgaggccctggactcgctgcgcccggccctgcggctggatctggacgaccgctccggttccaccgcctccggattgcacatggccgccctcggcggggtctggcaggcgctgctgaccggtttcgcgggggtgcgggccgagaacggggtgctgggcgtgcgcccggtgctgccgacccgatggacccggttgggcttggccttccggtgtctggggcgcttcgtacggctggatgtcacgcccgccggcaccggcgtccgaatcgatggaccgcggctgctgctggcggtgggcgaccggcccgcgcagccggtcgccggtgaatccttctggcccgcaagcgaggtggaacgat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gatctcactgccgcccgacgttgccgagaacatcgcggagagtttcgcgggccgcgggccgcggtggctcgcggcacttcccggggtggtggagcggctgtgcgcggtgtggggattggaggtcgtcggcgcgagcttcggtggtggcacccattcctgggtcgcgccggtgcggcgcgcggacggttcggttgccgtgctgaaggttccggtggtcgatgagga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gcaactcgcgcccgcgccgaatcagcagcgtcgccgcaatcgcaccgtcatgctgctgccgagcatggtgaccatcctgggtctgtgctcgggtctgtcctcggtgaagttcgccatggaggggaagctcggcatcgcgctggccctggtcggcgcggccgcggtcttcgacatgctggacggccgcatcgcccgcatgctggacgccaccaccaggatgggcgcggaactggattcgctgtcggacgccatcgcgttcggcgtcgcgcccgccctggtgctctacgtgaccttcctgcacgccgacagcatcggctggatcctggcgctgatgttcgcggtctgcatggtgttgcggctggcccgcttcaacacgctcatggacgacgacaaccggcccgattggcagcgtgagtatttcgtcggggtgcccgcgcccgcgggcgcgctgatcgtgctgctgcccatcgcgctgtcggagcagttcggcgacggctggtgggtgagcttcccgctggccgcggtatggaccgtgctgaccggtctgctgtgcgtgagcacgctgccgacgctggccatcaagtcggtctcggtggccccgcgcaccgcgccgatcctgctggtgctggtcgccctggccgccgcactgctggtcacctacccgctcatcctgatgatgggcctggtcgcgctgtacctgggccacattcccttcgccgtgcactcggcccgctgggtggccgcgcgcccggagacctggaaccacaagcccgccgagcgccgcgcccagcgccgggcgcagcgccgccagcggccgctggccggtcgggtgccgcgggtgt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gcaactcgcgcccgcgccgaatcagcagcgtcgccgcaatcgcaccgtcatgctgctgccgagcatggtgaccatcctgggtctgtgctcgggtctgtcctcggtgaagttcgccatggaggggaagctcggcatcgcgctggccctggtcggcgcggccgcggtcttcgacatgctggacggccgcatcgcccgcatgctggacgccaccaccaggatgggcgcggaactggattcgctgtcggacgccatcgcgttcggcgtcgcgcccgccctggtgctctacgtgaccttcctgcacgccgacagcatcggctggatcctggcgctgatgttcgcggtctgcatggtgttgcggctggcccgcttcaacacgctcatggacgacgacaaccggcccgattggcagcgtgagtatttcgtcggggtgcccgcgcccgcgggcgcgctgatcgtgctgctgcccatcgcgctgtcggagcagttcggcgacggctggtgggtgagcttcccgctggccgcggtatggaccgtgctgaccggtctgctgtgcgtgagcacgctgccgacgctggccatcaagtcggtctcggtggccccgcgcaccgcgccgatcctgctggtgctggtcgccctggccgccgcactgctggtcacctacccgctcatcctgatgatgggcctggtcgcgctgtacctgggccacattcccttcgccgtgcactcggcccgctgggtggccgcgcgcccggagacctggaaccacaagcccgccgagcgccgcgcccagcgccgggcgcagcgccgccagcggccgctggccggtcgggtgccgcgggtgtccacggcccggctgcggctgcgccgccccggcccgcgcgagcgggtgccggaccgcaccaat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gtaccagagtctgttcatcggtggccactggaccgcaccggccggccccgacaccctccccgtcgtctcgcccgcaaccctggaaaccgtcggcagcgtgcccgtcgtcacccgcgccgacgtcgacgccgcggtcgccgcggcacgccgggccttcgacagcggaccctggcccgccaccccgcccgaggagcgcgccgccctgctgtcccgggtggtcgcgctgctggaccagaaggccggagatctcgcggccgccctgtccgccgagatgggcgcgcccaccatggccgccagcaccctcaactacgtgcccgcccgcgccaccctcgacttctacgccgggctcggaaagtccttcccctggagcgagactcgcaccggcctgttcggaaccacccgcgtctcgcgcgagccggtcggcgtggtggccgccgtcatcgcctggaacgtgccgctctccctggcggtcaacaagctcgcgcccgccctgctggccgggtgcagcgtggtgctcaagcccgcgcccctgaccccgctggcggccaatctgctggccgacatcttcgccgaggcgggcctgcccgagggcgtgctgtcggtgctgcccgccgaggccgacgcctccgaatacctggtctcgcaccccggcgtcgacaaggtgaccttcaccggcagctccgccgtgggccgcaagatcgccgccatcgcgggcggccagctcaagcgctgctcgctggagctcggcggcaagtcggccgcgatcctgttgcccgacatggacattgccgacatgcccaagctcgccttctccggcctgatgaacagcggccaggcctgcgttgcccagacccgcatcctcgccccgcgcggccgctacgaggagatcctcgaggccctcgacgccgcggtcgatctgttcccgctgggcctgcccgacgacccggccgcccagctcggcccgctgatctcggagaagcagcgcgaacgcgtcgagggctacatcgccaagggcaaggacgagggcgcgcgcctgatccgcggcggcgaccggcccgccgacctccccggctggtacgtccgccccaccgtcttcgccgacgtcgacagctcgatgaccatcgcccgcgaggagatcttcggcccggtcctgtcggtcctgccctacgacaccgaggcggaggccatcgccatcgccaacgacagcgactacggcctcgcgggctcggtgtggaccaccgacatcgaacacggcgcgaccgtcgccgccaaggtccgcaccggcacctacgccatcaactggtacgccttcgacgcctgcgcccccttcggcggctacaagacctccggcatcggccgcgagaacggccccgagggcctggacgcctactgcgagaccaaatcccttctcatgcccatggg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gtccctgcccgacgacctgtccaccaccccggtcgtcgtcctggaccccatgctggccaccggcggctccatggtctacaccctggacctgctggccacccgcaatgcccgcgacatcaccgtgatctgtgtggtcgccgccccggaaggcattaccgccctggagaagtcgggccatgccgtgcgcctggtcaccgcctcggtggaccgcggcctcaactccgacgcctacatcgtccccggcctcggcgacgcgggcgaccgccaattcggcc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tcggaggcgctttctgaagcatgccgcacacctgggcggcgcggccggagccatgtccatgctcccgcccagcctggtccaggcctgggccgaaccggccccacccggcgggtgggaccgcatcgagcacgtggtgatcctcatgcaggagaaccggtccttcgaccactactacggcggcatggccggagtccgcggctacgccgacctcaatgcgctacaactgtccactggacgctcggtcttccatcagcccgacggcgggcgcaccgtgctgccctacctcaccacgctgcagaacatcgacggcaccgatcacggaacccgcaccggccatgaggcttgcgcctccgggcggcacgaccggtggatcgccgccaagggtgatggcaccatggtcggctacgaccgcgactgcctgggcttctactaccagctggccgaggcgttcaccgtgtgcgacggttaccactgttcggtcaacgggcccaacgaccccaatcgcatgtacctgttcaccgggaccgtgaaaaaaccgctggccctggacaatttcgcggagtccctgcaaacctccctgttcgccgacgacgccaaactgcgctggatgcgtagcctgcccgtggagggcatcgtggacgcggtgctcggcatggtgcacggcctgaccagcgcgctgccgcagcccgtcgcccaggcgctgaccgggctcgtcgccccgcgcaccggcaatctgttcatgtacgacgcgctgctgggccccgacgccgggcgctacgtccacgaggtggtcttcggactgccctggaccacctacgccgaacggctcgaggagcgcggcatcggctggcgggtctaccaggaatgggacaactacaccgacaatgccctggacttcttcctgcccttccgcgatgccgcgcgggcggcgctgaagtacaccaatggcggcggcggactcgccttcgagaacttcttccgctattacggtgacctgcaacaggatccgagcctcgagcccgcctacaccgccgcgctgaagcggggtatggacgagctgtcgccgggacagcgggcgctggtggagacggggctgctgcgggcgcggtcgggcacgctggtggactccttccacaccgatgtcgccacgggccgactacccagggtgtcctggatagtcgcgccctatgtcgactgcgaacacccggtgatggggccgcgtaacggtcaggccctggtccacggggtgctcgaggcgctcgccgaacacccggatgtctggaacaagaccgtcttcatcctcaattacgacgagaacgacggctatttcgaccacatccccgcgcccaccccgccgcccggcgcggccggcgaatacttcggcagccacaatgtcggtctcggcgcgcggactccggcgatcatcgtgtcgccgtggagcaaacaggcggtctgctccgaattgttcgaccacacctcggtcttgaagttcctcgaacgcgtcaccggtgtggccgagccgaatatcagcccttggcggcggcagctgtgtggtgacctgtcctcgctgttcgacttcggcgcgcgccgcaccctgatcgtgccctccgccgcaccccgggccgagcagtcgatgtccggtgcggcgcaaccgcttccgttcgtccagcggatgcccaagcagcagagcggacgcaaggcgcgggtgccgctgccgtaccggttgcaggcgcgctgtgtgtcgggcggcaccgattcgatcaccgtcacgatcgacaatggcggcaccggggccgcgcactgcacggtgtacccgaacgccttcgccgcggactacacgcccacgcgtttcgacgtggccggtggcggcacggtcggccacgatcttccggccgtgaacgggcgctacgactacacggtctacggcccggacggcttccagcggcgcttcgccggtgacctgcgcgggccgtgcgccgcactgcgcgtcaccgcgacggccgcgacctcgggcaagcgggccctcacctggtcgttcgagaacggtgggaagcaaccggtttcggtgctcgtggtgtcccacgcctaccggcacgacgggccctggaccatcgatatcgacgcgggcgggaccgagcggcgggagctgtcctgcgagagcgatgccgagggcgcgggctggtacgacttcggggtgtcggcgagctccgatgccggattccgctgccgggcacgcggtttcgtggagaacggaatgccgggcagcaccgccgatgatgccgcgcccttcgatcgcctgctgctggaccgttccacgtacgagcccggtcgcgacctggtcgtcagctactgtctcgccgacgcggtggccggacatcggctcgaggtccatccggaggagtccgccgggcatgtccggaccgtcgcgacgtccgccgcggccgccaccctgtcactgggcgacggggtcggacgggatcaggtggtcttcccggcgagtggtctgaccagcggaacctacgtgctgcggcacctcgatgacgcgggccggtcgctggcccacccggtccgattccgcgtgct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tcggaggcgctttctgaagcatgccgcacacctgggcggcgcggccggagccatgtccatgctcccgcccagcctggtccaggcctgggccgaaccggccccacccggcgggtgggaccgcatcgagcacgtggtgatcctcatgcaggagaaccggtccttcgaccactactacggcggcatggccggagtccgcggctacgccgacctcaatgcgctacaactgtccactggacgctcggtcttccatcagcccgacggcgggcgcaccgtgctgccctacctcaccacgctgcagaacatcgacggcaccgatcacggaacccgcaccggccatgaggctttcgcctccgggcggcacgaccggtggatcgccgccaagggtgatggcaccatggtcggctacgaccgcgactgcctgggcttctactaccagctggccgaggcgttcaccgtgtgcgacggttaccactgttcggtcaacgggcccaccgaccccaatcgcatgtacctgttcaccgggaccgtgaaaaacccgctggccctggacaatttcgcggagtccctgcaaacctccctgttcgccgacgacgccaaactgcgctggatgcgtagcctgcccgtggagggcatcgtggacgcggtgctcggcatggtgcacggcctgaccagcgcgctgccgcagcccgtcgcccaggcgctgaccgggctcgtcgccccgcgcaccggcaatctgttcatgtacgacgcgctgctgggccccgacgccgggcgctacgtccacgaggtggtcttcggactgccctggaccacctacgccgaacggctcgaggagcgcggcatcggctggcgggtctaccaggaatgggacaactacaccgacaatgccctggacttcttcctgcccttccgcgatgccgcgcgggcggcgctgaagtacaccaatggcggcggcggactcgccttcgagaacttcttccgctattacggtgacctgcaacaggatccgagcctcgagcccgcctacaccgccgcgctgaagcggggtatggacgagctgtcgccgggacagcgggcgctggtggagaaggggctgctgcgggcgcggtcgggcacgctggtggactccttccacaccgatgtcgccacgggccgactacccagggtgtcctggatagtcgcgccctatgtcgactgcgaacacccggtgatggggccgcgtaacggtcaggccctggtccacggggtgctcgaggcgctcgccgaacacccggatgtctggaacaagaccgtcttcatcctcaattacgacgagaacgacggctatttcgaccacatccccgcgcccaccccgccgcccggcgcggccggcgaatacttcggcagccacaatgtcggtctcggcgcgcggactccggcgatcatcgtgtcgccgtggagcaaacaggcggtctgctccgaattgttcgaccacacctcggtcttgaagttcctcgaacgcgtcaccggtgtggccgagccgaatatcagcccttggcggcggcagctgtgtggtgacctgtcctcgctgttcgacttcggcgcgcgccgcaccctgatcgtgccctccgccgcaccccgggccgagcagtcgatgtccggtgcggcgcaaccgcttccgttcgtccagcggatgcccaagcagcagagcggacgcaaggcgcgggtgccgctgccgtaccggttgcaggcgcgctgtgtgtcgggcggcaccgattcgatcaccgtcacgatcgacaatggcggcaccggggccgcgcactgcacggtgtacccgaacgccttcgccgcggactacacgcccacgcgtttcgacgtggccggtggcggcacggtcggccacgatcttccggccgtgaacgggcgctacgactacacggtctacggcccggacggcttccagcggcgcttcgccggtgacctgcgcgggccgtgcgccgcactgcgcgtcaccgcgacggccgcgacctcgggcaagcgggccctcacctggtcgttcgagaacggtgggacgcaaccggtttcggtgctcgtggtgtcccacgcctaccggcacgacgggccctggaccatcgatatcgacgcgggcgggaccgagcggcgggagctgtcctgcgagagcgatgccgagggcgcgggctggtacgacttcggggtgtcggcgagctccgatgccggattccgctgccgggcacgcggtttcgtggagaacggaatgccgggcagcaccgccgatgatgccgcgcccttcgatcgcctgctgctggaccgttccacgtacgagcccggtcgcgacctggtcgtcagctactgtctcgccgacgcggtggccggacatcggctcgaggtccatccggaggagtccgccgggcatgtccggaccgtcgcgacgtccgccgcggccgccaccctgtcactgggcgacggggtcggacgggatcaggtggtcttcccggcgagtggtctgaccagcggaacctacgtgctgcggcacctcgatgacgcgggccggtcgctggcccacccggtccgattccgcgtgct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gaaaggttgtgtcaccgacactggcgaagcgcgatggaagcaggtcttccaccaagaagctgctgaccgctggaatggcgtcgctgactttgcccacattgttcacgatcgccgaatccccgattgcggccgcgaatccggtgtgcccggtcgagcagatcatagcgattcccggcacctgggaaaccggatacgaccagggaccgcgggctggaatgctgaacgccgtcaccgatggcctccccgattccatttcggtggaatacatcacctaccccgcgaccgccttcccctgggagggtcccatatacggcgcgtcgaagcgggaggccgtcgacaacgcccgcgcccgggtccaggagacggcgagcaattgcgccgccacgacattctctctcatcggttacagccaaggtgcggacgccgcgggcgatctggccgcggagatcagtgccggtgcgggcccgatagatccgagccggatcacagcggtggccctggtctcggacccccagcgttcggccgccgacaccttggtcgggccgccggtgatcggcgaaggcgccggcggagcccgcgtcgggggtttcggagtgctcgccgaccgggttcgtaccttctgcgcgccgggtgacctctactgcgcgctcgacgagcaggacatcctgggccgtctcgccggtttcgccgtcgagtcgtccgcgccgacgctggacacgctgcccgacgactgggctcgcctgtcacagatcctcgatgatgtcgccgacggcggcatgcgttcactcacttcgcaattcgggcaccgcatgaatcacgagcgcgctgtcgcgatcctgaaattccttcgcacggaagtgcatgcatcatatggcgactacatcgtcgacggggcgaacaccccggtcacctggatccgtgactggttcaccgaggccggtcggccgagtcctgccgcggccgtgcccgatccgggcccccgcccgcccacagcgcccacccagcctgccgcgcctgtccggcccgccgcgcctgtccccgacgtcgctgcgccgcccgctcccgccctggtcccgctcaccgtcccgcgccaggcccctgccatcccgatcgcgccgccggccgatccggcggtttcgctcggcggcaggccggccgctcggcagtcgccaccgtcggcggacccgcaggccgagccgcccaccgcgcccactccgacgcagcaggacgccgccgccaccgagcctgccgacgacagcgacggccgggtgctggcgctgttgcgcgccgcgctcgctgtcctgcttgtcgtggtgtggctgcggggcgagacccggtcccgaggccccgcgaaagaccagaaccca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tcacggggagtggactgcgatcgctgacgatggtgcggcacggccagagcacggtcaatgcggtgcgcgataccggagccgaggaattcgccacgggcatacgggatgccgacgtgccgctgaccgagctgggtgccgcgcaggcggtcgccaccggtaagcggctggcggagtacgagtccggcttcgacgtggtgctctgctcgccgtatctgcgcactcgcgagacagcccggctggcgctcgccgccctgcccgcaccgccgatccatctcgacgagcggctccgcgatcgggagaccggaatcctgttcggcctgaccagaatcggcatcgagcgccgctatccggatgaagaccggcagctgcgcctgctcggcggcttctaccatcgcccggccgggggcgagtcctggcccgacgtcgccctgcggctgcgccccgtcctgcgggaaatgcacggccacgtcctggttttcacccacgacatcgcagtcgtgctgacccgctacattttcggggagatcgacgagccgacgatcagctcgcagccctgggcccaggtccgcaacgcgtcgataacccgttgggagcgcggggattccggtatgagactcaccgtctacaacgacatcgcgcatct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accgcccccccagctcggatgcccggccctttaagctgtctgccgtgcgcgtactcgtcatcggttccggagcccgtgaacatgccctcgtcctggcactgcggaaggacccggcggtgaccgcggtctacgccgcgcccggcaatgcggggatcgcccagcacgcgcaggtgcgtgcggtggatgcgacctccggggaggaggtggcggcgctggctcaggagctgggggtcgatctcgtggtggtcgggccggaggtgccgctggtgctcggggtggccgatgccgtgcgcgcggcggggatcccgactttcgggccgtcggccgaggccgccaagatcgaggggtcgaaagcgttcgccaaggacgtcatgaatgccgccggggtgcgcaccgcgcacagcgagatcgtcgatcacccgggcgaattggatgccgcgctggatcgtttcgggccgacctgggtggtcaaggacgacgggctggccgcgggtaagggcgtggtggtgaccgcggaccgatcggtcgcccgcgagcatggcgcggaactgctcgagcaggggcacccggtgctgctggagtccttcctcgacggccccgaggtgtcgctgttctgcctcgtcgacggcgagaccgtggtgccgctgctgcccgcccaggaccacaagcgcgtcggcgacggcgacaccgggcccaataccggcggcatgggcgcgtacacgccgctgccgtggctgccggacgagacgctgcgggccatcgtcgacgatgtggtgaaacccgttgcggccgaaatggttcgccgcggcgtgccgttcagcggcctgctctacgccggtctcgccgtcggctcggccgggcccgccgtcatcgaattcaactgccgtttcggcgatcccgagacccaggccgtgctggccatgctcgacagcccgctgagcgagctgctctacgccaccgccaccggcagcctggaccaggtggccccgccgcgctggaaggacggcgcggccgtcaccgtcgtgctggccgccgagaactacccggcccgcccgcgcagcggcgacgtcatcaccggagccgaatccaccggcaccggaaccgaatccgaggtcctgcacgcgggcaccgcccagcgcgaggacggcgccctgatctccgccggcggccgcgtcctcgccatcgtcggccagggcgcaaacctcgccgaggcccgcaagaacgcctacgaccgcctcgccggtatcaagctgcccggcggccacttccgctccgacatcgccctggccgccgaggaaggccggatcaccatcccggccgc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gaccgcccccccagctcggatgcccggccctttaagctgtctgccgtgcgcgtactcgtcatcggttccggagcccgtgaacatgccctcgtcctggcactgcggaaggacccggcggtgaccgcggtctacgccgcgcccggcaatgcggggatcgcccagcacgcgcaggtgcgtgcggtggatgcgacctccggggaggaggtggcggcgctggctcaggagctgggggtcgatctcgtggtggtcgggccggaggtgccgctggtgctcggggtggccgatgccgtgcgcgcggcggggatcccgactttcgggccgtcggccgaggccgccaagatcgaggggtcgaaagcgttcgccaaggacgtcatgaatgccgccggggtgcgcaccgcgcacagcgagatcgtcgatcacccgggcgaattggatgccgcgctggatcgtttcgggccgacctgggtggtcaaggacgacgggctggccgcgggtaagggcgtggtggtgaccgcggaccgatcggtcgcccgcgagcatggcgcggaactgctcgagcaggggcacccggtgctgctggagtccttcctcgacggccccgaggtgtcgctgttctgcctcgtcgacggcgagaccgtggtgccgctgctgcccgcccaggaccacaagcgcgtcggcgacggcgacaccgggcccaataccggcggcatgggcgcgtacacgccgctgccgtggctgccggacgagacgctgcgggccatcgtcgacgatgtggtgaaacccgttgcggccgaaatggttcgccgcggcgtgccgttcagcggcctgctctacgccggtctcgccgtcggctcggccgggcccgccgtcatcgaattcaactgccgtttcggcgatcccgagacccaggccgtgctggccatgctcgacagcccgctgagcgagctgctctacgccaccgccaccggcagcctggaccaggtggccccgccgcgctggaaggacggcgcggccgtcaccgtcgtgctggccgccgagaactacccggcccgcccgcgcagcggcgacgtcatcaccggagccgaatccaccggcaccggaaccgaatccgaggtcctgcacgcgggcaccgcccagcgcgaggacggcgccctgatctccgccggcggccgcgtcctcgccatcgtcggccagggcgcaaacctcgccgaggcccgcaagaacgcctacgaccgcctcgccggtatcaagctgcccggcggccacttccgctccgacatcgccctggccgcgtcgacctcgggtcggtcgatcgtcatggcatccctccacacgcaggcacggcgtttgaactttcgaaccaaatcgtcggtgctgcgccttgcatttc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gttccgggaaatcgttcgacgggggtccgcgcggggcgggggtctatgtgatcaccgggattcaagcgtcggggaaatcgactgtggcgcaggcgcttgcggagcggttcgcgcggtcggcgcatgtgcggggtgacgccttccggcggttcgtcgtcggcgggcgggaggagatgtcgccggatccgagtgccggggcggtcgcgcagctgaagctgcggcaccggttggccgcgcaggtcgccgacgggtatgcggcggcggggttcacggcggtggtgcaggacgtcgtgctcggcgagatgctgccctatctgatcggggagatccgcaccgacccactgtatgtcgtggtgctcgcgccggatccggcggtggtcgagcggcgcgaggccgggcgcgccaagaacgcctacgggaccttcacggtcgccgatctcgatgccgggctgcgggaaaccacgccgcggctggggctttggctcgacagctcggaactcaccgtcgcggagaccgtcgaggcgattctccggcgggccgagccggtcggg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accaccctgtcccgccccgacgccgacaccatcgtgcgcgccgccctgcgcggctgcgctgaggaatcggaactggcgaccctatccgagcacgaatcgatccgccgcgcactggatctggactccctggacttcctgaccttcatcgagcggctctcgaccgcgcgtagggcccgtatcgaggaggacgactacccgcggctgtcgaccatccgctcctgcgtcgacttcctcaccgccacac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accaccctgtcccgccccgacgccgacaccatcgtgcgcgccgccctgcgcggcttcgctgaggaatcggaactggcgaccctatccgagcacgaatcgatccgccgcgcactggatctggactccctggacttcctgaccttcatcgagcggctctcgaccgcgcgtagggcccgtatcgaggaggacgactacccgcggctgtcgaccatccgctcctgcgtcgacttcctcaccgccacacc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cacgatcgagccggacgaccggcccgggccacggacctcgaagatatcgcgcacttggtgacctcctactacagccggatcccggacccggccgatcccgcgcaactggtctccttcggcacctccgggcatcgcgggtcgagtctggacaatgccttcaatgaggcgcacattctggcaatcacccaggcaatcgtggaataccgtgcctcccgcgggattaccgggccggtgtacctggcgcgggacacgcacgcgctgtccgagcccgcctggaccaccgcgctcgaggtgctggccgccaatgacgtcaccgccatcatcgactcgcgcgacaggtacacgcccacaccggcattgagccacgcggtgctgcggcacaatcgcggcggcacccggcatcaggccgacggcatcgtggtgacgccctcgcacaatccgccgcgcgacggcggcttcaaatacaacccaccgcacggcggcccggccgacaccatcgccaccgacgccattgccgcgcgcgccaacgagctgctgcgcaccggactctccgatgtgcgccgcacctcgctggcgcacgcgctggcgaccaatgtggagcggtacgactatctggatcgctacatcggcgacctacccaatgtgctgaacctggacgccattcggggcgccgggattcggctgggcgcggaccccatgggcggggcctccgtggattactgggaggagatcgggcagcgctacgacctcgagctcgaggtggtgaatccgttcgtcgatccgacctggcggttcatgacgctggactcggacgggcggatccggatggatccctcctcgcgctacgccatggcctcgctggtggcgattcgcgacgactacgacatttccaccggcaacgacgcggacgcggaccggcacgggatcgtgactcccgatgcggggctgatgaatccgaaccactacctggcggtggcgatcgagtacatgatcgccaatcggatggggtgggacgcgctgaccaagatcggcaagacggtggtgacctcgggcatgatcgaccgggtggtcggggtgctgggccgcgacgtgtacgaggtgcccgtcgggttcaagtggttcgtgcccggattgttcagcggcagcctggctttcggcggcgaggaatcggcgggggcctcgttcctgcgcatggacggcaccgtgtggaccaccgacaaggacggcatcctgctcgccctgctggccgccgagatcaccgcggtcaccgggcagagtccctccacccgctacgccgaactcgaaaagcgctacggctcacccgcctacgcccgcgtcgacgccaccgccaccgcggaacagaaggcccgcctcgcggcgttgacgccggacatgatcaccgccaccgaaatcgccggcgaacccgtcaccggcatccagacccgggcccgcggcaatggcgcggccctgggcggagtcaaggtcaccaccgagaacgcctggttcgccgcgcggccgtcggggaccgaggacaagtacaagatctacgcggaatccttccaggggcccgagcatctggcgcaggtgcaggcggccgcggaggagatcgtcgggcaggcgctgtcgggtacgcgcgtt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cagctcgcacccttctaccggcaggtgcaatcccactacgacctgtccgacgacttctactcgctgttcctcgacccctccatgacctacagttgcgcgttcttcgagcgggcgggcatgagcctggaggaggcacagcgggccaagatcgacctggcgctcggcaaactgggactcgagccgggcatgaccctgctcgacatcggctgcggctggggttcgaacatgatccgggcggtgctcacctacggcgtgcgcgtcatcggactcaccctgagccgcaatcaattcgactacgtccagggcatgctgcgcgagctgggcatcaccgaagccgaagtgcgcctgcagggttgggaggaattcgagggcaccgccgaccggatcgtcagcatcggcgccttcgagcacttccgcaagcagcgctacgccgagttcttcacccgctgccaccggctgctccccgccgacggccggatgctgctgcacaccatcatcggccacaccctcgccgagctgcgcgccgccgatatccccgtcacccgcgaggacgcgctgttccacatcttcatcaagcgtgagatcttccccggcggccagctcccgcaacccgattcggtcacctccaacgccgaggcggcgggcttccgcgccacccgcatccaggcgctgcgcccgcattacgcccgcaccctggacctgtgggcgcaggccctggagagccaccacgccgaggcggtgcacctgacctccgaggaggtctatcagcgctacctgcggtacctcgccggctgcgcccactacttccgcgccggtcacctcgacgtcatgcagttcacgctgcaga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gcgtccgccggttgattctgctgcggcacgggcagaccgaatggaatgccagcgaccgcatgcagggccagatcgacaccgaactcagcgacgtcggcagacgtcaggccaaggactgcgcacccgacatggcgtccagtgacctgctcgccatcgtctcctccgatctcaagcgcgcccacgacaccgcgctcgccgtcgccgaatgcgcggccatgtcggtcgtcaccgattcccggctgcgggagaccaacctcggccggtgggagggcatggaccaccgcgaggtggacgcgatctacccgggcgcgcgcaaggcgtggcggctggaccccaccttcaccccgcccggcggcgaatccaagcttcaggtcggcgcgcgggcgctgccggtggtgcgggaactgctcgtcgcgcgcgaggactggcccggccgtaccatcgtgctggttgcgcacggcgggctgatcgcggcgctgaccgcggccctgctcgagctgcccgagacgaactggccggccctgggcgggctggccaataccagctgggtacagctgaccagccacggtccgagcatcgatgagcccggctggcggctcgatgtttggaacgcgctcgcgaaggtagcccccgatgt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tccaaattgatcggattcggatccgggggtccgcgcccgagtggcgttccgaacgcgagcgatggcaggccgaatacggtcgccgggtccgggcgggtgaggcgctcgtgctactcgtcgccgtcggcgcggcgcagctcatccgtttcggcggaatcgagaacgcgcagctgacggcgtggtcgggcaatgccagcatcggctactcgatcatcgaaatcctgttggcgctgacctggttcggcttcctggtggccggaaacaccggcgcggcgggcgggctcggcaccgggctcgaagagtaccgccaggtcacctcggccacgctgcggctgttcggcctgatcgccatcgcctcgctgctgttccgattggacttcgcgcgcgggtatctggcgatcgcgctgccggtcggcctgttcggcctgctcggcaatcgggtggtgtggcggcgctacgccgcggcgcagcgccgaaagggccgctgccgcaccgcggttctggtggtcggcggtccggacgccgcccgcgagatgatgacctgtttcgcccgcgaccccgccgtcggatattcggtcgtcggcgtgtacagcccgtacggcaaggaacacgagggcgagaccgaactcgcggacgtgcccatcgtcgccgggtgggcgatgaccgtgctggacgcggtgcgcgagacgggcgccgacatcgtggcgatctccgcgaccgaacatctgggcacccgcggcatcaatgacctggtgtggcagctggcgccgctgggcgtggacgtggtggtgacgccgggcctggtcgatgtggccgatcagcgcatgtcgatccgcccgatcggcaatctgccgctgctgcacatcgccaagccgcagtacggccggtcgcggtccttcggccgcgcggtcttcgacctcaccttcgcctcgctcgccctgctgctcgtctcgccggtgatggtggccgcggcggtggcgatcaaactcgacagccgcggcccggtcttctatcgctccgagcggatcgggctggacggggtgccgttccggatgatcaagttccgcagcatgttcccggacgccgaccagcgtcgcgccgcgctcatgtcggccaacgagggcgccggtccgctgttcaagatccgcgaggatccgcgggtgacctccgtcgggcgcattctgcggcgctacagcctcgacgaactaccccagttcatcaatgtgattcgacgcgagatgagcgtggtcggcccgcgcccgccgctgcccggcgaggtcgagcgctacgacggcaaggtgcggcggcggctgctggtcaagcccggggtgaccggactgtggcaggtgtcgggccgttcggatctgtcctgggacgagtcggtccggctcgatctctcgtacgtcgaaaactggtcgatggtgcaggacctgctgatcatcgcgaagacgatcaccgcggtgacccgtagtgacggtgccta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ttccaaattgatcggattcggatccgggggtccgcgcccgagtggcgttccgaacgcgagcgatggcaggccgaatacggtcgccgggtccgggcgggtgaggcgctcgtgctactcgtcgccgtcggcgcggcgcagctcatccgtttcggcggaatcgagaacgcgcagctgacggcgtggtcgggcaatgccagcatcggctactcgatcatctcgatcctgttggcgctgacctggttcggcttcctggtggccggaaacaccggcgcggcgggcgggctcggcaccgggctcgaagagtaccgccaggtcacctcggccacgctgcggctgttcggcctgatcgccatcgcctcgctgctgttccgattggacttcgcgcgcgggtatctggcgatcgcgctgccggtcggcctgttcggcctgctcggcaatcgggtggtgtggcggcgctacgccgcggcgcagcgccgaaagggccgctgccgcaccgcggttctggtggtcggcggtccggacgccgcccgcgagatgatgacctgtttcgcccgcgaccccgccgtcggatattcggtggtcggcgtgtacagcccgtacggcaaggaacacgagggcgagaccgaactcgcggacgtgcccatcgtcgccgggtgggcgatgaccgtgctggacgcggtgcgcgagacgggcgccgacatcgtggcgatctccgcgaccgaacatctgggcacccgcggcatcaatgacctggtgtggcagctggcgccgctgggcgtggacgtggtggtgacgccgggcctggtcgatgtggccgatcagcgcatgtcgatccgcccgatcggcaatctgccgctgctgcacatcgccaagccgcagtacggccggtcgcggtccttcggccgcgcggtcttcgacctcaccttcgcctcgctcgccctgctgctcgtctcgccggtgatggtggccgcggcggtggcgatcaaactcgacagccgcggcccggtcttctatcgctccgagcggatcgggctggacggggtgccgttccggatgatcaagttccgcagcatgttccaggacgccgaccagcgtcgcgccgcgctcatgtcggccaacgagggcgccggtccgctgttcaagatccgcgaggatccgcgggtgacctccgtcgggcgcattctgcggcgctacagcctcgacgaactaccccagttcatcaatgtgattcgacgcgagatgagcgtggtcggcccgcgcccgccgctgcccggcgaggtcgagcgctacgacggcaaggtgcggcggcggctgctggtcaagcccggggtgaccggactgtggcaggtgtcgggccgttcggatctgtcctgggacgagtcggtccggctcgatctctcgtacgtcgaaaactggtcgatggtgcaggacctgctgatcatcgcgaagacgatcaccgcggtgacccgtagtgacggtgcct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ttccaaattgatcggattcggatccgggggtccgcgcccgagtggcgttccgaacgcgagcgatggcaggccgaatacggtcgccgggtccgggcgggtgaggcgctcgtgctactcgtcgccgtcggcgcggcgcagctcatccgtttcggcggaatcgagaacgcgcagctgacggcgtggtcgggcaatgccagcatcggctactcgatcatctcgatcctgttggcgctgacctggttcggcttcctggtggccggaaacaccggcgcggcgggcgggctcggcaccgggctcgaagagtaccgccaggtcacctcggccacgctgcggctgttcggcctgatcgccatcgcctcgctgctgttccgattggacttcgcgcgcgggtatctggcgatcgcgctgccggtcggcctgttcggcctgctcggcaatcgggtggtgtggcggcgctacgccgcggcgcagcgccgaaagggccgctgccgcaccgcggttctggtggtcggcggtccggacgccgcccgcgagatgatgacctgtttcgcccgcgaccccgccgtcggatattcggtggtcggcgtgtacagcccgtacggcaaggaacacgagggcgagaccgaactcgcggacgtgcccatcgtcgccgggtgggcgatgaccgtgctggacgcggtgcgcgagacgggcgccgacatcgtggcgatctccgcgaccgaacatctgggcacccgcggcatcaatgacctggtgtggcagctggcgccgctgggcgtggacgtggtggtgacgccgggcctggtcgatgtggccgatcagcgcatgtcgatccgcccgatcggcaatctgccgctgctgcacatcgccaagccgcagtacggccggtcgcggtccttcggccgcgcggtcttcgacctcaccttcgcctcgctcgccctgctgctcgtctcgccggtgatggtggccgcggcggtggcgatcaaactcgacagccgcggcccggtcttctatcgctccgagcggatcgggctggacggggtgccgttccggatgatcaagttccgcagcatgttcccggacgccgaccagcgtcgcgccgcgctcatgtcggccaacgagggcgccggtccgctgttcaagatccgcgaggatccgcgggtgacctccgtcgggcgcattctgcggcgctacagcctcgacgaactaccccagttcatcaatgtgattcgacgcgagatgagcgtggtcggcccgcgcccgccgctgcccggcgaggtcgagcgctacgacggcaaggtgcggcggcggctgctggtcaagcccggggtgaccggactgtggcaggtgtcgggccgttcggatctgtcctgggacgagtcggtccggctcgatctctcgtacgtcgaaaactggtcgatggtgcaggacctgctgatcatcgcgaagacgatcaccgcggtgacccgtagtgacggtgccta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acctcggaagcgcgcgcccagatcggcgtgaccggccttgcggtcatgggtagcaatatcgcccggaacttcgcacggcacggctacaccgtggccctgcacaaccgcagcatcggcaagaccgacgcgctgttggaggcgcacggcggcgagggtgatttcgtgcgcaccgagaccgtcgaggagttcgtggccgcgctggagaagccgcgccgcgtgctcatcatggtcaaagccggtgacgccaccgacgcggtgatcgaggagctggccgcggccatggagcccggcgacatcatcatcgacggcggcaacgccctctacaccgacaccatccgccgcgaggccgccatggccgcgcgcgggctcaacttcgtgggcgcgggcatctccggcggcgaggagggcgcgctgaacgggcccgccatcatgccgggtggcccgaaggagtcctacgagtcgctgggtcccatgctggaatccattgcggcgcaggtcgacggcgccccgtgctgcacccacatcggccccgacgggtccggccacttcgtgaagatggtgcacaacggcatcgagtacgccgacatgcagctcatcggcgaggcctacaacctgttccgcgacgcgctgggcttcgacgccaagcagatcgccgacgtgttcacccagtggaactccggtgagctggagagctacctggtggagatcaccgccgaggtgctcgagcaggtcgacgccaagaccggcaagcccctggtcgacgtgatcgtcgacgccgccgagcagaagggcaccggccgctggaccgtcaagtccgcgctggacctgggcatccccgtgaccggtatcgccgaggccgtcttcgcccgcgccctgtccggctcgcgcacccagcgcgccgccgccaagggcctggcctccggcatcctcggcgaaaagcccaccgacgtcgccgaattcaccgaggccatccgccaggccctctacgcctccaagatcgtcgcctacgcccagggcttcgaccagatcgccgcgggttccgccgaatacaactgggacctgcaccccggtgacctggccaccatctggcgcggcggctgcatcatccgcgcccgcttcctcaaccggatcaaggaagcctacgaggccgacccgtccctcccgtccctgatcctcgccccgtacttccgcgaggccatcgagacggcgatcgacagctggcgtcgagtggtcgtggtcgccacccagctcggcatcccggtcccggccttcgcctcctcgctgtcctactacgacggcctgcgcgccgagcgcctcccggccgccctcacccagggccagcgcgacttcttcggcgcccacacctacgagcgcatcgacgccgagggcaagtaccacaccttgtggagcggtgaccgcagcgagagtcccgcc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acctcggaagcgcgcgcccagatcggcgtgaccggccttgcggtcatgggtagcaatatcgcccggaacttcgcacggcacggctacaccgtggccctgcacaaccgcagcatcggcaagaccgacgcgctgttggaggcgcacggcggcgagggtgatttcgtgcgcaccgagaccgtcgaggagttcgtggccgcgctggagaagccgcgccgcgtgctcatcatggtcaaagccggtgacgccaccgacgcggtgatcgaggagctggccgcggccatggagcccggcgacatcatcatcgacggcggcaacgccctctacaccgacaccatccgccgcgaggccgccatggccgcgcgcgggctcaacttcgtgggcgcgggcatctccggcggcgaggagggcgcgctgaacgggcccgccatcatgccgggtggcccgaaggagtcctacgagtcgctgggtcccatgctggaatccattgcggcgcaggtcgacggcgccccgtgctgcacccacatcggccccgacgggtccggccacttcgtgaagatggtgcacaacggcatcgagtacgccgacatgcagctcatcggcgaggcctacaacctgttccgcgacgcgctgggcttcgacgccaagcagatcgccgacgtgttcacccagtggaactccggtgagctggagagctacctggtggagatcaccgccgaggtgctcgagcaggtcgacgccaagaccggcaagcccctggtcgacgtgatcgtcgacgccgccgagcagaagggcaccggccgctggaccgtcaagtccgcgctggacctgggcatccccgtgaccggtatcgccgaggccgtcttcgcccgcgccctgtccggctcgcgcacccagcgcgccgccgccaagggcctggcctccggcatcctcggcgaaaagcccaccgacgtcgccgaattcaccgaggccatccgccaggccctctacgcctccaagatcgtcgcctacgcccagggcttcgaccagatcgccgcgggttccgccgaatacaactgggacctgcaccccggtgacctggccaccatctggcgcggcggctgcatcatccgcgcccgcttcctcaaccggatcaaggaagcctacgaggccgacccgtccctcccgtccctgatcctcgccccgtacttccgcgaggccatcgagacggcgatcgacagctggcgtcgagtggtcgtggtcgccacccagctcggcatcccggtcccggccttcgcctcctcgctgtcctactacgacggcctgcgcgccgagcgcctcccggccgccctcacccagggccagcgcgacttcttcggcgcccacacctacgagcgcatcgacgccgagggcaagtaccacaccttgtggagcggtgaccgcagcgaggttcccgc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atcaagacactccaggatctgctgaacgagggtgtcgagggtcggggcgtgctggtgcgctccgacctgaacgttcccctcgacaacggcgtcatcaccgacccgggccgcatcatcgcgtccgcgccgaccatcaaggcgctggccgaggccggtgccaaggtcgtcgtgaccgcgcatctgggccgccccaagggtgagccggatccgaagttctccctcgctccggtcgccgcgcggctggccgaagagcttggccgcaatgtccagctggccggtgacgtggtgggctacgacgcgctctcgcgctcggagggcctcaccgacggcgacgtgatgctgctggagaacgcgcgtttcgacgcgcgcgagaccagcaaggacgacgccgagcggaccaagctggccaaggccctggtcgaactcgtcggcgacgacggtgctttcgtgtccgacggtttcggcgtggtgcaccgcaagcaggcgtcggtctacgacgtggccaagctgctgccgcactacgcgggcaacctggtcgacgccgagaccgaggtgctgaagaagctcaccgagaacccggagcggccgtacgcggtcgtgctcggcggctcgaaggtctccgacaagctggcggtcatcgaggcgctcgcgcccaaggtcgacaccctcgtcatcggcggcggcatgtgcttcaccttccttgcggcacagggcctttcggtgggcacctcgctgctgcaggaagagatgatcgagacctgcaaggggctgctcgacaagtacgccgacgtcatccacctgccggtggacatcgtggtcgcggacaagttcgccgccgacgcggagtcgaagacggtggcggccaacgagattcccgacggctggatgggtctggacatcggtcccgactcggccgcccgtttcggcgcgctgctgaccgaggccaagaccgtgttctggaacggccccatgggcgtgttcgagttcgagaagttcgcggccggcacccgcggtgtcgccgaggccatcgcggtcgccacctccaagggcgcgttcacggtggtcggcggcggtgactcggccgcggccgtgcgcaccctgggcctgcccgacgacggtttctcgcacatctccaccggtggcggcgcgtcgctggaatacctggagggcaaggaacttcccggcctttcggttctggag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atcaagacactccaggatctgctgaacgagggtgtcgagggtcggggcgtgctggtgcgctccgacctgaacgttcccctcgacaacggcgtcatcaccgacccgggccgcatcatcgcgtccgcgccgaccatcaaggcgctggccgaggccggtgccaaggtcgtcgtgaccgcgcatctgggccgccccaagggtgagccggatccgaagttctccctcgctccggtcgccgcgcggctggccgaagagcttggccgcaatgtccagctggccggtgacgtggtgggctacgacgcgctctcgcgctcggagggcctcaccgacggcgacgtgatgctgctggagaacgcgcgtttcgacgcgcgcgagaccagcaaggacgacgccgagcggaccaagctggccaaggccctggtcgaactcgtcggcgacgacggtgctttcgtgtccgacggtttcggcgtggtgcaccgcaagcaggcgtcggtctacgacgtggccaagctgctgccgcactacgcgggcaacctggtcgccgccgagaccgaggtgctgaagaagctcaccgagaacccggagcggccgtacgcggtcgtgctcggcggctcgaaggtctccgacaagctggcggtcatcgaggcgctcgcgcccaaggtcgacaccctcgtcatcggcggcggcatgtgcttcaccttccttgcggcacagggcctttcggtgggcacctcgctgctgcaggaagagatgatcgagacctgcaaggggctgctcgacaagtacgccgacgtcatccacctgccggtggacatcgtggtcgcggacaagttcgccgccgacgcggagtcgaagacggtggcggccaacgagattcccgacggctggatgggtctggacatcggtcccgactcggccgcccgtttcggcgcgctgctgaccgaggccaagaccgtgttctggaacggccccatgggcgtgttcgagttcgagaagttcgcggccggcacccgcggtgtcgccgaggccatcgcggtcgccacctccaagggcgcgttcacggtggtcggcggcggtgactcggccgcggccgtgcgcaccctgggcctgcccgacgacggtttctcgcacatctccaccggtggcggcgcgtcgctggaatacctggagggcaaggaacttcccggcctttcggttctggagg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gatcgggaagaactcacctgggatctgttcggaaacgcgagtcgtgagctagtgcaagcgatttcagatgatgggtttgagcctgacctgatcctgagcattgcccgcggcggcctgtttgtagcaggctcattgggctacgccctcgacgtcaagaacctccacgtcatgaacgtcgagttctacaccggcgtgaaccagcgcctggacctgccggtcatgctgccgccggtgcccagcgccgtcgacctcaccggtgccaccgtgctcgtcgccgacgatgtcgccgataccggcaagaccctcaagctggttcgcgacttctgctccgatcacgtggccgaggtccgctgcgcggtcatctaccagaaaccgcactccgaagtggactgcgaatacgtgtggaagcgcaccgacaagtggatcaacttcccgtggtcggtgctgccgcccgtcgtcaaacgagaggtccgcgtcctcga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gatcgggaagaactcacctgggatctgttcggaaacgcgagtcgtgagctagtgcaagcgatttcagatgatgggtttgagcctgacctgatcctgagcattgcccgcggcggcctgtttgtagcaggctcattgggctacgccctcgacgtcaagaacctccacgtcatgaacgtcgagttctacaccggcgtg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ccccatcctgggcgaccggctcgaacccctatgatcggttctcggcgtcggtgcgggcagtgttttcgtggactaccaccgcacccagctaccgcgcagattcacctgatcctgttgtgatttcgctgctcagctctgtcccgaacattccagtagacggaggaagaatgagtcagtacacgcctttctacgccgacgtccagtcgcactatgacctgtcggacgagttcttcgcgctgttcctcgatcccacccgcacctacagctgcgcctacttcgagcaggacgacttcacgctcgaacaggctcagctggccaagatcgatctgaccctgggcaagctggatctacgcccgggcatgacgctgctcgacgtcggctgtggatggggctcgacgatcctgcgggccgccgaacggtacggcgtgaacgtcatcggcctgaccttgagccgcaaccagtacgagcacgtcggcgcgctgctcgaccagcggctgggggcgggccggggcgaggttcggttgcagggttgggaggagttcgacgggcgggtcgaccgtatcgtcagcatcggcgcgttcgagcacttccgcaaggagcgttacccggaattcttcgacctcgcctattcgtcgctgcccgaagacgggcgaatgctgttgcacaccatcgtgatgtacacccaggggcagctgcacgaccaggggatcacctacacccgcgatgatgtcgagttcctcaaattcattcgcaaggacatcttccccggcgggtgcctgccctacccgtacagcccggcgttcaagggcgtcaaggaatacgccgaagcgggcggcttcaccgtggggcagatccagccactgcaattgcactacgcgcggaccctggaccactgggcgcaggccctgcaggagcgccgggacgatgcggtcgcactgtgcggtgagcagacctacgcgacctacatgcgttacctcaccggctgcgccgaccgtttccgctcgggcttgatcgacgtcatgcagttcacctgtacg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gcggtggacgcggccgcctgggtgcgggatttcgcggcggccgtcgacgcgcacgccgacgagctgaccgcactggacgccgccatcggtgatgccgaccacggcacgaatatgcggcgcgggatgacggcggccgttgcggcgctggatgattcgactccggagtcgcccgccgaggtgtacaagcagaccgccatggtgttgatccgcacgatcggcggggcgagcgggccgctgttcgggaccttcttcctgcggttctccggtgccattggctctggagcagagggcgcgatcggatcaggtgccgagatcgccgatttcgcgcgcgccttccgggccgggctcgacggcgtcatcgcacgcggcaaggccgagcccggggacaagaccatggtggacgcgctgggccccgcggccgacacgctggacaagcaggtcgccgagggagcgtcggcggccgacgcgctcgaggccgcggcggtggccgccgaggcgggacgcgacgcgaccatcccgctggtggcgcgcaagggccgggcctcctacctcggggaacgcagtgcgggacaccaggatccgggtgccaccagcgcggcgctgctggtgcggaccgcgcggcaggcgct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cggtggacgcggccgcctgggtgcgggatttcgcggcggccgtcgacgcgcacgccgacgagctgaccgcactggacgccgccatcggtgatgccgaccacggcacgaatatgcggcgcgggatgacggcggccgttgcggcgctggatgattcgactccggagtcgcccgccgaggtgtacaagcagaccgccatggtgttgatccgcacgatcggcggggcgagcgggccgctgttcgggaccttcttcctgcggttctccggtgccattggctctggagcagagggcgcgatcggatcaggtgccgagatcgccgatttcgcgcgcgccttccgggccgggctcgacggcgtcatcgcacgcggcaaggccgagcccggggacaagaccatggtggacgcgctgggccccgcggccgacacgctggacaagcaggtcgccgagggagcgtcggcggccgacgcgctcgaggccgcggcggtggccgccgaggcgggacgcgacgcgaccatcccgctggtggcgcgcaagggccgggcctcctacctcggggaacgcagtgtgggacaccaggatccgggtgccaccagcgcggcgctgctggtgcggaccgcgcggcaggcgctg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gttttcaaggatcattccggccgcagcgccggaccgtggatgctgcggctgcggggggtggtgatcgccgtcgtgctcgtcactgtgacggtggtcgtgcgttcctacgcgcgaggcagtttcgcggacaagttcgaagtcaccgtggacgcggcgaccctgggcgagggcctggcgccgggttcggaggtgaagttccgcggcttcgccatcggcaccgtgaaacacgtgcagaccgtcggctacgggcatcagcgcatcgatctggagatcgagcgccgccaggccgacgcgctcaccgacgacgtcaccgcgcgattcacctcgtcgaacgtattcgggtccagcgcaatcgaattagtacccggcaccgacggccggaaactgcgcgagcacaccgtgctgcagatcggcgagaacgccaccaatgcgaccgtctcgggcgtgttccggcgcgcggcgcggctgacccaggtgctggattcggcgtcggtgcatcggctgttcgatctgctgctcgacaatgccgcgaccctgggcccggtgctgaagtcgttcttcgagaccgcgcagaccctcgcggacgggcagcagaacaccctcgcgcactacctgcgcatcggcggggacatgaccggggcgttccgcgacctgaccccgtcggcgggtcacgcgatcctgtccgtcctcgagcagagtgcctacttcggcgacccggagaaccgcgcgcgcaccaacagatccaccagtggcgtgaaccaggccgtactgatcggcctgtcgaacctgctggaacagaacaacccggacctcgagaaaatcctcgattccatcctggacctggcggtgccgatcagcgtctcgatcggctcggtggccccggcctacaaccggatcccgaacctgctgcgcgccatggacggcgccctgccgaatgtcgacggccacgtgcagctgcaactcgaactgatcgccaaaaccatgccgtacctggccgattcgctggcgggagggacc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taggaacacgggcgattcggcgctgaatgcggcgcgacggcagcgggaactcaccaggctcggcgatggggagcccattgacgtgctggtgatcggtggcggtatcaccggtgccggagtggctttggacgccgcggcgcgcgggctgcggacggtgctggcggagaagcacgacttcgcgttcgggaccagccggtggagttcgaagctggtgcacggcgggctgcggtatctggccagcggcggggtggggatcgcgcacgagagcgcggtcgagcgcgacattctgctgacccgcaccgccccgcatctgacccgggcgctgccacaggtggtgccgctgctgccgaatatcggtgcggcgcagaaggttctcgtgcgggccgggttcctggccggtgacgtgctgcggcggacggccggaaccccggcgtcggtgctgccgcgctcgcggcgggtggccgccgccgaggcgctgcggctggccccgaccgtgcgccgggcccggctgcgcggcggcttgctggcctgggacgggcagttggtggacgacgcgcggctggtggtgggcatcgcccgcactgcggcgcgggagggcgcgtcggtgctgacccgggtcgaggccacgaatgtcaccggcacctcggccaccctgcgggacacgctgaccggcgaaaccctggatgtgacagcgcgttcggtcgtcaacgccaccggcgtgtgggccgatcaggtggatcccagcatcgaactgcggccctcgcgcggcacccacctggtgttcgacgcggcggccttcggcgggctcaccgcctcgctgaccgtgccgatcccgggcagcaccagccgcttcatcttcgcgttcccggccgcgcacaaccgggtctacctgggtctcaccgacgaggaggcccccggcccggtgcccgacgtgccgcacgccaccgacgccgagatcgacttcctgctcgacaccgtcaataccgtgctgcgagagcccctgagctgcagcgatattcgcggcaccttcgcgggcctgcgcccgctgctgcgcaccggcggcgacagcaccgccgacatctcccgcgagcacgccgtcctcacctcccccaccggcctgatcacggtggtcggcggcaagctcaccacctatcgaaagatggccgaggacaccgtggacgcggcggtcgcacacgcgagcctgcccgccgccccctgccgcacccgctccctaccgctggtgggcgcggtctccggcgcggcccgcgacgccatcgcggctccgccccgcctggtcgagcgcttcggcagcgaggccacggcgattctccagctgacgcaacagtctccggccctgtcggccgaggtcgcccccggtatggacgtcaccgccgccgaattcgccttcgcggtcacccacgagggcgccctcgacgaatccgacctcctcgaccgccgcacccgtatcggcctggtcgaggaggaccgcaaggccgccgaacccgccgcccgcgccgccttcgaa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ggaacacgggcgattcggcgctgaatgcggcgcgacggcagcgggaactcaccaggctgggcgatggggagcccattgacgtgctggtgatcggtggcggtatcaccggtgccggagtggctttggacgccgcggcgcgcgggctgcggacggtgctggcggagaagcacgacttcgcgttcgggaccagccggtggagttcgaagctggtgcacggcgggctgcggtatctggccagcggcggggtggggatcgcgcacgagagcgcggtcgagcgcgacattctgctgacccgcaccgccccgcatctgacccgggcgctgccacaggtggtgccgctgctgccgaatatcggtgcggcgcagaaggttctcgtgcgggccgggttcctggccggtgacgtgctgcggcggacggccggaaccccggcgtcggtgctgccgcgctcgcggcgggtggccgccgccgaggcgctgcggctggccccgaccgtgcgccgggcccggctgcgcggcggcttgctggcctgggacgggcagttggtggacgacgcgcggctggtggtgggcatcgcccgcactgcggcgcgggagggcgcgtcggtgctgacccgggtcgaggccacgaatgtcaccggcacctcggccaccct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ggaacacgggcgattcggcgctgaatgcggcgcgacggcagcgggaactcaccaggctgggcgatggggagcccattgacgtgctggtgatcggtggcggtatcaccggtgccggagtggctttggacgccgcggcgcgcgggctgcggacggtgctggcggagaagcacgacttcgcgttcgggaccagccggtggagttcgaagctggtgcacggcgggctgcggtatctggccagcggcggggtggggatcgcgcacgagagcgcggtcgagcgcgacattctgctgacccgcaccgccccgcatctgacccgggcgctgccacaggtggtgccgctgctgccgaatatcggtgcggcgcagaaggttctcgtgcgggccgggttcctggccggtgacgtgctgcggcggacggccggaaccccggcgtcggtgctgccgcgctcgcggcgggtggccgccgccgaggcgctgcggctggccccgaccgtgcgccgggcccggctgcgcggcggcttgctggcctgggacgggcagttggtggacgacgcgcggctggtggtgggcatcgcccgcactgcggcgcgggagggcgcgtcggtgctgacccgggtcgaggccacgaatgtcaccggcacctcggccaccctgcgggacacgctgaccggcgaaaccctggatgtgacagcgcgttcggtcgtcaacgccaccggcgtgtgggccgatcaggtggatcccagcatcgaactgcggccctcgcgcggcacccacctggtgttcgacgcggcggccttcggcgggctcaccgcctcgctgaccgtgccgatcccgggcagcaccagccgcttcatcttcgcgttcccggccgcgcacaaccgggtctacctgggtctcaccgacgaggaggcccccggcccggtgcccgacgtgccgcacgccaccgacgccgagatcgacttcctgctcgacaccgtcaataccgtgctgcgagagcccctgagctgcagcgatattcgcggcaccttcgcgggcctgcgcccgctgctgcgcaccggcggcgacagcaccgccgacatctcccgcgagcacgccgtcctcacctcccccaccggcctgatcacggtggtcggcggcaagctcaccacctatcgaaagatggccgaggacaccgtggacgcggcggtcgcacacgcgagcctgcccgccgccccctgccgcacccgctccctaccgctggtgggcgcggtctccggcgcggcccgcgacgccatcgcggctccgccccgcctggtcgagcgcttcggcagcgaggccacggcgattctccagctgacgcaacagtctccggccctgtcggccgaggtcgcccccggtatggacgtcaccgccgccgaattcgccttcgcggtcacccacgagggcgccctcgacgaatccgacctcctcgaccgccgcacccgtatcggcctggtcgaggaggaccgcaaggccgccgaacccgccgcccgcgccgccttcgaa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tggagcaatctgcccggggtcgttcgacccggtgaccaacggacatgtcgatgtgatcgcgcgtgccgccgagcaattcgacgaggtggtggtgaccgtggtggtgaatccgaacaagcaggggatgttcaccgtcgacgagcgcatggagctgattcgggaggtgaccgcgcatctgcccaatgtgcgggtggagtcctggcgcgggctgctggtggacttcgccaagcaggaggggatcagtgccatcgtcaaggggattcgtgacgccaccgacttcgggtacgagttccagatggctcagatgaaccacaaactcaccggcgtggacacctatttcattgtcaccaatccgctctacggcttcgtctccagttcgctggtcaaggaggtcgcctcctacggcggcgacatctccgacctgctgccgccggctgtccacaagcggctgctcgcgcgcatcgccgaacgcaagca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acgtttgttcggcaccgatggtgtgcgtgggctcgccaatgaatcgctgagtccggaactggcgctgaaggtttcatcggccgcggcgcaggttctcagccgggggaagaagcgcgcgctggctgtcgtcgggcgcgatccgcgcgccagcggcgagatgctggaggccgccgtcaccgcgggcctgaccgccgcgggcgtggacgtgctgtcggtcggcgtgctgccgacgcccgccgtcgcgtacctgaccgccctctacgatgcctgcctgggcgtcatgatctccgcctcgcacaaccccatgccggacaacggcatcaagatcttcgccgcgggcgggcacaagctggacgacgccatcgaggaccgcatcgaggcgctcatcgacgacggctcgttcacccggcccaccggtgccgccatcgggcgcgtactcggagggcccggactgggcgggcacgtcttcgacgttcacgaccgatacagcatcgagggcacccacgagcgctatgtcgagcacctggtccaggccaccgggcgggatctgcgcgggctcaccgtggtcgtggactgcgcgcacggtgcggcttccgaggtcggccccaccgcctaccgcgaggccggtgcgacggtcatcgccatcaatgccgaacccgacggcctgaacatcaacgacggctgtggctcgacgcatctggagcagatccagcgcgccgtccgggagcacaacgcggacctgggcctggcccacgacggtgacgccgaccgctgcctggccgtggacgccaccggcgcggtggtcgacggcgacgccatcatggcggtcctcgccgtggccatgcgcgactccggcgagctggccgcgaacaccctggtcgcgaccgtcatgagcaacctcggcctgcacatcgccatgcgcggggccggaatcaccatgcgcaccaccgccgtcggcgaccgctacgtcctcgaggacctgcgcgcgggcggctacaccctgggcggcgaacagtccggccacgtggtcttcccgaagttcggcaccaccggtgatggcgtactgaccggtctgaagctgatggcccgcatggccgaaaccggccgatccctggcggaactggcgggcatcgtgcagaccgtcccgcaggtgctgatcaacgttcccgtctccgacaaggcggccgtcgccgtcgccgcgcccgtgctggaagcagtcgcggagtccgagcgcctgctcggggataccggtcgaatcctcctgcgccccagcggaaccgaacagcttgtccgggtcatggtcgaagccaccgatcccacccaggcgcaacacctcgccgacaatctcgccaagctggtggctgcg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ggcatgtctgtagcgcagccggtcgaggtggatcgtgacgtcgtcgatttcgcgatcgtcgggaaatggatggaagagcagggcttgcccggcggggagttcgaggaggtgaagccgctcggcggcggcacccagaacatcatgctgcgcttccgccgcggcggtcgcgagtacgtgctgcggcgcgggcccaagcatctgcgcgcggcaagcaacaccgtcatccagcgcgagtcgcggattctgggcgcgctcggcgacaccgatatccgcgcgcccaaggtgatcgccgcctgcccggacgagtccgtgctgggcgcgtccttctacctgatggagccgatcaccggcttcaacccgcagaacgaactgcccgaactgcacgcctccgacccggaagtccggcggcagatgggtctttcggcggtcgaggccatcgcccgcctcggctcggtcgaccacgaggcgctcggcctggccgactacggcaagccggagggcttcctggagcgtcaggtgccgcgctggctcaaggaactcgagtcctacagcgtcaatgagggttaccccgggccggagatccccggcgtcgagcgggtcggcgcatggctcgaccgcaatcgccccgctcccgcgaaacccggcatcctgcacggtgactgccacctggccaacatgatgttctccttcgacggccccgaggtggtggccatggtggactgggagatgtcgaccatcggcgacccgctgctggacctgggctggcagatcgccacccggcccgagcccggcaccaccggcgcggccctggtcggctcgctgggcgcggtcggcgggctgcccacgccggaggagatgatcgcccactacggcgagttctcgaaccgcgatctgacccatgtcacctggtactcggtgctggcctgcttcaagctcggcatcgtgctggagggcacgcacgcgcgggcctgtgcgggcaaggctcccaagcaggtcggcgacttcctgcacgccatcaccctcgagctgttcgagaaggcgcaccgctggatgg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atgagcctgcacgcggatctgctggaccgctggacgaaactggccgggccgggcgcgcccgcggtgggggaggacctggtccgccgctacagcgagccgcaccgccgctaccacaccgtcgaacatctggccgccatgctggccgtcatcgacgatctggccgccgacgccgcggacctggacgcggtccgctacgccgccttcttccacgacgccgtctacgccatggacggcggcgacaatgaggaggccagcgcccggctggccgaaaccacgctgcccgcaatgggtgtcgccccggaaacggtggccgaggtggcccgcctggtccgcctcaccggcggtcaccaccccgacccgtccgaccgcaacggtgccgtcctgtgcgacgccgacctcgcgatcctggccgccgcaccgccggtctatgccgcctataccgccgccgtccgcgccgaatacgcccacgtgccggacgatctgttccggcccggccgggccgcggtgctgggcgccctggccgatcagccggccctgttccgcacccccaccggccgcgctcgctacgaggacgcggcgcgggcgaatctcgccgccgaactcgccacgctc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cgtggattcggtacgtcgaatcggcggacgatgctgggtggaatgctggccgccggggcggccgggatgaccggattacccgagggcatggcgcaggcactggccgagccggggcgttcggggtcgctggatcaggttcagcacgtggtgattctgatgcaggagaatcgttccttcgatcactacttcggaaccatgagcggcgtacggggtttcggggacaagcgcgcggtgcgattgcccgcgggcggttacgacccgattctgcaggcggccatggacaccgcgctcgcgggcgggccggggaccgatctgggcagcggatcggcgggcaccggcagcgccagcggatcggcgagtggatcggccagcggatccgcgagcggttcgggcagcgggagtagcagcgggtcggcgggcggcgatacccgcgacgcgttccatcagccggatgcgttcagcagcaccggattcctgctgccctggcatatcgacaccggccgggtggacgggcaggacctcggcgatctggcgcacgactggaacaccacgcacatggcgtgggccgacggcgcgtaccactcgtggatcgcggccaagtccaagatgaccatgggctacttcaccgaggccgacattccgttccatcgtgcgctggcgtccgcgttcaccatctgcgaccactacttctgctcgatccagggacccaccaccccgaatcgcctgttccactggaccggaaccatcgacccggccgggcgcgcgggcggcccggcggtctccaatcccccggattatcggcccgtatattcctggaccacctatcccgaacgcctccagcaggccgggatctcgtggcaggtgtacgccgattcgcacagcggcggcgacttcctcgccgacttcggcgacaatccgctgtggctgttccgcgcgtaccacgacgcggccgcctcgccggatcccgcgatccgccagctggccgaccgggccaaggtgaccaccgccggaatgacgcccgcaccggccggaaccgacggcacgaatgtggattacgttctccagcagttcatttccgattgcgccgcgggcacgttgccgcaggtttcgtgggtggtcgcgcccgccggatactccgagcacaccgcctaccgtcccgccgacggggccgcctacatccagcgcgtcctgaaggccctgtgggacaacccgaaactgtgggggtccaccgtcctgctcgtcaactacgacgagaacgacggcttcttcgatcacgtggtgccgccgaccgcgccgcccggcacccccgacgagatcctgccgtccatcgaaatcaccggcaccgacctgaattccgggtcggcgaccctcgggctgtcctccggctcggcggccatggacaccttgatcagccgggccggtgcgctgctgggcgggcagtcgcccatcggcctggggccgcgggtgccgatgctggtcatctcgccgtggagccggggcggctacgtgaattcgcaagtgttcgaacacacttcggtgctgcgcttcctcgaacagtggaccggcgtcgtcgagcccaatatctcgccctggcggcgtgccgtgtgcggcgacctgaccagctgtttcgatttcggcaggcgcgacaccagcattcccaccctgcccgacgccgatgccgaacgcgcccgtgcggccgggcagaagaatctgcccaagccgatgccgccttcgcccgccggacagcagatgccggtgcaggacggtggccgcgccaaggcccgcccgctgccgtatcagccggtggcctggctggaggtggccggatcggccgcgacggtccggtacggcaatcagggttcggtcgccatgccgttccaaacctttgcctaccacgacaattcgatccggcagacggtggtggggccgggcgcgaatgccgaggagcgattccaggtcggcggctcgtacgacttcgcgatccacgcgcccaacgggttcctggtcgaggccgcgggttcgggtgacaccgcggcgctgacggccaccgccgccatcgggggcagcgccggtcaaccgattttcgttgtcacggtgagcaattccggtggatcggcactgaccgtccaggtcagcggcggctcccccaccacgatcgacgccggatccaagcgcgatatcaccgcgccgctggatcagggctggtacgacctggccctcacactgtccggaaactccaactggcgcaggcacttcgccggccacctggagaacgggagcgcgagcagtaccgc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gcgtggattcggtacgtcgaatcggcggacgatgctgggtggaatgctggccgccggggcggccgggatgaccggattacccgagggcatggcgcaggcactggccgagccggggcgttcggggtcgctggatcaggttcagcacgtggtgattctgatgcaggagaatcgttccttcgatcactacttcggaaccatgagcggcgtacggggtttcggggacaagcgcgcggtgcgattgcccgcgggcggttacgacccgattctgcaggcggccatggacaccgcgctcgcgggtgggccggggaccgatctgggcagcggatcggcgggcaccggcagcgccagcggatcggcgagtggatcggccagcggatccgcgagcggttcgggcagcgggagtagcagcgggtcggcgggcggcgatacccgcgacgcgttccatcagccggatgcgttcagcagcaccggattcctgctgccctggcatatcgacaccggccgggtggacgggcaggacctcggcgatctggcgcacgactggaacaccacgcacatggcgtgggccgacggcgcgtaccactcgtggatcgcggccaagtccaagatgaccatgggctacttcaccgaggccgacattccgttccatcgtgcgctggcgtccgcgttcaccatctgcgaccactacttctgctcgatccagggacccaccaccccgaatcgcctgttccactggaccggaaccatcgacccggccgggcgcgcgggcggcccggcggtctccaatcccccggattatcggcccgtatattcctggaccacctatcccgaacgcctccagcaggccgggatctcgtggcaggtgtacgccgattcgcacagcggcggcgacttcctcgccgacttcggcgacaatccgctgtggctgttccgcgcgtaccacgacgcggccgcctcgccggatcccgcgatccgccagctggccgaccgggccaaggtgaccaccgccggaatgacgcccgcaccggccggaaccgacggcacgaatgtggattacgttctccagcagttcatttccgattgcgccgcgggcacgttgccgcaggtttcgtgggtggtcgcgcccgccggatactccgagcaccccgcctaccgtcccgccgacggggccgcctacatccagcgcgtcctgaaggccctgtgggacaacccgaaactgtgggggtccaccgtcctgctcgtcaactacgacgagaacgacggcttcttcgatcacgtggtgccgccgaccgcgccgcccggcacccccgacgagatcctgccgtccatcgaaatcaccggcaccgacctgaattccgggtcggcgaccctcgggctgtcctccggctcggcggccatggacaccttgatcagccgggccggtgcgctgctgggcgggcagtcgcccatcggcctggggccgcgggtgccgatgctggtcatctcgccgtggagccggggcggctacgtgaattcgcaagtgttcgaccacacttcggtgctgcgcttcctcgaacagtggaccggcgtcgtcgagcccaatatctcgccctggcggcgtgccgtgtgcggcgacctgaccagctgtttcgatttcggcaggcgcgacaccagcattcccaccctgcccgacgccgatgccgaacgcgcccgtgcggccgggcagaagaatctgcccaagccgatgccgccttcgcccgccgggcagcagatgccggtgcaggacggtggccgcgccaaggcccgcccgctgccgtatcagccggtggcctggctggaggtggccggatcggccgcgacggtccggtacggcaatcagggttcggtcgccatgccgttccaaacctttgcctaccacgacaattcgatccggcagacggtggtggggccgggcgcgaatgccgaggagcgattccaggtcggcggctcgtacgacttcgcgatccacgcgcccaacgggttcctggtcgaggccgcgggttcgggtgacaccgcggcgctgacggccaccgccgccatcgggggcagcgccggtcaaccgattttcgttgtcacggtgagcaattccggtggatcggcactgaccgtccaggtcagcggcggctcccccaccacgatcgacgccggatccaagcgcgatatcaccgcgccgctggatcagggctggtacgacctggccctcacactgtccggaaactccaactggcgcaggcacttcgccggccacctggagaacgggagcgcgagcagtaccgc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ggagctgctggatcggctcctgccgcgctcgtgcggcgggtgcgggcgggccgggacggggtggtgcgcggactgcgcgggcgcgctgtccgggccgcccctccggatccgcccgcgggccgatcccggggtgccgtgctgggcgctggcggcctatcggggcgcgccgcgggcggcggtgctggccgtcaaggagcattaccggtgggacctgacaaagccgttggggttcgccttggccaggggactggatcatttgcgggacaccggccgtccgctgattctggttcccgcgcccagccggcgcgtggcggcgcgcaggcggggaggcgatcctgtggcgcgttccgcgatcgtcgcggcgggttggctaccggattgccgactggtacggatgttgcgcatgcggccaggtgtgcgtgactcggtgggcctcgggcacagcgatcgccagcacaatctgcacgggcggatcatggtagccaccacccggccaacgggtgccctgtttccggcaaatgccgaggtagtgctgatcgatgacgtgttgaccaccggtgtcacggtgcgcgaatcggtgcgtgcgctgcctgatgcgggtgtgacagttcgtgccgcgctggttacttgcacggc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ggagctgctggatctgctcctgccgcgctcgtgcggcgggtgcgggcgggccgggacggggtggtgcgcggactgcgcgggcgcgctgtccgggccgcccctccggatccgcccgcgggccgatcccggggtgccgtgctgggcgctggcggcctatcggggcgcgccgcgggcggcggtgctggccgtcaaggagcattaccggtgggacctgacaaagccgttggggttcgccttggccaggggactggatcatttgcgggacaccggccgtccgctgattctggttcccgcgcccagccggcgcgtggcggcgcgcaggcggggaggcgatcctgtggcgcgttccgcgatcgtcgcggcgggttggctaccggattgccgactggtacggatgttgcgcatgcggccaggtgtgcgtgactcggtgggcctcgggcacagcgatcgccagcacaatctgcacgggcggatcatggtagccaccacccggccaacgggtgccctgtttccggcaaatgccgaggtagtgctgatcgatgacgtgttgaccaccggtgtcacggtgcgcgaatcggtgcgtgcgctggctgatgcgggtgtgacagttcgtgccgcgctggttacttgcacggc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aagacctcgaagcgattgtcgaggcatctgcgccacgcgcccggcgagatcggcctcacgctggactcggccgggtgggtggaggtttcggggctgctcgcggcgctgggcagtcacggacgcacactcacccggtccgagctcgacgaggtggtggcgcggaacaacaagcgccgcttcgaattcgatgcgacggggactcggattcgcgcgagtcagggacacagtgtcgacgttgacttggaatatcgggcgagcacgccgcccgatctgctctaccacggcaccgttgccgcggccctggccggaatctggtccgaaggcctgaagcccatgcgccgccacgacgtccatctttcggcggatctggataccgcgctgaaggtaggggcccggcgtggcaagcccgtggtgctgaccgtggatgccgcggccatgaaccgcgacgggcacgttttccgggtcagcgccaacggggtctggttggcggccgccgtcccgcccggctacctgtcggggc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aagacctcgaagcgattgtcgaggcatctgcgccacgcgcccggcgagatcggcctcacgctggactcggccgggtgggtggaggtttcggggctgctcgcggcgctgggcagtcacggacgcacactcacccggtccgagctcgacgaggtggtggcgcggaacaacaagcgccgcttcgaattcgatgcgacggggactcggattcgcgcgagtcagggacacagtgtcgacgttgacttggaatatcgggcgagcacgccgcccgatctgctctaccacggcaccgttgccgcggccctggccggaatctggtccgaaggcctgaagcccatgcgccgccacgacgtccatctttcggcggatctggataccgcgctgaaggtaggggcccggcgtggcaagcccgtggtgctgaccgtggatgccgcggccatgaaccgcgacgggcacgttttccgggtcagcgccaacggggtctggttggcggccgccgtcccgcccggctacctgtcggggctcttaactgcccgttcggtagccggtgggacggcgtggccactattgcagggcgggtggcatgcgggtcggcttgatgcggcccgcgtcgatgagcgcccggaatgccgcggctttgcgcgcgcattccgcaaccgggcagcggcggtgctgctgcatggtgcggtgggcttcctggacacccagcgggtggtccggggcgaggtgcgaccacgacgaggggtcggtggtcgccaacgc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gatcgtcgaggctgatggcgggtcgcgggggaatccggggccggccgggtacggcgcggtggtgtgggatgccaaccatgtgcggccgctggccgagcggcgtgagtacctcggggtcaccaccaacaatgtcgccgaatatcgcgggctgatcgcgggtttggaggccgcggccgagctgggggcgcgcgaggtcgcggtgcggatggactccaaactggtcgtggagcagatgtccggccgctggaaggtcaagcacgagtccatgattccgctcgcggatcgggctcggcggctggtgtccgggttcgacagcgtcagcttcaccgggattccgcgcaaggagaacaagcacgcggacaagctcgccaacgaggccatggacgacgccgacaccgtgggcgaggtgcggacggcgctggccgcggcgacggtgcccgcggacgagccgaccgaactggcggcggcggagatcatcggcgcggcggtggaaagccctgcgcgcgttggcgaaatcggcgcggccgtcgccggtggcgtggtcgacgccggtgcgcaagccgcgagcgcgaccccgtcgccgggctggaccggggcggtcggacggccgacccggctgttgctgctgcgtcacgggcagacggaactgtctgtgcagcggcggtattcgggtcgcgggaatccgccgctgaccgagctcggccgcagccaagcggccggtgccgcggaaatgcttgcggccaagggcggtatcgaagccatcgtgtgctccccgctgggccgcgcgaaggagaccgcggaggccgcgggtcgtgccctcggcctgcccgtgcgggagctgcccgggctgatcgagacggatttcggtgcgtgggaagggatgaccttcttggaggcgcgcgaccacgatcccgaactgcacgcgcaatggctgggcgacgcctcggtgcccgcgcccggcggcgagagcttcgaccaggtgcgcgagcgggtcgagggggtgcggcgggatctggcggcgctgtatccgggcgcgaatgtgcttgtggtcagccatgtcacgccgatcaagacactgctgcagctcgccctcggggtgggtccgtcgctgctgtaccggctgcacctggacctggcgtcgctgtccatcgcggagttctacccggacggcgggtcatcggtccgcctggtcaacgacacctcgtacct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ggtatccgtgagtgcgaacggattggatttcgagcgttgctaccgcgccgtggcgacccgggatgcccggttcgacgggcatttcgtgaccgcggtgcgcaccaccggaatttattgccgcccttcttgtccggcgatcacccccaaacgaaccaacgtcaccttcctgcccacggccgcggccgcgcagcagagcggattccgcgcctgccgccgctgcctgcccgatgccgcccccggatcaccgctctggaacacccgcgccgacctggcgtcgcgggccatgcgattgatcggcgacggcgtcatcgaacgcggcggcgtgcccgccctcgccgacgcgctgggctactcccagcggcagttgacccgcgtgctgaccagcgaactcggcgcgggcccactggctttggcgcgggcgcaccgcgcgcacaccgcgcggctgcgcatccagaccacccggctgtccatgtccgacatcgcgttcgcggccggattcgccagcatccgccagttcaacgacaccgtgcgcgaggtcttcgcggtcagccccaccaccctgcgcgaggaatcccgccgccgcaacggcgacaccctgccggccaccaatggcctgctcaccctgcgactcccctaccgcgaaccgctcgaccaatcctggctggaatggttcctggccgcccacaccgtccccggcctggaactctgggagaacggcatctacacccgcagcctgcgaaccccccacggccacaccaccattcgcctgtccatccagcccggccacgtccgcgcctcgctgtccctgcaggacatgcgcgacctcgcgcccaccgtcgcccgcatccgccacttcctggacctggacgccgacccggtcggcatcgacgaggcgatgacggcggcgatgacggaaagcccactgcacccgcatatttcgggcacgagcagcggcatgcacctatccggcggcgtcgtgctgcccggcggcatcagggtgccggggtgcctggacggaccggaactgttgctgcgcaccatgatcggccagcagatctcggtggccgccgccaatacccataccgcgcggctggtacagggattgggcgaggccatcgcgggacccatcccgcacctgttccccaccccggagacgatcgccgagcacggctccgaggtgctgaccgggcccggacggcgggtggacgccatcgtcggcgcggccaaggcgctcgccaccggggacctggtgctgcactccggccgcacggcgagcgacctgcgccgggatctgctggccctggacggggtcggaccctggaccgcggactacgtcacgatgcgcctgctcgccgacccggacgtactcctgcactccgacctggtggtgcgccgcggcgcgggactgctcggcctcgagctcaccgacaccgcccgcttcgccccgtggcgctcctacctcaccatgcacctgtggaagcacgccctggcccacccggccgagagcaataccaaagcaatcgcgccgaacatcaagactcccaccggcaaccggaggacaatccga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ggtatccgtgagtgcgaacggattggatttcgagcgttgctaccgcgccgtggcgacccgggatgcccggttcgacgggcatttcgtgaccgcggtgcgcaccaccggaatttattgccgcccttcttgtccggcgatcacccccaaacgaaccaacgtcaccttcctgcccacggccgcggccgcgcagcagagcggattccgcgcctgccgccgctgcctgcccgatgccgcccccggatcaccgctctggaacacccgcgccgacctggcgtcgcgggccatgcgattgatcggcgacggcgtcatcgaacgcggcggcgtgcccgccctcgccgacgcgctgggctactcccagcggcagttgacccgcgtgctgaccagcgaactcggcgcgggcccactggctttggcgcgggcgcaccgcgcgcacaccgcgcggctgctcatccagaccacccggctgtccatgtccgacatcgcgttcgcggccggattcgccagcatccgccagttcaacgacaccgtgcgcgaggtcttcgcggtcagccccaccaccctgcgcgaggaatcccgccgccgcaacggcgacaccctgccggccaccaatggcctgctcaccctgcgactcccctaccgcgaaccgctcgaccaatcctggctggaatggttcctggccgcccacaccgtccccggcctggaactctgggagaacggcatctacacccgcagcctgcgaaccccccacggccacaccaccattcgcctgtccatccagcccggccacgtccgcgcctcgctgtccctgcaggacatgcgcgacctcgcgcccaccgtcgcccgcatccgccacttcctggacctggacgccgacccggtcggcatcgacgaggcgatgacggcggcgatgacggaaagcccactgcacccgcatatttcgggcacgagcagcggcatgcacctatccggcggcgtcgtgctgcccggcggcatcagggtgccggggtgcctggacggaccggaactgttgctgcgcaccatgatcggccagcagatctcggtggccgccgccaatacccataccgcgcggctggtacagggattgggcgaggccatcgcgggacccatcccgcacctgttccccaccccggagacgatcgccgagcacggctccgaggtgctgaccgggcccggacggcgggtggacgccatcgtcggcgcggccaaggcgctcgccaccggggacctggtgctgcactccggccgcacggcgagcgacctgcgccgggatctgctggccctggacggggtcggaccctggaccgcggactacgtcacgatgcgcctgctcgccgacccggacgtactcctgcactccgacctggtggtgcgccgcggcgcgggactgctcggcctcgagctcaccgacaccgcccgcttcgccccgtggcgctcctacctcaccatgcacctgtggaagcacgccctggcccacccggccgagagcaataccaaagcaatcgcgccgaacatcaagactcccaccggcaaccggaggacaatccg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ggtatccgtgagtgcgaacggattggatttcgagcgttgctaccgcgccgtggcgacccgggatgcccggttcgacgggcatttcgtgaccgcggtgcgcaccaccggaatttattgccgcccttcttgtccggcgatcacccccaaacgaaccaacgtcaccttcctgcccacggccgcggctccgcagcagagcggattccgcgcctgccgccgctgcctgcccgatgccgcccccggatcaccgctctggaacacccgcgccgacctggcgtcgcgggccatgcgattgatcggcgacggcgtcatcgaacgcggcggcgtgcccgccctcgccgacgcgctgggctactcccagcggcagttgacccgcgtgctgaccagcgaactcggcgcgggcccactggctttggcgcgggcgcaccgcgcgcacaccgcgcggctgctcatccagaccacccggctgtccatgtccgacatcgcgttcgcggccggattcgccagcatccgccagttcaacgacaccgtgcgcgaggtcttcgcggtcagccccaccaccctgcgcgaggaatcccgccgccgcaacggcgacaccctgccggccaccaatggcctgctcaccctgcgactcccctaccgcgaaccgctcgaccaatcctggctggaatggttcctggccgcccacaccgtccccggcctggaactctgggagaacggcatctacacccgcagcctgcgaaccccccacggccacaccaccattcgcctgtccatccagcccggccacgtccgcgcctcgctgtccctgcaggacatgcgcgacctcgcgcccaccgtcgcccgcatccgccacttcctggacctggacgccgacccggtcggcatcgacgaggcgatgacggcggcgatgacggaaagcccactgcacccgcatatttcgggcacgagcagcggcatgcacctatccggcggcgtcgtgctgcccggcggcatcagggtgccggggtgcctggacggaccggaactgttgctgcgcaccatgatcggccagcagatctcggtggccgccgccaatacccataccgcgcggctggtacagggattgggcgaggccatcgcgggacccatcccgcacctgttccccaccccggagacgatcgccgagcacggctccgaggtgctgaccgggcccggacggcgggtggacgccatcgtcggcgcggccaaggcgctcgccaccggggacctggtgctgcactccggccgcacggcgagcgacctgcgccgggatctgctggccctggacggggtcggaccctggaccgcggactacgtcacgatgcgcctgctcgccgacccggacgtactcctgcactccgacctggtggtgcgccgcggcgcgggactgctcggcctcgagctcaccgacaccgcccgcttcgccccgtggcgctcctacctcaccatgcacctgtggaagcacgccctggcccacccggccgagagcaataccaaagcaatcgcgccgaacatcaagactcccaccggcaaccggaggacaatccg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ctgctggctcagctcagtgacacccacttcaacatgggtacgcgcaatgtcgaacgcgccgaacgggtcatggccttcctcgccgagctgccgcagcgaccggacgtcatcctcgtcaccggtgacatcaccgacgagggcgaggtcgacgagtaccggcaggcgcgcgcggccttcgccgccgacgttcccgtgctggtgctgcccggcaatcacgacgaccgcggcaatatgcggcaggtgctcttcggccaggacccgagctacgagcccatcaacaatgtgcaccgcggcgacggcgtgaccctggccctgctcgactccagcattcccggcaagcccgagggccacctcgacgaggtcacctacgccttcctcggggacgtcctggaacagacgcccgccgatgacgtggtgctgatcgccatgcaccatccgccgcgggccgtgcagtccaccgtctgcgaccccatccggctcaccaatcccgagcgcctggccgagatcgtggcgggtgacgcgcgcatcgccgccgtcctcaccgggcacgtgcacgcggggatcatgaccatgttcgcgggcaagccgctgatcgtcgcgcccagcgtgtcctccaccatcggctgcgaatgggaaacggccgcaccgggacacgtgccgatcgacttcgcgccggatccgtcgctggtgttccactccattaccgacgccggactgctgtccatgttccggcccgtcggcatgggcggctggctcagcgaaccggct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ctgctggctcagctcagtgacacccacttcaacatgggtacgcgcaatgtcgaacgcgccgaacgggtcatggccttcctcgccgagctgccgcagcgaccggacgtcatcctcgtcaccggtgacatcaccgacgagggcgaggtcgacgagtaccggcaggcgcgcgcggccttcgccgccgacgttcccgtgctggtgctgcccggcaatcacgacgaccgcggcaatatgcggcaggtgctcttcggccaggacccgagctacgagcccatcaacaatgtgcaccgcggcgacggcgtgaccctggccctgctcgactccagcattcccggcaagcccgagggccacctcgacgaggtcacctacgccttcctcggggacgtcctggaacagacgcccgccgatgacgtggtgctgatcgccatgcaccatccgccgcgggccgtgcagtccaccgtctgcgaccccatccggctcaccaatcccgagcgcctggccgagatcgtggcgggtgacgcgcgcatcgccgccgtcctcaccgggcacgtgcacgcggggatcatgaccatgttcgcgggcaagccgctgatcgtcgcgcccagcgtgtcctccaccatcggctgcgaatgggaaacggccgcaccgggacacgtgccgatcgacttcgcgccggatccgtcgctggtgttccactccattaccgacgccggactgctgtccatgttccgtcccgtcggcatgggcggctggctcagcgaaccggct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atccagccgtgtccccagcagctctgcgcctgtcgacaccgtgaccaccggtcccatcgagggcagcgtcaagcactacgagcaggtcgaggccgacggcacgaccctgaacgtcccggtgcggcgcatcaatctcaccaatggcgagcacttcgacgtgtacgacacctcgggtccgtacaccgacgacaccgccaccatcgacctcgaggccgggctgcccaagctgcgcgacacctgggacaagccgcaggtcgacggcccgccgacccagctgaactgggcgcgccagggcatcgtcaccaaggagatggcctacatcgcggcgcgcgagggcgtttcgcccgaactggtgcgcgacgaggtggccgcgggccgcgcggtgatccccgcgaaccaccgccaccccgagtccgagcccatgatcatcggcaagaagttcgccgtgaagatcaatgcgaatatcggcaactcggccgtgagctcctccatcgccgaggaggtcgagaagatggtgtgggccacccgctggggcgccgacaccatcatggacctgtccaccggcaagaacattcacgagacccgcgagtggatcctgcgcaactcccccgtcccggtgggcaccgtgccgatctaccaggcgctcgagaaggtgaacggcgatcccaccaagctgacctgggagatctaccgcgacaccgtgatcgagcaggccgagcagggcgtcgactacatgaccgtgcacgcgggcgtgctgctgcgctacgtgccgctggccgccaagcgcgtcaccggcatcgtctcgcgcggcggatccatcatggccgcctggtgtctggcgcatcaccaggaatcgttcctgtacaccaacttcgccgagctgtgcgagattctcgccgagtacgacatcaccttctccctcggtgacggcctgcgtccgggttccatcgcggacgccaatgacgaggcccagttcgccgagctgcgcaccctgggcgagctcactaaaatcgcgaaatcctatggcgtgcaggtgatgatcgagggccccggccacgtgccgatgcacaagatcgtggagaacgtgcggctggaggaggagctctgcgaggaggctcccttctacaccctcggcccgctggcgaccgatatcgcgcccgcctacgaccacatcacctcggccatcggcgcggccatcatcgcccaggccggtaccgccatgctctgctacgtgacgcccaaggagcacctgggcctgcccaaccgcgacgacgtgaaggtcggcgtgatcacctacaagatcgccgcccactccgccgacctggccaagcagcacccgcgcgcccaggaccgcgacaacgcgctgtccaaggcccgcttcgagttccgctggaccgaccagttcaacctctccctggaccccgacacagcacgggagtaccacgacgagaccatgccggccgagcccgccaagaccgcccacttctgctccatgtgcggcccgaagttctgctccatgcgcatctcccaggacgtgcgcgactacgccgaaaagcacggcctcaccgacgtgaacgccatcgaggcgggcatggcggagaagtccgaggagttcgcggccgcgggcggcaaggtgtacctgccggtcgtgt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aagcgaatcaaatcgtcgccggcctgggtggcctggacaacatcatcgaggtggagggctgcatcacccgcctgcgctgcgagatcaaggatgccagcaaggtcgacgagaaggcactgaaggccgcgggcgcgcacggggtcgtcaaggccggtgccgcggtgcaggtcgtggtcggcccgacggccgacgccctggccgaagacatcaacgacat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atgacgtggagttgggtggggtacccgagaccatgctgtggaccctgtacaaccgggccgcggttgcgaagcggggtggtggttttcgggaccccgcgtgtgtgcgcatcttcgatgcgatcgactacgactatgcgcggagtttcgggaaacccagtggtgtgcacgccgagcggtcgcagctgttcgacggggtggtgcgggactggctggcggagcatcccagcgggaccgtggtcgagctcggcgccgggttggagacgcagtttcagcgctgcgacaacggccgggtgtcctggatccgcgtggctgtaccggaggcgatcgcggtccgggagcgctttctgccggagtcaccccgctgccgccatatcgcctgcagcgcaatggatccggaatggatcgatggggtcgagcccggcacgccggtgctggtgaccgcgcagggactgctgatgtacttcccggaatccgaggtgcgcgctggtcaccgcgatcgtgaccggcattccggccgtgcggctgctgttcgacgtgattcccccgtggttctcacgcaggaccctgcggggtcaccgcctgacgccgcactacaccgccccgctcatgccgtggggtgtgcggcgggacgacctcgcaccgctgttgcacggctggaccgaccgcatcaccgcggtcgaggtacacagcttcggttcgccctcccggccggtagccgctttgctgccgctgctcgccgccctgccgggattacgcaacctcccaccggcattcgtccgggtggacgcccgataggcgttcctgccgggcatttcggccggacggtcagcgcacgacgtcgaagacgt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atgacgtggagttgggtggggtacccgagaccatgctgtggaccctgtacaaccgggccgcggttgcgaagcggggtggtggttttcgggaccccgcgtgtgtgcgcatcttcgatgcgatcgactacgactatgcgcggagtttcgggaaacccagtggtgtgcacgccgagcggtcgcagctgttcgacggggtggtgcgggactggctggcggagcatcccagcgggaccgtggtcgagctcggcgccgggttggagacgcagtttcagcgctgcgacaacggccgggtgtcctggatccgcgtggctgtaccggaggcgatcgcggtccgggagcgctttctgccggagtcaccccgctgccgccatatcgcctgcagcgcactggatccggaatggatcgatggggtcgagcccggcacgccggtgctggtgaccgcgcagggactgctgatgtacttcccggaatccgaggtgcgcgctggtcaccgcgatcgtgaccggcattccggccgtgcggctgctgttcgacgtgattcccccgtggttctcacgcaggaccctgcggggtcaccgcctgacgccgcactacaccgccccgctcatgccgtggggtgtgcggcgggacgacctcgcaccgctgttgcacggctggaccgaccgcatcaccgcggtcgaggtacacagcttcggttcgccctcccggccggtagccgctttgctgccgctgctcgccgccctgccgggattacgcaacctcccaccggcattcgtccgggtggacgcccgataggcgttcctgccgggcatttcggccggacggtcagcgcacgacgtcgaagacgt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atcgtcaccttgaccatgaaccctccgatcgacgtcgccgcacaggccggccacgttcgcccgacctccaagattcgcggcgcggcaccgcgattcgacccgggtgggggcgggatcaacgccgcgcgcaccatcgcggctctgggcgagtcggtgacggcggtgttccccgcgggcgggcccgtgggccggctgctcgaggatctgatgcgcggcaccggggtgccgatgcgcgctgtgccgatcatcggggacacccgggagaatattgcggtcaccgatgagtgcacgggcgagcagtaccgattcgtgtttcccgggccggtgctgaccgcgcgggacgtggtgcggttgtcgaatggaagctcagtgtgc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tcgtgacgctgaccatgaatccggcgatcgacctcgccaccaccgcgcagcacatccatccgaccgacaagatccggtgcaccgcaccgcgattcgatccgggcggcggcggcatcaatgtggcgcgcacggtggccgcgctgggcgagccggtgacggcggtgtttcccgcgggcggtcccgccggagcgctgctggaacagttggtgcgcgacgccggggtcccggcccgcccggtcgcggtggaaggggccacccgggagagcttctcggtgaccgacacggtgtcgggcgagcagttccgcttcgtgctgcccggacctcggtccaccgcgccggagcatcatcggtgcctggtcgagctggagcgcgcggtgcgcgacgcccgctacgtggtggccagcggctcactgccgcccggtgctccggccgacttctatcagaccgtcgcggacctgctcgccgccatggacgcccggctcatcctggacacctcgggcgcgccgctgcgggcgatacgcaagggcatccatctgatcaaaccgagcgtgcgggagctcgcggagtacgtcggccacccgctgcccgacgcacccgcccgcgtcgcggcggtgcgccgcctgatcgcggcgggcatcgcggagatcgtggtgttgtcgctgggcgccgagggcgcgctggtggccaccgcggtgggcgaggaatggttcgcgccggtcgaggtgacggtgcgcaccggcatcggggccggggacgccatggtcggcggcatcgccgtcggcctgtcgcgcggctattcggtcggcgacgcggtgcggctcggattgtgctcggcggcagcggctctggagaccccggggacccgccccgggatcgcggcccgcatcatggagcgcttcgaggcgctgaccgcggtgccgcaggtgtcacccggtt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tcgtgacgctgaccatgaatccggcgatcgacctcgccaccaccgcgcagcacatccatccgaccgacaagatccggtgcaccgcaccgcgattcgatccgggcggcggcggcatcaatgtggcgcgcacggtggccgcgctgggcgagccggtgacggcggtgtttcccgcgggcggtcccgccggagcgctgctggaacagttggtgcgcgacgccggggtcccggcccgcccggtcgcggtggaaggggccacccgggagagcttctcggtgaccgacacggtgtcgggcgagcagttccgcttcgtgctgcccggacctcggtccaccgcgccggagcatcatcggtgcctggtcgagctggagcgcgcggtgcgcgacgcccgctacgtggtggccagcggctcactgccgcccggtgctccggccgacttctatcagaccgtcgcggacctgctcgccgccatggacgcccggctcatcctggacacctcgggcgcgccgctgcggtcgatacgcaagggcatccatctgatcaaaccgagcgtgcgggagctcgcggagtacgtcggccacccgctgcccgacgcacccgcccgcgtcgcggcggtgcgccgcctgatcgcggcgggcatcgcggagatcgtggtgttgtcgctgggcgccgagggcgcgctggtggccaccgcggtgggcgaggaatggttcgcgccggtcgaggtgacggtgcgcaccggcatcggggccggggacgccatggtcggcggcatcgccgtcggcctgtcgcgcggctattcggtcggcgacgcggtgcggctcggattgtgctcggcggcagcggctctggagaccccggggacccgccccgggatcgcggcccgcatcatggagcgcttcgaggcgctgaccgcggtgccgcaggtgtcacccggtt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gatgagacgcggggggaccgcggctggatgcggcacgccatcggcctggcccggctgtgcccgcacagcgagaccgccttcgcggtgggtgcggtcatcgtgggggcggacggggtcgagatcgagcacgggtggtcgcgggagaccgacgccaaggtgcacgccgaggaatcggcgctgaacaagctggcggccgacgacccgcggctgccgtacgccacgctgtacagcacgctggaaccgtgttcgcagcgggcgagccaggatcgcgcgccgtgcacggatcgcattctggcggccgggatccggcgggtggtcatcgcgtggcgggagccgggcaccttcgtggagaactgcgtcggggtggagaagctgcgcgagcacaagatcgaggtggtcgagctgcccgatctggccgacgaggccatgtcgatgaaccggcatctgcgcct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gccgaggacggggcggagcattccttcgccgggcagttcgacagccacctgaatgtgcgcggggccgacgcggtggtcgagcgggtgcgggactgctgggcctccgcgttctccgagcgtgcggtgcgatatgcgttcgcgcacggcatttctcgcaccttcgcaccggcggtggtgttgcagaaattgatcatcgcgcgatccagtggcgtggtgttcacccggaatccgatgaccggcgcggccgacgagctggtgatcagcgccgtctacgggctgggggagggcctggtgtccggcgcggtcgacgccgactcgctgatcctcgacaaggacaccggtgaactgctcgatatcacgctgggggacaaggatatccggttcgacatcaccgatgggcagggctgctcggcggtcgcggtggccgaggacgagcgcggtacccgggtgctggccgatgccgaagtggccgagctggcggagctctccaggaagatcgaaatcggcggtggcacagcgcaggacatcgaatgggccatcgacgacacgggtgtgtggttgttgcagacccgcccgatcaccgccgccgcagcggcggtggccgcgcgctcggtcgaattgcgcggcgcgggcgaacgagtgggcccggacgaggcgcggatctgggacaactccaacattatcgagagcttcagcggcatcacctccccgctgaccttcaccaccgcggccgacatctacggccgcgtgtaccgcggttacgccgcctccctgcgggtcccgcagcagcagctgcgccagaccgacgcgtggacgccggtgctgctgggcaccttccacggtcgcgtctactacaacctgctgcactggtatcgcatggtcggcatcgcgcccggatacccgctcaaccggcgggtgctcgaggccgcgctcggcgtggccgaacccctgccctcggatatcgcgaagacgttgcgcccgttcgagttcgatacaccggcggcccggatccggtcgcgggcggtgaccacggcggtctacgtgcggcgactgttcggcatcgacgcgatgatggcggacttcgcccgcgagttctaccgcgtctacgacgaatacgacgccctggactacaccgccctgaccggcgagcgggcctatcgggcctatcgcacggtggaccgcgacctggtcgagcgctgggggccgctcatggtgctcgacgccatcctgctgaccaccaccggcctgatgttcctgctcaccaagctgctgctgcccaaggctccggaatggttcctctacgccgtggtcggcccgggcgcggatgtggagtccgcggaaccggcgcgcgccatgatcgagctggcgcgggccgtgcgcgcggatccggaactcggcgagatcatcaattccactgcgccggagcagatccacgacgcgctgcgggccgcggggcgcaccgagttcctgacggccatcgacgactatctggaccgctacggctatcgcagcctcgacgaactcaagctggagacaccggatctgcgggagaatccggccaacctgttcgtcatgctgcgcagcgccgtcggccgggtcgccgacaccgtcgcggccgaccgggccggggaagccgacgcctatctcgacgaacacctcggccacggggtgcggcgacgcgtctatgaacgcctgcgcgccagggtcgatcggtgcgccgcgcaccgggaaagactgcggttctgccgtacccgcgccttcggcatggtcaaacgcatgatccgggtgatgggccgggacctggtggcccgcgacgtcctcgacgagttcgacgacgtgttccagctgaccgtcaccgagttgcgcggctgctacgagggcgagtccaccgcatcgctgcgcgaggtggtagcggcccggaaatccttgcgcgccaaggactccgtgctggtcgctcccgcccgcttccgcaccgtcggcccccgcctcggcaatgccgagctgagcgcccagggctgggtgccgcgcaccgccaccgaggccgccgccgcgggaaccgtcctggccggaacaccctcggccgcgggcattgtcgagggcaccgccgtcgtggtggacgagccccgcgacgtcgcgggcggcattctcatcgcctatcgcaccgatccgggctgggtggccgccctgccgtcggcgtcggcgctggtcatcgagcgcggcagcccgctcacccacgtggccatcgtggcgcgcgagctgggcgtgccgacagtggtccaactgcccggcgtgacccgccaactgcgtaccggcatgcgcgtccgagtcgatggggccgccggcaccgtcaccgtgcttcccgaaggagaac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ggaatcgtcctgggcagcggtcccgttacggccgaccccggcgcggggtgcccgagtctctacacggtggccgtccccggcacctgggagaccggtcacgacaaggatcccaagcccggcatgctttccggggtaaccaatggcttgcccggcgaggtcgactacgtgacctacgcggccaccgccttcccgtgggagggcgacgtctacgccgcctccaagaaggaagccgtcgacaatgcccgcggcctggtccaggccatgggtgcccggtgcgccggaaccaagatcgccatcaccggctacagccagggcgcggacgcggccggcgatctcgccgccgagatcggttcgggccacggtgtggtgccgccggatcgcattgcggccgtggcactcatctccgatccgagccgttcgcccggcgacgcccaggtcggcccgctcgcgccgggcgcgggcgcgggcggcccgcgcgtcggcggcttcggctgggtcagcgacaaggtgcgcaccgtgtgcgccatcggcgacctgtactgctccaccgagcagaccgacttcgtcacccgattcgccggtttcctggcgcaggcgagcaacccgaacaacttcaacccctggcagacccagctccagctcgggtcgatcatcaacgacctgatggcccagggcgggctgccgaccctgcaggcgcagctggccgagggcaccgacagcgagtacgcgcacgagctcgagcagttctaccgcagcggcacccacaccagctacggcagctacggcgtcggcggcggccagaccgccatcacctggatgcacaactggatcgcgaccaacg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gtcaaacaccccgtggtcgcgatcaccgggtcgtccggtgcgggaacgaccagcgtcacgcgaacctttcaggagatcttccgccgcgagggaatcaatgcggccatcgtggaaggggattcgttccaccgctacgaccgcaacgagatgaagctggccatggccgaggccgaacagcagcgcaatctcaccttctcgcacttcgggccggaggccaacctgctcagcgagctggagacgctcttccgcgagtacggggagaccggcgtcggcgcggtgcggcgctacctgcacgatgacgacgaggccaagcccttcgggcagcccgcgggcaccttcaccccgtgggaggaactcgcgcccggcagcgatctgctgttctacgagggcctgcacggcgcggcggtcggcgaggacctcgatgtggcgcactatgccgatctgctggtcggggtggtgcccatcatcaatctggagtggattcagaaggtgcaccgcgacaagaccgaacgcggttactccagcgaggccatcatcgacaccattttgcggcgcatgcccgattacgtgaagcacatctgcccgcagttctcgcggacctatgtgaacttccagcgggtaccgaccgtcgacacctcgaatcccttcaccgcccggaccattccgaccgcggacgagagtttcgtggtgatccgcttcgccgatccgaaggtcatcgacttcccgtatctgctgtccatgctgcacgattcgttcatgtcgcggcccaacagcatcgtggtgccgggcggcaagatggatctggccatgcagctgatcttcacgccgctgatcctgcggttgatggacaagcggcccaagcggctgcg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gtgaaggtgtgcggactgaccaccgaggaacagatcgactgggccgtcgagctcggctactccgccatcggggtgatgggcacgcgcaagagcaagcgctatcgcacccccgagcaggcccgcgcgctggccgcgtacgcgcgcggccggatcgccaccttcgtggtggcgctcgaccggagcgagatcgccgacgtgctggacgagttcgacgtcgtgcagctctacaactggaccgacctgccgaatctcgcctactgctcggcaaatgagcccgccccccagcaggcttacgagtacttcttctacgacgccagcgtcggatcgggcaccttctccgaattcccggactggctcgcgaaggtgcccggcaaggttgtgctggccggtggcctggacgccgacaatgtcgcgggcgtcatcgaggcgcaccggccctacggtgtcgacgtgtccagctccgtcgaactcgccccgggcgtcaagagtttcgacgccatgcgcgagttcatcgaggccaccaagcgcggt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gcgaatcggtctcaccggaggcatgggcgcgggcaaatccaccgtggcccgcattctcaccgagctcggcgccgtcgtggtggacagcgatgtcatcgcccgcgaggtggtcgcacccggcaccgagggcctggccgccctggtcgcggcgttcggcgatgacatcctcgacgccgacggcagcctggaccgaccggccctggccgccaaggccttcgccaccgacgaggcccgcgccaccctcaacggcatcacccacccgctggtcggcaagcgcaccgccgaactcatcgccgccgcacccgccgacggcattgtggtgcaggacattccgctgctggtcgagaacgggctggggccgttcatgaacctggtggtcatcgtcgacgtcgccgaggagacccgcgtcgagcgcctggtgcggttccgcggtatcgacgaggccgacgcgcgcgcccgcatcgccgcccaggccaccgacgcgcaacgacatgccgcggccgacgtgctgctcgacaacaatggcgcgaacggcgagatcgacgcggcggtgcaccgcctctgggacgagcggctgattccgttcgagcgcaatctccgcaccggcacccccgcgcgggcggaagggtcgccgcggctggtggattcgaatccggagtggccggtccaggcgcagcggctgatcgcgcggctggcaatggtgtgcggcggcgacgcgctgggcatcgagcacatcggctcgacctcggtgcccggactgcccgccaaggacgtcatcgacctgcagatctccgtggcgagcctggaggtcgccgacgcgctgcgggaccggttgacgggcgcgggtttcccgcgcgtcgagcacatcaccggcgacaatcccaagccgaccgccgccgatccgatgggcctcgataccgcgctgtgggccaagcggctgcacggcaacgccgatcccggccggttggcgaatatccatgtgcgcgtggccggttcgcccggtcagcggttcgcgctggacttccgtgaccggctgcggtccgatgcgtcggcgcgcgcggagtacgtcgaggtcaagcgcgcggcggaggcgaaggcggcgggcctgaccggcgccgctgccatggaggcctatctcgccgtgaaggaaccgtggttcgacgcggtcttcgcgcgcctcacatccaggtcag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tgcgaatcggtctcaccggaggcatgggcgcgggcaaatccaccgtggcccgcattctcaccgagctcggcgccgtcgtggtggacagcgatgtcatcgcccgcgaggtggtcgcacccggcaccgagggcctggccgccctggtcgcggcgttcggcgatgacatcctcgacgccgacggcagcctggaccgaccggccctggccgccaaggccttcgccaccgacgaggcccgcgccaccctcaacggcatcacccacccgctggtcggcaagcgcaccgccgaactcatcgccgccgcacccgccgacggccttgtggtgcaggacattccgctgctggtcgagaacgggctggggccgttcatgaacctggtggtcatcgtcgacgtcgccgaggagacccgcgtcgagcgcctggtgcggttccgcggtatcgacgaggccgacgcgcgcgcccgcatcgccgcccaggccaccgacgcgcaacgacatgccgcggccgacgtgctgctcgacaacaatggcgcgaacggcgagatcgacgcggcggtgcaccgcctctgggacgagcggctgattccgttcgagcgcaatctccgcaccggcacccccgcgcgggcggaagggtcgccgcggctggtggattcgaatccggagtggccggtccaggcgcagcggctgatcgcgcggctggcaatggtgtgcggcggcgacgcgctgggcatcgagcacatcggctcgacctcggtgcccggactgcccgccaaggacgtcatcgacctgcagatctccgtggcgagcctggaggtcgccgacgcgctgcgggaccggttgacgggcgcgggtttcccgcgcgtcgagcacatcaccggcgacaatcccaagccgaccgccgccgatccgatgggcctcgataccgcgctgtgggccaagcggctgcacggcaacgccgatcccggccggttggcgaatatccatgtgcgcgtggccggttcgcccggtcagcggttcgcgctggacttccgtgaccggctgcggtccgatgcgtcggcgcgcgcggagtacgtcgaggtcaagcgcgcggcggaggcgaaggcggcgggcctgaccggcgccgctgccatggaggcctatctcgccgtgaaggaaccgtggttcgacgcggtcttcgcgcgcctcacatccaggtca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atttggcggtgtcggcggtggtcgcggggga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ggtccgccgcgttttcgccaccaccggccggggtgggtggatacggccgggcgagcgggcgaccggctccggtctgcccggtaggctcgattcggcagtgcaggatgcgagcaggaggcgggtcatcgaggagcgggcgggcgcggcgacggaatcggcgcgcatactcggcaggattctgcccaacggggtggccgcggccgagctgacggcatacccggaggacctgaaaccgcatcccggagaggaacatctgatcgcccgggcggtggagaagcggcggcgcgatttcatcggcgcgcggtattgcgcgcggcaggcgctgacccagctcggtgagccagcggtggccatcggcaagggcggcactggggagccggtgtttccgcgcggcatcgtcggcagcctcacccactgcgacgggtatcgggccgcggcgctcgggcaccggttgcgcttccggtccatcggcatcgatgccgaaccgcacgacaagctgccggacggggtcatcgattcggtgagcctggcccccgagcgggaatggctgacgaccgtgctgccgggcaccggcctgcatctggaccgactgctgttctgcgccaaggaggccacctacaaggcgtggttcccgctcaccggcctgtggctgggtttcgaggacgcgcacatcaccttcaccgtggacgaggagtccgcgggcggcgggtcgggcaccttccacagcgacctgctcatccccggtccggtgaccgacggcggcaccgcgctgagctcgttcgacggccactggctgatcagcgacggcctcattctgaccgcgatcgtggaggc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gcggtctgggcgtgtgggattgggcgagcaccgacgctgaccggcctgccgaggtggtgctggcctgcgccggtgacgtgcccacccaggaaaccctggccgcggcggcactgctgcgagagctggtgccggacttggccgtccgtgtggtgaacgtggtggatctggcccgcctgttcccgcccgaccgccacccccacggcatgcccgacgaggactaccgggagatcttcaccgacgccccggtgatcttcgccttccacggctacccctggctgatccaccgcatcgcctaccgccgccccggccac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gtgcctcggtggtcgccgtcgccggaggtgacggcacagtgaacgccgcggcccgccacctcgccgacaccgggatcccattgctggtgattcccgccgggacgctgaatcacttcgcccacgaactcggtgtccacaccctcgaggacgccgccgcggccctgcgcgaaggaaacgctgtgcgcgtaaacctcgcgcgcgtcggcagccggatcttcctcaacacctgcggaatcggcctctacaccgagctggtcgcgtttcgttcccgctgggaaccacgtttcggcaaatggccggccctggtaatcggcctgctcgatgtcgtacggcgcggtgagccgctgtccatcctgatcgacggccacccgcggacggtgtggatgatcttcatcggcaatggccgttaccacccaccaggcttcgcccccgcctaccgaacccgcctcgacgacaaccacctcgacgtccgaatcatcgacgccgcaacaccattcaccgccaccctgatggttctggccatgctcacccacacggtgcgccggtgccccgcctaccagcgagaaaccccgcacgagcttcgcatcgataccaccgaccgcgctctaccgctgtcgctggacggtgaatacgtccaaacctccgaaccgatcgagatccagatcgacaccgcgggtctgctggtctaccgtccacgcgagcagaaccggaactcagccgtg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tctcctacgtcgagaactggtccatggtgctggatctcctcctgatcgccaaaaccatcggcgcactgaccaggggcgacaccgggt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cgccatgcacgtgcacggcttcaccgacaacggcaccaccacaacgcctttcgacatggtcgccatgaacggcatcgaccgcttccggctggcggtggcggccctggccgaggtaccccgcgtggcgggggagttcgatgccctgcgcaccgaactcctgacccggttggaagccgctcgcgcccatgcccgccgatgcggggaggacccgccggagatcaccggctggcactggcccgatcaacc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gcaggcctgcgcgggcgacgtgcccacccaggaaaccctggccgcggcgatgctgctgcgggaactggtgccggacttggcggttcgcgtggtgaacgtggtggatctggcccggctgttcccgcccgaccgccacccgcacgggatcggcgacgacgagtatcgcgacatcttcaccgacgccccggtgatcttcgccttccacggctacccctggctgatccaccgcatcgcctaccgccgccccggccacgacgccatgcacgtgcacggcttcaccgacaacggcaccaccacaacgcctttcagcatgtgcgcgatgaacggcatcgaccgcttcaccctggcggccgcggccctgaccgaggtcccgcgggtgcgcgatcggctcgagcggttcaccgcggacctcaccgcgcgccgcgaggccgccgaggcgtacgcccgccgctacggtatcgatacgcccgagatcatcgactggcgttggggcggtggggattcgagg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gtgggccggggtcgccgtgggcgcgttcggcgcgcacgccgcctcggtcgtgatcaagcgcgtcgtccgccgcaagcgcccgcacgatccgtccgtgcaggtcaacgtgtcgacgccgtcgaagctgagcttcccgtcctcgcacgccacctcaaccacggcggcggctgtgttgctcggcagactcaccgggctacccttgcctgcggtgctcgtcccgccgatgctgctctcccgcatcgtgctcggtgtgcactaccccaccgacgttctcggaggggcggcgctgggcgcagcatcagcagccgccgtgctcgcagccgaaaagagactcgcgaa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caacggcacccccgcctacctgggcttcaacctgttcttccacagcctggggcgcgcgcagatcatcgccacctacgaggaaccggcgaagta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cccgcgccggtcggctagcgtcgctgtcatgacggtgacggtgctggttccggacaaccatggattcgaggcggtctcgcggctcgagggcgcgtgcccgctgcgctacaccctcggcgaaccgctgccggccggggccgacgcggcggaggtactggtgcccaccttcctggcgggcggccccgaacacatcgagctggcgcggtcgctgccgaaactgcggctggtgcagttgctcaccgcgggcgcggaggcgtgggtcggcaagctgcccggcgacgtcatgatctccaccggccgcggcgcgcacggcgcgagcaccgcggagtggaccatcaccggattgctcagcgtctaccgcgaattcaccggcttcgcgatcgcgcagcgcgagcaccgctggacccagcatcgcaccgacaccctgcacggcaagcgcatcctgatcatcggcgcgggcgatctggccaccgaactccagcgcatgctgctgcctttcgacaccaccgtcgaactggtcggcacctatgcccgcgagggtgtgcacggcgtcgacgaaatccccaccctgctgccacatttcgacgcggcggtgctcatggtcccggtcacctcgtcgaccatcggcatggtggacgccgagttcctgtcccggatgcccgacaacgccatcctggtcaatgccgcccgcggcccggtcgtccgcaccgacgacctgctggccgaactcgaatccggccgcctgcgcgccgttctcgacgtcaccgatcccgagccgctgcccgccgaccaccccctgtgggatgcccccggcctgctgctcaccccgcatgtcggaggcagcagcaatggaaatctgaagcgcggctgggcgattgccaccgcggagatcgcgcgctacctcgcgggcgaaccgccgaagaacctggtccacggcgaata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ctcgctcgccctgctgctcgtctcgccggtgatggtggccgcggcggtggcgatcaaactcgacagccgcggcccggtcttctatcgctccgagcggatcgggctggacggggtgccgttccggatgatcaagttccgcagcatgttcccggacgccgaccagcgtcgcgccgcgctcatgtcggccaacgagggcgccggtccgctgttcaagatccgcgaggatccgcgggtgacctccgtcgggcgcattctgcggcgctacagcctcgacgaactaccccagttcatcaatgtgattcgacgcgagatgagcgtggtcggcccgcgcccgccgctgcccggcgaggtcgagcgctacgacggcaaggtgcggcggcggctgctggtcaagcccggggtgaccggactgtggcaggtgtcgggccgttcggatctgtcctgggacgagtcggtccggctcgatctctcgtacgtcgaaaactggtcgatggtgcaggacctgctgatcatcgcgaagacgatcaccgcggtgacccgtagtgacggtgcct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agtggattccggctcctccaatttcgggtcctccggcggggacaagttcggctatgtccgcgaatgcttcgacaaggcggccaccgatccctcgaacaccctgcagtacatcaatttcaccagcttcgccgatgacgcgtggcccaaggacaatgccgccgccatcatgccgaaggtcgacgcgtatctgaccgcgcatcgcgggcagcccgcccacttcggcatcgtgccgatggatttcccggattcgtatccgcaggtcctgagcctgctgctggagcgcaactcc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catggccgccgtcctggtcgcggccgccctgcgggcgggcaccggccgcgaggtcatcgccgtcgacaccgtacccgaaaagctcaagatcgcaatggaactgggcgcgaccgccgcctgcaccccgcaggagctcgccgccgagaagatcgtggccgaggccgtcatcgaggcggtgggcaatattcgagccttcgaaaccgccgtggccgcaacggctcccggcggcgtcaccgtcaccgtcggcctccccgcccccgacgcccgcgccagcatctcacccctcgccctggtggcccagggtcgcgccatcgtcggcagctacctcggctcggccgtcccctcccgcgacatccccgaattcgtccgcatgtggcgcgagggcaaactgcccgtcgaacgcctggtctcctcccacatccgcctcgagggcatcaatcacgccatggacgaactcgccgcaggccacgcgctccgccaggtgatcgtcttcg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gggggt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cgcgctatccgggttttcgctttcgaccagcctccggcaactacgcaccgcactacagagccacatcgaggaactccgcgagatcaccatcgcggaggcgggcgcaccccgaatgctgacgagcggcccccaactcgaaggcccgatcaacgacctcgcctacttcgccgacctggccgaaaactattcctgggaaacagatctcggcatcgcctcccccatgggcatcaagagttcacgcaaactccgccgcgaacccatcggcgttgtcggagccatcaccccctggaacttcccgcaccagatcaacttcgccaagctgggccccgccctggcggcgggcacgaccgtcgtcctgaaacccgcacccgacaccccctggtgcgcggcggccgtgggccgaatcatcgccgaggagaccgacattccggcgggcgtggtcaatatcgtcacctccgacgaccacggcctcggcgcgcagctggtcaccgacccgcgggtggacatgatctccttcaccggatccaccgccaccggcaagtccgtaatggccgcggcggcagcctctttgaagaaggtcttcctggagctgggcggcaagtcggcgttcatcgtgctggacgacgccgatatcgcggcggccgcgagctacgcggcattcggagtgtgcgtccacgccgggcagggttgcgcgatcagcaccagactcctggtgccgagagagcaccacgatcaggcggtggaagccgccgcgagaaccctggccaatatcaagcccggcgatcccgccaagcccggaaccgtctgcggcccggtcatttccgaacgccagctggcccgagtggagcgttacctggatatcgcccgagccgagggcggcaccatcgtgaccggcggcaatcgaatcgacggccccggctggttcatcgaacccaccctgatcaccggcctgcccaacagttcccgcgtggcgcaggaggaaatcttcggccccgtcctcaccgtcatcccccacgacggtgacgccgatgccgtccgcatcgccaacgattccccctacggcctgtccggctcggtctggggccgcgatcccgagcgcctgcgcacggtggtcgagggcatccgcaccggcacgctcagcgtgaacggcggcatctggtattcggccgacgcgcccttcggcggctacaagcagtccggcctgggccgggaaatgggcgtcctcggcttcgaggaatacaccgagaccaaactcatcgcgaccggct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atctttcgaagccctgttcgccgagctgcaggatcgtgccgccaaccgccccgaggggtcgggcaccgtcgccgccctggacgccggcgtgcatgcgcagggcaagaaggtgctcgaggaagccggcgaggtctggatcgcggccgagtaccagagcgatgaggaactctccgaggagatctcgcagctgctctactgggtgcaggtgctgatggtgggccgcgggctgcggctcgaggacgtgtaccgacat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tggatcctgaccccggatgagttcgcgatgatctggactcgtgagacccatctggcgcggcgtccgtatccgctggatacgagtccggccgggcccgagagcgccgaggacgcagcacgattcgcgatcaccccgccgggcgggtcgcccgcgcggtttctgcggcgcaccgatccggagctggccgcggcgctggcgctgtgcgcccgcaccgacaccacgaccgtcaccctgtacggggagcgcaccatcgacccgggcgcgcggcgcatcctcgccttcgcggcggtggcgcagcagcgggcggggattctggtctcgctgccggacgcggtgagcgtatcgctgtgcccggccgagcaattggggcgcgagctggtggaggtcatcggttccgcaccgccgggacagctggagccgctgcgcgaaccacagcaggcggtgctctatccggatgccgcgggcaccggcgaggaggccgaccggttccgccgcaaactgcgagaaccggtggacgggcgcggattcatcaccgtcacggtcgaacccgcgaatccgctgtccccgccgactcggcaccgcacctggctggacttctccggtgacggccgctacctgctcaccaccgcggccgacctgtccctgaccccggtcaccgatgaggaactggccgcccagctggtgcatctcgcccgg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aagctgatcaatgatccggccgaggtggtggacgccgcgctggcgggcctggccgcggcgcatccggagctgcgggtggatgtgaagcagcgcatcgtggtgcgcggcgacgcgccgcggcccggcaaggtgggcctggtgtcgggcggcggctccgggcacgaaccgctgcacggcgggttcgtcgggctcggcatgctcgacgccgcctgccccggcgagatcttcacctcgccggtgcccgatcagatccaggccgccaccgcggcggtggacggcggggcgggcgtgctgcacatcgtgaagaactacaccggcgacgtcatgaacttcgagatggccgccgaactggccgccgccgagtccggcaccgagatacgcgcggtggtggtgaacgacgatgtggccgtgcaggacagcctctacaccgccgggcggcgcggggtgggcgcgacgctgatcctggagaagatggcgggcgcggccgccgagcagggccgcccgctggccgaggtggcgcgcgtcgccgaggcggtgaacgcgaattcgcgcagcatgggcatggcgctcacctcgtgcacggtgcccgcggtcgggcacccgaccttcgagctgggcgaggacgagatggagatcggcatcggcattcacggcgagcccgggcggcagcgggtcccgctggccccggggcgggacgtggcgcgcctgctgctggatccgatcctcgcggatctgcccttcgcgcagggggatcgggtgctgtgcttcgtcaacggcctgggcggcacgccgctcatcgagctgtatctgatgttcgacgagatcgcgcgcatgctgggcgggcatcgcatccacatcgagcgctcactggtcggcccgtatgtcacctcgctcgaaatggcgggctgctcggtcactttgacccggctcgacgaggagctgaccgccctgtgggacgcgcccgtgcggaccccggccctgcgctggggc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gcattgcgtcgattcaccgttcgcgcccatttgccggagcggctgtccgcgttgaccgagctggcgaccaatctgcgctggtcctggcatgggccgacccaggatgtgttcgccgaactggatccgcggctgtgggttgaggtcgggcacgatcccgtgcgaatgctgggggaggtgcccgccgcgcggctggacgagctggcttcggacgacgcctatacgcggcgcgtcgatgcggccgccgccgatctgagtgactatctggcccgcccgcgctggttccagaagcagcagcgggggccgcgtggaatcgcctacttctccatggagttcggtgtcaccgaggtgctgccgaactactcgggcgggctcgggatcctggcgggcgaccatctgaaggccgcctcggatctggggctgccgctcatcggcgtcggattgctgtaccgctccggctatttccggcagtccctgaccgccgacggctggcaggccgagcactacccggcactggacccgatgggtctgccactgcggctgctcgcggacggtggcgcgccggtgctcattcacgtgtccatgcccgaggggcgggtgctgcgggcgcgggtgtggatcgcccaggtgggccggattcccctgctgctcttggactccgacatcgccgagaacgatccggaactgcgggccgtcaccgaccggctctacggcggcgatcaggaccaccgcatcaaacaggagatcctcgccggtatcggcggggtgcgcgcggtccgcgcctacacgcgcgccaacgggctgcccgatccggacgtcttccacatgaacgagggccacgccggattcctcggcatcgagcggatccgcgaatacatggccaccggaatggatttcgattccgcgctgacggcggtgcgctccgggaccgtcttcaccacgcacaccccggtcccggccggtatcgaccgcttcgccggcgccctggtccgccgctatttcggcggcgcgcacggtgagcgggaatcgcctgtgctgccgggtgtttcggtcgaccgcatcctggccatgggccgtgagaccgatccctcggtcttcaacatggcccacctgggcctgcgactcgcccagcgcgccaatggcgtgtcgaagctgcacggcgaggtcagccgggccatgttcgcgccgctgtggccgggcttcgacgccgccgaggtgccgatcggctcggtcaccaacggtgtgcacgcgcccacctgggccgcgcgcgaatggatcgacaaggcccgcgaattgatcggcgacgaactggtcgaggaggcccgcggctgggaacggctctgcgatgtggacctgcgcgaactgtggtccacccggaacgccctgcgcggcatcctggtcgacgaggtgcggcggcggctgcgcaactcctggctcgagcgcggggcggccccggccgaactcggctgggtcgaccaggttttcgacccgaacgtgctgaccgtcggcttcgcccgccgggtcccgacctacaagcggctcacgctcatgctgcgcgatccggaccggttgcgcgccatgctgctcgatcccgagcgcccggtgcagctggtggtggcgggcaagtcccatcccgccgatgacggcggcaaggccctgatccagcagatcgtgcgcttcgccgacgatccggccgtgcggcaccgcatcgtcttcctgcccgactacgacatgtccatggcccgctacctctactggggttgcgacgtctggctcaacaacccgctgcgcccgctcgaggcgtgcggcacctccggcatgaagtcggcgctcaacggcggcctcaacctgtccatccgcgacggctggtgggacgagatgtacgacggcgagaacggctggtccatcccaaccgccgacggcgtccgcgacgagcaccgccgcgacgacctggaggcatctgccctctacgaactgctggaacgcgctgtgctgccgcgcttctacgaccgcgaccacgacggcctgccggtgcgctggatggaaatggtccgccacaccctgcgcaccctcgggccgcaggtgctggcctcccgcatggtccgcgactacgccgtcgactactacgcgcccaccgcgtcggcctatgaagccttgtccgacaacgacttcaagggcgcacgggagctgtcggtctaccgccgccgcgtcgaatccgcctggcccagtgtgaaagtcctccaggtcgacagctcgggcctgcccgacaccccggtcatcggcgcggacctcgccctgcgcgcccgcatcgacctcggcggcctcacccccgccgacgtcaccgtccaggccgtgctcggtcgcgtctcacccgccgacgacctcaccgacgtgcacgcctaccccatgcgtcaccacggaaccgattccggggcagaggttttcaccatcgagaccccggtcccgatctcgggcgcggtcggctacaccatccgtatcctcccgcaccaccccctgctggcctccgacgcggagctcggcctggtggcgacaccgag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tacgttccccgcgcggcgttgttcctggccgttcccgcgctgctgttcgcattgccgtggtggctgctggtgtacacggccctgtccggtccatggttctggctcggcaccgcggttttcctgctcggttattttgctcttcccgcgggcatgttgctcggtcacggcgcgcggcagtcggatacggccgcgctgatcggcgacacgctgctgggcgtgatgtgggtggtgttcacctggtcggtgatcggcgcggtcgcgcgcggggtgctgacggtggcgggtgtggacgatccggcgcgctcgcgccttgtcgcgatcgccgtggcggccatctcgatcgggctgagcgcgtgggccgtctacgaggcgcgcaggttgccgcgggtgcgcgcggtcgaggtggagatccccggtctgggtgcgggtttggacgggctgcgcctggtggtcgtgaccgacacccattacgcggcgaccgatcggctcggctggtcggagcgggtggtcgccgaggtcaatgcgctgcgccccgatatcgcctgccacgccggtgatctcgccgacggctcggtggaaaagcgccgggcgcaggtggatccgctgggcaaggtggaggccgagtacggccgctactacatcaccggcaatcacgagtacttcggcgacgcccccggctggatcgaccacatgtccggcctgggctggcggccgctgcgcaacgagcaccaggtcatcacccgcaatggtgactccctggtgctcgccgggatcgacgatcccaccggcgcgggcctgcccggccacggccccgatatcgacgcggccctgaccggggccgaccccgcccacccggtgatcctgctggcccaccagcccaagcaggtcaccgacgcggtgaaagccggtgtggccctgaaaatctcgggccacacccacggcggtcagatctggcccttccgctacctggtccgcctggatcagccggtggtggccggactcagccgtcacggtgaccacactcagctctacaccagccgcggtaccggcttctggggcccgcaactacggctgttcgcgcccagtgagatcaccgtgctgatcctgcgtcagctgtcgaagcccaatcccgt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gtacgttccccgcgcggcgttgttcctggccgttcccgcgctgctgttcgcattgccgtggtggctgctggtgtacacggccctgtccggtccatggttctggctcggcaccgcggttttcctgctcggttattttgctcttcccgcgggcatgttgctcggtcacggcgcgcggcagtcggatacggccgcgctgatcggcgacacgctgctgggcgtgatgtgggtggtgttcacctggtcggtgatcggcgcggtcgcgcgcggggtgctgacggtggcgggtgtggacgatccggcgcgctcgcgccttgtcgcgatcgccgtggcggccatctcgatcgggctgagcgcgtgggccgtctacgaggcgcgcaggttgccgcgggtgcgcgcggtcgaggtggagatccccggtctgggtgcgggtttggacgggctgcgcctggtggtcgtgaccgacacccattacgcggcgaccgatcggctcggctggtcggagcgggtggtcgccgaggtcaatgcgctgcgccccgatatcgcctgccacgccggtgatctcgccgacggctcggtggaaaagcgccgggcgcaggtggatccgctgggcaaggtggaggccgagtacggccgctactacatcaccggcaatcacgagtacttcggcgacgcccccggctggatcgaccacatgtccggcctgggctggcggccgctgcgcaacgagcaccaggtcatcacccgcaatggtgactccctggtgctcgccgggatcgacgatcccaccggcgcgggcctgcccggccacggccccgatatcgacgcggccctgaccggggccgaccccgcccacccggtgatcctgctggcccaccagcccaagcaggtcaccgacgcggtgaaagccggtgtggccctgcaaatctcgggccacacccacggcggtcagatctggcccttccgctacctggtccgcctggatcagccggtggtggccggactcagccgtcacggtgaccacactcagctctacaccagccgcggtaccggcttctggggcccgcaactacggctgttcgcgcccagtgagatcaccgtgctgatcctgcgtcagctgtcgaagcccaatcccg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agccgaacgcggacgagtcgccgccttcttcgatctcgacaagacggtgatcgcccggtcgagcgccttcgtgttctcgaagccgttcctggaccagggcctgctcagccgccgtgccgtgctggagagcagttacgcgcacttcctgttcctgctatcgggcgccgaccacgatcagatggagcgcatgcgcgagcacctcaccaagatgtgcgcgggctgggatgtcgatcaggtgcgctcgatcgtcgccgagacgttgcacgacatcgtggatccgctcatctacgccgaggccgcggatctcattgcggaccaccggattcggggccacgatgtgataatcgtgtcggcctcgggcgaggagatggtcgcgccgatcgccgcggcgctgggcgctgatcacttcgccgccacccgcatggtcatcgaaaacggt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gccgaacgcggacgagtcgccgccttcttcgatctcgacaagacggtgatcgcccggtcgagcgccttcgtgttctcgaagccgttcctggaccagggcctgctcagccgccgtgccgtgctggagagcagttacgcgcacttcctgttcctgctatcgggcgccgaccacgatcagatggagcgcatgcgcgagcacctcaccaagatgtgcgcgggctgggatgtcgatcaggtgcgctcgatcgtcgccgagacgttgcacgacatcgtggatccgctcatctacgccgaggccgcggatctcattgcggaccaccggattcggggccacgatgtgataatcgtgtcggcctcgggcgaggagatggtcgcgccgatcgccgcggcgctgggcgctgatcacttcgccgccacccgcatggtcatcgaaaacggtaagtacgcgggcgaagtcgagttctactgctatggcaagggcaaggtcgaggcgatcgaaaagcttgccgcgcaatatgattacgatctcgcgcgctgttacgcctactccgactcggtcaccgatctgccgatgctcgaggtggtcggccaccccacggcggtgaacccggaccgcggactgcggcgggaggccaccgcgcgcggctggcccgtgctcaccttctcgaacccggtgtcgctgtgggcccggatcccggccccgaccaccaccacggtggccgccacggccgcggtcagcctgggggcactggccgccggggcactcacctaccgactgctgcgccggcggcg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cattcaaggatcgttccgaggtgttcgcggagctcggaaccaaactcagcattgccgagatcttcgagaccctgctcgacggccccgtgcccatccggctgagctgttacgacggcagcaccgccggaccgcaggactcggagttcgggctcgagatcctgaccccgcgcggggtcaactacatcgccaccgcgccgggcgatctcggcatggcccgggcctacatctccggcgatctggccgtcaccggcgtcgccctgggcgacccctacgagctgctgaaggccatggcgggcatgaagttccgccgccccaccgccatgcagctggtcgtcatcgcccgctcgctgggctgggagctgctcaagccggtcgccccgccgccgcaggaggccatgccgcgctggcggcgcatcgccctggaagggctgcggcacagcaagactcgcgacgccgaggccatccaccaccactacgacgtctccaatacgttctacgagtacgtgctgggcccgtccatgacctacacctgcgcgacctacgaggatccggcctggaccctggaagaggcccaggagaacaagtaccgcctggtcttcgagaagctgaatctgaagcccggcgaccggctgctcgatatcggctgcggctggggcggcatggtgcgctacgccgccaagcagggtgtcaaggtcatcggcgcgaccctgtcggccgagcaggccgagtgggcacaggccaagatcgccgaggagggcctgtccgacctcgccgaggtgcgccactccgactaccgcgacgtgcgcgagggcgacttcgacgcggtgtcctccatcgggctcaccgaacacatcggcgtgcacaactacccggcctacttcgagttcatcaaatcgaagctgaaggtcggcgggctgttcctgaaccactccatcacccggccggacaacacccggatcaccaaggcgggcgacttcatcgaccgctacgtcttccccgacggtgagctggccggctcgggccgcatcatcaccgaggtccagaacgtgggtctcgaggtgctgcacgaggagaacctgcgccagcactacgcgctcaccctcgccgagtggtgcgacaacctggtgaagaactgggacgcggccgtggccgaggtcggcgagggcaccgccaaggtgtgggggctgtacatggcgggctgtcagctcgggttcgaacggaatgtggtgcagctgcaccagattctgggcgtcaagctcggtgccgatcaagtctggacggcaccgctgcgcccgtggtggaaggc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cattcaaggatcgttccgaggtgttcgcggagctcggaaccaaactcagcattgccgagatcttcgagaccctgctcgacggccccgtgcccatccggctgagctgttacgacggcagcaccgccggaccgcaggactcggagttcgggctcgagatcctgaccccgcgcggggtcaactacatcgccaccgcgccgggcgatctcggcatggcccgggcctacatctccggcgatctggccgtcaccggcgtcgccctgggcgacccctacgagctgctgaaggccatggcgggcatgacgttccgccgccccaccgccatgcagctggtcgtcatcgcccgctcgctgggctgggagctgctcaagccggtcgccccgccgccgcaggaggccatgccgcgctggcggcgcatcgccctggaagggctgcggcacagcaagactcgcgacgccgaggccatccaccaccactacgacgtctccaatacgttctacgagtacgtgctgggcccgtccatgacctacacctgcgcgacctacgaggatccggcctggaccctggaagaggcccaggagaacaagtaccgcctggtcttcgagaagctgaatctgaagcccggcgaccggctgctcgatatcggctgcggctggggcggcatggtgcgctacgccgccaagcagggtgtcaaggtcatcggcgcgaccctgtcggccgagcaggccgagtgggcacaggccaagatcgccgaggagggcctgtccgacctcgccgaggtgcgccactccgactaccgcgacgtgcgcgagggcgacttcgacgcggtgtcctccatcgggctcaccgaacacatcggcgtgcacaactacccggcctacttcgagttcatcaaatcgaagctgaaggtcggcgggctgttcctgaaccactccatcacccggccggacaacacccggatcaccaaggcgggcgacttcatcgaccgctacgtcttccccgacggtgagctggccggctcgggccgcatcatcaccgaggtccagaacgtgggtctcgaggtgctgcacgaggagaacctgcgccagcactacgcgctcaccctcgccgagtggtgcgacaacctggtgaagaactgggacgcggccgtggccgaggtcggcgagggcaccgccaaggtgtgggggctgtacatggcgggctgtcagctcgggttcgaacggaatgtggtgcagctgcaccagattctgggcgtcaagctcggtgccgatcaagtctggacggcaccgctgcgcccgtggtggaaggc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agccacgtcgataccgtcagcaacgccgcggccacctcggaccacccgcagccctacaaggaactcggcctcaaggatgacgagtacgcccggatcaaggagatcctgggccgccgtcccaccgatgccgagctcgccatgtactcggtgatgtggtcggagcactgctcgtacaagtcgtccaaggtgcacctgcgctacttcggtgagaccaccaccgaggagatgaagaagtccatgctcgcgggcatcggcgagaacgcgggcgtggtggacatcggcggcggctgggcggtgaccttcaaggtcgaatcgcacaaccacccctcgtatgtggagccctaccagggcgctgccaccggcgtcggcggcatcgtgcgcgacatcatggccatgggcgcgcgcccgatcgcggtgatggatcagctgcgcttcggcgcggccgaccacccggacacccggcgcgtggtcgacggcgtggtgcgcggcgtcggcggctacggcaactcgctggggctgccgaatgtcggcggcgagaccgtgttcgacccgtcctaccagggcaatccgctggtgaacgcgctgtgcgcgggcgtcatgcgcgtcgaggacctgcacttggccttcgcctccggccagggcaacaagatcattcttttcggcgcgcgcaccggcctcgacggcatcggcggcgtgtccgtgctggcctcggacaccttctccggcgacgaatccggttccggccgtaagaagctgcccagcgtccaggtcggcgacccgttcgccgagaaggtgctcatcgagtgctgtctcgagctgtaccacgccggactcgtggtgggcatccaggacctcggcggcgcgggcctgtcctgcgccacttcggaattggccgcggccggtgacggcggtatgcacatcgagctggaccaggtgccgctgcgcgccgccaatatgactcccgccgagatcctttcgagcgagtcgcaggagcgcatgtgcgcggtcgtcacccccgacaatgtggacgccttcatggccgtgtgccgcaagtgggacgtcaccgccaccgtcatcggtgaggtcaccgacggcgagcgcctcatcatcacctggcacgacgaaatcgtggtcgacgtgccgccgcgcaccgtcgcccaccagggcccggtctacgagcgcccggtgcagcgccccgcggatcaggatgcgctgaacgcggattcggcctcgcgcctgaaccggcccgagaccggcgacgaactgcgcgacaccctgctgaagatgctggccagcccgcagctgtgctcgcgcaagtggataaccgagcagtacgaccgctacgtgcgcggcaataccgtgctggccgagaacgccgacgccggtgtcatccgcatcgacgaggagaccggccgcggcatcgcgctggccaccgacgcctcgggccgctacaccaagctcgacccctacaccggcgcgcagctggcgctggccgaggccttccgcaatgtcgccgtcaccggcgccactccgaaggccgtcaccaactgcctcaacttcggttcgccggaggacccgggcgtcatgtggcagttccagcaggccgtgcgcggtctcgcggacggctgtgcggcgctgggcattccggtcaccggcggcaatgtgtccttctacaaccagaccggccagaccgccatcctgcccacccccgtggtcggcgtgctgggcgtcatcgacgatgtgcaccgccgcatcccgaccggcctgggcaccgagccgggcgagaccctcatcctgctcggcgagacccgcgacgagctggacggctccatctgggcgcaggtcgagcacgatcacctcggcggcctgccgccccaggtggatctggctcgcgagcagctgatctcggagatcctggtctccggttcgcgcgacggcatgatctccgcggcccacgacatctccgagggcggcctgatccagaccgtcgtcgaggcggcgctcgcgggtgaaaccgcctgccgcatcctccttcccgagggcgcggacccgttcgtcaccctgttctccgagtccgcgggccgcgtgctggtggccgtgccgcgctcggaggagacccgcttcagcaagatgtgcgatgcccgcggcctgccgtgggtgcgcatcggcgtggtcgacgacggctcggactcggtcgaggtgcagggccagttcagcgtgaagcgcgacgacctccgcgccgcccacgagggcacgctgcccgccctgttcggcaactccgac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gccacgtcgataccgtcagcaacgccgcggccacctcggaccacccgcagccctacaaggaactcggcctcaaggatgacgagtacgcccggatcaaggagatcctgggccgccgtcccaccgatgccgagctcgccatgtactcggtgatgtggtcggagcactgctcgtacaagtcgtccaaggtgcacctgcgctacttcggtgagaccaccaccgaggagatgaagaagtccatgctcgcgggcatcggcgagaacgcgggcgtggtggacatcggcggcggctgggcggtgaccttcaaggtcgaatcgcacaaccacccctcgtatgtggagccctaccagggcgctgccaccggcgtcggcggcatcgtgcgcgacatcatggccatgggcgcgcgcccgatcgcggtgatggatcagctgcgcttcggcgcggccgaccacccggacacccggcgcgtggtcgacggcgtggtgcgcggcgtcggcggctacggcaactcgctggggctgccgaatgtcggcggcgagaccgtgttcgacccgtcctaccagggcaatccgctggtgaacgcgctgtgcgcgggcgtcatgcgcgtcgaggacctgcacttggccttcgcctccggccagggcaacaagatcattcttttcggcgcgcgcaccggcctcgacggcatcggcggcgtgtccgtgctggcctcggacaccttctccggcgacgaatccggttccggccgtaagaagctgcccagcgtccaggtcggcgacccgttcgccgagaaggtgctcatcgagtgctgtctcgagctgtaccacgccggactcgtggtgggcatccaggacctcggcggcgcgggcctgtcctgcgccacttcggaattggccgcggccggtgacggcggtatgcacatcgagctggaccaggtgccgctgcgcgccgccaatatgactcccgccgagatcctttcgagcgagtcgcaggagcgcatgtgcgcggtcgtcacccccgacaatgtggacgccttcatggccgtgtgccgcaagtgggacgtcaccgccaccgtcatcggtgaggtcaccgacggcgagcgcctcatcatcacctggcacgacgaaatcgtggtcgacgtgccgccgcgcaccgtcgcccaccagggcccggtctacgagcgcccggtgcagcgccccgcggatcaggatgcgctgaacgcggattcggcctcgcgcctgaaccggcccgagaccggcgacgaactgcgcgacaccctgctgaagatgctggccagcccgcagctgtgctcgcgcaagtggataaccgagcagtacgaccgctacgtgcgcggcaataccgtgctggccgagaacgccgacgccggtgtcatccgcatcgacgaggagaccggccgcggcatcgcgctggccaccgacgcctcgggccgctacaccaagctcgacccctacaccggcgcgcagctggcgctggccgaggccttccgcaatgtcgccgtcaccggcgccactccgaaggccgtcaccaactgcctcaacttcggttcgccggaggacccgggcgtcatgtggcagttccagcaggccgtgcgcggtctcgcggacggctgtgcggcgctgggcattccggtcaccggcggcaatgtgtccttctacaaccagaccggccagaccgccatcctgcccacccccgtggtcggcgtgctgggcgtcatcgacgatgtgcaccgccgcatcccgaccggcctgggcaccgagccgggcgagaccctcatcctgctcggcgagacccgcgacgagctggacggctccatctgggcgcaggtcgagcacgatcacctcggcggcctgccgccccaggtggatctggctcgcgagcagctgatctcggagatcctggtctccggttcgcgcgacggcatgatctccgcggcccacgacatctccgagggcggcctgatccagaccgtcgtcgaggcggcgctcgcgggtgaaaccgcctgccgcatcctccttcccgagggcgcggacccgttcgtcaccctgttctccgagtccgcgggccgcgtgctggtggccgtgccgcgctcggaggagacccgcttcagcaagatgtgcgatgcccgcggcctgccgtgggtgcgcatcggcgtggtcgacgacggctcggactcggtcgaggtgcagggccagttcagcgtgaagctcgacgacctccgcgccgcccacgagggcacgctgcccgccctgttcggcaactccgac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cccgtcgatgtcacccctgccgtcgaggttctcgatgatgcgaaatcggtgacgattctctgccacgtccagcccgacgccgacaccatcggcagcgggctggcgctggcgcaggtgctgcgtcgacgcggggtcccggtcgtcgtcgccttcgccgaaccggccgagctgccggtctccatgcggtcgttgcccgccaccgagctgatcgtcccggtcgagcgggtgcccgccacggtggacgtgctggtgacggtggactgcggcagcgccgggcggctgggcgtcctgcgtgatcgattggccggtgccgcaaccactttggtgatcgaccatcatcggtccaacacccgcttcggtggcgtcaacgtcatcgacgaggcggccgaatccaccgccggtgtcatcgcccgcgtcctcgatgcctggggcgagcccatcgaccgcgatatcgcgcactgcctgttcgccggattggtcaccgacaccggctctttcaagtggacccgccccggctcccacaccctggccgaacgtctgctggccaccggcatcgacggcgcgaccatcacccgcaccctcatggacacccaccccttcgcgtggctgcccatgctgtcgcgagtcctggcctcggcccagctgctcccggacgcggcgaacggcgcgggcctggtctacgcggtcgtccgccgcgaggacaccgaagccgtgcgctccgaagaggtcgaatccatcatcgacctgagccgcaccaccgccgaggcccaggtcgccgcggttttcaaggaatcccgcgccgagtccgaacactggaccgtctccctgcgctcccacgccggcgacgacggcacccccggagtcgatgtcgcccgggtcgccaccgcgctcggcggcggcgggcaccggtatgccgcaggctattctacggttggcgcggccgccgacatgctcgcgaacctactgcgcgaact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cgcgtagtcctgtcgatcggatccaatctgggtgaccggctggcgcatctgcgcagcgtggtggcggcgctgggcccgcgcgtgatcgcggtctcgtcggtgtactcgaccccgccctggggcggggtgccgcagcaggactacctgaatgccgttctggtggccgaggatccggcgctggagccctcggactggctacggctgggccaggagctggagcaggcctcgggccgggtgcgcgaggtccgctggggcgcgcgcactctggacgtggacgtggtgtgggccgagcagcgccgccgcgatgtccgggtggtggtgcgcagcctggatccggtgctgacgctgccgcatccgcaggcccacaatcgcgcgttcgtgctggtgccctggctggaggtggagccggacgcggagctggcggtgagcggagcggcgcggtcgctgcgggagtggctgtccgccttggattccgccgaggtggcgggtgtgcgccggaccgagctgagcctggggtggacg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cggatcgtcgtcggagtcggcggcggtatcgccgcctacaaaagctgcaacctcgtgcgccggttcaccgaaaccgggcacgaggttcgtgtcattcccaccgagtcggcgctgaacttcgtcggcaaggccaccttcgaggcgctctccgggcaccccgtgcacaccggcgtcttcgccgatgtgccggaggtgccgcacgtgcgtctcggccaggaggccgatctggtcgtcatcgcccccgcgaccgcggacctcatggcccgcgccgcgcagggccgcgccgacgatctgctgaccgcgacgctgctgaccgcgcgctgtcccatcctgttcgccccggccatgcacaccgagatgtgggagcacccggccacccgggcgaacgtggtgacgctgcgcgcgcacggtgccgtggtgatggaacccgcgtcgggccggctcaccggaaccgataccggaccgggccgcctgcccgagccggaggagatcttcggactggcccggctgctgctcgaacgcgccgacgcgctgccgcgcgacctcgaggggcgccgcatcgtggtctccgcgggcggcacccgcgaactgctggatcccgttcgcttccttggcaatcggagctccggcaagcagggctacgcactcgcgcgcctggctgctcagcgtggcgcacaggtaacactgatcgcgggcaataccatcggtctggacgcaccggccgcggtcgaggtggagcacgtgaccaccgccgaacagttgaaggtggcggtcgacaagcacgcactcggcgcggacgcggtcatcatggccgccgcggtggcggacttccgccccgtgaacgtggcgacggctaagatcaaaaagggtgcgggagaaccggattcgatcgcgctcaccaaaacaccggatatccttgccgggttggtgcaagcccgtcgcgacgggcacctaccgggtaccgcgatcgtcggcttcgccgccgagaccggggacgagcacgccgatgtgctcacccacgcccgggccaaactggcccgcaaaggctgcgacctactggtcgtgaatgccgtcggggaggggaaggccttcgaggtcgacaccaacgacggctggttgctcggtgccgacggcaccgagatcgccctggaccacgggtccaaggcgctcctggctagccgggtgctggatgcactcggccccttgct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cggatcgtcgtcggagtcggcggcggtatcgccgcctacaaaagctgcaacctcgtgcgccggttcaccgaaaccgggcacgaggttcgtgtcattcccaccgagtcggcgctgaacttcgtcggcaaggccaccttcgaggcgctctccgggcaccccgtgcacaccggcgtcttcgccgatgtgccggaggtgccgcacgtgcgtctcggccaggaggccgatctggtcgtcatcgcccccgcgaccgcggacctcatggcccgcgccgcgcagggccgcgccgacgatctgctgaccgcgacgctgctgaccgcgcgctgtcccatcctgttcgccccggccatgcacaccgagatgtgggagcacccggccacccgggcgaacgtggtgacgctgcgcgcgcacggtgccgtggtgatggaacccgcgtcgggccggctcaccggaaccgataccggaccgggccgcctgcccgagccggaggagatcttcggactggcccggctgctgctcgaacgcgccgacgcgctgccgcgcgacctcgaggggcgccgcatcgtggtctccgcgggcggcacccgcgaactgctggatcccgttcgcttccttggcaatcggagctccggcaagcagggctacgcactcgcgcgcctggctgctcagcgtggcgcacaggtaacactgatcgcgggcaataccatcggtctggacgcaccggccgcggtcgaggtggagcacgtgaccaccgccgaacagttgcaggtggcggtcgacaagcacgcactcggcgcggacgcggtcatcatggccgccgcggtggcggacttccgccccgtgaacgtggcgacggctaagatcaaaaagggtgcgggagaaccggattcgatcgcgctcaccaaaacaccggatatccttgccgggttggtgcaagcccgtcgcgacgggcacctaccgggtaccgcgatcgtcggcttcgccgccgagaccggggacgagcacgccgatgtgctcacccacgcccgggccaaactggcccgcaaaggctgcgacctactggtcgtgaatgccgtcggggaggggaaggccttcgaggtcgacaccaacgacggctggttgctcggtgccgacggcaccgagatcgccctggaccacgggtccaaggcgctcctggctagccgggtgctggatgcactcggccccttgct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cccaggaaagagccatcgttgacatgagcgaagagccgaccagcacagacctagcggaggcggtcatcaagggaccgccgaagacgttgggcggcggcctgatcaaggccatgcgcccgcgccagtggatcaagaacgtgctggtgctggccgcgccgctggcggccgggaagaccatcggcggcgacctggtgatcaccgacctgtcggtgctcggccacgtggccatcgcgttcgtggtgttctgcatggccgcctcgggcatctacctggtcaacgacgccctcgacgtggaggccgaccgggcccacccgaccaagcgcttccggcccatcgcggccggcgtggtgccggtgaacctggcctacgcgctctcggcggtgctgctgatcggctcgatcctggtgtcgttcatcgccaattggcatctggccgtggtgatggcggtctacatcggaatccagctggcgtactgcttcggtctcaagcaccaggcggtgctggacatctgcatcgtgtcctcgggcttcctgctgcgcgcgatcgccggtggcgtgtcctccgatatccgcctgtcgcagtggttcctgctgatcatggccttcggttcgctgttcatggcgaccggaaagcgctacgccgagttgaagctcgcgctcgacaccggcgccaagatccgcaagtcgctggagtactacacgccgacctacctgcgtttcgtctggaccctgtcggccaccgcggtggtcgtgttctacggtctgtgggcgttcgagcaggacaagaccaaggacaccatctggttcgccatctcgatgatcccgttcgtcatcgccatcatgcggtacgcggtggacgtcgatcggggcgaagcgggtgagccggaagagatcgccctgggggaccgcgtcctccagttcctcgccatcgccttgatcggagcattgggtgtcgctgtctatctca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ccgatcccgccctaccttgggccacaagggaactcggcctcaccttgcgccacaccgattccgccttgctcgaacccgattggcgcatcgacgatctggtctcccccggcctgcgccgcaatccgcgccgcgcccacctgctggtgtcgaccgtgctcggcaagcacctgcccaccgacccgcaccgcgtcctcgacgcgggcaaccgcctcggtgatctggtccgcgccgtcctcggaccggccgacgccgtggtcctcggattcgccgaaaccgccaccggattgggccacaccgtggcggcccgcctcgccgcccgctgttacctgcactccactcgccgcgacgtgccgaccgccgaaaccctcacaggtttcgaagagggccactcgcacgccacctcgcacctgttgcagcccatgcccgccgaggtcttcggcagcacgctgcccctggttctggtcgacgacgagatctcgaccggcgcgaccgccctggacgcaatccgcgccctgcacgccttcgcgccgcgcacgcactacgtcctcgcctccctggtggatatgcgcacagcagccgaccgggacgaattcgaggaggcggccgtcgatctcggagcccgcatcgacaccgtctgcctggccaccggccgcaccgttctccccgacagcctgatcgacatggtcgccgctctgcccgaccccatgctgaatccggttgctgcccgacgcggcaccttcacccgcgccgaactgccctggccgcacggggttcccgagggcggccgccacggcttcctgaacgccgatgtgccggagttcgaggcggccctggggcgcgcggtcgccgcgctgtcccgggcgctcgagtcaccggctgccgctgcggcgtcgacggccacggccgccggtggcccccgcccggtgatcgtgatcgcccacgaggagctcatgtacctgccgctgcgcatcgccgcggcgctggcggacaacggaattccgagccgctaccagaccaccacccgctcgccggcctacgtcctggacgagcccggctacccgctgcgccgcggcttccgtttcaccgcaccggaacacggcgaggacgctccgcggttcctctacaacgcccagtggcccgaacccgcgccggatgccgagccgatcctgctcgtcgtcgcggacggtcccgccgacaccgaacggctcaccgccaccggcggactcatcgacgtcctcaccgcctcgggcgcggatgtgctgctggccgtcctgcccgaatccgacccgcgcgctcttgcggccgcccgcgccccgcgaccgggaggttcaccggctgcggcccccgcgccgctcgcggccgatccggccgcagtggatcgccccggcgctcaccggcgggaaatcgcgggtgcggcagggacgccggacgacgcacgcaccatcggaccgtccgaggcagccggggatgggccgccggagccgttgcggggaccggggttcgggtcgtatgcggcggacgaagtcgcctggttgttgacggatctgtcgggtgtggccctggaagccgatgtggtggaacgggagcggcggattcaggcgggggtcgcgcattacgcggagtcgctgccggtcgagtatcagccggatgccgcgtatcgggagctgttcgacaaggtgctcgccgagagtgccgagcggctggcgctggcggtggccaccgtgtcggaattggtggtggccgaacgcggcagcgatatcgtgctggcttcgctggcgcgggcggggacgccggtcggggtgctcatgcggcggtggctgggggcgcgcgggatcgatgtcccgcactacgcggtgtccatcgtgcgcgatcggggcatcgacttcgcggccctggatcatcttgcgcgccatcatgatccggcgcaggtcgtcttcgtcgacggctggaccggcaagggtgcgatcacgcgggagctcgccgaggcgctggcggcgtatcgggcggcgggcggggcggagttcgctccggagttggcggtgctcgccgatccggggagctgtgtgcggaccttcggcacccgcgacgactttctcatcgcgtcggcgtgcctgaattccacggtgtcgggactggtttcacggacggtgctcaatgcgcggctgctcgggccggggcagttccacggggcgaagttctatcgggagctcgccgatcaggatgtctccaaccggctgctcgacgaggtcggcggatgcttcgaccgggtccgcccgctggtggacgcgcaggcctcggcgctgctggccgccgatcgcacgccgacctgggcgggctgggagtcggtggagcgggtgcgggccgaatacgggatctcgagtgtgaacttcgtgaaacccggtgtgggcgagacgacccgggtgctgctgcggcgggtgccgtggcgggtgctggtgcgggatccggaggcgggcgagcacgcgcacatccggctgctggccgccgcgcgcggggtgccggtcgaggtggtgcccgagctggcatatgcctgtatgggtttgatcaaggatatggag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cgttctctaccgataaccagaagaatctgatgctgttctcggggcgcgctcatccagagctcgccgaggcggtggccaaggaactcaacgtccacgtcactccccagaccgcccgcgacttcgcgaacggtgagaccttcgtccggttcgaggaatcggtccgcggctccgacgccttcgtgctgcagagcttcccggccccgctgaaccagtgggtcatggagcacctgatcatgatcgacgcgctcaagcgcggttcggccaagcgcatcacctcggtgctgccgttctacccctacgcccgccaggacaagaagcaccgcggccgcgagcccatctcggctcgcctgatcgccgacctgctcaagaccgcgggcgcggaccggatcatcaccatcgacctgcacaccgatcagatccagggcttcttcgacggcccggtcgatcacatgcacgcgcaggtgcagctggccgagcacatccgcaacaactacgacctgcacaacatcacggtcgtctcccccgacgccggccgcgtgaaggtcgccgagaagtgggccaactcgctggcggacgcgccgatggccttcatccacaagacccgcgacccgctggtccccaaccagaccgtgtccaaccgcgtggtcggtgaggtcgagggccgcacctgcatcctgatcgacgacatgatcgacaccggcggcaccatcgccggcgcggtcaaggtgctcaaggaggctggcgcgggcgacgtggtcatcgccgccacccacggcatcctgtcggctccggccgccgagcggctcgcgagctgcggggccaaggagggcgtggtgaccaacaccctgccgatcgacgagtccaagaagttcccgacgctgaccgtgctctcgatcgccccgctgctggcccagaccatccgcgaggtgttcgaaaacggttccgtcaccgggcttttcaacgggaacg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gcaaactcatcctggtccggcacggcgagaccgagggcaatgtcggcaagatcctcgacacccgcctgccgggtctgccgctcaccgaacgcggtgtggcgcaggcgaagaccttcggcgcgaacctgccgctgccgccgcagcggctgttctcctcggccgcgctgcgggccagacagaccggcgggtacatcgaggccgtcaccggcgtgcccttggacgtgctcgaggatctgcacgaggtacagctcggtgatctggagggtctgagtaccaaggccgcgcacgaggagttccagaaggtctatcacgcttggcatttcggtgatctgagcgtgcgggtgccgggtggtgaatcgggtgaggaggtgctctcccgctacatcccggccctggagcgcctgcgcgacgagtatctgaccgatccggacgccggggatgtcatcctggtcagtcacggtgcggccatgcgcctggtctcccgtgaactcaccggtgtgcctaggcttttcgccgccaacaaccatctcgacaataccgagaccatcgaactgctgccgttcgagaacaacctatgggagtgcgcgcgctggggtcgctaccccgcgcccttcgccgacgccatcgaaccgaccggcgacgacccgat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tgcagcctgacgagatcgaaggtcgctgggccgatgccggtcccgcggcgagcccggggttcgtttccgccccgcgcccggagccggtggtggagcccgcggccgtgccgctgatgaacatcgccaatgtgctgaccgtgctgcgcatcctgatcgtgccgatcttcctgctggcgttgttcgccgccggcgggcacgagaccacctggcgctggatcgcggccgcgctgttcggcgtcgccgccatcaccgaccgcatcgacgggcagctggcccgcaaatacggcctggtcaccgacttcggcaagctcgccgacccgatcgcggacaagacgctcatcggttccgcgctgatcgggctgtcgatgctgcacgatctgccgtggtggatcaccctggtcatcgtggcccgcgagctcggcatcaccctgctgcggctggccgtggtccggcgcggcgtgatccccgcgggccgcggcggcaagctcaagacgctggtccagtccgtcgccattgccgtgttgttgctgccgctttccggcggattcgcttcggccggaatggacttgatgtacgtggcggtggtgctgacggtggtcaccggattggattacgtcgtgcaagcggcccgcctgtggttcggttcgccgggcggcagccgtgccg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tgcagcctgacgagatcgaaggtcgctgggccgatgccggtcccgcggcgagcccggggttcgtttccgccccgcgcccggagccggtggtggagcccgcggccgtgccgctgatgaacatcgccaatgtgctgaccgtgctgcgcatcctgatcgtgccgatcttcctgctggcgttgttcgccgccggcgggcacgagaccacctggcgctggatcgcggccgcgctgttcggcgtcgccgccatcaccgaccgcatcgacgggcagctggcccgcaaatacggcctggtcaccgacttcggcaagctcgccgacccgatcgcggacaaggcgctcatcggttccgcgctgatcgggctgtcgatgctgcacgatctgccgtggtggatcaccctggtcatcgtggcccgcgagctcggcatcaccctgctgcggctggccgtggtccggcgcggcgtgatccccgcgggccgcggcggcaagctcaagacgctggtccagtccgtcgccattgccgtgttgttgctgccgctttccggcggattcgcttcggccggaatggacttgatgtacgtggcggtggtgctgacggtggtcaccggattggattacgtcgtgcaagcggcccgcctgtggttcggttcgccgggcggcagccgtgccg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tccgatacgtcatccaccgccgcgcctacgtccactaccaccgggccgaccgagacctggcagcccgacgtgctgggcgacgattaccagcagctgacgattccgatgggaccagatccggacggcgagggcgacgtggtcgccacgctggtccgctacaccccggccgacgccccggtcgccacccgggccgtgctgtacgtgcacggattcaccgattacttcttccaggaacacctggcccagcacctggccgcccaggggtacgccttctatgcgctggacctgcgcaaatgcgggcgctcgcagcgggccggacagaccccgcacttcgtgagcgacctggcgctctacgacgtggagctgaaccgcgcgctgaagatcctgcgcgcggagaccgggctgccggtgctggtcatggcgcactcgaccggcgggctggtgacagcgctatggctcaaccggctgcaggccgcgggaggcgctggtgcgcaagggattacgggcctggtactcaacagcccctggttcgatctgcagggcccgagctactaccggtcggtggggacgccgatcctggaggggctgggccggttgcgggccttcgccaagatcccgctgggggtgtccaccgcgtacggggacagcctgcaccgcagcgtctccggcgagtgggattacaacctggattggaaaccgttgagcggctacacggttcacgcgggctggctgcgagccatccggcgcgggcacgcccggctgcacaagggcctcgacatcggggtgcccgcgctgatcctgcggtccaagatcaccaagttcatgcggcagtacgggcccgccgcggatctggccgatctggtgctcgacgtcaagcagatccagcgctggtcgggctgcctgggcgaccggaccaatatcgtgccgatcgagggtgcgcgccacgatgtgttcctgtcggcggagacgccgcgcaccgcggcgttcgccgaactcgattcctggctggagtggctggctacgacccaggcgaagtcaccagaagctggtg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acacgacgccgaatcggacgacgccggccgcgcccggcaggttgcctgctgctcgtcatcgccgcgatcgtgatcgtggtcgtggtggcgctgctgctgtggtacctgctggcgggccggctgcggctgcccggccccaagccgccgggcccgcagcgtccgacctcgcagccggccacctgcccggacgtgctcatgctgtccgtgccgggcacctgggagtcgaacagcaatgacgacccctacaacccgaccgcgaacccggcgtcgctgatgctgaacatctccaacccgattcgggagaagttccccaacgagcgggtcgaggtctacaccgtcccgtacgtggcgcagttctccaacccgatcgccattccgccggacggccaatcctcctacaacaacagccgttccgagggcgccaagcgcgccgccgacaagctgacccagacctacgcccaatgtccgctcaccacatatgtattggcgggcttctcgcagggcgcggtgatcgtcggcgatctcgccgcccagatcggcgcgggcaagggcccggtccccgaggacctggtgctgggcgtgaccaccatcgccgacggccgccgcgatatcggcgatccgggcgaggccaccgaaatcggccccaccccacccggagtcggcgcggaggtcgcgctgcgcggcctcaacgtccccggcatcaccatgaccggcccgcgcggcggcttcggcaagctcaccggccgtaccttcaccatctgcgccgcaggcgatctgatctgcgacgccccgcgccaggcgctgagcccgggcaatgttctcggcagtctcaatgttctcgtccgtgccgtgggcaacccggtccacagcctctacaacggttaccgggtcgacgacaacaccaccgccaccgagtggaccgtgaactgggcgtcgggcctcgtcgaaaacgctccgcacccggcacatt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ggtgatcctgttgcggcacggcgtgtccacgtcgaacactgcccgcaccctggccgggcgcagcgccggcgtcgatctgaccgaccgcggccgtgagcaggcgcaggggctggtgcagcggctgggatcgctgcccatcgaggcgatcgtgtgctcaccgctgctgcgctgccagcgcaccgtcgcccccctggccgacaagctcggtgtcgaggccgaacccgacgagcggctgctcgaggtcgactacggcgactggaccggcaaggccctgggcgacctggtcagcgagccgctgtggaaggtggtgcagcgccacgcctcggcggccaccttcccctccggagagtccttggcgcaggtgcagtttcgcgcggtgtccgctatccgcgaacgcgatcggcaattggccgcccggcatggtagcgatgtgttgtggattgcgtgcacgcacggcgatgtcatcaaggcggtgctggccgacggtttcggcatccacctcgacggcttccagcggatcgtggtggaaccggcctcgatcagcgtcatccgctacaccccgaccgccccgtatgtgtggcgggtgaacgacaccggcccggatctgtccggcttggcggcgatttcaccgcgaaccggcggcgcatcgcgctcggggccggttcccggcggagaaacgggtaccaccgacagtacggataatggggttgcggaacgccccgattc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ctcccctccgccgccaccccgcccgaccaggacgagaacgaaccgcgcgaagagtgcggtgtgttcggtgtctgggcaccgggcgaagatgtggcaaagctcacttactacggactctacgcattgcagcaccgtggtcaggaggcggcgggcatcgccgtcgccgacgggtcgcaggtgctggtgttcaaggatctcggcctggtcagccaggtcttcgacgaacagaccctggccgccatgcccggccacgtggccgtcggccactgccgctactccaccacgggttccaccacctgggagaacgcgcagcccatcttccgcaccaccgcggtcggcaccggactcgcgctgggccacaacgggaatctggtcaacaccgccgaattgagcgcgcgggcaagggatctcggtctggtcaccggccggctcgcgggcaccgtggccgccacctcggactccgatgtgatgaccgcgctgctggcgcacgccgccgcggacaagagcatcgagcaggccgccatggagttgctgccgacgctgcgcggcgccttctgcctcaccttcatggatgagcacaccctctacgccgcccgcgacccgcacggcgtgcgcccactatgcctgggccgcctggatcgtggctgggtggttgccagtgagaccgccgcgctcgacatcgtgggcgcgtccttcgtgcgcgagatcgagccgggcgagctgctggccatcgacgccgacggggtgcgctcgctgcgcttcgccaacccgacgcccaagggctgcgtcttcgaatacgtctacctggcccggcccgactccaccatctccggccgctcggtgcacgccacccgcgtggacatcggccgccgcctggccgccgagcacccgatcgacgccgacctggtcatcccggtgccggagtccggcaccccggccgcggtcggctacgcgcagggttccggcgtgccctacggccagggcctgatgaagaacgcctacgtgggccgcaccttcatccagcccagccagaccatccgccagctcggaatccggttgaagctgaacccgcttcgcgaggtcatccgcggcaagcggctcatcgtggtggacgactccatcgtgcgcggcaacacccagcgcgccttgatccgcatgctgcgcgaggcgggcgcgttggagatccacgtgcgcatcgcctcgccgccggtcaagtggccctgcttctacggcatcgacttcgcctcgcgcgcggagctgatcgccaatggcgcgggccccgagggcattgccggggaaagcatcgaagacatggtggagggcgtgcgccgctccatcggcgcggacagcctgggctacatctccatcgagtccatgatcgccgcgaccgagcagccgcgctcgcggctgtgctgtgcctgcttcgacggcgagtacccgatcccgctgccggtcgaatcggccatcggcaagaacgtgctggagggcat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tctcccctccgccgccaccccgcccgaccaggacgagaacgaaccgcgcgaagagtgcggtgtgttcggtgtctgggcaccgggcgaagatgtggcaaagctcacttactacggactctacgcattgcagcaccgtggtcaggaggcggcgggcatcgccgtcgccgacgggtcgcaggtgctggtgttcaaggatctcggcctggtcagccaggtcttcgacgaacagaccctggccgccatgcccggccacgtggccgtcggccactgccgctactccaccacgggttccaccacctgggagaacgcgcagcccatcttccgcaccaccgcggtcggcaccggactcgcgctgggccacaacgggaatctggtcaacaccgccgaattgagcgcgcgggcaagggatctcggtctggtcaccggccggctcgcgggcaccgtggccgccacctcggactccgatgtgatgaccgcgctgctggcgcacgccgccgcggacaagagcatcgagcaggccgccatggagttgctgccgacgctgcgcggcgccttctgcctcaccttcatggatgagcacaccctctacgccgcccgcgacccgcacggcgtgcgcccactatgcctgggccgcctggatcgtggctgggtggttgccagtgagaccgccgcgctcgacatcgtgggcgcgtccttcgtgcgcgagatcgagccgggcgagctgctggccatcgacgccgacggggtgcgctcgctgcgcttcgccaacccgacgcccaagggctgcgtcttcgaatacgtctacctggcccggcccgactccaccatctccggccgctcggtgcacgccacccgcgtggacatcggccgccgcctggccgccgagcacccgatcgacgccgacctggtcatcccggtgccggagtccggcaccccggccgcggtcggctacgcgcagggttccggcgtgccctacggccagggcctgatgaagaacgcctacgtgggccgcaccttcatccagcccagccagaccatccgccagctcggaatccggttgaagctgaacccgcttcgcgaggtcatccgcggcaagcggctcatcgtggtggacgactccatcgtgcgcggcaacacccagcgcgccttgatccgcatgctgcgcgaggcgggcgcgttggagatccacgtgcgcatcgcctcgccgccggtcaagtggccctgcttctacggcatcgacttcgcctcgcgcgcggagctgatcgccaatggcgcgggccccgagggcattgccggggaaagcatcgaagacatggtggagggcgtgcgccgctccatcggcgcggacagcctgggctacatctccatcgagtccatgatcgccgcgaccgagcagccgcgctcgcggctgtgctgtgcctgcttcgacggcgagtacccgatcccgctgccggtcgaatcggccatcggcaagaacgtgctggagggcatgctgtccggcaccaccgagtcggagctgctggccgacaatgccaatgcctcggcgctgagccgcc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ttctggcccgcgccccacgtccgagttcccgtccacgcgaccgtgaccctgcccgggtccaaatccattaccaaccgggcgctgatcctcgccgcgctggcggatcggccgtccaccctcaccggtgcgctgcgcagccgcgacaccaacctgatgatcgaggcgctgcgggccatgggcgtcgggatcgagggcgaggccgagacgctcaccgtcaccccgctggccgaattcaccagcgccatggtcgattgcgggctggcgggcacggtcatgcggttcctgccgccggtggcggcgctggcgcacggcgatgtcgccttcgacggcgacgagcagacgcgggcgcggccgctgaccaccatcctggacgcgctgcggacgctgggcctcgacatcgacggcgacctgctgcctttcgtggtgcacggcacgggctcgctgcgcggcgggccggtcaccatcgacgcctcgggttcctcgcagttcgtgtccgggctgttgctctcggcggcgcggttcgagcagggcgtcacggtcaaccacgatggcgcggcgctgccgtccatgccgcacatcgagatgacggtggaaatgctgcggcgggccgatgttcgcgtggacgcgcccaatgatccgcgcaaggcgcagacctggaccgtcgcgcccggcccgatccgcgcggtggactgggagatcgagccggacctgtccaatgccaccccgttcctggccgcggccgcggtcaccggcggcgaggtgagcattccgcactggccgcgctacaccacccagcccggcgatgtgatccgggagatcctggtgcgcatgggcgcggagacgcgcatcttcgacggcgtgctgaccgtgcgcggcccggaacgcctggcgggcatcgacatcgacctgcacgatgtgggcgagctgacgccgaccgtggccgcccttgcggcactggcggattcgccgtcgcggctgcgcggcatcgcgcacctgcgcgggcacgagaccgaccggctggcggcgctggccaccgagatcaaccgcctcggcggcaaggtcaccgagaccgaggacgggctggccatcgtgcccaatccgctcaccggcgggcagtggcgttcctacgccgaccaccggatggccaccgccggagcgatcatcggcctggtcacgccgggcgtggagatcgaggacatcggcaccacggccaagacgctccccggcttcgtcgaactgtgggacggcatgctggccggagcgggtaactccggcaagccgggagcgga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aggtggcgggcgccgggtaaattgttcatcgccggtgaatacgccgtggtcgagcccgggtgcaaggcggtgctggcggccgtcgaccggtatgtgacggtgacggcgacggccggtgatcgccggcgggcggatatcaccgtgcgatcggatattgccttcggcacaacacgtttcgagcggtatgacggagtactgcggccggtcggcagcgtcggtggcgaattggggcgcgtggtcgccgcgatcgagatcgttgatcggtgggccatcgagtcggggcacccggtgcccgcggtcgaggtggtcatcgacagcaccctgcatgagggcggcaccaagttcggcctcggttccagcgccgccgtcatcgttgccgtaatcggctcgcttgcagcgtgttacgggctgcgaccgactccgatgcagttgttccggcttgcgctgctggccgcggtccgggtcgattcccgaggttccggcgcggatctggcggcgagcaccttcggcggctggattgcctaccactcgcctgaccgtgacgcggtgcgcgccctgcacgatcgggtcggggtgcgggaagcggtatcggcgccgtggcccgggctcgcggtgcgcaggttgccgcagccggggctggctacactcgcggtcggctggacgggaaccccggcgtccacggccggacagatcgcccgcgccgacgcatgggaccacgccgaagcgcactacgcggctttccgacacgacagcgaaagatgctgcaccgctctggaatcggcgctgcgcatcgacgacacggcgggggtgttggcacagatccgccgttcccggaggttgttgcgcgagctggatgtcgccactggaatcggcatcttcaccaaacgcctgtcgacgctatgcgccacggcggaggagctgggtgcagccgcgaagccctccggcgctggtggcggcgattgcggtatcgccctgttggccggtgcggaccgcgcccgggcggcggagctcaacgatcgttggcgagtggcgggcatccggcagctgccactcgaggtggccaatctggaaggaggattc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caagctggccgtcctgttgttctgatcgccgacaagctcgcccagtcgaccgtcgacgcgctgggctccggcgtcgaggttcgctgggtcgacggcccgaaccgccccgagctgctcgcggccgtgccggaagccgatgcgctgctggtccgttcggccaccaccgtcgatgccgaggtgctcgaggccggtaagaacctgaagatcgtcgcccgcgccggcgtcggcctcgacaatgtcgacgtgcccgcggccaccgagcgcggcgtcatggtcgtcaacgcgccgacctccaacatccacaccgccgccgagcacgccgtcaccctgctgctggccgccgcccgtcagatcccggccgccgacgccaccctgcgcgagcacacctggcagcgcagcaagttcaacggtgtcgagatcttcggcaagaccgtcggcgtcatcggcctgggccgcatcggccagctgttcgcgcagcgcctcgccgccttcgagaccaaggtcatcgcgtacgacccctacacctccccggcccgcgccgcccagctgggcatcgagctgatgagcctggacgaggtgctcgcgcaggccgacttcatctccattcacctgcccaagacccccgagaccaagggcatgctgaacaaggagaccctggccaagaccaagccgggcgtcatcatcgtcaacgccgctcgcggcggtctgatcgacgagcaggccctggccgacgccatcacctccggccacgtgcgcgccgccggcatcgacgtgttcgagaccgagccgtccaccgacagcccgctgttcgagctgccgcaggtcgtcgtcactccgcacctgggcgcctcgaccgccgaggcccaggaccgcgcgggcaccgatgtcgccaggtcggtgcagctggccctggccggcgagttcgtgcccggcgcggtgaacgtcaccggtggcgcggtcaacgagatcgtcgccccgtggctggacatcgtccgcaagcagggcgcgctgctgggcgcgctcgccaacgagctgccggtctccctcgaggtccaggtgcgcggcgagctgtcctcggaagacgttgcggtgctggagctttcggccctgcgcggcgtgttctcggccctgatcgagactgagtccaatggcgggcagagcccggcggtcaccttcgtgaacgccccctcactggccaaggaccgcggcctcgaggcatcggtcaccactcacagcgagtccccgacccaccgcagcctggtcgacctgcgcgccgtcttcggcgacggccgcaccctgaacgtggccggcaccctgaccgagcccgcccaggtcgagaagatcgtcaacatcaacggccgcaactacgacatgcgcgccgagggcctgaacctggccgtcctcgcctacgaggacaagccgggtcagctgggccgcctggccaccaagctcggcgacgcgggcatcgacatcctcgccgcccagctcacccaggacctgaacgccgagggcgcgaccgtcatcctccgcgtcaacaaggaggtcccggccgacgtccagaccgccatcgccgaggccgtcggcgcggcgaaggtcgccctggtcaacct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ccctcggattctgtcgaccagccccccgccgcggcgaaaaaaccgcagctggccgtcgtcacggtgacctactcgcccggcgagcacctggaacacttcatcagcacgctggccaccgcgaccggtgagaagccccaagtcatcctggccgacaacggctcggtcgacggcacgccggaactggccgccgaggccaatgcccacgtgcggctgctgcgcaccggcggcaatatcggctacggcggcgccatcaaccgcgcggtcgccgagctcgacccggacatcgaattcatcgtcatcgccaacccggacgtgcgctggggcaccgactccatcgacgaactgctggccgccgcccgccgctggccgcgcgcgggcgcattgggcccgatggtgctcgagccggacggcagccgctacccgtccgcccgctcggtgcccggcatcgccgacggcgcgggtcacgccatcctgggcagcgtctggccgggcaacccgtggaccctgcgctaccgccaggacaacgaggcggcctccgagcgttcggtcggctggctgtcgggttcatgcctgctggtgcgccgcgccgccttcgactccatcgacggcttcgactctcgttacttcatgtacatggaggatgtcgacttcggtgaccgcatgggcaaggcgggctggcacaatgttttcgtgccatccgcggaggtcacgcacgccaaggggcacgccgcgggtcggcacccggaaaccatgctcccggcgcatcacgccagcgcctaccgcttccaggccgaccggcatccgcactggtggcaggctccgctgcgggtcgcgctcaaggctggacttgcgatccgctgcaggcttgcggttcgatccgcactgcgtgaacgtgatcgaaacgacgccgtt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ccctcggattctgtcgaccagccccccgccgcggcgaaaaaaccgcagctggccgtcgtcacggtgacctactcgcccggcgagcacctggaacacttcatcagcacgctggccaccgcgaccggtgagaagccccaagtcatcctggccgacaacggctcggtcgacggcacgccggaactggccgccgaggccaatgcccacgttcggctgctgcgcaccggcggcaatatcggctacggcggcgccatcaaccgcgcggtcgccgagctcgacccggacatcgaattcatcgtcatcgccaacccggacgtgcgctggggcaccgactccatcgacgaactgctggccgccgcccgccgctggccgcgcgcgggcgcattgggcccgatggtgctcgagccggacggcagccgctacccgtccgcccgctcggtgcccggcatcgccgacggcgcgggtcacgccatcctgggcagcgtctggccgggcaacccgtggaccctgcgctaccgccaggacaacgaggcggcctccgagcgttcggtcggctggctgtcgggttcatgcctgctggtgcgccgcgccgccttcgactccatcgacggcttcgactctcgttacttcatgtacatggaggatgtcgacttcggtgaccgcatgggcaaggcgggctggcacaatgttttcgtgccatccgcggaggtcacgcacgccaaggggcacgccgcgggtcggcacccggaaaccatgctcccggcgcatcacgccagcgcctaccgcttccaggccgaccggcatccgcactggtggcaggctccgctgcgggtcgcgctcaaggctggacttgcgatccgctgcaggcttgcggttcgatccgcactgcgtgaacgtgatcgaaacgacgccgtt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ctcaccgccgacaccaatcagcactacgatctggatccggagatcttcggccagttcctggatccgctgcgcaagtacagttccgcgctctacgaatccggcagcgaaacactggaactcgcgcaacgcaacaagctgcggttcgtggctgggcggctgggtgtccacggcggcgaacggctgctcgacatcggctgcgggtgggggtcgctgatcctgttcatggcccaggaatacgggtgcgaaaccctgggcatcagcccggcgccgcgccagcacgagtacatcgccgccgaggccgccgcgcgcggtgtggcgcgtcaagtccacacgcgcgtcgggcatttcgaggaactggacctgcccgcgggcagccaggacgccgtcaccatgctggggtccatcgtgcacatgccggagctggacccggtcttcggccgggcgcgcgcggtgctgcgccgcggcggcgcgctgtacgtgtcggagagctgcttccgcaacgcggccgcccgccgcgccttcgacgaacgcgcgggcaccgagttcgtgcgcaacgacatcttcgggtggggttcgctgcgcccgctctcggaactgatcaccgcggccgaggacgcgggcttctccatcacctcggtcgacgacctgaccgaccagtatcggcgcaccatcgaggactggatcgccaatgtggacgccgcggccgcgcgcatcgacgcccgcaagccgggcctggccgccgagctgcgccactttctcgaggtggccaatgccggatggggttacaccacaaagcattacgcactgggctgccgcaaggc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ctcaccgccgacaccaatcagcactacgatctggatccggagatcttcggccagttcctggatccgctgcgcaagtacagttccgcgctctacgaatccggcagcgaaacactggaactcgcgcaacgcaacaagctgcggttcgtggctgggcggctgggtgtccacggcggcgaacggctgctcgacatcggctgcgggtgggggtcgctgatcctgttcatggcccaggaatacgggtgcgaaaccctgggcatcagcccggcgccgcgccagcacgagtacatcgccgccgaggccgccgcgcgcggtgtggcgcgtcaagtccacacgcgcgtcgggcatttcgaggaactggacctgcccgcgggcagccaggacgccgtcaccatgctggggtccatcgtgcacatgccggagctggacccggtcttcggccgggcgcgcgcggtgctgcgccgcggcggcgcgctgtacgtgtcggagagctgcttccgcaacgcggccgcccgccgcgccttcgacgaacgcgcgggcaccgagttcgtgcgcaacgacatcttcgggtggggttcgctgcgcccgctctcggaactgatcaccgcggccgaggacgcgggcttctccatcacctcggtcgacgacctgatcgaccagtatcggcgcaccatcgaggactggatcgccaatgtggacgccgcggccgcgcgcatcgacgcccgcaagccgggcctggccgccgagctgcgccactttctcgaggtggccaatgccggatggggttacaccacaaagcattacgcactgggctgccgcaaggc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cgggacaatcgtggccgaagagactgccgccaccggcgagatgccggaggaagccaccgcgccgacggtgggttcggcgggcgcggccgggtcgagggatgacgtggccgggacgaccggcggttcggctgtggcggccggtgattcggcggtggccggtgatccggccgggtcggtgaacggccaggcacccgcgtcgaaggcgggccgcaatctgccggccgcgctgggggtcggattcgggctggggttgtccctcatcgcgattctgctgtgggcgcccaaggtgttggtcggcgtgatcgcggtggcggtcgcggtggccacctgggaggtgaccaagcggctgcgcgaggccgatgtgctggtgccgcggattccgctgctggtcggcgggcaggccgtggtgtggctggcctggccggtcgggccgcagggggtactgggcgcgttcggcgcgacggcgctgaccctgatggtgtggcgactgttcgaccacggcctgacggccacgccgcgaaactacctgcgcgacaccgcgatctcggtgttcgtgctggcctgggtgccgctgctggcgtcgttcgcggtgctgctgctacagcagcacgacggcaacctgcgggtgctgaccttcatgatcctggtggtctgctccgatgtgggcgggtatgtggccggggtgctgttcggcaagcatccgatggtcccgcacatcagtcccaagaaatcctgggagggcttcaccgggtcgctggtgttctgcgtgatcggcggcctgctcacggtgacgctgctgctgcaggcgaattcgatgatcggcgtgctgctgggcgcgggcctggtgctggtggccaccagcggcgatctcatcgaatcgcagatcaagcgggagctgggcatcaaggacatgggcacgctgctgcccggacacggcggcatcatggatcggctggactccatgctgccgtccgcgttcgtggcctggctggtgctgaccgcgctg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cgggacaatcgtggccgaagagactgccgccaccggcgagatgccggaggaagccaccgcgccgacggtgggttcggcgggcgcggccgggtcgagggatgacgtggccgggacgaccggcggttcggctgtggcggccggtgattcggcggtggccggtgatccggccgggtcggtgaacggccaggcgcccgcgtcgaaggcgggccgcaatctgccggccgcgctgggggtcggattcgggctggggttgtccctcatcgcgattctgctgtgggcgcccaaggtgttggtcggcgtgatcgcggtggcggtcgcggtggccacctgggaggtgaccaagcggctgcgcgaggccgatgtgctggtgccgcggattccgctgctggtcggcgggcaggccgtggtgtggctggcctggccggtcgggccgcagggggtactgggcgcgttcggcgcgacggcgctgaccctgatggtgtggcgactgttcgaccacggcctgacggccacgccgcgaaactacctgcgcgacaccgcgatctcggtgttcgtgctggcctgggtgccgctgctggcgtcgttcgcggtgctgctgctacagcagcacgacggcaacctgcgggtgctgaccttcatgatcctggtggtctgctccgatgtgggcgggtatgtggccggggtgctgttcggcaagcatccgatggtcccgcacatcagtcccaagaaatcctgggagggcttcaccgggtcgctggtgttctgcgtgatcggcggcctgctcacggtgacgctgctgctgcaggcgaattcgatgatcggcgtgctgctgggcgcgggcctggtgctggtggccaccagcggcgatctcatcgaatcgcagatcaagcgggagctgggcatcaaggacatgggcacgctgctgcccggacacggcggcatcatggatcggctggactccatgctgccgtccgcgttcgtggcctggctggtgctgaccgcgct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gcgcgcatcggtgtcatcaccttcccgggcaccctcgacgatgtcgacgccgcccgcgcggtgaaactggccggtgccgagcccgtttcgctgtggcacgccgccgccgacctgaagaaggtcgacgcggtcgtggttcccggcggcttctcctacggcgactacctgcgcgcgggcgccatcgcctcgatggccccggtgatgggcgaggtcatcaaggccgccgagggcggcatgccgatcctgggcatctgcaacggtttccagatcctgtgcgaggcgggcctgctgccgggcgcgctgacccgcaacgagggcctgcacttcgtctgccgcgaccagtggctgaccgtcgagcagaccgataccgcctggtcctcgcgctacgagaagggcgcgcagatcctggtcccggtcaagaacgccgagggccgctaccaggcctccgccgaggtgctcgacgagctcgagggcgagggccgcgtggtcttccgctacgcgggcggcaaccccaacggctcgcagcgcgatatcgcgggcatcacctcggccaaccgccgcgtggtgggcctgatgccgcacccggagcacgccaccgagccgctcaccggacccagcgacgacggcctgggcctgttcctgtccgcgctggacagcctggtctccgc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gaacgcaagccgatcaagcgggccctcgtaagcgtctacgacaagaccggtctgatcgaactggccacgggcctgcatcaggcgggcgtggagctggtctcgaccggctcgaccgccaacaagatcgccgatgccggcatcccggtcaccaaggtcgaggacctgaccggtttcccggagaccctcgacggtcgcgtcaagaccctgcacccgcgcgtgcacgccggtatcctggccgacacccgcaaggaggagcacgtcgaccagctcgtcgagctcggggtcgaggcgttccagctcgtcgtggtgaacctgtacccgttcacccagaccgtggcctcgggcgcgagcatcgacgagtgcgtggagcagatcgacatcggcggcccgtccatggtgcgcgccgccgccaagaaccacccgtcggtcgcggtggtcgtgaacaccggtgactacgccgaggtgatcgcggccgtgcagcagggcggattcaccctgccggagcggaccgccctggccgccaaggccttccagcacaccgccacctacgacgtggccgtcgccagctggatgaccaatgtggccgtcccggccgccgcgccggaaaccgaagcggcggacaagttcccggcctggatcggcggcacctggaaccgcgagaacgtgctgcgctacggcgagaacccgcaccagggcgcggcgctctacgtcaacgaggccggtccggccgggctggcgcaggcgaagcagttgcacggcaaggaaatgtcgtacaacaactacaccgacgccgatgccgcctggcgcgccgcctacgacttcgacgcccccgccgtcgcggtcatcaagcacgccaacccgtgtggcatcgcggtcggcgcggatatcgccgaggcgcaccgcaaggcgcacgccaccgacccggtctccgcgtacggcggcgtgatcgcggccaaccgcgaggtctccgtcgagatggccgagcaggtcgccgacatcttcaccgaggtcatcgtggccccgtcctacgccgccggtgcggtggaggtgctggcgcgcaagaagaacgtgcgcgtgctggtcgccgagcccgcccagcgcaagggcgcggagctgcgtccggtcagcggcggcgtgctgctgcaggaccgcgacatcctcgacgccgagggtgacagcgccgccacctggaccctcgccgcgggcgaggcggccgacgaggacaccctgcgcgatctcgaattcgcctggcgcgcttgccgtgccgtgaagtccaacgccatcctgctggccgacgccggtgcggcggtcggcgtgggcatgggccaggtcaaccgggtcgactcctgcaagctggccgtcgagcgggcgggtgatcgcgccaagggctcggtcgcggcgtcggacgccttcttcccgttctcggacggtccgcagatcctggtggccgccggcgtgcgcgccatcgtgcacccgggcggttccatccgcgacaaggacaccatcgacctgtgccgcgaggccggggtcacgctgtacctgacggggtcccgtcacttcgcc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aatgcggtagggaatccgcagtccattctgctgctgggcggcacctcggagatcggcttggcgatctgcgccgagtacctgaagaagggccccgcgcgcattctcctggccgcgctgccgggtgatccgctgcgcgaggacgcggtcagccagatgaaggcggccggggcctccgaggtccagctcatcgacttcgacgcgctcgacaccgacagccacccggccgtcatcgacgccgcgtgggcggccggtgacgtcgacgtggccattgtcgcgttcggcatcgacggcgacggcgagatcttctggcaggaccagcgcaaggccgtcatgatggccgagatcaactacaccgccgcggtttccgtgggtgtgctgctcggcgagaagttcaaggcccagggctacggccgcatcctggccatgtcctcggtcgccggtgagcgcgtgcgccgcttcaacttcgtctacggctccaccaaggcgggcctggacggcttctacctgggtctcggcgaggcgctggccaagttcggcccgcgcgtcaccgtcatccgccccggcatggtgcgcacccgtctctcggcccacgccaaggagaacggcctcaccgtcaacaaggaagacgtcgctctgctcgcggtcgcggcttccgagaagaacaaggaaatcgtctgggccccgggcactttccgctacgtcatgatgatcctgcgccacgtcccgcgcccgatcttccgcaagctgcc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ctcaccgtgaccatgaatccggcctacgacatgacctatcgggtcgagcatttcgagcgtgggcgggcacagcgggtgcgctcggtggatcagcgactcggcgggcgcggcatcaatgtgacccgggttctgaaccagctcggcaagtacgcgcgcgccaccggattcgccgatcattccttcgcggccgccgccgaactcgagatcccggtggatttcgtgcacgcgctgccctgggtgcggcgcacggtggtgatcagcgaatccgacgacggcaccgccaccgcgctgtgggagcccgggccgcgggtcaccgaaccgcacgcggtcgaccagctgcgggtgcgggtcgcgggactgctctcggacatgaacggactggtcatcgcgggctcgctgcccggcggggtgagtcccgggctgcccgccgaactggcgcgcaccgccattgccgcgggcgtgcccaccatctgcgacttcgacggccaggcgctggaactggcggcgcgcgtgcccggcgtcgtgctcacccccaataccgatgagctggaacggctcaccggccgtccggcgggcacgatcgcggagatcctggccgcggtcgagccgctcatcgccgacggggtcggcgcggtggtggtgacccggggcggagcgggcatggtcgcggtcaccgcgacccgggcctggacggcctcgctgccgaaaccgctggcaggcaatcccaccggcgcgggcgatgccgccgtggcggccatcatcgccgccttcgccaccgaaccggtgccggactggcccgccatcctggccgacgcggtggcgacttcggctgccgccgtggtcattccggtcgccggggagatcgaccgggtactgcgcgatcggctgctgcccacggtgcaggtccgcgaactggaatcggtggccgtgcgg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accattggctgctgggccgtgtctctccgcagccatcggtgatgctcgaccgggtgctgccggcgttcggccgcgcggccgattacgggcggttgtggtgcgtcatcgccgcagccatgagcatgaccagaaaccgccgggcacgccgagccgcgctccgcggcgcgatctcggtgccgatcgccggcgcgacggcgaatctgctgggcaagagactctttcgccgcacccgcccggcgggaatcgatatcccaccgatccgtcgtgtggttcgacaaccgatcaccaccggatttccttccggacatgccgcgtccgcggccgctttcgcgacggcagtggctctcgaggctcccgcaccgctggccgttccgatcgcggccgccgccggcgccgttgcgatgtcacgagtcgtcgccggggtgcactatccatccgacgtgctcgccggagccggagtcggcatcgtcgtcgcctggctgacacgctggtggtggcccactcgcccgccgggcccggcagccgccgcccccgcatcggtcgaggttcccgccaccctcacgggtcggggcacggtggtcgtcgtcaacatcggcgcgggcaccgccgaccggcaactgcgccaccacatctgcgtcgcgctgcccgatgccgagctgatcacggtcgaaccggacgacctcgaagccgcgctggcagacgccgcgacccgtgcctcggtggtcgccgtcgccggaggtgacggcacagtgaacgccgcggcccgccacctcgccgacaccgggatcccattgctggtgattcccgccgggacgctgaatcacttcgcccacgaactcggtgtccacaccctcgaggacgccgccgcggccctgcgcgaaggaaacgctgtgcgcgtaaacctcgcgcgcgtcggcagccggatcttcctcaacacctgcggaatcggcctctacaccgagctggtcgcgtttcgttcccgctgggaaccacgtttcggcaaatggccggccctggtaatcggcctgctcgatgtcgtacggcgcggtgagccgctgtccatcctgatcgacggccacccgcggacggtgtggatgatcttcatcggcaatggccgttaccacccaccaggcttcgcccccgcctaccgaacccgcctcgacgacaaccacctcgacgtccgaatcatcgacgccgcaacaccattcaccgccaccctgatggttctggccatgctcacccacacggtgcgccggtgccccgcctaccagcgagaaaccccgcacgagcttcgcatcgataccaccgaccgcgctctaccgctgtcgctggacggtgaatacgtccaaacctccgaaccgatcgagatccagatcgacaccgcgggtctgctggtctaccgtccacgcgagcagaaccggaactcagccg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accattggctgctgggccgtgtctctccgcagccatcggtgatgctcgaccgggtgctgccggcgttcggccgcgcggccgattacgggcggttgtggtgcgtcatcgccgcagccatgagcatgaccagaaaccgccgggcacgccgagccgcgctccgcggcgcgatctcggttccgatcgccggcgcgacggcgaatctgctgggcaagagactctttcgccgcacccgcccggcgggaatcgatatcccaccgatccgtcgtgtggttcgacaaccgatcaccaccggatttccttccggacatgccgcgtccgcggccgctttcgcgacggcagtggctctcgaggctcccgcaccgctggccgttccgatcgcggccgccgccggcgccgttgcgatgtcacgagtcgtcgccggggtgcactatccatccgacgtgctcgccggagccggagtcggcatcgtcgtcgcctggctgacacgctggtggtggcccactcgcccgccgggcccggcagccgccgcccccgcatcggtcgaggttcccgccaccctcacgggtcggggcacggtggtcgtcgtcaacatcggcgcgggcaccgccgaccggcaactgcgccaccacatctgcgtcgcgctgcccgatgccgagctgatcacgggcgaaccggacgacctcgaagccgcgctggcagacgccgcgacccgtgcctcggtggtcgccgtcgccggaggtgacggcacagtgaacgccgcggcccgccacctcgccgacaccgggatcccattgctggtgattcccgccgggacgctgaatcacttcgcccacgaactcggtgtccacaccctcgaggacgccgccgcggccctgcgcgaaggaaacgctgtgcgcgtaaacctcgcgcgcgtcggcagccggatcttcctcaacacctgcggaatcggcctctacaccgagctggtcgcgtttcgttcccgctgggaaccacgtttcggcaaatggccggccctggtaatcggcctgctcgatgtcgtacggcgcggtgagccgctgtccatcctgatcgacggccacccgcggacggtgtggatgatcttcatcggcaatggccgttaccacccaccaggcttcgcccccgcctaccgaacccgcctcgacgacaaccacctcgacgtccgaatcatcgacgccgcaacaccattcaccgccaccctgatggttctggccatgctcacccacacggtgcgccggtgccccgcctaccagcgagaaaccccgcacgagcttcgcatcgataccaccgaccgcgctctaccgctgtcgctggacggtgaatacgtccaaacctccgaaccgatcgagatccagatcgacaccgcgggtctgctggtctaccgtccacgcgagcagaaccggaactcagccgt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accattggctgctgggccgtgtctctccgcagccatcggtgatgctcgaccgggtgctgccggcgttcggccgcgcggccgattacgggcggttgtggtgcgtcatcgccgcagccatgagcatgaccagaaaccgccgggcacgccgagccgcgctccgcggcgcgatctcggttccgatcgccggcgcgacggcgaatctgctgggcaagagactctttcgccgcacccgcccggcgggaatcgatatcccaccgatccgtcgtgtggttcgacaaccgatcaccaccggatttccttccggacatgccgcgtccgcggccgctttcgcgacggcagtggctctcgaggctcccgcaccgctggccgttccgatcgcggccgccgccggcgccgttgcgatgtcacgagtcgtcgccggggtgcactatccatccgacgtgctcgccggagccggagtcggcatcgtcgtcgcctggctgacacgctggtggtggcccactcgcccgccgggcccggcagccgccgcccccgcatcggtcgaggttcccgccaccctcacgggtcggggcacggtggtcgtcgtcaacatcggcgcgggcaccgccgaccggcaactgcgccaccacatctgcgtcgcgctgcccgatgccgagctgatcacggtcgaaccggacgacctcgaagccgcgctggcagacgccgcgacccgtgcctcggtggtcgccgtcgccggaggtgacggcacagtgaacgccgcggcccgccacctcgc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accattggctgctgggccgtgtctctccgcagccatcggtgatgctcgaccgggtgctgccggcgttcggccgcgcggccgattacgggcggttgtggtgcgtcatcgccgcagccatgagcatgaccagaaaccgccgggcacgccgagccgcgctccgcggcgcgatctcggttccgatcgccggcgcgacggcgaatctgctgggcaagagactctttcgccgcacccgcccggcgggaatcgatatcccaccgatccgtcgtgtggttcgacaaccgatcaccaccggatttccttccggacatgccgcgtccgcggccgctttcgcgacggcagtggctctcgaggctcccgcaccgctggccgttccgatcgcggccgccgccggcgccgttgcgatgtcacgagtcgtcgccggggtgcactatccatccgacgtgctcgccggagccggagtcggcatcgtcgtcgcctggctgacacgctggtggtggcccactcgcccgccgggcccggcagccgccgcccccgcatcggtcgaggttcccgccaccctcacgggtcggggcacggtggtcgtcgtcaacatcggcgcgggcaccgccgaccggcaactgcgccaccacatctgcgtcgcgctgcccgatgccgagctgatcacggtcgaaccggacgacctcgaagccgcgctggcagacgccgcgacccgtgcctcggtggtcgccgtcgccggaggtgacggcacagtgaacgccgcggcccgccacctcgccgacaccgggatcccattgctggtgattcccgccgggacgctgaatcacttcgcccacgaactcggtgtccacaccctcgaggacgccgccgcggccctgcgcgaaggaaacgctgtgcgcgtaaacctcgcgcgcgtcggcagccggatcttcctcaacacctgcggaatcggcctctacaccgagctggtcgcgtttcgttcccgctgggaaccacgtttcggcaaatggccggccctggtaatcggcctgctcgatgtcgtacggcgcggtgagccgctgtccatcctgatcgacggccacccgcggacggtgtggatgatcttcatcggcaatggccgttaccacccaccaggcttcgcccccgcctaccgaacccgcctcgacgacaaccacctcgacgtccgaatcatcgacgccgcaacaccattcaccgccaccctgatggttctggccatgctcacccacacggtgcgccggtgccccgcctaccagcgagaaaccccgcacgagcttcgcatcgataccaccgaccgcgctctaccgctgtcgctggacggtgaatacgtccaaacctccgaaccgatcgagatccagatcgacaccgcgggtctgctggtctaccgtccacgcgagcagaaccggaactcagccgtg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accattggctgctgggccgtgtctctccgcagccatcggtgatgctcgaccgggtgctgccggcgttcggccgcgcggccgattacgggcggttgtggtgcgtcatcgccgcagccatgagcatgaccagaaaccgccgggcacgccgagccgcgctccgcggcgcgatctcggttccgatcgccggcgcgacggcgaatctgctgggcaagagactctttcgccgcacccgcccggcgggaatcgatatcccaccgatccgtcgtgtggttcgacaaccgatcaccaccggatttccttccggacatgccgcgtccgcggccgctttcgcgacggcagtggctctcgaggctcccgcaccgctggccgttccgatcgcggccgccgccggcgccgttgcgatgtcacgagtcgtcgccggggtgcactatccatccgacgtgctcgccggagccggagtcggcatcgtcgtcgcctggctgacacgctggtggtggcccactcgcccgccgggcccggcagccgccgcccccgcatcggtcgaggttcccgccaccctcacgggtcggggcacggtggtcgtcgtcaacatcggcgcgggcaccgccgcccggcaactgcgccaccacatctgcgtcgcgctgcccgatgccgagctgatcacggtcgaaccggacgacctcgaagccgcgctggcagacgccgcgacccgtgcctcggtggtcgccgtcgccggaggtgacggcacagtgaacgccgcggcccgccacctcgccgacaccgggatcccattgctggtgattcccgccgggacgctgaatcacttcgcccacgaactcggtgtccacaccctcgaggacgccgccgcggccctgcgcgaaggaaacgctgtgcgcgtaaacctcgcgcgcgtcggcagccggatcttcctcaacacctgcggaatcggcctctacaccgagctggtcgcgtttcgttcccgctgggaaccacgtttcggcaaatggccggccctggtaatcggcctgctcgatgtcgtacggcgcggtgagccgctgtccatcctgatcgacggccacccgcggacggtgtggatgatcttcatcggcaatggccgttaccacccaccaggcttcgcccccgcctaccgaacccgcctcgacgacaaccacctcgacgtccgaatcatcgacgccgcaacaccattcaccgccaccctgatggttctggccatgctcacccacacggtgcgccggtgccccgcctaccagcgagaaaccccgcacgagcttcgcatcgataccacaaaccgcgctctaccgctgtcgctggacggtgaatacgtccaaacctccgaaccgatcgagatccagatcgacaccgcgggtctgctggtctaccgtccacgcgagcagaaccggaactcagccgt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atcaacgccgcctgttcggctgggctcgcaccgcagcatcggtggcacaggtgctttcgacaccggatctcgaaacggtcgccagggaggtcggccgggcgggcgcgcgcggggtgatcgcgcgcggattgggccgcagctacggcgatcccgcgcagaacggcggcggcctggtcgtcgacatgaccgccttcgaccgcatccacaccgtggatcccgacagcgggatcgtcgacgccgacgccggggtcagcctcgacgccctcatgaaaacggtactgccgcagggcctgtgggttccggtgctgccgggcacccgccaggtcaccgtcggcggcgcgatcgcctcggacatccacggcaagaaccatcactcgcacggcagcttcggcaaccacgtcgtatccctggacctgctcaccgccgacggccaggtgcgcaccctcacccccgacggcccgcagtcgcaactgttctgggccaccgtcggcggcatgggcctgaccggcatcatcgtgcgggcgcgagttcgcatgaagcacaccgagaccgcgtatttcatcgtcgacaacgaccgcaccggcaatctcgacgaaaccatggaactgctcaccggcggctccgacgacgggtacgaatattcgatgtcggtaccggacaccatcagcaccgactcccggctcggccgtgccggtttcagccgcggctccctcgccaccctggaccagctcccgcccaagctacgtcgtgatccgctgagattcgatgcgccgcaactgttcaccgtgcccgacatcttcccgaacggcatggtcaacaatctcaccatccgcgttgccgccgaggccgcgtaccgggtctatcccgaacgcgcccggggccgcatccagaacctgacgcagttctatcacccgctggacctgcccggtgaatggaaccgcgcctacggccgccgcggcttcctgcaataccagttctccatgcccttcggcgcggagcggcaattggccgccgccgtgcgcgtcatcgcgttctccgggcaccgctcgttcctgaatgtcttcaagcgcatgggcgagggcaatcccggcccgctgtcgtggccgcacccgggatacatgctgagcctggacttcccgctcacccccggcctcggcgagttctgcgcccgcctcgaccagcgcgtcctcgacgcgggcggccgcctgtatttcgccaaggactcccgcaccaccccggacatgatccgcgccatgtacccccgcctcgaggaatggcgccgcattcgcgacgccgtcgaccccgagcgggtcttcacctccgacctggcccgccgcctgcacctcatcgacgacgacgggccggtcgctcaggc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atcaacgccgcctgttcggctgggctcgcaccgcagcatcggtggcacaggtgctttcgacaccggatctcgaaacggtcgctagggaggtcggccgggcgggcgcgcgcggggtgatcgcgcgcggattgggccgcagctacggcgatcccgcgcagaacggcggcggcctggtcgtcgacatgaccgccttcgaccgcatccacaccgtggatcccgacagcgggatcgtcgacgccgacgccggggtcagcctcgacgccctcatgaaaacggtactgccgcagggcctgtgggttccggtgctgccgggcacccgccaggtcaccgtcggcggcgcgatcgcctcggacatccacggcaagaaccatcactcgcacggcagcttcggcaaccacgtcgtatccctggacctgctcaccgccgacggccaggtgcgcaccctcacccccgacggcccgcagtcgcaactgttctgggccaccgtcggcggcatgggcctgaccggcatcatcgtgcgggcgcgagttcgcatgaagcacaccgagaccgcgtatttcatcgtcgacaacgaccgcaccggcaatctcgacgaaaccatggaactgctcaccggcggctccgacgacgggtacgaatattcgatgtcggtaccggacaccatcagcaccgactcccggctcggccgtgccggtttcagccgcggctccctcgccaccctggaccagctcccgcccaagctacgtcgtgatccgctgagattcgatgcgccgcaactgttcaccgtgcccgacatcttcccgaacggcatggtcaacaatctcaccatccgcgttgccgccgaggccgcgtaccgggtctatcccgaacgcgcccggggccgcatccagaacctgacgcagttctatcacccgctggacctgcccggtgaatggaaccgcgcctacggccgccgcggcttcctgcaataccagttctccatgcccttcggcgcggagcggcaattggccgccgccgtgcgcgtcatcgcgttctccgggcaccgctcgttcctgaatgtcttcaagcgcatgggcgagggcaatcccggcccgctgtcgtggccgcacccgggatacatgctgagcctggacttcccgctcacccccggcctcggcgagttctgcgcccgcctcgaccagcgcgtcctcgacgcgggcggccgcctgtatttcgccaaggactcccgcaccaccccggacatgatccgcgccatgtacccccgcctcgaggaatggcgccgcattcgcgacgccgtcgaccccgagcgggtcttcacctccgacctggcccgccgcctgcacctcatcgacgacgacgggccggtcgctcaggcg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cggtcaatgaccgcacctatccgcgcatgaaagaggagcttgtggcccgccgacccaccccgcccggcactccggaacagaccggcctcggtcacgtcgtcgacctggttcgttcctccattccgccgctgcatccggcgggtctgccgttcgtggccgcgccgctggcggtcgccaccctgggttaccggcgaaagtggctgcgccgcacgggattgctggccgccgcggcctgcgccaccttcttccgccacccgcatcgggtgccgccgaaccggtccggagtcgtcgtggcccccgccgacggcgaggtggccctggtcgacaccgcggtgccgcccgccgaactcgctctgggcgatgcgccgctgccgcgggtgagcatcttcctgtcggtgctggacgtgcacgtgcagcgggtgccggtgagcggcctggtggagcagatcgcctatcagaagggccagttcctgtccgcggacctgcccgaggccagtgaccgcaacgagcgcaactccatggtcatcgagaccgcgtcgggtcagcgggtggtcgtggtgcagatcgccggtctgctggcgcgccgcatcatctgcgaggccaaggcgggcgacaaggtgagcatcggcgacacctacggactgatccggttcggttcgcgcgtggacacctacttcccggccgggaccgaactgctggtcacgccgggacagcggaccatcggcgcggaaacggtgctggccgaactggat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tccccacgagaacggctggcctccgcgcggctctacctgtgcaccgacgcgcgccgggacacgggcgacctggcccagttcgccgaggccgccctggcgggtggcgtcgacatcatccagctgcgggacaagggctcacgcggcgagaaacagttcggaccgctcgaggccaaggccgagctgggcgtgctggccgagctgaagtcggccgcgcgccgccacggcgcgctggtcgcctgcaacgatcgcgccgatatcgcgctggccgcgggcgtggacgtgctgcacctgggccagggcgacctgccgccctggtacgcccgccagatcctgggacccgaagtggtgctgggccgctccaccaacaaccgcgcgcaggccggactggccgccgtggacgagcacatcgactacttctgcaccggcccggtctatgccaccccgaccaagccgggccgcacccccgcgggcctggagctggtccgctccaccgccgattcgcacacccaccggccgtggttcgccatcggcggcatcgacgcgccgcacctggacgaggtgctcgcggcgggcgcgacccgaatcgtggtggtgcgggccattaccgaggccgccgacccgaccgccgcggcccgcgccatcaaagcgcggatcctcgacaacgt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acgcatggatgaaaagaacatggtcaagacctcgaagcgattgtcgaggcatctgcgccacgcgcccggcgagatcggcctcacgctggactcggccgggtgggtggaggtttcggggctgctcgcggcgctgggcagtcacggacgcacactcacccggtccgagctcgacgaggtggtggcgcggaacaacaagcgccgcttcgaattcgatgcgacggggactcggattcgcgcgagtcagggacacagtgtcgacgttgacttggaatatcgggcgagcacgccgcccgatctgctctaccacggcaccgttgccgcggccctggccggaatctggtccgaaggcctgaagcccatgcgccgccacgacgtccatctttcggcggatctggataccgcgctgaaggtaggggcccggcgtggcaagcccgtggtgctgaccgtggatgccgcggccatgaaccgcgacgggcacgttttccgggtcagcgccaacggggtctggttggcggccgccgtcccgcccggctacctgtcggggct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cggcgtctacgaaatccccaccctgctgccacatttcgacgcggcggtgctcatggtcccggtcacctcgtcgaccatcggcatggtggacgccgagttcctgtcccggatgcccgacaacgccatcctggtcaatgccgcccgcggcccggtcgtccgcaccgacgacctgctggccgaactcgaatccggccgcctgcgcgccgttctcgacgtcaccgatcccgagccgctgcccgccgaccaccccctgtgggatgcccccggcctgctgctcaccccgcatgtcggaggcagcagcaatggaaatctgaagcgcggctgggcgattgccaccgcggagatcgcgcgctacctcgcgggcgaaccgccgaagaacctggtccacggcgaat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gaaaacaggatcgagacggccaccgcgccactgcgcgacgatatccggttcctcggcgggagcctcggcgacaccattcgcgatcacgagggcgcggacatcttcgacctgatcgagcgggtccgggtggaggccttccggattcgccgctccgaggtggagcgcagcgcggtggccgacatgctgcgcgatgtcgacatccgcaccgccctcccggtgatccgcgccttcagccacttcctgttgctggccaatctgtccgaggacctgcagcgcgatcggcggcgcgcggtgcacgtggcggcgggggagccgccgcaggaatccagcctggccgccacctatcgcaagctcgacgccaccggcccggccggggacgcggtggccgatctgctcgccgacgccctggtgtcaccggtcatcaccgcgcacccgaccgagacgcgccggcgcaccatcttcgatgtgcagggccggatcaccgagctgatgcggcagcggcagcgctacaaccgctacgagccggagttcgccgagctcgaggtcgatatccggcggcaggtgctgcaactgtggcgggccgcgctgatccggctggcgcgcttgcggattcaggacgagatcgaggtcgggctgcgctactacgacctgacgctgttcgatgtcatcccgcgcatcaacgatcaggtgcgcgcggcgctgcgctcgcgctggcccgggcacgaactgctgagccgtccgatcctgcgtccgggttcctggatcggcggcgatcgcgacggcaacccgttcgtcaccgccgaggtggtgcaccgcgccacccaccgcgccggtgcgatggccttcgaccgctacctgaaatccctggtggagctggagaagacgctgtcgcagtcggcgcggctggtgccggtgacacccgagctcgcggccatcgccgatgcgggatacgacgattcgccccagcgtgccgacgagccctaccgccgcgccatccgcgggatccgagcccggctcagcgccacggcctgccggtcgctgggtgagatccccgccgacggaatcgatgtcggcgcccagccctacgccggacccgaccagctgctggccgatctgaacaccgtcgacgcttccatgcgcgcctccggcgacggactgctggccgacgatcggctggccgcgctgcgcgccgccgtggagaccttcggcttccacctccagggcctggacatgcgccagaactccgaaacccacgagcaggtggtggccgagctgttcgcctgggccggagtgcattccgactacgcgtcactggacgaggccgcgcgggtcgagctgctgtcggccgaactgaccgcgcgccgaccgctggtcggccccaccgcccggctcagcgagctggccgccaaggaactcgcggtggtgcgtgcggccaagaccgcgctcgacgacctgggcccggccaccgtgcccaactacatcatcagcatgtgcacctcggtcagcgacatgctcgaagccgcactgctgctgaaggaggcgggcattctcgatccgggcgacgcgcagaccccgccgtccagcccggtcggggtggtgccgctgttcgagaccatcgacgacctgcgtgccggggccgagatcctttccgccgcgctggaagtgcccgcctatcagcggctggtggccgcgcgcggcgggcagcaggaggtcatgctgggctactccgactccaacaaggacggcgggtatctggccgccaactgggcgctgtatcgcgccgagctgaacctggtggacgtggcccgcaagaccggaatccgattgcggctcttccacggtcgcggcggcaccgtgggtcgcggcggtggccgcagctacgacgccatcctggcccagcccgccggcgcggtgcgcggcgcgctgcgactgaccgagcagggcgaggtcatctccaccaagtacgccgacccgagcaccgcctaccgcaatctggaggcgctggtcgcgggcaccctggagtccaccctgctcgatgtcgagggcctgggctccgatgccgagcccgcctacgaaatgctggacgagctggccgaatcggctcgcgcggcctactcgaagctggtgcacgagacgcccggtttcgtcgactacttccgtgcctccacccccatcgccgaggtggccgacctgaatctgggcagccgcccggcctcgcgcaaacccaccagctccgtctacgacctgcgcgccatcccgtgggtcatggcctggagtcagtcccgagtcatgctgccgggctggtacggcaccggcaccgcggtcgagcagtggatcggtgacgacccggcgcggctggccacgctgtcggatctctaccgccgctggccgttcttccgcacggtgctctcgaacctggcccaggtgatggccaaggcggacatggacatcgccgccgcctacgccgacctggtcccggaccgggcgttgcgcgacaaggtcttcggcatgatctgcgacgagtactcgcgcaccgtgcgcatgcacgtcgccatcaccggcaccgaggaactgctcgccgacaacccggccctggccgagtccatccacaaccgcttcccgtacctggagccgctgaaccagctccaggtcgagctgctacgccgccgccgcgcgggcgacacctccgaactcgtcgagcgcggcatcctgctcaccatgaacggcctggccaccgcgctgcgcaactcggg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ggaaaacaggatcgagacggccaccgcgccactgcgcgacgatatccggttcctcggcgggatcctcggcgacaccattcgcgatcacgagggcgcggacatcttcgacctgatcgagcgggtccgggtggaggccttccggattcgccgctccgaggtggagcgcagcgcggtggccgacatgctgcgcgatgtcgacatccgcaccgccctcccggtgatccgcgccttcagccacttcctgttgctggccaatctgtccgaggacctgcagcgcgatcggcggcgcgcggtgcacgtggcggcgggggagccgccgcaggaatccagcctggccgccacctatcgcaagctcgacgccaccggcccggccggggacgcggtggccgatctgctcgccgacgccctggtgtcaccggtcatcaccgcgcacccgaccgagacgcgccggcgcaccatcttcgatgtgcagggccggatcaccgagctgatgcggcagcggcagcgctacaaccgctacgagccggagttcgccgagctcgaggtcgatatccggcggcaggtgctgcaactgtggcgggccgcgctgatccggctggcgcgcttgcggattcaggacgagatcgaggtcgggctgcgctactacgacctgacgctgttcgatgtcatcccgcgcatcaacgatcaggtgcgcgcggcgctgcgctcgcgctggcccgggcacgaactgctgagccgtccgatcctgcgtccgggttcctggatcggcggcgatcgcgacggcaacccgttcgtcaccgccgaggtggtgcaccgcgccacccaccgcgccggtgcgatggccttcgaccgctacctgaaatccctggtggagctggagaagacgctgtcgcagtcggcgcggctggtgccggtgacacccgagctcgcggccatcgccgatgcgggatacgacgattcgccccagcgtgccgacgagccctaccgccgcgccatccgcgggatccgagcccggctcagcgccacggcctgccggtcgctgggtgagatccccgccgacggaatcgatgtcggcgcccagccctacgccggacccgaccagctgctggccgatctgaacaccgtcgacgcttccatgcgcgcctccggcgacggactgctggccgacgatcggctggccgcgctgcgcgccgccgtggagaccttcggcttccacctccagggcctggacatgcgccagaactccgaaacccacgagcaggtggtggccgagctgttcgcctgggccggagtgcattccgactacgcgtcactggacgaggccgcgcgggtcgagctgctgtcggccgaactgaccgcgcgccgaccgctggtcggccccaccgcccggctcagcgagctggccgccaaggaactcgcggtggtgcgtgcggccaagaccgcgctcgacgacctgggcccggccaccgtgcccaactacatcatcagcatgtgcacctcggtcagcgacatgctcgaagccgcactgctgctgaaggaggcgggcattctcgatccgggcgacgcgcagaccccgccgtccagcccggtcggggtggtgccgctgttcgagaccatcgacgacctgcgtgccggggccgagatcctttccgccgcgctggaagtgcccgcctatcagcggctggtggccgcgcgcggcgggcagcaggaggtcatgctgggctactccgactccaacaaggacggcgggtatctggccgccaactgggcgctgtatcgcgccgagctgaacctggtggacgtggcccgcaagaccggaatccgattgcggctcttccacggtcgcggcggcaccgtgggtcgcggcggtggccgcagctacgacgccatcctggcccagcccgccggcgcggtgcgcggcgcgctgcgactgaccgagcagggcgaggtcatctccaccaagtacgccgacccgagcaccgcctaccgcaatctggaggcgctggtcgcgggcaccctggagtccaccctgctcgatgtcgagggcctgggctccgatgccgagcccgcctacgaaatgctggacgagctggccgaatcggctcgcgcggcctactcgaagctggtgcacgagacgcccggtttcgtcgactacttccgtgcctccacccccatcgccgaggtggccgacctgaatctgggcagccgcccggcctcgcgcaaacccaccagctccgtctacgacctgcgcgccatcccgtgggtcatggcctggagtcagtcccgagtcatgctgccgggctggtacggcaccggcaccgcggtcgagcagtggatcggtgacgacccggcgcggctggccacgctgtcggatctctaccgccgctggccgttcttccgcacggtgctctcgaacctggcccaggtgatggccaaggcggacatggacatcgccgccgcctacgccgacctggtcccggaccgggcgttgcgcgacaaggtcttcggcatgatctgcgacgagtactcgcgcaccgtgcgcatgcacgtcgccatcaccggcaccgaggaactgctcgccgacaacccggccctggccgagtccatccacaaccgcttcccgtacctggagccgctgaaccagctccaggtcgagctgctacgccgccgccgcgcgggcgacacctccgaactcgtcgagcgcggcatcctgctcaccatgaacggcctggccaccgcgctgcgcaactcggg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gatgcgagcaggaggcgggtcatcgaggagcgggcgggcgcggcgacggaatcggcgcgcatactcggcaggattctgcccaacggggtggccgcggccgagctgacggcatacccggaggacctgaaaccgcatcccggagaggaacatctgatcgcccgggcggtggagaagcggcggcgcgatttcatcggcgcgcggtattgcgcgcggcaggcgctgacccagctcggtgagccagcggtggccatcggcaagggcggcactggggagccggtgtttccgcgcggcatcgtcggcagcctcacccactgcgacgggtatcgggccgcggcgctcgggcaccggttgcgcttccggtccatcggcatcgatgccgaaccgcacgacaagctgccggacggggtcatcgattcggtgagcctggcccccgagcgggaatggctgacgaccgtgctgccgggcaccggcctgcatctggaccgactgctgttctgcgccaaggaggccacctacaaggcgtggttcccgctcaccggcctgtggctgggtttcgaggacgcgcacatcaccttcaccgtggacgaggagtccgcgggcggcgggtcgggcaccttccacagcgacctgctcatccccggtccggtgaccgacggcggcaccgcgctgagctcgttcgacggccactggctgatcagcgacggcctcattctgaccgcgatcgtgga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gttgatcctcgtccgccatgcccagccggaacgcctgctggaatcctccggcccggccgacccggatctcaccgccgtcggcgtcgagcaggcgggccgggtaccggccgcgctggccccgcaccggatcgcccgcgtggtgagcagtccgcagttgcgggcgcgcgagaccgcccggcccaccgccgagaagctcgggctggacatcgaaatcctggacgggctcgccgaatacgatcgcgacctgccgatgtacatccccatcgaggacgcccagcaggaattccgcgagacctacgagcgcatcaaggccgggtacctgcccgagcagatcgacggcgacgccttcgtccgccgggtgctcgcggccgtcgacggcatcgtggcggccgccgaacacaccgacaccgtggtcgttttcgcgcacggcggcgtgatcaacgtgctgttgcagcaggtgctgggcctggcccgcccgctcaccttccccatcgactactgctcgatcacccgaatcctgtactcgcgcaccggcggccgcaccgtggccaccgtcaacgagaacgggcacgtctgggacctgctgccgcgcacccgcccgcg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caaccacattctgtccaccaccgacgtgcccgccgagttcgccgggcgcggggtgcgggtcaagccgctgaagatggtgaaggtggagtgcatcgcgcgtggctacctgaccggcggcggcctggccgaataccagcgctccggcaccgtgtccggcatcgcgctgccgcccggcctgcgcgacggcgacaagctgcccgagcccatcttcacccccaccaccaaggccgacgaaggccatgacgagcccatcagtttcgaggacgtggtgaaccaggagggcaaggaggtcgccgagaagctgcgcgatctgaccctggagatctactcgcgcggcgcggatcacgccgccgcccacggtgtcatcatcgccgacacgaagatcgaactcggttgggacggtgacgttctcaccgtcggcgacgaggtgctgacctcggactcctcgcgcttctggcccgccgacgactacgagcccggccgcccgcagaagtccttcgacaagcagttcgtgcgcgactggtccacctcgaccggctggaacaaggagtacccgggccccgagatcccggccgaggtgatcgaggtgacccggcagaagtacatcgccgcctacgagctcatcaccggcaacacctggaacggcgtccaggcc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cgaacgtatcgccgcggttgccaccgcgcccgccccgaccgaccacgaggccgtgctggcctgggtcgccgaggtcgcggagctgaccgcgcccgagcgcatcgtcttctgcgacgggtcccgcgacgagtgggatcggctcaccgccgaactggtggccaagggcaccttcgttccgctgccggccaagccgaattcgttctggtgtgtttccgaccccgacgatgtggcgcgcgtggaggaccggaccttcatctgctcggagaacgagcgcgatgccgggccgaccaacaactgggtcgatccggtcgatatgcgcaccgtcatgaccgagcactaccgcggcgcgatggccgggcgcaccatgtacgtgatcgcctactgcatgggcccgctggacgccggcgagccgaaattcggtgtgcaggtgaccgattcggaatacgtcgcggtgtcgatgcagatcatgacccgttcgggtgcccaggtgtggcaccaagctcaccgaaggaaccgaattcgtgaagtgcctgcactcggtgggcgcgccgctggtcgagggacaggccgacgtgccgtggccgtgcgacaagaccaagtacatctcgcatttccccgagcgccgcgagatctggagctacgggtccggttacggcggcaacgcgctgctgggcaagaagtgcttcgcgctgcgcatcgcctcggtgctgggcc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cgaacgtatcgccgcggttgccaccgcgcccgccccgaccgaccacgaggccgtgctggcctgggtcgccgaggtcgcggagctgaccgcgcccgagcgcatcgtcttctgcgacgggtcccgcgacgagtgggatcggctcaccgccgaactggtggccaagggcaccttcgttccgctgccggccaagccgaattcgttctggtgtgtttccgaccccgacgatgtggcgcgcgtggaggaccggaccttcatctgctcggagaacgagcgcgatgccgggccgaccaacaactgggtcgatccggtcgatatgcgcaccgtcatgaccgagcactaccgcggcgcgatggccgggcgcaccatgtacgtgatcgcctactgcatgggcccgctggacgccggcgagccgaaattcggtgtgcaggtgaccgattcggaatacgtcgcggtgtcgatgcagatcatgacccgttcgggtgcccaggtgtgggaaaagctcaccgaaggaaccgaattcgtgaagtgcctgcactcggtgggcgcgccgctggtcgagggacaggccgacgtgccgtggccgtgcgacaagaccaagtacatctcgcatttccccgagcgccgcgagatctggagctacgggtccggttacggcggcaacgcgctgctgggcaagaagtgcttcgcgctgcgcatcgcctcggtgctgggccgtgacgagggctggctggccgagcacatgctcatcctgaaactgacctccccgcagggcaagacgcactacatcgccgccgcgttcccgtcctcgtgcggtaagaccaacctggccatgctcgagccgacgctgcccggctggaaggccgagaccatcggtgacgacatcgcctggatgcggttcggggccgacgggcggctctacgcggtcaacccggaggccggattcttcggcgtcgcaccgggaaccggggtcaagaccaatcccaatgccatcgccaccgtcgacgcgggcaattccatcttcaccaataccgcccgcaccgatgacggcgacatctggtgggagggcctgaccgagcagcccccggcccatctcatcgactggcacggccgcgattggaccccggagtcgggcaccccggccgcgcacccgaactcgcgctactgcaccccgatcgagcagtgcccctcggtcgccccggaatggaacgacccgcgcggggtgccgatctcggcgatcttcttcggcggccgccgcgccaccaccattccgctggtcgccgagtccttcgactgggcgcacggggcgttcaccgcctcggtgctgtcctcggagaccaccgccgccgcggcgggccaggtcggcgtggtgcgccgcgaccccatggccatgctgccgttcctgggctaccacgtgggcgactacttcgcgcactggctggcgatgggcgcgcgcgagggcgcgcagctgccgaagatcttccaggtcaactggttccggcgcagcgccgacggcaagttcctgtggccgggcttcggcgacaatgtgcgcgtgctcaaatgggccctcgaacgcctcgacggcaccgccgaggccgagcgcaccccgatcggcttcgtgcccaccgcggacgccctcgtgctcgacgggctcggcgccggctatcgcggcctgatcgacgcggctctggccgtcgatgtcgaggaatgggtgcgcgagatcgagtcgatcgacgagtggtacgccaccatcggcggcaatcgcctgcccgaggcgctgcgcgcgcagctggccgccctgaaactacgtctggccgaggctc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cgaacgtatcgccgcggttgccaccgcgcccgccccgaccgaccacgaggccgtgctggcctgggtcgccgaggtcgcggagctgaccgcgcccgagcgcatcgtcttctgcgacgggtcccgcgacgagtgggatcggctcaccgccgaactggtggccaagggcaccttcgttccgctgccggccaagccgaattcgttctggtgtgtttccgaccccgacgatgtggcgcgcgtggaggaccggaccttcatctgctcggagaacgagcgcgatgccgggccgaccaacaactgggtcgatccggtcgatatgcgcaccgtcatgaccgagcactaccgcggcgcgatggccgggcgcaccatgtacgtgatcgcctactgcatgggcccgctggacgccggcgagccgaaattcggtgtgcaggtgaccgattcggaatacgtcgcggtgtcgatgcagatcatgacccgttcgggtgcccaggtgtgggaaaagctcaccgaaggaaccgaattcgtgaagtgcctgcactcggtgggcgcgccgctggtcgagggacaggccgacgtgccgtggccgtgcgacaagaccaagtacatctcgcatttccccgagcgccgcgagatctggagctacgggtccggttacggcggcaacgcgctgctgggcaagaagtgcttcgcgctgcgcatcgcctcggtgctgtcctcggagaccaccgccgccgcggcgggccaggtcggcgt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cgaacgtatcgccgcggttgccaccgcgcccgccccgaccgaccacgaggccgtgctggcctgggtcgccgaggtcgcggagctgaccgcgcccgagcgcatcgtcttctgcgacgggtcccgcgacgagtgggatcggctcaccgccgaactggtggccaagggcaccttcgttccgctgccggccaagccgaattcgttctggtgtgtttccgaccccgacgatgtggcgcgcgtggaggaccggaccttcatctgctcggagaacgagcgcgatgccgggccgaccaacaactgggtcgatccggtcgatatgcgcaccgtcatgaccgagcactaccgcggcgcgatggccgggcgcaccatgtacgtgatcgcctactgcatgggcccgctggacgccggcgagccgaaattcggtgtgcaggtgaccgattcggaatacgtcgcggtgtcgatgcagatcatgacccgttcgggtgcccaggtgtgggaaaagctcaccgacggaaccgaattcgtgaagtgcctgcactcggtgggcgcgccgctggtcgagggacaggccgacgtgccgtggccgtgcgacaagaccaagtacatctcgcatttccccgagcgccgcgagatctggagctacgggtccggttacggcggcaacgcgctgctgggcaagaagtgcttcgcgctgcgcatcgcctcggtgctgggccgtgacgagggctggctggccgagcacatgctcatcctgaaactgacctccccgcagggcaagacgcactacatcgccgccgcgttcccgtcctcgtgcggtaagaccaacctggccatgctcgagccgacgctgcccggctggaaggccgagaccatcggtgacgacatcgcctggatgcggttcggggccgacgggcggctctacgcggtcaacccggaggccggattcttcggcgtcgcaccgggaaccggggtcaagaccaatcccaatgccatcgccaccgtcgacgcgggcaattccatcttcaccaataccgcccgcaccgatgacggcgacatctggtgggagggcctgaccgagcagcccccggcccatctcatcgactggcacggccgcgattggaccccggagtcgggcaccccggccgcgcacccgaactcgcgctactgcaccccgatcgagcagtgcccctcggtcgccccggaatggaacgacccgcgcggggtgccgatctcggcgatcttcttcggcggccgccgcgccaccaccattccgctggtcgccgagtccttcgactgggcgcacggggcgttcaccgcctcggtgctgtcctcggagaccaccgccgccgcggcgggccaggtcggcgtggtgcgccgcgaccccatggccatgctgccgttcctgggctaccacgtgggcgactacttcgcgcactggctggcgatgggcgcgcgcgagggcgcgcagctgccgaagatcttccaggtcaactggttccggcgcagcgccgacggcaagttcctgtggccgggcttcggcgacaatgtgcgcgtgctcaaatgggccctcgaacgcctcgacggcaccgccgaggccgagcgcaccccgatcggcttcgtgcccaccgcggacgccctcgtgctcgacgggctcggcgccggctatcgcggcctgatcgacgcggctctggccgtcgatgtcgaggaatgggtgcgcgagatcgagtcgatcgacgagtggtacgccaccatcggcggcaatcgcctgcccgaggcgctgcgcgcgcagctggccgccctgaaactacgtctggccgaggct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cgactattcgtacgacccgtacgccgctctgccgcaggtccccagcttcacggtcacctccgccgatgtcaccgacggccggcccttcgccaatgaccaggtgtcgggggtgttcgggtcgggtggcaaggacatctccccgcagctttcctggtccggattcccggccgagaccaagagtttcgcggtcaccgtgttcgatccggacgcgcccaccgcgtcgggcttctggcactgggcagtggccaatatccccgcctcggtcacctcgctggcctccggcgcgggcagtgagggcggcaccctgcccgccggtgcggtccagctgcgcaacgacggcgcgttccccgggttcgtgggcgcgtccccgccggccgggcacggctaccaccgctacttcatcgtcgtgcacgccgtcgatgtggagtccctggacatcgacgccaacggcacccccgcctacctgggcttcaacctgttcttccacagcctggggcgcgcgcagatcatcgccacctacgaggaaccggcg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cggtgtcggaaggctggggttgctcgagccttcggccgccggctcgctgcgagaggtggcctgggacaacgtggacagcgttcccctgctctgggcgctgtcgcgttcacccgacgccgatctggcgctgctgacgctcatccggttgcgggagcaactcgggagcgactgggccgcactggattacgagctgcgcaagagctcctcgctgcgtgggcggctgctcgcgctgatcgggtcgtcgagtgcgttcgccgatcatctggtggccgatccgcaggcttggcagctgctgaagcagccgaagctgccctcgcgcgccgaggtgctggcggatctgctggaggtcgtcaagggcgaaccggagaccggggcccatgccggacccctgctgtatcgcgcgggcgtgtccgggccggaggcgatcgccctgctgcgcaagcggtatcgcgatcagctcatgctgctggccgccatcgacctggccgccaccgtcgagaacgaacccgtgctgccgtatcagcagttggggcagcatctcaccgatctggccgacgcggcgctcaccgcggcactggcggtcgcggtggcgcgggtgtgcgtggaccgcgaggtgccggcgcggctggccgtcatcgccatgggcaaatgcggtgcgcgggaactgaattacgtctccgacgtggatgtcatcttcgtcgccgaacccgccggcaccaccgccacccggctggccgccgagatgatgagcgtgggcagcgcggccttcttcgagatcgacgcggcgctgcggcccgagggcaaggccggggcgctggtgcgcaccctggactcgcacatcgcctactacaagcgctgggcgcggacctgggaattccaggcgctgctcaagatgcggcccgccaccggcgatctgacgctgggcggcgactaccgcgacgcgctcatgcccatggtgtgggcggcctccgaacggcccgacttcgtggccgacgtgcaggccatgcggcggcgcgtcgaggatctggtgcccgccgacatgcgcgagcgcgaactgaagctggggcacggcagcctgcgcgacgtcgaattcgccgtgcagctgctgcaattggtacacggcaaggccgatgagtccctgcacgtgcagggcaccgtggagtcgctgaccgcactggccgacggtggctacgtgggccgcgacgacgccgccaacctcaccgcctcctacgaattcctgcgcctgctcgagcaccgcttgcagttgcagcggctcaagcgcacccacaccctgcccgcccccgaggacgaggagggcatgcgctggctggcccgcgccgcgcacatgcggcccgacggccgccaggacgcggtcggcgtgctgaccagcgagatcaaacgaaacgccatgcgggtgcggcggttacacgccaagctgttctaccggccgctgctggaatcggtggcgcggctggacgcggacaatctgcggctcagccccgaggcggcggtgcggcagctggccgcgctcggctacggcgcacccgagaacgcgctcggacacctgaaggcgctcaccggggaggtcgggcgcaaggggcggatccaggcgctgctgctgccgaccctgctcgaatggctcggcgagacaccgaatcccgacgccgggctgctcgcctaccggcgggtctcggagggcctggacaacgagatctggttcctgcgcgagctccgagacgaaggggccatcgcgcagcgcctgatgatcgtgctcggctcctcggcctacctgccggacctgctgatcaacgcgcccgagaccatccgcatgtacgccgacgggccggacgggccgctgctgctggccacccagcccgccgatgtggcgcgcggaatcctctccggcgcagggcgttacgacgatcccaggcgggccgtcgcgaccgcgcgctcgctgcgcaggcacgaactggcgcgggtggcctcggccgacgtgctcggcatgctggatgtgccgcgggtgtgcgaggcgctgtcctcggtgtggatcgccactctggaagccgcgctgcaggcggtgatccgggccagtgaggccgagcttcgcgggcccgcgcccgccgacttcgcggtcatcggcatgggacggctcggcggcatggaactcggctacggctccgacgccgacgtgctcttcgtgtgcgacccccgccccggcgcggatgagaccttcgccgtgaaatgggccatcagcgtcgccgaacaggtgcagcgcctgctgggcgcgccgagcaccgacccgccgctgcaggtcgatgccggattgcgccccgagggccgcaatggcgcactggtccgcaccctcgccgcctacgccgcctactacgaacagtgggcccagccctgggaggtgcaggccctgctgcgcgcccaccaggtggcgggcgaccgcgaactcggaatccgcttcctgcgcaccgtcgatcccatccgctaccccgagggcggcatgtccgcggagggcgtccgcgagatccgccgcatcaaggcccgcgtcgactccgaacgcctcccgcgcggcgccaacccagccacccacaccaaactgggccgcggcggcctcgccgacatcgaatggaccgtccaactcctgcaactcctgcacgcccacgaggtccccgacctccacaacacctccaccctcgaatccctcgacgccatcgaacgcgccgaactcatcgacaccgccgacgccacccttctgcgcgacgcctggctgaccgccaccaaggcccgcaacgccttggtcctggtccgaggaaaacccgccgaccaactccccggcccgggcaccctcctctccgccatagcccgagtagcaggctggccaacagacgacggcagcgaattcctggaccactacatgcgcgtaacccgccgcgcaaaaacagtggtagagcgagtcttcggcgg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ggaacgttcgaaagagcaggggacgagcttcatcgcgggccacttcggtgagttccccgcgcgctggggtcagagcctggccgacctgcaggatcagttcacccgcatcacccgcagcccgttcggccccagcgaggaagaggtccgcgccaatctggccggtgaggccagcgccgatgccgctctggccctgcacgacgccgaactcgccctgcaggcgcacgatgacgacacgccggcccccgcggtcccccgcgacctcaccgccgccgccttcttcgatgtcgacaacaccatggtgcagggcgcgtccatcgtgcacttcgcccgcgggctggccgcgcgcaagtacttcaagacctccgacctggtcgatatggcctggaaacaggtcaaattccgggtgaccggcaaggagagccactcggatatggcctccggcaaggagaaggcgctgtccttcatcgccgggcgtcccaccgccgaactggccgcgctcggcgaggagatctacgacgagatcatcgccgacaagatctggccgggcacccgggcgctggcccagatgcacctggacgcgggccagcaggtctggctggtcaccgcgacgccggtggagctggcgcaggtcatcgccaagcgcctcggcctgaccggcgcgctgggcacggtcgccgagagcgagaacggcgtgttcaccggccgcctggtcggcgacatcctgcacgggctcggcaaggcgcacgcggtgcgcaccctggccattcgcgagggcctgaacctcaagcgctgcaccgcctattccgacagccacaatgacgtccccatgctctcgctggtgggcaccgcggtggccatcaacccggacgcggacctacgcgaggtcgccaagaaccggggctgggagatccgcgacttccgcaccggccgcaaggccgcgaaagtcggtgtgccgacggccatcgcgctcggcgcggccggtggcgcggcggccgctgtgctttcccgcaagcgggaagccagagcca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ggaacgttcgaaagagcaggggacgagcttcatcgcgggccacttcggtgagttccccgcgcgctggggtcagagcctggccgacctgcaggatcagttcacccgcatcacccgcagcccgttcggccccagcgaggaagaggtccgcgccaatctggccggtgaggccagcgccgatgccgctctggccctgcacgacgccgaactcgccctgcaggcgcacgatgacgacacgccggcccccgcggtcccccgcgacctcaccgccgccgccttcttcgatgtcgacaacaccatggtgcagggcgcgtccatcgtgcacttcgcccgcgggctggccgcgcgcaagtacttcaagacctccgacctggtcgatatggcctggaaacaggtcaaattccgggtgaccggcaaggagagccactcggatatggcctccggcaaggagaaggcgctgtccttcatcgccgggcgtcccaccgccgaactggccgcgctcggcgaggagatctacgacgagatcatcgccgacaagatctggccgggcacccgggcgctggcccagatgcacctggacgcgggccagcaggtctggctggtcaccgcgacgccggtggagctggcgcaggtcatcgccaagcgcctcggcctgaccggcgcgctgggcacggtcgccgagagcgagaacggcgtgttcaccggccgcttggtcggcgacatcctgcacgggctcggcaaggcgcacgcggtgcgcaccctggccattcgcgagggcctgaacctcaagcgctgcaccgcctattccgacagccacaatgacgtccccatgctctcgctggtgggcaccgcggtggccatcaacccggacgcggacctacgcgaggtcgccaagaaccggggctgggagatccgcgacttccgcaccggccgcaaggccgcgaaagtcggtgtgccgacggccatcgcgctcggcgcggccggtggcgcggcggccgctgtgctttcccgcaagcgggaagccagagcca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aacctggtggcgagatccggtcgactatcggtggctggtgcggaccctcgaatcccgcggggcgctgggcacgatcaagaatgtggtcggggcaggcggtgcggtgatggccgtcatcacgacgctgatctgggtctccgccgcggggccgaccggtgcggtgggtgcggtggccgggttcaatgtcgcggtgggtgtgggctgggcgctgtactggtggttcgcgccgtggccggacgagcggacctcgctcgtcctgatggccgtcgcggacctgctcatcgccctgggctgtgtgatcgacagcgaccgggtgttcggatcgctgggcgtcatgctgctggtggtcaccggcggctacttcaccttcttccacggcccgcgggtcctcgccgtgcacaccgtgtggtcgctgctggcggtgctggtcctgtcgctgctgatggtggccaccgccggcggcgatctggccctggccgtcgccatcatcctgatcatggcggccgcgaccgtggtggtgctgcccgcgctgcacttctgctactgggtgctgcgggtggacgccctctcggatccgctgaccaccctgctgaaccggcgtggcctggactattacctgtcgggctggttcgactccagcgccggcacgccgatctgcgtgatgaccgtcgatctggaccgcttcaaggcggtgaacgatacctacggccaccccgcgggcgaccaggtgctggtgaagatcgcggcctgcctgcgcaccgcggtcaccacccggaccatcgtggcccgcagcggcggtgaggaattcgtggtggtcgcccatctcagctcggccgccgccatggccgaggccgatcgcctgtgccgcgccatcgaaaccgcctcgcgctcctgcacacccgtcaccgccagcatcggagtggccgtggtggaaggcgattcgatcgatcgctgcccggaacgcttgctgcacaactccgatgccgccatgtaccgggcaaaacagttgggcggcaacatggtcgtgctctc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atccagcaaactgacgggtggcgcgctcgcggccgtcgtggccgcggccggaatcctcacggccaccggcgctccccgcgccgaggccgcgcccgccgactgccccgggctcaatgtcatcgccgtccccggcacctgggagacctccaaggacgaccccaaacagggcatgctgtcccaggtcacccgcggcctgcccggcggcgtgcgcaccgactacgtggcctacccggccaccgccttcccctgggacggcgaggtctacggccgctccaagcacgatgccgtcaatgccgcccgcggcctgatctccaccatggccgcccgctgcggcgcaacgcgtttcgccctcatcggctacagccagggcgccgacgccgcgggcgatctggcctcggagatcggcaccgggctgggcgtcatcccgcccgaccgggtgaccgccgtcggcctgctctccgacccccgccgctcccccaccgacgccatcgtcggcccccaggtccccggcaccggcgccggcggtgcccgcgcgggcggcttcggctggctcagccccaaggtccgcaccttctgcgccgcgggcgatctctactgctcggtccccaacgacgacctcgccgggcgctccgccggactgctcacccaattgaccgcagaggacccgctgcagatccccagctacttcctgaccttccaatccatcctcggcgaagcgctgtggcccggctgggcatccatcctcgcggcccccgccgacgacccggcctccgagcaatggctgcgccagatccagcagttcctggcctccggcgtgcaccagtcctacccccgctacgtggtcgacgccaacggcaccaccgccaccgtctggctgcgcaactggctcaccgacaccgccaacgaaca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cggggccgacgcggtggtcgagcgggtgcgggactgctgggcctccgcgttctccgagcgtgcggtgcgatatgcgttcgcgcacggcatttctcgcaccttcgcaccggcggtggtgttgcagaaattgatcatcgcgcgatccagtggcgtggtgttcacccggaatccgatgaccggcgcggccgacgagctggtgatcagcgccgtctacgggctgggggagggcctggtgtccggcgcggtcgacgccgactcgctgatcctcgacaaggacaccggtgaactgctcgatatcacgctgggggacaatgatatccggttcgacatcaccgatgggcagggctgctcggcggtcgcggtggccgaggacgagcgcggtacccgggtgctggccgatgccgaagtggccgagctggcggagctctccaggaagatcgaaatcggcggtggcacagcgcaggacatcgaatgggccatcgacgacacgggtgtgtggttgttgcagacccgcccgatcaccgccgccgcagcggcggtggccgcgcgctcggtcgaattgcgcggcgcgggcgaacgagtgggcccggacgaggcgcggatctgggacaactccaacattatcgagagcttcagcggcatcacctccccgctgaccttcaccaccgcggccgacatctacggccgcgtgtaccgcggttacgccgcctccctgcgggtcccgcagcagcagctgcgccagaccgacgcgtggacgccggtgctgctgggcaccttccacggtcgcgtctactacaacctgctgcactggtatcgcatggtcggcatcgcgcccggatacccgctcaaccggcgggtgctcgaggccgcgctcggcgtggccgaacccctgccctcggatatcgcgaagacgttgcgcccgttcgagttcgatacaccggcggcccggatccggtcgcgggcggtgaccacggcggtctacgtgcggcgactgttcggcatcgacgcgatgatggcggacttcgcccgcgagttctaccgcgtctacgacgaatacgacgccctggactacaccgccctgaccggcgagcgggcctatcgggcctatcgcacggtggaccgcgacctggtcgagcgctgggggccgctcatggtgctcgacgccatcctgctgaccaccaccggcctgatgttcctgctcaccaagctgctgctgcccaaggctccggaatggttcctctacgccgtggtcggcccgggcgcggatgtggagtccgcggaaccggcgcgcgccatgatcgagctggcgcgggccgtgcgcgcggatccggaactcggcgagatcatcaattccactgcgccggagcagatccacgacgcgctgcgggccgcggggcgcaccgagttcctgacggccatcgacgactatctggaccgctacggctatcgcagcctcgacgaactcaagctggagacaccggatctgcgggagaatccggccaacctgttcgtcatgctgcgcagcgccgtcggccgggtcgccgacaccgtcgcggccgaccgggccggggaagccgacgcctatctcgacgaacacctcggccacggggtgcggcgacgcgtctatgaacgcctgcgcgccagggtcgatcggtgcgccgcgcaccgggaaagactgcggttctgccgtacccgcgccttcggcatggtcaaacgcatgatccgggtgatgggccgggacctggtggcccgcgacgtcctcgacgagttcgacgacgtgttccagctgaccgtcaccgagttgcgcggctgctacgagggcgagtccaccgcatcgctgcgcgaggtggtagcggcccggaaatccttgcgcgccaaggactccgtgctggtcgctcccgcccgcttccgcaccgtcggcccccgcctcggcaatgccgagctgagcgcccagggctgggtgccgcgcaccgccaccgaggccgccgccgcgggaaccgtcctggccggaacaccctcggccgcgggcattgtcgagggcaccgccgtcgtggtgggcgagccccgcgacgtcgcgggcggcattctcatcgcctatcgcaccgatccgggctgggtggccgccctgccgtcggcgtcggcgctggtcatcgagcgcggcagcccgctcacccacgtggccatcgtggcgcgcgagctgggcgtgccgacagtggtccaactgcccggcgtgacccgccaactgcgtaccggcatgcgcgtccgagtcgatggggccgccggcaccgtcaccgtgcttcccgaaggagaa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ctgtacgagttcgatccggagaccggtgcgatgctgctcgagtgggcgcggccggggacggaattgctgtatcagccggggtttccgagtctcgaggggcgcgcggagaatatcgggagggtcgaacaggcgtgcgggttgtaccggcggctgcggcgggaaccggtcgcggtgccggaggggtttccggagttgccgaccgcggcggggatggtcgcggagtgggagcggatgttcggcgagccggaagccgaagtcgccgaggtgattccggctcggctgctggcgggggccgctcagcgctgtgccgagctggcggtgccggacgggccgttgctggtggtcaacagggatacccatctgggcaatgtcgttgcggcggaacgggagccgtggctgctcatcgatccgaaggcgtatctaggggaggccgcgttcgatgccgggttcctggtgatgatccaggtgcagagcgatccggcacccgagcatgccggggtggtggtcgggcggacggccgcggcgctgggggtcgatgccgatcgcgcccgcgcctgggcgttcatgagggcgatggaggaaatcgcctgggccgtcgaggacgaggagcccgaggatctgcggctgcaccgcgcggtcgcgaccgccctg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ctgtacgagttcgatccggagaccggtgcgatgctgctcgagtgggcgcggccggggacggaattgctgtatcagccggggtttccgagtctcgaggggcgcgcggagaatatcgggagggtcgaacaggcgtgcgggttgtaccggcggctgcggcgggaaccggtcgcggtgccggaggggtttccggagttgccgaccgcggcggggatggtcgcggagtgggagcggatgttcggcgagccggaagccgaagtcgccgaggtgattccggctcggctgctggcgggggccgctcagcgctgtgccgagctggcggtgccggacgggccgttgctggtggtcaacagtgatacccatctgggcaatgtcgttgcggcggaacgggagccgtggctgctcatcgatccgaaggcgtatctaggggaggccgcgttcgatgccgggttcctggtgatgatccaggtgcagagcgatccggcacccgagcatgccggggtggtggtcgggcggacggccgcggcgctgggggtcgatgccgatcgcgcccgcgcctgggcgttcatgagggcgatggaggaaatcgcctgggccgtcgaggacgaggagcccgaggatctgcggctgcaccgcgcggtcgcgaccgccctggc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tatcgatctccacacccattccaccgcctccgacggcacggacaccccggccgagctcatcgcgaaggctgccgccgcgggcctcgacgtggtggccctgaccgaccatgacaccacctccggctgggccgaggcggttgccgccctgccttccgggctgaccctggtgcgcggcatggagatgtcgtgtgtgggcctgggcgaggacgggtatccggtgccggtgcatctgctggcctacctgttcgatcccgaggacgagtccttcgcccaggagcgtgagcggctgcgcgccgagcgcgtggtgcggctgcggtccatggccgagcagatggccgccgacggcctgcccatcgatccggaccaggtgatggcctcggtcgggctgtcggcgggccgcccgcacctggcccgggcgctggtggcggccggcgtggtgccgacggtcgacgcggccttccacgacctgcttgccccgcacggccgctattacgtcgagaaggccgacacgccgttgcggcgggcgatcgagatggtggcctcggcgggcggggtgagcgtggtggcgcacgcgcgcgcccgcaagcgggggcggctgctggccctcgatcacattcgggaactcaccgagatcgggctgggcggtctggaactcgaccacccggaccacagtgcggccgaccgcgaggttctcgcccacctggccgccgaactggggctgctgaccaccggttcctccgattaccacggcgcgaacaagaccattcggctcggtgaattcaccaccgacccaacgcaattcgaggaaattgtgggcaaagccagtggggtcccggtgatcac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gaggacggcttcatcggcacggtcgaatgggccgtcgccggtcgcgcgctacccgggcaacgagtttcgggcgaccggtcggtcgtgctcgacgcgggcgggggctcggtgctcttcgccgtgctcgacggcctcggccacggcgccgccgccgcggacgcctccgatcgcgccgcccaggtgctcgccgagaaccgcgcggagccattggacgtgctcatgctgctgtgccatcgcgccatgtccgacacccgcggtgcggcggtctcgctggcgctgttcgactctcgcgaccgggtgcactggctgggcgtcggcaatgtcgaatcccgcattgtcgcagcggctccgggcaaaccggccattcgcgccaccgccctgctctcgggcggcatcgtcggctacctgctgcccccgaacctgcaaccccagacggtcgcggtccgcccgggcgatctgctgctgatgtccaccgacggcatcaccagctccttcgtcgattccatcgacctggccaagccgaccgccgagatcaccgcggaggtgctggcccgccacgccaaggacaccgacgacgcgatcgtgctggccgcccgccatcgcgggcattcccatcccgcccaacccattccggcggtgaag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cggtggcgcccggtccggcaagtcggctttcgccgaacagttggtcgcgtcggaggcggtgcggtatgtggccaccgcggtggtcgatcccgccgacgccgacttcgccgaacgcattgcggcgcatcgggcccggcggcccgcggcctggacgatcgtggagggcgacccggtcgccgcgctgtccgacgccacccccgtcaccctggtcgacgatctgggcacctggctgaccgcgcggctcgacgcccgcgccgcctgggagtcgccgcgcggcatcgtcggcccggacatcgacgcactcgtcgccgccgtcgccggatacggcgagcgtctcatcatcgtgagccccgaggtcgggttgggcgtcatccccgccaccgcctccggtcgcctcttccgtgacgagatcggcaccctgaaccagcgcctcgccgaggtctgcgacgaggtcttcctggtggtcgccggtcaggccctccaggtcaagccggaccgcgccatcgcgtccgccgccgctctctccgacgccgccacgtcgccggtcgccgtggccacttcgacccattcggcggccagcgcagcggatcgggttgtggcgcaggcaggctcgaccgccgccgcgacctcggtgactggggaggccgccggcgattcggggatcgcgacgggcggcgccgacgccggtgcggagctcggcatgaccggggcgatgacggccgcggcgtcgggtgcggcctcggcggatgtggccggtggtgcgggcgttgaggattcgactgccgatgccgccggagcggcgtcggacgcctcggccgtggcggtggacgggccgcgactgagcaagccggtgcggatttcgttcgggccggtggcggggccggatgccgcggtgcgggcggccgccgaggagcggcagtcgcagttgacgaagcccgcgggggcgttggggcggctggagaagctggccaattgggtggcggcctgccagggggtgtgtccgcccaagcagttcgagcgggcccgggtggtggtgttcgcggccgatcacggggtggcgcagcacggggtgtcggcctatcccagcgaggtgaccgcgcagatggtcgccaacttcctgcacggcggtgccgcggtgaatgtgctggcgcgcttggccgatgcgagtgtgcgggtggaggacatcgcggtggcgggggagaccgcgcccgagatctcacggcacaaggtgcggcgctccagcggatccatcgatcgcgaggacgcgctgtccgaggccgaggtgcaggcggcgctggcggccggtgcgagcatcgcagacgaggaaatcgattccggcgcagaccttctcatcgccggtgacatgggcatcggcaacaccacgcccgccaccgtgctgatcgcgaccatcaccgacaccgaaccggtgatcgcggtcggccgcggcaccggcgtcgacgacgcgggctggattcgcaagaccgccgccatccgcgacgccatgtggcgcgctcgcccggtggtcaaggacccggttgccctgctgcgcaccgcctccggcgcggacttcgccgccatggcgggcttcctggcccgcgcggccgcccgccgcaccccggtcatcctcgacggtgtcgtggtcaccgccgcggccctggtcgccgaccagctcgcccccggcgcccgcgcctggtgggtggcgggccaccgctccagcgagccctcccacaccatcgccctgcaacgcctggacctcgagccgctcgtcgacatgagcatgcgcctgggcgagggctccggcgcggtcaccgccctcccgctgttgcgcgcggcggtcgccaccctcgcggagatggccaccttcgccgaggccggagtcagcaccgccgacgcggacaccgaatcgggcggt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ctcagttgtgtccagccccgtcgtcgtgcgcgcgcccgcgaaggtgaacctgcacctcggggtcggtgacctgcgcgaggacggctaccacgacctcaccaccgtgttccaggcgttgtccctgagcgacgacgtccagatcgcgccgtccgcggcgctccgggtgaaggtcaccggcgagggggccgaggaggtgcccaccgatcgcgggaacctggtgtggcaggccgcggtcaagctggccgacctgggcggacgcgcgccgctggtggaattcgccatcagcaagggcattccggtggcgggcggcatggccgggggcagcgcggatgccgcggcggcactggtcgggctgaacgacctgtgggaactcggcctcggacggaccgaattgtccgaaatagcagccgaactcggcagcgacgtcccgttctcgctgcacggtggcaccgccctgggacgcggccgcggtgagaaactgctgcccgttttgtcccgcaacacctttcactgggtcctggcgctggccaaggacggcctgtccaccccggccgtcttccgcgaactcgaccgcctgcgcgaagtcggcgacccgccgcgcctggacagcccggaggaactgctgcaagccctggcctccggcgaggccaaacagctcgccccgctgctcggcaacgatctccaggccgccgcgctctccctgaaacccgatctccgccgcaccctgcgcgccggcgtcacctccggagccctcgcgggcatcgtctccggctccggcccgacctgcgcgtttctgtgcgagaacgaggaggccacggtcaccgtcgccgccgagctcgcgggcgcgggggtgtgccgcagcgtgcggaccgcgtacggcccggtgccgggcgcgcggcgcattactggcga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gcgcttcggcaccgccggactccgcggtccgctccgggacggcccggacggcatgaacgtggacaccgtgtcccgcgcttcggcgggcatcgccgcctggctgcgtgaccgctgcctgggcggcggcctggtcatcgtcggccgcgacgcccgccacggctcggacgaattcgccaccgccacggcggaagtcttcgcggcggccggattctcggtcctgcccctcccccggacgctgccgaccccggtggtggccttcgcggtccgtgaactgaaagccgttgcgggcgttcagatcaccgcctcccacaaccccgccaccgacaacggctacaagctctacctcgacggcggctcccaactcgtcccacccgccgacgccgagatcgagcgctgcatcgacgcggtgaccacccccatcgcccgcaccgacccgacctcgaccgccccgaaaccgagcatcctgggcctgcccggggacgcctcgatcgaggacctgggcgaggagatcgtccgccgctacctggcccgaatcacggcgctgcccggcctgatcggcggcgagacggccgagcggtccgacatccgaatcgcgctgaccgccatgcacggggtcggcggcgaggtggcggtcgccgcgctgcgcggtgcgggattcggtgaggtgctcgtggtttcggagcagttcgcgccggatcccgattttccgaccgtgtcgtttcccaatccggaggagccgggggcctcggatctgctgctggatctggccgagcgactcgacgcggatgtcgccgtcgcgctcgatccggatgcggaccggtgcgcgatcggggtacggggaccgtccggatggcggatgctgcggggcgatgaaaccggtgtgctgctgggcgatttcgttttgcggaccgccgcgccggatgcactggtggccaccaccatcgtgtcgtcgcggctgctgagcaagctggctccggcgcgcggggctcggtatgcggagacgctgaccgggttcaaatggctggctcgggcgggcgcgggactggtctacgcctatgaggaagccatcgggcactgtgtcgatccggccgcggtgcgcgacaaggacgggatctcggcggcggtcgtggcggcggatctgttggcgcagttgcaggctcggggtcggaccgtgctcgacgtgctcgatgactacgccgtggagttcggtgtgcacgcgggtgatcaggtgtcgttgcggctgcccgatgtgagcgaggcggcggccgtggtggcgcggctgcgggagctgccgccgaccgagattgccggagaagcggtgagctgcaccgatatggcgcagttgcgcgggcagatgcgtaccgatgcactggttttcgagggcgcgacgctgcggctggtgatccggccgtcggggaccgagccgaagctcaagtgctatctggagaccttcgtgccggttgccgatcgagcggggctcccgggggcgaaggccgctgcggcgcaacggctctccgagatccgggagttctgcgtgaagt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gcgcttcggcaccgccggactccgcggtccgctccgggacggcccggacggcatgaacgtggacaccgtgtcccgcgcttcggcgggcatcgccgcctggctgcgtgaccgctgcctgggcggcggcctggtcatcgtcggccgcgacgcccgccacggctcggacgaattcgccaccgccacggcggaagtcttcgcggcggccggattctcggtcctgcccctcccccggccgctgccgaccccggtggtggccttcgcggtccgtgaactgaaagccgttgcgggcgttcagatcaccgcctcccacaaccccgccaccgacaacggctacaagctctacctcgacggcggctcccaactcgtcccacccgccgacgccgagatcgagcgctgcatcgacgcggtgaccacccccatcgcccgcaccgacccgacctcgaccgccccgaaaccgagcatcctgggcctgcccggggacgcctcgatcgaggacctgggcgaggagatcgtccgccgctacctggcccgaatcacggcgctgcccggcctgatcggcggcgagacggccgagcggtccgacatccgaatcgcgctgaccgccatgcacggggtcggcggcgaggtggcggtcgccgcgctgcgcggtgcgggattcggtgaggtgctcgtggtttcggagcagttcgcgccggatcccgattttccgaccgtgtcgtttcccaatccggaggagccgggggcctcggatctgctgctggatctggccgagcgactcgacgcggatgtcgccgtcgcgctcgatccggatgcggaccggtgcgcgatcggggtacggggaccgtccggatggcggatgctgcggggcgatgaaaccggtgtgctgctgggcgatttcgttttgcggaccgccgcgccggatgcactggtggccaccaccatcgtgtcgtcgcggctgctgagcaagctggctccggcgcgcggggctcggtatgcggagacgctgaccgggttcaaatggctggctcgggcgggcgcgggactggtctacgcctatgaggaagccatcgggcactgtgtcgatccggccgcggtgcgcgacaaggacgggatctcggcggcggtcgtggcggcggatctgttggcgcagttgcaggctcggggtcggaccgtgctcgacgtgctcgatgactacgccgtggagttcggtgtgcacgcgggtgatcaggtgtcgttgcggctgcccgatgtgagcgaggcggcggccgtggtggcgcggctgcgggagctgccgccgaccgagattgccggagaagcggtgagctgcaccgatatggcgcagttgcgcgggcagatgcgtaccgatgcactggttttcgagggcgcgacgctgcggctggtgatccggccgtcggggaccgagccgaagctcaagtgctatctggagaccttcgtgccggttgccgatcgagcggggctcccgggggcgaaggccgctgcggcgcaacggctctccgagatccgggagttctgcgtgaagt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ctacccgccgtcgatgtcgccaatggtgaggccgtgcgcctcgtgcagggggaggcgggcagtgaaaccgggtacggttcgccgcgcgacgccgcgctggcttggcaacatgccggggcggaatgggtgcatctggtcgatctcgacgccgcgttcggcaagggctccaattacgaactgctggccggggtcatcggggaactcgatgtgaaggtcgagctgtcgggcgggatccgggacgacgcgtcgttgaaggcggcgctggccaccgggtgcgcgcgggtcaatatcgggaccgcggccatcgagaacccggagtggtgcgcccgggccatcggcgaatacggcgacaagatcgcggtcgggctggatgtgaagctcatcgacggcgagtggcggctgcgcgggcgcggctgggtcaccgacggcggggacctgtgggaggtgctcgagcggctcgagcgcgacggctgctcgcgctacgtggtcaccgacgtctccaaggacggcaccctgaccgggccgaatctggagctgctgagccacgtcgccaatgcctgtgaggctccggtcatcgcgtccggcggcatctccgtcctcgacgacctgcgcgccatcgccaccctcgtcgaagagggcgtggagggcgcgatcatcggcaaggccctgtacgcggggcggttcacgctgcccgaagccctcgacgcggtcc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ggaacgcatcggagcagacacgccgttcgccgactcgcggccgatcaccatctccgacctggaactgggcgaacccggcccgggcgagctgctggtccggatcgaggcggccgggctgtgccattcggacctgtcggtggtcgacggcaatcgggtgcggccggtgcccatgttgctcgggcacgaggcggccggacggatcgaggcgctcgggccgggggagtccgatctgcgtgtcggccagcgcgtcgtgatgaccttcctgccgcgcggcggggagtgcgcgggctgcgccaccgacgggcgcacccccggtgggcccggcaagggcgccaaaaa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gaacgcatcggagcagacacgccgttcgccgactcgcggccgatcaccatctccgacctggaactgggcgaacccggcccgggcgagctgctggtccggatcgaggcggccgggctgtgccattcggacctgtcggtggtcgacggcaatcgggtgcggccggtgcccatgttgctcgggcacgaggcggccggacggatcgaggcgctcgggccgggggagtccgatctgcgtgtcggccagcgcgtcgtgatgaccttcctgccgcgctgcggggagtgcgcgggctgcgccaccgacgggcgcaccccctgtgagcccggcagcgtcgccaacaatgcgggcgaattgctctccggcggaaggcgattgcaccgcgacggcgcggaagtccatcaccacctgggtgtctcggccttcgccacgcacgcggtggtggatcggcgctcggtggtcccggtcgacgacgacgtacccccggaagtggccgccattctcggctgcgccgtgctgaccggtggtggggccctgctgaattcggcgaaacccgccccctccgatcgcatcatggtggtcggcctcggcggcgtcggcatggccgccgtcctggtcgcggccgccctgcgggcgggcaccggccgcgaggtcatcgccgtcgacaccgtacccgaaaagctcaagatcgcaatggaactgggcgcgaccgccgcctgcaccccgcaggagctcgccgccgagaagatcgtggccgaggccgtcatcgaggcggcgggcaatattcgagccttcgaaaccgccgtggccgcaacggctcccggcggcgtcaccgtcaccgtcggcctccccgcccccgacgcccgcgccagcatctcacccctcgccctggtggcccagggtcgcgccatcgtcggcagctacctcggctcggccgtcccctcccgcgacatccccgaattcgtccgcatgtggcgcgagggcaaactgcccgtcgaacgcctggtctcctcccacatccgcctcgagggcatcaatcacgccatggacgaactcgccgcaggccacgcgctccgccaggtgatcgtcttcg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gaacgcatcggagcagacacgccgttcgccgactcgcggccgatcaccatctccgacctggaactgggcgaacccggcccgggcgagctgctggtccggatcgaggcggccgggctgtgccattcggacctgtcggtggtcgacggcaatcgggtgcggccggtgcccatgttgctcgggcacgaggcggccggacggatcgaggcgctcgggccgggggagtccgatctgcgtgtcggccagcgcgtcgtgatgaccttcctgccgcgctgcggggagtgcgcgggctgcgccaccgacgggcgcaccccctgtgagcccggcagcgtcgccaacaatgcgggcgaattgctctccggcggaaggcgattgcaccgcgacggcgcggaagtccatcaccacctgggtgtctcggccttcgccacgcacgcggtggtggatcggcgctcggtggtcccggtcgacgacgacgtacccccggaagtggccgccattctcggctgcgccgtgctgaccggtggtggggccctgctgaattcggcgaaacccgccccctccgatcgcatcatggtggtcggcctcggcggcgtcggcatggccgccgtcctggtcgcggccgccctgcgggcgggcaccggccgcgaggtcatcgccgtcgacaccgtacccgaaaagctcaagatcgcaatggaactgggcgcgaccgccgcctgcaccccgcaggagctcgccgccgagaagatcgtggccgaggccgtcatcgaggcggtgggcaatattcgagccttcgaaaccgccgtggccgcaacggctcccggcggcgtcaccgtcaccgtcggcctccccgcccccgacgcccgcgccagcatctcacccctcgccctggtggcccagggtcgcgccatcgtcggcagctacctcggctcggccgtcccctcccgcgacatccccgaattcgtccgcatgtggcgcgagggcaaactgcccgtcgaacgcctggtctcctcccacatccgcctcgagggcatcaatcacgccatggacgaactcgccgcaggccacgcgctccgccaggtgatcgtctt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gggccgtgacgagggctggctggccgagcacatgctcatcctgaaactgacctccccgcagggcaagacgcactacatcgccgccgcgttcccgtcctcgtgcggtaagaccaacctggccatgctcgagccgacgctgcccggctggaaggccgagaccatcggtgacgacatcgcctggatgcggttcggggccgacgggcggctctacgcggtcaacccggaggccggattcttcggcgtcgcaccgggaaccggggtcaagaccaatcccaatgccatcgccaccgtcgacgcgggcaattccatcttcaccaataccgcccgcaccgatgacggcgacatctggtgggagggcctgaccgagcagcccccggcccatctcatcgactggcacggccgcgattggaccccggagtcgggcaccccggccgcgcacccgaactcgcgctactgcaccccgatcgagcagtgcccctcggtcgccccggaatggaacgacccgcgcggggtgccgatctcggcgatcttcttcggcggccgccgcgccaccaccattccgctggtcgccgagtccttcgactgggcgcacggggcgttcaccgcctcggtgctgtcctcggagaccaccgccgccgcggcgggccaggtcggcgtggtgcgccgcgaccccatggccatgctgccgttcctgggctaccacgtgggcgactacttcgcgcactggctggcgatgggcgcgcgcgagggcgcgcagctgccgaagatcttccaggtcaactggttccggcgcagcgccgacggcaagttcctgtggccgggcttcggcgacaatgtgcgcgtgctcaaatgggccctcgaacgcctcgacggcaccgccgaggccgagcgcaccccgatcggcttcgtgcccaccgcggacgccctcgtgctcgacgggctcggcgccggctatcgcggcctgatcgacgcggctctggccgtcgatgtcgaggaatgggtgcgcgagatcgagtcgatcgacgagtggtacgccaccatcggcggcaatcgcctgcccgaggcgctgcgcgcgcagctggccgccctgaaactacgtctggccgaggctc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aagtcgaggttgttgccgcgcatcatgagcgcgcgacactgcgggtcgggcaggttttcctgaagatcgacagcgatcagaagcgcgcggatgtcgaggttgaggcgatggcgctggcgccgatcccgactccggaagtcctgtggcgcaagcccccggtgctcgcgctggccgccttgccggggagggccctcggtcgcctcggcgaaccgtccgccgcgtcatcggaagcatgggcggcggctggtgcagcactgaggatgctgcacgacgcgccgctgcccccgcggctcggacgaagtcctgccgaaatcaccgtcgagctcgataccgaatgcgagtggctgatcacgaacaacgtccttcccatcgatgtggtcaattgcagccgccgaatcgctgacgcggcgctgcggccatggacaccggtcttcacccacggcgacctacagcccacccacgtattcgtcgacggcgacgaggtcaccggggtgatcgactggtccgaagcggccccaggcgacgccctctacgacatcgccaccctgaccctcggccacgaggaacacctcgatgatgtcgtcgccggctacggaacagccgtagacctcgaggtagtccgcgcctggtggtcactccgaagcctgcgcggagtccgctggctgctcgaacacggctccgacccaacctcaccgggctgcgaggccgaactccttgttcggtatgccgagcggacactacgccgtcggct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tatgagtgggtatgggcgggagctgggggattgggaggagagggtgcgggggatgttggtgggggcggggtgggcggagttggggcgggggcggctgagggtgttgggggaggggcaggatcatttggcggtgtcggcggtggtcgcggggga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tatgagtgggtatgggcgggagctgggggattgggaggagagggtgcgggggatgttggtgggggcggggtgggcggagttggggcgggggcggctgcgggtgttgggggaggggcaggatcatttggcggtgtcggcggtggtcgcggggga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tatgagtgggtatgggcgggagctgggggattgggaggagagggtgcgggggatgttggtgggggcggggtgggcggagttggggcgggggcggctgcgggtgttgggggaggggcaggatcatttggcggtgtcggcggtggtcgcgggggagcggttcgtggtgcggatgccgaaaggggaggacggggcggaggggattgcgcgggaggcgcggttgttggcggagttggcggtgggggtgcggttggagataccgcggtatctgttcactgcggtgaatccgatcgggccgggggagt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acgtgtcgtggtcgaggtgatgccgaaggccgagatcctggatccgcagggacaggccattgtcggagcgctggggcgtctcgggcaccccgggatctcggatgtgcggcagggcaagcgattcgagctggacgtcgccgacgacgtcagcgacgccgaactcgagcagatcgccgaatcgctgctggccaacgtggtgatcgaggactggaaggtcgtccgg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ctctgacccaggaacagatcgtcgaagagctcggcaagatcatcgaagaggtgaccggtatcgagccctccgaggtcaccatcgagaagtccttcgtcgacgacctggacatcgactcgctgtcgatggtcgagatcgccgtccagaccgaggacaagtacggcgtcaagatccccgacgaggacctggcgagcctgaagaccgtcggcgacgcggtggcgtacatccagaagctcgaggccgagaactccgacgcggccgccgagctgaaggccaagttcggcgccgagggcg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gctggagtttccatcgtggctcgaatggctgagctggctggtgggctccgaatggccgcacggtaacgaagacaccatgtggcagatggcccgcgacctggaatcggttgcgggacaggccgatgatctgctgaaggatctcgaccacctgctcggggcgctcgacaaggcgtatccggacgggaccggcggcgaacaaatcatcgactggctgaaaccgctgcgctacggtgacgactccgggcacgggtcggtcaaggaattcggcgacaactaccgccagctgtccacggccgcggacggattcggcgaccagttgcagtcggccaagctcaacttctatatcgcgggcgggtggctgctgggcgaaatcgcctgggccgctgccaccgggccgttcgcgcccgaatccgaggccgccgtcttcgccgcggcccgcgtcaccttccgcgagctcggcaacatgttcgtccggcggatcgagagcctgatcgagggccggatcaccaacgcgctgctgaaacaggtactgccgaaactcatctacgagatcggtcagggcgcggtgatcgccacgctgcaggccaccgcgcaggaactgctcgtcgagtccatccagaatctggacgggcacggccacggcttcaactgggatgcgatcgggaagaacgcgctgttcgccggactgtccggcggcgcgggcggcgcgatcggcttcggtgcgaaccgtgccctgcccaccgaaatgggcggctggaagggcgcgttcaacggggcgctcaccggggcgaccgcaggggtgggcggcgccggggcgggctggctcgccaatggaaccatcaatggcgactggagtttcgacccgcgcgcgctcaccggcggcgcgttcgccggggcggcgcccagcgggttgcacggatacgtgggcgataccaaccacaacgggcccatgggcggccatgacaccggcgacggcagcacgcgggtccccggcgagaacggcaccaaacccgccaccttcgaccacgccgtcacgaccccggacggccacaccgccggggcagatgccaacggcgacggccaccaaacgaccggcaccgatgccaacggcgacggccacaccaccggggccgagaccaacggcaacggccaccacggcaccggcaccggcaccgacaccgacaccgacacccacggcaatggccacacgaccgggggcgataccaacggcagcggccacaatacgactggagaggcggacggcggcgggcagcacggagcgaccggggatcccaacgccaatgggcagcaaggcaataacggcgattcgtctggagggcgggacggcgaccacgggcagcagtccggcggaccgcagttgcacccggccgggtccggggcggccaccgatgtcgcgcccgccgaccatgggcatgatcggccgaccgatcagggagccgactccgcccgatccgacaacaacggctcgttcggctccgacggccgacgtgagcgtcccgaagcgaatccgcaggacaccgcgggcgtgagcgattcgccgtcgcaccgctccgccgacacccagtcgacgggcggcggtcacacgggcgacgagacctccggagcgggcacgcgcgcggatacgagcggtactccggagcatcgtgccggggacggcacggccgcgacggacgcatccggtcgcccgcacgagaccggcgtggattcgcgcgcaccggaatccggatcggagcgcaccgcggatccgaccagggacgcgaattcgaccgcggcgacgaacttctcgaccgacgggaccgcccggtccgaaggcgagaccggcaagagtacggcgaacccgtccacgcacggctcacccggcgaaactcgggcaccggcaaacgatgcggccaaatcacctggcgtccagcgtgatccgatccgctcgccgatggacggcgccgccaaacccgccgacggcacgacgcccaagcctacggacggcacgacaccccggcccgcagaaggcaactcgccccggacccccgatgctcgtgccggagtcgaccgtgccacccggccggatgccccggtgcaggccacccgcaccggagtcgagccgaccgcgcagcgccccgagtccgccccgggcaacgaccacgaacagcacgcgcacgcagccggaccggacgatttcctcgatttgtccggcgatcacggtgaatcccacagtggccgtgaggattctctggacacgcaccccgacgcggccgccgtcctcccgattcccgtcgatgcgcctcagcatgccgaccgcgcccggcccaccgactcgcgcaagttcgacaccgctgcggcggggccggtcggtgacttcaacggcgaggcccgggccgagggcgagctcacgcccaaggtcatgcacaagcggattcaggacaatctgcggctcatcgcgcccgaaggggtggcctggaatccggacgagcggcacttcgtgctgtcggacgggcgcatcgcgcgggtcgatgtcggtgagacctcgaatcgaaatgtggccgaattcgtgcccagcgccgacggtttcaacgtgcgggtgtcaaaacacgctcgcgacgaggacgtggtgcgcgcgctcgcccacgagatggccgagatccggctgtcgcaggacgacgacatcctgatcgatccccacgatgatcggcccacccggatgtccactcagctgggcggccgcttcgccgaattgcgcacgctcaccacctatatcgaccgtgccgtcatggatccggcccgggccgccgagctgcccggcctgcgccacgacctgcacgacctgatggaccacctcggattccacgatccggcgcacgcaccgaccgtggaacggctactggccgagcatgatccggtactcgcgcaccggctggagctcgaacgcgcgggcgtgctggccgaacggccgaccttcgatccgcacctcaccgaggaggaattccaccgggccgcgctggaccacctggaccggttgcgcgagctgctgaccggtgaccacgccgccgatctgctgcgcgccgaagagcacggtctcaacggccgtatgcgcgaggagctttcgcggcgtgtgttcgagcgcatcttcgaggaggaggccaggaccgcccggggcaaggtgcccggtctgttcaaggccatcgatccgatcaacgcggccatcaaccatccgaccctgcgcgggccggagcaggccgcggccatccaccgggccatcgacgacttccacgacggcatgccgcaggaggcgcgcgacgcgctcggtcccgatcgcttccggcagatgcacgatgccgctgacgctttcgagaacgctcccgaccgcatcgcgggcgtcatcgatcacgcgaccggactcgtggacggcggcccccacgccaccctcgcggacttcctgcacggcatcgaccgggccaaccgcgcggccgccgagcacgggctcaatatcgaatacacggtcgtcctgcacgacgcggtcgacggcctgtccaccgtcgaggtgctgccccgcccgcagccgcagcatcggcttcccctggagcagtatcgtttcggcgcggacaacgagcccatcgtgcaccaaccgcggcccgaagtgcccgcggccgcggcgggcggccacactatcgatgtcggtgtcggccgcggcgcgttcgccgtcgagatgaccccgccgggcgaccgggccggcggcgggctgatcatcaaaaccgaactcgccgacgccgcgatcgtcgcgcagcgccggcgcgatcagggcattctcgacgccgggccgctcatggagcccggcaccgtcatggtctacggcgacatgctgggcaatggtcacctgctcggcggtgagatcgcccgggtcttcatcaacaatgtcagcgccaagctcccggacgcggcgtatcacgccatcgcggggcatctttcggagatcatggcaccgggcgggcgcgtcgaggtccagtgggacatgaagcccgacaaggtcggcggggccccgggcactcgctaccacattctcggcaccaagctgtgggaggcgctggaacgggcgcaccaggacggccggaatccgttcgagcttatggagcggaccgacttcgagcaccccgggaatcgggactactactacacaatcgacgccgggggcagcaatacgctgccgcacgagaagatggccgacttctcgacgccgcagcccgagcatcggtggacgctctcgtaccaaccggacgcgcccgggacgcacgagccggccgggacacaccagccgtccgagaccgcggaacacgggaacgcgagcccggtaggcgatttccacggtgacgcccgcgaaggcgcggaacacctgcggccggagttcgtgcacgaccagatccgggagcacctgggcgtcatcggcccggaggacgtcgtctggaaccacgaccgacagcacttcgaactccccgacggccgcaccgtgaaggtcaccgtgggcgagaccgccgatcgcaatgtggccgaattccatgagcggcccgacggttccggctatgacgtcgtactctccgaacgcgcgcgcgacgtggacgtaccgcgcgcgctggcacacgaactggccgagatcaggctgtcgcaggacccggagattcgcgtcgatccgcacgacgatcgcccctcgacgatgaccacccacctgggcggccggttcgccgaaatgcgggtgctcgccgagcacatcgaccgggcgagcgcggatccggcgcacgcacacgaacttccacgcctccgtcaggacctccgcgacctcgccgaccacctcggcatgcacgaccccgcccacgccgagaccgtgcgccggttgctggccgagcacgatccccagctcgcgcaccgctacgaactcgaagaacagagcggccacgcgcacccggaataccccgcgcatccggaaagcccggcgcatccggaaagcgccgagcacccggaaattcctgcggcccagctgcatccgcagaccatgggaacccacgaccacacgacggccccgaccacgccggacaccaagccgatcgcggacttgaacgagcatccgggcggcatcgggaaggacggcgagctgatcgccaccgtcgacggcaggcccgtccaggagcacgtcgacaagatcgcgcgcgagcgggccgggcagttccgggccgcggccgactcgttctcgcagcagccgggcgagaagccgatcaagacgcagaagcgcgtggccaaggcgcagcaggacggcacctacgtgggccagaagcggcacggcaccgtgaccgccgtggtcgtcgacctgcggaccggcatcgcctacgagggggccaacggcaagcagaacgaggtcgtcccgaaggacgaacgccatcccacactgcaggccaatatcgatgcgatggaggccgccgggcgggcgcgcccggaagggggctaccccaacctgagccgcgacggccgacccgagagcaagacctatcccggttacgccccggaggttcggccgtacccgcacttcgaccggccctggggccacgccgaggtcaaggccgccaatgcggcgctgtgggcgcgtgagcacgcgaatgtggaactgcgcaggcaagggctgccggaactgcccaccggccgcgaagccatggccgaaatgtattcccagacctacaaacccttcgagggcgacgcaccgaaggacaccccgtactgcgccaactgcaatcacagcatgggcgaggcccataacttcagcggccgctacgccgacttcccctcggggccggagaatctcgtcgatcgataccacccggcggggtccgcccaagatgcaccgggcggaccacccgagcctcggagactcccgcccggcacggaacccgttcaccccgtacaggcttcacacaccggggaaccggtgtcgggcgagcacggcacggcgagcccggtcggtgacttccgcggcgacgcgcgcccgtccgggatgccggatctgacacgggaatccgtggtcgagagggtcgagggcaatctacggctcatcgaacccggggaggtggcgtggaaccacgacaccggccggttcgagatgacgcatgacggccgcccgatcgacatccgcgtggacgtggcttcgaccaccggaaacgcggtcgccgaattccacgcgcgcacagacgaatccggccgggtcaccgggtacgacatccaggtctcgccgcgagcccgcgacggcgacgtggtgcgcgcggtcgcgcacgagctggccgagatccggctgatccacgacgaccaggtcgttatcgatccctccgacgaccggcccgaccggatgacctcgcatctgggcggccgcttcgccgaactgcgggtgctgatcgagcagatcggcgcgggcaatctggtgcgcgccaaggacgtcgtcatggcgccgctgtaccgcgacctcgccgacctgacttaccatctggggctccacgatcccgagcacgcgcccaccgtcgaacggctactggcccagcatgatccgggactcgcgcgcctgatcgagcaggcgcggataccggacgacggcgtattgcgacccggtccgagcgatcgcgacgcggcgcctaccgcgcacgatctcggccggatccggcagttgcgtgagctggccgaacgtacacacgcacccgaaaccgatgccgccgggccggaattcacccgccgcgaggcgctgagcctggtcgaacggctcgggctgcgcgagggcacaccgggtgcggccgatcggcgcgcgatcgtcgacgagtacctgaccgagcgggcacgcggacgggtcgacgagttgctcgccgatgtcgggcgtcgcgactccgaattgcccactgccgaccgggaatacgtcgatgcgctgcgcctcgacaaccgggccgcgcacgcgctcgacttcctgtccctgcgcacgcacggagccgaactgcgggcgcacatgctttaccgcgacgagatggctcggcacctggagcggctgcaagccgcaggagccgaatccgaccacccggccgattccggatacttgcggcccatggaccatcacacggtcgaggatgtccggaccggggaacggtggttccgctggccgccgggcaccgaggaggctccggagcacacgccggtgccggacatcgggctaccggataatccggaccatcggctgccgaccgatccgcacgagctgcacgaggcgtggcagcacctgtccgatgccgagaaggacgcctggcatcgggccgatcccttcatcggaaaccgcgacggcatcccgcacaccgaccgcgaccactacaaccgggagaccctgaaacagctgcacgagcaggcgctgcgcgagcagaacgagaatcgcctcggcatcatcaaggacattcgcgagaactacctcgaccagccgacgccggagggccgccccgacgtcctgctggcctacctcgacgagcggctccaatacatctacgcgctcggcgatcccgataccgccgatcacgtggtcgtcgagttggcgggcgcgttccggcggcgcagcggtgtcggctacgcgctcgacacgctcgagcaggtgcggcaggccgcgctggcgatcgatccgggcggtaccacctcggtggttctgttcggggcctacaacaatccgaattcgctgaatcaggcggtgcattccgagcacgcggagaacggcgcggccaaggtgcgcgaattccacgacgggctgcgcgccacccatcaggggccgcccgcgaacaccacgacgctcgcgcactcctacggcgcagtcaccggcgggcatgcggccggtcacggacacgaactcaataccgacgcactggttttcatcgggagctggggcacgggcgtcagccacgtcgggggcctgcggctgaccggcgtcgatccggcggggatcggcgagcatgtcttcgccaccatggccgagtacgactccatccagctgatgccgcccacgcacggacccgcgcccagcgatccggagttcggcgctagggttttcgagtccggcaccaggcgcagcccgacgcggctcggctggaatccggacgaccacggtggcaagaactacttcagttccgaccacccgacctcataccggaacctggggctgatcatcaccggtcaagggcatcgcg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gaacatgagggtgaacatttccggccgcgcggtcgcgaattccacatcgccttcggccgcccgcgctatttccagcccgccgatcagcaggccgtgcgtcgcgccaccgatgaactcatggccgatctcgtccgccgctcgggccgcccctatgtcgattgctacgcggccactttcaagcagcaggccg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ggcacggtcgagtcggtcgggccggacgtcgacgcggcctggctcggcaagcgggtcgtcacgccgacggccgcgagcggcatcggcggcggcctgcccatcggcggctatgccgaacagtctctggccaaagccgcgaccctggtcgccatcccggacgagctgagcttcgtgcaggcggcggccctgtcccacgacgggcgcaccgccatggccgtcgtcgaccgcgcggccatcgagccggggcagtgggtgctgatcaccgctgccgccggcggtctgggcacgctgttcatccagttggcccgcgccgccggtgcgcgggtcgccgccgccgcgcgctgcgaggcgaaactcgcactggcgcaacggctcggcgcgcacgaggtgatcgactactcgcagcccgactgggccgagcaggtccgggaacgcaccggcggggtccgcgtggtcctcgacggggcgggcggtgagatcggccgcgcggcgctggaaacggtcacgcccggcgggctgctcatcgcctacggcaattccgcgggcggattcgccgcgatcgacgcggaaaccgccgccgcccaaggcatcaccatcgtccccttgttcgaggtcgcgaccccggacaccgattggctcgccctgcacgaccgcgcccagggcgaggccgcggccggtcgcctcgaagtggtcatcggccagaccttccccctcgaagaggccgccgccgcgcatgccgccatcggttcccgcgccgccctgggccgcaccatcctcacgg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taccacccaggaagagatcgtcgccggcatcgcggagatcatcgaggaggtgaccggcatcgaggccgccgaggtgaccatcgacaagtccttcgtcaccgacctggacatcgactcgctgtcgctggtggagatcgccgttcaactggaggacaagtacaccgtgaaggtccccgacgaggacctggccagcctgcgcaccgtcggcgacgcggtcgcctacgtccagcagatggaggccgagaagccggagctggcagcggaattggaggcgaagcaccaggaaggccaagcga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caccgaaggcaagcgggtcaaacttgccctgggcagcggcggtgcgcgcggctacgcgcacatcggggtgatcgccgaactccaggcgcgcggctacgagatcgtcggggtggccggatcctcgatgggggcgctggtcggcgggctgttcgcggccgggcggttggatgaattcacctcctgggcaaccgctctcgggcagttcgaggtggcgcggctgctggatccggcgttcagcgagccgggcgtcatccgggccgggcgggtcctggaccgcattcgcgagatgctcggggaactgcgtatcgaggatctcgcgattccctatgtcgcggtggccaccgatctcaccacgggccggtcgatctggttccggaccggtgagctcgatgccgccatccgcgcctcgatctccatcccgggattcatcacgccggtcctgcacgacggtcacgtgctggtggacggcggcgtcctcgacccgttgcccgtggtggcgaccatggcgctgggggccgcggatctcaccatcggcgtggatctctcgggtgcgcccgatccggcctacgaccgcgcccagccgcgtacgaactggttcacccagtggtggcgggcctcggcccagcgactggggcgcgccccggccgagactcccgacgacccgccgccgccgctcagcagcgtccgggccaccgatgtggcgcagcgggccatcgacatcatgctcgccgccatcacccgccagcacctggccgcccacccgccggacctggtgatctcggtgccccagaacatctgcggcaccatggatttccatcgcgccgggcccatcatcgaacagggccggatgctggccgccgcggccctggacgccatgcccgacggcgtcccgccgccgg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caccgcaggcaagcgggtcaaactcgccctgggcagcggcggtgcgcgcggctacgcgcacatcggggtgatcgccgaactccaggcgcgcggctacgagatcgtcggggtggccggatcctcgatgggggcgctggtcggcgggctgttcgcggccgggcggttggatgaattcacctcctgggcaaccgctctcgggcagttcgaggtggcgcggctgctggatccggcgttcagcgagccgggcgtcatccgggccgggcgggtcctggaccgcattcgcgagatgctcggggaactgcgtatcgaggatctcgcgattccctatgtcgcggtggccaccgatctcaccacgggccggtcgatctggttccggaccggtgagctcgatgccgccatccgcgcctcgatctccatcccgggattcatcacgccggtcctgcacgacggtcacgtgctggtggacggcggcgtcctcgacccgttgcccgtggtggcgaccatggcgctgggggccgcggatctcaccatcggcgtggatctctcgggtgcgcccgatccggcctacgaccgcgcccagccgcgtacgaactggttcacccagtggtggcgggcctcggcccagcgactggggcgcgccccggccgagactcccgacgacccgccgccgccgctcagcagcgtccgggccaccgatgtggcgcagcgggccatcgacatcatgctcgccgccatcacccgccagcacctggccgcccacccgccggacctggtgatctcggtgccccagaacatctacggcaccatggatttccatcgcgccgggcccatcatcgaacagggccggatgctggccgccgcggccctggacgccatgcccgacggcgtcccgccgccgg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cgacatgctagccgagaaggccatgggcggggtttccgaactagccgccgcagccattgccgaacgtactggagtgcacaagcaccgggtcgccgtggtgctcgggtccggctggcaggaagcggccgccgagatcggcgaaccggccacctccattccgatggccgaggtgcccggcttcggatcgcccacggcgcagggacatcagggcaccatccactcggtaccggtcggcgagtcgccggtgctgctgctcatgggccgccagcatctctacgagggccacgcgccgagccaggtcgtgcacaatgtgcgcaccgcgctggccgcgggtgcggagaccgtgctgctcaccaatgccgcgggcggaattcgcgacgggctggccgtcggcgaggcggtgctgatcagcgaccatctcaacctgaccggccgcacccccatcgagggcgcgaacttcgtggacctggtcaacgcctgggatcccgaattgcgcgcgctggcaaaggaaatcgacccgagcctgaccgagggcgtctacgcgggcctgaccgggccgcagtacgagacccccgccgagatccgcatgctgcgcaccctgggcgcggacctggtcggcatgtcgacggtgctggaggccatcgcctgccgcgagggcggggcgaaggtgctcggtatctccctggtcaccaacctggccgccggggtcaccggcgcgcacctctcgcacgccgaggtgctggccgaaggccacgccgccgcaccgagattgggcaaactcctgcgcggcgtcctggaacgcctctag</text:p>
          </table:table-cell>
          <table:table-cell office:value-type="string" calcext:value-type="string">
            <text:p>KH_1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gttccaggacgggtggcgggggctactcgaggatcgaaagatccagattctcaacaatgaccggaccgaccggttgctcaccaagggtgggacgattctcggaaccgcgcgcaccaatccggatgtactgcgggccggactgccccggatcaaacagaccctcgacgacaacggcatcgacgcactgatcccgatcggcggcgagggcacgctgaccgcggcgtcctggctggccgacgagggcgtggcggtggtgggcgtacccaagaccatcgacaacgacatcgactgcaccgacaccaccttcggccacgacaccgcggtctccatcgccaccgaggccatcgaccggctgcacaccaccgccgaatcgcatcagcgcgtcatgctggtcgaggtgatggggcggcacgcgggctggatcgcgatcaactccggcatcgcctccggcgcgcacctgaccctggtgcccgaggtgccgttcgacgtggacgaggtctgcgccatggtgaaacgccgcttccagcgcggtgattcgcacttcatctgcgtggtcgccgagggcgcgcaccccgccccggactccatgaccctgcgcgacggcggcatcgacgaattcgggcatgtccgattcaccggtgtggcacagcaactggcccccgaaatcgagcggcgcatcggcaaggaggtgcgggtgaccgtgctcggccacgtgcagcgcggcggcacgccgaccccgtacgaccgggtgctggcaacgcgtttcggcgtccatgccgcggaggccgtgcacgccggacgattcgggcagatggtgtcgctgcgcggaaacgagatcgaactggtgccgctgtcggaggccaccaagcagctcaagctggtgccgccggaccgctaccgcgaggcggccgccttcttc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cgcgatcaccgggtcgtccggtgcgggaacgaccagcgtcacgcgaacctttcaggagatcttccgccgcgagggaatcaatgcggccatcgtggaaggggattcgttccaccgctacgaccgcaacgagatgaagctggccatggccgaggccgaacagcagcgcaatctcaccttctcgcacttcgggccggaggccaacctgctcagcgagctggagacgctcttccgcgagtacggggagaccggcgtcggcgcggtgcggcgctacctgcacgatgacgacgaggccaagcccttcgggcagcccgcgggcaccttcaccccgtgggaggaactcgcgcccggcagcgatctgctgttctacgagggcctgcacggcgcggcggtcggcgaggacctcgatgtggcgcactatgccgatctgctggtcggggtggtgcccatcatcaatctggagtggattcagaaggtgcaccgcgacaagaccgaacgcggttactccagcgaggccatcatcgacaccattttgcggcgcatgcccgattacgtgaagcacatctgcccgcagttctcgcggacctatgtgaacttccagcgggtaccgaccgtcgacacctcgaatcccttcaccgcccggaccattccgaccgcggacgagagtttcgtggtgatccgcttcgccgatccgaaggtcatcgacttcccgtatctgctgtccatgctgcacgattcgttcatgtcgcggcccaacagcatcgtggtgccgggcggcaagatggatctggccatgcagctgatcttcacgccgctgatcctgcggttgatggacaagcggcccaagcggctgcg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cgcggggga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gagcgaaatgtactccgtctgcgtgtattgctctgcctccgtggatgatccgcgcgcactggaactgtccgcccgggtcggatccgaaatcggccgtcgcggttggcaattggtttcgggcggtggcaatgtctcgatgatgggcgcggtggcgcgggccgcgcgcgcggcgggcgcgcgcaccgtcggcgtcatcccgaagatgatggtgcaccgcgaggtcgccgatgtggacgccgacgagctgatcgtcaccgactccatgcgcgagcgcaaacaggtcatggacgatcgcgccgacgccttcctgaccctgcccggcggcatcggcacgctcgaggagttcttcgagacctggacgggggcctacctgggcatgcacgacaagccggtggtcgtgctcgatccgctggggcactaccgggggctgttcgagtggatcggtgagctgcgggagcggggctacgcggggcgggaagcgatcgaccgggccgtggtcaccgacgatttcgacgccgccttcaccgcgctccggccggat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gctcgggttgggcggcagcgcgtgtaccgatgggggagcggggatactcagcgcactcggtgccgaaatgctggatggctacggtcgttcgctgcctccgggcggggcggcactgcggcggctggcgcgcatcgatatccgggaactgcttcgggtgccggtggtggtggcctccgatgtcgacaatccattgctcggacagcgcggtgccgcacagattttcgggccgcaaatgggggccgggccgcgcgagatcgaggcactcgaggccggactggcccgattctccgagatcgcccggcgcgatctcggcatcgatgcggccgaccagcgcggtgcgggcgcggccggtggcgtgggcttcgcggccctggccttcctgggcgcgaccctgcggcccgggatcgaaatcatcctggagcaactggatttcgcgcaggcgctgagcggcgcacgcctggtcatcaccggcgaaggctcgctcgacgaacagaccctcaacggtaagaccccgatcggcgtcgcccgtgaagcatggcgggccgaggtacccgtgatcgcggtctccggccgccgcggcatcgaccgggacatgctgcgccgcttcggcatcgacgacgcctacgctctcaccgacctcgaacccgacccgagcgtctgcatggcccaggccggacccttgctcgagcggctggcgcacggcatagccgcggaccatctggaacgctcgatccggccggaccctccgcatcgcttcgtggcgccggatgccgccaccctgaccacccgctggggc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gctcgggttgggcggcagcgcgtgtaccgatgggggagcggggatactcagcgcactcggtgccgaactgctggatggctacggtcgttcgctgcctccgggcggggcggcactgcggcggctggcgcgcatcgatatccgggaactgcttcgggtgccggtggtggtggcctccgatgtcgacaatccattgctcggacagcgcggtgccgcacagattttcgggccgcaaatgggggccgggccgcgcgagatcgaggcactcgaggccggactggcccgattctccgagatcgcccggcgcgatctcggcatcgatgcggccgaccagcgcggtgcgggcgcggccggtggcgtgggcttcgcggccctggccttcctgggcgcgaccctgcggcccgggatcgaaatcatcctggagcaactggatttcgcgcaggcgctgagcggcgcacgcctggtcatcaccggcgaaggctcgctcgacgaacagaccctcaacggtaagaccccgatcggcgtcgcccgtgaagcatggcgggccgaggtacccgtgatcgcggtctccggccgccgcggcatcgaccgggacatgctgcgccgcttcggcatcgacgacgcctacgctctcaccgacctcgaacccgacccgagcgtctgcatggcccaggccggacccttgctcgagcggctggcgcacggcatagccgcggaccatctggaacgctcgatccggccggaccctccgcatcgcttcgtggcgccggatgccgccaccctgaccacccgctgg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atcacgcgagtcgccgagtatccgaagccagaccatgtgcttttccacttcagcgacacccacctgatcgccgccgacaccgagctctacggtgccgtcgacgccgaggcgcggctgtccacgctgctggggcaggccgaggccagcggcatcgcgccgaccgccatcgtgttcaccggcgatctcaccgaccagggcgaaccgggcgcataccgcaagctgcgggatctggtcgagccgtgggccgagcgcatcggcgcgcccgtggtgtgggtcgcgggcaaccacgacagccgcgccgaactccgcgagcacctactcgacgaaaagcgttccgtcgcaccgtacgacaccgtccacatgttcgacggcctacgcatcgtcgccctcgacaccaccgtccccggccaccactggggtgagatcaccgacgcccaattggcttggctacgtgacgtactcgccgaaccagcccccttcggcaccatcctggccatgcaccacccgcccatcccctgcgtgcaggacctggccgtcctggtcgaactccgcgaccagcgccgcctggccgacgttctcgacggcaccgacgtccgcgccattctggccgggcacctgcacctttcgagcaccgccctgttcgcgggcatcccggtctcggtcgcctccgccacctgctacagccaggacatggccgccgccgacggcggccagcgcggccgcgacggggcccaagccttcaactacgtccacgtctaccccgacaccatcgtgcattccgtggtccccatcggccacggccccaccgtcggcaacccctcggatcccgagcaggccgccaataaactcgccgacgccggcatcgtcatccccccggcggcccgaatcccacacgtcctccgccgccggaccgaggcccccgaatccgacggcgagacagtcctcggacggaggccgcgagtactgcgactggagccgaatccgcttccgccgcatccgaaatcgatcatggttcacgcgctgacgttcaccgcgaggcgatcagcggaaactcgcgttcctgccccgggcgcaaggagaatcggcggcgctcgaaatcccagaaccggtagatcggccattggacggtgtgagttgcccacgcgccc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atcacgcgagtcgccgagtatccgaagccagaccatgtgcttttccacttcagcgacccccacctgatcgccgccgacaccgagctctacggtgccgtcgacgccgaggcgcggctgtccacgctgctggggcaggccgaggccagcggcatcgcgccgaccgccatcgtgttcaccggcgatctcaccgaccagggcgaaccgggcgcataccgcaagctgcgggatctggtcgagccgtgggccgagcgcatcggcgcgcccgtggtgtgggtcgcgggcaaccacgacagccgcgccgaactccgcgagcacctactcgacgaaaagcgttccgtcgcaccgtacgacaccgtccacatgttcgacggcctacgcatcgtcgccctcgacaccaccgtccccggccaccactggggtgagatcaccgacgcccaattggcttggctacgtgacgtactcgccgaaccagcccccttcggcaccatcctggccatgcaccacccgcccatcccctgcgtgcaggacctggccgtcctggtcgaactccgcgaccagcgccgcctggccgacgttctcgacggcaccgacgtccgcgccatgctggccgggcacctgcacctttcgagcaccgccctgttcgcgggcatcccggtctcggtcgcctccgccacctgctacagccaggacatggccgccgccgacggcggccagcgcggccgcgacggggcccaagccttcaactacgtccacgtctaccccgacaccatcgtgcattccgtggtccccatcggccacggccccaccgtcggcaacccctcggatcccgagcaggccgccaataaactcgccgacgccggcatcgtcatccccccggcggcccgaatcccacacgtcctccgccgccggaccgaggcccccgaatccgacggcgagacagtcctcggacggaggccgcgagtactgcgactggagccgaatccgcttccgccgcatccgaaatcgatcatggttcacgcgctgacgttcaccgcgaggcgatcagcggaaactcgcgttcctgccccgggcgcaaggagaatcggcggcgctcgaaatcccagaaccggtagatcggccattggacggtgtgagttgcccacgcgccc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accggctcgcgcgcgaatacgggctgtccggggatgtgtgcaatgccggtgggcaagtggtcgtccgggtcgccggtgacgctgcctcggtcacggatttcatcgtgcgccttcgtgattcggctccgcccgcggcgcgcgtcgagcgggtcaccgttgccgcactcgagcccgatgccgtaccgggcccggatttctcggtggtggacagtgtcatctcggtcggggacagtgccgccgcggtgatcggcggtgtcggttcggtggtcgatggtgtcgcgggcggggagtacgggaccgcgcggctgcctccggacctggccacctgtgcggcgtgcgcgcgggaactgttcgatcccgcggaccggcggtatcgctatccgtttctcaattgcaccgactgcgggccgcgtgccacggtcatcgacgcgctgccctacgaccgtgagcgcaccgccatgcgcgtcttcccgatgtgcgcggcgtgcgagcgggaataccgcgaccccgccgatcgccgcttccacgccgaaccgatctgctgccccgactgcgggccccggttgagctggctcgccgatggcgaacacccctccgagagtggagattccgcactgctggccgcgtgcgcggtggtggcgggcggtggcatcgtcgccgtcaagggcgtcggcgggttccagctcgtctgcgatgcggcggccgcggaggcggtgacccggttgcgcaaggccaaaccgcggcccgccaaacccctggcggtgatggttcgcgacctggccacggcgcggacgctgggcacggtggacgagctcgccgccgcgcaactgggttcggccgcagcgccgatcgtgctgctgccgcgccgcccgcaggccccgatcgcaccgggcgtggccaccatcggggtcttcctgccctacagcccgctgcatcacctgctgctcgccgaactggaccgcccgctggtggtgaccagtggaaaccgcggcggcgcaccgactctcaccgaagatccggccgcgctgcgtccgctcgcggacggcatcctcacccacgaccgcccgatccgatcacgctacgacgattcggtggtgcggatcgtggcggcccgcacgatcaccgtgcgccgcgcgcggggcttcgcgcccaccgcactccccctgcccgtccccgccgacatcccgatactggcggtcggcgcgcaactcaaacacactgtagccgtggctgtttcggattcggcgaccatcggtccgcacctgggcgatctcgccgacgccgacacccgcgacgcgttcgagcggtcggcggacgagctgtgccgattgcacggcgtacgaccggaattcgtcgcgcacgactgccatcccggatatctgtccacccagtacgcacgacgcggctggcagcccgatcgtcgtatccccgtgcagcaccatcacgcccacgtcgccgccaccgccgccgagcacggcgtgaccggccgcttcatcggaatcgccctggacggactgggattcggcgacgacggcaccctctggggcggcgaggcgctgctcgccgactacaccggataccggcgcgtggcccgcttcgccaccgctcccctgcccggcggggaggccgcggtccgccgaccggcccgcatggcgctgggatacctgttcggcgcggaaaccttcggcggccaaccgattccgcccgagctggcggcggagctgctgcgccgaacggggccgcgggagaccaccatgatccgcgcgatgatcgagcgcgacgtcaactgcccgcgtgcctcgagcgccggacggctgttcgacgcactggccgcgctgctgggcctgtgcgacgacaacacctacgagggagaggccgcggttcggctggaggccgcggccaccacgtgcccgcaccctgtggcaccgctgcggtggaccctgcatcggcgcgacggactgctggtctacgaccccgttcccaccctgcgccacgcactggaactgctgggagagcagcaggtcggcgtgatcgccgcccgcttccatcggaccgtggccgaggtcgtggtggccttcgcgaccgaggccgccgaccggtgcggcccgaaggatcccggcatgacgggtccgggcagcgcggtcggtcggggcgacatcgtatgcctgggcggcggggtcttccagaacgcactgctcaccaaactggtcctggccggcctcgccgcggcgggattcgatgcctgtgccggagaacggattccgatgaacgacggcggaatcagctatggacaggccgtgatcgcggccgcccgcacgaacaggagac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cggctcgcgcgcgaatacgggctgtccggggatgtgtgcaatgccggtgggcaagtggtcgtccgggtcgccggtgacgctgcctcggtcgcggatttcatcgtgcgccttcgtgattcggctccgcccgcggcgcgcgtcgagcgggtcaccgttgccgcactcgagcccgatgccgtaccgggcccggatttctcggtggtggacagtgtcatctcggtcggggacagtgccgccgcggtgatcggcggtgtcggttcggtggtcgatggtgtcgcgggcggggagtacgggaccgcgcggctgcctccggacctggccacctgtgcggcgtgcgcgcgggaactgttcgatcccgcggaccggcggtatcgctatccgtttctcaattgcaccgactgcgggccgcgtgccacggtcatcgacgcgctgccctacgaccgtgagcgcaccgccatgcgcgtcttcccgatgtgcgcggcgtgcgagcgggaataccgcgaccccgccgatcgccgcttccacgccgaaccgatctgctgccccgactgcgggccccggttgagctggctcgccgatggcgaacacccctccgagagtggagattccgcactgctggccgcgtgcgcggtggtggcgggcggtggcatcgtcgccgtcaagggcgtcggcgggttccagctcgtctgcgatgcggcggccgcggaggcggtgacccggttgcgcaaggccaaaccgcggcccgccaaacccctggcggtgatggttcgcgacctggccacggcgcggacgctgggcacggtggacgagctcgccgccgcgcaactgggttcggccgcagcgccgatcgtgctgctgccgcgccgcccgcaggccccgatcgcaccgggcgtggccaccatcggggtcttcctgccctacagcccgctgcatcacctgctgctcgccgaactggaccgcccgctggtggtgaccagtggaaaccgcggcggcgcaccgactctcaccgaagatccggccgcgctgcgtccgctcgcggacggcatcctcacccacgaccgcccgatccgatcacgctacgacgattcggtggtgcggatcgtggcggcccgcacgatcaccgtgcgccgcgcgcggggcttcgcgcccaccgcactccccctgcccgtccccgccgacatcccgatactggcggtcggcgcgcaactcaaacacactgtagccgtggctgtttcggattcggcgaccatcggtccgcacctgggcgatctcgccgacgccgacacccgcgacgcgttcgagcggtcggcggacgagctgtgccgattgcacggcgtacgaccggaattcgtcgcgcacgactgccatcccggatatctgtccacccagtacgcacgacgcggctggcagcccgatcgtcgtatccccgtgcagcaccatcacgcccacgtcgccgccaccgccgccgagcacggcgtgaccggccgcttcatcggaatcgccctggacggactgggattcggcgacgacggcaccctctggggcggcgaggcgctgctcgccgactacaccggataccggcgcgtggcccgcttcgccaccgctcccctgcccggcggggaggccgcggtccgccgaccggcccgcatggcgctgggatacctgttcggcgcggaaaccttcggcggccaaccgattccgcccgagctggcggcggagctgctgcgccgaacggggccgcgggagaccaccatgatccgcgcgatgatcgagcgcgacgtcaactgcccgcgtgcctcgagcgccggacggctgttcgacgcactggccgcgctgctgggcctgtgcgacgacaacacctacgagggagaggccgcggttcggctggaggccgcggccaccacgtgcccgcaccctgtggcaccgctgcggtggaccctgcatcggcgcgacggactgctggtctacgaccccgttcccaccctgcgccacgcactggaactgctgggagagcagcaggtcggcgtgatcgccgcccgcttccatcggaccgtggccgaggtcgtggtggccttcgcgaccgaggccgccgaccggtgcggcccgacggatcccggcatgacgggtccgggcagcgcggtcggtcggggcgacaccgtatgcctgggcggcggggtcttccagaacgcactgctcaccaaactggtcctggccggcctcgccgcggcgggattcgatgcctgtgccggagaacggattccgatgaacgacggcggaatcagctatggacaggccgtgatcgcggccgcccgcacgaacaggaga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ggggacgacatcgcgtcggtgctgatcagcgaggaagagatcgccggcaaggtcgaggaactggccgaactggtcgccaagcgctaccccgccgatgccccggagggcgatctgctgctggtgggcgtgctcaagggcgcgatcttcttcatgaccgatctggccaagaagctcaccgtgccgacgcagatggagttcatggccgtctcgtcctacgggtcctccacctcgtcctcgggtgtcgtgcgcatcatgaaggacctggacaaggacatcgccgggcgcaatgtgctgatcgtcgaggacatcatcgactccgggttgacgctgtcgtggctgctgcgcaacctgtccagccgcaacccggcctcgctcgaggtggtcacgctgctgcgcaagcccgacgcgctgcgcacccaggtcgacgtgatggctgtcggcttcgacatcccgaacgagttcgtggtcggctacggcctcgactacgccgagcggtaccgcgatctgccctacatcggcaccctgaacccgaaggtctacgg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acggggacgacatcgcgtcggtgctgatcagcgaggaagagatcgccggcaaggtcgaggaactggccgaactggtcgccaagcgctaccccgccgatgccccggagggcgatctgctgctggtgggcgtgctcaagggcgcgatcttcttcatgaccgatctggccaagaagctcaccgtgccgacgcagatggagttcatggccgtctcgtcctacgggtcctccacctcgtcctcgggtgtcgtgcgcatcatgaaggacctggacaaggacatcgccgggcgcaatgtgctgatcgtcgaggacatcatcgactccgggttgacgctgtcgtggctgctgcgcaacctgtcccgccgcaacccggcagcgctcgaggtgggcccgctgctgcgcaagcccgacgcgctgcgcacccaggtcgacgtgatggctgtcggcttcgacatcccgaacgagttcgtggtcggctacggcctcgactacgccgagcggtaccgcgatctgccctacatcggcaccctgaacccgaaggtctacggg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cgacgtgatcctcacggtgaccatgaatcccgcctacgacatgacctatcggctggagcggctcgaacccgggcgggcccagcgggtgctgtcggtcgaacaacgcctgggcggcaagggcatcaatgtcacgcgcatcctgtgccagctcggcagctattcgcgcacaacgggtttcgccgaccacaccttcgcagccgcggccgccgacgagttccccgccgatttcgtgcccgccctgccgtgggtgcggcgcacggtggtgatcagcgaatcacgcgacggcaccgccaccggcctgtgggagcccggcgcgtacgtgcacgaactgcacgcggtcgatcggctccgggatcgaatccagttcctgctgcccgaattacgcgggttggtggtgtcgggatcgctgcccgggggcatcgacgagacggtacccgccgcgctggcgcgcgccgccgtcgccgccggtgtccccaccgtctgcgatgtcgacggcccggccctgaagctggccgccgcggtccccggcgtcatcctgatgcccaatcgggacgaactcgaacgcctcaccggcgcggtcaccgcacgccccgaggccgtggtcgccgccgcccgcccgctgctcgacgcgggcgtcggggccgtgatcgccaccctcggccccgacggcatggtcgcggtgaccgcctcttgcgcctggtcggccaccctcccggaacccttggcgggcaatccgaccggcgcgggcgacgccgccgcggccgcggtcgtccgcgccctcgccaccggcgacgaaccggattggcccgccatcctgaccgacgccgtcgccacttccgcggcggccgtggtcatcccggtggcgggcgagagcgacctgaccctgcgcgaccgcctcgccccgaccgtccgcgtcagaggctggtcatttc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cgacgtgatcctcacggtgaccatgaatcccgcctacgacatgacctatcggctggagcggctcgaacccgggcgggcccagcgggtgctgtcggtcgaacaacgcctgggcggcaagggcatcaatgtcacgcgcatcctgtgccagctcggcagctattcgcgcgcaacgggtttcgccgaccacaccttcgcagccgcggccgccgacgagttccccgccgatttcgtgcccgccctgccgtgggtgcggcgcacggtggtgatcagcgaatcacgcgacggcaccgccaccggcctgtgggagcccggcgcgtacgtgcacgaactgcacgcggtcgatcggctccgggatcgaatccagttcctgctgcccgaattacgcgggttggtggtgtcgggatcgctgcccgggggcatcgacgagacggtacccgccgcgctggcgcgcgccgccgtcgccgccggtgtccccaccgtctgcgatgtcgacggcccggccctgaagctggccgccgcggtccccggcgtcatcctgatgcccaatcgggacgaactcgaacgcctcaccggcgcggtcaccgcacgccccgaggccgtggtcgccgccgcccgcccgctgctcgacgcgggcgtcggggccgtgatcgccaccctcggccccgacggcatggtcgcggtgaccgcctcttgcgcctggtcggccaccctcccggaacccttggcgggcaatccgaccggcgcgggcgacgccgccgcggccgcggtcgtccgcgccctcgccaccggcgacgaaccggattggcccgccatcctgaccgacgccgtcgccacttccgcggcggccgtggtcatcccggtggcgggcgagagcgacctgaccctgcgcgaccgcctcgccccgaccgtccgcgtcagaggctggtcatttc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cgcacaactggatcccgcctaccgcgcccgggcgattgattcgctcggcgacaccgaaatcgacgttctcgtgatcggtggtggagtgaccggagcgggcgccgccctcgacgccgccgcgcgcggtctgtccgtcaccctggtcgaggcgcgcgacttcgccgccggcacttccagccggtcctccaagctcatccacggcggcctgcgctacctggagcagtacgacttcgccctggtccgtgaggctttgaaggagcgcgggctgctgctcaacaagctggccccgcacctggtgcaccccgtctcgttcctgttcccgctgcagaagcactacgagcgcttctacatcggcgcgggcatagccctctacgacaccatgggcggcgcgcgctcggtgcccatgcaccggcacctgagccgttcgggcgcactggaattggccccggcgctcaaggaagacgccatgaccggtgccatccgctactacgacgcgcaggtcgacgacgcccgccacaccatgatgatcgcccgcaccgccgcccagcacggcgcgaccgtgctgacccgcaccaaggtcaccgcgctgctgcgcgacggcgaacgcgtggtcggtgcgaaggtgctggatctggaaaccggtctggagcacagcatccgggccaagaccgtgatctcggcgaccggcgtgtggaccgacgacatgatcaagatgacgggcgtggacttcccgttccacgtgcgcatgtccaagggcgtgcacatcatggtgccgcgcgagaagctggacatgggcaccggcatcgcgatgaagaccgagaagtcggtgctgttcgtgattccgtgggccgagcactggatcatcggcaccaccgacaccgactggtcgctggacaagaaccatccgaccgccaccgccggggacgtgcagtacatcctcgaccacgtcaattcgctgctgcgcgaaccgctcacccgcgccgacatcgtcggcacctacgcgggcctgcggccgctcatgaccggcgcgtccaaggagacctccaagctctcgcgggagcacgcggtcgcagagcccgctcccggcctgttcgtcatcgcgggcggcaagtacaccacctaccgggtgatggccgccgacgtggtggacgccgccgccgagcgcctgggcagcgatgtcgcgccgtcggtcaccgccaacctgcccgtcctgggcgcggtcggctaccaggacatgctggacgccatcgccgatgtggccgcgcgggccgagctgccggtcgagaccgtggagcacctgctgggccgctacggctcgctggccaaggacatcttcgccctcatcgccgcggttcccgaactgcggcagccgattccgggcgcggaggactacatcggggccgaggccgtctacgccgccacccacgagggcgcgctgcacctggacgacctgctcacccgccgcacccgcatctccatcgaggtgtccgaccgcggcctgaaggcggccccggagatcgcccgcctgatcgcgccgcacctgggctggaccgaggagcgcaccaacaccgagatcaaccggtacttcgaccgcgtgcacgccgagctggccgcgaacgaggagaaggacgacgaggccgcgaacgcggcgcgtctggtcgcc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cgcacaactggatcccgcctaccgcgcccgggcgattgattcgctcggcgacaccgaaatcgacgttctcgtgatcggtggtggagtgaccggagcgggcgccgccctcgacgccgccgcgcgcggtctgtccgtcaccctggtcgaggcgcgcgacttcgccgccggcacttccagccggtcctccaagctcatccacggcggcctgcgctacctggagcagtacgacttcgccctggtccgtgaggctttgaaggagcgcgggctgctgctcaacaagctggccccgcacctggtgcaccccgtctcgttcctgttcccgctgcagaagcactacgagcgcttctacatcggcgcgggcatcgccctctacgacaccatgggcggcgcgcgctcggtgcccatgcaccggcacctgagccgttcgggcgcactggaattggccccggcgctcaaggaagacgccatgaccggcgccatccgctactacgacgcgcaggtcgacgacgcccgccacaccatgatgatcgcccgcaccgccgcccagcacggcgcgaccgtgctgacccgcaccaaggtcaccgcgctgctgcgcgacggcgaacgcgtggtcggtgcgaaggtgctggatctggaaaccggtctggagcacagcatccgggccaagaccgtgatctcggcgaccggcgtgtggaccgacgacatgatcaagatgacgggcgtggacttcccgttccacgtgcgcatgtccaagggcgtgcacatcatggtgccgcgcgagaagctggacatgggcaccggcatcgcgatgaagaccgagaagtcggtgctgttcgtgattccgtgggccgagcactggatcatcggcaccaccgacaccgactggtcgctggacaagaaccatccgaccgccaccgccggggacgtgcagtacatcctcgaccacgtcaattcgctgctgcgcgaaccgctcacccgcgccgacatcgtcggcacctacgcgggcctgcggccgctcatgaccggcgcgtccaaggagacctccaagctctcgcgggagcacgcggtcgcagagcccgctcccggcctgttcgtcatcgcgggcggcaagtacaccacctaccgggtgatggccgccgacgtggtggacgccgccgccgagcgcctgggcagcgatgtcgcgccgtcggtcaccgccaacctgcccgtcctgggcgcggtcggctaccaggacatgctggacgccatcgccgatgtggccgcgcgggccgagctgccggtcgagaccgtggagcacctgctgggccgctacggctcgctggccaaggacatcttcgccctcatcgccgcggttcccgaactgcggcagccgattccgggcgcggaggactacatcggggccgaggccgtctacgccgccacccacgagggcgcgctgcacctggacgacctgctcacccgccgcacccgcatctccatcgaggtgtccgaccgcggcctgaaggcggccccggagatcgcccgcctgatcgcgccgcacctgggctggaccgaggagcgcaccaacaccgagatcaaccggtacttcgaccgcgtgcacgccgagctggccgcgaacgaggagaaggacgacgaggccgcgaacgcggcgcgtctggtcgccac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ggcggtggtcgcgggggagcggttcgtggtgcggatgccgaaaggggaggacggggcggaggggattgcgcgggaggcgcggttgttggcggagttggcggtgggggtgcggttggagataccgcggtatctgttcactgcggtgaatccgatcgggccgggggagcgctgtgtgtatccggaggtgccgggggaggtgttgggtgggcgggagtggcgggctcgggggctgctggagcggggggagacggcgcgggcggtggctgaattcgtggatgccgtgcatgctttttcggcggagcgggcgcgggagctcggtgtgccggaatgggatccgcggaccgaatttgcggaggatctggatctggttcgggcgcaggtgattccgttgctgccggaagcggaggggtggcggctggtcgagttgtggggcgaatatctgtccgtggacgggaatttcgaatatgagccggtgctgactcatgcggatgtgagtctcgatcatctgctcgtgacgggggatcggatcaccggggtcatcgatttcggggatgtccggatcggggatccggactatgacctgtgctatctgtggtcgggcgcgggggcggaattcgttcggcgcgtgcaggattaccgcgggcggtcgctggacgagaggctgatcgcgaagctcgagttctggtcgtgtgccgatcacgccatcgatgtgctgcacggcatcgagcacgagctgcccgaattccgcgacgacagcgtgcgggagctgcgggccgccctggcgagggtcgacggtcagtcgacgggctcgctg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gcgcccgtctgaaagaatcactccccgtgaaatctttcgaagccctgttcgccgagctgcaggatcgtgccgccaaccgccccgaggggtcgggcaccgtcgccgccctggacgccggcgtgcatgcgcagggcaagaaggtgctcgaggaagccggcgaggtctggatcgcggccgagtaccagagcgatgaggaactctccgaggagatctcgcagctgctctactgggtgcaggtgctgatggtgggccgcgggctgcggctcgaggacgtgtaccgacatc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ggataacacgcggcctgtgcagaactcggctcggcggaacggattcggaactgtccggaaatagaggacggccccagccggggggggaggaggctggggccgtcgggttcagccccggggggtcg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ggcacgtgtatgcgatacccgtggggaatccgtactacggactgttcagcaatggactcgacctcgaggtctatcgcgcgggcgggcaggccgtgcgcggtgggaccggtctctacgaggggccggtcgtgttcgggatggaattcacctacacgccgttcgcggccctcctcttcctgccgctgacggtgctctccctggtcaaggccaaagcgctgtgggggctggcgaccatgctggcgctggtcgcgctcaccgggcgctgcctgctcgtcctgaaataccggaacacggtgcgcacgtggctgttcgccgcgctgttggcggtgctgtgcagtgtcctcgaaccggtccgcaccaccatctggctcgggcagatcaatgtgttcctggtcctgctcatcgtctgggatctcacccgcccgccgagcgcgcgactgcgcggggtgggagtcggcatcgccgcgggcatcaagctgacgcccgcgttctttctcctctatctcgcctgcacccggcagtggcgcagcctggggatcgcgaccggggctttcgcggcgaccatcgcggccggtttcgcgatcggcccgcacaatgcctactcgtattggcgtggacaggtcaccgcggcgggccgggtcggggcggtcgattccccgggcaatcagtccgtcaacggcttcctcgcgcagctgctgcgcttcctcgacatccgccgcttcagctcggatgcctccggtatgaccgtcttcgcgccgccgacctggatgtggctggccgtgttgctgccgatcgtcgcgctcggcctgaccgccgcgaccctggcccaccggaccggccgcgagttgctggccatcaccgtgaccggcatgaccgccgcgtgcacgtccccgttctcctggggtcatcattgggtgtggttcgtgcccttggtgattctggcctggcagcacgctcgcaccgccgcgacccggtgggcgtggccggccccggcggccgtcgccctgatcgccttcagctggtggtggaccttctccgaccgcccgcccatggagggttcgccgcacccgatcggcatcgggctggtcatgatgccgcgccccgacaactcggtgtggtttgcctacttcacggtcccggcctacgcgggctgcttcatcgcggtgcaggtggccacgagttgctacgcgatccgccggtacggacgcggaccgggtaccg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cgccggcatcaacagacgtgattttctggcgaaagccatggctgcgggtggtgcggcttcccttgcctcactggccggcccgatcatcgagcgggcctacgccgcggatccggcgggcatgggcgggctcggcgacatcgagcacatcgtgctgctcatgcaggagaaccggtccttcgaccactacttcggcaccatgtccggcgtgcgcggcttcggcgacccgtccccggcctggaaccagtacggctacgcgcccggcgtcggcccgaccccggacggcttcatcaacccgttccgcctcgacaccacccgcggcgcgagcctcgacggtgagtgcatcaacgaccccgaccacggctgggtcggcatgcacaaggcgtggaacggcggcaagaacgacgcctggatgcccatgtccatcgaggccgtcggcgccggaaacgggcccgccgcaatgggttactacaccaaggacgacatcccggtgcactgggatctcgccgatgccttcaccgtgtgcgacaactaccactgctcggtgctcggcccgaccgaccccaaccgcctgtactggatgtcgggcaccatcgacccggacggtctcaacggcggcccgctgctcgagaccccgacgctgatcccgcagaacgcctacagctggcggaccatgccggagaacctctccgacgcgggcgtgagctggaagatctacaacaaccgcgatatcggcccgctgtcctcggtgatcctcgacggcatgctgggctgcttcaagcaggccgccgacccgaattccgaactggcacggcgcggtaaggccccggcctacccgtcggacttcgccgccgatgtggccgccaaccagctacccgcggtgtcctgggtgatcccgtcgctgctcaactgcgagcacccggcgctgccgcccgccttcggcgcggtcggcatcatgcaggtgctcgacatcctcacctcgaatccggcggtgtgggagaagaccgcgctgatcatcagctacgacgagaacggcggcttcttcgaccacgtcaccccgccgaccccgcccgcgggcaccccgggtgagttcatcaccgcgccgctggcctcgaagttcgagggcatcaccggtccgatcgggctcggctatcgcgttccgtgcctggtgatctcgccctacagccggggcggcctggtggcgtcggagaccttcgaccacacctcgcagctgcggctgatcgagaagcgcttcggcgtggacgtgcccaacctgaccgcgtggcggcggggcgtgaccggggacatgacctcggccttcgacttcgcctcgggtccggacgcctcgaagcccgtgttcgccccggcggatcggaaggtcaatgaggcgctcgcgcaatgcggtccgaatatcgggctcggtacggcgggtgcgggagcgccctacccggtgccgcccaacgccatgcccgtgcaggatcccggcacgcggcgtcggcccagcggtat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tcccacgacgagcgcgaagtgctgctgacgctgcacccgcgggtcggccggtggatccaattgggcgggcactgcgaggaatccgacgattcggtcgcggcggcggcgttgcgcgaggcgaccgaggagtccggaatcgaagggctggtgctcgagccgggcctctacggtgcgcaggcgcaccccatcaagtgctcgctcggcgtgcccacccggcacctggatctgctgttcaagatcaaggcaccggaaggtgctgtgccggtgcgcagttcggagtccgcggacctggcgtggtggccggtggacggcttgcccgccgactcggacgtcctttta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tcccacgacgagcgcgaagtgctgctgacgctgcacccgcgggtcggccggtggatccaattgggcgggcactgcgaggaatccgacgattcggtcgcggcggcggcgttgcgcgaggcgaccgaggagtccggaatcgcagggctggtgctcgagccgggcctctacggtgcgcaggcgcaccccatcaagtgctcgctcggcgtgcccacccggcacctggatctgctgttcaagatcaaggcaccggaaggtgctgtgccggtgcgcagttcggagtccgcggacctggcgtggtggccggtggacggcttgcccgccgactcggacgtcctttta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tctcgacgcctacgccgaatacgccctggccactgcgcaattgatgacggagatcccggagggcgtcgatgccgccgacgcgctggcgctggtccgcggtggcgtcatcgcgctcggcctgctgcggaccgcccgcttcgtccccggcgcatcggtgctggtcaccggggccgccagcggagtcggtcacccggccgtgcaactcgccggggccctgggagccgcgcgggtcgtcgcggcggtcggcgaccccggaaaggccgaattcctgcgtgaatgcggcgcgaacgaggtcctcacctacggcgacacctggaccgagcgggtcgatatcgtcctcgacggcgtcggcggcgagctggtccagcgcggcgtggaaacccttgccccacagggccgactgatcgctttcagcgcgtacggcggcagcgtcgatgtcgacaccctgctcggtgagctcgagaccgtcaccggcttctcgatgggcctgctcgcccgcaccgccaccggcctgctcgacacctggcgggccgaactgtggcagctgctggcccaggggcgaattcgcccgcgcctgaccgtgtttccgctggcggagatggcggccgcggtcgagctcatcgaaacccggcgcaatctgggccggatcgcggtgcacacg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ccctccgctcctccgcttcgctcccccgctccactcagtccagaacgagacgggccgcgatcggggggcgcttctactgctggcgtatgccttcagttggtgtgggtctctacggcacaatgggcggcatgtctgtagcgcagccggtcgaggtggatcgtgacgtcgtcgatttcgcgatcgtcgggaaatggatggaagagcagggcttgcccggcggggagttcgaggaggtgaagccgctcggcggcggcacccagaacatcatgctgcgcttccgccgcggcggtcgcgagtacgtgctgcggcgcgggcccaagcatctgcgcgcggcaagcaacaccgtcatccagcgcgagtcgcggattctgggcgcgctcggcgacaccgatatccgcgcgcccaaggtgatcgccgcctgcccggacgagtccgtgctgggcgcgtccttctacctgatggagccgatcaccggcttcaacccgcagaacgaactgcccgaactgcacgcctccgacccggaagtccggcggcagatgggtctttcggcggtcgaggccatcgcccgcctcggctcggtcgaccacgaggcgctcggcctggccgactacggcaagccggagggcttcctggagcgtcaggtgccgcgctggctcaaggaactcgagtcctacagcgtcaatgagggttaccccgggccggagatccccggcgtcgagcgggtcggcgcatggctcgaccgcaatcgccccgctcccgcgaaacccggcatcctgcacggtgactgccacctggccaacatgatgttctccttcgacggccccgaggtggtggccatggtggactgggagatgtcgaccatcggcgacccgctgctggacctgggctggcagatcgccacccggcccgagcccggcaccaccggcgcggccctggtcggctcgctgggcgcggtcggcgggctgcccacgccggaggagatgatcgcccactacggcgagttctcgaaccgcgatctgacccatgtcacctggtactcggtgctggcctgcttcaagctcggcatcgtgctggagggcacgcacgcgcgggcctgtgcgggcaaggctcccaagcaggtcggcgacttcctgcacgccatcaccctcgagctgttcgagaaggcgcaccgctggatgga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aacacgtcaacaaggtccttgtcacccccttgacccacgccgacatcaccggcgtctacgcgggcctgcgccccctgctggcaggcgaaagcgaccaaacttccaagctctcccgtgaacacgcggtagcccggatcgcccccggcctggtagccatcgccggcggcaaatacaccacctaccgagtgatggcctacgacgcggtggacgaagccgcccaagacatcccgcgccgcgttccgcccaccatcaccgaacgcgtccccctcctcggcgcagacggctactacgccctcatgaaccaaaccccccacctggccgaaaagtacggcgtccacccctaccgcatccagcacctcctcaaccgctacggctccctcatcgacgaggtactcggccttgccgacggcaaacccgaactcctccagcccatcacggattcccccggctacctccgtgtggaagccgtctacgcagccgccgccgaggcggccctacacctcgacgacatcctcgcccgccgcacccgcatctccatcgaatacccccaccgcggagtagattccgccgacgaagtggcccggctggtggcccccgttctcggctggtccgaatccgacatcgaccgcgaagtggccgtctacaccgcccgcgtcaaggccgaaatcgaatcccaaacccaacccgacgacacctccgccgatgccctccgcctggaagcccctgaagcccgtcgggaagtcctcgacccggtccccatcacccaacccgaatcc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aacacgtcaacaaggtccttgtcacccccttgacccacgccgacatcaccggcgtctacgcgggcctgcgccccctgctggcaggcgaaagcgaccaaacttccaagctctcccgtgaacacgcggtagcccggatcgcccccggcctggtagccatcgccggcggcaaatacaccacctaccgagtgatggcctacgacgcggtggacgaagccgcccaagacatcccgcgccgcgttccgcccagcatcaccgaacgcgtccccctactcggcgcagacggctacggcgccctcatgacccacaccccccacctggccgaaaagtacggcgtccacccctaccgcatccagcacctcctcaaccgctacggctccctcatcgacgaggtactcggccttgccgacggcaaacccgaactcctccagcccatcacggattcccccggctacctccgtgtggaagccgtctacgcagccgccgccgaggcggccctacacctcgacgacatcctcgcccgccgcacccgcatctccatcgaatacccccaccgcggagtagattccgccgacgaagtggcccggctggtggcccccgttctcggctggtccgaatccgacatcgaccgcgaagtggccgtctacaccgcccgcgtcaaggccgaaatcgaatcccaaacccaacccgacgacacctccgccgatgccctccgcctggaagcccctgaagcccgtcgggaagtcctcgacccggtccccatcacccaacccgaatccg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aacacgtcaacaaggtccttgtcacccccttgacccacgccgacatcaccggcgtctacgcgggcctgcgccccctgctggcaggcgaaagcgaccaaacttccaagctctcccgtgaacacgcggtagcccggatcgcccccggcctggtagccatcgccggcggcaaatacaccacctaccgagtgatggcctacgacgcggtggacgaagccgcccaagacatcccgcgccgcgttccgcccagcatcaccgaacgcgtccccctcctcggcgcagacggctactacgccctcatgaaccaaaccccccacctggccgaaaagtacggcgtccacccctaccgcatccagcacctcctcaaccgctacggctccctcatcgacgaggtactcggccttgccgacggcaaacccgaactcctccagcccatcacggattcccccggctacctccgtgtggaagccgtctacgcagccgccgccgaggcggccctacacctcgacgacatcctcgcccgccgcacccgcatctccatcgaatacccccaccgcggagtagattccgccgacgaagtggcccggctggtggcccccgttctcggctggtccgaatccgacatcgaccgcgaagtggccgtctacaccgcccgcgtcaaggccgaaatcgaatcccaaacccaacccgacgacacctccgccgatgccctccgcctggaagcccctgaagcccgtcgggaagtcctcgacccggtccccatcacccaacccgaatc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agcacatccacgccggtaaggtgcgcgacctgtacgaggacggcgattcgctgatcctggtcgcatccgatcgggtgtcggtgtacgacgtggtgctgccgaccccgatcccggacaagggcgcgctgctcacccagctgtcgaactggtggttcgggttcttctccgatgtgcccaaccacattctgtccaccaccgacgtgcccgccgagttcgccgggcgcggggtgcgggtcaagccgctgaagatggtgaaggtggagtgcatcgcgcgtggctacctgaccggcggcggcctggccgaataccagcgctccggcaccgtgtccggcatcgcgctgccgcccggcctgcgcgacggcgacaagctgcccgagcccatcttcacccccaccaccaaggccgacgaaggccatgacgagcccatcagtttcgaggacgtggtgaaccaggagggcaaggaggtcgccgagaagctgcgcgatctgaccctggagatctactcgcgcggcgcggatcacgccgccgcccacggtgtcatcatcgccgacacgaagatcgaactcggttgggacggtgacgttctcaccgtcggcgacgaggtgctgacctcggactcctcgcgcttctggcccgccgacgactacgagcccggccgcccgcagaagtccttcgacaagcagttcgtgcgcgactggtccacctcgaccggctggaacaaggagtacccgggccccgagatcccggccgaggtgatcgaggtgacccggcagaagtacatcgccgcctacgagctcatcaccggcaacacctggaacggcgtccaggc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agcacatccacgccggtaaggtgcgcgacctgtacgaggacggcgattcgctgatcctggtcgcatccgatcgggtgtcggtgtacgacgtggtgctgccgaccccgctcccggacaagggcgcgctgctcacccagctgtcgaactggtggttcgggttcttctccgatgtgcccaaccacattctgtccaccaccgacgtgcccgccgagttcgccgggcgcggggtgcgggtcaagccgctgaagatggtgaaggtggagtgcatcgcgcgtggctacctgaccggcggcggcctggccgaataccagcgctccggcaccgtgtccggcatcgcgctgccgcccggcctgcgcgacggcgacaagctgcccgagcccatcttcacccccaccaccaaggccgacgaaggccatgacgagcccatcagtttcgaggacgtggtgaaccaggagggcaaggaggtcgccgagaagctgcgcgatctgaccctggagatctactcgcgcggcgcggatcacgccgccgcccacggtgtcatcatcgccgacacgaagatcgaactcggttgggacggtgacgttctcaccgtcggcgacgaggtgctgacctcggactcctcgcgcttctggcccgccgacgactacgagcccggccgcccgcagaagtccttcgacaagcagttcgtgcgcgactggtccacctcgaccggctggaacaaggagtacccgggccccgagatcccggccgaggtgatcgaggtgacccggcagaagtacatcgccgcctacgagctcatcaccggcaacacctggaacggcgtccaggcc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atgccgtgatccgtgctgtcgttcgtactgcgaacgggcggtggggggatgcgatcgtggggttccaggacgggtggcgggggctactcgaggatcgaaagatccagattctcaacaatgaccggaccgaccggttgctcaccaagggtgggacgattctcggaaccgcgcgcaccaatccggatgtactgcgggccggactgccccggatcaaacagaccctcgacgacaacggcatcgacgcactgatcccgatcggcggcgagggcacgctgaccgcggcgtcctggctggccgacgagggcgtggcggtggtgggcgtacccaagaccatcgacaacgacatcgactgcaccgacaccaccttcggccacgacaccgcggtctccatcgccaccgaggccatcgaccggctgcacaccaccgccgaatcgcatcagcgcgtcatgctggtcgaggtgatggggcggcacgcgggctggatcgcgatcaactccggcatcgcctccggcgcgcacctgaccctggtgcccgaggtgccgttcgacgtggacgaggtctgcgccatggtgaaacgccgcttccagcgcggtgattcgcacttcatctgcgtggtcgccgagggcgcgcaccccgccccggactccatgaccctgcgcgacggcggcatcgacgaattcgggcatgtccgattcaccggtgtggcacagcaactggcccccgaaatcgagcggcgcatcggcaaggaggtgcgggtgaccgtgctcggccacgtgcagcgcggcggcacgccgaccccgtacgaccgggtgctggcaacgcgtttcggcgtccatgccgcggaggccgtgcacgccggacgattcgggcagatggtgtcgctgcgcggaaacgagatcgaactggtgccgctgtcggaggccaccaagcagctcaagctggtgccgccggaccgctaccgcgaggcggccgccttct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cgcgtgaggtgcgcggtgtcgccgccgctcccgggatcgccgtcgcggcggtgaagtggctggcgcccgcgccggtcaccagccgctccgatgcgcccgggagtgacgtcgaagccgagatcgcccgcgcggaggccgctttcgagacggtcgccgcgcggtattcggcccaggcgctcgacgccgccggcccggccgccgacatcctgttcatgacctcggcgctggccgcggatccggcgctgctggatcaggtgcgcaccgagatccgggacgggaccccgaccgcgcacgcggtcaccgaggcggtcgcgcacttcggtgcgcagctggccgccctgggcggcatgatggccgagcgcgcctcggacctgaaggacgtgggccagcgcgtggtggccgagctgctcggcgtcgatccgcccggaatcccggacagcgcaacgcctttcgtgctcgccgcgcacgatctggcaccggccgatacggccacgttggatccggcgaaggtggtcggcctgctgaccgtggcgggtgggcccacctcgcacaccgcgattctggccaaggcactgggcattccggccgtggtggccgcacccgaggcggtgcggatcgccgagggcaccgaggtggtgctcgacggcacgtccggtgtcgtggagatcgaaccgaccgcggcgcgtcgcgaggaagtgctcgctcagcgtgcacgccaggcggacgcgccgaccggtccgggccgcacctccgacggtcacgccgtgccactgctggcgaatgtcggctcggtcgcggatgcgcgcctcgcggtcgaactcggggccgagggtgtcggcctgttccgtaccgaattcctgttcctggaccgcgcttcggcccccgccgtcgccgagcagacggcccagtacgccgagatcttccgcgccatgggcgaccgtcccgtgacggtgcgcaccctggacgccggatcggacaagccgctgccgttcctgaacctgccgacggaggagaatccggcgctgggagtgcgcggcctgcggttgagcagcgtcgacgagggggcgctgctcgaccagctcacggcgatcgaggccgcggccaaggagaccgggacaccggtcaaggtcatggccccgatggtcgccaccgtcgaggaggccaactacttcgcgacccgcgccgccgaggccgggatcgagacgcgcggcgtcatgatcgaaatccccgccgccgcactgcgttccgagcagctgggcgcggaggtgggcttcttctccatcggcaccaacgatctgtcgcagtacctgttcggcgcggaccgcatgtcgtcatcgctggcggcgctgcacaatccgtggcagcccgcgctcgcgatggccatcggcatggtggtgtcgggggcgggcaagcacggtgtcaaggtgggggtctgcggcgagtccgcgtccaaccccgaattcgcctgtgtgctggtgggtctcggagtggagacactgtccatggcgccccgctccatcgccggggtccgggcgcagctggccgaggtgaccctggagcaatgccgggccgccgctgccgcggtgctcgcggcccacaccgccgaggacgccctggccgccgcacgtcgggcattggggcgagat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agttcaagcgcggagaggcggagcgcggacacgacggttctggtcacggtcaccggacccgacaagccgggcgtcacatcggtactcctcgctgctctcgccaataacggcgtcagcctgctggacgtggaacaggtcgtcatccggggacggctcaccctgggcgtgctggtgtcgtatcccaccgatcccgaggcgctgcaggatcagctcgaggacgccatggcctccatcggcatggatgtcgacgtggcgatcggggccagcgccgtctcgggcgcgaagctgtccacccacgcggtcgtggtgctcggatcgccggtcaccgcacgggcattcagcgccatcgcccgcaaactggccgcgcagcgggtcaacatcgactccatccgcggcatcgccgactacccggtgaccgggctcgagctcatggtcaccgtgccctcggtcggcgccgaggccgagaccgaactgcgcaccgcgctggccgccgtcgccgccaaggagagcgtggacgtggccgtggagcgcgctgggctggcgcgccgggccaagcgcctcatcgtcttcgacgtggactcgactctgatccagggcgaggtcatcgagatgctggccgcccacgccggggtcgaggacgaggtccgccaggtcaccgaggccgccatgcgcggcgaactcgacttctccgaatctctgcgccagcgcgtggccaccctggccggactcgacgcctcggtcatcgacgaggtcgccgagcgcatcgaactgaccccgggcgcgcgcaccaccattcgcaccctgcgtcggctgggctttcgctgcggcgtcgtctccggcggcttccgccaggtcatcgagccgctcgcgcacgagctggaactggacttcgtgcaggccaacaccctcgagatccgcgacggcaagctgaccggcgcggtggtcggcgagatcgtggaccgcgcggcgaaagccgttgcgctgcgccgcttcgcggccgagaccggggtggccatggaacagaccgtcgcggtcggcgacggcgccaatgacatcgacatgctcaatgccgccggactgggcatcgcgttcaatgccaagcccgcgctgcgcgaggtcgccgatgccgcgctctcgcacccgttcctggacgcggtgctgttcatcctgggcgtcacccgcgacgagatcgaggccgccgactcccgcgacggcggcatccggcgcgtcccgctggggcg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gccgcggcgggaaatgtggttataaccagtacatgacggttgacgctacgctccccgcccgcggcctactgctcgacatggacagcaccctcgtgaactccgaatccgtcgtggaattcctctggaagggctgggccgacgagcacggtttcgccctcgaggacgtactggccgtgtcccacggccgccaaggctgggcgaccatggccgaactcctccccgagcgtcccgaagccctcaaccatgccgacaacgcccgcatgctggtccaggaaacccagatcatggacggcatcgcaccgatcccgggcgcacccgaattcatggccgccatcgccgaactcccccacgccctggtgacctccgccaacaccctcctcaccgaaaggcgcatggccgcagccggactccccctgcccgcaatccgcgtcaccgccgaatccgtgaccctcagcaagcccgacccggaaggcttcctgaaaggcgccgccgaactcggcctctcccccgacgactgcctggtcttcgaagactccgaagccggcatagccgcagccaaatccgcaggcatgcgcgtcatcggcgtcggcccccgcgccgccgccttcacccccaccgcccacgtccgagacctgacccagatccgcgtcgcgcccgcccccggcaaactcatcaccgtccacgtccta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gccgcggcgggaaatgtggttataaccagtacatgacggttgacgctacgctccccgcccgcggcctactgctcgacatggacagcaccctcgtgaactccgaatccgtcgtggaattcctctggaagggctgggccgacgagcacggtttcgccctcgaggacgtactggccgtgtcccacggccgccaaggctgggcgaccatggccgaactcctccccgagcgtcccgaagccctcaaccatgccgacaacgcccgcatgctggtccaggaaacccagatcatggacggcatctcaccgatcccgggcgcacccgaattcatggccgccatcgccgaactcccccacgccctggtgacctccgccaacaccctcctcaccgaaaggcgcatggccgcagccggactccccctgcccgcaatccgcgtcaccgccgaatccgtgaccctcagcaagcccgacccggaaggcttcctgaaaggcgccgccgaactcggcctctcccccgacgactgcctggtcttcgaagactccgaagccggcatagccgcagccaaatccgcaggcatgcgcgtcatcggcgtcggcccccgcgccgccgccttcacccccaccgcccacgtccgagacctgacccagatccgcgtcgcgcccgcccccggcaaactcatcaccgtccacgtcctacc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tgccgccgaccgcgcccgcgagcattgtcgtgctggcctccggcaccggatcgctgctgcgttcactcctggaagcgacccggcagccgggctatccggcccaggtcgtcgccgtcggagtggatcgcgactgcgccgccaccgagcatgccgaggcgttcgacgtctcctcgttcaaggtcgcgctgggcgatttcgcgagccgcgccgaatgggatgccgcgctgaccgagatggtcgccgtgttccagccggatctggtggtgtccgcgggcttcatgaagattctcgggccgcagttcatggaccgcttcggcggtcgcatcatcaatacccatcccgcgctgctgcccgcgttcccgggcgcgcacggggtgcgggacgcgctcgcctacggcgtccgggtcacgggttcgaccgtgcacctggtcgattcgggtgtggacacggggccgatcctggcgcaggaggcggtcgcggtgctgcccgatgacgacgaggacaccctgcacgagcgcatcaaggtcgtggagcggcggttgctggcggaggtcgtcgccgccgtcgctacccgaggcattgtctccgatggacgaaaggcagttattccagatgagcgagttct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ggagcggggtcgtgggggaccgcgttcgcgaaggtgttggcggaagcgggaaccgagaccaccatgtgggctcggcggccggaagtggcgaaggtcttggccaccgaacatcgcaatccctggtatctgcccgatatcgagttgccgcccatgggggccaccgacgatccggccgtcgcgctcgacggggccgacatcgtggtgctggcggtgccctcgcagtcgttgcgcgccaatctcgcggcctggaaggacctgattcccggcgacgccacgctgctgagcctggccaagggcatcgagaccgggacgctgttgcggatgagccaggtcatcgcggaggtcagtggcgcggatccgcgccgggtggcggtgctgtcggggccgaacctgtcgcacgagatcgccgccgggcagcccgccgcgaccgtggtggcgtgcacggacgtggcccgggccgaggcggtccagcacgcctgcgccaccggctatttccggccgtacaccaattccgatgtgatcggctgtgaaatcggcggggcctgcaagaacgtcatcgcgctggcctgcggcatcgcctcgggaatggggttgggcgacaactcgattgccaccctcatcacgcgcgggctggccgagatcatccggctgggcgtggcggtgggcgcggagccggtcaccttcgcggggctggcgggcgtgggcgatctggtggccacctgcacctcgccgctgtcgcgcaatcgctccttcgggcacgcgctgggcgcgggcggatccatggagaccgccctggaagcgactcatggccaggtcgtggagggtgtgaagtcctgcacatcggtgcgtgcgctggccgctctgcacggggtggaaatgccgctcaccaatgcggtgcaccaggtgtgccacgagggcatgtcggccgccgaggcggtcgggcaactgcagggacgccgcctgaagtcg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ccgggcattactcttctgcgttgtgaccgcggaaccccatctgcccctcccgcccgagctgcccctggttgatgaaccgggcggtacggacgttgatctcaagacgcagatcattcgattcacggtcaccggcgggctgtcggcgattgtcgatttcgggctgtacacgctgctgttcaagctggtcggagtgccgctgccggtggccaagtcgatcagcttcatcgcgggtacgaccacggcctatctgatcaatcggcgctggactttcaaggccgagccgagccgcaagcgcttcatcgcggtaatagccctctacgcgctgaccttcgcgctgcaggtcggcctcaatcaggtctgctactacgcgctgcccgatgcctggtggcggatgttcatcgccttctgcgtcgcgcagggcaccgccaccgtgatcaatttcatcgtgcagcgcgccgtgatcttcaagatca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ctttcgaacagtgcgatccagcaaactgacgggtggcgcgctcgcggccgtcgtggccgcggccggaatcctcacggccaccggcgctccccgcgccgaggccgcgcccgccgactgccccgggctcaatgtcatcgccgtccccggcacctgggagacctccaaggacgaccccaaacagggcatgctgtcccaggtcacccgcggcctgcccggcggcgtgcgcaccgactacgtggcctacccggccaccgccttcccctgggacggcgaggtctacggccgctccaagcacgatgccgtcaatgccgcccgcggcctgatctccaccatggccgcccgctgcggcgcaacgcgtttcgccctcatcggctacagccagggcgccgacgccgcgggcgatctggcctcggagatcggcaccgggctgggcgtcatcccgcccgaccgggtgaccgccgtcggcctgctctccgacccccgccgctcccccaccgacgccatcgtcggcccccaggtccccggcaccggcgccggcggtgcccgcgcgggcggcttcggctggctcagccccaaggtccgcaccttctgcgccgcgggcgatctctactgctcggtccccaacgacgacctcgccgggcgctccgccggactgctcacccaattgaccgcagaggacccgctgcagatccccagctacttcctgaccttccaatccatcctcggcgaagcgctgtggcccggctgggcatccatcctcgcggcccccgccgacgacccggcctccgagcaatggctgcgccagatccagcagttcctggcctccggcgtgcaccagtcctacccccgctacgtggtcgacgccaacggcaccaccgccaccgtctggctgcgcaactggctcaccgacaccgccaacgaacacccc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ctttcgaacagtgcgatccagcaaactgacgggtggcgcgctcgcggccgtcgtggccgcggccggaatcctcacggccaccggcgctccccgcgccgaggccgcgcccgccgactgccccgggctcaatgtcatcgccgtccccggcacctgggagacctccaaggacgaccccaaacagggcatgctgtcccaggtcacccgcggcctgcccggcggcgtgcgcaccgactacgtggcctacccggccaccgccttcccctgggacggcgaggtctacggccgctccaagcacgatgccgtcaatgccgcccgcggcctgatctccaccatggccgcccgctgcggcgcaacgcgtttcgccctcatcggctacagccagggcgccgacgccgcgggcgatctggcctcggagatcggcaccgggctgggcgtcatcccgcccgaccgggtggccgccgtcggcctgctctccgacccccgccgctcccccaccgacgccatcgtcggcccccaggtccccggcaccggcgccggcggtgcccgcgcgggcggcttcggctggctcagccccaaggtccgcaccttctgcgccgcgggcgatctctactgctcggtccccaacgacgacctcgccgggcgctccgccggactgctcacccaattgaccgcagaggacccgctgcagatccccagctacttcctgaccttccaatccatcctcggcgaagcgctgtggcccggctgggcatccatcctcgcggcccccgccgacgacccggcctccgagcaatggctgcgccagatccagcagttcctggcctccggcgtgcaccagtcctacccccgctacgtggtcgacgccaacggcaccaccgccaccgtctggctgcgcaactggctcaccgacaccgccaacgaacac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tctcgtaatgaaggtcatttgtccgaatccgatgcgccggagggggtgagcgacggcgcgccgctgcatgtcgatctcaccgaaaccgatcgccgcataatcgatctgctcatcgccccgtcgcgggtgtggttcagcccgcggttctacggcatggagaactttccggagaccggcccggtgctgctggtcggcaaccactcgctggcgggcggcaccgatgcgccgctgctcgcgcacgagatcctggtgcggcacgatcggctggtgcgggggctggccgagaacgtgctgatcgatgtgccgggtctgcgagatgtgttgcaccgctgggggatcgtgcgcggtaaccgccgcaactgcaccacgctgctggcgaagggcgaggcggtcgcggtgttcccgggcggcggccgcgaggccatgcgcggcaagggtcagaagtaccagctgctgtgggagggccgcaccggcttcgccaagatggccatccagaccggcgcgcccatcgtgccgatcgccatggtcggcggtgacgacatctacgacatcgtcttcgacggcgaccacccggtcatgctgccgctgcgcaaggccgtcgagggtctgggcctgcgctcgaacctgacgcccccgctcatccgcggtctcggcccgaccctggtgcccaagccggagcgcttctactacgcgctcggcacgccgatcgacaccagcccgtggcgcgacgccgaggatctcgaggccgcggcgggcgagttgcaggccatcgtgaggaaggccctggaaggtgaactcgacttcctgctggccgagcgcgaccgtgaccggggtcgcagcctgctgggccgcacgctcgggcgattcggt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prolin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cccgctacgccccgcgatcctcgctgcggcgggatcgtccaagctgaaggatgtcatcacccgggtgccggtgaccgccgccgtggtccggcgcttcgtagccggggagacccgtgccgagctggtcccggtggcacaggcgctgctggcgagcggccgctcggtcagtgtcgacttcctcggggaatacaccaccgaccgctctcaggccaatgccgcggtgacggaatatctttcgctcatcgacgacctctccgaggtcgaccatgcggtacccggcctggacaccgagacccccgggtggaggtctcgctcaaactctccgcgctgggtcagtcgctgggtccggacggcccggccatcgcggccgagaacctgcacaagctctgcgccaaggccgtcgaacgccaggtct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ccgccctcgccgcaccgatcaagccccgcaacccggtgttggtgtggctcgtctggcccctcatcaccctcggcatctacttcctggtctggtacttcaagatccacaaggaaatggccgaactccgccgcgaccccgaggcccccgtcgccggccccctcctggtcatgctcctgctctcctggaccggcatcgcccccatcatcagcttctggcgcaccggcacccgaatccgccgatcccaggaatccgccggcctcgaacccacctgcacccccctcatcggcttcctcctcaacttcgtcttcggcctcggcatcctctactaccaactcgaactcaacaagatcgccaaccgc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ccgccctcgccgcaccgatcaagccccgcaacccggtgttggtgtggctcgtctggcccctcatcaccctcggcatctacttcctggtctggtacttcaagatccacaaggaaatggccgaactccgccgcgaccccgaggcccccgtcgccggccccctcctggtcatgctcctgctctcctggaccggcatcgcccccatcatcagcttctggcgcaccggcacccgaatccgccgatcccaggaatccgccggcctcgaacccacctgcacccccctcatcggcttcctcctcaacttcgtcttcggcctcggcatcctctactaccaactcgaactcaa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ggattgcggtaatcggcggtggccggatcggggaggcgttgatcgccgggctgctcgaatccgggcgggcgagcaaggatctggtggtggtcgagccggtggcggcgcgggcggagttgctggcggaccgtttcgggattcgcgttaccgatgacatcgccgatgccgccgagtccgcggacctcatcgtgatcgcggtgaagcccaacgatgtcgacggtgtggtcggagagctgggcaaggccgagctcggcgacgaccacgatcaggtgctggtgtcgctggcggccggcgtgccgaccgcgcgcatggaatcccggctgccggccggcttcccggtcgtgcgcgtcatgtcgaacaccccgatgctggtgggtcagggcatgagtgccatcgcgccgggccgctacgctcgcaaggagcagctgaccctggtcaccgagatgctcgaggcggtgggcaaggtggtgacggtctccgagtcgcagatggatgccgtgaccgcggtgtcgggttcgggtccggcgtatttcttcctgatcgtcgaggccatgatcgacgcctcggtgggtctgggcctgaaccgggacgtggccacccagctggtcacccagaccatgctcggctcggcggccctgctcgaggagtcgggtcagtctgccccggagttgcgtgcggccgtcacctcgcccgcgggcacgacggcggcgggtctgcgggagttggagcggggcgcggtgcgttcggctttccacgacgcattgcatgccgcaaaacgccgttccgtggaactcggcgccgtcgcgg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ttcagaagcaggcggcgggccggggggctcgccgggtgcaggccgccgaacgggtgaaatccggtgcggcgaaacgagcttatgcccgccgccggaatcgggcgggcggcgcggccgaggtgcccggcatgcggcgcgggcggcgcagcgacgccatgccgcgcggccggatgtcgttcgtggccaccatcatcgccctgctgggctgcggcctggccctcaccctgctgctcaccacccgcgccaccgaggactcctaccagctcggcgaccagcgccgcgccaaccagaagctgtccgacgagcgcgacgccctgcaacgcgaggtcgccgccgccgactcggcccccgaattggcccagcgcgcagccgaactcggcatgatccccgccaaggacccggcccgcctcgtcatcggccccgacggccaggtcaccgtgatcggcaatccccaaccggcccagggcaccccggccccgccgctcaataccaccccgcccgccgcggcccagccgcccaagccgggccagccccaggccgaccgcgtcgtcccggtgaccaccaccccggccccacccgccgcgccgactacgacgccgcccaccagcgcgaatcccgctccggcagttcaggctccgcagaatccccaggtccaggcgaacggagcgccc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ttcagaagcaggcggcggtccggggggctcgccgggtgcaggccgccgaacgggtgaaatccggtgcggcgaaacgagcttatgcccgccgccggaatcgggcgggcggcgcggccgaggtgcccggcatgcggcgcgggcggcgcagcgacgccatgccgcgcggccggatgtcgttcgtggccaccatcatcgccctgctgggctgcggcctggccctcaccctgctgctcaccacccgcgccaccgaggactcctaccagctcggcgaccagcgccgcgccaaccagaagctgtccgacgagcgcgacgccctgcaacgcgaggtcgccgccgccgactcggcccccgaattggcccagcgcgcagccgaactcggcatgatccccgccaaggacccggcccgcctcgtcatcggccccgacggccaggtcaccgtgatcggcaatccccaaccggcccagggcaccccggccccgccgctcaataccaccccgcccgccgcggcccagccgcccaagccgggccagccccaggccgaccgcgtcgtcccggtgaccaccaccccggccccacccgccgcgccgactacgacgccgcccaccagcgcgaatcccgctccggcagttcaggctccgcagaatccccaggtccaggcgaacggagcgcc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ctcccacgaccaccgaccgggacgccgtccgcgaagtagtgcacgactcggcgcgccgggctcgggtggcggcgcggacgctggcccagctcaccaccgcgcagaaggacgccgcgctgcacgccgcggcggacgcgctgctcgcggccacgcccgcggtgctcgccgccaatgccgaggacatcgagatcgccaaggccggcggcaccgccgaggcacagctggatcggctgcggctgaccgcggctcgggtcgagggcatcgcctcgggcctgcggcaggtggccgggctgccggatccggtgggcgatgtggtgcgcggatcgacgctgccgaacggcctcgagatccgtcaggtgcgcgtcccgctcggggtcgtgggcatggtgtacgaggcccggccgaacgtcaccgtggacgccttcgggctggcgttgaagtcgggcaacgcggcgctgctgcggggatcgtcgtccgcggcgcgctcgaatgccgcactggtcgaggtgctgcgggaagcgctcgagacgcaggggattccggcggacgcggtgcagctgctgccgtcggaggaccggtccagcgtcacccatctgatccaggcccgcggactggtggacgtggtgattccgcgcggcggcgcggggctgatcaatgcggtggtgcgcgacgcgcaggtgccgaccatcgagaccgggaccggcaactgccacgtattcgtccatcgggacgcggatctggagatggccgagtccatcctgatcaatgccaagaccaggcggccctcggtgtgcaacaccgccgagacggtgctgatcgaccgggccatcgccgaggtcgcggtgccgcgcctgatcaaggccctcgaggacaagggcgtcaccatccacggtgagctgccgggtctggtgcccgccaccgacaccgactgggccgacgaatacctgtccctggacatcgccctgaaggtcgtcgacgacctggacgcggccgtcgagcacatcgaccggtggggcaccggccacaccgaggccatcgtgaccggtgacctcaaggccgcccgcgagttcacctcccgcgtggaagccgcggccgtcatggtcaacgcctccaccgccttcaccgacggcgagcagttcggcttcggcgcggagatcggcatctccacccagaaactgcatgcccgcggcccgatgggcctgccggaactgacctccaccaagtggatagtgtggggcgacgggcagattcggcccg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ctcccacgaccaccgaccgggacgccgtccgcgaagtagtgcacgactcggcgcgccgggctcgggtggcggcgcggacgctggcccagctcaccaccgcgcagaaggacgccgcgctgcacgccgcggcggacgcgctgctcgcggccacgcccgcggtgctcgccgccaatgccgaggacatcgagatcgccaaggccggcggcaccgccgaggcacagctggatcggctgcggctgaccgcggctcgggtcgagggcatcgcctcgggcctgcggcaggtggccgggctgccggatccggtgggcgatgtggtgcgcggatcgacgctgccgaacggcctcgagatccgtcaggtgcgcgtcccgctcggggtcgtgggcatggtgtacgaggcccggccgaacgtcaccgtggacgccttcgggctggcgttgaagtcgggcaacgcggcgctgctgcggggatcgtcgtccgcggcgcgctcgaatgccgcactggtcgaggtgctgcgggaagcgctcgagacgcaggggattccggcggacgcggtgcagctgctgccgtcggaggaccggtccagcgtcacccatctgatccaggcccgcggactggtggacgtggtgattccgcgcggcggcgcggggctgatcaatgcggtggtgcgcgacgcgcaggtgccgaccatcgagaccgggaccggcaactgccacgtattcgtccatcgggacgcggatctggagatggccgagtccatcctgatcaatgccaagaccaggcggccctcggtgtgcaacaccgccgagacggtgctgatcgaccgggccatcgccgaggtcgcggtgccgcgcctgatcaaggccctcgaggacaagggcgtcaccatccacggtgagctgccgggtctggtgcccgccaccgacaccgactgggccgacgaatacctgtccctggacatcgccctgaaggtcgtcgacgacctggacgcggccgtcgagcacatcgaccggtggggcaccggccacaccgaggccatcgtgaccggtgacctcaaggccgcccgcgagttcacctcccgcgtggacgccgcggccgtcatggtcaacgcctccaccgccttcaccgacggcgagcagttcggcttcggcgcggagatcggcatctccacccagaaactgcatgcccgcggcccgatgggcctgccggaactgacctccaccaagtggatagtgtggggcgacgggcagattcggcccgt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accctgtacccaccgatcgagccctatgagaagggcatgctggacgtcggtgacggccagtcgctctactacgaggtgagcggcaacccggacggcaagcccgcggtcttcctgcacggcggacccggcggcggcacctcgccgtatcaccggcagttcttcgaccccgaggcctaccgcatcgtggtgttcgatcagcgcggttgcggcaggtccaccccgcacatcgccgacggcgcgagcctggaacacaacaccacctggcatctgatagccgatattgaaaggctgcgaacgcatttgggtgtcgaccgctggctggtgttcggcggctcgtggggttcgacgctggcattgagctatgcgcaggcccatcccgaccgggtcaccgaactggtgctgcgcgggatattcctgttgcggcgcaaggaaatcgattggtactacaatggctccgcggggtacgtgtaccccgatgagtgggagaagttcctggcgccggtgcccgaggccgagcgcggacaggacctggtcgaggtctaccaccgtctgctgcactcccccgatgccgccctcgccaccgacgcggccgtcgcgtggtccacctgggagggttccacgagttccctgctgccccatcccgatcgggtcgccgaaaccgccgatccgcgcttcgcgctggccttcgcgcgcatcgagaaccactatttcgtcaaccgcggcttcctcgacgagggacagctgctgcgcgacatcgaccgcatcgcccacattcccggcgtgatcgtgcagggccgctacgacgtggtgtgcccggccaccagcgcctgggatctgcatcgggcctggcccggttcggaattgcacctggtgcccgacgccggtcacgccgctctcgaacccggcatcacccaccacctggtggaagccaccgacaagtacagga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accctgtacccaccgatcgagccctatgagaagggcatgctggacgtcggtgacggccagtcgctctactacgaggtgagcggcaacccggacggcaagcccgcggtcttcctgcacggcggacccggcggcggcacctcgccgtatcaccggcagttcttcgaccccgaggcctaccgcatcgtggtgttcgatcagcgcggttgcggcaggtccaccccgcacatcgccgacggcgcgagcctggaacacaacaccacctggcatctggtagccgatattgaaaggctgcgaacgcatttgggtgtcgaccgctggctggtgttcggcggctcgtggggttcgacgctggcattgagctatgcgcaggcccatcccgaccgggtcaccgaactggtgctgcgcgggatattcctgttgcggcgcaaggaaatcgattggtactacaatggctccgcggggtacgtgtaccccgatgagtgggagaagttcctggcgccggtgcccgaggccgagcgcggacaggacctggtcgaggtctaccaccgtctgctgcactcccccgatgccgccctcgccaccgacgcggccgtcgcgtggtccacctgggagggttccacgagttccctgctgccccatcccgatcgggtcgccgaaaccgccgatccgcgcttcgcgctggccttcgcgcgcatcgagaaccactatttcgtcaaccgcggcttcctcgacgagggacagctgctgcgcgacatcgaccgcatcgcccacattcccggcgtgatcgtgcagggccgctacgacgtggtgtgcccggccaccagcgcctgggatctgcatcgggcctggcccggttcggaattgcacctggtgcccgacgccggtcacgccgctctcgaacccggcatcacccaccacctggtggaagccaccgacaagtacagga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ccgccctggctgtccgagagcgacgtcaccgacaccgcctacgaggctcccccggtccagaacctcccgcaggacgaggtcatcccgaaggccaagggcagccgcggcctcttcggcaaacgcccctcccgcaaagccgaccccgcaccccaggcctccgcacctgctccggaccgacagcgcccaaccgcctcggaccgcaagcaacccgccgccccggctccccactcccccgcggccgacccgaccacgacgcccccgggcacccccatcccccaacgcgacccgggcacccatttcaacctcccctcccgcggcacccaaccgaccccgccggttccgcagccggacggcccggccacccccaacggccagcgccccacgcccgcacaaccagacggccgaggcttcgttccacaacaaccgaacggcaagggcacagcccccgcccagccagatggccatggcttttggcctgccggccaaggcggtgcgcagcccaacggtcaaggtttcggccccgggcagccgagcggccaaggcggacagccgcttccaggtcaaccgtcgatgccgccgcaggcgccgggcccgcgcttcgacgccccgcccacctccggcggccaattcccgcagccgcggaccgccccggaaccgcctcgcccgggcccggattcgggccccgtcgcaccgacgacgggtccgcagttctcggctccgcccgcgccggatgctgcggccgaccagtccgcgcatgcacggccgcagcacagcaagcccggtttcaccccgccgccgctgccgccgtcacccgccacgcgccacggttcgacagccccggagcccgcccaggcgggccccggaccggcgcacttcggcgcgtctctcgcgggcacgccggactcggcgtccccggcccacacccccgccgatccggccagtcgccgtccgctgccgcccgccccgggtgaatccggttcggcggcagccgattccgcgcccaacgctgtgcgcccaccgctgccgcccgcccccggcgaggccgactccgtgactcccggcgtcgacgatcccgccggtgtgacgaccaagatctcgcagccgcccctgcccccggcaccgggcgaactcgacgcgcccggccccgacctcatcgccccctccgcgccggcgacccgtcagccgcttcccccggcccccgaaaccgcctcgggcacagcccaatcggacgacgtcccaaccaccgcacagggtgcgaccggcgagacccccgccatcgatccagccaccggcatccccggctcgaccaccggcgtcgcaagcccggtcaccggcgtaccggcctccgctgccgaccccgatccggtaccgaacacgaccgccgccgcccacggtctgctggacgcgcaactggccaccctcggcggcaccctcgccggcccgaacccgctgtcccccaacggggccgcggacacgtcccggaaccagccgaccggcttcccctcggccgcacaccggcacagcaccgaccccaccggcaacgacaccgagcagcccgaacccggcaccgacttcgatgagccgatgaccccgggccgccaccgcgccatggacgtcccgcttcccctgtccacccagcacggttccggcccgctaccccagatccccggcccgggcccgcagggttccgccccgatgccgcaggcacccaaccagattccgcaggcgcccggccccggtccacacggctccggccctgtccagcaggttcccagctctgttccgcaagactccgatccgaattcgcacgcgcccggcccgcggggctcgggagcgatgccgcaggtccccgaggacggggcgcagggtggtggccaatggatgccgccggctccgcccgtaccgggtcaggttccgggcgcagcgggtcggcagtccggcgctgactcgaatgttccgccattgggctccggggccgggttcccgccgggaaccgttccgccgcagctgaacccatggtcgcagggctcgacccaggtcggggcagttccggaagggatacccggggctgcgccggtaccgggtcagggcagcatgccgggcccccggtccatgggcggggcagccgatgttgcggacccggacgagaatccttgggcgagcgcgccgctttcggaggcggcggccgccggtctcaccgggccgcatccgagcgcgcccgctccggcgggcccgccgggacaaccgcattggggtccgggtggtgccgggcagcaggccgatggttccgtaccggggcagatgccttggggcgcaccgggacagcaaggcggtccggtaccgggcatggacgcacccatgccgtggaacgcaccgggttacgagcaggcccatccgggcgggccggggcagggcggggttccggggcagcccggagtcggcgcgcccgggcagtcgcactgggccgcgccggggcagcagtcgacggctccggccgcgtacggaccgggcgaagccggacaggccccgtggggcggtccggaacagccctcggggtatcccggtgggccggtgcagaattcgaacttcgcgcccggggcgggtccggcgcagtacggtcccgcggccgggcagtatggtgcgccggggcagacgtggggagcgaacggtcctggcaggcccgcgccttcgctcgacgatgtgcatgtgcggcgggccacgaaggcccccggttcggggtggcgtcgggccgtgcaccacatgtccggtggtgcgatcaatcccgggatgtccgcggaggaacggcggctacaggagttggtggctcgcattcgccaacccgtgcgcggggattaccggatcgcggtgctctcgttgaagggtggcgtcggcaagacgacgaccaccatggggctgggctcgatcttctcgtcgattcgcggtgaccgcgttatcgccgtcgatgcgaatccggacttcggaaccctgtcgcagcgcgtcccgttgcagacccgctccaccgtgcgggatctattgctggacgagcacattcagcggtattccgatgtccgccgccacacctcgcagggcagcagccgactggaagtgctcgcaagtgaacgcgatccggccgcctcggaagccttcagcgaggacgagtaccgcgccgtggcccgcatcctccagcgcttctacaacatcatcctcaccgactgcggtaccggcctgatgcattcggccatggcgggcgtcctggacctggcccactccctggtcctgatctcctcctcggccatcgacggcgcccgcagcgccgccgccaccctggactggctctccctgcacggccacgaccacctggtccgcaatgccgtggtggtcatcaacctcccgcgccccggtgccccgaatgtcggaatcaaccagctgcgcgactatttcctgtcccgttgccgcgcggtccacatcatcccctacgacgctcacctgggtgagggcgccgaaatcgacctgcaccgcctgagcaagccgaccaagcgcgcctatgtggaattggcggcgacggtcgccgacgatttctccgccgaccaccgccgttatcgc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ccgccctggctgtccgagagcgacgtcaccgacaccgcctacgaggctcccccggtccagaacctcccgcaggacgaggtcatcccgaaggccaagggcagccgcggcctcttcggcaaacgcccctcctgcaaagccgaccccgcaccccaggcctccgcacctgctccggaccgacagcgcccaaccgcctcggaccgcaagcaacccgccgccccggctccccactcccccgcggccgacccgaccacgacgcccccgggcacccccatcccccaacgcgacccgggcacccatttcaacctcccctcccgcggcacccaaccgaccccgccggttccgcagccggacggcccggccacccccaacggccagcgccccacgcccgcacaaccagacggccgaggcttcgttccacaacaaccgaacggcaagggcacagcccccgcccagccagatggccatggcttttggcctgccggccaaggcggtgcgcagcccaacggtcaaggtttcggccccgggcagccgagcggccaaggcggacagccgcttccaggtcaaccgtcgatgccgccgcaggcgccgggcccgcgcttcgacgccccgcccacctccggcggccaattcccgcagccgcggaccgccccggaaccgcctcgcccgggcccggattcgggccccgtcgcaccgacgacgggtccgcagttctcggctccgcccgcgccggatgctgcggccgaccagtccgcgcatgcacggccgcagcacagcaagcccggtttcaccccgccgccgctgccgccgtcacccgccacgcgccacggttcgacagccccggagcccgcccaggcgggccccggaccggcgcacttcggcgcgtctctcgcgggcacgccggactcggcgtccccggcccacacccccgccgatccggccagtcgccgtccgctgccgcccgccccgggtgaatccggttcggcggcagccgattccgcgcccaacgctgtgcgcccaccgctgccgcccgcccccggcgaggccgactccgtgactcccggcgtcgacgatcccgccggtgtgacgaccaagatctcgcagccgcccctgcccccggcaccgggcgaactcgacgcgcccggccccgacctcatcgccccctccgcgccggcgacccgtcagccgcttcccccggcccccgaaaccgcctcgggcacagcccaatcggacgacgtcccaaccaccgcacagggtgcgaccggcgagacccccgccatcgatccagccaccggcatccccggctcgaccaccggcgtcgcaagcccggtcaccggcgtaccggcctccgctgccgaccccgatccggtaccgaacacgaccgccgccgcccacggtctgctggacgcgcaactggccaccctcggcggcaccctcgccggcccgaacccgctgtcccccaacggggccgcggacacgtcccggaaccagccgaccggcttcccctcggccgcacaccggcacagcaccgaccccaccggcaacgacaccgagcagcccgaacccggcaccgacttcgatgagccgatgaccccgggccgccaccgcgccatggacgtcccgcttcccctgtccacccagcacggttccggcccgctaccccagatccccggcccgggcccgcagggttccgccccgatgccgcaggcacccaaccagattccgcaggcgcccggccccggtccacacggctccggccctgtccagcaggttcccagctctgttccgcaagactccgatccgaattcgcacgcgcccggcccgcggggctcgggagcgatgccgcaggtccccgaggacggggcgcagggtggtggccaatggatgccgccggctccgcccgtaccgggtcaggttccgggcgcagcgggtcggcagtccggcgctgactcgaatgttccgccattgggctccggggccgggttcccgccgggaaccgttccgccgcagctgaacccatggtcgcagggctcgacccaggtcggggcagttccggaagggatacccggggctgcgccggtaccgggtcagggcagcatgccgggcccccggtccatgggcggggcagccgatgttgcggacccggacgagaatccttgggcgagcgcgccgctttcggaggcggcggccgccggtctcaccgggccgcatccgagcgcgcccgctccggcgggcccgccgggacaaccgcattggggtccgggtggtgccgggcagcaggccgatggttccgtaccggggcagatgccttggggcgcaccgggacagcaaggcggtccggtaccgggcatggacgcacccatgccgtggaacgcaccgggttacgagcaggcccatccgggcgggccggggcagggcggggttccggggcagcccggagtcggcgcgcccgggcagtcgcactgggccgcgccggggcagcagtcgacggctccggccgcgtacggaccgggcgaagccggacaggccccgtggggcggtccggaacagccctcggggtatcccggtgggccggtgcagaattcgaacttcgcgcccggggcgggtccggcgcagtacggtcccgcggccgggcagtatggtgcgccggggcagacgtggggagcgaacggtcctggcaggcccgcgccttcgctcgacgatgtgcatgtgcggcgggccacgaaggcccccggttcggggtggcgtcgggccgtgcaccacatgtccggtggtgcgatcaatcccgggatgtccgcggaggaacggcggctacaggagttggtggctcgcattcgccaacccgtgcgcggggattaccggatcgcggtgctctcgttgaagggtggcgtcggcaagacgacgaccaccatggggctgggctcgatcttctcgtcgattcgcggtgaccgcgttatcgccgtcgatgcgaatccggacttcggaaccctgtcgcagcgcgtcccgttgcagacccgctccaccgtgcgggatctattgctggacgagcacattcagcggtattccgatgtccgccgccacacctcgcagggcagcagccgactggaagtgctcgcaagtgaacgcgatccggccgcctcggaagccttcagcgaggacgagtaccgcgccgtggcccgcatcctccagcgcttctacaacatcatcctcaccgactgcggtaccggcctgatgcattcggccatggcgggcgtcctggacctggcccactccctggtcctgatctcctcctcggccatcgacggcgcccgcagcgccgccgccaccctggactggctctccctgcacggccacgaccacctggtccgcaatgccgtggtggtcatcaacctcccgcgccccggtgccccgaatgtcggaatcaaccagctgcgcgactatttcctgtcccgttgccgcgcggtccacatcatcccctacgacgctcacctgggtgagggcgccgaaatcgacctgcaccgcctgagcaagccgaccaagcgcgcctatgtggaattggcggcgacggtcgccgacgatttctccgccgaccaccgccgttatcgcgg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gctgtcacggtcactccgccgccggtgaacgacccggtggggtcgttcgcgcccgggagtcccgaccgggcgcggttgcgcgacaagctggccgagctcgccgacaccgggctcgagattccgcatgtgatcgggggcaaggagcggcgcggggcgggggcggtggtcgacgtggtgcagccgcatcggcattcggcggtgctggggtcgatcaccgtggccgaggcacgggatacggccgaggccatcgaggcggcggccgcggcggggccggggt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gctgtcacggtcactccgccgccggtgaacgacccggtggggtcgttcgcgcccgggagtcccgagcgggcgcggttgcgcgacaagctggccgagctcgccgacaccgggctcgagattccgcatgtgatcgggggcaaggagcggcgcggggcgggggcggtggtcgacgtggtgcagccgcatcggcattcggcggtgctggggtcgatcaccgtggccgaggcacgggatacggccgaggccatcgaggcggcggccgcggcggggccggggt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gctgtcacggttgtccctgctcccggaaatgaaccggtgcacacctacgccccgggcagtcgtgaacgcgaactgctgacgggcaagctcgccgatctctccgccgaatccgtggatgtgccgttggtcatcggcggtaagcatcagcccggcggcgggaaacggctgggtatctcgatgccgcaccggcaccggcacgtactcgggacctacaccgacaccacccacgacgaagcgcgcgcggccattgcggccgccaccgccgccgcgcccggctggcgggcgatgcccttcgaggaacgcgccgcggtcctgctgcgggccgccgacctgctggccgggccgtggcgcgaaaccctcgcggccgccaccatgctcggccagtcgaaatcggtgcagcaggccgagatcgacgcaccctgcgagctggtggacttctggcggttcaatgtcgcgttcgcgcggcagatcctccgggagcagccggaatccggtgcgggtgtgtggaatcggatggactaccggcccctggaggggttcgtgtacgccatcacgccgttcaacttcaccgccatcgccgggaacctgcccaccgcgcccgcgctcatgggcaagaccgtcgtctggaaaccctcaccgacgcagacgctttcggcgtactacacgatgaagctgctggaggaggccgggatgccgcccggggtcgtcaatatggtgaccggggacggctcgaagctctccgaggtggcgctggccgatcccaggctggcgggcatccacttcaccggctccacccgcaccttccaatacctgtggcagagtgtcggctcgaatatcggccgctaccaagggtatccgcggctggtgggggagaccggcggcaaggacttcatcctcgcccacccgtccgccgacccggatatcctgcgcacggccatgattcgcggcgcatacgagtatcagggccagaaatgctcggccgcctcgcgggcctacatcgccaaatcggtgtggcagcggatgggccaggacttcctgtcggagctggagtcgctgacctacggcgatgtcgccgacctgtcgaatttcggtggggccgtgatcgacagccgcgcgtacgccaaatgcgaggcggccatcgaccgggccaagggcgccggactcgatatcgtgggcggccgctgcgacgacagcgagggctggttcatccaccccaccgtgctgctcggcgacgatcccggtgacgaggccttcgccaccgaatacttcggcccgatcctgtcggtctacgtctacgacgacagcgcccccggctccttcgccggcatcctcgacatcgtcgactccacctccccgtacgccctcaccggcgcgatcttcgcccgcgaccgccgggccgtcgaatccgccgccaccgcactgcgattcgcggcgggcaacttctacatcaacgacaagccgaccggcgcggtggtcggccagcagcccttcggcggcgcgcgctcctccggcaccgacgacaaggccggttcctacctcaacctgctgcgctgggtggctccccgcaccctgaaggaaaccttcgttcccccaaccgattaccgctacccccacatggaggtgcgatga</text:p>
          </table:table-cell>
          <table:table-cell office:value-type="string" calcext:value-type="string">
            <text:p>KH_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gctgtcacggttgtccctgctcccggaaatgaaccggtgcacacctacgccccgggcagtcgtgaacgcgaactgctgacgggcaagctcgccgatctctccgccgaatccgtggatgtgccgttggtcatcggcggtaagcatcagcccggcggcgggaaacggctgggtatctcgatgccgcaccggcaccggcacgtactcgggacctacaccgacaccacccacgacgaagcgcgcgcggccattgcggccgccaccgccgccgcgcccggctggcgggcgatgcccttcgaggaacgcgccgcggtcctgctgcgggccgccgacctgctggccgggccgtggcgcgaaaccctcgcggccgccaccatgctcggccagtcgaaatcggtgcagcaggccgagatcgacgcaccctgcgagctggtggacttctggcggttcaatgtcgcgttcgcgcggcagatcctccgggagcagccggaatccggtgcgggtgtgtggaatcggatggactaccggcccctggaggggttcgtgtacgccatcacgccgttcaacttcaccgccatcgccgggaacctgcccaccgcgcccgcgctcatgggcaagaccgtcgtctggaaaccctcaccgacgcagacgctttcggcgtactacacgatgaagctgctggaggaggccgggatgccgcccggggtcgtcaatatggtgaccggggacggctcgaagctctccgaggtggcgctggccgatcccaggctggcgggcatccacttcaccggctccacccgcaccttccaatacctgtggcagagtgtcggctcgaatatcggccgctaccaagggtatccgcggctggtgggggagaccggcggcaaggacttcatcctcgcccacccgtccgccgacccggatatcctgcgcacggccatgattcgcggcgcatacgagtatcagggccagaaatgctcggccgcctcgcgggcctacatcgccaaatcggtgtggcagcggatgggccaggacttcctgtcggagctggagtcgctgacctacggcgatgtcgccgacctgtcgaatttcggtggggccgtgatcgacagccgcgcgtacgccaaatgcgaggcggccatcgaccgggccaagggcgccggactcgatatcgtgggcggccgctgcgacgacagcgagggctggttcatccaccccaccgtgctgctcggcgacgatcccggtgacgaggccttcgccaccgaatacttcggcccgatcctgtcggtctacgtctacgacgacagcgcccccggctccttcgccggcatcctcgacatcgtcgactccacctccccgtacgccctcaccggcgcgatcttcgcccgcgaccgccgggccgtcgaatccgccgccaccgcactgcgattcgcggcgggcaacttctacatcaatgacaagccgaccggcgcggtggtcggccagcagcccttcggcggcgcgcgctcctccggcaccgacgacaaggccggttcctacctcaacctgctgcgctgggtggctccccgcaccctgaaggaaaccttcgttcccccaaccgattaccgctacccccacatggaggtgcg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aagcggctggtcgcagctgcgggtgcggtgatcttcggagcgggtgtgatcgtcggcatggaccgcgtggcggtggcggaccccgctgcggcgcaggcacttccgggcaccggaccgtgctcggccgaggccaagccggagcacgaggcgctggtgcccaagaccctcgaggtgcccgtggtctatccggtggtcaccgtcgatccgggggcgcccgtcgagaacctgaagcgcgtgaagatggaactgcccgccgatccgtgcgtcaatccgtgcccggatctcaccgatcaaccggccgcgccgcccgacctggcccagcaactcggcctgccccggcggatcgtgcgcccgcaaccgttcaatttcgcactgcccaacccgaatccgcccgcgctgccgcccggccccgatcccgcgcacccgccggtcgaggccgccgcgcagacatccgcccggaccgcgccgcgggtctccgacgtacgcgaggtcgccaagctgaccggcgcgaactcggtcaaccgcaccgacaagcgctggcaggtgcagggcaccgacctgggcatcatgtgggagagcgggcccgacgagatcgccatcgccttcggcgacaccgtcggccgcgacttccatccgccgggcggcatgggtgaggactggcggtccaacctgctggccttcagcaagaaccgggacctggccaacggcgtcgtcttcgaccatatggtcaccgacgaccgttgccacgcaacggaactgctgagcagccgcaagatggacaatat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gggatggcgagcgcggtcggggcgactggaaggcgcgacctggatcgcagaacagcggtccctacgccgaggcgtccggtgataccggaccggtggacattgccgcggtgcgccgcgacgatgcgctgatcgacgccatctccggcgacggtcccgtgcagacgggcagttcggaggagtatcagctcgcggccttgctggcggactggcgggcggagatcatggccgagccgttgccggccgggccggatctggatgccattgtcgcggcggtcaatcaggagataggcgctcggcaggcgcggatcggcgcatcgaaccgggggcgactacggctggtcaagccgattatgggcacggctgcggcgctggctctggtgatcggcggactgacggcgttctcctacaacgcgggccccggtgatccgttgtggcgggtcaaggaggtcgtgttcagcgagcaggcgcagtccaccgtggtctcgcgtgcggatgacaatctgcagcaggcccagcagctcttggcgcaggacaagccggaagaggcgaagaaggcgctcgagcgggccgccgacaacgccgcgcaggtcaacgactccaccaagaaggacgacctgggcgatcgctggcagcagctgttcgtgcagttgcagcaggtggcgccgacggtggcgaagtcgctcgagccgctgatcccgtccaccaccaaggtgccggtcgtgacgaccacgccgaatgtgacggtggccccgacgaatccggcgaccgagccgggtggcaattcgtcgacgaccatcgacccgtcggtgctcgcgaccaatccgaacccgaatccgtcctcgggcggcggcaatacgacggttccgaccgtgtcgcccgcgacaacgattccggcgcaaccgtcttcggaaccgaccgaacccgcgaccccgccgaccggtggccccggctcgacgaccgtggtggtgccgaccggaggcaacaccggtgggaccacgggcggtggcgcggtgccgccgacccaggtgccgaccgtcgacaagcccacgggcggggcggtcgtccccaccaccctggtcctgccgaccggcgcaccggcggtgccggggctgccggcgcccgggccgc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tttccttgggccttcgcgccgatcgagccgttcgcgagcgggatgctcgcggtcggggatgggcaggagatctattgggagacttcggggaatccgcagggcaagacggcgctgtacctgcacggcggtccgggcggtggaatgggcgcgggctatcgccggcacttcgaccccgaccgatacctcatcgtcggcttcgagcagcgcggatgcggccgcagccgccccctcgccaccggcgacccggcggcccttggccgtaacacaacccaccacctgatcgccgacatcgaagccctgcgcacccacctcggcgtggataaatggctggtcaacggcgtctcctggggaacaaccctggccctggcctacgcgcaggcccgtcccgctcgcgtcagcgaactggtcctgatggcaaccacactcaccaaccccgacgccgtcgaatggatcaccgagacggtcggccgcctgttcccgcgggaatgggacgccttccgcgcggcatcgggcgcacgcccgggccggagactggtcgacgcctactacgagctgctcaccgaccccgacgaagaggtcaggaaccgagcggtggacgcgtggatggcctgggaagacgcgcacatctccatgggcggtgcgaaacacggcctgggcgaccacgacccggtccggcgtcgagtcttcgcaaccctggtggtccactactggaagcacgccgccttcctcccacccaccgccctgaccgacgccatccccaccctccaccacctccccgccgtcttcatccaaggaaaactcgacgtcagcggccccgccgcagtcgcctggaccctccacaaatcctggccccgaagccaattcatcctcatcgacgacgaggcacacggcggcccccaaatggcccaagccatgatccaagccctctccaccctcgccccacccccgatcccattcgttgagtggcacaccacttcgtggggagaatcgggcaaaacgggggcggggtggcgctcggtggtgagactcgggggatggatggtgatgcgggtggggtggggggtgaacggcggtcggatatcgcgactct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tttccttgggccttcgcgccgatcgagccgttcgcgagcgggatgctcgcggtcggggatgggcaggagatctattgggagacttcggggaatccgcagggcaagacggcgctgtacctgcacggcggtccgggcggtggaatgggcgcgggctatcgccggcacttcgaccccgaccgatacctcatcgtcggcttcgagcagcgcggatgcggccgcagccgccccctcgccaccggcgacccggcggcccttggccgtaacacaacccaccacctgatcgccgacatcgaagccctgcgcacccacctcggcgtggataaatggctggtcaacggcgtctcctggggaacaaccctggccctggcctacgcgcaggcccgtcccgctcgcgtcagcgaactggtcctgatggcaaccacactcaccaaccccgacgccgtcgaatggatcaccgagacggtcggccgcctgttcccgcgggaatgggacgccttccgcgcggcatcgggcgcacgcccgggccggagactggtcgacgcctactacgagctgctcaccgaccccgacgaagaggtcaggaaccgagcggtggacgcgtggatggcctgggaagacgcgcacatctccatgggcggtgcgaaacacggcctgggcgaccacgacccggtccggcgtcgagtcttcgcaaccctggtggtccactactggaagcacgccgccttcctcccacccaccgccctgaccgacgccatccccaccctccaccacctccccgccgtcttcatccaaggaaaactctacgtcagcggccccgccgcagtcgcctggaccctccacaaatcctggccccgaagccaattcatcctcatcgacgacgaggcacacggcggcccccaaatggcccaagccatgatccaagccctctccaccctcgccccacccccgatcccattcgttgagtggcacaccacttcgtggggagaatcgggcaaaacgggggcggggtggcgctcggtggtgagactcgggggatggatggtgatgcgggtggggtggggggtgaacggcggtcggatatcgcgactct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tcaccaccacgttgcgtccggcgctgctggcggcctcgcggtcggcgcgggtcgagaggaccgtcaccggattgtcctcgacccggaaggtggtggcgcgcttcgtcgccggggaaaccgaggcgcacgcggccgcggccaccaccgccctgctcgactcggggcgctacgccagcatcgactacctcggtgaggacaccaccgagatcgcgcaggcgcgctcgaccgtgtcgcactacctgaccctgctcgaagccctgggcgagctacccgcggctgcgggagaggttcggccgctggaggtttcgctcaaactgtcggcgctggggcagtcgctgccgcgggacgggcacgccatcgcgctcgagcacgcgcacaagatctgtaccgccgccgcggcggcgggggtgtgggtcaccgtggacgccgaggatcacaccaccaccgattcgaccctcgccgtggtgcgcgcactgcgtgcggacttctcctgggtgggcacggtcctgcaggcgtatctgctgcgcaccgagggcgactgccgcgacctgtcggggccgggatctcgaatccggttgtgcaagggcgcgtatcgggaacccgagggcgtggcctatcaggcccgtgacgaggtggatgcgtcgtatctgcgctgcctggacattctgatgcgcggacagggctatccgatggtggccacccacgatccggtgatgctcgacgccgcgacgggatacctgcgatcgggccgccgcacggccgaccggttcgagttccagatgctctacggcatccgcgacgacgaacagcggcggctggtcggcacgggcgcgcacctgcgcacctatgtgccctacggcgaccagtggtacggctacttcatgcgccgattggccgagcgcccggccaatctcgcgttcttcctgcgatcattccggccgggcgctcga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accaccacgttgcgtccggcgctgctggcggcctcgcggtcggcgcgggtcgagaggaccgtcaccggattgtcctcgacccggaaggtggtggcgcgcttcgtcgccggggaaaccgaggcgcacgcggccgcggccaccaccgccctgctcgactcggggcgctacgccagcatcgactacctcggtgaggacaccaccgagatcgcgcaggcgcgctcgaccgtgtcgcactacctgaccctgctcgaagccctgggcgagctacccgcggctgcgggagaggttcggccgctggaggtttcgctcaaactgtcggcgctggggcagtcgctgccgcgggacgggcacgccatcgcgctcgagcacgcgcacaagatctgtcccgccgcggcggcggcgggggtgtgggtcaccgtggacgccgaggatcacaccaccaccgattcgaccctcgccgtggtgcgcgcactgcgtgcggacttctcctgggtgggcacggtcctgcaggcgtatctgctgcgcaccgagggcgactgccgcgacctgtcggggccgggatctcgaatccggttgtgcaagggcgcgtatcgggaacccgagggcgtggcctatcaggcccgtgacgaggtggatgcgtcgtatctgcgctgcctggacattctgatgcgcggacagggctatccgatggtggccacccacgatccggtgatgctcgacgccgcgacgggatacctgcgatcgggccgccgcacggccgaccggttcgagttccagatgctctacggcatccgcgacgacgaacagcggcggctggtcggcacgggcgcgcacctgcgcacctatgtgccctacggcgaccagtggtacggctacttcatgcgccgattggccgagcgcccggccaatctcgcgttcttcctgcgatcattccggccgggcgctcga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cgcgcccgggagtcccgagcgggcgcggttgcgcgacaagctggccgagctcgccgacaccgggctcgagattccgcatgtgatcgggggcaaggagcggcgcggggcgggggcggtggtcgacgtggtgcagccgcatcggcattcggcggtgctggggtcgatcaccgtggccgaggcacgggatacggccgaggccatcgaggcggcggccgcggcggggccggggt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gcccgggagtcccgagcgggcgcggttgcgcgacaagctggccgagctcgccgacaccgggctcgagattccgcatgtgatcgggggcaaggagcggcgcggggcgggggcggtggtcgacgtggtgcagccgcatcggcattcggcggtgctggggtcgatcaccgtggccgaggcacgggatacggccgaggccatcgaggcggcggccgcggcggggccggggt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gcccgggagtcccgagcgggcgcggttgcgcgacatgctggccgagctcgccgacaccgggctcgagattccgcatgtgatcgggggcaaggagcggcgcggggcgggggcggtggtcgacgtggtgcagccgcatcggcattcggcggtgctggggtcgatcaccgtggccgaggcacgggatacggccgaggccatcgaggcggcggccgcggcggggccggggt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cgaaagatcagaattcgacctcgaagccggggacaccggacgacgaagacgtcgtcaaggtgccggacgatgcggcagagctggacgagcccgccgaggtgaaggcatccgggaccgactccgaggagcaggccgccgggttcttcccgccggtgccggattcgatcgaccagaccgtgcacctgtccggtgggccggggcagttcccgggcgggccgggcgaggggaacccgttcgcggcgcctggcggtcccttcccggggccctacgggcccgacggccacaatcccttcgcgccgggtgctcccgggccgtacggtccgccgcccggattcgcgcccaacggcggtttcccgccgccggattccggccagttcgcgccgccgcccggtccgggcatgccgccgaatcccggtgcgccgaacggatttccggcaccgggcggaatgctcggcgaggtggtggaccacacgccctacggcgatatccgccaggagatcggcagcgacggcatggtgcgccgggtgttcccggagcagggtgtgccgggcggtggcgaaaaccacggggagccgggacatttcggtggaccgggtcagccgggtcagttcgcgccgtcgaacgatcagccgggtgggccgatctacagctggtcgccgcctccggtcgtgccgccgcagcagccccagccgcaggtgggattccagccgggctggaatccgcaacagcagcaagactttccgcagcagcagccgggtggcttcgggcagcagtacggccagcccgcgatgcctccggggcattccgtcaatgacctgaacctgttgaagcgggccaagcgcgcaccgcgcagcgggtggcggcgcgccgtgcacaaggcctccggcggtgccatcaatcccggcgagtcggccgcggatgtggtgtaccggcagctggtggaccgggtgaaccagccggtgcgcggggactatcggatcgccatcctgccgctcaagggcggcgtcggcaagaccaccaccacggtcggtctcggctccaccttcgcctcgttgcgcggtgaccgggtgatcgccatcgacgccaaccccgacctcgggacgctggcgcaccgcgtgccccggcagacccgatccacggtgcgaaacctgttggaggacgggcgcatcagccgctactccgatgtccgggcgcacacctcgcaggccccgagccgcctggaagtgcttgcctccgaacaggatccggcggtgtcggaggcgttctccgaggcggactaccgcaaggccatcggcatcctgcagcagttctacaacatcatcctcaccgactgcggcaccggcctgatgcactcggccatgtccggcgtgctggatatggcgagctcgctggtgctggtcccctccccggccatcgacggcgcgcgcagcgcctcggcgacgctggactggctcgaccatcacggctaccacaagctggtggagcgaaccgtggtggtggtcaacgcttctcgcaagggttcctccacggtcgacctggatcagctgcgcaagctgttcctggaccgcacccgcgccgtgcaggtcgtgcccttcgacgatcacctggccgagggcgcggagatcgacctggagctggtcggcaagccgacccggcgggcactgctggaactggccgccatggtcgcggacgatttcggctatcacgccgcggcacaggggttcccgccgcagcagggcggatatccgcagcagcagcccggtttcccgccgcagcagggtggcggctacccgccgcaacat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acgaaagatcagaattcgacctcgaagccggggacaccggacgacgaagacgtcgtcaaggtgccggacgatgcggcagagctggacgagcccgccgaggtgaaggcatccgggaccgactccgaggagcaggccgccgggttcttcccgccggtgccggattcgatcgaccagaccgtgcacctgtccggtgggccggggcagttcccgggcgggccgggcgaggggaacccgttcgcggcgcctggcggtcccttcccggggccctacgggcccgacggccacaatcccttcgcgccgggtgctcccgggccgtacggtccgccgcccggattcgcgcccaacggcggtttcccgccgccggattccggccagttcgcgccgccgcccggtccgggcatgccgccgaatcccggtgcgccgaacggatttccggcaccgggcggaatgctcggcgaggtggtggaccacacgccctacggcgatatccgccaggagatcggcagcgacggcatggtgcgccgggtgttcccggagcagggtgtgccgggcggtggcgaaaaccacggggagccgggacatttcggtggaccgggtcagccgggtcagttcgcgccgtcgaacgatcagccgggtgggccgatctacagctggtcgccgcctccggtcgtgccgccgcagcagccccagccgcaggtgggattccagccgggctggaatccgcaacagcagcaagactttccgcagcagcagccgggtggcttcgggcagcagtacggccagcccgcgatgcctccggggcattccgtcaatgacctgaacctgttgaagcgggccaagcgcgcaccgcgcagcgggtggcggcgcgccgtgcacaaggcctccggcggtgccatcaatcccggcgagtcggccgcggatgtggtgtaccggcagctggtggaccgggtgaaccagccggtgcgcggggactatcggatcgccatcctgccgctcaagggcggcgtcggcaagaccaccaccccggtcggtctcggctccaccttcgcctcgttgcgcggtgaccgggtgatcgccatcgacgccaaccccgacctcgggacgctggcgcaccgcgtgccccggcagacccgatccacggtgcgaaacctgttggaggacgggcgcatcagccgctactccgatgtccgggcgcacacctcgcaggccccgagccgcctggaagtgcttgcctccgaacaggatccggcggtgtcggaggcgttctccgaggcggactaccgcaaggccatcggcatcctgcagcagttctacaacatcatcctcaccgactgcggcaccggcctgatgcactcggccatgtccggcgtgctggatatggcgagctcgctggtgctggtcccctccccggccatcgacggcgcgcgcagcgcctcggcgacgctggactggctcgaccatcacggctaccacaagctggtggagcgaaccgtggtggtggtcaacgcttctcgcaagggttcctccacggtcgacctggatcagctgcgcaagctgttcctggaccgcacccgcgccgtgcaggtcgtgcccttcgacgatcacctggccgagggcgcggagatcgacctggagctggtcggcaagccgacccggcgggcactgctggaactggccgccatggtcgcggacgatttcggctatcacgccgcggcacaggggttcccgccgcagcagggcggatatccgcagcagcagcccggtttcccgccgcagcagggtggcggctacccgccgcaacatc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tcgacgccgaggaccacaccaccaccgaggacaccctcgaagcggtccggctggcccgtgccgaattcccctggctggccgtggctttgcagacctatctgcgccaggccgaggaccgcgcccgcgacctggccaccgacggcacccgaatccgcctgtgcaagggcgcataccaggaacccgcgaccgtcgcctaccagcgccgcgccgacgtcgacacctcgtacctgcgctgcctggacgtcctcatgcgcgaggcctggtatcccatgatcgcctcccacgaccccgccatgatcgcggcggccctcaccctggccaccgaaaacaaccgcaccccgggcgattacgagttccagatgctctacggcatccgcgacgccgaacagcagcgcctggtcgccgaggggcacgccctgcgcgtctacatcccctacggcacccagtggtacggctacctcatgcgccgcctggccgaacgcccggccaacctcggcttcttcctgcgcgccctggctgatc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cgcgagaacgacggcctccccatgctcccgccctggctgtccgagagcgacgtcaccgacaccgcctacgaggctcccccggtccagaacctcccgcaggacgaggtcatcccgaaggccaagggcagccgcggcctcttcggcaaacgcccctcctgcaaagccgaccccgcaccccaggcctccgcacctgctccggaccgacagcgcccaaccgcctcggaccgcaagcaacccgccgccccggctccccactcccccgcggccgacccgaccacgacgcccccgggcacccccatcccccaacgcgacccgggcacccatttcaacctcccctcccgcggcacccaaccgaccccgccggttccgcagccggacggcccggccacccccaacggccagcgccccacgcccgcacaaccagacggccgaggcttcgttccacaacaaccgaacggcaagggcacagcccccgcccagccagatggccatggcttttggcctgccggccaaggcggtgcgcagcccaacggtcaaggtttcggccccgggcagccgagcggccaaggcggacagccgcttccaggtcaaccgtcgatgccgccgcaggcgccgggcccgcgcttcgacgccccgcccacctccggcggccaattcccgcagccgcggaccgccccggaaccgcctcgcccgggcccggattcgggccccgtcgcaccgacgacgggtccgcagttctcggctccgcccgcgccggatgctgcggccgaccagtccgcgcatgcacggccgcagcacagcaagcccggtttcaccccgccgccgctgccgccgtcacccgccacgcgccacggttcgacagccccggagcccgcccaggcgggccccggaccggcgcacttcggcgcgtctctcgcgggcacgccggactcggcgtccccggcccacacccccgccgatccggccagtcgccgtccgctgccgcccgccccgggtgaatccggttcggcggcagccgattccgcgcccaacgctgtgcgcccaccgctgccgcccgcccccggcgaggccgactccgtgactcccggcgtcgacgatcccgccggtgtgacgaccaagatctcgcagccgcccctgcccccggcaccgggcgaactcgacgcgcccggccccgacctcatcgccccctccgcgccggcgacccgtcagccgcttcccccggcccccgaaaccgcctcgggcacagcccaatcggacgacgtcccaaccaccgcacagggtgcgaccggcgagacccccgccatcgatccagccaccggcatccccggctcgaccaccggcgtcgcaagcccggtcaccggcgtaccggcctccgctgccgaccccgatccggtaccgaacacgaccgccgccgcccacggtctgctggacgcgcaactggccaccctcggcggcaccctcgccggcccgaacccgctgtcccccaacggggccgcggacacgtcccggaaccagccgaccggcttcccctcggccgcacaccggcacagcaccgaccccaccggcaacgacaccgagcagcccgaacccggcaccgacttcgatgagccgatgaccccgggccgccaccgcgccatggacgtcccgcttcccctgtccacccagcacggttccggcccgctaccccagatccccggcccgggcccgcagggttccgccccgatgccgcaggcacccaaccagattccgcaggcgcccggccccggtccacacggctccggccctgtccagcaggttcccagctctgttccgcaagactccgatccgaattcgcacgcgcccggcccgcggggctcgggagcgatgccgcaggtccccgaggacggggcgcagggtggtggccaatggatgccgccggctccgcccgtaccgggtcaggttccgggcgcagcgggtcggcagtccggcgctgactcgaatgttccgccattgggctccggggccgggttcccgccgggaaccgttccgccgcagctgaacccatggtcgcagggctcgacccaggtcggggcagttccggaagggatacccggggctgcgccggtaccgggtcagggcagcatgccgggcccccggtccatgggcggggcagccgatgttgcggacccggacgagaatccttgggcgagcgcgccgctttcggaggcggcggccgccggtctcaccgggccgcatccgagcgcgcccgctccggcgggcccgccgggacaaccgcattggggtccgggtggtgccgggcagcaggccgatggttccgtaccggggcagatgccttggggcgcaccgggacagcaaggcggtccggtaccgggcatggacgcacccatgccgtggaacgcaccgggttacgagcaggcccatccgggcgggccggggcagggcggggttccggggcagcccggagtcggcgcgcccgggcagtcgcactgggccgcgccggggcagcagtcgacggctccggccgcgtacggaccgggcgaagccggacaggccccgtggggcggtccggaacagccctcggggtatcccggtgggccggtgcagaattcgaacttcgcgcccggggcgggtccggcgcagtacggtcccgcggccgggcagtatggtgcgccggggcagacgtggggagcgaacggtcctggcaggcccgcgccttcgctcgacgatgtgcatgtgcggcgggccacgaaggcccccggttcggggtggcgtcgggccgtgcaccacatgtccggtggtgcgatcaatcccgggatgtccgcggaggaacggcggctacaggagttggtggctcgcattcgccaacccgtgcgcggggattaccggatcgcggtgctctcgttgaagggtggcgtcggcaagacgacgaccaccatggggctgggctcgatcttctcgtcgattcgcggtgaccgcgttatcgccgtcgatgcgaatccggacttcggaaccctgtcgcagcgcgtcccgttgcagacccgctccaccgtgcgggatctattgctggacgagcacattcagcggtattccgatgtccgccgccacacctcgcagggcagcagccgactggaagtgctcgcaagtgaacgcgatccggccgcctcggaagccttcagcgaggacgagtaccgcgccgtggcccgcatcctccagcgcttctacaacatcatcctcaccgactgcggtaccggcctgatgcattcggccatggcgggcgtcctggacctggcccactccctggtcctgatctcctcctcggccatcgacggcgcccgcagcgccgccgccaccctggactggctctccctgcacggccacgaccacctggtccgcaatgccgtggtggtcatcaacctcccgcgccccggtgccccgaatgtcggaatcaaccagctgcgcgactatttcctgtcccgttgccgcgcggtccacatcatcccctacgacgctcacctgggtgagggcgccgaaatcgacctgcaccgcctgagcaagccgaccaagcgcgcctatgtggaattggcggcgacggtcgccgacgatttctccgccgaccaccgccgttatcg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tcgggtggcactccggtgaccgagctgagcgcggcgcggcaggcgatcgcctcggcgcgcagcgtggtggtcaagatcgggtcctcggcgctgaccagtctggagggcggcctcgacaccgggcggctggacaagctggccgatgcggtggagggccgcatgcgcgcgggttccgatctcgtggtggtgtcctcgggtgccatcggggcgggcatggctccgctcggattgtccaagcgaccgaaggatctcgccaccaagcaggccgccgccagcgtcggtcagctggccctggcgcacgcctggggcacctccttcgcacgctacgaccgggtggtcgggcaggtgctgctcagcgccggtgacttcggccgccgggagccgcaccgcaatgcccagcgcaccctggaccggttgcgctcgctgcacgccaccgcggtggtgaacgagaacgacaccgtcgcaaccgaagagatccggttcggcgacaatgaccggctggcggcgctggtcgcgcatctggtcggcgcggacgcgctgatcctgctgtcggatgtcgacggcctctacgacggcgatccgcgcaagggcgccgccaacttcattcccgaggtgcgttccagcgccgatctggacggtgtcatcgccgggtccgggggtgcgctggggaccggcggcatggcctccaagctgtcggccgcccggctggccgcggatgccggggtgccggtgctgctggccgcggcttccgatgcggcggcggcgctttcgggcgcgaccgtcggcaccgccttcgccgcccgcccggtgcggctgtcggcgcgcaagttctgggttcgccatgccgccgacgcgcgcggcgcggtgcacctggacgcgggcgcggtggccgcggtggccgagcgcaggcattcgctgctggccgcgggcatcaccgcggtggccgggcacttctacggcggcgatgtcatcgacctgatcggtccggacggccggatcgcggcccgcggcgtggtcgcctacgacagcgacgagctggaaaccatgaagggccgctccacctccgacctcccggacagcatgcagcgcccggtcgtgcacgccgacgatctggtcaaggt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tcgggtggcactccggtgaccgagctgagcgcggcgcggcaggcgatcgcctcggcgcgcagcgtggtggtcaagatcgggtcctcggcgctgaccagtctggagggcggcctcgacaccgggcggctggacaagctggccgatgcggtggagggccgcatgcgcgcgggttccgatctcgtggtggtgtcctcgggtgccatcggggcgggcatggctccgctcggattgtccaagcgaccgaaggatctcgccaccaagcaggccgccgccagcgtcggtcagctggccctggcgcacgcctggggcacctccttcgcacgctacgaccgggtggtcgggcaggtgctgctcagcgccggtgacttcggccgccgggagccgcaccgcaatgcccagcgcaccctggaccggttgcgctcgctgcacgccaccgcggtggtgaacgagaacgacaccgtcgcaaccgaagagatccggttcggcgacaatgaccggctggcggcgctggtcgcgcatctggtcggcgcggacgcgctgatcctgctgtcggatttcgacggcatctacgacggcgatccgcgcaagggcgccgccaacttcattcccgacgtgcgttccagcgccgatctggacggtgtcatcgccgggtccgggggcgcgctggggaccggcggcatggcctccaagctgtcggccgcccggctggccgcggatgccggggtgccggtgctgctggccgcggcttccgatgcggcggcggcgctttcgggcgcgaccgtcggcaccgccttcgccgcccgcccggtgcggctgtcggcgcgcaagttctgggttcgccatgccgccgacgcgcgcggcgcggtgcacctggacgcgggcgcggtggccgcggtggccgagcgcaggcattcgctgctggccgcgggcatcaccgcggtggccgggcacttctacggcggcgatgtcatcgacctgatcggtccggacggccggatcgcggcccgcggcgtggtcgcctacgacagcgacgagctggaaaccatgaagggccgctccacctccgacctcccggacagcatgcagcgcccggtcgtgcacgccgacgatctggtcaaggtg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cacctacgccccgggcagtcgtgaacgcgaactgctgacgggcaagctcgccgatctctccgccgaatccgtggatgtgccgttggtcatcggcggtaagcatcagcccggcggcgggaaacggctgggtatctcgatgccgcaccggcaccggcacgtactcgggacctacaccgacaccacccacgacgaagcgcgcgcggccattgcggccgccaccgccgccgcgcccggctggcgggcgatgcccttcgaggaacgcgccgcggtcctgctgcgggccgccgacctgctggccgggccgtggcgcgaaaccctcgcggccgccaccatgctcggccagtcgaaatcggtgcagcaggccgagatcgacgcaccctgcgagctggtggacttctggcggttcaatgtcgcgttcgcgcggcagatcctccgggagcagccggaatccggtgcgggtgtgtggaatcggatggactaccggcccctggaggggttcgtgtacgccatcacgccgttcaacttcaccgccatcgccgggaacctgcccaccgcgcccgcgctcatgggcaagaccgtcgtctggaaaccctcaccgacgcagacgctttcggcgtactacacgatgaagctgctggaggaggccgggatgccgcccggggtcgtcaatatggtgaccggggacggctcgaagctctccgaggtggcgctggccgatcccaggctggcgggcatccacttcaccggctccacccgcaccttccaatacctgtggcagagtgtcggctcgaatatcggccgctaccaagggtatccgcggctggtgggggagaccggcggcaaggacttcatcctcgcccacccgtccgccgacccggatatcctgcgcacggccatgattcgcggcgcatacgagtatcagggccagaaatgctcggccgcctcgcgggcctacatcgccaaatcggtgtggcagcggatgggccaggacttcctgtcggagctggagtcgctgacctacggcgatgtcgccgacctgtcgaatttcggtggggccgtgatcgacagccgcgcgtacgccaaatgcgaggcggccatcgaccgggccaagggcgccggactcgatatcgtgggcggccgctgcgacgacagcgagggctggttcatccaccccaccgtgctgctcggcgacgatcccggtgacgaggccttcgccaccgaatacttcggcccgatcctgtcggtctacgtctacgacgacagcgcccccggctccttcgccggcatcctcgacatcgtcgactccacctccccgtacgccctcaccggcgcgatcttcgcccgcgaccgccgggccgtcgaatccgccgccaccgcactgcgattcgcggcgggcaacttctacatcaacgacaagccgaccggcgcggtggtcggccagcagcccttcggcggcgcgcgctcctccggcaccgacgacaaggccggttcctacctcaacctgctgcgctgggtggctccccgcaccctgaaggaaaccttcgttcccccaaccgattaccgctacccccacatggaggtgcg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cacctacgccccgggcagtcgtgaacgcgaactgctgacgggcaagctcgccgatctctccgccgaatccgtggatgtgccgttggtcatcggcggtaagcatcagcccggcggcgggaaacggctgggtatctcgatgccgcaccggcaccggcacgtactcgggacctacaccgacaccacccacgacgaagcgcgcgcggccattgcggccgccaccgccgccgcgcccggctggcgggcgatgcccttcgaggaacgcgccgcggtcctgctgcgggccgccgacctgctggccgggccgtggcgcgaaaccctcgcggccgccaccatgctcggccagtcgaaatcggtgcagcaggccgagatcgacgcaccctgcgagctggtggacttctggcggttcaatgtcgcgttcgcgcggcagatcctccgggagcagccggaatccggtgcgggtgtgtggaatcggatggactaccggcccctggaggggttcgtgtacgccatcacgccgttcaacttcaccgccatcgccgggaacctgcccaccgcgcccgcgctcatgggcaataccgtcgtctggaaaccctcaccgacgcagacgctttcggcgtactacacgatgaagctgctggaggaggccgggatgccgcccggggtcgtcaatatggtgaccggggacggctcgaagctctccgaggtggcgctggccgatcccaggctggcgggcatccacttcaccggctccacccgcaccttccaatacctgtggcagagtgtcggctcgaatatcggccgctaccacgggtatccgcggctggtgggggagaccggcggcaaggacttcatcctcgcccacccgtccgccgacccggatatcctgcgcacggccatgattcgcggcgcatacgagtatcagggccagaaatgctcggccgcctcgcgggcctacatcgccaaatcggtgtggcagcggatgggccaggacttcctgtcggagctggagtcgctgacctacggcgatgtcgccgacctgtcgaatttcggtggggccgtgatcgacagccgcgcgtacgccaaatgcgaggcggccatcgaccgggccaagggcgccggactcgatatcgtgggcggccgctgcgacgacagcgagggctggttcatccaccccaccgtgctgctcggcgacgatcccggtgacgaggccttcgccaccgaatacttcggcccgatcctgtcggtctacgtctacgacgacagcgcccccggctccttcgccgacatcctcgacatcgtcgactccacctccccgtacgccctcaccggcgcgatcttcgcccgcgaccgccgggccgtcgaatccgccgccaccgcactgcgattcgcggcgggcaacttctacatcaacgacaagccgaccggcgcggtggtcggccagcagcccttcggcggcgcgcgctcctccggcaccgacgacaaggccggttcctacctcaacctgctgcgctgggtggctccccgcaccctgaaggaaaccttcgttcccccaaccgattaccgctacccccacatggaggtg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tctcgctcaaactctccgcgctgggtcagtcgctgggtccggacggcccggccatcgcggccgagaacctgcacaagctctgcgccaaggccgtcgaacgccaggtctgggtgaccgtcgacgccgaggaccacaccaccaccgaggacaccctcgaagcggtccggctggcccgtgccgaattcccctggctggccgtggctttgcagacctatctgcgccaggccgaggaccgcgcccgcgacctggccaccgacggcacccgaatccgcctgtgcaagggcgcataccaggaacccgcgaccgtcgcctaccagcgccgcgccgacgtcgacacctcgtacctgcgctgcctggacgtcctcatgcgcgaggcctggtatcccatgatcgcctcccacgaccccgccatgatcgcggcggccctcaccctggccaccgaaaacaaccgcaccccgggcgattacgagttccagatgctctacggcatccgcgacgccgaacagcagcgcctggtcgccgaggggcacgccctgcgcgtctacatcccctacggcacccagtggtacggctacctcatgcgccgcctggccgaacgcccggccaacctcggcttcttcctgcgcgccctggctgatc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cccggccgagctcgactcgctgacgctggtgaatcaggtgaccgggcacggctcccgcaaccgcaccgatatgcgctggtccgtggacggcaccgacctcggaatcatgtgggaggcgcggccgggcaagatcgcgatcgcgttcggcgacaccttcggcaagggctgggagccacccgcggcgggcaccggggatcaggattggcgcagcaacaccctcgccttcagcagcgatcgcgatctggcccggggcctcacgcgcgacaccttcgtccaggacagccgctgccacgcggccgagatcctgggcagccgcaaggtcgacaatttcgagatcaccaccatccccacctcgggcttcgccctcggcggacggcagtacctgacctacatgtcggtggcgcgctggagtcgccacaagcccggcatgtggtggaccaatctgggcggcctggcctggtccgacgacggcggcagcacctggaccaaatccgaatgggcgcgctgggacaacgtcttcgggctggggcggttccaggtcatgggcatggcgccgcacgacgggtacgtctacatgttcggcacgcccaacggccggttcgggaccatcgggctggcgcgggtgtccaccgaccaggtgctcaacaagtccgcctaccagtactggatcaacggcacctgggtgcccgccgtcgggcccgacgaattgttcgccacaccggtgctttccgggacggccggggaactgtcggtgcgctacgacgagtcgacccggcagtggcagatggtctatctggacctggaccaccacgccatcgcgctgcgcaccgccgccgaaccgcaaggggcgtggagcgatccggtcacgctggtcgacaccgacgattacccgagtacctacggcggatacatccatccgtggtcgacggggaaggacctgtacttcaccatgtccgcgtggaacacctacaacgtctatctcatgcacgcggccctg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cgacgtggtgcagccgcatcggcattcggcggtgctggggtcgatcaccgtggccgaggcacgggatacggccgaggccatcgaggcggcggccgcggcggggccgggggggcgggggttgtcgttcgacgagcgggcggcggtgttcctgcgggcggcggatctgctgtcggggccgtggcgggagacggtggcggcggcgaccatgctcgggcagtccaagagcgtgtatcaggccgagatcgatgcgccgtgtgagctggtggatttctggcggttcaatgtgcacttcgcgcggggcatgctggccgagcagccgatttcgacggccggggtgtggaaccgggtggaataccggccgctggaagggttcgtgtacgcgatcacgccgttcaacttcacggcgatcgcggggaacctgccgaccgctcccgcgctgatgggcaatacggtggtgtggaaaccctcgccgacgcaggccttttcggcgcactggacgatgaagctgctcgaagcggcgggcctgccgccgggagtgatcaatgtggtgcacgggcacgggcccgaggtgtcggcggtggcgctggccgatcggcggctggccgggattcacttcaccgggtccacggggaccttccagcatttgtggcggtcggtggcggagaatatcgccgggtacgacacctatccgcggctggtcggggagaccggcggcaaggatttcgtggtcgcgcactcctcggccgatccggaggtgttgagtacggccctgattcgcggggcgttcgactatcaggggcagaagtgttcggccgcgtcgcgggcgttcgttccgaagtcggtgtgggcgcggatgtcgggggacttcctggggaaggtgtcggagctgtcctacggcgatgtcaccgatttcaccaattacggtggggcgctgatcgatcggcgggccttcgaccgcagtgtggccgcgctcgagcgggccaaggccacgccgagcctgaccgtgctcaccggcgggcgcgccgatgacagcgtgggctggttcgtggaaccgaccgtgctgctgggcgaggacccggtcgacgaggcgttccgcaccgaatatttcgggccgatcctggcggtgcacgtgtacgacgactccacgccgagcggattcgaggacgtgctggggttgatcgatcgcgggtcggcctacgcgctcaccggcgcggtgatcgccgaggatcgggccgcggtggcgacggccaccgagcgacttcggttcgcggcgggcaacttctacatcaatgacaagccgaccggcgcggtggtcggccagcagcccttcggcggttcccgcgcctcgggcaccaatgacaaggccggatcggcgcagaatctgctgcgctggacctcggcgcgcaccatcaaggagaccttcgtgccgcctcgcgatcaccggtatccgcaccaggcgaccgaagcgggggcgc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aacgccgcaatcgccgttcggcgcaacccaatccgcgccggcgcccaatcagttcggccaagccaatggcgtgtactgccgcttctgcggcgccaccccggcgatcgatctggacttccgcgcccaccgcggcatggtcttcgtcatgcagtaccggaagctgcccggaccctactgccgcgactgcgggctggcgtcgttccggaagatgaccggtgacagcctggtgcagggctggtggggaccgttctcgttcctgatcgccaacccgatcacgctgctggccaatctggtgaaccggttgcgcgtcgggcagttgccgccgccgattccgggtgcgcactcgctgccgatggatccgggcaagccgctgtggcagcgagcctcgatcgtcggtgcgctggtgccgctggggttgatcgtggccctcatcgccgcggccgcgtcgggctcgtcgacgaaatccagttccagccgcccgtactattcgccgccgaccacctattcgatgccggtcatcccctcgatgcccagcctcccggtagtgccgaccacgcccgccgtccgcgacgccaagtccgcgcgggtcggggattgcgtgcacgacaagaacggcgatatcgccaccgacgaccaccccaagctcgaggtggtggactgcggcgacgcgcgcgcccaggcgacggtgctgggcaagccgaccgggcccacggccgacacccagtgcgattcccagtatccgaacgcggacgtggtcatcactcacaagaccagcatcggcaacggaccggagatcgaagacttcgcactctgcttgcagctc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ccaaagccgcccccctgctgctgtcagcctttgcaggtgccacggccttgctccttaccgtgaccacaccggccgcagccaaccccaacgcgatcaacccgattccggtgctcaacggcaccaatggcctaccgcaactacccggccgcaccaaggccgtcttccaggtcaccggcatggccagccccaacaacacccagtcctacaacgtgctcggcaccgacctcggcatcatgtgggacaacggcaacggcgaaatgctcaccgccttcggtgacaccgccgggctgggcctgcccaatctgctggtcggcagcacctgggcgtggcggtccaatatcctgctgcgctcgcacacccagaacccgtccaacggcatcttcttcgattccgccgtgcgcgacatcttcggccaggcccgcgatctgatccccagcccgaagatcccctggatcgagatcagccgcatccccaccgcggccatctcggtcggccccacccaggtcatgagcctcatgtcggtcaagacctgggacgaaccgggccagtggacgaccaactactccagcctcgcggtgtccggtgacaatggcgagaactgggtggaactgcccgccacccgccgccccgacgacggcggcaacggcaacttccagatgaacgccttcgtcaaacgcgacgggttcctctacgagttcggcaccgaatccggccgcaatcatccggccttcgtcgcccgcgtgcccgagccggccgtcaccgacctgggcgcctacgagtactgggacggcggcaagtggcagaaggacgtgaacgcggccaagccggtgatcggcggcggcatcgcggagatgtcggtgcagtggaacgactacctgggtcaatacatcatgctcaccaccgatccgtggaactcggtggtcatgtacacctcgcccagcccggaggggccgtggagcgccccctcggtcctgatcgacacccgggaactgccgacggcctacgcgcccttcatcttcccgtaccagaccggccgtgacctgtacttcctgaccacggtccacacccagtacaacgtgctgctgatgaagacgacgct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ccaaagccgcccccctgctgctgtcagcctttgcaggtgccacggccttgctccttaccgtgaccacaccggccgcagccaaccccaacgcgatcaacccgattccggtgctcaacggcaccaatggcctaccgcaactacccggccgcaccaaggccgtcttccaggtcaccggcatggccagccccaacaacacccagtcctacaacgtgctcggcaccgacctcggcatcatgtgggacaacggcaacggcgaaatgctcaccgccttcggtgacaccgccgggctgggcctgcccaatctgctggtcggcagcacctgggcgtggcggtccaatatcctgctgcgctcgcacacccagaacccgtccaacggcatcttcttcgattccgccgtgcgcgacatcttcggccaggcccgcgatctgatccccagcccgaagatcccctggatcgagatcagccgcatccccaccgcggccatctcggtcggccccacccaggtcatgagcctcatgtcggtcaagacctgggacgaaccgggccagtggacgaccaactactccagcctcgcggtgtccggtgacaatggcgagcactgggtggaactgcccgccacccgccgccccgacgacggcggcaacggcaacttccagatgaacgccttcgtcaaacgcgacgggttcctctacgagttcggcaccgaatccggccgcaatcatccggccttcgtcgcccgcgtgcccgagccggccgtcaccgacctgggcgcctacgagtactgggacggcggcaagtggcagaaggacgtgaacgcggccaagccggtgatcggcggcggcatcgcggagatgtcggtgcagtggaacgactacctgggtcaatacatcatgctcaccaccgatccgtggaactcggtggtcatgtacacctcgcccagcccggaggggccgtggagcgccccctcggtcctgatcgacacccgggaactgccgacggcctacgcgcccttcatcttcccgtaccagaccggccgtgacctgtacttcctgaccacggtccacacccagtacaacgtgctgctgatgaagacgacgct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Proteasa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cacacttgctgtcgtcgtcatcgtggtcgcggtcgtactggtggtactggccgggctgtcgatccgagtggtcttccagtaccagcggggcgtgctgttccggctggggcgggtggtctcggtgcgtgagccggggctgaacttcatcattccggtcatcgatgatctgaagcgggtctcgatgcgcatcgtgaccatgccgatccagtcccagggcatcatcacccgcgacaacgtgagcgtggatatctcggcggtcgcctacttccgggtcgtcgacgcgcagaagtcggtcgtcgtcatcgagaacgtctacgccgcaatcgatcagatcgcccagaccacgctgcgcaaggtggtcggccagcacaccctcgaccagaccctgtccgagaccgacgccatcaacgccgatatccgcaccatcctcgacaccaccaccctggaatggggcgtcgaggtcaccctggtggaactcaaggacatccagctgcccgacggcatgaagcgggcgatggcccgccaggccgaggccgaacgcgagaagcgcgcgaaaatcattgccgccgaaggcgaatcgctggccgccgcggccctcggcgacgcctccgacaccatgatggcccacccgctggccctgcaactacgcaacctgcaaaccctggtggaactgggcgtggacaagaacaccaccgtcgtcttcccggccccgctgatgagcgccatcagcgacatcggcggcttcttcgcccgcgaggccgccgccgtctcgaccaccacccaaccggcggccacaccgatccacgcccccgccgatatccgcaacggaatccccctcaccggcgcgatcgacgccaca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cgcaagactgtgttccgcaacctggccatagtcgcgggcttcttgctcgtgatctggttggtcagctatttcagcaacgacacgcgcgactggcacagcgtcgatacctcggtggctttgtcccagctccaggacaagtcgaatgtcgagtcggtccagatcgacgacaaagaacagcaactgcgcgtcacgctgaagaacggcaatgatgccaccaaggggcagaccaagatcatcaccaagtacccgggtggtggcgaggtctccgcgcaggtcttcaaggccgccgaggattccggcgccaaggtcaacaccacggtcaagcaggattcctggctgagccagatcctgctgttcatgctgcccatggtgatcctgctgggcctgttcatcttcgtgatggcgcgcatgcagggcggtggccgcggcggcatgatgggcttcggcaagtccaaggccaagctgctgtccaaggacatgcccaagaccaccttccaggacgtggcgggcgccgacgaggccatcgaagagctcgaggagatcaaggacttcctgcagagcccggcccggtaccaggcgctgggcgcgaagatccccaagggcgtgctgctctacggcccgcccggcaccggtaagacgttgctggccaaggccgttgccggtgaggccggggtgccgttcttcaccatctccggttcggacttcgtcgagatgttcgtcggtgtcggcgcctcccgggtacgcgacctgttcgaccaggccaagcagaacagcccctgcatcatcttcgtggacgagatcgacgcggtcggccgccagcgcggcgcgggcctcggcggcggccacgacgagcgtgagcagacgctgaaccagctgctggtcgagatggacggcttcggtgagcgcaccggcgtcatcatcatggcggccaccaaccggcccgacatcttggacccggcgctgctgcgcccgggccgtttcgaccggcagatcccggtcggcaatccggatctcaagggccggcgcgcgatcctggccgtgcactccaagggcaagccgatctcgccggacgcggacctggacggtctggccaagcgcacggtcggcatgtcgggcgcggatctggcgaacgtcatcaatgaggccgcgctgctcaccgcgcgcgtgcacggcacggtgatcaccggtgcggccctggaggaatcggtcgaccgcgtcatcggcggcccgcgccgcaagtcccgcgtgatcagcgagcacgagaagaagatcaccgcctaccacgaggccgggcacaccctggccgcctgggcgatgcccgatatcgagcccgtctacaaggtcaccatcctggcccgcggccgcaccggcggccatgccatgaccgtgcccgaggacgacaagggcctgatgacccgttcggagatgatcgcccgcctggtgttcgccatgggtggtcgcgcggccgaggagctggtgttccacgagccgaccacgggcgcgtcctccgatatcgaccaggccaccaagaccgcgcgggccatggtcaccgaatacggaatgagcgcccgcctgggtgcggtgcgttacggccaggagcagggcgacccgttcctgggccggtccatgggcatggcctcggactactcgcacgaggtggcccgggagatcgacgaggaggtgcgcaacctcatcgaggccgcgcacaccgaggcgtggtcggtgctcaacgactaccgtgacgagctcgactcgctggccaccgcgctgctggaacgcgagaccctgcaccgcaaggagctcgagaccatcctcgccacggtcgaaaagcggccgcgcatcacggctttcaatgatttcggcgaccgcaccccgtcggaccgcccgccggtgaagacgccgcgcgagctggccgccgagcgcggcgagccgttcccggaggaggagtcgcggccggtcgcgcagcccgccaacggtcatcccgaaccggcctacgggggcgcgccgcagccgcagtacggcggctacccggctcccgcgccgcagggctacccgttgccgcaggctccggcctatccgcggcagggcaccccgacacacggttcgcgtccggattacggcgctccggccggctggtcggctccgggctggccgcccgcggacgacgagccgcaggctccgcagccgcgtggcgcgtacggtggctgggcgcccgcgggcaatcagcgctatcagccgggcggtcagtatcagccgggctacgggcagccggagtatccggccgcgcccccggccgccgggaatgacgaggacgacaagaacggttgggacggaccgaacggtcgt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ccgcaagactgtgttccgccacctggccatagtcgcgggcttcttgctcgtgatctggttggtcagctatttcagcaacgacacgcgcgactggcacagcgtcgatacctcggtggctttgtcccagctccaggacaagtcgaatgtcgagtcggtccagatcgacgacaaagaacagcaactgcgcgtcacgctgaagaacggcaatgatgccaccaaggggcagaccaagatcatcaccaagtacccgggtggtggcgaggtctccgcgcaggtcttcaaggccgccgaggattccggcgccaaggtcaacaccacggtcaagcaggattcctggctgagccagatcctgctgttcatgctgcccatggtgatcctgctgggcctgttcatcttcgtgatggcgcgcatgcagggcggtggccgcggcggcatgatgggcttcggcaagtccaaggccaagctgctgtccaaggacatgcccaagaccaccttccaggacgtggcgggcgccgacgaggccatcgaagagctcgaggagatcaaggacttcctgcagagcccggcccggtaccaggcgctgggcgcgaagatccccaagggcgtgctgctctacggcccgcccggcaccggtaagacgttgctggccaaggccgttgccggtgaggccggggtgccgttcttcaccatctccggttcggacttcgtcgagatgttcgtcggtgtcggcgcctcccgggtacgcgacctgttcgaccaggccaagcagaacagcccctgcatcatcttcgtggacgagatcgacgcggtcggccgccagcgcggcgcgggcctcggcggcggccacgacgagcgtgagcagacgctgaaccagctgctggtcgagatggacggcttcggtgagcgcaccggcgtcatcatcatggcggccaccaaccggcccgacatcttggacccggcgctgctgcgcccgggccgtttcgaccggcagatcccggtcggcaatccggatctcaagggccggcgcgcgatcctggccgtgcactccaagggcaagccgatctcgccggacgcggacctggacggtctggccaagcgcacggtcggcatgtcgggcgcggatctggcgaacgtcatcaatgaggccgcgctgctcaccgcgcgcgtgcacggcacggtgatcaccggtgcggccctggaggaatcggtcgaccgcgtcatcggcggcccgcgccgcaagtcccgcgtgatcagcgagcacgagaagaagatcaccgcctaccacgaggccgggcacaccctggccgcctgggcgatgcccgatatcgagcccgtctacaaggtcaccatcctggcccgcggccgcaccggcggccatgccatgaccgtgcccgaggacgacaagggcctgatgacccgttcggagatgatcgcccgcctggtgttcgccatgggtggtcgcgcggccgaggagctggtgttccacgagccgaccacgggcgcgtcctccgatatcgaccaggccaccaagaccgcgcgggccatggtcaccgaatacggaatgagcgcccgcctgggtgcggtgcgttacggccaggagcagggcgacccgttcctgggccggtccatgggcatggcctcggactactcgcacgaggtggcccgggagatcgacgaggaggtgcgcaacctcatcgaggccgcgcacaccgaggcgtggtcggtgctcaacgactaccgtgacgagctcgactcgctggccaccgcgctgctggaacgcgagaccctgcaccgcaaggagctcgagaccatcctcgccacggtcgaaaagcggccgcgcatcacggctttcaatgatttcggcgaccgcaccccgtcggaccgcccgccggtgaagacgccgcgcgagctggccgccgagcgcggcgagccgttcccggaggaggagtcgcggccggtcgcgcagcccgccaacggtcatcccgaaccggcctacgggggcgcgccgcagccgcagtacggcggctacccggctcccgcgccgcagggctacccgttgccgcaggctccggcctatccgcggcagggcaccccgacacacggttcgcgtccggattacggcgctccggccggctggtcggctccgggctggccgcccgcggacgacgagccgcaggctccgcagccgcgtggcgcgtacggtggctgggcgcccgcgggcaatcagcgctatcagccgggcggtcagtatcagccgggctacgggcagccggagtatccggccgcgcccccggccgccgggaatgacgaggacgacaagaacggttgggacggaccgaacggtcgt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tctgcaacgacagtcgccggaccactctgccgggggtgcggcgcgctcgcggaccattcgtgcggcggccgccgccgtggtggcgttggccgcgaccttggggctcgtagcgtgcggaccgagcacactggtgccgggcaatccggtggcgcagtcgccgggtggggtgacgcagagccagcccgtcgacttcaacactcccccagccgatctcgacagtgccgcgcaggcggtggtgcccgggatcgtggacgtcaataccgtgctcgggttgcagaacggcgagggcgcgggcaccggcatcgtgctcagttccgacggcatcgtgctcaccaacaatcacgtcgtcgagggcgcgaccaagatctcggtcaccgacctgggcaacggccagacctacgacgccaccgtgctcggcttcgaccgcagcgaggacatggccgtcatcaaactggtcggcgcctccggtctccagacggcacccctcggtgactccgacaaggtcggcgtcggcgaccaggtggtcggcgtcggcaatgcgggcggccgcggcacccccaccgccgccgcgggcaaggtgaccgccctcaaccgctccatcaccgccagcgacgacgccaccggcagctccgaacaactcaccggcctcatccaggtggccgccaatatcgaacccggcgattccggtggccccctggccaattcgtccggccaggtgatcggcatggacaccgccgcctccaagggcttccgcttcagcatcggcggcggccagggcttcgccatccccatcaacaaggccctgaccgtggccaagcagatccaatccggccagcccaccgaccgcatccacatcggcgacaccgccttcatcggcgtctcggtcgcctccacctccaccggcgcccaaatccgcggcgtggtccaaggcggccccgccgaccaactgggtctcgaggcccgcgacgtgatcaccgccctcgacgaccaccagataacctccgccaccgacctcaccaccaccatggaccaacaccacccgggcgacaccatcaccctgaaatggaccgacaccaccggccaaccccaatccgcccgagtccaactggccaagggcccggt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attccagatcgccatcgttctgtatcccggcatgaccgtcctggacgcggtcgggccctacgaggtgctgcggggaatccccgacagtgaattgcgcttcgtctccaacgaagtcggtccgatcgtctccgacagcggtgtcctggcgctgggcgcgacccacaccttcgccgagacccccgcgccggatctggtgctggtgggcgggtcggaggcggcgaccaccgacgcgatggccaatggcgagctcatcgaatggctgcgcgcggtgcacccgaacacccagtggacgacctcggtgtgcagtggcgcgctgatcctggccgccgccgacatcctgcgcgggcatccggccaccacgcactgggccgcgcagcccgccctggccgccttcggcgccgaatcgcggccgcacgaccggatcgtgcgcagcggcaagatcgtcacggcggcgggcgtttccgcgggcatcgacctggggctgtggctggtcgggcagatcgcgggcgacgagatcgcgcagctgacgcagctgaccatcgaatacgacccgcacccgccctacgacaccggacacccggacaaagccccggccgaactgctccgcaaggcccggctggacatgaccaagcgcgccgccaaaccgcgcatcccggtggatctggccacccccttctggcggttgacgctcaatcgcattcgggaccgcgccgtcgtccg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gctacaccatcccgaatgtcatcgcccgcgacccgcgcggcgaacgcatcatggacgtctactcgcatctgctaaccgagcgcatcgtctacctcggcacccccatcgactccggggtggcgaatgccctcatcgcgcagctactccacctcgacgccgagagccccgggcaggacatcaacctctacatcaactgcgagggcggcgacctctcggccatgctcgccatctacgacaccatgcagcacatccagtccccggtggtgaccacctgcgtcggccaggccatcgccgtcggcgcggtcctgctcgcgggcggcgcgaaggggcgacgcaacatcctcccccacgcccgaatagtcctgcaccagcccgcaacccgcggccagggcaccatcccggacctcatcctccaagccgacgaagtggtccgcatgcgagccgaaatcgaagccatcctcgccacccacaccggccaatcccccgaaaccctccgccgagacaccgaccgagaccgagtcttcaccgccgagtccgccctcgactacggcctcgccgaccaaatcctcggccc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gctacaccatcccgaatgtcatcgcccgcgacccgcgcggcgaacgcatcatggacgtctactcgcatctgctaatactgcaacgacactcgtgttcaggtgagtgggtggccgcggcgtc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gctacaccatcccgaatgtcatcgcccgcgacccgcgcggcgaacgcatcatggacgtctactcgcatctgctaatactgcaacgacactcgtgttcaggtgagtgggtggccgcggcgtcggtaatgggagagtcgggcttggtgttgtcggcgtcgtcggaatctggaccaggcccagacatggtcgggccggtggtgacgggtgaggacgaaggcgatgagcaggcggcggatctcggg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ggattcgaaccagcggggcaccgagcccgaaggcgccgcagccggggccgcccagccgaacccgcccgcgaccccgggcgagcagccgcccgcgacaccggagggcgattcgcctcgagccaccgcctccggcctgcccgtgcgtgacacctccggcccggccacgcccggcgccgccgaccagcccttcgacggcttcgccgcggcacagtccttctcggccggtgtgtcccacgcccagccacccgccgctccggtcgcaccgggctacggcgttgcgggacagccgggttcggtcccgcccggctacccgatgcccgccggtgatccggccacgcaggccattccggcctcgccctacgcccggccgcagcccggcccgggcggcgcggctccgggttacggcgcggctttcggtggggcacagccctattcggagcagttcgggggcgcgaagcagccgaccgaggagatccccgtcggcaccgagcagatcccggccggtgcgtacgggcaggcgtatgcggcgtcgggggcaggatacgcgacgggccagcatccggcgtacacgaccggtcagcacccggcctacgccacgggacagcatccgacacaggtgatcccgggcgcgccgggtggccccgggatgccgtacccgggtgcacccgcgcccaagcggtccggcaaggcgagcctggtcgcgggcgcggtggtgctggccctgctgagcggcggcctcggcggcggcgtggtcgcgctggccacccgcaacgacagccacagcgcggtgaccaatgcgctggatcagccgatgggcggcaccggcaagaccacgcccgcgccggacggttcggtgcaggcggtggcacagaaggtgctgcccagcgtggtcatgatccgggtcgccggggcgcgcgccgagggcgagggctcgggcgtgatcctgtcctcggacggcctgatcctcaccaacaatcacgtggtcagcggcgcgggtgcgaacgccaagatggatgtggccttcagcgacggcaccaccgccccggccaccgtagtgggcgcggattcggtctccgacatcgcggtcatccgggtcaccggcaagaccgatctgaagccgatcgagctgggtcagtccgcgaatctggcggtgggccagggcgtggtggcgatcggttcgccgctgggcctggcgggcacggtcaccagcggcatcgtctcctcgctcaaccgcccggtctccaccagcggcgagcccggctcgcagggcacggtgatcgacgccatccagaccgacgccgccatcaacccgggcaactccggcggcgcgctggtcgacatgaacggcaagctgatcggcatcaataccgccatcgccaccatgggcaccgccgagtcggcgggcgcgcagagcggctccatcggcctgggcttcgccatcccggtggacaccgcgcgccgggtggccgacgagctgatcaagaacggcaaggccacctacgcccagatcgggatcaccgtgaaggcgcaggacgatgtgaacggtgcgcgcgtcatcgacgtgtcaccggacggcccggcggcgaaggcgggcatcccgaagaacgcgatcatcaccaagatcgatgaccagatcgtggattcgggcaactcactgatcgccggggtgcgttcgcaccgccccggtgacaaggtcaaggtgacctacaccgatgaccagggcaagaaccccaagaccgtcgaggtgaccctcggcgaggcagctgcggagggcggc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ggattcgaaccagcggggcaccgagcccgaaggcgccgcagccggggccgcccagccgaacccgcccgcgaccccgggcgagcagccgcccgcgacaccggagggcgattcgcctcgagccaccgcctccggcctgcccgtgcgtgacacctccggcccggccacgcccggcgccgccgaccagcccttcgacggcttcgccgcggcacagtccttctcggccggtgtgtcccacgcccagccacccgccgctccggtcgcaccgggctacggcgttgcgggacagccgggttcggtcccgcccggctacccgatgcccgccggtgatccggccacgcaggccattccggcctcgccctacgcccggccgcagcccggcccgggcggcgcggctccgggttacggcgcggctttcggtggggcacagccctattcggagcagttcgggggcgcgaagcagccgaccgaggagatccccgtcggcaccgagcagatcccggccggtgcgtacgggcaggcgtatgcggcgtcgggggccggatacgcgacgggccagcatccggcgtacacgaccggtcagcacccggcctacgccacgggacagcatccgacacaggtgatcccgggcgcgccgggtggccccgggatgccgtacccgggtgcacccgcgcccaagcggtccggcaaggcgagcctggtcgcgggcgcggtggtgctggccctgctgagcggcggcctcggcggcggcgtggtcgcgctggccacccgcaacgacagccacagcgcggtgaccaatgcgctggatcagccgatgggcggcaccggcaagaccacgcccgcgccggacggttcggtgcaggcggtggcacagaaggtgctgcccagcgtggtcatgatccgggtcgccggggcgcgcgccgagggcgagggctcgggcgtgatcctgtcctcggacggcctgatcctcaccaacaatcacgtggtcagcggcgcgggtgcgaacgccaagatggatgtggccttcagcgacggcaccaccgccccggccaccgtagtgggcgcggattcggtctccgacatcgcggtcatccgggtcaccggcaagaccgatctgaagccgatcgagctgggtcagtccgcgaatctggcggtgggccagggcgtggtggcgatcggttcgccgctgggcctggcgggcacggtcaccagcggcatcgtctcctcgctcaaccgcccggtctccaccagcggcgagcccggctcgcagggcacggtgatcgacgccatccagaccgacgccgccatcaacccgggcaactccggcggcgcgctggtcgacatgaacggcaagctgatcggcatcaataccgccatcgccaccatgggcaccgccgagtcggcgggcgcgcagagcggctccatcggcctgggcttcgccatcccggtggacaccgcgcgccgggtggccgacgagctgatcaagaacggcaaggccacctacgcccagatcgggatcaccgtgaaggcgcaggacgatgtgaacggtgcgcgcgtcatcgacgtgtcaccggacggcccggcggcgaaggcgggcatcccgaagaacgcgatcatcaccaagatcgatgaccagatcgtggattcgggcaactcactgatcgccggggtgcgttcgcaccgccccggtgacaaggtcaaggtgacctacaccgatgaccagggcaagaaccccaagaccgtcgaggtgaccctcggcgaggcagctgcggagggcg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cccacgcgccgtggtcgtcggcgtcggcaacgaataccgccacgacgacggcatcggccccgccgtagcccgccacctcgaaaaactcgccatccccggcgttctggtagaactctgcgacggcgagcccaccggcctgctcgacctctgggcaggcgtggaactggccatcgtcatcgacgccgtcctctgcgaaccccagacccccggccgcatctggcgcactaccgtcgacgccctgcgcggcctcacccacgccgccagctcccacgccctcggcatccccgacgccctccccttgggccgtgccctgggcaaggttcccggcgaactcctcgtcatagccgtggaagccgaacgactcgacctcggcgtcggcctctcggccccggtggcggcggccctgcccgaggtcaccgccaccgtcctgaccgaactcgcccggctgggcatccgagcaccctccgccgccga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caacgagggcctgcagatcgacccgaaccgggcgagcggcggcggaccgggtatgggcggcggactggttctcggcggcggcgcactgggcctcatcgcactcatcgcgagcctgctgctgggcggcgatccgggcagcatcctgggccagttcacgggcgcggactccaacgccaagtcaggcacttcgaccctgcccgaccactgcaagacgggcgcggacgccaataagtacgtcgactgccgcgtgatcctcaccgcacagagtctcgacaacgtgtggggcaccgaactgcccaagcagaccaaccgcaaatacgtggtccccaagctggtcctgttctcgggcgcggtgaacaccggctgcggccgcgcctcctccgcggtcggccccttctactgccccgccgaccagaccgcctacttcgacaccagcttcttccaggagctggtcgaccgcttcggctccagcggcggcgctctcgcccaggagtacgtggtcgcccacgagttcggccaccacatccagaacatcctcggcgacatcaaccgcgcccagcgcgacccccagggccccacctcgggcgcggtccgcaccgaactccaggccgactgctacgcgggcgtctgggccaactacgccgacaaacttcctgcccccggctccagcacccccttcctgaagccgttgaccgacaacgacatccgcgacgccctctccgcggcctccgccgtcggcgacgaccgcatccagaaggccgccaccggccgggtgaaccccgaggcctggacccacggctcctcggaggaacgccagaagtggttcctcaccggctacaaaaccggccaggtcaaggcctgcgacaccttctccgccaaggacctcggcaacccacccccccaccgcagacccccccccccaccacgcacggggaacctcgccgtttccccccgcgcccaacccgtccatcaatcagcgcccccaccctcgattccactcggccagctgcagtggggtggatcgcggtggggcggggcgtcggcgtggcactttgggtgtgttcggggtgggcggcagaatcggcggcggcgggtgggtgcccgcaagggaattcggagggatgcgatgcggatggcgtcggcgacacgacttttcggcgaaacgggacatggggcggcgagcgcgggccagggcagcacgctcgtcggcacgcatgcggggatcggcagcggcgcaagggcgttcggctcggcacggggccggcgcatggcggccgccgccatgctggtggcggggatggtcgcgggggcgggcgggttcgccacagccgatccagcgcccgcgccgagcgtggcgctgttcacgctgaccgccatgcccgcgggctggcagacgcggaccgatctacgcccgtcgctcgagatccagtccgatgggcgggcggtcaaacgggccgatgcgaccgcgcagccggtgaacgggaccgtgcccgccgatgtgatcggggccgcggcgaacgaggtgaaggcgctggcggtggtggatatggggacgccggagcagagcgacaagggcacgtcgatcatcgactacatgccccaatcccccgatcaggacgtgcatttgatcgtgtacgcacccgaactgtccgacggcctcaccgatgagcagaaggcgtcccgcaagcgcttcgcggatctgttccagcgcctgctgaacgccttcgttccggc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caacgagggcctgcagatcgacccgaaccgggcgagcggcggcggaccgggtatgggcggcggactggttctcggcggcggcgcactgggcctcatcgcactcatcgcgagcctgctgctgggcggcgatccgggcagcatcctgggccagttcacgggcgcggactccaacgccaagtcaggcacttcgaccctgcccgaccactgcaagacgggcgcggacgccaataagtacgtcgactgccgcgtgatcctcaccgcacagagtctcgacaacgtgtggggcaccgaactgcccaagcagaccaaccgcaaatacgtggtccccaagctggtcctgttctcgggcgcggtgaacaccggctgcggccgcgcctcctccgcggtcggccccttctactgccccgccgaccagaccgcctacttcgacaccagcttcttccaggagctggtcgaccgcttcggctccagcggcggcgctctcgcccaggagtacgtggtcgcccacgagttcggccaccacatccagaacatcctcggcgacatcaaccgcgcccagcgcgacccccagggccccacctcgggcgcggtccgcaccgaactccaggccgactgctacgcgggcgtctgggccaactacgccgacaaacttcctgcccccggctccagcacccccttcctgaagccgttgaccgacaacgacatccgcgacgccctctccgcggcctccgccgtcggcgacgaccgcatccagaaggccgccaccggccgggtgaaccccgaggcctggacccacggctcctcggaggaacgccagaagtggttcctcaccggctacaaaaccggccaggtcaaggcctgcgacaccttctccgccaaggacctcggcaacccacccgccct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ctccattcgcctcgacgacttgatcgacggcatcaagaaggcccgccccgacgacatcctcgagcagctctccgatgccgtcgtgctgggcaaccacatcggcgaagtggccgaccatctcatcggccacttcgtcgaccaggcccggcgcttcggcgcgtcctggaccgaaatcggccagagcatgggtgtcaccaagcaggccgcgcagaagcgtttcgtgcccaaggctcccgccgatccggccgccctcgatccgaatgccggtttcgcccgcttcaccccgcgggcccggcacgtcgtgatggccgcccaggaggaagcccgggccgtcggcaatctcgaaaccagccccgaacacctggtcctcggcctgctcgccgaaccggaatcccttgcggtgaaggtcatcgaggccaagggcgtctccaccgacgccgtccgccgggtggccgccgccgcgctccccgccgccaccggcgacccggtgcccgccctcatcccgttcgacgcgcaggcccgcaagatcctcgaactgaccttccgcgaggcgctgcggctgggccacaactacatcggcaccgagcacctgctgctcgcgctgctcgaggtggagaacggcaccggcgtcctgtccggcctgggcctggacaaggactcggtgcaggccgacatcgcagccctgctgggctcgctgccggtgcccggtgtgaccgcgcccgccccggatgcccg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ggtgctcttgattaccggagatgccgccgaggatctcgaggtcatgtacccctaccagcgtctgctggaggagggctacgaggtcgatatcgcggcaccgacccggaagaaactccagttcgtggtccacgacttcaccgagggcttcgacacctacaccgagaagccgggccgaacctggcccgccgatctcgcgttcgccgaggtcgacccgagtcagtatgcggcactggtcattccgggcggccgggccccggagtacctgcgccgagatccggattgccagcgcatcgtccagcatttcgcggccgcccacaagccgatcgccgcactctgccacggaccgctgatcctggccgccgccggcgtactgcgagaccgttccgcgagcagctacccggcgctcgaacccgacgtgctcgccgccggcgcccaatgggtcgacagccccgaccacatcgacggcaacctcatcaccggccgcgcctggcccgaccacccccagtggatgcgagccttcctcgaggtcctccgcaaggaggtcggga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gacgggccagcacaccaccgtcgggcaaccggggggcggcgaccccaccccagcagcgcccgggatggcggatctggctgattccgttcgccgcgctggtggcgctgctgctggtgtcgatcctgatgcgcacgccagagtccgcctcgaccagcatcggctacagcgagttcctctccgatgtcgacgcacaccaggtcaagacgatcacgatcgagtcctcgggccaggcctcgggtgcgctgaccaatggacacgactacaagaccgtcattcccgcgcaggccggtgcggcgctgctggagcggctggagaaggcgggcgtggccgtcacggcgtcgccgccgccgaccacctcggggtggtcgcagttgctgaccttggcgttgatcgtcgggccgatcgtgttgatgctgtggtggtttcagcgcatgggccgcggcgcggcgagccagttgggcggcgcgatgggggtgggcaagtccaaggcgaaggtgttcgacaccgagcgcccgagtaccacgttcgacgacgtcgccggctacaccggggccaagagcgagatcagcgaggtgatcgatttcctgcgcgcgcccgaacggtatcgccgcgcgggtgcggtcgcgccccgcggggtgctgatgatcgggccgccgggcaccggcaagaccctgttcgcgcgcgcggtcgccgggcaggccgatgtcccgttcctgtcggtggccgggtcgagtttcgtggagatgttcgtcggtgtcggcgcggcccgggtacgggatctgttcgccgaggcccgcaaacgcgccccggcgatcgtgttcgtcgacgagatcgacgccatcggctcgcgccgcggcgggtcgtcgcagctggtggccaatgacgaacgcgagcagaccctcaaccaattgctctcggagatggacggattcgacccggccgtgggcatcgtggtgctggctgccaccaatcggcccgaggtgctggacccggcgctgctgcggccgggacggttcgaccggcaggtcaccattccgctgcccaccctcgacgaacgcgcctcgattctggcggtgcactgccgcggcaagcatctcgacccggatgtcgacatgcaggtgatcgcacgcggcacgcccgggttctccggggcggatctggccaacctcgccaacgaggccgccatctgcgcggttcgcgacgaccgcgaggtgatccgggcggcggacttcgagtccgcccgcgaccgcatcctgctcggccgccgcgaaggctcgaatgtgctgctgcccgaggagaagcacgcggtggcggtgcacgagagcgggcatgccctggtcgccgcgctgtccgcgcacgccgatccggtcgccaaggtcaccatcctgcccgccgggcagacgctcggcaccaccgaacagctgccgctggtcgagcatcacctctacggccaggactatctcaccgacaccctggcggtccggctcggcgggcgggccgcggagttggtcgtgttcggccagggctccaccggggcggccaatgatctggcccaggccaccgagctggccaccaaaatggttcgcgagttcggtctttccaaggcgctgggcccggtcggctatccgcggggcggctcggtcttcctgggcggcggcggatcggaactgtcgagccgtccgttcgccgaggccacccaggccgccatcgacaccgatgtcgcccggctgctgcgcgaggccgagcatcgggccgtggatctgctacaggcgcaccgggatgccctgcaaaagctggtcgaactgctgctggaccgcgaaaccgtcgacggcgcggacgtttacgcgctggtcggggatgcggcggccgaccggaaac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ctctggctggctcgacctgggcatcatcattttggcattgctggccgccacctccgggtggcggcagggtgcggtcgcctcggcgctggccttcctgggcgtcatattgggcgctgtcgccggcattctcatcgcgccgcacatcctcaagcacctcagcgagggccgcacccgggtgctggtcggcgtgctgctgatcgtggcgctggtgatcgtcggcgaggtcgcgggcatggtgctcgggcgcgcggcccgcggcggcatgcgcgatccgttcacccgcagcgtggacagcgtggtgggcgcgggcctgcaggcggtggcggtgctggccacggcgtggctgctggcgctgccgctgaccaactcctcgcagccgggtatcgcgaccgcggtgagcaattcgcaggtgctgcgcaatgtcgatcatgtcgcgccggactggctgcggcgggtgccgaccgacttctccaacctgctcaacacctccgggctgccggacgtgatcggcccgttcgggcacgtcccgatcaccgcggtggaaccgcccgacgcgggcgtgctgcaactgccggtggcccagcaactgcagagcagtgtgctgcgcatccgcggcatcgcgcccagttgccaacggcagctggagggttcgggcttcgtggtggcgcccgagcgcgtcatgaccaacgcgcacgtggtggcgggcaccaacagcgtcggagtggacaccgcgcgcggcaccctgcccgcgaccgtggtgctgttcgactcgtccaaggacgtggcgatccttgcggtgccgggcctgaacacgcagccgctggagctggccccggccgacgcgacctcgggggagagctcgatcgtgctcggctacccgggcggcggccgctacaccgccagcgcggcccgcgtgcgtgagacgctgaatcttaagggaccgaacatctatcgcgacaccgacgtcaagcgtgaggtgtacacgattcgcggacaggtgcgggccggtaactccggtgggccgctggtggacaccgacggtcggatcctgggcgtggtgttcggcgcggcggtcaccgatgaagacaccgggtacgtgctgacgctggacgaggtgcggccggaactggatgcggcggcgagcaagacgaccgccgtcggaacgggcagctgcgtgct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ctctggctggctcgacctgggcatcatcattttggcattgctggccgccacctccgggtggcggcagggtgcggtcgcctcggcgctggccttcgtaggcgtcatattttgcgctgtcgccggcattctcatcgcgccgcacatcctcaagcacctcagcgagggccgcacccgggtgctggtcggcgtgctgctgatcgtggcgctggtgatcgtcggcgaggtcgcgggcatggtgctcgggcgcgcggcccgcggcggcatgcgcgatccgttcacccgcagcgtggacagcgtggtgggcgcgggcctgcaggcggtggcggtgctggccacggcgtggctgctggcgctgccgctgaccaactcctcgcagccgggtatcgcgaccgcggtgagcaattcgcaggtgctgcgcaatgtcgatcatgtcgcgccggactggctgcggcgggtgccgaccgacttctccaacctgctcaacacctccgggctgccggacgtgatcggcccgttcgggcacgtcccgatcaccgcggtggaaccgcccgacgcgggcgtgctgcaactgccggtggcccagcaactgcagagcagtgtgctgcgcatccgcggcatcgcgcccagttgccaacggcagctggagggttcgggcttcgtggtggcgcccgagcgcgtcatgaccaacgcgcacgtggtggcgggcaccaacagcgtcggagtggacaccgcgcgcggcaccctgcccgcgaccgtggtgctgttcgactcgtccaaggacgtggcgatccttgcggtgccgggcctgaacacgcagccgctggagctggccccggccgacgcgacctcgggggagagctcgatcgtgctcggctacccgggcggcggccgctacaccgccagcgcggcccgcgtgcgtgagacgctgaatcttaagggaccgaacatctatcgcgacaccgacgtcaagcgtgaggtgtacacgattcgcggacaggtgcgggccggtaactccggtgggccgctggtggacaccgacggtcggatcctgggcgtggtgttcggcgcggcggtcaccgatgaagacaccgggtacgtgctgacgctggacgaggtgcggccggaactggatgcggcggcgagcaagacgaccgccgtcggaacgggcagctgcgtgctga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cctctggctggctcgacctgggcatcatcattttggcgttgctggccgccacctccgggtggcggcagggtgcggtcgcctcggcgctggccttcctgggcgtcatattgggcgctgtcgccggcattctcatcgcgccgcacatcctcaagcacctcagcgagggccgcacccgggtgctggtcggcgtgctgctgatcgtggcgctggtgatcgtcggcgaggtcgcgggcatggtgctcgggcgcgcggcccgcggcggcatgcgcgatccgttcacccgcagcgtggacagcgtggtgggcgcgggcctgcaggcggtggcggtgctggccacggcgtggctgctggcgctgccgctgaccaactcctcgcagccgggtatcgcgaccgcggtgagcaattcgcaggtgctgcgcaatgtcgatcatgtcgcgccggactggctgcggcgggtgccgaccgacttctccaacctgctcaacacctccgggctgccggacgtgatcggcccgttcgggcacgtcccgatcaccgcggtggaaccgcccgacgcgggcgtgctgcaactgccggtggcccagcaactgcagagcagtgtgctgcgcatccgcggcatcgcgcccagttgccaacggcagctggagggttcgggcttcgtggtggcgcccgagcgcgtcatgaccaacgcgcacgtggtggcgggcaccaacagcgtcggcgtggacaccgcgcgcggcaccctgcccgcgaccgtggtgctgttcgactcgtccaaggacgtggcgatccttgcggtgccgggcctgaacgcgcagccgctggagctggccccggccgacgcgacctcgggggagagctcgatcgtgctcggctacccgggcggcggccgctacaccgccagcgcggcccgcgtgcgtgagacgctgaatcttaagggaccgaacatctatcgcgacgccgacgtcaagcgtgaggtgtacacgattcgcggacaggtgcgggccggtaactccggtgggccgctggtggacaccgacggtcggatcctgggcgtggtgttcggcgcggcggtcaccgatgaagacaccgggtacgtgctgacgctggacgaggtgcggccggaactggatgcggcggcgagcaagacgaccgccgtcggaacgggcagctgcgtgctga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tggcgcatgcgggtggtgcacaccaccggatatgtctacgacgcgccggtggcccggtcgttcaacgaggcccggctcacgccgcgcgccgacagcaggcagaacgtgatcctcaatcgggtcgacaccgtgccctccacccggtccttccgctacgtcgactactggggcaccgtggtcacggccttcgatctgcacgcgccgcacaccgaattggaggtgaccagcgcctcggtggtggagaccgaacccttcgccgggcccgccgaggagctgtcctgggaggagttgcgcgacgacgccgtcggcgaccgcttcgacgaattgctcgagcccaccgcgtatgtcccgcgcgagcgccgcctggccacgatctcgcgccagctggcccggggcgtgccgcccgccaaagcggttgtccgcgcggccgaatgggtcaaccgggagatgacctacctgcccggcaccacctcggtgcacacctccgcggtgcaggccttcgccgaacggcaaggcgtgtgccaggatttcgcgcaccggacccagctgctgttgcgcggcatggggattcccggccgctacgtctccggctacctgcaccccgatcccgccgccgaggtcggagacaccgtcgcggggcagatgcacgcctgggtggaggcttggaccggccagtggtggggctatgacccgaccaacaacatccccgtcaccgagcaacacgtatccgtcggtgtggggcgtgattacgcggatgtgccccctttgaaaggtatcttcagcgggagcggctcgaccgatctcgaggtggtggtggagataacccgccta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tggcgcatgcgggtggtgcacaccaccggatatgtctacgacgcgccggtggcccggtcgttcaacgaggcccggctcacgccgcgcgccgacagcaggcagaacgtgatcctcaatcgggtcgacaccgtgccctccacccggtccttccgctacgtcgactactggggcaccgtggtcacggccttcgatctgcacgcgccgcacaccgaattggaggtgaccagcgcctcggtggtggagaccgaacccttcgccgggcccgccgaggagctgtcctgggaggagttgcgcgacgacgccgtcggcgaccgcttcgacgaattgctcgagcccaccgcgtatgtcccgcgcgagcgccgcctggccacgatctcgcgccagctggcccggggcgtgccgcccgccaaagcggttgtccgcgcggccgaatgggtcaaccgggagatgacctacctgcccggcaccacctcggtgcacacctccgcggtgcaggccttcgccgaacggcaaggcgtgtgccaggatttcgcgcacctgaccctgctgctgttgcgcggcatggggattcccggccgctacgtctccggctacctgcaccccgatcccgccgccgaggtcggagacaccgtcgcggggcagatgcacgcctgggtggaggcttggaccggccagtggtggggctatgacccgaccaacaacatccccgtcaccgagcaacacgtatccgtcggtgtggggcgtgattacgcggatgtgccccctttgaaaggtatcttcagcgggagcggctcgaccgatctcgaggtggtggtggagataacccgccta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aacaaactcgccggggcggccggcgctttcgccgtcgccctgggcaccgcgttcttcggcaccggagccgccgtcgccgatcccgcgcccgccgtcatcggcggtggttccgggatcatcattgatgaccagttcgagtgcacggtgaccaccatcggtcacgacggcgccgggcgcctggtcggcctcaccgccgggcactgcggcgatccgggggccaaggtctgggccgaaaagaaccgggccgcagggcagatcgggcagttcgtctactccaaccacgatctcgactacgccgtcatccagttcgatccgggccgcgtggtcccggtcaaccgggtcggcaatgtcgcgatcaccggactcggcggcccgcccggattccccatgatcgtctgcaaggagggccggaccaccggcaatacctgcggcgtctcctggggcgacgtcttcgccaccagcgtcgagacctggagccagatgtgcgtggtggagggcgactccggggctccggtggtcgtcggcaccaccctggtcggcatggtcaacgcctacctggcggtggcctgcttcgggcccgaggtcggcaccaatatgagctcgatcatggcggacctcaatggccgcggcggcatcggctcggggtactacccc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accccagacgcccgcacccacctgctaccgccaccccgaccggcccaccggtctggcctgcacccggtgcgggcgtccggcctgcccggagtgcctcaccccggccgctgtcgggcagcactgcgtggagtgcgtccagcagggccgcaatgacgtccggccggtccgcaatgcggccgggacccgggtgtcgcagataccgaccccgtatgtcacctattcgctgatcgcgatcaacgtgatcgtcttcgcggccaccgccttccaggcgcacagcgtgatgaacaacaaccgctcgcggctgttctacgactgggtgctggtgccgggcctggtcgatcagggcggcggctggatgcgggtgctcggctccggcttcctgcactacggtccgatccacctgctggccaacatgttcgcgctctacgtgctcggcccgtactgcgaggtggcgctgggccgcggccgtttcgtggccgtctacctggccgcgctgctcggcggttcggcggcggtgaccgcgctctcggatccgctcaccgcctcggcgggcgcgtccggcgcgatcttcggcatcttcggcgcggtgggcgtgatcatgctgcgcacccggcagaacctgacccagatcgcgatcctgctggcggtcaacctgatcatcacgttctcggtgcccggcatctcgatctgggcgcacctgggcgggctgctggcgggcacggtcgccaccgtcgggatcctgtatctgccgcgctggctcggcaccagggacacccgcatggccttgaacatcggctgggccgcaatcgtggcggtggcgttggccgccgtactggtgacggcgctcggcgcgcccagtctc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tgggcacggttatgcgaatgggttgaagacgttcgggcttctggtcgggatgtcggcgctgatcgtgttcgccggggcgatgttccgcaatcccacgattctggtcttctcgatcctgctggccgtgggtatgaatgcctacgcgtatttcaacagcgacaagctggctttgaaggcgatgcacgcgcagccggtgaccgagctggaagcccccgcgatgtatcgcatcgtgcgtgaattggccacggccgcaaggcaacccatgccgcgcctgtacatcagccccaccaacgcgcccaatgcctttgccaccggccgcaatccgcgcaatgccgcggtctgctgcaccaccggcatcctgcagatcctcgacgagcgcgaactgcgggcagtgctcggccacgagctctcgcacgtctacaaccgcgacatcctgatctcctcggtcgcgggcgcgctcgcctcggtgatctccgggctggcgcagatggccttcttcgcgggcatcttcggcggcaatcgcgacggcgagggcccgaatgtgattggcatcctgctggtttcgctgctcggcccgatcgcggcctcgctcatcaaactggcggtctcgcgctcccgcgagtaccaggccgaccaggacggcgcggaactcaccggcgatcccctggcgctggcctcggccctgcgcaagctggaacgcggcacccaggccgccccgctgccccccgagccgcagctgacggctcaatcccacctgatgatcgccaaccccttccgcaacggcgaggcgatggcgcgctggttctccacccaccccccgatggcggaccgtatcgcccgcctcgaggagatggccggtggaaaccgcaactacgagc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tgggcacggttatgcgaatgggttgaagacgttcgggcttctggtcgggatgtcggcgctgatcgtgttcgccggggcgatgttccgcaatcccacgattctggtcttctcgatcctgctggccgtgggtatgaatgcctacgcgtatttcaacagcgacaagctggctttgaaggcgatgcacgcgcagccggtgaccgagctggaagcccccgcgatgtatcgcatcgtgcgtgaattggccacggccgcaaggcaacccatgccgcgcctgtacatcagccccaccaacgcgcccaatgcctttgccaccggccgcaatccgcgcaatgccgcggtctgctgcaccgccggcatcctgcagatcctcgacgagcgcgaactgcgggcagtgctcggccacgagctctcgcacgtctacaaccgcgacatcctgatctcctcggtcgcgggcgcgctcgcctcggtgatctccgggctggcgcagatggccttcttcgcgggcatcttcggcggcaatcgcgacggcgagggcccgaatgtgattggcatcctgctggtttcgctgctcggcccgatcgcggcctcgctcatcaaactggcggtctcgcgctcccgcgagtaccaggccgaccaggacggcgcggaactcaccggcgatcccctggcgctggcctcggccctgcgcaagctggaacgcggcacccaggccgccccgctgccccccgagccgcagctgacggctcaatcccacctgatgatcgccaaccccttccgcaacggcgaggcgatggcgcgctggttctccacccaccccccgatggcggaccgtatcgcccgcctcgaggagatggccggtggaaaccgcaact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catcgcctgctgacaccaacgggggaacacatgaccacacccgctcgcatccgccgggagttccccggcatctccacccgcgcctgggagcatcccgccgaccgcaccgcgctggtcgggctgcggcagctgagcggattcgacaccctgctgcgcaccctgtcggggctgctgcaggaacgccagcaccggctcatgtacctggcgaccgcggtgcgggtggacgagcggcagttcgccaatatccatcagctgcgcgtggacgcggtcaggatcctggacgcgcagcgcacgccggagatgttcgtgctgcagcacccggaggccaatgccttcaccatcggcatggaccggcccttcatcgtgctcaccaccgggctgctggatctgctcgacgccgaggagctgcggttcgtggtcggccacgagctcgggcacgcgctgtccgggcacgcggtctaccggaccatgctcatgcatctgatgcggctggcggccaatatcggctggatgccggtgggcggctgggcattgcgcgcgatcgtggcggcgctgctggagtggagccgcaagtccgagctctccggcgaccgggccgggctgctggccgggcaggacgtggaggcctcggtccgggtgcacatgaagctggcgggcgggtcgcgggtggaccagatgagccacgccgccttcctggcccaggccgacgactacgaccgggcgggcgacctgcgcgacggggtgctcaaactgctgaacctggaattgcagacccacccgttctcggtgctgcgggcggcggagctgcggcgctggatcgccagcggcgactacgaccgcatcctcgacggccgatacccgcgccgggatcaggacaaggacgttcggatcagcgaggagatcaagcacgccgcacggtcgtaccgggagaatttcgagcagtccgcagaccccctgatccgcaccgtgcgcaacctgggccgggacttcggcgagacggtcggcacggtgggtcaggaagtcagcgaaacactgtcgaaactgggcaagcggatccgcggatccgacg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catcgcctgctgacaccaacgggggaacacatgaccacacccgctcgcatccgccgggagttccccggcatctccacccgcgcctgggagcatcccgccgaccgcaccgcgctggtcgggctgcggcagctgagcggattcgacaccctgctgcgcaccctgtcggggctgctgcaggaacgccagcaccggctcatgtacctggcgaccgcggtgcgggtggacgagcggcagttcgccaatatccatcagctgcgcgtggacgcggtcaggatcctggacgcgcagcgcacgccggagatgttcgtgctgcagcacccggaggccaatgccttcactatcggcatggaccggcccttcatcgtgctcaccaccgggctgctggatctgctcgacgccgaggagctgcggttcgtggtcggccacgagctcgggcacgcgctgtccgggcacgcggtctaccggaccatgctcatgcatctgatgcggctggcggccaatatcggctggatgccggtgggcggctgggcattgcgcgcgatcgtggcggcgctgctggagtggagccgcaagtccgagctctccggcgaccgggccgggctgctggccgggcaggacgtggaggcctcggtccgggtgcacatgaagctggcgggcgggtcgcgggtggaccagatgagccacgccgccttcctggcccaggccgacgactacgaccgggcgggcgacctgcgcgacggggtgctcaaactgctgaacctggaattgcagacccacccgttctcggtgctgcgggcggcggagctgcggcgctggatcgccagcggcgactacgaccgcatcctcgacggccgatacccgcgccgggatcaggacaaggacgttcggatcagcgaggagatcaagcacgccgcacggtcgtaccgggagaatttcgagcagtccgcagaccccctgatccgcaccgtgcgcaacctgggccgggacttcggcgagacggtcggcacggtgggtcaggaagtcagcgaaacactgtcgaaactgggcaagcggatccgcggatccgacg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gctcagcggattcgacggctcgtcctgggagcgaccctgctcaccgccgcggtcgcgctaccggcgggacctgcgaacgccgacaccgcacccggcctggaccggttctaccaccagagcctggactggcagccgtgcaatgacgcgaaactcgatgccgagggcgcgcagtgcgcgggcgtgcgggtgccgatggattacgacaatccgggcggccgcacgctgacggtcgccgtttcccgcatcgccgccaccgatccgagccgccgccgcggcatcctgctgtcgaatccgggcggtccgggcggccaggggctgcgctatacggccgcgatcgcggggatgctcaccccggacgtgcgcgcgcagtacgacctggtgggcatggacccgcgcggagtcggacgctcggatgcggtcagctgcacgattcccgtgccgtcgatgctgttctcggccggattcgatgttttcggcttcgcgcgcgacaccgccgtgggcgcggcgctggccgccgcgtgcgtgggcaccgatccggacaaggcgcggcacacgacgactcgcaataccgcgcgcgatatggatgtcatccgaagcgctttcggtgaatcgaaactcaacttctatggcgcgtcgtacgggacctacctggggtcggtctacacgcagatgttcggcgagcacgtcgaccgcatgatcctggacagtcccatcgatccggaccgctactacgtcggcctgtaccaggacatgggcgcgctcaatgaatacgcgctcgacgactgggcgagctgggcggcccggcacgacgacgaataccacttcggcgcgacccccgggcaggttcgagccttcgtcgaggatctcatccggcgctcggtcgggcacgagatctacggcagcggttacctggtcgacgagcacaccattcccatgatgctgctggccctgctggtgaatccgcagttgaacaccaacctcgccgaggtggtgcacatgctggacgtcggtgtggcgggcgggcccatcgatatggacgccctgaaggcgaagatcgtcgccgcggtgccgctggacgcctcggcactggccgcgatcatgtgcggtgacaaggccgcgccgcgcgatccggcctggtactacgcgaatgtcgacgccgcgcgccgcacgcagccggtgttcggcgcgttcgccaacaacatcaccgcgtgcgcgttctggcccgaaccggtcgagccgcccaccgagatccacaacacgacacccgatctga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gctcagcggattcgacggctcgtcctgggagcgaccctgctcaccgccgcggtcgcgctaccggcgggacctgcgaacgccgacaccgcacccggcctggaccggttctaccaccagagcctggactggcagccgtgcaatgacgcgaaactcgatgccgagggcgcgcagtgcgcgggcgtgcgggtgccgatggattacgacaatccgggcggccgcacgctgacggtcgccgtttcccgcatcgccgccaccgatccgagccgccgccgcggcatcctgctgtcgaatccgggcggtccgggcggccaggggctgcgctatacggccgcgatcgcggggatgctcaccccggacgtgcgcgcgcagtacgacctggtgggcatggacccgcgcggagtcggacgctcggatgcggtcagctgcacgattcccgtgccgtcgatgctgttctcggccggattcgatgttttcggcttcgcgcgcgacaccgccgtgggcgcggcgctggccgccgcgtgcgtgggcaccgatccggacaaggcgcggcacacgacgactcgcaataccgcgcgcgatatggatgtcatccgaagcgctttcggtgaatcgaaactcaacttctatggcgcgtcgtacgggacctacctggggtcggtctacacgcagatgttcggcgagcacgtcgaccgcatgatcctggacagtcccatcgatccggaccgctactacgtcggcctgtaccaggacatgggcgcgctcaatgaatacgcgctcgacgactgggcgagctgggcggcccggcacgacgacgaataccacttcggcgcgacccccgggcaggttcgagccttcgtcgaggatctcatccggcgctcggtcgggcacgagatctacggcagcggttacctggtcgacgagcacaccattcccatgatgctgctggccctgctggtgaatccgcagttgaacaccaacctcgccgaggtggtgcacatgctggacgtcggtgtggcgggcgggcccatcgatatggacgccctgaaggcgaagatcgtcgccgcggtgccgctggacgcctcggcactggccgcgatcatgtgcggtgacaaggccgcgccgcgcgatccggcctggtactacgcgaatgtcgacgccgcgcgccgcacgcagccggtgttcggcgcgttcgccaacaacatcaccgcgtgcgcgttctggcccgaaccggtcgagccgcccaccgagatccacaacgcgacaccggttctgatcatcgcgaccgtccacgacacccgcaccgcgtacccggaaggtcttgcgctgcaccgggatctgagcgactcacgcctggtcacgttggcggacaccagggttcacggcgccttccgtccgggactgagcccgtgcgtgatcgacgccgtgaacacctacctggccaccggtgcgcggcccgccggggatatcacctgcgagcccgacttctcctggttcccgcgg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gctcagcggattcgacggctcgtcctgggagcgaccctgctcaccgccgcggtcgcgctaccggcgggacctgcgaacgccgacaccgcacccggcctggaccggttctaccaccagagcctggactggcagccgtgcaatgacgcgaaactcgatgccgagggcgcgcagtgcgcgggcgtgcgggtgccgatggattacgacaatccgggcggccgcacgctgacggtcgccgtttcccgcatcgccgccaccgatccgagccgccgccgcggcatcctgctgtcgaatccgggcggtccgggcggccaggggctgcgctatacggccgcgatcgcggggatgctcaccccggacgtgcgcgcgcagtacgacctggtgggcatggacccgcgcggagtcggacgctcggatgcggtcagctgcacgattcccgtgccgtcgatgctgttctcggccggattcgatgttttcggcttcgcgcgcgacaccgccgtgggcgcggcgctggccgccgcgtgcgtgggcaccgatccggacaaggcgcggcacacgacgactcgcaataccgcgcgcgatatggatgtcatccgaagcgctttcggtgaatcgaaactcaacttctatggcgcgtcgtacgggacctacctggggtcggtctacacgcagatgttcggcgagcacgtcgaccgcatgatcctggacagtcccatcgatccggaccgctactacgtcggcctgtaccaggacatgggcgcgctcaat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gtgcccgcctcggccgaaccggcaaccgacccctacgtcgatgccctggccgacgccgcaccggctcccgccctgcaatggtccgactgcgactccggattctcctgtgcgacagcgcgagtgccgctggactacacccagcccgcgggccgcgccatcgagctgtcggtgatcaaactccccgccaccgatccggcccatcgaatcggcaccctgttcgtcaacttcggcggccccggccgctccggcgtggcgcgactgcgcgagcgggcgcactggccgtggctgttctccgacgccctgcgcgcccgcttcgacctggtgtcctgggatacccgcggcgtcgcgaacagcgcaccggtgcactgttttccggatgcgacggcacagcagctgttcttcgccgcctatcccccgatgcccggcacgcccgccgccgaagccccgttcttcgccgccgccaagaccctggccgacggctgcgcgcagcgcgcgggcgatctactgccgcacctgtcgaccgagaacaccgcccgggacctggatctgctgcgccgcgccgtcggcgacgacaagctgagcttccacggcatttcctacggcacctatctgggcgcgttgtacgccaacatgtttcccggccgggtgcgcgggctggtgctggatggctcgatggacttccgcggcaacgcgctcggagtcgatgacgccgccgccgatcggcccatcgacacccggcaggacgtcgccaccggaatcgcgggcacattcgatgccatgctcgacgcctgcgtcgccgccggacccgaatgcgccttctccgagggagatccacgggcgaaatggcaactcgtcctggaacgcgtacagcgcgaaccgatctcgtgggacggccaacgctacgactacggcaccgtcgtcgccgcggcgggccagctgtccaacccgtcgggctggccgatcctcgccgccaccctgcaacacctctacgacctgcgcgaaaccccgtacctgccaaccgatgcgctcgccgagtccgctgtgctggtgcgcgagctcgccgatgtcggcacgggcggccccgaatggctgggcggcaccggcgcgaatacctacgacgacaactacactgaagccttccacgccgtccagtgcgccgacagccgcgtcccccgcgacgagcgccgctacagcgccctcgcactgaccgaagaccagcgggtccccgtcttcggccgcctcggcgtcctcgacgccctgacctgcgcctactggccgcaggccgcggtacgtccctacaccggcccgtggaaccgcaaaaccgccccgatcctgatcatcaacagccgcaacgaccccgccacaccactggccggagccgccgcgggcgcagcggaattggccgacgcgcacctactggtggtcgagggcgcggggcacagcagcatgtacgtgcacagcacctgctccgaggccgccaagcgcgagttcctcaccgccggtacgcttcccgcggtcggggcgacctgccccatcgacggaaaccccttc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aagttcatggcgcgccgcgccgcggttcgagcagccaccgtcgctttcgcctcgaccgtcctgttggtccccttgctcagcaccgccaccgcggacccggcgtccccggatcaacttgccgccgagaagcttccggccgagctgatcgcggccatcgcgcgcgatctgaagatgacgcccgccgagtacctggaccgggccgcgcaggcccagcaattgcgcaactacgcaacgactttccgcagccagcggcccgacgacttcgcgggcgcgtggctggccaccgacggcaagccggtcatggccgtcacctcgctggatgccgccaagatcgccgccgacgccggctaccagacccggctggccccgatcagcgccgacaatctggagaattcggccgaccagctgaacatgtggatcgccagcctgccgctggatctgtccagcgccatcaactcggtcgccatcgactttctcaacagccagctggtgctcagcgtcgcgaacaccccggccgggcatttgctgaacctgcccacgctgatcgccaatatcaaggtgatgctgtcacccgattccggcggtccgatcgagcgccgaccgatgggcggcgacacttacatcaccgcgcccactccgctcggcgattcctcgctgcacagcgtggatgtgtgttccttcggtttcaacagcgtggattccgccggaaacgcactgaacatcagtgccgggcactgcaatccgaatgtggagaagggcacttccgccgatgtctacattccgaatgtgaaaaacctggcggccagcccgaaggtgggcagtttcgtctcctcgaatctgggcggccgcagcgcgctcgactattcggtcatcaagctgaacgacgaggcggtgcgcgcgggcatggatgagccgacggtgcgcggcgccaacggcaccaccctgaccatcaccggtgtggccgacccgatcaccggcgcgccggtctgcaagtcggggcaatcgtccaccttcacttgcggtttcgtggtggccgaccgggtcgagacccaattgttcacctcggagggccagtccaagacggtgcgcggtttcgcctccagcgcctgcaccctgggcggtgacagcggcggcgcgatcgtgtcgggcacgctggcgctgggcatcaccagcggttcgaacgcggccgacgcgccgaactgcaacgaggccaacaccgcgctggcgcagtacggtggaaccgcgtcgctgggcatcccggtgcgcgcgattctcaccgaaatcgacgccaattccggtggcggcgtcggcagcggaattcaggtgcggacgcggtcca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tggactcgggccgctctgctggcgtcgacactgtcggtattggtgaccaccgcctgcggggccgggccgtcgaaccggcccgccgtcgccgtggaccagccgcatcaggccggtgccgaggtcagcaccgcgcccgccgacgccgtcccgcccgcgcccgaggtgcccaaggtcgagttgaactggcgcgactgcacggtgccgaccttcaacctgctgtcgctgggcgcgccgccgcaggggctggtgctcgaatgcgccgaatacccggcgcagaaggacgtggccgcaaccgtgcccgggaacttcaagaactcggccatccgagcccgctatgaccgcacccccaaggacgccgcaccgctcatcctgacctccggcaacgaccggtcctcgacggccaccctcgccgggctggcggccggcaacgccagcgcgctgctggcggtgcggcccatcatcgcggtggaccggcgcggcatcggcagctcggtgccgatcacctgcatgaccgaccagcagcggcggatcattgccgaccagggccaattcaccaggggcggaaccgatcccgtggacgccatgagcggtctcggccgcgaggccgcggtcgcctgcctcgacttcctggctcccgaacagggcgtgtgggacgcgccgcacgccgccgacgacatcgagcagctgcgcaagcagttgcaggtcgatcacctcgcgctgatgggcaccggcaccggggccaatgtggcgctcaactacgcacgcaagtacgggcagcatctgggtcggctggtgctggattcgccgcaggccgtgggactcgacgccaatgggcgcgccgagcagcgggtcaagggacaggaggccgcgctcaccgcgtacgcgcagcgctgcgcctcgctcaagtgctcgctcggggccgatccgcgggccgcggtcatcgacctcgtgaaccgcgccggcgccgggcaattcggcgaactgtcggcgtcggcgctggtcaccaccctgaccgggttcctgggtgactcacgcacacagggcaatccgcagatcaccgaattcgccgacgcgctctcggccctcggccgcggcgaccgcgccccactcaccccgttcgtgctgcgcgccgccgccatcgccaccgacggcgaattcgtcaaccgttgcagcgacaaccacgagccctccaccccggtcaaggccaaggaactcgaaaccgcctgggccacccagtatccgatcttcggcaaggtggccgccatcgacctgatgacctgctcctcctggcccgccgccgcccccctcgcccgccccgagaagctcgagctccccgtcctggtcctcggcggcagcgccgatcccgtggtcggccaggacggccgccccaccgtcaccggcgctctcaccaacgccggcgcacgccccgccaccgtggtctggcagggctggggccaccccgccttcgcccactccggctgcgcccagcaagctctcaccgactacctcaaatccgccaaactccccgccgacggcaccgcctgc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cggctccgggtactgcaccgcacggtctacgtgtactcggacgtcgtcaccagctcctacggccgcgcctatctcacgccgcgcgggttcccggggcagcgcctgctctcgcatgacattcggatcgacccggtgccatcggacaggtcggtcggtaccgatgtctacggcaacaccaccctctacttccaggtcaccgccgaacaccgccgcctcgaggtcaccggcgaatccctcgtggagatctcacccccgatcgactccggtgacgaacctacctgggaacaggcccgccccaccaccgggaacggcccgctcgcagtcgaattcaccctcgacctcacgcccgaggaaatcacccccgaggtcgccgactacgccgccgcgtccttcccgcccggccgcccgctgctggaagcggtcaaggagctgaccgcccgcatccacaccgatttcacctacgaatccggctccaccaccgtgagcaccagcgtcgccgacgtcttcgccgaacgccgcggcgtctgccaggacttcgcccgcctcggcatcgcctgcctgcgctcgccgggcctggccgggcgctacgtctccggctacctcgccaccgacccgcccccgggcaaggaacgcatggtcggcgcggacgccacccatgcctgggccgccgtctggcacccgggcgacccggccgcgaacggcgagccgggccactggatcgcctgcgaccccaccaacaatcagttcgccgacgaccgctacgtcaccgtcgcctggggccgcgactacgccgatgtcccgcccctgcgcggcatcatctacaccgacgccaaggaatccaccatcacggtctcggtcgatgtggccccgagtccggccgat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cggctccgggtactgcaccgcacggtctacgtgtactcggacgtcgtcaccagctcctacggccgcgcctatctcacgccgcgcgggttcccggggcagcgcctgctctcgcatgacattcggatcgacccggtgccatcggacaggtcggtcggtaccgatgtctacggcaacaccaccctctacttccaggtcaccgccgaacaccgccgcctcgaggtcaccggcgaatccctcgtggagatctcacccccgatcgactccggtgacgaacctacctgggaacaggcccgccccaccaccgggaacggcccgctcgcagtcgaattcaccctcgacctcacgcccgaggaaatcacccccgaggtcgccgactacgccgccgcgtccttcccgcccggccgcccgctgctggaagcggtcaaggagctgaccgcccgcatccacaccgatttcacctacgaatccggctccaccaccgtgagcaccagcgtcgccgacgtcttcgccgaacgccgcggcgtctgccaggacttcgcccgcctcggcatcgcctgcctgcgctcgccgggcctggccgggcgctacgtctccggctacctcgccaccgacccgcccccgggcaaggaacgcatggtcggcgcggacgccacccatgcctgggccgccgtctggcacccgggcgacccggccgcgaacggcgagccgggccactggatcgccttcgaccccaccaacaatcagttcgccgacgaccgctacgtcaccgtcgcctggggccgcgactacgccgatgtcccgcccctgcgcggcatcatctacaccgacgccaaggaatccaccatcacggtctcggtcgatgtggccccgagtccggccgat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ctgccacgtatgcgcttctccatgcctgccgcgggccgacgcccgcggtcccttgtccgtactgcggcgatcgcggcgacctctgtgctcgtcgccggacccctggcggcgagcgcacacgcggaacccgcgacccccgatctgcccgcccagctgatcgcggccatcacccgcgacctcaagatctccccgcaggactacctggcccgggccgacaccgcacagaaggtggccaccttcgccaccaccgcgcagcggcagttcccgcaggtcttcggcggcgcctggctggacgagaccggcaaggccgtcgtggcgctggccccgggcgagggcgtggacaaggcccgcaaggccgtgcaggacgccggtttcaccgccaaggacgtgagcaagagcgagaccacgctgcgcggcgagaagaacgccttccagcagtggctcaaggatcagcccgagtccgtggcgaaggccatccggggcgtggccatcgacaccttgaacaacagcatcgcggtgcgggtggacaagcccgatctgccgctgccgggcttcgtggacccggcccgcgtcatcgtcatgaccgcaccgccggtcggcggcgagggccagaacgtgccgcaggccaccgagatcgcgggcgcgggcccgcgcgccatcgccgccggcgaggcctacgcctcggtcgccggccgcatgtcgctgcgctgctcgctcggcttcaacggcaccgacggcaacggcaatgtcgtcaatatcaccgcgggccactgcaacccgaacatcgcggccaccggcggcgcgaactcgccgagcgtgtaccagctcatcggtgacagccgcggtcccgaggtcggccagttccagaagtcggtgctgggcaacgaggactactcgatcgtcggcatcaacgaccagttccgcgacgccttctccaacccgttcgtaaccgtcccgggctcggcctcgatcgccgtcaccggcgtggccgtgccggtggtcggcgcgccggtctgcaagtcgggtgcgcgcaccggcttcagctgcggcgtggtgaacgccgtggaccagaccgtccaggtcggcgaccgcctgctgacccagtccttctccgccaatatctgtgccctgcccggtgattcgggtggcccgctggtgaccggcacgctggccctgggcatcgccagcgcatcctcggtcgccgactacccgatctgcgagatcccgaacctgctcggcctgatcaccggcaacaccccgcagctgttcgcgcagccggtgagcaccgtgctctccgacaacccgggactgcgggtccgcacca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ctgccacgtatgcgcttctccatgcctgccgcgggccgacgcccgcggtcccttgtccgtactgcggcgatcgcggcgacctctgtgctcgtcgccggacccctggcggcgagcgcacacgcggaacccgcgacccccgatctgcccgcccagctgatcgcggccatcacccgcgacctcaagatctccccgcaggactacctggcccgggccgacaccgcacagaaggtggccaccttcgccaccaccgcgcagcggcagttcccgcaggtcttcggcggcgcctggctggacgagaccggcaaggccgtcgtggcgctggccccgggcgagggcgtggacaaggcccgcaaggccgtgcaggacgccggtttcaccgccaaggacgtgagcaagagcgagaccacgctgcgcggcgagaagaacgccttccagcagtggctcaaggatcagcccgagtccgtgtcgaaggccatccggggcgtggccatcgacaccttgaacaacagcatcgcggtgcgggtggacaagcccgatctgccgctgccgggcttcgtggacccggcccgcgtcatcgtcatgaccgcaccgccggtcggcggcgagggccagaacgtgccgcaggccaccgagatcgcgggcgcgggcccgcgcgccatcgccgccggcgaggcctacgcctcggtcgccggccgcatgtcgctgcgctgctcgctcggcttcaacggcaccgacggcaacggcaatgtcgtcaatatcaccgcgggccactgcaacccgaacatcgcggccaccggcggcgcgaactcgccgagcgtgtaccagctcatcggtgacagccgcggtcccgaggtcggccagttccagaagtcggtgctgggcaacgaggactactcgatcgtcggcatcaacgaccagttccgcgacgccttctccaacccgttcgtaaccgtcccgggctcggcctcgatcgccgtcaccggcgtggccgtgccggtggtcggcgcgccggtctgcaagtcgggtgcgcgcaccggcttcagctgcggcgtggtgaacgccgtggaccagaccgtccaggtcggcgaccgcctgctgacccagtccttctccgccaatatctgtgccctgcccggtgattcgggtggcccgctggtgaccggcacgctggccctgggcatcgccagcgcatcctcggtcgccgactacccgatctgcgagatcccgaacctgctcggcctgatcaccggcaacaccccgcagctgttcgcgcagccggtgagcaccgtgctctccgacaacccggggctgcgggtccgcaccac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ggttggatccacgaggcttcgctggacgggctgtgcctgatcgagggccacacggacgtagaccgtcattgtggagcacattcggacctggtgcgcgagtaccggctgtcgtgggagatgctgcccgacgcggcgctggacgatgcgggcgtgtgggaggcgttgctggacaacgggatgccgcagaccgcgctgatgcggcagctgccgcggctgacccggctcggtctgctggccccgctgggcgcgcggacgtgggcgatcgccgagcagttggccgatcgcgaccggctgcgccgggctcgggtgcacccggtgaatgtgtttgtcgcgcagcgaacctacgcgaaggcgcggtcggtacgtggtgaaagctcttgggagccttcgcgtccgatcgtggatgttctcgacgcggcgttctacgcggcattcgaggcggtcgagccgaccggtaagcggcacctgttcgcgctggccgtgtccgggtcggtgacggcgtccgtctcgggtatgccgttgagtgcccgcgaggcgtcggccgcgctggcgctggtgaccacgtcgatcgaatccgagtgccagatagtcggattcacctcgggcagcgggtacggttcgcggcgggacaccggtctgactccgctgtcgatcagcccgcgtcagcggctcgaggacgccatccgcgcggtcagcgatctgccgttcggcggcaccgattgcgcgctgccgatgctgtacgcgctggagcgcaagctccacgtcgacgtgttcgtggtcgccatcgacaacggagacgtgggcgggccggatgcatccgcatcaggcgctggcgcagtaccggcgcgaggtcaacccgcaggcgaagctggtcgtgatcggcatgacggccacgaacttcacgatcgctcttccggacgacgcgggaaggttcgatatcgccggtttcgattcggcggtaccggctttgctggcggacttcgcgcgcgggctctgacggccggttccggcaggtcgctgccacccggtggaatcaccgggtggcagtggcccgtgagtctggatacggtcgcagcgtgtccggaa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ttgtcgcttacgctttccggatgcggccagtcgaaaacgcccgaacagcgatccccggtctcgggcggcgaagatgccacggcgttgaaagccttctaccggcaggagcccacgtgggtgccctgtgaggatgggaagcaatgcgccaaggtcgaggtgccgctcgaatacgcggatccggacgggcggcgtatcgagttggcgttgctgaaatcgccggcgacagactcgacccgccggatcggctcgttgctggtcaatccgggtgggccgggcgattcgggcgtcaggttcgcggtcgatccaagttgggccacccctgaagtgcgggcgcgatacgatatcgtcgggttcgatccgcgtggtgtcggaagcagcagtccgatcgtgtgcatggattcttcgcaggtggaccatctcgacgctgagcaaagagccgccgaggcggcaggagaccgaagtcgtcttctacaattggcgagggattattccgactcctgcagatccacctttgcctggctgctgccacatataggaacagagaacgtcgctgcggacctggatatcctgcgggcggtcctcaaagacgacaaattgcacttctatgggcactcctatggaaccctgataggccagtactacgcggagagatttccggacaaagtcggcaggatggttctggactcgctcatggacgcatccctttctcagggcgagttcatgattggagtggccgagtcgctcgatacggtcttcgagaatttcgtaaagcgttgccttgccgaaacatgtccgctcggcgacgatgcgggcgcggtgcgcgataaggtcgtggacatgatcggccgtgccacggccgcaccgctttctgtcgagg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tggctggatggggagtgaggcgttcgacgccggggagttcgcggcggaactgcagcggatcatcaaggccacggcggatgcggtgtccggggacgggcaggtcaatccgctggtggagaaggtgttcgggcatttgggggtggagctgaccgcggtcacgatggtgacccaggagtggccggggtgggagcacgcgaatgtccagcgcggggtggatgcctatgtggccgaatgcgggtccgcgcccgactggttcgggatagcgggggcgcagcggtcgggcgacgacctcatgggactgctgacccatgcccgccgccacgggttctatgaactcggcacggtcgattacacgacggtggccatcggcccggacaaatccaccgaggccgtgaagctcggcctggtgaacaccaccgcgccgaaccgtgagccggtggtgctgtgcgtgcgcggcgcggatccccggtacgggaatcagatgtgtcagctggtcgtgcttgcggccgaacgggttaccgccaccgccgcccgcgagcggatcgaacagctgatggccgagcacgacgtgtaccggggtcaggtgctgtccttcggagtcagtgagcatcgcggcaacgagttggtcagtttcctgccgcgcccgcacctgagcccggcggacgtggtgctgcccgacggcgtgctggatctgatcgaacgtcacaccgtcggcatcgccgagtacgggcagcgattgcgggcggccgggcagcacgtgaagcgcggtctgctgctgcacggtgcacccggcaccggcaagacccacaccgtccgatatctgatggggcggcttcccgacacgaccgtcatcgtgatcagcggtccggccatgcgcatgatcgatcccgccgccgcgctggcgcgacgcctgcaaccgagcgtggtcgtggtcgaggacgtcgacctcatcgccaaggaccgcagttacagccccagcggaaatcccctgctgttcagcctgctcgatgccatggacggcatcggcggcgacgccgatgtcaccttcttgctgaccaccaatcgcgccggggaactcgagacggcgctggccgaccggccccgccgcgtggatatcgcggtggagctaccgcgccccgaccccccccgccgcgcggcactgctcgccctctacagcagcggtctgaccgtgaccgccgacctcggcccgatcgtcgcggccaccgccgagcagaccgcctccttcatcaaggaactgctccgccgcgcggcactgcgcgccattaccgcacaaccggaacgggaccgggtgatcgtggacgatgccgagctgaccgccgcgctggccgaaatgaacgacgccgcttcggctctcacccgctcactgctcggcgcgccgacagaccggacctcgcactcg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tggctggatggggagtgaggcgttcgacgccggggagttcgcggcggaactgcagcggatcatcaaggccacggcggatgcggtgtccggggacgggcaggtcaatccgctggtggagaaggtgttcgggcatttgggggtggagctgaccgcggtcacgatggtgacccaggagtggccggggtgggagcacgcgaatgtccagcgcggggtggatgcctatgtggccgaatgcgggtccgcgcccgactggttcgggatagcgggggcgcagcggtcgggcgacgacctcatgggactgctgacccatgcccgccgccacgggttctatgaactcggcacggtcgattacacgacggtggccatcggcccggacaaatccaccgaggccgtgaagctcggcctggtgaacaccaccgcgccgaaccgtgagccggtggtgctgtgcgtgcgcggcgcggatccccggtacgggaatcagatgtgtcagctggtcgtgcttgcggccgaacgggttaccgccaccgccgcccgcgagcggatcgaacagctgatggccgagcacgacgtgtaccggggtcaggtgctgtccttcggagtcagtgagcatcgcggcaacgagttggtcagtttcctgccgcgcccgcacctgagcccggcggacgtggtgctgcccgacggcgtgctggatctgatcgaacgtcacaccgtcggcatcgccgagtacgggcagcgattgcgggcggccgggcagcacgtgaagcgcggtctgctgctgcacggtgcacccggcaccggcaagacccacaccgtccgatatctgatggggcggcttcccgacacgaccgtcatcgtgatcagcggtccggccatgcgcatgatcgatcccgccgccgcgctggcgcgacgcctgcaaccgagcgtggtcgtggtcgaggacgtcgacctcatcgccaaggaccgcagttacagccccagcggaaatcccctgctgttcagcctgctcgatgccatggacggcatcggcggcgacgccgatgtcaccttcttgctgaccaccaatcgcgccggggaactcgagacggcgctggccgaccggcccggccgcgtggatctcgcggtggagatcccgcgacc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tggctggatggggagtgaggcgttcgacgccggggagttcgcggcggaactgcagcggatcatcaaggccacggcggatgcggtgtccggggacgggcaggtcaatccgctggtggagaaggtgttcgggcatttgggggtggagctgaccgcggtcacgatggtgacccaggagtggccggggtgggagcacgcgaatgtccagcgcggggtggatgcctatgtggccgaatgcgggtccgcgcccgactggttcgggatagcgggggcgcagcggtcgggcgacgacctcatgggactgctgacccatgcccgccgccacgggttctatgaactcggcacggtcgattacacgacggtggccatcggcccggacaaatccaccgaggccgtgaagctcggcctggtgaacaccaccgcgccgaaccgtgagccggtggtgctgtgcgtgcgcggcgcggatccccggtacgggaatcagatgtgtcagctggtcgtgcttgcggccgaacgggttaccgccaccgccgcccgcgagcggatcgaacagctgatggccgagcacgacgtgtaccggggtcaggtgctgtccttcggagtcagtgagcatcgcggcaacgagttggtcagtttcctgccgcgcccgcacctgagcccggcggacgtggtgctgcccgacggcgtgctggatctgatcgaacgtcacaccgtcggcatcgccgagtacgggcagcgattgcgggcggccgggcagcacgtgaagcgcggtctgctgctgcacggtgcacccggcaccggcaagacccacaccgtccgatatctgatggggcggcttcccgacacgaccgtcatcgtgatcagcggtccggccatgcgcatgatcgatcccgccgccgcgctggcgcgacgcctgcaaccgagcgtggtcgtggtcgaggacgtcgacctcatcgccaaggaccgcagttacagccccagcggaaatcccctgctgttcagcctgctcgatgccatggacggcatcggcggcgacgccgatgtcaccttcttgctgaccaccaatcgcgccggggaactcgagacggcgctggccgaccggcccggccgcgtggatctcgcggtggagatcccgcgaccggacgcccgcggccgcgcggcactgctcgccctctacagcagcggtctgaccgtgaccgccgacctcggcccgatcgtcgcggccaccgccgagcagaccgcctccttcatcaaggaactgctccgccgcgcggcactgcgcgccattaccgcacaaccggaacgggaccgggtgatcgtggacgatgccgagctgaccgccgcgctggccgaaatgaacgacgccgcttcggctctcacccgctcactgctcggcgcgccgacagaccggacctcgcactcg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tggctggatggggagtgaggcgttcgacgccggggagttcgcggcggaactgcagcggatcatcaaggccacggcggatgcggtgtccggggacgggcaggtcaatccgctggtggagaaggtgttcgggcatttgggggtggagctgaccgcggtcacgatggtgacccaggagtggccggggtgggagcacgcgaatgtccagcgcggggtggatgcctatgtggccgaatgcgggtccgcgcccgactggttcgggatagcgggggcgcagcggtcgggcgacgacctcatgggactgctgacccatgcccgccgccacgggttctatgaactcggcacggtcgattacacgacggtggccatcggcccggacaaatccaccgaggccgtgaagctcggcctggtgaacaccaccgcgccgaaccgtgagccggtggtgctgtgcgtgcgcggcgcggatccccggtacgggaatcagatgtgtcagctggtcgtgcttgcggccgaacgggttaccgccaccgccgcccgcgagcggatcgaacagctgatggccgagcacgacgtgtaccggggtcaggtgctgtccttcggagtcagtgagcatcgcggcaacgagttggtcagtttcctgccgcgcccgcacctgagcccggcggacgtggtgctgcccgacggcgtgctggatctgatcgaacgtcacaccgtcggcatcgccgagtacgggcagcgattgcgggcggccgggcagcacgtgaagcgcggtctgctgctgcacggtgcacccggcaccggcaagacccacaccgtccgatatctgatggggcggcttcccgacacgaccgtcatcgtgatcagcggtccggccatgcgcatgatcgatcccgccgccgcgctggcgcgacgcctgcaaccgagcgtggtcgtggtcgaggacgtcgacctcatcgccaaggaccgcagttacagccccagcggaaatcccctgctgttcagcctgctcgatgccatggacggcatcggcggcgacgccgatgtcaccttcttgctgaccaccaatcgcgccggggaactcgagacggcgctggccgaccggcccggccgcgtggatctcgcggtggagatcccgcgactggccgcccgcggccgcgcggcactgctcgccctctacagcagcggtctgaccgtgaccgccgacctcggcccgatcgtcgcggccaccgccgagcagaccgcctccttcatcaaggaactgctccgccgcgcggcactgcgcgccattaccgcacaaccggaacgggaccgggtgatcgtggacgatgccgagctgaccgccgcgctggccgaaatgaacgacgccgcttcggctctcacccgctcactgctcggcgcgccgacagaccggacctcgcactc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tgtcaaccgtaagagaagtacgcgatccatcgccagacgactgggcacggccactgcggccgcctcactgctggcggtcgccggactggtcggtgacttgggcgggacgcttccggcgtcggctgcgccgccggaagccgggatggacagattcctgaagcagcaggtgaagtggggcgcctgcgacgactacccgggcggcagtgagttgcctggaaagggcttgcagtgcgcgcgtgtcacggtgcccatcgactacaagaagccggatgggaaaaccgcggagattgcgatctcgcggctggctgccagtgggcggaagatcgggtcgctgctcaccaatcccggtgggccgggcgggccggggctggcggagccggtgttgctgtcgaaaaccaagctggccgaacgcttcgacatcatcggcgtcgatgttcgcgggctcggagcctcgacgccgagtgtgcagtgccagtcgtcggcggagtcgcagttcgattggaagggcagttcgcacgatcggagcgacgcgggtatcgcgcagaccgagaaggatgagcagacctatgtcgcgagttgtcgtgcgcgtaccgacaaggatctgctggaatatgccggaaccgttgatgtggcacgggatttcgatctcattcgtacggtgctcggcgatgagaagctgaactatctgggctattcgtacgggactcggctcggctcgacgatcgccgaactgttcccgaccaaggtgcgggcgatggtgctcgacggtggggtggatccggcgcagggcctgttctcgagtcaatcggcggccttccagcgcgccttcgaggactacgccacctcgtgcgccaagtccgcggactgcccgctgggcaccgatccgaaactggcgacgcagaagttccgggagctggcgctgccattgctcgaccaccccgtccccacctccaagtcccgcacgctcggctacagcgccgcgatcgacgccgtcgaaacgacgctctacagccagaatgcctggccgacgctcaccaaggggctgaccgagctgacccggggcaatggcgataccctgctggctctgcacgaaatcgacagcggctccgattccaacgtgttcaacgcggtgcgctgcctcgaggagaagcgggtcaccgatcgcaccgaagccgccacgcgggaccgcgaaaaccgcagcgccgcaccgtttcgcgatgacgggcgcggaaccggcaaggcacccttggacgtctgcgccttctggccgatcaagccgacggcgcagccgcacaccccgaaggtgtcggggttgccgaaaatcgtggtggtggcgaccaccgacgaccccgccaccccgtacaagtccggtgtcgcgctggcgaaggccttcgatgccggtctgatcacctatgaagccgagcagcacaccgtcttcggcgacggtgtcgcctgcgtcgacgatccggtggtgaagtatctgaccgaactcaccgtgcccgccgacggactccgctgcgcggcacct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gttgcgtcgagccttccggctgaacggcttcgtcatgttgggggtactggtactgctggtcgtcgcgatcgcggccgagacgtacgggttgaacgggcggggcaatggtgacgggggttcgtcgaccgtgctcggtgtgctgctggcggtgacgattctggccgccgtgctggtggcgtcgggtttcattaccgtgaatcccaaccaggccaaggtgattcagttcttcggccggtacatcgggtcggtcagtgaggccgggttccattgggtgacaccgttgtccagccggcgcgggatctcgttgcgggtgcgcaacttcgagactcagaagctcaaggtcaatgattccgacggcaatccggtcgagatcgcttcggtcgtggtctatcaggtggtcgacagctacaaggccgccttcgccgtcgacgactacgaggacttcgtgaccacccagtccgagaccgcggtccggcacctggccaccactcacccgtatcagaccgatgattcgggcaccgcgagcctgcgcgacggcaccgaggtcgccggtgagctcaccgccgaactgcgcgaacgcacccagctggccgggatcgagatcatcgaggcccgcatcacccacctggcctacgcgccggagatcgcccaggccatgctggtccgccagcaggccgcccaggtggtcgccgcccgcagccgcattgtcgaaggcgcggtcggtatggtcggcatggccctggaccgcctctcggaacagggtgtggtcgaactcgacgaggagcgcaaagcggcaatggtctccaaccttctggtggtcctctgcggtgaccgctccgccgcccccgtcgtcaacgccggctccctct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tgttctgtatctgttgattgggtggctggccgcccttgccgttattgccgggatcgcgctgggggccggggtgcgggtcgtgacccagtacaagcggggtgtggtgctgcggctggggcgggtgcgggcggtgcgcgatccgggaatgcggctgctgattcccggggtggacaagatgagcaaggtctccatgcgggtggtgaccatgccggtgcccgcgcaggaggggatcacgcgggacaatgtgacggtccgggtggacgcggtcgtgtacttccgggtggtcgatccggtacgggcgttgatcgaggtgcaggactatctgttcgccgtcgcgcaggtggcgcagacgtcgctgcggtccatcatcggcaagagcgagctggacgatctgctgtccaatcgcgagcagctcaacaaggggctggagttgatgatcgacagcccggcgctgaactggggcgtgcacatcgatcgcgtcgagatcaaggacgtggcgctgccggatgcgttgaagcgctccatgtctcgccaggccgaggccgaacgcgagcggcgggcgcgcgtcatctccgccgagggggagttgcaggcgtcggagaagctggcgcaggccgcggcgaatatggccaaggcgcccgcggccctgcaactgcgcttcctcgaaacggtggttcaggttgcggcggagaagaattcgaccctggtgttgccgtttcccgtggagctactccgatttctggaacgcagcacgcccgggcacgtagcggtcgcgcaggaacaagagcgggagcaggagcaggaggccccggcacaaccggctctcgctcccgggcaaccggctcccgctgctgagcaaccggtccaggcgctcgcgcaaccggccgtggttcccgccgtctccgagctgatggcaatgctcacgcgccccggcatccaggaggcgctggcggcgctggaacagccgggcgcacaagggaagacgaacgcggccggtgctccgggcgtgggcaaggagtcgg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gttctgtatctgttgattgggtggctggccgcccttgccgttattgccgggatcgcgctgggggccggggtgcgggtcgtgacccagtacaagcggggtgtggtgctgcggctggggcgggtgcgggcggtgcgcgatccgggaatgcggctgctgattcccggggtggacaagatgagcaaggtctccatgcgggtggtgaccatgccggtgcccgcgcaggaggggatcacgcgggacaatgtgacggtccgggtggacgcggtcgtgtacttccgggtggtcgatccggtacgggcgttgatcgaggtgcaggactatctgttcgccgtcgcgcaggtggcgcagacgtcgctgcggtccatcatcggcaagagcgagctggacgatctgctgtccaatcgcgagcagctcaacaaggggctggagttgatgatcgacagcccggcgctgaactggggcgtgcacatcgatcgcgtcgagatcaaggacgtggcgctgccggatgcgttgaagcgctccatgtctcgccaggccgaggccgaacgcgagcggcgggcgcgcgtcatctccgccgagggggagttgcaggcgtcggagaagcttgcgcaggccgcggcgaatatggccaaggcgcccgcggccctgcaactgcgcttcctcgaaacggtggttcaggttgcggcggagaagaattcgaccctggtgttgccgtttcccgtggagctactccgatttctggaacgcagcacgcccgggcacgtagcggtcgcgcaggaacaagagcgggagcaggagcaggaggccccggcacaaccggctctcgctcccgggcaaccggctcccgctgctgagcaaccggtccaggcgctcgcgcaaccggccgtggttcccgccgtctccgagctgatggcaatgctcacgcgccccggcatccaggaggcgctggcggcgctggaacagccgggcgcacaagggaagacgaacgcggccggtgctccgggcgtgggcaaggagtcgg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gagaacaagactccgatgttcaattggcggacccgcgagcagctcttcgcccggcgggtgctggtgctggacggtgtgctggacgacgacaacggcgcgctgctcatgacccagctgctgaccctggcggccgaagatccggacgcggggatctcactgtggatccactcccccggcgggtcggtgcccgccatgctcgccatccgcgacgtcatgcgcctggtgccgtgcgaggtatccaccctcgcgctcggattggcttgcagcgcggggcaattcctgttgtcggcgggcacgccgggccgccgcttcgccctgccgcacgcccgggtgctcatgcatcagggctcggccggcatcggcggcagcgccgtcgaggtcgaggtgcaggccgacgacctgcgctacaccgtccagaccgtgctcggcctgatcgccgccgacaccggccagccctacgaccaagtcttcgaggactccctgcacgaccgctggttcaccgccacccaggcccgcgactacggcttcatcgaccacatcgtggagtcgttcaaccaggtcatccccgaacgccagcgactgggcatgtcg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gaggcgacgcgcaggatcgggattctgttgttcgacggggtggaagagctggacttcgccgggccctgggaggtgctggcgttctggacccgcatggtccccgaggacggctgggaggtgttcaccttcgcccgcaccggcgcggtcgtacagtgcgccaaaggcttgaaagtgacaccggaccactccttcgagaccgcgcccgccatggatgttcttgtattccccggtggacagggcacccgcggcatggtccatgacaccggcatgctggattggcttcgcgcacaacgcgatcggatccccctgatcaccagcgtctgcaccggcgccctggtcctggccgccgcgggcctgctgaagaaccgccccgccaccactcactggcgctccctcgacgtcctcgccgaactcgaccccaccatccagccgcgccccgacgcccgctacgtcgactccggcgacatcatcacctccgcgggcgtctccgccggcaccgacatggccctctacctgctccagcgcctcgtcggcgaagaacgcgcccgctgggtcagtcggggcatccaatccgaccccgaacccccgcgcggcaccgactggcccgcgggcgcggaatggacggtgggctcggtggatccgaccgcgccgag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gaggcgacgcgcaggatcgggattctgttgttcgacggggtggaagagctggacttcgccgggccctgggaggtgctggcgttctggacccgcatggtccccgaggacggctgggaggtgttcaccttcgcccgcaccggcgcggtcgtacagtgcgccaaaggcttgaaagtgacaccggaccactccttcgagaccgcgcccgccatggatgttcttgtattccccggtggacagggcacccgcggcatggtccatgacaccggcatgctggattggcttcgcgcacaacgcgatcggatccccctgatcaccagcgtctgcaccggcgccctggtcctggccgccgcgggcctgctgaagaaccgccccgccaccactcactggcgctccctcgacgtcctcgccgaactcgaccccaccatccagccgcgccccgacgcccgctacgtcgactccggcgacatcatcacctccgcgggcgtctccgccggcaccgacatggccctctacctgctccagcgcctcgtcggcgacgaacgcgcccgctgggtccgtcggggcatccaatacgaccccgaacccccgcgcggcaccgactggcccgcgggcgcggaatggacggtgggctcggtggatccgaccgcgccgag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tgatgaccagtacccttggccgcgtgaaccgccgcattgtcaccctgctcgccgccctggtccccattctggtgctgggcatcgtgggcagtgtcgtcaccgtcccgttcgtggcgctcggacctggcccgaccttcaatacgctgggcgaagtcggcgggaagcaggtggtcgaggtgcagaacgcggatgtgaaggcgacctcgggcaacctgaatatgacgacggtgtccgttcgcgacaagctgaatatcttcgaggccatcggcctgtggatcgacggccagcacggattggtgccgcgcgcggaggtgtatccgccggggcaaacacgtgacgaggtagacaaatccaatcagcagcagttcaaggattccgaggattccgccgaattggcggcgctcaactatctgaaactgcccaccgcggtgcagttggcgaatgtcgccgaggacggtccggccaaggatttcctgcgtaagggcgatgaactggtgaccgtggacggcaagcccatcgcgaccgccaaagacgttgtcggcgcggtctcctcggccaagccgggcaccatcgtgccggtggcgttccgccgcgacggcgcggagcagaccgccgagatcaaactgggcgcgcggcccgacgacgccgacaagggctacctcggcatcacccccgacgaggtcaacaagggcccgatcaaggtggacttcaacctcggcgagatcggcggcccgtcggcggggctcatgttcaccctcgccctgatcgacaagctcaccaccggcgacctgtccggcggcaagttcgtcgccggcaccggcaccatcgatccggacggcaaggtcggcccgatcggcggcatccagtacaagatgatcgccgcccgcgaggccggcgcggtcaccttcatggtccccgccgccaactgcaacgaggccgcccagcgtaccccggagggcctgcgcctggtcaaggtcgaaaacctctccggcgcagtccaatccctgcaggacatcaacgcgggcaaggacgtcccgagctg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cgcatcggtgatggcggcgatctgttgaagtgctcgttctgcggaaagagccagaagcaggtcaagaagctcattgcgggaccgggggtgtacatctgcgacgagtgcatcgacctgtgcaacgagatcatcgaggaagagctcgccgaatccagcgaggtcaagctcgacgagttgcccaagcccgcggagatcagggattttctcgagcagtatgtgatcgggcaggacgccgccaagagaacgctagccgtggctgtttacaaccactacaagcgaattcaggcgggcgacaagggccgtgactcccggggcgaaccggtcgagctggccaagtccaacattctgatgctcggcccgacgggctgtggcaagacctatctggcgcagaccctcgcgaagatgctgaacgtcccgttcgccatcgcggacgccacggcgctcaccgaggccggctacgtcggcgaggatgtcgagaacatcctgctgaagctgatccaggccgccgactacgacgtgaagcgcgccgagaccggcatcatctacatcgacgaggtcgacaagatcgcccgcaagtcggagaacccgtccatcacccgtgacgtctccggtgagggcgtgcagcaggcgctgctgaagatcctggagggcacccaggcgtcggtgccgccgcagggcggtcgcaagcacccgcaccaggagttcatccagatcgacaccaccaacgtgctgttcatcgtggcgggcgcgttcgcgggtctggagaagatcgtccaggatcgagtcggcaagcgcggcatcggtttcggcgcggaggtccgctccaaggccgagatcgacaccgccgaccacttcgccgacgtcatgcccgaggacttgatcaagttcggtctgatccccgagttcatcggccgcctccccgtcgtcgcctcggtcaccaacctggacaaggaatccctggtccgcatcctggccgagccgaagaacgccctggtgaagcagtacgtgcgcctgttcgaaatggacggcgtcgacctggaattcacccaggacgcgctggaagccgttgcggatcaggcgatcctgcgcggtaccggcgcccgcggcctgcgcgccatcatggaggaggtgctcctcccggtcatgtacgacatccccagccgcgacgatgtcgccaaggtggtcgtcaacgccgacacggtgaacgacaacgtcctacccacgatcgtgccccgcaagcgccagaccccggagcgccgggagaagtcg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cgcatcggtgatggcggcgatctgttgaagtgctcgttctgcggaaagagccagaagcaggtcaagaagctcattgcgggaccgggggtgtacatctgcgacgagtgcatcgacctgtgcaacgagatcatcgaggaagagctcgccgaatccagcgaggtcaagctcgacgagttgcccaagcccgcggagatcagggattttcttgagcagtatgtgatcgggcaggacgccgccaagagaacgctagccgtggctgtttacaaccactacaagcgaattcaggcgggcgacaagggccgtgactcccggggcgaaccggtcgagctggccaagtccaacattctgatgctcggcccgacgggctgtggcaagacctatctggcgcagaccctcgcgaagatgctgaacgtcccgttcgccatcgcggacgccacggcgctcaccgaggccggctacgtcggcgaggatgtcgagaacatcctgctgaagctgatccaggccgccgactacgacgtgaagcgcgccgagaccggcatcatctacatcgacgaggtcgacaagatcgcccgcaagtcggagaacccgtccatcacccgtgacgtctccggtgagggcgtgcagcaggcgctgctgaagatcctggagggcacccaggcgtcggtgccgccgcagggcggtcgcaagcacccgcaccaggagttcatccagatcgacaccaccaacgtgctgttcatcgtggcgggcgcgttcgcgggtctggagaagatcgtccaggatcgagtcggcaagcgcggcatcggtttcggcgcggaggtccgctccaaggccgagatcgacaccgccgaccacttcgccgacgtcatgcccgaggacttgatcaagttcggtctgatccccgagttcatcggccgcctccccgtcgtcgcctcggtcaccaacctggacaaggaatccctggtccgcatcctggccgagccgaagaacgccctggtgaagcagtacgtgcgcctgttcgaaatggacggcgtcgacctggaattcacccaggacgcgctggaagccgttgcggatcaggcgatcctgcgcggtaccggcgcccgcggcctgcgcgccatcatggaggaggtgctcctcccggtcatgtacgacatccccagccgcgacgatgtcgccaaggtggtcgtcaacgccgacacggtgaacgacaacgtcctacccacgatcgtgccccgcaagcgccagaccccggagcgccgggagaagtcggc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cgcatcggtgatggcggcgatctgttgaagtgctcgttctgcggaaagagccagaagcaggtcaagaagctcattgcgggaccgggggtgtacatctgcgacgagtgcttcgacctgtgcaacgagatcatcgaggaagagctcgccgaatccagcgaggtcaagctcgacgagttgcccaagcccgcggagatcagggattttctcgagcagtatgtgatcgggcaggacgccgccaagagaacgctagccgtggctgtttacaaccactacaagcgaattcaggcgggcgacaagggccgtgactcccggggcgaaccggtcgagctggccaagtccaacattctgatgctcggcccgacgggctgtggcaagacctatctggcgcagaccctcgcgaagatgctgaacgtcccgttcgccatcgcggacgccacggcgctcaccgaggccggctacgtcggcgaggatgtcgagaacatcctgctgaagctgatccaggccgccgactacgacgtgaagcgcgccgagaccggcatcatctacatcgacgaggtcgacaagatcgcccgcaagtcggagaacccgtccatcacccgtgacgtctccggtgagggcgtgcagcaggcgctgctgaagatcctggagggcacccaggcgtcggtgccgccgcagggcggtcgcaagcacccgcaccaggagttcatccagatcgacaccaccaacgtgctgttcatcgtggcgggcgcgttcgcgggtctggagaagatcgtccaggatcgagtcggcaagcgcggcatcggtttcggcgcggaggtccgctccaaggccgagatcgacaccgccgaccacttcgccgacgtcatgcccgaggacttgatcaagttcggtctgatccccgagttcatcggccgcctccccgtcgtcgcctcggtcaccaacctggacaaggaatccctggtccgcatcctggccgagccgaagaacgccctggtgaagcagtacgtgcgcctgttcgaaatggacggcgtcgacctggaattcacccaggacgcgctggaagccgttgcggatcaggcgatcctgcgcggtaccggcgcccgcggcctgcgcgccatcatggaggaggtgctcctcccggtcatgtacgacatccccagccgcgacgatgtcgccaaggtggtcgtcaacgccgacacggtgaacgacaacgtcctacccacgatcgtgccccgcaagcgccagaccccggagcgccgggagaagtcggc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ctcggcctgcaggccggcgacggcgtcacgctgaccggcgggcggcgcaccaccgcggtggtcggtccgttcaagcccacccacggatccacccccggcgtcgcgctgctcgacgaggtgacgctgtccaacgccaaggtgcgcgacggcggtgacgtcaagatcgcggcggcgaccgtgtacgacgcccgccgggtcgcggtgaccggatccagcctggccatagccgccatcccggaatcgacactgcggcaggcgctgctgggaaagatcgtgaccgtgggcgacaccgtcaccctgttgccgcgcgatctgctggccaccgaccatccggccgccgcgcgccgggcgctcaagggcctcggcatcgcctggacctcggaggtgctgcgggtcaccgccaccgatccacagcccggggcggtcaccattctgccgagcaccgcggtgacgctgggcagcatcgtcggcaccgatacgccgcacggcctgctcgacgacacgaacctgctgtccaccggcccgataccggtcctcgagcggccgacctcggcgcccacggcagccgtggccccgaccgccgcggtcgcggtggcggatctggcgggcgtgcaggctcaggccgccaagctgaaggagtggctgaatctggcgctcgacgagccggaactgctgaaagcccttggcgcgacctcgcatttgggggtgttgatcaccggacccgccggtgtcggcaaggcgacgctggcccgggcggtgacgggtacccggcggctggtggagctcgacggtcccgcggtcggcgcgatcgaagccgggagccgtttgcgcgaggtcgcgaacaaggtgaccgaaatctgttccggcgcgggcggagtgctgctgatcaccgacatcgacgcgctgctgcccgccgaaccggagccggtggccacgctgatcctggaccaattgcgctgcgccgtggcgcgtccggcggtggcggtgctggccaccacctccaacggagtgggcctggatgcgcggctgcgcagtccggaactgttcgaccggacggtatcgctgccgctgcccacggccggggtgcgggcggcgctgctcgagcagctgctgtgcaaggccccgaccgaagatctgaagcgggacgagatcgcggcgcggacgccgggttacgtggtgacggatctggccgcgctggtgcgtgaggcggcgctgcgggcggcggggcgggccagcggcgaccattcggatccggtgctgcggcaagaggatctgaccggggcgctggaggtgatccgcccgctgtcgcggtcgggctccgaggaattggcgatcggcaatctgagtctcgatgatgtcggcgacatggcggagaccaagcaggcgctgaccgaggccgtgctgtggccgctgaagcatccggattccttcaagcggctgggtatcgagccgccgcgcggggtactgctctacggcccgcccggctgcggcaagaccttcctggtgcgggcgctggccggttcgggccagctgagcgtgcacgcggtgaagggcgccgagctgatggacaagtgggtgggctcctcggagcgggcggtgcgcgaattgtttcagcgcgcacgggattccgcgccgtcgctgatcttcctcgacgaggtggacgcactggccccgcagcgcggccagtccagcgattccggcgtgtcggaccgggtggtcgccgccctgctcaccgaactggacggtgtcgagccgctgcgggatgtggtcgtggtcggggcgaccaatcgcccggatctgatcgattcggccctgacccggccgggtcggctggagcgcctggtcttcgtgccgccgccggatgccgaagcccgcggcgaaatcctgcgcaccgcggccgaatccgtgccgctggcggccgatgtgaacctgcgcaggctggcccgggacctggacggctattcggccgccgactgctcggcgctgctgcgcgaggccgcgctggccgccatgcgccgcgacgtcgaggccggcgaggtcaccgcggacgatatggcggcggcccgcaaggcggtgcgaccgtcgctcaatccggttcaggtggaggcgcttcggctctttgccgcccagcgggaatcggcggggcagccgggcgacccctccgggtacg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ctcggcctgcaggccggcgacggcgtcacgctgaccggcgggcggcgcaccaccgcggtggtcggtccgttcaagcccacccacggatccacccccggcgtcgcgctgctcgacgaggtgacgctgtccaacgccaaggtgcgcgacggcggtgacgtcaagatcgcggcggcgaccgtgtacgacgcccgccgggtcgcggtgaccggatccagcctggccatagccgccatcccggaatcgacactgcggcaggcgctgctgggaaagatcgtgaccgtgggcgacaccgtcaccctgttgccgcgcgatctgctggccaccgaccatccggccgccgcgcgccgggcgctcaagggcctcggcatcgcctggacctcggaggtgctgcgggtcaccgccaccgatccacagcccggggcggtcaccattctgccgagcaccgcggtgacgctgggcagcatcgtcggcaccgatacgccgcacggcctgctcgacgacacgaacctgctgtccaccggcccgataccggtcctcgagcggccgacctcggcgcccacggcagccgtggccccgaccgccgcggtcgcggtggcggatctggcgggcgtgcaggctcaggccgccaagctgaaggagtggctgaatctggcgctcgacgagccggaactgctgaaagcccttggcgcgacctcgcatttgggggtgttgatcaccggacccgccggtgtcggcaaggcgacgctggcccgggcggtgacgggtacccggcggctggtggagctcgacggtcccgcggtcggcgcgatcgaagccgggagccgtttgcgcgaggtcgcgaacaaggtgaccgaaatctgttccggcgcgggcggagtgctgctgatcaccgacatcgacgcgctgctgcccgccgaaccggagccggtggccacgctgatcctggaccaattgcgctgcgccgtggcgcgtccggcggtggcggtgctggccaccacctccaacggagtgggcctggatgcgcggctgcgcagtccggaactgttcgaccggacggtatcgctgccgctgcccacggccggggtgcgggcggcgctgctcgagcagctgctgtgcaaggccccgaccgaagatctgaagcgggacgagatcgcggcgcggacgccgggttacgtggtgacggatctggccgcgctggtgcgtgaggcggcgctgcgggcggcggggcgggccagcggcgaccattcggatccggtgctgcggcaagaggatctgaccggggcgctggaggtgatccgcccgctgtcgcggtcgggctccgaggaattggcgatcggcaatctgagtctcgatgatgtcggcgacatggcggagaccaagcaggcgctgaccgaggccgtgctgtggccgctgaagcatccggattccttcaagcggctgggtatcgagccgccgcgcggggtgctgctctacggcccgcccggctgcggcaagaccttcctggtgcgggcgctggccggttcgggccagctgagcgtgcacgcggtgaagggcgccgagctgatggacaagtgggtgggctcctcggagcgggcggtgcgcgaattgtttcagcgcgcacgggattccgcgccgtcgctgatcttcctcgacgaggtggacgcactggccccgcagcgcggccagtccagcgattccggcgtgtcggaccgggtggtcgccgccctgctcaccgaactggacggtgtcgagccgctgcgggatgtggtcgtggtcggggcgaccaatcgcccggatctgatcgattcggccctgacccggccgggtcggctggagcgcctggtcttcgtgccgccgccggatgccgaagcccgcggcgaaatcctgcgcaccgcggccgaatccgtgccgctggcggccgatgtgaacctgcgcaggctggcccgggacctggacggctattcggccgccgactgctcggcgctgctgcgcgaggccgcgctggccgccatgcgccgcgacgtcgaggccggcgaggtcaccgcggacgatatggcggcggcccgcaaggcggtgcgaccgtcgctcaatccggttcaggtggaggcgcttcggctctttgccgcccagcgggaatcggcggggcagccgggcgacccctccgggtacgt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ctcggcctgcaggccggcgacggcgtcacgctgaccggcgggcggcgcaccaccgcggtggtcggtccgttcaagcccacccacggatccacccccggcgtcgcgctgctcgacgaggtgacgctgtccaacgccaaggtgcgcgacggcggtgacgtcaagatcgcggcggcgaccgtgtacgacgcccgccgggtcgcggtgaccggatccagcctggccatagccgccatcccggaatcgacactgcggcaggcgctgctgggcaagatcgtgaccgtgggcgacaccgtcaccctgttgccgcgcgatctgctggccaccgaccatccggccgccgcgcgccgggcgctcaagggcctcggcatcgcctggacctcggaggtgctgcgggtcaccgccaccgatccacagcccggggcggtcaccattctgccgagcaccgcggtgacgctgggcagcatcgtcggcaccgatacgccgcacggcctgctcgacgacacgaacctgctgtccaccggcccgataccggtcctcgagcggccgacctcggcgcccacggcagccgtggccccgaccgccgcggtcgcggtggcggatctggcgggcgtgcaggctcaggccgccaagctgaaggagtggctgaatctggcgctcgacgagccggaactgctgaaagcccttggcgcgacctcgcatttgggggtgttgatcaccggacccgccggtgtcggcaaggcgacgctggcccgggcggtgacgggtacccggcggctggtggagctcgacggtcccgcggtcggcgcgatcgaagccgggagccgtttgcgcgaggtcgcgaacaaggtgaccgaaatctgttccggcgcgggcggagtgctgctgatcaccgacatcgacgcgctgctgcccgccgaaccggagccggtggccacgctgatcctggaccaattgcgctgcgccgtggcgcgtccggcggtggcggtgctggccaccacctccaacggagtgggcctggatgcgcggctgcgcagtccggaactgttcgaccggacggtatcgctgccgctgcccacggccggggtgcgggcggcgctgctcgagcagctgctgtgcaaggccccgaccgaagatctgaagctggacgagatcgcggcgcggacgccgggttacgtggtgacggatctggccgcgctggtgcgtgaggcggcgctgcgggcggcggggcgggccagcggcgaccattcggatccggtgctgcggcaagaggatctgaccggggcgctggaggtgatccgcccgctgtcgcggtcgggctccgaggaattggcgatcggcaatctgagtctcgatgatgtcggcgacatggcggagaccaagcaggcgctgaccgaggccgtgctgtggccgctgaagcatccggattccttcaagcggctgggtatcgagccgccgcgcggggtactgctctacggcccgcccggctgcggcaagaccttcctggtgcgggcgctggccggttcgggccagctgagcgtgcacgcggtgaagggcgccgagctgatggacaagtgggtgggctcctcggagcgggcggtgcgcgaattgtttcagcgcgcacgggattccgcgccgtcgctgatcttcctcgacgaggtggacgcactggccccgcagcgcggccagtccagcgattccggcgtgtcggaccgggtggtcgccgccctgctcaccgaactggacggtgtcgagccgctgcgggatgtggtcgtggtcggggcgaccaatcgcccggatctgatcgattcggccctgacccggccgggtcggctggagcgcctggtcttcgtgccgccgccggatgccgaagcccgcggcgaaatcctgcgcaccgcggccgaatccgtgccgctggcggccgatgtgaacctgcgcaggctggcccgggacctggacggctattcggccgccgactgctcggcgctgctgcgcgaggccgcgctggccgccatgcgccgcgacgtcgaggccggcgaggtcaccgcggacgatatggcggcggcccgcaaggcggtgcgaccgtcgctcaatccggttcaggtggaggcgcttcggctctttgccgcccagcgggaatcggcggggcagccgggcgacccctccgggtac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ctgaccatgttcctgctcgggctggtctacgtcgcgttcatcgcggcgctggtgatgctgttgaagtcggtggtcgcgatcgtgctgatcgtggcggtgctgctgttcgcacagttctggttctccgaccgaatcgccctgtacgccatgcgggcccgcatcgtctccccggaggaggccccgcagctgcacggcatcatcgaccggctctgcgccaccgcggacatgcccaaaccacaggtggcgatcgccgacatcgatatgcccaacgccttcgccaccgggcgcagccagcgccgcgcggtcatcgccgtcaccagcggcctgctgcggcgtctcgatgccgaggagctcgacggtgtgctgtcgcacgagctttcgcacatcgcgcatcgcgatgtcgtggtgatgaccacggcgtcgttcctgggggtgctcgccggactggtggcccggttcaccctctactcgacgatgttcggcggcggccgggatcgccgcgacggcggcggcctgttcctgatcattctcgcggtgatgacggtctcggccgccgtctacgcggtgagcttcctgctgattcgggcgctgtcgcgctatcgggagctggccgccgaccgcgccggggccatgctgaccggccgcccctcggagctggcgtccgcgctgaccaagatcagcggcgacatctcgcgcatccccacccgggatctgcggaccgagcagccgttcaacgccttcttcttcgcacccgcgttcggcgcgggggcgagcctgtcgctgctgctgtccacccaccccagcctcgagcagcggctcgatcagctcgcggaactgtccgccgagctcggcggggag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agcaggagagtgagggagcgatgttcgagaggttcaccgaccgcgcgcggcgggtcgttgtcctggcccaagaagaggcccggatgctcaaccacaactacatcggcaccgagcacatcctgctgggcctgatccacgagggcgagggtgtggcggcgaagtcgctggagtccctgggcatctcgttggagggcgtgcgctcgcaggtcgaggagatcatcggtcagggtcagcaggccccgtccggtcacatcccgttcacccctcgtgccaagaaggtgctcgagctgtcgctgcgcgaggcgctgcagctcggccacaactacatcggcaccgagcacatcctgctcggcctgatccgcgagggtgagggtgtcgcggcgcaggtgctggtcaagctgggcgcggacctgaaccgggtgcgccagcaggtcattcagctgctgtcgggttaccagggcaaggagccggtcgagggttcgggtcagcgcggcgagacgggcaccccgtccacctcgctggtgctcgaccagttcggccgcaacctgacccaggccgccctcgagggcaagctcgacccggtcatcggccgctcgaaggaaatcgagcgcgtcatgcaggtgctgagccgccgcaccaagaacaacccggtcctgatcggtgagcccggcgtcggtaagaccgccgtcgtggagggtctggcccaggccatcgtcaacggcgaggtgccggagacactcaaggacaagcagctctacaccctcgacctgggttccctggtcgcgggcagccgctaccgcggtgatttcgaggagcgcctgaagaaggtgctcaaggagatcaatacccgcggcgacatcatcctgttcatcgacgagctgcacaccctggtgggtgcgggcgcggccgagggcgccatcgacgcggcctcgatcctcaagcccaagctggctcgcggtgagctccagaccatcggcgccaccaccctcgacgagtaccgcaagtacatcgagaaggatgccgcgctggagcgtcgtttccagccggtgcaggtgggcgagccgacggtcgagcacaccatcaacatcctcaagggtctgcgcgaccgctacgaggcgcaccaccgggtttcgatcaccgatggcgctctcgtcgccgcggccacgctggccgaccgctacatcaacgaccgcttcctgccggacaaggccatcgacctcatcgacgaggcgggcgcgcgcatgcgcatccgccggatgaccgcgccgccggacctgcgcgaattcgacgacaagatcgccgaggcgcgccgggagaaggagtccgcgatcgacgcgcaggacttcgagaaggccgctcgtctccgcgacaaggagaagcagctcgtcgccaagcgcgccgagcgcgaaaagcagtggcgctcgggcgatctggacgtcgtggccgaggtcgacgacgagcagatcgcagaggtgctggccaactggaccggtatcccggtgttcaagctcaccgaggaggagaccacccgtctgctccgcatggaggacgagctgcacaagcggatcatcggccaggaggacgcggtcaaggccgtgtccaaggccatccgccgcacccgcgccggtctgaaggatcccaagcgtccgtcgggctcgttcatcttcgccggtccgtccggtgtcggtaagaccgagctgtcgaaggccctggccaacttcctgttcggcgaggacgacgcgctcatccagatcgacatgggcgagttccacgaccgcttcaccgcctcgcggctgttcggtgcccctccgggctacgtcggctacgaggagggcggccagctcaccgagaaggtgcgccgcaagccgttctcggtggtgctgttcgacgagatcgagaaggcgcaccaggagatctacaacaccctgttgcaggtcctcgaagacggccgcctgaccgacggtcagggtcgcacggtcgacttcaagaacaccgtgctgatcttcacctcgaacctcggtacctccgacatctcgaaggcggtcggcctcggcttcgcccagagcaatgtcgagggctcgaactacgagcgcatgaagctcaaggtcaacgacgagctgaagaagcacttccgcccggagttcctcaaccgcatcgacgacgtgatcgtgttccaccagctgacccaggaccagatcatccagatggtcgacctgatgatcggccgcgtcgccaagcagctgaagaacaaggacatggagatcgagctggctccgcaggccaagagcctgctggccaagcgcggtttcgacccggtgctgggcgcccgcccgctgcgtcgcaccattcagcgcgagatcgaggatcagctgtcggagaagatcctcttcggcgagctgggcgccggtcaggtcgtggtggtggacgtcgagggctgggacggcgaaggccagggcgagaacgccaagttcaccttcaccgccaaggccaagctgaccaagaagtcggacgacgccgccgaggacaagccggtcgccgccctcgcgggtgacgccccggccgccgcctccggcg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g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ttggacagtgggagcgcgacctcagtaagcggcgcggtggtggcgccgatcgccaagcgggtgccgaaggagcgcgtgcaccacggcgatgtcttcgtcgacgagtacgagtggctgcgggagaaggagaatcccgaggtcatcgcgtatttggaggcggagaacgcctataccgaggcgcagaccgcccagctggccccgctgcgcgagaagatcttcgaggagatcaaggggcgtacacaggaaaccgacctgtcgctgccgacccgcatgggccggtactggtactactcgcgcagctacgagggcaagcagtacggcgtttcctgccgctgcccgatcgcggccgaggacgactggaccccgcccgtgctcgaggtcgatgtcgagatcccgggcgaggaagtgctgctggacatgaacgagctggccgagggccacgagttcatcagcctgggcgcgtcctcggtcacccagtcgggcgatctgctggccttctcggtcgacaccaccggcgatgagcgatacacgctgcgcgtcaaggatcttcgcaccggcgagctgctgcccgacgagatccccggcatcgcttccggcgcgacctggtcgctggacggcacgcacctcttctatcagaccgtggacgacgcctggcgttccgacaaggtgtggcggcaccggctgggcaccgaccggcgcgacgacgtgctggtcttccacgagcaggacgaggccttctcgtgcggcgtcggctcgacccgctcggagaagtacctggtcgtctggacctcttccaagatcaccagcgagggccggatcctggaggccgacaatcccgagggtgagttccgggtgctgctcccgcgccgggagggggtggagtacggggccgagcacgccgtcatcggcggcgaggacaagctgctcatcctgcacaacgacgtggtggacggcgtgaaggcggtcaacttcgtgctggccgtcgccccgctcgacgatcccgccgccatgaccaccctgatcccgcaccgcgacgacgtgcggctcgaggacatcgacgcgttcgcggacaagctggtgctgagctaccggcgcgaggcgctgccgcgagtcgcggtgtggccgttgacctccgacggtctgggtgagctgcgcgacatcgaattcgacctgtcgctcttctcggccgggctggccagcaacccggagtgggaacagccgatgctccggatcggcgtcacctcctacatcaccccgttccgctacttcgacttcgtccccgagaccggtgagctgatcctgcgcaaggagcaggtggtgctcggcggctacaacgccgacgactatgtgcagcaacgggattgggcggtcgccgcggacggcacccgggtgccgatctcgctggtgatgcgcaaggacgccccggcgggcccgaagccgttgctgctgtacggctacggctcctacgaggccccgctcgatccgtacttctcggtggcccggctctcgctgatggatcgcggcatggtgtacgcggtcgcccacgtgcggggcggcggtgagatggggaggctctggtacgagcacggcaagacgctcaccaagaagaacaccttctccgatttcatctccgtcgcaaggcatctggcggacatcggggtgacggcggccgggcgcatcgtggccgacggcggcagcgccggtggcttgctgatgggcgcggtggcgaacatggcccccgaactgttcgcgggcattctcaccaatgtgcccttcgtggatccgctcacctcgatcctggatccgtccctgccgctcaccatcaccgagtgggacgagtggggtaatcccttggcggacaaggaggtgtacgagtacatgaagtcctacgccccctacgagaatgtcgaggccaaggactatccggccatcctggccatcaccgggctcaatgacacccgggtgatctacgtggagcccgcgaagtgggtggcgaagttgcgtgccaccaagtccggtgattcgcagctgctgttgaagacggatatgacctccggtcacggcggggtcagcggccgctacgagaagtggaaggaagtcgccttcgagtacgcgtgggtgctcgacatcgtcggtctggctgaca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ttggacagtgggagcgcgacctcagtaagcggcgcggtggtggcgccgatcgccaagcgggtgccgaaggagcgcgtgcaccacggcgatgtcttcgtcgacgagtacgagtggctgcgggagaaggagaatcccgaggtcatcgcgtatttggaggcggagaacgcctataccgaggcgcagaccgcccagctggccccgctgcgcgagaagatcttcgaggagatcaaggggcgtacacaggaaaccgacctgtcgctgccgacccgcatgggccggtactggtactactcgcgcagctacgagggcaagcagtacggcgtttcctgccgctgcccgatcgcggccgaggacgactggaccccgcccgtgctcgaggtcgatgtcgagatcccgggcgaggaagtgctgctggacatgaacgagctggccgagggccacgagttcatcagcctgggcgcgtcctcggtcacccagtcgggcgatctgctggccttctcggtcgacaccaccggcgatgagcgatacacgctgcgcgtcaaggatcttcgcaccggcgagctgctgcccgacgagatccccggcatcgcttccggcgcgacctggtcgctggacggcacgcacctcttctatcagaccgtggacgacgcctggcgttccgacaaggtgtggcggcaccggctgggcaccgaccggcgcgacgacgtgctggtcttccacgagcaggacgaggccttctcgtgcggcgtcggctcgacccgctcggagaagtacctggtcgtctggacctcttccaagatcaccagcgagggccggatcctggaggccgacaatcccgagggtgagttccgggtgctgctcccgcgccgggagggggtggagtacggggccgagcacgccgtcatcggcggcgaggacaagctgctcatcctgcacaacgacgtggtggacggcgtgaaggcggtcaacttcgtgctggccgtcgccccgctcgacgatcccgccgccatgaccaccctgatcccgcaccgcgacgacgtgcggctcgaggacatcgacgcgttcgcggacaagctggtgctgagctaccggcgcgaggcgctgccgcgagtcgcggtgtggccgttgacctccgacggtctgggtgagctgcgcgacatcgaattcgacctgtcgctcttctcggccgggctggccagcaacccggagtgggaacagccgatgctccggatcggcgtcacctcctacatcaccccgttccgctacttcgacttcgtccccgagaccggtgagctgatcctgcgcaaggagcaggtggtgctcggcggctacaacgccgacgactatgtgcagcaacgggattgggcggtcgccgcggacggcacccgggtgccgatctcgctggtgatgcgcaaggacgccccggcgggcccgaagccgttgctgctgtacggctacggctcctacgaggccccgctcgatccgtacttctcggtggcccggctctcgctgatggatcgcggcatggtgtacgcggtcgcccacgtgcggggcggcggtgagatggggaggctctggtacgagcacggcaagacgctcaccaagaagaacaccttctccgatttcatctccgtcgcaaggcatctggcggacatcggggtgacggcggccgggcgcatcgtggccgacggcggcagcgccggtggcttgctgatgggcgcggtggcgaacatggcccccgaactgttcgcgggcattctcgccaatgtgcccttcgtggatccgctcacctcgatcctggatccgtccctgccgctcaccatcaccgagtgggacgagtggggtaatcccttggcggacaaggaggtgtacgagtacatgaagtcctacgccccctacgagaatgtcgaggccaaggactatccggccatcctggccatcaccgggctcaatgacacccgggtgatctacgtggagcccgcgaagtgggtggcgaagttgcgtgccaccaagtccggtgattcgcagctgctgttgaagacggatatgacctccggtcacggcggggtcagcggccgctacgagaagtggaaggaagtcgccttcgagtacgcgtgggtgctcgacatcgtcggtctggctgac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ctacgcgatcggcttcgcactgttcgccctcgggatcacggcctcggtcgccctgcacgaatgcggtcacatgtggaccgcgcaggccaccggcatgaaggtgcggcgctacttcatcggtttcggccccaaggtgttctcgtggcggcgcggtgagaccgaatacggtctcaaggcgctgccgctgggcggtttctgcgatatcgcgggcatgaccgccctcgacgagctggaacccgaggatctggaccgggccatgtaccggcaggccacctggaagcggctgctggtcatgtccggcggcatcctgatgaacttcctcatcggctacctgctgatcgtggtgctcgcggtgggctggggcctgccccgattcgaccagccgcccgccacccagctcggcaatatgagctgcgtggccaatatgagccccgaccagaaggcgctgccctgcaccggcgagggccccgcccagcaggcgggcctgcggcgcggcgacaaggtgaccgcggtcaacggcgttccgatcaagacctggaacgacttccgcgcccagaccgagaagcagaccggcaccttcgcctacaccgtcgaacgcgacggcaggaccttcgacgtccaggtcaccccgcagctggccacggtctacccggagaagaacggcacccccaaaacggtcgccaaggtcggtgtcggccaggacttctacggccccgtccagtacaacatcctctccgccatccccgcctcggccgccttcaccggccagatcgccgtccgcaccgtcgaatccctggcccagatgccctccaaggtcgtcgacctctggcacgccgtcaccggcggcatccgcgacccggaaacccccgtctcggtctacggcgccagcaagatcggcggcgaaaccgccgagcacggcctctggtccatgttcatcctgaccctggccagcctgaacttcttcctgggcgccttcaacctgctcccgctgctccccctcgacggcggccacatggcggtggtcatctacgaaaagctccgcaacctcttccgcaaccgcaagggcctccccgacggcgcccccgtcgactacctcaaactgctgcccgccacctacgtcgtcgtggtcctgggtggcgcgtacatgatcctcacgctggtagccgacatcgtgaatccggtgaagctgttc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aacatgatcgatccgcgggccgcgggcatcaccttcagcgccgccggttcctcgctcaaccagatgcagatgccgcagggccgctacatcctgccgtccttcgtcgagcactccagcttcggtgtcaaggagtcgaacccgtacaacaagctgttcgaggagcgcatcatcttcctcggcgcgcaggtggacgacacctccgcgaacgacatcatggcgcagctgctggtgctggaatcgcttgacccggaccgcgatatcaccatgtacatcaactcgcccggtggttccttcaccgcgctgatggccatctacgacaccatgcagtacgtgcgcgccgacgtcgcgaccgtttgcctgggccaggccgcctcggccgcggccgtgctgctcgccgccggcgcccccggcaagcgcgccgcgctgcccaacgcccgcatcctgatccaccagccgtccacctcgggcggcatccagggccaggtctccgacctcgagatccaggccgccgagatcgagcgcatgcgtcgcctcatggagaccacgctggctcgccacaccggcaaggacgcggatgtcatccgcaaggacaccgaccgcgacaagatcctcaccgccgacgaggcgaaggattacgggatcgtggacacggtgttcgagtaccgcaagctcagcgcccag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aacaagtccacctattcgaccgtcatggactggcagcgcacgctgctgtttcgcgacggcatcctccagcaggtcctggagccgggccgccaccgttacgacaccgaacgctgcacgctggtcgccgtcgacatgcgcccgcgcgtgctccaggtcggaggccaggaactactgacccgcgacggcctctcgctgcgcgtgagcttcaccaccgactgggtcgtcactgatccggtcgccttcaccacgggtgcgcagtacgccgagaccgtcctctacggcgcggtccaggaagtcgcgcgcgacctggtcgccgcgcacaccctcgacgagctggtcgccgaccgcaccctgctgtccggcggcaaggatgcggtcgccacgcaggtcgagcgcctcggtatccgggtcgacagcctgcgcgccaaggacctcatgctcccgggcgaactccgcaaggccgccctcgaaacggtcctggcccgcgagcgcggccgcgccgagctcgaacgtgcccgcgccgaggccgccgccctgcgctcgctggccaacacggccaagctcctgaccgacaacccggtcctgctgcgcctgcgtaccctgcaggtcgcggccgtcccgggcaccaaggtcgtgctggattcccgcgcggac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gaacgattcgacaaggcggccaaatacgcgatcgtgacggctcaggaggaggcgcgggacctgtgctcgtcgaccatcgaggtcgagcacgtgctgctgggcctgctcggctgccccgatcccgggctgcgggaaatccttgcggcgcacggtctcaccgccgaaggggtgcgagacgcggtggctcgcaagcggtccggagagccgctcggcgcggaggacgcggaggcgttgcgctcgatcggcatcgacctcgacgccgtgcgcgagagcctggaggccaccttcggtgagaacgccctcgaacgggtggacgtgccggaggagaaatcgcggtggggaaagtactggggctcggaaggcggcccgcgcgggcacattccgttcaccagggagtcgaagaaggtcgtcgagctgtcgctgcgcgaagcgctcgcccgcaaggacgaccggatcgaggccgcccacctgatgctggccgtactccgtgcgcccaatgatgtcacccgccggctgctcggcgacgacgacgcgatgcgaaccctgcgggagggggtaaccgactatctggaccgcgc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tcgaacggttcaccgacaccgcccgccacgtcatcgtggcgtcccaggaagaagcccgcgggctcggccacgactggatcggcaccgaacacctgctgctcggcatcctgcgcgtcggcgacccgatcgcgggccggaccctggcgggcctcggactcgacctgtcgggcacccgcgaccgcgtcgaacaggccgtcggcatcggcgagcatcgccccccggccgggcacatcccgttcaccccgcgctcgaagaagatcctcgagatgtccctgcgcgaggcaatgcgcctgcagcacaaccacatcggaccagaacacatcctgctcgccctggtcgaggagggctcgggcgtggcaccccaggtcctgctgagcctcggtgccaccccggaggacgtgcgcacccgcgtcatcgccgccatcggagccaacccggccacgggcgcgtcctcaccatccgaatcagacctgtaccaacgcctctcggcgctggaagcccgggtcgccgaactggaacgccgcctcggccccgaatccgggaccgaggccggtgacgtcgg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tcgaataggtgttcactcgcctgcattctgccccccgatctgctcctgacgctggcccgggacatgactcccgagcagcgagcggcgctgctccggacgttggatgtggaccacagcttccggctggcgcgtgcggaagtggcaggtaggcagggcgttcggcccggtctgacgttggccgcaccggccggcggagccccgcggcggacgatctacgaccagcgccactcgacggcgaccacgctcgggaaggtcgcgcgcagcgaaggtcaaccgcccgtcgccgacgtctcggtcaatcaggcctacgacaacttcggcgccacttacaagatgtactgggatgtgttccaccgggattcgatcgacggtcagggaatggcgatcgccgggctcgtccacttcggaaaagactatgacaacgcattctgggacggccggggtcacatgttcttcggcgacggtgacggtcgggtgctgaccgataccaccaaggggctggatgtggtcggtcacgaattgacacacggggtaacacagtacgaggcgaacctgatctattcggggcagtcgggcgccttgaacgagtcgatttccgatgtcttcggctccctggtcaagcagtaccacctggcgcagacggccgatcaggccgactggctgatcggcgccgacatcgtcggaccggaactggctccggccctgcgctcgatgaaggcaccgggcacggccaatccccacgatcgtcagcccgcggtgatgaccgattatgtgcagaccgcttcggacaacggtggggtccacaccaattcgggtatcccgaaccacgccttccacgttgtggcgaccaccctgggcggtccggcctggaagtccgcgggatcgatctggtacgacaccgtggccgatccggcgctcaaacccaatgccaccttcgccgatttcgcccggctcaccctgaagcaggcccggaaccgtttcgggacgacgagtgccgaagcctcggcggtcggggcgggctgggatgcggtgaaggtccccgtccg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tctcgaataggtgttcactcgcctgcattctgccccccgatctgctcctgacgctggcccgggacatgactcccgagcagcgagcggcgctgctccggacgttggatgtggaccacagcttccggctggcgcgtgcggaagtggcaggtaggcagggcgttcggcccggtctgacgttggccgcaccggccggcggagccccgcggcggacgatctacgaccagcgccactcgacggcgaccacgctcgggaaggtcgcgcgcagcgaaggtcaaccgcccgtcgccgacgtctcggtcaatcaggcctacgacaacttcggcgccacttacaagatgtactgggatgtgttccaccgggattcgatcgacggtcagggaatggcgatcgccgggctcgtccacttcggaaaagactatgacaacgcattctgggacggccggggtcacatgttcttcggcgacggtgacggtcgggtgctgaccgataccaccaaggggctggatgtggtcggtcacgaattgacacacggggtaacacagtacgaggcgaacctgatctattcggggcagtcgggcgccttgaacgagtcgatttccgatgtcttcggctccctggtcaagcagtaccacctggcgcagacggccgatcaggccgactggctgatcggtgccgacatcgtcggaccggaactggctccggccctgcgctcgatgaaggcaccgggcacggccaatccccacgatcgtcagcccgcggtgatgaccgattatgtgcagaccgcttcggacaacggtggggtccacaccaattcgggtatcccgaaccacgccttccacgttgtggcgaccaccctgggcggtccggcctggaagtccgcgggatcgatctggtacgacaccgtggccgatccggcgctcaaacccaatgccaccttcgccgatttcgcccggctcaccctgaagcaggcccggaaccgtttcgggacgacgagtgccgaagcctcggcggtcggggcgggctgggatgcggtgaaggtccccgtccg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acacaacagatctaccagcaccgactcacataggtgtcgttgcagtactaaccgagcgcatcgtctacctcggcacccccatcgactccggggtggcgaatgccctcatcgcgcagctactccacctcgacgccgagagccccgggcaggacatcaacctctacatcaactgcgagggcggcgacctctcggccatgctcgccatctacgacaccatgcagcacatccagtccccggtggtgaccacctgcgtcggccaggccatcgccgtcggcgcggtcctgctcgcgggcggcgcgaaggggcgacgcaacatcctcccccacgcccgaatagtcctgcaccagcccgcaacccgcggccagggcaccatcccggacctcatcctccaagccgacgaagtggtccgcatgcgagccgaaatcgaagccatcctcgccacccacaccggccaatcccccgaaaccctccgccgagacaccgaccgagaccgagtcttcaccgccgagtccgccctcgactacggcctcgccgaccaaatcctcggccc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tcggcctggtgaacaccaccgcgccgaaccgtgagccggtggtgctgtgcgtgcgcggcgcggatccccggtacgggaatcagatgtgtcagctggtcgtgcttgcggccgaacgggttaccgccaccgccgcccgcgagcggatcgaacagctgatggccgagcacgacgtgtaccggggtcaggtgctgtccttcggagtcagtgagcatcgcggcaacgagttggtcagtttcctgccgcgcccgcacctgagcccggcggacgtggtgctgcccgacggcgtgctggatctgatcgaacgtcacaccgtcggcatcgccgagtacgggcagcgattgcgggcggccgggcagcacgtgaagcgcggtctgctgctgcacggtgcacccggcaccggcaagacccacaccgtccgatatctgatggggcggcttcccgacacgaccgtcatcgtgatcagcggtccggccatgcgcatgatcgatcccgccgccgcgctggcgcgacgcctgcaaccgagcgtggtcgtggtcgaggacgtcgacctcatcgccaaggaccgcagttacagccccagcggaaatcccctgctgttcagcctgctcgatgccatggacggcatcggcggcgacgccgatgtcaccttcttgctgaccaccaatcgcgccggggaactcgagacggcgctggccgaccggcccggccgcgtggatctcgcggtggagatcccgcgaccggacgcccgcggccgcgcggcactgctcgccctctacagcagcggtctgaccgtgaccgccgacctcggcccgatcgtcgcggccaccgccgagcagaccgcctccttcatcaaggaactgctccgccgcgcggcactgcgcgccattaccgcacaaccggaacgggaccgggtgatcgtggacgatgccgagctgaccgccgcgctggccgaaatgaacgacgccgcttcggctctcacccgctcactgctcggcgcgccgacagaccggacctcgcactcgt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catcctgcgcgggcatccggccaccacgcactgggccacgcagcccgccctggccgccttcggcgccgaatcgcggccgcacgaccggatcgtgcgcagcggcaagatcgtcacggcggcgggcgtttccgcgggcatcgacctggggctgtggctggtcgggcagatcgcgggcgacgagatcgcgcagctgacgcagctgaccatcgaatacgacccgcacccgccctacgacaccggacacccggacaaagccccggccgaactgctccgcaaggcccggctggacatgaccaagcgcgccgccaaaccgcgcatcccggtggatctggccacccccttctggcggttgacgctcaatcgcattcgggaccgcgccgtcgtccggc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cgcgacgtgggccgccggtcatcgactgccggcagtcgatgacttcgcgcgattcagcggaacgcccgcgatcgggctgatcggtgtggcggtgctcatcacgttcgtaggcgcgctgggcgaggagaccggctggcggggcttcgcactcccccgtctgcaacgccgcttcggtcccctggccgcgacgctgatcctggcgccgctgtggttcctgtggcatctgccgcagttcttcgtcatcgccacctaccgggacttcggcccggcctcgtatgtcggcatgttcctgggcctcaccgccggcgcggtggtactcacgtggctgtacaaccgatccggtggcagcgtgctgctggtgatcgtgtggcacggcgtgtacaacatcgtcggcggcaccgcggccgcggccggaacattggcagcggtgatcagcgtcctgatcaccgtgcagggtatcgcgctgatcgcggccgacgtgacgacccgacatcgcggccacccctcgatcctcgggcccgagt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ttacccgcgcgcggtgggacggcagtccggagcggtccggcccagtccggtgttcctgctcgtggtggtggtcgcggtcctgggcggagcgctggcctgggacgccgaactcacttcgcggcaggctcaattcggggtcttcatcctggtggtggcgggctggatcgtatcgatctgcctgcacgagttcgcgcacgcgtttgtggcgtggcgggccggggaccacgaggttgaaatgcgcgggtacttgacgctgaatccactcaagtacagccacccgttgctgtcgatcgcactgccgatcctgttcatcgccatcggcggattcgcgctgccgggcggcgcggtgtacgtgcactcacacaacttcagtccgcgtacgcagcggatcctcagcggtgcgggcccggcggtgaacgcggtgtgcgccatcgtgctgctggtgatcgtgcgcctgtacggcagcccgcactcgcacccggcgttctggtacgggctgagttaccttgggttcctgcagattacggcgaccgtcttgaatctcatcccgatcccgggcaccgacggttacgggattctggaaccgtcgctgagctaccagacgcgccgggcgctggatcagatcaagccgtacggcatcctgatcctgttcgcgctgctgttcaccccgcagctcaaccggttgttcttcgacttcatcgacacactgttccagctggccggactgccgcgggacccgtacagctggtggcaatacggcagctcgctcactcgcttctg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attcatcaggcaggggtgcacatgacatccgcgactgctggtctgaacctcagtgattcggtgtacgagcgcctgctgcgcgagcgcatcatcttcctgggcactcaggtcgacgacgacatcgccaacaagctgtgcgcgcagattctcctgctgaccgccgaggatccgaccaaggacatctcgctctacatcaactcgcccggtggctcggtgaccgcgggtatggccatctacgacaccatgaacttcgccgagtgcgacattcgcacggtcggtctgggtctggcggcctccatgggtcagttcctgctcgccgcgggcaccccgggcaagcgcttctcgctgccgcacgcgcgcatcatgatgcaccagccctccgccggcatcggtggctcggccgccgacatcgccatccaggccgagcagttcgcctacaccaagcgtgagatgaacgagctgcagtcgcagttcaccggcaagtccgtcgagcaggtgaccgccgacgccgaccgcgaccgctggttcacggcgaaggaagccaaggaatacggcttcatcgaccacgtgatcacgcacgcgagccaggcgaacggc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accgaatcgaagaacacgggcccggttccgggcgaggggcccgcgcggaattcgccgctgtcaggggaatccgattcggcggccgatcgggggaacctgcggccgtccgacgcgccggtgctgggaccgcgcccggtggtgcggccgcacgtcgatacgcataccgcgcacgccttccgccgccccggcgggcaggccggatcgttcgccgcgcgagcggccgggtcggtggcgacggccgcgcagggggagcccgagattcgcaatcgtccgccggattcggtgctggcggaggcgttcggccgtccggagggttcggccgaactgctgcagcgggatccggaggcgcacgccgatcaggccgctccggccgcgcccgccgatccctggcgggatccgaattcggccgcgcggctgggctttccggccgtgtcgcggccgcagccgcagccgccggccctcggggccaagctgggcgcgcgggaggtgctcttcggcggccgggtgtcatggaaggcgctggcggtgctggccgtcgtcgcggcctgcatcgggctgctgggtggtttcgtcggggcgttcgccggttcctcggcctccgtgctgacctcgcgcaaggtgacgctgcagtccgcgcccacgggcggcggggcgcacaaccagatcaccaaggtggtcgatgccgtcatgcccgcggtggtcacggtgcgggcctggctgggcgacaccggatccaccggttcgggtgtggtgatcgacggcgcgggttacatcgtcaccaacaatcacgtgatctcgctggccgccaatgacaagaacggcaaggccaagctggatgtggtgttctccgacggccagcgggtgcctgcccagatcgtgggccgcgacaccaaatccgacctggcggtcctcaaggtcgatgtgaagaacctgtcggtcatccagctcggcaattccggcgacgtgcaggtcggtgacgacgtgctggcgctgggttcgccgctgggcctggagaagacggtcacctccggcatcgtgtcggcgttgcaccggccggtgaaggtgggtggcgagggcaccgataccgacgccaccctggacgccgtgcagaccgacgccgccatcaaccacggcaactccggtggcgcgctggtggatatgcagggtcgtctgatcggcatcaactcggccatcaagtccgagagcggcggttcggtgggtctgggcttcgcgattccggtggatcaggtgaagcggatctcgcaggcgctgatccgcgacggggtcgtgcatcacccgcggctgggcgtgagcgccaagaccaagatcgtcgccaatgacgtgatgagcggtgcggcggtggccgatgtacaggccgggagcccggcggccaaggcgggcatcgtcgagggcgatgtcatcgtgaaggtcggcgaccgggatgtggcggggcccgaggagctgacggtcgcggtgcagcagcacgagatcgggcagaccgtgaccgtgcgcctgattcgcgacgggcgcgaggtggatgtccccgtcaccctggaatccg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accgaatcgaagaacacgggcccggttccgggcgaggggcccgcgcggaattcgccgctgtcaggggaatccgattcggcggccgatcgggggaacctgcggccgtccgacgcgccggtgctgggaccgcgcccggtggtgcggccgcacgtcgatacgcataccgcgcacgccttccgccgccccggcgggcaggccggatcgttcgccgcgcgagcggccgggtcggtggcgacggccgcgcagggggagcccgagattcgcaatcgtccgccggattcggtgctggcggaggcgttcggccgtccggagggttcggccgaactgctgcagcgggatccggaggcgcacgccgatcaggccgctccggccgcgcccgccgatccctggcgggatccgaattcggccgcgcggctgggctttccggccgtgtcgcggccgcagccgcagccgccggccctcggggccaagctgggcgcgcgggaggtgctcttcggcggccgggtgtcatggaaggcgctggcggtgctggccgtcgtcgcggcctgcatcgggctgctgggtggtttcgtcggtgcgttcgccggttcctcggcctccgtgctgacctcgcgcaaggtgacgctgcagtccgcgcccacgggcggcggggcgcacaaccagatcaccaaggtggtcgatgccgtcatgcccgcggtggtcacggtgcgggcctggctgggcgacaccggatccaccggttcgggtgtggtgatcgacggcgcgggttacatcgtcaccaacaatcacgtgatctcgctggccgccaatgacaagaacggcaaggccaagctggatgtggtgttctccgacggccagcgggtgcctgcccagatcgtgggccgcgacaccaaatccgacctggcggtcctcaaggtcgatgtgaagaacctgtcggtcatccagctcggcaattccggcgacgtgcaggtcggtgacgacgtgctggcgctgggttcgccgctgggcctggagaagacggttacctccggcatcgtgtcggcgttgcaccggccggtgaaggtgggtggcgagggcaccgataccgacgccaccctggacgccgtgcagaccgacgccgccatcaaccacggcaactccggtggcgcgctggtggatatgcagggtcgtctgatcggcatcaactcggccatcaagtccgagagcggcggttcggtgggtctgggcttcgcgattccggtggatcaggtgaagcggatctcgcaggcgctgatccgcgacggggtcgtgcatcacccgcggctgggcgtgggcgccaagaccaagatcgtcgccaatgacgtgatgagcggtgcggcggtggccgatgtacaggccgggagcccggcggccaaggcgggcatcgtcgagggcgatgtcatcgtgaaggtcggcgaccgggatgtggcggggcccgaggagctgacggtcgcggtgcagcagcacgagatcgggcagaccgtgaccgtgcgcctgattcgcgacgggcgcgaggtggatgtccccgtcaccctggaatccga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ttggagtcgggcaccgatggaagccgggatggctgcgcggggcgaacagcgagttgatcgcgttcttcgtcctggcttacgcgttgagttggtcgtgggcgattccgctggcggtgacccaccggatcatccggcaggggcaggcgtggccgacgcattacccggccttgctcggaccagccgtcgccgccttcgccgtcaccgcgtggaccggcggacgggcgggagtgcgcgatctggtggcgcgcatgacgcgatggcgggttccgctgcgctggtggctggtcgcgctgagcccgatcgggtttctggcgatcggcctggccgcgacgtgggccgccggtcatcgactgccggcagtcgatgacttcgcgcgattcagcggaacgcccgcgatcgggctgatcggtgtggcggtgctcatcacgttcgtaggcgcgctgggcgaggagaccggctggcggggcttcgcactcccccgtctgcaacgccgcttcggtcccctggccgcgacgctgatcctggcgccgctgtggttcctgtggcatctgccgcagttcttcgtcatcgccacctaccgggacttcggcccggcctcgtatgtcggcatgttcctgggcctcaccgccggcgcggtggtactcacgtggctgtacaaccgatccggtggcagcgtgctgctggtgatcgtgtggcacggcgtgtacaacatcgtcggcggcaccgcggccgcggccggaacattggcagcggtgatcagcgtcctgatcaccgtgcagggtatcgcgctgatcgcggccgacgtgacgacccgacatcgcggccacccctcgatcctcgggcccg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agaccgagaccgagaccatgcgcgttaaggcaccgagcaccaagggattacgcgtcctcgcggcggcagcggcgctggcggcgggagccggggcgggc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g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agaccgagaccgagaccatgcgcgttaaggcaccgagcaccaagggattacgcgtcctcgcggcggcagcggcgctggcggcgggagccggggcgggc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t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tatgacgacttcgacggattcgagcatctcgacacctccaccttgccggagcgccagcagcggattctgtgcacgatccgggattgggtgcagcggcacgggtattcgccgagcacccgggagatcggggatgcggtcggattgaagtctggttcgtccgtttcgcgtcatttgcgcgaattggaggagcggggatttctcaaacggagcgaatcggtcacccggccgatggatgtccggctgttcctgaaggccgccgcgccgcagcgtcaggccgacgagaactccgtaccggtgccggtcgtcggtgatatcgcggccggtacgccgatcctggccgaggagcacaccgacgacgtgctgtcgctgccacgcgaactggtcggccggggaaccgtgttcggcctgcgggttcgcggcgattccatgatcgatgccgccatctgcgacggcgacatcgtggtggtccgcaagcagcacgaggcgcacaccggcgagatcgtcgccgccatgatcgacggcgaggccacggtgaaggtctaccgccgcagcaacggccacgtttacctggaaccgcgcaaccccgcgtactcggtcatcgatggcgacaatgcccaggtactcggtaaggtcgtctcggtcatgcggcg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acaccaacgaacctgccggtcctgttcctgaccgatccgatcgtgctgcccggcatggtcgtgccgatcgagctggacgagtcgtcgcaggccgccatcgatgccgcccgcgcgggcaaggtcaaccaggtgctggtcgcgcctcggctcgacgaggggtacgccgcgtacggcgtggtggccaccatcgaacaggtcggccggatgcgcggcggcgcgcccgcggcggtgctgaaggccgagagccgggccaagatcggccacggcgtgaccgggccgggcgcggcgctctgggtcgaggccgagccggtcgagattccggcggccgacggacgcgccaaagagcttgcggccgaatacaagaagctggtcgtgtcggtcctacagcgccgcgaggcgtggcaggtcatcgacgcggtcaatcagatgaacgatccgtccacgctggccgacgcggcgggctgggcgtcctacctgagcaacgagcagaagcgcgaaatcctcgacaccccggacactttcgcgcggctgaccaagctgatcgagtggaccacccagcacatcgccgagaccgagatcagcgagaagatcagcgaggacgtgcgcgaggggatggagaagacccagcgcgagttcctgctgcgccagcagctcaacgcgattcgcaaggagctgggcgaggacgagccggacggcgcggaggactaccgcacccgcgtcgagaacgccgacctgcccgcggacgtgaaggaagccgccctccgcgaggtcggtcgcctggagcgttccagcgatcagagcccggagacgggctggatcaggacctggctggacaccgtcctggaactgccgtggaacgtgaaaaccaccgactccaccgatgtttcggccgctcgtgcggtgctcgacgccgaccaccacggtctggacgaggtcaaggaccgcatggtcgagtacctggccgtgcgctcgcgccgggccgcccgcggcctggaggtcgtcggcggacgcggttccggcgcggtgctggtactggtcggtccgcccggtgtcggcaagacctcgctgggtgaatcggtggctcgggccctgggccgcaagttcgtccgcgtcgccctgggcggcgtgcgcgacgaggccgagatccgcggtcaccggcgcacctacgtgggcgcgctgcccggccgcatcgtgcgcgccatgaaggaggcgggctcgatgaatcccgtcgtcctgctggacgagatcgacaaggtcggctcggacttccgcggtgatcccgcggcggccctgctggaggtgctggacccggcgcagaaccacacgttccgcgaccactacctggacctggatctggacctgtccgacgtgctgttcatcgcgaccgcgaacgtcctggagacgatccccggcccgctgctggaccgcatggaactgatcagcgtggacggctacaccgaggccgacaaggtggccatcgcccgcgacttcctgatcccgcggcagctggagcgcaatgctcttaccgccgaggaggtctcgatcacggacgaggcgctgcgcgaagtcgcggcgaactacacccgggaagccggtgtgcggcagatggagcgcttgatcgccaaggcactgcgcaaggcggcgactaagctgtcggagtcggcggacatctccgataccgaaagcgtcatcgtcaagggcgaattcctgccggagggactgggctacgacaagaacctgggctacgacaccgaaacccgttcggaaaccggcaagctggtgatcggactgggtgacctgaaggagtacctgggtcgtccgcgcttcacccccgacggggtggaacgcaccgcggtccccggtgtcgcgacgggtctggccgtgaccggcgcgggcggcgatgtcctctacatcgaggccaatgccgccgagggcgaccgctcgctgaccctgaccggccagctgggcgacgtcatgaaggagtccgcgcagatcgcactgacctacgtccgctcccacctggaggagatcggcatcgagccgaaggtgctggatcgcaatatccacatccacttcccggcgggcgcggtgccgaaggacggaccgtccgcgggcgtcaccatggtcaccgccctggtgtcgctggccctgggccgccaggtccgcgcggatgtcggcatgaccggcgaggtcacgctgaacggccgggtgctgccgatcggcggcgtgaagcagaagctgctggccgcccagcgcgccggtctgaagaccgtgttcatcccggcccgcaacgagccggatctggacgaggtcccggccgaggtgctggccgccctggatgtccgccccgtcgccgacgtggccgagatcctggcctacgccatcgagccggtcgccgaaccggcctacgacgggcggacgctgagcgcca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ttgtcggcggcacaggcgacaccggaggccatcgaatactccgagattctggaagccgaggatcggccctgggtcaccgtcgtttgggacgatccggtcaacctcatgcactacgtgacctacatcttccagaagctgttcggctacagcaaaggcaaggcaaccgagctcatgctgaaggtgcacaacgagggcaaggccgtggtgtccgccggctcccgcgacaagatggaacacgacgtacagcggctgcacgcggcggggctatgggccaccatgcaacgtgacg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acacggcggcgcggaaggtgacaacggaccccttggtctttcaggcgatctctcaggagacgactccgccgccgagccgaccggcaccggcgcggatctgaccgtgcgccagcgcaaggtgctggaggtcatccgctcctcggtgcacgaccgcggctatccgcccagcatccgcgagatcggcgatgccgtcggcctcacctccacctcctcggtggcgcaccagctgcgcgcgctcgagcgcaagggctatctacgccgcgacccgaatcgcccacgcgccgtggacgtccggggtctggacgagacggccgtgcgggccgcgaccggcgtgtcgaagctacggtcggtcaatgccgagtcggcgcgcgccgccgatgtctcgacggacgagcacccgatcccgacctacgtcccggtactgggccggatcgccgccggtggcccgatcctggccgagcaggcggtggaggatgtcttcccgctgccgcgcgaattggtcggcgagggttcgctgttcctgctgaaggtcgtcggccagtccatgatcgacgccgccatctgcgacggtgactgggtggtcgtgcgccagcagaacgtggccgacaacggggacatcgtggccgccatgatcgacggcgaggccaccgtgaagacgttcaagcgcaccggttcccaggtgtggctgatgccgcacaaccccctgttcgagccgattccgggcaatgacgcccaggtgctcggcaaggtcgtcacggtcatccgcaa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ctgtgaggatgggaagcaatgcgccaaggtcgaggtgcagctcgaatacgcggatccggacgggcggcgtatcgagttggcgttgctgaaatcgccggcgacagactcgacccgccggatcggctcgttgctggtcaatccgggtgggccgggcgattcgggcgtcaggttcgcggtcgatccaagttgggccacccctgaagtgcgggcgcgatacgatatcgtcgggttcgatccgcgtggtgtcggaagcagcagtccgatcgtgtgcatggattcttcgcaggtggaccatctcgacgctgagcaaagagccgccgaggcggcaggagaccgaagtcgtcttctacaattggcgagggattattccgactcctgcagatccacctttgcctggctgctgccacatataggaacagagaacgtcgctgcggacctggatatcctgcgggcggtcctcaaagacgacaaattgcacttctatgggcactcctatggaaccctgataggccagtactacgcggagagatttccggacaaagtcggcaggatggttctggactcgctcatggacgcatccctttctcagggcgagttcatgattggagtggccgagtcgctcgatacggtcttcgagaatttcgtaaagcgttgccttgccgaaacatgtccgctcggcgaagatgcgggcgcggtgcgcgataaggtcgtggacatgatcggccgtgccacggccgcaccgctttctgtcgag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atggcacgatcgtggcatggcgttgatgcgaaccggccgagtcgtgctgctggccacgaccttggcgatgaccgcggctgcgtgcaccagcgtggtggacggcaagcccaccccgagcgcaccgttggggctggacagcttctaccaccagaccctgaactggggcagctgcaccgattacgttcagagcgatgacgattcgctgcccaagggctccgagtgcacccgtgtgacggtgccggtcgactacgcgaatcccggcggcgccaccgccaagatcgccatctcgcgaatcaaggccaccggcaagaagatcgggtcgctgctgctcaatccgggcggtccgggcgtgaccggcctgaacatggtctccatcggcgacaagaccgacctggccgagcgcttcgaccggatcggtttcgacccgcgcggcatcggcgcctcccagccgagcatccagtgcatgaccgccgccgagaacgacgcccagcgtgccgaacccaacaaggacaactcgcccgcgggcatcgccgccatcgaggccgagaacaaggacttcgccaacaagtgcgtcgagcgcaccggcaaggagttcctcgcccacgtcgggacccgggaggtcgtgcaggacatggatgtcatccgcggcgcgctgggtgactcgaagctgacctacctgggctactcctacggcacccgcatcggctacacctacgccgagaagttccccgaccgcgtgcgcgcgctcgtgctcgacggcgccctcaagccggatcaggatcagctcaaggagtccctggcccaggccgccagcttccagaacgccttcgacaactacgcggccgactgcgcggccaaggagaagaccaactgcccgctcggcgacgacccgaagcaggccaccaagaagttccgcgccctggtggatccgctgtgggacaagcccgttcccacccaggacccgcgcggcctgcactacggcgacgccatcaccggcgtccagcagaccctctactcggtgcgactgtggcccgccctcaccaagggcctgcgcgaactggcccagggcagcggcgacaccctgctggcgctggccgacatgtacgacggccgccacgacgacggcacctacgacaacagctccgacgccttcactgccattcgctgcgtggacgatccgccgatcaccgaccgcgccgtggccgccaagcaggacgccgactaccgccgcgtcgccccgttcctggacgacggccacagcggcaatgccgccccgctcgagggctgcgccttctggccggtccccaatacgggcaccccgcacaagctctccatcccgggcctgcccaaggtcgtggtgatctctacgaccgacgatccggccaccccgtaccaggccggtgtggacctggcccagcagctgggcgcgagcctgatcaccttcaagggcacccagcacaccgtgtccctgcagggcaaggcctgcgtcgatgatccggtggtctcgtatctggtcgacctgaaggagcccgccgcaggcctcacct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cgacagcagacgccgggacagcagacgccggggccggggcggccgcacgctggctctgctgatcgccgcggtcgtcggcttcgcgggattcctcggctaccgcggcgaactaccgcgctggtccttcgccgacgacgccaccgccagtagcctcgtcggcccgtcgctgccgccgctggacgtcgacctggtctccaaggtggccgaaccggccctggtgaacatcaccgcgggcatccgcccctacggcctgggcgccgccggttccggcatcgtgctcagcgccgagggcgaggtgctcaccagtcatcacgtcatcaaaggcgctgacaccgtgacggtttcggatgtcggcaccggcgcgacctacaccgccaccgtcgccggttacgactccgcggccgatatcgcgctgctggagctggccggggccgacggcctgccggtcgcccgcatcggcagttccgccccgctgcacctgggcgacgacgtgctggccatcggcaatgcgggcggcaccggctcaccgaccgcggtgggcggccccatcaccaatctggattcgaccatcgtggcccgcaatgccgccgacctgtcgcgaaagtccctgcacggcatgatcgaagtggccgccgcggtcgccgcgggccagtccggcggcgcgctggtggaccgctacggcgcggtgatcggcgtcgtcaccgccgcctccggggacgtggccaaggcaatgggcaagggccccaacggctatgccgtccccatcgacaccgccatgaacgtggtgcgccagatccgttccggcacaccgaccgataccgtccacatcggccccaccgccaccctgggcatcctcacctccgacgcgcagcccgccggcgcgcgcatcgacgtggccgtctacggcctgcccgcctacacggccggactcgccgacggcgagatcatcaccgccctcgacgaccggcccgtcaccacctcacaaatgctgaaagccgcactcaacgcccataaacccgacgatgtggtgcggctcgggatcagcgatcccacgggcggccaccggacggtgagcgtgacgctcaccgtcgggccaccca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caatagtctggctggtcgcgggcatcctgctcgcggcggccgagatactcacgggcagtctcgtcctgatcatgctgggtgtcgccgctctgatcaccgcgggcgtcagcgcgctcaccgggcagtcggtcgttctcgacgcggtggtgttcggtgtcacctcgattgccctgctggcgctggtgcgtccattcctgttgcggcgctatgcgattccaccgccgcatcagaccggggtcgacgccctgcccggcaagaccgccaaggtgctcgagaccgtcgatgagcacggcggccgggtgaagctcggcggcgaggtatggagcgcgcgcccctatgacgcgtcggagtcctaccccgtcggttcgaccgtgtacatcatgaggatcgacggcgcccacgccgtcgtcatgaaaggg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gaatgccctcatcgcgcagctactccacctcgacgccgagagccccgggcaggacatcaacctctacatcaactgcgagggcggcgacctctcggccatgctcgccatctacgacaccatgcagcacatccagtccccggtggtgaccacctgcgtcggccaggccatcgccgtcggcgcggtcctgctcgcgggcggcgcgaaggggcgacgcaacatcctcccccacgcccgaatagtcctgcaccagcccgcaacccgcggccagggcaccatcccggacctcatcctccaagccgacgaagtggtccgcatgcgagccgaaatcgaagccatcctcgccacccacaccggccaatcccccgaaaccctccgccgagacaccgaccgagaccgagtcttcaccgccgagtccgccctcgactacggcctcgccgaccaaatcctcggcccgcg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acccgtagcgtttagcattcggcgcagaaccgtgtacttctctgggggagccttgaccgacgatccggtgatcaccaacctgctgaccgtgctcgacaccaatcccgagttgctgccggtccgcatcagcgtgatcgaactgctggcggcgcggggacggcatgccgaggcgctggggcactgtgccacggccctggcccaggacccgaacaacgagcaggtgaccgcactgctgcaacggtgtaccgcggcgctggccggtggcgcgcccgccgcggttccggctgtgcctccggccgccgcggcatcggaggaatcgggtgcggttgcaccggtttccaacgattacgactgggatgccgccgaggagcagatcggcgacatcatccagcccgccttcgtgaacgacaagcccgaggtctacgtcgagggcgacgtcgggctgttcgagcggcccaaactcaccctcgccgatgtcggcggcatggagcacgtcaagcagcaactggagctgtccctgctcggccccgtgcgaaacccggagctggccaaggccttcggcaccagcgcccgcggcggcctgctgctctacggcccgcccggctgcggcaagaccttcgtggcgtcggcggtcgcgggcgagctcggcgcgaacttctacgccatcgagatcgccgacatcctgaactggtacaccggccgcagcgaatacaacctcaagcaggtcttccgcaccgcccgtcgcaaggcgccctgcgtcctgttcttcgacgagatcgacgccctcggccacaagcgcagccacctgtccggctccaactccctgcgttccaccgtcaatcagctgctcaccgaaatggattcgatgaccagcgacaacgagggcgtctacatcatcggcgccaccaaccacccctgggacgtcgacgtggccctgcgccgccccggccgcttcgaccgcatggtcctggtggccctgccggacacggacgcccgcatctcgatcctgcgccaccacctcaaagaccgccccatcgagggcatcgacctcgccgcggtggccgcccgcaccgagaactactccggcgccgacctggcccagatctgtaagtccgcaacccaactcgccatggccgactccatccgctccggcaccgtccgcccggtccgcatgcccgacatcgccgccgccctgtcccaaacccgccccagcaccggcgcctggttcgagtccgcccgcaacgtggtcgaattcgccaacaacgacggcagctacgacgagctggccgcctacatgcgcacccgcaaaga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ggcggcacaggcgacaccggaggccatcgaatactccgagattctggaagccgaggatcggccctgggtcaccgtcgtttgggacgatccggtcaacctcatgcactacgtgacctacatcttccagaagctgttcggctacagcaaaggcaaggcaaccgagctcatgctgaaggtgcacaacgagggcaaggccgtggtgtccgccggctcccgcgacaagatggaacacgacgtacagcggctgcacgcggcggggctatgggccaccatgcaacgtga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</table:table>
      <table:table table:name="Resistan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tctgaccaagggcgggcatacggcggttccgacatcgcttctgacggtggtgctttcgtggcggtcaccggagcgggaggtgcgggcgcaggccgtgctggtgggcgagcacgggcgggcccggtcggaccgggacttcgtgtggttcgacgcgccgcggcacgtgtcgcaggcggtgacggtggatcgggagcccgaggcggggaccgcgcggctgtcggtgtcgctgccgcgcaccgggtccgaggtggcgggaatcgtggtcatcggatcgacgccggggagtttcgccgaggtcgcgagcctgacactgacggtgttcgaccacgatcgcccggtggcccgctacgcggtgaatgcctcggagccggttccggccctggtgctgggcgagttcacgcgcgccggggacgactgggagttccgggccctggccgacgccggtgtcagcctggccggtctggtgcgcgagttcggcgtgcgctgggatcccgcgcgctcggtcgagcccgagccgcgccgcaccccgccgccaccggattccgaacgcgcggactggcatccggatccgcgcgatccggcccggctgcgctggtgggacggcaccacctggtccaccgcgacacgccctgttccgcttcaggattcccggcactgcccgcgctgcggcgaaccgcgccgtcgtcgtctcttcggcgccgacaccccgtgccgtgaatgcgccaccgagacaaccgaatacctggccgactggcggccccgcgccgagcgcgccctgcgccgcgtcaccccgcacgaggactgggacagcctgtgggccgccctgcgctatcagcgcgtcgaccgcgccgacgccctcgacctgctgcgcccgctcgcccacgatcacctggaacgcctggtggccttcaccttcgccgacggcacggtcggtccggaggacctggacgatttcgacgagacggtcgcggagctgtcactgtccggcccgctcatcgaggatctacgccgtcgcatgcaccgcggccggatgctcacccgcctgcgctccggcgaactgccgctggcccagaccaccggcctgcacctggatcccgacgaacgcgtgcacctgaacatcccggccgcccatatccggcagctggcccgcggccccaagcgcaccgagggccgcctgatcgtcagcaatcgcaagctgcgtttcaccggatccgatgcgggcaccgaaatgccctgggcccgggtggtttcggtgacctccgccgatggcctggtcgaggtgtcggccacctccgcccggggcggcgcactgctcgaggtcgccgatccggacttcgtggccgccgccatggagggcgcgctgcgcattgccaagcgcctggccctggcccccggccgccgcgactcacgcaccatccccgcggatgtgaaggccgtggtctggcagcgtgacggcggcaagtgcgtcgaatgcggtgcggcccactacctcgaattcgaccacatcatcccgatcagtcgcggcggcgcgaccagcgcggcgaacctgcagatcctgtgccgcggctgcaatcgcaccaagagcgcgcacat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atctgaccaagggcgggcatacggcggttccgacatcgcttctgacggtggtgctttcgtggcggtcaccggagcgggaggtgcgggcgcaggccgtgctggtgggcgagcacgggcgggcccggtcggaccgggacttcgtgtggttcgacgcgccgcggcacgtgtcgcaggcggtgacggtggatcgggagcccgaggcggggaccgcgcggctgtcggtgtcgctgccgcgcaccgggtccgaggtggcgggaatcgtggtcatcggatcgacgccggggagtttcgccgaggtcgcgggcctgacactgacggtgttcgaccacgatcgcccggtggcccgctacgcggtgaatgcctcggagccggttccggccctggtgctgggcgagttcacgcgcgccggggacgactgggagttccgggccctggccgacgccggtgtcagcctggccggtctggtgcgcgagttcggcgtgcgctgggatcccgcgcgctcggtcgagcccgagccgcgccgcaccccgccgccaccggattccgaacgcgcggactggcatccggatccgcgcgatccggcccggctgcgctggtgggacggcaccacctggtccaccgcgacacgccctgttccgcttcaggattcccggcactgcccgcgctgcggcgaaccgcgccgtcgtcgtctcttcggcgccgacaccccgtgccgtgaatgcgccaccgagacaaccgaatacctggccgactggcggccccgcgccgagcgcgccctgcgccgcgtcaccccgcacgaggactgggacagcctgtgggccgccctgcgctatcagcgcgtcgaccgcgccgacgccctcgacctgctgcgcccgctcgcccacgatcacctggaacgcctggtggccttcaccttcgccgacggcacggtcggtccggaggacctggacgatttcgacgagacggtcgcggagctgtcactgtccggcccgctcatcgaggatctacgccgtcgcatgcaccgcggccggatgctcacccgcctgcgctccggcgaactgccgctggcccagaccaccggcctgcacctggatcccgacgaacgcgtgcacctgaacatcccggccgcccatatccggcagctggcccgcggccccaagcgcaccgagggccgcctgatcgtcagcaatcgcaagctgcgtttcaccggatccgatgcgggcaccgaaatgccctgggcccgggtggtttcggtgacctccgccgatggcctggtcgaggtgtcggccacctccgcccggggcggcgcactgctcgaggtcgccgatccggacttcgtggccgccgccatggagggcgcgctgcgcattgccaagcgcctggccctggcccccggccgccgcgactcacgcaccatccccgcggatgtgaaggccgtggtctggcagcgtgacggcggcaagtgcgtcgaatgcggtgcggcccactacctcgaattcgaccacatcatcccgatcagtcgcggcggcgcgaccagcgcggcgaacctgcagatcctgtgccgcggctgcaatcgcaccaagagcgcgcacat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attggttgatattg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aaatggttcctgctcgccggcgccgtcggtagcgaagtcatcgcatcgctgtcactcaaggcagcactcacccaccccgcgctgtacgcggtcgtcctgctgggctacgtctcagccttcaccttcctcaccctggtactaaagcgcggaatggccctcggtgtcgcttacggcatctggggcgcgttgggtgtcgccgcaacggcggtgctgtccgccgtcctgttcgacgaacggatcacggccatgatggggattgggatcgccctggtgatcgccggcgttctgatggttgaactgggatcgcaccatacccccgacaccgacgagcagcaggcgggggcagcg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cgtcgacgagaccatgaacgccatcaatgacgccgtagtccttggccgccaaggcaatacggcggcggcccgcgaacggctgaccgagctgtgggagaccatcggcgcggatggggatccgctgcaccgggtttccctggcgcactatatggccgacctgcaggaccatgccgccgacggcctcacctgggacatccgcgcgctcgacgcctgcgccgcactcactgacgagcgtgcgcaggcgcagcactcaggactgagcgtccggggtttctacccgtcgctacatctcaacctggccgacaactatgggcgtctgggcgcgttcgacacggcacggcggcacctgaacgcgtcccgcgatcgactcgccgacctatccgatgacggctacgggttgggcgtgcgcgccggtatcgccaatgtcgaagccgcgctggccgaccactccaccgaacggctacccagccacc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ctgatcccaggcaccgcatcggaatcaccgctcccgacgtcgacaccgcggtgcgcttcctgagcgcgctggtcggccccggctcggtcgatccggccaccgctaccatccgattcgagccgggaatcgaagtggcgctgcacggttcgaacgacgagccgccgccgcgcgtggtggatatcggcaccaatcacctctgcctgcgggtggacgatatcgacgcggccgccgctcatctggaccggctgcccggtgtggaggtgctcggcgacatcatcaccgtcccggacgggcccatccgcggcaatcgctggatctacttccgctcgccctggggaacgctgttcgaattgcagcaatggccggaggtgccggggtatttcggcgacactgcggagcgcctgttccacgggcagcggccgcccgccgacggggtgctgcccggcctgctcggcctcgaccacagcggctacagcgtcgccgatctggacggcgcgatcgattacctggtgcgcgcgcacgacggccgggaggtgctgcgcaccgagatcgaggccgggcgcgaattcatgctcgcccagttcggcctcgatgtggcgggcacttcccggatggccatggtcgcggtcggcgcgctgaatctcgaactgttccagcacgatgtcggcgtccagcagccgccgcgcccgctgacccggcacggcggcaactacctcgcgctcggcgccgagggcccgatctcgcccgtcgatctcgggttgctcccgcgagcggtggtgtccg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gagcgctccggcaatccgatgggcgacagctgacttcgctggccacgccgatcgctttgactcagcgcgcccaggtcgcggtgtccaccaccaatatcgcgttgatgggcacgctcggcgtgcgggaggtggccgcgggcgggctggcattggtgctgttcaaccagattcggaccatgtgcgtcggattgatcaccggcaccggcaatcaggtggcgacggtggtgagccgggccgagaagcaggggcggcgggccgaggaccaggtccgggaggtggtgcggtccagcttcctgatcgcgacgctggccggattgctcggcggcgcactgctgatcgggctcggctgggcgctgcgctggctcgggcaggacgccgcggtgctggcgcaggcgcggccgatgatggtggcgctggccccgggtctggtgccgtgcctgtggttccaggtgttgcggcagtacacggtcgggatgcagcggccgcaggcgctgctgctggtgacactggggtcggtggcattgaatctggtgctggcgctggccttcatccagggctgggcgggtctgccggagctcgggctgaccggtgtcggcgtggccacctcgctggtcttcatgatcaccttcggggtgttctggaccatggtgcgccgggatccgaaactcgttgcgaccctgccgcttcggatgtggccggtgcacgcggcgacggtgcgtgaggagctgcgcctgggcacgccgatcgcgctcacctacgggtccgaggcggggatgttctcggtgctggcgctggtgatgggcggcatcggggccgcggcgctggccgcccacaatgtcgtctaccagatcgtctacatcgtgttccaggtggcgatcgggctctcgcacggggcgtcgatcctggtcagcaaggcggtggcgcgggaggagttcgcgcacgcgcggtcggtggcgtggctggcgctgcgctgcgcggggctggtcgcgggggtcaccggaatcgcctatgcgctggcgccggattgggtgctgcggccgttcctggccgacagcgattccgcgaccgtggcgctgacgcacacactgctgttgatcgccgtcgtgctgcaattcttcgacgctgcccagaacatcggcgtcgggctgctgcgcgggctcaaggacaccagggcgggcttccggctgtccctcgtgggctactgggttgtgggattgcccactgcgctgctgctcgctttccccgcgaacctgggtgcggcgggcgtgtggtggggtctcaccgccggtctcgcgaccaccgctgcccttatgctgcgccgcttcttcaccctgctgcatgtgcgtgagcaggaacatccgcgggtgctggccggtagcctcgggcat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gagcgctccggcaatccgatgggcgacagctgacttcgctggccacgccgatcgctttgactcagctcgcccaggtcgcggtgtccaccaccaatatcgcgttgatgggcacgctcggcgtgcgggaggtggccgcgggcgggctggcattggtgctgttcaaccagattcggaccatgtgcgtcggattgatcaccggcaccggcaatcaggtggcgacggtggtgagccgggccgagaagcaggggcggcgggccgaggaccaggtccgggaggtggtgcggtccagcttcctgatcgcgacgctggccggattgctcggcggcgcactgctgatcgggctcggctgggcgctgcgctggctcgggcaggacgccgcggtgctggcgcaggcgcggccgatgatggtggcgctggccccgggtctggtgccgtgcctgtggttccaggtgttgcggcagtacacggtcgggatgcagcggccgcaggcgctgctgctggtgacactggggtcggtggcattgaatctggtgctggcgctggccttcatccagggctgggcgggtctgccggagctcgggctgaccggtgtcggcgtggccacctcgctggtcttcatgatcaccttcggggtgttctggaccatggtgcgccgggatccgaaactcggtgcgaccctgccgcttcggatgtggccggtgcacgcggcgacggtgcgtgaggagctgcgcctgggcacgccgatcgcgctcacctacgggtccgaggcggggatgttctcggtgctggcgctggtgatgggcggcatcggggccgcggcgctggccgcccacaatgtcgtctaccagatcgtctacatcgtgttccaggtggcgatcgggctctcgcacggggcgtcgatcctggtcagcaaggcggtggcgcgggaggagttcgcgcacgcgcggtcggtggcgtggctggcgctgcgctgcgcggggctggtcgcgggggtcaccggaatcgcctatgcgctggcgccggattgggtgctgcggccgttcctggccgacagcgattccgcgaccgtggcgctgacgcacacactgctgttgatcgccgtcgtgctgcaattcttcgacgctgcccagaacatcggcgtcgggctgctgcgcgggctcaaggacaccagggcgggcttccggctgtccctcgtgggctactgggttgtgggattgcccactgcgctgctgctcgctttccccgcgaacctgggtgcggcgggcgtgtggtggggtctcaccgccggtctcgcgaccaccgctgcccttatgctgcgccgcttcttcaccctgctgcatgtgcgtgagcaggaacatccgcgggtgctggccggtagcctcgggcat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tcgacgcctgggcccagcaccccaccgcccgttttctcgcccacgacatgttcgcctccctgcgccgctggtccggcacggagatccccaccgacgacattccgctgaggtcgacgctcgc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tcgacgcctgggcccagcaccccaccgcccgttttctcgcccacgacatgttcgcctccctgcgccgctggtccggcacggagatccccaccgacgacattccgctgaggtcgacgctcgccgccatggacgcggcggg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tcgacgcctgggcccagcaccccaccgcccgttttctcgcccacgacatgttcgcctccctgcgccgctggtccggcacggagatccccaccgacgacattccgctgaggtcgacgctcgccgccatggacgcggcgggcgcccccccaccacacgctactgtcggcgtggatcgccccggagggtgttctcatctccaa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tcgacgcctgggcccagcaccccaccgcccgttttctcgcccacgacatgttcgcctccctgcgccgctggtccggcacggagatccccaccgacgacattccgctgaggtcgacgctcgccgccatggacgcggcgggcgtcgaccacacgctactgtcggcgtggatcgccccggagggtgttctcatctccaatgatgaagtggccgaatgggtttccgaagcacccgaccgcttttccggcatcgcctcggtggacctgcgccggcccatggatgccgtgcgcgaactgcgtcaccgcgttcgggaccaaggcttcaaggcgctgcgggtcctgccctggctgtgggagaccccgcccaccgaccgccgcttctacccgctcttcgcggcctgcgtggacctcggcatccccttctgcacccaggtcggccataccggcccccttcgtccgtccgaaaccggccgtcccatcccgtacatcgaccaggtggcgctggatttcccggaactgaccatcgtctgcggccacatcggttatccgtggaccgaggaaatgatctccgtcgcgcgcaaacacccgaacgtcgtcatcgacacctcggcctacaccaccaaacgcgtaccgccggaactgatctcctatatgaagaccggcacgggccgccacaaggtcctgttcggcaccaactacccgatgatctttccccagcatgccctcgacggcctcgacgccctggatctcgacgacgaaacccgggtgctctacctcgacggcaacgcccggcgcgtcttcggcc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tcgacgcctgggcccagcaccccaccgcccgttttctcgcccacgacatgttcgcctccctgcgccgctggtccggcacggagatccccaccgacgacattccgctgaggtcgccgcacacccccctggacaccgc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gttgctgttgggattggccattgcgtgtgaggtgacggctacggtgtcgttgaagatatcggaggggttcagcaagctggtgccgtcggtcattgtggtgatcgggtatggggcggcgttctattttctgtcgcaggctttgaagcgggggatggctatcggggtggcctatgggatttggtcggcggtgggggtggtcgcggtggcgaccattggggcgttgtttctggatgagcaca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ttgttgctgttgggattggccattgcgtgtgaggtgacggctacggtgtcgttgaagatatcggaggggttcagcaagctggtgccgtcggtcattgtggtgatcgggtatggggcggcgttctattttctgtcgcaggctttgaagcgggggatggctatcggggtggcctatgggatttggtcggcggtgggggtggtcgcggtggcgaccattggggcgttgtttctggatgagcacatcacggcggtgcagatcggggggattgtgctggtgattgcgggggtgttggcgctggagttgggtggggcgcac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actccagcagcttcagtcgcgtcggatccgacagggcgcgaaagaatctcgccgtggcatccagatgcgtgcacgcggtctcggtaccgggcgcaccggcgtcggtggccgtcgcagaccgaagcgacctggtggccaccggacgacggcccgatacccgagggctgcacctggattcggtcggcgtgactgttggcgaactgggcgcggtgatcgtcgatgaccgccagcgcagcacgaatccacggatctgggcagccggagacgtgaccggcggcccgcagttcgtgtacgtggccgccgcccagggcacggtggtcgccga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aactccagcagcttcagtcgcgtcggatccgacagggcgcgaaagaatctcgccgtggcatccagatgcgtgcacgcggtctcggtaccgggcgcaccggcgtcggtggccgtcgcagaccgaagcgacctggtggccaccggacgacggcccgatacccgagggctgcacctggattcggtcggcgtgactgttggcgaactgggcgcggtgatcgtcgatgaccgccagcgcagcacgaatccacggatctgggcagccggagacgtgaccggcggcccgcagttcgtgtacgtggccgccgcccagggcacggtggtcgccgacaacgccctggccggtgcggaccgggccttggactacaccgccgtaccccgcgtgacgttcaccagcccggccatcgccgccgtcggaatgacagaagccgcggcggcccgggccggatggcactgccggtcccgggtcctcgagatgtcgaatgtgccccgggcgctggtcgatcgcgatactcgcggcctggtcaagatcgtcgccgacgccgaatcgggccggatcctgcgggtgcatgccgtcgccgacggcgccggggatctgatcaccgccgccacctacgcgatgaccgcccgcctgaccgtcgaccagctggcccacacctgggccccgtcggattggagcctccgcatgggccgacctgaacttcaggtccttatcagtcaccacccgtgccctgcgcccgccgctcagtgccttcgctgtaggactcgccctcgtcgggccgcttcggctcggccgtcaccagtggccgcagcggtgtgccc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gcaaactgctggccgggctggtcaccggcctgctcgtcaccggattcgcgctgctgggcggcggtgtcgccaatgcgcactccgcgcccctctcctcgagcccggacaacggcgcgtcgatcgacacctcccccgccacggtgagcatcaccttcaacgaggacctgcaacccgcctacccgtccatgacggtgaccggaccggaccacaacctctggtccaaggggcagaccaaggtgaacggcccgaccgtcagcatcgaggtcggtgagctgggaccggtcggcgagtacaccatcgcctaccgcgtcacctccgccgacgggcatccggtcagcggcaagcggaccttcacattgaccaagcccggcaatggaactcccggaccccgctccgacgccaccgccaagtccggcggctccgacggcggcggcgtaccgctgtgggtgttcatcgtgggcgcggtcgtgctgttcggcggcggcctggccttcgccctgttcggcggacggggcaagcagcgc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gcaacggctaacagcaggtcgtatgacctggcaatgatcgggtccggtggggcggcgttcgcggccgcgatccgcgccaccaacctcggcagacgggtggtgatgatcgagcgtggcaccgtcggcggtacctgcgtgaacaccgggtgcgtgccctccaaggccttgctcgcgaccgccgaggcccgccacgtcacactcgacgcctcccggttccccggcctgccgctccccgaagtccggccggtcgacatgcccgccttgatcgccggcaaggatcggctcgtcgggtcactgcgtggcgagaagtacctggacctggc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caacggttccgatcggcgagttctcgagactcacctacctgaccatcaagacgctgcgctactaccacgagatcgagctgctggagccggtcgccatcgacccggactcggggtatcggttctattcgacggcgcaggtggatcaggcgcatctgatcaagcggctgcgcgagctgaacatgccgctgccggagatcaaggcggtcatggcggccccggaccaggcggcccgggacgcgggcattcgcgcgcatctcgagcgcatggaggccgagctggtgcgcacccgcgacgtggtggcctcgcttgaggcgctgctgctgccggcgaccgggatcagcgtcgaataccgttccatcgcaagccttccggtgctggccatgaccacgacggcggcgcgggaggactgcggcccgtggtgcgagtacagcttcggcacgctctacggcagcctggccgccgccgagctcgcgcccgccggtcccggcggggccacctacgcgcccgaattcttcgaatacgaccgcggcgaggtcgtcacctacgtgccgatcgaggccgggcaccgggaccgcttcgacaccgcgctcgtcacggagctgcccgcccgccgcttcgccgtcaccgtgcacgcgggcgcgttcgacgacttcgaccgcacctatggcgcactgggcagccatgtggccgaacacgattccgcgctgcccgaacccgtgcgcgagatctacctggtggggcccggcgacgccgagcctgccgactaccgcaccgaagtctgctggccgatcggccgg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gagacttcgcttccgccttcgggtggcgaccgcatcgagccggtcgacatccagcaggagatgcagaactcctacatcgactacgccatgagcgtgatcgtgggccgcgcgctgcccgaggtgcgcgacggcctcaagccggtgcaccggcgaatcctgtacgcgatgtacgacaacggctaccgcccggaccgcggctacgtgaagtccgcgcgcccggtcgccgacaccatgggtaactaccacccgcacggtgacaccgcgatctacgacaccctggtgcgcatggcgcagccgtgggcgctgcgctacccgctggtcgacggccagggcaacttcggttcccgcggcaacgacggcgcggccgccatgcgctacaccgagtgccgcctgaccccgctggcgatggagatgctgcgcgaaatcgaccacgagacggtcgatttcatcccgaactacgacggcaagacccaggagccgaccgttctgccgagccgggtgcccgccctgctcatgaacggctccaacggtattgccgtcggtatggcgacgaacatcccgccgcacaacctgaacgagctggccgaggccatctactgggcgctggacaatcacgacgccgacgaggaggccaccctcgccgcgtgcatcgagcgcgtgaagggcccggacttcccgaccgcgggcctgatcgtgggcacccagggcatcatcgacgcctacaccaccggtcgcggttcggtccgcatgcgcggtgtggtggagatcgaggaggacaaccggggtcgcaccacgatcgtcatcaccgagctgccgtaccaggtcaataccgacaacttcatcaacgcgatcgccgagcaggtgaaggacggcaagatcgcgggcgtctccgacatccacgacgagtcctccgaccgcgtgggtctgcgcatcgtcgtcacggtgaagcgcgacgccatcgccaaggtggtgctgaacaacctctacaagcacacccagctgcagacctccttcggctgcaacatgctctcgatcgtcgacaaggtgccgcgcacgctgcgcctggatcagatgatccggctgtatgtgaatcaccagttggaagtgatcgtccggcgtacccgctacctgctgcgcaaggcggagcagcgggcccacatcctgcgcggtttggtgaaggcgctcgatcagctggacgcggtcatcgccttgatccgccgctcggccgacaccgagaccgcccgcaccggcctgatgcagctgctggagatcgacgaggtccaggcgaccgcgatcctcgacatgcagctgcgccgcctgtcggccctggagcggcagaagatcctcgacgagttggcccagatcgaggccgagatcgccgatttgaacgacattctggccaagccggagcgccagcgctcgatcgtccgtgacgaattggccgagatcgtcgacacgtacggcgacgagcgccgcaccaagatcatcgcggccgacggcgacgtgcaggacgaggatctgatcgcccgcgaggacgtggtcgtgacgatcaccgagaccggctacgccaagcgcaccaagaccgacctctaccgttcgcagaagcgcggcggcaagggcgtgcagggcgcgggcctcaagcaggacgacatcgtcaagcacttcttcatcacctcgacccacgactggctgctcttcttcaccaacaagggccgggtctaccgggccaaggcgtacgagctgcccgaggccaaccgcaccgcgcgcggccagcacgtggccaacctgttggccttccagccggacgagaagatcgcccaggtcatccagatcaagtcctacgaggacgcgccctacctggtgctggccacccgcaagggcctggtgaagaagtccaagctgaccgacttcgactccaaccgcaccggcggcatcgtggcggtcaatctgcgcgacgaggacgaattggtcggcgcggcactgtgttcggccgaggacgacctgctgctcgtctcggcgcacggccagtccatccgcttctccgccaatgacgaggtgctgcgccccatgggccgggccacctccggcgtgcagggcatgcgcttcaatgccgacgatgaactgttgtcgctcaatgtggttcgcgacgaggagggcatctatctgcttgtcgcgaccgcgggtgggtactccaagcgcacggccatcgaggagtacaccgcgcagggtcgtggcggcaagggcgtgctgacgattcagtacgacgagaagcgtggcagtcttgtcggagcgctcatcgtcaatgacgatgatgagctgtatgcgatcacgtcgggcggcggtgtcattcgcacgctcgcacaccaggttcgcaaggccggccgtcaaaccaagggcgtgcggttgatgaacctcggcgagggcgatactttgctcgcgatcgctcggaacgcggatgagcccgaccaggttgccgaagatgacaccagcggttcggcgaagc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gagacttcgcttccgccttcgggtggcgaccgcatcgagccggtcgacatccagcaggagatgcagaactcctacatcgactacgccatgagcgtgatcgtgggccgcgcgctgcccgaggtgcgcgacggcctcaagccggtgcaccggcgaatcctgtacgcgatgtacgacaacggctaccgcccggaccgcggctacgtgaagtccgcgcgcccggtcgccgacaccatgggtaactaccacccgcacggtgacaccgcgatctacgacaccctggtgcgcatggcgcagccgtgggcgctgcgctacccgctggtcgacggccagggcaacttcggttcccgcggcaacgacggcgcggccgccatgcgctacaccgagtgccgcctgaccccgctggcgatggagatgctgcgcgaaatcgaccacgagacggtcgatttcatcccgaactacgacggcaagacccaggagccgaccgttctgccgagccgggtgcccgccctgctcatgaacggctccaacggtattgccgtcggtatggcgacgaacatcccgccgcacaacctgaacgagctggccgaggccatctactgggcgctggacaatcacgacgccgacgaggaggccaccctcgccgcgtgcatcgagcgcgtgaagggcccggacttcccgaccgcgggcctgatcgtgggcacccagggcatcatcgacgcctacaccaccggtcgcggttcggtccgcatgcgcggtgtggtggagatcgaggaggacaaccggggtcgcaccacgatcgtcatcaccgagctgccgtaccaggtcaataccgacaacttcatcaacgcgatcgccgagcaggtgaaggacggcaagatcgcgggcgtctccgacatccacgacgagtcctccgaccgcgtgggtctgcgcatcgtcgtcacggtgaagcgcgacgccatcgccaaggtggtgctgaacaacctctacaagcacacccagctgcagacctccttcggctgcaacatgctctcgatcgtcgacaaggtgccgcgcacgctgcgcctggatcagatgatccggctgtatgtgaatcaccagttggaagtgatcgtccggcgtacccgctacctgctgcgcaaggcggagcagcgggcccacatcctgcgcggtttggtgaaggcgctcgatcagctggacgcggtcatcgccttgatccgccgctcggccgacaccgagaccgcccgcaccggcctgatgcagctgctggagatcgacgaggtccaggcgaccgcgatcctcgacatgcagctgcgccgcctgtcggccctggagcggcagaagatcctcgacgagttggcccagatcgaggccgagatcgccgatttgaacgacattctggccaagccggagcgccagcgctcgatcgtccgtgccgaattggccgagatcgtcgacaagtacggcgacgagcgccgcaccaagatcatcgcggccgacggcgacgtgcaggacgaggatctgatcgcccgcgaggacgtggtcgtgacgatcaccgagaccggctacgccaagcgcaccaagaccgacctctaccgttcgcagaagcgcggcggcaagggcgtgcagggcgcgggcctcaagcaggacgacatcgtcaagcacttcttcatcacctcgacccacgactggctgctcttcttcaccaacaagggccgggtctaccgggccaaggcgtacgagctgcccgaggccaaccgcaccgcgcgcggccagcacgtggccaacctgttggccttccagccggacgagaagatcgcccaggtcatccagatcaagtcctacgaggacgcgccctacctggtgctggccacccgcaagggcctggtgaagaagtccaagctgaccgacttcgactccaaccgcaccggcggcatcgtggcggtcaatctgcgcgacgaggacgaattggtcggcgcggcactgtgttcggccgaggacgacctgctgctcgtctcggcgcacggccagtccatccgcttctccgccaatgacgaggtgctgcgccccatgggccgggccacctccggcgtgcagggcatgcgcttcaatgccgacgatgaactgttgtcgctcaatgtggttcgcgacgaggagggcatctatctgcttgtcgcgaccgcgggtgggtactccaagcgcacggccatcgaggagtacaccgcgcagggtcgtggcggcaagggcgtgctgacgattcagtacgacgagaagcgtggcagtcttgtcggagcgctcatcgtcaatgacgatgatgagctgtatgcgatcacgtcgggcggcggtgtcattcgcacgctcgcacaccaggttcgcaaggccggccgtcaaaccaagggcgtgcggttgatgaacctcggcgagggcgatactttgctcgcgatcgctcggaacgcggatgagcccgaccaggttgccgaagatgacaccagcggttcggcgaagc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accaccggtacagcggccgaacgccgcgcgcgatgccgtcgagttcgagcggccgcgctattcgatcggcgaggtctccgagcgctgcggcctgacccgggacacgctgcgctggtacgagcgcatcgggctgatggactatgtcgggcgcgaccactccggccagcgccgattcagtgaccgcgatttggaatggctggccttcatcggcaagctgcgcctgaccggcatgtcggtcgccgacatggtgaagtacgcggaactggtccgcgccgggcagcacacctatcccgagcgcctggagatgttccgccgcacccgcgccgaggtcctcgaccagatcgaggagttgcgctccaccctggtcgtcctcgactacaagatcgcgctctacgagaacggcccgtcctgcgagccgcccacgctgtcgagtaacgccgcgcgccggga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tgctctataccgccgaagccctcgcgaccggcgaaggccgcaacgggcatgtccgcaccgacgacggcaaggtcgaattcgacctgtcgattccgaaggagatgggcggcaacgggatcggcaccaaccccgagcagctcttcgccgccggatacgcggcctgcttccactccgcgctgcaactggtcgcgcgcagcgtgaaggcgaatgtggccgattcggccgtgggcgcgaaggtcggcatcggccccaatgagaccggcggcttcggcctgaccgtcaccctcgaggtgtcgctgccgcacgtgtccccggacgaggcgcgggcgctggcggacaaagcgcaccaggtgtgcccgtactccaatgccacccgcggaaacatcgatgtcgacgtgatcgtggtcgag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gatttcccgctgctgctcgccaaggggcagaacgccgaaatacccacggccgccgtgctgatcgcggtgagtgccgcggcgccggttgacgtatcggccctactggtcaccgcggcggggaaggtgcgctcggatgccgacttcgtgttctacaaccagcccgtcgcgcccggtgtccggttggtggcgggcacgttgcacgtggagttgagccaggtgccgacggcgatcgcgcagatccgggcggtgatcaccctcgacgatccgcacgcgcgcttcggctcctatccgccgccgacggcaactgtcgccgatgcgagcggaaaactgctgtacagctaccggatcgacggcctcgataccgaatccgtggtcgtggcgatcgaactctaccgtcgcggtgacggctggaaggtccgcgcggtgggacagggctatgccggcgggttcgcggatctgatcaccgatcacggcgtggtcgtcaatcaaccggcagccaccccgacgccggtgccgccccgtccggcgacggtcgatgtcacggcggcgcccgcgttcgcgccccagccattcgagtcggtgcggtcgatgccgggggaggagaagctgtcgctggagaagcggcaggtactcgatctgcggaaacgcgaagtggcgaaggtgctgttggacaagggcgcacaaggtgtgcgggccagggtgatcctggtgatcgacaagaccggaagcatggccgggctctacaaacgcaaggtcgtgcaccaagtcgtggagcggatgatcccggtggccatccaactcgacgacaacggcgaactcgagccgttcctctacggcaggcaatacgcgaagctgcccaacatcaccgtcgaggacaccgagcgctggtgcgcgacattcctgcacctgcggggcgtccacgcgggcatcgactaccggcacatcggcgacgtcaacgacgaactccccatcatgcaggcgattctcgcttccctgcacggccccgccgaaccgaccctggtcctgttcttcaccgacggcggcttccacaaacgccgcgagatcacccaactcatgcgcgccgcctcccacgcccccgccttctggcagttcatcggcctgggccccaacaacttcggcatcctcaccgccctcgacgaactcgacggccgcctggtcgacaacgccggcttcttcgccgtccgagacatcgacaaactctccgactccgacctctaccgcctcctcctcaacgaattcccctcctggctccaagccgcccgccgagccggcatactc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gatttcccgctgctgctcgccaaggggcagaacgccgaaatacccacggccgccgtgctgatcgcggtgagtgccgcggcgccggttgacgtatcggccctactggtcaccgcggcggggaaggtgcgctcggatgccgacttcgtgttctacaaccagcccgtcgcgcccggtgtccggttggtggcgggcacgttgcacgtggagttgagccaggtgccgacggcgatcgcgcagatccgggcggtgatcaccctcgacgatccgcacgcgcgcttcggctcctatccgccgccgacggcaactgtcgccgatgcgagcggaaaactgctgtacagctaccggatcgacggcctcgataccgaatccgtggtcgtgtcgatcgaactctaccgtcgcggtgacggctggaaggtccgcgcggtgggacagggctatgccggcgggttcgcggatctgatcaccgatcacggcgtggtcgtcaatcaaccggcagccaccccgacgccggtgccgccccgtccggcgacggtcgatgtcacggcggcgcccgcgttcgcgccccagccattcgagtcggtgcggtcgatgccgggggaggagaagctgtcgctggagaagcggcaggtactcgatctgcggaaacgcgaagtggcgaaggtgctgttggacaagggcgcacaaggtgtgcgggccagggtgatcctggtgatcgacaagaccggaagcatggccgggctctacaaacgcaaggtcgtgcaccaagtcgtggagcggatgatcccggtggccatccaactcgacgacaacggcgaactcgagccgttcctctacggcaggcaatacgcgaagctgcccaacatcaccgtcgaggacaccgagcgctggtgcgcgacattcctgcacctgcggggcgtccacgcgggcatcgactaccggcacatcggcgacgtcaacgacgaactccccatcatgcaggcgattctcgcttccctgcacggccccgccgaaccgaccctggtcctgttcttcaccgacggcggcttccacaaacgccgcgagatcacccaactcatgcgcgccgcctcccacgcccccgccttctggcagttcatcggcctgggccccaacaacttcggcatcctcaccgccctcgacgaactcgacggccgcctggtcgacaacgccggcttcttcgccgtccgagacatcgacaaactctccgactccgacctctaccgcctcctcctcaacgaattcccctcctggctccaagccgcccgccgagccggcatactc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accctgcggccatccgacctagcccggtcacacggcatctcgactcaggccgtgcgcaactacgaacaggacgggttcctgccgcccgccgggctcaccgacagcggttaccggatctataccccgttgcacgcggccgccttggacgcctatctcgcgctcgtgcgcgcctacgggcacgcggcgggcggccgcgtcatgaccgcgatccacgaggacgacctcgacacggcactgctgatcatcgatcgcggccaccagcgttccctccaggaccgcgacaccctcgacaccgtccaccgggcggtgcatcacctgaccgccacgcccgcaaccgtgccacccgcggagcccaccgcctggaccatcggcgaactggcccaccacctccaggtcaccgccgccaccctgcgcaaatgggaacgcgccggaatcctgctcccggcaagggaatccggcaccggctaccgccgctacaccgccgatgaccgccgcgacgccgaactggcgcacctgctgcgccgcggtggctatccgctcgagcgcatagccaccgtggtcgagcaggtgcgtgccgcgggcggtaccgactccctggccggtgcgctgcgggactggcgagcccggctgaccgcacagagcctggccatgctcgacgcctccggccgcctcggccactacctgcgggt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accctgcggccatccgacctagcccggtcacacggcatctcgactcaggccgtgcgcaactacgaacaggacgggttcctgccgcccgccgggctcaccgacagcggttaccggatctataccccgttgcacgcggccgccttggacgcctatctcgcgctcgtgcgcgcctacgggcacgcggcgggcggccgcgtcatgaccgcgatccacgaggacgacctcgacacggcactgctgatcatcgatcgcggccaccagcgttccctccaggaccgcgacaccctcgacaccgtccaccgggcggtgcatcacctgaccgccacgcccgcaaccgtgccacccgcggagcccaccgcctggaccatcggcgaactggcccaccacctccaggtcaccgccgccaccctgcgcaaatgggaacgcgccggaatcctgctcccggcaagggaatccggcaccggctaccgccgctacaccgccgatgaccgccgcgacgccgaactggcgcacctgctgcgccgcggtggctatccgctcgagcgcatagccaccgtggtcgagcaggtgcgtgccgcgggcggtaccgactccctggccggtgcgctgcgggactggcgagcccggctgaccgcacagagcctggccatgctcgacgcctccggccgcctcggccactacctgcgggtccgcgagctcggtccatt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accctgcggccatccgacctagcccggtcacacggcatctcgactcaggccgtgcgcaactacgaacaggacgggttcctgccgcccgccgggctcaccgacagcggttaccggatctataccccgttgcacgcggccgccttggacgcctatctcgcgctcgtgcgcgcctacgggcacgcggcgggcggccgcgtcatgaccgcgatccacgaggacgacctcgacacggcactgctgatcatcgatcgcggccaccagcgttccctccaggaccgcgacaccctcgacaccgtccaccgggcggtgcatcacctgaccgccacgcccgcaaccgtgccacccgcggagcccaccgcctggaccatcggcgaactggcccaccacctccaggtcaccgccgccaccctgcgcaaatgggaacgcgccggaatcctgctcccggcaagggaatccggcaccggctaccgccgctacaccgccgatgaccgccgcgacgccgaactggcgcacctgctgcgccgcggtggctatccgctcgagcgcatagccaccgtggtcgagcaggtgcgtgccgcgggcggtaccgactccctggccggtgcgctgcgggactggcgagcccggctgaccgcacagagcctggccatgctcgacgcctccggccgcctcggccactacctgcgggtccgcgagctcggtccattcgccg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cccattctggccggggtgcatcacctcaaacttcccgtttcggatctgccgcgctcgatcgactggtaccgcacgcggctcggctacaccgtcggcgtcgaattcaccgagcagggcgtcctgaggggtggcgtcctgcaccatcccgtcggcggtcccatgctcggcctgcggctgtcccccgaaagggccgccgccgcagccggattcgactatttctcgatcggcgtgcccgatcgcccggcaatcgaggcgctcgcccggcacctggaatccctgggtgaatcccacgccggcgtccaccaggcctcgctcggctggatcctgcccgaactacacgacccggacgggcacgaaatccgcttctacaccgtcgaatcccacaccgaactcggcgaggacaaactcaccatcgataatccccgggaaacagccgaggccctcgaacgcggcggcgctc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ttggttgattttg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cgaacatccgccttccgcacccggcgggcaccgggccggagcggacgaggagatcgactacgcactgctgtcgctcaatgcgcagctgtgcttcgcgctgtactccacgtcgcgatccatgaccgccgcctaccggccgttcctggacgatatgaacctcacctacccgcagtacctggtgctgctggcgctgtgggagcgtcccggcatcaccatgaaggacctgggcgagcaggttcacctcgactacggcacgctctcgcccctggtccagcgactacagtcgcgcggcctggtggacagcgtccgcagcgcgaccgacggccgcgccgtggtgctgcacgccagcgaatccagtcgcgaactccagcacggggcccaggagatgatccgcaccgtgctgggtctggtcggcgtcccggtcgaggacatcgaggctctgcgcgatcaggtcaaggcgctcggcgcccgcctcgacgcggcagctgaggccgcccgcg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aacacgtaccgcgcgcacctcctggtccggcggcctgcaggacggctccggccaggtcgagctggtcagctccggcgtcggcaagtacgacgtctccttccccaagcgcgccgccgacaatgccgacggcaccaccagcccggaggagctcatcgccgccgcgcactcctcctgctactcgatggcgctctcgggccagatcggcaatgccggcggcaccgtgcagagcctggacaccaccgccgacgtgacgctgagcccggcccggccggcggcttccgcatctccaagatca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aggcactgcccgtgatcgacatgtccgccccggtctgctgcgccccggtcgccgccgccccggtcgacgacgcggccgcactcgaaatcgccttgcggctcaaggccattgccgacccggttcgggtgaagctgctgtcactgctgctcaccagccccgccggggcggagaacaccggcgatctcgccggggcggtcggcctggccgaatcgacggtcagccaccacctcggacagctcaagaaggcgggcctgatcgaatccgaacggcgcggcatgaacacctaccaccacgctcaccgcgaggcgctgtcggcactgtgcctggtactcgacccgaactgctg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atccgccacgtcaaactgccggtcagcgatctggcgcgcagtgtcgcctggtactgcgatctgctggatctgcggctcgccggggaattccgggagcagggcgaactgcggggcgcgcaactcatgcatccgaccggattcgggatcgcgctgcgggaacgcgaatactgcgccgggcaaccggatctcgcgggcttcgacgtattcgccctggaagtggactcggtcgacgaactgcacgccttcgccgcccgcgccgacgaactggagtacacccgcggcgaggtcttcgaccgcggcgaatacggcgcggccctcgacctggtcgacccggacaacaccgtggtccggctgctggcccacaaccccttccgcgccgaccggttcctcggcgtggaggccgacggcaagggcgacttcaccctctacgacaccccgacgc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atcggtgaggtggctcgggcgtcgggcacgacgagcaagaccctgcggtactacgaggaggtcgggctgctacccgccgcggaccgcaccccggcgggctaccgggactacggcgccgaggtgctcgaccggctggacttcatccgccgggggcaagcggccgggctgaccctggcccagatcggtcaggtgctggacatccgcgaccgggggcaggccccctgccggcacgtcaccgacctgctcgacacccgccttgatgtgatcgaccggcaactcgccgagctcgcgcagctacgcaccacgatcgccgacctgcgcgaggacgccgccgccggcgacccggccacgtgctcccccgaggatgtctgccgctacctg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cgcatctccgtcatcggcaccggatacctgggtgccacccatgccgcgggcatggccgaactcggcttcgaagtgctcggggtggacaacaatccggccaaggcggcggcgctgtccgccgggcaggtgcccttccacgagcccggactgccggagctgctggccgggcacgtcgcgggcgggcggctgcgcttcggcacctcgctgatcgaggccgccgagttcgccgatgtgcatttcctctgtgtaggaacgcctccgggggtgaacggggcggccgatctgtcgcagctgtactccgcgctggacggcctggtcccgcatctgacccgcaactgcctgatcgtcggcaagtccacggtgccggtgggcaccgcggaggcgctcaccgcgcgcatcgccgagctggcgccggaagggatttcggtcgatctggcctggaacccggaggtcctgcgcgagggccacgcggtattcgacacgctgaacccgaatcgcctggtcttcggcgtgaccacgccggacgcggaatgggcgctgcgccaggtgtacgccacgccgatcgcggcgggcgcaccggtggtgatcaccaatatgccgaccgccgagctgatcaaggtgtcggcgaatgcctttctggcgaccaagatctcgttcatcaacgccatggccgaactgtgcgaccgcaccggcgcggatgtcacgctgctggccgacgcgctgggccacgacgaccggatcggccgcaagttcctcggcgcgggcctgggttacggcggcggctgcctgccgaaggacgtgcgcgccttgatcgctcgcgccaccgagctcggggccggggagacggtggagtgcctgcgcgacatcgacgccgtcaacctgcgtcggcgcgaacgcgtggtcgcggagaccctggaactgctcggcggcggacggcggccctcgggccgggtcggggtgctgggcgcggccttcaagccgctctccgacgacgtgcgggattcaccggcgctggatgtggccgcccggctgcacgcggccggggtggacgtgaccgtattcgaccccgccgcaacggttccggcgcgcgcggtggcgccccagctggttttcgccgccaccgcgaccgccgcgctgcacgaggtcgatgtggtgctgcacctgaccgagtggcgcgaattccgggagctggacccggtttttctgcggaaggtggcccgcggacgggtcatcatcgatgcgcgcaacacgctggatccggagccgtggctggccgcgggctgggacttccgggccttgggacggctcgtggagcgcacggaaacgcgcaccgcgcccgcgcggatcgcgacggtgaccccggtcatcaccccgtacgccgcgccgtccgcgcggctggagacgccgtccccgttgacccgactgcgtgcccgggtgcgccggac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ccgcatctccgtcatcggcaccggatacctgggtgccacccatgccgcgggcatggccgaactcggcttcgaagtgctcggggtggacaacaatccggccaaggcggcggcgctgtccgccgggcaggtgcccttccacgagcccggactgccggagctgctggccgggcacgtcgcgggcgggcggctgcgcttcggcacctcgctgatcgaggccgccgagttcgccgatgtgcatttcctctgtgtaggaacgcctccgggggtgaacggggcggccgatctgtcgcagctgtactccgcgctggacggcctggtcccgcatctgacccgcaactgcctgatcgtcggcaagtccacggtgccggtgggcaccgcggaggcgctcaccgcgcgcatcgccgagctggcgccggaagggatttcggtcgatctggcctggaacccggagttcctgcgcgagggccacgcggtattcgacacgctgaacccgaatcgcctggtcttcggcgtgaccacgccggacgcggaatgggcgctgcgccaggtgtacgccacgccgatcgcggcgggcgcaccggtggtgatcaccaatatgccgaccgccgagctgatcaaggtgtcggcgaatgcctttctggcgaccaagatctcgttcatcaacgccatggccgaactgtgcgaccgcaccggcgcggatgtcacgctgctggccgacgcgctgggccacgacgaccggatcggccgcaagttcctcggcgcgggcctgggttacggcggcggctgcctgccgaaggacgtgcgcgccttgatcgctcgcgccaccgagctcggggccggggagacggtggagtgcctgcgcgacatcgacgccgtcaacctgcgtcggcgcgaacgcgtggtcgcggagaccctggaactgctcggcggcggacggcggccctcgggccgggtcggggtgctgggcgcggccttcaagccgctctccgacgacgtgcgggattcaccggcgctggatgtggccgcccggctgcacgcggccggtgtggacgtgaccgtattcgaccccgccgcaacggttccggcgcgcgcggtggcgccccagctggttttcgccgccaccgcgaccgccgcgctgcacgaggtcgatgtggtgctgcacctgaccgagtggcgcgaattccgggagctggacccggtttttctgcggaaggtggcccgcggacgggtcatcatcgatgcgcgcaacacgctggatccggagccgtggctggccgcgggctgggacttccgggccttgggacggctcgtggagcgcacggaaacgcgcaccgcgcccgcgcggatcgcgacggtgaccccggtcatcaccccgtacgccgcgccgtccgcgcggctggagacgccgtccccgttgacccgactgcgtgcccgggtgcgccggac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gacgaaacgctctacaccatcggagccctggccgaccgaaccggcctgacggtcaagaccatccgtttctactccgaccagggcatcgttccgccgaccacccacacccccgccggctaccgcctctacgacctcgaagcgctcgcccgcctcgaactggtccgcaccctgcgcgaactcggcatggacctggcgaccgtccgccgggtgctttcccgcgagacatccctgaccgatgtcgccgtcgcccacgccgaggcggtggatacacagatccgcgtgcttcggctgcgccgcgcggtcctgcgcgcggttgccaagcgggaatcagacgagaaggagatggaattcatgcacaaattggtccaattgtccgaagccgaacgcgaccgcatcgtccacgatttcgtcggcgagacattcggcgcggtcgacggcaaccccgccgtggtcgagctccttcgctcgagcatgccggaactacccgatgaccccagcccggagcaggtcggggcctggatggacctggtcgaactggtacaggacaacgacttccgcgccgccgtccgccgcatggccgaataccaggccgagcagcgcacggcaggcgatgacaccggtctccaccacgccctcaccgaggccgtccgcgacgatgtcggccgcgccctcaccgagggcatcacccccgaaggccccgccgccaccgcgatcctcgaccgcctgaccgcccgctactccgaaaccttcgacaaacctgacgaccgccccctccgcgagtggatcctcgaccgcctcaccatcgccaacgaccctcgcgtggaacgctattggcagctggtcgcgaccatcaacggctggcccccgctgcccgacctatcccccgtcttcgcctggttcggcaccgccctccgagtccggctcaccgaac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cgacgaaacgctctacaccatcggagccctggccgaccgaaccggcctgacggtcaagaccatccgtttctactccgaccagggcatcgttccgccgaccacccacacccccgccggctaccgcctctacgacctcgaagcgctcgcccgcctcgaactggtccgcaccctgcgcgaactcggcatggacctggcgaccgtccgccgggtgctttcccgcgagacatccctgaccgatgtcgccgtcgcccacgccgaggcggtggatacacagatccgcgtgcttcggctgcgccgcgcggtcctgcgcgcggttgccaagcgggaatcagacgagaaggagatggaattcatgcacaaattggtccaattgtccgaagccgaacgcgaccgcatcgtccacgatttcgtcggcgagacattcggcgcggtcgacggcaaccccgccgtggtcgagctccttcgctcgagcatgccggaactacccgatgaccccagcccggagcaggtcggggcctggatggacctggtcgaactggtacaggacaacgacttccgcgccgccgtccgccgcatggccgaataccaggccgagcagcgcacggcaggcgatgacaccggtctccaccacgccctcaccgaggccgtccgcgacgatgtcggccgcgccctcaccgagggcatcacccccgaaggccccgccgccaccgggatcctcgaccgcctgaccgcccgctactccgaaaccttcgacaaacctgacgaccgccccctccgcgagtggatcctcgaccgcctcaccatcgccaacgaccctcgcgtggaacgctattggcagctggtcgcgaccatcaacggctggcccccgctgcccgacctatcccccgtcttcgcctggttcggcaccgccctccgagtccggctcaccgaaca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aggttccgggaaatcgttcgacgggggtccgcgcggggcgggggtctatgtgatcaccgggattcaagcgtcggggaaatcgactgtggcgcaggcgcttgcggagcggttcgcgcggtcggcgcatgtgcggggtgacgccttccggcggttcgtcgtcggcgggcgggaggagatgtcgccggatccgagtgccggggcggtcgcgcagctgaagctgcggcaccggttggccgcgcaggtcgccgacgggtatgcggcggcggggttcacggcggtggtgcaggacgtcgtgctcggcgagatgctgccctatctgatcggggagatccgcaccgacccactgtatgtcgtggtgctcgcgccggatccggcggtggtcgagcggcgcgaggccgggcgcgccaagaacgcctacgggaccttcacggtcgccgatctcgatgccgggctgcgggaaaccacgccgcggctggggctttggctcgacagctcggaactcaccgtcgcggagaccgtcgaggcgattctccggcgggccgagccggtcggg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gggtctacctgctcatcgcgtccgtcttcgaagtcgtcttcgccctggcgaccaatgccacgcacggattcaccgtgctggggccgtcgctgctcaccgccgccgcggcggccgggggcatcttcttcctgagcctggcactgaaatcgctggatgtcggcgtcgggtacaccgtgtggaccggtatcgggtcggtcggcaccgtggtgttcggatcggtggtcttccacgaggccctcacgcttgcgaaggcggtggccttcgtcctgatcatcgggggagtgctcggactcgagatcgccgacaagctgacggcgaaccgcggcgaccggctcg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ttctcgaatcggctggtctccccggcatccccgcatccccagttcacgggccatccgcccgcgccggaaccgcgaaacgaggtgtggggcgaggccttccgggacgccgcgctcggtatgtgcgcggtgctggcggcgaccgacgggcgcatcgatccggcggctcgcatgcgggtcgcgcaaatggcgggcgcgcatcaggtgctcggccgcgaatcctccgaggagctgcgaaacctgttcgaggacaactgcgcccggctcatcatggatccggccttcggccacgcctatgcgatggcccagatcgccaaggccatcgagcaccccgaccaggcgcgcgccgtggtgcggatcgggttcgaggtcgggcgaatcgagggcgaactcgacgcccacgcgctgacggtgattcgcgaggcttgtcaggtattgcggctggacccacacgaattcggcgt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gagctcttcacctcgtccgctacctccgtcggccgcgagggccgctcggtcagctccgacggttacctcgacctgaagctggcccagcccaaggaggccggcggcagcggtgacggcaccaaccccgagcagctgttcgcggtgggctactcggcctgcttcgccggcgcgctgcaggtcgtggcccgcaaccagggcatcgccctcggcgacgcctcggtgaccgccgatgtcagcctgaacaaggacgaggagaccggcttcggcatctccgtcgtgctgcgcgtcgagctgcccgaggaactgcagaacgagaagggccgcgagctcgtcgaggccgcccaccaggtgtgcccgtactccaaggccacccgcggcaacatccccgcggaactcgttgtcga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gagctcttcacctcgtccgctacctccgtcggccgcgagggccgctcggtcagctccgacggttacctcgacctgaagctggcccagcccaaggaggccggcggcagcggtgacggcaccaaccccgagcagctgttcgcggtgggctactcggcctgcttcgccggcgcgctgcaggtcgtggcccgcaaccagggcatcgccctcggcgacgcctcggtgaccgccgctgtcagcctgaacaaggacgaggagaccggcttcggcatctccgtcgtgctgcgcgtcgagctgcccgaggaactgcagaacgagaagggccgcgagctcgtcgaggccgcccaccaggtgtgcccgtactccaaggccacccgcggcaacatccccgcggaactcgttgtcg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agcaaagccattgacccgcagtcgatccgcaacgtcaccctgatcggcgcgcccgacgacaccgcccgggtggcacaccgtctgctccgccgcttcggcaacccggtccgagccgccatcggctggccgaccgacggcgtcgaacacaccgtccgcatcaccgagctgtcgaccgacaccccgatagcgaatctggagcgctcgatccgggtggccgacggcctcatcgcggtggtgaacgccaccgcgacaccggcgccccgtctccggaccatgctgcgggtcgccgacgaccaccaggtcgcacgcctgtgcctggcaatcgaactcggccacccggccgccagcttcgaccgctgcatccgcatgatcaccgacacccgcggcgcggtccccctgcccctgcaactccccctcggcaccgccccgttcgcggaactcgccgacctgctctccatgcggccactgaaaccgcccgccgccgaacgccattgggcactcgccgaacaggcgcaccgcacgctggtgcgcaccgtgctcgaccccgcgcccgcgaattcggccgccctccccgaaatccccctcggccggctgcatcaccgcatccgcgtcctgacccgcctcggcgaggtcgtgcccgtgctgtgcgacaccgccgccaggagtgcggatctcgccgcggtcctggacaccatcgtccgctatctgccgtcgcccctggatgtctgccaacccgaacacgccctcgac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gagcacgggcattcccacgcgcatggacacgaccacgccgggcactcgcacggcgcgaccgccgacagcgacaagcgctggctggcgggcgcgctcgcggtcatcgtcgcgttcctgctcggcgaggtcgtggtcggcctgatcgccaggtcgctggcgctgctgtcggacgccgcgcacatgctcaccgacgccgcctcgatcgtgctggcgctgtgggccatccggctggcggcccggcccgcccagggccgcatgacctacggctggaaacgcgccgagatcctctccgcccaggccaacggcctgaccctgctcgggctggcggcctggctcacctacgaggcgatccgccggctcatcgatccgccggacgtgaccggtgggctggtgctggtcaccgcgctggtcggcatcgtggtgaacctgctggccagctggatgatcagccgcgccaaccggaccagtctcaatgtcgagggcgcgtatcagcacatcctcaacgacctgttcgccttcatcgccaccgcgatcgccggtctgatcatcatgctcaccggcttcacccgcgccgacggcatcgccaccctgatcgtggtggtgctcatggtcaaggcgggcgtcggcctggtccgggcctcgggccggatcttcctcgaggccgcgcccagctatctggacccggtcgagatcggccgcgagatggccgacgtcgacgcggtggtcgaggtgcacgacctgcacatctgggagatcacctccggcgtgccttcactgtcggcgcacattctggtcgcacccggcgcggacagccacgccgtgcgcgcggcggtggcccacatgctggccgagcaccaccacatcgaccacgccgtcctccaagtcgactacaccgaccacgacgagtgcccgcccgacgccgaccacgaccacgagccgcactgcgccgagccgcacggcccggtgcaccgcaaaaccatcgccag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gctccgaactacgctggggccatgtcgtcagcgcagggaccggccgcagaatcggacgtttcggtcagggggtcggggtcgggggtgaggttcgcggcgattgcggcgctcgggggcgcggcggctgcgctggtggcggcgctggtcgtggcgctatcggcggcgcaggcgctgacgctgctggggattccggatccggggccgttgactacgtacgggttgcctgcggtgcgggccgtggcggatttcgcggcggcgttgacggtcgggtcgctgttgttcgcggcgttcttcgtgccgccgcagggcagtggggtgctggatgtcggggggtatcgggcgctgcggcgggccgggaacgcggcgctggtgtgggcgggtgcggcggctttgctggtgccgttgaccctttcggacaccaccgggcaaccgctggtggattcgctgcggcccgagcaggtgtggcgggccgcggacaaggtcgatgtcgccgggtcgtggcggttcaccgtgttcatggtggtggtgctggctgtgggctgccgggtcgcgttgcgctggggctggacgccggtgctgctgtggctgtcggtgctctcgctgctgccggtggcgctgaccgggcactcctcctccggcggcgcgcacgacctggccaccaacagcctgatcctgcacctggtttcggcctgcttctgggtgggcggactgttcgccgtgctcgcctacgcgttgcgggacggcaagtacaccgcgctggcggtgcggcggttctcgaaagtggcgaccgtctcattcgtggtgatcgcggtcagcggtgtgatcaacgcctatgtgcgagtgccgttgtcggagctgttcaccaccacctacggcgaactcgtgctcgccaaggccgcggcgctgatcgttctcggtgtcatcgggttcatgcagcggcggcgggcgatcccggatctggagcgcgattcgcaggatcgtggggcgctgattcgcttcgcgggggtcgaggcgctggtcttcgcggccaccgtgggactcgcggtcggcctgggccgcaccccgccgccggatctgcgcacggtgcccaccccgaccgaggtcgagatcggctacaacctggccggtccgccgaccgcggcgcgcctggcgttcgactggcgcttcgatctcatcttcggcacactcgccatcgtgctggccgtggtctacctgctgggcgtgcggcggctgcgcaagcgcggcgacgcctggccggtcggtcggaccatcgcgtggctgtgtgcctgcgctacgttgttgatcgcgaccagttccggggtcggccggtatgcacccgccatgttcagcgtgcacatggcccagcacatgatgttgtccatgctggcgccgatcctgttcgcgttgggcggtccggtgctgctggcgctccgggcaattcaaccggccggtcgggatcagccgccggggccgcgcgaatggatcctggccgccgtgcacaacccggtgtcgcgcttcatgacccagcccgtcattgccgcggtgttcttcgtggccgggttctacgcgctgtacctgggcggcatcttcgacaagttcgtgggcgcgcacggcgcgcacctgttcatgaacctgcacttcctgatcagcggttacctcttctactgggtggtgatcgggatcgatcccaagccgcgtcaggtggagccgctcaccaagctgggcatggtgttcggctcgctgcccttccacgccttcttcggtatcgccctgatgagcatggacaccgtgctgggcggttggttctataggagtctcggcctcggctggaacagcgatctgctcggcgatcagcacaccggcggtagcctcgcgtgggccagcggtgaggtgccgctggtggtggtgatgctcgcgctgctcatccagtggtcgcgcagcgacacccgcctggcgaaccggatggaccgcaaggccgaacgtgacgacgacgcggatctcagcgcgtacaacgccatgttcgccgagctcgcccggcgtgacggagaggtacgt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tgtcagtttgtccaagggcggtaacgtttcactgaccaagcaggctccgaacctgacccaggtggccgtcggcctcggctgggacattcggaccaccaccggcaccgacttcgacctcgacgccagcgccatcgccaccggcgccgacaagaaggcgctgtccgacaagcacttcgtcttcttcaacaacctgcagtcccccgagggcaccatcgtgcacaccggcgacaacctcaccggtgagggcgagggcgacgacgaggtcatcaatatcgacctggccaacaccccgccggccatcgagtccatcttcttcccggtctcgatctacgacgcggactcccgcggccagagcttcggccaggtccgcaatgcctacatccgcgtggtggaccgcgccaacggtgccgagctggcacgctacgacctgtccgaggacgcctctaccgaaaccgccatggtgttcggcgagctctaccgcaacaatggtgagtggaagttccgcgccgtcggtcagggttacgcgtccggtctcgccggcctcgcccccgaaatcggcgtcaacgt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tgtcagtttgtccaagggcggtaacgtttcactgaccaagcaggctccgaacctgacccaggtggccgtcggcctcggctgggacattcggaccaccaccggcaccgacttcgacctcgacgccagcgccatcgccaccggcgccgacaagaaggcgctgtccgacaagcacttcgtcttcttcaacaacctgcagtcccccgagggcaccatcgtgcacaccggcgacaacctcaccggtgagggcgagggcgacgacgaggtcatcaatatcgacctggccaacaccccgccggccatcgagtccatcttcttcccggtctcgatctacgacgcggactcccgcggccagagcttcggccaggtccgcaatgcctacatccgcgtggtggaccgcgccaacggtgccgagctggcacgctacgacctgtccgaggacgcctctaccgaaaccgccatggtgttcggcgagctctaccgcaacaatggtgagtggaagttccgcgccgtcggtcagggttacgcgtccggtctcgcgggcatcgcccgcgacttaggcgtgaacgtcagattcgaacaatcagcgacacgaagagggctcggtcgcacgagccctcttcgcatgtccacccgcccgta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tgtcagtttgtccaagggcggtaacgtttcactgaccaagcaggctccgaacctgacccaggtggccgtcggcctcggctgggacattcggaccaccaccggcaccgacttcgacctcgacgccagcgccatcgccaccggcgccgacaagaaggcgctgtccgacaagcacttcgtcttcttcaacaacctgcagtcccccgagggcaccatcgtgcacaccggcgacaacctcaccggtgagggcgagggcgacgacgaggtcatcaatatcgacctggccaacaccccgccggccatcgagtccatcttcttcccggtctcgatctacgacgcggactcccgcggccagagcttcggccaggtccgcaatgcctacatccgcgtggtggaccgcgccaacggtgccgagctggcacgctacgacctgtccgaggacgcctctaccgaaaccgccatggtgttcggcgagctctaccgcaacaatggtgagtggaagttccgcgccgtcggtcagggttacgcgtccggtctcgcgggcatcgcccgcgacttcggcgtcaacg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tgtcagtttgtccaagggcggtaacgtttcactgaccaagcaggctccgaacctgacccaggtggccgtcggcctcggctgggacattcggaccaccaccggcaccgacttcgacctcgacgccagcgccatcgccaccggcgccgacaagaaggcgctgtccgacaagcacttcgtcttcttcaacaacctgcagtcccccgagggcaccatcgtgcacaccggcgacaacctcaccggtgagggcgagggcgacgacgaggtcatcaatatcgacctggccaacaccccgccggccatcgagtccatcttcttcccggtctcgatctacgacgcggactcccgcggccagagcttcggccaggtccgcaatgcctacatccgcgtggtggaccgcgccaacggtgccgagctggcacgctacgacctgtccgaggacgcctctaccgaaaccgccatggtgttcggcgagctctaccgcaacaatggtgagtggaagttccgcgccgtcggtcagggttacgcgtccggtctcgcgggcctagcccgcgacttcggcgtcaacg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gcgtgagccgttgacggccgaagccgcggctcggatgtcggtcatgttcaaagcactctcggacccggtccgcttgcggttgctcagcatggtcgccagccacgccgggcaggaagcgtgcgtgtgtgacctgtccagcggcttcgacgtcagccagcccaccatctcgcaccatctgaaggtgctgcgcgaagcgggtctactgagcagtgagcgccgtggatcatgggtgtactaccgcgtcgaaccggctgctttgcagcagctttcgcacctgctcgacgcacccgagtctcgggcggtcgtg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gacgagatcgtgttcgaacgcgtcgcaccggtcatcccggtccgcgacctcgacgccgctctggcccgctaccgccgcatcggcttcaccgcccacgcctacgagggcgccgcccgttacggcttcgccgaccgcggcggtgtctccctacacctcaccgaatggtccgaccacaacccgaaacgcaccgcctcggccgtctacctctacgtctccgacgccgacgccctctacgccgaatggctggccgccgccctccccggccgcttcgtcccaccggtcgacaccgactacggcctacgcgaattcgcctacgtcgaccctgatggcaccctccaccgggtcggctccccgctgcccggccgacc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gacgagatcgtgttcgaacgcgtcgcaccggtcatcccggtccgcgacctcgacgccgctctggcccgctaccgccgcctcggcttcaccgcccacgcctacgagggcgccgcccgttacggcttcgccgaccgcggcggtgtctccctacacctcaccgaatggtccgaccacaacccgaaacgcaccgcctcggccgtctacctctacgtctccgacgccgacgccctctacgccgaatggctggccgccgccctccccggccgcttcgtcccaccggtcgacaccgactacggcctacgcgaattcgcctacgtcgaccctgatggcaccctccaccgggtcggctccccgctgcccggccgaccgt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tggatctacctgcgggtcgccgccgtcttcgagatcgccttcgcgctgggcaccaacgcgaccaagggcttcacccggctgtggccgtcggtattcaccctgctcgcggccgcgggcgggatcttcacgctgagcctggcgctgcgcacgctggatgtcggtgtcggatacaccatttggaccgggatcggatccatcggcaccgtggtgctgggggcgctgatctacaaggagaagatcaccgtggcgaagcttgtcgccttcgcctcgatcattgccggggccgtcgtgctgcgactggctgcggga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tggatctacctgctggtcgccgccgtcttcgagatcgccttcgcgctgggcaccaacgcgaccaagggcttcacccggctgtggccgtcggtattcaccctgctcgcggccgcgggcgggatcttcacgctgagcctggcgctgcgcacgctggatgtcggtgtcggatacaccatttggaccgggatcggatccatcggcaccgtggtgctgggggcgctgatctacaaggagaagatcaccgtggcgaagcttgtcgccttcgcctcgatcattgccggggccgtcgtgctgcgactggctgcggga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aagggttccaacgttccggtggcggtctccgaggttcggatcgaactggggtggcagacggggcccggggttcccgacgccgatgcctccgctttgctgctcgcgggtggccgggtccgctcggacgcggatttcgtcttctacaaccagcagctgcacgcctccggcgcggtccggcacctcggtaagcggcaggggccgcaggtcgtcgacgcgctctcggttcgattcgaccgggtcgaaccgcagatcgacaccatcgtgctggccgcctcggccgacagcggcaccttcgcccaattccacgggctgcacgtgcgtttggtggatgtgaacggcgcggagctggcccggttcgacagcaccgacgccacctcggagacggcgttcgtgctcggcgagctgtaccgccgcgacggcggctggaaattccgcgcggtgggccagggctacgactccggattggcaggtctggcaaccgatttcggaatctcggtcgattccccgcagcctgccgcgcccccacagcccaccgcgcccccacagcccaccgcggcaccgcaacccatcgcaccggcacggcccccgatgccgccgcagcccatcgcgcccccgccgcacccgatgccaccgatgccggtcgttccgccgccgcccgcgcacgagccccgggtgaatctgggcaagatctcgctgacgaaggaagcccccgcggtctcgctgaccaagcagggcgcgaccggcgggatcatgcgggtgaacctgaactggtcggtgcccagttccggcggtctgttcagccgtaagcgcgcgggcaatggcggcctggatctggatctgtgcgcgttctgggagctcgccgacggctccaaaggctgtgtgagcgcgctggataccttcgggcagctgcacaaacccccgttcatcgccctggaccaggacgatcggaccggtggcagtgtctcgggcgagaacctgtccatcaatctcgatcacaccgccgacttccgccgcatcctggtgttcgcctcgctctacgagggcgcgcaggacttccggggcgtgcacgccaccgcgaccctgtacccccgcaattcaccgccgatcgagatggaagtcggcggctgccacgatgattcgcgcgaaatggtgctggcgctgatcgagaatctgaacggcgagctggtggtgcgccgcgagggccggttcgtgcgcccgcccgagggccgccggttctggggcaagcgggcggtggatcagacctacgagtggggcctgaaatggggcaccgcgaagggcaagt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agggttccaacgttccggtggcggtctccgaggttcggatcgaactggggtggcagacggggcccggggttcccgacgccgatgcctccgctttgctgctcgcgggtggccgggtccgctcggacgcggatttcgtcttctacaaccagcagctgcacgcctccggcgcggtccggcacctcggtaagcggcaggggccgcaggtcgtcgacgcgctctcggttcgattcgaccgggtcgaaccgcagatcgacaccatcgtgctggccgcctcggccgacagcggcaccttcgcccaattccacgggctgcacgtgcgtttggtggatgtgaacggcgcggagctggcccggttcgacagcaccgacgccacctcggagacggcgttcgtgctcggcgagctgtaccgccgcgacggcggctggaaattccgcgcggtgggccagggctacgactccggattggcaggtctggcaaccgatttcggaatctcggtcgattccccgcagcctgccgcgcccccacagcccaccgcgcccccacagcccaccgcggcaccgcaacccatcgcaccggcacggcccccgatgccgccgcagcccatcgcgcccccgccgcacccgatgccaccgatgccggtcgttccgccgccgcccgcgcacgagccccgggtgaatctgggcaagatctcgctgacgaaggaagcccccgcggtctcgctgaccaagcagggcgcgaccggcgggatcatgcgggtgaacctgaactggtcggtgcccagttccggcggtctgttcagccgtaagcgcgcgggcaatggcggcctggatctggatctgtgcgcgttctgggagctcgccgacggctccaaaggctgtgtgagcgcgctggataccttcgggcagctgcacaaacccccgttcatcgccctggaccaggacgatcggaccggtggcagtgtctcgggcgagaacctgtccatcaatctcgatcacaccgccgacttccgccgcatcctggtgttcgcctcgctctacgagggcgcgcaggacttccggggcgtgcacgccaccgcgaccctgtacccccgcaattcaccgccgatcgagatggaagtcggcggctgccacgatgattcgcgcgaaatggtgctggcgctgatcgagaatctgaacggcgagctggtggtgcgccgcgagggccggttcgtgcgcccgcccgagggccgccggttctggggcaagctggcggtggatcagacctacgagtggggcctgaaatggggcaccgcgaagggcaag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ttggctggtgttggtggtgtccggggttttcgaggcggtgtgggccactgcgctcgggaagtccgaggggttcacgaaactcgggccgacagttgtcttcggggtggcgttggcggcgagtatggctgggctggcctatgcgatgcgcgggctgccggttgggaccgcctatgccgtgtgggtggggatcggggcggtgttgaccgttggctattcgatggctaccggtggggcggccgtgagtgcggtcaagctggtgttgctcggggggatcgtggcgtgcgtgatcgggttgaagctggtc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gggctctggaacccttggccgccgacatctacggcccccattggcaacccgccgaggacgcctttcacaccctggtgcggacggtcttcccgcacgaccccacaccgccacgcgacatccctctcgaccgcatccgctccctcacccgcatcggcgacgtggtcccgatcctctgcggtaccgccccccgcagcaacgacacggccccgatcctggacgcgatcgtccgctatctcccctccccgatggacgtctgccaacccgagcacgccctcgact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tcagtattggagacttcgccaggttcgggtcggtgtcggtgcggatgctgcgccactacgacgagatcggattgctgccgccgtccgaggtggatccgtgctcgggctatcggttctatgcggccgaacagctttcacggctcaatcgcatcgtcgcgttgaaagatctcggcttcaccttgaatcaggtggccgaattgctcgacgggcagctgtccgcggatcgactgcacggcatgctgcaactgcggcgcgcccagttggccaaccaggtggccgcggacaccgcgcggctggccagtgtcgaggcgaggctcctgcgtatcgaaagggagggcgtcatgtccgagcaggaaatcatcgtgaagccgctgtccgccacgctggtcgccgaaatgagcgacgtggcggccgaatccggcgaagccgcggtcgcgccgatcatcgaacagctctacggcaagctgggcaagctgatcccggagtccgggctcaccatcaccggcgcgccgatcgtctattacgaggaactcgacgagggcctgcgcgtacacgtcgcgcaccaggtcaccggcaccgccgaacccggcagcgccttcgaactgctactgctgcccgaggttccgcgcgccgccaccctggcccatcgcggcaagctggcggacctgtgcgtgtccttcgaggccatggggcgctgggccgacgaaaacggctacggccccaacgctcccattcgcgaggtctacctcaatgcccccgacgacccgacctccgacgaatgggtcgtcgaattgcagatgccggt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cgtggaccgaggaaatgatctccgtcgcgcgcaaacacccgaacgtcgtcatcatcacctcggcctacaccaccaaacgcgtaccgccggaactgatctcctatatgaagaccggcacgggccgccacaaggtcctgttcggcaccaactacccgatgatctttccccagcatgccctcgacggcctcgacgccctggatctcgacgacgaaacccgggtgctctacctcgacggcaacgcccggcgcgtcttcggcct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caacgccctggccggtgcggaccgggccttggactacaccgccgtaccccgcgtgacgttcaccagcccggccatcgccgccgtcggaatgacagaagccgcggcggcccgggccggatggcactgccggtcccgggtcctcgagatgtcgaatgtgccccgggcgctggtcgatcgcgatactcgcggcctggtcaagatcgtcgccgacgccgaatcgggccggatcctgcgggtgcatgccgtcgccgacggcgccggggatctgatcaccgccgccacctacgcgatgaccgcccgcctgaccgtcgaccagctggcccacacctgggccccgtcggattggagcctccgcatgggccgacctgaacttcaggtccttatcagtcaccacccgtgccctgcgcccgccgctcagtgccttcgctgtaggactcgccctcgtcgggccgcttcggctcggccgtcaccagtggccgcagcggtgtgcccgcg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gggggcctatgggatttgggcggcggggggggtggtcgcggtggcgaccattggggcgttgtttctggatgagcacatcacggcggtgcagatcggggggattgtgctggtgattgcgggggtgttggcgctggagttgggtggggcgcac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tttggcgggcgtggtggagatcgcgtggtcgcagtccatcaagccgactcagaatttcaccaagccgctgccgaccctgatctgcttcatcctcgcggcggtcgcggtgtatctgctctcctacgccatgcagtcgctgccggtgggcaccgcctacgccatcttcaccggcatcggcgcggtcggggccatcgcgctgggcatcgtgatccagaaggatccgctcagcgcgggccgggtgctggcactgaccatgatcatcggcggcatcgtgctggctcgggtcaccaatcccgag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ggccagaacggtcccttgaatgtccacgatccggtgatcagcgtgcaggtggccgcgcccgcggacctgtccgcgctgctggtcaccgcctccggcaaggttcgttccgacgccgatttcgtcttcttcaaccagcccaacggccccggcgtgacgctgcggccgggcccgaccggacagcccgtgctggccgtggcgctgagcgcgattcccgcggagatcgaacagctgcgggccgtcatcaccctcgaggacaccgcctccagcttcgggcagctgcccgcgccggtcgcccaggtcggcgatgccgccggaaacgtgttgtacgagtaccggatcgaggggctcagcagcgaatccatcgtcatcgcactggagttgtaccgccgccagggcgaatggaaggtccgcgccgtcggccagggctatgcgggcggtttcgccgcactggtcaccgaccacggcgtcaccgtcgacgatgccccgcagacagcgcccgcccccgtgccgcagtcctccccggggccgccgccaatgccccccggataccaggcccccgcgcccaccggcgatttcgccccggccggcggttatccgccgccggtggaccaattcgcctccggcaccggctatccgccgcccgcccagtacccgccgcccgccgagtacgcgcccaccggcgggtatctgcctccggcacagtcgtatccgccgccgcccgctggtcagcccgccgggtatccgccgccgcccggctacggggccgcgccggtcgaggaggtccgggacctgcccgccaatcacgcggtcagcctggtcaagggccagcgcatcaacctgcgcaaggagggcggcgcggcgctgagctacgtgaagatgggcctgggctgggatccggtcaagcgcggcggcatcttcggcaacaaggccgtggacgtggatctggacgcctcggtggtcctgttctccggcaccaacccggtcgacgtcgtctactacggcagcctgacgtccaaggacggctccagccggcaccagggcgacaacctgaccggcgagggtgagggcgacgacgaggagatctcggtcgacctgtcccgcgtcaacgagcgggtcaccacgctgatcttcatcgtgacctcctacaagggccacagcttcgagcaggtcgccaacgcctactgccgcctggtcgacagtgcgaccaatgccgagctggcgcgctataccctcgcgggcggcatgccgttcaccggcgtcgtcatggcgaagatgtatcgccctgcgcccggcgcggattggaagctggaggccctcggcgagggcctccaggccaagcacccgggcgaggcggtgccgcagctcgcccggttcgtctag</text:p>
          </table:table-cell>
          <table:table-cell office:value-type="string" calcext:value-type="string">
            <text:p>KH_1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tcggtccgaccgcaccgatcgtcgccgggagcgcgggacgaccggcggcagcagctcactgagatggctcctgctgctggtcgttcccgtggcactcgacggtgcggcgctggcctggatcctcgccgccgacgatccggtccaggccgaggccccggtccgggtgctggccgactgtgcgggcgcgaccgtgctcgggctggccgccctgccgcggctctcggatcggctgtccctgcactggcggctgctgaccgtgctggccgcgctctgggccgcaatggaattcggcatgctggtgctggaagccgccgaggtgcagggtgttccggcacggcggctgagcggcgcgcagttcggcgactacctgacccacgtgagcggcgggcagatcggcatcgcactgctcatcggcagcggcgcggtaacggtctacagcgccttcggttttcgcaatccggatcgcgccaccgcggatctggtgctggtgttcacggccgtcacggtgacgctgcggccgatcaccgggcacatgtcgcagcagacactgggttcggtgctggcggcgctgcacgcgctggccgccgcggcctggttcggcctgctgctggcgctcgcgctgaccgtgcgcacccgcggcgagtgggcgacgctgctgccgcggtactcgaattgggcgctgccgctggtggttacggtgctgttgacgggggccatcaacgggctggtccggatcggcggggtgacgccgctggtgaccgaggggtacgggcgcattctgctggcgaagacggtgctggtgtgcgcgctgatcgggctgggctggtggtggcggcgcagctgggtgcccagggcggcggaccatcgcatgaccgcggacgcctcgctgcggcgcgcgattgtggaagtgctggtgatggcgctagtgttcggactggcgggtacgttggctgtcac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ccgctgtcagcctgaacaaggacgaggagaccggcttcggcatctccgtcgtgctgcgcgtcgagctgcccgaggaactgcagaacgagaagggccgcgagctcgtcgaggccgcccaccaggtgtgcccgtactccaaggccacccgcggcaacatccccgcggaactcgttgtcgag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gtcggtgagggggaaccccggtcggagccggcaccggggcgttcgcgctcggcggtggatgggctgggcctggccgcgcggctgcgggcggaggtcttcgaggcgcacgccgaggcggtgcgggcggtggcgggcgacccgggcgcgccgctcggccgcgatctggtggagttgctggcgctgcagcggcggatcgccgatctcgccgatcgactcgccgccgacgaggtggcaggcccgccgcggcgcgaggacgatggggaacggatacaccgatcgcatggggaaggcagttcgatgagtgtcagtctggccaagggcggcaatgtctcactgtccaagcaggcgcccaatctgacgaaggtggcggtcgccctggggtgggatgtgcgcagtaccaccggagccgatttcgacctggacgccagtgcgatggcgtgcgggccgaatcagcgcgtggtgtcggacaagcacttcgtgttctacaacaatctgcgatccccggagggcgccatcgagcacaccggcgacaatctcaccggtgcgggcgagggtgacgacgaggtgatcaatgtggatctggcggccatgccgccgaccatcaccaatatcttcttcccggtgtcgatctatgaggccgagacgcggcggcaggccttcgggcaggtgcgcaatgcctatatccgggtgatcgacgcggtcaccggttccgagctgacgcgcttcgatctctccgaggacgcctcgaccgagaccgccatggtgttcggcgagctgtaccggcacggcaacgagtggaagttccgcgccatcgggcaggggtatgcgtccggattggccggtatcgcaagggattacggcgtcaa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gaaagtcgcaactcggcctcgttacgtaccgtcgacgtggcgcgtcgtgcggagtactcggttcagcagattcgcaacctcgagcgggacggcgtgctgccgcccgcgctgcgcacgccgacgggctatcgggtctatcgcgagatccacatgctctccgcccgggcctaccgcgccctcgcggccggtgccggaccggtcgccgccagagccattgtgcgcgcggcccacctcgactcccccgcgaccatgctcgcgctgctggacaccgtgcacgccggactggccaccgaacgccgcgacctcgaagcgacgcgggccgccgtccggcacatcggcgacgaaccgatcaccgatgtccgcggctcggattcgatgtcggtctccgatctggccgatgccctgggcatccgcccctcgaccctgcggcactgggacgcaacaggtttggtcacgcccacccgcaactccacccgcgacgcgcgcacctacacaccggccgatgtccgcgatgcccgcatcgtccaccagctgcgccgcgccggttacggcatccccgccctcggcatcctcatggccgagttccgggacacccgccgctggagcgacgtgctcgaacgcctggcagtgcgcgacgccgccatcgagtcacgcgcgctggccctgctggcaggcgcggccgaactccacgccctacgctccctcgcacccgcgcgggccggcgggggcgaacccatgatcacggca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aagtcgcaactcggcctcgttacgtaccgtcgacgtggcgcgtcgtgcggagtactcggttcagcagattcgcaacctcgagcgggacggcgtgctgccgcccgcgctgcgcacgccgacgggctatcgggtctatcgcgagatccacatgctctccgcccgggcctaccgcgccctcgcggccggtgccggaccggtcgccgccagagccattgtgcgcgcggcccacctcgactcccccgcgaccatgctcgcgctgctggacaccgtgcacgccggactggccaccgaacgccgcgacctcgaagcgacgcgggccgccgtccggcacatcggcgacgaaccgatcaccgatgtccgcggctcggattcgatgtcggtctccgatctggccgatgccctgggcatccgcccctcgaccctgcggcactgggacgcaacaggtttggtcacgcccacccgcaactccacccgcgacgcgcgcacctacacaccggccgatgtccgcgatgcccgcatcgtccaccagctgcgccgcgccggttacggcatccccgccctcggcatcctcatggccgagttccgggacacccgccgctggagcgacgtgctcgaacgcctggcagtgcgcgacgccgccatcgagtcacgcgcgctggccctgctggcaggcgcggccgaactccacgccctacgctccctcgcacc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aagtcgcaactcggcctcgttacgtaccgtcgacgtggcgcgtcgtgcggagtactcggttcagcagattcgcaacctcgagcgggacggcgtgctgccgcccgcgctgcgcacgccgacgggctatcgggtctatcgcgagatccacatgctctccgcccgggcctaccgcgccctcgcggccggtgccggaccggtcgccgccagagccattgtgcgcgcggcccacctcgactcccccgcgaccatgctcgcgctgctggacaccgtgcacgccggactggccaccgaacgccgcgacctcgaagcgacgcgggccgccgtccggcacatcggcgacgaaccgatcaccgatgtccgcggctcggattcgatgtcggtctccgatctggccgatgccctgggcatccgcccctcgaccctgcggcactgggacgcaacaggtttggtcacgcccacccgcaactccacccgcgacgcgcgcacctacacaccggccgatgtccgcgatgcccgcatcgtccaccagctgcgccgcgccggttacggcatccccgccctcggcatcctcatggccgagttccgggacacccgccgctggagcgacgtgctcgaacgcctggcagtgcgcgacgccgccatcgagtcacgcgcgctggccctgctggcaggcgcggccgaactccacgccctacgctccctcgcaccggctcgagccggtgcgaa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aaagtcgcaactcggcctcgttacgtaccgtcgacgtggcgcgtcgtgcggagtactcggttcagcagattcgcaacctcgagcgggacggcgtgctgccgcccgcgctgcgcacgccgacgggctatcgggtctatcgcgagatccacatgctctccgcccgggcctaccgcgccctcgcggccggtgccggaccggtcgccgccagagccattgtgcgcgcggcccacctcgactcccccgcgaccatgctcgcgctgctggacaccgtgcacgccggactggccaccgaacgccgcgacctcgaagcgacgcgggccgccgtccggcacatcggcgacgaaccgatcaccgatgtccgcggctcggattcgatgtcggtctccgatctggccgatgccctgggcatccgcccctcgaccctgcggcactgggacgcaacaggtttggtcacgcccacccgcaactccacccgcgacgcgcgcacctacacaccggccgatgtccgcgatgcccgcatcgtccaccagctgcgccgcgccggttacggcatccccgccctcggcatcctcatggccgagttccgggacacccgccgctggagcgacgtgctcgaacgcctggcagtgcgcgacgccgccatcgagtcacgcgcgctggccctgctggcaggcgcggccgaactccacgccctacgctccctcgcaccggctcgagccggtgcgaaccc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cgccgaatggtccatccaggaattggcgaaagtggcccgcaccaccagccgcaccctgcggcattacggtgacctcgggatactgccgccgtcgcggatcggatccaatggctatcgctattacgaccaggaatctctcgtgcggttgcagcgcatccttttgctccgggaactcggtctgggcctgccggccatcgccgaagtgctcgacgggcaaaaggacaccgccgcggccctgcgcacccatctggaattgctccgaaccgagcaggaccggatcgcgcggcaaatcgtctcggtgcaaacaacattgcgcaagacggaagcaggtgagcaactcatggcagacgaagtattcgacggattcgaccacgcccggtacaaggacgaggtcatcgagcgctggggcaaggacgcctgggacagcggcaacaactggtggaactccaagagcgacgccgagaagaaggcgcatctccagacccacctcgatatcgccgccgactacggccgcgcccacgctgccggtctcccggtcgacggcgacgaggtccaggccatcgtgcagcggcattacgactggctcggctcaacgcccacgaacgggccggtgaccgcgcggtacttcaacggcctcgccgacatgtacgtcggtgacccgcggttcgcggcgaactacgacaagcacggcgacggcacgtccgagtacgtccgcgacgcgatccgggtctactccgccacccggct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taaggcgacggagggttccgggcggcgtcgcctgccggtggagatctgggtgctggtggggtcggcgttcaccatcgccatcgggttcggactggtcgctccggcattgccgcagttcgcgcggagtttcgaggtgggggtggcggcggcctcgttcatcgtgagcgcgttcgcgttgacgcggttgatcttcgcgccgatggcggggcgactgctgcagaagctgggggagcggccggtgtatctgaccgggctgctcatcgtggcggtgtcgaccggtgcgtgcgcgctggcccaaagctattggcagctgctggttctgcggtcgctgggcgggatcgggtccaccatgttcacggtgtcctctctgggcgtggtgatccgcatgtcgccgcccgccgagcgcggccgggtgtccggggtgtactcgaccagcttcctgatcggatcgatcagcgggccgctggtcggcggtgcgctttcgttcctggggttgcgcgcaccattcgtgatctattgcgtggcgctgctgatcgccagcctcatcgtctatgtggcgctgcgggattccccgctggcgctgccggagccgaccggtggcgtaccggccatgaccttccgcgagggcttggcccgccccgcctaccgcgccgcgctgtgggccaacttcggcaacggcgcagccgttttcggggtccgcatggcgctggtgccgctgatcgtggtcgaggtgctgaagcaggacgccgcgctggcgggagtggcgttgacggccttcgcgctcggcaatgcctcggtcctgttcctgtccggccgctggtcggacaccctgggccgcaagcccttcctgatcgccggaaccctggtctgtgccctcggcaccgcgggtatcgggttgtccccgaccctgccctggctgctcgccgcctcctgcgtggcgggtatcgggtcggggatgttcgcgcccgccctgcaggcctcggtcgccgacatcgtcggcccgggcaggcgcggtggtccggtgctggcgggctaccagatgtcggccgacctgggaaccttcctggggccctacgcgatcggcctgctcgccgatcgcgtctcctacggtgtcgccctgggtgtcaccgcgatcctgctggcctcggcctcggcgatctggttgctcgcgcctgaaaccctgcgccgcaaggaacctgtcaccgcccccg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gtaaggcgacggagggttccgggcggcgtcgcctgccggtggagatctgggtgctggtggggtcggcgttcaccatcgccatcgggttcggactggtcgctccggcattgccgcagttcgcgcggagtttcgaggtgggggtggcggcggcctcgttcatcgtgagcgcgttcgcgttgacgcggttgatcttcgcgccgatggcggggcgactgctgcagaagctgggggagcggccggtgtatctgaccgggctgctcatcgtggcggtgtcgaccggtgcgtgcgcgctggcccaaagctattggcagctgctggttctgcggtcgctgggcgggatcgggtccaccatgttcacggtgtcctctctgggcttggtgatccgcatgtcgccgcccgccgagcgcggccgggtgtccggggtgtactcgaccagcttcctgatcggatcgatcagcgggccgctggtcggcggtgcgctttcgttcctggggttgcgcgcaccattcgtgatctattgcgtggcgctgctgatcgccagcctcatcgtctatgtggcgctgcgggattccccgctggcgctgccggagccgaccggtggcgtaccggccatgaccttccgcgagggcttggcccgccccgcctaccgcgccgcgctgtgggccaacttcggcaacggcgcagccgttttcggggtccgcatggcgctggtgccgctgatcgtggtcgaggtgctgaagcaggacgccgcgctggcgggagtggcgttgacggccttcgcgctcggcaatgcctcggtcctgttcctgtccggccgctggtcggacaccctgggccgcaagcccttcctgatcgccggaaccctggtctgtgccctcggcaccgcgggtatcgggttgtccccgaccctgccctggctgctcgccgcctcctgcgtggcgggtatcgggtcggggatgttcgcgcccgccctgcaggcctcggtcgccgacatcgtcggcccgggcaggcgcggtggtccggtgctggcgggctaccagatgtcggccgacctgggaaccttcctggggccctacgcgatcggcctgctcgccgatcgcgtctcctacggtgtcgccctgggtgtcaccgcgatcctgctggcctcggcctcggcgatctggttgctcgcgcctgaaaccctgcgccgcaaggaacctgtcaccgcccc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ccgcggcggactgctgcgtcccattgtccgcgcgcctggcccccgaggccgcgaccgctctggccgcctcgttcaaggcgctcggcgatccggtccgcctgcgactgctgtccctgatcgccgcggccgacggcgaggaggtctgcgtctgcgaactcacccccgtcttcgacctctcccagcccaccatctcccaccacctgaaggtgctccgggaagcgggcctgctcacctcgcaacgccgcggcacctgggtctactaccgcctggttcccgcagccctgcaacgactttccgacaccctggaccccaccggccgcatccccacgccc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cccggccgatcatttttcgatcattttccgcaaagcgactggccgcagccgttgggaaggcgtccggtatgccctagtctctgcctctgtgcgtgttttggtgctagaggatgatcaccagctctgccgtgaggtgaccgatgggttgcgctcggccgggttcgcggtggacctcgcccagagcatcgccgacgcggatttcaagatcgccatcaatcgctacgactgcctggtggtggatcgcggcctgcccgacggcgacggcctggacctggtcgccggggcgcgtaccgccgggcacacggtgcccgcgctcatgctcaccggccgcgacggcctcgacgaccggctggccggattcgagtccggcgcagacgattacctcaccaaacccttcgcgctgccggagctggtgatgcgggtgcgggcgctgtgccgccgccgcgaacagcccaccgcctcgcgaatcgcggtggcggacatcgatatcgacctcatgcgccggcgggtcacccgcggcggcatcatgctcatgctcacgcccaaggagttcgcggtcctcgaactcgtggccacccggcgcggcagcgtggtcacccgcaccgacctcatcgaatgctgctgggacgaaatggccgagcccgcatcgaatgtggtggacgcggtggtggccaagctgcggcgcaaactcggggagccgagcgtgatcgagaccgtgcgcgggaccggattcctgatctcgggcgagctccagcgcggggaggcggag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cccggccgatcatttttcgatcattttccgcaaagcgactggccgcagccgttgggaaggcgtccggtatgccctagtctctgcctctgtgcgtgttttggtgctagaggatgatcaccagctctgccgtgaggtgaccgatgggttgcgctcggccgggttcgcggtggacctcgcccagagcatcgccgacgcggatttcaagatcgccatcaatcgctacgactgcctggtggtggatcgcggcctgcccgacggcgacggcctggacctggtcgccggggcgcgtaccgccgggcacacggtgcccgcgctcatgctcaccggccgcgacggcctcgacgaccggctggccggattcgagtccggcgcagacgattacctcaccaaacccttcgcgctgccggagctggtgatgcgggtgcgggcgctgtgccgccgccgcgaacagcccaccgcctcgcgaatcgcggtggcggacatcgatatcgacctcatgcgccggcgggtcacccgcggcggcatcatgctcatgctcacgcccaaggagttcgcggtcctcgaactcgtggccacccggcgcggcagcgtggtcacccgcaccgacctcatcgcatgctgctgggacgaaatggccgagcccgcatcgaatgtggtggacgcggtggtggccaagctgcggcgccaactcggggagccgagcgtgatcgagaccgtgcgcgggaccggattcctgatctcgggcgagctccagcgcggggaggcggag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agtctggatatcgctgaagtcgtgcgccgctccggcgtcccggcctcgaccctgcgctactacgaggaacgcgggctcatcatgccgaccggtcggcgtggactccggcggcaatacgacgaatcggtcctggcacaactcgccctgatctccatcggccgcaccgccgggttctccctggacgacatcgtccaggtcttcggaccccagggcgagctgcgggtggatcgcgccctgctgctcggcaaggccgccgagctggaccgcaccatcacgcaactgaccgccgtgcgcgacggcctgcgccatgccgccgcctgcccggccccgagtcacggacagtgcccgacctttcggcacctgctggccgaggtgatggccgggcgcatgccgagcgaggacgcgctcgccgccggcgcatcgtccgacggctctcaaaccgcctt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agtctggatatcgctgaagtcgtgcgccgctccggcgtcccggcctcgaccctgcgctactacgaggaacgcgggctcatcatgccgaccggtcggcgtggactccggcggcaatacgacgaatcggtcctggcacacctcgccctgatctccatcggccgcaccgccgggttctccctggacgacatcgtccaggtcttcggaccccagggcgagctgcgggtggatcgcgccctgctgctcggcaaggccgccgagctggaccgcaccatcacgcaactgaccgccgtgcgcgacggcctgcgccatgccgccgcctgcccggccccgagtcacggacagtgcccgacctttcggcacctgctggccgaggtgatggccgggcgcatgccgagcgaggacgcgctcgccgccggcgcatcgtccgacggctctcaaaccgcct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taccaatgtttcccgacaagatctggctgtcgttcgcaacctcggaattctcgcgcatgtggatgccgggaagaccacggtgaccgagcgcatgctgttcctcaccggtatcacccacaagcgcggcgaggtgcacgacggcaccaccgtcaccgatttcgatccgcaggaacgggatcggggcatcaccattttcgcggcggcggtgagctgccgctgggccgggcaccggctgaccgtcatcgatacccccgggcacgtcgacttctccgacgaggtcgagcgttccctgcgcgtattggacggtgccgtagcggttttcgacgccgtcgccggtgtcgagccgcagagcgaatccgtgtggcggcgggccgaccgttacggcgtgccgcgtatcgcgttcgtcaacaagatggaccgtgccggggccgacctgacggccgccgtcgcctcgattcgtgtacggctgcatccggttccgctgccggtgtactccggtgagacgttcgccggtgtggtcgacctggtccgcctgcgcgccctgcactgggacggcggcctggtcgagggcgcggtgcccgagcatctcgccgcggaggtgacgcgggcgcggcgcgagctggaagaagcggtggcggaacggaattcggcggcgctcgaagagttcgtcgaagcctccggactgtccgacgacaccctggccgccgcactgcgggagctgactctcgccggtgaggtggtgccggtgctgtgcggcgcggcctaccgcgacatcggcatcgagccgctgctcgacgccgtggtcgcttacctgccgtcgccgttggaccggccgccggtgggtgcgcaggacgggtgccgcgccgcggatccggcggaaccgcttgcggcactggcgttcaaggtgcacgccacgccgaccggacggctcaccttcgtgcgcgtctacgcgggcgtcctggccaatggcgacaccgtgctcgacgcgggcggcggccgtcgcgagcgggtggcgcgcatcctgcgggtgcaggcggatcggcacgaggaggtggcggccgcggtggcgggcgatatcgtggcgctggtcgggcccaaggcggtccgggtcggcgcgacgctgtgcgcgccggacgccccggtccagctggagcccccggccccgaccgagccggtggtctcggtggcggtcgaggcgcgatccagcgcggagaccgagaagctggccgtggccctggcccggctggccgacgaggacccgtcgctgtcggtgcggaccgatccggagaccgggcagacgctgctggccggtctgggcgagctgcatctggaggtcgtggtggagaagctgcgccgcgaccgcgggctgagcgtgacggtcggcaagccgcaggtggcgtatcgcgagaccgtggtgcgcggcgtgcggggcctggtctatcggcacgtcaagcaggacggcggggccgggcagtgggcgcacatcgtgctcgatgtgcaaccggtgaacgaatccgatactggggcaaccggtttcgagttcgagtccacggtggtcggcggccgggtgcccgcggagttcgtgcgcgcggtggaagcgggctgccgggatgccctggccgagggcccgctggcgggccatccggtgaccggcgtgcgggtcacgctcaccgatggtgcgacgcattcgaaggattcgtcggacctggccttccgcaccgcgggacggctcggaatgcgggatgcgttgcgggccagtgccatggcgatcctggaaccgctggtcgagctgacggtcacggtcccggaggaccatgtcggcgcggtgctcggtgatctcgccgcccggcgcggccgggtcacgggttcgctgacccgtaccggaaccgtggtcctgaccgccacggtcccgctggccgaattgttcggctacgcaacccgtttgcgcagccgaacccagggccggggcacgttcaccacgcgcccgctcggctacgcgcccgccc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taccaatgtttcccgacaagatctggctgtcgttcgcaacctcggaattctcgcgcatgtggatgccgggaagaccacggtgaccgagcgcatgctgttcctcaccggtatcacccacaagcgcggcgaggtgcacgacggcaccaccgtcaccgatttcgatccgcaggaacgggatcggggcatcaccattttcgcggcggcggtgagctgccgctgggccgggcaccggctgaccgtcatcgatacccccgggcacgtcgacttctccgacgaggtcgagcgttccctgcgcgtattggacggtgccgtagcggttttcgacgccgtcgccggtgtcgagccgcagagcgaatccgtgtggcggcgggccgaccgttacggcgtgccgcgtatcgcgttcgtcaacaagatggaccgtgccggggccgacctgacggccgccgtcgcctcgattcgtgtacggcttcatccggttccgctgccggtgtactccggtgagacgttcgccggtgtggtcgacctggtccgcctgcgcgccctgcactgggacggcggcctggtcgagggcgcggtgcccgagcatctcgccgcggaggtgacgcgggcgcggcgcgagctggaagaagcggtggcggaacggaattcggcggcgctcgaagagttcgtcgaagcctccggactgtccgacgacaccctggccgccgcactgcgggagctgactctcgccggtgaggtggtgccggtgctgtgcggcgcggcctaccgcgacatcggcatcgagccgctgctcgacgccgtggtcgcttacctgccgtcgccgttggaccggccgccggtgggtgcgcaggacgggtgccgcgccgcggatccggcggaaccgcttgcggcactggcgttcaaggtgcacgccacgccgaccggacggctcaccttcgtgcgcgtctacgcgggcgtcctggccaatggcgacaccgtgctcgacgcgggcggcggccgtcgcgagcgggtggcgcgcatcctgcgggtgcaggcggatcggcacgaggaggtggcggccgcggtggcgggcgatatcgtggcgctggtcgggcccaaggcggtccgggtcggcgcgacgctgtgcgcgccggacgccccggtccagctggagcccccggccccgaccgagccggtggtctcggtggcggtcgaggcgcgatccagcgcggagaccgagaagctggccgtggccctggcccggctggccgacgaggacccgtcgctgtcggtgcggaccgatccggagaccgggcagacgctgctggccggtctgggcgagctgcatctggaggtcgtggtggagaagctgcgccgcgaccgcgggctgagcgtgacggtcggcaagccgcaggtggcgtatcgcgagaccgtggtgcgcggcgtgcggggcctggtctatcggcacgtcaagcaggacggcggggccgggcagtgggcgcacatcgtgctcgatgtgcaaccggtgaacgaatccgatactggggcaaccggtttcgagttcgagtccacggtggtcggcggccgggtgcccgcggagttcgtgcgcgcggtggaagcgggctgccgggatgccctggccgagggcccgctggcgggccatccggtgaccggcgtgcgggtcacgctcaccgatggtgcgacgcattcgaaggattcgtcggacctggccttccgcaccgcgggacggctcggaatgcgggatgcgttgcgggccagtgccatggcgatcctggaaccgctggtcgagctgacggtcacggtcccggaggaccatgtcggcgcggtgctcggtgatctcgccgcccggcgcggccgggtcacgggttcgctgacccgtaccggaaccgtggtcctgaccgccacggtcccgctggccgaattgttcggctacgcaacccgtttgcgcagccgaacccagggccggggcacgttcaccacgcgcccgctcggctacgcgcccgccc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atcggtgaactgtcccgggccaccggcgtgcccccgcggctgctgcgctactacgaggagcagggactgcttgtcccgcaccgcgattcgaacggctaccgcggctacccggactccgcgcccgcccgcgtcgcccgcatccgagaactgctcgccgccggactccccacccgcgacatccgcgaactgctgccctgcgccaccgattccggcctccagcactgcgaccactcccggaaggtggtgggcgacgggctgaaccgcctcgacgatcagatcgccgaattgacccggcggcgtgaactactggccaagcagcgggatgcggtcctcgccgcacccttcgaccccgccc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gcaaatccggcatctgcggaccgaggtcgatcaggcgctggtggacggggtcacggtgctgacgggccggtatccgacccgtggatgccacgatctccgagacgctgggcaacctcgaggtctcccgcatcgacccggccgaggccactgcggcctac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cgggtcagaagcggtcgatcggatcgaggtgcgatccggaccggaacaatcggcgggcgaggcattcgagcgctgggaagcgctggtgagtgcggcgtatgtgccgttggccgtggaaccaataccgaccggtcgttttcgtggatatatcgaacacgctcggcacggggatgtggatctctcggtaatcggatcgatgccgcaggtcattcggcgcaccgatggactgatcggccgcggctgcgacgaatatctgctcgccagcattccgaccgcgggaacggcgcagttgcgccaagacgatcgagtggccgatgtgggacccggcggaattgtcttctacgacagtacccgtccgtatcggtgggacgcggccgaggagttcgaacaagtcgtcgtccaggtgccattgagtcggctgcgtgagcgctatggcgtcgacaaactcgaattacccacggcgacagtcttttccgaaaataccgcccccggcgtcgtgggccaattctttcgcgggctggcggaattgcagcgtcacgatcccggcgaggcggccctgctggccgcccccgggatggatctgatggcggccgccgtggtggccgcgtccgggcgtattccgcgtgatcagtcggccgatgtgctcaataggcaacgggtattgaacttcatgcgcgcccactgttccgatcccgaactcggggtggaccgaatcgcggagggttgccggatgtcgcggcgtactctctaccgcgtattcggtgagttcgagggcggtccgggaacggtgttgcggcgcatgcgaatcgaacgtgcatgcgatctgttgcgtaatgcgccacagttgccgctatccgcggtggcgaaagcgtccggattcctcacggagcgtagtttctaccgcagcttccggctggaaatgggaacgacgccgggcgcttttcgcgctttggc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ggtgggcaagccgtacggaccgttcattccgctcaccgtcggcaatggcgtcaccttcgacttctcggatatgccaccgggtttcgagggcgcgccgcaaccccagcactacgccttcctagtg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ggtgggcaagccgtacggaccgttcattccgctcaccgtcggcaatggcgtcaccttcgacttctcggatatgccaccgggtttcgagggcgcgccgcaaccccagcactacgccttcctagtgt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tcgattcagccgtctgcaactcgccgaactcagcggggtggccgcccgcaccatccgctactaccactcggtcggggtgctgcccaagcccgggcgggccggcaaggaggcggtgtacgggcccgagcacctcgagcggctgcgtgcgatcaccgccatgcaggcgcgcgggctgcgcctggacgcgatccgcgaggtgttcgacgccgaggtgcccggggacggggactggcgcgaggtcttcgatccgcgctacagcggcgaccccgaggcgggcacgatcctcgacgacgccgccctgacgcaattgctcggcgatcgccgcgccgagatcctcgacgatctgatggcggccggatacctcgaggcgtacggcgagcggtggcgggtgccggaaccggccatgctctcgggcgcgctcatcctctacgacgtcggcaccgatatcgccctgtcgggcgtgctgcgcaagctgattcgctctcacatcgccgcgctggcggacgagatggtccgggtcattcgcgaggcctcgggtgcggagtacagcggcgagggcgtgggctacgacctggaccgcttccgggatcggttccgggccgcggcgcacgaggtcggcgggtccaccctggtcgaggagatcgagcgggcggtgcgccaaggcgagc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acaggacgtgctcaccgacctgaacaaggtccgcaacatcggcatcatggcccacatcgatgccggtaagacgacgactaccgaacgcatcctcttctacaccggtatcacctacaagatcggtgaggtgcacgacggcgccgccaccatggactggatggcgcaggagcaggaacgcggcatcaccatcacgtcggccgcgacgacctgtttctggaaagacaaccagatcaacatcatcgacacccccggccacgtggacttcacggtcgaggtcgagcgttcgctgcgcgtcctcgacggcgccgtcgcggtgttcgatggcaaggaaggcgtcgagccccagtccgagcaggtctggcgccaggccgacaagtacgacgtcccgcgcatctgcttcgtcaacaagatggacaagctgggcgccgacttctacttcaccgtccagaccatcatcgaccgcctgggcgcgaagccgctggtcatccagctgccgatcggcgccgaggaccagttcgagggcatcgtcgacctggtcgagatgaacgccaaggtctggaagggcgagaccaagctcggcgagcagtacgaggtcgtcgagatcccggccgacctcaaggagcgcgccgaggagtaccgccagcagctgctggagaccgtcgccgagtccgatgaggcgctgctggagaagttcttcggcggcgaggagctctcgatcgaggagatcaagggcgcgattcgcaagatgaccgtcaactccgagctctacccggtgctgtgcggttccgcgttcaagaacaagggcgtgcagcccatgctcgacgcggtcatcgactacctgccgaccccgctggacgacggcggcgccgacggccacgtgccgaacaaggaagacgagatcatccaccgcgatgcctccgtctccgagccgttcgccgcgctggcgttcaaggtcgcgacccacccgttcttcggcaagctgacctacgtgcgcgtgtactcgggcaaggtcgactccggcgcccaggtcatcaactcgaccaagggcaagaaggagcgtctgggcaagctgttccagatgcactccaacaaggagaacccggtcaccgaggcccaggccggccacatctacgcggtcatcggcct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acaggacgtgctcaccgacctgaacaaggtccgcaacatcggcatcatggcccacatcgatgccggtaagacgacgactaccgaacgcatcctcttctacaccggtatcacctacaagatcggtgaggtgcacgacggcgccgccaccatggactggatggcgcaggagcaggaacgcggcatcaccatcacgtcggccgcgacgacctgtttctggaaagacaaccagatcaacatcatcgacacccccggccacgtggacttcacggtcgaggtcgagcgttcgctgcgcgtcctcgacggcgccgtcgcggtgttcgatggcaaggaaggcgtcgagccccagtccgagcaggtctggcgccaggccgacaagtacgacgtcccgcgcatctgcttcgtcaacaagatggacaagctgggcgccgacttctacttcaccgtccagaccatcatcgaccgcctgggcgcgaagccgctggtcatccagctgccgatcggcgccgaggaccagttcgagggcatcgtcgacctggtcgagatgaacgccaaggtctggaagggcgagaccaagctcggcgagcagtacgaggtcgtcgagatcccggccgacctcaaggagcgcgccgaggagtaccgccagcagctgctggagaccgtcgccgagtccgatgaggcgctgctggagaagttcttcggcggcgaggagctctcgatcgaggagatcaagggcgcgattcgcaagatgaccgtcaactccgagctctacccggtgctgtgcggttccgcgttcaagaacaagggcgtgcagcccatgctcgacgcggtcatcgactacctgccgaccccgctggacgacggcggcgccgacggccacgtgccgaacaaggaagacgagatcatccaccgcgatgcctccgtctccgagccgttcgccgcgctggcgttcaaggtcgcgacccacccgttcttcggcaagctgacctacgtgcgcgtgtactcgggcaaggtcgactccggcgcccaggtcatcaactcgaccaagggcaagaaggagcgtctgggcaagctgttccagatgcactccaacaaggagaacccggtcaccgaggcccaggccggccacatctacgcggtcatcggcctgaaggacaccaccaccggtgacaccctgtgcgacccgcaggcgcagatcgtgctcgagtccatgaccttcccggacccggtcatcgaggtcgcgatcgagccgaagaccaaggccgaccaggagaagctgggcaccgcgatccagaagttcgcggaagaggaccccaccttcaacgtgaagctggaccaggagaccggccagaccgtcatcggcggcatgggcgagctccagctcgacatctacgtcgaccgcatgaagcgcgaattcaaggtcgaggccaacatcggtaagccgcaggtggcctaccgtgagaccatcaccaagccggtcgacaagtacgagtacacccacaagaagcagaccggtggttcgggccagttcgcccgcgtcatcatcggcctggctccgctggtcgacgccgaggacggcgctacctacgagttccagaacaaggtcaccggtggccgcgttcctcgtgagtacatcccctcggtcgacgccggtatccaggacgccatgcagtacggtgtgctcgccgggttcccgctggtcaacgtgagtgcctcgctgctcgacggcgcctaccacgaggtcgactcctcggaaatggcgttcaagatcgccggcgcgatggccctcaaggaagcggcccgtaaggccggtccggtgatcctcgagccgctcatggcggtcgaggtcatcacgcccgaggattacatgggcgaagtgatcggcgacctgaactcccgccgtggccagattcaggccatggaggaacgcagtggtgcccgtgtcgtcaaggcgctggttccgctctcggagatgttcggctacatcggtgaactgcggtcgaagacccagggccgagcgaacttctcgatggtgttcaactcgtacgcggaggttccggccaacgtgtcgaaggagatcatcgccaaggcgaccggcga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acaggacgtgctcaccgacctgaacaaggtccgcaacatcggcatcatggcccacatcgatgccggtaagacgacgactaccgaacgcatcctcttctacaccggtatcacctacaagatcggtgaggtgcacgacggcgccgccaccatggactggatggcgcaggagcaggaacgcggcatcaccatcacgtcggccgcgacgacctgtttctggaaagacaaccagatcaacatcatcgacacccccggccacgtggacttcacggtcgaggtcgagcgttcgctgcgcgtcctcgacggcgccgtcgcggtgttcgatggcaaggaaggcgtcgagccccagtccgagcaggtctggcgccaggccgacaagtacgacgtcccgcgcatctgcttcgtcaacaagatggacaagctgggcgccgacttctacttcaccgtccagaccatcatcgaccgcctgggcgcgaagccgctggtcatccagctgccgatcggcgccgaggaccagttcgagggcatcgtcgacctggtcgagatgaacgccaaggtctggaagggcgagaccaagctcggcgagcagtacgaggtcgtcgagatcccggccgacctcaaggagcgcgccgaggagtaccgccagcagctgctggagaccgtcgccgagtccgatgaggcgctgctggagaagttcttcggcggcgaggagctctcgatcgaggagatcaagggcgcgattcgcaagatgaccgtcaactccgagctctacccggtgctgtgcggttccgcgttcaagaacaagggcgtgcagcccatgctcgacgcggtcatcgactacctgccgaccccgctggacgacggcggcgccgacggccacgtgccgaacaaggaagacgagatcatccaccgcgatgcctccgtctccgagccgttcgccgcgctggcgttcaaggtcgcgacccacccgttcttcggcaagctgacctacgtgcgcgtgtactcgggcaaggtcgactccggcgcccaggtcatcaactcgaccaagggcaagaaggagcgtctgggcaagctgttccagatgcactccaacaaggagaacccggtcaccgaggcccaggccggccacatctacgcggtcatcggcctgaaggacaccaccaccggtgacaccctgtgcgacccgcaggcgcagatcgtgctcgagtccatgaccttcccggacccggtcatcgaggtcgcgatcgagccgaagaccaaggccgaccaggagaagctgggcaccgcgatccagaagttcgcggaagaggaccccaccttcaacgtgaagctggaccaggagaccggccagaccgtcatcggcggcatgggcgagctccagctcgacatctacgtcgaccgcatgaagcgcgaattcaaggtcgaggccaacatcggtaagccgcaggtggcctaccgtgagaccatcaccaagccggtcgacaagtacgagtacacccacaagaagcagaccggtggttcgggccagttcgcccgcgtcatcatcggcctggctccgctggtcgacgccgaggacggcgctacctacgagttccagaacaaggtcaccggtggccgcgttcctcgtgagtacatcccctcggtcgacgccggtatccaggacgccatgcagtacggtgtgctcgccgggttcccgctggtcaacgtgagtgcctcgctgctcgacggcgcctaccacgaggtcgactcctcggaaatggcgttcaagatcgccggcgcgatggccctcaaggaagcggcccgtaaggccggtccggtgatcctcgagccgctcatggcggtcgaggtcatcacgcccgaggattacatgggcgaagtgatcggcgacctgaactcccgccgtggccagattcaggccatggaggaacgcagtggtgcccgtgtcgtcaaggcgctggttccgctctcggagatgttcggctacatcggtgacctgcggtcgaagacccagggccgagcgaacttctcgatggtgttcaactcgtacgcggaggttccggccaacgtgtcgaaggagatcatcgccaaggcgaccggcg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cgcacttctcaccaaggggcagaccggtgaactgggcgtcgcggacatcaccgtgacggtgcacttcagcgcggggatcgacctctccgccctgttgctcaccgatcgcggcacggtgcgcggcgacaccgatctgatcttctacaaccagccctccgggcccggaatccaattggtgcccgggcagaacgccgtcgccgtgagcctgcgatcggtgccgcccggggtggcgcacatccggatcgtgatgaacctcgacgatcgcgacgggcggctcggcgatcatccggccccgcacatcgccatcgccgacgagcggggaaacccgctctacgagtacgtgatcgacgatctgagcaatgagaacacggtcgcggcggtggatctcgaccgcggcgacgacggctggtacgcccgcgccatcgggttcgggcatccccgcggcttcgccgccctgcttgccgatcacggtgtggccgtgagcaattcggcacagccgatgcgcccgaccgcgcccgccatcgcgccggtgctgaagtccggagacaccgtcgcgctgcggcgccagggcaccgacctgaccttcgtgaagatggggctgggctgggatccgatccaggtgcagcacaaatggggttcgcgcccggccgagatcgatctcgacgcctcggccctggtctacgccgggcaggatctcgtggacgccgcgttcttcgggcagctggtcaccaaggacggggccatccgccactccggcgacaatctcaccggtgagggcaagggggacgacgaggtcatcaccgtcgacctgacccgggtcggttcgcacgtcaccgccatcgtcttcgtcatcacctcctacgcggggcacaccttcgagcgggtgcgtaattcgttctggcgtttgatcgacggcaccaccaataccgagctcacccggtcgaatctgagcgcgggcggcgcgcacaccggcatggtggtggcgaaggtgcatcgcgaggacggcgtctggaaggtgcaggccctgggccacccgatcgaggcgggccaccccgtcgaggcggccgcgcaggtgatccggtt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cacttctcaccaaggggcagaccggtgaactgggcgtcgcggacatcaccgtgacggtgcacttcagcgcggggatcgacctctccgccctgttgctcaccgatcgcggcacggtgcgcggcgacaccgatctgatcttctacaaccagccctccgggcccggaatccaattggtgcccgggcagaacgccgtcgccgtgagcctgcgatcggtgccgcccggggtggcgcacatccggatcgtgatgaccctcgacgatcgcgacgggcggctcggcgatcatccggccccgcacatcgccatcgccgacgagcggggaaacccgctctacgagtacgtgatcgacgatctgagcaatgagaacacggtcgcggcggtggatctcgaccgcggcgacgacggctggtacgcccgcgccatcgggttcgggcatccccgcggcttcgccgccctgcttgccgatcacggtgtggccgtgagcaattcggcacagccgatgcgcccgaccgcgcccgccatcgcgccggtgctgaagtccggagacaccgtcgcgctgcggcgccagggcaccgacctgaccttcgtgaagatggggctgggctgggatccgatccaggtgcagcacaaatggggttcgcgcccggccgagatcgatctcgacgcctcggccctggtctacgccgggcaggatctcgtggacgccgcgttcttcgggcagctggtcaccaaggacggggccatccgccactccggcgacaatctcaccggtgagggcaagggggacgacgaggtcatcaccgtcgacctgacccgggtcggttcgcacgtcaccgccatcgtcttcgtcatcacctcctacgcggggcacaccttcgagcgggtgcgtaattcgttctggcgtttgatcgacggcaccaccaataccgagctcacccggtcgaatctgagcgcgggcggcgcgcacaccggcatggtggtggcgaaggtgcatcgcgaggacggcgtctggaaggtgcaggccctgggccacccgatcgaggcgggccaccccgtcgaggcggccgcgcaggtgatccggtt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tgccatggactccaacgcagaaggctcgaccccgcccaagaacggcaagccgtcgaactacggtgccgaatccatcaccgtgctcgagggcctcgaggcggtacgcaaacgccccggcatgtacatcggttccaccggtgagcgcggcctgcaccacctgatctgggaggtcgtcgacaactcggtcgacgaggcgatggccgggtacgcctcgcgcgtcgacgtcacgctgctggccgacggcggtgtcgaggtcgtcgacgacggccgtggcatcccggtcgccatgcacgcgcagggtgtgcccaccatcgaggtggtcatgacccagctgcacgcgggcggcaagttcgacggcgagtcgtatgcggtgtcgggtggtctgcacggtgtcggcatctccgtggtgaacgcgctgtcgacccggctccaggccgatgtggacaccgacggattccactggacgcaggagtacaaggactccaagccgggcaagctggtgcagggcggtccgaccaagcgcaccggcaccaccatcaagttctggccggatccggagatcttcgagaccaccaccttcagcttcgagacggtcgcgcggcgtctgcaggagatggcgttcctgaacaagggcctgaccatcacgctgaccgatcagcgggtggccgagggcgacgtgatcgacgaggtggtgagcgaaaccgccgaggcccccaagcatctcgacgagaacgctgcggtcgcggcgccgaagatcaagacccgcacctaccactacccgggcgggctcgaggacttcgtcaagcacatcaaccggaccaagacgccgatccacaactcgatcgtggcgttcaccggcaagggcaccggccacgaggtcgaggtcgcgatgcagtggaactcgggctactccgagtcggtccacaccttcgccaacaccatcaacacccacgagggcggcacccacgaggagggcttccgcgcggcgctcaccacggtggtgaacaagtacgcgaaggacaagaagctcctcaaggagaaagaaggcaacctcaccggtgatgacatccgcgagggtctcgccgccatcgtgagcgtgaagatcgccgacccgcagttcgagggccagaccaagaccaagctcggcaataccgaggtgaagtctttcgtccagcgcacctgcaacgagcacatctcgcactggttcgaggccaacccggccgatgcgaagaccattgtgcagaaggcggtttcttcggctcaggcccgcgtggccgcgcgcaaggcgcgagagctggtgcgccgcaagtccgctaccgatctgggtggcctgccgggcaagctggccgactgccggtccaaggatccgagcaagtccgagatctacatcgtggagggcgactccgccggtggctcggccaagtccggccgcgactccatgtaccaggcgatcctgccgctgcgcggcaagatcatcaatgtggagaaggcgcgcatcgaccgcgtgctgaagaacaccgaagtccagtccatcatcacggccttcggcaccggcatccacgacgagttcgatatcgccaagctgcgctatcacaagatcgtgctgatggccgacgccgatgtggacggccagcacatctcgacgctgctgctcaccctgctgttccgcttcatgcgtccgctggtcgagcacggtcacgtgtatttggccatgccgccgctgtacaagctgaagtggcagcgttccgagccggagttcgcctactccgacaaggagcgcgacggtctgctcgagcgcggcctgtccgccggcaagaagatcaacaaggacgacggcatccagcgctacaagggtctcggcgagatgaacccgaaggagctgtgggagaccaccatggatccgagcgtgcgcgtgctgcggctcgtgactctggacgacgccgccgcggccgacgagctgttctccatcctcatgggtgaggacgtcgaagctcgccgcagcttcatcactcggaacgccaaggacgtccggttcctcgacgt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cgactcgacgtcgcgcgcggccgccacccggccggtgcggctgcgcgccatcgcccgcgagtgggggcgcatcggctgcctgggcttcggcggaccgcccgcccatatcaccatgctgcgcgacctgtgcgtgcggcggcgcgggtggatcgacgaggccgacttcgaggaccggatcgcggccaccaatctgctgcccggtccggcctcgacccagttcgccatctacacggcctggcggctgcgcggcacggccggggccctcgtcggcggatgctgtttcatcgcaccgggtctggcgctgatcctggtgctcgcggcggtgttcctggccgccgacagccccgggtgggtgcgcggcgcggcggccggagcgggggcggcggtcgcggccgtggccgtgcacgccgcgaccggagtgattcccgcgagctgggcccgggccggggacggccgggccgcgcgggcccgctggatggcctatgccgcagtgggtgtggcgtcgagcgcggtgctcgggccctggttggtcgcggtgctgatcggcgcgggactgctcgaggtcgcgctccggagtggctcggcgcgaggcgaactcggccccggcggatccgggcgcgggcgagtgacggcgtggccggtggccgcgggcacggcgatggccacgggtgggctgggggcactggcatgggtggcgttcaaagtgggtgcgctgtcctacggcggcgggttcgtgatcattccgctcatgcaggccgatgccgtcgaccgctacgggtggatgagcggcgcgcagttcctcaatgccgttgcgctggggcagatcacgccgggtccggtggtgcagacggtggcggtggtcgggtacgcggccgcgggcctgccgggcggattgctggccgccgcggtcgctttcgcgccgtcgttcgcgttcgtgctcgccggtggccgccacttcgaccggttgcgggccgatccgcgggtgcaggcgttcttcaccggtgcgggaccggcggtcatcggggcgatcgccgggtcggccatcccgctcgcccatgcgctgcaccacctctggcagttcggggtgctggcggcggccgcgctgtggctgctggcggcgcggcgcggggtggtcagcacgctgctcggggccggactgctcggcgtgctcgcggtggcggcgggctggcccgccg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cggccgggcctcgggcatcgacgaggccggtttcctggccgccgcccaggccgccaaggcgggctgcccgatctccaaggcgctcaccggcgtcgacaccatcgagctggacgccaccttcgagg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cggccgggccttgggcatcgacgaggccggtttcctggccgccgcccaggccgccaaggcgggctgcccgatctccaaggcgctcaccggcgtcgacaccatcgagctggacgccaccttcgagg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aacgtcggccggtagcggtctctatgctgttcgcgtggatcgattcagccgtctgcaactcgccgaactcagcggggtggccgcccgcaccatccgctactaccactcggtcggggtgctgcccaagcccgggcgggccggcaaggaggcggtgtacgggcccgagcacctcgagcggctgcgtgcgatcaccgccatgcaggcgcgcgggctgcgcctggacgcgatccgcgaggtgttcgacgccgaggtgcccggggacggggactggcgcgaggtcttcgatccgcgctacagcggcgaccccgaggcgggcacgatcctcgacgacgccgccctgacgcaattgctcggcgatcgccgcgccgagatcctcgacgatctgatggcggccggatacctcgaggcgtacggcgagcggtggcgggtgccggaaccggccatgctctcgggcgcgctcatcctctacgacgtcggcaccgatatcgccctgtcgggcgtgctgcgcaagctgattcgctctcacatcgccgcgctggcggacgagatggtccgggtcattcgcgaggcctcgggtgcggagtacagcggcgagggcgtgggctacgacctggaccgcttccgggatcggttccgggccgcggcgcacgaggtcggcgggtccaccctggtcgaggagatcgagcgggcggtgcgccaaggcga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cgaggatgaattcgacgccgcctacgagaagattcagcggtacggcctcacctattgggccgacccgcggcaacagggtgtcaaccagatcaaccacaatgacggcggccgggggatctacttcctcgatcccgtcggccactacatggagctgatcaccgtcccgtacggcggctggcccc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tgcgcaccatcaccgacacccgcggcgcgaccccctgcccctacacctctccctcggcgtcggcccacctttcgacggcgtcatcgacctcccctcgatgtgggctctggaacccttggccgccgacatctacggcccccattggcaacccgccgaggacgcctttcacaccctggtgcggacggtcttcccgcacgaccccacaccgccacgcgacatccctctcgaccgcatccgctccctcacccgcatcggcgacgtggtcccgatcctctgcggtaccgccccccgcagcaacgacacggccccgatcctggacgcgatcgtccgctatctcccctccccgatggacgtctgccaacccgagcacgccctcgact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tgtcagcttggccaagggcggaaatgtttcactgtccaaacaggccccgaacctgacgaaggtctcggtggcgctcggctgggacgtacgcaccaccaccggagccgattacgacctggacgccagcgccctggcctgcggctccaaccagcgcgtgctgtccgacgcgcacttcatcttctacaacaacctgcgctcccccgagggcaccatcgagcacaccggtgacaacctcaccggcgcgggcgacggcgacgacgaggtgatcaatgtcgacctggccgccatgccgccgaccatcaccaatatcttcttccccgtctccatccacgaggccgacacccgccgccagtccttcggccaggtccgcaatgcctacattcgcgtgatcgacgccgcgaccggctccgagctggcccgcttcgacctgtccgaggacgcctccaccgagaccgccatggtcttcggcgagctctaccggcacggtccggaatggaagttccgcgccatcgggcagggctacgcctccggcctggccggtatcgcccgcgattacggcgtgaacgt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tgtcagcttggccaagggcggaaatgtttcactgtccaaacaggccccgaacctgacgaaggtctcggtggcgctcggctgggacgtacgcaccaccaccggagccgattacgacctggacgccagcgccctggcctgcggctccaaccagcgcgtgctgtccgacgcgcacttcatcttctacaacaacctgcgctcccccgagggcaccatcgagcccaccggtgacaacctcaccggcgcgggcgacggcgacgacgaggtgatcaatgtcgacctggccgccatgccgccgaccatcaccaatatcttcttccccgtctccatccacgaggccgacacccgccgccagtccttcggccaggtccgcaatgcctacattcgcgtgatcgacgccgcgaccggctccgagctggcccgcttcgacctgtccgaggacgcctccaccgagaccgccatggtcttcggcgagctctaccggcacggtccggaatggaagttccgcgccatcgggcagggctacgcctccggcctggccggtatcgcccgcgattacggcgtgaacgt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gtacgtgacagatgagcaggcgctggagaaccagctgtgcttcgcgctctacgcggcctcgcgggcgatgacgggcatgtaccggcccaaactcgacgcgctcggcgtcacctatccgcagtacctggtcctgctcgcgcgctggcagcgcgacgggcgcaccgtaggcgatctgtgcgcggcgctggagctggactccggcacgctctcaccgctgctcaagcggctcgagtccgcgggcttcgtggctcgccgccgctcggccgccgacgagcggcgcgtggagatcaccctgaccgaccgcggacgcgaattgcgctccgccgcatgccacatcccgggacagtcggccgagatcaccggcatgcccctgaccgaactgtccgaactccgggagacgctgcaccgcctcaccgcggcgctgacccaccacactcgatcgaaggagaacccc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gtacgtgacagatgagcaggcgctggagaaccagctgtgcttcgcgctctacgcggcctcgcgggcgatgacgggcatgtaccggcccaaactcgacgcgctcggcgtcacctatccgcagtacctggtcctgctcgcgctctggcagcgcgacgggcgcaccgtaggcgatctgtgcgcggcgctggagctggactccggcacgctctcaccgctgctcaagcggctcgagtccgcgggcttcgtggctcgccgccgctcggccgccgacgagcggcgcgtggagatcaccctgaccgaccgcggacgcgaattgcgctccgccgcatgccacatcccgggacagtcggccgagatcaccggcatgtccctgaccgaactgtccgaactccgggagacgctgcaccgcctcaccgcggcgctgacccaccacactcgatcgaaggagaaccccg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cctacgccatgcagtcgctgccggtgggcaccgcctacgccatcttcaccggcatcggcgcggtcggggccatcgcgctgggcatcgtgatccagaaggatccgctcagcgcgggccgggtgctggcactgaccatgatcatcggcggcatcgtgctggctcgggtcaccaatcccgag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agattctcgagtggggccgacttctcgagcccgtgcccgcctactacgggcgagtcaacgcactagaagttgcgcgatggttcacaacatacggcgatgccctattttccgacaacattcgattggttctcgaaaattccgagatcaacgatggaatattcgaaaccgccatttcacactcagccctgttctggtacttcaacaatggcatcacaatacttgccgagaagatcgaccaaagcgtcgcaggaagcgttgcccgagatgccggtaacctacatttacatgacgccacagtcgtaaatggggcacaaactgtatcatcacttggtcgggcaatgagcgccggacacgaagcggagctagtgt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tccacaaatctggtcaagggtcagaacggggcggtcagcgccgcggaggtggtggtctcggtgcgggtcgccgccgcggccgagctgtccgcgctgctggtgaccgagcacggcaaggtgcgctcggacacggatttcgttttctacaaccagccttcgggcccgggggtgcggctgcgcaacggggtgtccgggcagcccgccgaactggtggtgtcgctggcgcaggtgcccgcggagatcacccagatccgggcggtgatcaccctcgaccaggcgggcgcgaccttcgggcagctcgcgccgccggtcgcggtggtggccgatcagggcggaaatgccctgtacgagtacaagatcgaggacttgcagagcgaatcgatcgtgatcgcggtcgagctgtaccggcggttcgggacctggaaggtgcgcgcggtcgggcagggctacgcgggcggcttcgccgcgctggtcaccgatcacggggtgacggtcgaggacgcgccgcggcccgcgcccaccccggccgcgccaccgccgcccccgcccccgtccgcggcctacccgccaccggtcgagcccacctacgtgacgccgagctcgccgtaccccacccagccgccgccgtatcccgccccggctcagccgtatcccgcgccgccgcaaccgtatccggcacagccgcagccgactgcgccgtattccagtgcaccccagcccattccggccccgcccgcgcaaccgccggccgcgggcgagctgtcccggggacggccggtcaatctatccaagggccagcgcgtcaccctgcgcaaggagggcggagtcgcgttgacccggatcctgatgggtctgggctgggctccggccaagcagagcggactgttcgggcggcgggcggccaatatcgacctggatgcctgggtggccatgttcgccgaccggcatctggtggatgtcgcctactacgggcagctgacctccaaggacggttcgatccggcactcgggcgacaatctcgtcggcgggggcggcgcgaacgacgacgagcagatcctggtggatctgagccgcgttccgcagcgggtcaatacgctgctgttcatcgtcacctcctaccagggccacaccttcgagcaggtcagcaacgcctactgccggttggtggacgacaccacgcacgcggagctggcgcgctacgcgctggcgggcggcatggcgttcaccgcgatggccatggcgaaggtgttccgctccggcggcgagtggcggctggaggcgatcggcgagggcttccaggcccagcatcccggcgaggcggtgccgcagctgggccgcttcatcaccgtg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tccacaaatctggtcaagggtcagaacggggcggtcagcgccgcggaggtggtggtctcggtgcgggtcgccgccgcggccgagctgtccgcgctgctggtgaccgagcacggcaaggtgcgctcggacacggatttcgttttctacaaccagccttcgggcccgggggtgcggctgcgcaacggggtgtccgggcagcccgccgaactggtggtgtcgctggcgcaggtgcccgcggagatcacccagatccgggcggtgatcaccctcgaccaggcgggcgcgaccttcgggcagctcgcgccgccggtcgcggtggtggccgatcagggcggaaatgccctgtacgagtacaagatcgaggacttgcagagcgaatcgatcgtgatcgcggtcgagctgtaccggcggttcgggacctggaaggtgcgcgcggtcgggcagggctacgcgggcggcttcgccgcgctggtcaccgatcacggggtgacggtcgaggacgcgccgcggcccgcgcccaccccggccgcgccaccgccgcccccgcccccgtccgcggcctacccgccaccggtcgagcccacctacgtgacgccgagctcgccgtaccccacccagccgccgccgtatcccgccccggctcagccgtatcccgcgccgccgcaaccgtatccggcacagccgcagccgactgcgccgtattccagtgcaccccagcccattccggccccgcccgcgcaaccgccggccgcgggcgagctgtcccggggacggccggtcaatctatccaagggccagcgcgtcaccctgcgcaaggagggcggagtcgcgttgacccggatcctgatgggtctgggctgggctccggccaagcagagcggactgttcgggcggcgggcggccaatatcgacctggatgcctgggtggccatgttcgccgaccggcatctggtggatgtcgcctactacgggcagctgacctccaaggacggttcgatccggcactcgggcgacaatctcgtcggcgggggcggcgcgaacgacgacgagcagatcctggtggatctgagccgcgttccgcagcgggtcaatacgctgctgttcatcgtcacctcctcccagggccacaccttcgagcaggtcagcaacgcctactgccggttggtggacgacaccacgcacgcggagctggcgcgctacgcgctggcgggcggcatggcgttcaccgcgatggccatggcgaaggtgttccgctccggcggcgagtggcggctggaggcgatcggcgagggcttccaggcccagcatcccggcgaggcggtgccgcagctgggccgcttcatcaccgtgt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cacagttttggtgaagggccagaacggtcccttgaatgtccacgatccggtgatcagcgtgcaggtggccgcgcccgcggacctgtccgcgctgctggtcaccgcctccggcaaggttcgttccgacgccgatttcgtcttcttcaaccagcccaacggccccggcgtgacgctgcggccgggcccgaccggacagcccgtgctggccgtggcgctgagcgcgattcccgcggagatcgaacagctgcgggccgtcatcaccctcgaggacaccgcctccagcttcgggcagctgcccgcgccggtcgcccaggtcggcgatgccgccggaaacgtgttgtacgagtaccggatcgaggggctcagcagcgaatccatcgtcatcgcactggagttgtaccgccgccagggcgaatggaaggtccgcgccgtcggccagggctatgcgggcggtttcgccgcactggtcaccgaccacggcgtcaccgtcgacgatgccccgcagacagcgcccgcccccgtgccgcagtcctccccggggccgccgccaatgccccccggataccaggcccccgcgcccaccggcgatttcgccccggccggcggttatccgccgccggtggaccaattcgcctccggcaccggctatccgccgcccgcccagtacccgccgcccgccgagtacgcgcccaccggcgggtatctgcctccggcacagtcgtatccgccgccgcccgctggtcagcccgccgggtatccgccgccgcccggctacggggccgcgccggtcgaggaggtccgggacctgcccgccaatcacgcggtcagcctggtcaagggccagcgcatcaacctgcgcaaggagggcggcgcggcgctgagctacgtgaagatgggcctgggctgggatccggtcaagcgcggcggcatcttcggcaacaaggccgtggacgtggatctggacgcctcggtggtcctgttctccggcaccaacccggtcgacgtcgtctactacggcagcctgacgtccaaggacggctccagccggcaccagggcgacaacctgaccggcgagggtgagggcgacgacgaggagatctcggtcgacctgtcccgcgtcaacgagcgggtcaccacgctgatcttcatcgtgacctcctacaagggccacagcttcgagcaggtcgccaacgcctactgccgcctggtcgacagtgcgaccaatgccgagctggcgcgctataccctcgcgggcggcatgccgttcaccggcgtcgtcatggcgaagatgtatcgccctgcgcccggcgcggattggaagctggaggccctcggcgagggcctccaggccaagcacccgggcgaggcggtgccgcagctcgcccggttcgtc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tccacagttttggtgaagggccagaacggtcccttgaatgtccacgatccggtgatcagcgtgcaggtggccgcgcccgcggacctgtccgcgctgctggtcaccgcctccggcaaggttcgttccgacgccgatttcgtcttcttcaaccagcccaacggccccggcgtgacgctgcggccgggcccgaccggacagcccgtgctggccgtggcgctgagcgcgattcccgcggagatcgaacagctgcgggccgtcatcaccctcgaggacaccgcctccagcttcgggcagctgcccgcgccggtcgcccaggtcggcgatgccgccggaaacgtgttgtacgagtaccggatcgaggggctcagcagcgaatccatcgtcatcgcactggagttgtaccgccgccagggcgaatggaaggtccgcgccgtcggccagggctatgcgggcggtttcgccgcactggtcaccgaccacggcgtcaccgtcgacgatgccccgcagacagcgcccgcccccgtgccgcagtcctccccggggccgccgccaatgccccccggataccaggcccccgcgcccaccggcgatttcgccccggccggcggttatccgccgccggtggaccaattcgcctccggcaccggctatccgccgcccgcccagtacccgccgcccgccgagtacgcgcccaccggcgggtatctgcctccggcacagtcgtatccgccgccgcccgctggtcagcccgccgggtatccgccgccgcccggctacggggccgcgccggtcgaggaggtccgggacctgcccgccaatcacgcggtcagcctggtcaagggccagcgcatcaacctgcgcaaggagggcggcgcggcgctgagctacgtgaagatgggcctgggctgggatccggtcaagcgcggcggcatcttcggcaacaaggccgtggacgtggatctggacgcctcggtggtcctgttctccggcaccaacccggtcgacgtcgtctactacggcagcctgacgtccaaggacggctccatccggcaccagggcgacaacctgaccggcgagggtgagggcgacgacgaggagatctcggtcgacctgtcccgcgtcaacgagcgggtcaccacgctgatcttcatcgtgacctcctacaagggccacagcttcgagcaggtcgccaacgcctactgccgcctggtcgacagtgcgaccaatgccgagctggcgcgctataccctcgcgggcggcatgccgttcaccggcgtcgtcatggcgaagatgtatcgccctgcgcccggcgcggattggaagctggaggccctcggcgagggcctccaggccaagcacccgggcgaggcggtgccgcagctcgcccggttcgt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Secre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ccacccaggcgcacaccggacaccacgaccacgcggcccacaacgaccacgctgctcaccacgagcatgccgcacacggtgcccacgcggcacacgatgaccatgcggcacacgccgatcacgcggcgcatgccggccacgatgcccatgccgcgcacggcggccacgatgctcacgccgcgcacggcggcggcctgccgggcggactccaggtgacccaggacggctacaccctcgagctggcccagcagatcgtcgccgcgggcgagagcgaattccggttccgcatcgtgggcccggatggcctgcccgtcaacgacttcgacgccattcacgacaaggaactgcacctgatcgtggtgcggcgcgagctcaccggcttctggcacgtccacccggagcgcgcggccgacggcacgtggagcgtccgcctgaaccttcccgaagcgggcgcgtaccgcgcgttcaccgatatcaacccgaaggcgctcggcaagaccatcaccctcggcgcggatttcgccatcgcgggcgattatgccccgcagaccgcgcccgagccgaaccggactttcaccgtcgacggctacgaggtcaccctggacggcgacctggtccccggcgagggccgcctgctcaccctcaccgtccgccaggacggcgagctcgtcaccgacctccagccctacctggccgcctacggccacctggtgatcctgcgcgtcggcgacctggcctacgtccacgtccacccgaacggtgagcccggcgacggcgtcaccgcccccggacccgaaatcaccttccacaccgcggttcccggtcgtggcacctaccgcctcttcctcgatttcaagcacggcgacaaggtccgcaccgccgccttcaccctgccgaccgc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ggattcgaaccagcggggcaccgagcccgaaggcgccgcagccggggccgcccagccgaacccgcccgcgaccccgggcgagcagccgcccgcgacaccggagggcgattcgcctcgagccaccgcctccggcctgcccgtgcgtgacacctccggcccggccacgcccggcgccgccgaccagcccttcgacggcttcgccgcggcacagtccttctcggccggtgtgtcccacgcccagccacccgccgctccggtcgcaccgggctacggcgttgcgggacagccgggttcggtcccgcccggctacccgatgcccgccggtgatccggccacgcaggccattccggcctcgccctacgcccggccgcagcccggcccgggcggcgcggctccgggttacggcgcggctttcggtggggcacagccctattcggagcagttcgggggcgcgaagcagccgaccgaggagatccccgtcggcaccgagcagatcccggccggtgcgtacgggcaggcgtatgcggcgtcgggggcaggatacgcgacgggccagcatccggcgtacacgaccggtcagcacccggcctacgccacgggacagcatccgacacaggtgatcccgggcgcgccgggtggccccgggatgccgtacccgggtgcacccgcgcccaagcggtccggcaaggcgagcctggtcgcgggcgcggtggtgctggccctgctgagcggcggcctcggcggcggcgtggtcgcgctggccacccgcaacgacagccacagcgcggtgaccaatgcgctggatcagccgatgggcggcaccggcaagaccacgcccgcgccggacggttcggtgcaggcggtggcacagaaggtgctgcccagcgtggtcatgatccgggtcgccggggcgcgcgccgagggcgagggctcgggcgtgatcctgtcctcggacggcctgatcctcaccaacaatcacgtggtcagcggcgcgggtgcgaacgccaagatggatgtggccttcagcgacggcaccaccgccccggccaccgtagtgggcgcggattcggtctccgacatcgcggtcatccgggtcaccggcaagaccgatctgaagccgatcgagctgggtcagtccgcgaatctggcggtgggccagggcgtggtggcgatcggttcgccgctgggcctggcgggcacggtcaccagcggcatcgtctcctcgctcaaccgcccggtctccaccagcggcgagcccggctcgcagggcacggtgatcgacgccatccagaccgacgccgccatcaacccgggcaactccggcggcgcgctggtcgacatgaacggcaagctgatcggcatcaataccgccatcgccaccatgggcaccgccgagtcggcgggcgcgcagagcggctccatcggcctgggcttcgccatcccggtggacaccgcgcgccgggtggccgacgagctgatcaagaacggcaaggccacctacgcccagatcgggatcaccgtgaaggcgcaggacgatgtgaacggtgcgcgcgtcatcgacgtgtcaccggacggcccggcggcgaaggcgggcatcccgaagaacgcgatcatcaccaagatcgatgaccagatcgtggattcgggcaactcactgatcgccggggtgcgttcgcaccgccccggtgacaaggtcaaggtgacctacaccgatgaccagggcaagaaccccaagaccgtcgaggtgaccctcggcgaggcagctgcggagggcggccg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ggattcgaaccagcggggcaccgagcccgaaggcgccgcagccggggccgcccagccgaacccgcccgcgaccccgggcgagcagccgcccgcgacaccggagggcgattcgcctcgagccaccgcctccggcctgcccgtgcgtgacacctccggcccggccacgcccggcgccgccgaccagcccttcgacggcttcgccgcggcacagtccttctcggccggtgtgtcccacgcccagccacccgccgctccggtcgcaccgggctacggcgttgcgggacagccgggttcggtcccgcccggctacccgatgcccgccggtgatccggccacgcaggccattccggcctcgccctacgcccggccgcagcccggcccgggcggcgcggctccgggttacggcgcggctttcggtggggcacagccctattcggagcagttcgggggcgcgaagcagccgaccgaggagatccccgtcggcaccgagcagatcccggccggtgcgtacgggcaggcgtatgcggcgtcgggggccggatacgcgacgggccagcatccggcgtacacgaccggtcagcacccggcctacgccacgggacagcatccgacacaggtgatcccgggcgcgccgggtggccccgggatgccgtacccgggtgcacccgcgcccaagcggtccggcaaggcgagcctggtcgcgggcgcggtggtgctggccctgctgagcggcggcctcggcggcggcgtggtcgcgctggccacccgcaacgacagccacagcgcggtgaccaatgcgctggatcagccgatgggcggcaccggcaagaccacgcccgcgccggacggttcggtgcaggcggtggcacagaaggtgctgcccagcgtggtcatgatccgggtcgccggggcgcgcgccgagggcgagggctcgggcgtgatcctgtcctcggacggcctgatcctcaccaacaatcacgtggtcagcggcgcgggtgcgaacgccaagatggatgtggccttcagcgacggcaccaccgccccggccaccgtagtgggcgcggattcggtctccgacatcgcggtcatccgggtcaccggcaagaccgatctgaagccgatcgagctgggtcagtccgcgaatctggcggtgggccagggcgtggtggcgatcggttcgccgctgggcctggcgggcacggtcaccagcggcatcgtctcctcgctcaaccgcccggtctccaccagcggcgagcccggctcgcagggcacggtgatcgacgccatccagaccgacgccgccatcaacccgggcaactccggcggcgcgctggtcgacatgaacggcaagctgatcggcatcaataccgccatcgccaccatgggcaccgccgagtcggcgggcgcgcagagcggctccatcggcctgggcttcgccatcccggtggacaccgcgcgccgggtggccgacgagctgatcaagaacggcaaggccacctacgcccagatcgggatcaccgtgaaggcgcaggacgatgtgaacggtgcgcgcgtcatcgacgtgtcaccggacggcccggcggcgaaggcgggcatcccgaagaacgcgatcatcaccaagatcgatgaccagatcgtggattcgggcaactcactgatcgccggggtgcgttcgcaccgccccggtgacaaggtcaaggtgacctacaccgatgaccagggcaagaaccccaagaccgtcgaggtgaccctcggcgaggcagctgcggagggcg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tggcacctacacccgctacgtcgccataggcgacagccaaaccgagggtgtcggcgacggcgacgacctgaccggcctgcgcgggtgggcagaccgtctggccgaacgcctcgcccgcaccaatcccgaactgcgctacgccaatctggcggtacgcggcaagctggcccagcagatccgtaccgatccactggacgcggccctgtccctgcgccccgatctggtcaccgtcctggccggaatgaacgacctgctgcgccccaacttcgaccccgaagccaccgccgaccacgtcgaagccatgttcgccgccttcgcctcgaccggcgcggtcgtcggcaccctgaccttccccgacgtcggcaacaccatccccctggcccgcccgatccgcggccgcatcgcgatcctcaatgaccgcgttagcgccgccgccgcgcggcacggggtgatcgtggccgaaaccggccggcacgccgtggtttccgacccgcgaatgtggagtcccgaccgcctgcacgccagcccgatgggccatcagcgcatcgccgacgccatggccgaggcactgcgcctgcccggcgcggacgacgcctggacccggccgctgcaccccgccctgcccgagcccggcgtgctgcgcacggtcgcgaacgaactgcaatgggcggcaaccgcactcggcccgtgggcgctgcgccgcctgcgcggcctgtcctccggcgacgaccgggtggccaaacgccccgagccgctgccgatccggagcgccggatcgccgccgatttc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gatggcacctacacccgctacgtcgccataggcgacagccaaaccgagggtgtcggcgacggcgacgacctgaccggcctgcgcgggtgggcagaccgtctggccgaacgcctcgcccgcaccaatcccgaactgcgctacgccaatctggcggtacgcggcaagctggcccagcagatccgtaccgatccactggacgcggccctgtccctgcgccccgatctggtcaccgtcctggccggaatgaacgacctgctgcgccccaacttcgaccccgacgccaccgccgaccacgtcgaagccatgttcgccgccttcgcctcgaccggcgcggtcgtcggcaccctgaccttccccgacgtcggcaacaccatccccctggcccgcccgatccgcggccgcatcgcgatcctcaatgaccgcgttagcgccgccgccgcgcggcacggggtgatcgtggccgaaaccggccggcacgccgtggtttccgacccgcgaatgtggagtcccgaccgcctgcacgccagcccgatgggccatcagcgcatcgccgacgccatggccgaggcactgcgcctgcccggcgcggacgacgcctggacccggccgctgcaccccgccctgcccgagcccggcgtgctgcgcacggtcgcgaacgaactgcaatgggcggcaaccgcactcggcccgtgggcgctgcgccgcctgcgcggcctgtcctccggcgacgaccgggtggccaaacgccccgagccgctgccgatccggagcgccggatcgccgccgatttc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gtcgatcgccgccctgctggccgtcgcgctgctgatgctgccgggccgggccgccgtggtccgccggttggcgcggctgcacgagccgggtgccgatccgcgtccgatcgccgcggcggccccgtccgatccgctcggcgtcgcctccgccctggatctgctccgcggcctgcctgcgtgccggattgcccactgccgcagcgtccgccgccgtcgcggtatcggctcccgagccgctggccaccgtcctgcaccgggcgtcggatctgctcgcgctgggtg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cgtgcgggatcgcagcgcacgctgctttcactcgtcgcggtaatgctggcggtgctcacgacactgggaatcggacccgggatcggcacgcccgttgccgccgccgaacccaccggcagcggcaacggcaatgggagcggcaatggcaacggccagcccagcgggccgaaattcctgaaactgtcgctggattcggtcacgcccaccgccatcaccgccaccagtgatccgtatttcgtggtgtccgggaccgtcaccaatatcggcgaccggcccgtcgacgaggtcagcgtccgcatccagcgcggcgccgcggtcaccagtccgagcggactgcgctccacgctgcgcctggaccagatcaactacgacatcaacggcgaattccaggatgtcgccgaccgattgacctccgggcagcgcaagcagttcagcctcaccgtcgccctgcactccggaaccgaactgcccagcgggatctcgtcggtcgacatcaccgcgccgggcgtctaccccttgctgctcaatgtgaacggccagcccgcctacggcggccaggcccgcctcgacgacgcccgcttcctgctgcccgtgctcggcgtgcccggcggcgaccccaaacatccggtcgccccgcccgccgacgccgcgccggtggccaccaccatgctgtggccgctggccgaccgcccccgcctggtggccggacgccccggctcgcccgacggcccggccctgctcaccgatgacgacctggccgcctcgctggcccagggcggacgactcgaccaactgctctcggcgctggagagcgtggtcaaacccgacagcggccgcgaccgcgggctgatcaacgccatctgtctggccgtcgaccccgacctgctgctcaccgtgtccgatatgaccagggactacctggtgctggccagcccgtcggatccggaagggcccacccgcgccgggagcggcagccacgccgccaaggcatggctggaacgactgcgcgcgctggcgcccggaatgtgcgtggtggcactgccgttcgcgcaggtcgacgccaccgccctggccgccgcgggcgacgtcaccctggccgaccgggcgctcaacgcacccgccgacctggtggacaacctgctctcggtgaaatcggtgcgcggcgtggccattccggacgcgggcgcggtggacaccgaggcggccaccctgttcgcgcaccacggattcaccggcaccgtgctcgccgacaacgcggtcgcaccggtcgacggccggagcaacctcaccgccgccaagacccccggcgcacccgccggaggtaccgagccggggacaccggacgtggtgaacctcgccgacgtcaccgtgccgcccgccgcgggcacgccaccgccgcccgcgcccgccgcgctgcgtgccaccaccttcgacatctgggccgcgaccgcgctggccgccatcggatccaatccgcccacaccgcctttcaccccggacaaggtccgctacgacgtcaccgtcgactcccgcgccgcccggttgcaggacgcgctgggcgcgatcgcctggaccgcgctgaatccgcaacccggacgggcccgctcggcgctgctcgtgccgccgcagcagtggggagccaatcgcgacgaggcctccgccgtgctcacccagctggacctgctgctgcacaacaatctcgccaccgcgcggcccttcaccgaactggttgcgcagcagccggattcccagccctacgaactcgactacctcgccgacgcggccgacgaggcggtgcccgcgcacttcgccgaaccggtgcgccagcaggcccagcgcatcaccgaactgatgagcgcgctggtggacgtgccgcagcaggaactcagcccgcgcgccttcctcaccccgctgcgcgacgacctgatccgggtgctgtcgctctcggatcgctgggcgtccaccgcggccgcggacaccagtgcccagcgccggctggaccagaccaccaaaaccatggacaacctgttcggatcggtcacggtgctgccgccgggcggcgtctacaccctggcctccgaacagagtccgctgctgctggtggcccgcaacgacctgccggtggccatccgggtgaagttcaagatcgaccagccggccgagacgaacatcaccgatatcggcgaacagcagctgcccgccaagggaaatcggtccttccagatccccaccgaggtctccgacagccgaaacctggtcattcccatcgcgcttaccacacccgacggggtgccgctcggcaatgcggtatcggtatcggtgcggtccaacgcttacggtcaggtgttggcaataattaccgcgtgcgcctgtgcgctgttgctcctgctggtcggtcgccgactgtggcaccgcttccgcgggaagccggacccggccgacgaagggttcgatccgggcacacagcaggggcgcgcgggtaagcgggatttgaaacgacaggagtca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ctcatgctgctggcccagggcaccaattcgcccaccggacccgaattcggcaaggcctcaccgctgggcctggtcatcgtgctggtgctgctggcgggcacgatcctgctcatccgcaatatgaacaagcacatcaagaacctgcccgccgagttctccccggaacatccggaaccggatcaggaggccgacgagggcaccgagcacggcatcgcggcgcaggacgtcgaggcggcggacgaggccaagcccgaagccgccaacggga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gcgatatggttcgggctggcggcgatcgcgctcgtaggtgcgatcgtgctgctctatttcgatcggctgcagcggcagcgcactgggcacgtgcgacaggtctgggcgaaatcccaggggtacacctatgtttcggtggaacccgcactggcgtccacctggcggcgcggtgcgctggccaaactcggctacctgtccgcggtggacgtggtctcgggcaaccgcaagggtgagaagttcgtgctcttcgatctggaggacgccgccaccctggtcgcggtgcgtcggcagatcggctcggacatcgatatcgacctgcgggtgaaaaccgcggcgccgccgaaggatcacgacctggagctgctcggcgccatcggtgaccgggtggtcttcgccaccaatccggatgtcgcccggcacgcggtggatcagcgcatggtggcgttcatcgagtcgctgcccgacaccgtgcagcagctgtggtccgagggcaactggaccctgggcatgct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cgatatggttcgggctggcggcgatcgcgctcgtaggtgcgatcgtgctgctctatttcgatcggctgcagcggcagcgcactgggcacgtgcgacaggtctgggcgaaatcccaggggtacacctatgtttcggtggaacccgcactggcgtccacctggcggcgcggtgcgctggccaaactcggctacctgtccgcggtggacgtggtctcgggcaaccgcaagggtgagaagttcgtgctcttcgatctggaggacgccgccaccctggtcgcggtgcgtcggcagatcggctcggacatcgatatcgacctgcgggtgaaaaccgcggcgccgccgaaggatcacgacctggagctgctcggcgccatcggtgaccgggtggtcttcgccaccaatccggatgtcgcccggcacgcggtggatcagcgcatggtggcgttcatcgagtcgctgcccgacaccgtgcagcagctgtggtccgagggcaactggaccctgggcatgctgccggtgtcggccaccgccaaggactgggagatggccatcgacgcggtgctgcggctctcgggcctgctgcacgtgctgccgccggtcatcagcaccgagcgcggtcgtgacgaactgcccgaacccggcagctcccgcccgctccccgaggacgacgactacgacggccacgacgagtacggcgacttcggcgacgaggaagcggctccgcgcccccgcggcgaggccccgcagcgtccgcgtggtgagggctcgcagcgccgccgcggtgaggccccgcagcgtgtcgagccggacgactacgactcaccgctggtcagcgatatcgcgggcgaatcgggcgaggagcccgaaaactggcgtcccgcactgaaggtcgtgccggacccgcgcaatcgggtgcgccgcaactggccgcccgccccggagggcgagcccgactgggacgacgaggacgccgagccgcgccgtcccgagggcgaagaccgttgggacgagcccgaatccgacgaccaccgcgacgatcccgatcgggagcccgaggagggctggcgtcgggaccagggccgcagcgccccgcccggcggccccttccaccccggcttccgcccgtaccaggggccagccccga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aattatcgcgcgcgtcgccgctgccgccgtcctgggcgcggcactactgtccaccgccaccgcgcaggcagcacccgccggaaccaccatcgagccgccgatcgactgcaccccgaccaccgcccaccccaatccgatagtggtactccccggcggcgacggcacccccgaacaaaccgacgaacagtggacccccgtgctcaccgtgctacgcggagccggatattgcaccgtgctgttccagggcggcatcgtcaatgacaagcgctggaacggcgacataccgagcgaggctcagcaggttgccgacttcatcgcgaaagtgcgcagcacaaccggttccgagaaggtcgagatcgtcgcgcattcggccggaacaatcgtctcgaactactacctcaagttcctcgacggcgcacccacaatcaaccacgcgatcttcctgacccccgaagtccgcgggtgcgacggcgcaggcgtcttcggcctcaagaaccccccgatcacccccgtccaattgctgaccgcgctccccttcctgcaatcggccctggccgcgagctccgccgaaatggccaccgccatgcagatgtcccccacttcaccgctctaccaatcccttttcggcacccccgtcacccagcccggcgtcacctactccgcgatcgccacccgcaacgaccaactcgccacccccgcccccgcctgctcgacgctcgacgagcccggcgtagtgaacgctgtctacgaggacctgttccccggtgcggaacccgtggatcactcactgatccggtccagcgccaacacggcgggctgggtcctgcagcaactcca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ccgccgacgcccccgatccggtggcgcgcatcgccgacctgctcgagcagtcctccctcaacgaaccggccctgcgccgcctctacgcccgcatcccgcgccgcgccgcccaactccacaccgtccacggcgcggcggccccggtcgcccccgatttcgccgcccgcctcaacgacctgttcgccgccggacacacccccggcgcccgcccccacaccaacggcgaggtcgccgcccagctcaccgcctggggccaccccatctccaagccctacctcagccagctgcgttcgggcctgcgcaccgacccctcccgcgaaaccgtcgccgccctggcccgctacttccgcgtgcaccccacccacctctccgacgaatcccaacttgccaccaccgcaagcgatctggccctgctgacccgcctgcaactgcacggcttgcgcgcgctgtccacccgtgccttcgacctgagcgaggaatcccagaacctgctcgccgccatggccgatcgcctgcggcgtaccgagggcctgcccgatgtcggcgtcggcggcgtc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gtcctgggtcgcggtggtattggcggtcgctgcttcggcgagcgggctgggcgcggtctcggcggctcccgcgcagggcaaacaggtggtggtgctgggagattcgttcagcgccaatgcgtgggtggtggattcggaggccgaggactgcgcgcacgggagcacgtcgtggcccacgcgattgggcgctgcgctgggggtggcggggaccgcggacttcctcgatgtgtcctgcccgggagcatcgatcgtcaccccgccgacccgcaccgccgcctcggaggccgaacacgccgcccgggccggggcgttcgggccgcgaaccgagctggtggccttgcagttcgggctcaatgatcgatggggcgagaacaccacgaccatgtggtacgcactgcaacagtgcgtgctggacctgattcgtggatgcggggccgaggccgcggtgcccgaccgggggctggatacgcgtgaggtcaccggcgagcgctatgccgaacggctgcgcagtgtggtcacctacgtgaagtattacgccccgaacgcgcgcatcgtgctggtcggatatccggaattgttcggcaccggtcaggattcggtgtgcttcgacgcgttcggtgcggcgcggttcacgcagccgcgcgggcgggcggcgatcaacgcggtgaaccggctcgatcaggcgcagcgggaggcggcgcggctgctcgcggtcgacttctacgacgcgcgggcggcgacggcgggccacggattgtgttcggtcgagtcgtggatcaacgactatcaggacccgcgggaaccgggcgcgattcccttccaccccacccctcacggcgatgaggtcgtagccgcgggcatctacacgcaggccca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tcgaaccccacctcggacgacgcgaccacccgtgacgccacccccgcgcagtcggccgattccgccgcgcagccggtggacctcggcgaaccggacagcacgcccaccgaaagcctaggcgcgcagcaggactcgcatgccggggtggcggagggccgcaccgaggtgctcgatgcacaaaccgaggtgctcgacggacacaccgaggtgctcaacgggtccgagtcgaccgggaccgcggccaccgaatggtggaccgatccggccgcccggatcgacgaacagcacaccgcggtgctcggcgaacacccgacccaggccctgcatcccggcgaggccgcctatgcggccgcgggcgcgccgacgagtggcggttacccgctcaccgatcagcccggctaccagaccggcggccaccagctgccgcccggcaccccaccacccccgatgaatgtcggtggcggacagggcggctcacccggcaaaccccgaaacagcaggaagaccttgctggtcgtcggcctggtggtggcactgctggtggcgggcggcctggccggcggcgaggcctacgcccggcacaaggtggagtcctgcatcagctctcagttccaggcccagatgggctccaagatcgacgtgtccttcggctggaaaccgctgctgctcaccatgttcgacaacaaggtctcctcggtgacggtggacagcgacgacaccaagttcggccccgcgcagggcatggtcgtgcacgccaccttcaatgacgtcgaggtcaaggacagcggcaagcagggcggcaccatcggcagctccaccgccgaggtcacctggagcaacgagggcatcaccaagaccctgggcggcctggtctccggcaccacctccgacccgaactcgggcacgctcagcttcgcggtgctgggcggtctggcccagctgcaggtgaagccgaagatcgtcggcgacaagatcgaggtcgacaccctgcaggccaccctgctcggcttcggcctgcccaccgatctggtctcgggcatcgtggaggtcatgtcggagagcctgcagagctacccgatgggcctgcagcccaccaaggtcgaggtcaccaaggacggtctgcacgtgtccctgcggggtggccgcaccgaactgcaggcgagcaccgatcagaaccagcagcagccgatcaact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actgcatctgcccgagccgcccgccgacgtacccgacaagatcaagggcaggctgcacgccttagcagacggcgggaaattctcgaccaaggcactgcgcgccacccgcaaggaccaactcgaactgtccacgccccatgaggttttcaccatgggactcggcgacctcgccgccggtgccggccttgaccgcgcccactcggtgggttggcgctacctcgtcaccgacggcaaacagatcatcgccagcgccgagaccacaccggattccgaagggaaccaggaggtttcgcagttcaccgagggcccgttcgtgctcggcaccgacaaggccctcgagatcgtccgccagctgccccagctcgagaaggccggttacgaactgcgcctgctgcgcatccccgctctctatctgatggcgctgtggctgcgttcgccgaccggcgacctgctggtaccactcgagccctcaccgatcggcaaggaaggaaaaccggttccggccgatcagttcctcggcgagctggccgaattggcacacaacaccaacccg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caccatccgccgcccggcatccgcgatcctggtcgccgtcatactcgtggccgcggccgcttgcgcccgtaagcccgccgcgccggacgaccagccgagctattcgggccctgccggacaactgatcacggtgatcgcggattcacccgccgcgacgaccgccaccctgaccgcctggaaccgcaacggtgcacactggattcgaacgatcggccccctccgagcagatgtcggagcgcagggcataggccccaccagtgagacggcaacccgttcccccgccggaatctggccgctcacagaggcattcggcatagccgccgacaacggcaccagactcccgtatcgtcgggtgaccaccgaggactggtgggtctccgacaccgcctcgaagtactacaacacccacttcacctgcgcccccggcagctgcccgttcgacgaatccgccggagaggacctgggttcggccggtcccgcctacgaccacgccgtagtcatcgactacaaccgcacccccgtggtcgcgggcgcgggttcggcctacttcctgcacgtcggcaacggcaccccgaccgcaggctgcgtcgcgcttccgagcggcgatctggacgaggtcatgcgctggctcgatccgacccgcggcccggtgatggagcttgccgtgcgggaccattcg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cgctcacccggcggcgaggtgaccctccagccgccgccggagatcccccgggcggttccggccaatctcttctcgaagctcatgcccgtggtgatgggtgtcggcatgctcggcatggtcgcgttgatgatcacctccggcagcggcatcgcgaccaatccgatgagcctcatgtttccgatgatgatggtgttttccatggtcgggatgtatgcggggcagggcggcaaggggcagaaggcggccgaggcgaacgaggaccgcaaggattatctgcgctatctcgatcaggtccgccgggatgtggaggacaccgccgggcagcagcgggcggcggtggagtggagtcatcccgagcccgggctgatctggatgctggcggggaccacgcgcatgtgggagcgccggcccggcgacaaggacttctgccacgcccgcatcgggctcggtagccagaggcttgctacaagactggtcgccccggaaaccggtcccgtcgaggagctcgaacccatcgccgcggtctccctgcggcggttcgtgcgcacccactccaccgtgccggatctgcccaccgccatcgccgtcaagggcttcgccgcggtccagctcaccggcgatcgggcccaggcccgcgagatgacccgggccatgctgctgcaactggccatgttccaggggcccgaccaggtcctgatcgcggtggtctgcggacccgacaccgcccgcgaatgggagtggaccaagtggctgccgcacacccagcacccggactcccaggacggggtgggcagcgggcgcatggtgtacggatccatccgggaggcgcacgccgacctgaatccgttgctgtacaaccgggttcgctactcccgcaatcagccgcccaatccgaacctgacccagatcgtgctggtggtggacggcggactgctcgaagccgacgaagatcccctgcgggagaccgggttcgagggcgtcaccgtcatcgacctgtgcgggtacgcgccgcggctggccgtctcccggggcatcgggttggtggtggagaacggggagtgcgccgggcgcggtgcggccggggtgatggaacgcttcgcggtcatcgaccgtattacggccaaggaggccgagcaggcggcgcggcggctcgcgccgtaccgggccgccgcccagcggaccgccgagaccggcggcgatgagggcgaggtcatttcgagctggtcgcagctgctgagcctgggcgatatcggggccttcacccccgagaccgcgtggaagccgcgctacggccgggagcggttgcgggtgcccttcggggtcggggccgacgggctgccggtggtgctcgatatcaaggaggcggccgaggccggtatgggcccgcacgggctgtgcatcggcgcgaccggctccggtaagtcggaattccttcggacgctggtgctttcgtttatcgccacgcactcgccggatcagctcaacttcgtgctggtggacttcaagggcggtgccaccttcctcgggctggagggcgtcgcgcacgtcgcggccatcattaccaacctggaggaagaggccgacctggtcgaccgcatgcgcgacgccctggccggtgagatgaaccgccgtcaggaactgctgcgcgccgcgggcaatttcgccaatgtctccgaatacgagaaggcgcgcgcggcgggcgcggacctggaccccatgcccgcactgttcgtggtgctcgacgagttctccgaattgctgtcgcaacacccggatttcgccgagctgttcaccatgatcggccgtctggggcgttcgctgcacgtgcatctgctgctggcctcgcagcggctggaggagggacggctcaaagggctggagagccacttgtcctatcggatcggtctgaagacgttctccgccaatgaatcccggcaggtgctgggggtgccggacgcctacaacctgcccaacaatcccggtggcggctatctgaaatcggattcgggggagatccagcggttccagtccgcgtacgtctccggagcctatgcgggcggcgggtcctaccgggaggtcacggtcacctcccaatcggtcgagatcgactcgagcgcacgcccgttcacggccgggcacgtggagttccgtgccgccgaccggattccggtgcccgagctgcccgaactgatcgaggagccggtggacaccgaccaggtctccaatctccagatgctggtatcgcgggtgcgcgggcacggccgtcccgcccacgagatctggttgccgccgctcggggaagccccgaccctggacgaactgctgccgcgctcgatcctgaccggcgactggaatccccttgcggcgctgcgggctccgatcggcatcgtggaccggccctacgatcagcgccgcgatcccatggtggtggacctgtcgggttcccgcggcaatgcggccgtggtcggtggtccgcagtcgggcaagtcgaccgcgctgcgctcgctggtcatggcgatgtcgttgacgcacaccgccgaacaggtgcagttctacctgctggacttcggtggcggcaccatggtcggcctggaagggctgccgcacgtgggggcggtcgccagccgcatggaagaggacaccgtgcgccgcaccgtggccgagatggtgggcatcgtgcgccgccgcgaggccgagttccgaaggctcggtgtggaatccatggccgagttccggcggctgcgcgccactgacggggccgacagcatcgccgcgggtgtgcgcgaggatccgttcggcgacgtgttcctggtgatcgacggctacggcgcgtttcggcaggagttcgagatcctggaacagacggtgatgaaccttgcggtgcagggcctttcgtacggcgtgcacgtggtcatgtcgctgaaccggtgggccgaggcgcggcccgcgctcaaggaccagatcggcacccgcatcgaactgcggctcggcgatcccatggactccgatctgggccgcaagttcgcggctctggtgcccatgggccgccccggtcgcggcatgaccgccgacgggctgcacatgctgaccgcgctgccccgggtggacggcagctcggatcccgccagcttgggaaccggtgtggcggagtcggtttcggccatcgcccgattcacccccggacgcccggcaccggccgtgcgtatgctgcccgagcggctgccgcgagaagaactgctgcgcatggcaggtgactggccgtcgcaggtggaccggtcccaggcgtgtctgcggttcccgctcggcatcaacgaatcccagctggccccggtcactctggacctggccgccagccagcacttcgtcatcatcggcgattccgaatgcggcaagaccacggtgctgcgctcgctggtccaatccatctgcgcggccaacactcccgaccaggcccgtataatcatgggcgactaccgccgcaccatgctgggcaccgtcccgcagggctacctcgccggctacggcaccaccgcgccccagttcacccagcacatggcagacctggccgcctacgtcacccagcgcatgcccggccccgacgtcaccccgcagcagctcaaggaccgttcctggtggcgcggccccgagctctacgtcatcgtcgacgactacgacctggtcgccaatgccagcggcaacccgctgcacgccctcgtagaccatctggcccacgcccgcgacctcggattccatgtcatcctggcccgccgctcgggcggcgcgggccgcgccatgtacgaggccaccctcaaccgcctcaaggaactcaactccgcgtccctgatcatgagctgcagccgcgacgagggcgtcctcttcggcaacacccgcccgtccctcatgcccccgggccgcggcacctacggcacccgcgcgggcgaggaactcatccaaaccggctggctgcccccggccgagc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cgctcacccggcggcgaggtgaccctccagccgccgccggagatcccccgggcggttccggccaatctcttctcgaagctcatgcccgtggtgatgggtgtcggcatgctcggcatggtcgcgttgatgatcacctccggcagcggcatcgcgaccaatccgatgagcctcatgtttccgatgatgatggtgttttccatggtcgggatgtatgcggggcagggcggcaaggggcagaaggcggccgaggcgaacgaggaccgcaaggattatctgcgctatctcgatcaggtccgccgggatgtggaggacaccgccgggcagcagcgggcggcggtggagtggagtcatcccgagcccgggctgatctggatgctggcggggaccacgcgcatgtgggagcgccggcccggcgacaaggacttctgccacgcccgcatcgggctcggtagccagaggcttgctacaagactggtcgccccggaaaccggtcccgtcgaggagctcgaacccatcgccgcggtctccctgcggcggttcgtgcgcacccactccaccgtgccggatctgcccaccgccatcgccgtcaagggcttcgccgcggtccagctcaccggcgatcgggcccaggcccgcgagatgacccgggccatgctgctgcaactggccatgttccaggggcccgaccaggtcctgatcgcggtggtctgcggacccgacaccgcccgcgaatgggagtggaccaagtggctgccgcacacccagcacccggactcccaggacggggtgggcagcgggcgcatggtgtacggatccatccgggaggcgcacgccgacctgaatccgttgctgtacaaccgggttcgctactcccgcactcagccgcccaatccgaacctgacccagatcgtgctggtggtggacggcggactgctcgaagccgacgaagatcccctgcgggagaccgggttcgagggcgtcaccgtcatcgacctgtgcgggtacgcgccgcggctggccgtctcccggggcatcgggttggtggtggagaacggggagtgcgccgggcgcggtgcggccggggtgatggaacgcttcgcggtcatcgaccgtattacggccaaggaggccgagcaggcggcgcggcggctcgcgccgtaccgggccgccgcccagcggaccgccgagaccggcggcgatgagggcgaggtcatttcgagctggtcgcagctgctgagcctgggcgatatcggggccttcacccccgagaccgcgtggaagccgcgctacggccgggagcggttgcgggtgcccttcggggtcggggccgacgggctgccggtggtgctcgatatcaaggaggcggccgaggccggtatgggcccgcacgggctgtgcatcggcgcgaccggctccggtaagtcggaattccttcggacgctggtgctttcgtttatcgccacgcactcgccggatcagctcaacttcgtgctggtggacttcaagggcggtgccaccttcctcgggctggagggcgtcgcgcacgtcgcggccatcattaccaacctggaggaagaggccgacctggtcgaccgcatgcgcgacgccctggccggtgagatgaaccgccgtcaggaactgctgcgcgccgcgggcaatttcgccaatgtctccgaatacgagaaggcgcgcgcggcgggcgcggacctggaccccatgcccgcactgttcgtggtgctcgacgagttctccgaattgctgtcgcaacacccggatttcgccgagctgttcaccatgatcggccgtctggggcgttcgctgcacgtgcatctgctgctggcctcgcagcggctggaggagggacggctcaaagggctggagagccacttgtcctatcggatcggtctgaagacgttctccgccaatgaatcccggcaggtgctgggggtgccggacgcctacaacctgcccaacaatcccggtggcggctatctgaaatcggattcgagggagatccagcggttccagtccgcgtacgtctccggagcctatgcgggcggcgggtcctaccgggaggtcacggtcacctcccaatcggtcgagatcgactcgagcgcacgcccgttcacggccgggcacgtggagttccgtgccgccgaccggattccggtgcccgagctgcccgaactgatcgaggagccggtggacaccgaccaggtctccaatctccagatgctggtatcgcgggtgcgcgggcacggccgtcccgcccacgagatctggttgccgccgctcggggaagccccgaccctggacgaactgctgccgcgctcgatcctgaccggcgactggaatccccttgcggcgctgcgggctccgatcggcatcgtggaccggccctacgatcagcgccgcgatcccatggtggtggacctgtcgggttcccgcggcaatgcggccgtggtcggtggtccgcagtcgggcaagtcgaccgcgctgcgctcgctggtcatggcgatgtcgttgacgcacaccgccgaacaggtgcagttctacctgctggacttcggtggcggcaccatggtcggcctggaagggctgccgcacgtgggggcggtcgccagccgcatggaagaggacaccgtgcgccgcaccgtggccgagatggtgggcatcgtgcgccgccgcgaggccgagttccgaaggctcggtgtggaatccatggccgagttccggcggctgcgcgccactgacggggccgacagcatcgccgcgggtgtgcgcgaggatccgttcggcgacgtgttcctggtgatcgacggctacggcgcgtttcggcaggagttcgagatcctggaacagacggtgatgaaccttgcggtgcagggcctttcgtacggcgtgcacgtggtcatgtcgctgaaccggtgggccgaggcgcggcccgcgctcaaggaccagatcggcacccgcatcgaactgcggctcggcgatcccatggactccgatctgggccgcaagttcgcggctctggtgcccatgggccgccccggtcgcggcatgaccgccgacgggctgcacatgctgaccgcgctgccccgggtggacggcagctcggatcccgccagcttgggaaccggtgtggcggagtcggtttcggccatcgcccgattcacccccggacgcccggcaccggccgtgcgtatgctgcccgagcggctgccgcgagaagaactgctgcgcatggcaggtgactggccgtcgcaggtggaccggtcccaggcgtgtctgcggttcccgctcggcatcaacgaatcccagctggccccggtcactctggacctggccgccagccagcacttcgtcatcatcggcgattccgaatgcggcaagaccacggtgctgcgctcgctggtccaatccatctgcgcggccaacactcccgaccaggcccgtataatcatgggcgactaccgccgcaccatgctgggcaccgtcccgcagggctacctcgccggctacggcaccaccgcgccccagttcacccagcacatggcagacctggccgcctacgtcacccagcgcatgcccggccccgacgtcaccccgcagcagctcaaggaccgttcctggtggcgcggccccgagctctacgtcatcgtcgacgactacgacctggtcgccaatgccagcggcaacccgctgcacgccctcgtagaccatctggcccacgcccgcgacctcggattccatgtcatcctggcccgccgctcgggcggcgcgggccgcgccatgtacgaggccaccctcaaccgcctcaaggaactcaactccgcgtccctgatcatgagctgcagccgcgacgagggcgtcctcttcggcaacacccgcccgtccctcatgcccccgggccgcggcacctacggcacccgcgcgggcgaggaactcatccaaaccggctggctgcccccggccgagctg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ccgctcacccggcggcgaggtgaccctccagccgccgccggagatcccccgggcggttccggccaatctcttctcgaagctcatgcccgtggtgatgggtgtcggcatgctcggcatggtcgcgttgatgatcacctccggcagcggcatcgcgaccaatccgatgagcctcatgtttccgatgatgatggtgttttccatggtcgggatgtatgcggggcagggcggcaaggggcagaaggcggccgaggcgaacgaggaccgcaaggattatctgcgctatctcgatcaggtccgccgggatgtggaggacaccgccgggcagcagcgggcggcggtggagtggagtcatcccgagcccgggctgatctggatgctggcggggaccacgcgcatgtgggagcgccggcccggcgacaaggacttctgccacgcccgcatcgggctcggtagccagaggcttgctacaagactggtcgccccggaaaccggtcccgtcgaggagctcgaacccatcgccgcggtctccctgcggcggttcgtgcgcacccactccaccgtgccggatctgcccaccgccatcgccgtcaagggcttcgccgcggtccagctcaccggcgatcgggcccaggcccgcgagatgacccgggccatgctgctgcaactggccatgttccaggggcccgaccaggtcctgatcgcggtggtctgcggacccgacaccgcccgcgaatgggagtggaccaagtggctgccgcacacccagcacccggactcccaggacggggtgggcagcgggcgcatggtgtacggatccatccgggaggcgcacgccgacctgaatccgttgctgtacaaccgggttcgctactcccgcactcagccgcccaatccgaacctgacccagatcgtgctggtggtggacggcggactgctcgaagccgacgaagatcccctgcgggagaccgggttcgagggcgtcaccgtcatcgacctgtgcgggtacgcgccgcggctggccgtctcccggggcatcgggttggtggtggagaacggggagtgcgccgggcgcggtgcggccggggtgatggaacgcttcgcggtcatcgaccgtattacggccaaggaggccgagcaggcggcgcggcggctcgcgccgtaccgggccgccgcccagcggaccgccgagaccggcggcgatgagggcgaggtcatttcgagctggtcgcagctgctgagcctgggcgatatcggggccttcacccccgagaccgcgtggaagccgcgctacggccgggagcggttgcgggtgcccttcggggtcggggccgacgggctgccggtggtgctcgatatcaaggaggcggccgaggccggtatgggcccgcacgggctgtgcatcggcgcgaccggctccggtaagtcggaattccttcggacgctggtgctttcgtttatcgccacgcactcgccggatcagctcaacttcgtgctggtggacttcaagggcggtgccaccttcctcgggctggagggcgtcgcgcacgtcgcggccatcattaccaacctggaggaagaggccgacctggtcgaccgcatgcgcgacgccctggccggtgagatgaaccgccgtcaggaactgctgcgcgccgcgggcaatttcgccaatgtctccgaatacgagaaggcgcgcgcggcgggcgcggacctggaccccatgcccgcactgttcgtggtgctcgacgagttctccgaattgctgtcgcaacacccggatttcgccgagctgttcaccatgatcggccgtctggggcgttcgctgcacgtgcatctgctgctggcctcgcagcggctggaggagggacggctcaaagggctggagagccacttgtcctatcggatcggtctgaagacgttctccgccaatgaatcccggcaggtgctgggggtgccggacgcctacaacctgcccaacaatcccggtggcggctatctgaaatcggattcgagggagatccagcggttccagtccgcgtacgtctccggagcctatgcgggcggcgggtcctaccgggaggtcacggtcacctcccaatcggtcgagatcgactcgagcgcacgcccgttcacggccgggcacgtggagttccgtgccgccgaccggattccggtgcccgagctgcccgaactgatcgaggagccggtggacaccgaccaggtctccaatctccagatgctggtatcgcgggtgcgcgggcacggccgtcccgcccacgagatctggttgccgccgctcggggaagccccgaccctggacgaactgctgccgcgctcgatcctgaccggcgactggaatccccttgcggcgctgcgggctccgatcggcatcgtggaccggccctacgatcagcgccgcgatcccatggtggtggacctgtcgggttcccgcggcaatgcggccgtggtcggtggtccgcagtcgggcaagtcgaccgcgctgcgctcgctggtcatggcgatgtcgttgacgcacaccgccgaacaggtgcagttctacctgctggacttcggtggcggcaccatggtcggcctggaagggctgccgcacgtgggggcggtcgccagccgcatggaagaggacaccgtgcgccgcaccgtggccgagatggtgggcatcgtgcgccgccgcgaggccgagttccgaaggctcggtgtggaatccatggccgagttccggcggctgcgcgccactgacggggccgacagcatcgccgcgggtgtgcgcgaggatccgttcggcgacgtgttcctggtgatcgacggctacggcgcgtttcggcaggagttcgagatcctggaacagacggtgatgaaccttgcggtgcagggcctttcgtacggcgtgcacgtggtcatgtcgctgaaccggtgggccgaggcgcggcccgcgctcaaggaccagatcggcacccgcatcgaactgcggctcggcgatcccatggactccgatctgggccgcaagttcgcggctctggtgcccatgggccgccccggtcgcggcatgaccgccgacgggctgcacatgctgaccgcgctgccccgggtggacggcagctcggatcccgccagcttgggaaccggtgtggcggagtcggtttcggccatcgcccgattcacccccggacgcccggcaccggccgtgcgtatgctgcccgagcggctgccgcgagaagaactgctgcgcatggcaggtgactggccgtcgcaggtggaccggtcccaggcgtgtctgcggttcccgctcggcatcaacgaatcccagctggccccggtcactctggacctggccgccagccagcacttcgtcatcatcggcgattccgaatgcggcaagaccacggtgctgcgctcgctggtccaatccatctgcgcggccaacactcccgaccaggcccgtataatcatgggcgactaccgccgcaccatgctgggcaccgtcccgcagggctacctcgccggctacggcaccaccgcgccccagttcacccagcacatggcagacctggccgcctacgtcacccagcgcatgcccggccccgacgtcaccccgcagcagctcaaggaccgttcctggtggcgcggccccgagctctacgtcatcgtcgacgactacgacctggtcgccaatgccagcggcaacccgctgcacgccctcgtagcccatctggcccacgcccgcgacctcggattccatgtcatcctggcccgccgctcgggcggcgcgggccgcgccatgtacgaggccaccctcaaccgcctcaaggaactcaactccgcgtccctgatcatgagctgcagccgcgacgagggcgtcctcttcggcaacacccgcccgtccctcatgcccccgggccgcggcacctacggcacccgcgcgggcgaggaactcatccaaaccggctggctgcccccggccgagctg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gtacagtgcgggcgtgacgcactcgcgtacggatcatctcgatgaactccgctcggaccgggctgggaccgtccgcgcgcccgacctggcgcgagtcaccattctcgccaagcacacccaggtcgacatggccattccggtggacgtgccggtggcgctggtcatcccgagcgtggtcgacatggtcgatcaccacaatctggtcaatgacttcgacaccgacggcgaacagttcgagccgcacgaatgggtgctggcccgcatcgggcagccgcccttctccaattcgctgagcctgtccgaacagggcgtgcgcgacggggaactgctcatgctggagagcgccgagcacatcgcgccgacgccgctgttcgacgacatcatgtacaacgtcgccattgccgacgccgaccacttccgcggctggaccccgcgcaccgcccggctcaccggatcgatcctggccgtggccatcatgctgaccggctgcttcggcctgctggccgcgccgaccgccattccgggctgggtgagcggcatcgtggccaccttcgtgtcgctgctgctggtcaccgcgagcatggtgctcagccgcatgtaccgcgatcacgcgagcgcgctggtgctgggcggctgcgcgctgcccaccgccttcagcgcgggcatgctgtacgtgccggaccactacggctgggccaatgtcctgctcggcgcggtattggccggggccaccgcgattctggcctggcgggtgagcggcgtcgggctgggccttttcatcggcgtgaccgcactggccgtgtacgccatcccggccgcgctggtcggcctgctgacggaggtgtccacccacgccatcggcggcggcgtggccaccctgggcttggccggattgtcgctggccccaaggctttccatgctgctggcgaaactgccactccccccggtcccggccccgggcaccccgatcgacccgaccgaggacgatcccgacgaccatcgcgccctgcccaccatgaaagtgctgcgcgcgaaatccgaacgggcacgcgaatatcgggccgggttggtgaccgccaccaccgtggtcgtcatcgccggtgcggtcgcggccgtggacccgaccgcggacagtccctactggcccggcctggcattcgccctggtatgcgcggtcgtgctcatgttccgcagccgcacctacgcgggcgcggaacaggccgtcgtactcatcgcgggcggcaccgccattgtgctcctggtcctcatcggcgctgctctcacccagcgccagccgctcaccattttcggtgtcgccctgctgcttttcgccgcggcgctggtactgggcatcctggtgccgcgccagcaggcgaccccgcccatgcgccgggcggtggaattgctggagtacgccttcgtggccgccgttgtgcccctggccttctgggtgaccgacctctacacgctcgtccgcgga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tacagtgcgggcgtgacgcactcgcgtacggatcatctcgatgaactccgctcggaccgggctgggaccgtccgcgcgcccgacctggcgcgagtcaccattctcgccaagcacacccaggtcgacatggccattccggtggacgtgccggtggcgctggtcatcccgagcgtggtcgacatggtcgatcaccacaatctggtcaatgacttcgacaccgacggcgaacagttcgagccgcacgaatgggtgctggcccgcatcgggcagccgcccttctccaattcgctgagcctgtccgaacagggcgtgcgcgacggggaactgctcatgctggagagcgccgagcacatcgcgccgacgccgctgttcgacgacatcatgtacaacgtcgccattgccgacgccgaccacttccgcggctggaccccgcgcaccgcccggctcaccggatcgatcctggccgtggccatcatgctgaccggctgcttcggcctgctggccgcgccgaccgccattccgggctgggtgagcggcatcgtggccaccttcgtgtcgctgctgctggtcaccgcgagcatggtgctcagccgcatgtaccgcgatcacgcgagcgcgctggtgctgggcggctgcgcgctgcccaccgccttcagcgcgggcatgctgtacgtgccggaccactacggctgggccaatgtcctgctcggcgcggtattggccggggccaccgcgattctggcctggcgggtgagcggcgtcgggctgggccttttcatcggcgtgaccgcactggccgtgtacgccatcccggccgcgctggtcggcctgctgacggaggtgtccacccacgccatcggcggcggcgtggccaccctgggcttggccggattgtcgctggccccaaggctttccatgctgctggcgaaactgccactccccccggtcccggccccgggcaccccgatcgacccgaccgaggacgatcccgacgaccatcgcgccctgcccaccatgaaagtgctgcgcgcgaaatccgaacgggcacgcgaatatctggccgggttggtgaccgccaccaccgtggtcgtcatcgccggtgcggtcgcggccgtggacccgaccgcggacagtccctactggcccggcctggcattcgccctggtatgcgcggtcgtgctcatgttccgcagccgcacctacgcgggcgcggaacaggccgtcgtactcatcgcgggcggcaccgccattgtgctcctggtcctcatcggcgctgctctcacccagcgccagccgctcaccattttcggtgtcgccctgctgcttttcgccgcggcgctggtactgggcatcctggtgccgcgccagcaggcgaccccgcccatgcgccgggcggtggaattgctggagtacgccttcgtggccgccgttgtgcccctggccttctgggtgaccgacctctacacgctcgtccgcggac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tccgcgctcccggacccctgcccggcgccgctggcgcaaactcttcgccacgtccgtcctgctcatcgcggccgccgccgtgggcatggcgttgtatctggaccaccacgagcagacccacgcgcagacaccaccggcgggcggcgcgggcgatccggagggcacccggctgctcgacgccgggcaggcgcgcaccggtttggatcggctcaccgtggcctggaatcgcaattgggagtcctatcagcgcaatgcgttcgggccgggctggtccgggcgcggcggcgagccggtgctcagcgacgggtgcaccgcgcgcgaggacgtgatgaagcgcgacctcaccgaagcgcgtctgggagaaagcaattcatgcctggtgctgagcgggacgctcatcgatccgtacaccggcgagcggctgccctacgaccggttcaagtcctcgcagatcgagatcgaccacgtggtggcgctcggcgacgcgtggcgctcgggggcttcgcaatggaatcccgaacagcgcgagaagttcgccaatgacgtcggcaatctgctggcggtgcagaagcaggccaatcaggacaagggctccaagacgccggaccagtggaagccgcggcaggccgactggtgtgattacgcgcgccggtgggtgagcgtgaagtcgcgctggggcttgaccgtgcagcccaccgagaagagcgcccgggcggacatgctcggaacctgtgggcctcccgcgaatgg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ttcgaaacccacgacccgatggcaggtgagcggctaccgcttcctggtccgtcgcatggagcacgccctggtccgcagggacgtgcgaatgctgcacgatcccatgcgctcccagtcccgcgcgttcaccgccggactgattctcgcgtgtgtcgcgctggcgggttgcgcggtgttggctctgctgcgtccgcaggggcagatcgggtccagcaagatcctcatcggcaaggacaccggcgcggtctacgtggtgctcgacaacgtggtccaccccgccctcaatatcgcctcggcccggctggccgccggggacgccgccaagcccgccaccatcaaggaatccgagctggccaagcggccgcgcgggcagttgatcggcatccccggcgcgccgacgtcgctgaacttcgacgccgagagccgcacctggacggtgtgcgacgccctgtccaacgacggcagccgcaacctcaccacttcggtgctggtcggcggtctgaccttggcggacaaggcatccgcgctgggctccggcaaggcgctgctggtgcagggccgcgaccacgcctatctgatctacgacaatgagcgcgcccaggtcgacatgaacgaccgggccgtggtggatgccctcgatatccgcggcttcaccccgcgcccgatcagcgagggcctgctcaacgccattcccgaggtgctgccgctggtgccgccgcgcatcgagaatgccggtgccgcaccgggttacccgctcggcgatcaccgcatcggcgatgtggtgcaggtgcgaaccgacaacaggtattatgtggtgctgcccgacgggttgcaggccgtctcgccgctgaccgccgacatcatccgcaatacctaccggtccacggccgcagacaactacatcgcgcaggccgaccggaccggcgcgccagtgtcctcggccttgcgggtggcgaactatccggacaaggctcccgagatcgtcgacggcaaggaccagcccatcgactgcctgtcctggaagccgctgagctcggccgacacctccgacggcagcaagcacgccgaactgagcgtgctcaccgggcacgccatgccgattcctgacggggccaagctggttccgctggcgcaggccgacggcagcgggcccaacgtggacagtttctacatgaaaccgggcgcgggcgcctacgtgcagtccaccggtatcgagcccgacagccagcgccacgacagcctgttcttcgtgtccgactacggagttcgcttcggcatcaagaacctggacgcagccaaggcgctgggcatggacccggagaaggtgcgcccggaacccgcgccctggcccatcctcggattgctcgcgcccggaccgactttgagccgcgacgccgccatggtcgcgcacgacggtgtcgcaccggacccgaagccggccaaggagccggtgaaaacccaagcccccggaccgaa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cttcgaaacccacgacccgatggcaggtgagcggctaccgcttcctggtccgtcgcatggagcacgccctggtccgcagggacgtgcgaatgctgcacgatcccatgcgctcccagtcccgcgcgttcaccgccggactgattctcgcgtgtgtcgcgctggcgggttgcgcggtgttggctctgctgcgtccgcaggggcagatcgggtccagcaagatcctcatcggcaaggacaccggcgcggtctacgtggtgctcgacaacgtggtccaccccgccctcaatatcgcctcggcccggctggccgccggggacgccgccaagcccgccaccatcaaggaatccgagctggccaagcggccgcgcgggcagttgatcggcatccccggcgcgccgacgtcgctgaacttcgacgccgagagccgcacctggacggtgtgcgacgccctgtccaacgacggcagccgcaacctcaccacttcggtgctggtcggcggtctgaccttggcggacaaggcatccgcgctgggctccggcaaggcgctgctggtgcagggccgcgaccacgcctatctgatctacgacaatgagcgcgcccaggtcgacatgaacgaccgggccgtggtggatgccctcgatatccgcggcttcaccccgcgcccgatcagcgagggcctgctcaacgccattcccgaggtgctgccgctggtgccgccgcgcatcgagaatgccggtgccgcaccgggttacccgctcggcgatcaccgcatcggcgatgtggtgcaggtgcgaaccgacaacaggtattatgtggtgctgcccgacgggttgcaggccgtctcgccgctgaccgccgacatcatccgcaatacctaccggtccacggccgcagacaactacatcgcgcaggccgaccggaccggcgcgccagtgtcctcggccttgcgggtggcgaactatccggacaaggctcccgagatcgtcgacggcaaggaccagcccatcgactgcctgtcctggaagccgctgagctcggccgacacctccgacggcagcaagcacgccgaactgagcgtgctcaccgggcacgccatgccgattcctgacggggccaagctggttccgctggcgcaggccgacggcagcgggcccaacgtggacagtttctacatgaaaccgggcgcgggcgcctacgtgcagtccaccggtatcgagcccgacagccagcgccacgacagcctgttcttcgtgtccgactacggagttcgcttcggcatcaagaacctggacgcagccaaggcgctgggcatggacccggagaaggtgcgcccggaacccgcgccctggcccatcctcggattgctcgcgcccggaccgactttgagccgcgacgccgccatggtcgcgcacgacggtgtcgcaccggacccgcagccggccaaggagccggtgaaaacccaagcccccggaccga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ttcgaaacccacgacccgatggcaggtgagcggctaccgcttcctggtccgtcgcatggagcacgccctggtccgcagggacgtgcgaatgctgcacgatcccatgcgctcccagtcccgcgcgttcaccgccggactgattctcgcgtgtgtcgcgctggcgggttgcgcggtgttggctctgctgcgtccgcaggggcagatcgggtccagcaagatcctcatcggcaaggacaccggcgcggtctacgtggtgctcgacaacgtggtccaccccgccctcaatatcgcctcggcccggctggccgccggggacgccgccaagcccgccaccatcaaggaatccgagctggccaagcggccgcgcgggcagttgatcggcatccccggcgcgccgacgtcgctgaacttcgacgccgagagccgcacctggacggtgtgcgacgccctgtccaacgacggcagccgcaacctcaccacttcggtgctggtcggcggtctgaccttggcggacaaggcatccgcgctgggctccggcaaggcgctgctggtgcagggccgcgaccacgcctatctgatctacgacaatgagcgcgcccaggtcgacatgaacgaccgggccgtggtggatgccctcgatatccgcggcttcaccccgcgcccgatcagcgagggcctgctcaacgccattcccgaggtgctgccgctggtgccgccgcgcatcgagaatgccggtgccgcaccgggttacccgctcggcgatcaccgcatcggcgatgtggtgcaggtgcgaaccgacaacaggtattatgtggtgctgcccgacgggttgcaggccgtctcgccgctgaccgccgacatcatccgcaatacctaccggtccacggccgcagacaactacatcgcgcaggccgaccggaccggcgcgccagtgtcctcggccttgcgggtggcgaactatccggacaaggctcccgagatcgtcgacggcaaggaccagcccatcgactgcctgtcctggaagccgctgagctcggccgacacctccgacggcagcaagcacgccgaactgagcgtgctcaccgggcacgccatgccgattcctgacggggccaagctggttccgctggcgcaggccgacggcagcgggcccaacgtggacagtttctacatgaaaccgggcgcgggcgcctacgtgcagtccaccggtatcgagcccgacagccagcgccacgacagcctgttcttcgtgtccgactacggagttcgcttcggcatcaagaacctggacgcagccaaggcgctgggcatggacccggagaaggtgcgcccggaacccgcgccctggccctcggattgctcgcgcccggaccgactt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tggactcgggccgctctgctggcgtcgacactgtcggtattggtgaccaccgcctgcggggccgggccgtcgaaccggcccgccgtcgccgtggaccagccgcatcaggccggtgccgaggtcagcaccgcgcccgccgacgccgtcccgcccgcgcccgaggtgcccaaggtcgagttgaactggcgcgactgcacggtgccgaccttcaacctgctgtcgctgggcgcgccgccgcaggggctggtgctcgaatgcgccgaatacccggcgcagaaggacgtggccgcaaccgtgcccgggaacttcaagaactcggccatccgagcccgctatgaccgcacccccaaggacgccgcaccgctcatcctgacctccggcaacgaccggtcctcgacggccaccctcgccgggctggcggccggcaacgccagcgcgctgctggcggtgcggcccatcatcgcggtggaccggcgcggcatcggcagctcggtgccgatcacctgcatgaccgaccagcagcggcggatcattgccgaccagggccaattcaccaggggcggaaccgatcccgtggacgccatgagcggtctcggccgcgaggccgcggtcgcctgcctcgacttcctggctcccgaacagggcgtgtgggacgcgccgcacgccgccgacgacatcgagcagctgcgcaagcagttgcaggtcgatcacctcgcgctgatgggcaccggcaccggggccaatgtggcgctcaactacgcacgcaagtacgggcagcatctgggtcggctggtgctggattcgccgcaggccgtgggactcgacgccaatgggcgcgccgagcagcgggtcaagggacaggaggccgcgctcaccgcgtacgcgcagcgctgcgcctcgctcaagtgctcgctcggggccgatccgcgggccgcggtcatcgacctcgtgaaccgcgccggcgccgggcaattcggcgaactgtcggcgtcggcgctggtcaccaccctgaccgggttcctgggtgactcacgcacacagggcaatccgcagatcaccgaattcgccgacgcgctctcggccctcggccgcggcgaccgcgccccactcaccccgttcgtgctgcgcgccgccgccatcgccaccgacggcgaattcgtcaaccgttgcagcgacaaccacgagccctccaccccggtcaaggccaaggaactcgaaaccgcctgggccacccagtatccgatcttcggcaaggtggccgccatcgacctgatgacctgctcctcctggcccgccgccgcccccctcgcccgccccgagaagctcgagctccccgtcctggtcctcggcggcagcgccgatcccgtggtcggccaggacggccgccccaccgtcaccggcgctctcaccaacgccggcgcacgccccgccaccgtggtctggcagggctggggccaccccgccttcgcccactccggctgcgcccagcaagctctcaccgactacctcaaatccgccaaactccccgccgacggcaccgcctgccc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tcgaccgaccacaggcccgcccgtgccgcgctccgcacgcggcccccgggcgcgaccgcgctgctcctcggtgcgttcatcctcgtggcctgcacctcgcacggcctgaccgtcgacaccgcgacgccgatcgagtcgaccaccgtcgccggtcagacgctgccgcgctcggcggcgctgctgttctccgaagccgtcgccctgtccccgtccgacgcccgggcggtgctcgagacactgccggtgaagggccgcgccccgaaaaccgggtacgcccggaatcagttcggcgacaactggaccgacgatgtcgatgtggcgggcggccacaatggctgcgacacccgcaacgacattctcggccgggacctggcggacccggcgttccaggcggacaccaatcactgcgtggtgctctcgggcaccctcgccgacccctacaccgggcagaccatcgatttcgtgcgcggcaagagcacgtcgaacgcgatccagatcgatcacgcggtcgcgctgtcggacgcctggcagaagggcgcgcaacagctcacgccccgggaacgcgcgaacctcgccaacgatccccgcaacctgctggcggtggacggcccggccaatcagcagaagagcgcgagcgacgccgcctcctggctgccacccaacgaatcgttccgctgcacctacgtggtgaagcagatcgaagtgaaagccgcgtactccctgtgggttacgcaggcggagaaggatgccatgatccgcgtcctcgacacctgcgcg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tcgaccgaccacaggcccgcccgtgccgcgctccgcacgcggcccccgggcgcgaccgcgctgctcctcggtgcgttcatcctcgtggcctgcacctcgcacggcctgaccgtcgacaccgcgacgccgatcgagtcgaccaccgtcgccggtcagacgctgccgcgctcggcggcgctgctgttctccgaagccgtcgccctgtccccgtccgacgcccgggcggtgctcgagacactgccggtgcagggccgcgccccgaaaaccgggtacgcccggaatcagttcggcgacaactggaccgacgatgtcgatgtggcgggcggccacaatggctgcgacacccgcaacgacattctcggccgggacctggcggacccggcgttccaggcggacaccaatcactgcgtggtgctctcgggcaccctcgccgacccctacaccgggcagaccatcgatttcgtgcgcggcaagagcacgtcgaacgcgatccagatcgatcacgcggtcgcgctgtcggacgcctggcagaagggcgcgcaacagctcacgccccgggaacgcgcgaacctcgccaacgatccccgcaacctgctggcggtggacggcccggccaatcagcagaagagcgcgagcgacgccgcctcctggctgccacccaacgaatcgttccgctgcacctacgtggtgaagcagatcgaagtgaaagccgcgtactccctgtgggttacgcaggcggagaaggatgccatgatccgcgtcctcgacacctgcgcgc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aagacccggaagggccgcttcccccgggcagatcagtcggaacgcatcggtgtcctcggacgcctgctgagtgtggccatcccgctgatactgaccgtggcgatcggcttcggactgtccgaccagatccgcacccgcgaccgcgcggccgaggccgcggcggccgccgtcgcgggcccggccacgctcaccgatggcctggtccggatcggcaaccccgacgcgaaggtcgtggtcaccgtgctcgaggatccgcagtgcccgctgtgcgggtcgttccagaaggtcaccggacccacgctggacgccctcgtgcagcagggggcgatcgcggtcgactacggcatgatcgccattcgcgacaagagttcgaccacggcgtactcgagccgggcgagcaatgccgccgcctgtgtcgccgaggccgatatcggcagctggccggcgtggcggcgggaactgctcagtcgtgttccggccgaaggatcaccgggcccgagcgaccaggaactcatcgacatggccgtgcgcgccggtgtcgcacccggcccgcgactcgacgactgcgtgacgagccgccgctacggcggatacgtgacggatcggaccggcaaggcgatcgccgaccgactgacccgggccccggccgtacggatcggctccacaccggtcaccaacctgactcccgagggcctggacgccgcggtgcgcgccgcgcagcccg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tctgcccatgtcaatcgacggaacttcctatccggcgcaacggctctcgccgccgggatcaccgccggactggccctcccacccgccaccgcgagcgcgaagaagcagtccctcggcaccctgctcgactacgcgggcggcatcccgagcgcccaatccatcagcgacgaaggccatctcggcgtcatccgttacgtctcggaccggcggcccggcgcggaatggatggcgggcaagccgctactggcccgcgaggtcgactccttgcgcgccgagggcctgtccgtggtctcctgctaccagttcggcaagggcccgaccgccgactggcgcggcggctacgaggccggagtgcggcacgccgcacggggattggtgctgcacaagacggccggtgggcccgatgccgcacccatctatgcctccatcgacgacaacccgtccgacgaggaattcgagaagatgatcgacccgtacctgcgcggctgggagacggtcatcgggcgcgggcgcgtcggcgtctacgcgaactcgccgaccatcgacaacattcgcgacgccgggctgggatcgttctactggcaacacaattggggcacgccgaagggatacgtccaccccgccgcaaacctgcaccagttcgagatcgacaagcgcgaggtgggtggcattgcggtggacgtgaattcggtgctggcctcgcaatacggccagtggt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tcgggctggattacgccgcaggtcggcccgccccgagtgccatcaaagcggccgggtacgacttcgtggtccgatacctgtccgatggcggccccaccctgccgggcaaactgctcactccggccgaagcggacgacctgcgcgcacaaggcatttccatcgtttcgaactgggagaccacggccgcgcgcatgctcgacggctacggcgcgggcgtcaccgacgcgcgggcggcactggcgcgggtgctgcgctgcggcgggcgggcggatcggcccatctacttctccgccgatttcgacgccaccccgcagcagcaggtgccgatcaatgactacctcgacggcgcggccagcgtcatcggacgcgcgaatgtcggtatctacggcgggttctggccggtgagccgggcgctggacgcgggcaccgcgacctgggcgtggcagacggtggcctggtcgggcggcaatgtcgacccgcgcatctcgatctatcagaccggtgagcaggtgaccgtcgacggcgtgcgctgcgacgtaaacgaaaccgatcgagccgatttcggccaatgggatgtggaaacggaggaaccggacttgacacccgaacaggaccaagtgttgcgcgatatccagacccagttgcgcgggcccggcctcagcggctggccgcagctgggcaccgatgcccagggccacaaccggaccgtggtggacgggctggcggcggcgctcacccagatcgatgaactgcgcaccgagatcagcgatctggaggccacgaccgccgaactgaaggccgaggtggcccggctgggcggccagcatcactggccgttccccttctcgttggtggagggtccggccgccgtggtcgccgatcagttggcaaagctggagcagttgctgccgggtgtgccgttacccggctggggcgtcggacccaatggcgattcggtccgttccgccgaaggcggacaagctccggccgtcggtgagccgaatggcccatccgg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ttcgggctggattacgccgcaggtcggcccgccccgagtgccatcaaagcggccgggtacgacttcgtggtccgatacctgtccgatggcggccccaccctgccgggcaaactgctcactccggccgaagcggacgacctgcgcgcacaaggcatttccatcgtttcgaactgggagaccacggccgcgcgcatgctcgacggctacggcgcgggcgtcaccgacgcgcgggcggcactggcgcgggtgctgcgctgcggcgggcgggcggatcggcccatctacttctccgccgatttcgacgccaccccgcagcagcaggtgccgatcaatgactacctcgacggcgcggccagcgtcatcggacgcgcgaatgtcggtatctacggcgggttctggccggtgagccgggcgctgggcgcgggcaccgcgacctgggcgtggcagacggtggcctggtcgggcggcaatgtcgacccgcgcatctcgatctatcagaccggtgagcaggtgaccgtcgacggcgtgcgctgcgacgtaaacgaaaccgatcgagccgatttcggccaatgggatgtggaaacggaggaaccggacttgacacccgaacaggaccaagtgttgcgcgatatccagacccagttgcgcgggcccggcctcagcggctggccgcagctgggcaccgatgcccagggccacaaccggaccgtggtggacgggctggcggcggcgctcacccagatcgatgaactgcgcaccgagatcagcgatctggaggccacgaccgccgaactgaaggccgaggtggcccggctgggcggccagcatcactggccgttccccttctcgttggtggagggtccggccgccgtggtcgccgatcagttggcaaagctggagcagttgctgccgggtgtgccgttacccggctggggcgtcggacccaatggcgattcggtccgttccgccgaaggcggacaagctccggccgtcggtgagccgaatggcccatccggc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aacgatcggtgatagacagaaggttcgactgcttccgcggctgagcctgcggaccctggtgacaggagtcctcggtgcggcggccatcggagcggccctgctgttcacggcgggcgaggcgcatgcggcgccggtgacggtcccgggcgtcggggagatcgagatccccaatgagctcgcggcacacctcggaatcaatgttccggcaccggaatccacggctggggaagccgaagatttccgtcccgtgacgaatcccggtgccgatgaccggattccgggcgtgggtgaggccgacgcttcacgcatggtcgcgatcccggaacgggtcaccatcaccccggccgacccgcagacggattcggttccggtgcaggccctcgcgcccgagccattgcgtcccgccaccccggcccccgctccggaggtccgctcggtggtcgtggccggactgggcagcttccaggttcccgccggactgcccccgctggtcggcattccgggcgtgaccgacgccgccgtcgcgggcagcaccggcgccgtgccggcacccatgcccgcggccatgccgaagatcacggcgggccagcgcgccatcgaagcggcgcgcagcaagctcggcgcctactaccgcgcgggcggcaacggccccgactccttcgactgctccggcttcgtgcagtggtcctatcgggaggccggagtcgagttgccgcgcaccagctattcgcaactggccgccgggaccccggtgccgctggacgaattgcagccgggcgatctggtctcgtactacggtggcggccactcggcgctgtacctcggcgacgggaagatcatccacgccagcgattacggctccggcgtgaagatctcgccgctggacaccatgtacgtgaccggagcccggcgtt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aacgatcggtgatagacagaaggttcgactgcttccgcggctgagcctgcggaccctggtgacaggagtcctcggtgcggcggccatcggagcggccctgctgttcacggcgggcgaggcgcatgcggcgccggtgacggtcccgggcgtcggggagatcgagatccccaatgagctcggaatcaatgttccggcaccggaatccacggctggggaagccgaagatttccgtcccgtgacgaatcccggtgccgatgaccggattccgggcgtgggtgaggccgacgcttcacgcatggtcgcgatcccggaacgggtcaccatcaccccggccgacccgcagacggattcggttccggtgcaggccctcgcgcccgagccattgcgtcccgccaccccggcccccgctccggaggtccgctcggtggtcgtggccggcctgggcagcttccaggttcccgccggactgcccccgctggtcggcattccgggcgtgaccgacgccgccgtcgcgggcagcaccggcgccgtgccggcacccatgcccgcggccatgccgaagatcacggcgggccagcgcgccatcgaagcggcgcgcagcaagctcggcgcctactaccgcgcgggcggcaacggccccgactccttcgactgctccggcttcgtgcagtggtcctatcgggaggccggagtcgagttgccgcgcaccagctattcgcaactggccgccgggaccccggtgccgctggacgaattgcagccgggcgatctggtctcgtactacggtggcggccactcggcgctgtacctcggcgacgggaagatcatccacgccagcgattacggctccggcgtgaagatctcgccgctggacaccatgtacgtgaccggagcccggcgtt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gtggcggcggtgctgctggctctgggcacggtgcccgcggcgggggtgccgggcggcgatccggtgcccgccgggggcggggatctcgtgccgacctccgggacactcgaacccgcactggactgtgaacccgcgccggagcagccgaatccggtggtgatcctcgggggcttcggagcggtcggggacattcgcgcgacgctggacaagcagatggcggggatcacgagcgggattcggggcatcgggggctgcccgttcatcttcggatacggcatcatcgggccgatgcaggcggccgcgccggtggccgagtcggcggggcagttacgggacttcatcgagaaggtgcgcgcgagtacgggggccgagcgggtcgatatcgtggcccactcctcgggggcgctgatcgcgaactactacctcaagttcctgcacggcgggccgcgggtggatcgcgcggtgtatctagcgccggtgaccaagggaaccacggcggccacgctcatcggcgggctggatctgcccggttcgcccgaggggttggcgggcgtgctgaacgatgccactaatccgttgcgcgacagcgtcttccgtggcgtgcggggtgcgcttgactgcctggccgggtcgagtgtcacgcgggcgctgctcgacggcggggtgacggtgccggaggtgacctactcggtgctcgcggcccgcggcgatcaggtgctgacgccgccgggggcggcctcgttcatcgatgagcccggggtggtgaacgactacttcgaggatctgaatccgggggcgggccctgcctcccatgccgcgctgccgatgcagccgggggcggcgtggtgggtggtggagcagctactctc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g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agggatggcgagcgcggtcggggcgactggaaggcgcgacctggatcgcagaacagcggtccctacgccgaggcgtccggtgataccggaccggtggacattgccgcggtgcgccgcgacgatgcgctgatcgacgccatctccggcgacggtcccgtgcagacgggcagttcggaggagtatcagctcgcggccttgctggcggactggcgggcggagatcatggccgagccgttgccggccgggccggatctggatgccattgtcgcggcggtcaatcaggagataggcgctcggcaggcgcggatcggcgcatcgaaccgggggcgactacggctggtcaagccgattatgggcacggctgcggcgctggctctggtgatcggcggactgacggcgttctcctacaacgcgggccccggtgatccgttgtggcgggtcaaggaggtcgtgttcagcgagcaggcgcagtccaccgtggtctcgcgtgcggatgacaatctgcagcaggcccagcagctcttggcgcaggacaagccggaagaggcgaagaaggcgctcgagcgggccgccgacaacgccgcgcaggtcaacgactccaccaagaaggacgacctgggcgatcgctggcagcagctgttcgtgcagttgcagcaggtggcgccgacggtggcgaagtcgctcgagccgctgatcccgtccaccaccaaggtgccggtcgtgacgaccacgccgaatgtgacggtggccccgacgaatccggcgaccgagccgggtggcaattcgtcgacgaccatcgacccgtcggtgctcgcgaccaatccgaacccgaatccgtcctcgggcggcggcaatacgacggttccgaccgtgtcgcccgcgacaacgattccggcgcaaccgtcttcggaaccgaccgaacccgcgaccccgccgaccggtggccccggctcgacgaccgtggtggtgccgaccggaggcaacaccggtgggaccacgggcggtggcgcggtgccgccgacccaggtgccgaccgtcgacaagcccacgggcggggcggtcgtccccaccaccctggtcctgccgaccggcgcaccggcggtgccggggctgccggcgcccgggccgc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taaaacctctggtatcaagatctttgcgctgctgctcggcggatggtccgcggccgtcggcagcgtcatgtccgcaccggcgacagcgcagtcgacggtcaagtacgtggccatgggggattcctcggcggcggggccgttgattcccactcagatcgatgcccaatgcctgcggtcggatcacaattggccgcacctggtggccgccgcgatcggtgcgcagctgacagacgtcacctgttcgagcgcgaccaccgccgacttctccggcaagcagttcggtgcggtggctccccaataccaggcgctgagcagtgacaccaatctggtgacggtcgccgtcggcgccaatgacattcagatgggatcggtggtcccctcctgcatcaaccccgcaccggccccgtcgtcgacggcgacgtactgcaagaacttctatgtcgtcaacggcgtggatcaactccgcgcccgcgtcgacacattcgctcccaccttcggcgccgtactggatcaaatccacaagctcgcccccgcggccaaggtcgtggtgaccggctatctcacctactaccaggccggtggctgctggcccaaggatccggtgtgggccgccgacgccgactacatccagtccaccttcgactatctgatgcaaacacttcagcaacaggccctggcccacaacgccacctacgccgacatccgtacccccagcgccggacacggcgtctgcgcggccgtgggaaccgaatgggtcgacggcgtcctcgtcgatcaacccaccttcttctatcaccccaccgcacagggcatgcagggcgccgcgcgcgtcatcgctccggccc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taaaacctctggtatcaagatctttgcgctgctgctcggcggatggtccgcggccgtcggcagcgtcatgtccgcaccggcgacagcgcagtcgacggtcaagtacgtggccatgggggattcctcggcggcggggccgttgattcccactcagatcgatgcccaatgcctgcggtcggatcacaattggccgcacctggtggccgccgcgatcggtgcgcagctgacagacgtcacctgttcgagcgcgaccaccgccgacttctccggcaagcagttcggtgcggtggctccccaataccaggcgctgagcagtgacaccaatctggtgacggtcgccgtcggcgccaatgacattcagatgggatcggtggtcccctcctgcatcaaccccgcaccggccccgtcgtcgacggcgacgtactgcaagaacttctatgtcgtcaacggcgtggatcaactccgcgcccgcgtcgacaccttcgctcccaccttcggcgccgtactggatcaaatccacaagctcgcccccgcggccaaggtcgtggtgaccggctatctcacctactaccaggccggtggctgctggcccaaggatccggtgtgggccgccgacgccgactacatccagtccaccttcgactatctgatgcaaacacttcagcaacaggccctggcccacaacgccacctacgccgacatccgtacccccagcgccggacacggcgtctgcgcggccgtgggaaccgaatgggtcgacggcgtcctcgtcgatcaacccaccttcttctatcaccccaccgcacagggcatgcagggcgccgcgcgcgtcatcgctccggccctc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gggagtcatcgctctgatctgcgtcggcgtgtggttcaaggcgctgacgacgaccgagagtgaccagggcgccatggcctgcaactcccccagccccgcctcgagcacgtcggcggccaagcccgccccactcggggagcgggtgtcgaactcgcgcttacgcgatgtggagccggccgccctggcgtcgtcgaaggtgcgcgtcttcaatgccaacaaccagcgcggtcaggccgcgcacgtggcctcggagctgggcgatctcggattcgccagtgcgccggacgtgcagatcggcaacgacccggtctatgtgaacggtgatctggagtgcaccgggcagattcgcttcggcgtgaaggggcgacccgcggcggcgtcggtgcagctggtcatgccgtgcgccgagctgatcgaggatcagcgccaggacgacaccgtggatctggtgctgggcacgctgttccgcgatatccggcccggaacggatgccgaggaggtgctgaagtcgctgaagaacccgacgccgggcaccgcgcccgcgatcgccccgaagctgctggaagccgcgcgacacgcgaagtg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acgggacacggggacgccgcctgatcgctgccgctgcggccaccctcatcggactcgccatcaccgcgtgcggaagcacggaaaacagtggcgaccaaacgaaatccggtagcagcagcgccgccaccacgaccaccggcacgcccaccgaggcacccaacggacaaatcggacgagccttcgccgccaaccccgccatcgtcagcccgcacagcatcccgttcgacagctacacccgcctcgcccccgacaagatcgcggtgaacttccagaccggctcgcccgagtgctacggcgtcgacgccgccgtcaccgagacctcgtcgaccgtcacggtcgatctgaagtccggcacgctgcccgaggcggtcggcaagatgtgcaccatgatcgcggtcttcggcaccctcgaaatcagcttgaaagcgccgctgggtgaccggaaagtgctgagcgcc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cgctctggcggaatggcgcggtcgctcgcgcctgcatgcggccacccgtgtcgcggtggtgctgatggctccgatcgtggcgttggtggcgagttgttccggtgattcggagaagtcgaccgcgacggcgagctcgtcgaaaccggccgcgagcgttacgagtacggtgccggtgaccacgagtcccggtgcgtccgtgccgggtaggcccggtgggagcaatccgggccagcagcccggcgggaacggtcaatccccgcaatcggatccggcgccgggcgtgcagagccccgccggagatcccatcgccgacccgggcaccgtggttcccagcccgacgcagaagtgcaccgaccagatcaattacgccggcgacccgcgccccaacgccgagatcaactctctcggtgagcaggccggtcactgcccggccccggccaagtgcaccgacgtgatcaactatgcgggcgatccccgcccgaatgcgcagatcaatgccatcggagccgcgaatctccgctgcccggacccgattccggccggcgccaccaccacggtagcgccgacggtcacgacaaccgcggcaccggcgaccacaacatcgcccgcgacgaccgaacccccggccgcgaccacgacggtcgccgcgcccgcgaccaccactcaggtaccgaccacctcgaccgcga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cggtaacgaggtggacgaagccgcccgcaattggccgcaagtcttcgcgctgatcatgcaactgttgcagcgcattcagcacgccagcgccgatggatcgattcgcctgtcccgcaccgactacaagcaattcgtcaccgagctgcgcgacgcccagaagacgctgaaccacgagatcaccaacacccgggcgtggtatcaggcccgcaccgaggactaccaacgcgaatcggccgccgccaaggcccgcgccgtggccggcacttcccccgaggaacaggccaaggcgactgcctacctggccgggctgcgcgccagcatcgagcacaccatccacgacaccgtgctcaccgcagaacaacgcggccaagtcatccaggccatcgatgccgtcgacagcgagccggaaaaaccgctagcgcgcaacgtgttcgaacccgtcagcgggaaagccgcagtgcaggctcggtatacggcggcggccagtgaacagaaggtggccgagcatcgcgaacggctcacccagacgacgacggcgaccgccgaaccggtgaatgcggagatcacgaaactgcggcaggagaacacgcgccggttcgacgatctcgccggacgcctggacgccctcgaagagcgcatcaacaagctgatcccgcaacagaccgcgaacgccgaggccaccaacggccacggtccggcccgcaacggccacaaggcccgccagcaggcccaacagcaggccgaaagccaccagggcggcggcgcagcccagcaggccgaagccgcagcgccgggcggccctgccgcacaggctgaggccgagtccgagcagccgagcggggagcagcggaccgcggccgagcgaatcgccgaggcgtggaacgaggcgtcggccaagcccgaggccgaggccgcgcagatgcaggccgagg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cagacccgcattctcgttctggtcggtagcctccgcgccgcgtccatcaaccgccgactggccgaggccgccgtcaagaccgctcccgagggcgtcgagctcgccatctacgagcgtctcggtgagatgcctttctacaacgaggacatcgacgccgagggcgaagtgcccgccgccgcgcaggccctgcgtgacgccgtcgccgcctccgacgccgtgctgctggtgacccccgagtacaacggcacgctgccggccgtgctgaagaacggcatcgactgggcctcgcgcccgtacggcgcgggtgcgctcaagggtcgtccggccgcggtcatctcggcctcgatcagccccaacgccgccaagtggtcgcacgacgacgccgtgaaggcgctcggtgtggccggtgcggaggtcgtcgaggaggcgtcgctgaacttcggcaccatcggccggcgcttcgtggagacgcacccggccgacgacgccgaggccatcacccagctggccgccaccgtgcacctgctggcgcaggccgtcaatgctcgggcgaa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cagtcgacggccgccgatccggccatcgccatcgatgtggtcgtgttgaccgcgcttgaaatggaacgcgttgctgttgttcgcgcattgggtgattgtgcggagtatccgtggcggggaagcaaactcgcgcgagcggcgctcggcgatatgaatgtcttggttgtcccgttggaggggatgggtaataccaactctgcatacgtggcaaagcgggcaattgggatttggaatccgtcgtacgtctttctgaccggcatcgcgggcggtgcgcgggcgggcgtcgacgggttgcggctcggcgatgtgctggtccccgagcaggtggtcggatacgagttggccaaggtgaccgcctcgggcaccgcgccgcgataccaggtgtaccgcccggacaagcgcctgctcgacgcggcccgggacgtgccgccggatcggtgggcggggcgggtttcgatcgctcgtccggatgacacgatctcggaccccgccgtccacttcgggtcggtgctgtcgggggagaaggtggtggcggaccgggattacctcgatgacctgcgcggcgcctggcccaaggcgatcggcgtcgagatggagtgcctgggcgtggccctggccgcctacgacagtggtcccggattcggtatggcgaaggccgtcagcgacttcggcgaggagtccaagaacgacgcctggcaggcgtacgcggccgagaccgcggcccggttcaccgtcgccgtgctgggttcgatgcaggctccgccccgcggccgccaccatcagtccagaccggtcggagcggtgacaacgttcccggggcccgcgaagctggccgtctgtcggcggctcctggacgattggaaggaggtcgccgactatttcgaggttccgccgcacggccgggcgcggttcggccgcggtgatgagccgcgagaactgtgggcatggctcgagattcgcgacaaactccacgaattgccggacgctctcgttgaaatcgggcgtggtgatctgagtcgactactccgggatgaggcccc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gggcaactggaccctgggcatgctgccggtgtcggccaccgccaaggactgggagatggccatcgacgcggtgctgcggctctcgggcctgctgcacgtgctgccgccggtcatcagcaccgagcgcggtcgtgacgaactgcccgaacccggcagctcccgcccgctccccgaggacgacgactacgacggccacgacgagtacggcgacttcggcgacgaggaagcggctccgcgcccccgcggcgaggccccgcagcgtccgcgtggtgagggctcgcagcgccgccgcggtgaggccccgcagcgtgtcgagccggacgactacgactcaccgctggtcagcgatatcgcgggcgaatcgggcgaggagcccgaaaactggcgtcccgcactgaaggtcgtgccggacccgcgcaatcgggtgcgccgcaactggccgcccgccccggagggcgagcccgactgggacgacgaggacgccgagccgcgccgtcccgagggcgaagaccgttgggacgagcccgaatccgacgaccaccgcgacgatcccgatcgggagcccgaggagggctggcgtcgggaccagggccgcagcgccccgcccggcggccccttccaccccggcttccgcccgtaccaggggccagccccgagg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ggtgtccgcgcaccccgactgggagcgcgcggttacctggaccgaggacggactgcaccccggcccgtccgggcaccgcttgttcgccgccggtgcggccgaactgatttcgtcgatcaccgccaccacggtcgcc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actgaagcactgcctgtccactattgcgatcgtcgccgccgggacgctcgtcggcatcgcccccgccggggcgagcggcacgaagtatgtggcactgggggattcgtacgcggccggtatcggcatctcgaacattctcgacaccacctgctcgcgctccgatcgcaactacgcgcatctgttcgcggcgcagcgcgggtacagcctcaccgatgtcacctgcggcggcgcgaccaccgacagcgtgaccgccacccagctctcggcggtcacctccgacaccgccctggtcaccctcggcgtcggcggcaatgacatcggcttcggcgacatcgtcaaggactgcgtgatggccgggaccctcggcaccgggtccgggacgggcagcgcagtgctccaggatctcggcaccggaagcaccagcggcagcgccgaactgctgctgggctgcaagcacaagtacgacgcgtccatgccgacccggctctcgcagacctcggccaaggtcgcgaagctggtgtccgacatcaagagtcgagcgccgcaggcccgggtcgtgctggtcggctacccgcacatcctgcccgacaatgccgccctgtgcgccgggcggcagccggtgctgcccggtgatgtcgactgggcgcgcgacaccgtcgtcggcgggttgaacaccatgctgcgctcgcaggccggcaccgaatacttcagcacctacgagatctacaacggtcacgacgcctgcgaggccatcccggaccgctgggtcaacggcacctcggtcgacaatggcgagggcgcgaggttccatccgaaccagtacggccacgccgccaccgcgcagcagatggtcgccacc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actgaagcactgcctgtccactattgcgatcgtcgccgccgggacgctcgtcggcatcgcccccgccggggcgagcggcacgaagtatgtggcactgggggattcgtacgcggccggtatcggcatctcgaacattctcgacaccacctgctcgcgctccgatcgcaactacgcgcatctgttcgcggcgcagcgcgggtacagccttaccgatgtcacctgcggcggcgcgaccaccgacagcgtgaccgccacccagctctcggcggtcacctccgacaccgccctggtcaccctcggcgtcggcggcaatgacatcggcttcggcgacatcgtcaaggactgcgtgatggccgggaccctcggcaccgggtccgggacgggcagcgcagtgctccaggatctcggcaccggaagcaccagcggcagcgccgaactgctgctgggctgcaagcacaagtacgacgcgtccatgccgacccggctctcgcagacctcggccaaggtcgcgaagctggtgtccgacatcaagagtcgagcgccgcaggcccgggtcgtgctggtcggctacccgcacatcctgcccgacaatgccgccctgtgcgccgggcggcagccggtgctgcccggtgatgtcgactgggcgcgcgacaccgtcgtcggcgggttgaacaccatgctgcgctcgcaggccggcaccgaatacttcagcacctacgagatctacaacggtcacgacgcctgcgaggccatcccggaccgctgggtcaacggcacctcggtcgacaatggcgagggcgcgaggttccatccgaaccagtacggccacgccgccaccgcgcagcagatggtcgccac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cgatcgactgaggttcgccgccttcggcggcggactggtcgtcttgttcggagccgcgctcggcatcggttccctggtaggggaccgatccggcgcggcctccgggcccgcgacccccgaccacggtcagcatgagaccgcggcggcgacgggactcaccgacagcctctccggctacaccctcggcgaggtcaccgcccccgccacccccaatcagcaaggcgcactgcaattccggatcaccggaccgcagggcaccgtcacccagtacaacaacctccacgacaaggacctgcacctgatcgtggtccgcaccgacgccagccagttccggcacgtgcacccggccaaagcaccggacggcacctggtccatcgactggaagtgggccgcgcctggcagctaccgggtcttcgccgacttctcccccgtcggcggccccggcgaaatcgtcctgagccggaccgtcgcggtcgcgggcaatgtcaccgacaagccgctcccgccggtctcgcggaccgcgaacgtggacggctaccaggtcaccctgaaaggcgacctgaccaccgcgggcagtgaactgaccttcgaagtcacccgcgacggcaagcccgtgaccgatctacagccctacctgggcgcgtacgctcacctggtagcactgcgggccacggacctggcctacctgcacgtccaccccgagggcgaggtcggcaagaccgcacccggccccgatgtcgtcttcgccgcgcaagccccgagcgacggcaattaccgcctgtacctggacttccagcacggcggcgcggtgcacaccgcggagttcacccaaacagccaccgccgcagccgattcggatgcgcccgcccaccacgaaggaggtcact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acgatcgactgaggttcgccgccttcggcggcggactggtcgtcttgttcggagccgcgctcggcatcggttccctggtaggggaccgatccggcgcggcctccgggcccgcgacccccgaccacggtcagcatgagaccgcggcggcgacgggactcaccgacagcctctccggctacaccctcggcgaggtcaccgcccccgccacccccaatcagcaaggcgcactgcaattccggatcaccggaccgcagggcaccgtcacccagtacaacaacctccacgacaaggacctgcacctgatcgtggtccgcaccgacgccagccagttccggcacgtgcacccggccaaagcaccggacggcacctggtccatcgactggaagtgggccgcgcctggcagctaccgggtcttcgccgacttctcccccgtcggcggccccggcgaaatcgtcctgagccggaccgtcgcggtcgcgggcaatgtcaccgacaagccgctcccgccggtctcgcggaccgcgaacgtggacggctaccaggtcaccctgaaaggcgacctgaccaccgcgggcagtgaactgaccttcgacgtcacccgcgacggcaagcccgtgaccgatctacagccctacctgggcgcgtacgctcacctggtagcactgcgggccacggacctggcctacctgcacgtccaccccgagggcgaggtcggcaagaccgcacccggccccgatgtcgtcttcgccgcgcaagccccgagcgacggcaattaccgcctgtacctggacttccagcacggcggcgcggtgcacaccgcggagttcacccaaacagccaccgccgcagccgattcggatgcgcccgcccaccacgaaggaggtcactc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cgttcgactgaggttcgccgccttcggcggcggactggtcgtcttgttcggagccgcgctcggcatcggttccctggtaggggaccgatccggcgcggccaccgggcccgcgccccccccccacggtcagcatgagaccgcggcggcgacgggactcaccgacagcctctccggctacaccctcggcgaggtcaccgcccccgccacccccaatcagcaaggcgcactgcaattccggatcaccggaccgcagggcaccgtcacccagtacaacaacctccacgacaaggacctgcacctgatcgtggtccgcaccgacgccagccagttccggcacgtgcacccggccaaagcaccggacggcacctggtccatcgactggaagtgggccgcgcctggcagctaccgggtcttcgccgacttctcccccgtcggcggccccggcgaaatcgtcctgagccggaccgtcgcggtcgcgggcaatgtcaccgacaagccgctcccgccggtctcgcggaccgcgaacgtggacggctaccaggtcaccctgaaaggcgacctgaccaccgcgggcagtgaactgaccttcgaagtcacccgcgacggcaagcccgtgaccgatctacagccctacctgggcgcgtacgctcacctggtagcactgcgggccacggacctggcctacctgcacgtccaccccgagggcgaggtcggcaagaccgcacccggccccgatgtcgtcttcgccgcgcaagccccgagcgacggcaattaccgcctgtacctggacttccagcacggcggcgcggtgcacaccgcggagttcacccaaacagccaccgccgcagccgattcggatgcgcccgcccaccacgaaggaggtcactca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agccgacgcgcatcctcgatctgtgtgcgaatgtcctgctggcggcgatcgtggcctgggtcgccaccaatgtggcgtattcgtcgttcccgcccatctcagtgttctccggcgcctcgctgattccggtggcgctgctggaggcggtgctggcgttcgtgattcggcagcgcaaggacaatcacgggatcggtcccggcggttccgggcagctgcatccgatcacggcggcccgggcggtggcgctggccaaggcgtcggcgcaggtgggttcgttggtgggcgggatctggctgggcttcctggtgtggctgctcacacattcggatctgcgtgcggcggcgtcggatacaccgggtgcggtggtgggtctgatcggtggtgtggcgctggtcgcggcggcgctgtggctggaatattgctgccgggcgcccattgatccgcccgatgaagcagctactt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ttgtcgaaattccgtcgatccccggccgcacgccgcctgctggccgccgtggtgtcactactggtcgccgtcgcggtggcggtcctggtcgccgtcctcgaaaaacacggcgacaccgcgaaaccggatgcgagcggtccgcccataccctccggcccggcccagccggtggggtcggcgaaggagatcagcgcgctgctgggaaacctctcggtcgccgacgaactcccgatgaccggatattcgcgggaccgattcccgcactgggacaccgagaaacccgaacacggattcggtgactcgttcgcgcaatacagccgctgcaccacccgcgatgtggtgctcctgcgtgacgcgaccgggccggtcaaactcgacccgtcttcctgcaagctgaccaccggaaaggatggcggctggcgcgatcagtacggggtcatggacaagaagaccaatgcgctcaagccctacaagtggaccaccgattcgtccgccctggacatcgaccacattgtggcgctggccgaagcgtggcgttcgggcgcgtccaaactcgacgacgacacccgccgccacatcgccaacgacgcgctgaacctggtgatttccgatccgaccgccaatcgctccaagggcgatcaggacccgtcgagttatatcccaccggggaatttccggtgcgcctatatcgggcgctacatccaggtgaaagtaaagtacgggttgaacgtcgattccaaggaacagaccgcactgcagtccgcagtgaaggactgcgtcagcaagggagaattca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ctccagccgccgccggagatcccccgggcggttccggccaatctcttctcgaagctcatgcccgtggtgatgggtgtcggcatgctcggcatggtcgcgttgatgatcacctccggcagcggcatcgcgaccaatccgatgagcctcatgtttccgatgatgatggtgttttccatggtcgggatgtatgcggggcagggcggcaaggggcagaaggcggccgaggcgaacgaggaccgcaaggattatctgcgctatctcgatcaggtccgccgggatgtggaggacaccgccgggcagcagcgggcggcggtggagtggagtcatcccgagcccgggctgatctggatgctggcggggaccacgcgcatgtgggagcgccggcccggcgacaaggacttctgccacgcccgcatcgggctcggtagccagaggcttgctacaagactggtcgccccggaaaccggtcccgtcgaggagctcgaacccatcgccgcggtctccctgcggcggttcgtgcgcacccactccaccgtgccggatctgcccaccgccatcgccgtcaagggcttcgccgcggtccagctcaccggcgatcgggcccaggcccgcgagatgacccgggccatgctgctgcaactggccatgttccaggggcccgaccaggtcctgatcgcggtggtctgcggacccgacaccgcccgcgaatgggagtggaccaagtggctgccgcacacccagcacccggactcccaggacggggtgggcagcgggcgcatggtgtacggatccatccgggaggcgcacgccgacctgaatccgttgctgtacaaccgggttcgctactcccgcactcagccgcccaatccgaacctgacccagatcgtgctggtggtggacggcggactgctcgaagccgacgaagatcccctgcgggagaccgggttcgagggcgtcaccgtcatcgacctgtgcgggtacgcgccgcggctggccgtctcccggggcatcgggttggtggtggagaacggggagtgcgccgggcgcggtgcggccggggtgatggaacgcttcgcggtcatcgaccgtattacggccaaggaggccgagcaggcggcgcggcggctcgcgccgtaccgggccgccgcccagcggaccgccgagaccggcggcgatgagggcgaggtcatttcgagctggtcgcagctgctgagcctgggcgatatcggggccttcacccccgagaccgcgtggaagccgcgctacggccgggagcggttgcgggtgcccttcggggtcggggccgacgggctgccggtggtgctcgatatcaaggaggcggccgaggccggtatgggcccgcacgggctgtgcatcggcgcgaccggctccggtaagtcggaattccttcggacgctggtgctttcgtttatcgccacgcactcgccggatcagctcaacttcgtgctggtggacttcaagggcggtgccaccttcctcgggctggagggcgtcgcgcacgtcgcggccatcattaccaacctggaggaagaggccgacctggtcgaccgcatgcgcgacgccctggccggtgagatgaaccgccgtcaggaactgctgcgcgccgcgggcaatttcgccaatgtctccgaatacgagaaggcgcgcgcggcgggcgcggacctggaccccatgcccgcactgttcgtggtgctcgacgagttctccgaattgctgtcgcaacacccggatttcgccgagctgttcaccatgatcggccgtctggggcgttcgctgcacgtgcatctgctgctggcctcgcagcggctggaggagggacggctcaaagggctggagagccacttgtcctatcggatcggtctgaagacgttctccgccaatgaatcccggcaggtgctgggggtgccggacgcctacaacctgcccaacaatcccggtggcggctatctgaaatcggattcgagggagatccagcggttccagtccgcgtacgtctccggagcctatgcgggcggcgggtcctaccgggaggtcacggtcacctcccaatcggtcgagatcgactcgagcgcacgcccgttcacggccgggcacgtggagttccgtgccgccgaccggattccggtgcccgagctgcccgaactgatcgaggagccggtggacaccgaccaggtctccaatctccagatgctggtatcgcgggtgcgcgggcacggccgtcccgcccacgagatctggttgccgccgctcggggaagccccgaccctggacgaactgctgccgcgctcgatcctgaccggcgactggaatccccttgcggcgctgcgggctccgatcggcatcgtggaccggccctacgatcagcgccgcgatcccatggtggtggacctgtcgggttcccgcggcaatgcggccgtggtcggtggtccgcagtcgggcaagtcgaccgcgctgcgctcgctggtcatggcgatgtcgttgacgcacaccgccgaacaggtgcagttctacctgctggacttcggtggcggcaccatggtcggcctggaagggctgccgcacgtgggggcggtcgccagccgcatggaagaggacaccgtgcgccgcaccgtggccgagatggtgggcatcgtgcgccgccgcgaggccgagttccgaaggctcggtgtggaatccatggccgagttccggcggctgcgcgccactgacggggccgacagcatcgccgcgggtgtgcgcgaggatccgttcggcgacgtgttcctggtgatcgacggctacggcgcgtttcggcaggagttcgagatcctggaacagacggtgatgaaccttgcggtgcagggcctttcgtacggcgtgcacgtggtcatgtcgctgaaccggtgggccgaggcgcggcccgcgctcaaggaccagatcggcacccgcatcgaactgcggctcggcgatcccatggactccgatctgggccgcaagttcgcggctctggtgcccatgggccgccccggtcgcggcatgaccgccgacgggctgcacatgctgaccgcgctgccccgggtggacggcagctcggatcccgccagcttgggaaccggtgtggcggagtcggtttcggccatcgcccgattcacccccggacgcccggcaccggccgtgcgtatgctgcccgagcggctgccgcgagaagaactgctgcgcatggcaggtgactggccgtcgcaggtggaccggtcccaggcgtgtctgcggttcccgctcggcatcaacgaatcccagctggccccggtcactctggacctggccgccagccagcacttcgtcatcatcggcgattccgaatgcggcaagaccacggtgctgcgctcgctggtccaatccatctgcgcggccaacactcccgaccaggcccgtataatcatgggcgactaccgccgcaccatgctgggcaccgtcccgcagggctacctcgccggctacggcaccaccgcgccccagttcacccagcacatggcagacctggccgcctacgtcacccagcgcatgcccggccccgacgtcaccccgcagcagctcaaggaccgttcctggtggcgcggccccgagctctacgtcatcgtcgacgactacgacctggtcgccaatgccagcggcaacccgctgcacgccctcgtagaccatctggcccacgcccgcgacctcggattccatgtcatcctggcccgccgctcgggcggcgcgggccgcgccatgtacgaggccaccctcaaccgcctcaaggaactcaactccgcgtccctgatcatgagctgcagccgcgacgagggcgtcctcttcggcaacacccgcccgtccctcatgcccccgggccgcggcacctacggcacccgcgcgggcgaggaactcatccaaaccggctggctgcccccggccgagctgtag</text:p>
          </table:table-cell>
          <table:table-cell office:value-type="string" calcext:value-type="string">
            <text:p>KH_1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accgcatcgaagccaccgacccgttcaccctctccgacaccgcggccaccgccctgctgcgcgaggtgccctggcggcgcttcgccgtcatcggcgactccaccgccgcgggcaccggcgacccccggcccgggtacgaaaccctcccgtgggcagaccgattggcgcgctggctgctggccgcccatcccggctccgattacctcaacaccgg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accgcatcgaagccaccgacccgttcaccctctccgacaccgcggccaccgccctgctgcgcgaggtgccctggcggcgcttcgccgtcatcggcgactccaccgccgcgggcaccggcgacccccggcccgggtacgaaaccctcccgtgggcagaccgattggcgcgctggctgctggccgcccatcccggctccgattacctcaacaccggtgtcatgggcgcggtcctggccgaggtgcgcacccggcagctaccggccctggaagccttcggccccgatctggtccacctcacctgcggcggcaacgacctgttcctgcgcgatgcccgcctcgaacaggtcgaagccgacctcgacgatctgtgcgcccgcgtcgccgcgaccggagcgcgactgtcgctgttcaccctcgccgactccttcaccggccgcatggccccgctgcgcccgcgcttcgccggattcgccgccgccgtgcgccgggtcgcgcaccgccacgacgccatcctcaccgaattctgggaccaccccgcccgcacctgccccgactggctctcggccgaccgcatccacctcaccatggccgggcacgcggtggtcgccgccgagatcgcccggaacctggcccgcgaccacaccaccggcacgcagacgcccgacctgatgcggagcc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agaccgagaccgagaccatgcgcgttaaggcaccgagcaccaagggattacgcgtcctcgcggcggcagcggcgctggcggcgggagccggggcgggc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g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agaccgagaccgagaccatgcgcgttaaggcaccgagcaccaagggattacgcgtcctcgcggcggcagcggcgctggcggcgggagccggggcgggcatggcgtccgcggaccggccgccgcccatcgacgcgggcctgctgcccccgggcggtccggccgtgccgcccaccgagaccgagcatccggcgaactcgccgtgcttcagcacgcaggcgggcggggacgggccgaccattccgccgacccagcgcaccctggaactgccggacgcatggcagttctccaagggcgcagggcaattggtggcggtcatcgacaccggggtgtcaccgcacccccggctcccaggtctgattccgggtggcgactatgtcgcggcgggcggtgacggcaccgaggattgcgatgcgcacggcaccatcgtcgcgggactgatcgcggccacgcaggtcgacggtcagggtttcgcgggggttgccccagaggcgcggatcatgaccattcgccagaccagtgcgctgtatcagaccaagggcgcgggcaaggaaaagggccccgacgatatgcccgacgggtacggcaagatctccgcgctggcctcggccgtgcgacgggccgccgacgcgggggcgcgggtcatcaatatctccctggtcgcctgtcccaccagcgaacccggcaacgcggagatgggggcgctgggcgcggccgtgcagtacgccgccgaggcgaaggacgcggtcatcgtggcctcggcgggcaataccgacacctgcaaggcgagcaatccgggcctggctcccttgcaccccatcgatgatccgtggaatcacgtcacgtcctatgtggttccggcgtggtgggatgcctatgtgctgtcggtcggctcggtggacgcgttcggccagccctccaagttcaccgtgcccggcccgtgggtgggagtggccgcgccgggcgagaacatcatctcgctcgacccccgcaataccgggctcaccaccgccaaggtcaccaatcagggccaggtcgtcccctacagcggaacaagtttcgccgcaccgcaggtctcgggcgtggccgcgctggtgcgctcccgattcccggatatgcgcgcgagcgaggtcatcaagcgcatcgaggccaccgcgcacgcacccggcgagggctggaatccctatatcggttacggcacagtcgatcccgtcgcggccctctccgaccaggtgcgaaccgaactgccacccaaactccccgccggaccacgcgaccagcaactgacactcccgaaaccaccgcccgcccccgacaacaccgcgcgcaatgtggccttgatcggcgccggaatcgtctcgctactgctggttctcggcttcctcgcctcgttcccactgcgccgcaggttcggcgtccaggacaccgac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tcctcggcgcgggacgcgggccgtcgctgctgcgttcggtgacgctgtcactggacgaaatgcagtatctccaggagacattgggcatcgacgagctgcccgtggtgctggatgccatgggccgctacgacaaggccaccgaccacgacgccgccatggccgccgcggccgccaccctggccgagcgcgacctgctcgacgacgatcaggtgcatcccgaactcgccgagcggctgcgcgtgctctaccggccgcactgggtgctggccgtgcgctggtacgtgtcgggccaggtcaatcggttctgcctggccaagggtgaggacttcgaggtggtggcgctgcgcggccccggctcctatgtcatcgacgaggcgagccacgatctcgcgggcaccgtgctggccgcgctcggcccggccgagcccctcgagctggccggaatgaacgcgcccaccgcggatctggtccccatcttcgacgacgcgggcgatgccgccaccacggcgaaacggctgaccgaggtgggcaagccggcccgcgacgcgcaggccatcgcttcggctctggtgcaggtggattcgcacgcggagatcgtcggcgtgctctacggcgacggctcgcgcgacgtggccgacacccacgtcgcggtgtacaacacccggcacgggcgattcctggccatcaccacccgctccggtgacggcaccaaatggacatcgttcgcgagcggcaccccggcccgtttccgcacggcgctgcaggacctgatcgaatccctgccgctgcgaacggaattccccaaccc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gcggtgcacgccggtgggttccgtaatcgcctgcgcgccgccggatatcgctggcggcggccggtcgggttcacggcgttgctgctgacggtgttcacggccggattcctggtgcgcccgatcgccgttggtgagagcacctccgccgcaacggttctcaccccggtcgagctcggtttcagccaggacatgttcgtccaccacgagcagacactgatcatggtgcagcgcctggactccggcgtgaacccgactgtccggcagctggcccagcagatcggcgatgcccagcgcatggagatcggcacactgctgggctggctgcgcctggccaatgccgcccccgagtcccggcacccgatggcgtggatgaacaacgctgccggacacgatcattcgatgccgaccaggaccggcaccaacggcaccgccatgcccggcatggccacccaggctgagcgggactctctcgccaccgcacgcggcaccgacgcggaagtcctgttcctgcaactcatgctgcgccaccaccgcggcggcgtggccatggccaaggccgccgatcagctcctcacctcgggtccggtgaaggagtcggcgcgcggcatgatcaccgcccagtcccaggaggccgggctgatgaccatcatgctggcccagcggggagcccagccgct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agcaacggcggtattgacggtgtccgcggcatggcccacggtcgtggcggccgcgcccgtcgacgactacgtgaagtgcacggaccgcatcgattacgccggcgatccgcgcccgaacgtcgagatcaacatgctcggcgaatggctcgggtactgccctcccccatgttctgaccgcgaccatcgaggagatcgac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tcgcactgccccgaaacactccgaacgcccggaacaccccgggcgctcgaaacatccggcgcgcccggagtttccgtcgtgccctgacaggtgcgctggccgccgtgacgatcgtcgcgccgctggtctcgggctgttcttccagcagcaccccgtcggcatcgacgacgaccgcggcggcgacccccgccgcggtgaagaccgccccggcgatcagccgctccaccccgacgtcgttcatcatctcctcgatcaaggcgtcgggctcgctgatctcggtgggcctcaataccgacggcaccgtccaggtccccgccgactaccagcaggcgggctggtaccagaagggccccgccccgggcgaacagggctcggccgtcatcctcggccacgtcgactcctacaagggtgaaggcatcttcttctccctcaggaaggtcaagcccaacgacgtcatcgacgtaacccgggccgacggaaaaaccgcccacttcaaggtcaccgacgtccgcatgtacctcaagtcccagttcccggaccaactcgtcttcggtccccgaggcggcgcgaccctccaggtggtcacctgcggcggcaacgtcgaccaggccgccaagagctacgaatccaacgtcgtggtcttctcctccctggactcggtgac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agccccgccggagatcccatcgccgacccgggcaccgtggttcccagcccgacgcagaagtgcaccgaccagatcaattacgccggcgacccgcgccccaacgccgagatcaactctctcggtgagcaggccggtcactgcccggccccggccaagtgcaccgacgtgatcaactatgcgggcgatccccgcccgaatgcgcagatcaatgccatcggagccgcgaatctccgctgcccggacccgattccggccggcgccaccaccacggtagcgccgacggtcacgacaaccgcggcaccggcgaccacaacatcgcccgcgacgaccgaacccccggccgcgaccacgacggtcgccgcgcccgcgaccaccactcaggtaccgaccacctcgaccgcg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ttcccccaaggcccggcgcgtggcctcctccgcttgtgtgctcgctgccgcggcactgattccggccgccccggccttcgttcccgtcgccggcgccttgcccggaaacaatgggaccccgctccacacccagggcccgatcgcgggtttcgacgccgatatgagcaaccgcattgccgcggtcgacaattacctcgccacccgcccgggcgtcaccggctatgtgatgcgcgaccgggtcaccggcggcatttatcgaaacgccaacgccgacaccagcttctggaccgcttccaccatcaagctggcaatcgcggaggatctgctcaaccgcgcccggatcggcgccatcacgctgggtcccgacgaccgctcgctcatggagtcgatgctggcaacctccaatgacactgccgccgacatcctctggaacaagttcgccggcttcgaccggatgtcgttcaacaacgccttccgcgccaacggcatgaccggcctggtcccgctgccgccgaccacctccatcgaacaggtcaagatgttcccggactggggtttccagcagtgcgcccccgccgacctggaccggctcatggacaacgtgctgacccgcatgcaccccgacgaccgcgcctacctgctcgaccgcatgcgccgcgtcgacaccaaccagcactggggcgtctggggcgcgggcgcggccatgaaccccggcctcaagaacggctggtccgacgaacagggcggctgggtcgtcaactcggtcggcttcgccggccccgccgagcgctacaccctcgccatcatgaccgaacagggcaaccagggcggctacaccgacggcgccgaaaccaccacgcacgtcgcccaattgctgttccaagg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aaagcgggcaattgggatttggaatccgtcgtacgtctttctgaccggcatcgcgggcggtgcgcgggcgggcgtcgacgggttgcggctcggcgatgtgctggtccccgagcaggtggtcggatacgagttggccaaggtgaccgcctcgggcaccgcgccgcgataccaggtgtaccgcccggacaagcgcctgctcgacgcggcccgggacgtgccgccggatcggtgggcggggcgggtttcgatcgctcgtccggatgacacgatctcggaccccgccgtccacttcgggtcggtgctgtcgggggagaaggtggtggcggaccgggattacctcgatgacctgcgcggcgcctggcccaaggcgatcggcgtcgagatggagtgcctgggcgtggccctggccgcctacgacagtggtcccggattcggtatggcgaaggccgtcagcgacttcggcgaggagtccaagaacgacgcctggcaggcgtacgcggccgagaccgcggcccggttcaccgtcgccgtgctgggttcgatgcaggctccgccccgcggccgccaccatcagtccagaccggtcggagcggtgacaacgttcccggggcccgcgaagctggccgtctgtcggcggctcctggacgattggaaggaggtcgccgactatttcgaggttccgccgcacggccgggcgcggttcggccgcggtgatgagccgcgagaactgtgggcatggctcgagattcgcgacaaactccacgaattgccggacgctctcgttgaaatcgggcgtggtgatctgagtcgactactccgggatgaggcccc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caggacggcaaggtgatcaccgccgggtcgaacccgcagcgcaagaccgagaaactgcgcatcgaaatattctggccgccataccttttcaaaggctcgcgacctgagttcgagatatccacggatgccgtcgaatacggcgcatcacgtaccctgaccaccactgccgccgtgcgcgaggcgagcctgatgcaccccacctcctgcacccattcccgcgacaacacccagcgcctgatcgacctgccgatcaccgcgaccgcgcccggcacgctcaccgtctccacgccttcgagccccgcgctcgccccaccgggctggtatctcgtggtcgtggtggacaccaacgggattccctcgaccggccactggttgcgattgaatcctccgacgccatcaccg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cggtgtggatccggtctcgaaaactggacgctcgactcccgacagtgctttccgcgggccggaccagtagcgtcccggtcgtgaatacgcatcagaagttcggacgtgtcgcgatcgccacgctggccgtcgtgaccgccctcggcttgtccgcgtgcggcagcggggacaagccgggcaccaccaaggcgaccgccgccaagaccaccagcgccaaggccgcggcggcccagagcaactacccgcccgtcccgaccgcggccgatctcaacgcgcagctgcagatgggtctggacccggccacccccaacgagcagaagatcgacctgctccagggcgtgtccgccgaccccaatctgccccagcgcctgaccgacttctacaagcaggccaacgccaccgtgaccgtcaccaacgtcaccgacctgggcaacggcaccctcaccgccgacgcggacttcgccctcagcggcggccagccgcagaaggccgtcgtcccgttcgtggccgaggacggcaagtggaaggtccagaaggactggatctgcaacatgctctccctgggcaaccagacctcccccgcctgca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tcctccgcttgtgtgctcgctgccgcggcactgattccggccgccccggccttcgttcccgtcgccggcgccttgcccggaaacaatgggaccccgctccacacccagggcccgatcgcgggtttcgacgccgatatgagcaaccgcattgccgcggtcgacaattacctcgccacccgcccgggcgtcaccggctatgtgatgcgcgaccgggtcaccggcggcatttatcgaaacgccaacgccgacaccagcttctggaccgcttccaccatcaagctggcaatcgcggaggatctgctcaaccgcgcccggatcggcgccatcacgctgggtcccgacgaccgctcgctcatggagtcgatgctggcaacctccaatgacactgccgccgacatcctctggaacaagttcgccggcttcgaccggatgtcgttcaacaacgccttccgcgccaacggcatgaccggcctggtcccgctgccgccgaccacctccatcgaacaggtcaagatgttcccggactggggtttccagcagtgcgcccccgccgacctggaccggctcatggacaacgtgctgacccgcatgcaccccgacgaccgcgcctacctgctcgaccgcatgcgccgcgtcgacaccaaccagcactggggcgtctggggcgcgggcgcggccatgaaccccggcctcaagaacggctggtccgacgaacagggcggctgggtcgtcaactcggtcggcttcgccggccccgccgagcgctacaccctcgccatcatgaccgaacagggcaaccagggcggctacaccgacggcgccgaaaccaccacgcacgtcgcccaattgctgttccaagg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gcaacccggcgcggatcgtgcactacctgctgctcatggcgttctatccgacgccaagaacaccctgcccggcaagttcgagcggcgcatcgaaatctatacgccgccttacctttacaaaccggacggcacctcggtggcgcggccggtgatcacgggcgggccgaccgagatcgcgcgcggcgagcagttcgagtacacggtgggcaccagtctggcgaccgtgcccgcggcggcggaggtgaagtatctgcggctgctcgcgcccgcggcgatcacccatgtcaccgataccaacgagcgggtgatcgagttgccgctcacgcgctccgattccggtgtctccgtgacggttccggacaatccggccatcgcgccgtcgggctggtacatgctgttcgccgtgaactccgccggggtgccgagcgtcgcgaaatgggtgcacctcg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tcgtcaccgcacgccccaggtcccgaaggttcgccgcggatcggtcatcgccttgaccggattggtacccgcaggtctcgccgcagttaccggcgcgggcgatgggcacatcacagacaagctcgcggacaccgtccagcaacagctgtccgacggcgaggaacaactacccagacccgaggcggccgcacccgccgccgcccccgaaccactgctgcacgaggccaaacaggttgcgcccgttggccccccacaggtgaagtcggtcgcccagcccgaaggccgggtgccctccgcgcgtcccgccggtccgctcggcatgccgggcgtggcctacgacgcctatcagaacgcggaacgcattctggccgtggagaatccgggctgcaatatctcgtggaacctgctggccggtatcggccgggtcgaatccacccacggcttcggcaaaatcgacgacaacgggtatccgctgcagaacgtctacggcccggtcctggacggaagcctctacggcaacaacgtgatcgccacctccgacggcggcgacctggacggtctgtccggcagctaccgccgcgccgtgggccccatgcagttcctgcccgagacctggcgcaagtacgcggccgacggcaatggcgacggcatcgccgatccgcagaacatctacgacgccacgctcaccgcgggcaagtacctctgcgagggcggcctcgacatgcgcgatcccggccagcagacccgggccatcctccgctacaacaactccatggcctacgtcgccaatgtgatggcgtgggagaccgcatacggctccggcgtctccccttcggccgcggctctcccccgca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atcagctgaaacgccactcgggcagtcggatcgggatggtcgcggccgtgttgagcgcggtggtggtggccgggtgtgcgagctcggtgccggggcatcccgttgccgcgccgaacacagcaccgttctattcggcggttgtcgatctgatgacgcagtcggcggcgcactactccgggtcggatgcacggggcggcacgtgggacgtgcgcgccaccgcgaccggggaggtgctggggaaggtcggctcgggcggtgattcgaccgacgttctcgtggtcgacgggaagacctacgccaagccacccaagagcaaggcgtcggcgaatcttccccggggcatgtcgctttcggatgtcgaggggaagtggctcaccggttccgacgatctcgccgagggcgttccggcggggtcgttgtcgccccgtgaactcgccaaccagctgctgagtgccctcgaccgcgcctccgcctacccacgggtcggcgatacccccgtgcagatcggttccgaccaggccatcgaggtaccgacaccgattggcacactggcggtttcggcaaccgcaccgtatcgtgtacttcggctgacgcccccgaccggcgtcggcgcgtccagcaccagcccgacccccgacacaccgggcatcttcctcggcacgcagaatgatcagctcggccccatcatgttcatcctgatgaccgccgccgaccgcgaccaggtatacaccgacatcgtcaatcaaactcaaaccctgagcaattcgctcgacgtaggcatcaacttccaattcgacccctccggcaacctcgactgcaacgaggccagctgcaccgtcacctcaaccgtcaccacctccaccaccgccacccgctcggccaaactctccggcaacgtctccgccgccatgaccgccgccatcaccgtcgaaggccgccccagcgccggctgcgccaccacccaaactctccccatcagcggtgtctccaccatgacctgcgtagaccccaccgtagccgccatcaccgccgatatccgagccaccaaacgcgccgaggcccaagccaaagccaacgcagaacaccacgacgtctacgtcaactggaacgtccacttcgccgcccagatcaaaatccaagccaccgccatgatccaggccgaaatcgaccgcatgatcaccgtggtccgcaccgagggcgacaatgcccgcaaccgctcgaactgcggccaaacctgtacctacaaccaaatcccgtacaacagtgacaaactcagccaggcagccaaccgagcccgcaccaccacccccggatcgacccgcaacatcatggtcgcagtagtccccggctggaacgacccgaaaaccggcgacctcgtaatcggctccggcgacccccagtccgacaacggcaccggccgttcggaagacgacatcctcacccagctgacctccaagggcctgagcctcgacaaaatcaccggcctctacagcgaacgccagccctgcttctccacctgcaattccaaacttgcacccagcctccacccgggaacccaagtcacttacaccgtcccctgggtaccgaacgacgccgattcccactccgccggcgacgccctgatcaaccgactggcagctgaacccgttggaggacaacgc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cgcggcatggcccacggtcgtggcggccgcgcccgtcgacgactacgtgaagtgcacggaccgcatcgattacgccggcgatccgcgcccgaacgtcgagatcaacatgctcggcgaatggctcgggtactgccctcccccatgttctgaccgcgaccatcgaggagatcgac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gagcaagaccacctatgcgctggccgggttggccgtgctggtggtggcggcgatcgtggcggcgctgtatctgtggaatcgcggcgacggggccgaggtgcgcaatgacggatacggcccggcgcacgatcccgcggtgacggtggcgctggactccgacggcgccattgtgctgggcaagccgaatgcgaaaaccattgacatctacgaggatccgctgtgcccggcctgcgggcagctggagaagatctacggccaggagatcgcccagcaggtggacctcggcaagatcgaggtgcggtaccgcctggtgagcttcctggacccgcagtccaagagcaaggactactcgacccgcgccgtggccgccaacgaatgtgtggcacaggccggcaacggcccggtctacgccaagttccactccctcctgttcaccaccgaacagcccaccgagggcggccccgaccacgacaacaaggccctggcaatcctcgcccagcaggccggcgccggcgccgacgtcgccaaatgcatcacctccggcgaacgcgccgacaccggccgcgcccacgccgaagccgccaagaaggccctcgacgacaaactcaacggccgcgccgccaccccctcggtcttcatcgacggcaagaagatcgacgtcaacaacaagacctgggtcctcgacgccgcc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aagcttcagaagactggacgcatcgcggtcgccgcgctggctgtggtgaccgtactcgggctctcggcgtgtgggagcggtgacaaggacagcaagcccaccaagaccacgacctccaagaccacggccgctcagaccagctacccgccggtcccgagcgccgctgatctgaacgcccaactgcagacggcgctggatccgagcgtgccggacgcgcagaagctggacatgatgcagggcgtccaggccgacccgagcctgcccagccggttggccgacgcctacaagcagaacaacgccaccatcaccgtcaccaatgtgaccgatctgggcaacggcaccatcaccgccgatgccgacatctcggtgaacggcggccagccgcagaaggccgtggtgccgttcgtggccgaggacggcaagtggaaggtccagaaggaatggatctgcaacgcgctgtcgctggccaaccagacctccccggcctgca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ccgttttcgatgaccccgaaatcagaaagcgttcgctgcgagtcactctgctcggactgctgctcgcggccctcaccccgctgaccgtcgccgtcgggaccgccgacgcgcgcaccgcggtggccgacccgatcgcgcgatccgccgagatcccggtcgcgctcccggtcgaccccgcgagtctgatccagatgatcggctcggcccagcgctactccaaaccgaccctgcaaaccctgtcccgcttcatggtccccggcgagcagtgggaatccttcaaccagatcatcagccacgagagcgactggcaggtcttcgccatcaacccgacctccggcgcctacggcctggcccaggccctccccgcgcacaagatgttcagcgagggcccggactggatgttcaacccgctcacccagcttcgctgggcctaccgctacatggtcgcccgctacggcagcccgaacgccgcctgggatttctggcaggcccacaactggt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gctggcggcccgcgccattggtgttcatgctcgccgcggtgtccgcacccgcgctggtgctggcggtggtgctggggaagtggcagctggtggttttcgccgcgcccatgctcggggtgctggccaccgcgccgctacagcagtcgcggacccgcatccaggtcgacggggccggggtgctgcggtgtttcgagaccgaagaagtggtgctgaccgcggccgcgttcgtcgagagcgggcacgcgctgttgcggctgcatccggaaccgttgcacgacatggaggttcatgtcgaggagacggtggactccggggccgcgcccgcggggctgcggctggcgctgtcggcgccgcgctgggggcgctatccggtgccgatgcgggtgagtgcgctgagtccggccgggctggcggtggcgtcggtgcggctgcccgcgggtgaggtgtacgtctatcccatcaccgacccgcagcgaatgcggttgccgcgcaccgagcttcccgaacgcatcggcacccacctgacccggcggcacgggcccggcgtggagtacgccgatatccgcgcctacacgcccggggatcagctgcgcacggtgaactggccggtgagcgcgcggcgcgggcagctgttcgtgaccgagcggttcaccaaccgggccgcggatgtcgttgtgctgctggatacttcgctacaggccccgggtcccgcgtcggactcgctggagctgtccgtgcgcggcgcggcccaggtcgcccagtcggcgctccaggccggggaccgcaccgccgtcgtctgcctgggccgcagcccgcgctggctgcggcccgatatcggccgccgccagttctaccgcatcgtggacgccgtcctggacgtgggcgacgagcacatcctcacccagggcaccctcgcgccgcacgccgcggtgccgatcggcgcggtggtcgtggccttctccacgctgctagacacccaattcgccctggccctcatcgatctgcgcaagcgcgggcacgtcgtggtcgtggtcgacgtgctgcgcggcaccccgttcggcccggacctggaccccaccctggctcgcatgtggcagctggagcgcagttccatgtaccgcgatatgggcaccgtcggcgtcgatatcgtgtcctggcccgcggatgcccgcctcgaccaggtcatgcgcctgctgcccgaacaccgccgcaccgcgagggtcc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tcgcgcccggaccgactttgagccgcgacgccgccatggtcgcgcacgacggtgtcgcaccggacccgcagccggccaaggagccggtgaaaacccaagcccccggaccgaat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gatacgcgtgaggtcaccggcgagcgctatgccgaacggctgcgcagtgtggtcacctacgtgaagtattacgccccgaacgcgcgcatcgtgctggtcggatatccggaattgttcggcaccggtcaggattcggtgtgcttcgacgcgttcggtgcggcgcggttcacgcagccgcgcgggcgggcggcgatcaacgcggtgaaccggctcgatcaggcgcagcgggaggcggcgcggctgctcgcggtcgacttctacgacgcgcgggcggcgacggcgggccacggattgtgttcggtcgagtcgtggatcaacgactatcaggacccgcgggaaccgggcgcgattcccttccaccccacccctcacggcgatgaggtcgtagccgcgggcatctacacgcaggccca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siderophor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aatcaccctgcgagtcgccctcgcggccctggccgcggtgctcgcggtcgggctcaccgcctgcggatccaagagtgacgacaccaccgcgggcggcggcgagccggtgaccatcacccacgcgctggggcagaccaccgtgaacggcacccccaaacggatcgtggccctgggcaatcagtggctcgacaccacccaggccctcggcgtcaccccggtcggctacatcgacaacatcgcggtgctgagcaagggcgcgccgccctgggaacccgccgccctgtcgcagtcgaaggcgttgcagaccaccggcaatctcgccgaacaggtggccgcgctgaacccggacctgatcctggccgaccccttcatcgccgacgccaagacctacgccgacctgtccaaggtcgcccccaccctgcccgccctcggcaaggagaccatcactccctggcccgaccagatccacgccctcggccaggtcctccgcgaatccgaggccgccgacaaactcgtcgccgacctcaacacccgcatcgacggcatcgcccaacgcaatccgggcctgaagggcaaaaccttcaccagctcctggctggcaggcccctcccagctcatggtcctcaccgaccccaaggacggctccagccgcctgttcacccaactcggcatgaccatccccccatccctggtagcccagggcggcaacggcggccgcctggctctctcccccgaacgcctcgacgaactcacctccgacctcctgctggccggctactccccgggcatggacgaaaagtaccgagtcctacccggtttcaacgacctccccgccgtcaagaagaacgccacggtcttcctcaccgtccaagaaatcagcgccatcaaccagcccacccccctctccctcccctacctcctcgacaaactcgaccccgccttcgcaaacgcggcc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gcccggttcgccagcggcccacccgtacccgtcggccgcgcgtcaccactttgccgcagctcatggcctcggcggtggaggcgaatccgagcggaaccgccgtcgtctacgccgacgcggccgccacgctgggcgctctgacctacgccgagctcgacgagcgctccacccggctggcccggctgctcatcgaccgcggcatcgggcccgaggacctggtggccatcggcattccgcgctcgctggactcggtggtcgcggtctgggccgtcgccaagaccggtgccggttacgtcccggtcgaccccaactatccgcaggaccgcgtcacgcacatggtcaccgactcgcgggcggtgctcgggctcaccgtcgccgcggtgcgcgcggacctggccgacgatgtcgagtggctgaccctcgacgccgccgatctgaccgccgagatggccgaataccccgacgaggccgtcaccgccgcggatcgggtgcgcccgctgcgggccgagcacccggcctatgtcatctacacctccggatcgaccggcaagcccaagggcgtggtggtcacccaggccggactgtccggcttctgcgatgagcagcgcgagcggtaccgcaccggaaccgattcgcgggcactgcatttcgcgtccccgtcgttcgacgcctcggtgctggagctgctgctcgcgctcggcggcgctggcgcgctggtggtcgcctcgcccgacgtgctcggcggcgacgaactggcggcgctgctgcgccgggagcgggtgacacacgcgttcatcaccccggccgcgctggcctcggtggatccggcgggtctggatgatctgcgcgtcgtggtcgccggtggcgaagcctgcccgccggatctggtgcggcgctgggtacttcccctcggcggcggcgcgaaccgcgagttctacaacgggtacgggcccaccgagaccaccatcatgaccaatatcagcgcgccgctggtgccgggtgaagtggtcaccatcggcgggccggtgcgcggcatcaccgaatacgtgctcgacgagcggctggtgccggtcgtggacggcgtggtcggtgagctctacatcagcggcgcgcaggtggcgcgcggctaccacgcgcgacccggcctgaccgccgaacgcttcgtcgcgaatcccatggaccccagcggatcccggctctaccgcaccggcgacctggtccgccgcaccccctccggcgacgtggaatacctgggccgcaacgacttccaggtcaagatccgcggtttccgcatcgagctcggcgagatcgacgcggtgctgggctcgcacgacagtgtggacttcgccgtcaccgtcggccacaaactcgacacgggcgcaacgattctggccgcctacgtgcacgccgcacccggcgcggtggtggacgtggacgagctgaccgcctatgccgagcagagcctgcccgcgcacatggtgcccaccaccatcatggtgctggacgtcattccgctgaccccggtcggcaagctggaccgccgcgcgctacccgaaccgcagttgcgcaccaaggagttccgcgcaccgtcgggcaagctggaggagctggtcgcgggcgtcttcgccgacctgctcgacccggtcgatccgatcggcgcggacgacgacttcttcgaactgggcggcaattcgctcatcgccacccgggtggccgcccggctgggcgcggagatctccgcgcgcgtcccggcccgcatgatcttcaccgcgtcgaccgtcgccggactcgccgcgcaactcgaacccctggtgggagcgggcgggcggcccgcgctcaccccgcaaccgcgccccgaccggattccgctgtcgctggcccagcagcgcatgtggttcctcaaccagttcgatacggcctcggccgccaacaacattccgttcgccatccggctgcgctccgcgcagcccggcaccgacgcgctcgatatcgccgcgctgcgggcggccatcgccgatctggtggaacgccacgaaacgctgcgcaccgtgtacccggccgtggacggcaccggctaccagatgattctgcctgccgcgcaggcgattccggcgctcacgccgcggcccgtcgcccccgagcaggtgccggactggctgctggggctggctgggcgcggcttcgacgtggccgccgaggtgccgctgcgcatcgagctggccgaaatcggttccggcgactacgtcatcgcggtggtcgtgcaccacatcgccgccgacggcgcatcggtgggtccgttcatgaaggacctgctgaccgcctacttcgcccaccacgccggtgccgcggtgacctgggagccgctggcggtccagtacgcggactacacgctgtggcagcgcgccctgctcggcgacgagcagcaggccggatccctcgccgccacccagatcgcctactggcgtgcggctttggcgggcatcccggatcgcctggacctgcccgccgaccggccgcgcccggcggtcgccagcggccgcggcgcggtccacaagttcgagatcgacgcggcgctgcacgcccggctcgacgagctcgcccagcgcggcggcgcgtcgccgttcatggtcatgcacagcgcgctggccgtcctgctggcccggctgtccggcaacgacgacatcgtgatcggcaccccggtcgcgggtcgcggcgagcgcgaactcgacgacctcatcggcatgttcgtcaatacgctggtgctgcggacccggatcgatccggccgccaccttcgccgagctgctcgacaccgcgaaagagaccgatctggcggccttctcgcacgccgagctgccgttcgaacgcctggtggaagtcctcgacccggtccgctcgcaggcccaccacccactgttccaggtggcgctgttcttccacaatatcgagactccgcgcctggaactgccgggcctgagcgccgaggccgtcgaactcgacggcgcggtggcgaaattcgatctgcaactgtcggtgatcccgcgcgagaccgatggcgtcgcgggcggcatgaccgccgtattcacctacgccaccgagcttttcgacgaggcgacggtggccggattcgccgagcgcctggtgcggctgctgtcgggcatcgcggccgccccggacacccggatcggcgaattcgagctgctggccgcccccgagcgggaccgaatcctgctgggctggaacgagaccgcgcatccggtcgcgccggaactgctgctcgacggctaccgccgggccgtggccgcgcacccggacgcggtggccctgcaccacgagggcgtcgagctcacctaccgcgaattcgaccgccgggtcaacaagctggcccggctgctcatcgcctacggggtgggcccggaggcgctggtcggcctgtcgctgcgccggtcgccggaactggtgatcggcatgtacgcggtgctgacggcgggtggcgcgtacgtgccgctggatccggaccatccggccgagcgcatcgcgcacattctcgatacggcgcaaccggtctgcgtgctgaccaccatcgccgacgcggtcccggtaccggacgacaccggcgtggtctacctcgacgtcctcgacaacgacgtgttcaacggcgcgccgctgaccccgggcgaactgctcggcaaggtgctgcccgagcatccggcctacgtcatcttcacctccggctccaccggccgccccaagggcgtcgcggtgtcgcacggggcgattcacaaccagaccacctggatgctggccgagtacccgatgggtcccggcgacgtgtatctccagaagaccgccaccaccttcgacgtgtcgctgtggggctacttcatgccgctgcgcacaggcgcgaaactggtggtcgccacccacgacgggcaccgggatccgctgtacgtggcggaatccattgcgcgccacagggtcaccgtcaccgacttcgtgccgtcgatgctgacggtcttcgccgcgcacaccgccgccgggagcatcgccagcctgcgcgacgtgttcgtcatcggtgaggcgctgccgcccgagaccgtcgcggccttcgccgccgtctcggatgccaaggtgcacaacctgtacgggcccaccgaggccgccgtctcggtgacctactggcaggcccgcggcgacgaacggcccaccgtgccgatcggcctgccgcagtggaacactcgcgtctacgtgctggacgggcagctgcgcccggtgccgcccggcgtggccggtgagctgtacctggccggtgaccagctggcgcgcggctacgtgcgccgccccgatctgacctcggatcgcttcgtggccaacccgttcgggaccggcgagcgcatgtaccgcaccggtgacctggtggtctggcgcgctgccggagccgatcgcccgcagcggctggattacatcggccgcaccgactttcaggtgaagttccgcggccagcgcatcgaactcggcgagatcgagaccgcgctgctggcccagccgcaggtctcggcggccgtcgccctggtcatgccgtccgacctgggcgatcagctggtcgcctacgccgtgccgctgcccgggcacaccatcgatcaggccgagctgctgcccgcgctcgcggatcacctgcccgcgtacatgattccggccaccgtcgtggccctcgacgccttcccgctcaacgccagcggcaagctggaccgcaaggcgctgccgtcgcccaccttcgtcggacgcgaattccgggctcccgcaacgccgatcgaggagatcgtggccgaggtgttcgccgaggtgctcggcgtggcacgggtcggcgcggacgacgacttcttcgctctcggcggaaactccctcgtcgcaacgcaggtcgtggcccggctcggtgtcgccgtcggcgagcgggtgccggtgcgcgccctgttcgagacgccgaccgtgaccgcgctcgccaccgccatcgaagccctcggcggcagcgaatcccgagcccggcacggccgcacccacgcactgggcaccatcgagcggcccgagcggctgccgctgtccccggcacagcagcgcatgtggttcctcaatcgcttcgaggaccagggcgacggcaccatcggcgcgggctcggccgcctacaacctgcccttcgcactgcgcgtctcgggcagcctagacgtggaggcgctgaccgccgcactcgacgacgtggtggcccggcacgaggtgctgcgcaccgtgtacccggaaacccccgagggcccggtccaggtcgtgctgccggccggcatcgaaaccgcctccgcgcgtctggaatcggtgcgagtcgccgaatccgaggtggccgcggccgtctacgagctcgcggtgacgccgttcgacgtgaccagccaggtgccgatccgggtgcggctgctcgaaatcaccgatctcgcaccgggtgcccggcgcgagtacgtgctcgccgtggtcgcccaccacattgccgccgacggctcctccatggccccgctggcccgcgacatcatgaccgcctacgcggcccgcgccgccggcgccgagcccggctgggccccgctggccgtccagtacgccgactacgcgctgtggcagcgcgccgtgctcggcgacgagtccgacccggaatcggttgccgcccagcagatcgcctactggcgcaccgaactcgacggcctgcccgacctgctcgaactgcccaccgaccggccgcgccccgcggtagcgtcgctgaccggatcgcgcctgaacgtgatcatcgacgccgaggtgcacgccgggttgacgcgcatcgcgctggcgcacaacgccaccctgttcatggtggtgcacaccgcgttcgcgctgctgctgtcccggctctcgggcaccgccgacatcgccatcggcaccccggtggccggtcgcggcgaacgcgaactcgacgatctcatcggcatgttcgtcaatacggtcgtcttccacacccgggtcgacggcgacgccaccttcggcgaactgctcgcccgccagcgcgaaatcgacctgcaggcgttctcgcacgccgacattccgttcgagcgcctggtcgaggtgctcagcccgccgcgctcgaccgcgcaccacccgctgttccaggtcggcctgtccttccagaacatggcgcgggagaccctggaactgccggggctgaccatctccgggctcagcgcggatgccgatgtgtcgcagttcgatctgcacctgatcgtctccgacgcctacgacgagacgggtgcgcccgccggtatcggcggcttcatcacctacgcctccgagctgttcgacgccgagaccgtcgcgggcatgctggaccggttgcagcgcctgctcgccgccgtggtggccgacgactcggtgcgcgccggggacatcgaattgctggccgccgaggagcggaccgaactcctgtcggcgcgcaatgccaccgcgcaccgggtggatacggccgccacgctggcctcgctgctcaccgcgagcgtgaccgcagcgcccgacgccgtcgccctggtcggcccgagcgggaccgcccacacctacggcgagctcgggctgcgggtgaatcgcctggcgcgctacctgatttcgcgcggggtcggcccggagacccgggtggcgctggccctgcggcgctcggtggatctggtcgtcgccatgtacgcggtatcggtcgcgggcggcacgtacgtgccggtggatccggaccagcccgccgaacgcaccggctacatcctcgagacggccgcgccgctgtgcgtgctcaccaattccgaggccggattcgacacctcggtcgcgccggtgctgaacctcgccgatctgcgcctggaatcctttgccggccacgcggtcaccaatgccgagcggctgctgccgctgcgaccggccaataccgcctacgtcatcttcacctccggctccaccggccgccccaagggcgtggcggtgccgcatcgggccgtggtcaaccaattgcgttggaagatcgccgaattcgggctgggcgcccaggacgcggtgctgctcaaaaccgccgccaccttcgacctgtcggtgtgggagttctggtcggcggcggtgtccggtggccgcctggtgatcgcgaccgccgacgggcaccgcgacccggcgtacctgaacgcgctcatggcgcgcgagcgggtcaccacgctgcacgcggtgccgtccatgctggacgcgctgatgacggaatccggtggggcgctgaacgattcgctgcgccgggtgctggccatcggtgaggcgctgcccgccacggtggcgcagcgctttcgcaaggccaatccgggtgcggcgctgttcaacctctacggcccgaccgaggccgcggtgtccatcaccagccacccggtcaccgacctcgaccggctgtcggtgccgatcggcgcacccgaatggaacagccgcgtctacgtgctcgacgcacgcctgcggccggtgccggtgggcgtgtccggcgagctgtacctggcgggcgaccagctggcgcgcggctacttcgcgcgaccggaactgaccgcggatcgcttcgtggccaacccgttcgggcacggcgagcgcatggaccgcaccggcgacctggtggcctggaacgcggccggggaactcgactaccggggccgcaccgacttccaggtcaagatccgcggcttccgcatcgagctcggcgagatcgaggcggcgctgctggcgctgccggaggtcgcgcagaccgcggtgctggccaagtcggacgccaacaccggtgatcggctcgtcgcgtacatggtgcccgcgggctcggatatcgatgtggcagaggtgaagtcggcgctgtcggcggcgctgccgtcctacatggtgccctcggccttcgtggtgctcgatgccctgccgctcaatgtgaacggcaagctggaccgaaaggccctgccggaaccggaattcgaggccaccgcctaccgcgcgccgtccactccgatcgaggagatcgtggcgggcgtctacgccgacgtgctcggctccgaccaggtcggtgcggacgacgacttcttcgccctcggcggaaactccctggtggcaacgcaggtcgccgcccgcctcggtgccgcgctggacacccgggtccccgtgcgcctgctcttcgaagcgcccaccgtcgccgccctcgccatcaaggtggagcagcatgcgggcctgggccgcaaggccctggtggccgggccgcgtccggagatcgtgccgctgtcactggcacagcagcgcatgtggttcctcaaccagttcgaccccacctcggccgcctacaacatcccggccgccgtgcgcctcaccggtgatctgaatgtggccgcattgcagcaggccgtggccgacaccatcggccgccacgagtcgctgcgcacggtatatccgcagatcgacggtgtggcacggcaggtcgtccggcccgccgcccaggtggtgccggatctcaccccggtcctggtgaccaccggttcgctgccgcaccgcatcgccggagtcctctcggccggattcgatgtcgcgcgcgaggttcccctgcgggccaagctcttccgcgtcgaaggcgccgagaccgaacatgtcctggtgttcgccacccaccacatcagcgccgacggctggtccatgggcccgttcacccgcgacatcatgctggcctacgccgcccgcgcgcagggcgaagcccccgcgtgggctccgctgccgatccagtacgcggactacaccctgtggcagcgcgaggtgctcggctccgaggacgatcccgacagcctcatctccgcccagaccgactactggcggaccgctctcgccggactcccggacgagctgaacctgccctcggaccgcccgcgcccgccggtcgcctcactgcgcggcggcaccgtgaccttcgagatcggtgcggaattgcagcgcgcgctgcaagaccttgcacgggaacgcaatgcgaccctgttcatggtcgtgcacaccgccctcgcggtcttcctgtcccgcctgtcgggcagcgacgacctcgccatcggcagcccgatcgcgggccgcggcgaagccgaactcgacgacgtgatcggcatgttcgtcaacacgctggtgctgcgcacccgcgtctcgggacagcggagcttcgacgacctgctcgccgaggtcaaggacaccgacctggccgccttcgcgcacgcggacgttccgttcgagcgactggtcgaactgctcaacccggagcgttccaccgcgcgcaatccactgttccaggtggcactgtcgttcgagaacctgcccgacgccggattcgagctccccggattgcgcatcggcgcggtcgatttcgaggtcgacaccgccaaattcgatctccagctgaccattgcgggcaccgccgactccggcgcgaccggcatcttcacctacgcacgcgacctgttcgacgcgtcgacggtggaggcgttcgcgcagcgcttcctgcggctgctcaccgatatcgtcgcgcggccgggccatccggtcggcgacctggagctgctgtcggccgccgagttcaccgatctcaccacccgcaccggcggcgcggccgaacagccgcgcacgctgccggagctgatgagcgccgcggtggcggccaatccgtccgggcccgcggtggtgtaccggggccgctccttcgactacgccgatctggacgcggcctcctcgaagctggcgcgcgccctcatcgcacacggcgcgggaccggaagtccgggtggccgtcgccattcggcgatccatcgagtcggtgctcaccacctgggcggtgctcaagaccggtgccgtcttcgtgccgatcgatccggactacccgggcgaccgcatcgcgcacatggtcaccgactcgggcgcgccgctgggcctcaccctgggcgccgatatcgctgccctgcgcgacatctcgggcgacaccgagtggatcgccctggacgcgcaccgattcgtggtcgacgtcgaccggtacccggacacgccggtcacggacgccgagcggacgcgcccgctgcgcccggaacacccggcctacgtcatctacacctccggttccacgggcgtgcccaagggcgtcgtggtcacccacgcgggcctggccagcctgtgcgccgagcaggtcgagcggtacgagctcgattccacctcgcgcgcactgcatttcgcgacgccgtcgttcgacgccgccatgatggaattcctcttcgccatcggcgcgggcggggccctcgtggtggtgccgccgggcacctacggcggtaccgaactgtccgacctgatccgcgaggagcaggtcacccacgcgttcgtcaccacctccgcgctgtccaccttcgacgccaccggcctggactcgctgcgcgtgctggccgccggcggcgaggcgatgcccgccgaactggtggagaaatgggcggtgccgatcggcacggacggcgcgatccgccgcttccgcaatgtctacggcccgaccgagaccaccatcgtgatcaccatcggcgagccgctgacgccgggcgatccgatcaccatcggccgcccggtccgcggcgcccaggcgctgatcctcgaccatcgcctgcgcccggtgccggtgggcgtctcgggcgagctgtatctgtcgggtctgcaactggcgcgcggctatcacgcgcagccgggcctgaccgccgaccgcttcatcgccaacccctatgtggccggtgagcgcatgtaccgcaccggtgacgtggtgcgctggaccgcggacggttcgatcgaatacgtcggtcgctccgatttccagctcaaggtgcgcggcttccgcatcgaactgggtgagatcgatgccgcgctggccgcacacgaatcggtggacttcgcggtcaccgtcgggcacaagaccgcggccggggccaccatcctggcctcgtacgtgctgccggtggcgggccaccggatcgataccgccgcgctcaccgagcacgtcgcgggcagactgccggaatacatggtgccgacggccattacggtgctcgacgctatcccgctgaccccggtcggcaagctggatcgccgggcgctgcccgaacccgtgctcacccgtcgcgaattcgaggctcccgcaacgccgctggagcagaccgtggccgacaccgtggccgaggtcctcggcctggaccgggtcggcctgcgggacaacttcttctccctcggcggcaactcgctgctggccacccgcgtggtcggcgaactgaaccgccgcaccggagcaagtgtccgggtcgcctggttcttcaccgacccgacggtggccgggctcagcgcccgcatcgccgcgggcagtgcaggcatcgccgagggcggcgcagggagtgtcgcggccgagctggacgccagcctgcgcccgatcctgccgatccgcgccgaaggctcgcggccgccgctgttctgcgcgccgccgctgtccgggctggcctggccgttcgccggactggccgagcacctgcccgaggagcagccgatcctcggcctgcaatccccggcactgaccgagaacgactacgacccggccactttcgccgacatgatcggccgctacctggccgccatgcgcgaggtgcagccgcacgggccctaccggctcgtcggctactccatgggcggcctcatcgcccacgccctcaccaccgaactgcgcgcggcgggggagcgggtcgaactgctcggcattctcgacgccttcccggagatcgacctcgaatacttccgggccacggtgcgagacgaattcgtggcgctgggcgtgcccgccgacgcgttcccggcggacctgcgcgacctgggcgacgacgccctggccgcgctggtcgccgccctgccgccggaactcgcggtgctcgacctggaccggatgcgccgcatctaccgtggcgccatgggcgcggtccagctggtcagcgaataccggccggaccgcttcgacggtccgatcgaactgttccgcgccaccatccacaatgagggcgaacgggtcggctcggccgcggaatggtcgcccttcgccgacggcgtcgccgatcacgttgtccacgtccggcattcgcagatgaccaccgccgaggcgttcgccgagatcggcccgcgcctggccgaactcctcgcccgcgccgactccggcgtgctcggcgacattgccggtgcgaatgacagcgccggtgcgaatgacagtgcccgtgtgaatgacagcgccggtgtgagcgctgacggtgcggaacagaccccggcggccgagcctgctacggcggaacccgctgcggccgaggacgactgggacgcgggcgcggactgggccatcacccaggtgctgccggtcatcaagcctgaggacctcgccgcgggcctcatgccgcacgacgcccaggacccggaagccgccgacgaagccgtggcggaggcagacgaggaagccgtggcggccgaagaggatgcgccggtcgcggccgaagcgaccgcgccggtgcaggattcgaccagccgggaaacggcgcggcccgtgccgcagccgaccaccggcccccgcctgacctcggtcggcgagacctcgccgctgcccgccggtgcggtgggactgctcgagggcgaaccgtccggcctgcgcgtgcgggccatcaccctcgatatcgccgcgggcctgtccggcacccgggtccgccgctcggtggccaccctgctcgaccgccaccccggcctgtgggcccggctgcggcgcgacggcggcgcggccgtcctcgacattcccgcgcagcagccgcgcggggccgcggtggtctggcagatcgacccgaacgtggaggccgtcggcgaccccatcgaggccgtgatccacgccgccgccgcggaattggatcccgagcgcggctacaacatgcgcttcgtactggtggagaacaccgccgccggcgacgctgaggaccggcccgccgccgtgctggtggtggtcgccaatggcctggtggtggacgacacctcgtggcgcacggtcatcgacgacctcaccgcctcctggtccggcggccacgccaccccgcccagcgccgacgcccacccgctcggcattgcccgcggcctcgcacagcgggccctggaagccgacaccgtggacgaattggactggtggcgtgaggctctcgccgatgccgccccgggcgtctccccggaccgggtgcgcgccgacctcgaatccggtggccgcggccgggtctcggtctccatcaccggcgagggcgcggccgccgtggacgccgtcgcccgccgctacgacgccagcatcgacgacgtgctgctgtccgcgctggccgccaccctgctcgacccggatgcccgcgtcctgcgcgacaccctgggttcggtggtgcggctgaccgccgacggccgcgaacccggcgacggcgacgggcagcgcacggtcggcgcgttcagcaccgcctacccgttcccgctgcgcctcgagggcctcgacctcgcccaggtgcgctcgggcgggcccggcgcgggcagtgtgatcgagcagatccgcgaccgctcccgcgaggtgccgtcccggggcgtcggcttcgggctgctgcggcacctgaacccggagaccgaggcggagatcgcggtattgccggtgggccgcatcggcttccgctaccgcgacctgcggccggcccgggtctacccggaaccggtggcacaggacctgtacctggacatcaccgtggacaccagccaggacgggctcaccgcccgcttcgacttcgtgggcgcggtactcggactcgaccaggtcaaacagctggtcgagggctgggtgcaggccctcggtggactggccgaacacgggcgg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cgcccggttcgccagcggcccacccgtacccgtcggccgcgcgtcaccactttgccgcagctcatggcctcggcggtggaggcgaatccgagcggaaccgccgtcgtctacgccgacgcggccgccacgctgggcgctctgacctacgccgagctcgacgagcgctccacccggctggcccggctgctcatcgaccgcggcatcgggcccgaggacctggtggccatcggcattccgcgctcgctggactcggtggtcgcggtctgggccgtcgccaagaccggtgccggttacgtcccggtcgaccccaactatccgcaggaccgcgtcacgcacatggtcaccgactcgcgggcggtgctcgggctcaccgtcgccgcggtgcgcgcggacctggccgacgatgtcgagtggctgaccctcgacgccgccgatctgaccgccgagatggccgaataccccgacgaggccgtcaccgccgcggatcgggtgcgcccgctgcgggccgagcacccggcctatgtcatctacacctccggatcgaccggcaagcccaagggcgtggtggtcacccaggccggactgtccggcttctgcgatgagcagcgcgatcggtaccgcaccggaaccgattcgcgggcactgcatttcgcgtccccgtcgttcgacgcctcggtgctggagctgctgctcgcgctcggcggcgctggcgcgctggtggtcgcctcgcccgacgtgctcggcggcgacgaactggcggcgctgctgcgccgggagcgggtgacacacgcgttcatcaccccggccgcgctggcctcggtggatccggcgggtctggatgatctgcgcgtcgtggtcgccggtggcgaagcctgcccgccggatctggtgcggcgctgggtacttcccctcggcggcggcgcgaaccgcgagttctacaacgggtacgggcccaccgagaccaccatcatgaccaatatcagcgcgccgctggtgccgggtgaagtggtcaccatcggcgggccggtgcgcggcatcaccgaatacgtgctcgacgagcggctggtgccggtcgtggacggcgtggtcggtgagctctacatcagcggcgcgcaggtggcgcgcggctaccacgcgcgacccggcctgaccgccgaacgcttcgtcgcgaatcccatggaccccagcggatcccggctctaccgcaccggcgacctggtccgccgcaccccctccggcgacgtggaatacctgggccgcaacgacttccaggtcaagatccgcggtttccgcatcgagctcggcgagatcgacgcggtgctgggctcgcacgacagtgtggacttcgccgtcaccgtcggccacaaactcgacacgggcgcaacgattctggccgcctacgtgcacgccgcacccggcgcggtggtggacgtggacgagctgaccgcctatgccgagcagagcctgcccgcgcacatggtgcccaccaccatcatggtgctggacgtcattccgctgaccccggtcggcaagctggaccgccgcgcgctacccgaaccgcagttgcgcaccaaggagttccgcgcaccgtcgggcacgctggaggagctggtcgcgggcgtcttcgccgacctgctcgacccggtcgatccgatcggcgcggacgacgacttcttcgaactgggcggcaattcgctcatcgccacccgggtggccgcccggctgggcgcggagatctccgcgcgcgtcccggcccgcatgatcttcaccgcgtcgaccgtcgccggactcgccgcgcaactcgaacccctggtgggagcgggcgggcggcccgcgctcaccccgcaaccgcgccccgaccggattccgctgtcgctggcccagcagcgcatgtggttcctcaaccagttcgatacggcctcggccgccaacaacattccgttcgccatccggctgcgctccgcgcagcccggcaccgacgcgctcgatatcgccgcgctgcgggcggccatcgccgatctggtggaacgccacgaaacgctgcgcaccgtgtacccggccgtggacggcaccggctaccagatgattctgcctgccgcgcaggcgattccggcgctcacgccgcggcccgtcgcccccgagcaggtgccggactggctgctggggctggctgggcgcggcttcgacgtggccgccgaggtgccgctgcgcatcgagctggccgaaatcggttccggcgactacgtcatcgcggtggtcgtgcaccacatcgccgccgacggcgcatcggtgggtccgttcatgaaggacctgctgaccgcctacttcgcccaccacgccggtgccgcggtgacctgggagccgctggcggtccagtacgcggactacacgctgtggcagcgcgccctgctcggcgacgagcagcaggccggatccctcgccgccacccagatcgcctactggcgtgcggctttggcgggcatcccggatcgcctggacctgcccgccgaccggccgcgcccggcggtcgccagcggccgcggcgcggtccacaagttcgagatcgacgcggcgctgcacgcccggctcgacgagctcgcccagcgcggcggcgcgtcgccgttcatggtcatgcacagcgcgctggccgtcctgctggcccggctgtccggcaacgacgacatcgtgatcggcaccccggtcgcgggtcgcggcgagcgcgaactcgacgacctcatcggcatgttcgtcaatacgctggtgctgcggacccggatcgatccggccgccaccttcgccgagctgctcgacaccgcgaaagagaccgatctggcggccttctcgcacgccgagctgccgttcgaacgcctggtggaagtcctcgacccggtccgctcgcaggcccaccacccactgttccaggtggcgctgttcttccacaatatcgagactccgcgcctggaactgccgggcctgagcgctgaggccgtcgaactcgacggcgcggtggcgaaattcgatctgcaactgtcggtgatcccgcgcgagaccgatggcgtcgcgggcggcatgaccgccgtattcacctacgccaccgagcttttcgacgaggcgacggtggccggattcgccgagcgcctggtgcggctgctgtcgggcatcgcggccgccccggacacccggatcggcgaattcgagctgctggccgcccccgagcgggaccgaatcctgctgggctggaacgagaccgcgcatccggtcgcgccggaactgctgctcgacggctaccgccgggccgtggccgcgcacccggacgcggtggccctgcaccacgagggcgtcgagctcacctaccgcgaattcgaccgccgggtcaacaagctggcccggctgctcatcgcctacggggtgggcccggaggcgctggtcggcctgtcgctgcgccggtcgccggaactggtgatcggcatgtacgcggtgctgacggcgggtggcgcgtacgtgccgctggatccggaccatccggccgagcgcatcgcgcacattctcgatacggcgcaaccggtctgcgtgctgaccaccatcgccgacgcggtcccggtaccggacgacaccggcgtggtctacctcgacgtcctcgacaacgacgtgttcaacggcgcgccgctgaccccgggcgaactgctcggcaaggtgctgcccgagcatccggcctacgtcatcttcacctccggctccaccggccgccccaagggcgtcgcggtgtcgcacggggcgattcacaaccagaccacctggatgctggccgagtacccgatgggtcccggcgacgtgtatctccagaagaccgccaccaccttcgacgtgtcgctgtggggctacttcatgccgctgcgcacaggcgcgaaactggtggtcgccacccacgacgggcaccgggatccgctgtacgtggcggaatccattgcgcgccacagggtcaccgtcaccgacttcgtgccgtcgatgctgacggtcttcgccgcgcacaccgccgccgggagcatcgccagcctgcgcgacgtgttcgtcatcggtgaggcgctgccgcccgagaccgtcgcggccttcgccgccgtctcggatgccaaggtgcacaacctgtacgggcccaccgaggccgccgtctcggtgacctactggcaggcccgcggcgacgaacggcccaccgtgccgatcggcctgccgcagtggaacactcgcgtctacgtgctggacgggcagctgcgcccggtgccgcccggcgtggccggtgagctgtacctggccggtgaccagctggcgcgcggctacgtgcgccgccccgatctgacctcggatcgcttcgtggccaacccgttcgggaccggcgagcgcatgtaccgcaccggtgacctggtggtctggcgcgctgccggagccgatcgcccgcagcggctggattacatcggccgcaccgactttcaggtgaagttccgcggccagcgcatcgaactcggcgagatcgagaccgcgctgctggcccagccgcaggtctcggcggccgtcgccctggtcatgccgtccgacctgggcgatcagctggtcgcctacgccgtgccgctgcccgggcacaccatcgatcaggccgagctgctgcccgcgctcgcggatcacctgcccgcgtacatgattccggccaccgtcgtggccctcgacgccttcccgctcaacgccagcggcaagctggaccgcaaggcgctgccgtcgcccaccttcgtcggacgcgaattccgggctcccgcaacgccgatcgaggagatcgtggccgaggtgttcgccgaggtgctcggcgtggcacgggtcggcgcggacgacgacttcttcgctctcggcggaaactccctcgtcgcaacgcaggtcgtggcccggctcggtgtcgccgtcggcgagcgggtgccggtgcgcgccctgttcgagacgccgaccgtgaccgcgctcgccaccgccatcgaagccctcggcggcagcgaatcccgagcccggcacggccgcacccacgcactgggcaccatcgagcggcccgagcggctgccgctgtccccggcacagcagcgcatgtggttcctcaatcgcttcgaggaccagggcgacggcaccatcggcgcgggctcggccgcctacaacctgcccttcgcactgcgcgtctcgggcagcctagacgtggaggcgctgaccgccgcactcgacgacgtggtggcccggcacgaggtgctgcgcaccgtgtacccggaaacccccgagggcccggtccaggtcgtgctgccggccggcatcgaaaccgcctccgcgcgtctggaatcggtgcgagtcgccgaatccgaggtggccgcggccgtctacgagctcgcggtgacgccgttcgacgtgaccagccaggtgccgatccgggtgcggctgctcgaaatcaccgatctcgcaccgggtgcccggcgcgagtacgtgctcgccgtggtcgcccaccacattgccgccgacggctcctccatggccccgctggcccgcgacatcatgaccgcctacgcggcccgcgccgccggcgccgagcccggctgggccccgctggccgtccagtacgccgactacgcgctgtggcagcgcgccgtgctcggcgacgagtccgacccggaatcggttgccgcccagcagatcgcctactggcgcaccgaactcgacggcctgcccgacctgctcgaactgcccaccgaccggccgcgccccgcggtagcgtcgctgaccggatcgcgcctgaacgtgatcatcgacgccgaggtgcacgccgggttgacgcgcatcgcgctggcgcacaacgccaccctgttcatggtggtgcacaccgcgttcgcgctgctgctgtcccggctctcgggcaccgccgacatcgccatcggcaccccggtggccggtcgcggcgaacgcgaactcgacgatctcatcggcatgttcgtcaatacggtcgtcttccacacccgggtcgacggcgacgccaccttcggcgaactgctcgcccgccagcgcgaaatcgacctgcaggcgttctcgcacgccgacattccgttcgagcgcctggtcgaggtgctcagcccgccgcgctcgaccgcgcaccacccgctgttccaggtcggcctgtccttccagaacatggcgcgggagaccctggaactgccggggctgaccatctccgggctcagcgcggatgccgatgtgtcgcagttcgatctgcacctgatcgtctccgacgcctacgacgagacgggtgcgcccgccggtatcggcggcttcatcacctacgcctccgagctgttcgacgccgagaccgtcgcgggcatgctggaccggttgcagcgcctgctcgccgccgtggtggccgacgactcggtgcgcgccggggacatcgaattgctggccgccgaggagcggaccgaactcctgtcggcgcgcaatgccaccgcgcaccgggtggatacggccgccacgctggcctcgctgctcaccgcgagcgtgaccgcagcgcccgacgccgtcgccctggtcggcccgagcgggaccgcccacacctacggcgagctcgggctgcgggtgaatcgcctggcgcgctacctgatttcgcgcggggtcggcccggagacccgggtggcgctggccctgcggcgctcggtggatctggtcgtcgccatgtacgcggtatcggtcgcgggcggcacgtacgtgccggtggatccggaccagcccgccgaacgcaccggctacatcctcgagacggccgcgccgctgtgcgtgctcaccaattccgaggccggattcgacacctcggtcgcgccggtgctgaacctcgccgatctgcgcctggaatcctttgccggccacgcggtcaccaatgccgagcggctgctgccgctgcgaccggccaataccgcctacgtcatcttcacctccggctccaccggccgccccaagggcgtggcggtgccgcatcgggccgtggtcaaccaattgcgttggaagatcgccgaattcgggctgggcgcccaggacgcggtgctgctcaaaaccgccgccaccttcgacctgtcggtgtgggagttctggtcggcggcggtgtccggtggccgcctggtgatcgcgaccgccgacgggcaccgcgacccggcgtacctgaacgcgctcatggcgcgcgagcgggtcaccacgctgcacgcggtgccgtccatgctggacgcgctgatgacggaatccggtggggcgctgaacgattcgctgcgccgggtgctggccatcggtgaggcgctgcccgccacggtggcgcagcgctttcgcaaggccaatccgggtgcggcgctgttcaacctctacggcccgaccgaggccgcggtgtccatcaccagccacccggtcaccgacctcgaccggctgtcggtgccgatcggcgcacccgaatggaacagccgcgtctacgtgctcgacgcacgcctgcggccggtgccggtgggcgtgtccggcgagctgtacctggcgggcgaccagctggcgcgcggctacttcgcgcgaccggaactgaccgcggatcgcttcgtggccaacccgttcgggcacggcgagcgcatggaccgcaccggcgacctggtggcctggaacgcggccggggaactcgactaccggggccgcaccgacttccaggtcaagatccgcggcttccgcatcgagctcggcgagatcgaggcggcgctgctggcgctgccggaggtcgcgcagaccgcggtgctggccaagtcggacgccaacaccggtgatcggctcgtcgcgtacatggtgcccgcgggctcggatatcgatgtggcagaggtgaagtcggcgctgtcggcggcgctgccgtcctacatggtgccctcggccttcgtggtgctcgatgccctgccgctcaatgtgaacggcaagctggaccgaaaggccctgccggaaccggaattcgaggccaccgcctaccgcgcgccgtccactccgatcgaggagatcgtggcgggcgtctacgccgacgtgctcggctccgaccaggtcggtgcggacgacgacttcttcgccctcggcggaaactccctggtggcaacgcaggtcgccgcccgcctcggtgccgcgctggacacccgggtccccgtgcgcctgctcttcgaagcgcccaccgtcgccgccctcgccatcaaggtggagcagcatgcgggcctgggccgcaaggccctggtggccgggccgcgtccggagatcgtgccgctgtcactggcacagcagcgcatgtggttcctcaaccagttcgaccccacctcggccgcctacaacatcccggccgccgtgcgcctcaccggtgatctgaatgtggccgcattgcagcaggccgtggccgacaccatcggccgccacgagtcgctgcgcacggtatatccgcagatcgacggtgtggcacggcaggtcgtccggcccgccgcccaggtggtgccggatctcaccccggtcctggtgaccaccggttcgctgccgcaccgcatcgccggagtcctctcggccggattcgatgtcgcgcgcgaggttcccctgcgggccaagctcttccgcgtcgaaggcgccgagaccgaacatgtcctggtgttcgccacccaccacatcagcgccgacggctggtccatgggcccgttcacccgcgacatcatgctggcctacgccgcccgcgcgcagggcgaagcccccgcgtgggctccgctgccgatccagtacgcggactacaccctgtggcagcgcgaggtgctcggctccgaggacgatcccgacagcctcatctccgcccagaccgactactggcggaccgctctcgccggactcccggacgagctgaacctgccctcggaccgcccgcgcccgccggtcgcctcactgcgcggcggcaccgtgaccttcgagatcggtgcggaattgcagcgcgcgctgcaagaccttgcacgggaacgcaatgcgaccctgttcatggtcgtgcacaccgccctcgcggtcttcctgtcccgcctgtcgggcagcgacgacctcgccatcggcagcccgatcgcgggccgcggcgaagccgaactcgacgacgtgatcggcatgttcgtcaacacgctggtgctgcgcacccgcgtctcgggacagcggagcttcgacgacctgctcgccgaggtcaaggacaccgacctggccgccttcgcgcacgcggacgttccgttcgagcgactggtcgaactgctcaacccggagcgttccaccgcgcgcaatccactgttccaggtggcactgtcgttcgagaacctgcccgacgccggattcgagctccccggattgcgcatcggcgcggtcgatttcgaggtcgacaccgccaaattcgatctccagctgaccattgcgggcaccgccgactccggcgcgaccggcatcttcacctacgcacgcgacctgttcgacgcgtcgacggtggaggcgttcgcgcagcgcttcctgcggctgctcaccgatatcgtcgcgcggccgggccatccggtcggcgacctggagctgctgtcggccgccgagttcaccgatctcaccacccgcaccggcggcgcggccgaacagccgcgcacgctgccggagctgatgagcgccgcggtggcggccaatccgtccgggcccgcggtggtgtaccggggccgctccttcgactacgccgatctggacgcggcctcctcgaagctggcgcgcgccctcatcgcacacggcgcgggaccggaagtccgggtggccgtcgccattcggcgatccatcgagtcggtgctcaccacctgggcggtgctcaagaccggtgccgtcttcgtgccgatcgatccggactacccgggcgaccgcatcgcgcacatggtcaccgactcgggcgcgccgctgggcctcaccctgggcgccgatatcgctgccctgcgcgacatctcgggcgacaccgagtggatcgccctggacgcgcaccgattcgtggtcgacgtcgaccggtacccggacacgccggtcacggacgccgagcggacgcgcccgctgcgcccggaacacccggcctacgtcatctacacctccggttccacgggcgtgcccaagggcgtcgtggtcacccacgcgggcctggccagcctgtgcgccgagcaggtcgagcggtacgagctcgattccacctcgcgcgcactgcatttcgcgacgccgtcgttcgacgccgccatgatggaattcctcttcgccatcggcgcgggcggggccctcgtggtggtgccgccgggcacctacggcggtaccgaactgtccgacctgatccgcgaggagcaggtcacccacgcgttcgtcaccacctccgcgctgtccaccttcgacgccaccggcctggactcgctgcgcgtgctggccgccggcggcgaggcgatgcccgccgaactggtggagaaatgggcggtgccgatcggcacggacggcgcgatccgccgcttccgcaatgtctacggcccgaccgagaccaccatcgtgatcaccatcggcgagccgctgacgccgggcgatccgatcaccatcggccgcccggtccgcggcgcccaggcgctgatcctcgaccatcgcctgcgcccggtgccggtgggcgtctcgggcgagctgtatctgtcgggtctgcaactggcgcgcggctatcacgcgcagccgggcctgaccgccgaccgcttcatcgccaacccctatgtggccggtgagcgcatgtaccgcaccggtgacgtggtgcgctggaccgcggacggttcgatcgaatacgtcggtcgctccgatttccagctcaaggtgcgcggcttccgcatcgaactgggtgagatcgatgccgcgctggccgcacacgaatcggtggacttcgcggtcaccgtcgggcacaagaccgcggccggggccaccatcctggcctcgtacgtgctgccggtggcgggccaccggatcgataccgccgcgctcaccgagcacgtcgcgggcagactgccggaatacatggtgccgacggccattacggtgctcgacgctatcccgctgaccccggtcggcaagctggatcgccgggcgctgcccgaacccgtgctcacccgtcgcgaattcgaggctcccgcaacgccgctggagcagaccgtggccgacaccgtggccgaggtcctcggcctggaccgggtcggcctgcgggacaacttcttctccctcggcggcaactcgctgctggccacccgcgtggtcggcgaactgaaccgccgcaccggagcaagtgtccgggtcgcctggttcttcaccgacccgacggtggccgggctcagcgcccgcatcgccgcgggcagtgcaggcatcgccgagggcggcgcagggagtgtcgaggccgagctggacgccagcctgcgcccgatcctgccgatccgcgccgaaggctcgcggccgccgctgttctgcgcgccgccgctgtccgggctggcctggccgttcgccggactggccgagcacctgcccgaggagcagccgatcctcggcctgcaatccccggcactgaccgagaacgactacgacccggccactttcgccgacatgatcggccgctacctggccgccatgcgcgaggtgcagccgcacgggccctaccggctcgtcggctactccatgggcggcctcatcgcccacgccctcaccaccgaactgcgcgcggcgggggagcgggtcgaactgctcggcattctcgacgccttcccggagatcgacctcgaatacttccgggccacggtgcgagacgaattcgtggcgctgggcgtgcccgccgacgcgttcccggcggacctgcgcgacctgggcgacgacgccctggccgcgctggtcgccgccctgccgccggaactcgcggtgctcgacctggaccggatgcgccgcatctaccgtggcgccatgggcgcggtccagctggtcagcgaataccggccggaccgcttcgacggtccgatcgaactgttccgcgccaccatccacaatgagggcgaacgggtcggctcggccgcggaatggtcgcccttcgccgacggcgtcgccgatcacgttgtccacgtccggcattcgcagatgaccaccgccgaggcgttcgccgagatcggcccgcgcctggccgaactcctcgcccgcgccgactccggcgtgctcggcgacattgccggtgcgaatgacagcgccggtgcgaatgacagtgcccgtgtgaatgacagcgccggtgtgagcgctgacggtgcggaacagaccccggcggccgagcctgctacggcggaacccgctgcggccgaggacgactgggacgcgggcgcggactgggccatcacccaggtgctgccggtcatcaagcctgaggacctcgccgcgggcctcatgccgcacgacgcccaggacccggaagccgccgacgaagccgtggcggaggcagacgaggaagccgtggcggccgaagaggatgcgccggtcgcggccgaagcgaccgcgccggtgcaggattcgaccagccgggaaacggcgcggcccgtgccgcagccgaccaccggcccccgcctgacctcggtcggcgagacctcgccgctgcccgccggtgcggtgggactgctcgagggcgaaccgtccggcctgcgcgtgcgggccatcaccctcgatatcgccgcgggcctgtccggcacccgggtccgccgctcggtggccaccctgctcgaccgccaccccggcctgtgggcccggctgcggcgcgacggcggcgcggccgtcctcgacattcccgcgcagcagccgcgcggggccgcggtggtctggcagatcgacccgaacgtggaggccgtcggcgaccccatcgaggccgtgatccacgccgccgccgcggaattggatcccgagcgcggctacaacatgcgcttcgtactggtggagaacaccgccgccggcgacgctgaggaccggcccgccgccgtgctggtggtggtcgccaatggcctggtggtggacgacacctcgtggcgcacggtcatcgacgacctcaccgcctcctggtccggcggccacgccaccccgcccagcgccgacgcccacccgctcggcattgcccgcggcctcgcacagcgggccctggaagccgacaccgtggacgaattggactggtggcgtgaggctctcgccgatgccgccccgggcgtctccccggaccgggtgcgcgccgacctcgaatccggtggccgcggccgggtctcggtctccatcaccggcgagggcgcggccgccgtggacgccgtcgcccgccgctacgacgccagcatcgacgacgtgctgctgtccgcgctggccgccaccctgctcgacccggatgcccgcgtcctgcgcgacaccctgggttcggtggtgcggctgaccgccgacggccgcgaacccggcgacggcgacgggcagcgcacggtcggcgcgttcagcaccgcctacccgttcccgctgcgcctcgagggcctcgacctcgcccaggtgcgctcgggcgggcccggcgcgggcagtgtgatcgagcagatccgcgaccgctcccgcgaggtgccgtcccggggcgtcggcttcgggctgctgcggcacctgaacccggagaccgaggcggagatcgcggtattgccggtgggccgcatcggcttccgctaccgcgacctgcggccggcccgggtctacccggaaccggtggcacaggacctgtacctggacatcaccgtggacaccagccaggacgggctcaccgcccgcttcgacttcgtgggcgcggtactcggactcgaccaggtcaaacagctggtcgagggctgggtgcaggccctcggtggactggccgaacacgggcggta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atcggcgcccgccacccgtcactcccggcgggcgcgcggtcgggggacgcgcattcggaccctgccacaactgctttcggccgccgtggaggcgaatcccgacgggatcgccctgtggtacgcgggggaggcgctgacctacgccgaactctaccggcggtcttcacgactggcgcgggtgctgatcgggcgcgggctcgggcccgaggatcgcgtggtggtcgcgctgccgcgctcgatcgatgccatggtggcggtgtgggcggtggcgaagtccggcgccgtgtacgtgccggtcgatccgaattaccccgccgagcgggtccggtatatgctggccgactcgaatgccgcgctggccatttcgcgcaccgggtggcattccgaatggaataaggatcggctggatatcgattcacccgagtgcgccgcggccctggcgaatgtctccgatcggccggtttcctacatcgaacgggtccgcctgttgcacggcgacaatgcggcctacgtcatctacacctccggatcgacgggaaaacccaagggcgtcacggtcgctcacgccggtatagccggactctgcgccgagatctcccgccgtttcgacgtgacccgcgacgcgcggacactgcatttcgtctcgccgagcttcgatgccgcggtactggaattgctgctcgcccgcggagtgggcgcgaccatggtgatcgcgcccgccgatatctacggcggcgacgagctgacggaattgctgcgcgcgcagcgggtgacccacgccttcctcactcccgcggtgctggccggtatcgacccgtcccggctgcccgaactgcgggtgctgctggtgggcggtgaggccagcccgcccgagctggtcgcgcgctggtcgcaagatcgcgcgttcttcaatctctacggtccgaccgagagcaccgtcgcggtcaccatgagcgatccgctcaccgccgccgataccgtcacggtcggagcgccgatcccgggcgtgacggccctggtgctggacgcgcggttgcgactggtccccgacggcgcggccggtgagctctatatcgcggccgccggactcgcccgcggctatcacgaccgcccggccctgaccgccgaccggttcgtcgcctacccgggcggtatcggcgagcgcatgtaccgcaccggtgacgtggtccggtgggtcaccggcaagcccggcggtcgcgagctggaatacctgggccgcagcgattcccaggtcaaggtccgcggcttccgggtggaactcggcgagatcgacgccgcgctggcggccgatgattcggtggcactggcgatcacgaccgcgcgctcgctggccaacggcgaaacagccttggtctcatacgtgctgccgcgcacgggtgcggagccggacgcggtcgccctgcgggagcgggcccgggcgacgctgcccaggcacgccgtccccgccgcgatcgtggtcatcgacgaggttccgctcaccccggcgggcaagctggaccgcgaacgactacccgagccggtgctgggcgggcgcgagtatcgcgcaccggcgggcgcggccgaggtcctgatcgcggaggagttcgagcggctgctggggatccaacgggtgggggccacggatgacttcttcgaactgggcggcaattcgctgctggccatgcggctgctgggacggctgagcgcggccttcggaatcaagatctcggtcgagacggtgttcgaccatccgaccgtcgccgccctcgcggcagtgctctcggtgcgatccggtgctgccgtgcggtccggcgcgcgggccgaatgcgcgcccccggtaccgcaggcgcgcggtgaccggtctccgctctcgctggctcagcagcgaatgtggttcctggccaggctggatccggaatcggcggcccaccacatccccatcgcgctgcggttgtcgggcgcgctcgacgtggcggcgctggcggcggccgtgcgcgatgtggtcgagcggcacgaggtgctgcggaccgtgtatccggagatcgacggggtcggttaccagctcgtgctggcggccgagcgggtcccgctggatctgacgccccgcccggtcgacgcatcggagctgccgggcgagctggccgcactggcatcgcgtggcttcgatgtcacgcgggaagtggcgttgcgggccggactgttccaggtcgccgaccgtgaattcgtactcgccgtcgtggtgcatcacattgcggcggaaggcttttcgctggatccgctgacccgcgacctgaccgtagcctacctcgcccggacgcaggggcacccgccggcgtggacaccgctgccggtgcagtacgccgactacgcgatctggcagcgggaactgctcggttccggcgacgatccggattccctgctgtcccgccagctccggtattggcgcgacactctggccggactgcccccgctgctcgacctgccgaccgaccgtccccgccccgcggtgctcgcaacggccggggccgcttacggattcgagatcgacggcgagctgcgcgccgggctcgagcgactcgcgcgcgatcgcggcgcatcgctgttcatggtggtgcacgccgccctcgccgtcgtcctggccaggctggcgcgcaccgacgacatcgcgatcggcaccccgctggccgggcgtggcgcgcgcgagctggacgacctgatcggcatgttcgtcaataccctggtgctgcgcaccggaatcgacgcggccgagccgttcgcgcggctgctcgaccgcgtccgcgagaccgacctggccgccttcgaccacgccgacgtgcccttcgaatgcctggtggaggccctggatccgccccgcaccgaggcgtatcagccgctggtccaggtgctgctgatcttccagaacctcggcgaacaggcactggcgctacccgatctcaccatcgccggtgtcgaatcggagtgcgatatcgcggaattcgatctggagctgaccgtcgtcgagcagcccggcggcgggctgcactgctgctggcgctacgccaccgatcttttcgaccagacgcgcatggcggcgctggcacggcagctgaaccgggtgctggccgcggccgtggccgacccggacctgccggtgggggacctgccactgctgacggcggccgaacgcgccgcgctgaccgtggcgggatccggtgcgcggcagccggtgtcgccgggcacgctgctcgaccccttccacgcctgggcggcccgcacatccgatgccgtcgccgtggtgtccgacgatcggagctacacctacgccgaattcgcggcgtgggtgaacaggctcgcgcgagagctgatctcctacggcgtcgggcccgagacccgggtggcggtggccatcccgcggtcgccggagatgctcgcggcgatctacgccgtgctgaccgccggcggcgcgtacgtgcccatcgaccccgaccacccggccgagcgcatcaggcacatcctcgatacggtccggccggtgtgcgtgctgaccgcgggcaccaggatcgacaccgcggcggtgccggaggtgtccctggaatggctggatctgtcggcgcacccgaccgatccggtcaccgacgcggagcgccgtgcgcccctgcggttgtcgaacgccgcctacgtgctgttcacctccgggtccaccggccgccccaagggcgtggtggtcacccaggccgccgtggtgaaccagatggcctggatgcgagggcaatacgacctgcggcccgccgacgcgttcctgcacaagacgccggtcaccttcgacgcctcggtctgggaattgttcctgcccttgcggatcggcgcgcggctggtggtggcacgccccggcggccatctggaaccggactacctgctggcgaccgcgcgccgccacgacgtggcgatgctggagttcgtgccctccatgctggccgtgctgctcgccgacccgaatgccgaactgcccgggggagtccggtacctgtccgtcggcggcgaggaactgccgccgggactggtggcgcaggtccgggagcggcacccggccgtcgtcgacaacacctacgggcccaccgaagccaccgtcacctcgaccttccaccgctgtgcgcccgccgacggcaaccgggtgccgatcgggcgtccggtgcccaacaccggtgtccgcgtgctggattcgcgactgcacccggtgcccaccggcatcccgggcgaactgtatctgaccggctcgcagctggcgcgcggatacgaggccaccggtgggcagaccgcgcaccgcctcgtcgccgacccggacggcccggcgggcacccgcatgtaccggaccggcgacctggtcgtcatgcgcgccgacggtgcgctggagttcctgggccgcaccgatttccagctgtcgctgcacggattgcggatcgagccaggtgaggtcgaagccgcactgcgcgcacatcccgccgtggaccgggcgaccgtggtcctccgccgcgaacagctgatcgggtatgtgaccgccgcgggcgaggatcgacccgacgtcgaggccgtactggccacggcccgggatcggctgcccggctacatggttccggcgcaggtggtccttctcgacgaactccctttgggcgcaacgggaaagctcgaccgcgccgccctcccggagccggtgctgcccgcgcgcgagttccggccgccggtcaccgtcgacgaatatggcgtggcggcggtgttctccgagatcctcggcatcgaccgggtgggacgcgacgacgacttcttcgcgctcggcggcacctccctgaccaccatccgcgtgcgcgccgcgctcgccgaaaagctggagctgccggtgcctttgcgcctgctgttcgcccaccccggagtcggtgatctcgcggcggccctgcgcgacgagcccgccgcggccacgaccggtccggacccgcgcgccgacgccgtcctcgatgccgccatcaccgcgagcggttgtatcccggcccggagcggggcaccgcagactgtgctgctgaccggcgcgaccggcttcctgggcgttttcctgctgcgggaactgctcgagcacacctcggccacgatctactgcctggtgcgcgccggatccgatgccgcggcgcgggaacggatccggaccgccgcgcaacgctatcggctcgacctcggcgcgcacgccgaccggatcgtcgccgtcgccggtgatctcgcgcagccgcaattgggtttgagcgcagaacatttcgccgagctcgcggaacgcatcgaggtcgtctgccacaacggcgcgctggtcaatcacctcgaaccctatgcgcgcatgcgcgatgcgaacgtcggcggtaccgccgaggtgctgcgcctggccgccaccacccgggtcaagccggtccactacgtctcgacggcctcgctggcggcggccaccgcgggcgagccgccgagcggcgtgccgggctatgtgctgagcaaatgggtggccgagcagctcgtcgccgccgcgcccgatcgcgggatcccggcggtcatccaccggcccggcctgatcgcgggcgacacccgcaccggagccggaagcaccgacgacgccgtgtggaccatggtgcgcgccatggtgattctcggcatggcaccggagctcggcgacgtcgcgatcgaggtgcacccggtgaatcacgtggccgccgccatcaccggcccgctgcggcactccggtggcgcggcggtcgaatccgggccgtaccgggtgtcgctgcgggatctgatcgaccggctcatcggccggggacaccggctgcggccggtcgatccggaaggcttcggcgcggccctcgcggcggcggccgaacaggcggccgccgccggagaccacaccctcgcccgggccgccgccctgagcatcaacttcaccggcttcggtgcggtcgccgagggagaaaccggacagcggtgccccacgctggacggggacgtgctcgaccgctatctcgactacttcaccgacatcgggttcctcccgtgcccgggcgcccgcgacgcctcgatccccagcaccggcgcgcagtt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atcggcgcccgccacccgtcactcccggcgggcgcgcggtcgggggacgcgcattcggaccctgccacaactgctttcggccgccgtggaggcgaatcccgacgggatcgccctgtggtacgcgggggaggcgctgacctacgccgaactctaccggcggtcttcacgactggcgcgggtgctgatcgggcgcgggctcgggcccgaggatcgcgtggtggtcgcgctgccgcgctcgatcgatgccatggtggcggtgtgggcggtggcgaagtccggcgccgtgtacgtgccggtcgatccgaattaccccgccgagcgggtccggtatatgctggccgactcgaatgccgcgctggccatttcgcgcaccgggtggcattccgaatggaataaggatcggctggatatcgattcacccgagtgcgccgcggccctggcgaatgtctccgatcggccggtttcctacatcgaacgggtccgcctgttgcacggcgacaatgcggcctacgtcatctacacctccggatcgacgggaaaacccaagggcgtcacggtcgctcacgccggtatagccggactctgcgccgagatctcccgccgtttcgacgtgacccgcgacgcgcggacactgcatttcgtctcgccgagcttcgatgccgcggtactggaattgctgctcgcccgcggagtgggcgcgaccatggtgatcgcgcccgccgatatctacggcggcgacgagctgacggaattgctgcgcgcgcagcgggtgacccacgccttcctcactcccgcggtgctggccggtatcgacccgtcccggctgcccgaactgcgggtgctgctggtgggcggtgaggccagcccgcccgagctggtcgcgcgctggtcgcaagatcgcgcgttcttcaatctctacggtccgaccgagagcaccgtcgcggtcaccatgagcgatccgctcaccgccgccgataccgtcacggtcggagcgccgatcccgggcgtgacggccctggtgctggacgcgcggttgcgactggtccccgacggcgcggccggtgagctctatatcgcggccgccggactcgcccgcggctatcacgaccgcccggccctgaccgccgaccggttcgtcgcctacccgggcggtatcggcgagcgcatgtaccgcaccggtgacgtggtccggtgggtcaccggcaagcccggcggtcgcgagctggaatacctgggccgcagcgattcccaggtcaaggtccgcggcttccgggtggaactcggcgagatcgacgccgcgctggcggccgatgattcggtggcactggcgatcacgaccgcgcgctcgctggccaacggcgaaacagccttggtctcatacgtgctgccgcgcacgggtgcggagccggacgcggtcgccctgcgggagcgggcccgggcgacgctgcccaggcacgccgtccccgccgcgatcgtggtcatcgacgaggttccgctcaccccggcgggcaagctggaccgcgaacgactacccgagccggtgctgggcgggcgcgagtatcgcgcaccggcgggcgcggccgaggtcctgatcgcggaggagttcgagcggctgctggggatccaacgggtgggggccacggatgacttcttcgaactgggcggcaattcgctgctggccatgcggctgctgggacggctgagcgcggccttcggaatcaagatctcggtcgagacggtgttcgaccatccgaccgtcgccgccctcgcggcagtgctctcggtgcgatccggtgctgccgtgcggtccggcgcgcgggccgaatgcgcgcccccggtaccgcaggcgcgcggtgaccggtctccgctctcgctggctcagcagcgaatgtggttcctggccaggctggatccggaatcggcggcccaccacatccccatcgcgctgcggttgtcgggcgcgctcgacgtggcggcgctggcggcggccgtgcgcgatgtggtcgagcggcacgaggtgctgcggaccgtgtatccggagatcgacggggtcggttaccagctcgtgctggcggccgagcgggtcccgctggatctgacgccccgcccggtcgacgcatcggagctgccgggcgagctggccgcactggcatcgcgtggcttcgatgtcacgcgggaagtggcgttgcgggccggactgttccaggtcgccgaccgtgaattcgtactcgccgtcgtggtgcatcacattgcggcggaaggcttttcgctggatccgctgacccgcgacctgaccgtagcctacctcgcccggacgcaggggcacccgccggcgtggacaccgctgccggtgcagtacgccgactacgcgatctggcagcgggaactgctcggttccggcgacgatccggattccctgctgtcccgccagctccggtattggcgcgacactctggccggactgcccccgctgctcgacctgccgaccgaccgtccccgccccgcggtgctcgcaacggccggggccgcttacggattcgagatcgacggcgagctgcgcgccgggctcgagcgactcgcgcgcgatcgcggcgcatcgctgttcatggtggtgcacgccgccctcgccgtcgtcctggccaggctggcgcgcaccgacgacatcgcgatcggcaccccgctggccgggcgtggcgcgcgcgagctggacgacctgatcggcatgttcgtcaataccctggtgctgcgcaccggaatcgacgcggccgagccgttcgcgcggctgctcgaccgcgtccgcgagaccgacctggccgccttcgaccacgccgacgtgcccttcgaatgcctggtggaggccctggatccgccccgcaccgaggcgtatcagccgctggtccaggtgctgctgatcttccagaacctcggcgaacaggcactggcgctacccgatctcaccatcgccggtgtcgaatcggagtgcgatatcgcggaattcgatctggagctgaccgtcgtcgagcagcccggcggcgggctgcactgctgctggcgctacgccaccgatcttttcgaccagacgcgcatggcggcgctggcacggcagctgaaccgggtgctggccgcggccgtggccgacccggacctgccggtgggggacctgccactgctgacggcggccgaacgcgccgcgctgaccgtggcgggatccggtgcgcggcagccggtgtcgccgggcacgctgctcgaccccttccacgcctgggcggcccgcacatccgatgccgtcgccgtggtgtccgacgatcggagctacacctacgccgaattcgcggcgtgggtgaacaggctcgcgcgagagctgatctcctacggcgtcgggcccgagacccgggtggcggtggccatcccgcggtcgccggagatgctcgcggcgatctacgccgtgctgaccgccggcggcgcgtacgtgcccatcgaccccgaccacccggccgagcgcatcaggcacatcctcgatacggtccggccggtgtgcgtgctgaccgcgggcaccaggatcgacaccgcggcggtgccggaggtgtccctggaatggctggatctgtcggcgcacccgaccgatccggtcaccgacgcggagcgccgtgcgcccctgcggttgtcgaacgccgcctacgtgctgttcacctccgggtccaccggccgccccaagggcgtggtggtcacccaggccgccgtggtgaaccagatggcctggatgcgagggcaatacgacctgcggcccgccgacgcgttcctgcacaagacgccggtcaccttcgacgcctcggtctgggaattgttcctgcccttgcggatcggcgcgcggctggtggtggcacgccccggcggccatctggaaccggactacctgctggcgaccgcgcgccgccacgacgtggcgatgctggagttcgtgccctccatgctggccgtgctgctcgccgacccgaatgccgaactgcccgggggagtccggtacctgtccgtcggcggcgaggaactgccgccgggactggtggcgcaggtccgggagcggcacccggccgtcgtcgacaacacctacgggcccaccgaagccaccgtcacctcgaccttccaccgctgtgcgcccgccgacggcaaccgggtgccgatcgggcgtccggtgcccaacaccggtgtccgcgtgctggattcgcgactgcacccggtgcccaccggcatcccgggcgaactgtatctgaccggctcgcagctggcgcgcggatacgaggccaccggtgggcagaccgcgcaccgcctcgtcgccgacccggacggcccggcgggcacccgcatgtaccggaccggcgacctggtcgtcatgcgcgccgacggtgcgctggagttcctgggccgcaccgatttccagctgtcgctgcacggattgcggatcgagccaggtgaggtcgaagccgcactgcgcgcacatcccgccgtggaccgggcgaccgtggtcctccgccgcgaacagctgatcgggtatgtgaccgccgcgggcgaggatcgacccgacgtcgaggccgtactggccacggcccgggatcggctgcccggctacatggttccggcgcaggtggtccttctcgacgaactccctttgggcgcaacgggaaagctcgaccgcgccgccctcccggagccggtgctgcccgcgcgcgagttccggccgccggtcaccgtcgacgaatatggcgtggcggcggtgttctccgagatcctcggcatcgaccgggtgggacgcgacgacgacttcttcgcgctcggcggcacctccctgaccaccatccgcgtgcgcgccgcgctcgccgaaaagctggagctgccggtgcctttgcgcctgctgttcgcccaccccggagtcggtgatctcgcggcggccctgcgcgacgagcccgccgcggccacgaccggtccggacccgcgcgccgacgccgtcctcgatgccgccatcaccgcgagcggttgtatcccggcccggagcggggcaccgcagactgtgctgctgaccggcgcgaccggcttcctgggcgttttcctgctgcgggaactgctcgagcacacctcggccacgatctactgcctggtgcgcgccggatccgatgccgcggcgcgggaacggatccggaccgccgcgcaacgctatcggctcgacctcggcgcgcacgccgaccggatcgtcgccgtcgccggtgatctcgcgcagccgcaattgggtttgagcgcagaacatttcgccgagctcgcggaacgcatcgaggtcgtctgccacaacggcgcgctggtcaatcacctcgaaccctatgcgcgcatgcgcgatgcgaacgtcggcggtaccgccgaggtgctgcgcctggccgccaccacccgggtcaagccggtccactacgtctcgacggcctcgctggcggcggccaccgcgggcgagccgccgagcggcgtgccgggctatgtgctgagcaaatgggtggccgagcagctcgtcgccgccgcgcccgatcgcgggatcccggcggtcatccaccggcccggcctgatcgcgggcgacacccgcaccggagccggaagcaccgacgacgccgtgtggaccatggtgcgcgccatggtgattctcggcatggcaccggagctcggcgacgtcgcgatcgaggtgcacccggtgaatcacgtggccgccgccatcaccggcccgctgcggcactccggtggcgcggcggtcgaatccgggccgtaccgggtgtcgctgcgggatctgatcgaccggctcatcggccggggaccccggctgcggccggtcgatccggaaggctgcggcgcggccctcgcggcggcggccta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ggtcgagtcaccgcccgcggtcgaggcgaacgccatcgacccgggcccggcggcagccgacgggggagggccggacgcgcgggccgattcgaaggccgaggcgaaggctcgtcggcaacgagaagccgctgcgcgcaaggagatcctggctccggtcggcggtgcgctgacgatcgccgggctgatcacggcggtggccgcgctgtgctcggtgctgccgttcctgctcatcgtgtcggcctgccgtgagctgctgcgggattcgcccgacaccgaccgggtgtggcggctgctgcttatcgccgtgctggtcctggtggcccgcgcggttctccaggcgaccgcgctgacctggtcgcacgcggtggacgcccgctatcagctgagcctgcgccgactgctcgccgacaagctgacccgggtgccgctgggctggttcggggcgcgcagttcatcggaggtgaagaagtacctccaggacgatgtggaggcgctgcactatctggtggcgcacgcccggctggacttcatcggctcggtgaccgtccccctggtgacgctggtctatctggccacggtggactggcggttgacgctggtgctgctgctcccgctggtgatctacgcgttgtgcatgcgcgccatgctggatgagcccggccgcgaacggctttcggcctacaacgcggccgagcagcgcacccgcgcggccaccgtcgaattcgtggacggcattcaggtggtgcgggccttcggccgggcgggcaaggcgcacagcgagttccgtgacgcggtcgaggagcagaccgagcggctgcgccggatgaagatgccggtcatgaccgtgcagtcgatctcggacaccgtggtcgcgccggtgttcgtcatgctgctgatcgtggtcgcgggtctcgcgggcgtcggcctggattggctggagccgctggacctgttgccgttcctgctggtcgggctcggcctgggcagttccctgctggggctgggctacggcgcgcaggcgctgcgcacggccggtgatgccgcactgcggctgcacgagttgcagcagaccgcggaattggcctccggctccggcgaatccgagccggtcgaggctccggcgggcctgatccgcttcgaggacgtgagcttcggataccgcgccgaccacaaggtgctgcgcgggctcgacctcgaactggcccccggcaccatgacggccctggtgggcccgagcgggtccggcaagtcgacgctggccaaactgctgccccgcttctacgacgtggactcgggccggatcaccatcggcggccgcgatattcgagacattcccagcgacgagctgtatcgcaccgtcggtttcgtcttccaggacgtccgcctgatccgcggcaccattgccgacaacctgcgcctggcccggcccgacgcggctgccgccgacctcgagcgcgcggcccgcgccgcccgcatccacgagcgcatcctggccctgccgcgcggctacgactccgagatcggtgtcgacgccatcctctccggcggtgaggcgcaacgtctttcgatcgcccgcaccctgctcgccgacactccggtcctggtgctggacgaggccaccgccttcgccgacccggaatccgaggccgccgtccaggacgccctggccgaactggtggccgggcgcaccgtcctggtgatcgcccaccgcctgcacaccatcaccgccgtggaccgaatcctggtgctggagaacggaacactggtcgaacagggcgaccacgccaccctgcacaccgcaggcggcctgtaccagcgcctgtgggagatcaatgccgcggcgttgaactcgatcgcggacgcggagggcggcgcggacgatcgactcggagcggttgccgcaggggtggcaaccgaggcgggcaaggaggaaagccg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ctacgcagagtcgatcgccaccaatcggaccggacgggtcacggcattgcgccgggcctacggcgttggcgacctaccatgtctgatcgccgttgtcgccgatctggacgccgaccgaaccgccctgcgccacgcgggggacagcgtcacctacggcgcgctggccaccgcgatcgagatgctgagcgaggccatgggcggcgcgctcgagcccgaggcgctcatgcaggtcgtggtctccggccagctgcccggcctgatggccggggaggagggcgggttgaccgcggcgctggaggcgctggtcgacgatgccgtcctggccgcctccgatgtcctcgaccccaagctggccccggtcgagaccctgatcaccgagttccgggagcaggtgcggcgcacccccgacgcggtggccatggaattcgagggcgcgagcctcacctacgccgaattcgtcacccgcgtcacggttctcgcccgccacctgcgcggcctgggcgtcggccccgacgtgctggtgtgcctggcggtgcggcgctcgttcgagctgctggtcggcatgtacgccatcctggaggcgggcggcgcgtacgtgcccatcgaccccgaccacccggccgagcgcacctcctacgtgctcgaggtcgccaagcccgcggtcgtgctcaccaccaccggcgaccagcccgacttcgacatcgacgccccggtgctgcgcatcgacgaattcgagcgcaacgcacgggaatacggcctggaccgcgatcgggtgctgtacccggccgacgacccggagctgccgcagcccggcccggacaacctggcctacgtcatcttcacctccggttccaccggccgccccaagggcgtggccatcccgcaccgcgcggtggtgaccttcctgcgctggcagcagcggcagttccggctcaccgacgaggacgccgtactgttcaagacctccaccaccttcgacgcctcggtgtgggagatcttctggcccctgcagaccggggcccggctggtggtcaccgccccggacggccacctcgactccgcctacctggtccgcgtcatgcgcgaatcccgggtcaccacggcctttttcgtgacctccatgctgggcgcgctggtggccgaggtgctgcgcagcggcgaggacatgcccgattccctgcgctatctgctcaccggtggcgagaccgtccccgtcggcaccgccgctgacttccgcagcgtcagcggcgcgaccctgttcgacgtgtacggcccgaccgagtccaccgtgctggccacctcccacgaggtcaccgccgccgacgtcgactcgattccgatcggcgtgcccggcgacgacgtcgaactgctggtcctggacgaggatctgcgtcccgtgccggtcggcgtggtcggcgagctgtacatcgccggaccgcagctctcgcgcggctatgtcgcccgcgcgggcctgaccgccgagcggttcgtggccaatcccgaaggcccgtccggtgatcgcatgtaccgcaccggcgacctggtgcgctgggtgtccggcgacggcggccccgacgagctggagtacgtgggccgcagcgacttccaggtgaagatgcgcggcctgcgcatcgaactcggcgaggtggagtcggcgctgcgccgcgatgccgcggtcgcccaggcggtggtgctcatgcacacccgcgccaatggcgagcaggcgctggtcggctacgtcatgccgtccggtgacgccgagatcgacaccgccgcagtgctttccaccgtccgcacccacgtgcccgagtacatggtgccctcggtgctggtctcgatgcccgagctgccgctcaacgtgaacggcaaggtcgatcgaaaagcgttgcccgaaccggtcttcgccgacaccgccgccgccttccgcgccccggccacgcccgccgaggaggtggtcgcgggcatcttcgccgacgtcctcgacctcgcggtggtcggcgcggacgacgacttcttcaccatcggcggcaactcgctcatcgccacccgcgccatcgcccgcatccgggaggcgctgggcgtcaccgtggacgtgcgcgacttcttcgagcggcccacggtggccgcgctggcggcgctcggcgataccgccggcccggcccggccgccgctgatcgccgggccgcgcccggaccacatcccgctctcacccgcccagcagcgcatgtggttcctcaaccactacgcgcgcagcgaatacgacccggccgcggacgaattcgacccgtcggccgtggacaatgtgccgttcgcgctgcgcctgcgcggcgagctggacaccgcggcgctggcggccgccttcgccgatgtcatcgagcgccacgagtcgctgcgcacctacgatccgggcaccgagcagggcccggcccaggtggtgctgcccgccgccgcggtcgacctgaccccgcgcgaggtgcccgaggaccagctggcgggcaccgtactcgccttggccgcacagggattcgacgtcaccgccgaggtgccgctgcgcgctcggctgctgcgttccggccccgccgaccacaccctggtggtggtcgcccaccacatcgccgccgacggcgcgtccatcggaccgctggtgcgggatctggtcatggcctacctcgcgcggcagtccggccagcgcccgcagtacgagccgctcgcggtgcagtacgccgactacacgctgtggcagcacgcctggatgggcgacgaatccgatccggaatcggtgtcggcccgccagatcgcgttctgggcaagcgaactcgacgatctgcccgcgcagctcgacttgcccgcggaccacccgcgcccggcggcctccagcttccggggcgcgtcgttcgagaccgagatcgacgccgagctgcgcgccgccgtcgaccgggtcgccaccgcccaccgcgccaccccgttcatggtgctgcacgccgcgctcgccgcggtgctggcccggctgtcgggcacctccgacatcgccatcggcacgcccgtcgccggacgcggcgaccaggccctcgacgccctggtcggcatgttcgtcaacaccctggtgctgcgcacccaggtccggggcgcggactccttcggcgagctcatctcccatgtgcgcgaccgggatctgcgcgccttcgcccaccgcgacgtccccttcgagcgcctggtcgaggtgctcaatccgccccgcgcccgcaaccgccacccgctgttccaggtggccctgttcatgcagaacctgggtgagctcagcgcctccctgcccggcctcagcgccgaggaactggacttcgatcccggcatcgccaagttcgacctgcagctgaccgtcatctccgacggcgaccgctaccgggtccagttcaactacgccaccgaccttttcgacgaacacacggtgcgcgagttcgccgccaagttcgcccgcctgctcaccgccgcgaccgccgacgccgcggtcccggtcggcgatatcgaactcctcgacgccggtgaacgcgactacgtcacctcgagctggaacgccaccggctcccgcgtcccggacctgttcctgcaccagggtttcgacgcccaggcggcccgcaccccgaacgcccgcgccctggtcttcggcgacaccgaactcacctacgccgagttctccgagcgcgccaaccgcatggcccgccacctgatcgccgccggggtgggcccggaatcgctggtggtgctggccatggcgcgctcggtggagctggtggcggccatgtacgcggtgctgcgcgcgggcggcgcgtacgtgccggtggatccgggccatccggccgagcgcatcggccacatcctcgccaccgcgggcccgcactcggtgctgaccacccggcgggatggattcaccctgcccgaatccatcgacgtcccactgcatcacctcgatgagatcgacctggcggactacagcggcacgaagatcgccgaccgggaacgccgcgccgtcctgcaccccgaccatccggcctacggtcttttcacctccggctccaccggcaagcccaagggcgtcgcggtcacccaccgcgccatcgccaaccagctggcctggatgcaggccgaatacggcgtgcgcagccaggacatctacctccagaagaccgccaccaccttcgacgtctcgctgtggggctacttcctgccgctgcgcgcgggcgcgaccctggtggtcgccgcccccgacggccaccgcgatccccgctacatcgccgaaaccattgcccggcacggggtcacgctcaccgacttcgtgccctccatgctcgcggtcttcgccgcgcacgccgaggcgggcgaactcgattcgctgcgtgatgtcttcgtcatcggcgaggcgctgccgcccgagaccgtcgccgccttctgggcggtcagcgacgccggggtgcacaatctctacggtcccaccgaggccgcggtctcgatcaccttccgcgaggcgcacagctccgacaccctcaccgtcccgatcggcgagccggagtggaattcccaggtcttcgtgctggattcgcgcctgcacccggtcgccatcggcgtgcccggcgagctgtacctggccggtgcccagctggcgcgcggctaccacggccgagtcgatctgacctcggatcgcttcgtggccaaccccttcggtggggtgggtccgggggccgcgagcggagcgcgcatgtaccgcaccggcgacctggtgaagtggaccgaggacggcgagctggtctacctcgaacgcctcgatttccagatcaagttccgcggccagcgcatcgaactggccgagatcgagagcgcgctgctgctggcccccgaggtcgcacaggccgcggtcgcgctcatcaaggccgactccggcgactacctggccgggtacgtcgtcgcggctcccggcgtcgaactggacccggaagccctgcgcgacggcctgacccgcgtgctcccgccctacatggtccccaccgccctgatgacgctgcccgaactgccgctcaactccagcggcaagctcgaccgcaaggccctgcccgtgccggagctgcgcgccaagcgcttccgcgcacccgtcgacgccgcccagcgcctggtggcggccgtcttcgccgaggtgctcaccgccgagcgggtgggcctggacgacgacttcttcgccctcggcggcagttccctcgacgccgcccgggtgacctcccgcatcggcgcggaactcggtgcccgggtgccggtgcgcctgctcttcgaagcctcgaccgtcgagggcttggccgccgcgctggtcgccgccaatcccgatgcggcccggccgatcctggccgcgcgcccgcgcccggatcgcattccgctctcgcccgcgcagcagcgactatggttcctcaaccggatcgaagccgaggacggcgaacagagcgtctacaacctgccgatcgtgctgcgcctgcgcggcgcgctcgacatcgcggcgctcgaacaggccgccctggatgtgctggcccgccacgaatccctgcggaccagctacccggactcggaatccggtccctaccaagacattctggatgtcgccgagatcgggttgagcctcaactcggtgccggtcgccgcgtccgaactgctggcaacgatcacggccttcgccgctgcggggtttgacgtggcccgtgaacttccctcgcgcatcggtcttttcgtggtcgacgaggacgccgccgagcccgaatacgtgctggccgtggtcgtgcaccacatcgccgcggacgccctgtcgctgcagccgctgatcctggatctgatgcgcgcatacaccgcccgcaccgtcggcgcggagcccggctgggaacccctggacatccagtacgcggactacagcctctggcagcacgaactgctcggcgacgcgaacgagtcgggcaccgtggcacaccagcagctcgcgttctggcgcgagaccctggcgggcctgcccccgcagctcgccctgcccaccgaccgcccgcggcccgcggtatccaccaatgccggtgcgtccgtgccgttctcggtggatccggcggtggccgccggactgcgtgaactggcccgcgcgcacggcgtcaccatgttcatggtcgtgcacgccgccttcgccgccctgctggcccgcagcgcgaacaccgccgacatcgccgtcgcctccccgatcggcggccgcggcgaacgcgagctcgacgccctgatcggcatgttcgtcaacaccctggtgctgcgcaccgaggtcggcgccgaccggcccttcaccgatctgctcgatcgcgtccgcaccgccgacctggccgccttcgccaatgccgaggtgcccttcgaacgcatcgtcgacgccctggcggtggaccgcaccaccggcgcgccgccgctggcccaggtcatgctgtcgttcaccgatgccgcccggatgggcgaggccggcgccttcgagctgcccggtctgagcatcaccccggtcgagatcgacgaccccaccgtgaaattcgacctgcacctggtggtcggcgagaccggcgaggggctcaccggcaatctgcgctacgccaccgagatgttcgacgccgccaccgccaccgcgctcgccgagcgcttcgggcgcgtgcttgccgccgtggccgccgacgcctcggtaccggtcggcgacatcgacctgttgggcgcggccgaacgcgaactggtcgtgcggggttggaacgacaccgccttcgatgtggccgccgccctggacggcgtcccgaagacgctggccgagctgttcgaggcccaggtggcccgcacccccgacgccatcgcgctcaccttcgaggggacgagtctgtcctacgccgagttcgccgcccgcgtgcggcggctcgcccgctggctgatcagtgagggtgtcggcccggattccctcgtcgccctgggtatgcgccgctccctggacctggtcgtcggcatgtacgccgtgtccgcggcaggtgccggatacctgccgctggatcccgaccacccggccgaccgcatcgaatacatcctcgagaccgccgacccggtgaccgtgctgacctccggcaccgacctgctgctggacaccgcgcaggtgcgcatcgacctgctggacctggccggttacgacgacaccccgctgtccgacgcggaccgcattgcgccgctgcgggattccggcaccgcctacgtcatcttcacctcgggttcgaccggccgccccaagggcgtggcggtggcccatgccgccatcgtcaaccggctcgcctggatgcgcgccagctacgacctgaccgccgccgacgtgctgctccagaagacccccgccaccttcgacgtgtcggtgccggagttcttcctgcccttgcagatcggcgcgcgcctggtgatcgcccggcccgatggccacagcgacccggtctacctcgccgaactcattgcccgcgaaggcatcacggtcgcccacttcgtgccgtcgatgatggccgtgttcgtcgccgaggaggccgccgcgcggtgcaccggcctgcgcatggtcttcgcctccggcgaggcgctcgcccccaagtccgcgcacaagctgcgcgaactcaccggcgcggaactgcacaacctctacggcccgaccgaggccgccgtcgaggtggcccaccaccgggtgatcgacgccgacatcgacaccgtgccgatcgggcgtccggtcttcaatacccggctctacgtgctggattcacgactgcgcccggtcccggtcggcgtcgcgggtgagctgtatctggccggtgaccagctggccaccggctacgcggcccgcccgggcctgaccgcggatcgcttcgtggccaaccccttcggtgctgccgagcgcatgtaccgcaccggtgacctggtcaagtggaaccgcgacggtgagctggaatacctgggccgcaccgacttccaggtgaagctgcgcgggctgcgcatcgagctgggtgaaatcgaggccgcgctcagctcactggagtccgtcgcacaggcggtggtggtcgtgaaggaggagaccctggtcgcctacctgatccccgccccgggtgccgcgccttcggacgccgagctgaaaatcgagctcgcacagcgcctcccggcgtacatggtgcccgcgatcttcatgctgctggacgccttcccggtcaatacctccggcaagctcgaccgctccgccctgcccgccccgaccacgaacaccgtcgccttccgtgcacccaccggcccggaggaacgactcgtcgccgaggtgttcacggccctgctgggagccgaccgcgccggtgccgacgacgacttcttcaccctcggcggcaactccctggtcgccacccagctggtcgcccgcctggcccaggccacgggcgtacggattcccctgcgcgccatcttcgaggacgccacggtcgcgggtctggccgcacgcatccgcgcggccgacgccgaatccgtcgtcgaactgcccccgatcaccgcgcagcagcgcggcgaccgcatcccgctgtccatcgcgcagcagcgcatctggttcctcaaccgcttcgacatccgcgacggctacaccatcccgttcgccctgcggctcacgggcgtactcaatgtcgaggcgttgcgggccgcggtcgccgatgtggtggaccggcacgagaccctgcgcaccatctaccccgaccacgacggcgaggccagccagctcatcctcccggcgggcacccgcctgatcgacctggtacccgagccggtcaccgccgccgagctgccgggactggtggaagcggtggcgcgcaccgccttcgatgtcaccgccgaggtgcccttccgcatccggttgctggaactcaccgacgagcccggcgtgcacctgctggtgatggtgatccaccacatcgccgccgacggctggtccttcggcccgctcacccgcgatatcgccactgcgtacgtggcacggtgcgcgggggagaacccgaacctgcgtccgctcgacgtgcagtacgccgacttcgcgctctggcagcgcgccgccctcggcagccccgacaccgtgtccatgggcggcaccgccgccgcggaatcggtgctggcacgccagcgttcacactggacccgccgcctgcacggcctgcccgacgtgctcgccctgcccgccgatcgtccccgccccgccgtggccagcggtcgcggcgcgggcttcaccggccgcttcgacgccgaactgcactcggccgtcctggatttcgcggcctcgaagcgcgtgacccctttcatggtgctgcacaccgcgctggccgtcaccctggcccgcctgtcgggcaccggcgacatcgtcatcggcaccccggtcgccggacgtggcgaccaggccatcgacgacctggtcggcatgttcgtcaacaccctggtgctgcgcaccgaggtgcggccggacgcgccgctgggcgagctgctcggccaggtccgcgataccgacctggccgccttcgagcacgccgtggtcccgttcgaaatgctggtcgaggcggtgaatccggtgcgctcccaggcgcacgcgccgctgtgccaggtcaccctgaccctgcagaaccactcccggcccagcatcaagctgaaccggctggccatcgaggcgctcaccgtcgatgccacggtggctcagttcgacctggactggacgctggccgagaccacctcggcggagggcacgcccgacggcatcgaggtctacatcacctacgccaccgaccttttcgacgccgccaccatcggcgcgttccaggacgcctacgagcgtgtgctgcgtgccctgctcgccgatccccgcaccggggccggggacgtcgagatcatgtcgcgtgccgaacgcggcgaactgctggtggatcgcaacgccaccacccgggcgctgcccgccgagaccatggccgggctgctcgacgcccgcgcggcctcggatcccgacgcggacgcgctgatcttcgagaatgagaaggtcgcttacgcggatctggcgcggcgcgtgaatcggctcgcccgccgcctgatctcggcgggcgcgggcccggacgccatcgtcggcgtcaccgccgagcgctgcatcgacatggtggtggcgctgtgggccgtggtggccgccggtgcggcctacgtcccggtcgatccggcccacccggccgaccgcatcgcccacgtgctgagcacctccgatgtcgacctggtgctcaccgtcggcgacgcccaactgcccgaactcgacggtgtccgcgtgctggacgtcgcgaagctctcggaatccggtgcactcgagggtctttcggacgccccggtcaccgatgccgagcgccgcactccgctgcgccccgacaacctcgcctacgtcctctacacctccggctccaccggcctgcccaagggcgtggccaccagccaccgcgccatcatgaaccagctgcgctggctcgaatcccgctacggcgtcacccgcgccgaccgcatcatgcagcgtgccccgctggccttcgacgtctcggtctgggagtgcttcctgcccgccatggtcggtgcgcccctggtgattccgcgccccggcggccaccaggacctggactacctggccgggctcatgcgcgaattcggcgtcaccatcgccgaacacgtgccgtcggtgctcgcggcgctggtcgccgagggccacggcgacgccctgcactcgttccggcacctgcacaccggcggcgaggcgctgccggtcgagctgctcggcaggctgcgcgagctggtcagcggctcggtgcacaatgcctacggtcccaccgaggccgcgatcagcacgatctatcacgaattctccgacgccgatccggatttcgaggtcgccatcggccgccccaactggaacacccgcgcctacgtcctcgacgcccgcatgcgcccggtcccgaccggcgtcatcggcgagctctatctggcgggcgcgcagctggcgcgcggctatcagggccggggcgcgctcaccgccgaccggttcgtggccgacccgttcggggtccccggcgcgcgcatgtaccgcaccggggacctggccaaatggaaccgcaccggcgatctggtgtacgtgggccgcaatgacttccaggtgaagctgcgcggtcagcgcatcgagctgggcgagatcgaggcggcgctgctgtccgcgcccggcgtggcgcacgcggtggtgctgctggcccgcgacaccgccgggaccgattgcctgatcggctacgtctccggcaccggactcgaggccgagaccctgctcgagcacgcccgcacccagctgcccgcctacatggttcccgcccacctggcggtgctcgacgagatgccgctcaccacggtcggcaagctggaccggaacgcgctgcccgcactggaattcaccgccgccaccgtcgccgaccgcgagcccgcgccgggcaccgagaccgtgctggcgggcctcatcggcgatctgctcggcggcgtcaccatcggcgcggacgacgacttcttcgcccgcggcggcaattcactgctggccatgcgcctggtggcgcgcgccaatgccgccctgggtgcggagctgagcgtgaggcagctgttcgaagcgccgaccgtcgccgagctggccgctcgcgtcaccgccgccgggcaggccgtcccgctgcgccgcatgccgcgaccggagctgattccgctgtccccggtgcagactcggatgtggctgctcaaccgcctggatccggagtcggcggcctacaacctgccctcggcggtccgcatcgcgggcgagatcgacaccggcgtgctgctggcggccttcgccgacgtggtcgcccgtcacgaggtgctgcgcaccatctacccgatggacgccgacggggtcggccaccagctgatcctgcccgccgcggaagctccgctgccgctggagatccggaccggcgcggacgccgcggacccgacctggatcgcgaacttcgccgccaccggattcgatgtcaccaccacggtgccgttgcgcgccgcgctgattcgcgaatccgaccacagccacgtgctcctgctggtcatgcaccacatcgcgagcgacggccagtccacgaccccgctgctgcgcgacaccatcaccgcctacctgtcccgggcggccggaaatgcgccgcagtggaccgaactgccggtgcagtacgccgatttcgcgctctggcagcgggccaccctcgaactcaccggggcgcgcgagctggagtactggaccgagacgctgcgcgatctgcccgaggaactcgcgttgccgaccgatcgaccgcgcccggatgtggcctcgggccggggcgcgtacgtgcacacccgcctggacggcgaactggcctccgcgattcgccgaatcgctgaggcgcacaatgtgactccgttcatggtgtggcatgccgcgctgtcggtgctgctggcccggctgtcccgctcgaccgatatcgccatcggcaccccggtcgagggccgcggcaatgccgccctcgacgacctggtcggcatgttcgtcaacaccctggtgctgcgcacccagccggaactcgaccgcggcttcgacgccctgctggctcgcacccgtgcggccgatctggccgccttcgatcacgccaccgtgccgttcgaccaggtggtggacgccctcggggtgccccgcacccaggcccgcaacccgctgtgcaccgtggtcctgacctacatgaaactgggctcgcagacctatgccgcgcccggtctgatgctggagccggtcgacttcgaggcgcccgtcgcccgattcgatctccagttcaccgtgtccgacgagccggatgccgacgggcacctggcgctcgaactgaactacgccaccgatcttttcgacgcggagaccgcggcatcgttcgccgagcggctgattcgcatcgtgaccgcggtgaccgcggatccggcgaccgtcatcggcgatatcgatctgatggacgcggacgagcgccgcgaggtctcgcagcggtgggtcgccgcgggcgacgatgtcggcggtgaccccgacgccaccctgtcgagcctgctcgaccgggccgtggccgcgcatccggaacgggtcgcggtgcgcttcggcgacgaggagctgacctacgcgcagctggatcggcgcgcgaatacgttggcgcgcagcttgatcgaggccggggccggtccggagtcgctggtggcggtcatgctgccgcgctcggcggaactggtggtggcgctgctggccgtgatcaagaccggtgcgggctacgtgccgatcgatccgagctatccggccgatcgcatcgcgtacgtgttgtcggacgcgaagccggccggtgtgctcaccgactcgaccgtcgaggtcgtgctgccggaccagctgaatgtcgtgctgctggacggcatttcggccgagctctccgacgccccgatcaccgattcggatcggcgcgcaccgctgcgtccggatcacatcgcctacgtcatctacacctccggctccaccggccgccccaagggcgtggccgtggcgcatcggaatgtcgtgcggctcatggccaataccgatcacgagttcggcttcggccccgacgacgtgtggacgctgttccactcctacgccttcgacttcacggtgtgggagctgtggggcccgctgctcaatggcggcaggctcgtcgtggtcgactactacgtctcgcggtccccggaacagttcctggaactgctgcgccgggaacgggtcacggtgctcaaccagaccccgtcggcgttctaccaactcgccgaggcggagcgagtcgcggcgaccggcggcgcggaccaggcgctcgcgctgcggtacgtgatcttcggcggtgaggccctcgaattgcgccggctgtcgaattgggtcgcccggcacggggacagcgcgccgcggctggtgaacatgtacggcatcaccgagaccacggtccacgtctccgtccgtttcctggacgccgacacgatcgcagctgccaccggttcgctggtgggccgcgccatctcgggtctgcgcgtgtacgtcctcgacgaccgcctgagcccggtgcccgtcggcgtggcgggcgaaatgtacatc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ctcgccacccgcgtggtgacccgcatcggctcggccctggacaccaccgtcccgatgcgggccctgttcgaggcggggacggtcgaggccctcgcgactcgcatcgccacgcatgccgacggcggagcgcgcgtgaaactggtggcgcatcaccggacccccggcgagctgctgccgctctcggccgcacagcagcgcatgtggttcctcaaccggctggatccggagtccaccgcctacaacatcccgctcccgatccgcctcaccggaccgctggacgtgcccgccctccaggccgccatcgccgatgtggtggtccggcacgaggtgctgcgcaccgtctacccggacaccgaatcgggcccggcgcaggtggtgatcccggccgcctcggtcgcggaactgccggtgctgaaggcgattccggtgaccgaagagtcggtcacggcggcggtcgccgaggtgatcggcgcgggcttcgacgtcaccgccaccgtgccgctgcgcgcggcgctgttcgagctggctcccgaggactacgtcttcgtcgtggtcatgcaccacatcgccggtgacggcagttcgctggccccgctggcccgcgacgtcatgctcgcctactcggcgcgcaaggcgggtgcggctccggcctggccgccgctgcccgtgcagtacgcggactacgccatctggcagcgcgaactgctcggcgcgaccggcgatccggcggcgctggccacccgccagctcggcttctggaccgagaccctggccgggttgcccccgctgctggccctgcccgccgaccggccgcggccgcagctgctggatgccaccgggcggcgcgtcgacttcaccgtggacgccgaaacccatacggccctggccgaattgggccgcgacaatggcgcgaccctgttcatgaccgtgcacgcggccttcgccgcgctgctgtcgcggttgacgggtgcggccgatatcgcggtcggcaccccgatcgccggacgcgacgacgcgatgctggacgacctggtcggcgtgttcgtcaatacgctggtcctgcgcaccggcatcgaccccggcgaggtcttcaccgacctgctgcgccgggtccggtccgccgacctcgcggccttcgacaatgccgagctgcccttcgaacagctggtcgcggcgctcgacccggagcgctccaccgaccgcaatccgctggtccaggtcgggttctcgttcaacaaccagcagcccgccgccttcgagctggacgggctgcgggtcgcggccatcgaattcgacaccgatgtcacccaattcgacctgcacctggtcgtgatggacagctacgacgccgacggcaagcccgccggcctcaccgccaccatgacctacgccaccgcgctgttcgacaccgccacggtggacggcttcgtgcgacgcttccggcgggtgctcgacgccgtcgcggccgacggatcggtgcggaccggtgagatcgagctgctcgacgcgggcgagcggacgctcatcctcgacgaatggaacgacaccgcggccgttttcgacgtgttgccggagccgacgctggtctcgctgttcgaggccgccgtggccggacacgccgacagcgtcgcgctggtggtggacggtccgcaggcggaggtgctgacctacgcccagctcgacgcccgcgtgaaccggttggcgcgcttgctgatcgagcggggtgtcggggcgcgggacacggtggcgctggcgctgccgcgatccgccgagctggtggtggcgatctacgccgtgctgaagaccggggcggcctacgtgccgatcgatccggcgcagccgggggagcggatcacccacatcctcgataccgcgcaaccggccatggtgctgaccgcccaggatttggacgaattcgatctcgacgcctattcggccgaaccgatcaccgatcgggaacggcatggcgggttggtcggcgggaacaccgcgtatgtcatcttcacctccggctccaccggccgcccgaagggcgttgcggtgtcgcacagggcgattgtcaaccgcctggtgtggatgcagtccgagtaccggctcaccaccgcggacgcggtgctgcagaagacgcccgccaccttcgacgtctcggtgtgggagttcttctggcccttgcaggtcggtgcgcgcctggtggtggcggctcccgaggggcaccgcgatccggcctatctcgcgtcgtttatttttgcccaaaatgtgactacggttcatttcgtaccgtccatgctggcggccttcgtggccgagcccgcggcggcgcaatgccggagtctgcggcaggttttcgcttccggcgaggccctgcccgcccgcgccgcgcagcgcctgcgggagctcaccggagcgcggctgcacaatctctacggacccaccgaagccgccgtggacgtgacctatcacgaggtcgccgataccgacaccgagacggtgccgatcgggcgtccggtgttcaatacccaggtctacgtgctcgattcgcggctgcggccggttccggcgggcgtcgcgggcgagctgtacctggccggtgatcagctggcgcagggttacgtggcgcggcccgatctgaccgcggatcgcttcgtggccaatccgttcgggacgtcggcgcggatgtaccgcacgggtgacctggtcaagtggaatcgggacggtgagctggaatacctgggccgcaccgacttccaggtcaagctgcgcggtctgcgcatcgagctcggcgaggtcgaaaccgcgctgaccgatctggacggcattgctcagtcggtcgtggtcgtgtggccgggtgcgggcgaacacctggtcgcctacctggtgcccggcgattccacgcagccggacaccgaggcgatccgtcgcgcgctggcgcagcgcctgcccgcgtacatggtgccgtcggccttcgtcgtgctggacgagctgccgctcaacgcctccggcaagctggatcgccgcgcactgcccgcgccgaccttcgcggcacgtgaattccgggctcccgcaacggagctggagaccacgatctgcgccgcgtacgcggaggtcctcgggctcgagctggtcgggttggacgacaacttcttcgaactcggcggcacctcgctgctggccacccggctggtctcgcggctcggcgaactgctgggcgaaccggttccgctgctgttgctgttcaccgccttcacgcccggcgaactcgcccgggagctgagctcggccacccgtggcgatgcggacgcggcgctggacgtgctgctgccgttgcggcgggagggcagcgccgaaccgctgttctgcatccatccggtcggcggtgtctcgtggtcgttcgcggggctcggcgcgtacctggaccaggatcggccgatctacggtctccagtcaccggcactgaaagccgatggcgtgctgccggatgcgatcgaggactgggccgaggtgtacgtgtcggccatccggtcggtgcagccgtcggggccgtaccacctgctcggctggtcgctcggcggtgtgctggcgcacgccgtcgcggtgcgcctgcagcgggagggtgagcaggtcgcgctgctgggcatgctggacagcttcctgggtgaaaccgccggggcggccgaggatccgggtgccgaaatcgccgacctgctgggtgggcttctcggtgacggcgcgggtccggagtccttcgacaccggcttggtcacgcgggtgctggagtcgagcgcgcgctcgctggagctggcacaggcgtaccgggcggacgtattccacggggacgtcgtgtatttcaccgccgcgctggaggaacggcccgtcccgggtgtcgcgggctgggcgcgcgccgtcgacggccgggtgctcgatcacccggtaccggccccgcactggcacatgacctcgtctgagtcgctcgcgcatatcgcgcgaattctgaatgcactgtggcat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actacgcagagtcgatcgccaccaatcggaccggacgggtcacggcattgcgccgggcctacggcgttggcgacctaccatgtctgatcgccgttgtcgccgatctggacgccgaccgaaccgccctgcgccacgcgggggacagcgtcacctacggcgcgctggccaccgcgatcgagatgctgagcgaggccatgggcggcgcgctcgagcccgaggcgctcatgcaggtcgtggtctccggccagctgcccggcctgatggccggggaggagggcgggttgaccgcggcgctggaggcgctggtcgacgatgccgtcctggccgcctccgatgtcctcgaccccaagctggccccggtcgagaccctgatcaccgagttccgggagcaggtgcggcgcacccccgacgcggtggccatggaattcgagggcgcgagcctcacctacgccgaattcgtcacccgcgtcacggttctcgcccgccacctgcgcggcctgggcgtcggccccgacgtgctggtgtgcctggcggtgcggcgctcgttcgagctgctggtcggcatgtacgccatcctggaggcgggcggcgcgtacgtgcccatcgaccccgaccacccggccgagcgcacctcctacgtgctcgaggtcgccaagcccgcggtcgtgctcaccaccaccggcgaccagcccgacttcgacatcgacgccccggtgctgcgcatcgacgaattcgagcgcaacgcacgggaatacggcctggaccgcgatcgggtgctgtacccggccgacgacccggagctgccgcagcccggcccggacaacctggcctacgtcatcttcacctccggttccaccggccgccccaagggcgtggccatcccgcaccgcgcggtggtgaccttcctgcgctggcagcagcggcagttccggctcaccgacgaggacgccgtactgttcaagacctccaccaccttcgacgcctcggtgtgggagatcttctggcccctgcagaccggggcccggctggtggtcaccgccccggacggccacctcgactccgcctacctggtccgcgtcatgcgcgaatcccgggtcaccacggcctttttcgtgacctccatgctgggcgcgctggtggccgaggtgctgcgcagcggcgaggacatgcccgattccctgcgctatctgctcaccggtggcgagaccgtccccgtcggcaccgccgctgacttccgcagcgtcagcggcgcgaccctgttcgacgtgtacggcccgaccgagtccaccgtgctggccacctcccacgaggtcaccgccgccgacgtcgactcgattccgatcggcgtgcccggcgacgacgtcgaactgctggtcctggacgaggatctgcgtcccgtgccggtcggcgtggtcggcgagctgtacatcgccggaccgcagctctcgcgcggctatgtcgcccgcgcgggcctgaccgccgagcggttcgtggccaatcccgaaggcccgtccggtgatcgcatgtaccgcaccggcgacctggtgcgctgggtgtccggcgacggcggccccgacgagctggagtacgtgggccgcagcgacttccaggtgaagatgcgcggcctgcgcatcgaactcggcgaggtggagtcggcgctgcgccgcgatgccgcggtcgcccaggcggtggtgctcatgcacacccgcgccaatggcgagcaggcgctggtcggctacgtcatgccgtccggtgacgccgagatcgacaccgccgcagtgctttccaccgtccgcacccacgtgcccgagtacatggtgccctcggtgctggtctcgatgcccgagctgccgctcaacgtgaacggcaaggtcgatcgaaaagcgttgcccgaaccggtcttcgccgacaccgccgccgccttccgcgccccggccacgcccgccgaggaggtggtcgcgggcatcttcgccgacgtcctcgacctcgcggtggtcggcgcggacgacgacttcttcaccatcggcggcaactcgctcatcgccacccgcgccatcgcccgcatccgggaggcgctgggcgtcaccgtggacgtgcgcgacttcttcgagcggcccacggtggccgcgctggcggcgctcggcgataccgccggcccggcccggccgccgctgatcgccgggccgcgcccggaccacatcccgctctcacccgcccagcagcgcatgtggttcctcaaccactacgcgcgcagcgaatacgacccggccgcggacgaattcgacccgtcggccgtggacaatgtgccgttcgcgctgcgcctgcgcggcgagctggacaccgcggcgctggcggccgccttcgccgatgtcatcgagcgccacgagtcgctgcgcacctacgatccgggcaccgagcagggcccggcccaggtggtgctgcccgccgccgcggtcgacctgaccccgcgcgaggtgcccgaggaccagctggcgggcaccgtactcgccttggccgcacagggattcgacgtcaccgccgaggtgccgctgcgcgctcggctgctgcgttccggccccgccgaccacaccctggtggtggtcgcccaccacatcgccgccgacggcgcgtccatcggaccgctggtgcgggatctggtcatggcctacctcgcgcggcagtccggccagcgcccgcagtacgagccgctcgcggtgcagtacgccgactacacgctgtggcagcacgcctggatgggcgacgaatccgatccggaatcggtgtcggcccgccagatcgcgttctgggcaagcgaactcgacgatctgcccgcgcagctcgacttgcccgcggaccacccgcgcccggcggcctccagcttccggggcgcgtcgttcgagaccgagatcgacgccgagctgcgcgccgccgtcgaccgggtcgccaccgcccaccgcgccaccccgttcatggtgctgcacgccgcgctcgccgcggtgctggcccggctgtcgggcacctccgacatcgccatcggcacgcccgtcgccggacgcggcgaccaggccctcgacgccctggtcggcatgttcgtcaacaccctggtgctgcgcacccaggtccggggcgcggactccttcggcgagctcatctcccatgtgcgcgaccgggatctgcgcgccttcgcccaccgcgacgtccccttcgagcgcctggtcgaggtgctcaatccgccccgcgcccgcaaccgccacccgctgttccaggtggccctgttcatgcagaacctgggtgagctcagcgcctccctgcccggcctcagcgccgaggaactggacttcgatcccggcatcgccaagttcgacctgcagctgaccgtcatctccgacggcgaccgctaccgggtccagttcaactacgccaccgaccttttcgacgaacacacggtgcgcgagttcgccgccaagttcgcccgcctgctcaccgccgcgaccgccgacgccgcggtcccggtcggcgatatcgaactcctcgacgccggtgaacgcgactacgtcacctcgagctggaacgccaccggctcccgcgtcccggacctgttcctgcaccagggtttcgacgcccaggcggcccgcaccccgaacgcccgcgccctggtcttcggcgacaccgaactcacctacgccgagttctccgagcgcgccaaccgcatggcccgccacctgatcgccgccggggtgggcccggaatcgctggtggtgctggccatggcgcgctcggtggagctggtggcggccatgtacgcggtgctgcgcgcgggcggcgcgtacgtgccggtggatccgggccatccggccgagcgcatcggccacatcctcgccaccgcgggcccgcactcggtgctgaccacccggcgggatggattcaccctgcccgaatccatcgacgtcccactgcatcacctcgatgagatcgacctggcggactacagcggcacgaagatcgccgaccgggaacgccgcgccgtcctgcaccccgaccatccggcctacggtcttttcacctccggctccaccggcaagcccaagggcgtcgcggtcacccaccgcgccatcgccaaccagctggcctggatgcaggccgaatacggcgtgcgcagccaggacatctacctccagaagaccgccaccaccttcgacgtctcgctgtggggctacttcctgccgctgcgcgcgggcgcgaccctggtggtcgccgcccccgacggccaccgcgatccccgctacatcgccgaaaccattgcccggcacggggtcacgctcaccgacttcgtgccctccatgctcgcggtcttcgccgcgcacgccgaggcgggcgaactcgattcgctgcgtgatgtcttcgtcatcggcgaggcgctgccgcccgagaccgtcgccgccttctgggcggtcagcgacgccggggtgcacaatctctacggtcccaccgaggccgcggtctcgatcaccttccgcgaggcgcacagctccgaccccctcaccgtcccgatcggcgagccggagtggaattcccaggtcttcgtgctggattcgcgcctgcacccggtcgccatcggcgtgcccggcgagctgtacctggccggtgcccagctggcgcgcggctaccacggccgagtcgatctgacctcggatcgcttcgtggccaaccccttcggtggggtgggtccgggggccgcgagcggagcgcgcatgtaccgcaccggcgacctggtgaagtggaccgaggacggcgagctggtctacctcgaacgcctcgatttccagatcaagttccgcggccagcgcatcgaactggccgagatcgagagcgcgctgctgctggcccccgaggtcgcacaggccgcggtcgcgctcatcaaggccgactccggcgactacctggccgggtacgtcgtcgcggctcccggcgtcgaactggacccggaagccctgcgcgacggcctgacccgcgtgctcccgccctacatggtccccaccgccctgatgacgctgcccgaactgccgctcaactccagcggcaagctcgaccgcaaggccctgcccgtgccggagctgcgcgccaagcgcttccgcgcacccgtcgacgccgcccagcgcctggtggcggccgtcttcgccgaggtgctcaccgccgagcgggtgggcctggacgacgacttcttcgccctcggcggcagttccctcgacgccgcccgggtgacctcccgcatcggcgcggaactcggtgcccgggtgccggtgcgcctgctcttcgaagcctcgaccgtcgagggcttggccgccgcgctggtcgccgccaatcccgatgcggcccggccgatcctggccgcgcgcccgcgcccggatcgcattccgctctcgcccgcgcagcagcgactatggttcctcaaccggatcgaagccgaggacggcgaacagagcgtctacaacctgccgatcgtgctgcgcctgcgcggcgcgctcgacatcgcggcgctcgaacaggccgccctggatgtgctggcccgccacgaatccctgcggaccagctacccggactcggaatccggtccctaccaagacattctggatgtcgccgagatcgggttgagcctcaactcggtgccggtcgccgcgtccgaactgctggcaacgatcacggccttcgccgctgcggggtttgacgtggcccgtgaacttccctcgcgcatcggtcttttcgtggtcgacgaggacgccgccgagcccgaatacgtgctggccgtggtcgtgcaccacatcgccgcggacgccctgtcgctgcagccgctgatcctggatctgatgcgcgcatacaccgcccgcaccgtcggcgcggagcccggctgggaacccctggacatccagtacgcggactacagcctctggcagcacgaactgctcggcgacgcgaacgagtcgggcaccgtggcacaccagcagctcgcgttctggcgcgagaccctggcgggcctgcccccgcagctcgccctgcccaccgaccgcccgcggcccgcggtatccaccaatgccggtgcgtccgtgccgttctcggtggatccggcggtggccgccggactgcgtgaactggcccgcgcgcacggcgtcaccatgttcatggtcgtgcacgccgccttcgccgccctgctggcccgcagcgcgaacaccgccgacatcgccgtcgcctccccgatcggcggccgcggcgaacgcgagctcgacgccctgatcggcatgttcgtcaacaccctggtgctgcgcaccgaggtcggcgccgaccggcccttcaccgatctgctcgatcgcgtccgcaccgccgacctggccgccttcgccaatgccgaggtgcccttcgaacgcatcgtcgacgccctggcggtggaccgcaccaccggcgcgccgccgctggcccaggtcatgctgtcgttcaccgatgccgcccggatgggcgaggccggcgccttcgagctgcccggtctgagcatcaccccggtcgagatcgacgaccccaccgtgaaattcgacctgcacctggtggtcggcgagaccggcgaggggctcaccggcaatctgcgctacgccaccgagatgttcgacgccgccaccgccaccgcgctcgccgagcgcttcgggcgcgtgcttgccgccgtggccgccgacgcctcggtaccggtcggcgacatcgacctgttgggcgcggccgaacgcgaactggtcgtgcggggttggaacgacaccgccttcgatgtggccgccgccctggacggcgtcccgaagacgctggccgagctgttcgaggcccaggtggcccgcacccccgacgccatcgcgctcaccttcgaggggacgagtctgtcctacgccgagttcgccgcccgcgtgcggcggctcgcccgctggctgatcagtgagggtgtcggcccggattccctcgtcgccctgggtatgcgccgctccctggacctggtcgtcggcatgtacgccgtgtccgcggcaggtgccggatacctgccgctggatcccgaccacccggccgaccgcatcgaatacatcctcgagaccgccgacccggtgaccgtgctgacctccggcaccgacctgctgctggacaccgcgcaggtgcgcatcgacctgctggacctggccggttacgacgacaccccgctgtccgacgcggaccgcattgcgccgctgcgggattccggcaccgcctacgtcatcttcacctcgggttcgaccggccgccccaagggcgtggcggtggcccatgccgccatcgtcaaccggctcgcctggatgcgcgccagctacgacctgaccgccgccgacgtgctgctccagaagacccccgccaccttcgacgtgtcggtgccggagttcttcctgcccttgcagatcggcgcgcgcctggtgatcgcccggcccgatggccacagcgacccggtctacctcgccgaactcattgcccgcgaaggcatcacggtcgcccacttcgtgccgtcgatgatggccgtgttcgtcgccgaggaggccgccgcgcggtgcaccggcctgcgcatggtcttcgcctccggcgaggcgctcgcccccaagtccgcgcacaagctgcgcgaactcaccggcgcggaactgcacaacctctacggcccgaccgaggccgccgtcgaggtggcccaccaccgggtgatcgacgccgacatcgacaccgtgccgatcgggcgtccggtcttcaatacccggctctacgtgctggattcacgactgcgcccggtcccggtcggcgtcgcgggtgagctgtatctggccggtgaccagctggccaccggctacgcggcccgcccgggcctgaccgcggatcgcttcgtggccaaccccttcggtgctgccgagcgcatgtaccgcaccggtgacctggtcaagtggaaccgcgacggtgagctggaatacctgggccgcaccgacttccaggtgaagctgcgcgggctgcgcatcgagctgggtgaaatcgaggccgcgctcagctcactggagtccgtcgcacaggcggtggtggtcgtgaaggaggagaccctggtcgcctacctgatccccgccccgggtgccgcgccttcggacgccgagctgaaaatcgagctcgcacagcgcctcccggcgtacatggtgcccgcgatcttcatgctgctggacgccttcccggtcaatacctccggcaagctcgaccgctccgccctgcccgccccgaccacgaacaccgtcgccttccgtgcacccaccggcccggaggaacgactcgtcgccgaggtgttcacggccctgctgggagccgaccgcgccggtgccgacgacgacttcttcaccctcggcggcaactccctggtcgccacccagctggtcgcccgcctggcccaggccacgggcgtacggattcccctgcgcgccatcttcgaggacgccacggtcgcgggtctggccgcacgcatccgcgcggccgacgccgaatccgtcgtcgaactgcccccgatcaccgcgcagcagcgcggcgaccgcatcccgctgtccatcgcgcagcagcgcatctggttcctcaaccgcttcgacatccgcgacggctacaccatcccgttcgccctgcggctcacgggcgtactcaatgtcgaggcgttgcgggccgcggtcgccgatgtggtggaccggcacgagaccctgcgcaccatctaccccgaccacgacggcgaggccagccagctcatcctcccggcgggcacccgcctgatcgacctggtacccgagccggtcaccgccgccgagctgccgggactggtggaagcggtggcgcgcaccgccttcgatgtcaccgccgaggtgcccttccgcatccggttgctggaactcaccgacgagcccggcgtgcacctgctggtgatggtgatccaccacatcgccgccgacggctggtccttcggcccgctcacccgcgatatcgccactgcgtacgtggcacggtgcgcgggggagaacccgaacctgcgtccgctcgacgtgcagtacgccgacttcgcgctctggcagcgcgccgccctcggcagccccgacaccgtgtccatgggcggcaccgccgccgcggaatcggtgctggcacgccagcgttcacactggacccgccgcctgcacggcctgcccgacgtgctcgccctgcccgccgatcgtccccgccccgccgtggccagcggtcgcggcgcgggcttcaccggccgcttcgacgccgaactgcactcggccgtcctggatttcgcggcctcgaagcgcgtgacccctttcatggtgctgcacaccgcgctggccgtcaccctggcccgcctgtcgggcaccggcgacatcgtcatcggcaccccggtcgccggacgtggcgaccaggccatcgacgacctggtcggcatgttcgtcaacaccctggtgctgcgcaccgaggtgcggccggacgcgccgctgggcgagctgctcggccaggtccgcgataccgacctggccgccttcgagcacgccgtggtcccgttcgaaatgctggtcgaggcggtgaatccggtgcgctcccaggcgcacgcgccgctgtgccaggtcaccctgaccctgcagaaccactcccggcccagcatcaagctgaaccggctggccatcgaggcgctcaccgtcgatgccacggtggctcagttcgacctggactggacgctggccgagaccacctcggcggagggcacgcccgacggcatcgaggtctacatcacctacgccaccgaccttttcgacgccgccaccatcggcgcgttccaggacgcctacgagcgtgtgctgcgtgccctgctcgccgatccccgcaccggggccggggacgtcgagatcatgtcgcgtgccgaacgcggcgaactgctggtggatcgcaacgccaccacccgggcgctgcccgccgagaccatggccgggctgctcgacgcccgcgcggcctcggatcccgacgcggacgcgctgatcttcgagaatgagaaggtcgcttacgcggatctggcgcggcgcgtgaatcggctcgcccgccgcctgatctcggcgggcgcgggcccggacgccatcgtcggcgtcaccgccgagcgctgcatcgacatggtggtggcgctgtgggccgtggtggccgccggtgcggcctacgtcccggtcgatccggcccacccggccgaccgcatcgcccacgtgctgagcacctccgatgtcgacctggtgctcaccgtcggcgacgcccaactgcccgaactcgacggtgtccgcgtgctggacgtcgcgaagctctcggaatccggtgcactcgagggtctttcggacgccccggtcaccgatgccgagcgccgcactccgctgcgccccgacaacctcgcctacgtcctctacacctccggctccaccggcctgcccaagggcgtggccaccagccaccgcgccatcatgaaccagctgcgctggctcgaatcccgctacggcgtcacccgcgccgaccgcatcatgcagcgtgccccgctggccttcgacgtctcggtctgggagtgcttcctgcccgccatggtcggtgcgcccctggtgattccgcgccccggcggccaccaggacctggactacctggccgggctcatgcgcgaattcggcgtcaccatcgccgaacacgtgccgtcggtgctcgcggcgctggtcgccgagggccacggcgacgccctgcactcgttccggcacctgcacaccggcggcgaggcgctgccggtcgagctgctcggcaggctgcgcgagctggtcagcggctcggtgcacaatgcctacggtcccaccgaggccgcgatcagcacgatctatcacgaattctccgacgccgatccggatttcgaggtcgccatcggccgccccaactggaacacccgcgcctacgtcctcgacgcccgcatgcgcccggtcccgaccggcgtcatcggcgagctctatctggcgggcgcgcagctggcgcgcggctatcagggccggggcgcgctcaccgccgaccggttcgtggccgacccgttcggggtccccggcgcgcgcatgtaccgcaccggggacctggccaaatggaaccgcaccggcgatctggtgtacgtgggccgcaatgacttccaggtgaagctgcgcggtcagcgcatcgagctgggcgagatcgaggcggcgctgctgtccgcgcccggcgtggcgcacgcggtggtgctgctggcccgcgacaccgccgggaccgattgcctgatcggctacgtctccggcaccggactcgaggccgagaccctgctcgagcacgcccgcacccagctgcccgcctacatggttcccgcccacctggcggtgctcgacgagatgccgctcaccacggtcggcaagctggaccggaacgcgctgcccgcactggaattcaccgccgccaccgtcgccgaccgcgagcccgcgccgggcaccgagaccgtgctggcgggcctcatcggcgatctgctcggcggcgtcaccatcggcgcggacgacgacttcttcgcccgcggcggcaattcactgctggccatgcgcctggtggcgcgcgccaatgccgccctgggtgcggagctgagcgtgaggcagctgttcgaagcgccgaccgtcgccgagctggccgctcgcgtcaccgccgccgggcaggccgtcccgctgcgccgcatgccgcgaccggagctgattccgctgtccccggtgcagactcggatgtggctgctcaaccgcctggatccggagtcggcggcctacaacctgccctcggcggtccgcatcgcgggcgagatcgacaccggcgtgctgctggcggccttcgccgacgtggtcgcccgtcacgaggtgctgcgcaccatctacccgatggacgccgacggggtcggccaccagctgatcctgcccgccgcggaagctccgctgccgctggagatccggaccggcgcggacgccgcggacccgacctggatcgcgaacttcgccgccaccggattcgatgtcaccaccacggtgccgttgcgcgccgcgctgattcgcgaatccgaccacagccacgtgctcctgctggtcatgcaccacatcgcgagcgacggccagtccacgaccccgctgctgcgcgacaccatcaccgcctacctgtcccgggcggccggaaatgcgccgcagtggaccgaactgccggtgcagtacgccgatttcgcgctctggcagcgggccaccctcgaactcaccggggcgcgcgagctggagtactggaccgagacgctgcgcgatctgcccgaggaactcgcgttgccgaccgatcgaccgcgcccggatgtggcctcgggccggggcgcgtacgtgcacacccgcctggacggcgaactggcctccgcgattcgccgaatcgctgaggcgcacaatgtgactccgttcatggtgtggcatgccgcgctgtcggtgctgctggcccggctgtcccgctcgaccgatatcgccatcggcaccccggtcgagggccgcggcaatgccgccctcgacgacctggtcggcatgttcgtcaacaccctggtgctgcgcacccagccggaactcgaccgcggcttcgacgccctgctggctcgcacccgtgcggccgatctggccgccttcgatcacgccaccgtgccgttcgaccaggtggtggacgccctcggggtgccccgcacccaggcccgcaacccgctgtgcaccgtggtcctgacctacatgaaactgggctcgcagacctatgccgcgcccggtctgatgctggagccggtcgacttcgaggcgcccgtcgcccgattcgatctccagttcaccgtgtccgacgagccggatgccgacgggcacctggcgctcgaactgaactacgccaccgatcttttcgacgcggagaccgcggcatcgttcgccgagcggctgattcgcatcgtgaccgcggtgaccgcggatccggcgaccgtcatcggcgatatcgatctgatggacgcggacgagcgccgcgaggtctcgcagcggtgggtcgccgcgggcgacgatgtcggcggtgaccccgacgccaccctgtcgagcctgctcgaccgggccgtggccgcgcatccggaacgggtcgcggtgcgcttcggcgacgaggagctgacctacgcgcagctggatcggcgcgcgaatacgttggcgcgcagcttgatcgaggccggggccggtccggagtcgctggtggcggtcatgctgccgcgctcggcggaactggtggtggcgctgctggccgtgatcaagaccggtgcgggctacgtgccgatcgatccgagctatccggccgatcgcatcgcgtacgtgttgtcggacgcgaagccggccggtgtgctcaccgactcgaccgtcgaggtcgtgctgccggaccagctgaatgtcgtgctgctggacggcatttcggccgagctctccgacgccccgatcaccgattcggatcggcgcgcaccgctgcgtccggatcacatcgcctacgtcatctacacctccggctccaccggccgccccaagggcgtggccgtggcgcatcggaatgtcgtgcggctcatggccaataccgatcacgagttcggcttcggccccgacgacgtgtggacgctgttccactcctacgccttcgacttcacggtgtgggagctgtggggcccgctgctcaatggcggcaggctcgtcgtggtcgactactacgtctcgcggtccccggaacagttcctggaactgctgcgccgggaacgggtcacggtgctcaaccagaccccgtcggcgttctaccaactcgccgaggcggagcgagtcgcggcgaccggcggcgcggaccaggcgctcgcgctgcggtacgtgatcttcggcggtgaggccctcgaattgcgccggctgtcgaattgggtcgcccggcacggggacagcgcgccgcggctggtgaacatgtacggcatcaccgagaccacggtccacgtctccgtccgtttcctggacgccgacacgatcgcagctgccaccggttcgctggtgggccgcgccatctcgggtctgcgcgtgtacgtcctcgacgaccgcctgagcccggtgcccgtcggcgtggcgggcgaaatgtacatcgccggaccgcaattggcgcgcggctatctcggtcgcccggatctgtccgcgg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tgaacccgtgcgcttccgcctcagcggcgcgagcggcccggtgggtctggacggcccgctcatctgctaccacagcctggccgaggccgaggccgccgtccgcgcgggcaactacgggaacctcgtcgcgggctctatccccttcgacgacggtgccgccaacccctcgctgtatctgggctggcgcggcgcacaccagcccgaggccgccccggatgccaaggcggcgacgcacttccgtgcggatatcgatttcaacgacggctcgatcgcggactacctgcgcctgctcgacgacgcgctggcgctgctgcggtcaccggaggccacgctcgagaagatcgtgatcgcgcgctccgaacgctacttctacgacggtgtggtggatccgatccgcctgttcgagcggatcgcctcgttgtatccgaacgcacgcaactacttcgtcgagcacctggaccatccgggcgtgtacacgatgggcgcgagtcccgaactgttcctgcggaagacgggccccgccgtcgtgatgacgccgctggccgggaccgtcccgcgcgacacccggctgcccgaatccgcggatcggggccgcgcgcacgacctgctcttcgacgacaaatacctggccgagcatcggcacctggtggacttcatggtcaaggggctggcgccgttctgctcggacctcgaccacgccgcccagcccgaactggtggccgcaccgggcctgtggcacttgggaactcccatcaccgcccgcctgctcgaccccgagacgccggtcgccgacctggtcgcggcactgcacccgtccccggcggtctgcggcgtcccgcaggaggaggcccggcgcatgatcgcccggtacgaatcggcccgcgagtactacggcggcctgatcggctggctggacggtgcgggcgactgcgagttccacatggcgctgcggggcctggaattggatacgcaccgaggcaatctcaccttgcgggcgggcggcggtatcgtcgcgcgcagccgcatcgacatcgagttcgccgagacctcggccaaactcgccaccatgcgccgcgtgctggggctgccccg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tgaacccgtgcgcttccgcctcagcggcgcgagcggcccggtgggtctggacggcccgctcatctgctaccacagcctggccgtggccgaggccgccgtccgcgcgggcaactacgggaacctcgtcgcgggctctatccccttcgacgacggtgccgccaacccctcgctgtatctgggctggcgcggcgcacaccagcccgaggccgccccggatgccaaggcggcgacgcacttccgtgcggatatcgatttcaacgacggctcgatcgcggactacctgcgcctgctcgacgacgcgctggcgctgctgcggtcaccggaggccacgctcgagaagatcgtgatcgcgcgctccgaacgctacttctacgacggtgtggtggatccgatccgcctgttcgagcggatcgcctcgttgtatccgaacgcacgcaactacttcgtcgagcacctggaccatccgggcgtgtacacgatgggcgcgagtcccgaactgttcctgcggaagacgggccccgccgtcgtgatgacgccgctggccgggaccgtcccgcgcgacacccggctgcccgaatccgcggatcggggccgcgcgcacgacctgctcttcgacgacaaatacctggccgagcatcggcacctggtggacttcatggtcaaggggctggcgccgttctgctcggacctcgaccacgccgcccagcccgaactggtggccgcaccgggcctgtggcacttgggaactcccatcaccgcccgcctgctcgaccccgagacgccggtcgccgacctggtcgcggcactgcacccgtccccggcggtctgcggcgtcccgcaggaggaggcccggcgcatgatcgcccggtacgaatcggcccgcgagtactacggcggcctgatcggctggctggacggtgcgggcgactgcgagttccacatggcgctgcggggcctggaattggatacgcaccgaggcaatctcaccttgcgggcgggcggcggtatcgtcgcgcgcagccgcatcgacatcgagttcgccgagacctcggccaaactcgccaccatgcgccgcgtgctggggctgccccga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aacctcactcggcaagttaggtaagcataaccttggaggtctggtgtcggtcgctgacgaacgggtacgggtcacgggggagcagcggtggggcgaacacgtcaccgatccggccgcggcggtatccgcgctggcggcggcggaacttttcggcgaatacgtggtctacgagcggcccggcgaatgggtgttcgcggccgacccgatcggcggggtcgagttggacgccgacgaactccgggtgagctgggacgggcgcaccaccgccggaccgtggaccgggagccccgcgcaggccgtcgaccgcgccctggccgggctgccgtcggcgggacggaatgccttcggctggatcggattcgagttctgcgcctggtcgctcggcgcgatcgagcacgtgcatccgcgggcgacgctggcgcacttgatgattccgcgcatcgaggtccgcatcgacgccaccggggtgcgggtgtccggcgcgacgcccgccgagaccggggacatccacgagttgatcaccaccgcgcagcggaccgccccgcccggggcccacccggtggacgtcaccggggatccgaccgggtaccgggaccgggtggccgccggcgtcgccgagatcgcggatggcaggtaccagaaggtgattctgtcgcggaaggtggagctgcccttcgcggtcgacattccggccacctatcggctgggccgcatgaacaacaccccggcgcgctcgttcctgctgcgactgggcgggctcgaggccgctggtttcagtcccgaactggtggcgtcggtggaccgcgaccgggtggtcaccaccgagccgctggccgggacgcgcgccttcggccgcggtgacgacctggatctggcggcccgcgcggaactgatccgcgaccccaaggagattgtcgagcacgccatttcggtgcagacctccttcgccgagatcgcggccgtcgccgagcccgacaccaccgcggtctccgacttcatggcggtgcgcgagcgcggcagcgtgcagcacctggcgtccacggtgcgcggcacgctggcggcgggccgcagcccgtgggacgccctcgaaacgctgttcccgtccgtcaccgcctccggcattcccaaggccgagggcgtcgacgcggtcttccggctcgaccacgatccgcgcgggctgtattccggtgccgtggtgacggtttcgcccgagggcgagctggaggcgacgctggtgctgcgcgcggtctaccagagcggggccggggcttggctgcgcgcgggcgcgggcgtggtcgggcagtcgcggccggagcgcgaattcgaggagacctgcgagaagctgggcagcgtcgcgccctacgtggtcaaggccgacaccgcggtgcggg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aacctcactcggcaagttaggtaagcataaccttggaggtctggtgtcggtcgctgacgaacgggtacgggtcacgggggagcagcggtggggcgaacacgtcaccgatccggccgcggcggtatccgcgctggcggcggcggaacttttcggcgaatacgtggtctacgagcggcccggcgaatgggtgttcgcggccgacccgatcggcggggtcgagttggacgccgacgaactccgggtgagctgggacgggcgcaccaccgccggaccgtggaccgggagccccgcgcaggccgtcgaccgcgccctggccgggctgccgtcggcgggacggaatgccttcggctggatcggattcgagttctgcgcctggtcgctcggcgcgatcgagcacgtgcatccgcgggcgacgctggcgcacttgatgattccgcgcatcgaggtccgcatcgacgccaccggggtgcgggtgtccggcgcgacgcccgccgagaccggggacatccacgagttgatcaccaccgcgcagcggaccgcgccgccggtggcccacccggtggacgtcaccggggatccgaccgggtaccgggaccgggtggccgccggcgtcgccgagatcgcggatggcaggtaccagaaggtgattctgtcgcggaaggtggagctgcccttcgcggtcgacattccggccacctatcggctgggccgcatgaacaacaccccggcgcgctcgttcctgctgcgactgggcgggctcgaggccgctggtttcagtcccgaactggtggcgtcggtggaccgcgaccgggtggtcaccaccgagccgctggccgggacgcgcgccttcggccgcggtgacgacctggatctggcggcccgcgcggaactgatccgcgaccccaaggagattgtcgagcacgccatttcggtgcagacctccttcgccgagatcgcggccgtcgccgagcccgacaccaccgcggtctccgacttcatggcggtgcgcgagcgcggcagcgtgcagcacctggcgtccacggtgcgcggcacgctggcggcgggccgcagcccgtgggacgccctcgaaacgctgttcccgtccgtcaccgcctccggcattcccaaggccgagggcgtcgacgcggtcttccggctcgaccacgatccgcgcgggctgtattccggtgccgtggtgacggtttcgcccgagggcgagctggaggcgacgctggtgctgcgcgcggtctaccagagcggggccggggcttggctgcgcgcgggcgcgggcgtggtcgggcagtcgcggccggagcgcgaattcgaggagacctgcgagaagctgggcagcgtcgcgccctacgtggtcaaggccgacaccgcggtgcgg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aacctcactcggcaagttaggtaagcataaccttggaggtctggtgtcggtcgctgacgaacgggtacgggtcacgggggagcagcggtggggcgaacacgtcaccgatccggccgcggcggtatccgcgctggcggcggcggaacttttcggcgaatacgtggtctacgagcggcccggcgaatgggtgttcgcggccgacccgatcggcggggtcgagttggacgccgacgaactccgggtgagctgggacgggcgcaccaccgccggaccgtggaccgggagccccgcgcaggccgtcgaccgcgccctggccgggctgccgtcggcgggacggaatgccttcggctggatcggattcgagttctgcgcctggtcgctcggcgcgatcgagcacgtgcatccgcgggcgacgctggcgcacttgatgattccgcgcatcgaggtccgcatcgacgccaccggggtgcgggtgtccggcgcgacgcccgccgagaccggggacatccacgagttgatcaccaccgcgcagcggaccgcgccgccggtggcccacccggtggacgtcaccggggatccgaccgggtaccgggaccgggtggccgccggcgtcgccgagatcgcggatggcaggtaccagaaggtgattctgtcgcggaaggtggagctgcccttcgcggtcgacattccggccacctatcggctgggccgcatgaacaacaccccggcgcgctcgttcctgctgcgactgggcgggctcgaggccgctggtttcagtcccgaactggtggcgtcggtggaccgcgaccgggtggtcaccaccgagcctctggccgggacgcgcgccttcggccgcggtgacgacctggatctggcggcccgcgcggaactgatccgcgaccccaaggagattgtcgagcacgccatttcggtgcagacctccttcgccgagatcgcggccgtcgccgagcccgacaccaccgcggtctccgacttcatggcggtgcgcgagcgcggcagcgtgcagcacctggcgtccacggtgcgcggcacgctggcggcgggccgcagcccgtgggacgccctcgaaacgctgttcccgtccgtcaccgcctccggcattcccaaggccgagggcgtcgacgcggtcttccggctcgaccacgatccgcgcgggctgtattccggtgccgtggtgacggtttcgcccgagggcgagctggaggcgacgctggtgctgcgcgcggtctaccagagcggggccggggcttggctgcgcgcgggcgcgggcgtggtcgggcagtcgcggccggagcgcgaattcgaggagacctgcgagaagctgggcagcgtcgcgccctacgtggtcaaggccgacaccgcggtgcgg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ggcaccgtcgacgagatccagcgcgatccgggcgatctcgatccccgtcggctggccctggtggttctggtcgccgccctgatgaccacgggcgtgggcgcgggcatgctgctcaccggttccggggatcgcccggtggccgacggctccatcgtcaatgtcgtgcggccgcgccacgaccacgcggtgcccggccgtcgcccacccgatgtcgctcccgccgaacagcttccggccgcccccgccgcgaatccggccccgcccgccgcggcggttccgccgcccgcgcccgtcgcaccgcatccggtggatatcccgatcgtgatcggccccgagcccgcggtcccgatcgatgtgcccgccgcccagcccgcgtcggctccgccggacgtgcccccgccgtcggatctggccgcgccgcaggatgattcggctcccgccgt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tggacgggctggtcacggccgccgatggggcgctcaatgattcgctgcgccgggtgctggccatcggtgaggcgctgcccgccgcggtggcccagcgcttccgcgcggccaacccggacgcggcgctgttcaacctgtacggcccgaccgaggcggcggtgtccatcaccacgcacctggtcaccgatgccggcaccggctcggtctccatcggtgtgccggaatggaattcgcgggtctacgtgctcgacgcgcgcctgaacccggtgcccgacggcgtctccggtgagctgtacctcgccggtgcgcagctggcgcgcggctacttcgcgcgaccggacctgagcgcggatcgcttcgtcgcgaacccgttcacggtcggcgagcgcatgtaccgcaccggtgacctcgtcgcctggtcggccgacgaagcgcggggaggcggagcggagctggagtaccggggccgcaccgacttccaggtgaagatccgcggcttccgtatcgagctcggtgagatcgaggcggcgctgctggcgctgccggaggtcgcgcagaccgcggtgctggccaagcaggacgccaagaccggtgaccggctcgtcgcctacctggtgccctcgggctcgggtgtggatgtgccgctggtgaagtcggcgctgagcgccgggctgccgtcgtacatggtgccgtcggcgttcgtggtcctggatgctctgccgctcaatgtgaacggcaagctggaccggaaggcgttgccggagcccgagttcgagaccaccgccttccgcgcgccgtcgaccccgatcgaggagatcgtcgcgggcgtcatcgcggaggtcctcggtatcgagcgggtcggcgcggatgacgacttcttcgccctcggcggcaactcgctgctcgccacccaggtcgccgcgcgcatcggcgcggccctggacgcgcgggtgccggtgcgcgccgtgttcgaggcgtcgaccgtggcgggtctggccgccaaggtcgagcagcacgccggtgcgggagatcgcaaggcgctcaccgccggaccgcgaccggagagcgtgccgctgtcgctggctcagcagcgcatgtggttcctcaaccagttcgacaccgcctcggccgcctacaacgtccccgtggcggtgcggttgaccggtgcgctggatgtggcggcgctgggcgaggcggtcaccgacgtgatcggccgccacgagacgctgcggaccatctacccgcaggtcaacggtgccgcgacgcaggtgatcgtgcctgtcgcgcaggcggttccggacatgcggccggtcgtcgtctccgccgagtcggtgaccgagcgcattgccgcggtcatcaccaccggtttcgacgtcaccaacgaagttccggtgcacgccaagctgttccgcgtggagggcaccacggagtccattgacggcaccgccgtcgaacacgtcctcgtgttcgtcacccaccacatcgccgccgacggctggtccatgggcccgctcacccgcgacgtcatggtggcctacgccgcccgtgccgccggtgtcgcgcccggctgggccccgctgccggtgcagtacgcggacttctcgctgtggcagcgcgagctgctcggcgcggaggacgacgccaccagtctcatttcggcgcaggccgcctactggcgcaccgcgctcgacgggctgcccgacgagctgaacctgcccgcggatcggccgcgcccgaatgtgcagtccttccagggcggccgggtgctgttcccgatcggcaacgatctgcaccgcggactccagcagatcgcgcgcaccaacaacgcgaccatgttcatggtcgtgcacacggcgctcgcggtattcctggcgcgactgtccggcaccaccgacatcgccatcggcgcgcccatcgcgggccgcggcgaggccgagctggacaacctgatcggcatgttcgtgaacaccctggtgctgcgcaccgaggtgaccggacgcgacagcttcaccgaactgctggccaaggccaaggacggcgatctgcaagccttcgcgcacgcggacattccgttcgagcggctcgtggagatcctcaacccggagcggtccaccgcgcggcacccgctgttccaggtggcgctgtcgttcgagaacctgcccgagagctcgttcgaactgccggggctgcgggtcgcggcggtcgacttcgagaacgatgtcgccaagttcgatctacagctgacgctgaccgaggctccggccgacgctcgtatctctgatgcgcaaagcacaggcgcgggcatgtacgccgaattcggcttcgcccgcgacctgttcgaccaggccaccgtggagggcttcgcccagcggttcctgcgactgctcggcgagatcgtctccgcgccgcgcaccgcggtcggcgacctggagatcctggccgccgacgagcgcgccgacctgatcgcccgaaccggcggtccggccatcacgccgcgcacgctgcccgagctgctggccgacgccgtcgccaacaacccggtcggcgaggcggtcgtcttcgacgggcagggtctgggctacgccgaactcgacgcggcttcctcgcgtctggcgcgcatgctcatggagcgcggtgccgggccggaaacccgtgtcgccgtcgccatccggcgctcgttcgaatcggtgctggccatctgggccgtcgccaagtcgggcgcggcgttcgtgccggtcgatccgtcctacccggcggaccgcatcgcgcacatgatcggcgactccggcgcggtgctgggcctcacggtctccgccgagctgaacgggctgccgccggtcgagagcctggcgggctggatcaccctcgacgatcagatgacgcacgccgagatcgcctcgcactcggccgaacccgtcaccgacgccgagcggtgggccccggtccggcccgagcacgtcgcgtacgtgatctacacctccggtaccaccggtgtgccgaagggcgtcgtggtcacccacgccggtctggccaacttcgcggtcgagcaggtcgttcggtacggcctggattccggctcgcggacactgcatttcgcctcgccgtcgttcgacgcgtcgatcctggagttcctgctcgccgtcggcgcgggcggcaccatggtggtcgtcgcaccgggcgtcttcggtggcgcggaactgtcggaactcatgcggcgcgagcgggtgacacacgcgttcatcaccccggccgcgctgtccaccttcgatcccaagggcctggactcgctgcgggtgctcatcgccggtggtgaagccgtgtcgccggacgtggtcgccaagtgggcggtgccgatcgccgagggaaccaaggccaacggcgcggtccgggcgttccacaacgcctacggtccgaccgaggccaccgtcgccaccaatatcagtggcacactggcaccgggcgagcccgtcaccatcggcggacccatccgcggcatgcgggccatggtgctcgacgcgcggttgcggccggtgccggtgggcgtcgcgggtgagctctacgtgtccggtattcagctggcgcgcggctaccacgagcggccggggctgagtgccgagcggttcgtggccgacccgtacgcggcgggcgagcgcatgtaccgcaccggtgacgtcgtgcggtggaccgccgacggcacggtggagtacgtgggccgcaacgacttccaggtcaaggtgcgcggtttccgcatcgagttgggggagatcgacgcggcactggtctcgtacgagtccgtggacttcgcggtcaccgtgggtcacaagaccgcggccggggccaccgtgctggcggcctacgtgctgcccgcgccgggacagaccatcgacaccgccacgctgagcgagcatgtcgccggtcgcctgccggaatacatggtgccgtcggccatcacggtcctcgacgcgattccgctgacccccgcgggcaagctggatcgccgggcgctgcccgagccggtgttcaccgcgcgcgacttccgcgctccggtcaccgaaatggaatcggccatcgcggaggtgttcgcggaactgctcggagtcgagcaggtcggcgcggacgactcgttcttcgcgctcggcggtgactcgatcctgtcgattcagcttgtctcgcaagcgaaggcgcgcggcattgtgttctcgccgcgcgacgtgttcgacaagcggaccccggccggactggccgaggtcgccacgctgcgcggtgagaccgagcaggagaagctggccgagctgccgggcggcggtgtcggtgacatcccgctgacgccgatcatgcacgcgacgctgtcgagtggtgcgccgttcgaacggttctcgcagaccatgccgctgcgactgccggacggcatcacgcgtgaggtgctcgtcggggccatcggtgcgctgttcgatcaccacgatgtgctgcggtcgcgactgcgcgggaacgcttcggagggcttcgagttcgaggtcctgccgcgcggagccgtcgatgtcgacgcgctcgtgcaccgggtcgagctggccgccgatgtctccgatgaggagctgacccgggtcggcagcatcgaattcgatgccgcgctcggacgcctggatccggccaatgccgccatggtgcagttcatctggttcgccttcgcccccgagggttccgacgaggcgcgcgtccgccgcgacgtgctgctcatcgtcgcgcaccacctggtggtcgacggcgtgtcctggcgcatcctgattccggacctgggcctggcctggtcgcaggtggccttcgatcagccgctcgccctgccggaaaccggtacgtcactgcggcgctgggcgcacgccctggtcgaggagtcgcgcaatgaggcgcgggtcgcggaactgccgttctggcagcgggtcaccgagaccccggatccgctgctcgggtcgcgggccttcgatcccaaggtggataccttcgccaccgtggagcgcatcgaggtcagcgttccggcgtcggtcaccgaggccgtgctgaccgcggtgccgggtctgtaccggggcggcgtcaatgacgggctgctctcggcgctggccatggccgtcgcgcgctggcgcggcgagaccgacggtggctcggcgctgatcaagctcgagggccacggccgcgaagaggaaatggttgcgggcgcggatctttcgcgcacggtcggctggttcaccgccgccttcccggtgcggctggacctgaatggcgcggatctcaccgaggcgttcgcgggcggaaacgccctgggcgacatcgtgaaatcggtgaaggaacagctgctggcgctgcccgacaagggtctgggctggggtctgctgcgctacctcaacggcgaaacctcttcgcagctgcgcgatgtcggccagatcagcttcaactacctgggccgcatgtcggcgggcgaggtgcccgagggtatggccgaactcggctgggtgcccgtcgacgacctgggccgcctcgatggcgagatggacgcggacatgcccgcgaacgccaccctcgacatcaatgccatcgtcaccgacggcgaggacggcccgcagctgggcgcggcgttctcctacccgcgcggtctgctcgagcgggaacgcgtgcaggagttcgcggatctgttcgtggcggcgctgaccgcgctggccgagcacgccaagcggccggaggcgggcggcttcacgccgtccgacctgccgctggtcgaggtcgggcagaccgacatcgaggtgtgggagaaggcgtacccggcgctgtcggatgtgtggccgctctcgccgctccagtccggtctgctgttccacgcgctgctcacccagaacaccgtggacgtctacaccattcagaccgtgctcgacctgagcggtgtggtggacgtggaccggttgaaggtggccgcgcaggccatcctcgaccggtacccgagcctgcggaccgcgttcgtcaccgactccgacgggcgcgcccaccaggtcgtgctggatcgggtcgaggtgccgttcaacctggtcgatctgacggatctgccggaggccgaacgcaatccgcgcatgcgggaactgatcgacgccgaccgcggcgcgcacttcgatctgtcctccgctccgctcatgcggttcaacgtgttccggatcagcgacgagctggtgcacctggtcatcaccacccaccacatcctgttggacggctggtcgatgccgctgctcatgcgggatctgctggtgctgtacgcggtgcgcggcgacgtgtccgcgctgccgcgggtggcgtcgttccgcaactacctggcctggctggccggacggaaccgggacgaatccctcgaggtgtggaagcgcgccctgaccggggtcagcgagcccacccagctcgcgcccgccccgagccgggacgagaactacgagatcgcccgccacacactcgatatcgacgccgaacgcacccgcgcgctcaccaagcgcgccggtgaactcaacgtcaccctgaacacgctgatccagacctcctgggcggtgctgatcggacgcctcaccgggcgcagcgacgtggtgttcggcgcgaccgtgtccggtcgcccgggcgatctgcccggcgtcgaatccatggtgggcctgttcatcaacacggtgccggtgcgcatccgcgtcgatgaccggctcaccctggccgggctgctccagcgcgtccaggccgatcaggccgagctgctcgagcaccaccacatcgggctcaccgagatccagcggttggccggtgccggagccgatttcgacaccatgatggcgttcgagtcctacccggtcgacaaggacgccattgcggcggccagctccatcgacggcatgtcggtcagcggtgtcggcatcaacgacgacacccactacccgatgagcctggtgatcatggcgggcgagtccatcgacatctcgatgcgctacctcaccagccgcttcaccgcggacgaggtcgccaccctggccgcccgcctgaaccgcatcctggaggcgctgctcggcgatccggagggcctggtcggcgacatcgatatcctcgatgccggcgaacgcgcccgcatcctcgccgaaagcgccgtcaccccggccgattccggcgcggaacccgcccgcgtcggcaccgccaccgtggccaatgtgctcgccgaggtcgtcgaagaagacccgcaggcccccgccctgctctccgacggccaggagatcgcctaccacgtcctggaccgccgcagctcccagctggcgcgcctgctcatcgaccgcggcgcgggccccggcgacatcgtcgccgtagccctcccgcacacggtcgacgcggtcgtcgccgtctgggccatccacaaggcaggtgccgcggtcctcttcgcccacggtctctccttcggcgaaatcctcgccgccggagccggtttcggcatcacccaggaaccggcagccagcaacgtccgctggctcgtcccctccgatccgaagatccaggccgacctcgccacccgccccgcccacccggtctcctacaccgaccgagtccgccccctgtccgaatccgaccccgccttcatccaccgcaccgccgaaacctggatcaccctcacccaatccgaggccctcgaccgcgcagccaccctgcgcgccgaccacgaaatcgactacgagtcgaccacgtacaccaccgcctccatcggcgcggccgccatcaacgaattcctggcctccgccaccgccggagccctctccgtcctcccaaccggcgacatccccgccgacctggaagacggcgaggtaacccactggttcaccaccgcaggcgaccccaccgatgaagcccccgaagaagtccgggtgatcaccg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gtcaccccaggggccgtcggcgagcatcgcccgggacgaggtccgcaccgccatcgccacccacctcggcctggatccgtccgccatcggcgaccacgacgacctcatccagctcggcctggactccatccgcaccatgaaactcgccggcgcctggcgcaaacgcggcctcccggtcaacttcgcccaactcgccgccgaaccgacgctcgccgcctggcaccggatcctcggcggcgcagagatggacgtcccggcgggaaccgggcttgccggggcgatgaatcacatggcggtccaggatgattcgcgcgacctcgggtctgccgcggcggagtccacggcggccgccgtcaccccggtggcggacggaggggacccggtcgtcgacgatgggagtcccttcgcgctcgcgcccatgcagcacgcgtattgggtcgggcgggccgaggggcaggagttgggggcggtcgcggcgcatctgtacgtcgaattcgacggggccggagtggatcccgagcggttgggagcggcggtcgaggggctggtgcggcggcatccgatgctgcggacgcgattcctgccggacgggacgcagcagacgctggagcggccgggccgggaggtgtggagcgtcaccgatctgcggggcgccggcgccgatgcggccgaacgggtgctggaggagttgcgcgacaggcggactcatcagcttatggcggtcgcggaggggcaggtcgtcgacatcgccttgacgctgttgccgcaggggcggacgcggctgcacctggatgtggacatgctcgcggccgatgccatgagctatcggattctggtggcggatctggcgcggctgtaccacggtgagcagttgccggtgcaggactacaccttccggcagtacctggccgaacatgccggtcccgcgcaggaacacgcggccgaccgggagtggtggcaggggcgactggcgaacttgcccggtgcgcccgagttgccgcgcgccccggaagccgcagtgaactccggagccgcagcgcgttcgggagcccccgtgcattcggaagccgcagcatactcggaagccgcagcgcattcgggccctccggtgcattcgggccgtggcccgggcgaggcgggcggggaacgggtggcgcggacggtgcgactgcatcactggctgtctccggaggccaaggggcggatgttcgccgcggcgcacgcgcgcgggatcaccccggccatggcgctggcgtcggtgttcgcggagaccatcggcgggtggtcggcgcagcggcggttcctgctgaatctgccgctgttccatcgggagccggtgcatccgcgggtggacggggtggtcggcgacttcacctcctcggtgctgctggaggtcgatgtcaccgagcccgtcaccgtcaccgagcgcgcccgcgctctgcaacgcgaattgcacgccgccggagctcattccggctataccggcctcgaggtgctgcgcgatctgggccgcctgcgcgccgaacccgtgctggccccgatcgtctacaccagcgccatcaacctgggcgagctcttcgccgaccaggtcacggccaccttcggcgacccggtctggatcatttcccaaggcccccaggtgctgctggacgcgcaggtcaccgaggtccgcggcggcctgctgctgaactgggacatccgcgccgacgccttccccgcgaacatggtcgagacgatgttcacccgctacatcgacgcgatcctccgcctcgcgggcggcgacgggtccgcggcggacgagcccggcaccctccgcgacgacgccgcacgagacatcggtgcgccggtcgcgaatcccgatgccggacatggactcaccgccgctgtgtcctccggggcggattgcgcgccggatccttcgggtcccgatcgcgtcgcggtcgggccgcggccgaagtcggtcgtatccgcgcgcgcggaggccggtggtgccgaggtccgcgccgcggggtgggatgcggaggcggcggtgcgaattccggtggagcaggcggtggttcgggcgcgcgtgaatgccaccgacggtgcggtgagcgggcgtgctctgcacagcgggctgttcgagttcgccgccacgaatcccggcgcgccggccgtgatctgggaatccgaccggaccgacggtgtcgtcaccgcatcgcccgccgaggaggtagcgcagcagtccgcttcctcgacacgagtgttgagctatgccgagctggcgggccaggcgctggcggtggccggtgcgctgcgggcggcgggtgtcgggccgggcgacgccgtcgcggtgcagttgccgaaggggccggatcagatcgtggccaccgccggggtgttggccgcgggcggggtgtacgtgccgatcgggttcgatcagcccgcggcgcgacgggccgagattctgcggaccggtgccgtcgtggcggcggtgaccgccggggcgcgcgtgccggaggtgccgaccctggtgctgagcgaggcgcgggtgtatccggaaccgttggcggaagccgtcgttccggatccggaagccatcgcctacgtgctcttcacgtcggggtctaccggcaagccgaagggtgtcgaggtgccgcaccgggcggccatgaacaccatcgacgacctgaacgagcgcttcgggatcggggcggcggaccgggcactcgccctgtccgcgttggaattcgacctttccgtgtacgacatcttcgggctgttgagcgccgggagtgcggtggtcgcgctggatgagggacagcgcggcgaaccggggcggtgggtcgagatgatccggcggctcgggatttcagtggtgaactgtgtcccgagcctgctggacatgctgttggaggccgccgccgggaagcctgtggatagtttgcgcatggtcattctcggcggtgactgtgtcgatgtggcgctgcccgggcggctggcggcggtggccccgggctgccgcttcgcggggctgggcggcgcgaccgagacggccattcactccaccattcgcgaggtggtgaatgccgaagtgccggaggaatggtcggccgttccgtacgggacgccgctgcgcaatgtgcgctgccgggtggtcgggccgtcggggcaggactgcccggactgggtcaccggcgaactgtggatcggcggggcgggcgtggcggccgggtaccggggcgatgccgagcgcaccgcggaccggttcgtcacccacaagggcctgcgctggtaccgcaccggagaccttgcgcggtatctgccggacggctgcctggagttcctcgggcgggccgaccaccaggtcaagatccgcggctatcgggtggaactcggggaggtggagagcgcgctgcgcaccctgccgggggtgcggcacgccatcgcggcggtgatcggttcggccgcaccgaaactcacggcggtcgtggtggccgacgcgggggccgccctcgaggtgcccgcgctgctcgacgccgccgcggacctgttgcccgcctacatgattcccggccgggtggaactgctcgccgaactgcccttcacctcgaacggcaaaccggaccgcaaggccatcgcgtcgctgctggccgcgggggagggggatggcgaattcgtcgcaccccgaaccgatgtcgagcgcgccgtcgccgatatcgtcgccaccgtcctgggccgggagcgggtcggcgtgaccgacgatttcttcgcgctcggcggcgattcggtgctggccaccgccgtcatcgcgcgggtgcgggactggctcgactcgccggacaccgtggtcgccgacttcttcgccgcccgtacggtcgagggcctgagccggcggctggtggagcgcgagcggcgggccggggtcgccgggcggctcgatgaggtggcccgcctctacctggaggtggccgcgctgtcggacgaggagatcctcgccctct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gtcaccccaggggccgtcggcgagcatcgcccgggacgaggtccgcaccgccatcgccacccacctcggcctggatccgtccgccatcggcgaccacgacgacctcatccagctcggcctggactccatccgcaccatgaaactcgccggcgcctggcgcaaacgcggcctcccggtcaacttcgcccaactcgccgccgaaccgacgctcgccgcctggcaccggatcctcggcggcgcagagatggacgtcccggcgggaaccgggcttgccggggcgatgaatcacatggcggtccaggatgattcgcgcgacctcgggtctgccgcggcggagtccacggcggccgccgtcaccccggtggcggacggaggggacccggtcgtcgacgatgggagtcccttcgcgctcgcgcccatgcagcacgcgtattgggtcgggcgggccgaggggcaggagttgggggcggtcgcggcgcatctgtacgtcgaattcgacggggccggagtggatcccgagcggttgggagcggcggtcgaggggctggtgcggcggcatccgatgctgcggacgcgattcctgccggacgggacgcagcagacgctggagcggccgggccgggaggtgtggagcgtcaccgatctgcggggcgccggcgccgatgcggccgaacgggtgctggaggagttgcgcgacaggcggactcatcagcttatggcggtcgcggaggggcaggtcgtcgacatcgccttgacgctgttgccgcaggggcggacgcggctgcacctggatgtggacatgctcgcggccgatgccatgagctatcggattctggtggcggatctggcgcggctgtaccacggtgagcagttgccggtgcaggactacaccttccggcagtacctggccgaacatgccggtcccgcgcaggaacacgcggccgaccgggagtggtggcaggggcgactggcgaacttgcccggtgcgcccgagttgccgcgcgccccggaagccgcagtgaactccggagccgcagcgcgttcgggagcccccgtgcattcggaagccgcagcatactcggaagccgcagcgcattcgggccctccggtgcattcgggccgtggcccgggcgaggcgggcggggaacgggtggcgcggacggtgcgactgcatcactggctgtctccggaggccaaggggcggatgttcgccgcggcgcacgcgcgcgggatcaccccggccatggcgctggcgtcggtgttcgcggagaccatcggcgggtggtcggcgcagcggcggttcctgctgaatctgccgctgttccatcgggagccggtgcatccgcgggtggacggggtggtcggcgacttcacctcctcggtgctgctggaggtcgatgtcaccgagcccgtcaccgtcaccgagcgcgcccgcgctctgcaacgcgaattgcacgccgccggagctcattccggctataccggcctcgaggtgctgcgcgatctgggccgcctgcgcgccgaacccgtgctggccccgatcgtctacaccagcgccatcaacctgggcgagctcttcgccgaccaggtcacggccaccttcggcgacccggtctggatcatttcccaaggcccccaggtgctgctggacgcgcaggtcaccgaggtccgcggcggcctgctgctgaactgggacatccgcgccgacgccttccccgcgaacatggtcgagacgatgttcacccgctacatcgacgcgatcctccgcctcgcgggcggcgacgggtccgctgcggacgagcccggcaccctccgcgacgacgccgcacgagacatcggtgcgccggtcgcgaatcccgatgccggacatggactcaccgccgctgtgtcctccggggcggattgcgcgccggatccttcgggtcccgatcgcgtcgcggtcgggccgcggccgaagtcggtcgtatccgcgcgcgcggaggccggtggtgccgaggtccgcgccgcggggtgggatgcggaggcggcggtgcgaattccggtggagcaggcggtggttcgggcgcgcgtgaatgccaccgacggtgcggtgagcgggcgtgctctgcacagcgggctgttcgagttcgccgccacgaatcccggcgcgccggccgtgatctgggaatccgaccggaccgacggtgtcgtcaccgcatcgcccgccgaggaggtagcgcagcagtccgcttcctcgacacgagtgttgagctatgccgagctggcgggccaggcgctggcggtggccggtgcgctgcgggcggcgggtgtcgggccgggcgacgccgtcgcggtgcagttgccgaaggggccggatcagatcgtggccaccgccggggtgttggccgcgggcggggtgtacgtgccgatcgggttcgatcagcccgcggcgcgacgggccgagattctgcggaccggtgccgtcgtggcggcggtgaccgccggggcgcgcgtgccggaggtgccgaccctggtgctgagcgaggcgcgggtgtatccggaaccgttggcggaagccgtcgttccggatccggaagccatcgcctacgtgctcttcacgtcggggtctaccggcaagccgaagggtgtcgaggtgccgcaccgggcggccatgaacaccatcgacgacctgaacgagcgcttcgggatcggggcggcggaccgggcactcgccctgtccgcgttggaattcgacctttccgtgtacgacatcttcgggctgttgagcgccgggagtgcggtggtcgcgctggatgagggacagcgcggcgaaccggggcggtgggtcgagatgatccggcggctcgggatttcagtggtgaactgtgtcccgagcctgctggacatgctgttggaggccgccgccgggaagcctgtggatagtttgcgcatggtcattctcggcggtgactgggtcgatgtggcgctgcccgggcggctggcggcggtggccccgggctgccgcttcgcggggctgggcggcgcgaccgagacggccattcactccaccattcgcgaggtggtgaatgccgaagtgccggaggaatggtcggccgttccgtacgggacgccgctgcgcaatgtgcgctgccgggtggtcgggccgtcggggcaggactgcccggactgggtcaccggcgaactgtggatcggcggggcgggcgtggcggccgggtaccggggcgatgccgagcgcaccgcggaccggttcgtcacccacaagggcctgcgctggtaccgcaccggagaccttgcgcggtatctgccggacggctgcctggagttcctcgggcgggccgaccaccaggtcaagatccgcggctatcgggtggaactcggggaggtggagagcgcgctgcgcaccctgccgggggtgcggcacgccatcgcggcggtgatcggttcggccgcaccgaaactcacggcggtcgtggtggccgacgcgggggccgccctcgaggtgcccgcgctgctcgacgccgccgcggacctgttgcccgcctacatgattcccggccgggtggaactgctcgccgaactgcccttcacctcgaacggcaaaccggaccgcaaggccatcgcgtcgctgctggccgcgggggagggggatggcgaattcgtcgcaccccgaaccgatgtcgagcgcgccgtcgccgatatcgtcgccaccgtcctgggccgggagcgggtcggcgtgaccgacgatttcttcgcgctcggcggcgattcggtgctggccaccgccgtcatcgcgcgggtgcgggactggctcgactcgccggacaccgtggtcgccgacttcttcgccgcccgtacggtcgagggcctgagccggcggctggtggagcgcgagcggcgggccggggtcgccgggcggctcgaggaggtggcccgcctctacctggaggtggccgcgctgtcggacgaggagatcctcgccctct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gtcaccccaggggccgtcggcgagcatcgcccgggacgaggtccgcaccgccatcgccacccacctcggcctggatccgtccgccatcggcgaccacgacgacctcatccagctcggcctggactccatccgcaccatgaaactcgccggcgcctggcgcaaacgcggcctcccggtcaacttcgcccaactcgccgccgaaccgacgctcgccgcctggcaccggatcctcggcggcgcagagatggacgtcccggcgggaaccgggcttgccggggcgatgaatcacatggcggtccaggatgattcgcgcgacctcgggtctgccgcggcggagtccacggcggccgccgtcaccccggtggcggacggaggggacccggtcgtcgacgatgggagtcccttcgcgctcgcgcccatgcagcacgcgtattgggtcgggcgggccgaggggcaggagttgggggcggtcgcggcgcatctgtacgtcgaattcgacggggccggagtggatcccgagcggttgggagcggcggtcgaggggctggtgcggcggcatccgatgctgcggacgcgattcctgccggacgggacgcagcagacgctggagcggccgggccgggaggtgtggagcgtcaccgatctgcggggcgccggcgccgatgcggccgaacgggtgctggaggagttgcgcgacaggcggactcatcagcttatggcggtcgcggaggggcaggtcgtcgacatcgccttgacgctgttgccgcaggggcggacgcggctgcacctggatgtggacatgctcgcggccgatgccatgagctatcggattctggtggcggatctggcgcggctgtaccacggtgagcagttgccggtgcaggactacaccttccggcagtacctggccgaacatgccggtcccgcgcaggaacacgcggccgaccgggagtggtggcaggggcgactggcgaacttgcccggtgcgcccgagttgccgcgcgccccggaagccgcagtgaactccggagccgcagcgcgttcgggagcccccgtgcattcggaagccgtcgcatactcggaagccgcagcgcattcgggccctccggtgcattcgggccgtggcccgggcgaggcgggcggggaacgggtggcgcggacggtgcgactgcatcactggctgtctccggaggccaaggggcggatgttcgccgcggcgcacgcgcgcgggatcaccccggccatggcgctggcgtcggtgttcgcggagaccatcggcgggtggtcggcgcagcggcggttcctgctgaatctgccgctgttccatcgggagccggtgcatccgcgggtggacggggtggtcggcgacttcacctcctcggtgctgctggaggtcgatgtcaccgagcccgtcaccgtcaccgagcgcgcccgcgctctgcaacgcgaattgcacgccgccggagctcattccggctataccggcctcgaggtgctgcgcgatctgggccgcctgcgcgccgaacccgtgctggccccgatcgtctacaccagcgccatcaacctgggcgagctcttcgccgaccaggtcacggccaccttcggcgacccggtctggatcatttcccaaggcccccaggtgctgctggacgcgcaggtcaccgaggtccgcggcggcctgctgctgaactgggacatccgcgccgacgccttccccgcgaacatggtcgagacgatgttcacccgctacatcgacgcgatcctccgcctcgcgggcggcgacgggtccgcggcggacgagcccggcaccctccgcgacgacgccgcacgagacatcggtgcgccggtcgcgaatcccgatgccggacatggactcaccgccgctgtgtcctccggggcggattgcgcgccggatccttcgggtcccgatcgcgtcgcggtcgggccgcggccgaagtcggtcgtatccgcgcgcgcggaggccggtggtgccgaggtccgcgccgcggggtgggatgcggaggcggcggtgcgaattccggtggagcaggcggtggttcgggcgcgcgtgaatgccaccgacggtgcggtgagcgggcgtgctctgcacagcgggctgttcgagttcgccgccacgaatcccggcgcgccggccgtgatctgggaatccgaccggaccgacggtgtcgtcaccgcatcgcccgccgaggaggtagcgcagcagtccgcttcctcgacacgagtgttgagctatgccgagctggcgggccaggcgctggcggtggccggtgcgctgcgggcggcgggtgtcgggccgggcgacgccgtcgcggtgcagttgccgaaggggccggatcagatcgtggccaccgccggggtgttggccgcgggcggggtgtacgtgccgatcgggttcgatcagcccgcggcgcgacgggccgagattctgcggaccggtgccgtcgtggcggcggtgaccgccggggcgcgcgtgccggaggtgccgaccctggtgctgagcgaggcgcgggtgtatccggaaccgttggcggaagccgtcgttccggatccggaagccatcgcctacgtgctcttcacgtcggggtctaccggcaagccgaagggtgtcgaggtgccgcaccgggcggccatgaacaccatcgacgacctgaacgagcgcttcgggatcggggcggcggaccgggcactcgccctgtccgcgttggaattcgacctttccgtgtacgacatcttcgggctgttgagcgccgggagtgcggtggtcgcgctggatgagggacagcgcggcgaaccggggcggtgggtcgagatgatccggcggctcgggatttcagtggtgaactgtgtcccgagcctgctggacatgctgttggaggccgccgccgggaagcctgtggatagtttgcgcatggtcattctcggcggtgactgtgtcgatgtggcgctgcccgggcggctggcggcggtggccccgggctgccgcttcgcggggctgggcggcgcgaccgagacggccattcactccaccattcgcgaggtggtgaatgccgaagtgccggaggaatggtcggccgttccgtacgggacgccgctgcgcaatgtgcgctgccgggtggtcgggccgtcggggcaggactgcccggactgggtcaccggcgaactgtggatcggcggggcgggcgtggcggccgggtaccggggcgatgccgagcgcaccgcggaccggttcgtcacccacaagggcctgcgctggtaccgcaccggagaccttgcgcggtatctgccggacggctgcctggagttcctcgggcgggccgaccaccaggtcaagatccgcggctatcgggtggaactcggggaggtggagagcgcgctgcgcaccctgccgggggtgcggcacgccatcgcggcggtgatcggttcggccgcaccgaaactcacggcggtcgtggtggccgacgcgggggccgccctcgaggtgcccgcgctgctcgacgccgccgcggacctgttgcccgcctacatgattcccggccgggtggaactgctcgccgaactgcccttcacctcgaacggcaaaccggaccgcaaggccatcgcgtcgctgctggccgcgggggagggggatggcgaattcgtcgcaccccgaaccgatgtcgagcgcgccgtcgccgatatcgtcgccaccgtcctgggccgggagcgggtcggcgtgaccgacgatttcttcgcgctcggcggcgattcggtgctggccaccgccgtcatcgcgcgggtgcgggactggctcgactcgccggacaccgtggtcgccgacttcttcgccgcccgtacggtcgagggcctgagccggcggctggtggagcgcgagcggcgggccggggtcgccgggcggctcgatgaggtggcccgcctctacctggaggtggccgcgctgtcggacgaggagatcctcgccctctc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actgcccgccgttcagcccgtggtagccgtcgccgccggtccggcagcccccttttcgggcagctgctgaccgcctcggtcgaggccgcggccgaggcggtggcgatccgtttcaatccgaccggtaacccggccgaccagcgcgaactcacctatcgcgaactggacgaggcctcctcgcggctggcccgcgaactcatcgaccgcggcatcggcccgggcgacgtggtggccatcgggatcagccgatccatcgaatcggtgctggcggtgtgggccatcgccaagtcgggcgcggcctacgtgccggtcgacccgaagtatccgccggagcgcatcgactacctgctgtccgattcgggtgcggcgctgggcgtgaccaccgccgagcaccgctcggcgctgggcgacggcgtcacctggctggaactcgacgatccggcgaacgcggcgcgcatcgcggcgcggcccgcgcacccgatctcctacgccgaccgggtgcgcccgctgaccgagcagcagccggcctacctcatttacacctcgggctccaccggccgccccaagggcgtcgtggtcacccacaccggcctgggcgcgctggtgacggccgagcgcgaacactatggcgtcgatcgggattcgcgcgtgctgcacgtgtgctcgccgaacttcgacgtctcggtgctggagctgctgctggccttctcctccggcgcgaccctggtggtgtcgccgccgaccgtgttcggcggtcacgacctggccgaactgctgcgccgcgaacgcgtctcgcacatgttgatcaccccggccgcgctggagtcggtcgatgcgagcggcctggacgagctgcgcgtggtggtcgtcgccggtgacaagttcggtccggaactggtggcccgctgggcggtcccggggcgtgcgttctacaacggctacggcccgaccgaggcgaccatcctcgccaccagcagtgcggccatggtggcgggcgagcccatcaccatcggcaccgcgatcccgggtatcggcgcgttcgtgctggacacccggctgcggccggtgcccgcgggcgtcatcggtgagctgtacctggcgggtccggcgctggcacagggctatctgggccgtcccggcctgaccgcggaccgcttcgtggccagcccgttcgccaccgccgacaatcccggcacgcggctctaccggaccggcgacctggtgcggtacggccgcgaggacggcgtgatcgagtacctgggccgttcggacttccaggtcaagatccgcggtttccgcatcgagctgggcgagatcgacaatgccctcaccgcgcacccggatatcgacttcgcggtcaccatgggcaagaccctgccttcgggcgcaacggcattggtggcctacgtgctgccgaccccggggcacggtgtcgacaccgcggaggtggccgagcagctcggacgcagcctgcccgcgcacatggtgccctcggccatcatggtgatcgacgagctgccgctcaccccgaacggcaagctcgaccgctcggcgctgccggagccggtgttcccggccaccagcacccgcgcaccctccggaccggtggaaacgcaactggcccagctgttctcggagctgctacgggccgaggaagtcggcgcggacgactcgttcttcgccatcggcggcgactccatcctgtccatccagctggtgtcgcgggcgcgcgcggcgggcatcgtgttcaccccgcaggacgtgttcgagcaccgcaccgtggccgggctggccaaggtggccgtggtcggcgacgagaccccgatcgccaagctggaagagcggcccggcggcggtgtcggcgagatcccgctgacgccggtgctggccgaatacctggccgacggtgtgtcggaccggttctcgcagaccatggtgctggcgctgcccgagggcatcgaccgcgccgggatcaccgacaccatcaatgccgttctggcgcaccacgatgtgctgcggtcccgcctcgagcgcgacgcggacggctggacgctgcgggtgcccgccgacggtgtcgacgcagacgcgctgctgtcggaggtggcacttcccgccggagccgaaggtgcggagctggcccgactgggcagcgccgcaatggattccaccctggccgcgctgaacccgatcgccgggcgcatggtcgcgctgacctggctgcggcgtcccgacgccgccgatgtgctgctgatcgcggcgcatcactacgtgatcgacggcgtctcctggcgcatcctcatctcggatctggtgatggcctggatgcagcgcgcggccggacagcgcccgacgcttccggccgtgggcacctcgttccgccgctgggcccacgcgttgtccgaggccgccacggccgacgtgcgccgcgccgaactggactactggcgcgaggcgctggccgcgcccgatccgctgctgggcgcgcgtgccctggacgcgaaggtcgacacctatgcgacggtgcgccgcttcaacattcaggtgcccgccgaggtcaccgaggccgtcctcaccgaggttccggcgctgtaccgcggtggcgtgaacgacggcctgctggccgcgctggcgctggcggtgcggtcgtggcgggatcgccgcggcgtcgactcgcccgtcacccgggtccgcatggagggccacggtcgcgaggaaagcgttgtcccgggcgcggatatcacccgcaccatcggctggttcaccaccgtctacccggtcgcgctcgacctgtccggcgtggacaccgccgcggcgctggagggcggcgcggccaccgcgggcgtgctgcgctcggtgaaggagcagctgctcgccatgcccgacaagggcatcggcttcggcatgctgcgccacctcgatccggagtcggcgtcccagctgaccggccgggtcgcgcagatcggcttcaactacctgggtcgtatctccaccgccgaaatcgccgaggcccccgcgggttcgggctggttgcccaccgacgcgctcggcgaactcgaggtcgatcaggacctcgccatgccggtgagcaccgtcgtggacatcaatgccatcgtcaccgacggcgaggccgggccccgcatgtcggtgtcgttccagtacgccgccgaaatcctcgacgaggccgcggtacgggagctggcgcaggactgggtggcggcgctgaccgcggtcgcccgccacgtgaacgacccggccgcaggcggtttgacgccctcggacgtgccgctggtgcgcgccacccagatcgaactggactcctggcgcgcggcctacccgggcctgtcggacgtgctgccgctctcgccgctggcgtcgggcctgtacttccattctcagctgaccgccggttccaccgacgactacgtcatgcagttcgcgctggaactcgcgggcaatgtcgatctcgagcgcatgcatcgggcggcgcaggccatcctggatcggcacgccgcgctgcgggcggccttcgtcccggcggccgacgggacgccggtgcaggtggtgatcgacgggctggaaacgccgtggaacgtggtcaccgatgtggccgacgaggacgtgcccgcgctgctcgaaaccgatcagcgcacccgcttcgatccgacccgggcaccgctcatgcgattcacggtgtaccgcaccgtgtccgggcgcatccacttcgtgctcaccacgcaccacctgctcttcgacggctggtcgctgccgttgctgatgaaggatctgctgatctgctatgcgacgcacggtgatgcgtcgctgctgccgccggtgcgcccgtaccgcgattacctgacctggctctcgcgccaggaccgcgacgccaccctggacaagtggcgcgagaccctcaccggcgcgcggcccacgctcatcgggaccgtgctggcgcgtcccgaggactccgaaatcggtcacggggaaatcgaattcgagctctccgccgacgagaccgcggccgtcgccgccttcgcggccgggtccgaggtcacggtcaacaccgtggtgcaggcggcctgggcgctggtgctgtcggccctcaccgatcgcgaggacgtggtcttcggcgcggtggtctcgggccgcccgccgcagctggacggcatcgacgacatgatcggcctgttcaccaacaccattccggtgcgggtgcgcttcgacgccgggtggaccgtgcgggacctgctgggccgggtgcagtccgagcaggcgggcctgctcgagcaccactacctggggctcgccgagatccagagcgccgccggtaccggcgcggccttcgattcgctcgtcgcctacgagtcctacccggtggatgccgaggggctgcaacaggcgggcggcggtatcgacggcatggaggtcgccgggatcaagggcgtcaccttcacccactacccggtcaccctggtggtggaatccggtgcgaccctgcggttcaaggtgtggcaccggcgcgacaccgtctccgacgccaccgcccgcgcgctcgccgagctggtgcgcacgctggtcggccggttcgtcggcgtgccgtcggataccgtgctgccgccgtcgaattggtggctgaccggcgcgcccgccgggccgctggaactgcccgccgatcgcccgcgcccggccgtgccgtcgcggcgcggcaacgaactgcacttcgacctctaccccgaggtgcattccgcgctggatcgcctggcgcgccgccatgattcgagcctgttcaccgtcgtgcgcgcggccttcaccgtgctgctgtcgcggctctcgggcggggtccgggagatcgccatgggcgcgatcggcgcggatcgcgctgccgcaccgcaggtctcggccgccgacgcggtcgtgctgcgcaccgagctcgacccgggcgtcgccttcgccgacttgctcgagcggatgcgcgacgccgatgccgaggcgttcggtcgcggcaccggcggagccgagcgcctcgccgacgtcctggacgccgtgcgcggtgcggcgggccagccgccgttccaggtcctgatcaccgcgggcaacgcgggtaccggtgtggcacaggtggatctgcgcctggatgttaccgagcggcccgccgccgcgggcgtggcgctgagcttcacctacgccaccgacctgttcgaaccggcgaccgtgcaggacttcgccgatcgcctgacccggctgctcaccgccatcgccgccgacgagcgcgcggtggtcggcgatatcgacctgtacgcgccgggcgagcgcgatctcgttctgcacgaatggaatacgccgggcgcgccggtgcccgatgtgacgctggtggacctgatcaccgcgcgtgccgcccggcaccccggcgcgaccgccgtccgattcggtgacgccactttgtccttcgacgatctcgtgcggcgcgccaaccgggtcgcccgggcactcatcaccgccggggccggaccggaatcgctggtggcggtggcggttccgcgcaccgaggaactgccggtggcgctgctggccgtgctcatctcgggtgcgggctacctgcccatcgacaccgcctacccggcgcagcgactggaattcatgctcggcgactcgcgcccggtgtgcgtgctgaccaccgccgcggaacgggacgcggtgcccgccggggacaccccggtgctgctgctcgacgagctggacgcccactccgacgccccggtcaccgacgccgatcggcgttcgccgctgcgctcggaccagctggcctacgtcatctacacctccggctccaccggtgtgcccaagggcgtcggcgtcacccaccgcaatgtggtggagctgttcgcgaacacccaggcgcacttcgatttcgacgagcacgacgtgtggacgctgttccactccttcgccttcgacttctcggtgtgggagctgtggtgcgcgctggccaatggcggcgcggtggtggtggtcgaccatctcacctcgcggtcgccggaacagttccgcgagttgctgattcgcgaacgggtgacggtgctcaaccagaccccgtcggcgttctaccagctcgccgaggccgatcgggccgcagtgggatccagtggcgactacgcgctgcgctacgtcgtattcggcggtgaggcactggatctgcgccagctgcgccgctggtacgaacgccatcccgccgacgcgccgcgcctggtgaacatgtacggcatcaccgagaccacggtgcacgtgtcgttcctggcgctcgacgaggaactggccgaactgcccagcagcatgatcggccgcgcgctgcccggtctgggcgcgcgcgtgctcgaccagcgcctgcacccggccccggtcggggtcgcgggcgagatctacgtcgacggtgaacagctctcgcgcggctacctgggccgcccgagcctgaccgcgacccgcttcgtggccaaccccttcggcgcgcccggctcgcgcatgtaccgcgccggtgacgtcggccgctgggtcggcttcggcggcgaggccaatctcgagtacgcgggccgcagcgaccagcaggtgcagctgcgcggcttccgcatcgagctcggcgagatcgagtcggcgctgctgcggctgcccggcatcagccaggcggtggcgctggtgcgcaccgacaatgacgtggatcagctggtcggctacgtggtgcccgaggacaccgcgggtatcgacgtggccgccatgaagaccgcgctgggcgaattcctcaccgcctacatggttcccgatgccatcgtggccctggacgtgctgccgctgacccccaacggcaagctggaccgcaaggccctgcccgcgccggaagccgtcagctccgtcgagttccgcgccccgcgcaccgagaccgaacgcctgatcgccgccgaattcgccgccctgctgggcgctttcgaggtcggcgcggacgacgacttcttcgccctgggcggcaactcgctgctcgccacccgcgcggtggcccgcatcaacgaggcgctgggcgcgagcctggcggtgcgcgagctgttcgaggcgtccacggtcgcggccctggccgcccgggtcgtcaccggtgcggccggcaaccggcccgcgctggtggccggtgagcgccccgcgcgggtgccgctgtcgctgtcccagcagcgcatgtggatcgtcaaccagctcgatccggactcgcccgcctacaacatcccactggcgctgcggctttcgggcaccctggacatcgccgcgctgcgggcggcggtgaccgacctgctcgaacgccacgagtcgctgcgcacccgctacccggtggacgcggacggcattgcctaccaggagatcctgccggtcgagcaggcactgcccggcgggctcgaggtcgggccgcgcgccgacgcgctggcccgcatgaccggggtgctctcgggcggcttcgacgtcaccgcgcaggtgcccatccgggcgctgctgtgcaccgacggcgacgcgggcaccgagcactacctggtcgtggtggtgcaccacatcaccgccgacgccgcctcgctggccccgctggcccgcgatctcatcaccgcgtatgtggcgcgctcgcagggtgattcgcccgcttggacgccgctcacggtgcagtacgccgacttcgcgctctggcagcgcgcggtcatcggcagcgatgacgacgagaactcggtcgccgcttcgcaattggatttctggcgcgatcgcctcgacggcgcgggcggcaccctgggcctgcccctcgatcggccgcggcccgccgtgcgcaccatgcagggcggcgcgaccaccttcacggtgcccgccgaggtgcacgagggcctgctgcgcatcgcccgcgagcacaatgcctcgctgttcatggtcgtgcacgccgcgctggccgcgctgctggcccggctgtccggcagccgcgacatcaccatcggcacgcccatcgcgggccgcggcgaacgcgtcctcgacgacgtggtcggcatgttcgtgaacaccctcgcgctgcgcaccggggtcgactcggcggcggccttcggcgatctggtcgacgccgcgcgcgagaccgacctggccgcctacggcaatgccgacatcccgttcgagcgcgtcgtcgaggtggtcgcgcccgatcgcggtgcgcagggccaggattcgctgttccaggtggtgctctcgttccagaacaccgagcaggccgggctggaactgccgggcctgaccatcgccgcgctggacaccggcgcggtctcggccaagttcgacctccaggtcaccatcgacccgcggcaggtggccgacggcgtggtcggcgaactcgccggcgcgctcacctacgcctcggacatcttcgacgaggccaccattgccaccttcggggagcggttgcgccgggtgctcgcggcggtggccgccgatccgcgccagcgggtcggggcgatcgaactggatgcggcgcaggcccgttcgcacgccgccgcgccggtggcccagaccgccgcggtctcgcgcggcacccagttgccgcagctgctgaccgcggccgtggaggacgatccggagggtcccgccttggtgtggggcgacggcgcgctgtcctacgaggaactcgacgcgcgctcttcgcggctggcacgggtgctcatcgcccgcggctgcggcccgggcacgggcgtggcggtgcggctggagcgcggcatcggcgcggtcgtggccacctgggcggtgctcaagtcgggcgcggccctggtgccggtgaccggcgccgagctgcccggcgatctggtgatcaaggtcgggctgaccgccaccgcggtcgggaccgcccaggacgtggactggctggtcctcaccgatccggcgctggccgccgagatcgccgccgcctcaccgcgtccggtcacctacgccagccggacccgggcgctgcagggcggcgatatcgccttcctgaccggcacccacgccctgacctacgacgagctcgcggagctggtcacccgggtcggcgcgagcaccgagctgaccttcgagtcccgcacctaccgccagggtcgccccgacgcgcccgcggcggcggtcgaggtgctggccgccggcgccagcggtgcgtcggtggtgatcatggcggtcgaggacggcgaatccctggccgacgcgctcgccgaggaatgggtgacgcacctgttcagcgatcgggccggactcgccgcggtgggcgccgaaccgctcgaggatctgcaggccatcatcgtggacgagggccccgcggatgctgttgcagcgcaagtgcaatgggtcacaacggccgcttcgctcgaggg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actgcccgccgttcagcccgtggtagccgtcgccgccggtccggcagcccccttttcgggcagctgctgaccgcctcggtcgaggccgcggccgaggcggtggcgatccgtttcaatccgaccggtaacccggccgaccagcgcgaactcacctatcgcgaactggacgaggcctcctcgcggctggcccgcgaactcatcgaccgcggcatcggcccgggcgacgtggtggccatcgggatcagccgatccatcgaatcggtgctggcggtgtgggccatcgccaagtcgggcgcggcctacgtgccggtcgacccgaagtatccgccggagcgcatcgactacctgctgtccgattcgggtgcggcgctgggcgtgaccaccgccgagcaccgctcggcgctgggcgacggcgtcacctggctggaactcgacgatccggcgaacgcggcgcgcatcgcggcgcggcccgcgcacccgatctcctacgccgaccgggtgcgcccgctgaccgagcagcagccggcctacctcatttacacctcgggctccaccggccgccccaagggcgtcgtggtcacccacaccggcctgggcgcgctggtgacggccgagcgcgaacactatggcgtcgatcgggattcgcgcgtgctgcacgtgtgctcgccgaacttcgacgtctcggtgctggagctgctgctggccttctcctccggcgcgaccctggtggtgtcgccgccgaccgtgttcggcggtcacgacctggccgaactgctgcgccgcgaacgcgtctcgcacatgttgatcaccccggccgcgctggagtcggtcgatgcgagcggcctggacgagctgcgcgtggtggtcgtcgccggtgacaagttcggtccggaactggtggcccgctgggcggtcccggggcgtgcgttctacaacggctacggcccgaccgaggcgaccatcctcgccaccagcagtgcggccatggtggcgggcgagcccatcaccatcggcaccgcgatcccgggtatcggcgcgttcgtgctggacacccggctgcggccggtgcccgcgggcgtcatcggtgagctgtacctggcgggtccggcgctggcacagggctatctgggccgtcccggcctgaccgcggaccgcttcgtggccagcccgttcgccaccgccgacaatcccggcacgcggctctaccggaccggcgacctggtgcggtacggccgcgaggacggcgtgatcgagtacctgggccgttcggacttccaggtcaagatccgcggtttccgcatcgagctgggcgagatcgacaatgccctcaccgcgcacccggatatcgacttcgcggtcaccatgggcaagaccctgccttcgggcgcaacggcattggtggcctacgtgctgccgaccccggggcacggtgtcgacaccgcggaggtggccgagcagctcggacgcagcctgcccgcgcacatggtgccctcggccatcatggtgatcgacgagctgccgctcaccccgaacggcaagctcgaccgctcggcgctgccggagccggtgttcccggccaccagcacccgcgcaccctccggaccggtggaaacgcaactggcccagctgttctcggagctgctacgggccgaggaagtcggcgcggacgactcgttcttcgccatcggcggcgactccatcctgtccatccagctggtgtcgcgggcgcgcgcggcgggcatcgtgttcaccccgcaggacgtgttcgagcaccgcaccgtggccgggctggccaaggtggccgtggtcggcgacgagaccccgatcgccaagctggaagagctgcccggcggcggtgtcggcgagatcccgctgacgccggtgctggccgaatacctggccgacggtgtgtcggaccggttctcgcagaccatggtgctggcgctgcccgagggcatcgaccgcgccgggatcaccgacaccatcaatgccgttctggcgcaccacgatgtgctgcggtcccgcctcgagcgcgacgcggacggctggacgctgcgggtgcccgccgacggtgtcgacgcagacgcgctgctgtcggaggtggcacttcccgccggagccgaaggtgcggagctggcccgactgggcagcgccgcaatggattccaccctggccgcgctgaacccgatcgccgggcgcatggtcgcgctgacctggctgcggcgtcccgacgccgccgatgtgctgctgatcgcggcgcatcactacgtgatcgacggcgtctcctggcgcatcctcatctcggatctggtgatggcctggatgcagcgcgcggccggacagcgcccgacgcttccggccgtgggcacctcgttccgccgctgggcccacgcgttgtccgaggccgccacggccgacgtgcgccgcgccgaactggactactggcgcgaggcgctggccgcgcccgatccgctgctgggcgcgcgtgccctggacgcgaaggtcgacacctatgcgacggtgcgccgcttcaacattcaggtgcccgccgaggtcaccgaggccgtcctcaccgaggttccggcgctgtaccgcggtggcgtgaacgacggcctgctggccgcgctggcgctggcggtgcggtcgtggcgggatcgccgcggcgtcgactcgcccgtcacccgggtccgcatggagggccacggtcgcgaggaaagcgttgtcccgggcgcggatatcacccgcaccatcggctggttcaccaccgtctacccggtcgcgctcgacctgtccggcgtggacaccgccgcggcgctggagggcggcgcggccaccgcgggcgtgctgcgctcggtgaaggagcagctgctcgccatgcccgacaagggcatcggcttcggcatgctgcgccacctcgatccggagtcggcgtcccagctgaccggccgggtcgcgcagatcggcttcaactacctgggtcgtatctccaccgccgaaatcgccgaggcccccgcgggttcgggctggttgcccaccgacgcgctcggcgaactcgaggtcgatcaggacctcgccatgccggtgagcaccgtcgtggacatcaatgccatcgtcaccgacggcgaggccgggccccgcatgtcggtgtcgttccagtacgccgccgaaatcctcgacgaggccgcggtacgggagctggcgcaggactgggtggcggcgctgaccgcggtcgcccgccacgtgaacgacccggccgcaggcggtttgacgccctcggacgtgccgctggtgcgcgccacccagatcgaactggactcctggcgcgcggcctacccgggcctgtcggacgtgctgccgctctcgccgctggcgtcgggcttgtacttccattctcagctgaccgccggttccaccgacgactacgtcatgcagttcgcgctggaactcgcgggcaatgtcgatctcgagcgcatgcatcgggcggcgcaggccatcctggatcggcacgccgcgctgcgggcggccttcgtcccggcggccgacgggacgccggtgcaggtggtgatcgacgggctggaaacgccgtggaacgtggtcaccgatgtggccgacgaggacgtgcccgcgctgctcgaaaccgatcagcgcacccgcttcgatccgacccgggcaccgctcatgcgattcacggtgtaccgcaccgtgtccgggcgcatccacttcgtgctcaccacgcaccacctgctcttcgacggctggtcgctgccgttgctgatgaaggatctgctgatctgctatgcgacgcacggtgatgcgtcgctgctgccgccggtgcgcccgtaccgcgattacctgacctggctctcgcgccaggaccgcgacgccaccctggacaagtggcgcgagaccctcaccggcgcgcggcccacgctcatcgggaccgtgctggcgcgtcccgaggactccgaaatcggtcacggggaaatcgaattcgagctctccgccgacgagaccgcggccgccgccgccttcgcggccgggtccgaggtcacggtcaacaccgtggtgcaggcggcctgggcgctggtgctgtcggccctcaccgatcgcgaggacgtggtcttcggcgcggtggtctcgggccgcccgccgcagctggacggcatcgacgacatgatcggcctgttcaccaacaccattccggtgcgggtgcgcttcgacgccgggtggaccgtgcgggacctgctgggccgggtgcagtccgagcaggcgggcctgctcgagcaccactacctggggctcgccgagatccagagcgccgccggtaccggcgcggccttcgattcgctcgtcgcctacgagtcctacccggtggatgccgaggggctgcaacaggcgggcggcggtatcgacggcatggaggtcgccgggatcaagggcgtcaccttcacccactacccggtcaccctggtggtggaatccggtgcgaccctgcggttcaaggtgtggcaccggcgcgacaccgtcgccgacgccaccgcccgcgcgctcgccgagctggtgcgcacgctggtcggccggttcgtcggcgtgccgtcggataccgtgctgccgccgtcgaattggtggctgaccggcgcgcccgccgggccgctggaactgcccgccgatcgcccgcgcccggccgtgccgtcgcggcgcggcaacgaactgcacttcgacctctaccccgaggtgcattccgcgctggatcgcctggcgcgccgccatgattcgagcctgttcaccgtcgtgcgcgcggccttcaccgtgctgctgtcgcggctctcgggcggggtccgggagatcgccatgggcgcgatcggcgcggatcgcgctgccgcaccgcaggtctcggccgccgacgcggtcgtgctgcgcaccgagctcgacccgggcgtcgccttcgccgacttgctcgagcggatgcgcgacgccgatgccgaggcgttcggtcgcggcaccggcggagccgagcgcctcgccgacgtcctggacgccgtgcgcggtgcggcgggccagccgccgttccaggtcctgatcaccgcgggcaacgcgggtaccggtgtggcacaggtggatctgcgcctggatgttaccgagcggcccgccgccgcgggcgtggcgctgagcttcacctacgccaccgacctgttcgaaccggcgaccgtgcaggacttcgccgatcgcctgacccggctgctcaccgccatcgccgccgacgagcgcgcggtggtcggcgatatcgacctgtacgcgccgggcgagcgcgatctcgttctgcacgaatggaatacgccgggcgcgccggtgcccgatgtgacgctggtggacctgatcaccgcgcgtgccgcccggcaccccggcgcgaccgccgtccgattcggtgacgccactttgtccttcgacgatctcgtgcggcgcgccaaccgggtcgcccgggcactcatcaccgccggggccggaccggaatcgctggtggcggtggcggttccgcgcaccgaggaactgccggtggcgctgctggccgtgctcatctcgggtgcgggctacctgcccatcgacaccgcctacccggcgcagcgactggaattcatgctcggcgactcgcgcccggtgtgcgtgctgaccaccgccgcggaacgggacgcggtgcccgccggggacaccccggtgctgctgctcgacgagctggacgcccactccgacgccccggtcaccgacgccgatcggcgttcgccgctgcgctcggaccagctggcctacgtcatctacacctccggctccaccggtgtgcccaagggcgtcggcgtcacccaccgcaatgtggtggagctgttcgcgaacacccaggcgcacttcgatttcgacgagcacgacgtgtggacgctgttccactccttcgccttcgacttctcggtgtgggagctgtggtgcgcgctggccaatggcggcgcggtggtggtggtcgaccatctcacctcgcggtcgccggaacagttccgcgagttgctgattcgcgaacgggtgacggtgctcaaccagaccccgtcggcgttctaccagctcgccgaggccgatcgggccgcagtgggatccagtggcgactacgcgctgcgctacgtcgtattcggcggtgaggcactggatctgcgccagctgcgccgctggtacgaacgccatcccgccgacgcgccgcgcctggtgaacatgtacggcatcaccgagaccacggtgcacgtgtcgttcctggcgctcgacgaggaactggccgaactgcccagcagcatgatcggccgcgcgctgcccggtctgggcgcgcgcgtgctcgaccagcgcctgcacccggccccggtcggggtcgcgggcgagatctacgtcgacggtgaacagctctcgcgcggctacctgggccgcccgagcctgaccgcgacccgcttcgtggccaaccccttcggcgcgcccggctcgcgcatgtaccgcgccggtgacgtcggccgctgggtcggcttcggcggcgaggccaatctcgagtacgcgggccgcagcgaccagcaggtgcagctgcgcggcttccgcatcgagctcggcgagatcgagtcggcgctgctgcggctgcccggcatcagccaggcggtggcgctggtgcgcaccgacaatgacgtggatcagctggtcggctacgtggtgcccgaggacaccgcgggtatcgacgtggccgccatgaagaccgcgctgggcgaattcctcaccgcctacatggttcccgatgccatcgtggccctggacgtgctgccgctgacccccaacggcaagctggaccgcaaggccctgcccgcgccggaagccgtcagctccgtcgagttccgcgccccgcgcaccgagaccgaacgcctgatcgccgccgaattcgccgccctgctgggcgctttcgaggtcggcgcggacgacgacttcttcgccctgggcggcaactcgctgctcgccacccgcgcggtggcccgcatcaacgaggcgctgggcgcgagcctggcggtgcgcgagctgttcgaggcgtccacggtcgcggccctggccgcccgggtcgtcaccggtgcggccggcaaccggcccgcgctggtggccggtgagcgccccgcgcgggtgccgctgtcgctgtcccagcagcgcatgtggatcgtcaaccagctcgatccggactcgcccgcctacaacatcccactggcgctgcggctttcgggcaccctggacatcgccgcgctgcgggcggcggtgaccgacctgctcgaacgccacgagtcgctgcgcacccgctacccggtggacgcggacggcattgcctaccaggagatcctgccggtcgagcaggcactgcccggcgggctcgaggtcgggccgcgcgccgacgcgctggcccgcatgaccggggtgctctcgggcggcgtcgacgtcaccgcgcaggtgcccatccgggcgctgctgtgcaccgacggcgacgcgggcaccgagcactacctggtcgtggtggtgcaccacatcaccgccgacgccgcctcgctggccccgctggcccgcgatctcatcaccgcgtatgtggcgcgctcgcagggtgattcgcccgcttggacgccgctcacggtgcagtacgccgacttcgcgctctggcagcgcgcggtcatcggcagcgatgacgacgagaactcggtcgccgcttcgcaattggatttctggcgcgatcgcctcgacggcgcgggcggcaccctgggcctgcccctcgatcggccgcggcccgccgtgcgcaccatgcagggcggcgcgaccaccttcacggtgcccgccgaggtgcacgagggcctgctgcgcatcgcccgcgagcacaatgcctcgctgttcatggtcgtgcacgccgcgctggccgcgctgctggcccggctgtccggcagccgcgacatcaccatcggcacgcccatcgcgggccgcggcgaacgcgtcctcgacgacgtggtcggcatgttcgtgaacaccctcgcgctgcgcaccggggtcgactcggcggcggccttcggcgatctggtcgacgccgcgcgcgagaccgacctggccgcctacggcaatgccgacatcccgttcgagcgcgtcgtcgaggtggtcgcgcccgatcgcggtgcgcagggccaggattcgctgttccaggttgtgctctcgttccagaacaccgagcaggccgggctggaactgccgggcctgaccatcgccgcgctggacaccggcgcggtctcggccaagttcgacctccaggtcaccatcgacccgcggcaggtggccgacggcgtggtcggcgaactcgccggcgcgctcacctacgcctcggacatcttcgacgaggccaccattgccaccttcggggagcggttgcgccgggtgctcgcggcggtggccgccgatccgcgccagcgggtcggggcgatcgaactggatgcggcgcaggcccgttcgcacgccgccgcgccggtggcccagaccgccgcggtctcgcgcggcacccagttgccgcagctgctgaccgcggccgtggaggacgatccggagggtcccgccttggtgtggggcgacggcgcgctgtcctacgaggaactcgacgcgcgctcttcgcggctggcacgggtgctcatcgcccgcggctgcggcccgggcacgggcgtggcggtgcggctggagcgcggcatcggcgcggtcgtggccacctgggcggtgctcaagtcgggcgcggccctggtgccggtgaccggcgccgagctgcccggcgatctggtgatcaaggtcgggctgaccgccaccgcggtcgggaccgcccaggacgtggactggctggtcctcaccgatccggcgctggccgccgagatcgccgccgcctcaccgcgtccggtcacctacgccagccggacccgggcgctgcagggcggcgatatcgccttcctgaccggcacccacgccctgacctacgacgagctcgcggagctggtcacccgggtcggcgcgagcaccgagctgaccttcgagtcccgcacctaccgccagggtcgccccgacgcgcccgcggcggcggtcggaggtgctggccgccggcgcctgcggtgcgtcggtggtgatcatggcggtcgaggacggcgaatccctggccgacgcgctcgccgaggaatgggtgacgcacctgttcagcgatcgggccggactcgccgcggtgggcgccgaaccgctcgaggatctgcaggccatcatcgtggacgagggccccgcggatgctgttgcagcgcaagtgcaatgggtcacaacggccgcttcgctcgagggataaatagtcagtcagcagaacagtctcgatgtcgggaacgaatattcggcatcgagaccgatacgactgcccatacggccgtttgccagcaaacggtcgctcgccaaa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tactgcccgccgttcagcccgtggtagccgtcgccgccggtccggcagcccccttttcgggcagctgctgaccgcctcggtcgaggccgcggccgaggcggtggcgatccgtttcaatccgaccggtaacccggccgaccagcgcgaactcacctatcgcgaactggacgaggcctcctcgcggctggcccgcgaactcatcgaccgcggcatcggcccgggcgacgtggtggccatcgggatcagccgatccatcgaatcggtgctggcggtgtgggccatcgccaagtcgggcgcggcctacgtgccggtcgacccgaagtatccgccggagcgcatcgactacctgctgtccgattcgggtgcggcgctgggcgtgaccaccgccgagcaccgctcggcgctgggcgacggcgtcacctggctggaactcgacgatccggcgaacgcggcgcgcatcgcggcgcggcccgcgcacccgatctcctacgccgaccgggtgcgcccgctgaccgagcagcagccggcctacctcatttacacctcgggctccaccggccgccccaagggcgtcgtggtcacccacaccggcctgggcgcgctggtgacggccgagcgcgaacactatggcgtcgatcgggattcgcgcgtgctgcacgtgtgctcgccgaacttcgacgtctcggtgctggagctgctgctggccttctcctccggcgcgaccctggtggtgtcgccgccgaccgtgttcggcggtcacgacctggccgaactgctgcgccgcgaacgcgtctcgcacatgttgatcaccccggccgcgctggagtcggtcgatgcgagcggcctggacgagctgcgcgtggtggtcgtcgccggtgacaagttcggtccggaactggtggcccgctgggcggtcccggggcgtgcgttctacaacggctacggcccgaccgaggcgaccatcctcgccaccagcagtgcggccatggtggcgggcgagcccatcaccatcggcaccgcgatcccgggtatcggcgcgttcgtgctggacacccggctgcggccggtgcccgcgggcgtcatcggtgagctgtacctggcgggtccggcgctggcacagggctatctgggccgtcccggcctgaccgcggaccgcttcgtggccagcccgttcgccaccgccgacaatcccggcacgcggctctaccggaccggcgacctggtgcggtacggccgcgaggacggcgtgatcgagtacctgggccgttcggacttccaggtcaagatccgcggtttccgcatcgagctgggcgagatcgacaatgccctcaccgcgcacccggatatcgacttcgcggtcaccatgggcaagaccctgccttcgggcgcaacggcattggtggcctacgtgctgccgaccccggggcacggtgtcgacaccgcggaggtggccgagcagctcggacgcagcctgcccgcgcacatggtgccctcggccatcatggtgatcgacgagctgccgctcaccccgaacggcaagctcgaccgctcggcgctgccggagccggtgttcccggccaccagcacccgcgcaccctccggaccggtggaaacgcaactggcccagctgttctcggagctgctacgggccgaggaagtcggcgcggacgactcgttcttcgccatcggcggcgactccatcctgtccatccagctggtgtcgcgggcgcgcgcggcgggcatcgtgttcaccccgcaggacgtgttcgagcaccgcaccgtggccgggctggccaaggtggccgtggtcggcgacgagaccccgatcgccaagctggaagagctgcccggcggcggtgtcggcgagatcccgctgacgccggtgctggccgaatacctggccgacggtgtgtcggaccggttctcgcagaccatggtgctggcgctgcccgagggcatcgaccgcgccgggatcaccgacaccatcaatgccgttctggcgcaccacgatgtgctgcggtcccgcctcgagcgcgacgcggacggctggacgctgcgggtgcccgccgacggtgtcgacgcagacgcgctgctgtcggaggtggcacttcccgccggagccgaaggtgcggagctggcccgactgggcagcgccgcaatggattccaccctggccgcgctgaacccgatcgccgggcgcatggtcgcgctgacctggctgcggcgtcccgacgccgccgatgtgctgctgatcgcggcgcatcactacgtgatcgacggcgtctcctggcgcatcctcatctcggatctggtgatggcctggatgcagcgcgcggccggacagcgcccgacgcttccggccgtgggcacctcgttccgccgctgggcccacgcgttgtccgaggccgccacggccgacgtgcgccgcgccgaactggactactggcgcgaggcgctggccgcgcccgatccgctgctgggcgcgcgtgccctggacgcgaaggtcgacacctatgcgacggtgcgccgcttcaacattcaggtgcccgccgaggtcaccgaggccgtcctcaccgaggttccggcgctgtaccgcggtggcgtgaacgacggcctgctggccgcgctggcgctggcggtgcggtcgtggcgggatcgccgcggcgtcgactcgcccgtcacccgggtccgcatggagggccacggtcgcgaggaaagcgttgtcccgggcgcggatatcacccgcaccatcggctggttcaccaccgtctacccggtcgcgctcgacctgtccggcgtggacaccgccgcggcgctggagggcggcgcggccaccgcgggcgtgctgcgctcggtgaaggagcagctgctcgccatgcccgacaagggcatcggcttcggcatgctgcgccacctcgatccggagtcggcgtcccagctgaccggccgggtcgcgcagatcggcttcaactacctgggtcgtatctccaccgccgaaatcgccgaggcccccgcgggttcgggctggttgcccaccgacgcgctcggcgaactcgaggtcgatcaggacctcgccatgccggtgagcaccgtcgtggacatcaatgccatcgtcaccgacggcgaggccgggccccgcatgtcggtgtcgttccagtacgccgccgaaatcctcgacgaggccgcggtacgggagctggcgcaggactgggtggcggcgctgaccgcggtcgcccgccacgtgaacgacccggccgcaggcggtttgacgccctcggacgtgccgctggtgcgcgccacccagatcgaactggactcctggcgcgcggcctacccgggcctgtcggacgtgctgccgctctcgccgctggcgtcgggcttgtacttccattctcagctgaccgccggttccaccgacgactacgtcatgcagttcgcgctggaactcgcgggcaatgtcgatctcgagcgcatgcatcgggcggcgcaggccatcctggatcggcacgccgcgctgcgggcggccttcgtcccggcggccgacgggacgccggtgcaggtggtgatcgacgggctggaaacgccgtggaacgtggtcaccgatgtggccgacgaggacgtgcccgcgctgctcgaaaccgatcagcgcacccgcttcgatccgacccgggcaccgctcatgcgattcacggtgtaccgcaccgtgtccgggcgcatccacttcgtgctcaccacgcaccacctgctcttcgacggctggtcgctgccgttgctgatgaaggatctgctgatctgctatgcgacgcacggtgatgcgtcgctgctgccgccggtgcgcccgtaccgcgattacctgacctggctctcgcgccaggaccgcgacgccaccctggacaagtggcgcgagaccctcaccggcgcgcggcccacgctcatcgggaccgtgctggcgcgtcccgaggactccgaaatcggtcacggggaaatcgaattcgagctctccgccgacgagaccgcggccgtcgccgccttcgcggccgggtccgaggtcacggtcaacaccgtggtgcaggcggcctgggcgctggtgctgtcggccctcaccgatcgcgaggacgtggtcttcggcgcggtggtctcgggccgcccgccgcagctggacggcatcgacgacatgatcggcctgttcaccaacaccattccggtgcgggtgcgcttcgacgccgggtggaccgtgcgggacctgctgggccgggtgcagtccgagcaggcgggcctgctcgagcaccactacctggggctcgccgagatccagagcgccgccggtaccggcgcggccttcgattcgctcgtcgcctacgagtcctacccggtggatgccgaggggctgcaacaggcgggcggcggtatcgacggcatggaggtcgccgggatcaagggcgtcaccttcacccactacccggtcaccctggtggtggaatccggtgcgaccctgcggttcaaggtgtggcaccggcgcgacaccgtcgccgacgccaccgcccgcgcgctcgccgagctggtgcgcacgctggtcggccggttcgtcggcgtgccgtcggataccgtgctgccgccgtcgaattggtggctgaccggcgcgcccgccgggccgctggaactgcccgccgatcgcccgcgcccggccgtgccgtcgcggcgcggcaacgaactgcacttcgacctctaccccgaggtgcattccgcgctggatcgcctggcgcgccgccatgattcgagcctgttcaccgtcgtgcgcgcggccttcaccgtgctgctgtcgcggctctcgggcggggtccgggagatcgccatgggcgcgatcggcgcggatcgcgctgccgcaccgcaggtctcggccgccgacgcggtcgtgctgcgcaccgagctcgacccgggcgtcgccttcgccgacttgctcgagcggatgcgcgacgccgatgccgaggcgttcggtcgcggcaccggcggagccgagcgcctcgccgacgtcctggacgccgtgcgcggtgcggcgggccagccgccgttccaggtcctgatcaccgcgggcaacgcgggtaccggtgtggcacaggtggatctgcgcctggatgttaccgagcggcccgccgccgcgggcgtggcgctgagcttcacctacgccaccgacctgttcgaaccggcgaccgtgcaggacttcgccgatcgcctgacccggctgctcaccgccatcgccgccgacgagcgcgcggtggtcggcgatatcgacctgtacgcgccgggcgagcgcgatctcgttctgcacgaatggaatacgccgggcgcgccggtgcccgatgtgacgctggtggacctgatcaccgcgcgtgccgcccggcaccccggcgcgaccgccgtccgattcggtgacgccactttgtccttcgacgatctcgtgcggcgcgccaaccgggtcgcccgggcactcatcaccgccggggccggaccggaatcgctggtggcggtggcggttccgcgcaccgaggaactgccggtggcgctgctggccgtgctcatctcgggtgcgggctacctgcccatcgacaccgcctacccggcgcagcgactggaattcatgctcggcgactcgcgcccggtgtgcgtgctgaccaccgccgcggaacgggacgcggtgcccgccggggacaccccggtgctgctgctcgacgagctggacgcccactccgacgccccggtcaccgacgccgatcggcgttcgccgctgcgctcggaccagctggcctacgtcatctacacctccggctccaccggtgtgcccaagggcgtcggcgtcacccaccgcaatgtggtggagctgttcgcgaacacccaggcgcacttcgatttcgacgagcacgacgtgtggacgctgttccactccttcgccttcgacttctcggtgtgggagctgtggtgcgcgctggccaatggcggcgcggtggtggtggtcgaccatctcacctcgcggtcgccggaacagttccgcgagttgctgattcgcgaacgggtgacggtgctcaaccagaccccgtcggcgttctaccagctcgccgaggccgatcgggccgcagtgggatccagtggcgactacgcgctgcgctacgtcgtattcggcggtgaggcactggatctgcgccagctgcgccgctggtacgaacgccatcccgccgacgcgccgcgcctggtgaacatgtacggcatcaccgagaccacggtgcacgtgtcgttcctggcgctcgacgaggaactggccgaactgcccagcagcatgatcggccgcgcgctgcccggtctgggcgcgcgcgtgctcgaccagcgcctgcacccggccccggtcggggtcgcgggcgagatctacgtcgacggtgaacagctctcgcgcggctacctgggccgcccgagcctgaccgcgacccgcttcgtggccaaccccttcggcgcgcccggctcgcgcatgtaccgcgccggtgacgtcggccgctgggtcggcttcggcggcgaggccaatctcgagtacgcgggccgcagcgaccagcaggtgcagctgcgcggcttccgcatcgagctcggcgagatcgagtcggcgctgctgcggctgcccggcatcagccaggcggtggcgctggtgcgcaccgacaatgacgtggatcagctggtcggctacgtggtgcccgaggacaccgcgggtatcgacgtggccgccatgaagaccgcgctgggcgaattcctcaccgcctacatggttcccgatgccatcgtggccctggacgtgctgccgctgacccccaacggcaagctggaccgcaaggccctgcccgcgccggaagccgtcagctccgtcgagttccgcgccccgcgcaccgagaccgaacgcctgatcgccgccgaattcgccgccctgctgggcgctttcgaggtcggcgcggacgacgacttcttcgccctgggcggcaactcgctgctcgccacccgcgcggtggcccgcatcaacgaggcgctgggcgcgagcctggcggtgcgcgagctgttcgaggcgtccacggtcgcggccctggccgcccgggtcgtcaccggtgcggccggcaaccggcccgcgctggtggccggtgagcgccccgcgcgggtgccgctgtcgctgtcccagcagcgcatgtggatcgtcaaccagctcgatccggactcgcccgcctacaacatcccactggcgctgcggctttcgggcaccctggacatcgccgcgctgcgggcggcggtgaccgacctgctcgaacgccacgagtcgctgcgcacccgctacccggtggacgcggacggcattgcctaccaggagatcctgccggtcgagcaggcactgcccggcgggctcgaggtcgggccgcgcgccgacgcgctggcccgcatgaccggggtgctctcgggcggcgtcgacgtcaccgcgcaggtgcccatccgggcgctgctgtgcaccgacggcgacgcgggcaccgagcactacctggtcgtggtggtgcaccacatcaccgccgacgccgcctcgctggccccgctggcccgcgatctcatcaccgcgtatgtggcgcgctcgcagggtgattcgcccgcttggacgccgctcacggtgcagtacgccgacttcgcgctctggcagcgcgcggtcatcggcagcgatgacgacgagaactcggtcgccgcttcgcaattggatttctggcgcgatcgcctcgacggcgcgggcggcaccctgggcctgcccctcgatcggccgcggcccgccgtgcgcaccatgcagggcggcgcgaccaccttcacggtgcccgccgaggtgcacgagggcctgctgcgcatcgcccgcgagcacaatgcctcgctgttcatggtcgtgcacgccgcgctggccgcgctgctggcccggctgtccggcagccgcgacatcaccatcggcacgcccatcgcgggccgcggcgaacgcgtcctcgacgacgtggtcggcatgttcgtgaacaccctcgcgctgcgcaccggggtcgactcggcggcggccttcggcgatctggtcgacgccgcgcgcgagaccgacctggccgcctacggcaatgccgacatcccgttcgagcgcgtcgtcgaggtggtcgcgcccgatcgcggtgcgcagggccaggattcgctgttccaggttgtgctctcgttccagaacaccgagcaggccgggctggaactgccgggcctgaccatcgccgcgctggacaccggcgcggtctcggccaagttcgacctccaggtcaccatcgacccgcggcaggtggccgacggcgtggtcggcgaactcgccggcgcgctcacctacgcctcggacatcttcgacgaggccaccattgccaccttcggggagcggttgcgccgggtgctcgcggcggtggccgccgatccgcgccagcgggtcggggcgatcgaactggatgcggcgcaggcccgttcgcacgccgccgcgccggtggcccagaccgccgcggtctcgcgcggcacccagttgccgcagctgctgaccgcggccgtggaggacgatccggagggtcccgccttggtgtggggcgacggcgcgctgtcctacgaggaactcgacgcgcgctcttcgcggctggcacgggtgctcatcgcccgcggctgcggcccgggcacgggcgtggcggtgcggctggagcgcggcatcggcgcggtcgtggccacctgggcggtgctcaagtcgggcgcggccctggtgccggtgaccggcgccgagctgcccggcgatctggtgatcaaggtcgggctgaccgccaccgcggtcgggaccgcccaggacgtggactggctggtcctcaccgatccggcgctggccgccgagatcgccgccgcctcaccgcgtccggtcacctacgccagccggacccgggcgctgcagggcggcgatatcgccttcctgaccggcacccacgccctgacctacgacgagctcgcggagctggtcacccgggtcggcgcgagcaccgagctgaccttcgagtcccgcacctaccgccagggtcgccccgacgcgcccgcggcggcggtcgaggtgctggccgccggcgccagcggtgcgtcggtggtgatcatggcggtcgaggacggcgaatccctggccgacgcgctcgccgaggaatgggtgacgcacctgttcagcgatcgggccggactcgccgcggtgggcgccgaaccgctcgaggatctgcaggccatcatcgtggacgagggccccgcggatgctgttgcagcgcaagtgcaatgggtcacaacggccgcttcgctcgaggg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agcacagctcggctgggtccggcaattccacaaacccgcggcggcgggccttccgccgctgctgatctgcccccacgcgggtgcgggcgcgtccagttaccgggcgttctcgaagatcttcagcgaccggttcgacgtcgtggtgttccagtatccgggccgtcaggaccgggcgcgggaggcggcgctcaccacgctggccgatatcgcggcgggcgctttcgcggattatgttgcctccgagcatgatcgcgggctgccgctgaccgtgttcgggcacagcatgggcgcgatggtggccttcgagctggtgcgggccgccgaggccgcgggccgcgaggtgcggctgctggccccgtcggcggcggtgtcgccgggccgggccgccgagctgccgccgcatcccaccgaggacgagcagatcctcgatcatctgggccgcctggacggcaccggcgcggacgtgctgggcagccgcgaggtcatgcgcatggcgctgccggtggtgaaggccgactaccgggccttcgacgcttactcgtgcgcgccggatatcaaggtacaggccaggattcaggtgctcggcggtgcggaggacccgttcgtcaccccgcgcgacctctatggctgggcgaaccacagtgcgcaggagatcgacgtgaccgtcttcgacggcgggcacttctatctcaacgagcacaccgagggcatcgccgaactgctggtgccgaccctgaattcggtcg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aacgatgccgagaccctgctggcgcggcgtaaggaactgctgcgcaggcggatagccgaaagcggtgtcgccgcggcggccgcgccgtccagtaccgcgccgcgcgcgaaggcgggggagcggcatccgctgtcggacggacagcggcgcatgtggttcctacaggcccgcgatccgcgcgacaccacgctcaatatctgtgtggcctaccggctccgctccgtcgacccgcgcttgggtgagctggacggtgagcggctgcaccgcgcggtgcgcaccgtcgccgggcggcacgacatcctgcgcaccacgtacggtctcggcgatgacggtgagccgttccagatcgcccggacggatctcgctcccggctgggagacccacgatctgagtgaactgcccgaggccagccgcgcccgtcgcctggaagtgctggcgcgcagggaattcggccgcccgttcgacctgtcatcgcagtctccgctgcgtctgagcctggtgcgcctggctcgcggcgaattcgcgctgatcctggtcgcgcaccacatctgctgggacgacgactcctgggccgtgttcttcgccgaggtcaatgccgcctaccgcgacgccgaactcgccccgctggcagggcaattcgtcgatgtcgaggtcctcggcgcggacgcggtcaccgacgcggatctggatttctggcgcgaggctctgcgccctctgcccgaggcgctcgaattgccgggcaagacaggcgattccggttcccgccaggccgagcgccgcaccctcgccctctccgccgagctgatgcatcgcgtcgacgccttcgcccgtgagcgctcggccacccccttcatggtgctgctggcggcctacgaggccgtcgtgcaccgctacaccgcggccgccgacttcctggtctcggtcccggtgacggtgcgccgcaatgccattgccgaatccctgctcggctacttcggcaataccctgctgctgcgcgccaccctgtccccgcgcgacagcttcgccgcccgcaccgacgccgtccgcgacacctgcctggccgccttcgcgcaccagggcgtcggcatcgatcgcgtggtgcgcgaggccaatccggaacgcctcggcggcaaggacggcctcgatcagctggtgcgtctgggcttcagcgtccgcaagagcgccaccggtttcgccctcgacggcgtcgaggccaccctgctcgacctcggcagcacggtggcgcagctgccgctgagcctggccgtcgtcctcgagcccgcgggcgcgtacctggaggccgaataccagctcgacgaactggacggcacgctggtcgaccagctgctgggccattacgcgcaactgctcggcgctgccctggacgaacccgaccggcgcatcgccgatctggacatcctgggagccgatgccgcgcgcattctcgagctctcgcacggtgcgctcgtggcgaccccggcgatcaccatggtggacctgttccaggaccgcgtcgccgccgcccccgaggccatggccgtggtcgcccccgacaccggcgtggaactcacctacgccgacctgaaccgccgcgcgaatcgcatggcgcactggctgatcggccagggcctgggcaccgaggacctggtcgggctgcgcctgtcgaattcggtggagttcgtggtcggcatgctggccgtgctcaaatccggcgcggcctacctgcccatcgacccggcctaccccgacgaccgcatcgactacctgatcgaggatgcccgcccgcgcctggtgctgggccgcgtcgaactcgatgccgccgaaacctcggccgtctgcctgcccgagcacgatccctccgacaccgaccgccgccgtgcgctgcggcccggcaacctggcctacgtcatctacacctcgggttcgacgggcaagccgaagggcgtcccggtgccgcacggcgcgatcgccgaacacctggacggcttcgtcgccgagtggggcatgaccgccgaggaccggctgctgcaatcctcctcggtcagcttcgacgcctcgctgctcgacatcttcgtcaccttcaccgccggcgcgcgcctggtgatccccaaacccgatgctttccgcgacattccgtacgtcgccgagatcatcacccgctgcggcgtcaccgtgctgcacatggtgccgtccatgctcagcaccttcctgctgctgccggaggtgagccagtggcgggcgctgcgccacgtcccggtgggcggcgaggcgctgcccggtgaggtggccgacaagttcgcgggcatcttcgacgccgaactgcgcaaccactacgggcccaccgaggccgtggtgtgcgcgacccaccaggatgtggtggggccgcagggcacccggatcgtcccgatcggcaccccgaaccggaatgtgttcgtgtacctgctggacgaggcactgcagctggttcccacgggtgtggtgggcgaaatctacctgggcggcgagcaattggcgcgcggctatctcaaccgggcgggcctgagcgcggaacgcttcgtggccgacccgttcggcggccgtagcggcgtgcccggcggccgcctctaccgcaccggagatctggcccgccgcgatgccgacggcgagatcgaattcgtgggccgcgccgacgaacaggtgaaggtgcgcggtttccgcatcgaactcggcgagatcgaagcggtgctcggcggccacccgagcgtcggccactgcgtggtcatcgccaccgaggacccggcggtcggcgcgatgctcgcggcctacgtggtgcccgcgcccggcgcgaccgtggatccggaacagctgcgcgcgcacgccgccgcgaccctgcccgagtacatggtgcccgccgccgtcgcggtcatcgacgagatcccgctgaccgtgcacggcaagctggacaagcgcgccctgcccgcgcccacccggcgcgcggccgcccgcaactatcgggaacccgccaccgacaccgagatccgactggccgccctgttcgggcagctgttcggccgggacggtgcgggcgcggacgactccttcttcgaactgggcgggcactcgctgctggccacccgcctgatcgtgctgatccgcaaggaattcggcgtcgaactcgacgtgcgggccccgttcgacaccccgaccgtggcgggcctggccgcgctcatcgagaccgcaccggccgccgagattcggtcggagacgcccggcctggcgaaacgggaacggccggaacgggttccgctgtcgttctcacagctggccatgtggttccagcgcaagctggagggaccgtccccggtcggcaatatcccgttcgccatgcgcgtggacggtccgctcgacatcaccgccctggccgccgcgctcggcgatgtggtggcccggcacgaggcgctgcgcaccgtcttccccgaggacgggggtgtgccctaccagtccgtgctgcccgcgggcccgatcgatgtgctggtcacggtgctcgacgatcccgaccgcctgcccgccgaactggccgaggccgccgcatacaacttcgcggtggaatccgaattgctggtgcggccaaaggtgttcgtgctggatcagcactcgcacgccatctcgctgctggtgcaccacatggtcgccgaccactggtccttccgcaccatcctggccgacctggccaccgcctaccgcagccgcatcgactccggccgcccgccgcgctgggaaccgctggccctcgactacgccgacttcgcgctctggcagcgcgaactcgtggccgacgaccaggaccgcatcgattactggcgcgacaccctcaccggactgcccgacgagatcacccccgcccacgaccacccccgcccggccgtgctcggcaagaacggcagcatgagcgccttcaccgtccccgcggccctgcggcgacgcctgaagtccctcgccgaatccgcgggcgcgtcggaattcatgctctaccaggccgcggtggtcaccctcctgcacaaactcggtgcgggcgtggacatcccgctcggcaccccggtcgcgggccgctcctacccggtcgccgccgacctggtcggcttgctcgccaacatggtggtcctgcgcaacgacctctccggcgacccgaccctgcgcaccatcctggaccgctcccgcaccaccgccctggccgcctacgccaaccaggacgtccccctcgaacgcgtggtggaggccgtgaacccgccccgctcccgctcccgaaacccgctgttccaggccatgatgcacttccgcgaggaagactggtccgccaccggcgcgggcctcggcgaagccgaactatcggtcctccccatcgaattcgacatctccctcctcgacctgagcatcaacttcttctccgcccccgacggcggcttcgacgccagcgtcatcgtcaacaccgacctctacgaccccaccaccggaaccctcctcgcccaccgcatgctgacggtcctcaccgccttcgccgaaagccccgaccttgccctgagcgacctcgacgtgatgcccgccgatgagcgggagtccttgcggcggtgggaaaccggcgcgtccgacgtgctgggcgtacccgcagttctcgaccgcgcccgcaccgtgcccgccgatcggttcgccatccactgcgggagcgaatccctcacctacgggcagcttttcacgcacctggcgggagcggcggccgtcgcgccgagcaccgaacaggcgaacgtcgccgggctcgcagccacggtgaacgaactgctctccgatgtcgtgacagccacggcgattgcggacctgcacgcgaacgagggcgggcccggctccgaaccgggtggtgtccggctcgtcgctgctctgtggggcagcaccgaggcgaccgtcgaactgctgtcggctctcgcggccggagcgaccgccgtggttgccgacgaggagcagcgacaggacccgaccgcgctggtggacctgatcacccgacaccgccccacccgcgtggcagccgatccgggaaccctggcccgcttcgtccacacgggtgtgtccatgctcccctcggtgcggcactgggaggtgctcggaaccgactggcccgcagcgcttcccgatctgctacccgccctttcgtcgggctcgaccgccacctatgcgtacctggtgcccggattcccgggagtggtggcgcacggcccgctgacgggcgccgcgaccgccgtaccggcccccggcgcgcgtgtactggtgctcgacgacaatcagcgaccggtaccgcccggcgtggtgggcacggttcacgtcggccagatctgcacggcgacatcggccgcggcgacatcggccgccgcgcaggtggaggttgcgcgatcggtcccgggtgacgtttcagcgccggacagggtcgtagatccattccggcccggtgaaacgctatggcggacaggggaccgggcgcgctggaccgtgcggggtgaactggagttcgccatcgagcgagagcgccccgccgcgcgccccgccaccacggcgagcgcggccgaattcaccggtgccgcatgcgaccgggacaccgagccgcgactgcgggccatcctggccgagctgctggaactggaggtcgatgaggtctccggtgaggacaacttcttcgcgttgggcggggacagtgtgatctccattcagtggtcggtgcgggccaaccagatcgggttgccgatgtcgccgcagatggtgttcgagtgcatgacgatcaccgaactcgcagaagccgtggacacggctgtcgcgtcgggcgtgacagcggcggatgtcgctgcggcggcgggtgtttcggcatccgagatgaccgccgcgttcggcagtcgggtaccggaggcgccggtgcgggccgaagtggccgagccggaggttgttccggcggatacccacagccatgcgccgatgagcgtgtccggtttgaaccaggacgccctggcggcgctgggtgcggcttggaagggcgcgt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aagcgcagcaagcatgtcaagcccgagcaccgcgagatcctcaccgcggaggtcctggccagcaaacgaatcagccccaatttcgtccgcgtcacgctgggcggcacgggactcgcgaacttcaccgccatgggattcgaccagtggttccggctcttcatgcccgggcgcgacgggagtctgaagctgcccacctcctcgaccaatctcgggtggttcgcccagtacctcatgatgggcaaggagcatcggccactggcgcgcaactacacggtgcgcgactaccgggccgccggtttcggggagttcggcagcacggccgagatcgacgtcgacttcgtctcgcacggggacggcagcccggcctcggcctgggcgaacaatgccacgcccggctgccaggtcggcctgctggacgagggcatcacgtatcaggctccggaccacagcgattggacgctgttggtgggcgacgagagcgcgctgcccggcatcgcgggcgtgctgcggtcgctgccgcgcggggcgaagggcgcggcgtacatcgagattccgtccgccgaggaccggcaggaactgggcgaacccgagggcgtgcaggtgaattggctggcccgcacggacgcgcacgtggaggtcggggcgctggccgcggaggcggtgcgacaggcggaactgcccggcacgggcgtctacgccttcatcgcgggcgagcagaaattggccgcgggggtgcggcggcacctggcacaggagcgcgaaatccccaaagcggacatcactttcaccggctactggcgagtcggcaagtcccag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c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gcgacggagcggccgagctgctgccgtcctacatggtcccgtccgccatcgtggtgctggaccgaatcccgctgaccgtcaacggcaagctggaccgtcgcgccctcccggccccggccgtgcaggcgcgcgccttccgcgcgccggagacgccgatccaggaaaccgtcgcgggcgtcttcgccgagatcctcggactcgagcgggtcggcctggacgacgacttcttcgacctgggcggtaactcgctcatcgccacccgcgtcgcgtcccgcatcggctcggccctcgacaccaccgtcgcggtccgcaccctgttcgaggccaccaccgtcgaggcgctcgcggcccgcatcgaatcgcacgccgacggcgcttcgcgcgccaagctggtggcgcgcacccgcacgccgggcgcgctggtgccgttgtcgttcgcgcagcagcgcatgtggttcctcaaccagtacgacacctcctcggcggcctacaacctgccgctggccatccgcctcaccggcgaactcgacaccgccgcactggaactcgcggtcgccgacgtggtccgccgccacgagtcgctgcgcacccgctacccggagcacggcggcaccccgatgcaggtggtcgtcccggccgaggagatcgccctcgacctgcgcccggtcaccgtcaccgcggcggatctgaccgccaccgtgaccgcgttcgccacgctcggcttcaatgtggccgaacaggttccgctgcgcgcccgcctgttccgggtcggcggcgaggactccaccgagcacgtgctggtggtcgtcgtccaccacatcgccggtgacggcttctccatgtcgccgctggcccgtgacgtcatgctggcctacaccgcccgcaaccagggcgcggtgcccggctgggccccgctggccgtgcagtacgccgacttcgccatgtggcagcgcgaagtgctgggctcggaagaggattcgtcctcgatcatggcccggcaggtcgcctactggcagcgcgtgctcggcggcgtgccggacgagctggcgctgcccaccgaccggccgcgcccggccattgcctcgcaccgcggcgctacgttgcagcgggcgctgtcgccggagctgatcggcaagctggaagaggttgcccgccagcgcggttcgtcgctgttcatggtcatgcacagcgccctcgcggtgctgctggcgcggctctccggtggcgatgacatcgccgtcggcaccccggtcgccggtcgtggcgaagccgcgctggacgacctggtcggcatgttcgtcaacaccctggtgctgcgcaccgggatcgagccgggcgagtcgttcaccgatctgctggatcgcgtgcggcacaccgacctcgacgccttcggcaatgccgacgtgccgttcgagcggctggtggaactgctcgcgcccgagcgctcgcaggcccgcaacccgctgttccaggtcatgctggcgttccagaacctggaccgcaccagcctggaactgccggggctgaccgtctcgacactggatctcgacgagaacatctcccgcttcgatctccagttcacactgtcggagcaggactccggcatgacgctggcgctcacctacgccaccgacctgttcgacgaggccaccgcggccgggttcgcgcagcggtggatgcgggtgctggaagccgtcgccgccgactcggagatcggtgtcggcgcgatcgacatcctggattcgggtgagcgcgcggatctggtggcccgtttcggtctgcccgccgtcccggcgcgcacgctgccggagctcatcgccgacgccgtcgccatcgacccggccgcgcccgcggtcgtgttccagggggcgagtctgtcctacggcgagctggattcccgctcgaaccgcctggcgcgcttgctcatcgagcgcggcatcggcgccgaggacctggtcgccatcgcggtgccgcgttcggatgactcgtacttcgccgagtgggcggtgtccaagaccggtgcggcgttcgtgccggtggacccgaactacccggccgaccgcatcgcgcacatggtcaccgactccggttcgccggtcggcctcaccgtggcctcggtgcgcgcggacatgccggattcggtcgagtggctggtgctcgacgagctggagctgaacgcgttcgcggacaccgcgatcgccgacgccgagcgggtccgcccgctacgtccggagcacccggcctacgtcatctacacctccggttcgacaggtgtgcccaagggcgtcgtggtcacccacgccggtctggccaacttcaccgtcgagcaggccgagcggtacgcgctcgactcctcctcgcgcgcactgcatttcgcgtcgccttcgttcgatgcgtcgatgctggaattcctgctcgccatcggcaagggcggcaccctggtggtcgtcccgccgggcacctacggcggcgaggagctctccgagctgatccgccgcgagggcgcgacccacgcgttcatcaccccggccgcgctgtccaccttcggaccggcgggcctggactcgctgcgcgtgctggtcgccggtggtgaagccgtaccggccgatctggtcgagaagtgggcggtgcccattggtgaggggacactgccggacggcgccattcgtgccttccacaatggctacggtccgaccgagaccaccatcatgaccaacatcagcgacgcgctggtgccgggcgatctggtcaccatcggcggcccgatccggggtatgcagtcgctgatcctcgacaaccggctgcggcccgttccggtcggtgtcgcgggtgagctctacctgtcgggcatccagctggcgcgcggctaccacgcgcgtccgggcctgagcgccgaccggttcgttgcgaacccgtatgtcgcgggcgagcgcatgtaccgcaccggtgacgtggtgcgctggaccccggacggcctggtcgagtacgtcggccgctccgacttccaggtcaaggtgcgtggtttccgtatcgagctcggcgagatcgacgcggccctggcctcgcacgaatccgtcgacttcgcggtcaccgtcggccacaagaacgccgcgggcgcgacctcgctggtgtcgtacgtggttgccacgccgggccattcgatcgatgtcgcggccgtgaccgcgcatgtcgaaggccgcctgcccgcctacatggtgccgtcctcggtcatggtcatcgaccgtgtcccgctgaccccggtcggcaagctggaccgccgggcgctgcccgagccggtcttcgcgaccgaggtggtcttccgcgcggcgcgcaatgccctggaacagaccattgccgaggtcttcgccgaggtgctcggcctggagcgggtcggcatcgacgactcgttcttcgcgctgggcggcgactccatcgtctccatccagctggtgtcccgcgccaaggcgcgcggcgtggtgttctcgccgcgcgacgtgttcgagcagcgcaccgtctccggcctggccgccgtcgcggaaacctcggacggccagggtgattcggccccgcagctgaccgagctgccgggcggtggcgtgggtgtcatgccgctgaccccggtggtgcggttcatggcgggccgctccggcgagttcggccgcttcaaccagaccatggccctggaactgccgatcggcatcgatcgcgtgggcattgccgccaccgtcggcgcggtcatcgaccgccacgacatgctgcgggcgcgcctgcgccgggtgccggacgcggactggatcgtcgaaaccgccgcccccggaaccatcgacgcggattcgctcatcgaccgcaccgagttcgacgcgggcgtcaccgacgccgagctggtcgagatcgccacggccgcactggacgccaccctcgacaagctggatccggctgcgggacaggtcatccggttcgtgtggctggaaccgtccgacagctcgcgcgccggtcgcctcgtcgtcgtcgcccaccacctcgtggtcgacggtgtcacctggcgaatcctggtgccggactgcgtcgccgcctggggtcagctgtccgccggacagacccccgagctggtcgcgcccgccaccagcatgcgcacctgggcgcacgccctcgagcgggaagccgccaccgaggagcgcgtggccgaactcgcgttctggcgcaatgtcgtcgagggcccggacccgctgctcaccgagcgcgccatggatccggccgtggacgtcacctcgaccattgccaagcatcgcgtcgagctgtcggccgaggccaccaaggcgctgctgaccaccgtgcccgcgctgttccacggcggtgtgaacgacggtctgctcaccgcactcgcgttggcggtggccaagttccgcgccgccaagggactgggggagaaggccggggggcaggacacagccctcgtccggctggaaggccacgggcgtgaggaagaggtcgtgcccggcgccgacctgtcccgcacggtcggctggttcaccgcgatcttcccggtgcgcttcgacctgtcggccatcgacgtggacgccgccctcaccggcgggcccgccatgggccgggccatcaaggccatcaaggaacagctcctcgccgtgccggacaagggcatcggctacggcctgctgcggtacatgaactccgacaccgccacccagctgcccaagcagctgccggggcaggtcagcttcaactacctgggccgggtcaacgagggcgacgtgcccgaggcgctgcgcgggttcggctggatcccggcacccgagctggccgatctggccggtgcctacgacggtgacatgcccgccatggccccgatcgacatcaacgccatcgtggtcggcgagaagctgaccgcgaatatcggctaccccgccacgctgctcagcgccgcggagatcgccgagttcgcggcgctgtggacctccgcgctggaagcggttgccgcgcacgccgattccgcgcaggcgggcgggcacaccccgtccgacttcggactggtccgcatcacccagcgcgatatcgacggctgggagaagcagtacggtgcgctgagccaggtgtggccgctgtccgcgctgcaagccggtctgctcttccacgcgcagctggccgccacctcggtggacgtgtacaccgcgcaggccgtgctgaccctcgagggccgcgtggacgccgaccggctgcggtcggccgcgcaggcgctgctgggtcgccacgaaatcctgcgcaccgcctacgtgaacgacgcctccggtgcgccggtgcagatcgtcatcgacggcgtgaaggtggcgtggacctaccacgacctcaccgatatcgccgacccgcaggcacgcaccgcccgcgcggccgagatcctggacgccgaccgcgtccagcgcttcgacctgaccgaaccgccgctcatccgctacacgctggtgcgcaccgacgcgaccagctaccagctggccgtggccaaccaccacatcctgctcgacggctggtccatgccgctgctcatgcaggacctgctggtgctctacgccacgcactccgacaccgcggtgctgccgccggtgcggtcctaccgctacttcctggaatgggttgcggcgcaggatcgctcggcgtccatcgcggcgtggcagaactcgctgcgcggcgtctccgagccgaccctgctcacccgccccgacgcgggccgcgagatcaccgccctgtccggtgagtacttcttcgacctggacgagacggcgacttcacgcctgaccgcgctggccgccgaaatcggcgtcaccccgaacaccgtgctccaggtcgcctggggcatcctgctcggccgcctcaccggccgcgaggacgtgctgttcggcaccaccgtctccggccgcccggcccagctgtccggcgtcgaatccatggtgggcctgttcatcaacaccgtcccggtgcgggtcgccttcgatccggccgagtcggcgcgctcgctgctcacccgcacccagggcgagcaggccgacctgctggaccaccactacgtgggcctggccgacatccagtcggccgcgggcatcggcggactcttcgacaccctggtcgtgttcgagtcgtatcccgttgacgccgacggcatccggtcccaggccgccgatatcgacggcatggccgtcaccggcctggacgccgccgacgccacccactacccgctcaccctcatcgcccagctcgacagccgcctgcgcatccgcgccggttacctgcgcgacttgttcgacgaggacaccgttcggcgcatcgccgatcgcctgctccgcgtgctgaccgccatcaccaccgagtccgccgcggccgtgggcgatatcgaactcgtcgatgccgccgagcgtgaacaggttgtgacgctgtggaaccggaccgagttcgacaccgagccggtcctgcgtgaactcacctcggccgagccgaccggtaccgccgccgcgacgctggtcgcgctgttcgaggcgcaggccgcacggacgcccgacgcggtcgcggtcagcttcgaggggacaagtctgtcctacgccgagttcggcgagcgggtgcaccgtctggggcgctggctcatcgagcgcggtgtcggcgcggaatcgtttgtggcgctgggtatgcggcgctccatcgatctggtggtcggcatgtacgcggtcgccgtgaccggtgccgcctacgtgccgctggatcccgatcacccggccgagcgcaccgagtacattctcgagaccgccgacccggtgaccgcgctgacctccggtgaggatctgccgatcaacaccgcgcaggtgcgcatcgacctgctggatctcgccagctactcggccaagccgatcaccgacgcggatcgccgtgccccgctgcgggattcgaacaccgcctacgtcatcttcacttccggttcgaccggtcggcccaagggcgtggcggtgccgcacgcggccattgtcaaccgcctgctgtggatgcagtccgaatacggtctgaccgctgacgatgtggtgatccagaagaccccggccaccttcgacgtgtcggtgtgggagttcttctggccgttgcagatcggcgcgaagctggtcgtcgccaagcccgagggccaccgcgacccgtcctacctcgccgatctcattgcccgcgagggcgtcacggtcagccacttcgtgccgtccatgctcgcggtgttcgtcgccgaggaagccgccgcgcgctgcaccagcctgcgcatggtcttcgcctccggtgaagcgctgtcgcccaagccctcgcacaagctgcgcgaactgaccggggccgagctgcacaacctgtacggccccaccgaggccgccgtcgacgtcacctaccaccaggtcgtggacgccgacgtggactcggtgccgatcggccgcccggtgttcaacacccaggtgtacgtgctggattcgcgactgcggccggtgccggtcggcgtcgcgggtgagctgtacctggcgggcgtccagctggcgcgcggctatgtcgggcgaccggacctgtcctcggatcgcttcgtggccaaccccttcggggactccgagcgcatgtaccgcaccggtgacctcgtcacctggaccgcggacggcgagatcgagtacatcggccgcaccgacttccaggtgaagctgcgcggtctgcgcatcgagctcggcgagatcgaatccgcgctcaccgcactggattccatcgcgcagtcggtggtcgtggtgcgccacgacccgcacgccggtgatcagctggtcggctacgtcattccggccgcgggccacaccgtggacgtggagaaggtgcgcgccgagatcggcgagagcgtgccgtcgtacatggtgccgtcgatcctgatggtgctggacgaattcccgctcaacgcctccggcaagctggaccgcaaggcgctgcccgcaccggtgttcgaggccgcggtgttccgcgccccgaccaccccggtcgagcagatcgtggccggtgtgttcgccgagatcctcggactggaccgggtcggcctggacgacgacttcttcgcgctcggcggcaactcgctcatcgccacccaggtggcggcgcgactgtccgcggcgctggacgcccagctgggtgtccgcgagatcttcgaggcctcgaccgtggccgcgctcgcggcgcgggccgaaacccattccggcgcgggcacccgccaaccgctggtggcgcaggaccggccggagcggctgccgctgtcgctggcccagcagcgcatgtggttcctcaaccggttcgatcccgaatcggccgtggacaacatcccggcggccgtgcgcctgtcgggtctggtggaccgccaggccctgcagatcgccgtcgccgacgtgctggcgcggcacgagtcgctgcgcacccgctaccccgagatcgacgggcaggcgttccaggagatcgtgcccaccgggcaggtcatcccggacctgaccccggtcgaggtcaccgaagcccagctgccgcaggcgctttcggagctggtgctgaccggcttcgacgtcaccgtggacgtgcccttccgggcccggctgttcgagatcagccccaccgagcacgtgctcgcgctggtggtgcaccacatctcggccgacggcttctccatgggcccgctcacccgggacgtcatgaccgcctacggcgctcgcgtcgagggcggcgaaccgggctggcaggcactcgatgtccagtacgccgactacgcgctgtggcagcgcgcggtgctgggtgacgagcgcgacgccgaatcggtgatctcgcagcagatctcgtactggcgcgactcgctggccgggctgcccgaccagctggacctgcccgcggatcggccgcgtccggccgtggccaccggccacggtgccacccacgtcttcaccatcgacgccgaaacccatgccaagctggccgaactcgcgcgcacccgcggcgcgaccctgttcatggtcatgcattccgcactggccgtgctgctgtcgcgcctgtcgggcgagcaggacatcgccatcggcaccccggtcgccggtcgtggtgaacgcgccctcgacgacctgatcggcatgttcgtcaacaccctggtgctgcgcaccgaggtcgacgggggccgcggcttcaccgaactcctggacgcggtgcgcggcaccgacattcaggccttcggccacgccgacctgcccttcgagcgcctggtcgagatcctcaacccggtccgctcgcaggcccggcacccgctgttccaggtcatgctgtcgttccagaacaccggcatcaccgaactggaactgcccggcctgaccgtcagcgcggtcgagctgcccatcgacaccgccaagttcgacctccagctggtgctgaccgagcaggtcggcgcgggccagggcaacggccacggtgcgaccccggccggtatcaccgccgaattgatctatgcgacggaccttttcgacgcatcgaccatgaccgccttcggtgagcgcttcgcccgcctgctggcggccatcgcggcccgtccggaactgccggtcggcgatatcgacctgctcgatcccgccgagcgcgcgctggtccggttcacctggaaccgcaccgccggttcggtgagcgacctgctcgccgagcgcaccggcgcggtgctcgccgacgacgcctcgctgggctgggccgatgtgcccgaacagcgactggccgatgcgctgcacctggcctccggcgatgccgcggacaccctgctcacccagttcgaggcgcatgccgcacgcacgcctgaagcgatcgcgctcagctccgacggccacgcccatacctcccaacgggctgctctgtcctacggcgagttcgcgtctcgcgtgcacaagctggcccgccacctgatcgcgcagggcgtcggcccggacacgctggtggccctgggcatccgccgctccaccgacctggtggtggcgatgtacgcggtgctggccgccggtggcgcgtacgtgccgctggatctggaccagcccgccgaccgcatcgactatgtgctggagacggcgcagccggtggccgtgctgaccaccacgcgcgacggtttcggctacgacgccgcgtcggtactggtcgtcgacgcactcgacgcggagctcgcggactactccgacgcgccgctgacggatgcggatcggcttgccccgctgcggtcttcgaacgccgcttacgtcatcttcacctcgggttcgaccggtcgcccgaagggcgtggcggtgccgcacgcggcggccgtcaaccagatcgcgtggatcacttcggaatacggcctctcggccgatgacgtggtgctgctgaagacgccgcagaccttcgacgtgtcggtgtgggagctgttcggcacgctggccgtcggtgcacgcatggtcgtggccactccggacggacatcgggatccgcagtacctggcggatgtcattgccgccgagggcgtcaccatcacttcgttcgtgccgtccatgctcagcgtgttcgcgagcggcgcggcagcggaacagctgtcctcgttgcgggcgctgctgatcgccggtgaggcgttcacctccgacgtggtgcgtgccttccgcaaggtcagctcggccgagctgcacaacctgtacggcccgaccgagttcaccgtgcacgccacctacgcgccggtctccgacgacgtgcagggcgcggttccgatcggtcgcccggtatggaacgcccaggcgtacgtgctggattcgcgtctgcacccggttgccccgggtgtcgcgggtgagctgtacctcgcgggcagccagctggcgcgcggttacgtcggccgcgccgacctgaccgcggatcgcttcgtggccaaccccttcggccccggcgagcgcatgtaccgcaccggcgacctggtgcgctggaacagcgacggctccgtcacctacctgggccgtaccgacttccaggtgaagttgcgtggtctgcgcatcgagctcggtgagatcgaatccgcgctgaccgcacacgcttccgtggcgcaggcggtcgtggtgatgaactccgacccgcgcaccggcgaccggctcgtcggctacgtggtgcccgccgcaggtgccatcgacctggacgcgctgcgtgagcacctgcacgcgcagctgccgtcctacatggtcccggcggccttggtgtcgctggatgtcatgccgctcaacgccaatggcaagctcgaccgccgggccctgcccgagccggagttcgaggcgcgcgaattccgcgctccaaggaccaaggttgaactgacagtcgccgacgtcttcgccgaggttctcggcaccgacgccgccatcggcctcgacgacgacttcttcgagctgggcggcaactcgctcatcgccacccaggtggtcgcccgcctgggcgcggccctggacacccgcatcccggtgcgcgtgctgttcgaggccccgaccgtggccggactggccgcgcgtctggagaccgagtcccgcaccggccgccgccccgccctggtggcgggggagcggcccgacgagatcccgctgtcgctggctcagcagcgcatgtggttcctcaaccgcttcgacaccgcctcggccgtcaacaacatccccctcgcggtccgcctcaccggcgacctcgacgtggacgccctgctggccgccgtcggcgacgtgctggaacggcacgaggtgctgcgcaccatctacccggagaacgccgaaggccgtggcgtgcaggtcatcctgcccgccgaccaggtccgcctggactcggccgccaacgccggcatcttcggcggcggcaccgggctggccccgatcgcggtggccgaggcccagctgcgcgagcgcattgccgaactggtgctcaccggcttcgacgtgaccgcctccgcgccggtgcgcgccgggctgttccgcgtcagcgacgccgccgcgcccacccacgtcctggtcttcgtggtgcaccacatctccggtgacggctggtcggtgcgcccgctcgcccgcgacgtcatggtcgcctacgcggcccgcgccaatggtgaagcgccgcagtgggctccgctgccggtgcagtacgccgacttcgcgctgtggcagcgcgagaccctcggcgacgagaacgacgccgactcgctgatctcccagcaggtctcctactggagcagcgaactggcgggcctgcccgaccagatcgacctgccctcggaccgcccgcgccccgcggtcgcgtccaatgccggtggcgtgcacgagttctcgatcgactccgacctgctggccggactgcacggcctggctcgtgagcacggcgcgtcgctgttcatggtcgtgcacgcggccttcgcggccctgctggcgcgactgtccaacggcgacgacatcgccatcggcaccgcggtcgccggtcgtggcgagcaggagatcgacgacgccatcggcatgttcgtcaataccctggtgctgcgcacggccgtcggctccggcgagaccttcaccgagctgctggcccgcaccaaggacaccgacctggccgccttcggccacgccgacctgcccttcgagcgcctggtggagatcctcaacccggcccgctcgcaggcccggcacccgctgttccaggtcatgctgtcgttccagaacaccggcccggcgaccttcgccctgcccggactggaagtggcgggcgtgcccctggacgtggtcaccgccaagttcgacctgcacctcaacctcaccgagcacgccgacggcaacggcatgaccgctgaattcgcctacgccaccgacatgttcgacgcgggcaccatcgccgggttcggcgagcgcctggtgcggatgctgtcggccgtggtcgcgaccccggccgcgctgatcggtgacatcgagctgctcgacgccgccgagcgccgccaggtgctgcgcggctggaacgccaccgaatacgacgtcaagcgggtcgcgctgggcggcaagaagatcgccgccgaggtcaccctggcctccatgttcgaggcgcaggccaagcagactccgggcctgaccgcgctcgtgttcgagggcacggaactgtcctacggcgagttcgcctcgcgcgctcgtcagctggcccgccacctcatctccgagggcgtcggaccggactcctatgtggccctgggtatgcgccgctccttcgagctgctggtcggcatgtacgccgtcacgctcgccggtggcgcgtacgtgccgctggacccggaccacccggccgagcgcaaccagtacgtgctcgatatcgccgagccggtgtgcgtgctcagcacgacccgggacggtttcgaaaccaccacgcgcacactgctgatcgatgagctggagctgtcgggctactccgacgccccgatcaccgacgcggaccgcgtggccccgctgcgcggcgacaacaccgcgtacgtgatcttcacgtcgggttcgaccggccgcccgaagggcgtggcggtgagccacagcgccatcgtcaaccgcctggtctggatgcagaccgagtacgggctgttcgacgacgatgtggtgctccagaagaccccggccaccttcgacgtgtcggtgtgggagttcttctggcccttgcagatcggcgcgcgcctggtcatcgccaagccggacggccaccgcgacccggcctacctggccgagctgatcatcgagaacggtgtcaccaccgcgcacttcgtgccgtcgatgatgtcggtgttcgtcgcggaggagaaggcggccgaatgcacctcgctgcagcaggtcttcgcctccggtgaggcgctgcccgcgccgaccgcgcagaagctgcgcgagctgaccggggcccgcctgcacaacctgtacggccccaccgaggccgcggtcgacgtcacctaccacgaggtcgaggacaccgacgtgctgtcggtgccgatcggcgcgccggtcttcaacacccttgtgtacgtgctggattcgcgtctgcacccggtcgccccgggtgtcgcgggtgagctgtacctggcgggcgtccagctggcgcgcggctatgtcgcgcggccggatctgaccgccgaccgcttcgtcgcggacccgttccacgacggtcagcgcatgtaccgcaccggtgacctcgtgaagtggaccggccgtggcgagatcgaatacctgggccgcaccgacttccaggtgaagctgcgtggcttgcgtatcgagctcggcgagatcgagtccgcgctcacggcaatcgatgccatcgcccagtcggtggtcgtggtccgcagcgacgagcgcctcggcgaacagctggtcggctacgtcatcccgaccgccggacacggcatcgacgtcgaggccgtgcgcgccgaactccaggacggcctgcccggctacatggtcccgaccgccttcgtggtgctggacgccttcccgctcaatgcctccggcaagctggatcgcaagcagctgcccgcgccggtgttcgaggccaaggtcttccgcgccccgtccaccccgatcgaggagatcgtggcgggcaccttctccgacgtcctcggcgtcggccgggtcggcctcgacgacgacttcttcgagctcggcggcaactcgctgatcgccacccaggtcaccgcccgcctcggtgcggccctggacacccagctcgcggtgcgcgatctgttcgaagcgtccaccgtcgcggcgctggccgcccgcgtggaacgcaatgccggttcgggacgtcgtcccagcctggtggccggtgagcggcccgcgcagctgccgctgtccccggcgcagcagcgctactggttcctcaaccagttcgacaccagcacttcggcggtcgacaacatcccgctggcggtgcgcttcaccggcgcgctggacctgtacgccatgcagcaggccataggcgatgtgatcgcgcgtcacgaggtgctgcgcacggtctacccgcgctcggccgacgggccgcaccaggtggtgctgtccaccgcgcagaccgatctgacgctggtgccggaggcggtgaccgaggccgaactgctcggcaagatcatcgaattcgccatgaccaccttcgacgtcaccgtcgaggtgccgctggcggtgaagatgttcgccatcaccgacagcgctgtatcaattgacggctcggccgtcgcaacccagcacgtgctggctttcaccgttcaccacgtctccgccgacggctcctccatgggcccgatggcgcgcgacatcatggccgcctacgtggcccgcgtgaacggcgatgtcccgcagtggaccccgctgccggtgcagtacgccgactacgcgctgtggcagcgcgcggtactgggcaccgaggacgacgcggaatcgctgtcggccaaacaggtctcgtactggacccgcgccctggccgggctgcccgaccagctggagctgcccaccgaccggccgcgtccgccggcgcagtcgttccacggcaaggcgctgcgcttcgatatcgacgccgagcgccacgccaagctgcacgagctggcgcgggccaataacgcctcgctgttcatggtcgtgcacgccgccctcgcggtgctgctggcccgcctgtcgggcaccgacgacatcgcggtcggcaccccgatcgcgggccgcggcgaacgcgaactcgacgacctgatcggcatgttcgtcaacaccctggtgttccgcacccaggtcgacggcaacgacaccttcgccgaactgctctccgaggtccgcgaacgcgacctggaagccttcgccaacgccgaagtgccgttcgagcgcctcgtcgaggtgctcaacccggtccgctccaccgcgcgcaacccgctgttccaggtgggcctgtcgttccagaacctggccgagaccgccttccagctgcccggcctgcacgtggccgcggtcgaattcgactcgcagctggccaagaccgatctgcacgtcacgctctacgaccggtacaccgaggacggcaccccggccgagatcctcaccgaattcggttacgccaccgacctgttcgacgaatcgaccgtgcggtccttcgccgaccggttcgtgcgcgtgctggacgccatcctggccgacacctcggtgccggtcggcgatctcgacctgctcgacgaggatgagcacgcgcgaatcctgaagcggtggaacaacaccgcgcaggatgtcgacaacgtgttcccgggtgcgtccgaggccacgctgatctcgctgctggacaaggctgtcgccgacgacccgaaggccgtggccatcgtggccgacaccgccgacggcgcggagaatgtgacctacgccgagctcgacgcccgcgtgaaccggctcgcccacgagctcatcgcgcgcggcatcggcaccgaagaccgtgtggcgctggccatccggcgctccaccgacctggtcgtcgccatgtacgcggtcgccaaggccggtgccgcgtacgtgccgatcgatccggatcagcccgccgagcgcgtcggctacatcctggagacctcggctcccaaggccgtactcaccacggcggcagtcggtttcgagaccgaactggccgaggtgctgaccatcgacgagctggacctgtcgggccactcgccgaagccggtcaccgatgcggagcgggtgcgcgcgctgaccgccgccaataccgcctacatcatcttcacctccggttccaccggccgccccaagggtgtggcgctgccgcacggcgcggtcgtgaaccagttgctgtggaaggtcaccgaattcgggctcgacccggccgacgcggtgctgctcaagaccgccgccaccttcgacctctcggtctgggagttctgggcggccgcggcctgcggtggccgcatggtcatcgccgcgcccgacgggcacaaggatccggcctacctcaacgagctcatggcgcgggaatgggtgaccaccctgcacgtggtgccgtcgatgctggacgcgctgctcaccgacgggctgccggattcgctgtggcgcatcctcgccatcggtgaggcgctgcccggaccgctggcgcagcgcgtgctgcgggagcggccgcgcaccgagctgttcaacctgtacggcccgaccgaggccgcggtgtccatcaccaaccaccgggtcaccgagcgcgacgagctgtcggtgtccatcggctcgcccgaatggaattcccaggtgtacgtgctggattcgcgtctgcggccggtgccggtgggcgtgtccggcgagctgtacctggccggtgcgcagctggcgcgcggctactacggcagcccggacctgaccgcggaccgcttcgtggcgaatccgttcgacggcaacggctcccgcatgtaccgcaccggtgacctggtggcctggcaggcaaacggggagctggaataccggggccgcaccgacttccaggtgaagatccgcggtttccgcatcgagctcggcgatatcgaatccgcgctgctgcgcgtggattcgatcgcctcggccgccgtggtcgcgcacaccgacccggtgctgggcgaccgcctggtggcctacgtggtcggcaccgacggcgagccggacaaggcacagttgcagtcggcgctggccgccgagctgccgtcgtacatgatcccgtcggtcttcatgccgctgaacgcgttgccgctcaacgccaacggcaagctcgaccgcaaggaactgcccgagcccaccttcgagaaggcggtcttccgcgcgcccgtcagcccgatcgagcagatcgtggcgggcgtgttcgccgacgtgctgcgcgtcgaagccgggcgcatcggcctggacgacgacttcttccagtggggcggcaactcgctgctggccacccaggtcgccgcgcgcctcggcgaggcgctcaacacccgggtgccggtgcgactgctgttcgaggcgtccaccgtgtccgcgctcgcggcccgcgtggaacgcgacgccggggccggtggccgcaaggcgctgaccgccggaccgcgaccggagaacattccgctctcgctggcccagcagcgcatgtggttcctcaaccgcttcgacaccgcctcggccgcctacaacgtgccggtcgcggtgcggctgtccgggctgctcgacgaggacgcgctgcgcgcggccatcgccgatgtggttgcccgccacgagatcctgcggaccatctacccgcagaccgaggacggtccggtgcaggtcatcctgctgccggcgcaggccgtgcccgagctcgaggtgcgcaccgtgagctcggacgaggtcgtgggcgcggtggtcgagctgacctccaccgccttcgacgtcaccgccgaggtgccgatcaaggtggcgctgttcaagatcgagggcagcgaagtggctccggccgccgcgccgtcggaggccgcggcgcacgcggcggcctacaccttcgacttcgccgatatcgcgcccaccgggcagtacccggccgtggacccgaacgcgcccgcgcccgcggaatacgtgctggcgctggtgattcaccacatctccggtgacggttcctcggtggccccgctgacccgggacctgatgaccgcctacgcggcgcgctccatcaagcaggccccgggctggacgccgctggcggtgcaatacgcggactactccgtgtggcagcgcgaactgctgggtgacgagaacgacgcggaatcgctggccgccaagcaggtcgcgtactggaagcaggccctcgccggtctgcccgatcagctggatctcccggccgaccggccgcgtccggcggtgcagtccttcgcgggcggcaagatcgacgtccgcatcgacgccgagctgcacgcggggctggtggaactggcccgcgccgagggcgcgacgctgttcatggtcgtgcacaccgcgctcgcggtgctgctgtcgcgactgtcgggctccgacgacatcgccatcggcaccccgatggccggtcgtggtgaggccgtcctggacgacctgatcggtatgttcgtgaacaccttggtgttccgcacgctggtcgacggcggcgagccgttcgccgagctgctctcgcgtcagcgcgagaccgacatccaggcctacgccaatgccgacgtgccgttcgagcgcctcgtcgaggtgctcaacccggcccgttcgaccgcgcggcacccgctgtttcaggtgggtctgtccttccagaacctgacccgctccaccctggaactgccggggctgagcgtggccgggctcgacgtggacaccgagctgtcgcagttcgacctgcacctcatcgtctccgacatctacggcgaagacggtgcggcacagggcatcacgggcatcctgacctacgccaccgatatcttcgaccgcgccacggtggacgggttcgcgcagcggttcgtgcacctgatgcgcgagatcgtggtcgcgccgcgcaccgcggtcggcgagatcgaactcctcgccgccgccgagcgggccgagatcctcgatgcgcgcaacaacaccgcgcaccaggtggattcggccgcgacgctggtctcgatgctgaacgcgacggtggccgccaagccgaccgccatcgcgctgatcgggcccgacggcgagaccgtgacctacgccgaactcggcgcgcgggtcaacggccttgcccggcacctgatttcgctcggtgtcggcccggaggcgcgggtcgcgctggcgctgcggcgctcggtcgacctggtcgtgggcatgtacgcggtctcggtcgccggtggcgcgtacgtgccggtggatccggaccagcccgccgagcggaccgggtacatcctggaaaccgccgcgccggtgtgcgtgctgaccaacgcggccgccgaattctcgaccgacatcgcgccgctgttctacatggatcgcgaagcgattccgttgggggtggcggcggggcgacgggagggcgatgaactgacgctgtcgaactcggcaccggtcaccgatgccgagcgggtcgcaccgctgcggccggtgaacaccgcctacgtcatcttcacctccggttccaccggtcggcccaagggcgtggcgctgccgcacgctgccatcgccaaccagttgcagtggaagagcgcggaattcgggctcggcgcggatgacgcggtgctgctcaagaccgccgccaccttcgacctgtcggtgtgggagttctggtcggccgc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ggccgcggccggatcgggtgccgctgtcgttcgcgcagcagcggatgtggttcgtgaaccgcttcgatccggagtcgctggcatatcacattccgatggtgatccgcttgtccgggccgctcgacgtggcggcgctcggcgcggcggtgtgggatgtgctggcgcgccacgaagtcctgcgcacccggtacccggacgcggacggcgtgccgttccaggtcgtggtgcccgtcgaggaactgtgtgcggcggccgacgtggatctgcacgccgtcccggtgggcgaatccgggctggcggcggccatatccacggtggtctcggcgggtttcgaggtggccgaacgggttccgctgcgcgcccggctgctcaccaccggcgacaccgaattcgtgctgctgctggtggtgcaccacatcaatgccgacgggttctcgatggcgccgctcgcgcgggacctggccgccgcgtacctggcccgccacgacgggcggcaaccggactggcagccactgccggtgcagtacgcggactacgcgctgtggcagcgcgagctgtccgaatcagcggagggatcggaatcgaccgtcgcgcaacagcttcggtactggaccgcgcaattgtcggagctgccggaggttttggagctacccgcagatcgcccgcgcccggctgtggcctcgaatcgaggtgcgagccacggtttcgtcctcgcaccggcggtcgtggacggcatgcgggcgctcgcccgggcccggggcgtcacggtgttcatggtcttccacgcggcgctggcggtggtgctgtcgcggctgtcgggcagtgccgatatcgccgtgggctcaccggtgtccggacgcggcgcggccgaattggacgagctgatcggcatgttcgtcaataccgtcgtgctgcgcacccggatcgacgagtcggcggcgttcaccgcgctgctctccgacgtccgcagcaccgacctggatgcgttcgcgcacaccgatattccgttcgaacaggtcgtggaggccctggatccgccgcgcagccgggcgcatcacccgctgttccaggtgatgctcgcctttcacaatctcgacgcggcccggttcgaactcccggacgtggtggtgactgcctcgggcgcggacaccgggatcgaggggttcgatctgaccttcacactgaccgacacaccccgctccgacggcgcgattccggtcgatctgggctatgccaccgacctcttcgactccgccaccatcgcggcgctggtcggacggctccagcgggtgctggcgacggtcaccgccgatcccggtatcgcggtgcgcgacatcgaaattctcgcaccgtccgagcgggagtcgcttctcggcgagtggggccgccacggcgcacccgaccgcgccggtgcccaggatcgccccgtcctgacgcttgcggccctgctggccgccgccgtcgccgccaacccggacggcgacgccgtcgtcgacggcgaacgccgaatgtcctaccgggacctcgatgaacggtcgaatcgcctggcgcgtgcgctgaccgggcgggggataggtccggaatcggtggtcgcgatcgaagtaccgcgctcgctggactgggtcctggcggtgtgggcgatcaccaagaccggtgcggccttcctgtcgctggaccccgcgcatccggaagagcggaaccggttcgtgcgcaacgattccggagcctgcggcgtgctggcgcgggataccgccgggatcgagggactcggggtggagatgatcgacgccggtacgaacgagcccggcatgggcccgcgcggcccggtgagcgtggacaaccccgcctacgtcatctacacctccggttcgaccggacgccccaagggcgtggaggtcacccacgccgggttgtccgccctggtcgccgaccacgcccggcgctgcgcggtggacgcggattcccgtgtcctcgacgtggccgcccgaaccttcgacgcggcgatcctggaactgctgctggccgtgtccggcggtgcggcgctggtggtcgcgccacccgatgtgtatggcggacaaccactctgggagctgatgcgcgatcggcgcatcagccacgccttcgtcactccggcggtggccgcctctctcgacccggccgggctcgacgacctgcggatcctgctgaccggcggcgaccagtgctcgccgcaactggtgaaccgctggtcgggaacagatgccgcgggcatccgccgggtgcacaacctgtacggccccgccgaagcgaccatctgggtcaccggtgcggagctgttgccccaccggccgatcgggatcggcggcccgatcgcgggcatgagcgccgtggtcctggacgcgtcgctgcgcccggtaccggtgggtgtggtcggtgagctgtacgtcgcgggacccggtgtggcgcgcggctatcgggaccgggcgggcacgacggccgcgcgcttcgtggccgaccccttcggcgtacccggtgcccgcctgtaccgcaccggcgaccttgtgcgctgggtcggtaccgccactgccgccgcatccgaatccggcactcccacactggagttcgtgggccgctccgatttccaggtgaaggtgcgtgggcagcgcctcgagctgggcgagatcgaggccgtactgtgcgccatagatggcatcgagcaggccgtggccgtcgtcgacacccacggcgacagcgcgcgggtggcgggatacgtggtggccgggccggggcgatcgatcgaacccgaacaggtccggcgattcgcgagcgagcggctgcccgcctacatggtgcccgatgcagtggtggtgctcgcggagctgccgctgaccgcgacgggcaagatcgatcgccgcgcactgccggaaccggtgttcgcgcagcgggaattccgtgcgcccgcgtcgccggtcgaggagatcgtggccggggtgttcgccgaggtgctcggggtggagcgggtcggtgcggatgacgacttcttcgccctgggcggtgattccatcgtctcgatccaggtggtgtccaaggcccgagcccggggcgtggtgttcggtccgcgggatgtgttcgagcagcggaccccggcccggctggcgggccgcgcccggatcgtgggcgaggccggcggtggcctggccgaactgcccggcggcgggacgggggagttgccgctgtggccggtggcgcggtggatgctggactggggcaggggattcgagcggttcgaacagcacgtggtggtgccggttcccgccggtgtggacgagcccggtctgctcgcggcgattcgcgcggtgctggaacgccacgacatgctgcgatctcgcctgcggcgtggcgagaccggggactggtcgctgacggtgcggtcgcccgacgccatcgacgcgaccacactcttgcggcggtgcacggccggtgccgacttcgatgccgaggcgaatagtgccgccgcgcaactggatccgctggcgggcgcggtgatccgattcgtctggcagccgtccgccgccggtgcgcccggacgactgctggtcgtcgcgcatcacctggtggtggacggcgtgtcgtggcgggtgctggtcccggacctgctgtcggcgttcgcgcggatcgagaccggtgccacgccggtcctggaaccggtcggaacctcgatgcggcgctgggtacacggcctgaaggaggccgccgcggacccggccaggctcggcgagctgcccctgtggcgggccatggtcgacggcgcggatccacgctggggcgcacgggaattggacccgacgcgcgacaccgccgccaccctcgaacaggtgcgggtcgaactgcccgaatcggtgacgcgcgggctgctgaccagcgttccggccgccttccacggcgaggtcaacgacggcctgctggccggtttggcggtagccgtgcgcgggtggcgggcacgccggggaatcgacgatgcctcggtgctggtgcggatggaaggccacggacgcgaggaacaggccgtgccccgtgcggatctgtcgcggacggtcggctggttcacttccgtgttcccggtgcgattcgacctggacggcatcgagtgcggggatggtctcggcggggatgcggttgcggcggcggtgttctcggtcaaggagacgctgcggtcgatcccggacaagggcatcggctacgggctgctgcggtacctgaacgacgagaccgcggcggcgctgccggatcgcatgccgggccggatcggcttcaactatctgggccgggtatcggccaccgacgccgacgcgagtggaatcgacaccggtgcgggcgaagtggagatcgccccggatcccgcgctgccggtcaccctggcagtggatatcaacgcgatcgtggtcggcgatcgactgcgcgccgacttccgcttcccgcgcactctgctcgacccctcggaggtcgaagagctggccgccctgtggacccgggccctgaccgcgatcgccgagcacgccgaaacccccggcgcgggtgggcattcccctccgacttcgatctggtgcgg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ggcgggggccgcggccggatcgggtgccgctgtcgttcgcgcagcagcggatgtggttcgtgaaccgcttcgatccggagtcgctggcatatcacattccgatggtgatccgcttgtccgggccgctcgacgtggcggcgctcggcgcggcggtgtgggatgtgctggcgcgccacgaagtcctgcgcacccggtacccggacgcggacggcgtgccgttccaggtcgtggtgcccgtcgaggaactgtgtgcggcggccgacgtggatctgcacgccgtcccggtgggcgaatccgggctggcggcggccatatccacggtggtctcggcgggtttcgaggtggccgaacgggttccgctgcgcgcccggctgctcaccaccggcgacaccgaattcgtgctgctgctggtggtgcaccacatcaatgccgacgggttctcgatggcgccgctcgcgcgggacctggccgccgcgtacctggcccgccacgacgggcggcaaccggactggcagccactgccggtgcagtacgcggactacgcgctgtggcagcgcgagctgtccgaatcagcggagggatcggaatcgaccgtcgcgcaacagcttcggtactggaccgcgcaattgtcggagctgccggaggttttggagctacccgcagatcgcccgcgcccggctgtggcctcgaatcgaggtgcgagccacggtttcgtcctcgcaccggcggtcgtggacggcatgcgggcgctcgcccgggcccggggcgtcacggtgttcatggtcttccacgcggcgctggcggtggtgctgtcgcggctgtcgggcagtgccgatatcgccgtgggctcaccggtgtccggacgcggcgcggccgaattggacgagctgatcggcatgttcgtcaataccgtcgtgctgcgcacccggatcgacgagtcggcggcgttcaccgcgctgctctccgacgtccgcagcaccgacctggatgcgttcgcgcacaccgatattccgttcgaacaggtcgtggaggccctggatccgccgcgcagccgggcgcatcacccgctgttccaggtgatgctcgcctttcacaatctcgacgcggcccggttcgaactcccggacgtggtggtgactgcctcgggcgcggacaccgggatcgaggggttcgatctgaccttcacactgaccgacacaccccgctccgacggcgcgattccggtcgatctgggctatgccaccgacctcttcgactccgccaccatcgcggcgctggtcggacggctccagcgggtgctggcgacggtcaccgccgatcccggtatcgcggtgcgcgacatcgaaattctcgcaccgtccgagcgggagtcgcttctcggcgagtggggccgccacggcgcacccgaccgcgccggtgcccaggatcgccccgtcctgacgcttgcggccctgctggccgccgccgtcgccgccaacccggacggcgacgccgtcgtcgacggcgaacgccgaatgtcctaccgggacctcgatgaacggtcgaatcgcctggcgcgtgcgctgaccgggcgggggataggtccggaatcggtggtcgcgatcgaagtaccgcgctcgctggactgggtcctggcggtgtgggcgatcaccaagaccggtgcggccttcctgtcgctggaccccgcgcatccggaagagcggaaccggttcgtgcgcaacgattccggagcctgcggcgtgctggcgcgggataccgccgggatcgagggactcggggtggagatgatcgacgccggtacgaacgagcccggcatgggcccgcgcggcccggtgagcgtggacaaccccgcctacgtcatctacacctccggttcgaccggacgccccaagggcgtggaggtcacccacgccgggttgtccgccctggtcgccgaccacgcccggcgctgcgcggtggacgcggattcccgtgtcctcgacgtggccgcccgaaccttcgacgcggcgatcctggaactgctgctggccgtgtccggcggtgcggcgctggtggtcgcgccacccgatgtgtatggcggacaaccactctgggagctgatgcgcgatcggcgcatcagccacgccttcgtcactccggcggtggccgcctctctcgacccggccgggctcgacgacctgcggatcctgctgaccggcggcgaccagtgctcgccgcaactggtgaaccgctggtcgggaacagatgccgcgggcatccgccgggtgcacaacctgtacggccccgccgaagcgaccatctgggtcaccggtgcggagctgttgccccaccggccgatcgggatcggcggcccgatcgcgggcatgagcgccgtggtcctggacgcgtcgctgcgcccggtaccggtgggtgtggtcggtgagctgtacgtcgcgggacccggtgtggcgcgcggctatcgggaccgggcgggcacgacggccgcgcgcttcgtggccgaccccttcggcgtacccggtgcccgcctgtaccgcaccggcgaccttgtgcgctgggtcggtaccgccactgccgccgcatccgaatccggcactcccacactggagttcgtgggccgctccgatttccaggtgaaggtgcgtgggcagcgcctcgagctgggcgagatcgaggccgtactgtgcgccatagatggcatcgagcaggccgtggccgtcgtcgacacccacggcgacagcgcgcgggtggcgggatacgtggtggccgggccggggcgatcgatcgaacccgaacaggtccggcgattcgcgagcgagcggctgcccgcctacatggtgcccgatgcagtggtggtgctcgcggagctgccgctgaccgcgacgggcaagatcgatcgccgcgcactgccggaaccggtgttcgcgcagcgggaattccgtgcgcccgcgtcgccggtcgaggagatcgtggccggggtgttcgccgaggtgctcggggtggagcgggtcggtgcggatgacgacttcttcgccctgggcggtgattccatcgtctcgatccaggtggtgtccaaggcccgagcccggggcgtggtgttcggtccgcgggatgtgttcgagcagcggaccccggcccggctggcgggccgcgcccggatcgtgggcgaggccggcggtggcctggccgaactgcccggcggcgggacgggggagttgccgctgtggccggtggcgcggtggatgctggactggggcaggggattcgagcggttcgaacagcacgtggtggtgccggttcccgccggtgtggacgagcccggtctgctcgcggcgattcgcgcggtgctggaacgccacgacatgctgcgatctcgcctgcggcgtggcgagaccggggactggtcgctgacggtgcggtcgcccgacgccatcgacgcgaccacactcttgcggcggtgcacggccggtgccgacttcgatgccgaggcgaatagtgccgccgcgcaactggatccgctggcgggcgcggtgatccgattcgtctggcagccgtccgccgccggtgcgcccggacgactgctggtcgtcgcgcatcacctggtggtggacggcgtgtcgtggcgggtgctggtcccggacctgctgtcggcgttcgcgcggatcgagaccggtgccacgccggtcctggaaccggtcggaacctcgatgcggcgctgggtacacggcctgaaggaggccgccgcggacccggccaggctcggcgagctgcccctgtggcgggccatggtcgacggcgcggatccacgctggggcgcacgggaattggacccgacgcgcgacaccgccgccaccctcgaacaggtgcgggtcgaactgcccgaatcggtgacgcgcgggctgctgaccagcgttccggccgccttccacggcgaggtcaacgacggcctgctggccggtttggcggtagccgtgcgcgggtggcgggcacgccggggaatcgacgatgcctcggtgctggtgcggatggaaggccacggacgcgaggaacaggccgtgccccgtgcggatctgtcgcggacggtcggctggttcacttccgtgttcccggtgcgattcgacctggacggcatcgagtgcggggatggtctcggcggggatgcggttgcggcggcggtgttctcggtcaaggagacgctgcggtcgatcccggacaagggcatcggctacgggctgctgcggtacctgaacgacgagaccgcggcggcgctgccggatcgcatgccgggccggatcggcttcaactatctgggccgggtatcggccaccgacgccgacgcgagtggaatcgacaccggtgcgggcgaagtggagatcgccccggatcccgcgctgccggtcaccctggcagtggatatcaacgcgatcgtggtcggcgatcgactgcgcgccgacttccgcttcccgcgcactctgctcgacccctcggaggtcgaagagctggccgccctgtggacccgggccctgaccgcgatcgccgagcacgccgaaacccccggcgcgggtgggcattcccctccgacttcgatctggtgcgg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tgtacgccccccacgtcgccaaccccattcctacctccggctcgaccggcgtgcccaagggcgtcatggtctcccacctcggcctgccgggcctggcggccgcccagaccgcgagctacttcggcgagccgtcggcgcgggtgctgcacgtatcgtcgccgtccttcgacatctccgtcggcgaactgctgatggccgtcgactcggccgcgaccctggtgatcgccccgcattcggcggccgccggtcccgaacgcgcggaagtcattcgcgggcacggggttacgcacaccctcatgacaccgtccgcgctgggcaccatcgatcccgaggacgttccgtcgctgcgggtcgcggcggtcggcggcgaggccgtcccggccgagctggtgcgccgctgggccggtgcgggtcgcaccctggtggacgcctacgggccgaccgaggccagtgtgatcgtgaacgccagtgtcccgctcgatgtctcggaccacgtcgtcatcggcccgccgttcgccggtgtccgggaatggattctcgacgcccggctgcgtccggtgccggtgggcgtcgtcggcgagctgtacgtggcgagcgcccagctggcccgcggctaccgcggccgcgcggccctgaccgccgaccgtttcgtggcctgcccctgggctccgggcgagcgcatgtaccgcaccggcgacctggtccgctggaccgcctcgggcgcggtggattacctgggccgcaacgactcccaggtcaaggtgcgcggctaccgcatcgagctgggcgagatcgaggccgcgctggccgagcacccgctgatccgccgggccgtggtggtgctgcaccgcgacgcggctcgcggcgatcagctggtggcctacctggtcgcgtcgggcgcgggcctggacgtcgccgccgtgcgcgccgccgtctcgggtcgtctcgcggcatacatggttccggccgcattcgtggtcctcgacgccctgcccatgaccgtcaacggcaagctcgactaccgcgccctgcccgccccggtcttcgaggccaccgcctaccgtcgcccggccaccgcggccgaggagctggtggcgggcgtgttcgccgaactgctcggggtcgagcaggtcggcgccgacgacgacttcttcgcactcggcggcagttccctggtcgccgcgaaggcggtcgcccgtctcggcgcggtcttcgacaccaccgtcggcgtccgcacgctcttcgaggctccgaccgtctcggccctggcggccgcgctggccgacgcgaccggccgcgccgcgcgtcccgccctggtcgcggccgagcgccccgaccggctgccgctgtccccggcccagcagcgcatgtggttcatcaaccgcttcgaccagtcctccacggcctacaacgtgcccatcgcgctgcgcctgtccggcgacctggacgccgcggccctcggcgcggccttcgccgacgtggtggaacgccacgaatcgctgcgcaccgtctaccccgagaccccggacggcgcggcgcaggtgatcctgcctgccgcgcaggccttctcggaactgaaggtgctgccggtcagcgaggacgaactgccggtgcgggtccgcgagatcctcaccaccaccttcgacgtcaccaccgaggtgccgatccgggtggagctgctgcggctggtcaacgccgacggcacccccaccggccagcacgtgctcgccggtgtgctgcaccacatttcgggcgacggctcctcggtggtcccgctggttcgcgacctcatggtggcctacgacgcccgccgggcgggacacgctccggcctggccgccgctcgcggtgcagtacgccgactacgccctgtggcagcgcgcgctgctcggctccgaggacgacccggattcggtggccaccgcccagctcgccttctggcgcgagaccctggccgggctgcccgaccagctcgacctgcccgccgaccacccgcgcccggcccgccagagcctgcgcggcagctacctgcgcctcccgctcgacgccgaactgcacacggccctcaccgaattgggccgccgccacggcgcgaccctgttcatggtggtgcacgcggccttcgcggccctgctggcgcgactgtccggcaccaccgacatcgccgtcggcacccccatcgcgggccgcggcgaagccgccctcgacgacgtgatcggcatgttcgtcaacaccctggtgctgcgcacccgcaccgatgccgccgaaccgttcaccgcgctgctggcccgggtccgctccggcgacatcgccgccttcggcaatgccgacgtgccgttcgaacggctggtagaggtgctcaacccggcccgctccaccgcccggcacccgctcatgcaggtcggcctgtccttccagaaccaggagcgcgccgaactggaactgtccggcctgacggtcgcggagttcgaattcgacgcccacgtggcgcaattcgatctgcacctgttcgcggtggaccactacgctccgaccggcgcgcccgccgggctggaactgaccctcggctacgcgcacgacctgttcaccgaggacaccgcgcagcgcttcaccgccgccctggcccgcgtgctggaaaccattgccgcgcagccggataccgccgtcggtgatatcgatctgctgggcacgggtctgcgccggcgcatccttcacgactggaacgccaccgcgcaccccgtcgcgcccgccaccctggccgatctggtcgacgcccaggccgcgacgaccccggcggccgtcgccctgctcgacggcgaaacctcgctcacctacgcggaattcgacgcccgggtcaaccgcctggcccgccgcctgatcgcggcgggcgtcggtcccgagagcggcgtggtgctggccatgcgccgcggcatcgacctggtgatcgccatgtacgccgtggtcaaggcgggcggcgcgtatgtgccgatcgacccggaccacccggccgagcgcatcgcctacatcgtcgaaaccgccgccccggcagtcgttctcaccaccgcggccgacgatgtcccgttcatcgcgcaggtcccggtgctcgaggtcgaccggctggatctcaccgcccagtccgccgccccgatcaccgatgccgagcgcatccgcccgctgcgcgagcagcacccggcgtatgtcatcttcacctcgggttcgaccggcctgcccaagggcgtggcggtgccgcacgcggccatcgtcaaccaattgagctggctgcgtgccaccttcgagctgggcgcgggcgatcgcgcgctgctcaagacccccgccaccttcgacctgtcggtgtgggaattctggtccgcgctcaccaccggcggcagcctggtggtctcggccgcgggcgacgaacgcgacccggaccgcctgcgcgccctgatcgaaagccacggcgtcacggtcctgcacccggtgccatcgctgctgggcatgctgctcgcgggtggcccgctgcccgcctcggtgcgcgcggtgctggccatcggcgaggccctgcccgccgccaccgccgccgagtttttggaccggaatgccgatggcgcaaggcttttcaacctctacggccccaccgaggcggcggtctccatcaccgcccacgaggtccgcgagcggcaccgccaggccgtgccgatcggcgcgcccgcctggaacagccgggtctacgtgctcgacgcccgcctctcgccggtcccgatcggcgtccccggcgagctgtacctgtccggcgcgcagctggcgcgcggctatcacggccgcccgggcctgaccgccgaccgctttgtggccgaccccttccgctccgcctccccgcgctcggcggccgaacgcatgtaccgcaccggcgatatcgtccgctggcgtgccgacggcgcgctggagtacgtcgatcgcgccgacttccaggtcaagatccgcggcttccgcatcgagctcggcgaggtcgagaccgcgctgcggcgtcagcccggcgtgagcgcggcggtcgcggtggcccgcaccaccgacgcgggtgcccagctggtggcctacgccgcggtacccggcaccaccgaggacgctcgcgacgaggtctccaccgcgctgcgcaccgccctcgcggtggacctgccccggtacatggtcccggccgcgctggtcgtgctggatgccctgccgctcaacgccaatggcaaggtcgaccgcgcccggctgcccgaaccggtcttcgccacagcggcctaccgcgagccggtgaccgcgctcgaacaggccgttgcggccggtttcgccgaggtgatcggcaccggggagcggaccctcatcggcctggacaccgatttcttcgccctgggcggcaattcgctcatggcgacccgcctggtcgcccggctgggttcggatctcggtgtgcgggttccggtttcggcgctcttcgacgccccgaccgtgggcgcgctggccgcctggatcgccaccgccgaccgctccgagctgctgcccgcgctgacccggcgcaccggcaccggcccggccccgctgtcgctggcccagcagcgcatgtgggtgctcaaccgcctgcacccggagtcgggggcctacaacgtcccggccgcagtccgcctcaccggcgatctcgaccggtccgcgctcaccgccgccctgcgagatgtgctggagcgccacgagatcctgcgcacccgctaccccgagctggacggcgagccggtgcaggtggtcctggacctggccgagctcgtcggtgagctcaccccgatcccgttgtccgagaacgacatccgaaccaggctgctcgagcaggccaccctcgggttcgacgtgaccgccgccccgccggtgcgggtcgcactgttcgagctgtccccggccgaccacgtgctgctggtggtgctgcaccacatcagcaccgacggctactcggtgctgccgatgacccgggacctgatgctggcctacacctctcgcgccgtcggcacggctccgggctgggccccgctggccgtacagtacggcgactacgccacctggcagcgcgcggtgctcggctccgacgccgatccggaaagcctgctgaaccgtcagctggccttctgggtggacgaattgtcctccgcgcccgaccagttggcgctgcccaccgaccggcagcaccccgcccgccgcgaaatgctcggcgacaccctgaatttcgccatcgacgagcagaccgtcacccgtctctcggcgctggccggtgcacacggcgcgaccctgttcggcgtcctgcacgccgccttcgcggtgctgctgtcgaaactctcgggccagcgcgacatctcgatcggcgtccccgtcgccggtcgcggcgagcgggccctcgacgacctgatcggcatgttcgtcaacaccgtcgtcctgcgcaccgagatcgacgccaagctcgccttcaccgacctgctgcggcaggtccgcgaccgcgatctggcggccttcgccaatgccgacgtcccgttcgagcgggtcgccgacgccgtgctggccgccaccggccgggcccgctcggccaccgtcaacccgctgttccaggtggccttcgccttccagaacatgccggcgggcgcggtgaccctgcccggcctgaccgtcgaggtgctcgaacccgagctcaccgaggccaagttcgacctccagctcacggccatcgaggtccgcgacgacgcggggcgcgtggtgggcctcgatatgcgattcggttatgccaccgacattctcggtgccgactcggtgcgcctgctggccgagcgcctgcacctggtgctgaacgccatgctcgccgatccggaggccccggtgcgcgccatcgacattcgcaccgatgccgaacgcaaccgccgctccggcccggccgagccgcgaccggccgcgcccgccacagacctgcccaccctgatcgctgccgcggcggcggccgaccccgagtcggtcgccctcacccacggcgatcgcaccgtcacctaccgggatctcgccgagaagatcaccgtcaccgcccgcgccatgggcgccgccgctaagccggaggcgctggtgaacgtggcactcgccggactggtgcccggcattctggccgccctcggcgcggccggactccaacaggccctgagcacgctcaccgcggacgcgcaggccctgatccttcgctcggaaagcacgtcggaaggaagcct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atcgccacccgcgtcgcgtcccgcatcggctcggccctcgacaccaccgtcgcggtccgcaccctgttcgaggccaccaccgtcgaggcgctcgcggcccgcatcgaatcgcacgccgacggcgcttcgcgcgccaagctggtggcgcgcacccgcacgccgggcgcgctggtgccgttgtcgttcgcgcagcagcgcatgtggttcctcaaccagtacgacacctcctcggcggcctacaacctgccgctggccatccgcctcaccggcgaactcgacaccgccgcactggaactcgcggtcgccgacgtggtccgccgccacgagtcgctgcgcacccgctacccggagcacggcggcaccccgatgcaggtggtcgtcccggccgaggagatcgccctcgacctgcgcccggtcaccgtcaccgcggcggatctgaccgccaccgtgaccgcgttcgccacgctcggcttcaatgtggccgaacaggttccgctgcgcgcccgcctgttccgggtcggcggcgaggactccaccgagcacgtgctggtggtcgtcgtccaccacatcgccggtgacggcttctccatgtcgccgctggcccgtgacgtcatgctggcctacaccgcccgcaaccagggcgcggtgcccggctgggccccgctggccgtgcagtacgccgacttcgccatgtggcagcgcgaagtgctgggctcggaagaggattcgtcctcgatcatggcccggcaggtcgcctactggcagcgcgtgctcggcggcgtgccggacgagctggcgctgcccaccgaccggccgcgcccggccattgcctcgcaccgcggcgctacgttgcagcgggcgctgtcgccggagctgatcggcaagctggaagaggttgcccgccagcgcggttcgtcgctgttcatggtcatgcacagcgccctcgcggtgctgctggcgcggctctccggtggcgatgacatcgccgtcggcaccccggtcgccggtcgtggcgaagccgcgctggacgacctggtcggcatgttcgtcaacaccctggtgctgcgcaccgggatcgagccgggcgagtcgttcaccgatctgctggatcgcgtgcggcacaccgacctcgacgccttcggcaatgccgacgtgccgttcgagcggctggtggaactgctcgcgcccgagcgctcgcaggcccgcaacccgctgttccaggtcatgctggcgttccagaacctggaccgcaccagcctggaactgccggggctgaccgtctcgacactggatctcgacgagaacatctcccgcttcgatctccagttcacactgtcggagcaggactccggcatgacgctggcgctcacctacgccaccgacctgttcgacgaggccaccgcggccgggttcgcgcagcggtggatgcgggtgctggaagccgtcgccgccgactcggagatcggtgtcggcgcgatcgacatcctggattcgggtgagcgcgcggatctggtggcccgtttcggtctgcccgccgtcccggcgcgcacgctgccggagctcatcgccgacgccgtcgccatcgacccggccgcgcccgcggtcgtgttccagggggcgagtctgtcctacggcgagctggattcccgctcgaaccgcctggcgcgcttgctcatcgagcgcggcatcggcgccgaggacctggtcgccatcgcggtgccgcgttcggatgactcgtacttcgccgagtgggcggtgtccaagaccggtgcggcgttcgtgccggtggacccgaactacccggccgaccgcatcgcgcacatggtcaccgactccggttcgccggtcggcctcaccgtggcctcggtgcgcgcggacatgccggattcggtcgagtggctggtgctcgacgagctggagctgaacgcgttcgcggacaccgcgatcgccgacgccgagcgggtccgcccgctacgtccggagcacccggcctacgtcatctacacctccggttcgacaggtgtgcccaagggcgtcgtggtcacccacgccggtctggccaacttcaccgtcgagcaggccgagcggtacgcgctcgactcctcctcgcgcgcactgcatttcgcgtcgccttcgttcgatgcgtcgatgctggaattcctgctcgccatcggcaagggcggcaccctggtggtcgtcccgccgggcacctacggcggcgaggagctctccgagctgatccgccgcgagggcgcgacccacgcgttcatcaccccggccgcgctgtccaccttcggaccggcgggcctggactcgctgcgcgtgctggtcgccggtggtgaagccgtaccggccgatctggtcgagaagtgggcggtgcccattggtgaggggacactgccggacggcgccattcgtgccttccacaatggctacggtccgaccgagaccaccatcatgaccaacatcagcgacgcgctggtgccgggcgatctggtcaccatcggcggcccgatccggggtatgcagtcgctgatcctcgacaaccggctgcggcccgttccggtcggtgtcgcgggtgagctctacctgtcgggcatccagctggcgcgcggctaccacgcgcgtccgggcctgagcgccgaccggttcgttgcgaacccgtatgtcgcgggcgagcgcatgtaccgcaccggtgacgtggtgcgctggaccccggacggcctggtcgagtacgtcggccgctccgacttccaggtcaaggtgcgtggtttccgtatcgagctcggcgagatcgacgcggccctggcctcgcacgaatccgtcgacttcgcggtcaccgtcggccacaagaacgccgcgggcgcgacctcgctggtgtcgtacgtggttgccacgccgggccattcgatcgatgtcgcggccgtgaccgcgcatgtcgaaggccgcctgcccgcctacatggtgccgtcctcggtcatggtcatcgaccgtgtcccgctgaccccggtcggcaagctggaccgccgggcgctgcccgagccggtcttcgcgaccgaggtggtcttccgcgcggcgcgcaatgccctggaacagaccattgccgaggtcttcgccgaggtgctcggcctggagcgggtcggcatcgacgactcgttcttcgcgctgggcggcgactccatcgtctccatccagctggtgtcccgcgccaaggcgcgcggcgtggtgttctcgccgcgcgacgtgttcgagcagcgcaccgtctccggcctggccgccgtcgcggaaacctcggacggccagggtgattcggccccgcagctgaccgagctgccgggcggtggcgtgggtgtcatgccgctgaccccggtggtgcggttcatggcgggccgctccggcgagttcggccgcttcaaccagaccatggccctggaactgccgatcggcatcgatcgcgtgggcattgccgccaccgtcggcgcggtcatcgaccgccacgacatgctgcgggcgcgcctgcgccgggtgccggacgcggactggatcgtcgaaaccgccgcccccggaaccatcgacgcggattcgctcatcgaccgcaccgagttcgacgcgggcgtcaccgacgccgagctggtcgagatcgccacggccgcactggacgccaccctcgacaagctggatccggctgcgggacaggtcatccggttcgtgtggctggaaccgtccgacagctcgcgcgccggtcgcctcgtcgtcgtcgcccaccacctcgtggtcgacggtgtcacctggcgaatcctggtgccggactgcgtcgccgcctggggtcagctgtccgccggacagacccccgagctggtcgcgcccgccaccagcatgcgcacctgggcgcacgccctcgagcgggaagccgccaccgaggagcgcgtggccgaactcgcgttctggcgcaatgtcgtcgagggcccggacccgctgctcaccgagcgcgccatggatccggccgtggacgtcacctcgaccattgccaagcatcgcgtcgagctgtcggccgaggccaccaaggcgctgctgaccaccgtgcccgcgctgttccacggcggtgtgaacgacggtctgctcaccgcactcgcgttggcggtggccaagttccgcgccgccaagggactgggggagaaggccggggggcaggacacagccctcgtccggctggaaggccacgggcgtgaggaagaggtcgtgcccggcgccgacctgtcccgcacggtcggctggttcaccgcgatcttcccggtgcgcttcgacctgtcggccatcgacgtggacgccgccctcaccggcgggcccgccatgggccgggccatcaaggccatcaaggaacagctcctcgccgtgccggacaagggcatcggctacggcctgctgcggtacatgaactccgacaccgccacccagctgcccaagcagctgccggggcaggtcagcttcaactacctgggccgggtcaacgagggcgacgtgcccgaggcgctgcgcgggttcggctggatcccggcacccgagctggccgatctggccggtgcctacgacggtgacatgcccgccatggccccgatcgacatcaacgccatcgtggtcggcgagaagctgaccgcgaatatcggctaccccgccacgctgctcagcgccgcggagatcgccgagttcgcggcgctgtggacctccgcgctggaagcggttgccgcgcacgccgattccgcgcaggcgggcgggcacaccccgtccgacttcggactggtccgcatcacccagcgcgatatcgacggctgggagaagcagtacggtgcgctgagccaggtgtggccgctgtccgcgctgcaagccggtctgctcttccacgcgcagctggccgccacctcggtggacgtgtacaccgcgcaggccgtgctgaccctcgagggccgcgtggacgccgaccggctgcggtcggccgcgcaggcgctgctgggtcgccacgaaatcctgcgcaccgcctacgtgaacgacgcctccggtgcgccggtgcagatcgtcatcgacggcgtgaaggtggcgtggacctaccacgacctcaccgatatcgccgacccgcaggcacgcaccgcccgcgcggccgagatcctggacgccgaccgcgtccagcgcttcgacctgaccgaaccgccgctcatccgctacacgctggtgcgcaccgacgcgaccagctaccagctggccgtggccaaccaccacatcctgctcgacggctggtccatgccgctgctcatgcaggacctgctggtgctctacgccacgcactccgacaccgcggtgctgccgccggtgcggtcctaccgctacttcctggaatgggttgcggcgcaggatcgctcggcgtccatcgcggcgtggcagaactcgctgcgcggcgtctccgagccgaccctgctcacccgccccgacgcgggccgcgagatcaccgccctgtccggtgagtacttcttcgacctggacgagacggcgacttcacgcctgaccgcgctggccgccgaaatcggcgtcaccccgaacaccgtgctccaggtcgcctggggcatcctgctcggccgcctcaccggccgcgaggacgtgctgttcggcaccaccgtctccggccgcccggcccagctgtccggcgtcgaatccatggtgggcctgttcatcaacaccgtcccggtgcgggtcgccttcgatccggccgagtcggcgcgctcgctgctcacccgcacccagggcgagcaggccgacctgctggaccaccactacgtgggcctggccgacatccagtcggccgcgggcatcggcggactcttcgacaccctggtcgtgttcgagtcgtatcccgttgacgccgacggcatccggtcccaggccgccgatatcgacggcatggccgtcaccggcctggacgccgccgacgccacccactacccgctcaccctcatcgcccagctcgacagccgcctgcgcatccgcgccggttacctgcgcgacttgttcgacgaggacaccgttcggcgcatcgccgatcgcctgctccgcgtgctgaccgccatcaccaccgagtccgccgcggccgtgggcgatatcgaactcgtcgatgccgccgagcgtgaacaggttgtgacgctgtggaaccggaccgagttcgacaccgagccggtcctgcgtgaactcacctcggccgagccgaccggtaccgccgccgcgacgctggtcgcgctgttcgaggcgcaggccgcacggacgcccgacgcggtcgcggtcagcttcgaggggacaagtctgtcctacgccgagttcggcgagcgggtgcaccgtctggggcgctggctcatcgagcgcggtgtcggcgcggaatcgtttgtggcgctgggtatgcggcgctccatcgatctggtggtcggcatgtacgcggtcgccgtgaccggtgccgcctacgtgccgctggatcccgatcacccggccgagcgcaccgagtacattctcgagaccgccgacccggtgaccgcgctgacctccggtgaggatctgccgatcaacaccgcgcaggtgcgcatcgacctgctggatctcgccagctactcggccaagccgatcaccgacgcggatcgccgtgccccgctgcgggattcgaacaccgcctacgtcatcttcacttccggttcgaccggtcggcccaagggcgtggcggtgccgcacgcggccattgtcaaccgcctgctgtggatgcagtccgaatacggtctgaccgctgacgatgtggtgatccagaagaccccggccaccttcgacgtgtcggtgtgggagttcttctggccgttgcagatcggcgcgaagctggtcgtcgccaagcccgagggccaccgcgacccgtcctacctcgccgatctcattgcccgcgagggcgtcacggtcagccacttcgtgccgtccatgctcgcggtgttcgtcgccgaggaagccgccgcgcgctgcaccagcctgcgcatggtcttcgcctccggtgaagcgctgtcgcccaagccctcgcacaagctgcgcgaactgaccggggccgagctgcacaacctgtacggccccaccgaggccgccgtcgacgtcacctaccaccaggtcgtggacgccgacgtggactcggtgccgatcggccgcccggtgttcaacacccaggtgtacgtgctggattcgcgactgcggccggtgccggtcggcgtcgcgggtgagctgtacctggcgggcgtccagctggcgcgcggctatgtcgggcgaccggacctgtcctcggatcgcttcgtggccaaccccttcggggactccgagcgcatgtaccgcaccggtgacctcgtcacctggaccgcggacggcgagatcgagtacatcggccgcaccgacttccaggtgaagctgcgcggtctgcgcatcgagctcggcgagatcgaatccgcgctcaccgcactggattccatcgcgcagtcggtggtcgtggtgcgccacgacccgcacgccggtgatcagctggtcggctacgtcattccggccgcgggccacaccgtggacgtggagaaggtgcgcgccgagatcggcgagagcgtgccgtcgtacatggtgccgtcgatcctgatggtgctggacgaattcccgctcaacgcctccggcaagctggaccgcaaggcgctgcccgcaccggtgttcgaggccgcggtgttccgcgccccgaccaccccggtcgagcagatcgtggccggtgtgttcgccgagatcctcggactggaccgggtcggcctggacgacgacttcttcgcgctcggcggcaactcgctcatcgccacccaggtggcggcgcgactgtccgcggcgctggacgcccagctgggtgtccgcgagatcttcgaggcctcgaccgtggccgcgctcgcggcgcgggccgaaacccattccggcgcgggcacccgccaaccgctggtggcgcaggaccggccggagcggctgccgctgtcgctggcccagcagcgcatgtggttcctcaaccggttcgatcccgaatcggccgtggacaacatcccggcggccgtgcgcctgtcgggtctggtggaccgccaggccctgcagatcgccgtcgccgacgtgctggcgcggcacgagtcgctgcgcacccgctaccccgagatcgacgggcaggcgttccaggagatcgtgcccaccgggcaggtcatcccggacctgaccccggtcgaggtcaccgaagcccagctgccgcaggcgctttcggagctggtgctgaccggcttcgacgtcaccgtggacgtgcccttccgggcccggctgttcgagatcagccccaccgagcacgtgctcgcgctggtggtgcaccacatctcggccgacggcttctccatgggcccgctcacccgggacgtcatgaccgcctacggcgctcgcgtcgagggcggcgaaccgggctggcaggcactcgatgtccagtacgccgactacgcgctgtggcagcgcgcggtgctgggtgacgagcgcgacgccgaatcggtgatctcgcagcagatctcgtactggcgcgactcgctggccgggctgcccgaccagctggacctgcccgcggatcggccgcgtccggccgtggccaccggccacggtgccacccacgtcttcaccatcgacgccgaaacccatgccaagctggccgaactcgcgcgcacccgcggcgcgaccctgttcatggtcatgcattccgcactggccgtgctgctgtcgcgcctgtcgggcgagcaggacatcgccatcggcaccccggtcgccggtcgtggtgaacgcgccctcgacgacctgatcggcatgttcgtcaacaccctggtgctgcgcaccgaggtcgacgggggccgcggcttcaccgaactcctggacgcggtgcgcggcaccgacattcaggccttcggccacgccgacctgcccttcgagcgcctggtcgagatcctcaacccggtccgctcgcaggcccggcacccgctgttccaggtcatgctgtcgttccagaacaccggcatcaccgaactggaactgcccggcctgaccgtcagcgcggtcgagctgcccatcgacaccgccaagttcgacctccagctggtgctgaccgagcaggtcggcgcgggccagggcaacggccacggtgcgaccccggccggtatcaccgccgaattgatctatgcgacggaccttttcgacgcatcgaccatgaccgccttcggtgagcgcttcgcccgcctgctggcggccatcgcggcccgtccggaactgccggtcggcgatatcgacctgctcgatcccgccgagcgcgcgctggtccggttcacctggaaccgcaccgccggttcggtgagcgacctgctcgccgagcgcaccggcgcggtgctcgccgacgacgcctcgctgggctgggccgatgtgcccgaacagcgactggccgatgcgctgcacctggcctccggcgatgccgcggacaccctgctcacccagttcgaggcgcatgccgcacgcacgcctgaagcgatcgcgctcagctccgacggccacgcccatacctcccaacgggctgctctgtcctacggcgagttcgcgtctcgcgtgcacaagctggcccgccacctgatcgcgcagggcgtcggcccggacacgctggtggccctgggcatccgccgctccaccgacctggtggtggcgatgtacgcggtgctggccgccggtggcgcgtacgtgccgctggatctggaccagcccgccgaccgcatcgactatgtgctggagacggcgcagccggtggccgtgctgaccaccacgcgcgacggtttcggctacgacgccgcgtcggtactggtcgtcgacgcactcgacgcggagctcgcggactactccgacgcgccgctgacggatgcggatcggcttgccccgctgcggtcttcgaacgccgcttacgtcatcttcacctcgggttcgaccggtcgcccgaagggcgtggcggtgccgcacgcggcggccgtcaaccagatcgcgtggatcacttcggaatacggcctctcggccgatgacgtggtgctgctgaagacgccgcagaccttcgacgtgtcggtgtgggagctgttcggcacgctggccgtcggtgcacgcatggtcgtggccactccggacggacatcgggatccgcagtacctggcggatgtcattgccgccgagggcgtcaccatcacttcgttcgtgccgtccatgctcagcgtgttcgcgagcggcgcggcagcggaacagctgtcctcgttgcgggcgctgctgatcgccggtgaggcgttcacctccgacgtggtgcgtgccttccgcaaggtcagctcggccgagctgcacaacctgtacggcccgaccgagttcaccgtgcacgccacctacgcgccggtctccgacgacgtgcagggcgcggttccgatcggtcgcccggtatggaacgcccaggcgtacgtgctggattcgcgtctgcacccggttgccccgggtgtcgcgggtgagctgtacctcgcgggcagccagctggcgcgcggttacgtcggccgcgccgacctgaccgcggatcgcttcgtggccaaccccttcggccccggcgagcgcatgtaccgcaccggcgacctggtgcgctggaacagcgacggctccgtcacctacctgggccgtaccgacttccaggtgaagttgcgtggtctgcgcatcgagctcggtgagatcgaatccgcgctgaccgcacacgcttccgtggcgcaggcggtcgtggtgatgaactccgacccgcgcaccggcgaccggctcgtcggctacgtggtgcccgccgcaggtgccatcgacctggacgcgctgcgtgagcacctgcacgcgcagctgccgtcctacatggtcccggcggccttggtgtcgctggatgtcatgccgctcaacgccaatggcaagctcgaccgccgggccctgcccgagccggagttcgaggcgcgcgaattccgcgctccaaggaccaaggttgaactgacagtcgccgacgtcttcgccgaggttctcggcaccgacgccgccatcggcctcgacgacgacttcttcgagctgggcggcaactcgctcatcgccacccaggtggtcgcccgcctgggcgcggccctggacacccgcatcccggtgcgcgtgctgttcgaggccccgaccgtggccggactggccgcgcgtctggagaccgagtcccgcaccggccgccgccccgccctggtggcgggggagcggcccgacgagatcccgctgtcgctggctcagcagcgcatgtggttcctcaaccgcttcgacaccgcctcggccgtcaacaacatccccctcgcggtccgcctcaccggcgacctcgacgtggacgccctgctggccgccgtcggcgacgtgctggaacggcacgaggtgctgcgcaccatctacccggagaacgccgaaggccgtggcgtgcaggtcatcctgcccgccgaccaggtccgcctggactcggccgccaacgccggcatcttcggcggcggcaccgggctggccccgatcgcggtggccgaggcccagctgcgcgagcgcattgccgaactggtgctcaccggcttcgacgtgaccgcctccgcgccggtgcgcgccgggctgttccgcgtcagcgacgccgccgcgcccacccacgtcctggtcttcgtggtgcaccacatctccggtgacggctggtcggtgcgcccgctcgcccgcgacgtcatggtcgcctacgcggcccgcgccaatggtgaagcgccgcagtgggctccgctgccggtgcagtacgccgacttcgcgctgtggcagcgcgagaccctcggcgacgagaacgacgccgactcgctgatctcccagcaggtctcctactggagcagcgaactggcgggcctgcccgaccagatcgacctgccctcggaccgcccgcgccccgcggtcgcgtccaatgccggtggcgtgcacgagttctcgatcgactccgacctgctggccggactgcacggcctggctcgtgagcacggcgcgtcgctgttcatggtcgtgcacgcggccttcgcggccctgctggcgcgactgtccaacggcgacgacatcgccatcggcaccgcggtcgccggtcgtggcgagcaggagatcgacgacgccatcggcatgttcgtcaataccctggtgctgcgcacggccgtcggctccggcgagaccttcaccgagctgctggcccgcaccaaggacaccgacctggccgccttcggccacgccgacctgcccttcgagcgcctggtggagatcctcaacccggcccgctcgcaggcccggcacccgctgttccaggtcatgctgtcgttccagaacaccggcccggcgaccttcgccctgcccggactggaagtggcgggcgtgcccctggacgtggtcaccgccaagttcgacctgcacctcaacctcaccgagcacgccgacggcaacggcatgaccgctgaattcgcctacgccaccgacatgttcgacgcgggcaccatcgccgggttcggcgagcgcctggtgcggatgctgtcggccgtggtcgcgaccccggccgcgctgatcggtgacatcgagctgctcgacgccgccgagcgccgccaggtgctgcgcggctggaacgccaccgaatacgacgtcaagcgggtcgcgctgggcggcaagaagatcgccgccgaggtcaccctggcctccatgttcgaggcgcaggccaagcagactccgggcctgaccgcgctcgtgttcgagggcacggaactgtcctacggcgagttcgcctcgcgcgctcgtcagctggcccgccacctcatctccgagggcgtcggaccggactcctatgtggccctgggtatgcgccgctccttcgagctgctggtcggcatgtacgccgtcacgctcgccggtggcgcgtacgtgccgctggacccggaccacccggccgagcgcaaccagtacgtgctcgatatcgccgagccggtgtgcgtgctcagcacgacccgggacggtttcgaaaccaccacgcgcacactgctgatcgatgagctggagctgtcgggctactccgacgccccgatcaccgacgcggaccgcgtggccccgctgcgcggcgacaacaccgcgtacgtgatcttcacgtcgggttcgaccggccgcccgaagggcgtggcggtgagccacagcgccatcgtcaaccgcctggtctggatgcagaccgagtacgggctgttcgacgacgatgtggtgctccagaagaccccggccaccttcgacgtgtcggtgtgggagttcttctggcccttgcagatcggcgcgcgcctggtcatcgccaagccggacggccaccgcgacccggcctacctggccgagctgatcatcgagaacggtgtcaccaccgcgcacttcgtgccgtcgatgatgtcggtgttcgtcgcggaggagaaggcggccgaatgcacctcgctgcagcaggtcttcgcctccggtgaggcgctgcccgcgccgaccgcgcagaagctgcgcgagctgaccggggcccgcctgcacaacctgtacggccccaccgaggccgcggtcgacgtcacctaccacgaggtcgaggacaccgacgtgctgtcggtgccgatcggcgcgccggtcttcaacacccttgtgtacgtgctggattcgcgtctgcacccggtcgccccgggtgtcgcgggtgagctgtacctggcgggcgtccagctggcgcgcggctatgtcgcgcggccggatctgaccgccgaccgcttcgtcgcggacccgttccacgacggtcagcgcatgtaccgcaccggtgacctcgtgaagtggaccggccgtggcgagatcgaatacctgggccgcaccgacttccaggtgaagctgcgtggcttgcgtatcgagctcggcgagatcgagtccgcgctcacggcaatcgatgccatcgcccagtcggtggtcgtggtccgcagcgacgagcgcctcggcgaacagctggtcggctacgtcatcccgaccgccggacacggcatcgacgtcgaggccgtgcgcgccgaactccaggacggcctgcccggctacatggtcccgaccgccttcgtggtgctggacgccttcccgctcaatgcctccggcaagctggatcgcaagcagctgcccgcgccggtgttcgaggccaaggtcttccgcgccccgtccaccccgatcgaggagatcgtggcgggcaccttctccgacgtcctcggcgtcggccgggtcggcctcgacgacgacttcttcgagctcggcggcaactcgctgatcgccacccaggtcaccgcccgcctcggtgcggccctggacacccagctcgcggtgcgcgatctgttcgaagcgtccaccgtcgcggcgctggccgcccgcgtggaacgcaatgccggttcgggacgtcgtcccagcctggtggccggtgagcggcccgcgcagctgccgctgtccccggcgcagcagcgctactggttcctcaaccagttcgacaccagcacttcggcggtcgacaacatcccgctggcggtgcgcttcaccggcgcgctggacctgtacgccatgcagcaggccataggcgatgtgatcgcgcgtcacgaggtgctgcgcacggtctacccgcgctcggccgacgggccgcaccaggtggtgctgtccaccgcgcagaccgatctgacgctggtgccggaggcggtgaccgaggccgaactgctcggcaagatcatcgaattcgccatgaccaccttcgacgtcaccgtcgaggtgccgctggcggtgaagatgttcgccatcaccgacagcgctgtatcaattgacggctcggccgtcgcaacccagcacgtgctggctttcaccgttcaccacgtctccgccgacggctcctccatgggcccgatggcgcgcgacatcatggccgcctacgtggcccgcgtgaacggcgatgtcccgcagtggaccccgctgccggtgcagtacgccgactacgcgctgtggcagcgcgcggtactgggcaccgaggacgacgcggaatcgctgtcggccaaacaggtctcgtactggacccgcgccctggccgggctgcccgaccagctggagctgcccaccgaccggccgcgtccgccggcgcagtcgttccacggcaaggcgctgcgcttcgatatcgacgccgagcgccacgccaagctgcacgagctggcgcgggccaataacgcctcgctgttcatggtcgtgcacgccgccctcgcggtgctgctggcccgcctgtcgggcaccgacgacatcgcggtcggcaccccgatcgcgggccgcggcgaacgcgaactcgacgacctgatcggcatgttcgtcaacaccctggtgttccgcacccaggtcgacggcaacgacaccttcgccgaactgctctccgaggtccgcgaacgcgacctggaagccttcgccaacgccgaagtgccgttcgagcgcctcgtcgaggtgctcaacccggtccgctccaccgcgcgcaacccgctgttccaggtgggcctgtcgttccagaacctggccgagaccgccttccagctgcccggcctgcacgtggccgcggtcgaattcgactcgcagctggccaagaccgatctgcacgtcacgctctacgaccggtacaccgaggacggcaccccggccgagatcctcaccgaattcggttacgccaccgacctgttcgacgaatcgaccgtgcggtccttcgccgaccggttcgtgcgcgtgctggacgccatcctggccgacacctcggtgccggtcggcgatctcgacctgctcgacgaggatgagcacgcgcgaatcctgaagcggtggaacaacaccgcgcaggatgtcgacaacgtgttcccgggtgcgtccgaggccacgctgatctcgctgctggacaaggctgtcgccgacgacccgaaggccgtggccatcgtggccgacaccgccgacggcgcggagaatgtgacctacgccgagctcgacgcccgcgtgaaccggctcgcccacgagctcatcgcgcgcggcatcggcaccgaagaccgtgtggcgctggccatccggcgctccaccgacctggtcgtcgccatgtacgcggtcgccaaggccggtgccgcgtacgtgccgatcgatccggatcagcccgccgagcgcgtcggctacatcctggagacctcggctcccaaggccgtactcaccacggcggcagtcggtttcgagaccgaactggccgaggtgctgaccatcgacgagctggacctgtcgggccactcgccgaagccggtcaccgatgcggagcgggtgcgcgcgctgaccgccgccaataccgcctacatcatcttcacctccggttccaccggccgccccaagggtgtggcgctgccgcacggcgcggtcgtgaaccagttgctgtggaaggtcaccgaattcgggctcgacccggccgacgcggtgctgctcaagaccgccgccaccttcgacctctcggtctgggagttctgggcggccgcggcctgcggtggccgcatggtcatcgccgcgcccgacgggcacaaggatccggcctacctcaacgagctcatggcgcgggaatgggtgaccaccctgcacgtggtgccgtcgatgctggacgcgctgctcaccgacgggctgccggattcgctgtggcgcatcctcgccatcggtgaggcgctgcccggaccgctggcgcagcgcgtgctgcgggagcggccgcgcaccgagctgttcaacctgtacggcccgaccgaggccgcggtgtccatcaccaaccaccgggtcaccgagcgcgacgagctgtcggtgtccatcggctcgcccgaatggaattcccaggtgtacgtgctggattcgcgtctgcggccggtgccggtgggcgtgtccggcgagctgtacctggccggtgcgcagctggcgcgcggctactacggcagcccggacctgaccgcggaccgcttcgtggcgaatccgttcgacggcaacggctcccgcatgtaccgcaccggtgacctggtggcctggcaggcaaacggggagctggaataccggggccgcaccgacttccaggtgaagatccgcggtttccgcatcgagctcggcgatatcgaatccgcgctgctgcgcgtggattcgatcgcctcggccgccgtggtcgcgcacaccgacccggtgctgggcgaccgcctggtggcctacgtggtcggcaccgacggcgagccggacaaggcacagttgcagtcggcgctggccgccgagctgccgtcgtacatgatcccgtcggtcttcatgccgctgaacgcgttgccgctcaacgccaacggcaagctcgaccgcaaggaactgcccgagcccaccttcgagaaggcggtcttccgcgcgcccgtcagcccgatcgagcagatcgtggcgggcgtgttcgccgacgtgctgcgcgtcgaagccgggcgcatcggcctggacgacgacttcttccagtggggcggcaactcgctgctggccacccaggtcgccgcgcgcctcggcgaggcgctcaacacccgggtgccggtgcgactgctgttcgaggcgtccaccgtgtccgcgctcgcggcccgcgtggaacgcgacgccggggccggtggccgcaaggcgctgaccgccggaccgcgaccggagaacattccgctctcgctggcccagcagcgcatgtggttcctcaaccgcttcgacaccgcctcggccgcctacaacgtgccggtcgcggtgcggctgtccgggctgctcgacgaggacgcgctgcgcgcggccatcgccgatgtggttgcccgccacgagatcctgcggaccatctacccgcagaccgaggacggtccggtgcaggtcatcctgctgccggcgcaggccgtgcccgagctcgaggtgcgcaccgtgagctcggacgaggtcgtgggcgcggtggtcgagctgacctccaccgccttcgacgtcaccgccgaggtgccgatcaaggtggcgctgttcaagatcgagggcagcgaagtggctccggccgccgcgccgtcggaggccgcggcgcacgcggcggcctacaccttcgacttcgccgatatcgcgcccaccgggcagtacccggccgtggacccgaacgcgcccgcgcccgcggaatacgtgctggcgctggtgattcaccacatctccggtgacggttcctcggtggccccgctgacccgggacctgatgaccgcctacgcggcgcgctccatcaagcaggccccgggctggacgccgctggcggtgcaatacgcggactactccgtgtggcagcgcgaactgctgggtgacgagaacgacgcggaatcgctggccgccaagcaggtcgcgtactggaagcaggccctcgccggtctgcccgatcagctggatctcccggccgaccggccgcgtccggcggtgcagtccttcgcgggcggcaagatcgacgtccgcatcgacgccgagctgcacgcggggctggtggaactggcccgcgccgagggcgcgacgctgttcatggtcgtgcacaccgcgctcgcggtgctgctgtcgcgactgtcgggctccgacgacatcgccatcggcaccccgatggccggtcgtggtgaggccgtcctggacgacctgatcggtatgttcgtgaacaccttggtgttccgcacgctggtcgacggcggcgagccgttcgccgagctgctctcgcgtcagcgcgagaccgacatccaggcctacgccaatgccgacgtgccgttcgagcgcctcgtcgaggtgctcaacccggcccgttcgaccgcgcggcacccgctgtttcaggtgggtctgtccttccagaacctgacccgctccaccctggaactgccggggctgagcgtggccgggctcgacgtggacaccgagctgtcgcagttcgacctgcacctcatcgtctccgacatctacggcgaagacggtgcggcacagggcatcacgggcatcctgacctacgccaccgatatcttcgaccgcgccacggtggacgggttcgcgcagcggttcgtgcacctgatgcgcgagatcgtggtcgcgccgcgcaccgcggtcggcgagatcgaactcctcgccgccgccgagcgggccgagatcctcgatgcgcgcaacaacaccgcgcaccaggtggattcggccgcgacgctggtctcgatgctgaacgcgacggtggccgccaagccgaccgccatcgcgctgatcgggcccgacggcgagaccgtgacctacgccgaactcggcgcgcgggtcaacggccttgcccggcacctgatttcgctcggtgtcggcccggaggcgcgggtcgcgctggcgctgcggcgctcggtcgacctggtcgtgggcatgtacgcggtctcggtcgccggtggcgcgtacgtgccggtggatccggaccagcccgccgagcggaccgggtacatcctggaaaccgccgcgccggtgtgcgtgctgaccaacgcggccgccgaattctcgaccgacatcgcgccgctgttctacatggatcgcgaagcgattccgttgggggtggcggcggggcgacgggagggcgatgaactgacgctgtcgaactcggcaccggtcaccgatgccgagcgggtcgcaccgctgcggccggtgaacaccgcctacgtcatcttcacctccggttccaccggtcggcccaagggcgtggcgctgccgcacgctgccatcgccaaccagttgcagtggaagagcgcggaattcgggctcggcgcggatgacgcggtgctgctcaagaccgccgccaccttcgacctgtcggtgtgggagttctggtcggcggcggtgt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actcgagcgggtcggcctggacgacgacttcatcgacctgggcggtaactcgctcctcgccacccgcgtggtgacccgcatcggctcggccctggacaccaccgtcccgatgcgggccctgttcgaggcggggacggtcgaggccctcgcgactcgcatcgccacgcatgccgacggcggagcgcgcgtgaaactggtggcgcatcaccggacccccggcgagctgctgccgctctcggccgcacagcagcgcatgtggttcctcaaccggctggatccggagtccaccgcctacaacatcccgctcccgatccgcctcaccggaccgctggacgtgcccgccctccaggccgccatcgccgatgtggtggtccggcacgaggtgctgcgcaccgtctacccggacaccgaatcgggcccggcgcaggtggtgatcccggccgcctcggtcgcggaactgccggtgctgaaggcgattccggtgaccgaagagtcggtcacggcggcggtcgccgaggtgatcggcgcgggcttcgacgtcaccgccaccgtgccgctgcgcgcggcgctgttcgagctggctcccgaggactacgtcttcgtcgtggtcatgcaccacatcgccggtgacggcagttcgctggccccgctggcccgcgacgtcatgctcgcctactcggcgcgcaaggcgggtgcggctccggcctggccgccgctgcccgtgcagtacgcggactacgccatctggcagcgcgaactgctcggcgcgaccggcgatccggcggcgctggccacccgccagctcggcttctggaccgagaccctggccgggttgcccccgctgctggccctgcccgccgaccggccgcggccgcagctgctggatgccaccgggcggcgcgtcgacttcaccgtggacgccgaaacccatacggccctggccgaattgggccgcgacaatggcgcgaccctgttcatgaccgtgcacgcggccttcgccgcgctgctgtcgcggttgacgggtgcggccgatatcgcggtcggcaccccgatcgccggacgcgacgacgcgatgctggacgacctggtcggcgtgttcgtcaatacgctggtcctgcgcaccggcatcgaccccggcgaggtcttcaccgacctgctgcgccgggtccggtccgccgacctcgcggccttcgacaatgccgagctgcccttcgaacagctggtcgcggcgctcgacccggagcgctccaccgaccgcaatccgctggtccaggtcgggttctcgttcaacaaccagcagcccgccgccttcgagctggacgggctgcgggtcgcggccatcgaattcgacaccgatgtcacccaattcgacctgcacctggtcgtgatggacagctacgacgccgacggcaagcccgccggcctcaccgccaccatgacctacgccaccgcgctgttcgacaccgccacggtggacggcttcgtgcgacgcttccggcgggtgctcgacgccgtcgcggccgacggatcggtgcggaccggtgagatcgagctgctcgacgcgggcgagcggacgctcatcctcgacgaatggaacgacaccgcggccgttttcgacgtgttgccggagccgacgctggtctcgctgttcgaggccgccgtggccggacacgccgacagcgtcgcgctggtggtggacggtccgcaggcggaggtgctgacctacgcccagctcgacgcccgcgtgaaccggttggcgcgcttgctgatcgagcggggtgtcggggcgcgggacacggtggcgctggcgctgccgcgatccgccgagctggtggtggcgatctacgccgtgctgaagaccggggcggcctacgtgccgatcgatccggcgcagccgggggagcggatcacccacatcctcgataccgcgcaaccggccatggtgctgaccgcccaggatttggacgaattcgatctcgacgcctattcggccgaaccgatcaccgatcgggaacggcatggcgggttggtcggcgggaacaccgcgtatgtcatcttcacctccggctccaccggccgcccgaagggcgttgcggtgtcgcacagggcgattgtcaaccgcctggtgtggatgcagtccgagtaccggctcaccaccgcggacgcggtgctgcagaagacgcccgccaccttcgacgtctcggtgtgggagttcttctggcccttgcaggtcggtgcgcgcctggtggtggcggctcccgaggggcaccgcgatccggcctatctcgcgtcgtttatttttgcccaaaatgtgactacggttcatttcgtaccgtccatgctggcggccttcgtggccgagcccgcggcggcgcaatgccggagtctgcggcaggttttcgcttccggcgaggccctgcccgcccgcgccgcgcagcgcctgcgggagctcaccggagcgcggctgcacaatctctacggacccaccgaagccgccgtggacgtgacctatcacgaggtcgccgataccgacaccgagacggtgccgatcgggcgtccggtgttcaatacccaggtctacgtgctcgattcgcggctgcggccggttccggcgggcgtcgcgggcgagctgtacctggccggtgatcagctggcgcagggttacgtggcgcggcccgatctgaccgcggatcgcttcgtggccaatccgttcgggacgtcggcgcggatgtaccgcacgggtgacctggtcaagtggaatcgggacggtgagctggaatacctgggccgcaccgacttccaggtcaagctgcgcggtctgcgcatcgagctcggcgaggtcgaaaccgcgctgaccgatctggacggcattgctcagtcggtcgtggtcgtgtggccgggtgcgggcgaacacctggtcgcctacctggtgcccggcgattccacgcagccggacaccgaggcgatccgtcgcgcgctggcgcagcgcctgcccgcgtacatggtgccgtcggccttcgtcgtgctggacgagctgccgctcaacgcctccggcaagctggatcgccgcgcactgcccgcgccgaccttcgcggcacgtgaattccgggctcccgcaacggagctggagaccacgatctgcgccgcgtacgcggaggtcctcgggctcgagctggtcgggttggacgacaacttcttcgaactcggcggcacctcgctgctggccacccggctggtctcgcggctcggcgaactgctgggcgaaccggttccgctgctgttgctgttcaccgccttcacgcccggcgaactcgcccgggagctgagctcggccacccgtggcgatgcggacgcggcgctggacgtgctgctgccgttgcggcgggagggcagcgccgaaccgctgttctgcatccatccggtcggcggtgtctcgtggtcgttcgcggggctcggcgcgtacctggaccaggatcggccgatctacggtctccagtcaccggcactgaaagccgatggcgtgctgccggatgcgatcgaggactgggccgaggtgtacgtgtcggccatccggtcggtgcagccgtcggggccgtaccacctgctcggctggtcgctcggcggtgtgctggcgcacgccgtcgcggtgcgcctgcagcgggagggtgagcaggtcgcgctgctgggcatgctggacagcttcctgggtgaaaccgccggggcggccgaggatccgggtgccgaaatcgccgacctgctgggtgggcttctcggtgacggcgcgggtccggagtccttcgacaccggcttggtcacgcgggtgctggagtcgagcgcgcgctcgctggagctggcacaggcgtaccgggcggacgtattccacggggacgtcgtgtatttcaccgccgcgctggaggaacggcccgtcccgggtgtcgcgggctgggcgcgcgccgtcgacggccgggtgctcgatcacccggtaccggccccgcactggcacatgacctcgtctgagtcgctcgcgcatatcgcgcgaattctgaatgcactgtggcat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cggacgactggtgatcgccgctgccgacgggcaccgggatccggcgtacctcaacgagctgatggcccgcgagcgggtcaccacgctgcacgtggtgccgtccatgctggacgggctggtcacggccgccgatggggcgctcaatgattcgctgcgccgggtgctggccatcggtgaggcgctgcccgccgcggtggcccagcgcttccgcgcggccaacccggacgcggcgctgttcaacctgtacggcccgaccgaggcggcggtgtccatcaccacgcacctggtcaccgatgccggcaccggctcggtctccatcggtgtgccggaatggaattcgcgggtctacgtgctcgacgcgcgcctgaacccggtgcccgacggcgtctccggtgagctgtacctcgccggtgcgcagctggcgcgcggctacttcgcgcgaccggacctgagcgcggatcgcttcgtcgcgaacccgttcacggtcggcgagcgcatgtaccgcaccggtgacctcgtcgcctggtcggccgacgaagcgcggggaggcggagcggagctggagtaccggggccgcaccgacttccaggtgaagatccgcggcttccgtatcgagctcggtgagatcgaggcggcgctgctggcgctgccggaggtcgcgcagaccgcggtgctggccaagcaggacgccaagaccggtgaccggctcgtcgcctacctggtgccctcgggctcgggtgtggatgtgccgctggtgaagtcggcgctgagcgccgggctgccgtcgtacatggtgccgtcggcgttcgtggtcctggatgctctgccgctcaatgtgaacggcaagctggaccggaaggcgttgccggagcccgagttcgagaccaccgccttccgcgcgccgtcgaccccgatcgaggagatcgtcgcgggcgtcatcgcggaggtcctcggtatcgagcgggtcggcgcggatgacgacttcttcgccctcggcggcaactcgctgctcgccacccaggtcgccgcgcgcatcggcgcggccctggacgcgcgggtgccggtgcgcgccgtgttcgaggcgtcgaccgtggcgggtctggccgccaaggtcgagcagcacgccggtgcgggagatcgcaaggcgctcaccgccggaccgcgaccggagagcgtgccgctgtcgctggctcagcagcgcatgtggttcctcaaccagttcgacaccgcctcggccgcctacaacgtccccgtggcggtgcggttgaccggtgcgctggatgtggcggcgctgggcgaggcggtcaccgacgtgatcggccgccacgagacgctgcggaccatctacccgcaggtcaacggtgccgcgacgcaggtgatcgtgcctgtcgcgcaggcggttccggacatgcggccggtcgtcgtctccgccgagtcggtgaccgagcgcattgccgcggtcatcaccaccggtttcgacgtcaccaacgaagttccggtgcacgccaagctgttccgcgtggagggcaccacggagtccattgacggcaccgccgtcgaacacgtcctcgtgttcgtcacccaccacatcgccgccgacggctggtccatgggcccgctcacccgcgacgtcatggtggcctacgccgcccgtgccgccggtgtcgcgcccggctgggccccgctgccggtgcagtacgcggacttctcgctgtggcagcgcgagctgctcggcgcggaggacgacgccaccagtctcatttcggcgcaggccgcctactggcgcaccgcgctcgacgggctgcccgacgagctgaacctgcccgcggatcggccgcgcccgaatgtgcagtccttccagggcggccgggtgctgttcccgatcggcaacgatctgcaccgcggactccagcagatcgcgcgcaccaacaacgcgaccatgttcatggtcgtgcacacggcgctcgcggtattcctggcgcgactgtccggcaccaccgacatcgccatcggcgcgcccatcgcgggccgcggcgaggccgagctggacaacctgatcggcatgttcgtgaacaccctggtgctgcgcaccgaggtgaccggacgcgacagcttcaccgaactgctggccaaggccaaggacggcgatctgcaagccttcgcgcacgcggacattccgttcgagcggctcgtggagatcctcaacccggagcggtccaccgcgcggcacccgctgttccaggtggcgctgtcgttcgagaacctgcccgagagctcgttcgaactgccggggctgcgggtcgcggcggtcgacttcgagaacgatgtcgccaagttcgatctacagctgacgctgaccgaggctccggccgacgctcgtatctctgatgcgcaaagcacaggcgcgggcatgtacgccgaattcggcttcgcccgcgacctgttcgaccaggccaccgtggagggcttcgcccagcggttcctgcgactgctcggcgagatcgtctccgcgccgcgcaccgcggtcggcgacctggagatcctggccgccgacgagcgcgccgacctgatcgcccgaaccggcggtccggccatcacgccgcgcacgctgcccgagctgctggccgacgccgtcgccaacaacccggtcggcgaggcggtcgtcttcgacgggcagggtctgggctacgccgaactcgacgcggcttcctcgcgtctggcgcgcatgctcatggagcgcggtgccgggccggaaacccgtgtcgccgtcgccatccggcgctcgttcgaatcggtgctggccatctgggccgtcgccaagtcgggcgcggcgttcgtgccggtcgatccgtcctacccggcggaccgcatcgcgcacatgatcggcgactccggcgcggtgctgggcctcacggtctccgccgagctgaacgggctgccgccggtcgagagcctggcgggctggatcaccctcgacgatcagatgacgcacgccgagatcgcctcgcactcggccgaacccgtcaccgacgccgagcggtgggccccggtccggcccgagcacgtcgcgtacgtgatctacacctccggtaccaccggtgtgccgaagggcgtcgtggtcacccacgccggtctggccaacttcgcggtcgagcaggtcgttcggtacggcctggattccggctcgcggacactgcatttcgcctcgccgtcgttcgacgcgtcgatcctggagttcctgctcgccgtcggcgcgggcggcaccatggtggtcgtcgcaccgggcgtcttcggtggcgcggaactgtcggaactcatgcggcgcgagcgggtttcgcacgcgttcatcaccccggccgcgctgtccaccttcgatcccaagggcctggactcgctgcgggtgctcatcgccggtggtgaagccgtgtcgccggacgtggtcgccaagtgggcggtgccgatcgccgagggaaccaaggccaacggcgcggtccgggcgttccacaacgcctacggtccgaccgaggccaccgtcgccaccaatatcagtggcacactggcaccgggcgagcccgtcaccatcggcggacccatccgcggcatgcgggccatggtgctcgacgcgcggttgcggccggtgccggtgggcgtcgcgggtgagctctacgtgtccggtattcagctggcgcgcggctaccacgagcggccggggctgagtgccgagcggttcgtggccgacccgtacgcggcgggcgagcgcatgtaccgcaccggtgacgtcgtgcggtggaccgccgacggcacggtggagtacgtgggccgcaacgacttccaggtcaaggtgcgcggtttccgcatcgagttgggggagatcgacgcggcactggtctcgtacgagtccgtggacttcgcggtcaccgtgggtcacaagaccgcggccggggccaccgtgctggcggcctacgtgctgcccgcgccgggacagaccatcgacaccgccacgctgagcgagcatgtcgccggtcgcctgccggaatacatggtgccgtcggccatcacggtcctcgacgcgattccgctgacccccgcgggcaagctggatcgccgggcgctgcccgagccggtgttcaccgcgcgcgacttccgcgctccggtcaccgaaatggaatcggccatcgcggaggtgttcgcggaactgctcggagtcgagcaggtcggcgcggacgactcgttcttcgcgctcggcggtgactcgatcctgtcgattcagcttgtctcgcaagcgaaggcgcgcggcattgtgttctcgccgcgcgacgtgttcgacaagcggaccccggccggactggccgaggtcgccacgctgcgcggtgagaccgagcaggagaagctggccgagctgccgggcggcggtgtcggtgacatcccgctgacgccgatcatgcacgcgacgctgtcgagtggtgcgccgttcgaacggttctcgcagaccatgccgctgcgactgccggacggcatcacgcgtgaggtgctcgtcggggccatcggtgcgctgttcgatcaccacgatgtgctgcggtcgcgactgcgcgggaacgcttcggagggcttcgagttcgaggtcctgccgcgcggagccgtcgatgtcgacgcgctcgtgcaccgggtcgagctggccgccgatgtctccgatgaggagctgacccgggtcggcagcatcgaattcgatgccgcgctcggacgcctggatccggccaatgccgccatggtgcagttcatctggttcgccttcgcccccgagggttccgacgaggcgcgcgtccgccgcgacgtgctgctcatcgtcgcgcaccacctggtggtcgacggcgtgtcctggcgcatcctgattccggacctgggcctggcctggtcgcaggtggccttcgatcagccgctcgccctgccggaaaccggtacgtcactgcggcgctgggcgcacgccctggtcgaggagtcgcgcaatgaggcgcgggtcgcggaactgccgttctggcagcgggtcaccgagaccccggatccgctgctcgggtcgcgggccttcgatcccaaggtggataccttcgccaccgtggagcgcatcgaggtcagcgttccggcgtcggtcaccgaggccgtgctgaccgcggtgccgggtctgtaccggggcggcgtcaatgacgggctgctctcggcgctggccatggccgtcgcgcgctggcgcggcgagaccgacggtggctcggcgctgatcaagctcgagggccacggccgcgaagaggaaatggttgcgggcgcggatctttcgcgcacggtcggctggttcaccgccgccttcccggtgcggctggacctgaatggcgcggatctcaccgaggcgttcgcgggcggaaacgccctgggcgacatcgtgaaatcggtgaaggaacagctgctggcgctgcccgacaagggtctgggctggggtctgctgcgctacctcaacggcgaaacctcttcgcagctgcgcgatgtcggccagatcagcttcaactacctgggccgcatgtcggcgggcgaggtgcccgagggtatggccgaactcggctgggtgcccgtcgacgacctgggccgcctcgatggcgagatggacgcggacatgcccgcgaacgccaccctcgacatcaatgccatcgtcaccgacggcgaggacggcccgcagctgggcgcggcgttctcctacccgcgcggtctgctcgagcgggaacgcgtgcaggagttcgcggatctgttcgtggcggcgctgaccgcgctggccgagcacgccaagcggccggaggcgggcggcttcacgccgtccgacctgccgctggtcgaggtcgggcagaccgacatcgaggtgtgggagaaggcgtacccggcgctgtcggatgtgtggccgctctcgccgctccagtccggtctgctgttccacgcgctgctcacccagaacaccgtggacgtctacaccattcagaccgtgctcgacctgagcggtgtggtggacgtggaccggttgaaggtggccgcgcaggccatcctcgaccggtacccgagcctgcggaccgcgttcgtcaccgactccgacgggcgcgcccaccaggtcgtgctggatcgggtcgaggtgccgttcaacctggtcgatctgacggatctgccggaggccgaacgcaatccgcgcatgcgggaactgatcgacgccgaccgcggcgcgcacttcgatctgtcctccgctccgctcatgcggttcaacgtgttccggatcagcgacgagctggtgcacctggtcatcaccacccaccacatcctgttggacggctggtcgatgccgctgctcatgcgggatctgctggtgctgtacgcggtgcgcggcgacgtgtccgcgctgccgcgggtggcgtcgttccgcaactacctggcctggctggccggacggaaccgggacgaatccctcgaggtgtggaagcgcgccctgaccggggtcagcgagcccacccagctcgcgcccgccccgagccgggacgagaactacgagatcgcccgccacacactcgatatcgacgccgaacgcacccgcgcgctcaccaagcgcgccggtgaactcaacgtcaccctgaacacgctgatccagacctcctgggcggtgctgatcggacgcctcaccgggcgcagcgacgtggtgttcggcgcgaccgtgtccggtcgcccgggcgatctgcccggcgtcgaatccatggtgggcctgttcatcaacacggtgccggtgcgcatccgcgtcgatgaccggctcaccctggccgggctgctccagcgcgtccaggccgatcaggccgagctgctcgagcaccaccacatcgggctcaccgagatccagcggttggccggtgccggagccgatttcgacaccatgatggcgttcgagtcctacccggtcgacaaggacgccattgcggcggccagctccatcgacggcatgtcggtcagcggtgtcggcatcaacgacgacacccactacccgatgagcctggtgatcatggcgggcgagtccatcgacatctcgatgcgctacctcaccagccgcttcaccgcggacgaggtcgccaccctggccgcccgcctgaaccgcatcctggaggcgctgctcggcgatccggagggcctggtcggcgacatcgatatcctcgatgccggcgaacgcgcccgcatcctcgccgaaagcgccgtcaccccggccgattccggcgcggaacccgcccgcgtcggcaccgccaccgtggccaatgtgctcgccgaggtcgtcgaagaagacccgcaggcccccgccctgctctccgacggccaggagatcgcctaccacgtcctggaccgccgcagctcccagctggcgcgcctgctcatcgaccgcggcgcgggccccggcgacatcgtcgccgtagccctcccgcacacggtcgacgcggtcgtcgccgtctgggccatccacaaggcaggtgccgcggtcctcttcgcccacggtctctccttcggcgaaatcctcgccgccggagccggtttcggcatcacccaggaaccggcagccagcaacgtccgctggctcgtcccctccgatccgaagatccaggccgacctcgccacccgccccgcccacccggtctcctacaccgaccgagtccgccccctgtccgaatccgaccccgccttcatccaccgcaccgccgaaacctggatcaccctcacccaatccgaggccctcgaccgcgcagccaccctgcgcgccgaccacgaaatcgactacgagtcgaccacgtacaccaccgcctccatcggcgcggccgccatcaacgaattcctggcctccgccaccgccggagccctctccgtcctcccaaccggcgacatccccgccgacctggaagacggcgaggtaacccactggttcaccaccgcaggcgaccccaccgatgaagcccccgaagaagtccgggtgatcaccg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ggggggg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a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ccaccgagcagatcgagcgctacggcctcgattcagcctcgcgtgctttgcatttcgcctcgccgtcgttcgatgcgtcgattctggaattcctgctcgcggtcggcggggccggaacgctggtggtcgtgccgccgggtatctacggcggtgaggaactggcggagctgattcgccgtgagcgggtcacccatgcgctcatcactcccgcggtgctggccaccctggatccggccgggctcgacagcctgcgcgtcctgatcgccggtggcgaagccgtcgcggccgagctggtcgcgaaatgggcggttcccattggcgaagggaccctgcgggacggcgcgattcgggccttccacaatgcctacggtccgaccgaggccacgatcatgaccaacctgagtgatgcgctggtcccgggtgctccggtcaccatcggtggcccgatccggggtgtgcggtcgctgatcctcgacgatcggttgcagccggtgccggtcggtgtggcgggtgagttgtatgtggcgggcacccagctggcccgcggataccacgcgcgagcgggcttgacggcggatcggttcgtggccaatccgttcgccgtgggggagcggatgtaccgcaccggtgacgtggtccgctggacctcggacggtgaggtcgagtacgtcggtcgttccgacttc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gtcaccgatctccccggaaccgcctggctgcgagccctgaagtccgatcccgccgcacgcaccgtgctggtgtgcttcccgcccggcggcggctcggtcaccgcctatcgggcattggcccagcgtttcggttcgggcgccgcggtattcggcgtccagtatccggggcgtctggatcgcctcgccgacgcgccggtgccggtgctcaccgaactggccgagcgggccgcggcggatctgctggcctggccgcgggatgtgcgcctggccatcttcgggcacagcatgggcgcgaccgtcgcctacgagaccgcgcgccgggtggaggcgggcgggcgcgcggtcagccacctgttcgtgtccggccgtcccgcaccggctttcgaggagacctcgcgggtgcacgaggggcccgacgccgggctcatcgccgaactcgaacggctgtcgaacgatccggaatcggtgcgcatcctgcgcgacgagccgggcctggccgaactggtgctgcccgccgtgcgcaacgactatcgcgcggtggagacctaccgccacgcgccgggcgcgcccctgcggaccgcgatcaccgcgctggtcagaagctcggatcccaccacgtcggccgcgcaggcgggggagtggcgcgactacaccgcggccggattcgacctggccaccttcccgggcggccacttctacctggatctgcccgaaaacctgacggcgatagtcgatttgatcactcgcacgctggcagggacggtgccgggccgctcgag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tcaccgatctccccggaaccgcctggctgcgagccctgaagtccgatcccgccgcacgcaccgtgctggtgtgcttcccgcccggcggcggctcggtcaccgcctatcgggcattggcccagcgtttcggttcgggcgccgcggtattcggcgtccagtatccggggcgtctggatcgcctcgccgacgcgccggtgccggtgctcaccgaactggccgagcgggccgcggcggatctgctggcctggccgcgggatgtgcgcctggccatcttcgggcacagcatgggcgcgaccgtcgcctacgagaccgcgcgccgggtggaggcgggcgggcgcgcggtcagccacctgttcgtgtccggccgtcccgcaccggctttcgaggagacctcgcgggtgcacgaggggcccgacgccgggctcatcgccgaactcgaacggctgtcgaacgatccggaatcggtgcgcatcctgcgcgacgagccgggcctggccgaactggtgctgcccgccgtgcgcaacgactatcgcgcggtggagacctaccgccacgcgccgggcgcgcccctgcggaccgcgatcaccgcgctggtcagcagctcggatcccaccacgtcggccgcgcaggcgggggagtggcgcgactacaccgcggccggattcgacctggccaccttcccgggcggccacttctacctggatctgcccgaaaacctgacggcgatagtcgatttgatcactcgcacgctggcagggacggtgccgggccgctcgag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tcgaccgcatccgcagagacaccgcccggatccaccacggatcaccgcgacggtttcgttccgttcccagccgaactcgccgagcggtatcgggctgccgggtactgggcaggtcggccattgggcgaactgctgcgcgacgcggcccggcaatggcccgagcggcccgcattgctgggtgacacctcgaccacctacgcggagctggatcgcgcggccgaccggatggcccacggactgttggggctcggcatccggccgggcgatcgggtcgtcgtgcagctgcccaatgtgcccgagttcatcgagatcctgttcggcctgctgcgcgccggaatcatcccggtcctcaccctgcccgcgcatcgccgcgcggaaatcgagcacctggcaaggctttccggtgcggtcgcctatatcgccgccgaacgcctcggtgacttcgactatcgaaccctcgccgccgaggtgagcgcgcccagcctcgtgcacatcctgatcctgggcgacgccggtcctttcactgcgctgaattccattccggtcgacggcgattcactccccgatatcgacccctccgacatcgccctgatgctggtctccggcggcaccaccggcctgcccaagctcatcgcccgcacccacgacgactacgtctacaacgcccgggccagcgccgaggtctgcgagctcggcccggacgacgtgtacctcgcgacactccctgtcgcccacaacttcccgctggcctgcccgggcgtgctcgggagcattgccaccggcgcggccatggcgttcgtgaccgatcccagtccggagaactccttcgccgccatcgaacgccaccgcgtcaccgtcaccgccgtggtgccgccgctggcccaactgtggtgcgcggcagtcgaatgggaggaggcggacctgtcctcgctgcgcctgctccaggtgggcggcgcgaagctggccgaggtgaacgcgcgcgcggtcgccccggccctgggcgtgcgcctgcagcaggtgttcggcatggccgagggcctgctcaactacacccgggccgaggacgccgacgatctcgtctgcaccacccagggccgtcccctctcccccgccgacgaggtccgggtggtcgacgagcacggcgacgacgtccccgacggcgcggagggcgagctcctcacccgcggcccgtacacgctgcgcggctactaccgtgcccccgaacacaattcccgcgccttcaccccggacgggttctaccgcagcggcgacctggtccgccgcctgcccagcggtcacctcgtcgtctccggccgcatcaaggacgtcatcaaccgcggcggcgagaacatctcctgcgacgaactcgaggagcacctgctcgcctatccgggcgtccgccatgccgccgccgtcggcctgcccgatccggcgctgggtgagaaggtctgcgtggtcctggtgaccaccggcgagctgcccgccctgcccgatgtcaaggcgttcctgacggctcgcggtctggccacctacaaacagccggatgtcttgcggcaggccgattccctgcccgtcaccgccgtcggcaagatcgacaagaaggccctcgccgccgcg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tctcgcggcggaagacatcaccctcggatacggcgagcgggtcatcgtggacgggctgtcggtggacatcgagccggggctgatcaccaccgtcatcgggcccaacggctgtggcaagtccaccctgctgcgctcgctggggcggctgctgcgcccgaggtcgggccgggtcctgttggacggcaaggacatttccaccatgaagaccaaggacatcgcacagatcatcggcatgctgccgcagactccggtcgccccggagggcctgaccgtcgcggatctggtcgcacgcgggcggcatccgcatcaatcctggctgcgccaatggtccgccgacgacgaggccgaggtggccgcggcactcgagcagaccggtatcgcggatctggccgagcggaccctcgacgagctctcgggcggacagcggcagcgggcctggatctccatggccctcgcacagggcaccgacatcctgctgctcgacgagccgaccacctacctggacctggcgcactccctggaagtcctcgacctggtcgaccggctgcacgacgatctcgggcgaaccgtcgtcatggtgctgcacgatctgaacctcgccatccgctacagcgaccgcctcatcgtcatgcggtccggtcgcatcgtcgcccagggccgtcccgccgacatcatcgaggccgagctgctgcacgaggttttcgggctgcgcgccgaggtgctcgaggatccggtgtccgggcggccgatgatcgtcccgatcggaacccggcacgtgcgcgcgtccgcgcgagcggacatgccggtagacgccgggct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gggtacggactcgagtggtctgcgaccgaatgaagttccgccggtggatatctcggtgccggtggatatctcagcgccattccctctcggacccgcccagatcggtgtctggtacgcccagctgctgaaccccgacgtcccgctcagcatggcccaatacgtcgacatccaaggcgatttcgatgtcgatctgctattacgtgtctcagcagatggcgtgccgatctggcgcacctcgcagctgcgcttcaccgagatcgacgggcagcccttccagtacatcgatcccgccggcggccacaacaccgaactgatggatctgcgcggcgagcccgatcccattgccgccgcgcataactggatgcgcgcgcgggtggtcacgccgatgaacccgctgaccgaccggctcttcgagccgaccctgatccgggtcgccgagcagcgctggttctggttcgtgatcggccaccacatcgtcggcgacggctatgccgccatgaacaccatgcagtggtcggcgcgccgctacaccgccctgtcccgcggcgaggagcccgagcaggtcaaggtcggcaccctgcgtgaactggccgaatcggaactggcctaccgcgacagcagccggttcgcgaccgatcgcgcgcactggctggagcgcaccgcgggcctggacggcggcaataccctcaccggccgcaccgcgccgccgcgcgcggacaacacgcgggtcggcggcatgctgcccgaggaactgcaccggcgcatcgaagcctgtggcgcacagcatgattcgggtctgcccggcgtgatcatcgccgccttcgcggcctacatggcccggctcaccggcaaggacgaggcggtgctgagcctgccggtgacggcccgcaccaccgcggtcatgcggcgctcgacgggcatgctgtccaatatcgtgccgctacggattccggtgcgcgcgaacaccacctggggcgagctgctcacctcggcgcgggtggagatctccggcgcgctacggcatcagcgctaccggcacgaggacattcgccgcgatcacgccgagttgcagggcagccccgcgtcgcgcgcgttgttcggcccgatggtgaacgtcatgctcttccacccccgcctggagttcggggacgtgcaggcacgactgcacgtgctctcgaccagcccggtcgaggatatgagcctcaatctcttctacggtgacaacgagcgggtgttcctcgatttcgaggtgaacccgaacctgtacaccgaggccgagaccgctcgccaccacgaacgtttcgtcgacttcctgggcaagctgctggatctggatccggccgccacgctcgagcacgtggatgtctgcaccgcgagcgaacgcgacacggtgctgcggcactggaacgacacccgccgcccgatggatccggcggccacgctggtgtcgatgttcgaggcgcaggccgcccgcacgccgcaggccacggccctgcgcttcgccggtacgcccgatctcacctacgcggccttcgccgagcgggtgaatcgccttgcccgctacctgatttcgcgtggcgtcggtcccgagacccgggtggccctgcacctgcacctgcgccggtcgccggagctggtgaccgccatgtacgccgtgcaggccgccggcgcggcctacgtgccgctggaccccgatcatccggccgaccgcatcgcgcacatcctgcgcaccgcagtgcccgccctggtgctcacggcttccggggagctgcccgagatcgactccgccgtagtggatttggcggatatcaccggcgacgccctggccggtttcgacgccgcccccgtgaccgacgccgagcgcctcaccccgctgcaccccgcgcaccccgcctacgtcctgttcacctcgggctccaccggactcccgaagggcgtcgtggtgagccacgcggccatcatgaaccgcctggcctggatgcggcagagcttcgatttcaccgattccgatgtcttcctgcagaagacgcccgtcaccttcgacgtctcggtgccggagctgttcttccccttgcagatcggcgcgaccctggtgctggcccagcccgacggtcaccgcgaccccgcctacctgcgcgccgccatcgccgaatacggcgtcaccgtagtgcatttcgtgccgtccatgatggacgccttcgtcgccgagctggagaaggaatcctctccggttcgcggcgcgtctcgttctggactgagcggagcggaggagcgaaacgggggagcggagggagggaagaacgagacctccagcgccgcgaacccgcccggagcggagcggagggcaatcaagctccgccaggtcttcgcttcgggcgaggcgctgctgggtccggtgtcacagcgcctgcgcgcgctgaccggcgcgccgctgcacaacctgtacggacccaccgaagccgcggtggaggtcagctcgcacgaggtgaccgacgccgacaccgccgccgtgccgatcggcgcgccggtgttcaatacccggctgtacgtgctcgacgcacgcctgcggccggtacccatgggaatcccgggcgagctgtatctgtcgggggtacagctcgcccggggctacctctcacggccgggcctgaccgccgaacgcttcgtctccgacccctacgcgggggaacccggcgcgctcatgtaccgcaccggcgatctcgtgcactggaacgagaacggtgagatcgagtacctgggccgcaccgatttccaggtgaaggtgcgcggcctgcgcatcgagctcggcgagatcgagacggtgctggccgccgtggagggcgtgacccgcgcggtggtcgtggtgcgcgacgagcagctggtcgcctacgtgatcgaggccgccgaggtcgacgcgacccggctcaaggccgcggcggcgcgggcgctgcccgcgtacatggtgccgagtgtctacatgacgctggatgccctgccgctcaatgcttccggcaagctggatcgggccgcgctgcccgcgccggtgcgggtagcggtgcggcacgaggccccggagacggtgaccgagcgggccgtggcccgggtcttcggcgaggtgctggatgtggccgaggtcggccggctcgacgacttcttcgccctgggcggcaacagcctgatcgccacccaggtggcctcgcgcctgaacgcggaactgggcagcaccttgacggtgcgcgagatgttcagcgccaccggcgtgtccgagctggccgcggtgatcgacgcgcgcttcctggacgcggacgcggagtcccacggcgcggtcgcgctggtgcggcgcgagcgcccggagtcgctgccgctgtccccggcgcagcagcgcatctggttcctgaaccgtttcgacaccggcagcgccggatacaacatgccgttcgtggtgcgactgcgcggcgcggcggacgaggccgccatgcgcgacgcgctggccgacgtgctggatcggcacgaggtgctgcgcaccgtattcccctcgaccgcggcgggtttcgcgcgccagcaggtgctgccggtggcggccgcggccgagccggtggcgcacgacacctgcgatgccgacgaactggacgcgcggttgcgcgagttcgcgggccgcggtttcgacctggagcgtgagatcccgttccgtgcacgactgttcaccgtcaccggtgccgtcgcctcggattgcggactgggcggtccggtcatggtggatgcggccgacctggacgtgcccgagtacgccatcgccatcgtgctgcaccacatcgccgccgacggcctgtcgctgccgatcctggcccgcgacctgatcctggcctatctggcccgcgtcgagggccaggccccggcctggcagcccctcgcggtgcagtacgtcgattacgcgctgtggcaacgcgaccgcctcggcgcggccgacgcccccgactcgctgctgtcgcggcagctgggcttctggcggcagaccctggcgggcgcgccggacctgctcgccctgcccgccgaccgcccgcgccccgtggtcgccaccggccgcggcgccaagctgggcgtcgagctgcccgccgagttgcacgcgcgtatttcggaaaccgcccgcgccgagggcatttcgaccttcatgctgatgcacgctaccctggccgtgctgctctcgcggctctccggcgaatccgacatcgtgatcggcacccccgtcggcggccgcggcgcgcgcgaactcgacgacctgatcggcatgttcgtcaacacgctgccgctgcgcaccgaaatcgacggcgcgcagagtttccgcgaactcgcgcaccgggttcgcgacaccgatctcgccgccttcgcgcacgccgatgtccccttcgaacagctcgtcgaggccctgaatccgccccgctcgcaatcgcggcatccgttgttccaagtggcgctgtccttcaccgccgccggagacatcggcctcgaactgcccgggttgcttgccacgacgggtacgctggataccgaggtgaccaaattcgacctgtcggtcgcggtcaccgaaagcttcgccggtgccggtcccggggaaggtccggcaccggcggggatccacgcggagttcgaattcgcggtggatctcttcgatcccgcctccatcgaggcgttcgcgcaccgtttcgtgcgcctgctcgacgccgtcaccaccgatcccgccgtgccggtggacgcgctgccgctgctggatgcggacgaatacgacgatctgacaacccgttccggcggcgagtcgcgcgcgacacgcctgctgccggagttactggccgacgcggtggcggccgggcccgagcgccccgcgctggtttccggcgaaaccaccctgagctacggcgaactcgacgcgctcaccaaccgcctggcgcgcctgctcatcgcgcgcggcatcggtcccgaggatctggtggccgtcggcctgccgcggtcgccggagaccgtggtcgcggtctgggccgtcgcaaagaccggcgcgggctggctgccggtggatccggcgctgcccgccgagcgcatctcctacatggtccgtgactcgggcgcggcgctcggcctgacctcggtcgccctgcgcgacacgctgcctgcggcgctgccctggctggcgctcgacgagcccggattcgccgctgcccgggccgaattcgccgccgcgccgatcgacgacgcggaccgggtgcgcccgctgcacgccgggaatgtcgcctacgccatctacacctccggttccaccggcgtgcccaagggcgtcatggtctcgcacaccggcctgtccggcctggcggccgcgcaggtggagcgctacagcggcggcccgcaggcccgggtgctgcaggtgaccaccccgaacttcgacatctgggtcgcggagacgctgctggccttcgcgcccgccgcgaccctggtcatcgccccgcccgaggcgagcgtgggcgtggagctcgcggatgtgattcgcacgcagcgggtcacgcacgtcgtcatgaccccctcggcgttcggcaccctcgatcccgaccaggtgccgggtctgcgtcacatcgccctcggcggcgaggcgctgccgggcgaactgatgcggcgctgggccgaggcgggccgtccgctggtcgacgcctacggccccaccgagaccaccgtggtggtgaatgccagtgcgccgctgtcggccaccgatccggtgaccatcggcgcgccgttcgccggggtgcgggaatgggtgctcgacgcccgcctgcggccggtgccggtcggcatgatcggcgaaatgtacgtggcgggttcgcagctggcgcgcggctaccgcggccgcgcggccctgaccgccgatcgtttcgtggcctgcccgtgggctcccggtgaacgcatgtaccgcaccggcgatctggtgcgctggacccccgcgggcaccatcgactatctgggccgcaacgactcccaggtcaaggtgcgcggctaccggatcgagctgggcgagatcgaggccgccacggcggcgcacccgctggtgcgtcaggccgcggtggtggtgcacaccgatccggtgcgcggcgatcagctcgtcgcgtacgtggtgcccgaggacgcgggcctggacctggccgagctgaaggccgggctggcgaatcggctgtccgcgtacatgattccggccgccttcatggtgctcgacgccatgccgatgaccatgaacggcaagctggatcatcgcgcgctgcccgagccggtcttcgccgcccgcgaattccgggccccgcgcaccccgatcgagcagctggtcgcgtcgaccttcgccgaggtgctgggcctgaccccggccgcgctggcggtcgagaccgtgcccgcgcgcccggtggcgctcacctccgaggtcgtgctcccgtcggtcggcgcggatgacgacttcttcgagctgggcggcaactcgctgatcgccacccaggtggtggcccgcctcggcgcggccctggacacccaggtgccggtgcgcctggtcttcgaggcatccagcgtggccggactggccgcgcggctggccgagctggccggatccggttcccgcgcaccgctggtggcgggggagcggcccgaggtgctgccgctgtcctacgcccagcagcgcatgtggttcctcaaccgcttcgacaacagctccatcgcggacaacctggtcgcggccatccggctggacggcccgctggacgcggacgccctcgcggcggcggtgaccgatgtggtcgcgcgccacgagacgctgcgcacggtgtacccggcgaccgacggcgtgggccgccagctggtgctgccggtcaccgacgccggtgtcgcgctagcggtcgagcaggtgagcccggataccttgcaagccaagatcttcgagctggccgtgctgccgttcgcagtggacgagcgggtgcccgcgcgcctgaccctgctgcgggtcgctcccgacgcccacgtgctggtgctggccgtgcaccacatcgccgccgacggctggtcgatcgcaccgctgacccgggatctcatgctggcctatgcttcccgccgcggcggcgaggccccggcctggacgccgctgccggtccagtacgccgattacgccctgtggcagcgcgagctgctcggctccgaggatgatccggaatcgctgctggcggaccagattcgcttctggcgcgccgaattgtccgggcaaccggagactttggagctacccgccgaccggccccgtccggccgtggcgacccgccggggcgcggagtaccgcttcaccatctccgccgaccggcacgtgcggttgcgggagttcgcggagggcgatcgcgccaccctgttcatggcgctgcacgcggccttcgtgacgctgctcgccaaactgtcgggcaccggcgatatctcgatcggctcggtggtcgcggggcgcggcgagcaggtgctggacgacctggtcggtatgttcgtgaacaccctggtgctgcgcaccgaggtcgccgcgcacaagaccttccgggagctgctggcccaggtccgcgagtccgatctgcgcgccttcgcgcacgccgacgtgccgttcgagcgcctggtcgaggtgctcaacccgacccgctcgcaggcccgccacccgctgttccaggtggccctggatctgcagaacaccgcccagaccacgctggagctggacggcctgaccgcgtcgcggatcgagctggatcccggcatcgccaagttcgacctgcagctgtcgctgatcgagaagcgcgaggcgggcggactggaagccgtattcacctacgccaccgaccttttcgacgaatccaccgtggccgcctttgcccggcggctggatctggtgctggacgcggtcaccgccgcccccgatcgcccggtcggcgatatcgacctgctgctcgacgacgagcgcgccaaggtgctcgccgactggaacgacaccgcgcaccacttcgaacccgccaccctggtctcgctgttcgacacccgcgcgctgacctgccccgatgccccggccatcgaattcgagcacgccgatacctcccaaccggctacaactctgtcctacggcgagttcgccgaccgcgtgcaccgcctggcccgcaagctggccgaatccggcgtcggcccggaatcccgggtggcactggcgatccgccgctccaccgaactgctcgtcggcatgtacgccatcctcgccgcgggcggcgcgtacgtgccggtggatccggaccagcccgagcagcgcaccgactacgtgctcgacgccgcgggcccggtcatcatcctgaccaccgcccgcgacggcttcaccaccgcccgcgacatcccggtgctggagatcgacaccgtcgagctggacggctacgccggtaccccgctcaccgacgcggatcgccgtgcgccactacgcgagtcgaacgcctgctacgtcatcttcacctcgggctcgaccggccgccccaagggcgtggcggtctcgcacgccgcggtggtgaaccgcctggtgtggggtcaggcccactacggcctgaccgccgccgacgcggtactccagaagacccccttcaccttcgacgtatcggtgtgggagttcttctggcccttgcagatcggcgcccgcctggtggtggccgcgcccgacggccaccgcgacccgaagtacctggccgagctgatcatccgcgcgggcatcacccatgcccacttcgtcccgtccatgctggcggttttcgtgaccgaaccggccgcggcgcactgcaccggtctgcggcaggtcttctgctccggggagggcctgcccgtcggcacggccgccaagctgcgcgagctgaccggcgcgcggctgcacaacctgtacggccccaccgaggcggccgtggaggtcacctaccacgaggtcaccgacgccgacaccgcgttcgtgccgatgggccgcccggtgtggaacacccgcacctacgtcctcgacgcccggctgcacccggtcgcgccgggtgtcgcgggcgagctctacctggcgggcgatcagctggcgcgcggctacctgttccgtccggacctgtcggcggatcgcttcgtggccaacccgttcgcggtcggcgagcgcatgtaccgcaccggcgacctggtcacctggaccgccgcgggcgagctgaactacctgggccgcaccgacttcccggtcaagctgcgcggcctgcgcatcgagctgggtgagatcgaggccgcgctgctggcgcagccgggcatcgctcaggccgtcgtggtggtgcgcaacgacccgcacgccggtgaccagctggccggatacctgctgcccgagcccggcgtcgcgctcgagctgggcgccgtcaaggcggcgctgggcggcctgctgcccggctacatgatcccggccgccttcgtggtgctggatgcgttcccgctcaatgcttccggcaagctggatcgcgcggccctgccggcgccggtcttcgagaccgccgtctaccgcgcgcccgagaccgtggccgaggaggtggtggcgagcgtcttcgccgacctgctcggcgtggagcgcgtcggcgcgcacgacgatttcttcgcccgcggcggcagctcgctgctcgcggcccgcgcggtggcgcgggtggccgcggccctcgacgccgagctgtcggtgcgcgacctgttcgacgccccgaccgttgccggactcgcggccctcgccgaggcgaaaccggctgccggaaagcaactcccgctgatcgcgggcccgcgaccggagcgcctgccgctttcggacgcccagcgccgcatgtggttcctcaaccgctaccacgccgacgagaacggcgtggccgccgccgcggcctcggacaatatccccctcgtgctgcgcgtgaccggtccgctggacaccgcggccatgaacgacgcactgcgcgacgtgatctcacggcacgagaccctgcgcaccgtctaccccgacggcgtggacggccccgagcagctggtactggcggaggcggacacccatctggtgaccgccgaggtcaccgcggacgagatcaccgcccgggtggcctggctcatcggccacgccttcgacctgacccgggaaaccccggtgcgcgcggcggttttcagcctctccgcgaccgagcacgtgctggtgctggtggtccaccacatcagcgcggacggcttctcgctgggcccgctggccaccgacatcatgaccgcctacctggcccggcgtgcgggcggcgagcccggctgggcgccgctgccggtgcactacgccgactacacgctgtggcaggccgcgcgcctgggcgacgatgacgacccgaactcgccggcccaccgccagctcggctactggcggcagcgcctggccggcctgcccgagctgctggaactccccgccgaccggccgcgcccggcggtgtccacgctgcgcggtcgcgaactgagcgtcacggtcgcccccgaggtgcacgccggactgcgagacctggcccgcgccaacgacaccaccctgttcagcaccgtgcacgcggccctggccgccctgctggcccggctgtccgggaccaccgacatcgccatcggcaccccggtggccggacgtggtgagcaggctctcgacggcctggtcggcatgttcgtcaacaccctggtgctgcgcaccgcgatcgacacccgcgcctccttcgacgcgctgctgaagacggtgcgcgcgggcgatatcgaagccctctcgcatccggacgtgccgttcgagcgtctggtcgaaatgctcgccccggcccgtttgcagaaccgtcacccgctgtaccaggtcgcgctggccttccagaactacgacctgcccgcgctggaactgccgggcctgcgggtcgcccaggaacccatcgatatcgcgatggccaagttcgatcttcagttcaccgctcgcgagatcttcgacgcgcagggccgccccgccgggctgaccgtcgacatcacctacgccaccgaccttttcgacgccgcgagcatccggcagctggccgcgcgcttcggccgggtgttggcggccgtggtggccgatccggccgtgaccgtggacgcgctgccgctgctctcacccgcccagcacgccgatctgacctcccgcaccggcggcgcggtcaccaccggtcgccggctgccggacctgatggcggcggccgtggccgcccgcccggacgcggtcgcgctggtcgacggggaacgcgagctcacctaccgcgagctggacgccatctcgaatcgcctggcgcacctgctgatcgagcgcggcgtcggcccggaggacctggtcgccgtcgccatgcaccggtcgctggactcggtgctcgcggtctgggccatcaccaagacgggtgcgggctgggtgcccatcgacccggcgcacccgagtgaccggatcgcgttcatggtcgcggattccggtgccgccctgggcatgacggcgtccgccgcccgcgtctcgctgcccgacacgattccctggctggccctcgacgacctcgaattccggggcaccgtcgccggattcagcgatcgcgcgatcaccgacgcgaaccgggtgcgcccgctgtacgcctcccacgtcgcctacgccatctacacctccggctcgaccggcgtgcccaagggcgtcatggtctcccacctcggcctgccgggcctggcggccgcccagaccgcgagctacttcggcgagccgtcggcgcgggtgctgcacgtatcgtcgccgtccttcgacatctccgtcggcgaactgctgatggccgtcgactcggccgcgaccctggtgatcgccccgcattcggcggccgccggtcccgaactcgcggaagtcattcgcgggcacggggttacgcacaccctcatgacaccgtccgcgctgggcaccatcgatcccgaggacgttccgtcgctgcgggtcgcggcggtcggcggcgaggccgtcccggccgagctggtgcgccgctgggccggtgcgggtcgcaccctggtggacgcctacgggccgaccgaggccagtgtgatcgtgaacgccagtgtcccgctcgatgtctcggaccacgtcgtcatcggcccgccgttcgccggtgtccgggaatggattctcgacgcccggctgcgtccggtgccggtgggcgtcgtcggcgagctgtacgtggcgagcgcccagctggcccgcggctaccgcggccgcgcggccctgaccgccgaccgtttcgtggcctgcccctgggctccgggcgagcgcatgtaccgcaccggcgacctggtccgctggaccgcctcgggcgcggtggattacctgggccgcaacgactcccaggtcaaggtgcgcggctaccgcatcgagctgggcgagatcgaggccgcgctggccgagcacccgctgatccgccgggccgtggtggtgctgcaccgcgacgcggctcgcggcgatcagctggtggcctacctggtcgcgtcgggcgcgggcctggacgtcgccgccgtgcgcgccgccgtctcgggtcgtctcgcggcatacatggttccggccgcattcgtggtcctcgacgccctgcccatgaccgtcaacggcaagctcgactaccgcgccctgcccgccccggtcttcgaggccaccgcctaccgtcgcccggccaccgcggccgaggagctggtggcgggcgtgttcgccgaactgctcggggtcgagcaggtcggcgccgacgacgacttcttcgcactcggcggcagttccctggtcgccgcgaaggcggtcgcccgtctcggcgcggtcttcgacaccaccgtcggcgtccgcacgctcttcgaggctccgaccgtctcggccctggcggccgcgctggccgacgcgaccggccgcgccgcgcgtcccgccctggtcgcggccgagcgccccgaccggctgccgctgtccccggcccagcagcgcatgtggttcatcaaccgcttcgaccagtcctccacggcctacaacgtgcccatcgcgctgcgcctgtccggcgacctggacgccgcggccctcggcgcggccttcgccgacgtggtggaacgccacgaatcgctgcgcaccgtctaccccgagaccccggacggcgcggcgcaggtgatcctgcctgccgcgcaggccttctcggaactgaaggtgctgccggtcagcgaggacgaactgccggtgcgggtccgcgagatcctcaccaccaccttcgacgtcaccaccgaggtgccgatccgggtggagctgctgcggctggtcaacgccgacggcacccccaccggccagcacgtgctcgccggtgtgctgcaccacatttcgggcgacggctcctcggtggtcccgctggttcgcgacctcatggtggcctacgacgcccgccgggcgggacacgctccggcctggccgccgctcgcggtgcagtacgccgactacgccctgtggcagcgcgcgctgctcggctccgaggacgacccggattcggtggccaccgcccagctcgccttctggcgcgagaccctggccgggctgcccgaccagctcgacctgcccgccgaccacccgcgcccggcccgccagagcctgcgcggcagctacctgcgcctcccgctcgacgccgaactgcacacggccctcaccgaattgggccgccgccacggcgcgaccctgttcatggtggtgcacgcggccttcgcggccctgctggcgcgactgtccggcaccaccgacatcgccgtcggcacccccatcgcgggccgcggcgaagccgccctcgacgacgtgatcggcatgttcgtcaacaccctggtgctgcgcacccgcaccgatgccgccgaaccgttcaccgcgctgctggcccgggtccgctccggcgacatcgccgccttcggcaatgccgacgtgccgttcgaacggctggtagaggtgctcaacccggcccgctccaccgcccggcacccgctcatgcaggtcggcctgtccttccagaaccaggagcgcgccgaactggaactgtccggcctgacggtcgcggagttcgaattcgacgcccacgtggcgcaattcgatctgcacctgttcgcggtggaccactacgctccgaccggcgcgcccgccgggctggaactgaccctcggctacgcgcacgacctgttcaccgaggacaccgcgcagcgcttcaccgccgccctggcccgcgtgctggaaaccattgccgcgcagccggataccgccgtcggtgatatcgatctgctgggcacgggtctgcgccggcgcatccttcacgactggaacgccaccgcgcaccccgtcgcgcccgccaccctggccgatctggtcgacgcccaggccgcgacgaccccggcggccgtcgccctgctcgacggcgaaacctcgctcacctacgcggaattcgacgcccgggtcaaccgcctggcccgccgcctgatcgcggcgggcgtcggtcccgagagcggcgtggtgctggccatgcgccgcggcatcgacctggtgatcgccatgtacgccgtggtcaaggcgggcggcgcgtatgtgccgatcgacccggaccacccggccgagcgcatcgcctacatcgtcgaaaccgccgccccggcagtcgttctcaccaccgcggccgacgatgtcccgttcatcgcgcaggtcccggtgctcgaggtcgaccggctggatctcaccgcccagtccgccgccccgatcaccgatgccgagcgcatccgcccgctgcgcgagcagcacccggcgtatgtcatcttcacctcgggttcgaccggcctgcccaagggcgtggcggtgccgcacgcggccatcgtcaaccaattgagctggctgcgtgccaccttcgagctgggcgcgggcgatcgcgcgctgctcaagacccccgccaccttcgacctgtcggtgtgggaattctggtccgcgctcaccaccggcggcagcctggtggtctcggccgcgggcgacgaacgcgacccggaccgcctgcgcgccctgatcgaaagccacggcgtcacggtcctgcacccggtgccatcgctgctgggcatgctgctcgcgggtggcccgctgcccgcctcggtgcgcgcggtgctggccatcggcgaggccctgcccgccgccaccgccgccgagtttttggaccggaatgccgatggcgcaaggcttttcaacctctacggccccaccgaggcggcggtctccatcaccgcccacgaggtccgcgagcggcaccgccaggccgtgccgatcggcgcgcccgcctggaacagccgggtctacgtgctcgacgcccgcctctcgccggtcccgatcggcgtccccggcgagctgtacctgtccggcgcgcagctggcgcgcggctatcacggccgcccgggcctgaccgccgaccgctttgtggccgaccccttccgctccgcctccccgcgctcggcggccgaacgcatgtaccgcaccggcgatatcgtccgctggcgtgccgacggcgcgctggagtacgtcgatcgcgccgacttccaggtcaagatcggcggcttccgcatcgagctcggcgaggtcgagaccgcgctgcggcgtcagcccggcgtgagcgcggcggtcgcggtggcccgcaccaccgacgcgggtgcccagctggtggcctacgccgcggtacccggcaccaccgaggacgctcgcgacgaggtctccaccgcgctgcgcaccgccctcgcggtggacctgccccggtacatggtcccggccgcgctggtcgtgctggatgccctgccgctcaacgccaatggcaaggtcgaccgcgcccggctgcccgaaccggtcttcgccacagcggcctaccgcgagccggtgaccgcgctcgaacaggccgttgcggccggtttcgccgaggtgatcggcaccggggagcggaccctcatcggcctggacaccgatttcttcgccctgggcggcaattcgctcatggcgacccgcctggtcgcccggctgggttcggatctcggtgtgcgggttccggtttcggcgctcttcgacgccccgaccgtgggcgcgctggccgcctggatcgccaccgccgaccgctccgagctgctgcccgcgctgacccggcgcaccggcaccggcccggccccgctgtcgctggcccagcagcgcatgtgggtgctcaaccgcctgcacccggagtcgggggcctacaacgtcccggccgcagtccgcctcaccggcgatctcgaccggtccgcgctcaccgccgccctgcgagatgtgctggagcgccacgagatcctgcgcacccgctaccccgagctggacggcgagccggtgcaggtggtcctggacctggccgagctcgtcggtgagctcaccccgatcccggtgtccgagaacgacatccgaaccaggctgctcgagcaggccaccctcgggttcgacgtgaccgccgccccgccggtgcgggtcgcactgttcgagctgtccccggccgaccacgtgctgctggtggtgctgcaccacatcagcaccgacggctactcggtgctgccgatgacccgggacctgatgctggcctacacctctcgcgccgtcggcacggctccgggctgggccccgctggccgtacagtacggcgactacgccacctggcagcgcgcggtgctcggctccgacgccgatccggaaagcctgctgaaccgtcagctggccttctgggtggacgaattgtcctccgcgcccgaccagttggcgctgcccaccgaccggcagcaccccgcccgccgcgaaatgctcggcgacaccctgaatttcgccatcgacgagcagaccgtcacccgtctctcggcgctggccggtgcacacggcgcgaccctgttcggcgtcctgcacgccgccttcgcggtgctgctgtcgaaactctcgggccagcgcgacatctcgatcggcgtccccgtcgccggtcgcggcgagcgggccctcgacgacctgatcggcatgttcgtcaacaccgtcgtcctgcgcaccgagatcgacgccaagctcgccttcaccgacctgctgcggcaggtccgcgaccgcgatctggcggccttcgccaatgccgacgtcccgttcgagcgggtcgccgacgccgtgctggccgccaccggccgggcccgctcggccaccgtcaacccgctgttccaggtggccttcgccttccagaacatgccggcgggcgcggtgaccctgcccggcctgaccgtcgaggtgctcgaacccgagctcaccgaggccaagttcgacctccagctcacggccatcgaggtccgcgacgacgcggggcgcgtggtgggcctcgatatgcgattcggttatgccaccgacattctcggtgccgactcggtgcgcctgctggccgagcgcctgcacctggtgctgaacgccatgctcgccgatccggaggccccggtgcgcgccatcgacattcgcaccgatgccgaacgcaaccgccgctccggcccggccgagccgcgaccggccgcgcccgccacagacctgcccaccctgatcgctgccgcggcggcggccgaccccgagtcggtcgccctcacccacggcgatcgcaccgtcacctaccgggatctcgccgagaagatcaccgtcaccgcccgcgccatgggcgccgccgctaagccggaggcgctggtgaacgtggcactcgccggactggtgcccggcattctggccgccctcggcgcggccggactccaacaggccctgagcacgctcaccgcggacgcgcaggccctgatccttcgctcggaaagcacgtcggaaggaagc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ggtacggactcgagtggtctgcgaccgaatgaagttccgccggtggatatctcggtgccggtggatatctcagcgccattccctctcggacccgcccagatcggtgtctggtacgcccagctgctgaaccccgacgtcccgctcagcatggcccaatacgtcgacatccaaggcgatttcgatgtcgatctgctattacgtgtctcagcagatggcgtgccgatctggcgcacctcgcagctgcgcttcaccgagatcgacgggcagcccttccagtacatcgatcccgccggcggccacaacaccgaactgatggatctgcgcggcgagcccgatcccattgccgccgcgcataactggatgcgcgcgcgggtggtcacgccgatgaacccgctgaccgaccggctcttcgagccgaccctgatccgggtcgccgagcagcgctggttctggttcgtgatcggccaccacatcgtcggcgacggctatgccgccatgaacaccatgcagtggtcggcgcgccgctacaccgccctgtcccgcggcgaggagcccgagcaggtcaaggtcggcaccctgcgtgaactggccgaatcggaactggcctaccgcgacagcagccggttcgcgaccgatcgcgcgcactggctggagcgcaccgcgggcctggacggcggcaataccctcaccggccgcaccgcgccgccgcgcgcggacaacacgcgggtcggcggcatgctgcccgaggaactgcaccggcgcatcgaagcctgtggcgcacagcatgattcgggtctgcccggcgtgatcatcgccgccttcgcggcctacatggcccggctcaccggcaaggacgaggcggtgctgagcctgccggtgacggcccgcaccaccgcggtcatgcggcgctcgacgggcatgctgtccaatatcgtgccgctacggattccggtgcgcgcgaacaccacctggggcgagctgctcacctcggcgcgggtggagatctccggcgcgctacggcatcagcgctaccggcacgaggacattcgccgcgatcacgccgagttgcagggcagccccgcgtcgcgcgcgttgttcggcccgatggtgaacgtcatgctcttccacccccgcctggagttcggggacgtgcaggcacgactgcacgtgctctcgaccagcccggtcgaggatatgagcctcaatctcttctacggtgacaacgagcgggtgttcctcgatttcgaggtgaacccgaacctgtacaccgaggccgagaccgctcgccaccacgaacgtttcgtcgacttcctgggcaagctgctggatctggatccggccgccacgctcgagcacgtggatgtctgcaccgcgagcgaacgcgacacggtgctgcggcactggaacgacacccgccgcccgatggatccggcggccacgctggtgtcgatgttcgaggcgcaggccgcccgcacgccgcaggccacggccctgcgcttcgccggtacgcccgatctcacctacgcggccttcgccgagcgggtgaatcgccttgcccgctacctgatttcgcgtggcgtcggtcccgagacccgggtggccctgcacctgcacctgcgccggtcgccggagctggtgaccgccatgtacgccgtgcaggccgccggcgcggcctacgtgccgctggaccccgatcatccggccgaccgcatcgcgcacatcctgcgcaccgcagtgcccgccctggtgctcacggcttccggggagctgcccgagatcgactccgccgtagtggatttggcggatatcaccggcgacgccctggccggtttcgacgccgcccccgtgaccgacgccgagcgcctcaccccgctgcaccccgcgcaccccgcctacgtcctgttcacctcgggctccaccggactcccgaagggcgtcgtggtgagccacgcggccatcatgaaccgcctggcctggatgcggcagagcttcgatttcaccgattccgatgtcttcctgcagaagacgcccgtcaccttcgacgtctcggtgccggagctgttcttccccttgcagatcggcgcgaccctggtgctggcccagcccgacggtcaccgcgaccccgcctacctgcgcgccgccatcgccgaatacggcgtcaccgtagtgcatttcgtgccgtccatgatggacgccttcgtcgccgagctggagaaggaatcctctccggttcgcggcgcgtctcgttctggactgagcggagcggaggagcgaaacgggggagcggagggagggaagaacgagacctccagcgccgcgaacccgcccggagcggagcggagggcaatcaagctccgccaggtcttcgcttcgggcgaggcgctgctgggtccggtgtcacagcgcctgcgcgcgctgaccggcgcgccgctgcacaacctgtacggacccaccgaagccgcggtggaggtcagctcgcacgaggtgaccgacgccgacaccgccgccgtgccgatcggcgcgccggtgttcaatacccggctgtacgtgctcgacgcacgcctgcggccggtacccatgggaatcccgggcgagctgtatctgtcgggggtacagctcgcccggggctacctctcacggccgggcctgaccgccgaacgcttcgtctccgacccctacgcgggggaacccggcgcgctcatgtaccgcaccggcgatctcgtgcactggaacgagaacggtgagatcgagtacctgggccgcaccgatttccaggtgaaggtgcgcggcctgcgcatcgagctcggcgagatcgagacggtgctggccgccgtggagggcgtgacccgcgcggtggtcgtggtgcgcgacgagcagctggtcgcctacgtgatcgaggccgccgaggtcgacgcgacccggctcaaggccgcggcggcgcgggcgctgcccgcgtacatggtgccgagtgtctacatgacgctggatgccctgccgctcaatgcttccggcaagctggatcgggccgcgctgcccgcgccggtgcgggtagcggtgcggcacgaggccccggagacggtgaccgagcgggccgtggcccgggtcttcggcgaggtgctggatgtggccgaggtcggccggctcgacgacttcttcgccctgggcggcaacagcctgatcgccacccaggtggcctcgcgcctgaacgcggaactgggcagcaccttgacggtgcgcgagatgttcagcgccaccggcgtgtccgagctggccgcggtgatcgacgcgcgcttcctggacgcggacgcggagtcccacggcgcggtcgcgctggtgcggcgcgagcgcccggagtcgctgccgctgtccccggcgcagcagcgcatctggttcctgaaccgtttcgacaccggcagcgccggatacaacatgccgttcgtggtgcgactgcgcggcgcggcggacgaggccgccatgcgcgacgcgctggccgacgtgctggatcggcacgaggtgctgcgcaccgtattcccctcgaccgcggcgggtttcgcgcgccagcaggtgctgccggtggcggccgcggccgagccggtggcgcacgacacctgcgatgccgacgaactggacgcgcggttgcgcgagttcgcgggccgcggtttcgacctggagcgtgagatcccgttccgtgcacgactgttcaccgtcaccggtgccgtcgcctcggattgcggactgggcggtccggtcatggtggatgcggccgacctggacgtgcccgagtacgccatcgccatcgtgctgcaccacatcgccgccgacggcctgtcgctgccgatcctggcccgcgacctgatcctggcctatctggcccgcgtcgagggccaggccccggcctggcagcccctcgcggtgcagtacgtcgattacgcgctgtggcaacgcgaccgcctcggcgcggccgacgcccccgactcgctgctgtcgcggcagctgggcttctggcggcagaccctggcgggcgcgccggacctgctcgccctgcccgccgaccgcccgcgccccgtggtcgccaccggccgcggcgccaagctgggcgtcgagctgcccgccgagttgcacgcgcgtatttcggaaaccgcccgcgccgagggcatttcgaccttcatgctgatgcacgctaccctggccgtgctgctctcgcggctctccggcgaatccgacatcgtgatcggcacccccgtcggcggccgcggcgcgcgcgaactcgacgacctgatcggcatgttcgtcaacacgctgccgctgcgcaccgaaatcgacggcgcgcagagtttccgcgaactcgcgcaccgggttcgcgacaccgatctcgccgccttcgcgcacgccgatgtccccttcgaacagctcgtcgaggccctgaatccgccccgctcgcaatcgcggcatccgttgttccaagtggcgctgtccttcaccgccgccggagacatcggcctcgaactgcccgggttgcttgccacgacgggtacgctggataccgaggtgaccaaattcgacctgtcggtcgcggtcaccgaaagcttcgccggtgccggtcccggggaaggtccggcaccggcggggatccacgcggagttcgaattcgcggtggatctcttcgatcccgcctccatcgaggcgttcgcgcaccgtttcgtgcgcctgctcgacgccgtcaccaccgatcccgccgtgccggtggacgcgctgccgctgctggatgcggacgaatacgacgatctgacaacccgttccggcggcgagtcgcgcgcgacacgcctgctgccggagttactggccgacgcggtggcggccgggcccgagcgccccgcgctggtttccggcgaaaccaccctgagctacggcgaactcgacgcgctcaccaaccgcctggcgcgcctgctcatcgcgcgcggcatcggtcccgaggatctggtggccgtcggcctgccgcggtcgccggagaccgtggtcgcggtctgggccgtcgcaaagaccggcgcgggctggctgccggtggatccggcgctgcccgccgagcgcatctcctacatggtccgtgactcgggcgcggcgctcggcctgacctcggtcgccctgcgcgacacgctgcctgcggcgctgccctggctggcgctcgacgagcccggattcgccgctgcccgggccgaattcgccgccgcgccgatcgacgacgcggaccgggtgcgcccgctgcacgccgggaatgtcgcctacgccatctacacctccggttccaccggcgtgcccaagggcgtcatggtctcgcacaccggcctgtccggcctggcggccgcgcaggtggagcgctacagcggcggcccgcaggcccgggtgctgcaggtgaccaccccgaacttcgacatctgggtcgcggagacgctgctggccttcgcgcccgccgcgaccctggtcatcgccccgcccgaggcgagcgtgggcgtggagctcgcggatgtgattcgcacgcagcgggtcacgcacgtcgtcatgaccccctcggcgttcggcaccctcgatcccgaccaggtgccgggtctgcgtcacatcgccctcggcggcgaggcgctgccgggcgaactgatgcggcgctgggccgaggcgggccgtccgctggtcgacgcctacggccccaccgagaccaccgtggtggtgaatgccagtgcgccgctgtcggccaccgatccggtgaccatcggcgcgccgttcgccggggtgcgggaatgggtgctcgacgcccgcctgcggccggtgccggtcggcatgatcggcgaaatgtacgtggcgggttcgcagctggcgcgcggctaccgcggccgcgcggccctgaccgccgatcgtttcgtggcctgcccgtgggctcccggtgaacgcatgtaccgcaccggcgatctggtgcgctggacccccgcgggcaccatcgactatctgggccgcaacgactcccaggtcaaggtgcgcggctaccggatcgagctgggcgagatcgaggccgccacggcggcgcacccgctggtgcgtcaggccgcggtggtggtgcacaccgatccggtgcgcggcgatcagctcgtcgcgtacgtggtgcccgaggacgcgggcctggacctggccgagctgaaggccgggctggcgaatcggctgtccgcgtacatgattccggccgccttcatggtgctcgacgccatgccgatgaccatgaacggcaagctggatcatcgcgcgctgcccgagccggtcttcgccgcccgcgaattccgggccccgcgcaccccgatcgagcagctggtcgcgtcgaccttcgccgaggtgctgggcctgaccccggccgcgctggcggtcgagaccgtgcccgcgcgcccggtggcgctcacctccgaggtcgtgctcccgtcggtcggcgcggatgacgacttcttcgagctgggcggcaactcgctgatcgccacccaggtggtggcccgcctcggcgcggccctggacacccaggtgccggtgcgcctggtcttcgaggcgtccagcgtggccggactggccgcgcggctggccgagctggccggatccggttcccgcgcaccgctggtggcgggggagcggcccgaggtgctgccgctgtcctacgcccagcagcgcatgtggttcctcaaccgcttcgacaacagctccatcgcggacaacctggtcgcggccatccggctggacggcccgctggacgcggacgccctcgcggcggcggtgaccgatgtggtcgcgcgccacgagacgctgcgcacggtgtacccggcgaccgacggcgtgggccgccagctggtgctgccggtcaccgacgccggtgtcgcgctagcggtcgagcaggtgagcccggataccttgcaagccaagatcttcgagctggccgtgctgccgttcgcagtggacgagcgggtgcccgcgcgcctgaccctgctgcgggtcgctcccgacgcccacgtgctggtgctggccgtgcaccacatcgccgccgacggctggtcgatcgcaccgctgacccgggatctcatgctggcctatgcttcccgccgcggcggcgaggccccggcctggacgccgctgccggtccagtacgccgattacgccctgtggcagcgcgagctgctcggctccgaggatgatccggaatcgctgctggcggaccagattcgcttctggcgcgccgaattgtccgggcaaccggagactttggagctacccgccgaccggccccgtccggccgtggcgacccgccggggcgcggagtaccgcttcaccatctccgccgaccggcacgtgcggttgcgggagttcgcggagggcgatcgcgccaccctgttcatggcgctgcacgcggccttcgtgacgctgctcgccaaactgtcgggcaccggcgatatctcgatcggctcggtggtcgcggggcgcggcgagcaggtgctggacgacctggtcggtatgttcgtgaacaccctggtgctgcgcaccgaggtcgccgcgcacaagaccttccgggagctgctggcccaggtccgcgagtccgatctgcgcgccttcgcgcacgccgacgtgccgttcgagcgcctggtcgaggtgctcaacccgacccgctcgcaggcccgccacccgctgttccaggtggccctggatctgcagaacaccgcccagaccacgctggagctggacggcctgaccgcgtcgcggatcgagctggatcccggcatcgccaagttcgacctgcagctgtcgctgatcgagaagcgcgaggcgggcggactggaagccgtattcacctacgccaccgaccttttcgacgaatccaccgtggccgcctttgcccggcggctggatctggtgctggacgcggtcaccgccgcccccgatcgcccggtcggcgatatcgacctgctgctcgacgacgagcgcgccaaggtgctcgccgactggaacgacaccgcgcaccacttcgaacccgccaccctggtctcgctgttcgacacccgcgcgctgacctgccccgatgccccggccatcgaattcgagcacgccgatacctcccaaccggctacaactctgtcctacggcgagttcgccgaccgcgtgcaccgcctggcccgcaagctggccgaatccggcgtcggcccggaatcccgggtggcactggcgatccgccgctccaccgaactgctcgtcggcatgtacgccatcctcgccgcgggcggcgcgtacgtgccggtggatccggaccagcccgagcagcgcaccgactacgtgctcgacgccgcgggcccggtcatcatcctgaccaccgcccgcgacggcttcaccaccgcccgcgacatcccggtgctggagatcgacaccgtcgagctggacggctacgccggtaccccgctcaccgacgcggatcgccgtgcgccactacgcgagtcgaacgcctgctacgtcatcttcacctcgggctcgaccggccgccccaagggcgtggcggtctcgcacgccgcggtggtgaaccgcctggtgtggggtcaggcccactacggcctgaccgccgccgacgcggtactccagaagacccccttcaccttcgacgtatcggtgtgggagttcttctggcccttgcagatcggcgcccgcctggtggtggccgcgcccgacggccaccgcgacccgaagtacctggccgagctgatcatccgcgcgggcatcacccatgcccacttcgtcccgtccatgctggcggttttcgtgaccgaaccggccgcggcgcactgcaccggtctgcggcaggtcttctgctccggggagggcctgcccgtcggcacggccgccaagctgcgcgagctgaccggcgcgcggctgcacaacctgtacggccccaccgaggcggccgtggaggtcacctaccacgaggtcaccgacgccgacaccgcgttcgtgccgatgggccgcccggtgtggaacacccgcacctacgtcctcgacgcccggctgcacccggtcgcgccgggtgtcgcgggcgagctctacctggcgggcgatcagctggcgcgcggctacctgttccgtccggacctgtcggcggatcgcttcgtggccaacccgttcgcggtcggcgagcgcatgtaccgcaccggcgacctggtcacctggaccgccgcgggcgagctgaactacctgggccgcaccgacttcccggtcaagctgcgcggcctgcgcatcgagctgggtgagatcgaggccgcgctgctggcgcagccgggcatcgctcaggccgtcgtggtggtgcgcaacgacccgcacgccggtgaccagctggccggatacctgctgcccgagcccggcgtcgcgctcgagctgggcgccgtcaaggcggcgctgggcggcctgctgcccggctacatgatcccggccgccttcgtggtgctggatgcgttcccgctcaatgcttccggcaagctggatcgcgcggccctgccggcgccggtcttcgagaccgccgtctaccgcgcgcccgagaccgtggccgaggaggtggtggcgagcgtcttcgccgacctgctcggcgtggagcgcgtcggcgcgcacgacgatttcttcgcccgcggcggcagctcgctgctcgcggcccgcgcggtggcgcgggtggccgcggccctcgacgccgagctgtcggtgcgcgacctgttcgacgccccgaccgttgccggactcgcggccctcgccgaggcgaaaccggctgccggaaagcaactcccgctgatcgcgggcccgcgaccggagcgcctgccgctttcggacgcccagcgccgcatgtggttcctcaaccgctaccacgccgacgagaacggcgtggccgccgccgcggcctcggacaatatccccctcgtgctgcgcgtgaccggtccgctggacaccgcggccatgaacgacgcactgcgcgacgtgatctcacggcacgagaccctgcgcaccgtctaccccgacggcgtggacggccccgagcagctggtactggcggaggcggacacccatctggtgaccgccgaggtcaccgcggacgagatcaccgcccgggtggcctggctcatcggccacgccttcgacctgacccgggaaaccccggtgcgcgcggcggttttcagcctctccgcgaccgagcacgtgctggtgctggtggtccaccacatcagcgcggacggcttctcgctgggcccgctggccaccgacatcatgaccgcctacctggcccggcgtgcgggcggcgagcccggctgggcgccgctgccggtgcactacgccgactacacgctgtggcaggccgcgcgcctgggcgacgatgacgacccgaactcgccggcccaccgccagctcggctactggcggcagcgcctggccggcctgcccgagctgctggaactccccgccgaccggccgcgcccggcggtgtccacgctgcgcggtcgcgaactgagcgtcacggtcgcccccgaggtgcacgccggactgcgagacctggcccgcgccaacgacaccaccctgttcagcaccgtgcacgcggccctggccgccctgctggcccggctgtccgggaccaccgacatcgccatcggcaccccggtggccggacgtggtgagcaggctctcgacggcctggtcggcatgttcgtcaacaccctggtgctgcgcaccgcgatcgacacccgcgcctccttcgacgcgctgctgaagacggtgcgcgcgggcgatatcgaagccctctcgcatccggacgtgccgttcgagcgtctggtcgaaatgctcgccccggcccgtttgcagaaccgtcacccgctgtaccaggtcgcgctggccttccagaactacgacctgcccgcgctggaactgccgggcctgcgggtcgcccaggaacccatcgatatcgcgatggccaagttcgatcttcagttcaccgctcgcgagatcttcgacgcgcagggccgccccgccgggctgaccgtcgacatcacctacgccaccgaccttttcgacgccgcgagcatccggcagctggccgcgcgcttcggccgggtgttggcggccgtggtggccgatccggccgtgaccgtggacgcgctgccgctgctctcacccgcccagcacgccgatctgacctcccgcaccggcggcgcggtcaccaccggtcgccggctgccggacctgatggcggcggccgtggccgcccgcccggacgcggtcgcgctggtcgacggggaacgcgagctcacctaccgcgagctggacgccatctcgaatcgcctggcgcacctgctgatcgagcgcggcgtcggcccggaggacctggtcgccgtcgccatgcaccggtcgctggactcggtgctcgcggtctgggccatcaccaagacgggtgcgggctgggtgcccatcgacccggcgcacccgagtgaccggatcgcgttcatggtcgcggattccggtgccgccctgggcatgacggcgtccgccgcccgcgtctcgctgcccgacacgattccctggctggccctcgacgacctcgaattccggggcaccgtcgccggattcagcgatcgcgcgatcaccgacgcgaaccgggtgcgcccgctgtacgcctcccacgtcgcctacgccatctacacctccggctcgaccggcgtgcccaagggcgtcatggtctcccacctcggcctgccgggcctggcggccgcccagaccgcgagctacttcggcgagccgtcggcgcgggtgctgcacgtatcgtcgccgtccttcgacatctccgtcggcgaactgctgatggccgtcgactcggccgcgaccctggtgatcgccccgcattcggcggccgccggtcccgaacgcgcggaagtcattcgcgggcacggggttacgcacaccctcatgacaccgtccgcgctgggcaccatcgatcccgaggacgttccgtcgctgcgggtcgcggcggtcggcggcgaggccgtcccggccgagctggtgcgccgctgggccggtgcgggtcgcaccctggtggacgcctacgggccgaccgaggccagtgtgatcgtgaacgccagtgtcccgctcgatgtctcggaccacgtcgtcatcggcccgccgttcgccggtgtccgggaatggattctcgacgcccggctgcgtccggtgccggtgggcgtcgtcggcgagctgtacgtggcgagcgcccagctggcccgcggctaccgcggccgcgcggccctgaccgccgaccgtttcgtggcctgcccctgggctccgggcgagcgcatgtaccgcaccggcgacctggtccgctggaccgcctcgggcgcggtggattacctgggccgcaacgactcccaggtcaaggtgcgcggctaccgcatcgagctgggcgagatcgaggccgcgctggccgagcacccgctgatccgccgggccgtggtggtgctgcaccgcgacgcggctcgcggcgatcagctggtggcctacctggtcgcgtcgggcgcgggcctggacgtcgccgccgtgcgcgccgccgtctcgggtcgtctcgcggcatacatggttccggccgcattcgtggtcctcgacgccctgcccatgaccgtcaacggcaagctcgactaccgcgccctgcccgccccggtcttcgaggccaccgcctaccgtcgcccggccaccgcggccgaggagctggtggcgggcgtgttcgccgaactgctcggggtcgagcaggtcggcgccgacgacgacttcttcgcactcggcggcagttccctggtcgccgcgaaggcggtcgcccgtctcggcgcggtcttcgacaccaccgtcggcgtccgcacgctcttcgaggctccgaccgtctcggccctggcggccgcgctggccgacgcgaccggccgcgccgcgcgtcccgccctggtcgcggccgagcgccccgaccggctgccgctgtccccggcccagcagcgcatgtggttcatcaaccgcttcgaccagtcctccacggcctacaacgtgcccatcgcgctgcgcctgtccggcgacctggacgccgcggccctcggcgcggccttcgccgacgtggtggaacgccacgaatcgctgcgcaccgtctaccccgagaccccggacggcgcggcgcaggtgatcctgcctgccgcgcaggccttctcggaactgaaggtgctgccggtcagcgaggacgaactgccggtgcgggtccgcgagatcctcaccaccaccttcgacgtcaccaccgaggtgccgatccgggtggagctgctgcggctggtcaacgccgacggcacccccaccggccagcacgtgctcgccggtgtgctgcaccacatttcgggcgacggctcctcggtggtcccgctggttcgcgacctcatggtggcctacgacgcccgccgggcgggacacgctccggcctggccgccgctcgcggtgcagtacgccgactacgccctgtggcagcgcgcgctgctcggctccgaggacgacccggattcggtggccaccgcccagctcgccttctggcgcgagaccctggccgggctgcccgaccagctcgacctgcccgccgaccacccgcgcccggcccgccagagcctgcgcggcagctacctgcgcctcccgctcgacgccgaactgcacacggccctcaccgaattgggccgccgccacggcgcgaccctgttcatggtggtgcacgcggccttcgcggccctgctggcgcgactgtccggcaccaccgacatcgccgtcggcacccccatcgcgggccgcggcgaagccgccctcgacgacgtgatcggcatgttcgtcaacaccctggtgctgcgcacccgcaccgatgccgccgaaccgttcaccgcgctgctggcccgggtccgctccggcgacatcgccgccttcggcaatgccgacgtgccgttcgaacggctggtagaggtgctcaacccggcccgctccaccgcccggcacccgctcatgcaggtcggcctgtccttccagaaccaggagcgcgccgaactggaactgtccggcctgacggtcgcggagttcgaattcgacgcccacgtggcgcaattcgatctgcacctgttcgcggtggaccactacgctccgaccggcgcgcccgccgggctggaactgaccctcggctacgcgcacgacctgttcaccgaggacaccgcgcagcgcttcaccgccgccctggcccgcgtgctggaaaccattgccgcgcagccggataccgccgtcggtgatatcgatctgctgggcacgggtctgcgccggcgcatccttcacgactggaacgccaccgcgcaccccgtcgcgcccgccaccctggccgatctggtcgacgcccaggccgcgacgaccccggcggccgtcgccctgctcgacggcgaaacctcgctcacctacgcggaattcgacgcccgggtcaaccgcctggcccgccgcctgatcgcggcgggcgtcggtcccgagagcggcgtggtgctggccatgcgccgcggcatcgacctggtgatcgccatgtacgccgtggtcaaggcgggcggcgcgtatgtgccgatcgacccggaccacccggccgagcgcatcgcctacatcgtcgaaaccgccgccccggcagtcgttctcaccaccgcggccgacgatgtcccgttcatcgcgcaggtcccggtgctcgaggtcgaccggctggatctcaccgcccagtccgccgccccgatcaccgatgccgagcgcatccgcccgctgcgcgagcagcacccggcgtatgtcatcttcacctcgggttcgaccggcctgcccaagggcgtggcggtgccgcacgcggccatcgtcaaccaattgagctggctgcgtgccaccttcgagctgggcgcgggcgatcgcgcgctgctcaagacccccgccaccttcgacctgtcggtgtgggaattctggtccgcgctcaccaccggcggcagcctggtggtctcggccgcgggcgacgaacgcgacccggaccgcctgcgcgccctgatcgaaagccacggcgtcacggtcctgcacccggtgccatcgctgctgggcatgctgctcgcgggtggcccgctgcccgcctcggtgcgcgcggtgctggccatcggcgaggccctgcccgccgccaccgccgccgagtttttggaccggaatgccgatggcgcaaggcttttcaacctctacggccccaccgaggcggcggtctccatcaccgcccacgaggtccgcgagcggcaccgccaggccgtgccgatcggcgcgcccgcctggaacagccgggtctacgtgctcgacgcccgcctctcgccggtcccgatcggcgtccccggcgagctgtacctgtccggcgcgcagctggcgcgcggctatcacggccgcccgggcctgaccgccgaccgctttgtggccgaccccttccgctccgcctccccgcgctcggcggccgaacgcatgtaccgcaccggcgatatcgtccgctggcgtgccgacggcgcgctggagtacgtcgatcgcgccgacttccaggtcaagatcggcggcttccgcatcgagctcggcgaggtcgagaccgcgctgcggcgtcagcccggcgtgagcgcggcggtcgcggtggcccgcaccaccgacgcgggtgcccagctggtggcctacgccgcggtacccggcaccaccgaggacgctcgcgacgaggtctccaccgcgctgcgcaccgccctcgcggtggacctgccccggtacatggtcccggccgcgctggtcgtgctggatgccctgccgctcaacgccaatggcaaggtcgaccgcgcccggctgcccgaaccggtcttcgccacagcggcctaccgcgagccggtgaccgcgctcgaacaggccgttgcggccggtttcgccgaggtgatcggcaccggggagcggaccctcatcggcctggacaccgatttcttcgccctgggcggcaattcgctcatggcgacccgcctggtcgcccggctgggttcggatctcggtgtgcgggttccggtttcggcgctcttcgacgccccgaccgtgggcgcgctggccgcctggatcgccaccgccgaccgctccgagctgctgcccgcgctgacccggcgcaccggcaccggcccggccccgctgtcgctggcccagcagcgcatgtgggtgctcaaccgcctgcacccggagtcgggggcctacaacgtcccggccgcagtccgcctcaccggcgatctcgaccggtccgcgctcaccgccgccctgcgagatgtgctggagcgccacgagatcctgcgcacccgctaccccgagctggacggcgagccggtgcaggtggtcctggacctggccgagctcgtcggtgagctcaccccgatcccgttgtccgagaacgacatccgaaccaggctgctcgagcaggccaccctcgggttcgacgtgaccgccgccccgccggtgcgggtcgcactgttcgagctgtccccggccgaccacgtgctgctggtggtgctgcaccacatcagcaccgacggctactcggtgctgccgatgacccgggacctgatgctggcctacacctctcgcgccgtcggcacggctccgggctgggccccgctggccgtacagtacggcgactacgccacctggcagcgcgcggtgctcggctccgacgccgatccggaaagcctgctgaaccgtcagctggccttctgggtggacgaattgtcctccgcgcccgaccagttggcgctgcccaccgaccggcagcaccccgcccgccgcgaaatgctcggcgacaccctgaatttcgccatcgacgagcagaccgtcacccgtctctcggcgctggccggtgcacacggcgcgaccctgttcggcgtcctgcacgccgccttcgcggtgctgctgtcgaaactctcgggccagcgcgacatctcgatcggcgtccccgtcgccggtcgcggcgagcgggccctcgacgacctgatcggcatgttcgtcaacaccgtcgtcctgcgcaccgagatcgacgccaagctcgccttcaccgacctgctgcggcaggtccgcgaccgcgatctggcggccttcgccaatgccgacgtcccgttcgagcgggtcgccgacgccgtgctggccgccaccggccgggcccgctcggccaccgtcaacccgctgttccaggtggccttcgccttccagaacatgccggcgggcgcggtgaccctgcccggcctgaccgtcgaggtgctcgaacccgagctcaccgaggccaagttcgacctccagctcacggccatcgaggtccgcgacgacgcggggcgcgtggtgggcctcgatatgcgattcggttatgccaccgacattctcggtgccgactcggtgcgcctgctggccgagcgcctgcacctggtgctgaacgccatgctcgccgatccggaggccccggtgcgcgccatcgacattcgcaccgatgccgaacgcaaccgccgctccggcccggccgagccgcgaccggccgcgcccgccacagacctgcccaccctgatcgctgccgcggcggcggccgaccccgagtcggtcgccctcacccacggcgatcgcaccgtcacctaccgggatctcgccgagaagatcaccgtcaccgcccgcgccatgggcgccgccgctaagccggaggcgctggtgaacgtggcactcgccggactggtgcccggcattctggccgccctcggcgcggccggactccaacaggccctgagcacgctcaccgcggacgcgcaggccctgatccttcgctcggaaagcacgtcggaaggaagcc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agggtacggactcgagtggtctgcgaccgaatgaagttccgccggtggatatctcggtgccggtggatatctcagcgccattccctctcggacccgcccagatcggtgtctggtacgcccagctgctgaaccccgacgtcccgctcagcatggcccaatacgtcgacatccaaggcgatttcgatgtcgatctgctattacgtgtctcagcagatggcgtgccgatctggcgcacctcgcagctgcgcttcaccgagatcgacgggcagcccttccagtacatcgatcccgccggcggccacaacaccgaactgatggatctgcgcggcgagcccgatcccattgccgccgcgcataactggatgcgcgcgcgggtggtcacgccgatgaacccgctgaccgaccggctcttcgagccgaccctgatccgggtcgccgagcagcgctggttctggttcgtgatcggccaccacatcgtcggcgacggctatgccgccatgaacaccatgcagtggtcggcgcgccgctacaccgccctgtcccgcggcgaggagcccgagcaggtcaaggtcggcaccctgcgtgaactggccgaatcggaactggcctaccgcgacagcagccggttcgcgaccgatcgcgcgcactggctggagcgcaccgcgggcctggacggcggcaataccctcaccggccgcaccgcgccgccgcgcgcggacaacacgcgggtcggcggcatgctgcccgaggaactgcaccggcgcatcgaagcctgtggcgcacagcatgattcgggtctgcccggcgtgatcatcgccgccttcgcggcctacatggcccggctcaccggcaaggacgaggcggtgctgagcctgccggtgacggcccgcaccaccgcggtcatgcggcgctcgacgggcatgctgtccaatatcgtgccgctacggattccggtgcgcgcgaacaccacctggggcgagctgctcacctcggcgcgggtggagatctccggcgcgctacggcatcagcgctaccggcacgaggacattcgccgcgatcacgccgagttgcagggcagccccgcgtcgcgcgcgttgttcggcccgatggtgaacgtcatgctcttccacccccgcctggagttcggggacgtgcaggcacgactgcacgtgctctcgaccagcccggtcgaggatatgagcctcaatctcttctacggtgacaacgagcgggtgttcctcgatttcgaggtgaacccgaacctgtacaccgaggccgagaccgctcgccaccacgaacgtttcgtcgacttcctgggcaagctgctggatctggatccggccgccacgctcgagcacgtggatgtctgcaccgcgagcgaacgcgacacggtgctgcggcactggaacgacacccgccgcccgatggatccggcggccacgctggtgtcgatgttcgaggcgcaggccgcccgcacgccgcaggccacggccctgcgcttcgccggtacgcccgatctcacctacgcggccttcgccgagcgggtgaatcgccttgcccgctacctgatttcgcgtggcgtcggtcccgagacccgggtggccctgcacctgcacctgcgccggtcgccggagctggtgaccgccatgtacgccgtgcaggccgccggcgcggcctacgtgccgctggaccccgatcatccggccgaccgcatcgcgcacatcctgcgcaccgcagtgcccgccctggtgctcacggcttccggggagctgcccgagatcgactccgccgtagtggatttggcggatatcaccggcgacgccctggccggtttcgacgccgcccccgtgaccgacgccgagcgcctcaccccgctgcaccccgcgcaccccgcctacgtcctgttcacctcgggctccaccggactcccgaagggcgtcgtggtgagccacgcggccatcatgaaccgcctggcctggatgcggcagagcttcgatttcaccgattccgatgtcttcctgcagaagacgcccgtcaccttcgacgtctcggtgccggagctgttcttccccttgcagatcggcgcgaccctggtgctggcccagcccgacggtcaccgcgaccccgcctacctgcgcgccgccatcgccgaatacggcgtcaccgtagtgcatttcgtgccgtccatgatggacgccttcgtcgccgagctggagaaggaatcctctccggttcgcggcgcgtctcgttctggactgagcggagcggaggagcgaaacgggggagcggagggagggaagaacgagacctccagcgccgcgaacccgcccggagcggagcggagggcaatcaagctccgccaggtcttcgcttcgggcgaggcgctgctgggtccggtgtcacagcgcctgcgcgcgctgaccggcgcgccgctgcacaacctgtacggacccaccgaagccgcggtggaggtcagctcgcacgaggtgaccgacgccgacaccgccgccgtgccgatcggcgcgccggtgttcaatacccggctgtacgtgctcgacgcacgcctgcggccggtacccatgggaatcccgggcgagctgtatctgtcgggggtacagctcgcccggggctacctctcacggccgggcctgaccgccgaacgcttcgtctccgacccctacgcgggggaacccggcgcgctcatgtaccgcaccggcgatctcgtgcactggaacgagaacggtgagatcgagtacctgggccgcaccgatttccaggtgaaggtgcgcggcctgcgcatcgagctcggcgagatcgagacggtgctggccgccgtggagggcgtgacccgcgcggtggtcgtggtgcgcgacgagcagctggtcgcctacgtgatcgaggccgccgaggtcgacgcgacccggctcaaggccgcggcggcgcgggcgctgcccgcgtacatggtgccgagtgtctacatgacgctggatgccctgccgctcaatgcttccggcaagctggatcgggccgcgctgcccgcgccggtgcgggtagcggtgcggcacgaggccccggagacggtgaccgagcgggccgtggcccgggtcttcggcgaggtgctggatgtggccgaggtcggccggctcgacgacttcttcgccctgggcggcaacagcctgatcgccacccaggtggcctcgcgcctgaacgcggaactgggcagcaccttgacggtgcgcgagatgttcagcgccaccggcgtgtccgagctggccgcggtgatcgacgcgcgcttcctggacgcggacgcggagtcccacggcgcggtcgcgctggtgcggcgcgagcgcccggagtcgctgccgctgtccccggcgcagcagcgcatctggttcctgaaccgtttcgacaccggcagcgccggatacaacatgccgttcgtggtgcgactgcgcggcgcggcggacgaggccgccatgcgcgacgcgctggccgacgtgctggatcggcacgaggtgctgcgcaccgtattcccctcgaccgcggcgggtttcgcgcgccagcaggtgctgccggtggcggccgcggccgagccggtggcgcacgacacctgcgatgccgacgaactggacgcgcggttgcgcgagttcgcgggccgcggtttcgacctggagcgtgagatcccgttccgtgcacgactgttcaccgtcaccggtgccgtcgcctcggattgcggactgggcggtccggtcatggtggatgcggccgacctggacgtgcccgagtacgccatcgccatcgtgctgcaccacatcgccgccgacggcctgtcgctgccgatcctggcccgcgacctgatcctggcctatctggcccgcgtcgagggccaggccccggcctggcagcccctcgcggtgcagtacgtcgattacgcgctgtggcaacgcgaccgcctcggcgcggccgacgcccccgactcgctgctgtcgcggcagctgggcttctggcggcagaccctggcgggcgcgccggacctgctcgccctgcccgccgaccgcccgcgccccgtggtcgccaccggccgcggcgccaagctgggcgtcgagctgcccgccgagttgcacgcgcgtatttcggaaaccgcccgcgccgagggcatttcgaccttcatgctgatgcacgctaccctggccgtgctgctctcgcggctctccggcgaatccgacatcgtgatcggcacccccgtcggcggccgcggcgcgcgcgaactcgacgacctgatcggcatgttcgtcaacacgctgccgctgcgcaccgaaatcgacggcgcgcagagtttccgcgaactcgcgcaccgggttcgcgacaccgatctcgccgccttcgcgcacgccgatgtccccttcgaacagctcgtcgaggccctgaatccgccccgctcgcaatcgcggcatccgttgttccaagtggcgctgtccttcaccgccgccggagacatcggcctcgaactgcccgggttgcttgccacgacgggtacgctggataccgaggtgaccaaattcgacctgtcggtcgcggtcaccgaaagcttcgccggtgccggtcccggggaaggtccggcaccggcggggatccacgcggagttcgaattcgcggtggatctcttcgatcccgcctccatcgaggcgttcgcgcaccgtttcgtgcgcctgctcgacgccgtcaccaccgatcccgccgtgccggtggacgcgctgccgctgctggatgcggacgaatacgacgatctgacaacccgttccggcggcgagtcgcgcgcgacacgcctgctgccggagttactggccgacgcggtggcggccgggcccgagcgccccgcgctggtttccggcgaaaccaccctgagctacggcgaactcgacgcgctcaccaaccgcctggcgcgcctgctcatcgcgcgcggcatcggtcccgaggatctggtggccgtcggcctgccgcggtcgccggagaccgtggtcgcggtctgggccgtcgcaaagaccggcgcgggctggctgccggtggatccggcgctgcccgccgagcgcatctcctacatggtccgtgactcgggcgcggcgctcggcctgacctcggtcgccctgcgcgacacgctgcctgcggcgctgccctggctggcgctcgacgagcccggattcgccgctgcccgggccgaattcgccgccgcgccgatcgacgacgcggaccgggtgcgcccgctgcacgccgggaatgtcgcctacgccatctacacctccggttccaccggcgtgcccaagggcgtcatggtctcgcacaccggcctgtccggcctggcggccgcgcaggtggagcgctacagcggcggcccgcaggcccgggtgctgcaggtgaccaccccgaacttcgacatctgggtcgcggagacgctgctggccttcgcgcccgccgcgaccctggtcatcgccccgcccgaggcgagcgtgggcgtggagctcgcggatgtgattcgcacgcagcgggtcacgcacgtcgtcatgaccccctcggcgttcggcaccctcgatcccgaccaggtgccgggtctgcgtcacatcgccctcggcggcgaggcgctgccgggcgaactgatgcggcgctgggccgaggcgggccgtccgctggtcgacgcctacggccccaccgagaccaccgtggtggtgaatgccagtgcgccgctgtcggccaccgatccggtgaccatcggcgcgccgttcgccggggtgcgggaatgggtgctcgacgcccgcctgcggccggtgccggtcggcatgatcggcgaaatgtacgtggcgggttcgcagctggcgcgcggctaccgcggccgcgcggccctgaccgccgatcgtttcgtggcctgcccgtgggctcccggtgaacgcatgtaccgcaccggcgatctggtgcgctggacccccgcgggcaccatcgactatctgggccgcaacgactcccaggtcaaggtgcgcggctaccggatcgagctgggcgagatcgaggccgccacggcggcgcacccgctggtgcgtcaggccgcggtggtggtgcacaccgatccggtgcgcggcgatcagctcgtcgcgtacgtggtgcccgaggacgcgggcctggacctggccgagctgaaggccgggctggcgaatcggctgtccgcgtacatgattccggccgccttcatggtgctcgacgccatgccgatgaccatgaacggcaagctggatcatcgcgcgctgcccgagccggtcttcgccgcccgcgaattccgggccccgcgcaccccgatcgagcagctggtcgcgtcgaccttcgccgaggtgctgggcctgaccccggccgcgctggcggtcgagaccgtgcccgcgcgcccggtggcgctcacctccgaggtcgtgctcccgtcggtcggcgcggatgacgacttcttcgagctgggcggcaactcgctgatcgccacccaggtggtggcccgcctcggcgcggccctggacacccaggtgccggtgcgcctggtcttcgaggcgtccagcgtggccggactggccgcgcggctggccgagctggccggatccggttcccgcgcaccgctggtggcgggggagcggcccgaggtgctgccgctgtcctacgcccagcagcgcatgtggttcctcaaccgcttcgacaacagctccatcgcggacaacctggtcgcggccatccggctggacggcccgctggacgcggacgccctcgcggcggcggtgaccgatgtggtcgcgcgccacgagacgctgcgcacggtgtacccggcgaccgacggcgtgggccgccagctggtgctgccggtcaccgacgccggtgtcgcgctagcggtcgagcaggtgagcccggataccttgcaagccaagatcttcgagctggccgtgctgccgttcgcagtggacgagcgggtgcccgcgcgcctgaccctgctgcgggtcgctcccgacgcccacgtgctggtgctggccgtgcaccacatcgccgccgacggctggtcgatcgcaccgctgacccgggatctcatgctggcctatgcttcccgccgcggcggcgaggccccggcctggacgccgctgccggtccagtacgccgattacgccctgtggcagcgcgagctgctcggctccgaggatgatccggaatcgctgctggcggaccagattcgcttctggcgcgccgaattgtccgggcaaccggagactttggagctacccgccgaccggccccgtccggccgtggcgacccgccggggcgcggagtaccgcttcaccatctccgccgaccggcacgtgcggttgcgggagttcgcggagggcgatcgcgccaccctgttcatggcgctgcacgcggccttcgtgacgctgctcgccaaactgtcgggcaccggcgatatctcgatcggctcggtggtcgcggggcgcggcgagcaggtgctggacgacctggtcggtatgttcgtgaacaccctggtgctgcgcaccgaggtcgccgcgcacaagaccttccgggagctgctggcccaggtccgcgagtccgatctgcgcgccttcgcgcacgccgacgtgccgttcgagcgcctggtcgaggtgctcaacccgacccgctcgcaggcccgccacccgctgttccaggtggccctggatctgcagaacaccgcccagaccacgctggagctggacggcctgaccgcgtcgcggatcgagctggatcccggcatcgccaagttcgacctgcagctgtcgctgatcgagaagcgcgaggcgggcggactggaagccgtattcacctacgccaccgaccttttcgacgaatccaccgtggccgcctttgcccggcggctggatctggtgctggacgcggtcaccgccgcccccgatcgcccggtcggcgatatcgacctgctgctcgacgacgagcgcgccaaggtgctcgccgactggaacgacaccgcgcaccacttcgaacccgccaccctggtctcgctgttcgacacccgcgcgctgacctgccccgatgccccggccatcgaattcgagcacgccgatacctcccaaccggctacaactctgtcctacggcgagttcgccgaccgcgtgcaccgcctggcccgcaagctggccgaatccggcgtcggcccggaatcccgggtggcactggcgatccgccgctccaccgaactgctcgtcggcatgtacgccatcctcgccgcgggcggcgcgtacgtgccggtggatccggaccagcccgagcagcgcaccgactacgtgctcgacgccgcgggcccggtcatcatcctgaccaccgcccgcgacggcttcaccaccgcccgcgacatcccggtgctggagatcgacaccgtcgagctggacggctacgccggtaccccgctcaccgacgcggatcgccgtgcgccactacgcgagtcgaacgcctgctacgtcatcttcacctcgggctcgaccggccgccccaagggcgtggcggtctcgcacgccgcggtggtgaaccgcctggtgtggggtcaggcccactacggcctgaccgccgccgacgcggtactccagaagacccccttcaccttcgacgtatcggtgtgggagttcttctggcccttgcagatcggcgcccgcctggtggtggccgcgcccgacggccaccgcgacccgaagtacctggccgagctgatcatccgcgcgggcatcacccatgcccacttcgtcccgtccatgctggcggttttcgtgaccgaaccggccgcggcgcactgcaccggtctgcggcaggtcttctgctccggggagggcctgcccgtcggcacggccgccaagctgcgcgagctgaccggcgcgcggctgcacaacctgtacggccccaccgaggcggccgtggaggtcacctaccacgaggtcaccgacgccgacaccgcgttcgtgccgatgggccgcccggtgtggaacacccgcacctacgtcctcgacgcccggctgcacccggtcgcgccgggtgtcgcgggcgagctctacctggcgggcgatcagctggcgcgcggctacctgttccgtccggacctgtcggcggatcgcttcgtggccaacccgttcgcggtcggcgagcgcatgtaccgcaccggcgacctggtcacctggaccgccgcgggcgagctgaactacctgggccgcaccgacttcccggtcaagctgcgcggcctgcgcatcgagctgggtgagatcgaggccgcgctgctggcgcagccgggcatcgctcaggccgtcgtggtggtgcgcaacgacccgcacgccggtgaccagctggccggatacctgctgcccgagcccggcgtcgcgctcgagctgggcgccgtcaaggcggcgctgggcggcctgctgcccggctacatgatcccggccgccttcgtggtgctggatgcgttcccgctcaatgcttccggcaagctggatcgcgcggccctgccggcgccggtcttcgagaccgccgtctaccgcgcgcccgagaccgtggccgaggaggtggtggcgagcgtcttcgccgacctgctcggcgtggagcgcgtcggcgcgcacgacgatttcttcgcccgcggcggcagctcgctgctcgcggcccgcgcggtggcgcgggtggccgcggccctcgacgccgagctgtcggtgcgcgacctgttcgacgccccgaccgttgccggactcgcggccctcgccgaggcgaaaccggctgccggaaagcaactcccgctgatcgcgggcccgcgaccggagcgcctgccgctttcggacgcccagcgccgcatgtggttcctcaaccgctaccacgccgacgagaacggcgtggccgccgccgcggcctcggacaatatccccctcgtgctgcgcgtgaccggtccgctggacaccgcggccatgaacgacgcactgcgcgacgtgatctcacggcacgagaccctgcgcaccgtctaccccgacggcgtggacggccccgagcagctggtactggcggaggcggacacccatctggtgaccgccgaggtcaccgcggacgagatcaccgcccgggtggcctggctcatcggccacgccttcgacctgacccgggaaaccccggtgcgcgcggcggttttcagcctctccgcgaccgagcacgtgctggtgctggtggtccaccacatcagcgcggacggcttctcgctgggcccgctggccaccgacatcatgaccgcctacctggcccggcgtgcgggcggcgagcccggctgggcgccgctgccggtgcactacgccgactacacgctgtggcaggccgcgcgcctgggcgacgatgacgacccgaactcgccggcccaccgccagctcggctactggcggcagcgcctggccggcctgcccgagctgctggaactccccgccgaccggccgcgcccggcggtgtccacgctgcgcggtcgcgaactgagcgtcacggtcgcccccgaggtgcacgccggactgcgagacctggcccgcgccaacgacaccaccctgttcagcaccgtgcacgcggccctggccgccctgctggcccggctgtccgggaccaccgacatcgccatcggcaccccggtggccggacgtggtgagcaggctctcgacggcctggtcggcatgttcgtcaacaccctggtgctgcgcaccgcgatcgacacccgcgcctccttcgacgcgctgctgaagacggtgcgcgcgggcgatatcgaagccctctcgcatccggacgtgccgttcgagcgtctggtcgaaatgctcgccccggcccgtttgcagaaccgtcacccgctgtaccaggtcgcgctggccttccagaactacgacctgcccgcgctggaactgccgggcctgcgggtcgcccaggaacccatcgatatcgcgatggccaagttcgatcttcagttcaccgctcgcgagatcttcgacgcgcagggccgccccgccgggctgaccgtcgacatcacctacgccaccgaccttttcgacgccgcgagcatccggcagctggccgcgcgcttcggccgggtgttggcggccgtggtggccgatccggccgtgaccgtggacgcgctgccgctgctctcacccgcccagcacgccgatctgacctcccgcaccggcggcgcggtcaccaccggtcgccggctgccggacctgatggcggcggccgtggccgcccgcccggacgcggtcgcgctggtcgacggggaacgcgagctcacctaccgcgagctggacgccatctcgaatcgcctggcgcacctgctgatcgagcgcggcgtcggcccggaggacctggtcgccgtcgccatgcaccggtcgctggactcggtgctcgcggtctgggccatcaccaagacgggtgcgggctgggtgcccatcgacccggcgcacccgagtgaccggatcgcgttcatggtcgcggattccggtgccgccctgggcatgacggcgtccgccgcccgcgtctcgctgcccgacacgattccctggctggccctcgacgacctcgaattccggggcaccgtcgccggattcagcgatcgcgcgatcaccgacgcgaaccgggtgcgcccgctgtacgcctcccacgtcgcctacgccatctacacctccggctcgaccggcgtgcccaagggcgtcatggtctcccacctcggcctgccgggcctggcggccgcccagaccgcgagctacttcggcgagccgtcggcgcgggtgctgcacgtatcgtcgccgtccttcgacatctccgtcggcgaactgctgatggccgtcgactcggccgcgaccctggtgatcgccccgcattcggcggccgccggtcccgaacgcgcggaagtcattcgcgggcacggggttacgcacaccctcatgacaccgtccgcgctgggcaccatcgatcccgaggacgttccgtcgctgcgggtcgcggcggtcggcggcgaggccgtcccggccgagctggtgcgccgctgggccggtgcgggtcgcaccctggtggacgcctacgggccgaccgaggccagtgtgatcgtgaacgccagtgtcccgctcgatgtctcggaccacgtcgtcatcggcccgccgttcgccggtgtccgggaatggattctcgacgcccggctgcgtccggtgccggtgggcgtcgtcggcgagctgtacgtggcgagcgcccagctggcccgcggctaccgcggccgcgcggccctgaccgccgaccgtttcgtggcctgcccctgggctccgggcgagcgcatgtaccgcaccggcgacctggtccgctggaccgcctcgggcgcggtggattacctgggccgcaacgactcccaggtcaaggtgcgcggctaccgcatcgagctgggcgagatcgaggccgcgctggccgagcacccgctgatccgccgggccgtggtggtgctgcaccgcgacgcggctcgcggcgatcagctggtggcctacctggtcgcgtcgggcgcgggcctggacgtcgccgccgtgcgcgccgccgtctcgggtcgtctcgcggcatacatggttccggccgcattcgtggtcctcgacgccctgcccatgaccgtcaacggcaagctcgactaccgcgccctgcccgccccggtcttcgaggccaccgcctaccgtcgcccggccaccgcggccgaggagctggtggcgggcgtgttcgccgaactgctcggggtcgagcaggtcggcgccgacgacgacttcttcgcactcggcggcagttccctggtcgccgcgaaggcggtcgcccgtctcggcgcggtcttcgacaccaccgtcggcgtccgcacgctcttcgaggctccgaccgtctcggccctggcggccgcgctggccgacgcgaccggccgcgccgcgcgtcccgccctggtcgcggccgagcgccccgaccggctgccgctgtccccggcccagcagcgcatgtggttcatcaaccgcttcgaccagtcctccacggcctacaacgtgcccatcgcgctgcgcctgtccggcgacctggacgccgcggccctcggcgcggccttcgccgacgtggtggaacgccacgaatcgctgcgcaccgtctaccccgagaccccggacggcgcggcgcaggtgatcctgcctgccgcgcaggccttctcggaactgaaggtgctgccggtcagcgaggacgaactgccggtgcgggtccgcgagatcctcaccaccaccttcgacgtcaccaccgaggtgccgatccgggtggagctgctgcggctggtcaacgccgacggcacccccaccggccagcacgtgctcgccggtgtgctgcaccacatttcgggcgacggctcctcggtggtcccgctggttcgcgacctcatggtggcctacgacgcccgccgggcgggacacgctccggcctggccgccgctcgcggtgcagtacgccgactacgcgctgtggcagcgcgcgctgctcggctccgaggacgacccggattcggtggccaccgcccagctcgccttctggcgcgagaccctggccgggctgcccgaccagctcgacctgcccgccgaccccccgcgcccggcccgccagagcctgcgcggcagctacctgcgcctcccgctcgacgccgaactgcacacggccctcaccgaattgggccgccgccacggcgcgaccctgttcatggtggtgcacgcggccttcgcggccctgctggcgcgactgtccggcaccaccgacatcgccgtcggcacccccatcgcgggccgcggcgaagccgccctcgacgacgtgatcggcatgttcgtcaacaccctggtgctgcgcacccgcaccgatgccgccgaaccgttcaccgcgctgctggcccgggtccgctccggcgacatcgccgccttcggcaatgccgacgtgccgttcgaacggctggtagaggtgctcaacccggcccgctccaccgcccggcacccgctcatgcaggtcggcctgtccttccagaaccaggagcgcgccgaactggaactgtccggcctgacggtcgcggagttcgaattcgacgcccacgtggcgcaattcgatctgcacctgttcgcggtggaccactacgctccgaccggcgcgcccgccgggctggaactgaccctcggctacgcgcacgacctgttcaccgaggacaccgcgcagcgcttcaccgccgccctggcccgcgtgctggaaaccattgccgcgcagccggataccgccgtcggtgatatcgatctgctgggcacgggtctgcgccggcgcatccttcacgactggaacgccaccgcgcaccccgtcgcgcccgccaccctggccgatctggtcgacgcccaggccgcgacgaccccggcggccgtcgccctgctcgacggcgaaacctcgctcacctacgcggaattcgacgcccgggtcaaccgcctggcccgccgcctgatcgcggcgggcgtcggtcccgagagcggcgtggtgctggccatgcgccgcggcatcgacctggtgatcgccatgtacgccgtggtcaaggcgggcggcgcgtatgtgccgatcgacccggaccacccggccgagcgcatcgcctacatcgtcgaaaccgccgccccggcagtcgttctcaccaccgcggccgacgatgtcccgttcatcgcgcaggtcccggtgctcgaggtcgaccggctggatctcaccgcccagtccgccgccccgatcaccgatgccgagcgcatccgcccgctgcgcgagcagcacccggcgtatgtcatcttcacctcgggttcgaccggcctgcccaagggcgtggcggtgccgcacgcggccatcgtcaaccaattgagctggctgcgtgccaccttcgagctgggcgcgggcgatcgcgcgctgctcaagacccccgccaccttcgacctgtcggtgtgggaattctggtccgcgctcaccaccggcggcagcctggtggtctcggccgcgggcgacgaacgcgacccggaccgcctgcgcgccctgatcgaaagccacggcgtcacggtcctgcacccggtgccatcgctgctgggcatgctgctcgcgggtggcccgctgcccgcctcggtgcgcgcggtgctggccatcggcgaggccctgcccgccgccaccgccgccgagtttttggaccggaatgccgatggcgcaaggcttttcaacctctacggccccaccgaggcggcggtctccatcaccgcccacgaggtccgcgagcggcaccgccaggccgtgccgatcggcgcgcccgcctggaacagccgggtctacgtgctcgacgcccgcctctcgccggtcccgatcggcgtccccggcgagctgtacctgtccggcgcgcagctggcgcgcggctatcacggccgcccgggcctgaccgccgaccgctttgtggccgaccccttccgctccgcctccccgcgctcggcggccgaacgcatgtaccgcaccggcgatatcgtccgctggcgtgccgacggcgcgctggagtacgtcgatcgcgccgacttccaggtcaagatcggcggcttccgcatcgagctcggcgaggtcgagaccgcgctgcggcgtcagcccggcgtgagcgcggcggtcgcggtggcccgcaccaccgacgcgggtgcccagctggtggcctacgccgcggtacccggcaccaccgaggacgctcgcgacgaggtctccaccgcgctgcgcaccgccctcgcggtggacctgccccggtacatggtcccggccgcgctggtcgtgctggatgccctgccgctcaacgccaatggcaaggtcgaccgcgcccggctgcccgaaccggtcttcgccacagcggcctaccgcgagccggtgaccgcgctcgaacaggccgttgcggccggtttcgccgaggtgatcggcaccggggagcggaccctcatcggcctggacaccgatttcttcgccctgggcggcaattcgctcatggcgacccgcctggtcgcccggctgggttcggatctcggtgtgcgggttccggtttcggcgctcttcgacgccccgaccgtgggcgcgctggccgcctggatcgccaccgccgaccgctccgagctgctgcccgcgctgacccggcgcaccggcaccggcccggccccgctgtcgctggcccagcagcgcatgtgggtgctcaaccgcctgcacccggagtcgggggcctacaacgtcccggccgcagtccgcctcaccggcgatctcgaccggtccgcgctcaccgccgccctgcgagatgtgctggagcgccacgagatcctgcgcacccgctaccccgagctggacggcgagccggtgcaggtggtcctggacctggccgagctcgtcggtgagctcaccccgatcccgttgtccgagaacgacatccgaaccaggctgctcgagcaggccaccctcgggttcgacgtgaccgccgccccgccggtgcgggtcgcactgttcgagctgtccccggccgaccacgtgctgctggtggtgctgcaccacatcagcaccgacggctactcggtgctgccgatgacccgggacctgatgctggcctacacctctcgcgccgtcggcacggctccgggctgggccccgctggccgtacagtacggcgactacgccacctggcagcgcgcggtgctcggctccgacgccgatccggaaagcctgctgaaccgtcagctggccttctgggtggacgaattgtcctccgcgcccgaccagttggcgctgcccaccgaccggcagcaccccgcccgccgcgaaatgctcggcgacaccctgaatttcgccatcgacgagcagaccgtcacccgtctctcggcgctggccggtgcacacggcgcgaccctgttcggcgtcctgcacgccgccttcgcggtgctgctgtcgaaactctcgggccagcgcgacatctcgatcggcgtccccgtcgccggtcgcggcgagcgggccctcgacgacctgatcggcatgttcgtcaacaccgtcgtcctgcgcaccgagatcgacgccaagctcgccttcaccgacctgctgcggcaggtccgcgaccgcgatctggcggccttcgccaatgccgacgtcccgttcgagcgggtcgccgacgccgtgctggccgccaccggccgggcccgctcggccaccgtcaacccgctgttccaggtggccttcgccttccagaacatgccggcgggcgcggtgaccctgcccggcctgaccgtcgaggtgctcgaacccgagctcaccgaggccaagttcgacctccagctcacggccatcgaggtccgcgacgacgcggggcgcgtggtgggcctcgatatgcgattcggttatgccaccgacattctcggtgccgactcggtgcgcctgctggccgagcgcctgcacctggtgctgaacgccatgctcgccgatccggaggccccggtgcgcgccatcgacattcgcaccgatgccgaacgcaaccgccgctccggcccggccgagccgcgaccggccgcgcccgccacagacctgcccaccctgatcgctgccgcggcggcggccgaccccgagtcggtcgccctcacccacggcgatcgcaccgtcacctaccgggatctcgccgagaagatcaccgtcaccgcccgcgccatgggcgccgccgctaagccggaggcgctggtgaacgtggcactcgccggactggtgcccggcattctggccgccctcggcgcggccggactccaacaggccctgagcacgctcaccgcggacgcgcaggccctgatccttcgctcggaaagcacgtcggaaggaagcct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agggtacggactcgagtggtctgcgaccgaatgaagttccgccggtggatatctcggtgccggtggatatctcagcgccattccctctcggacccgcccagatcggtgtctggtacgcccagctgctgaaccccgacgtcccgctcagcatggcccaatacgtcgacatccaaggcgatttcgatgtcgatctgctattacgtgtctcagcagatggcgtgccgatctggcgcacctcgcagctgcgcttcaccgagatcgacgggcagcccttccagtacatcgatcccgccggcggccacaacaccgaactgatggatctgcgcggcgagcccgatcccattgccgccgcgcataactggatgcgcgcgcgggtggtcacgccgatgaacccgctgaccgaccggctcttcgagccgaccctgatccgggtcgccgagcagcgctggttctggttcgtgatcggccaccacatcgtcggcgacggctatgccgccatgaacaccatgcagtggtcggcgcgccgctacaccgccctgtcccgcggcgaggagcccgagcaggtcaaggtcggcaccctgcgtgaactggccgaatcggaactggcctaccgcgacagcagccggttcgcgaccgatcgcgcgcactggctggagcgcaccgcgggcctggacggcggcaataccctcaccggccgcaccgcgccgccgcgcgcggacaacacgcgggtcggcggcatgctgcccgaggaactgcaccggcgcatcgaagcctgtggcgcacagcatgattcgggtctgcccggcgtgatcatcgccgccttcgcggcctacatggcccggctcaccggcaaggacgaggcggtgctgagcctgccggtgacggcccgcaccaccgcggtcatgcggcgctcgacgggcatgctgtccaatatcgtgccgctacggattccggtgcgcgcgaacaccacctggggcgagctgctcacctcggcgcgggtggagatctccggcgcgctacggcatcagcgctaccggcacgaggacattcgccgcgatcacgccgagttgcagggcagccccgcgtcgcgcgcgttgttcggcccgatggtgaacgtcatgctcttccacccccgcctggagttcggggacgtgcaggcacgactgcacgtgctctcgaccagcccggtcgaggatatgagcctcaatctcttctacggtgacaacgagcgggtgttcctcgatttcgaggtgaacccgaacctgtacaccgaggccgagaccgctcgccaccacgaacgtttcgtcgacttcctgggcaagctgctggatctggatccggccgccacgctcgagcacgtggatgtctgcaccgcgagcgaacgcgacacggtgctgcggcactggaacgacacccgccgcccgatggatccggcggccacgctggtgtcgatgttcgaggcgcaggccgcccgcacgccgcaggccacggccctgcgcttcgccggtacgcccgatctcacctacgcggccttcgccgagcgggtgaatcgccttgcccgctacctgatttcgcgtggcgtcggtcccgagacccgggtggccctgcacctgcacctgcgccggtcgccggagctggtgaccgccatgtacgccgtgcaggccgccggcgcggcctacgtgccgctggaccccgatcatccggccgaccgcatcgcgcacatcctgcgcaccgcagtgcccgccctggtgctcacggcttccggggagctgcccgagatcgactccgccgtagtggatttggcggatatcaccggcgacgccctggccggtttcgacgccgcccccgtgaccgacgccgagcgcctcaccccgctgcaccccgcgcaccccgcctacgtcctgttcacctcgggctccaccggactcccgaagggcgtcgtggtgagccacgcggccatcatgaaccgcctggcctggatgcggcagagcttcgatttcaccgattccgatgtcttcctgcagaagacgcccgtcaccttcgacgtctcggtgccggagctgttcttccccttgcagatcggcgcgaccctggtgctggcccagcccgacggtcaccgcgaccccgcctacctgcgcgccgccatcgccgaatacggcgtcaccgtagtgcatttcgtgccgtccatgatggacgccttcgtcgccgagctggagaaggaatcctctccggttcgcggcgcgtctcgttctggactgagcggagcggaggagcgaaacgggggagcggagggagggaagaacgagacctccagcgccgcgaacccgcccggagcggagcggagggcaatcaagctccgccaggtcttcgcttcgggcgaggcgctgctgggtccggtgtcacagcgcctgcgcgcgctgaccggcgcgccgctgcacaacctgtacggacccaccgaagccgcggtggaggtcagctcgcacgaggtgaccgacgccgacaccgccgccgtgccgatcggcgcgccggtgttcaatacccggctgtacgtgctcgacgcacgcctgcggccggtacccatgggaatcccgggcgagctgtatctgtcgggggtacagctcgcccggggctacctctcacggccgggcctgaccgccgaacgcttcgtctccgacccctacgcgggggaacccggcgcgctcatgtaccgcaccggcgatctcgtgcactggaacgagaacggtgagatcgagtacctgggccgcaccgatttccaggtgaaggtgcgcggcctgcgcatcgagctcggcgagatcgagacggtgctggccgccgtggagggcgtgacccgcgcggtggtcgtggtgcgcgacgagcagctggtcgcctacgtgatcgaggccgccgaggtcgacgcgacccggctcaaggccgcggcggcgcgggcgctgcccgcgtacatggtgccgagtgtctacatgacgctggatgccctgccgctcaatgcttccggcaagctggatcgggccgcgctgcccgcgccggtgcgggtagcggtgcggcacgaggccccggagacggtgaccgagcgggccgtggcccgggtcttcggcgaggtgctggatgtggccgaggtcggccggctcgacgacttcttcgccctgggcggcaacagcctgatcgccacccaggtggcctcgcgcctgaacgcggaactgggcagcaccttgacggtgcgcgagatgttcagcgccaccggcgtgtccgagctggccgcggtgatcgacgcgcgcttcctggacgcggacgcggagtcccacggcgcggtcgcgctggtgcggcgcgagcgcccggagtcgctgccgctgtccccggcgcagcagcgcatctggttcctgaaccgtttcgacaccggcagcgccggatacaacatgccgttcgtggtgcgactgcgcggcgcggcggacgaggccgccatgcgcgacgcgctggccgacgtgctggatcggcacgaggtgctgcgcaccgtattcccctcgaccgcggcgggtttcgcgcgccagcaggtgctgccggtggcggccgcggccgagccggtggcgcacgacacctgcgatgccgacgaactggacgcgcggttgcgcgagttcgcgggccgcggtttcgacctggagcgtgagatcccgttccgtgcacgactgttcaccgtcaccggtgccgtcgcctcggattgcggactgggcggtccggtcatggtggatgcggccgacctggacgtgcccgagtacgccatcgccatcgtgctgcaccacatcgccgccgacggcctgtcgctgccgatcctggcccgcgacctgatcctggcctatctggcccgcgtcgagggccaggccccggcctggcagcccctcgcggtgcagtacgtcgattacgcgctgtggcaacgcgaccgcctcggcgcggccgacgcccccgactcgctgctgtcgcggcagctgggcttctggcggcagaccctggcgggcgcgccggacctgctcgccctgcccgccgaccgcccgcgccccgtggtcgccaccggccgcggcgccaagctgggcgtcgagctgcccgccgagttgcacgcgcgtatttcggaaaccgcccgcgccgagggcatttcgaccttcatgctgatgcacgctaccctggccgtgctgctctcgcggctctccggcgaatccgacatcgtgatcggcacccccgtcggcggccgcggcgcgcgcgaactcgacgacctgatcggcatgttcgtcaacacgctgccgctgcgcaccgaaatcgacggcgcgcagagtttccgcgaactcgcgcaccgggttcgcgacaccgatctcgccgccttcgcgcacgccgatgtccccttcgaacagctcgtcgaggccctgaatccgccccgctcgcaatcgcggcatccgttgttccaagtggcgctgtccttcaccgccgccggagacatcggcctcgaactgcccgggttgcttgccacgacgggtacgctggataccgaggtgaccaaattcgacctgtcggtcgcggtcaccgaaagcttcgccggtgccggtcccggggaaggtccggcaccggcggggatccacgcggagttcgaattcgcggtggatctcttcgatcccgcctccatcgaggcgttcgcgcaccgtttcgtgcgcctgctcgacgccgtcaccaccgatcccgccgtgccggtggacgcgctgccgctgctggatgcggacgaatacgacgatctgacaacccgttccggcggcgagtcgcgcgcgacacgcctgctgccggagttactggccgacgcggtggcggccgggcccgagcgccccgcgctggtttccggcgaaaccaccctgagctacggcgaactcgacgcgctcaccaaccgcctggcgcgcctgctcatcgcgcgcggcatcggtcccgaggatctggtggccgtcggcctgccgcggtcgccggagaccgtggtcgcggtctgggccgtcgcaaagaccggcgcgggctggctgccggtggatccggcgctgcccgccgagcgcatctcctacatggtccgtgactcgggcgcggcgctcggcctgacctcggtcgccctgcgcgacacgctgcctgcggcgctgccctggctggcgctcgacgagcccggattcgccgctgcccgggccgaattcgccgccgcgccgatcgacgacgcggaccgggtgcgcccgctgcacgccgggaatgtcgcctacgccatctacacctccggttccaccggcgtgcccaagggcgtcatggtctcgcacaccggcctgtccggcctggcggccgcgcaggtggagcgctacagcggcggcccgcaggcccgggtgctgcaggtgaccaccccgaacttcgacatctgggtcgcggagacgctgctggccttcgcgcccgccgcgaccctggtcatcgccccgcccgaggcgagcgtgggcgtggagctcgcggatgtgattcgcacgcagcgggtcacgcacgtcgtcatgaccccctcggcgttcggcaccctcgatcccgaccaggtgccgggtctgcgtcacatcgccctcggcggcgaggcgctgccgggcgaactgatgcggcgctgggccgaggcgggccgtccgctggtcgacgcctacggccccaccgagaccaccgtggtggtgaatgccagtgcgccgctgtcggccaccgatccggtgaccatcggcgcgccgttcgccggggtgcgggaatgggtgctcgacgcccgcctgcggccggtgccggtcggcatgatcggcgaaatgtacgtggcgggttcgcagctggcgcgcggctaccgcggccgcgcggccctgaccgccgatcgtttcgtggcctgcccgtgggctcccggtgaacgcatgtaccgcaccggcgatctggtgcgctggacccccgcgggcaccatcgactatctgggccgcaacgactcccaggtcaaggtgcgcggctaccggatcgagctgggcgagatcgaggccgccacggcggcgcacccgctggtgcgtcaggccgcggtggtggtgcacaccgatccggtgcgcggcgatcagctcgtcgcgtacgtggtgcccgaggacgcgggcctggacctggccgagctgaaggccgggctggcgaatcggctgtccgcgtacatgattccggccgccttcatggtgctcgacgccatgccgatgaccatgaacggcaagctggatcatcgcgcgctgcccgagccggtcttcgccgcccgcgaattccgggccccgcgcaccccgatcgagcagctggtcgcgtcgaccttcgccgaggtgctgggcctgaccccggccgcgctggcggtcgagaccgtgcccgcgcgcccggtggcgctcacctccgaggtcgtgctcccgtcggtcggcgcggatgacgacttcttcgagctgggcggcaactcgctgatcgccacccaggtggtggcccgcctcggcgcggccctggacacccaggtgccggtgcgcctggtcttcgaggcgtccagcgtggccggactggccgcgcggctggccgagctggccggatccggttcccgcgcaccgctggtggcgggggagcggcccgaggtgctgccgctgtcctacgcccagcagcgcatgtggttcctcaaccgcttcgacaacagctccatcgcggacaacctggtcgcggccatccggctggacggcccgctggacgcggacgccctcgcggcggcggtgaccgatgtggtcgcgcgccacgagacgctgcgcacggtgtacccggcgaccgacggcgtgggccgccagctggtgctgccggtcaccgacgccggtgtcgcgctagcggtcgagcaggtgagcccggataccttgcaagccaagatcttcgagctggccgtgctgccgttcgcagtggacgagcgggtgcccgcgcgcctgaccctgctgcgggtcgctcccgacgcccacgtgctggtgctggccgtgcaccacatcgccgccgacggctggtcgatcgcaccgctgacccgggatctcatgctggcctatgcttcccgccgcggcggcgaggccccggcctggacgccgctgccggtccagtacgccgattacgccctgtggcagcgcgagctgctcggctccgaggatgatccggaatcgctgctggcggaccagattcgcttctggcgcgccgaattgtccgggcaaccggagactttggagctacccgccgaccggccccgtccggccgtggcgacccgccggggcgcggagtaccgcttcaccatctccgccgaccggcacgtgcggttgcgggagttcgcggagggcgatcgcgccaccctgttcatggcgctgcacgcggccttcgtgacgctgctcgccaaactgtcgggcaccggcgatatctcgatcggctcggtggtcgcggggcgcggcgagcaggtgctggacgacctggtcggtatgttcgtgaacaccctggtgctgcgcaccgaggtcgccgcgcacaagaccttccgggagctgctggcccaggtccgcgagtccgatctgcgcgccttcgcgcacgccgacgtgccgttcgagcgcctggtcgaggtgctcaacccgacccgctcgcaggcccgccacccgctgttccaggtggccctggatctgcagaacaccgcccagaccacgctggagctggacggcctgaccgcgtcgcggatcgagctggatcccggcatcgccaagttcgacctgcagctgtcgctgatcgagaagcgcgaggcgggcggactggaagccgtattcacctacgccaccgaccttttcgacgaatccaccgtggccgcctttgcccggcggctggatctggtgctggacgcggtcaccgccgcccccgatcgcccggtcggcgatatcgacctgctgctcgacgacgagcgcgccaaggtgctcgccgactggaacgacaccgcgcaccacttcgaacccgccaccctggtctcgctgttcgacacccgcgcgctgacctgccccgatgccccggccatcgaattcgagcacgccgatacctcccaaccggctacaactctgtcctacggcgagttcgccgaccgcgtgcaccgcctggcccgcaagctggccgaatccggcgtcggcccggaatcccgggtggcactggcgatccgccgctccaccgaactgctcgtcggcatgtacgccatcctcgccgcgggcggcgcgtacgtgccggtggatccggaccagcccgagcagcgcaccgactacgtgctcgacgccgcgggcccggtcatcatcctgaccaccgcccgcgacggcttcaccaccgcccgcgacatcccggtgctggagatcgacaccgtcgagctggacggctacgccggtaccccgctcaccgacgcggatcgccgtgcgccactacgcgagtcgaacgcctgctacgtcatcttcacctcgggctcgaccggccgccccaagggcgtggcggtctcgcacgccgcggtggtgaaccgcctggtgtggggtcaggcccactacggcctgaccgccgccgacgcggtactccagaagacccccttcaccttcgacgtatcggtgtgggagttcttctggcccttgcagatcggcgcccgcctggtggtggccgcgcccgacggccaccgcgacccgaagtacctggccgagctgatcatccgcgcgggcatcacccatgcccacttcgtcccgtccatgctggcggttttcgtgaccgaaccggccgcggcgcactgcaccggtctgcggcaggtcttctgctccggggagggcctgcccgtcggcacggccgccaagctgcgcgagctgaccggcgcgcggctgcacaacctgtacggccccaccgaggcggccgtggaggtcacctaccacgaggtcaccgacgccgacaccgcgttcgtgccgatgggccgcccggtgtggaacacccgcacctacgtcctcgacgcccggctgcacccggtcgcgccgggtgtcgcgggcgagctctacctggcgggcgatcagctggcgcgcggctacctgttccgtccggacctgtcggcggatcgcttcgtggccaacccgttcgcggtcggcgagcgcatgtaccgcaccggcgacctggtcacctggaccgccgcgggcgagctgaactacctgggccgcaccgacttcccggtcaagctgcgcggcctgcgcatcgagctgggtgagatcgaggccgcgctgctggcgcagccgggcatcgctcaggccgtcgtggtggtgcgcaacgacccgcacgccggtgaccagctggccggatacctgctgcccgagcccggcgtcgcgctcgagctgggcgccgtcaaggcggcgctgggcggcctgctgcccggctacatgatcccggccgccttcgtggtgctggatgcgttcccgctcaatgcttccggcaagctggatcgcgcggccctgccggcgccggtcttcgagaccgccgtctaccgcgcgcccgagaccgtggccgaggaggtggtggcgagcgtcttcgccgacctgctcggcgtggagcgcgtcggcgcgcacgacgatttcttcgcccgcggcggcagctcgctgctcgcggcccgcgcggtggcgcgggtggccgcggccctcgacgccgagctgtcggtgcgcgacctgttcgacgccccgaccgttgccggactcgcggccctcgccgaggcgaaaccggctgccggaaagcaactcccgctgatcgcgggcccgcgaccggagcgcctgccgctttcggacgcccagcgccgcatgtggttcctcaaccgctaccacgccgacgagaacggcgtggccgccgccgcggcctcggacaatatccccctcgtgctgcgcgtgaccggtccgctggacaccgcggccatgaacgacgcactgcgcgacgtgatctcacggcacgagaccctgcgcaccgtctaccccgacggcgtggacggccccgagcagctggtactggcggaggcggacacccatctggtgaccgccgaggtcaccgcggacgagatcaccgcccgggtggcctggctcatcggccacgccttcgacctgacccgggaaaccccggtgcgcgcggcggttttcagcctctccgcgaccgagcacgtgctggtgctggtggtccaccacatcagcgcggacggcttctcgctgggcccgctggccaccgacatcatgaccgcctacctggcccggcgtgcgggcggcgagcccggctgggcgccgctgccggtgcactacgccgactacacgctgtggcaggccgcgcgcctgggcgacgatgacgacccgaactcgccggcccaccgccagctcggctactggcggcagcgcctggccggcctgcccgagctgctggaactccccgccgaccggccgcgcccggcggtgtccacgctgcgcggtcgcgaactgagcgtcacggtcgcccccgaggtgcacgccggactgcgagacctggcccgcgccaacgacaccaccctgttcagcaccgtgcacgcggccctggccgccctgctggcccggctgtccgggaccaccgacatcgccatcggcaccccggtggccggacgtggtgagcaggctctcgacggcctggtcggcatgttcgtcaacaccctggtgctgcgcaccgcgatcgacacccgcgcctccttcgacgcgctgctgaagacggtgcgcgcgggcgatatcgaagccctctcgcatccggacgtgccgttcgagcgtctggtcgaaatgctcgccccggcccgtttgcagaaccgtcacccgctgtaccaggtcgcgctggccttccagaactacgacctgcccgcgctggaactgccgggcctgcgggtcgcccaggaacccatcgatatcgcgatggccaagttcgatcttcagttcaccgctcgcgagatcttcgacgcgcagggccgccccgccgggctgaccgtcgacatcacctacgccaccgaccttttcgacgccgcgagcatccggcagctggccgcgcgcttcggccgggtgttggcggccgtggtggccgatccggccgtgaccgtggacgcgctgccgctgctctcacccgcccagcacgccgatctgacctcccgcaccggcggcgcggtcaccaccggtcgccggctgccggacctgatggcggcggccgtggccgcccgcccggacgcggtcgcgctggtcgacggggaacgcgagctcacctaccgcgagctggacgccatctcgaatcgcctggcgcacctgctgatcgagcgcggcgtcggcccggaggacctggtcgccgtcgccatgcaccggtcgctggactcggtgctcgcggtctgggccatcaccaagacgggtgcgggctgggtgcccatcgacccggcgcacccgagtgaccggatcgcgttcatggtcgcggattccggtgccgccctgggcatgacggcgtccgccgcccgcgtctcgctgcccgacacgattccctggctggccctcgacgacctcgaattccggggcaccgtcgccggattcagcgatcgcgcgatcaccgacgcgaaccgggtgcgcccgctgtacgcctcccacgtcgcctacgccatctacacctccggttccaccggcgtgcccaagggcgtcatg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ccgaacgggatcgggccgccgcacccggaatacccctggacaccgccgccacgcggcccggcagcgcacgagctatccccaccggactacggaccgcccggcccgccgtgcgggtcggcaggttctcggcggtcctgcgggccggggcgctggtcgccgtgatcgggctcgcggccctgctgttcgggttgttcgcgctggatatcgcggtgggcgagttccggattccgctcgggcgggtgctggacgtgctgggcggcggaggcacccgggcgcagcggttcgtgatcatggattcgcggctgccgcgggcgctgacggccgtggtggtcggggcggcgctggggctggcgggggcggtgacgcaatcgatcctgcacaatccgctggccagcccggatctgctggggatcacctccggggcgagctgcggggcggtcgcggtgctggtggggacgggcggggtcgcgacgggcgcgactgcggcgctcggagtttcggccgcggccttggccgggggcctgctgacggcggtgctcatctacctgctcgcctggggccgcacgccgaccggggaccgtggggtcatgggatttcggctggtactcatcgggatcggcgtgaacgcggcgctgctgtcggtggtgagctggctgctgacccgcgcgactctggccgatgccgcccacgcccagcagtggctgaccgggtcgctcaatgccgcggactggtcgacgctgatccccgccgcgatcgggctggggctggcgctgctggtgacggccgggtccgcgcgctcgctggccgcgctgcgcttcggcaccgacaccacccgcatcctcggcgtccggatccagacccagcaggcgattctgattgccgtcgcggtgggttgcgccgcgctggccaccgccgcggtgggtccgctcggcttcgtcggcctggccgcgccgcagatcacgcgccggccgctgcgcacccccggtgagccgatcgtcgcctcggcgctggtcggggccattgccgtggtgggcgcggatctgctcgcgcgcaccgtgtttcccgtctcgctgccggtcggcgtggtcaccgccgcggtcggcgggccgttcctgctctacctgctcgttcgcaccgatcggaaggcgaca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ccgccgtagtcaccaacagaaggcgacgtctgctcggacttctcgttctcgccgcgctgctgctgtgcgcgctggcggccagcattgccctcggctcccggaatctgagcctgggcaccgtctacgacgcgctcgtctgccctggtggactgccactttcgtgtcccgccgaggggtcatcggcacagatcgtgcgcgaattgcggctcccgcgaaccggtctggcgctgagcaccggactggccctcggcatggccggagcgctgatccagggctacacccgaaacccgctcgcggacgcgggattactcggcatcaacgcgggcgcggccttcctcgcggcgctgagcatccatctgctcgccctcaccacgcccgcgcagtacatctggttcgccttcgcgggcgcactgctggcgggctcggtcgtcttcggcgtctccgcattgggcggcggccgggccggtcccctgagcctggtgctggcgggcgcggcggtcaccgccttcttgcaggccatgaccaatatcgttgtcctgctggacggcacggccctcaatacctaccggtactgggtggtcggcgacgtcgccggtcacgacgcctcgaccctgcgccaggtcctgccgttcctcgtgctgggcgcgatcctggcgctggcctgcgcccccggcctgaatctgctcggcctcggcgacgacgtggcccgtggactcggtgtcgacctcacccgcacccggaccctgggcctggccgccgtcgtgctgctcgccggtgcggccaccgccgccgtcggcccgatcgccttcctcggcttgatcgtcccgtacctggcccgcgccctgaccggaccggattaccgctggctgctgccctattcgggttcgctcggcgcactcgtgctgctgctggccgataccgcgggccggatcatcgcccgccccggcgaacttcaggccggaatcaccctcgccgccctcggagcacccttcttcgtcctgctggtccgccgccgaaagctggtgagcc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ggccgctgcgtgcggagcatccggcgtatgtcatctacacctcgggttcgaccggtgtgcccaagggcgtcgtggtcacccacaccggtctggtcaacttcgccaccgagcagatcgagcgctacggcctcgattcagcctcgcgtgctttgcatttcgcctcgccgtcgttcgatgcgtcgattctggaattcctgctcgcggtcggcggggccggaacgctggtggtcgtgccgccgggtatctacggcggtgaggaactggcggagctgattcgccgtgagcgggtcacccatgcgctcatcactcccgctgtgctggccaccctggatccggccgggctcgacagcctccgggtactgatcgccggtggtgaagcgctgtccgctgatctcgtggagaagtgggcggtgcccttggcggacggtgcgattcgggccttccacaatgcctacggtccgaccgaggccacgatcatgaccaacctgagtgatgcgctggtcccgggtgctccggtcaccatcggtggcccgatccggggtgtgcggtcgctgatcctcgacgatcggttgcagccggtgccggtcggtgtggcgggtgagttgtatgtggcgggcacccagctggcgcgtggttaccacgcgcgagcgggcttgacggcggatcggttcgtggccaatccgttcgccgtgggggagcggatgtaccgcaccggtgacgtggtccgctggacctcggacggtgaggtcgagtacgtcggtcgttccgacttccaggtcaaggtgcgcggtttccgcatcgagctgggcgagatcgacgcggtgctcgccgcacacgacgacgtcgaccacgccgtcaccctcggccgcgccacccccgccggggaaaccgtgctcgtctcctatgtgcttgccgcacagggtcatacgatcgatcccgacgcgctgatccatcacgtcgccgcgcgcctgccctcctacatggtcccgacggccatcgtcgtgctcgacgaattgccgctgaccccggtcggcaagctggatcgagccgcgctgcccgcacccgaactgcggcctcgggcctaccgggctcccgccacaccggccgaaaccctcgtggccgcggccttcgccgaggcgctgggtctggagcgggtcggcgcggaagacgacttcttcgccgtcggtggtacctcgctgctggcgaccggggtggtgagccggctgcgggagcagacgggcgcagagctgagcgtcgccgacttcttcggcgacgccaccgtcaccggcctggcccgtcgcctcgacgcgctcggacccgcgcggcagcccgacccggccgccgcgctcggcgtcatcctgcccatccgggccgagggcacggccagaccgctgttctgcatccacccgatggccggattggcctggtgctattcgggtttggcccgggttctgccgcccgaccagcccattttcggtgtgcagtcgcccgcgctgaccgaaccggacttcacgccgacctcgctcaccgagatcgcccggcgctacgtcaccgagctgcgcgccgtccaacccgagggcccctcccggctgctgggctggtcgctcggcgcgaaactggcccacaccatggcggcgatcctgcaagaacagggcgaatcggtcgagctgctcgccatgctcgacgcctacccgcaccccgcacgcgccgaggccggactccgggacgcactccaggagaccttcgccggtctcgggctcccggacgccctgtccgggatcggcgatcggctcgaactgagcgaagtggcggtcgacctgctccaggagaccctcgcccgggacttcggcggcgtgccgcgcgagctggtgcgccggatgtccgacgcggtcatccgctcggtggcgctggatcgggacttccggcccggccgctaccgcggaccgctgctgttcttccgggccgacgaccccgaacacgccgcggccgggcgtgccgcggccgattgggcgcccttcgtcaccggcgacatcgtggaccacctcatcccggtcacccacgaaaacatgaccgagcccggggcgctggacggcatcggcgcggtcctcaccgatgtacttcggcggctggacgacccggcggcgaaccgggcccggacctcgacgccggaccccgacccggacattccgtcggggctggacctcgccgatctcgagctgatggggatctcggtgcggaccatcggtttcgatatcgccgagggcacaccgcccgcccgggtacagtcggccgtccgctacctgcgcgaccggcaccccggactgctggtccgcttgcatttcgcgggcgacaaggtcgactcggagatcggggggaatattgac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gccgctgcgtgcggagcatccggcgtatgtcatctacacctcgggttcgaccggtgtgcccaagggcgtcgtggtcacccacaccggtctggtcaacttcgtcaccgagcaggtcgagcgttatcggctcgattcgtcctcgcgtgctttgcatttcgcttcgccgtcgttcgatgcgtcgattctcgagttcctgctcgcggtcggcaatgccggaacgctggtggtcgtgccgccgggcatctacggcggtgaggaactggcggagctgattcgccgtgagcgggtcacccatgcgctcatcactcccgctgtgctggccaccctggatccggccgggctcgacagcctccgggtactgatcgccggtggtgaagcgctgtccgctgatctcgtggagaagtgggcggtgcccttggcggacggtgcgattcgggccttccacaatgcctacggtccgaccgaggccacgatcatgaccaacttgagtgatgtgctggtcccgggtgctccggtcaccatcggtggcccgatccggggtgtgcggtcgctgatcctcgacgatcggttgcagccggtgccggtcggtgtggcgggtgagttgtatgtggcgggcacccagctggcccgcggataccacgcgcgagcgggcttgacggcggatcggttcgtggccaatccgttcgccgtgggggagcggatgtaccgcaccggtgacgtggtccgctggacctcggacggtgaggtcgagtacgtcggtcgttccgacttccaggtcaaggtgcgcggtttccgcatcgagctgggcgagatcgacgcggtgctcgccgcacacgacgacgtcgaccacgccgtcaccctcggccgcgccacccccgccggggaaaccgtgctcgtctcctatgtgcttgccgcacagggtcatacgatcgatcccgacgcgctgatccatcacgtcgccgcgcgcctgccctcctacatggtcccgacggccatcgtcgtgctcgacgaattgccgctgaccccggtcggcaagctggatcgagccgcgctgcccgcacccgaactgcggcctcgggcctaccgggctcccgccacaccggccgaaaccctcgtggccgcggccttcgccgaggcgctgggtctggagcgggtcggcgcggaagacgacttcttcgccgtcggtggtacctcgctgctggcgaccggggtggtgagccggctgcgggagcagacgggcgcagagctgagcgtccccgacatattaggccacccccacgtcccccgccaggcccctcggctcgacgcgctcggacccgcgcggcagcccgacccggccgccgcgctcggcgtcatcctgcccatccgggccgagggcacggccagaccgctgttctgcatccacccgatggccggattggcctggtgctattcgggtttggcccgggttctgccgcccgaccagcccattttcggtgtgcagtcgcccgcgctgaccgaaccggacttcacgccgacctcgctcaccgagatcgcccggcgctacgtcaccgagctgcgcgccgtccaacccgagggcccctcccggctgctgggctggtcgctcggcgcgaaactggcccacaccatggcggcgatcctgcaagaacagggcgaatcggtcgagctgctcgccatgctcgacgcctacccgcaccccgcacgcgccgaggccggactccgggacgcactccaggagaccttcgccggtctcgggctcccggacgccctgtccgggatcggcgatcggctcgaactgagcgaagtggcggtcgacctgctccaggagaccctcgcccgggacttcggcggcgtgccgcgcgagctggtgcgccggatgtccgacgcggtcatccgctcggtggcgctggatcgggacttccggcccggccgctaccgcggaccgctgctgttcttccgggccgacgaccccgaacacgccgcggccgggcgtgccgcggccgattgggcgcccttcgtcaccggcgacatcgtggaccacctcatcccggtcacccacgaaaacatgaccgagcccggggcgctggacggcatcggcgcggtcctcaccgatgtacttcggcggctggacgacccggcggcgaaccgggcccggacctcgacgccggaccccgacccggacattccgtcggggctggacctcgccgatctcgagctgatggggatctcggtgcggaccatcggtttcgatatcgccgagggcacaccgcccgcccgggtacagtcggccgtccgctacctgcgcgaccggcaccccggactgctggtccgcttgcatttcgcgggcgacaaggtcgactcggagatcggggggaatattgac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ggccgctgcgtgcggagcatccggcgtatgtcatctacacctcgggttcgaccggtgtgcccaagggcgtcgtggtcacccacaccggtctggtcaacttcgtcaccgagcaggtcgagcgttatcggctcgattcgtcctcgcgtgctttgcatttcgcttcgccgtcgttcgatgcgtcgattctcgagttcctgctcgcggtcggcaatgccggaacgctggtggtcgtgccgccgggcatctacggcggtgaggaactggcggagctgattcgccgtgagcgggtcacccatgcgctcatcactcccgctgtgctggccaccctggatccggccgggctcgacagcctccgggtactgatcgccggtggtgaagcgctgtccgctgatctcgtggagaagtgggcggtgcccttggcggacggtgcgattcgggccttccacaatgcctacggtccgaccgaggccacgatcatgaccaacttgagtgatgtgctggtcccgggtgctccggtcaccatcggtggcccgatccggggtgtgcggtcgctgatcctcgacgatcggttgcagccggtgccggtcggtgtggcgggtgagttgtatgtggcgggcacccagctggcgcgtggttaccacgcgcgagcgggcttgacggcggatcggttcgtggccaatccgttcgccgtgggggagcggatgtaccgcaccggtgacgtggtccgctggacctcggacggtgaggtcgagtacgtcggtcgttccgacttccaggtcaaggtgcgcggtttccgcatcgagctgggcgagatcgacgcggtgctcgccgcacacgacgacgtcgaccacgccgtcaccctcggccgcgccacccccgccggggaaaccgtgctcgtctcctatgtgcttgccgcacagggtcatacgatcgatcccgacgcgctgatccatcacgtcgccgcgcgcctgccctcctacatggtcccgacggccatcgtcgtgctcgacgaattgccgctgaccccggtcggcaagctggatcgagccgcgctgcccgcacccgaactgcggcctcgggcctaccgggctcccgccacaccggccgaaaccctcgtggccgcggccttcgccgaggcgctgggtctggagcgggtcggcgcggaagacgacttcttcgccgtcggtggtacctcgctgctggcgaccggggtggtgagccggctgcgggagcagacgggcgcagagctgagcgtcgccgacttcttcggcgacgccaccgtcaccggcctggcccgtcgcctcgacgcgctcggacccgcgcggcagcccgacccggccgccgcgctcggcgtcatcctgcccatccgggccgagggcacggccagaccgctgttctgcatccacccgatggccggattggcctggtgctattcgggtttggcccgggttctgccgcccgaccagcccattttcggtgtgcagtcgcccgcgctgaccgaaccggacttcacgccgacctcgctcaccgagatcgcccggcgctacgtcaccgagctgcgcgccgtccaacccgagggcccctcccggctgctgggctggtcgctcggcgcgaaactggcccacaccatggcggcgatcctgcaagaacagggcgaatcggtcgagctgctcgccatgctcgacgcctacccgcaccccgcacgcgccgaggccggactccgggacgcactccaggagaccttcgccggtctcgggctcccggacgccctgtccgggatcggcgatcggctcgaactgagcgaagtggcggtcgacctgctccaggagaccctcgcccgggacttcggcggcgtgccgcgcgagctggtgcgccggatgtccgacgcggtcatccgctcggtggcgctggatcgggacttccggcccggccgctaccgcggaccgctgctgttcttccgggccgacgaccccgaacacgccgcggccgggcgtgccgcggccgattgggcgcccttcgtcaccggcgacatcgtggaccacctcatcccggtcacccacgaaaacatgaccgagcccggggcgctggacggcatcggcgcggtcctcaccgatgtacttcggcggctggacgacccggcggcgaaccgggcccggacctcgacgccggaccccgacccggacattccgtcggggctggacctcgccgatctcgagctgatggggatctcggtgcggaccatcggtttcgatatcgccgagggcacaccgcccgcccgggtacagtcggccgtccgctacctgcgcgaccggcaccccggactgctggtccgcttgcatttcgcgggcgacaaggtcgactcggagatcggggggaatattgac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ctcgggctcaccgtcgccgcggtgcgcgcggacctggccgacgatgtcgagtggctgaccctcgacgccgccgatctgaccgccgagatggccgaataccccgacgaggccgtcaccgccgcggatcgggtgcgcccgctgcgggccgagcacccggcctatgtcatctacacctccggatcgaccggcaagcccaagggcgtggtggtcacccaggccggactgtccggcttctgcgatgagcagcgcgatcggtaccgcaccggaaccgattcgcgggcactgcatttcgcgtccccgtcgttcgacgcctcggtgctcgcgctcggcggcgctggcgcgctggtggtcgcctcgcccgacgtgctcggcggcgacgaactggcggcgctgctgcgccgggagcgggtgacacacgcgttcatcaccccggccgcgctggcctcggtggatccggcgggtctggatgatctgcgcgtcgtggtcgccggtggcgaagcctgcccgccggatctggtgcggcgctgggtacttcccctcggcggcggcgcgaaccgcgagttctacaacgggtacgggcccaccgagaccaccatcatgaccaatatcagcgcgccgctggtgccgggtgaagtggtcaccatcggcgggccggtgcgcggcatcaccgaatacgtgctcgacgagcggctggtgccggtcgtggacggcgtggtcggtgagctctacatcagcggcgcgcaggtggcgcgcggctaccacgcgcgacccggcctgaccgccgaacgcttcgtcgcgaatcccatggaccccagcggatcccggctctaccgcaccggcgacctggtccgccgcaccccctccggcgacgtggaatacctgggccgcaacgacttccaggtcaagatccgcggtttccgcatcgagctcggcgagatcgacgcggtgctgggctcgcacgacagtgtggacttcgccgtcaccgtcggccacaaactcgacacgggcgcaacgattctggccgcctacgtgcacgccgcacccggcgcggtggtggacgtggacgagctgaccgcctatgccgagcagagcctgcccgcgcacatggtgcccaccaccatcatggtgctggacgtcattccgctgaccccggtcggcaagctggaccgccgcgcgctacccgaaccgcagttgcgcaccaaggagttccgcgcaccgtcgggcacgctggaggagctggtcgcgggcgtcttcgccgacctgctcgacccggtcgatccgatcggcgcggacgacgacttcttcgaactgggcggcaattcgctcatcgccacccgggtggccgcccggctgggcgcggagatctccgcgcgcgtcccggcccgcatgatcttcaccgcgtcgaccgtcgccggactcgccgcgcaactcgaacccctggtgggagcgggcgggcggcccgcgctcaccccgcaaccgcgccccgaccggattccgctgtcgctggcccagcagcgcatgtggttcctcaaccagttcgatacggcctcggccgccaacaacattccgttcgccatccggctgcgctccgcgcagcccggcaccgacgcgctcgatatcgccgcgctgcgggcggccatcgccgatctggtggaacgccacgaaacgctgcgcaccgtgtacccggccgtggacggcaccggctaccagatgattctgcctgccgcgcaggcgattccggcgctcacgccgcggcccgtcgcccccgagcaggtgccggactggctgctggggctggctgggcgcggcttcgacgtggccgccgaggtgccgctgcgcatcgagctggccgaaatcggttccggcgactacgtcatcgcggtggtcgtgcaccacatcgccgccgacggcgcatcggtgggtccgttcatgaaggacctgctgaccgcctacttcgcccaccacgccggtgccgcggtgacctgggagccgctggcggtccagtacgcggactacacgctgtggcagcgcgccctgctcggcgacgagcagcaggccggatccctcgccgccacccagatcgcctactggcgtgcggctttggcgggcatcccggatcgcctggacctgcccgccgaccggccgcgcccggcggtcgccagcggccgcggcgcggtccacaagttcgagatcgacgcggcgctgcacgcccggctcgacgagctcgcccagcgcggcggcgcgtcgccgttcatggtcatgcacagcgcgctggccgtcctgctggcccggctgtccggcaacgacgacatcgtgatcggcaccccggtcgcgggtcgcggcgagcgcgaactcgacgacctcatcggcatgttcgtcaatacgctggtgctgcggacccggatcgatccggccgccaccttcgccgagctgctcgacaccgcgaaagagaccgatctggcggccttctcgcacgccgagctgccgttcgaacgcctggtggaagtcctcgacccggtccgctcgcaggcccaccacccactgttccaggtggcgctgttcttccacaatatcgagactccgcgcctggaactgccgggcctgagcgctgaggccgtcgaactcgacggcgcggtggcgaaattcgatctgcaactgtcggtgatcccgcgcgagaccgatggcgtcgcgggcggcatgaccgccgtattcacctacgccaccgagcttttcgacgaggcgacggtggccggattcgccgagcgcctggtgcggctgctgtcgggcatcgcggccgccccggacacccggatcggcgaattcgagctgctggccgcccccgagcgggaccgaatcctgctgggctggaacgagaccgcgcatccggtcgcgccggaactgctgctcgacggctaccgccgggccgtggccgcgcacccggacgcggtggccctgcaccacgagggcgtcgagctcacctaccgcgaattcgaccgccgggtcaacaagctggcccggctgctcatcgcctacggggtgggcccggaggcgctggtcggcctgtcgctgcgccggtcgccggaactggtgatcggcatgtacgcggtgctgacggcgggtggcgcgtacgtgccgctggatccggaccatccggccgagcgcatcgcgcacattctcgatacggcgcaaccggtctgcgtgctgaccaccatcgccgacgcggtcccggtaccggacgacaccggcgtggtctacctcgacgtcctcgacaacgacgtgttcaacggcgcgccgctgaccccgggcgaactgctcggcaaggtgctgcccgagcatccggcctacgtcatcttcacctccggctccaccggccgccccaagggcgtcgcggtgtcgcacggggcgattcacaaccagaccacctggatgctggccgagtacccgatgggtcccggcgacgtgtatctccagaagaccgccaccaccttcgacgtgtcgctgtggggctacttcatgccgctgcgcacaggcgcgaaactggtggtcgccacccacgacgggcaccgggatccgctgtacgtggcggaatccattgcgcgccacagggtcaccgtcaccgacttcgtgccgtcgatgctgacggtcttcgccgcgcacaccgccgccgggagcatcgccagcctgcgcgacgtgttcgtcatcggtgaggcgctgccgcccgagaccgtcgcggccttcgccgccgtctcggatgccaaggtgcacaacctgtacgggcccaccgaggccgccgtctcggtgacctactggcaggcccgcggcgacgaacggcccaccgtgccgatcggcctgccgcagtggaacactcgcgtctacgtgctggacgggcagctgcgcccggtgccgcccggcgtggccggtgagctgtacctggccggtgaccagctggcgcgcggctacgtgcgccgccccgatctgacctcggatcgcttcgtggccaacccgttcgggaccggcgagcgcatgtaccgcaccggtgacctggtggtctggcgcgctgccggagccgatcgcccgcagcggctggattacatcggccgcaccgactttcaggtgaagttccgcggccagcgcatcgaactcggcgagatcgagaccgcgctgctggcccagccgcaggtctcggcggccgtcgccctggtcatgccgtccgacctgggcgatcagctggtcgcctacgccgtgccgctgcccgggcacaccatcgatcaggccgagctgctgcccgcgctcgcggatcacctgcccgcgtacatgattccggccaccgtcgtggccctcgacgccttcccgctcaacgccagcggcaagctggaccgcaaggcgctgccgtcgcccaccttcgtcggacgcgaattccgggctcccgcaacgccgatcgaggagatcgtggccgaggtgttcgccgaggtgctcggcgtggcacgggtcggcgcggacgacgacttcttcgctctcggcggaaactccctcgtcgcaacgcaggtcgtggcccggctcggtgtcgccgtcggcgagcgggtgccggtgcgcgccctgttcgagacgccgaccgtgaccgcgctcgccaccgccatcgaagccctcggcggcagcgaatcccgagcccggcacggccgcacccacgcactgggcaccatcgagcggcccgagcggctgccgctgtccccggcacagcagcgcatgtggttcctcaatcgcttcgaggaccagggcgacggcaccatcggcgcgggctcggccgcctacaacctgcccttcgcactgcgcgtctcgggcagcctagacgtggaggcgctgaccgccgcactcgacgacgtggtggcccggcacgaggtgctgcgcaccgtgtacccggaaacccccgagggcccggtccaggtcgtgctgccggccggcatcgaaaccgcctccgcgcgtctggaatcggtgcgagtcgccgaatccgaggtggccgcggccgtctacgagctcgcggtgacgccgttcgacgtgaccagccaggtgccgatccgggtgcggctgctcgaaatcaccgatctcgcaccgggtgcccggcgcgagtacgtgctcgccgtggtcgcccaccacattgccgccgacggctcctccatggccccgctggcccgcgacatcatgaccgcctacgcggcccgcgccgccggcgccgagcccggctgggccccgctggccgtccagtacgccgactacgcgctgtggcagcgcgccgtgctcggcgacgagtccgacccggaatcggttgccgcccagcagatcgcctactggcgcaccgaactcgacggcctgcccgacctgctcgaactgcccaccgaccggccgcgccccgcggtagcgtcgctgaccggatcgcgcctgaacgtgatcatcgacgccgaggtgcacgccgggttgacgcgcatcgcgctggcgcacaacgccaccctgttcatggtggtgcacaccgcgttcgcgctgctgctgtcccggctctcgggcaccgccgacatcgccatcggcaccccggtggccggtcgcggcgaacgcgaactcgacgatctcatcggcatgttcgtcaatacggtcgtcttccacacccgggtcgacggcgacgccaccttcggcgaactgctcgcccgccagcgcgaaatcgacctgcaggcgttctcgcacgccgacattccgttcgagcgcctggtcgaggtgctcagcccgccgcgctcgaccgcgcaccacccgctgttccaggtcggcctgtccttccagaacatggcgcgggagaccctggaactgccggggctgaccatctccgggctcagcgcggatgccgatgtgtcgcagttcgatctgcacctgatcgtctccgacgcctacgacgagacgggtgcgcccgccggtatcggcggcttcatcacctacgcctccgagctgttcgacgccgagaccgtcgcgggcatgctggaccggttgcagcgcctgctcgccgccgtggtggccgacgactcggtgcgcgccggggacatcgaattgctggccgccgaggagcggaccgaactcctgtcggcgcgcaatgccaccgcgcaccgggtggatacggccgccacgctggcctcgctgctcaccgcgagcgtgaccgcagcgcccgacgccgtcgccctggtcggcccgagcgggaccgcccacacctacggcgagctcgggctgcgggtgaatcgcctggcgcgctacctgatttcgcgcggggtcggcccggagacccgggtggcgctggccctgcggcgctcggtggatctggtcgtcgccatgtacgcggtatcggtcgcgggcggcacgtacgtgccggtggatccggaccagcccgccgaacgcaccggctacatcctcgagacggccgcgccgctgtgcgtgctcaccaattccgaggccggattcgacacctcggtcgcgccggtgctgaacctcgccgatctgcgcctggaatcctttgccggccacgcggtcaccaatgccgagcggctgctgccgctgcgaccggccaataccgcctacgtcatcttcacctccggctccaccggccgccccaagggcgtggcggtgccgcatcgggccgtggtcaaccaattgcgttggaagatcgccgaattcgggctgggcgcccaggacgcggtgctgctcaaaaccgccgccaccttcgacctgtcggtgtgggagttctggtcggcggcggtgtccggtggccgcctggtgatcgcgaccgccgacgggcaccgcgacccggcgtacctgaacgcgctcatggcgcgcgagcgggtcaccacgctgcacgcggtgccgtccatgctggacgcgctgatgacggaatccggtggggcgctgaacgattcgctgcgccgggtgctggccatcggtgaggcgctgcccgccacggtggcgcagcgctttcgcaaggccaatccgggtgcggcgctgttcaacctctacggcccgaccgaggccgcggtgtccatcaccagccacccggtcaccgacctcgaccggctgtcggtgccgatcggcgcacccgaatggaacagccgcgtctacgtgctcgacgcacgcctgcggccggtgccggtgggcgtgtccggcgagctgtacctggcgggcgaccagctggcgcgcggctacttcgcgcgaccggaactgaccgcggatcgcttcgtggccaacccgttcgggcacggcgagcgcatggaccgcaccggcgacctggtggcctggaacgcggccggggaactcgactaccggggccgcaccgacttccaggtcaagatccgcggcttccgcatcgagctcggcgagatcgaggcggcgctgctggcgctgccggaggtcgcgcagaccgcggtgctggccaagtcggacgccaacaccggtgatcggctcgtcgcgtacatggtgcccgcgggctcggatatcgatgtggcagaggtgaagtcggcgctgtcggcggcgctgccgtcctacatggtgccctcggccttcgtggtgctcgatgccctgccgctcaatgtgaacggcaagctggaccgaaaggccctgccggaaccggaattcgaggccaccgcctaccgcgcgccgtccactccgatcgaggagatcgtggcgggcgtctacgccgacgtgctcggctccgaccaggtcggtgcggacgacgacttcttcgccctcggcggaaactccctggtggcaacgcaggtcgccgcccgcctcggtgccgcgctggacacccgggtccccgtgcgcctgctcttcgaagcgcccaccgtcgccgccctcgccatcaaggtggagcagcatgcgggcctgggccgcaaggccctggtggccgggccgcgtccggagatcgtgccgctgtcactggcacagcagcgcatgtggttcctcaaccagttcgaccccacctcggccgcctacaacatcccggccgccgtgcgcctcaccggtgatctgaatgtggccgcattgcagcaggccgtggccgacaccatcggccgccacgagtcgctgcgcacggtatatccgcagatcgacggtgtggcacggcaggtcgtccggcccgccgcccaggtggtgccggatctcaccccggtcctggtgaccaccggttcgctgccgcaccgcatcgccggagtcctctcggccggattcgatgtcgcgcgcgaggttcccctgcgggccaagctcttccgcgtcgaaggcgccgagaccgaacatgtcctggtgttcgccacccaccacatcagcgccgacggctggtccatgggcccgttcacccgcgacatcatgctggcctacgccgcccgcgcgcagggcgaagcccccgcgtgggctccgctgccgatccagtacgcggactacaccctgtggcagcgcgaggtgctcggctccgaggacgatcccgacagcctcatctccgcccagaccgactactggcggaccgctctcgccggactcccggacgagctgaacctgccctcggaccgcccgcgcccgccggtcgcctcactgcgcggcggcaccgtgaccttcgagatcggtgcggaattgcagcgcgcgctgcaagaccttgcacgggaacgcaatgcgaccctgttcatggtcgtgcacaccgccctcgcggtcttcctgtcccgcctgtcgggcagcgacgacctcgccatcggcagcccgatcgcgggccgcggcgaagccgaactcgacgacgtgatcggcatgttcgtcaacacgctggtgctgcgcacccgcgtctcgggacagcggagcttcgacgacctgctcgccgaggtcaaggacaccgacctggccgccttcgcgcacgcggacgttccgttcgagcgactggtcgaactgctcaacccggagcgttccaccgcgcgcaatccactgttccaggtggcactgtcgttcgagaacctgcccgacgccggattcgagctccccggattgcgcatcggcgcggtcgatttcgaggtcgacaccgccaaattcgatctccagctgaccattgcgggcaccgccgactccggcgcgaccggcatcttcacctacgcacgcgacctgttcgacgcgtcgacggtggaggcgttcgcgcagcgcttcctgcggctgctcaccgatatcgtcgcgcggccgggccatccggtcggcgacctggagctgctgtcggccgccgagttcaccgatctcaccacccgcaccggcggcgcggccgaacagccgcgcacgctgccggagctgatgagcgccgcggtggcggccaatccgtccgggcccgcggtggtgtaccggggccgctccttcgactacgccgatctggacgcggcctcctcgaagctggcgcgcgccctcatcgcacacggcgcgggaccggaagtccgggtggccgtcgccattcggcgatccatcgagtcggtgctcaccacctgggcggtgctcaagaccggtgccgtcttcgtgccgatcgatccggactacccgggcgaccgcatcgcgcacatggtcaccgactcgggcgcgccgctgggcctcaccctgggcgccgatatcgctgccctgcgcgacatctcgggcgacaccgagtggatcgccctggacgcgcaccgattcgtggtcgacgtcgaccggtacccggacacgccggtcacggacgccgagcggacgcgcccgctgcgcccggaacacccggcctacgtcatctacacctccggttccacgggcgtgcccaagggcgtcgtggtcacccacgcgggcctggccagcctgtgcgccgagcaggtcgagcggtacgagctcgattccacctcgcgcgcactgcatttcgcgacgccgtcgttcgacgccgccatgatggaattcctcttcgccatcggcgcgggcggggccctcgtggtggtgccgccgggcacctacggcggtaccgaactgtccgacctgatccgcgaggagcaggtcacccacgcgttcgtcaccacctccgcgctgtccaccttcgacgccaccggcctggactcgctgcgcgtgctggccgccggcggcgaggcgatgcccgccgaactggtggagaaatgggcggtgccgatcggcacggacggcgcgatccgccgcttccgcaatgtctacggcccgaccgagaccaccatcgtgatcaccatcggcgagccgctgacgccgggcgatccgatcaccatcggccgcccggtccgcggcgcccaggcgctgatcctcgaccatcgcctgcgcccggtgccggtgggcgtctcgggcgagctgtatctgtcgggtctgcaactggcgcgcggctatcacgcgcagccgggcctgaccgccgaccgcttcatcgccaacccctatgtggccggtgagcgcatgtaccgcaccggtgacgtggtgcgctggaccgcggacggttcgatcgaatacgtcggtcgctccgatttccagctcaaggtgcgcggcttccgcatcgaactgggtgagatcgatgccgcgctggccgcacacgaatcggtggacttcgcggtcaccgtcgggcacaagaccgcggccggggccaccatcctggcctcgtacgtgctgccggtggcgggccaccggatcgataccgccgcgctcaccgagcacgtcgcgggcagactgccggaatacatggtgccgacggccattacggtgctcgacgctatcccgctgaccccggtcggcaagctggatcgccgggcgctgcccgaacccgtgctcacccgtcgcgaattcgaggctcccgcaacgccgctggagcagaccgtggccgacaccgtggccgaggtcctcggcctggaccgggtcggcctgcgggacaacttcttctccctcggcggcaactcgctgctggccacccgcgtggtcggcgaactgaaccgccgcaccggagcaagtgtccgggtcgcctggttcttcaccgacccgacggtggccgggctcagcgcccgcatcgccgcgggcagtgcaggcatcgccgagggcggcgcagggagtgtcgaggccgagctggacgccagcctgcgcccgatcctgccgatccgcgccgaaggctcgcggccgccgctgttctgcgcgccgccgctgtccgggctggcctggccgttcgccggactggccgagcacctgcccgaggagcagccgatcctcggcctgcaatccccggcactgaccgagaacgactacgacccggccactttcgccgacatgatcggccgctacctggccgccatgcgcgaggtgcagccgcacgggccctaccggctcgtcggctactccatgggcggcctcatcgcccacgccctcaccaccgaactgcgcgcggcgggggagcgggtcgaactgctcggcattctcgacgccttcccggagatcgacctcgaatacttccgggccacggtgcgagacgaattcgtggcgctgggcgtgcccgccgacgcgttcccggcggacctgcgcgacctgggcgacgacgccctggccgcgctggtcgccgccctgccgccggaactcgcggtgctcgacctggaccggatgcgccgcatctaccgtggcgccatgggcgcggtccagctggtcagcgaataccggccggaccgcttcgacggtccgatcgaactgttccgcgccaccatccacaatgagggcgaacgggtcggctcggccgcggaatggtcgcccttcgccgacggcgtcgccgatcacgttgtccacgtccggcattcgcagatgaccaccgccgaggcgttcgccgagatcggcccgcgcctggccgaactcctcgcccgcgccgactccggcgtgctcggcgacattgccggtgcgaatgacagcgccggtgcgaatgacagtgcccgtgtgaatgacagcgccggtgtgagcgctgacggtgcggaacagaccccggcggccgagcctgctacggcggaacccgctgcggccgaggacgactgggacgcgggcgcggactgggccatcacccaggtgctgccggtcatcaagcctgaggacctcgccgcgggcctcatgccgcacgacgcccaggacccggaagccgccgacgaagccgtggcggaggcagacgaggaagccgtggcggccgaagaggatgcgccggtcgcggccgaagcgaccgcgccggtgcaggattcgaccagccgggaaacggcgcggcccgtgccgcagccgaccaccggcccccgcctgacctcggtcggcgagacctcgccgctgcccgccggtgcggtgggactgctcgagggcgaaccgtccggcctgcgcgtgcgggccatcaccctcgatatcgccgcgggcctgtccggcacccgggtccgccgctcggtggccaccctgctcgaccgccaccccggcctgtgggcccggctgcggcgcgacggcggcgcggccgtcctcgacattcccgcgcagcagccgcgcggggccgcggtggtctggcagatcgacccgaacgtggaggccgtcggcgaccccatcgaggccgtgatccacgccgccgccgcggaattggatcccgagcgcggctacaacatgcgcttcgtactggtggagaacaccgccgccggcgacgctgaggaccggcccgccgccgtgctggtggtggtcgccaatggcctggtggtggacgacacctcgtggcgcacggtcatcgacgacctcaccgcctcctggtccggcggccacgccaccccgcccagcgccgacgcccacccgctcggcattgcccgcggcctcgcacagcgggccctggaagccgacaccgtggacgaattggactggtggcgtgaggctctcgccgatgccgccccgggcgtctccccggaccgggtgcgcgccgacctcgaatccggtggccgcggccgggtctcggtctccatcaccggcgagggcgcggccgccgtggacgccgtcgcccgccgctacgacgccagcatcgacgacgtgctgctgtccgcgctggccgccaccctgctcgacccggatgcccgcgtcctgcgcgacaccctgggttcggtggtgcggctgaccgccgacggccgcgaacccggcgacggcgacgggcagcgcacggtcggcgcgttcagcaccgcctacccgttcccgctgcgcctcgagggcctcgacctcgcccaggtgcgctcgggcgggcccggcgcgggcagtgtgatcgagcagatccgcgaccgctcccgcgaggtgccgtcccggggcgtcggcttcgggctgctgcggcacctgaacccggagaccgaggcggagatcgcggtattgccggtgggccgcatcggcttccgctaccgcgacctgcggccggcccgggtctacccggaaccggtggcacaggacctgtacctggacatcaccgtggacaccagccaggacgggctcaccgcccgcttcgacttcgtgggcgcggtactcggactcgaccaggtcaaacagctggtcgagggctgggtgcaggccctcggtggactggccgaacacgggcggta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ggacgcgcggttgcgactggtccccgacggcgcggccggtgagctctatatcgcggccgccggactcgcccgcggctatcacgaccgcccggccctgaccgccgaccggttcgtcgcctacccgggcggtatcggcgagcgcatgtaccgcaccggtgacgtggtccggtgggtcaccggcaagcccggcggtcgcgagctggaatacctgggccgcagcgattcccaggtcaaggtccgcggcttccgggtggaactcggcgagatcgacgccgcgctggcggccgatgattcggtggcactggcgatcacgaccgcgcgctcgctggccaacggcgaaacagccttggtctcatacgtgctgccgcgcacgggtgcggagccggacgcggtcgccctgcgggagcgggcccgggcgacgctgcccaggcacgccgtccccgccgcgatcgtggtcatcgacgaggttccgctcaccccggcgggcaagctggaccgcgaacgactacccgagccggtgctgggcgggcgcgagtatcgcgcaccggcgggcgcggccgaggtcctgatcgcggaggagttcgagcggctgctggggatccaacgggtggtggccacggatgacttcttcgaactgggcggcaattcgctgctggccatgcggctgctgggacggctgagcgcggccttcggaatcaagatctcggtcgagacggtgttcgaccatccgaccgtcgccgccctcgcggcagtgctctcggtgcgatccggtgctgccgtgcggtccggcgcgcgggccgaatgcgcgcccccggtaccgcaggcgcgcggtgaccggtctccgctctcgctggctcagcagcgaatgtggttcctggccaggctggatccggaatcggcggcccaccacatccccatcgcgctgcggttgtcgggcgcgctcgacgtggcggcgctggcggcggccgtgcgcgatgtggtcgagcggcacgaggtgctgcggaccgtgtatccggagatcgacggggtcggttaccagctcgtgctggcggccgagcgggtcccgctggatctgacgccccgcccggtcgacgcatcggagctgccgggcgagctggccgcactggcatcgcgtggcttcgatgtcacgcgggaagtggcgttgcgggccggactgttccaggtcgccgaccgtgaattcgtactcgccgtcgtggtgcatcacattgcggcggaaggcttttcgctggatccgctgacccgcgacctgaccgtcgcctacctcgcccggacgcaggggcacccgccggcgtggacaccgctgccggtgcagtacgccgactacgcgatctggcagcgggaactgctcggttccggcgacgatccggattccctgctgtcccgccagctccggtattggcgcgacactctggccggactgcccccgctgctcgacctgccgaccgaccgtccccgccccgcggtgctcgcaacggccggggccgcttacggattcgagatcgacggcgagctgcgcgccgggctcgagcgactcgcgcgcgatcgcggcgcatcgctgttcatggtggtgcacgccgccctcgccgtcgtcctggccaggctggcgcgcaccgacgacatcgcgatcggcaccccgctggccgggcgtggcgcgcgcgagctggacgacctgatcggcatgttcgtcaataccctggtgctgcgcaccggaatcgacgcggccgagccgttcgcgcggctgctcgaccgcgtccgcgagaccgacctggccgccttcgaccacgccgacgtgcccttcgaatgcctggtggaggccctggatccgccccgcaccgaggcgtatcagccgctggtccaggtgctgctgatcttccagaacctcggcgaacaggcactggcgctacccgatctcaccatcgccggtgtcgaatcggagtgcgatatcgcggaattcgatctggagctgaccgtcgtcgagcagcccggcggcgggctgcactgctgctggcgctacgccaccgatcttttcgaccagacgcgcatggcggcgctggcacggcagctgaaccgggtgctggccgcggccgtggccgacccggacctgccggtgggggacctgccactgctgacggcggccgaacgcgccgcgctgaccgtggcgggatccggtgcgcggcagccggtgtcgccgggcacgctgctcgaccccttccacgcctgggcggcccgcacatccgatgccgtcgccgtggtgtccgacgatcggagctacacctacgccgaattcgcggcgtgggtgaacaggctcgcgcgagagctgatctcctacggcgtcgggcccgagacccgggtggcggtggccatcccgcggtcgccggagatgctcgcggcgatctacgccgtgctgaccgccggcggcgcgtacgtgcccatcgaccccgaccacccggccgagcgcatcaggcacatcctcgatacggtccggccggtgtgcgtgctgaccgcgggcaccaggatcgacaccgcggcggtgccggaggtgtccctggaatggctggatctgtcggcgcacccgaccgatccggtcaccgacgcggagcgccgtgcgcccctgcggttgtcgaacgccgcctacgtgctgttcacctccgggtccaccggccgccccaagggcgtggtggtcacccaggccgccgtggtgaaccagatggcctggatgcgagggcaatacgacctgcggcccgccgacgcgttcctgcacaagacgccggtcaccttcgacgcctcggtctgggaattgttcctgcccttgcggatcggcgcgcggctggtggtggcacgccccggcggccatctggaaccggactacctgctggcgaccgcgcgccgccacgacgtggcgatgctggagttcgtgccctccatgctggccgtgctgctcgccgacccgaatgccgaactgcccgggggagtccggtacctgtccgtcggcggcgaggaactgccgccgggactggtggcgcaggtccgggagcggcacccggccgtcgtcgacaacacctacgggcccaccgaagccaccgtcacctcgaccttccaccgctgtgcgcccgccgacggcaaccgggtgccgatcgggcgtccggtgcccaacaccggtgtccgcgtgctggattcgcgactgcacccggtgcccaccggcatcccgggcgaactgtatctgaccggctcgcagctggcgcgcggatacgaggccaccggtgggcagaccgcgcaccgcttcgtcgccgacccggacggcccggcgggcacccgcatgtaccggaccggcgacctggtcgtcatgcgcgccgacggtgcgctggagttcctgggccgcaccgatttccagctgtcgctgcacggattgcggatcgagccaggtgaggtcgaagccgcactgcgcgcacatcccgccgtggaccgggcgaccgtggtcctccgccgcgaacagctgatcgggtatgtgaccgccgcgggcgaggatcgacccgacgtcgaggccgtactggccacggcccgggatcggctgcccggctacatggttccggcgcaggtggtcctgctcgacgaactccctttgggcgcaacgggaaagctcgaccgcgccgccctcccggagccggtgctgcccgcgcgcgagttccggccgccggtcaccgtcgacgaatgtggcgtggcggcggtgttctccgagatcctcggcatcgaccgggtgggacgcgacgacgacttcttcgcgctcggcggcacctccctgaccaccatccgcgtgcgcgccgcgctcgccgaaaagctggagctgccggtgcctttgcgcctgctgttcgcccaccccggagtcggtgatctcgcggcggccctgcgcgacgagcccgccgcggccacgaccggtccggacccgcgcgccgacgccgtcctcgatgccgccatcaccgcgagcggttgtatcccggcccggagcggggcaccgcagactgtgctgctgaccggcgcgaccggcttcctgggcgttttcctgctgcgggaactgctcgagcacacctcggccacgatctactgcctggtgcgcgccggatccgatgccgcggcgcgggaacggatccggaccgccgcgcaacgctatcggctcgacctcggcgcgcacgccgaccggatcgtcgccgtcgccggtgatctcgcgcagccgcaattgggtttgagcgcagaacatttcgccgagctcgcggaacgcatcgaggtcgtctgccacaacggcgcgctggtcaatcacctcgaaccctatgcgcgcatgcgcgatgcgaacgtcggcggtaccgccgaggtgctgcgcctggccgccaccacccgggtcaagccggtccactacgtctcgacggcctcgctggcggcggccaccgcgggcgagccgccgagcggcgtgccgggctatgtgctgagcaaatgggtggccgagcagctcgtcgccgccgcgcccgatcgcgggatcccggcggtcatccaccggcccggcctgatcgcgggcgacacccgcaccggagccggaagcaccgacgacgccgtgtggaccatggtgcgcgccatggtgattctcggcatggcaccggagctcggcgacgtcgcgatcgaggtgcacccggtgaatcacgtggccgccgccatcaccggcccgctgcggcactccggtggcgcggcggtcgaatccgggccgtaccgggtgtcgctgcgggatctgatcgaccggctcatcggccggggacaccggctgcggccggtcgatccggaaggcttcggcgcggccctcgcggcggcggccgaacaggcggccgccgccggagaccacaccctcgcccgggccgccgccctgagcatcaacttcaccggcttcggtgcggtcgccgagggagaaaccggacagcggtgccccacgctggacggggacgtgctcgaccgctatctcgactacttcaccgacatcgggttcctcccgtgcccgggcgcccgcgacgcctcgatccccagcaccggcgcgcagtt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cacacttctcgtggtcggagccggccccaaggccatggccgtggccgccaaggcgcacgtgctgcgggaactcggcctgcccgcgccgcgcgtggtgatcgtcgaatcccatgcggtgggcggcaactggctgcccagcggcggctggaccgacggccgccaccgcctgggcaccagcccggagaaggatgtcggcttcccgtaccactccaactgggcgcgcgggcgcaatcgcgagatcgacgcggccatgcgggccttcagctggaccgcctacctggtcgagcacggcacctacgccgagtgggtcgaccgtggccgccccagcccgcagcacgccagctgggcggattatctgcagtgggtcgcgcgccgcaccggcgtcgaggtcgtgatgggtacggtccgaacgatttccgcggcggccgacggctggctggtcaccgtggccgacgccgacggcgcgctgagcaccctcgacgccgaccggctgatgatcaccggtccgggcaacagccgccgcgcgctggccgagcacccgcgggtgctgagcatcgccgagttctgggatctggccgccaagcgtcagctaccggtgtcctcgcgggccgcggtgatcggcggcggtgagacggcgggttcggccatggacgagctggtccgccacgatgtgctgaccgtctcggtgatctcgcccaaggccaccatctacacccgcggcgaaagttatttcgagaactcgctgttcagcgatccggtgaagtggcccgcgctgagcatggccgaacgccgggacgtcatccgccgcaccgatcgcggcgtgttctcggtgcgcgtgcaggagcgcctgctcgccgacagccgcgtgcaccatctgcagggccgcgtggtccgggtggccgcgcgcgacgaggcggtggcgctgaccctgcgcaacgagacccggaccgaccagctgcacaccttcgatctggtggtggacgccaccggcggtgaatcgctgtggttcctggaccttttcgacaccgatgccgcggacctgctggaactggcggtcggcgggccggtggatcaggcgcggctggaggccgccatcggctacgacctggccgtcaccggtctcgaggccacgctctacctgccgaatctggcggccctggcccagggcccgggcttccccaatctgagctgcctgggcgaactttcggaccgggtgctggcccgcgcgcccgaaaaccggcgccgaccggccggggtgggtgcggccaccaatcggattgaga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ccgcgaaatgcctgcggctgcaacgcgagggcgagatagccgccgaggaactgcacgaattgcccaatggcatgccggtcgtcggccgcaaccgctccaatatcgagtttctgtacgaggagatcttcgagaccgaggaatactgccacggcggcgtgagcatccccgaggacggctgcgtcgtcgatatcggcgcgcacgtcggcatgttctccctctacgccaagcggaagtcgcccggcatcaagctcttcgcggtcgagccgatgcccgaactgcggcgcatgtaccgcgccaatgccgccctgcacgacctggacgccaccctggtgccgtacgccatcggcgcggaggccaccaccgacaccttcacctactacccggagatgtcggtgctctccgggcgcggcaccgacagccgcgagcagtacgacatcctgcaacagttcatccacaccgcataccgtgcggagaccgcggatctcggtgacaagctggtcgatcagctgatcgccgatcggctggactgcgagcaggtccaggtcgcgatccgcccgctctcgcacatcatggacgagttcgggatcacccgcatcgacctgctcaagctcgatgtcgagggcagcgaactcgacgcgctgcacggcatcgaggaccggcactggcccctcatcgaccgcatggtcatcgaggtcaatgatgtcgaggaccggctggcccgcatccgggaactgctgggcgagcgtggattcgaggccgaggcgcgggtctcgcccaatgtggtgggcaccgacctgcacatcgtgtacgccatccggcccgcgctgcgcaccgcgctcggcgacgccggtgacaccgcctcggagctgctggagccgaacgagaaatggagtgcgccgggcgctctcggcgcgctgctgcgggcgcggctgggcgagcggctgcccggatacatggtcccggatgtggtcatggtgctggacgcgctgccgttgacggtgaacggcaaggtcgacaaggcggccctgcccgaaccggtggcggcgcgggcgacctaccgcgcgcccgccaccccggtcgaggaggtggtggcgaccgtctacgccgaggtgctcggggtggagcgggtgggcgtcgacgacgatttcttcgtgctgggcggcaattcgctgtcggccacgcgcctggcggcccggctcacggacggcgtcggcctgcccgtggcggtccgggatgtcttcgaagcctcggtggtgacggagctggccgacctgctgaccgcccgggtggcggcggctccgagcgtcgtggaggggccgcgcctgcggccgcggccgcggccggatcgggtgccgctgtcgttcgcgcagcagcggatgtggttcgtgaaccgcttcgatccggagtcgctggcatatcacattccgatggtgatccgcttgtccgggccgctcgacgtggcggcgctcggcgcggcggtgtgggatgtgctggcgcgccacgaagtcctgcgcacccggtacccggacgcggacggcgtgccgttccaggtcgtggtgcccgtcgaggaactgtgtgcggcggccgacgtggatctgcacgccgtcccggtgggcgaatccgggctggcggcggccatatccacggtggtctcggcgggtttcgaggtggccgaacgggttccgctgcgcgcccggctgctcaccaccggcgacaccgaattcgtgctgctgctggtggtgcaccacatcaatgccgacgggttctcgatggcgccgctcgcgcgggacctggccgccgcgtacctggcccgccacgacgggcggcaaccggactggcagccactgccggtgcagtacgcggactacgcgctgtggcagcgcgagctgtccgaatcagcggagggatcggaatcgaccgtcgcgcaacagcttcggtactggaccgcgcaattgtcggagctgccggaggttttggagctacccgcagatcgcccgcgcccggctgtggcctcgaatcgaggtgcgagccacggtttcgtcctcgcaccggcggtcgtggacggcatgcgggcgctcgcccgggcccggggcgtcacggtgttcatggtcttccacgcggcgctggcggtggtgctgtcgcggctgtcgggcagtgccgatatcgccgtgggctcaccggtgtccggacgcggcgcggccgaattggacgagctgatcggcatgttcgtcaataccgtcgtgctgcgcacccggatcgacgagtcggcggcgttcaccgcgctgctctccgacgtccgcagcaccgacctggatgcgttcgcgcacaccgatattccgttcgaacaggtcgtggaggccctggatccgccgcgcagccgggcgcatcacccgctgttccaggtgatgctcgcctttcacaatctcgacgcggcccggttcgaactcccggacgtggtggtgactgcctcgggcgcggacaccgggatcgaggggttcgatctgaccttcacactgaccgacacaccccgctccgacggcgcgattccggtcgatctgggctatgccaccgacctcttcgactccgccaccatcgcggcgctggtcggacggctccagcgggtgctggcgacggtcaccgccgatcccggtatcgcggtgcgcgacatcgaaattctcgcaccgtccgagcgggagtcgcttctcggcgagtggggccgccacggcgcacccgaccgcgccggtgcccaggatcgccccgtcctgacgcttgcggccctgctggccgccgccgtcgccgccaacccggacggcgacgccgtcgtcgacggcgaacgccgaatgtcctaccgggacctcgatgaacggtcgaatcgcctggcgcgtgcgctgaccgggcgggggataggtccggaatcggtggtcgcgatcgaagtaccgcgctcgctggactgggtcctggcggtgtgggcgatcaccaagaccggtgcggccttcctgtcgctggaccccgcgcatccggaagagcggaaccggttcgtgcgcaacgattccggagcctgcggcgtgctggcgcgggataccgccgggatcgagggactcggggtggagatgatcgacgccggtacgaacgagcccggcatgggcccgcgcggcccggtgagcgtggacaaccccgcctacgtcatctacacctccggttcgaccggacgccccaagggcgtggaggtcacccacgccgggttgtccgccctggtcgccgaccacgcccggcgctgcgcggtggacgcggattcccgtgtcctcgacgtggccgcccgaaccttcgacgcggcgatcctggaactgctgctggccgtgtccggcggtgcggcgctggtggtcgcgccacccgatgtgtatggcggacaacgtcactgggagctgatgcgcgatcggcgcatcagccacgccttcgtcactccggcggtggccgcctctctcgacccggccgggctcgacgacctgcggatcctgctgaccggcggcgaccagtgctcgccgcaactggtgaaccgctggtcgggaacagatgccgcgggcatccgccgggtgcacaacctgtacggccccgccgaagcgaccatctgggtcaccggtgcggagctgttgccccaccggccgatcgggatcggcggcccgatcgcgggcatgagcgccgtggtcctggacgcgtcgctgcgcccggtaccggtgggtgtggtcggtgagctgtacgtcgcgggacccggtgtggcgcgcggctatcgggaccgggcgggcacgacggccgcgcgcttcgtggccgaccccttcggcgtacccggtgcccgcctgtaccgcaccggcgaccttgtgcgctgggtcggtaccgccactgccgccgcatccgaatccggcactcccacactggagttcgtgggccgctccgatttccaggtgaaggtgcgtgggcagcgcctcgagctgggcgagatcgaggccgtactgtgcgccatagatggcatcgagcaggccgtggccgtcgtcgacacccacggcgacagcgcgcgggtggcgggatacgtggtggccgggccggggcgatcgatcgaacccgaacaggtccggcgattcgcgagcgagcggctgcccgcctacatggtgcccgatgcagtggtggtgctcgcggagctgccgctgacggcgaggggcaagatcgatcgccgcgcactgccggaaccggtgttcgcgcagcgggaattccgtgcgcccgcgtcgccggtcgaggagatcgtggccggggtgttcgccgaggtgctcggggtggagcgggtcggtgcggatgacgacttcttcgccctgggcggtgattccatcgtctcgatccaggtggtgtccaaggcccgagcccggggcgtggtgttcggtccgcgggatgtgttcgagcagcggaccccggcccggctggcgggccgcgcccggatcgtgggcgaggccggcggtggcctggccgaactgcccggcggcgggacgggggagttgccgctgtggccggtggcgcggtggatgctggactggggcaggggattcgagcggttcgaacagcacgtggtggtgccggttcccgccggtgtggacgagcccggtctgctcgcggcgattcgcgcggtgctggaacgccacgacatgctgcgatctcgcctgcggcgtggcgagaccggggactggtcgctgacggtgcggtcgcccgacgccatcgacgcgaccacactcttgcggcggtgcacggccggtgccgacttcgatgccgaggcgaatagtgccgccgcgcaactggatccgctggcgggcgcggtgatccgattcgtctggcagccgtccgccgccggtgcgcccggacgactgctggtcgtcgcgcatcacctggtggtggacggcgtgtcgtggcgggtgctggtcccggacctgctgtcggcgttcgcgcggatcgagaccggtgccacgccggtcctggaaccggtcggaacctcgatgcggcgctgggtacacggcctgaaggaggccgccgcggacccggccaggctcggcgagctgcccctgtggcgggccatggtcgacggcgcggatccacgctggggcgcacgggaattggacccgacgcgcgacaccgccgccaccctcgaacaggtgcgggtcgaactgcccgaatcggtgacgcgcgggctgctgaccagcgttccggccgccttccacggcgaggtcaacgacggcctgctggccggtttggcggtagccgtgcgcgggtggcgggcacgccggggaatcgacgatgcctcggtgctggtgcggatggaaggccacggacgcgaggaacaggccgtgccccgtgcggatctgtcgcggacggtcggctggttcacttccgtgttcccggtgcgattcgacctggacggcatcgagtgcggggatggtctcggcggggatgcggttgcggcggcggtgttctcggtcaaggagacgctgcggtcgatcccggacaagggcatcggctacgggctgctgcggtacctgaacgacgagaccgcggcggcgctgccggatcgcatgccgggccggatcggcttcaactatctgggccgggtatcggccaccgacgccgacgcgagtggaatcgacaccggtgcgggcgaagtggagatcgccccggatcccgcgctgccggtcaccctggcagtggatatcaacgcgatcgtggtcggcgatcgactgcgcgccgacttccgcttcccgcgcactctgctcgacccctcggaggtcgaagagctggccgccctgtggacccgggccctgaccgcgatcgccgagcacgccgaaacccccggcgcgggtgggcattcccctccgacttcgatctggtgcgg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cgtggatcgatcgaagcccgccgagatcgaggacgtgctggcgctgagcccgttgcaggaggggctgttctcgctggcgcggctggcgggggacggcgtcgatctgtacacgatgcagttcgtgatcgatatcggcgggccgctggatgtgacggtgctgcggcggtcggtcgaggtgttgctggagcggcatccgaacctgcgggcggccttctgggatcgggatctgcccaagccggtgcagatcgtgccgacctgggtggagctgccgtgggccgagatcgacgcgcggccagaggaattcgacgatatcgccgcggcggatcgggagcgcgcgttcgacctgggcaagggcccggcgctgcgggtcaccctggtgaacctgcccggtggccgccgccgcatgatcctcacgacgcaccacatcctcgtggacggctgggcggtcgcggtgttcttccgtgagctcatcgcggtgtacgaggccgggggagtggccgcggccctgcccgccccacgcccctaccgcgactacatcggctggctcgccgcccaggacaccgccaccgccgaccgcgcctgggccgactacctgcgcccactgtccggcccgctcatgctggccgacgccggtgccgccgagatcggcacggtcataccgcagcgcacccgccactacctgaaccccgacgagaccaagcgtctgatccagtgggcgcgcagcaacggcctcaccctgggcacggtcgtccaattcgcgtgggccgtggtgctttcccgcctcaccgaccgccgcgacctggtgtacggcaccaccatctccgggcgacccgactccctgcccggcgtggaaaccatgatcgggttgttcatcaacaccgtccccgcccgcgtaatcctggaccgcaccaccacgattcgcgagcagtgccgcaccctgcaacgcgaacaggccgccatgcgcgacgccggctacctgagcctgtccgccatccagcgcaccgccggccacggccccctcttcgacgtcctcttcgtcttcgagaacgctcccatcggcgcggccaccgaccccatggtcacctgcgacggcacccgcttcctccccgtcgccatggaaagcctcgtccactacccactctcggtggtctcccacctcgaggacaaccgcctggtggtagccctggaagccatcgccgaagccctaccccacctcccgatccccgacctgggcgcgcgcatcctctcggccctgcgccaactccccgaccacgccgactccacccccgacgctctggacgtcctgctgccaacggagcgggccgaactcggggccgtagccaccgccgacccggcggatcatgctgtgctggagaccattccagtccaaacaggatcggtgctggaactgttcgtgcgtcaggccgaagctacgccgaatgcgtcggcattgagcaccgcgagtgcccattacacctatcgcgagctgcacgaggcggccggccgtctggcctcggaactcaccgcccagggcgtcggcccggaatccgtggtgggccttgccctcccgcgctccgccgactcgatcatcgccatcctggccaccctgtacgcgggcgcagcctatgtgcccgtggacatctcggccccgtcggcccgaatcgaatcgattctgcgccaggccgacccggcgctcgtcctggccgtcgccgataccctcccgctgctgcggaccgccatcggcgatgcgcaaccgatgctggtactcgacgctatcgcgacagtcgaacatgttgcggcccagccggtttcgctaccccgtgccgtgtgtccggacagttgcgcctatctgatcttcacatcggggtccaccggagagcccaagggcgtcatgggcactcacgccgccctggcctcgtacttcgccgatcaccgtgaccgtgtctatcgtccggcgcgggcacggctggggcgggcgttgcggatcgcgcatgcgtggtcgttgagtttcgacgcctcctggcagccgctgatcgggttgttcgacgggcatgccgttcaccttttcgacgagaccgagatgcgggatgcgcaaggcttggtcgagggggttatccggcatcgggtggacatgatcgacacctcgccgtcgatgttcgcgcagctctcggcggctggactggtggatggtgatcacctcaccgtgctcgcgctcggcggcgaggccatcggacctgcgctgtgggagcggctgcgcgcactgcccgccacggcggtctacaactgctacgggccgaccgagaccacggtggaggcggtcgtagcgaccgtgaacaccggtgggatggatgagctttcgcaggccggggcggttcccgtgatcggccgaccggtggatcggatggcgggtcgtgtgctcgactccgcactgcggcccgtgccgcgcggcgtggtcggtgagctgtacctgtccggtggtcagctgactcgcggctatgtcggccgggccgcacagaccgcggaccgcttcgtcgccgaccccttccggagcggtgcgcgcatgtaccggaccggagatctggtgcggcagttgccttccggtgagatcgcttacctgggtcgggccgacgatcaggtgaagattcgcggctatcgcatcgagatcggcgatatcgaatcggcgctgtcgcgggtgcccggggtgcgggaggccgcggttgtcgtggtcacccggccgagtggaccgaccctggtcggcttcgcggtgacggacggcgacgacgatggaatcgctctgcgcgcacggctttccgaacagctgcccgcgtacatggttccggctcgcatcgtgactgtgcccgcgctgccggtcacgcccaatggcaagctcgacgtccgcggcctggcggccaccggattgagcctgctcggcacatccggtcccggcatcgcaccgcgcacggccaccgagcgcgccctgtgcgcggccttcgccccggtgctgggcggccggaccatcggcatcgacgacgatttcctggcgctcggcatcgacagcattgtcgcgatctccctggtggacaaggcccgccgcgcgggcttgccgatcagcccggccatggtgctggccacgccgaccgtgcgcgatctggccgccgcggtcgatatcaaggcggcacaaccggattcggtccctgccgagcacgggaccggatacggagaagtgcccgcgaccccgatcatgcggtggatgtacgagttcggcggctaccggcgactcaccctgtccaccctggtgacgctggaggccggaatcgacaccgcgcgactggaatcggcactgcaggcggtgctcgacggccacgaaatgctgcgcgcacagctctcccacaccgaatcggggccggtactcatcacccgggaacgcggcgcggtgcgggccgccgacctgctgaccgaggtgcccgtcgacggcgatctcggtgcggcgctggaggttcgatcacgcacggccatcgaccggatccacccggaagccggaatcatgctgcaggcggtgcgattcatccggccatccggtgacgtgctgctgctgactatccatcatctgtccgtcgatcccgtctcctggcacatcatcctcggtgacctcgccgatgcctggcagcggatcgaggcgggcgagacaccgcgcatcgcaaccgaatccacgtcctaccggcgctggggtcagctgctcgccacgcgtggtgacacccgggaggtgcggtcccagcgcgagttctgggccacccagctggcaggcggtgacgccccgatcggccgccgccgccccgacccgcgcaccgacacctgggattcctaccggatcaccccggccttcacggatgtggacgcaacgcgcggcctgctcgcgaccgccggtcagagcgagcgcgccgccggaacccacgaattcctgctcaccgcactggtcctcaccttgaaaacctggcgggccgaacgcggccaggacggctcggcgggcgcactggtggccctggagggtcacggccgcgaggacgcccgggtggcggccgaagccgacaccgcgcgcaccgccggctggttcaccagcatctacccggtgcgactggccgccggtatgggtatcgacgtgatccgcgccgaggccgatccggctgccgccaccgtcctgctggaaaccgttgcggcacaggtcaatatggtgccgaacaagggcctcgactacggcacgctccgctatggcggcaccgcgccggaactcacggcggacgccgaaccgcaggtgctgttcgactacctcggtcggatggatctgaccgcggccacggggacggataccccgttcgctcctgtcaccgacctgaccctgcaccagcggctgcccatcgcccccgaaccggatatgccgctgcgctacgccctggacctgatcaccgccgtctacccgggcgcgcagggtccacagctggtcaccctgttccgatggagcacagcgcttttcggcgaggccgagatcgagcgattcggccagatctggcagcgcgccgtgacggcgctgaccgccgcgaacgcggcgctcagccccgcacagacgctcagccccgc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cgtggatcgatcgaagcccgccgagatcgaggacgtgctggcgctgagcccgttgcaggaggggctgttctcgctggcgcggctggcgggggacggcgtcgatctgtacacgatgcagttcgtgatcgatatcggcgggccgctggatgtgacggtgctgcggcggtcggtcgaggtgttgctggagcggcatccgaacctgcgggcggccttctgggatcgggatctgcccaagccggtgcagatcgtgccgacctgggtggagctgccgtgggccgagatcgacgcgcggccagaggaattcgacgatatcgccgcggcggatcgggagcgcgcgttcgacctgggcaagggcccggcgctgcgggtcaccctggtgaacctgcccggtggccgccgccgcatgatcctcacgacgcaccacatcctcgtggacggctgggcggtcgcggtgttcttccgtgagctcatcgcggtgtacgaggccgggggagtggccgcggccctgcccgccccacgcccctaccgcgactacatcggctggctcgccgcccaggacaccgccaccgccgaccgcgcctgggccgactacctgcgcccactgtccggcccgctcatgctggccgacgccggtgccgccgagatcggcacggtcataccgcagcgcacccgccactacctgaaccccgacgagaccaagcgtctgatccagtgggcgcgcagcaacggcctcaccctgggcacggtcgtccaattcgcgtgggccgtggtgctttcccgcctcaccgaccgccgcgacctggtgtacggcaccaccatctccgggcgacccgactccctgcccggcgtggaaaccatgatcgggttgttcatcaacaccgtccccgcccgcgtaatcctggaccgcaccaccacgattcgcgagcagtgccgcaccctgcaacgcgaacaggccgccatgcgcgacgccggctacctgagcctgtccgccatccagcgcaccgccggccacggccccctcttcgacgtcctcttcgtcttcgagaacgctcccatcggcgcggccaccgaccccatggtcacctgcgacggcacccgcttcctccccgtcgccatggaaagcctcgtccactacccactctcggtggtctcccacctcgaggacaaccgcctggtggtagccctggaagccatcgccgaagccctaccccacctcccgatccccgacctgggcgcgcgcatcctctcggccctgcgccaactccccgaccacgccgactccacccccgacgctctggacgtcctgctgccaacggagcgggccgaactcggggccgtagccaccgccgacccggcggatcatgctgtgctggagaccattccagtccaaacaggatcggtgctggaactgttcgtgcgtcaggccgaagctacgccgaatgcgtcggcattgagcaccgcgagtgcccattacacctatcgcgagctgcacgaggcggccggccgtctggcctcggcactcaccgcccagggcgtcggcccggaatccgtggtgggccttgccctcccgcgctccgccgactcgatcatcgccatcctggccaccctgtacgcgggcgcagcctatgtgcccgtggacatctcggccccgtcggcccgaatcgaatcgattctgcgccaggccgacccggcgctcgtcctggccgtcgccgataccctcccgctgctgcggaccgccatcggcgatgcgcaaccgatgctggtactcgacgctatcgcgacagtcgaacatgttgcggcccagccggtttcgctaccccgtgccgtgtgtccggacagttgcgcctatctgatcttcacatcggggtccaccggagagcccaagggcgtcatgggcactcacgccgccctggcctcgtacttcgccgatcaccgtgaccgtgtctatcgtccggcgcgggcacggctggggcgggcgttgcggatcgcgcatgcgtggtcgttgagtttcgacgcctcctggcagccgctgatcgggttgttcgacgggcatgccgttcaccttttcgacgagaccgagatgcgggatgcgcaaggcttggtcgagggggttatccggcatcgggtggacatgatcgacacctcgccgtcgatgttcgcgcagctctcggcggctggactggtggatggtgatcacctcaccgtgctcgcgctcggcggcgaggccatcggacctgcgctgtgggagcggctgcgcgcactgcccgccacggcggtctacaactgctacgggccgaccgagaccacggtggaggcggtcgtagcgaccgtgaacaccggtgggatggatgagctttcgcaggccggggcggttcccgtgatcggccgaccggtggatcggatggcgggtcgtgtgctcgactccgcactgcggcccgtgccgcgcggcgtggtcggtgagctgtacctgtccggtggtcagctgactcgcggctatgtcggccgggccgcacagaccgcggaccgcttcgtcgccgaccccttccggagcggtgcgcgcatgtaccggaccggagatctggtgcggcagttgccttccggtgagatcgcttacctgggtcgggccgacgatcaggtgaagattcgcggctatcgcatcgagatcggcgatatcgaatcggcgctgtcgcgggtgcccggggtgcgggaggccgcggttgtcgtggtcacccggccgagtggaccgaccctggtcggcttcgcggtgacggacggcgacgacgatggaatcgctctgcgcgcacggctttccgaacagctgcccgcgtacatggttccggctcgcatcgtgactgtgcccgcgctgccggtcacgcccaatggcaagctcgacgtccgcggcctggcggccaccggattgagcctgctcggcacatccggtcccggcatcgcaccgcgcacggccaccgagcgcgccctgtgcgcggccttcgccccggtgctgggcggccggaccatcggcatcgacgacgatttcctggcgctcggcatcgacagcattgtcgcgatctccctggtggacaaggcccgccgcgcgggcttgccgatcagcccggccatggtgctggccacgccgaccgtgcgcgatctggccgccgcggtcgatatcaaggcggcacaaccggattcggtccctgccgagcacgggaccggatacggagaagtgcccgcgaccccgatcatgcggtggatgtacgagttcggcggctaccggcgactcaccctgtccaccctggtgacgctggaggccggaatcgacaccgcgcgactggaatcggcactgcaggcggtgctcgacggccacgaaatgctgcgcgcacagctctcccacaccgaatcggggccggtactcatcacccgggaacgcggcgcggtgcgggccgccgacctgctgaccgaggtgcccgtcgacggcgatctcggtgcggcgctggaggttcgatcacgcacggccatcgaccggatccacccggaagccggaatcatgctgcaggcggtgcgattcatccggccatccggtgacgtgctgctgctgactatccatcatctgtccgtcgatcccgtctcctggcacatcatcctcggtgacctcgccgatgcctggcagcggatcgaggcgggcgagacaccgcgcatcgcaaccgaatccacgtcctaccggcgctggggtcagctgctcgccacgcgtggtgacacccgggaggtgcggtcccagcgcgagttctgggccacccagctggcaggcggtgacgccccgatcggccgccgccgccccgacccgcgcaccgacacctgggattcctaccggatcaccccggccttcacggatgtggacgcaacgcgcggcctgctcgcgaccgccggtcagagcgagcgcgccgccggaacccacgaattcctgctcaccgcactggtcctcaccttgaacacctggcgggccgaacgcggccaggacggctcggcgggcgcactggtggccctggagggtcacggccgcgaggacgcccgggtggcggccgaagccgacaccgcgcgcaccgccggctggttcaccagcatctacccggtgcgactggccgccggtatgggtatcgacgtgatccgcgccgaggccgatccggctgccgccaccgtcctgctggaaaccgttgcggcacaggtcaatatggtgccgaacaagggcctcgactacggcacgctccgctatggcggcaccgcgccggaactcacggcggacgccgaaccgcaggtgctgttcgactacctcggtcggatggatctgaccgcggccacggggacggataccccgttcgctcctgtcaccgacctgaccctgcaccagcggctgcccatcgcccccgaaccggatatgccgctgcgctacgccctggacctgatcaccgccgtctacccgggcgcgcagggtccacagctggtcaccctgttccgatggagcacagcgcttttcggcgaggccgagatcgagcgattcggccagatctggcagcgcgccgtgacggcgctgaccgccgcgaacgcggcgctcagccccgcacagacgctcagccccg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a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ccaccgagcagatcgagcgctacggcctcgattcagcctcgcgtgctttgcatttcgcctcgccgtcgttcgatgcgtcgattctggaattcctgctcgcggtcggcggggccggaacgctggtggtcgtgccgccgggtatctacggcggtgaggaactggcggagctgattcgccgtgagcgggtcacccatgcgctcatcactcccgcggtgctggccaccctggatccggccgggctcgacagcctgcgcgtcctgatcgccggtggcgaagccgtcgcggccgagctggtcgcgaaatgggcggttcccattggcgaagggaccctgcgggacggcgcgattcgggccttccacaatgcctacggtccgaccgaggccacgatcatgacc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a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tcaccgagcaggtcgagcgttatcggctcgattcgtcctcgcgtgctttgcatttcgcttcgccgtcgttcgatgcgtcgattctcgagttcctgctcgcggtcggcaatgccggaacgctggtggtcgtgccgccgggcatctacggcggtgaggaactggcggagctgattcgccgtgagcgggtcacccatgcgctcatcactcccgcggtgctggccaccctggatccggccgggctcgacagcctgcgcgtcctgatcgccggtggcgaagccgtcgcggccgagctggtcgcgaaatgggcggttcccattggcgaagggaccctgcgggacggcgcgattcgggccttccacaatgcctacggtccgaccgaggccacgatcatgaccaacttgagtgatgtgctggtcccgggtgctccggtcaccatcggtggcccgatccggggtgtgcggtcgctgatcctcgacgatcggttgcagccggtgccggtcggtgtggcgggtgagttgtatgtggcgggcacccagctggcccgcggataccacgcgcgagcgggcttgacggcggatcggttcgtggccaatccgttcgccgtgggggagcggatgtaccgcaccggtgacgtggtccgctggacctcggacggtgaggtcgagtacgtcggtcgttccgacttc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c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ccaccgagcagatcgagcgctacggcctcgattcagcctcgcgtgctttgcatttcgcctcgccgtcgttcgatgcgtcgattctggaattcctgctcgcggtcggcggggccggaacgctggtggtcgtgccgccgggtatctacggcggtgaggaactggcggagctgattcgccgtgagcgggtcacccatgcgctcatcactcccgcggtgctggccaccctggatccggccgggctcgacagcctgcgcgtcctgatcgccggtggcgaagccgtcgcggccgagctggtcgcgaaatgggcggttcccattggcgaagggaccctgcgggacggcgcgattcgggccttccacaatgcctacggtccgaccgaggccacgatcatgaccaacctgagtgatgcgctggtcccgggtgctccggtcaccatcggtggcccgatccggggtgtgcggtcgctgatcctcgacgatcggttgcagccggtgccggtcggtgtggcgggtgagttgtatgtggcgggcacccagctggcgcgtggttaccacgcgcgagcgggcttgacggcggatcggttcgtggccaatccgttcgccgtgggggagcggatgtaccgcaccggtgacgtggtccgctggacctcggacggtgaggtcgagtacgtcggtcgttccgacttc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c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tcaccgagcaggtcgagcgttatcggctcgattcgtcctcgcgtgctttgcatttcgcttcgccgtcgttcgatgcgtcgattctcgagttcctgctcgcggtcggcaatgccggaacgctggtggtcgtgccgccgggcatctacggcggtgaggaactggcggagctgattcgccgtgagcgggtcacccatgcgctcatcactcccgcggtgctggccaccctggatccggccgggctcgacagcctgcgcgtcctgatcgccggtggcgaagccgtcgcggccgagctggtcgcgaaatgggcggttcccattggcgaagggaccctgcgggacggcgcgattcgggccttccacaatgcctacggtccgaccgaggccacgatcatgaccaacttgagtgatgtgctggtcccgggtgctccggtcaccatcggtggcccgatccggggtgtgcggtcgctgatcctcgacgatcggttgcagccggtgccggtcggtgtggcgggtgagttgtatgtggcgggcacccagctggcgcgtggttaccacgcgcgagcgggcttgacggcggatcggttcgtggccaatccgttcgccgtgggggagcggatgtaccgcaccggtgacgtggtccgctggacctcggacggtgaggtcgagtacgtcggtcgttccgacttccaggtcaaggtgcgcggtttccgcatcgagctgggcgagatcgacgcggtgctggcctcgcacgagaccgtcgacttcgcggtcaccgtggggcacaagagcaccgcgggcgcgaccgcgctggtctcgtatgtgctgccggtggccggtggtgacgtcgatgtcgcggtgctcaccgagcacgtggcggcgctgctgccggaatacatggtcccggcgt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cttcctgcgcgtgctggaagcgatcgcggccgacccggagatcggtgtcggcgcgatcgacatcctcgatgggagcgagcgggccgatctagtggcccgtttcggcctgcccgccatgccggcacggaccctgccgcaactgatcgccgatgccgtcgccatcgatcgcgacgcgcccgcggtcgtgttcgaggggcggagtctgtcctacggcgagctggatgagcggtcgaatcgcctggcgcgcttgctgatcgggcatggtatcggtgccgaggatctggtcgctgtcgcggtgccgcgttcggatgagtcgtacctggccgagtgggcggtgtccaagaccggtgcggcgttcgtgccgggggatccgaactacccggcggaccgtatcacccacatggtcaccgactccggatccctggtcggcctcaccgtggcgtcggtgcaggcaagcctgccggatacggtcgagtggctggtgctcgacgagatggatccgaatgcgttctcggacaactag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c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gcgggccgatctagtggcccgtttcggcctgcccgccatgccggcacggaccctgccgcaactgatcgccgatgccgtcgccatcgatcgcgacgcgcccgcggtcgtgttcgaggggcggagtctgtcctacggcgagctggatgagtcgctcgaatcgtctggcgcgcttgctgatcgggcgtggagtcggtgccgaggatctggtcgcgatcgcggtgccgcgttcgt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cgcgcgcggcgcggcgcggctgggtgcgctgatctcggcgcgggtgccggggcggctgctgttcaccgcgccgaccgtcgcggcgctggcgcgggagctggccggactcgagggtgcgggcgggcgcgcaccgctcgaggcgcgcccgcgtccggaacgcattcccctgtccccggcacagcagcggatgtggttcctcaaccagttcgacccggcgtcggccgcggacaatattcccctcgcgctgcgggtgaccggcgcgctggacgtgacggcattgcgggccgcgttcggcgatgtgatcgagcggcacgaggcgctgcgcaccgtctacccggccgtggacggtgtcgggagtcagatgattctgcctgcggcagaggtgattccggacctggtgccgcgac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a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g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t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gccgcaccggggaactgggcagtatcccgcgtcccgagcggctgccgctctcgcccgcgcagcagcgcatgtggttcctcaaccgcttcgaggatctcggcgacggcaccg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a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gtgatcggcatgttcgtcaataccctggtgctgcgtacccgggtatcgggacagcagtccttcgcggatctcctggcggaggtcaaggattcggatctgggcgcgttcgcgcacgcggatatgccgttcgagcgcctggtcgagctgctcaacccggagcgctcgaccgcgcgcaatccgctgttccaggtggcgctgtcgttcgagaatctgcccgatgccggattcgaattgcccggattgcgggtcggcggtgtcgatttcgagatcgacacagcgaaattcgacctggagctgagggtggtgggagcggccgattccggcgcgaccggcatcctcaccttcgcgcgcgacctgttcgaccgggcgacggtccaagggttcgcgcagcgcttcctgcgcgtgctggaagcgatcgcggccgacccggagatcggtgtcggcgcgatcgacatcctcgatgggagcgaacgggccgatctggtggcccgtttcggactgcccgccctccccacacggacgttgccggagctgatcgccgatgccgtcgcggtcgaccccgcagcgcccgccgtggtgctcgaggggcggagtctgtcctacggtgagctggatagtcgctcgaatcgtctggcgcgcttgctgatcgggcgtggagtcggtgccgaggatctggtcgcgatcgcggtgccgcgttcgtctgactcgtacctggccgagtgggcggtgaccaagaccggtgcggccttcgtgccggtggatccgaactacccggccgatcgcattgcccacatggtcaccgactccggttcgcggttcggcctgacggtgagtgcggtgcgggccgggctgccggattcggtcgagtggctggtgctcgacgagctggaaccgaatgcgttcgcggacaccgtgatcgacgattcggaccgggcgcgccccttgcgtccggagcatcccgcgtatgtcatctacacctcgggttcgaccggtgtgcccaagggcgtcgtggtcacccacaccggtctggtcaacttcgccaccgagcagatcgagcgctacggcctcgattcagcctcgcgtgctttgcatttcgcctcgccgtcgttcgatgcgtcgattctggaattcctgctcgcggtcggcggggccggaacgctggtggtcgtgccgccgggtatctacggcggtgaggaactggcggagctgattcgccgtgagcgggtcacccatgcgctcatcactcccgcggtgctggccaccctggatccggccgggctcgacagcctgcgcgtcctgatcgccggtggcgaagccgtcgcggccgagctggtcgcgaaatgggcggttcccattggcgaagggaccctgcgggacggcgcgattcgggccttccacaatgcctacggtccgaccgaggccacgatcatgaccaacctgagtgatgcgctggtcccgggtgctccggtcaccatcggtggcccgatccggggtgtgcggtcgctgatcctcgacgatcggttgcagccggtgccggtcggtgtggcgggtgagttgtatgtggcgggcacccagctggcccgcggataccacgcgcgagcgggcttgacggcggatcggttcgtggccaatccgttcgccgtgggggagcggatgtaccgcaccggtgacgtggtccgctggacctcggacggtgaggtcgagtacgtcggtcgttccgacttccaggtcaaggtgcgcggtttccgcatcgagctgggcgagatcgacgcggtgctcgccgcacacgacgacgtcgaccacgccgtcaccctcggccgcgccacccccgccggggaaaccgtgctcgtctcctatgtgcttgccgcacagggtcatacgatcgatcccgacgcgctgatccatcacgtcgccgcgcgcctgccctcctacatggtcccgacggccatcgtcgtgctcgacgaattgccgctgaccccggtcggcaagctggatcgagccgcgctgcccgcacccgaactgcggcctcgggcctaccgggctcccgccacaccggccgaaaccctcgtggccgcggccttcgccgaggcgctgggtctggagcgggtcggcgcggaagacgacttcttcgccgtcggtggtacctcgctgctggcgaccggggtggtgagccggctgcgggagcagacgggcgcagagctgagcgtcgccgacttcttcggcgacgccaccgtcaccggcctggcccgtcgcctcgacgcgctcggacccgcgcggcagcccgacccggccgccgcgctcggcgtcatcctgcccatccgggccgagggcacggccagaccgctgttctgcatccacccgatggccggattggcctggtgctattcgggtttggcccgggttctgccgcccgaccagcccattttcggtgtgcagtcgcccgcgctgaccgaaccggacttcacgccgacctcgctcaccgagatcgcccggcgctacgtcaccgagctgcgcgccgtccaacccgagggcccctaccggctgctgggctggtcgctcggcgcgaaactggcccacaccatggcggcgatcctgcaagaacagggcgaatcggtcgagctgctcgccatgctcgacgcctacccgcaccccgcacgcgccgaggccggactccgggacgcactccaggagaccttcgccggtctcgggctcccggacgccctgtccgggatcggcgatcggctcgaactgagcgaagtggcggtcgacctgctccaggagaccctcgcccgggacttcggcggcgtgccgcgcgagctggtgcgccggatgtccgacgcggtcatccgctcggtggcgctggatcgggacttccggcccggccgctaccgcggaccgctgctgttcttccgggccgacgaccccgaacacgccgcggccgggcgtgccgcggccgattgggcgcccttcgtcaccggcgacatcgtggaccacctcatcccggtcacccacgaaaacatgaccgagcccggggcgctggacggcatcggcgcggtcctcaccgatgtacttcggcggctggacgacccggcggcgaaccgggcccggacctcgacgccggaccccgacccggacattccgtcggggctggacctcgccgatctcgagctgatggggatctcggtgcggaccatcggtttcgatatcgccgagggcacaccgcccgcccgggtacagtcggccgtccgctacctgcgcgaccggcaccccggactgctggtccgcttgcatttcgcgggcgacaaggtcgactcggagatcggggggaatattg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gagctgctgctggctgtcggggctgcggcgacgttggtggtcaccgcgccgacggtgtacggcgggccggagttggcggcgctgctgcgtcgggagcgggtgaaccacatgatgatcacgccgtcggcgttgacctcggtggatccgagcgggctcgacgctttggaactgctcgtcgtcgcgggtgaggcgtgcccgccggagctggtgcggcgctgggcgatttcgcttgccgggggccgatcgcggcggttcgtgaacgggtacgggccgaccgaggccacgattctggccaataccgccgaactgacgccggacgagacggtgaccatcggcggaccgttgcgcaccgtcaccgaatacgtgctcgacgaacgcctcatgccgaccctcgccggtgtggcgggcgaactgtatctggccggagaccagctggcccggggctatcacaaccggcccgggctgaccgccgaacgcttcgtcgcgaacccgttcggcgcgcccggttcccgcgcctaccgcaccggtgacctggtgcggcggacagcggccggggagctggagtatctgggccgcaatgatttccaggtgaagattcgtggttttcggatcgagctgggtgagatcgacgcggcgctggcgtcgtatccgagcgtggacttcgcggtcaccatcggacacgaactcgccgacggggcaaccatactggcgtcctacgtgcacgccgacggcgcggccgcggtggataccgacgaactgatcgccctggccggacgcagcctgcccgcgcacatggtgcccgccgccatcaccgtgctggacacgattccgctgaccccggtcggcaagctggaccgccgggccctgcccgcgcccaagctgcgcgtcgccgaattccgcgctcccgcgggccggctcgaaacactggtcgccgaggtgttcgcggagctgctgggcacggtggatccgatcggtgcggacgacgatttcttcggcctgggcggcaattcgctcatcgcggcgcggggggcggcgcggctgggtgcgctgatctcggcgcgggtgccggggcggctgctgttcaccgcgccgaccgtcgcggcgctggcgcgggagctggccggactcgagggtgcgggcgggcgcgcaccgctcgaggcgcgcccgcgtccggaacgcattcccctgtccccggcacagcagcgcatgtggttcctcaaccagttcgacccggcgtcggccgcggacaatattcccctcgcgctgcgggtgaccggcgcgctggacgtgacggcattgcgggccgcgttcggcgatgtgatcgagcggcacgaggcgctgcgcaccgtctacccggccgtggacggtgtcgggagtcagatgattctgcctgcggcagaggtgattccggacctggtgccgcgaacggtgcgcgaggaggacctgcccgggtggctcgccggggcggcgctgaccggattcgatgtgtcggcccgggtgccgctgcgggtggagctggcccggctcgggccggacgagcacgtgatcgcggtggtcctgcaccacatcgccgccgacggcttctcgaccggaccgttcgcgcgagatctcatgacggccttcctggcccggcgcaacggcgcggtcccgccgtggcggccgctgccggtgcagtacgccgattacacgctgtggcagcgcggggcgctcggcgacgagcacgagcccggttcgctggccgccccccagatcgactactggcgtggggctttggcggggattccggaacgcatcgacctgcccgccgaccgcccgcgaccggccgtggcctccgggcagggcgcgaccttcgccttcgagatcggcgcggacctggtcgcgggcgtcgacgaactcgcccacgccggtggggcctcgccgttcatggtgctgcacagcgtcttcgccgccctgctcgcccggttgtcgcgaaccgacgacatcgtgatcggcagcccggtggccgggcgcggtgagcgcgaactcgacgatctcgtcggcatgttcgtcaacaccctggccctgcgcaccgaggtcgacggtggggccggtttcagggagctgctgcgggccgcgaaggaagtcgacctggctgccttctcgcacgcggagttgcccttcgagcggctggtcgaggtgctcgatccggtccgcacccaggcgcaccacccgctgttccaggtggcgatgttcttccagaacctcgacgcgccgcgcgtggagctgcccgggctggtcgtcgagtccgtcgaatctgatggtgcgatagcgaaattcgacctgcaactgtcgctgctgccgcgtgcgaacgatggcatgggcgcggtgttcacctacgcgaccgatcttttcgacgaggcgacgatcgcgggtttcgcgaggcggctggtgcgcctgctgtccgcggtgattgccgacacctcgaggccgatcggcgacatcgatctcctcgatggcgcagagcgcacgcgaatgctggtggactggaacgatacccggcacgccatccccgaagaatcgctgctcgatggctatcggcgcgcggtggcggctcatcccgatgtggtggcggtgcatttcgagggtgtggagctgacctaccgcgagttcgacgagcgggtgaaccggcttgcccggctgttgatcgctcggggtgtgggtgcggaatcgctggtgggcctggctgttcggcgttcgctggacctggtcgtcggcgtgtatgccgtgctcactgccggtggtgggtatgtgccgttggatccggatcatccggccgagcggatcgcgcatattctcgagaccgcgcgcccggcgtgcgtgctgaccaccaccgccgacgccgtgccggtcccggcagggacgcaggtcgtgagcctggacgcggtggatccgagagcgttttccgctgccccggtatcggatacggaactgctgcgcccggtgcggccggagcatccagcctacgtcatcttcacctccggttccaccggccgccccaagggcgtcgcggtgtcgcatcgggccatccacaaccagatcacctggatgctggccgagtacccgatggggccgggtgcggtctatcttcagaagaccgcgacgaccttcgacgtgtcgctgtggggctactttatgccgctgcgggcgggtgcgaagctggtggtggccacccacgacgggcatcgcgatccggcgtacgtggccgaaaccattgcgcggcacggcgttaccgtcaccgacttcgtgccgtcgatgctcacggtgctcgccgcgcacgccgcgccgggcaccatcgagagtctgcgcgacgtgttcgtgatcggcgaggcgctgccgccggagaccgtcgcggccttcgccggggtgtcggacgccagggtgcacaacctgtacggtccgaccgaggccgccgtctcggtgacctactggcaggcgcgcgaggacgagcacgccaccgtgccgatcggcgtaccgcagtggaatgtcggtgtctacgtactggattcgcgcctgcgtccggtgcccgccggtgtcgcgggtgaactgtatctggcgggtgatcaactggcgcgcggctacgtgcgccgccccgacctgacctcggatcgcttcgtggccaacccgttcggtaccggcgagcgcatgtaccgcaccggtgacctggtggtctggcgggacgccggttcgggccgctcacagcgactggagtacatcggccgcaccgacttccaggtcaagttccgggggcagcgcatcgagctcggtgagatcgagaccgcgctgctggcccggcccgggctgagtgcggcggtggcctcggtcatgccgtccgagctcggtgatcagctggtcgcccacgtggtgccgttgcccgggcgcaccgtcgatgcgtcggcattgcctgctgcactggcggattcgctgccccggtacatgattccgtcggccatcgtggtgctggacgagttcccgttgaatgccagcggcaagctcgatcgcaaggcgctgcccgcgccgagtttcagcgcgcgtcgattccggactcccgcaacggctctcgaagagatcgtggccggtgtcttcgccgaggtgctcggcatagaccgggtcggtgcggacgacgacttcttcgccttgggcggcaattccctgatcgccactgccgtggttgcccggatcggtgcggcgctcggggaccgggtgccggtgcgcaccctgttcgaatccccgaccgtcaccgccctggcctcgacggtggagtcgcgaatccgccgggtccgcaccggggaactgggcagtatcccgcgtccccagcggctgcccctctcgcccccccagcagcgcatgtggttcctcaaccgcttcgaggatctcggcgccggccccctcaccgccggatcggccgcctacaacctgccgttcgcgctgcgactgaccggcgacctcgacgtggacgcgctgagcgccgcgctcgacgacgtggtggccaggcacgaagtgctgcgcaccgtctacccggagacctccgacggcccggcgcagaccgtgctcgccggcggtgcgccgcttccgcgcctggtggtcgcccgcgcggtcgcatccgagatcgccgccgccgtctacgaactggccacgacgccgttcgacgtcacctgggaggtgcccatccgggtgcgactgctggagctcaccgacgcgacgccggacccgcagttcgtgctggccgtggtcgcccaccacatcgccgccgacgcctcgtccatggctccgctggtgcgcgacatcatgaccgcctataccgcgcgccgcggcggcggcgaacccgcctggctgccgctgcgggtccagtacgcggactacgcggtgtggcagcgcgaggtgctgggctccgagtccgatccggaatcggttgcggcccagcagctcgagtactggcgcggcgagctggccggactgccggacctgctggaactgccgaccgaccggccgcgcccggcggcggtgtccgcgctcggttcacgggtcgaggtgcgcatcgatccggccgtgcacgcgggcgtggtgcgcctggcccgcgcgcacaacgcgaccgtcttcatggtcgtgcacgcggccctcgcggccctgctggcccggctgtcggggaccgctgacattgccatcggcaccccggtggcggggcgcggcgagcgcgagctcgacgatctgatcggcatgttcgtcaacaccctcgtgttccggacgcgcgtggacggcggggagtcgttcgcggagctgctggcccggcagcgagagaccgacctgcgggccttctcgcacagcgacattccgttcgagcggctggtggaggtgctcgatccgccgcgcaccaccgcgcatcatccgttgttccaggtgggtctgtcgttccagaacatggcccgcaccgcactggagttgcccggcctgacgatcgcgccggtcgagtcggatgtggatgtgtcgcagttcgatctgcatctggtcgtgtccgacggttacgacgaggccggtacgccgctgggcatcggcggctatctgacctacgcgagcgatctctacgatgccgggacggtcgccggattcgtggaccggctgaaccggttgctcgccgccgtggtctcgaatccggcgctccccgtcggtgatatcgagctgctcgccccggacgagtgggccgcggtggcggccgcgcgcaccgcgaccgcgcacccgctggacgcgaccgcgaacctgctcgcccgattcgaggcgcaggcggcgcgcacgcccgcggcgaccgcgctcagcttcgagggcacgagcctgacctacggtgagttcgccgagcgggtgcaccggctggcccgccatctgatcgcttcgggaatcggcccggacacgctggtggccctgggccttcgccgttccgccgacctggtggtggcgatgtacgcggtgctggccgccggtggcgcgtacgtgccgctggatctggaccagcccgccgaccgcatcggtcaggtgctcgagaccgcgcagccgatgtgggtgctgaccacctcgcgcgacgggttcgaacccgtcgaaccgtgcggattgctccgcatcgacgatttggacttgtcgggctacccgggtgctccggtgaccgacgcggatcggcgcgcgccgctgcgttcctcgaatatcgcctacgtcatcttcacctccggttcgaccggccgcccgaagggcgtcgcggtcccgcacgccgccgtggtcaaccagatcgcttggatcacttcggaatacggcctctcggccgatgatgtagtgctgctcaagacgccgcagaccttcgacgtgtcggtgtgggaactgttcgcgccgctggccgtcggtgcgcgcatggtcgtggccactccggacgggcatcgggatccgcagtacctggcggaggtgattgcggccgagggtgtcacgatcacttcgttcgtgccgtccatgctcagcgtgttcgcgggcggtgtggccgccgaacagctgtcctcgctgcgggcgctgctggtggccggtgaggcgttcacctccgatgtggtgcgggccttccgcagggtcggctcggccgcactgcacaacctctacggccccacggaattcaccgtgcacgccacgcacgcgccggcctccgacgacatgcggggcgctgtcccgatcggtcgcccggtgtggaatgcccaggcgtacgtgctggattcgcggctgaatccggtcctgccgggtgtcgcgggcgagctgtacctcgcgggcagtcagctggcgcgcggctacttcggccgggcggatctgaccgcggatcgcttcgtggccagcccgttcgggttcggtgagcgcatgtaccgcaccggtgatctggtgcgctccgacagcgacgggtccatcacctatctgggccgtaccgacttccaggtgaagttgcgtggtctgcgcatcgcgctcggtgagatcgaatccgcgctgaccgcccacgattcggtggcgcaggcggtcgtggtgctgaactccgacccgcgcaccggcgaccgcctcgtcggatacctggttccgtccggatcgaatgtggatgtgccgctggtgaagtcggcactggccgcggccttgccgtcgtacatggtgccgtcggcgttcgtggtgctcgacgcactgccgctcaatgccaatggcaagctggatcgaaaggcgctgcccgagcccgagttcgaggccaccgccttccgcgcgccgtccaccccgatcgaggagatcgttgccggcgtcttcaccgacgtgctcggctccggccgctccgcctccccgcgctcggtcggcgcggacgacgacttcttcgccctgggcggaaactccctggtggcaacgcaggtcgcggctcgcctgggcgcggcgctcgatacgcgggtgccggtccggatgctgttcgaagcgccgacggtcgccgcgctcgccattcgggtggagcagcaggcgggccgtgggcggaaggcgctgaccgccggaccgcgtccggatcgggtgccgttgtcgctggcgcagcagcgcatgtggttcctcaaccggttcgaccccgcctcggccgcctacaacattccggccgccgtccgtctgaccggtgagctgaatgtggccgcgttgcagcaggccgtggccgacaccatcggccgtcacgagtcgctgcgcaccgtctacccgcagatcgacggcgaaccgcggcaggtcatccggcccgccgccgaggcggtgcccgacctcacgccggtgccggtgagcgtgagctcgctgccgcatcgcatcgccggtgtgctgtcggccggtttcgatgtggcgcgcgagattccggtgcgcgccgggctgttccgggtcgaacctgccgctgtgtccggtggcggcaccgccgccgaatacgtcctggtcttcgtggtgcaccacatcagcgccgacggctggtccatgggcccgttcacccgggacgtcatgctggcctacgcggcgcgggtgcagggcgaggcgccggcctggtcaccgctgccggtgcagtacgcggactacacgctgtggcagcgcgaggtcctcggctccgagaacgatccggacagcctcatctccgcgcaggccgactactggcggaccaccctggccgggctgcccgacgagctcaacctgccctgggatcgcccacggccgccggtgtcctcattgcgcggtggcacggtcgatttcgagatcgatgccgaactgcacggccgcctgcgggacatcgcgcgggaacgcaatgcgacgctgttcatggtcgtgcacaccgccctcgcggtgttcctggcgcgactgtcgggcaccggtgacatcgccgtcggcaccccgatcgcgggtcgcggtgaggccgaactcgacga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ccggccgacctgcgacgcggcctggaaaacctggcgcgggaacgcaatgcgaccccgttcatggtgatccacgccgccctcgcggtgttcctggcgcgactgtcgggcaccgacgacatcgccgtcggcaccccgatcgcgggtcgcggtgaggccgaactcgacgacgtgatcggcatgttcgtcaacaccctggtattgcgcacccgcgtctcgggccagaccttcacggatctgctggccgagaccaaggacaccgatctggctgccttcgcgcacgccgatgtgccgttcgagcgcctggtggaggtgctgaacccggagcgctcgaccgcacgcaatccgctgttccaggtcgccctgtcgttcaccaacctgccggacaccgggttcgagttgcccggattgcgggtcggcgcggtcgatttcgaggtcggcatcgcgaagttcgatctggagctgaccgtcgcgggctgggccgaatcgggcacggtcgggatgttcaccttcgcgcgggacctgttcgacgcggcgacggtcgaggtgttcgcgcagcggttcctgcggctgctcaccgatatcgtcgcgcggccgggccatccggtcggcgatctggagctgctgtcgcccacggagttcgaggacctgaccgaccgtcagggcggcccggcggttccggcgcgcacctacccggacctgatcgccgatgccgtggccatcgatcccgccgcgcccgcggtggtgtccgacggccggagcctgacctacggcgagctggactcccgatcgaaccgcctggcgcgcttgctgatcgagggcggcatcggcaccgaggatctggtggccgtcgcggtgccgcgctcggccgagtcgtacttcgccgagtgggcggtgtccaagaccggtgcggccttcctgcccgtcgacccgacctacccggccgaccgcattgcccacatgctcaccgattccggtgcggtgatcggcctgacggtggccgcggtgcgcgcggacctgccggactcggtcgaatggctggtgctcgacgagctggagccggacgggttcgcggacaacgccatcgccgacgccgaacgggtgcgtccgctgcgtccggagcatccggcctatgtcgtctacacctcgggctcgaccggtctgcccaagggcgtggtcgtcacccacgccggtctggccaacttcgccgccgagcaggtcgaccgctacgggctcgattcatccacgcgcgcactgcatttcgcctcgccgtccttcgacgggtcgatgatggaattcctcatggcgctcggcggtggcggcgccctggtggtggtcccgcccgggatctacggtggcgaggaactggccgaggtcatccgtcgcgagcgggtcacccacgcgttcatcaccaccgccgcgctggccaccttcgcgcccgacggcctggactcgctgcgggtgctggccgtcggcggcgaagcggttccggccgagctgatcgccaagtgggcggtgcgcctgcccgacggcacgattcgcgccttccacgacgtctacggtccgaccgagaccaccatcgtcacgaatatcggtgacccgctggtgccgggcgatcccgtcaccatcggcggacccgtccgtggcatgcggtcattgatcctggacgaccggctgcgccccgtcccggtgggtgtcgcgggtgagctgtacctgtcggggatccagttggcgcgcggctatcacgcgcggccgggcctgagcgcggaacgattcgtggccaacccgttcggtgccggcgagcgcatgtaccgcaccggtgacgtggtgcgctggagcccggatcgccggatcgaatacgtgggccgttccgatttccagctgaaggtgcgcggcttccgcatcgagctcggcgagatcgacgccgccctctccgcgcacgcgagcgtcgacttcgcggtgaccgtcggccatcggcaggagtccggggccaccatcctggcggcctacgtggtgccggtggccggcggcgtcatcgatgtggcggcgctgaccgagcatgtcgcgggccgcctgccggaatacatggtgcccacggccattacggtcctcgacgccgtgccgctgactccggtcggcaagctggatcggcgcgcgctgccggagccggtgctcgtgcaacgcgcattcgttgcgcccagaacaccttcggagcggctcgtcgccgacaccatggcggcggtgctcggtgtggaacgggtcggcgtgcacgacgacttcttcaccctgggcggtaattcgctgctcgccacccaggtggtggcccggctcggtgcggcactcgacgcccgggtgccggtgcgggcgctgttcgaagcgccaaccgtcgccgcgctcgcggccggtgtcgaacagcgggccggtgacggcggtcgaccggcgctgaccgcgcgcaagcgcccggagcaggtgccgctgtcgctggctcagcagcggatgtggttcctcaaccggttcgacaccgcctcggcggcctacaacatcccggtcgccgtccgcctcaccggcgagctggacacggccgctctgcaagacgcggtcgccgatctgatcggacgccacgagatcctgcggacgatctacccgcaggcggacggcagcccggtgcaggtgatcctgcccgcggcacaggcgattccggacctgacgccggtggaggtcgatgcggagacgctgctggagcgggtcgccgaattcctcggcacgggtttcgacgtgacgaccgagatcccgctgcgggcccggctcttccgcgtccacggtggtgaaagcgccgagtacgtgctggctttcgtggtgcaccacatcagcgctgacggctggtccatgggcccgctcacccgcgatgtgatgacggcctacgcggcgcgggtgtccggtatcgctccgggctgggcaccattgccggtgcagtacgccgacttcgcgctctggcagcgcgaggtcctcggccgcgaggacgaccccaccggcctgctcgccacccagtccgagtactggcg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ggaccggctggatttcggcggcaacggcgaagctggcagcgaaatcgctccgggatcgggtgcgcttttcccactgtcgcccgcgcagctcggtatctggtactcccagcatctggacccgcaggtaccgatcaatatcgcccagtacgtggagttgcgcggcgaactcgacatcgagttgctcgaacgcgccatggtctgcggctcggaggagttcggatcgggcttcctgcgcatcgtcgagcgtgacggcgagccgatgcagatggtggaccagtcgctggatcgcaccatctatcacgtcgacctgagcggcgaggccgatccggccgcggccgcccaggcctggatgcgcgccgactacagcgccccgctggacctcacccgcgaccgtctcatcaagacggccatggtgaaactggccgagggccattactactggtacgcccgcatccaccacatcgtgctggacggtttcggcgcggtgacctacatgacccgcgtcgccgagctctacaccgcgtacgtgcgcggcgtcgagcccgcgccgcacaagctgaccgacctgcccaccctggtcgagcaggaattcgcctaccgcgactccagccgtttcaaggccgacaaggagtactgggccgagcgggtcgccggactcgaggacggcaccagcctggtcgggcgttccgcgccgcccgcggccgtgaaccgcattgccaccggcgcgctcaccggggatcagtcctcgctgctggacgccgccgtggcccgccacgaatcctcgcccgccgggctgctgatcgcgggtttcgccgcctacctcgcgcagtggaccggcagcgaggacgtcatcctcagcctcccggtgaccgcgcgcaccaccgcgatcatgcgccgctcgggcggcgcggcctcgaacatcgtgccgctgcgcctgcacgtcgggcacggcaccaccgtgaccgagctgctcgcgcaggtgacggtcgcggtgtcgggtgcgctgcggcaccagcgctaccgcgccgaggacatacgccgcgacgccgcgggcgagttctccggcggtgatgtcggtgcgcagttcttcggcccgtgggtcaacatcatgttgttccacaacgaggtcgtgctgggcgacatcaccggtgagtacagcgtgctgtccaccggttccatcgaggacctgggcgtcaacttctaccagtcggtgaagggcacccggaaccacatcgacttcgagaccaacccgaacctgtactccgaggacgagacgcgcagccaccacgcgcggttcctggagttcttcgaccgcttcctggcggcgggggagagccaggccgtgtggggcctgccgatcaccggcgagaccgaacgcgccaagaccctggtcgagtggaacgagtcggcgcacgaggtgccgaccaccacgcttccggccttgctggacaagcagattccgctcaccccggacaatgtcgccgtcgagttcgagggcgagcagctgacgtatgccgagttcggcgcgcgcgtcaaccgcctggcccgcttcctgatcgccgacggcgtcggcccggaatcgcttgtcgccctgggcatgcggcgctcgctggagctggtcgtcggcatgcacgcggtgctgcgcgccggtggcgcgtacgtgccgatcgacccggatcacccggccgatcgcaccgcctacatcctcgagtccgcggcaccggtctgcgtgctgaccagctcgcgcgacgacctggaactgccgactgcgtccaatggccgctccgcaagctccgcggctggggtgcggcgcttggagatcgacaccctcgacgtctccggcttctccgcagagccggtggcggacgcggatcggctgtccccgctgcgcccggacaacaccgcctacgtcatctacacctcgggttccaccggccgccccaagggcgtcgcggtcacccaccacgccatcgtcaaccaggaactctggatgctcgacgagtatccgatgaccgcggacgatgtgtacctgcagaagaccgcgcagaccttcgacgtgtcgctgtggggctacttcatgccgctgctggtcggcgcgaagctgctggtggccacccccgacggtcaccgcgacccgctgtacgtggccgatatgatcgagcgccacggcgtcacggtcaccgacttcgtgccgtcgatgctgacggtgttcgtcgcgcacgccacccgggtccaatgcgcctcgctgcgctacgttttcgtgatcggtgaggcgctgccgccggagaccggcgcgggcttccgcgagatcaccgacgcggggctgcacaacctgtacggaccgaccgaggccgcggtctcggtgacctactgggagaacaccgccgccgacaccgtcacggtaccgatcggtatgcccgagtggaacgtcgaggtctacgttctggattcgcggctgcgcccggccgccatcggtgccgcgggtgagctgtatctggcgggccgtcagctggcgcgcgggtacaagggtcgcccggatctgacctcggatcgcttcgtggcgaatccgttgtcgcccaacggcgaacgcatgtaccgcaccggtgacctcgttcgctggaacgaggcgggcgcgctggagtacatcggccgcaccgacttccaggtgaagttccgcggtcagcgcatcgagctcggcgagatcgagaccgacctgctggcccatccgaccgtcagccaggccgccgtcctggtgatggacaccgcgaccggtcagcagctggtcgcctacgtggtgccggtgccgggacagagcgtcgacccggccgagctgacccgcttcgccgcggagaagctgccgtcgtacatggtcccggcgtcgatcacggtgctggatgccttcccgctcaacacctccggcaagctggaccgcaaggccctgcccgagccggtgttcagcgcggacgccgccggttatcgggcgccgcgcaccgccgccgaggagatcgtggcgggcgtgttcgccgatgtgctcgggcacgagcgggtcggcgtggatgacaacttcttcgatctgggcggcaactcgctggtcgccacccaggtggtggcgcgtatctcggcggcgttcagcacccggctgggtgtgcgcgcgctgttcgagaccccgaccgtggcgggtctggccgcgcgcgtggaagccgctgggccctcggacgtctcgcggccgccgctggtggcgcagcagcgcccggagcgggtgccgctgtcgctggcacagcagcgcatgtggttcctcaaccagttcgaccccaccgtcccgacctacaacctgcccttcgtggtgcggttgcgcgggcaggtcgatatcgaggccctgcagctggcgctgaccgacgtggtggcgcgccaggaatcgctgcgcaccatcttccccgagtccggcgacggcggcttccagcgggtgctgccggtcgacgaggtggagctgggcatcgaggtggccgacctcgccgaggccgaactgcccaccgcgctggcggaattcgcctccgccgggttcgacgtctcgacccagctgccgattcgcgtgcgggtcttccgggtcgcgccggaactgggccgtcacgccgcggccgagtccgacgatgtcgatctcgcggtcgcgttcgtcgtgcatcacattgcggcggacggcttctcgttcggtccgctctcgcgcgacatgaccgccgcctacctggcgcgcgtcgccggtcaggagcccgcgtgggccccgctgccggtgcagtaccaggacttcagcatctggcagcgcgagctgctcggttcggaatccgatgccgaatccatggccgcgcgccagatcgcctactggcgtggcgctctggccggtctgccggatcagctcgacctcccggccgaccgcccgcgcccgccggtgcagagcttccacggctcccgcgtcaccttcgagatcccggccgagctgcacgcgcagctggcgggtctggctcgcgcccagggtgtctcgctgttcatggtcatgcacagcgccctggccgtgctgctggcccggctctcgggtacctccgacatctccatcggcaccccggtcgccggacgcggtgaacaggccctcgacgacctgatcggcatgttcgtcaacaccctggtgctgcgctcggaagtggatggggcgcagcgcttcaccgacttcctggcgcgcacccgggacgccgatctggcggccttcgccaacaccgacgtccccttcgaacggctggtcgaggtcatcaacccgacccgttcgcaggcccggcatccgctgttccaggtcatgctgtcgttccaggagatgtcgcacggctccatggagctgcccggcctcaccgtctctgcggacgagctcgaggtcgacatcgccaagttcgacctgcaatggacgctgaccgagcagcgcggcctggccggtgagcccgctgggctgtcggtggtgctgtcctacgccaccgacctgttcgacgccgccaccgtcggcgaattcgggcggcgctacctgcgcgtcctggagaccgccgtagccgcgccggacatcgtggtgcgcgatatcgacgtgctcgactccggtgagcgcgagaccgtgctgcacgcgtggaatcacaccgagcgcgaactacccgccgcggcaacggttctcgatctgttcgaggagcaggtccggatccgcccgcacgccaccgcgctgatcttcgatccgggcgagcgcaacggcagcatgttcggaccggccgcggaactgtcctacgcggagttctccagccgggtgaatcgcctggcgcgcaagctcatcgacgcaggcgtcggcccggagtccctggtggcggtgggtatccgccgctcggtggacatgctggtcgccatctacgcgacgctgaccgccggtggcgggtacgtgccgatcgacccggatcatccggccgagcgcaccgagtacgtgctgcgtaccgcgcggcccgtcgtgctgctcaccaccgcggacgatgcggtcgagtactcggattacccggtgctgcacctggattcgctggatctgagcgactacagcgatgccccggtcaccgacgtggaccgcctcgcgccgctgcggccgaccaatgccgcctacgtgctgttcacctccggctcgaccggccgccccaagggcgtcgccatcccgcacgccgcggtgctcaaccagatcgcctggatcaccggtgaatacggcatcgacgacaccgatgtgatcctgcagaagacgccggtcaccttcgacgtgtcggtgtgggagctgttcggctcgctggccgtgggcgcgcagcaggtcatcgccgcgcccgacgggcaccgcgacccgatgtacctgtccgaggtcatcgggcggcatcgggtcaccatgacctcgttcgtgccgtccatgctgagtgtgttcgcctccagcgcctcggccgccgaatgcctgtccctgcgtgcggtgctcgtcgccggtgaggcgctgccgcccgcgaccgtgaccgcattccgccgcttctccaccgcggccgtgcacaacctgtacggcccgaccgagttcaccgtgcacgccacctacgcgcccatcgacgcgcccgtggtcacctcggtgcccatcggccgcccggtgtggaacgcgcagacctacgtgctggacgagggcctgcgcccggttccggccggtgtcccgggtgagctgtacctgggcggcacccaggtggcgcgcggctacttcggccgccccgacctgagcgccgagcgcttcgtcgccaacccgtacggcgcgccgggcactcggctctaccgcaccggtgacctggtgcgctggaaccacgggcgctccgcgggctccgcgcccgcgggcggaatcgactatggaattctcgaatatatcggccgcaccgacttccaggtgaagttccgcggccagcgcatcgagctcggcgagatcgagaccgcgctgctggaccaccccaaggtccagcaggccgtggtgctggtcatcgacaccgtggccggcgatcagctggtcgcctacatcgtgacccgcgggccggtggacctggacggggtcaagacctcgctgcagcgcacgctgcccgcgtacatggtgccgggctcgatcatggtgctggacgccttcccgctcaatgcctccggcaagcgggatcgcaaggcgctgcccgcgccgcgcttcgaggtgcgcgaattccgcgctccgacaacgccgatcgaggagatcgtcgcgcagatcttcggcgaggtgctgggcatcgcccgcgtcggcgtcgacgacgacttcttcgagctgggcggcaactcgctgatcgcgacccaggtggcgacccgcctgggcaccgccctggacacgcgtgtgccggtgcgcatgctgttcgaggcggccaccgtggaagccctcgcggcccgggtggaatcgcatgtcggcgacggcgggcgcaaggccctcgtcgcgcgcgagcggccgaacgaggtgccgctttcccttgcgcagcagcgcatgtggttcctcaaccggttcgataccgcctcggcggtcaacaacatcccggtggccatccggctgtccggtgagctcgatatcgcggctttgcaggtcgcggtcatcgacgtcatcgaccgccacgagtcgctgcgcaccgtcttcccggagaccgcgcacggcccggtgcagcgggtgctggacgccgcgcagatcgtgcccgacctgacgccggtgccggtcaccgagtccaatcgcatcgaccacctggtcgagctggccaccatggccttcgacgtgaccgacgaagtgccattgcacgctgcgcttttcgagatcagcgagtccgagtacatcctcggcatggtggtccaccacatcagcgccgacggctggtccatgggcccgctggcccgcgatgtcatggtcgcctacgcggcccgcacctcgtgggaggccccggcctgggcggaactgccggtgcagtacgccgactacgcgctgtggcagcgcgaggtgctcgggtcggaggaagacccggaatcgctgatcgccaagcagattcgctactgggccgacgcgctggccgatctgcccgacgagctggtgctgcccgcggaccggcagcgtccggccgtggcgagctaccagggcggcacgtacccgttcgccatctcggccgaaacccagcaggcgctggtcgatctgggccgtcgccacaacgcctcgctgttcatggtcatgcactccgcgctggcggtgctgctggctcgcctgtcgggcacctccgacatcgccatcggcaccccggtgcacggccgcggtgaggccgcgctcgacgacctgatcggcatgttcgtcaacaccctggtgctgcgcaccgaggtggacggctccgagaccttcgccgacctgctggcccgctcccgcgacaccgacctgcacgccttcgcgcacgcggacgtgccgttcgagcgcctcgtcgaggtgctcaacccggcccgctcgcaggcccggcacccgctgttccaggtcatgctgaccttccagaacacccggcaggccagcctggaactgcccgggctctcggtcaacggcatcgactacgacgcccgcctggccaagttcgacctccagttgaccttgcaggaagcccaggacgaccacggcgagaacgcgggcatgtccgcggagatctcctacgccctggaccttttcgacgagccgaccgtcgcggccttcgcgcaccgcctggatcggatcctggccgcggtcatcgcgaacccggacgcgccgctcggcgatatcgacctgctggtcgccgacgagcgcgaactggtcctcgacgagtggaacgacacctcgttcaacctcgcctcggtgctgcccgcgctgccggaaggcgctgagtcgactacgcggcccgccgcggtcgcgacgctggtttcgctgttcgaggcacaggctctgaccagccccgatgcgcctgccgtggaattcgaggggacagctctgtcctacgccgagttctcggcacgggtgcacaagctggcgcggaagctcatcgcgcagggtgtgggcgcggaatcgcatgtggcgctggccatccggcgttcgctggatctggtcgtcgccatgtacgcggtgctggagaccggtggcgcgtacgtgccgttggatccggatcagccggatgagcgcatcgactacgtgctcgacaccgcgcgaccggtcgccatcctcaccacgagccgcgatgacttcgtcaccggccgcaatgtgccggtgctcgaggtcgacaggctcagtctggacgcctactccgacgctccgatcacggatgccgaacggggacaggcgatcctgcccgagcacaccgcctacgtcatcttcacctccggttcgaccggccgcccgaagggtgtggcggtcgagcacggcgcgatcgtgaaccgcctgctgtggatgcagcacgagtacccgatcgacgcgaacgacgccgtgctccagaagaccccggctaccttcgacgtgtcggtgtgggagttcttctggcccttgcagaccggtgcgcgactcgttgtcgccaagcccgacgggcaccgcgacccggtgtacctggcccaggtgatcgccgagaccggcatcaccaccgcgcacttcgtgccgtccatgctctcggtcttcgtcgccaccctcggcaacgagaacggcgactcctcggtccccgcaccgcgtttgcgtcaggtcttcgcctccggtgaggcgctgcccgcgccgaccgcgcagaagctgcgcgagctgaccggtgcgcgcctgcacaacctgtacggccccaccgaagccgcggtcgatgtcacctaccacgaggtcatcgacaccgacaccgtgttcgtgccgatcggccgaccggtgtggaacaccgagacctacgtgctcgacgcgcgcctgcacccggtcgcgccgggtgtcgcgggtgagctctacctggcgggcgatcagctggcgcgcggctacctcggccgcccggacctgaccgcggatcgcttcgtggccaacccgttcgtgggcggcgaccgcatgtaccgcacgggtgaccttgtcacctggacctccgagggtgaactgaactacctgggccgcaccgacttccaggtgaagctgcgtggtctgcgcatcgagctgggcgagatcgaggcggcgctgctggcgcagccgaatatcgcgcagtcggtagtcgtagtccgcacggatgctcacgccggtgaccagctggtgggttacgttgtccgcgagcctgatgcggctgtcgacatcgacggtgtgaaggccgcgctgagcagctcgctgcccgcctacatggttccggccgcgatcgtcgtgctggacgccttccccgtcaacgcctccggcaagctggaccgcaaggccctgcccgcaccggtgttcgaggccaagcgtttccgcgccccctcgacccccatcgaggagatcatcgcccagatcttcgccgacctgctcggcgccgagcgcgtcggcgtcgacgacgacttcttcgagctgggcggcaactcgctggtcgccacccaggtggtggcccgcctgtcggccgcgctgaacgccgagatcggcgtgcgcgcgctgttcgaggccccgaccgtggccgcgctggccgcgcgcgtggagtcgcacgcgggcaccggtgtgcgccaggcgctcaccgtgcgcacccggccggagtacccgccgctatcgctcgcgcagcagcgcatgtggttcctcaaccggttcgatccggagtcggccgccaacaacatcccggcggccgtacggctcaccggcgcactggatctcgacgccatgcgcggcgcgatcgccgatgtgatcgcccgccacgaatcgctgcgcacggtctacccgtcgcacgagggcgtcgcttaccagaaggtgctgccgaccggccgcgccgtgcccgagctcgaggtcatggacgtgaccgagggcgagctgtacgccgcggtctacgccttcgcggcccagggcttcgatgtcaccgccgataccgcggtccggctgcgcgcctaccgcctcgcggcggacgaccacgtgctggtgctggtggcccaccacatcgccgccgacggtttctccatgaacccgctggtgcgcgacctcatgaccgcctacgtggcgcgcagcctcggagagaccccgggctggaccgaattgccggtgcagtacgcggattacgcgctgtggcagcgggaaacgctgggctcggaagaggatccgcgttcgctcatcaccgagcagctggactactggcggtcgacgctgtccgggctgccggacgagttgcgcctgtcggtcaagccgcgcccggccgtcgcctcctatgacgcgggcacgcatcgcttccaggtgccgggtgagctcatcgccgggctgaaccgggtggcgcagaccaatggcaccaccctgttcatggtggtgcacagcgctttcgccgcgctgctggcccgcctgagcggcaccgatgacatcgccgtcggcattccggtggcgggtcgtggcgagcaggccctggacgatctcgtcggcatgttcgtcaacacgctggtgctgcgttcgccggtggacaccggcgcgagcgtcaccgagctgctgaagaccgtgcgcgagcgcgaccttcaggcgttcgcgcatgcggacgtgccgttcgagcggctggtcgaggtgctcaacccggcgcggtcgcaggcgcggcacccgctgttccaggtgatgctgtcgttccagaacctggggcgcacctcgctggagctgccggggctgagcgtgtccgagctggccgtggatcagcagtccgccaagttcgacctccagctcacgctgagcgaggtcattgacggcgactccaccatggacgccgaactcgtctacgcgacggaccttttcgacgcgcagtacgccgatgtcttcgcgcagcgcttcctggccgtgctcaccgccgtggccgccgacccgacccagctggtcggcgcggtcgagctgctcagcgactgtgaacgccgcaggctgctccagggctggaacgacaccgcgttcgagctggacgcggcgctgcccgaggtcaccgaaggcgctgcggcgacactggtttcgctgttcgaggcgcaggtggcgctgactccggacgcgaccgcggtcacgttcgaggggacgagtctgtcctacgccgagttcgcggctcgggtgcgcaagctggctcgctggctcatcgccgagggcgtcggcccggaatcgtttgtggcgctgggcatgcgccgctccatcgacctggtcgcgggcatgtacgccgtgaccgtggccggtggcgcgtacgtgccgctggatccggatcacccggccgagcggacccagtacatcctcgacaccgcgcagccggtctgcgtgctgacttccggcgatgacagcccgttgggcggtatgggcgtggaaggcgtcgatgcgaaccaggttcggatcgacgagctggatctgtccggcttcgccgacaccccggtctccgatgccgagcggctctcgccgctgcgcccgggcaataccgcctacgtgatcttcacgtccggctcgaccggccgccccaagggtgtcgccgtctcgcacgccgcgatcgtcaaccgcctggtctggatgcacgcccagtacgggctggccgcctacgacgtggtgctccagaagaccccggcgaccttcgacgtgtcggtgtgggagttcttctggcccttgcaggtcggcgcgcgcctggtggtcgccaagccggacggccaccgcgatccggcctacctggccgggatcatcgtccgcgagggcgtcacggtcacccacttcgtgccgtcgatgctggcggtcttcgtggccaccctggcgggccaggcatcggatacagcggccgcggccgaatgcgtcagcctgaccaatgtcttcgcctccggtgagggactgcccgcgccgaccgcgcagaagctgcgcgagctgaccggtgcgcgcctgcacaacctgtacggccccaccgaggccgcggtcgacgtgacctatcacgaggtcgtcgatgccgatatcgcgtcggtgccgatcggtgccccggtcttcaacacccaggtctacgtgctggattcgcggctgaagccggttccggtgggtgtcgcgggtgagctctatctggcgggcgatcagctcgccaccgggtacgtggcccgccccgacctgaccgcggatcgcttcgtggccaacccgttcggcgagggcgtgcgcatgtaccgcaccggtgacctcgtcacctggaccggcaatggcgagctggagtacctgggccgcaccgacttccaggtcaagctgcgcggtctgcgcatcgagctgggcgagatcgagtcggcgctgaccgccatcgattccatcgcccagtcggtcgtggtcgtccgccatgacgagcgcaccggtgatcagctggtcgcctacctggtcgcggccgacgcgtccgtggatgtcgacgccgtgcgcgacgcgctggccgagcagctccccgcctacatggtcccggccgccttcatggtgctggacgccttcccgctcaatgcctccggcaagctggaccgcaagcagctgcccgcgccgaccttcgccgcccgcagcttccgcgccccggccaccccggtgcagcagaccgtcgccggcaccatcgccgacgtgctcggcctggaccgggtgggcctggacgacgacttcttcgaactcggcggcaactcgctgatcgccacccaggtgatcgcgcgcctgtccgccgccctcgacgccgacatcccgctgcgcaccctgttcgaggccaccaccgtggcttcgcttgccgcgcacctggagtcgcgcgtcggcaccggcgcgcgcgccgcgctggtggcgcaggaacggccggagctggtgccgctgtcgctggcgcagcagcgcatgtggttcctcaaccgcttcgacaaccgcaccgcggtcaacaacatcccggtggcgctgaagctcaccggcaccgtcgatctcgccgccttcgacgcggccgtcggcgacgtgctggcccggcacgaggcgctgcgcaccgtctaccccgaggtcgagggcgacggctaccagcgcatcctgccgatgtccgaggtcgacttcgaggtgcggtccgagaccgtcaccgcggccgaactcacctcgcgcatcacgcagctcgcgagcgtctacttcgacgtcacccgcgagctgccgttccgcgccacagtgctcagcctctccgagaccgagcacgtggtcgtgctggtgctgcaccacatcagcgccgacggcgcgtcgctgcgcccgctgctgcgggatgtggtggccgcctatctgtcccgcgccaacggtgacgccccggcctggacgccgctgccggtgcagtacgccgactacacgctgtggcagcgcgagatcctcggcgcggaaaccgattccgagtccatcgccgcccagcagatcgcctactggaccgaccggctggccgacctgcccgagcagatcgaactgcccgccgaccggccgcggcccgagatcgccaccaatgccggtggcatctacgacttctcgatcgacgccgagttgcaccgcgcactcaccggcgtcgcccgcgagcacgacgtcacgctgttcatgctggtccacgccgccctggcgacctgggccgcgcgcctgtcccgcgccaccgacatcgccatcggcaccccgatcgcgggccgcggcgagcgcgcgctggacgacctggtcggcatgttcgtcaatactctggtgctgcgcagcgaggtcgcgccgggcgcggccttccgcgacctgctggcccaggtccgccgcaccgacttggccgccttcgcgcacgccgacgtgccgttcgagcggctggtggacgtgctcagcccggtccgctcgcaggcgcaccaccccctgttccaggtggcgctgaccttcgaggccgccggggccaaggacgcgcagtccgcctccctacccgggctggagctcgaggtcgtcgaattcgacccgggcaccgccaagttcgatgtgcagctcaccgtgagcgagcgcgccgacggctcactgggcctgtcctggaactacgcgaccgatctgttcgatgtcgagaccgtggcctccttcgccgagcgcctggtgcgcatcctgcgtgcggtggccgaggatccggccgcgctcatcggcgatatcgacctgctgggcgagggtgagcgccacgatgtggccgagtactgggtctccgcgggcgaggacatcgtcgcgctggccgggatcgcccgcgcggcggtcgccgaggccgaacgcggtgtggccgaaggcatttcgggcatcgcgcccgaggcggcggcgctggccgcgctgggcggggccgccgagcgactgaccgacccgcttgccgcggtggcgagcccgttcgtcgacaccgacgccaccctgtcgagcctgttcgacctggccgtggccgcgaacccggagcgggtcgcggtgcgcttcggcgacgaggagctgacctactccgagctcgaccggcgcgcgaatgtgctggcgcgcaggctgatcggcgagggcgcggggccggagtcgctggtggcggtgctgctgccgcgctcggcggatctggtcgtcgcgctgctggccgtgatcaagaccggtgcgggctacgtgccgatcgatccgagctacccggccgatcgcatcgcctacgtgctctcggacgcgcggcccaccagcgtgatcaccgactcgacggtgcaggtcgagcaagcgcggggaggcggagcggccgccgagctgaacaccgtgctgctggacggtttctcgctggaggccggggatatcgaggacgcggccgacacgcccgtcaccgatgccgaccgccgcgccgcgctgcgcccggaccacgtcgcctacgtcatctacacctccggctccaccggtcgccccaagggcgtggcggtcgcgcatcggaacgtcgtgcggctcatggccaacaccgatcgcgagttcggcttcgggcacgacgacgtgtggacgctgttccactcctacgccttcgacttctcggtctgggagctgtggggcccgctgctctacggcggcaagctcgtggtcgtcgactactacgtgtcgcgctcgccggagcagttcctggaactgctgcgccgcgaacgcgtcacggtgctcaaccagacgccgtcggcgttctaccagctcgccgaggccgaccgcatcgccacctccgcgggtgacgagcaggccctggcgctgcgctacgtgatcttcggcggtgaggcgctcgagctgcgccgcctctcggattgggttgcccgccacggcgattccacgccgtacctggtcaacatgtacggcatcaccgagaccacggtgcacgtgtccgtgcgcgtgctcgatgccgacaccattgccgccgccaccggttcggtggtcggccgtgccatcgcgggtctgcgcgtgtacgtcctcgacgaccggctgcacccggtgccggtcggtgtcgcgggcgaaatgtacgtg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atcgccacccgcgtcgcgtcccgcatcggctcggccctcgacaccaccgtcgcggtccgcaccctgttcgaggccaccaccgtcgaggcgctcgcggcccgcatcgaatcgcacgccgacggcgcttcgcgcgccaagctggtggcgcgcacccgcacgccgggcgcgctggtgccgttgtcgttcgcgcagcagcgcatgtggttcctcaaccagtacgacacctcctcggcggcctacaacctgccgctggccatccgcctcaccggcgaactcgacaccgccgcactggaactcgcggtcgccgacgtggtccgccgccacgagtcgctgcgcacccgctacccggagcacggcggcaccccgatgcaggtggtcgtcccggccgaggagatcgccctcgacctgcgcccggtcaccgtcaccgcggcggatctgaccgccaccgtgaccgcgttcgccacgctcggcttcaatgtggccgaacaggttccgctgcgcgcccgcctgttccgggtcggcggcgaggactccaccgagcacgtgctggtggtcgtcgtccaccacatcgccggtgacggcttctccatgtcgccgctggcccgtgacgtcatgctggcctacaccgcccgcaaccagggcgcggtgcccggctgggccccgctggccgtgcagtacgccgacttcgccatgtggcagcgcgaagtgctgggctcggaagaggattcgtcctcgatcatggcccggcaggtcgcctactggcagcgcgtgctcggcggcgtgccggacgagctggcgctgcccaccgaccggccgcgcccggccattgcctcgcaccgcggcgctacgttgcagcgggcgctgtcgccggagctgatcggcaagctggaagaggttgcccgccagcgcggttcgtcgctgttcatggtcatgcacagcgccctcgcggtgctgctggcgcggctctccggtggcgatgacatcgccgtcggcaccccggtcgccggtcgtggcgaagccgcgctggacgacctggtcggcatgttcgtcaacaccctggtgctgcgcaccgggatcgagccgggcgagtcgttcaccgatctgctggatcgcgtgcggcacaccgacctcgacgccttcggcaatgccgacgtgccgttcgagcggctggtggaactgctcgcgcccgagcgctcgcaggcccgcaacccgctgttccaggtcatgctggcgttccagaacctggaccgcaccagcctggaactgccggggctgaccgtctcgacactggatctcgacgagaacatctcccgcttcgatctccagttcacactgtcggagcaggactccggcatgacgctggcgctcacctacgccaccgacctgttcgacgaggccaccgcggccgggttcgcgcagcggtggatgcgggtgctggaagccgtcgccgccgactcggagatcggtgtcggcgcgatcgacatcctggattcgggtgagcgcgcggatctggtggcccgtttcggtctgcccgccgtcccggcgcgcacgctgccggagctcatcgccgacgccgtcgccatcgacccggccgcgcccgcggtcgtgttccaggggacgagtctgtcctacggcgagctggattcccgctcgaaccgcctggcgcgcttgctcatcgagcgcggcatcggcgccgaggacctggtcgccatcgcggtgccgcgttcggatgactcgtacttcgccgagtgggcggtgtccaagaccggtgcggcgttcgtgccggtggacccgaactacccggccgaccgcatcgcgcacatggtcaccgactccggttcgccggtcggcctcaccgtggcctcggtgcgcgcggacatgccggattcggtcgagtggctggtgctcgacgagctggagctgaacgcgttcgcggacaccgcgatcgccgacgccgagcgggtccgcccgctacgtccggagcacccggcctacgtcatctacacctccggttcgacaggtgtgcccaagggcgtcgtggtcacccacgccggtctggccaacttcaccgtcgagcaggccgagcggtacgcgctcgactcctcctcgcgcgcactgcatttcgcgtcgccttcgttcgatgcgtcgatgctggaattcctgctcgccatcggcaagggcggcaccctggtggtcgtcccgccgggcacctacggcggcgaggagctctccgagctgatccgccgcgagggcgcgacccacgcgttcatcaccccggccgcgctgtccaccttcggaccggcgggcctggactcgctgcgcgtgctggtcgccggtggtgaagccgtaccggccgatctggtcgagaagtgggcggtgcccattggtgaggggacactgccggacggcgccattcgtgccttccacaatggctacggtccgaccgagaccaccatcatgaccaacatcagcgacgcgctggtgccgggcgatctggtcaccatcggcggcccgatccggggtatgcagtcgctgatcctcgacaaccggctgcggcccgttccggtcggtgtcgcgggtgagctctacctgtcgggcatccagctggcgcgcggctaccacgcgcgtccgggcctgagcgccgaccggttcgttgcgaacccgtatgtcgcgggcgagcgcatgtaccgcaccggtgacgtggtgcgctggaccccggacggcctggtcgagtacgtcggccgctccgacttccaggtcaaggtgcgtggtttccgtatcgagctcggcgagatcgacgcggccctggcctcgcacgaatccgtcgacttcgcggtcaccgtcggccacaagaacgccgcgggcgcgacctcgctggtgtcgtacgtggttgccacgccgggccattcgatcgatgtcgcggccgtgaccgcgcatgtcgaaggccgcctgcccgcctacatggtgccgtcctcggtcatggtcatcgaccgtgtcccgctgaccccggtcggcaagctggaccgccgggcgctgcccgagccggtcttcgcgaccgaggtggtcttccgcgcggcgcgcaatgccctggaacagaccattgccgaggtcttcgccgaggtgctcggcctggagcgggtcggcatcgacgactcgttcttcgcgctgggcggcgactccatcgtctccatccagctggtgtcccgcgccaaggcgcgcggcgtggtgttctcgccgcgcgacgtgttcgagcagcgcaccgtctccggcctggccgccgtcgcggaaacctcggacggccagggtgattcggccccgcagctgaccgagctgccgggcggtggcgtgggtgtcatgccgctgaccccggtggtgcggttcatggcgggccgctccggcgagttcggccgcttcaaccagaccatggccctggaactgccgatcggcatcgatcgcgtgggcattgccgccaccgtcggcgcggtcatcgaccgccacgacatgctgcgggcgcgcctgcgccgggtgccggacgcggactggatcgtcgaaaccgccgcccccggaaccatcgacgcggattcgctcatcgaccgcaccgagttcgacgcgggcgtcaccgacgccgagctggtcgagatcgccacggccgcactggacgccaccctcgacaagctggatccggctgcgggacaggtcatccggttcgtgtggctggaaccgtccgacagctcgcgcgccggtcgcctcgtcgtcgtcgcccaccacctcgtggtcgacggtgtcacctggcgaatcctggtgccggactgcgtcgccgcctggggtcagctgtccgccggacagacccccgagctggtcgcgcccgccaccagcatgcgcacctgggcgcacgccctcgagcgggaagccgccaccgaggagcgcgtggccgaactcgcgttctggcgcaatgtcgtcgagggcccggacccgctgctcaccgagcgcgccatggatccggccgtggacgtcacctcgaccattgccaagcatcgcgtcgagctgtcggccgaggccaccaaggcgctgctgaccaccgtgcccgcgctgttccacggcggtgtgaacgacggtctgctcaccgcactcgcgttggcggtggccaagttccgcgccgccaagggactgggggagaaggccggggggcaggacacagccctcgtccggctggaaggccacgggcgtgaggaagaggtcgtgcccggcgccgacctgtcccgcacggtcggctggttcaccgcgatcttcccggtgcgcttcgacctgtcggccatcgacgtggacgccgccctcaccggcgggcccgccatgggccgggccatcaaggccatcaaggaacagctcctcgccgtgccggacaagggcatcggctacggcctgctgcggtacatgaactccgacaccgccacccagctgcccaagcagctgccggggcaggtcagcttcaactacctgggccgggtcaacgagggcgacgtgcccgaggcgctgcgcgggttcggctggatcccggcacccgagctggccgatctggccggtgcctacgacggtgacatgcccgccatggccccgatcgacatcaacgccatcgtggtcggcgagaagctgaccgcgactatcggctaccccgccacgctgctcagcgccgcggagatcgccgagttcgcggcgctgtggacctccgcgctggaagcggttgccgcgcacgccgattccgcgcaggcgggcgggcacaccccgtccgacttcggactggtccgcatcacccagcgcgatatcgacggctgggagaagcagtacggtgcgctgagccaggtgtggccgctgtccgcgctgcaagccggtctgctcttccacgcgcagctggccgccacctcggtggacgtgtacaccgcgcaggccgtgctgaccctcgagggccgcgtggacgccgaccggctgcggtcggccgcgcaggcgctgctgggtcgccacgaaatcctgcgcaccgcctacgtgaacgacgcctccggtgcgccggtgcagatcgtcatcgacggcgtgaaggtggcgtggacctaccacgacctcaccgatatcgccgacccgcaggcacgcaccgcccgcgcggccgagatcctggacgccgaccgcgtccagcgcttcgacctgaccgaaccgccgctcatccgctacacgctggtgcgcaccgacgcgaccagctaccagctggccgtggccaaccaccacatcctgctcgacggctggtccatgccgctgctcatgcaggacctgctggtgctctacgccacgcactccgacaccgcggtgctgccgccggtgcggtcctaccgctacttcctggaatgggttgcggcgcaggatcgctcggcgtccatcgcggcgtggcagaactcgctgcgcggcgtctccgagccgaccctgctcacccgccccgacgcgggccgcgagatcaccgccctgtccggtgagtacttcttcgacctggacgagacggcgacttcacgcctgaccgcgctggccgccgaaatcggcgtcaccccgaacaccgtgctccaggtcgcctggggcatcctgctcggccgcctcaccggccgcgaggacgtgctgttcggcaccaccgtctccggccgcccggcccagctgtccggcgtcgaatccatggtgggcctgttcatcaacaccgtcccggtgcgggtcgccttcgatccggccgagtcggcgcgctcgctgctcacccgcacccagggcgagcaggccgacctgctggaccaccactacgtgggcctggccgacatccagtcggccgcgggcatcggcggactcttcgacaccctggtcgtgttcgagtcgtatcccgttgacgccgacggcatccggtcccaggccgccgatatcgacggcatggccgtcaccggcctggacgccgccgacgccacccactacccgctcaccctcatcgcccagctcgacagccgcctgcgcatccgcgccggttacctgcgcgacttgttcgacgaggacaccgttcggcgcatcgccgatcgcctgctccgcgtgctgaccgccatcaccaccgagtccgccgcggccgtgggcgatatcgaactcgtcgatgccgccgagcgtgaacaggttgtgacgctgtggaaccggaccgagttcgacaccgagccggtcctgcgtgaactcacctcggccgagccgaccggtaccgccgccgcgacgctggtcgcgctgttcgaggcgcaggccgcacggacgcccgacgcggtcgcggtcagcttcgaggggacaagtctgtcctacgccgagttcggcgagcgggtgcaccgtctggggcgctggctcatcgagcgcggtgtcggcgcggaatcgtttgtggcgctgggtatgcggcgctccatcgatctggtggtcggcatgtacgcggtcgccgtgaccggtgccgcctacgtgccgctggatcccgatcacccggccgagcgcaccgagtacattctcgagaccgccgacccggtgaccgcgctgacctccggtgaggatctgccgatcaacaccgcgcaggtgcgcatcgacctgctggatctcgccagctactcggccaagccgatcaccgacgcggatcgccgtgccccgctgcgggattcgaacaccgcctacgtcatcttcacttccggttcgaccggtcggcccaagggcgtggcggtgccgcacgcggccattgtcaaccgcctgctgtggatgcagtccgaatacggtctgaccgctgacgatgtggtgatccagaagaccccggccaccttcgacgtgtcggtgtgggagttcttctggccgttgcagatcggcgcgaagctggtcgtcgccaagcccgagggccaccgcgacccgtcctacctcgccgatctcattgcccgcgagggcgtcacggtcagccacttcgtgccgtccatgctcgcggtgttcgtcgccgaggaagccgccgcgcgctgcaccagcctgcgcatggtcttcgcctccggtgaagcgctgtcgcccaagccctcgcacaagctgcgcgaactgaccggggccgagctgcacaacctgtacggccccaccgaggccgccgtcgacgtcacctaccaccaggtcgtggacgccgacgtggactcggtgccgatcggccgcccggtgttcaacacccaggtgtacgtgctggattcgcgactgcggccggtgccggtcggcgtcgcgggtgagctgtacctggcgggcgtccagctggcgcgcggctatgtcgggcgaccggacctgtcctcggatcgcttcgtggccaaccccttcggggactccgagcgcatgtaccgcaccggtgacctcgtcacctggaccgcggacggcgagatcgagtacatcggccgcaccgacttccaggtgaagctgcgcggtctgcgcatcgagctcggcgagatcgaatccgcgctcaccgcactggattccatcgcgcagtcggtggtcgtggtgcgccacgacccgcacgccggtgatcagctggtcggctacgtcattccggccgcgggccacaccgtggacgtggagaaggtgcgcgccgagatcggcgagagcatgccgtcgtacatggtgccgtcgatcctgatggtgctggacgaattcccgctcaacgcctccggcaagctggaccgcaaggcgctgcccgcaccggtgttcgaggccgcggtgttccgcgccccgaccaccccggtcgagcagatcgtggccggtgtgttcgccgagatcctcggactggaccgggtcggcctggacgacgacttcttcgcgctcggcggcaactcgctcatcgccacccaggtggcggcgcgactgtccgcggcgctggacgcccagctgggtgtccgcgagatcttcgaggcctcgaccgtggccgcgctcgcggcgcgggccgaaacccattccggcgcgggcacccgccaaccgctggtggcgcaggaccggccggagcggctgccgctgtcgctggcccagcagcgcatgtggttcctcaaccggttcgatcccgaatcggccgtggacaacatcccggcggccgtgcgcctgtcgggtctggtggaccgccaggccctgcagatcgccgtcgccgacgtgctggcgcggcacgagtcgctgcgcacccgctaccccgagatcgacgggcaggcgttccaggagatcgtgcccaccgggcaggtcatcccggacctgaccccggtcgaggtcaccgaagcccagctgccgcaggcgctttcggagctggtgctgaccggcttcgacgtcaccgtggacgtgcccttccgggcccggctgttcgagatcagccccaccgagcacgtgctcgcgctggtggtgcaccacatctcggccgacggcttctccatgggcccgctcacccgggacgtcatgaccgcctacggcgctcgcgtcgagggcggcgaaccgggctggcaggcactcgatgtccagtacgccgactacgcgctgtggcagcgcgcggtgctgggtgacgagcgcgacgccgaatcggtgatctcgcagcagatctcgtactggcgcgactcgctggccgggctgcccgaccagctggacctgcccgcggatcggccgcgtccggccgtggccaccggccacggtgccacccacgtcttcaccatcgacgccgaaacccatgccaagctggccgaactcgcgcgcacccgcggcgcgaccctgttcatggtcatgcattccgcactggccgtgctgctgtcgcgcctgtcgggcgagcaggacatcgccatcggcaccccggtcgccggtcgtggtgaacgcgccctcgacgacctgatcggcatgttcgtcaacaccctggtgctgcgcaccgaggtcgacgggggccgcggcttcaccgaactcctggacgcggtgcgcggcaccgacattcaggccttcggccacgccgacctgcccttcgagcgcctggtcgagatcctcaacccggtccgctcgcaggcccggcacccgctgttccaggtcatgctgtcgttccagaacaccggcatcaccgaactggaactgcccggcctgaccgtcagcgcggtcgagctgcccatcgacaccgccaagttcgacctccagctggtgctgaccgagcaggtcggcgcgggccagggcaacggccacggtgcgaccccggccggtatcaccgccgaattgatctatgcgacggaccttttcgacgcatcgaccatgaccgccttcggtgagcgcttcgcccgcctgctggcggccatcgcggcccgtccggaactgccggtcggcgatatcgacctgctcgatcccgccgagcgcgcgctggtccggttcacctggaaccgcaccgccggttcggtgagcgacctgctcgccgagcgcaccggcgcggtgctcgccgacgacgcctcgctgggctgggccgatgtgcccgaacagcgactggccgatgcgctgcacctggcctccggcgatgccgcggacaccctgctcacccagttcgaggcgcatgccgcacgcacgcctgaagcgatcgcgctcagctccgacggccacgcccatacctcccaacgggctgctctgtcctacggcgagttcgcgtctcgcgtgcacaagctggcccgccacctgatcgcgcagggcgtcggcccggacacgctggtggccctgggcatccgccgctccaccgacctggtggtggcgatgtacgcggtgctggccgccggtggcgcgtacgtgccgctggatctggaccagcccgccgaccgcatcgactatgtgctggagacggcgcagccggtggccgtgctgaccaccacgcgcgacggtttcggctacgacgccgcgtcggtactggtcgtcgacgcactcgacgcggagctcgcggactactccgacgcgccgctgacggatgcggatcggcttgccccgctgcggtcttcgaacgccgcttacgtcatcttcacctcgggttcgaccggtcgcccgaagggcgtggcggtgccgcacgcggcggccgtcaaccagatcgcgtggatcacttcggaatacggcctctcggccgatgacgtggtgctgctgaagacgccgcagaccttcgacgtgtcggtgtgggagctgttcggcacgctggccgtcggtgcacgcatggtcgtggccactccggacggacatcgggatccgcagtacctggcggatgtcattgccgccgagggcgtcaccatcacttcgttcgtgccgtccatgctcagcgtgttcgcgagcggcgcggcagcggaacagctgtcctcgttgcgggcgctgctgatcgccggtgaggcgttcacctccgacgtggtgcgtgccttccgcaaggtcagctcggccgagctgcacaacctgtacggcccgaccgagttcaccgtgcacgccacctacgcgccggtctccgacgacgtgcagggcgcggttccgatcggtcgcccggtatggaacgcccaggcgtacgtgctggattcgcgtctgcacccggttgccccgggtgtcgcgggtgagctgtacctcgcgggcagccagctggcgcgcggttacgtcggccgcgccgacctgaccgcggatcgcttcgtggccaaccccttcggccccggcgagcgcatgtaccgcaccggcgacctggtgcgctggaacagcgacggctccgtcacctacctgggccgtaccgacttccaggtgaagttgcgtggtctgcgcatcgagctcggtgagatcgaatccgcgctgaccgcacacgcttccgtggcgcaggcggtcgtggtgatgaactccgacccgcgcaccggcgaccggctcgtcggctacgtggtgcccgccgcaggtgccatcgacctggacgcgctgcgtgagcacctgcacgcgcagctgccgtcctacatggtcccggcggccttggtgtcgctggatgtcatgccgctcaacgccaatggcaagctcgaccgccgggccctgcccgagccggagttcgaggcgcgcgaattccgcgctccaaggaccaaggttgaactgacagtcgccgacgtcttcgccgaggttctcggcaccgacgccgccatcggcctcgacgacgacttcttcgagctgggcggcaactcgctcatcgccacccaggtggtcgcccgcctgggcgcggccctggacacccgcatcccggtgcgcgtgctgttcgaggccccgaccgtggccggactggccgcgcgtctggagaccgagtcccgcaccggccgccgccccgccctggtggcgggggagcggcccgacgagatcccgctgtcgctggctcagcagcgcatgtggttcctcaaccgcttcgacaccgcctcggccgtcaacaacatccccctcgcggtccgcctcaccggcgacctcgacgtggacgccctgctggccgccgtcggcgacgtgctggaacggcacgaggtgctgcgcaccatctacccggagaacgccgaaggccgtggcgtgcaggtcatcctgcccgccgaccaggtccgcctggactcggccgccaacgccggcatcttcggcggcggcaccgggctggccccgatcgcggtggccgaggcccagctgcgcgagcgcattgccgaactggtgctcaccggcttcgacgtgaccgcctccgcgccggtgcgcgccgggctgttccgcgtcagcgacgccgccgcgcccacccacgtcctggtcttcgtggtgcaccacatctccggtgacggctggtcggtgcgcccgctcgcccgcgacgtcatggtcgcctacgcggcccgcgccaatggtgaagcgccgcagtgggctccgctgccggtgcagtacgccgacttcgcgctgtggcagcgcgagaccctcggcgacgagaacgacgccgactcgctgatctcccagcaggtctcctactggagcagcgaactggcgggcctgcccgaccagatcgacctgccctcggaccgcccgcgccccgcggtcgcgtccaatgccggtggcgtgcacgagttctcgatcgactccgacctgctggccggactgcacggcctggctcgtgagcacggcgcgtcgctgttcatggtcgtgcacgcggccttcgcggccctgctggcgcgactgtccaacggcgacgacatcgccatcggcaccgcggtcgccggtcgtggcgagcaggagatcgacgacgccatcggcatgttcgtcaataccctggtgctgcgcacggccgtcggctccggcgagaccttcaccgagctgctggcccgcaccaaggacaccgacctggccgccttcggccacgccgacctgcccttcgagcgcctggtggagatcctcaacccggcccgctcgcaggcccggcacccgctgttccaggtcatgctgtcgttccagaacaccggcccggcgaccttcgccctgcccggactggaagtggcgggcgtgcccctggacgtggtcaccgccaagttcgacctgcacctcaacctcaccgagcacgccgacggcaacggcatgaccgctgaattcgcctacgccaccgacatgttcgacgcgggcaccatcgccgggttcggcgagcgcctggtgcggatgctgtcggccgtggtcgcgaccccggccgcgctgatcggtgacatcgagctgctcgacgccgccgagcgccgccaggtgctgcgcggctggaacgccaccgaatacgacgtcaagcgggtcgcgctgggcggcaagaagatcgccgccgaggtcaccctggcctccatgttcgaggcgcaggccaagcagactccgggcctgaccgcgctcgtgttcgagggcacggaactgtcctacggcgagttcgcctcgcgcgctcgtcagctggcccgccacctcatctccgagggcgtcggaccggactcctatgtggccctgggtatgcgccgctccttcgagctgctggtcggcatgtacgccgtcacgctcgccggtggcgcgtacgtgccgctggacccggaccacccggccgagcgcaaccagtacgtgctcgatatcgccgagccggtgtgcgtgctcagcacgacccgggacggtttcgaaaccaccacgcgcacactgctgatcgatgagctggagctgtcgggctactccgacgccccgatcaccgacgcggaccgcgtggccccgctgcgcggcgacaacaccgcgtacgtgatcttcacgtcgggttcgaccggccgcccgaagggcgtggcggtgagccacagcgccatcgtcaaccgcctggtctggatgcagaccgagtacgggctgttcgacgacgatgtggtgctccagaagaccccggccaccttcgacgtgtcggtgtgggagttcttctggcccttgcagatcggcgcgcgcctggtcatcgccaagccggacggccaccgcgacccggcctacctggccgagctgatcatcgagaacggtgtcaccaccgcgcacttcgtgccgtcgatgatgtcggtgttcgtcgcggaggagaaggcggccgaatgcacctcgctgcagcaggtcttcgcctccggtgaggcgctgcccgcgccgaccgcgcagaagctgcgcgagctgaccggggcccgcctgcacaacctgtacggccccaccgaggccgcggtcgacgtcacctaccacgaggtcgaggacaccgacgtgctgtcggtgccgatcggcgcgccggtcttcaacacccgtgtgtacgtgctggattcgcgtctgcacccggtcgccccgggtgtcgcgggtgagctgtacctggcgggcgtccagctggcgcgcggctatgtcgcgcggccggatctgaccgccgaccgcttcgtcgcggacccgttccacgacggtcagcgcatgtaccgcaccggtgacctcgtgaagtggaccggccgtggcgagatcgaatacctgggccgcaccgacttccaggtgaagctgcgtggcttgcgtatcgagctcggcgagatcgagtccgcgctcacggcaatcgatgccatcgcccagtcggtggtcgtggtccgcagcgacgagcgcctcggcgaacagctggtcggctacgtcatcccgaccgccggacacggcatcgacgtcgaggccgtgcgcgccgaactccaggacggcctgcccggctacatggtcccgaccgccttcgtggtgctggacgccttcccgctcaatgcctccggcaagctggatcgcaagcagctgcccgcgccggtgttcgaggccaaggtcttccgcgccccgtccaccccgatcgaggagatcgtggcgggcaccttctccgacgtcctcggcgtcggccgggtcggcctcgacgacgacttcttcgagctcggcggcaactcgctgatcgccacccaggtcaccgcccgcctcggtgcggccctggacacccagctcgcggtgcgcgatctgttcgaagcgtccaccgtcgcggcgctggccgcccgcgtggaacgcaatgccggttcgggacgtcgtcccagcctggtggccggtgagcggcccgcgcagctgccgctgtccccggcgcagcagcgctactggttcctcaaccagttcgacaccagcacttcggcggtcgacaacatcccgctggcggtgcgcttcaccggcgcgctggacctgtacgccatgcagcaggccataggcgatgtgatcgcgcgtcacgaggtgctgcgcacggtctacccgcgctcggccgacgggccgcaccaggtggtgctgtccaccgcgcagaccgatctgacgctggtgccggaggcggtgaccgaggccgaactgctcggcaagatcatcgaattcgccatgaccaccttcgacgtcaccgtcgaggtgccgctggcggtgaagatgttcgccatcaccgacagcgctgtatcaattgacggctcggccgtcgcaacccagcacgtgctggctttcaccgttcaccacgtctccgccgacggctcctccatgggcccgatggcgcgcgacatcatggccgcctacgtggcccgcgtgaacggcgatgtcccgcagtggaccccgctgccggtgcagtacgccgactacgcgctgtggcagcgcgcggtactgggcaccgaggacgacgcggaatcgctgtcggccaaacaggtctcgtactggacccgcgccctggccgggctgcccgaccagctggagctgcccaccgaccggccgcgtccgccggcgcagtcgttccacggcaaggcgctgcgcttcgatatcgacgccgagcgccacgccaagctgcacgagctggcgcgggccaataacgcctcgctgttcatggtcgtgcacgccgccctcgcggtgctgctggcccgcctgtcgggcaccgacgacatcgcggtcggcaccccgatcgcgggccgcggcgaacgcgaactcgacgacctgatcggcatgttcgtcaacaccctggtgttccgcacccaggtcgacggcaacgacaccttcgccgaactgctctccgaggtccgcgaacgcgacctggaagccttcgccaacgccgacgtgccgttcgagcgcctcgtcgaggtgctcaacccggtccgctccaccgcgcgcaacccgctgttccaggtgggcctgtcgttccagaacctggccgagaccgccttccagctgcccggcctgcacgtggccgcggtcgaattcgactcgcagctggccaagaccgatctgcacgtcacgctctacgaccggtacaccgaggacggcaccccggccgagatcctcaccgaattcggttacgccaccgacctgttcgacgaatcgaccgtgcggtccttcgccgaccggttcgtgcgcgtgctggacgccatcctggccgacacctcggtgccggtcggcgatctcgacctgctcgacgaggatgagcacgcgcgaatcctgaagcggtggaacaacaccgcgcaggatgtcgacaacgtgttcccgggtgcgtccgaggccacgctgatctcgctgctggacaaggctgtcgccgacgacccgaaggccgtggccatcgtggccgacaccgccgacggcgcggagaatgtgacctacgccgagctcgacgcccgcgtgaaccggctcgcccacgagctcatcgcgcgcggcatcggcaccgaagaccgtgtggcgctggccatccggcgctccaccgacctggtcgtcgccatgtacgcggtcgccaaggccggtgccgcgtacgtgccgatcgatccggatcagcccgccgagcgcgtcggctacatcctggagacctcggctcccaaggccgtactcaccacggcggcagtcggtttcgagaccgaactggccgaggtgctgaccatcgacgagctggacctgtcgggccactcgccgaagccggtcacc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ggaccggctggatttcggcggcaacggcgaagctggcagcgaaatcgctccgggatcgggtgcgcttttcccactgtcgcccgcgcagctcggtatctggtactcccagcatctggacccgcaggtaccgatcaatatcgcccagtacgtggagttgcgcggcgaactcgacatcgagttgctcgaacgcgccatggtctgcggctcggaggagttcggatcgggcttcctgcgcatcgtcgagcgtgacggcgagccgatgcagatggtggaccagtcgctggatcgcaccatctatcacgtcgacctgagcggcgaggccgatccggccgcggccgcccaggcctggatgcgcgccgactacagcgccccgctggacctcacccgcgaccgtctcatcaagacggccatggtgaaactggccgagggccattactactggtacgcccgcatccaccacatcgtgctggacggtttcggcgcggtgacctacatgacccgcgtcgccgagctctacaccgcgtacgtgcgcggcgtcgagcccgcgccgcacaagctgaccgacctgcccaccctggtcgagcaggaattcgcctaccgcgactccagccgtttcaaggccgacaaggagtactgggccgagcgggtcgccggactcgaggacggcaccagcctggtcgggcgttccgcgccgcccgcggccgtgaaccgcattgccaccggcgcgctcaccggggatcagtcctcgctgctggacgccgccgtggcccgccacgaatcctcgcccgccgggctgctgatcgcgggtttcgccgcctacctcgcgcagtggaccggcagcgaggacgtcatcctcagcctcccggtgaccgcgcgcaccaccgcgatcatgcgccgctcgggcggcgcggcctcgaacatcgtgccgctgcgcctgcacgtcgggcacggcaccaccgtgaccgagctgctcgcgcaggtgacggtcgcggtgtcgggtgcgctgcggcaccagcgctaccgcgccgaggacatacgccgcgacgccgcgggcgagttctccggcggtgatgtcggtgcgcagttcttcggcccgtgggtcaacatcatgttgttccacaacgaggtcgtgctgggcgacatcaccggtgagtacagcgtgctgtccaccggttccatcgaggacctgggcgtcaacttctaccagtcggtgaagggcacccggaaccacatcgacttcgagaccaacccgaacctgtactccgaggacgagacgcgcagccaccacgcgcggttcctggagttcttcgaccgcttcctggcggcgggggagagccaggccgtgtggggcctgccgatcaccggcgagaccgaacgcgccaagaccctggtcgagtggaacgagtcggcgcacgaggtgccgaccaccacgcttccggccttgctggacaagcagattccgctcaccccggacaatgtcgccgtcgagttcgagggcgagcagctgacgtatgccgagttcggcgcgcgcgtcaaccgcctggcccgcttcctgatcgccgacggcgtcggcccggaatcgcttgtcgccctgggcatgcggcgctcgctggagctggtcgtcggcatgcacgcggtgctgcgcgccggtggcgcgtacgtgccgatcgacccggatcacccggccgatcgcaccgcctacatcctcgagtccgcggcaccggtctgcgtgctgaccagctcgcgcgacgacctggaactgccgactgcgtccaatggccgctccgcaagctccgcggctggggtgcggcgcttggagatcgacaccctcgacgtctccggcttctccgcagagccggtggcggacgcggatcggctgtccccgctgcgcccggacaacaccgcctacgtcatctacacctcgggttccaccggccgccccaagggcgtcgcggtcacccaccacgccatcgtcaaccaggaactctggatgctcgacgagtatccgatgaccgcggacgatgtgtacctgcagaagaccgcgcagaccttcgacgtgtcgctgtggggctacttcatgccgctgctggtcggcgcgaagctgctggtggccacccccgacggtcaccgcgacccgctgtacgtggccgatatgatcgagcgccacggcgtcacggtcaccgacttcgtgccgtcgatgctgacggtgttcgtcgcgcacgccacccgggtccaatgcgcctcgctgcgctacgttttcgtgatcggtgaggcgctgccgccggagaccggcgcgggcttccgcgagatcaccgacgcggggctgcacaacctgtacggaccgaccgaggccgcggtctcggtgacctactgggagaacaccgccgccgacaccgtcacggtaccgatcggtatgcccgagtggaatgtcgaggtctacgttctggattcgcggctgcgcccggccgccatcggtgccgcgggtgagctgtatctggcgggccgtcagctggcgcgcgggtacaagggtcgcccggatctgacctcggatcgcttcgtggcgaatccgttgtcgcccaacggcgaacgcatgtaccgcaccggtgacctcgttcgctggaacgaggcgggcgcgctggagtacatcggccgcaccgacttccaggtgaagttccgcggtcagcgcatcgagctcggcgagatcgagaccgacctgctggcccatccgaccgtcagccaggccgccgtcctggtgatggacaccgcgaccggtcagcagctggtcgcctacgtggtgccggtgccgggacagagcgtcgacccggccgagctgacccgcttcgccgcggagaagctgccgtcgtacatggtcccggcgtcgatcacggtgctggatgccttcccgctcaacacctccggcaagctggaccgcaaggccctgcccgagccggtgttcagcgcggacgccgccggttatcgggcgccgcgcaccgccgccgaggagatcgtggcgggcgtgttcgccgatgtgctcgggcacgagcgggtcggcgtggatgacaacttcttcgatctgggcggcaactcgctggtcgccacccaggtggtggcgcgtatctcggcggcgttcagcacccggctgggtgtgcgcgcgctgttcgagaccccgaccgtggcgggtctggccgcgcgcgtggaagccgctgggccctcggacgtctcgcggccgccgctggtggcgcagcagcgcccggagcgggtgccgctgtcgctggcacagcagcgcatgtggttcctcaaccagttcgaccccaccgtcccgacctacaacctgcccttcgtggtgcggttgcgcgggcaggtcgatatcgaggccctgcagctggcgctgaccgacgtggtggcgcgccaggaatcgctgcgcaccatcttccccgagtccggcgacggcggcttccagcgggtgctgccggtcgacgaggtggagctgggcatcgaggtggccgacctcgccgaggccgaactgcccaccgcgctggcggaattcgcctccgccgggttcgacgtctcgacccagctgccgattcgcgtgcgggtcttccgggtcgcgccggaactgggccgtcacgccgcggccgagtccgacgatgtcgatctcgcggtcgcgttcgtcgtgcatcacattgcggcggacggcttctcgttcggtccgctctcgcgcgacatgaccgccgcctacctggcgcgcgtcgccggtcaggagcccgcgtgggccccgctgccggtgcagtaccaggacttcagcatctggcagcgcgagctgctcggttcggaatccgatgccgaatccatggccgcgcgccagatcgcctactggcgtggcgctctggccggtctgccggatcagctcgacctcccggccgaccgcccgcgcccgccggtgcagagcttccacggctcccgcgtcaccttcgagatcccggccgagctgcacgcgcagctggcgggtctggctcgcgcccagggtgtctcgctgttcatggtcatgcacagcgccctggccgtgctgctggcccggctctcgggtacctccgacatctccatcggcaccccggtcgccggacgcggtgaacaggccctcgacgacctgatcggcatgttcgtcaacaccctggtgctgcgctcggaagtggatggggcgcagcgcttcaccgacttcctggcgcgcacccgggacgccgatctggcggccttcgccaacaccgacgtccccttcgaacggctggtcgaggtcatcaacccgacccgttcgcaggcccggcatccgctgttccaggtcatgctgtcgttccaggagatgtcgcacggctccatggagctgcccggcctcaccgtctctgcggacgagctcgaggtcgacatcgccaagttcgacctgcaatggacgctgaccgagcagcgcggcctggccggtgagcccgctgggctgtcggtggtgctgtcctacgccaccgacctgttcgacgccgccaccgtcggcgaattcgggcggcgctacctgcgcgtcctggagaccgccgtagccgcgccggacatcgtggtgcgcgatatcgacgtgctcgactccggtgagcgcgagaccgtgctgcacgcgtggaatcacaccgagcgcgaactacccgccgcggcaacggttctcgatctgttcgaggagcaggtccggatccgcccgcacgccaccgcgctgatcttcgatccgggcgagcgcaacggcagcatgttcggaccggccgcggaactgtcctacgcggagttctccagccgggtgaatcgcctggcgcgcaagctcatcgacgcaggcgtcggcccggagtccctggtggcggtgggtatccgccgctcggtggacatgctggtcgccatctacgcgacgctgaccgccggtggcgggtacgtgccgatcgacccggatcatccggccgagcgcaccgagtacgtgctgcgtaccgcgcggcccgtcgtgctgctcaccaccgcggacgatgcggtcgagtactcggattacccggtgctgcacctggattcgctggatctgagcgactacagcgatgccccggtcaccgacgtggaccgcctcgcgccgctgcggccgaccaatgccgcctacgtgctgttcacctccggctcgaccggccgccccaagggcgtcgccatcccgcacgccgcggtgctcaaccagatcgcctggatcaccggtgaatacggcatcgacgacaccgatgtgatcctgcagaagacgccggtcaccttcgacgtgtcggtgtgggagctgttcggctcgctggccgtgggcgcgcagcaggtcatcgccgcgcccgacgggcaccgcgacccgatgtacctgtccgaggtcatcgggcggcatcgggtcaccatgacctcgttcgtgccgtccatgctgagtgtgttcgcctccagcgcctcggccgccgaatgcctgtccctgcgtgcggtgctcgtcgccggtgaggcgctgccgcccgcgaccgtgaccgcattccgccgcttctccaccgcggccgtgcacaacctgtacggcccgaccgagttcaccgtgcacgccacctacgcgcccatcgacgcgcccgtggtcacctcggtgcccatcggccgcccggtgtggaacgcgcagacctacgtgctggacgagggcctgcgcccggttccggccggtgtcccgggtgagctgtacctgggcggcacccaggtggcgcgcggctacttcggccgccccgacctgagcgccgagcgcttcgtcgccaacccgtacggcgcgccgggcactcggctctaccgcaccggtgacctggtgcgctggaaccacgggcgctccgcgggctccgcgcccgcgggcggaatcgactatggaattctcgaatatatcggccgcaccgacttccaggtgaagttccgcggccagcgcatcgagctcggcgagatcgagaccgcgctgctggaccaccccaaggtccagcaggccgtggtgctggtcatcgacaccgtggccggcgatcagctggtcgcctacatcgtgacccgcgggccggtggacctggacggggtcaagacctcgctgcagcgcacgctgcccgcgtacatggtgccgggctcgatcatggtgctggacgccttcccgctcaatgcctccggcaagctggatcgcaaggcgctgcccgcgccgcgcttcgaggtgcgcgaattccgcgctccgacaacgccgatcgaggagatcgtcgcgcagatcttcggcgaggtgctgggcatcgcccgcgtcggcgtcgacgacgacttcttcgagctgggcggcaactcgctgatcgcgacccaggtggcgacccgcctgggcaccgccctggacacgcgtgtgccggtgcgcatgctgttcgaggcggccaccgtggaagccctcgcggcccgggtggaatcgcatgtcggcgacggcgggcgcaaggccctcgtcgcgcgcgagcggccgaacgaggtgccgctttcccttgcgcagcagcgcatgtggttcctcaaccggttcgataccgcctcggcggtcaacaacatcccggtggccatccggctgtccggtgagctcgatatcgcggctttgcaggtcgcggtcatcgacgtcatcgaccgccacgagtcgctgcgcaccgtcttcccggagaccgcgcacggcccggtgcagcgggtgctggacgccgcgcagatcgtgcccgacctgacgccggtgccggtcaccgagtccaatctcatcgaccacctggtcgagctggccaccatggccttcgacgtgaccgacgaagtgccattgcacgctgcgcttttcgagatcagcgagtccgagtacatcctcggcatggtggtccaccacatcagcgccgacggctggtccatgggcccgctggcccgcgatgtcatggtcgcctacgcggcccgcacctcgtgggaggccccggcctgggcggaactgccggtgcagtacgccgactacgcgctgtggcagcgcgaggtgctcgggtcggaggaagacccggaatcgctgatcgccaagcagattcgctactgggccgacgcgctggccgatctgcccgacgagctggtgctgcccgcggaccggcagcgtccggccgtggcgagctaccagggcggcacgtacccgttcgccatctcggccgaaacccagcaggcgctggtcgatctgggccgtcgccacaacgcctcgctgttcatggtcatgcactccgcgctggcggtgctgctggctcgcctgtcgggcacctccgacatcgccatcggcaccccggtgcacggccgcggtgaggccgcgctcgacgacctgatcggcatgttcgtcaacaccctggtgctgcgcaccgaggtggacggctccgagaccttcgccgacctgctggcccgctcccgcgacaccgacctgcacgccttcgcgcacgcggacgtgccgttcgagcgcctcgtcgaggtgctccacccggcccgctcgcaggcccggcacccgctgttccaggtcatgctgaccttccagaacacccggcaggccagcctggaactgcccgggctctcggtcaacggcatcgactacgacgcccgcctggccaagttcgacctccagttgaccttgcaggaagcccaggacgaccacggcgagaacgcgggcatgtccgcggagatctcctacgccctggaccttttcgacgagccgaccgtcgcggccttcgcgcaccgcctggatcggatcctggccgcggtcatcgcgaacccggacgcgccgctcggcgatatcgacctgctggtcgccgacgagcgcgaactggtcctcgacgagtggaacgacacctcgttcaacctcgcctcggtgctgcccgcgctgccggaaggcgctgagtcgactacgcggcccgccgcggtcgcgacgctggtttcgctgttcgaggcacaggctctgaccagccccgatgcgcctgccgtggaattcgaggggacagctctgtcctacgccgagttctcggcacgggtgcacaagctggcgcggaagctcatcgcgcagggtgtgggcgcggaatcgcatgtggcgctggccatccggcgttcgctggatctggtcgtcgccatgtacgcggtgctggagaccggtggcgcgtacgtgccgttggatccggatcagccggatgagcgcatcgactacgtgctcgacaccgcgcgaccggtcgccatcctcaccacgagccgcgatgacttcgtcaccggccgcaatgtgccggtgctcgaggtcgacaggctcagtctggacgcctactccgacgctccgatcacggatgccgaacggggacaggcgatcctgcccgagcacaccgcctacgtcatcttcacctccggttcgaccggccgcccgaagggtgtggcggtcgagcacggcgcgatcgtgaaccgcctgctgtggatgcagcacgagtacccgatcgacgcgaacgacgccgtgctccagaagaccccggctaccttcgacgtgtcggtgtgggagttcttctggcccttgcagaccggtgcgcgactcgttgtcgccaagcccgacgggcaccgcgacccggtgtacctggcccaggtgatcgccgagaccggcatcaccaccgcgcacttcgtgccgtccatgctctcggtcttcgtcgccaccctcggcaacgagaacggcgactcctcggtccccgcaccgcgtttgcgtcaggtcttcgcctccggtgaggcgctgcccgcgccgaccgcgcagaagctgcgcgagctgaccggtgcgcgcctgcacaacctgtacggccccaccgaagccgcggtcgatgtcacctaccacgaggtcatcgacaccgacaccgtgttcgtgccgatcggccgaccggtgtggaacaccgagacctacgtgctcgacgcgcgcctgcacccggtcgcgccgggtgtcgcgggtgagctctacctggcgggcgatcagctggcgcgcggctacctcggccgcccggacctgaccgcggatcgcttcgtggccaacccgttcgtgggcggcgaccgcatgtaccgcacgggtgaccttgtcacctggacctccgagggtgaactgaactacctgggccgcaccgacttccaggtgaagctgcgtggtctgcgcatcgagctgggcgagatcgaggcggcgctgctggcgcagccgaatatcgcgcagtcggtagtcgtagtccgcacggatgctcacgccggtgaccagctggtgggttacgttgtccgcgagcctgatgcggctgtcgacatcgacggtgtgaaggccgcgctgagcagctcgctgcccgcctacatggttccggccgcgatcgtcgtgctggacgccttccccgtcaacgcctccggcaagctggaccgcaaggccctgcccgcaccggtgttcgaggccaagcgtttccgcgccccctcgacccccatcgaggagatcatcgcccagatcttcgccgacctgctcggcgccgagcgcgtcggcgtcgacgacgacttcttcgagctgggcggcaactcgctggtcgccacccaggtggtggcccgcctgtcggccgcgctgaacgccgagatcggcgtgcgcgcgctgttcgaggccccgaccgtggccgcgctggccgcgcgcgtggagtcgcacgcgggcaccggtgtgcgccaggcgctcaccgtgcgcacccggccggagtacccgccgctatcgctcgcgcagcagcgcatgtggttcctcaaccggttcgatccggagtcggccgccaacaacatcccggcggccgtacggctcaccggcgcactggatctcgacgccatgcgcggcgcgatcgccgatgtgatcgcccgccacgaatcgctgcgcacggtctacccgtcgcacgagggcgtcgcttaccagaaggtgctgccgaccggccgcgccgtgcccgagctcgaggtcatggacgtgaccgagggcgagctgtacgccgcggtctacgccttcgcggcccagggcttcgatgtcaccgccgataccgcggtccggctgcgcgcctaccgcctcgcggcggacgaccacgtgctggtgctggtggcccaccacatcgccgccgacggtttctccatgaacccgctggtgcgcgacctcatgaccgcctacgtggcgcgcagcctcggagagaccccgggctggaccgaattgccggtgcagtacgcggattacgcgctgtggcagcgggaaacgctgggctcggaagaggatccgcgttcgctcatcaccgagcagctggactactggcggtcgacgctgtccgggctgccggacgagttgcgcctgtcggtcaagccgcgcccggccgtcgcctcctatgacgcgggcacgcatcgcttccaggtgccgggtgagctcatcgccgggctgaaccgggtggcgcagaccaatggcaccaccctgttcatggtggtgcacagcgctttcgccgcgctgctggcccgcctgagcggcaccgatgacatcgccgtcggcattccggtggcgggtcgtggcgagcaggccctggacgatctcgtcggcatgttcgtcaacacgctggtgctgcgttcgccggtggacaccggcgcgagcgtcaccgagctgctgaagaccgtgcgcgagcgcgaccttcaggcgttcgcgcatgcggacgtgccgttcgagcggctggtcgaggtgctcaacccggcgcggtcgcaggcgcggcacccgctgttccaggtgatgctgtcgttccagaacctggggcgcacctcgctggagctgccggggctgagcgtgtccgagctggccgtggatcagcagtccgccaagttcgacctccagctcacgctgagcgaggtcattgacggcgactccaccatggacgccgaactcgtctacgcgacggaccttttcgacgcgcagtacgccgatgtcttcgcgcagcgcttcctggccgtgctcaccgccgtggccgccgacccgacccagctggtcggcgaggtcgagctgctcagcgactgtgaacgccgcaggctgctccagggctggaacgacaccgcgttcgagctggacgcggcgctgcccgaggtcaccgaaggcgctgcggcgacactggtttcgctgttcgaggcgcaggtggcgctgactccggacgcgaccgcggtcacgttcgaggggacgagtctgtcctacgccgagttcgcggctcgggtgcgcaagctggctcgctggctcatcgccgagggcgtcggcccggaatcgtttgtggcgctgggcatgcgccgctccatcgacctggtcgcgggcatgtacgccgtgaccgtggccggtggcgcgtacgtgccgctggatccggatcacccggccgagcggacccagtacatcctcgacaccgcgcagccggtctgcgtgctgacttccggcgatgacagcccgttgggcggtatgggcgtggaaggcgtcgatgcgaaccaggttcggatcgacgagctggatctgtccggcttcgccgacaccccggtctccgatgccgagcggctctcgccgctgcgcccgggcaataccgcctacgtgatcttcacgtccggctcgaccggccgccccaagggtgtcgccgtctcgcacgccgcgatcgtcaaccgcctggtctggatgcacgcccagtacgggctggccgcctacgacgtggtgctccagaagaccccggcgaccttcgacgtgtcggtgtgggagttcttctggcccttgcaggtcggcgcgcgcctggtggtcgccaagccggacggccaccgcgatccggcctacctggccgggatcatcgtccgcgagggcgtcacggtcacccacttcgtgccgtcgatgctggcggtcttcgtggccaccctggcgggccaggcatcggatacagcggccgcggccgaatgcgtcagcctgaccaatgtcttcgcctccggtgagggactgcccgcgccgaccgcgcagaagctgcgcgagctgaccggtgcgcgcctgcacaacctgtacggccccaccgaggccgcggtcgacgtgacctatcacgaggtcgtcgatgccgatatcgcgtcggtgccgatcggtgccccggtcttcaacacccaggtctacgtgctggattcgcggctgaagccggttccggtgggtgtcgcgggtgagctctatctggcgggcgatcagctcgccaccgggtacgtggcccgccccgacctgaccgcggatcgcttcgtggccaacccgttcggcgagggcgtgcgcatgtaccgcaccggtgacctcgtcacctggaccggcaatggcgagctggagtacctgggccgcaccgacttccaggtcaagctgcgcggtctgcgcatcgagctgggcgagatcgagtcggcgctgaccgccatcgattccatcgcccagtcggtcgtggtcgtccgccatgacgagcgcaccggtgatcagctggtcgcctacctggtcgcggccgacgcgtccgtggatgtcgacgccgtgcgcgacgcgctggccgagcagctccccgcctacatggtcccggccgccttcatggtgctggacgccttcccgctcaatgcctccggcaagctggaccgcaagcagctgcccgcgccgaccttcgccgcccgcagcttccgcgccccggccaccccggtgcagcagaccgtcgccggcaccatcgccgacgtgctcggcctggaccgggtgggcctggacgacgacttcttcgaactcggcggcaactcgctgatcgccacccaggtgatcgcgcgcctgtccgccgccctcgacgccgacatcccgctgcgcaccctgttcgaggccaccaccgtggcttcgcttgccgcgcacctggagtcgcgcgtcggcaccggcgcgcgcgccgcgctggtggcgcaggaacggccggagctggtgccgctgtcgctggcgcagcagcgcatgtggttcctcaaccgcttcgacaaccgcaccgcggtcaacaacatcccggtggcgctgaagctcaccggcaccgtcgatctcgccgccttcgacgcggccgtcggcgacgtgctggcccggcacgaggcgctgcgcaccgtctaccccgaggtcgagggcgacggctaccagcgcatcctgccgatgtccgaggtcgacttcgaggtgcggtccgagaccgtcaccgcggccgaactcacctcgcgcatcacgcagctcgcgagcgtctacttcgacgtcacccgcgagctgccgttccgcgccacagtgctcagcctctccgagaccgagcacgtggtcgtgctggtgctgcaccacatcagcgccgacggcgcgtcgctgcgcccgctgctgcgggatgtggtggccgcctatctgtcccgcgccaacggtgacgccccggcctggacgccgctgccggtgcagtacgccgactacacgctgtggcagcgcgagatcctcggcgcggaaaccgattccgagtccatcgccgcccagcagatcgcctactggaccgaccggctggccgacctgcccgagcagatcgaactgcccgccgaccggccgcggcccgagatcgccaccaatgccggtggcatctacgacttctcgatcgacgccgagttgcaccgcgcactcaccggcgtcgcccgcgagcacgacgtcacgctgttcatgctggtccacgccgccctggcgacctgggccgcgcgcctgtcccgcgccaccgacatcgccatcggcaccccgatcgcgggccgcggcgagcgcgcgctggacgacctggtcggcatgttcgtcaatactctggtgctgcgcagcgaggtcgcgccgggcgcggccttccgcgacctgctggcccaggtccgccgcaccgacttggccgccttcgcgcacgccgacgtgccgttcgagcggctggtggacgtgctcagcccggtccgctcgcaggcgcaccaccccctgttccaggtggcgctgaccttcgaggccgccggggccaaggacgcgcagtccgcctccctacccgggctggagctcgaggtcgtcgaattcgacccgggcaccgccaagttcgatgtgcagctcaccgtgagcgagcgcgccgacggctcactgggcctgtcctggaactacgcgaccgatctgttcgatgtcgagaccgtggcctccttcgccgagcgcctggtgcgcatcctgcgtgcggtggccgaggatccggccgcgctcatcggcgatatcgacctgctgggcgagggtgagcgccacgatgtggccgagtactgggtctccgcgggcgaggacatcgtcgcgctggccgggatcgcccgcgcggcggtcgccgaggccgaacgcggtgtggccgaaggcatttcgggcatcgcgcccgaggcggcggcgctggccgcgctgggcggggccgccgagcgactgaccgacccgcttgccgcggtggcgagcccgttcgtcgacaccgacgccaccctgtcgagcctgttcgacctggccgtggccgcgaacccggagcgggtcgcggtgcgcttcggcgacgaggagctgacctactccgagctcgaccggcgcgcgaatgtgctggcgcgcaggctgatcggcgagggcgcggggccggagtcgctggtggcggtgctgctgccgcgctcggcggatctggtcgtcgcgctgctggccgtgatcaagaccggtgcgggctacgtgccgatcgatccgagctacccggccgatcgcatcgcctacgtgctctcggacgcgcggcccaccagcgtgatcaccgactcgacggtgcaggtcgagcaagcgcggggaggcggagcggccgccgagctgaacaccgtgctgctggacggtttctcgctggaggccggggatatcgaggacgcggccgacacgcccgtcaccgatgccgaccgccgcgccgcgctgcgcccggaccacgtcgcctacgtcatctacacctccggctccaccggtcgccccaagggcgtggcggtcgcgcatcggaacgtcgtgcggctcatggccaacaccgatcgcgagttcggcttcgggcacgacgacgtgtggacgctgttccactcctacgccttcgacttctcggtctgggagctgtggggcccgctgctctacggcggcaagctcgtggtcgtcgactactacgtgtcgcgctcgccggagcagttcctggaactgctgcgccgcgaacgcgtcacggtgctcaaccagacgccgtcggcgttctaccagctcgccgaggccgaccgcatcgccacctccgcgggtgacgagcaggccctggcgctgcgctacgtgatcttcggcggtgaggcgctcgagctgcgccgcctctcggattgggttgcccgccacggcgattccacgccgtacctggtcaacatgtacggcatcaccgagaccacggtgcacgtgtccgtgcgcgtgctcgatgccgacaccattgccgccgccaccggttcggtggtcggccgtgccatcgcgggtctgcgcgtgtacgtcctcgacgaccggctgcacccggtgccggtcggtgtcgcgggcgaaatgtacgtggccggaccgcaattggcgcgcggctatctcggtcgcccggatctgtccgcggc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ggaccggctggatttcggcggcaacggcgaagctggcagcgaaatcgctccgggatcgggtgcgcttttcccactgtcgcccgcgcagctcggtatctggtactcccagcatctggacccgcaggtaccgatcaatatcgcccagtacgtggagttgcgcggcgaactcgacatcgagttgctcgaacgcgccatggtctgcggctcggaggagttcggatcgggcttcctgcgcatcgtcgagcgtgacggcgagccgatgcagatggtggaccagtcgctggatcgcaccatctatcacgtcgacctgagcggcgaggccgatccggccgcggccgcccaggcctggatgcgcgccgactacagcgccccgctggacctcacccgcgaccgtctcatcaagacggccatggtgaaactggccgagggccattactactggtacgcccgcatccaccacatcgtgctggacggtttcggcgcggtgacctacatgacccgcgtcgccgagctctacaccgcgtacgtgcgcggcgtcgagcccgcgccgcacaagctgaccgacctgcccaccctggtcgagcaggaattcgcctaccgcgactccagccgtttcaaggccgacaaggagtactgggccgagcgggtcgccggactcgaggacggcaccagcctggtcgggcgttccgcgccgcccgcggccgtgaaccgcattgccaccggcgcgctcaccggggatcagtcctcgctgctggacgccgccgtggcccgccacgaatcctcgcccgccgggctgctgatcgcgggtttcgccgcctacctcgcgcagtggaccggcagcgaggacgtcatcctcagcctcccggtgaccgcgcgcaccaccgcgatcatgcgccgctcgggcggcgcggcctcgaacatcgtgccgctgcgcctgcacgtcgggcacggcaccaccgtgaccgagctgctcgcgcaggtgacggtcgcggtgtcgggtgcgctgcggcaccagcgctaccgcgccgaggacatacgccgcgacgccgcgggcgagttctccggcggtgatgtcggtgcgcagttcttcggcccgtgggtcaacatcatgttgttccacaacgaggtcgtgctgggcgacatcaccggtgagtacagcgtgctgtccaccggttccatcgaggacctgggcgtcaacttctaccagtcggtgaagggcacccggaaccacatcgacttcgagaccaacccgaacctgtactccgaggacgagacgcgcagccaccacgcgcggttcctggagttcttcgaccgcttcctggcggcgggggagagccaggccgtgtggggcctgccgatcaccggcgagaccgaacgcgccaagaccctggtcgagtggaacgagtcggcgcacgaggtgccgaccaccacgcttccggccttgctggacaagcagattccgctcaccccggacaatgtcgccgtcgagttcgagggcgagcagctgacgtatgccgagttcggcgcgcgcgtcaaccgcctggcccgcttcctgatcgccgacggcgtcggcccggaatcgcttgtcgccctgggcatgcggcgctcgctggagctggtcgtcggcatgcacgcggtgctgcgcgccggtggcgcgtacgtgccgatcgacccggatcacccggccgatcgcaccgcctacatcctcgagtccgcggcaccggtctgcgtgctgaccagctcgcgcgacgacctggaactgccgactgcgtccaatggccgctccgcaagctccgcggctggggtgcggcgcttggagatcgacaccctcgacgtctccggcttctccgcagagccggtggcggacgcggatcggctgtccccgctgcgcccggacaacaccgcctacgtcatctacacctcgggttccaccggccgccccaagggcgtcgcggtcacccaccacgccatcgtcaaccaggaactctggatgctcgacgagtatccgatgaccgcggacgatgtgtacctgcagaagaccgcgcagaccttcgacgtgtcgctgtggggctacttcatgccgctgctggtcggcgcgaagctgctggtggccacccccgacggtcaccgcgacccgctgtacgtggccgatatgatcgagcgccacggcgtcacggtcaccgacttcgtgccgtcgatgctgacggtgttcgtcgcgcacgccacccgggtccaatgcgcctcgctgcgctacgttttcgtgatcggtgaggcgctgccgccggagaccggcgcgggcttccgcgagatcaccgacgcggggctgcacaacctgtacggaccgaccgaggccgcggtctcggtgacctactgggagaacaccgccgccgacaccgtcacggtaccgatcggtatgcccgagtggaatgtcgaggtctacgttctggattcgcggctgcgcccggccgccatcggtgccgcgggtgagctgtatctggcgggccgtcagctggcgcgcgggtacaagggtcgcccggatctgacctcggatcgcttcgtggcgaatccgttgtcgcccaacggcgaacgcatgtaccgcaccggtgacctcgttcgctggaacgaggcgggcgcgctggagtacatcggccgcaccgacttccaggtgaagttccgcggtcagcgcatcgagctcggcgagatcgagaccgacctgctggcccatccgaccgtcagccaggccgccgtcctggtgatggacaccgcgaccggtcagcagctggtcgcctacgtggtgccggtgccgggacagagcgtcgacccggccgagctgacccgcttcgccgcggagaagctgccgtcgtacatggtcccggcgtcgatcacggtgctggatgccttcccgctcaacacctccggcaagctggaccgcaaggccctgcccgagccggtgttcagcgcggacgccgccggttatcgggcgccgcgcaccgccgccgaggagatcgtggcgggcgtgttcgccgatgtgctcgggcacgagcgggtcggcgtggatgacaacttcttcgatctgggcggcaactcgctggtcgccacccaggtggtggcgcgtatctcggcggcgttcagcacccggctgggtgtgcgcgcgctgttcgagaccccgaccgtggcgggtctggccgcgcgcgtggaagccgctgggccctcggacgtctcgcggccgccgctggtggcgcagcagcgcccggagcgggtgccgctgtcgctggcacagcagcgcatgtggttcctcaaccagttcgaccccaccgtcccgacctacaacctgcccttcgtggtgcggttgcgcgggcaggtcgatatcgaggccctgcagctggcgctgaccgacgtggtggcgcgccaggaatcgctgcgcaccatcttccccgagtccggcgacggcggcttccagcgggtgctgccggtcgacgaggtggagctgggcatcgaggtggccgacctcgccgaggccgaactgcccaccgcgctggcggaattcgcctccgccgggttcgacgtctcgacccagctgccgattcgcgtgcgggtcttccgggtcgcgccggaactgggccgtcacgccgcggccgagtccgacgatgtcgatctcgcggtcgcgttcgtcgtgcatcacattgcggcggacggcttctcgttcggtccgctctcgcgcgacatgaccgccgcctacctggcgcgcgtcgccggtcaggagcccgcgtgggccccgctgccggtgcagtaccaggacttcagcatctggcagcgcgagctgctcggttcggaatccgatgccgaatccatggccgcgcgccagatcgcctactggcgtggcgctctggccggtctgccggatcagctcgacctcccggccgaccgcccgcgcccgccggtgcagagcttccacggctcccgcgtcaccttcgagatcccggccgagctgcacgcgcagctggcgggtctggctcgcgcccagggtgtctcgctgttcatggtcatgcacagcgccctggccgtgctgctggcccggctctcgggtacctccgacatctccatcggcaccccggtcgccggacgcggtgaacaggccctcgacgacctgatcggcatgttcgtcaacaccctggtgctgcgctcggaagtggatggggcgcagcgcttcaccgacttcctggcgcgcacccgggacgccgatctggcggccttcgccaacaccgacgtccccttcgaacggctggtcgaggtcatcaacccgacccgttcgcaggcccggcatccgctgttccaggtcatgctgtcgttccaggagatgtcgcacggctccatggagctgcccggcctcaccgtctctgcggacgagctcgaggtcgacatcgccaagttcgacctgcaatggacgctgaccgagcagcgcggcctggccggtgagcccgctgggctgtcggtggtgctgtcctacgccaccgacctgttcgacgccgccaccgtcggcgaattcgggcggcgctacctgcgcgtcctggagaccgccgtagccgcgccggacatcgtggtgcgcgatatcgacgtgctcgactccggtgagcgcgagaccgtgctgcacgcgtggaatcacaccgagcgcgaactacccgccgcggcaacggttctcgatctgttcgaggagcaggtccggatccgcccgcacgccaccgcgctgatcttcgatccgggcgagcgcaacggcagcatgttcggaccggccgcggaactgtcctacgcggagttctccagccgggtgaatcgcctggcgcgcaagctcatcgacgcaggcgtcggcccggagtccctggtggcggtgggtatccgccgctcggtggacatgctggtcgccatctacgcgacgctgaccgccggtggcgggtacgtgccgatcgacccggatcatccggccgagcgcaccgagtacgtgctgcgtaccgcgcggcccgtcgtgctgctcaccaccgcggacgatgcggtcgagtactcggattacccggtgctgcacctggattcgctggatctgagcgactacagcgatgccccggtcaccgacgtggaccgcctcgcgccgctgcggccgaccaatgccgcctacgtgctgttcacctccggctcgaccggccgccccaagggcgtcgccatcccgcacgccgcggtgctcaaccagatcgcctggatcaccggtgaatacggcatcgacgacaccgatgtgatcctgcagaagacgccggtcaccttcgacgtgtcggtgtgggagctgttcggctcgctggccgtgggcgcgcagcaggtcatcgccgcgcccgacgggcaccgcgacccgatgtacctgtccgaggtcatcgggcggcatcgggtcaccatgacctcgttcgtgccgtccatgctgagtgtgttcgcctccagcgcctcggccgccgaatgcctgtccctgcgtgcggtgctcgtcgccggtgaggcgctgccgcccgcgaccgtgaccgcattccgccgcttctccaccgcggccgtgcacaacctgtacggcccgaccgagttcaccgtgcacgccacctacgcgcccatcgacgcgcccgtggtcacctcggtgcccatcggccgcccggtgtggaacgcgcagacctacgtgctggacgagggcctgcgcccggttccggccggtgtcccgggtgagctgtacctgggcggcacccaggtggcgcgcggctacttcggccgccccgacctgagcgccgagcgcttcgtcgccaacccgtacggcgcgccgggcactcggctctaccgcaccggtgacctggtgcgctggaaccacgggcgctccgcgggctccgcgcccgcgggcggaatcgactatggaattctcgaatatatcggccgcaccgacttccaggtgaagttccgcggccagcgcatcgagctcggcgagatcgagaccgcgctgctggaccaccccaaggtccagcaggccgtggtgctggtcatcgacaccgtggccggcgatcagctggtcgcctacatcgtgacccgcgggccggtggacctggacggggtcaagacctcgctgcagcgcacgctgcccgcgtacatggtgccgggctcgatcatggtgctggacgccttcccgctcaatgcctccggcaagctggatcgcaaggcgctgcccgcgccgcgcttcgaggtgcgcgaattccgcgctccgacaacgccgatcgaggagatcgtcgcgcagatcttcggcgaggtgctgggcatcgcccgcgtcggcgtcgacgacgacttcttcgagctgggcggcaactcgctgatcgcgacccaggtggcgacccgcctgggcaccgccctggacacgcgtgtgccggtgcgcatgctgttcgaggcggccaccgtggaagccctcgcggcccgggtggaatcgcatgtcggcgacggcgggcgcaaggccctcgtcgcgcgcgagcggccgaacgaggtgccgctttcccttgcgcagcagcgcatgtggttcctcaaccggttcgataccgcctcggcggtcaacaacatcccggtggccatccggctgtccggtgagctcgatatcgcggctttgcaggtcgcggtcatcgacgtcatcgaccgccacgagtcgctgcgcaccgtcttcccggagaccgcgcacggcccggtgcagcgggtgctggacgccgcgcagatcgtgcccgacctgacgccggtgccggtcaccgagtccaatctcatcgaccacctggtcgagctggccaccatggccttcgacgtgaccgacgaagtgccattgcacgctgcgcttttcgagatcagcgagtccgagtacatcctcggcatggtggtccaccacatcagcgccgacggctggtccatgggcccgctggcccgcgatgtcatggtcgcctacgcggcccgcacctcgtgggaggccccggcctgggcggaactgccggtgcagtacgccgactacgcgctgtggcagcgcgaggtgctcgggtcggaggaagacccggaatcgctgatcgccaagcagattcgctactgggccgacgcgctggccgatctgcccgacgagctggtgctgcccgcggaccggcagcgtccggccgtggcgagctaccagggcggcacgtacccgttcgccatctcggccgaaacccagcaggcgctggtcgatctgggccgtcgccacaacgcctcgctgttcatggtcatgcactccgcgctggcggtgctgctggctcgcctgtcgggcacctccgacatcgccatcggcaccccggtgcacggccgcggtgaggccgcgctcgacgacctgatcggcatgttcgtcaacaccctggtgctgcgcaccgaggtggacggctccgagaccttcgccgacctgctggcccgctcccgcgacaccgacctgcacgccttcgcgcacgcggacgtgccgttcgagcgcctcgtcgaggtgctccacccggcccgctcgcaggcccggcacccgctgttccaggtcatgctgaccttccagaacacccggcaggccagcctggaactgcccgggctctcggtcaacggcatcgactacgacgcccgcctggccaagttcgacctccagttgaccttgcaggaagcccaggacgaccacggcgagaacgcgggcatgtccgcggagatctcctacgccctggaccttttcgacgagccgaccgtcgcggccttcgcgcaccgcctggatcggatcctggccgcggtcatcgcgaacccggacgcgccgctcggcgatatcgacctgctggtcgccgacgagcgcgaactggtcctcgacgagtggaacgacacctcgttcaacctcgcctcggtgctgcccgcgctgccggaaggcgctgagtcgactacgcggcccgccgcggtcgcgacgctggtttcgctgttcgaggcacaggctctgaccagccccgatgcgcctgccgtggaattcgaggggacagctctgtcctacgccgagttctcggcacgggtgcacaagctggcgcggaagctcatcgcgcagggtgtgggcgcggaatcgcatgtggcgctggccatccggcgttcgctggatctggtcgtcgccatgtacgcggtgctggagaccggtggcgcgtacgtgccgttggatccggatcagccggatgagcgcatcgactacgtgctcgacaccgcgcgaccggtcgccatcctcaccacgagccgcgatgacttcgtcaccggccgcaatgtgccggtgctcgaggtcgacaggctcagtctggacgcctactccgacgctccgatcacggatgccgaacggggacaggcgatcctgcccgagcacaccgcctacgtcatcttcacctccggttcgaccggccgcccgaagggtgtggcggtcgagcacggcgcgatcgtgaaccgcctgctgtggatgcagcacgagtacccgatcgacgcgaacgacgccgtgctccagaagaccccggctaccttcgacgtgtcggtgtgggagttcttctggcccttgcagaccggtgcgcgactcgttgtcgccaagcccgacgggcaccgcgacccggtgtacctggcccaggtgatcgccgagaccggcatcaccaccgcgcacttcgtgccgtccatgctctcggtcttcgtcgccaccctcggcaacgagaacggcgactcctcggtccccgcaccgcgtttgcgtcaggtcttcgcctccggtgaggcgctgcccgcgccgaccgcgcagaagctgcgcgagctgaccggtgcgcgcctgcacaacctgtacggccccaccgaagccgcggtcgatgtcacctaccacgaggtcatcgacaccgacaccgtgttcgtgccgatcggccgaccggtgtggaacaccgagacctacgtgctcgacgcgcgcctgcacccggtcgcgccgggtgtcgcgggtgagctctacctggcgggcgatcagctggcgcgcggctacctcggccgcccggacctgaccgcggatcgcttcgtggccaacccgttcgtgggcggcgaccgcatgtaccgcacgggtgaccttgtcacctggacctccgagggtgaactgaactacctgggccgcaccgacttccaggtgaagctgcgtggtctgcgcatcgagctgggcgagatcgaggcggcgctgctggcgcagccgaatatcgcgcagtcggtagtcgtagtccgcacggatgctcacgccggtgaccagctggtgggttacgttgtccgcgagcctgatgcggctgtcgacatcgacggtgtgaaggccgcgctgagcagctcgctgcccgcctacatggttccggccgcgatcgtcgtgctggacgccttccccgtcaacgcctccggcaagctggaccgcaaggccctgcccgcaccggtgttcgaggccaagcgtttccgcgccccctcgacccccatcgaggagatcatcgcccagatcttcgccgacctgctcggcgccgagcgcgtcggcgtcgacgacgacttcttcgagctgggcggcaactcgctggtcgccacccaggtggtggcccgcctgtcggccgcgctgaacgccgagatcggcgtgcgcgcgctgttcgaggccccgaccgtggccgcgctggccgcgcgcgtggagtcgcacgcgggcaccggtgtgcgccaggcgctcaccgtgcgcacccggccggagtacccgccgctatcgctcgcgcagcagcgcatgtggttcctcaaccggttcgatccggagtcggccgccaacaacatcccggcggccgtacggctcaccggcgcactggatctcgacgccatgcgcggcgcgatcgccgatgtgatcgcccgccacgaatcgctgcgcacggtctacccgtcgcacgagggcgtcgcttaccagaaggtgctgccgaccggccgcgccgtgcccgagctcgaggtcatggacgtgaccgagggcgagctgtacgccgcggtctacgccttcgcggcccagggcttcgatgtcaccgccgataccgcggtccggctgcgcgcctaccgcctcgcggcggacgaccacgtgctggtgctggtggcccaccacatcgccgccgacggtttctccatgaacccgctggtgcgcgacctcatgaccgcctacgtggcgcgcagcctcggagagaccccgggctggaccgaattgccggtgcagtacgcggattacgcgctgtggcagcgggaaacgctgggctcggaagaggatccgcgttcgctcatcaccgagcagctggactactggcggtcgacgctgtccgggctgccggacgagttgcgcctgtcggtcaagccgcgcccggccgtcgcctcctatgacgcgggcacgcatcgcttccaggtgccgggtgagctcatcgccgggctgaaccgggtggcgcagaccaatggcaccaccctgttcatggtggtgcacagcgctttcgccgcgctgctggcccgcctgagcggcaccgatgacatcgccgtcggcattccggtggcgggtcgtggcgagcaggccctggacgatctcgtcggcatgttcgtcaacacgctggtgctgcgttcgccggtggacaccggcgcgagcgtcaccgagctgctgaagaccgtgcgcgagcgcgaccttcaggcgttcgcgcatgcggacgtgccgttcgagcggctggtcgaggtgctcaacccggcgcggtcgcaggcgcggcacccgctgttccaggtgatgctgtcgttccagaacctggggcgcacctcgctggagctgccggggctgagcgtgtccgagctggccgtggatcagcagtccgccaagttcgacctccagctcacgctgagcgaggtcattgacggcgactccaccatggacgccgaactcgtctacgcgacggaccttttcgacgcgcagtacgccgatgtcttcgcgcagcgcttcctggccgtgctcaccgccgtggccgccgacccgacccagctggtcggcgaggtcgagctgctcagcgactgtgaacgccgcaggctgctccagggctggaacgacaccgcgttcgagctggacgcggcgctgcccgaggtcaccgaaggcgctgcggcgacactggtttcgctgttcgaggcgcaggtggcgctgactccggacgcgaccgcggtcacgttcgaggggacgagtctgtcctacgccgagttcgcggctcgggtgcgcaagctggctcgctggctcatcgccgagggcgtcggcccggaatcgtttgtggcgctgggcatgcgccgctccatcgacctggtcgcgggcatgtacgccgtgaccgtggccggtggcgcgtacgtgccgctggatccggatcacccggccgagcggacccagtacatcctcgacaccgcgcagccggtctgcgtgctgacttccggcgatgacagcccgttgggcggtatgggcgtggaaggcgtcgatgcgaaccaggttcggatcgacgagctggatctgtccggcttcgccgacaccccggtctccgatgccgagcggctctcgccgctgcgcccgggcaataccgcctacgtgatcttcacgtccggctcgaccggccgccccaagggtgtcgccgtctcgcacgccgcgatcgtcaaccgcctggtctggatgcacgcccagtacgggctggccgcctacgacgtggtgctccagaagaccccggcgaccttcgacgtgtcggtgtgggagttcttctggcccttgcaggtcggcgcgcgcctggtggtcgccaagccggacggccaccgcgatccggcctacctggccgggatcatcgtccgcgagggcgtcacggtcacccacttcgtgccgtcgatgctggcggtcttcgtggccaccctggcgggccaggcatcggatacagcggccgcggccgaatgcgtcagcctgaccaatgtcttcgcctccggtgagggactgcccgcgccgaccgcgcagaagctgcgcgagctgaccggtgcgcgcctgcacaacctgtacggccccaccgaggccgcggtcgacgtgacctatcacgaggtcgtcgatgccgatatcgcgtcggtgccgatcggtgccccggtcttcaacacccaggtctacgtgctggattcgcggctgaagccggttccggtgggtgtcgcgggtgagctctatctggcgggcgatcagctcgccaccgggtacgtggcccgccccgacctgaccgcggatcgcttcgtggccaacccgttcggcgagggcgtgcgcatgtaccgcaccggtgacctcgtcacctggaccggcaatggcgagctggagtacctgggccgcaccgacttccaggtcaagctgcgcggtctgcgcatcgagctgggcgagatcgagtcggcgctgaccgccatcgattccatcgcccagtcggtcgtggtcgtccgccatgacgagcgcaccggtgatcagctggtcgcctacctggtcgcggccgacgcgtccgtggatgtcgacgccgtgcgcgacgcgctggccgagcagctccccgcctacatggtcccggccgccttcatggtgctggacgccttcccgctcaatgcctccggcaagctggaccgcaagcagctgcccgcgccgaccttcgccgcccgcagcttccgcgccccggccaccccggtgcagcagaccgtcgccggcaccatcgccgacgtgctcggcctggaccgggtgggcctggacgacgacttcttcgaactcggcggcaactcgctgatcgccacccaggtgatcgcgcgcctgtccgccgccctcgacgccgacatcccgctgcgcaccctgttcgaggccaccaccgtggcttcgcttgccgcgcacctggagtcgcgcgtcggcaccggcgcgcgcgccgcgctggtggcgcaggaacggccggagctggtgccgctgtcgctggcgcagcagcgcatgtggttcctcaaccgcttcgacaaccgcaccgcggtcaacaacatcccggtggcgctgaagctcaccggcaccgtcgatctcgccgccttcgacgcggccgtcggcgacgtgctggcccggcacgaggcgctgcgcaccgtctaccccgaggtcgagggcgacggctaccagcgcatcctgccgatgtccgaggtcgacttcgaggtgcggtccgagaccgtcaccgcggccgaactcacctcgcgcatcacgcagctcgcgagcgtctacttcgacgtcacccgcgagctgccgttccgcgccacagtgctcagcctctccgagaccgagcacgtggtcgtgctggtgctgcaccacatcagcgccgacggcgcgtcgctgcgcccgctgctgcgggatgtggtggccgcctatctgtcccgcgccaacggtgacgccccggcctggacgccgctgccggtgcagtacgccgactacacgctgtggcagcgcgagatcctcggcgcggaaaccgattccgagtccatcgccgcccagcagatcgcctactggaccgaccggctggccgacctgcccgagcagatcgaactgcccgccgaccggccgcggcccgagatcgccaccaatgccggtggcatctacgacttctcgatcgacgccgagttgcaccgcgcactcaccggcgtcgcccgcgagcacgacgtcacgctgttcatgctggtccacgccgccctggcgacctgggccgcgcgcctgtcccgcgccaccgacatcgccatcggcaccccgatcgcgggccgcggcgagcgcgcgctggacgacctggtcggcatgttcgtcaatactctggtgctgcgcagcgaggtcgcgccgggcgcggccttccgcgacctgctggcccaggtccgccgcaccgacttggccgccttcgcgcacgccgacgtgccgttcgagcggctggtggacgtgctcagcccggtccgctcgcaggcgcaccaccccctgttccaggtggcgctgaccttcgaggccgccggggccaaggacgcgcagtccgcctccctacccgggctggagctcgaggtcgtcgaattcgacccgggcaccgccaagttcgatgtgcagctcaccgtgagcgagcgcgccgacggctcactgggcctgtcctggaactacgcgaccgatctgttcgatgtcgagaccgtggcctccttcgccgagcgcctggtgcgcatcctgcgtgcggtggccgaggatccggccgcgctcatcggcgatatcgacctgctgggcgagggtgagcgccacgatgtggccgagtactgggtctccgcgggcgaggacatcgtcgcgctggccgggatcgcccgcgcggcggtcgccgaggccgaacgcggtgtggccgaaggcatttcgggcatcgcgcccgaggcggcggcgctggccgcgctgggcggggccgccgagcgactgaccgacccgcttgccgcggtggcgagcccgttcgtcgacaccgacgccaccctgtcgagcctgttcgacctggccgtggccgcgaacccggagcgggtcgcggtgcgcttcggcgacgaggagctgacctactccgagctcgaccggcgcgcgaatgtgctggcgcgcaggctgatcggcgagggcgcggggccggagtcgctggtggcggtgctgctgccgcgctcggcggatctggtcgtcgcgctgctggccgtgatcaagaccggtgcgggctacgtgccgatcgatccgagctacccggccgatcgcatcgcctacgtgctctcggacgcgcggcccaccagcgtgatcaccgactcgacggtgcaggtcgagcaagcgcggggaggcggagcggccgccgagctgaacaccgtgctgctggacggtttctcgctggaggccggggatatcgaggacgcggccgacacgcccgtcaccgatgccgaccgccgcgccgcgctgcgcccggaccacgtcgcctacgtcatctacacctccggctccaccggtcgccccaagggcgtggcggtcgcgcatcggaacgtcgtgcggctcatggccaacaccgatcgcgagttcggcttcgggcacgacgacgtgtggacgctgttccactcctacgccttcgacttctcggtctgggagctgtggggcccgctgctctacggcggcaagctcgtggtcgtcgactactacgtgtcgcgctcgccggagcagttcctggaactgctgcgccgcgaacgcgtcacggtgctcaaccagacgccgtcggcgttctaccagctcgccgaggccgaccgcatcgccacctccgcgggtgacgagcaggccctggcgctgcgctacgtgatcttcggcggtgaggcgctcgagctgcgccgcctctcggattgggttgcccgccacggcgattccacgccgtacctggtcaacatgtacggcatcaccgagaccacggtgcacgtgtccgtgcgcgtgctcgatgccgacaccattgccgccgccaccggttcggtggtcggccgtgccatcgcgggtctgcgcgtgtacgtcctcgacgaccggctgcacccggtgccggtcggtgtcgcgggcgaaatgtacgtggccggaccgcaattggcgcgcggctatctcggtcgcccggatctgtccgcggcccgcttcgtggccagcccgttcggaatcgcgggcgagcggctgtaccgctcgggtgacgtggcccgctggaaccgcttcggcgagctcga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ggaccggctggatttcggcggcaacggcgaagctggcagcgaaatcgctccgggatcgggtgcgcttttcccactgtcgcccgcgcagctcggtatctggtactcccagcatctggacccgcaggtaccgatcaatatcgcccagtacgtggagttgcgcggcgaactcgacatcgagttgctcgaacgcgccatggtctgcggctcggaggagttcggatcgggcttcctgcgcatcgtcgagcgtgacggcgagccgatgcagatggtggaccagtcgctggatcgcaccatctatcacgtcgacctgagcggcgaggccgatccggccgcggccgcccaggcctggatgcgcgccgactacagcgccccgctggacctcacccgcgaccgtctcatcaagacggccatggtgaaactggccgagggccattactactggtacgcccgcatccaccacatcgtgctggacggtttcggcgcggtgacctacatgacccgcgtcgccgagctctacaccgcgtacgtgcgcggcgtcgagcccgcgccgcacaagctgaccgacctgcccaccctggtcgagcaggaattcgcctaccgcgactccagccgtttcaaggccgacaaggagtactgggccgagcgggtcgccggactcgaggacggcaccagcctggtcgggcgttccgcgccgcccgcggccgtgaaccgcattgccaccggcgcgctcaccggggatcagtcctcgctgctggacgccgccgtggcccgccacgaatcctcgcccgccgggctgctgatcgcgggtttcgccgcctacctcgcgcagtggaccggcagcgaggacgtcatcctcagcctcccggtgaccgcgcgcaccaccgcgatcatgcgccgctcgggcggcgcggcctcgaacatcgtgccgctgcgcctgcacgtcgggcacggcaccaccgtgaccgagctgctcgcgcaggtgacggtcgcggtgtcgggtgcgctgcggcaccagcgctaccgcgccgaggacatacgccgcgacgccgcgggcgagttctccggcggtgatgtcggtgcgcagttcttcggcccgtgggtcaacatcatgttgttccacaacgaggtcgtgctgggcgacatcaccggtgagtacagcgtgctgtccaccggttccatcgaggacctgggcgtcaacttctaccagtcggtgaagggcacccggaaccacatcgacttcgagaccaacccgaacctgtactccgaggacgagacgcgcagccaccacgcgcggttcctggagttcttcgaccgcttcctggcggcgggggagagccaggccgtgtggggcctgccgatcaccggcgagaccgaacgcgccaagaccctggtcgagtggaacgagtcggcgcacgaggtgccgaccaccacgcttccggccttgctggacaagcagattccgctcaccccggacaatgtcgccgtcgagttcgagggcgagcagctgacgtatgccgagttcggcgcgcgcgtcaaccgcctggcccgcttcctgatcgccgacggcgtcggcccggaatcgcttgtcgccctgggcatgcggcgctcgctggagctggtcgtcggcatgcacgcggtgctgcgcgccggtggcgcgtacgtgccgatcgacccggatcacccggccgatcgcaccgcctacatcctcgagtccgcggcaccggtctgcgtgctgaccagctcgcgcgacgacctggaactgccgactgcgtccaatggccgctccgcaagctccgcggctggggtgcggcgcttggagatcgacaccctcgacgtctccggcttctccgcagagccggtggcggacgcggatcggctgtccccgctgcgcccggacaacaccgcctacgtcatctacacctcgggttccaccggccgccccaagggcgtcgcggtcacccaccacgccatcgtcaaccaggaactctggatgctcgacgagtatccgatgaccgcggacgatgtgtacctgcagaagaccgcgcagaccttcgacgtgtcgctgtggggctacttcatgccgctgctggtcggcgcgaagctgctggtggccacccccgacggtcaccgcgacccgctgtacgtggccgatatgatcgagcgccacggcgtcacggtcaccgacttcgtgccgtcgatgctgacggtgttcgtcgcgcacgccacccgggtccaatgcgcctcgctgcgctacgttttcgtgatcggtgaggcgctgccgccggagaccggcgcgggcttccgcgagatcaccgacgcggggctgcacaacctgtacggaccgaccgaggccgcggtctcggtgacctactgggagaacaccgccgccgacaccgtcacggtaccgatcggtatgcccgagtggaatgtcgaggtctacgttctggattcgcggctgcgcccggccgccatcggtgccgcgggtgagctgtatctggcgggccgtcagctggcgcgcgggtacaagggtcgcccggatctgacctcggatcgcttcgtggcgaatccgttgtcgcccaacggcgaacgcatgtaccgcaccggtgacctcgttcgctggaacgaggcgggcgcgctggagtacatcggccgcaccgacttccaggtgaagttccgcggtcagcgcatcgagctcggcgagatcgagaccgacctgctggcccatccgaccgtcagccaggccgccgtcctggtgatggacaccgcgaccggtcagcagctggtcgcctacgtggtgccggtgccgggacagagcgtcgacccggccgagctgacccgcttcgccgcggagaagctgccgtcgtacatggtcccggcgtcgatcacggtgctggatgccttcccgctcaacacctccggcaagctggaccgcaaggccctgcccgagccggtgttcagcgcggacgccgccggttatcgggcgccgcgcaccgccgccgaggagatcgtggcgggcgtgttcgccgatgtgctcgggcacgagcgggtcggcgtggatgacaacttcttcgatctgggcggcaactcgctggtcgccacccaggtggtggcgcgtatctcggcggcgttcagcacccggctgggtgtgcgcgcgctgttcgagaccccgaccgtggcgggtctggccgcgcgcgtggaagccgctgggccctcggacgtctcgcggccgccgctggtggcgcagcagcgcccggagcgggtgccgctgtcgctggcacagcagcgcatgtggttcctcaaccagttcgaccccaccgtcccgacctacaacctgcccttcgtggtgcggttgcgcgggcaggtcgatatcgaggccctgcagctggcgctgaccgacgtggtggcgcgccaggaatcgctgcgcaccatcttccccgagtccggcgacggcggcttccagcgggtgctgccggtcgacgaggtggagctgggcatcgaggtggccgacctcgccgaggccgaactgcccaccgcgctggcggaattcgcctccgccgggttcgacgtctcgacccagctgccgattcgcgtgcgggtcttccgggtcgcgccggaactgggccgtcacgccgcggccgagtccgacgatgtcgatctcgcggtcgcgttcgtcgtgcatcacattgcggcggacggcttctcgttcggtccgctctcgcgcgacatgaccgccgcctacctggcgcgcgtcgccggtcaggagcccgcgtgggccccgctgccggtgcagtaccaggacttcagcatctggcagcgcgagctgctcggttcggaatccgatgccgaatccatggccgcgcgccagatcgcctactggcgtggcgctctggccggtctgccggatcagctcgacctcccggccgaccgcccgcgcccgccggtgcagagcttccacggctcccgcgtcaccttcgagatcccggccgagctgcacgcgcagctggcgggtctggctcgcgcccagggtgtctcgctgttcatggtcatgcacagcgccctggccgtgctgctggcccggctctcgggtacctccgacatctccatcggcaccccggtcgccggacgcggtgaacaggccctcgacgacctgatcggcatgttcgtcaacaccctggtgctgcgctcggaagtggatggggcgcagcgcttcaccgacttcctggcgcgcacccgggacgccgatctggcggccttcgccaacaccgacgtccccttcgaacggctggtcgaggtcatcaacccgacccgttcgcaggcccggcatccgctgttccaggtcatgctgtcgttccaggagatgtcgcacggctccatggagctgcccggcctcaccgtctctgcggacgagctcgaggtcgacatcgccaagttcgacctgcaatggacgctgaccgagcagcgcggcctggccggtgagcccgctgggctgtcggtggtgctgtcctacgccaccgacctgttcgacgccgccaccgtcggcgaattcgggcggcgctacctgcgcgtcctggagaccgccgtagccgcgccggacatcgtggtgcgcgatatcgacgtgctcgactccggtgagcgcgagaccgtgctgcacgcgtggaatcacaccgagcgcgaactacccgccgcggcaacggttctcgatctgttcgaggagcaggtccggatccgcccgcacgccaccgcgctgatcttcgatccgggcgagcgcaacggcagcatgttcggaccggccgcggaactgtcctacgcggagttctccagccgggtgaatcgcctggcgcgcaagctcatcgacgcaggcgtcggcccggagtccctggtggcggtgggtatccgccgctcggtggacatgctggtcgccatctacgcgacgctgaccgccggtggcgggtacgtgccgatcgacccggatcatccggccgagcgcaccgagtacgtgctgcgtaccgcgcggcccgtcgtgctgctcaccaccgcggacgatgcggtcgagtactcggattacccggtgctgcacctggattcgctggatctgagcgactacagcgatgccccggtcaccgacgtggaccgcctcgcgccgctgcggccgaccaatgccgcctacgtgctgttcacctccggctcgaccggccgccccaagggcgtcgccatcccgcacgccgcggtgctcaaccagatcgcctggatcaccggtgaatacggcatcgacgacaccgatgtgatcctgcagaagacgccggtcaccttcgacgtgtcggtgtgggagctgttcggctcgctggccgtgggcgcgcagcaggtcatcgccgcgcccgacgggcaccgcgacccgatgtacctgtccgaggtcatcgggcggcatcgggtcaccatgacctcgttcgtgccgtccatgctgagtgtgttcgcctccagcgcctcggccgccgaatgcctgtccctgcgtgcggtgctcgtcgccggtgaggcgctgccgcccgcgaccgtgaccgcattccgccgcttctccaccgcggccgtgcacaacctgtacggcccgaccgagttcaccgtgcacgccacctacgcgcccatcgacgcgcccgtggtcacctcggtgcccatcggccgcccggtgtggaacgcgcagacctacgtgctggacgagggcctgcgcccggttccggccggtgtcccgggtgagctgtacctgggcggcacccaggtggcgcgcggctacttcggccgccccgacctgagcgccgagcgcttcgtcgccaacccgtacggcgcgccgggcactcggctctaccgcaccggtgacctggtgcgctggaaccacgggcgctccgcgggctccgcgcccgcgggcggaatcgactatggaattctcgaatatatcggccgcaccgacttccaggtgaagttccgcggccagcgcatcgagctcggcgagatcgagaccgcgctgctggaccaccccaaggtccagcaggccgtggtgctggtcatcgacaccgtggccggcgatcagctggtcgcctacatcgtgacccgcgggccggtggacctggacggggtcaagacctcgctgcagcgcacgctgcccgcgtacatggtgccgggctcgatcatggtgctggacgccttcccgctcaatgcctccggcaagctggatcgcaaggcgctgcccgcgccgcgcttcgaggtgcgcgaattccgcgctccgacaacgccgatcgaggagatcgtcgcgcagatcttcggcgaggtgctgggcatcgcccgcgtcggcgtcgacgacgacttcttcgagctgggcggcaactcgctgatcgcgacccaggtggcgacccgcctgggcaccgccctggacacgcgtgtgccggtgcgcatgctgttcgaggcggccaccgtggaagccctcgcggcccgggtggaatcgcatgtcggcgacggcgggcgcaaggccctcgtcgcgcgcgagcggccgaacgaggtgccgctttcccttgcgcagcagcgcatgtggttcctcaaccggttcgataccgcctcggcggtcaacaacatcccggtggccatccggctgtccggtgagctcgatatcgcggctttgcaggtcgcggtcatcgacgtcatcgaccgccacgagtcgctgcgcaccgtcttcccggagaccgcgcacggcccggtgcagcgggtgctggacgccgcgcagatcgtgcccgacctgacgccggtgccggtcaccgagtccaatctcatcgaccacctggtcgagctggccaccatggccttcgacgtgaccgacgaagtgccattgcacgctgcgcttttcgagatcagcgagtccgagtacatcctcggcatggtggtccaccacatcagcgccgacggctggtccatgggcccgctggcccgcgatgtcatggtcgcctacgcggcccgcacctcgtgggaggccccggcctgggcggaactgccggtgcagtacgccgactacgcgctgtggcagcgcgaggtgctcgggtcggaggaagacccggaatcgctgatcgccaagcagattcgctactgggccgacgcgctggccgatctgcccgacgagctggtgctgcccgcggaccggcagcgtccggccgtggcgagctaccagggcggcacgtacccgttcgccatctcggccgaaacccagcaggcgctggtcgatctgggccgtcgccacaacgcctcgctgttcatggtcatgcactccgcgctggcggtgctgctggctcgcctgtcgggcacctccgacatcgccatcggcaccccggtgcacggccgcggtgaggccgcgctcgacgacctgatcggcatgttcgtcaacaccctggtgctgcgcaccgaggtggacggctccgagaccttcgccgacctgctggcccgctcccgcgacaccgacctgcacgccttcgcgcacgcggacgtgccgttcgagcgcctcgtcgaggtgctccacccggcccgctcgcaggcccggcacccgctgttccaggtcatgctgaccttccagaacacccggcaggccagcctggaactgcccgggctctcggtcaacggcatcgactacgacgcccgcctggccaagttcgacctccagttgaccttgcaggaagcccaggacgaccacggcgagaacgcgggcatgtccgcggagatctcctacgccctggaccttttcgacgagccgaccgtcgcggccttcgcgcaccgcctggatcggatcctggccgcggtcatcgcgaacccggacgcgccgctcggcgatatcgacctgctggtcgccgacgagcgcgaactggtcctcgacgagtggaacgacacctcgttcaacctcgcctcggtgctgcccgcgctgccggaaggcgctgagtcgactacgcggcccgccgcggtcgcgacgctggtttcgctgttcgaggcacaggctctgaccagccccgatgcgcctgccgtggaattcgaggggacagctctgtcctacgccgagttctcggcacgggtgcacaagctggcgcggaagctcatcgcgcagggtgtgggcgcggaatcgcatgtggcgctggccatccggcgttcgctggatctggtcgtcgccatgtacgcggtgctggagaccggtggcgcgtacgtgccgttggatccggatcagccggatgagcgcatcgactacgtgctcgacaccgcgcgaccggtcgccatcctcaccacgagccgcgatgacttcgtcaccggccgcaatgtgccggtgctcgaggtcgacaggctcagtctggacgcctactccgacgctccgatcacggatgccgaacggggacaggcgatcctgcccgagcacaccgcctacgtcatcttcacctccggttcgaccggccgcccgaagggtgtggcggtcgagcacggcgcgatcgtgaaccgcctgctgtggatgcagcacgagtacccgatcgacgcgaacgacgccgtgctccagaagaccccggctaccttcgacgtgtcggtgtgggagttcttctggcccttgcagaccggtgcgcgactcgttgtcgccaagcccgacgggcaccgcgacccggtgtacctggcccaggtgatcgccgagaccggcatcaccaccgcgcacttcgtgccgtccatgctctcggtcttcgtcgccaccctcggcaacgagaacggcgactcctcggtccccgcaccgcgtttgcgtcaggtcttcgcctccggtgaggcgctgcccgcgccgaccgcgcagaagctgcgcgagctgaccggtgcgcgcctgcacaacctgtacggccccaccgaagccgcggtcgatgtcacctaccacgaggtcatcgacaccgacaccgtgttcgtgccgatcggccgaccggtgtggaacaccgagacctacgtgctcgacgcgcgcctgcacccggtcgcgccgggtgtcgcgggtgagctctacctggcgggcgatcagctggcgcgcggctacctcggccgcccggacctgaccgcggatcgcttcgtggccaacccgttcgtgggcggcgaccgcatgtaccgcacgggtgaccttgtcacctggacctccgagggtgaactgaactacctgggccgcaccgacttccaggtgaagctgcgtggtctgcgcatcgagctgggcgagatcgaggcggcgctgctggcgcagccgaatatcgcgcagtcggtagtcgtagtccgcacggatgctcacgccggtgaccagctggtgggttacgttgtccgcgagcctgatgcggctgtcgacatcgacggtgtgaaggccgcgctgagcagctcgctgcccgcctacatggttccggccgcgatcgtcgtgctggacgccttccccgtcaacgcctccggcaagctggaccgcaaggccctgcccgcaccggtgttcgaggccaagcgtttccgcgccccctcgacccccatcgaggagatcatcgcccagatcttcgccgacctgctcggcgccgagcgcgtcggcgtcgacgacgacttcttcgagctgggcggcaactcgctggtcgccacccaggtggtggcccgcctgtcggccgcgctgaacgccgagatcggcgtgcgcgcgctgttcgaggccccgaccgtggccgcgctggccgcgcgcgtggagtcgcacgcgggcaccggtgtgcgccaggcgctcaccgtgcgcacccggccggagtacccgccgctatcgctcgcgcagcagcgcatgtggttcctcaaccggttcgatccggagtcggccgccaacaacatcccggcggccgtacggctcaccggcgcactggatctcgacgccatgcgcggcgcgatcgccgatgtgatcgcccgccacgaatcgctgcgcacggtctacccgtcgcacgagggcgtcgcttaccagaaggtgctgccgaccggccgcgccgtgcccgagctcgaggtcatggacgtgaccgagggcgagctgtacgccgcggtctacgccttcgcggcccagggcttcgatgtcaccgccgataccgcggtccggctgcgcgcctaccgcctcgcggcggacgaccacgtgctggtgctggtggcccaccacatcgccgccgacggtttctccatgaacccgctggtgcgcgacctcatgaccgcctacgtggcgcgcagcctcggagagaccccgggctggaccgaattgccggtgcagtacgcggattacgcgctgtggcagcgggaaacgctgggctcggaagaggatccgcgttcgctcatcaccgagcagctggactactggcggtcgacgctgtccgggctgccggacgagttgcgcctgtcggtcaagccgcgcccggccgtcgcctcctatgacgcgggcacgcatcgcttccaggtgccgggtgagctcatcgccgggctgaaccgggtggcgcagaccaatggcaccaccctgttcatggtggtgcacagcgctttcgccgcgctgctggcccgcctgagcggcaccgatgacatcgccgtcggcattccggtggcgggtcgtggcgagcaggccctggacgatctcgtcggcatgttcgtcaacacgctggtgctgcgttcgccggtggacaccggcgcgagcgtcaccgagctgctgaagaccgtgcgcgagcgcgaccttcaggcgttcgcgcatgcggacgtgccgttcgagcggctggtcgaggtgctcaacccggcgcggtcgcaggcgcggcacccgctgttccaggtgatgctgtcgttccagaacctggggcgcacctcgctggagctgccggggctgagcgtgtccgagctggccgtggatcagcagtccgccaagttcgacctccagctcacgctgagcgaggtcattgacggcgactccaccatggacgccgaactcgtctacgcgacggaccttttcgacgcgcagtacgccgatgtcttcgcgcagcgcttcctggccgtgctcaccgccgtggccgccgacccgacccagctggtcggcgaggtcgagctgctcagcgactgtgaacgccgcaggctgctccagggctggaacgacaccgcgttcgagctggacgcggcgctgcccgaggtcaccgaaggcgctgcggcgacactggtttcgctgttcgaggcgcaggtggcgctgactccggacgcgaccgcggtcacgttcgaggggacgagtctgtcctacgccgagttcgcggctcgggtgcgcaagctggctcgctggctcatcgccgagggcgtcggcccggaatcgtttgtggcgctgggcatgcgccgctccatcgacctggtcgcgggcatgtacgccgtgaccgtggccggtggcgcgtacgtgccgctggatccggatcacccggccgagcggacccagtacatcctcgacaccgcgcagccggtctgcgtgctgacttccggcgatgacagcccgttgggcggtatgggcgtggaaggcgtcgatgcgaaccaggttcggatcgacgagctggatctgtccggcttcgccgacaccccggtctccgatgccgagcggctctcgccgctgcgcccgggcaataccgcctacgtgatcttcacgtccggctcgaccggccgccccaagggtgtcgccgtctcgcacgccgcgatcgtcaaccgcctggtctggatgcacgcccagtacgggctggccgcctacgacgtggtgctccagaagaccccggcgaccttcgacgtgtcggtgtgggagttcttctggcccttgcaggtcggcgcgcgcctggtggtcgccaagccggacggccaccgcgatccggcctacctggccgggatcatcgtccgcgagggcgtcacggtcacccacttcgtgccgtcgatgctggcggtcttcgtggccaccctggcgggccaggcatcggatacagcggccgcggccgaatgcgtcagcctgaccaatgtcttcgcctccggtgagggactgcccgcgccgaccgcgcagaagctgcgcgagctgaccggtgcgcgcctgcacaacctgtacggccccaccgaggccgcggtcgacgtgacctatcacgaggtcgtcgatgccgatatcgcgtcggtgccgatcggtgccccggtcttcaacacccaggtctacgtgctggattcgcggctgaagccggttccggtgggtgtcgcgggtgagctctatctggcgggcgatcagctcgccaccgggtacgtggcccgccccgacctgaccgcggatcgcttcgtggccaacccgttcggcgagggcgtgcgcatgtaccgcaccggtgacctcgtcacctggaccggcaatggcgagctggagtacctgggccgcaccgacttccaggtcaagctgcgcggtctgcgcatcgagctgggcgagatcgagtcggcgctgaccgccatcgattccatcgcccagtcggtcgtggtcgtccgccatgacgagcgcaccggtgatcagctggtcgcctacctggtcgcggccgacgcgtccgtggatgtcgacgccgtgcgcgacgcgctggccgagcagctccccgcctacatggtcccggccgccttcatggtgctggacgccttcccgctcaatgcctccggcaagctggaccgcaagcagctgcccgcgccgaccttcgccgcccgcagcttccgcgccccggccaccccggtgcagcagaccgtcgccggcaccatcgccgacgtgctcggcctggaccgggtgggcctggacgacgacttcttcgaactcggcggcaactcgctgatcgccacccaggtgatcgcgcgcctgtccgccgccctcgacgccgacatcccgctgcgcaccctgttcgaggccaccaccgtggcttcgcttgccgcgcacctggagtcgcgcgtcggcaccggcgcgcgcgccgcgctggtggcgcaggaacggccggagctggtgccgctgtcgctggcgcagcagcgcatgtggttcctcaaccgcttcgacaaccgcaccgcggtcaacaacatcccggtggcgctgaagctcaccggcaccgtcgatctcgccgccttcgacgcggccgtcggcgacgtgctggcccggcacgaggcgctgcgcaccgtctaccccgaggtcgagggcgacggctaccagcgcatcctgccgatgtccgaggtcgacttcgaggtgcggtccgagaccgtcaccgcggccgaactcacctcgcgcatcacgcagctcgcgagcgtctacttcgacgtcacccgcgagctgccgttccgcgccacagtgctcagcctctccgagaccgagcacgtggtcgtgctggtgctgcaccacatcagcgccgacggcgcgtcgctgcgcccgctgctgcgggatgtggtggccgcctatctgtcccgcgccaacggtgacgccccggcctggacgccgctgccggtgcagtacgccgactacacgctgtggcagcgcgagatcctcggcgcggaaaccgattccgagtccatcgccgcccagcagatcgcctactggaccgaccggctggccgacctgcccgagcagatcgaactgcccgccgaccggccgcggcccgagatcgccaccaatgccggtggcatctacgacttctcgatcgacgccgagttgcaccgcgcactcaccggcgtcgcccgcgagcacgacgtcacgctgttcatgctggtccacgccgccctggcgacctgggccgcgcgcctgtcccgcgccaccgacatcgccatcggcaccccgatcgcgggccgcggcgagcgcgcgctggacgacctggtcggcatgttcgtcaatactctggtgctgcgcagcgaggtcgcgccgggcgcggccttccgcgacctgctggcccaggtccgccgcaccgacttggccgccttcgcgcacgccgacgtgccgttcgagcggctggtggacgtgctcagcccggtccgctcgcaggcgcaccaccccctgttccaggtggcgctgaccttcgaggccgccggggccaaggacgcgcagtccgcctccctacccgggctggagctcgaggtcgtcgaattcgacccgggcaccgccaagttcgatgtgcagctcaccgtgagcgagcgcgccgacggctcactgggcctgtcctggaactacgcgaccgatctgttcgatgtcgagaccgtggcctccttcgccgagcgcctggtgcgcatcctgcgtgcggtggccgaggatccggccgcgctcatcggcgatatcgacctgctgggcgagggtgagcgccacgatgtggccgagtactgggtctccgcgggcgaggacatcgtcgcgctggccgggatcgcccgcgcggcggtcgccgaggccgaacgcggtgtggccgaaggcatttcgggcatcgcgcccgaggcggcggcgctggccgcgctgggcggggccgccgagcgactgaccgacccgcttgccgcggtggcgagcccgttcgtcgacaccgacgccaccctgtcgagcctgttcgacctggccgtggccgcgaacccggagcgggtcgcggtgcgcttcggcgacgaggagctgacctactccgagctcgaccggcgcgcgaatgtgctggcgcgcaggctgatcggcgagggcgcggggccggagtcgctggtggcggtgctgctgccgcgctcggcggatctggtcgtcgcgctgctggccgtgatcaagaccggtgcgggctacgtgccgatcgatccgagctacccggccgatcgcatcgcctacgtgctctcggacgcgcggcccaccagcgtgatcaccgactcgacggtgcaggtcgagcaagcgcggggaggcggagcggccgccgagctgaacaccgtgctgctggacggtttctcgctggaggccggggatatcgaggacgcggccgacacgcccgtcaccgatgccgaccgccgcgccgcgctgcgcccggaccacgtcgcctacgtcatctacacctccggctccaccggtcgccccaagggcgtggcggtcgcgcatcggaacgtcgtgcggctcatggccaacaccgatcgcgagttcggcttcgggcacgacgacgtgtggacgctgttccactcctacgccttcgacttctcggtctgggagctgtggggcccgctgctctacggcggcaagctcgtggtcgtcgactactacgtgtcgcgctcgccggagcagttcctggaactgctgcgccgcgaacgcgtcacggtgctcaaccagacgccgtcggcgttctaccagctcgccgaggccgaccgcatcgccacctccgcgggtgacgagcaggccctggcgctgcgctacgtgatcttcggcggtgaggcgctcgagctgcgccgcctctcggattgggttgcccgccacggcgattccacgccgtacctggtcaacatgtacggcatcaccgagaccacggtgcacgtgtccgtgcgcgtgctcgatgccgacaccattgccgccgccaccggttcggtggtcggccgtgccatcgcgggtctgcgcgtgtacgtcctcgacgaccggctgcacccggtgccggtcggtgtcgcgggcgaaatgtacgtg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atcgccacccgcgtcgcgtcccgcatcggctcggccctcgacaccaccgtcgcggtccgcaccctgttcgaggccaccaccgtcgaggcgctcgcggcccgcatcgaatcgcacgccgacggcgcttcgcgcgccaagctggtggcgcgcacccgcacgccgggcgcgctggtgccgttgtcgttcgcgcagcagcgcatgtggttcctcaaccagtacgacacctcctcggcggcctacaacctgccgctggccatccgcctcaccggcgaactcgacaccgccgcactggaactcgcggtcgccgacgtggtccgccgccacgagtcgctgcgcacccgctacccggagcacggcggcaccccgatgcaggtggtcgtcccggccgaggagatcgccctcgacctgcgcccggtcaccgtcaccgcggcggatctgaccgccaccgtgaccgcgttcgccacgctcggcttcaatgtggccgaacaggttccgctgcgcgcccgcctgttccgggtcggcggcgaggactccaccgagcacgtgctggtggtcgtcgtccaccacatcgccggtgacggcttctccatgtcgccgctggcccgtgacgtcatgctggcctacaccgcccgcaaccagggcgcggtgcccggctgggccccgctggccgtgcagtacgccgacttcgccatgtggcagcgcgaagtgctgggctcggaagaggattcgtcctcgatcatggcccggcaggtcgcctactggcagcgcgtgctcggcggcgtgccggacgagctggcgctgcccaccgaccggccgcgcccggccattgcctcgcaccgcggcgctacgttgcagcgggcgctgtcgccggagctgatcggcaagctggaagaggttgcccgccagcgcggttcgtcgctgttcatggtcatgcacagcgccctcgcggtgctgctggcgcggctctccggtggcgatgacatcgccgtcggcaccccggtcgccggtcgtggcgaagccgcgctggacgacctggtcggcatgttcgtcaacaccctggtgctgcgcaccgggatcgagccgggcgagtcgttcaccgatctgctggatcgcgtgcggcacaccgacctcgacgccttcggcaatgccgacgtgccgttcgagcggctggtggaactgctcgcgcccgagcgctcgcaggcccgcaacccgctgttccaggtcatgctggcgttccagaacctggaccgcaccagcctggaactgccggggctgaccgtctcgacactggatctcgacgagaacatctcccgcttcgatctccagttcacactgtcggagcaggactccggcatgacgctggcgctcacctacgccaccgacctgttcgacgaggccaccgcggccgggttcgcgcagcggtggatgcgggtgctggaagccgtcgccgccgactcggagatcggtgtcggcgcgatcgacatcctggattcgggtgagcgcgcggatctggtggcccgtttcggtctgcccgccgtcccggcgcgcacgctgccggagctcatcgccgacgccgtcgccatcgacccggccgcgcccgcggtcgtgttccagggggcgagtctgtcctacggcgagctggattcccgctcgaaccgcctggcgcgcttgctcatcgagcgcggcatcggcgccgaggacctggtcgccatcgcggtgccgcgttcggatgactcgtacttcgccgagtgggcggtgtccaagaccggtgcggcgttcgtgccggtggacccgaactacccggccgaccgcatcgcgcacatggtcaccgactccggttcgccggtcggcctcaccgtggcctcggtgcgcgcggacatgccggattcggtcgagtggctggtgctcgacgagctggagctgaacgcgttcgcggacaccgcgatcgccgacgccgagcgggtccgcccgctacgtccggagcacccggcctacgtcatctacacctccggttcgacaggtgtgcccaagggcgtcgtggtcacccacgccggtctggccaacttcaccgtcgagcaggccgagcggtacgcgctcgactcctcctcgcgcgcactgcatttcgcgtcgccttcgttcgatgcgtcgatgctggaattcctgctcgccatcggcaagggcggcaccctggtggtcgtcccgccgggcacctacggcggcgaggagctctccgagctgatccgccgcgagggcgcgacccacgcgttcatcaccccggccgcgctgtccaccttcggaccggcgggcctggactcgctgcgcgtgctggtcgccggtggtgaagccgtaccggccgatctggtcgagaagtgggcggtgcccattggtgaggggacactgccggacggcgccattcgtgccttccacaatggctacggtccgaccgagaccaccatcatgaccaacatcagcgacgcgctggtgccgggcgatctggtcaccatcggcggcccgatccggggtatgcagtcgctgatcctcgacaaccggctgcggcccgttccggtcggtgtcgcgggtgagctctacctgtcgggcatccagctggcgcgcggctaccacgcgcgtccgggcctgagcgccgaccggttcgttgcgaacccgtatgtcgcgggcgagcgcatgtaccgcaccggtgacgtggtgcgctggaccccggacggcctggtcgagtacgtcggccgctccgacttccaggtcaaggtgcgtggtttccgtatcgagctcggcgagatcgacgcggccctggcctcgcacgaatccgtcgacttcgcggtcaccgtcggccacaagaacgccgcgggcgcgacctcgctggtgtcgtacgtggttgccacgccgggccattcgatcgatgtcgcggccgtgaccgcgcatgtcgaaggccgcctgcccgcctacatggtgccgtcctcggtcatggtcatcgaccgtgtcccgctgaccccggtcggcaagctggaccgccgggcgctgcccgagccggtcttcgcgaccgaggtggtcttccgcgcggcgcgcaatgccctggaacagaccattgccgaggtcttcgccgaggtgctcggcctggagcgggtcggcatcgacgactcgttcttcgcgctgggcggcgactccatcgtctccatccagctggtgtcccgcgccaaggcgcgcggcgtggtgttctcgccgcgcgacgtgttcgagcagcgcaccgtctccggcctggccgccgtcgcggaaacctcggacggccagggtgattcggccccgcagctgaccgagctgccgggcggtggcgtgggtgtcatgccgctgaccccggtggtgcggttcatggcgggccgctccggcgagttcggccgcttcaaccagaccatggccctggaactgccgatcggcatcgatcgcgtgggcattgccgccaccgtcggcgcggtcatcgaccgccacgacatgctgcgggcgcgcctgcgccgggtgccggacgcggactggatcgtcgaaaccgccgcccccggaaccatcgacgcggattcgctcatcgaccgcaccgagttcgacgcgggcgtcaccgacgccgagctggtcgagatcgccacggccgcactggacgccaccctcgacaagctggatccggctgcgggacaggtcatccggttcgtgtggctggaaccgtccgacagctcgcgcgccggtcgcctcgtcgtcgtcgcccaccacctcgtggtcgacggtgtcacctggcgaatcctggtgccggactgcgtcgccgcctggggtcagctgtccgccggacagacccccgagctggtcgcgcccgccaccagcatgcgcacctgggcgcacgccctcgagcgggaagccgccaccgaggagcgcgtggccgaactcgcgttctggcgcaatgtcgtcgagggcccggacccgctgctcaccgagcgcgccatggatccggccgtggacgtcacctcgaccattgccaagcatcgcgtcgagctgtcggccgaggccaccaaggcgctgctgaccaccgtgcccgcgctgttccacggcggtgtgaacgacggtctgctcaccgcactcgcgttggcggtggccaagttccgcgccgccaagggactgggggagaaggccggggggcaggacacagccctcgtccggctggaaggccacgggcgtgaggaagaggtcgtgcccggcgccgacctgtcccgcacggtcggctggttcaccgcgatcttcccggtgcgcttcgacctgtcggccatcgacgtggacgccgccctcaccggcgggcccgccatgggccgggccatcaaggccatcaaggaacagctcctcgccgtgccggacaagggcatcggctacggcctgctgcggtacatgaactccgacaccgccacccagctgcccaagcagctgccggggcaggtcagcttcaactacctgggccgggtcaacgagggcgacgtgcccgaggcgctgcgcgggttcggctggatcccggcacccgagctggccgatctggccggtgcctacgacggtgacatgcccgccatggccccgatcgacatcaacgccatcgtggtcggcgagaagctgaccgcgaatatcggctaccccgccacgctgctcagcgccgcggagatcgccgagttcgcggcgctgtggacctccgcgctggaagcggttgccgcgcacgccgattccgcgcaggcgggcgggcacaccccgtccgacttcggactggtccgcatcacccagcgcgatatcgacggctgggagaagcagtacggtgcgctgagccaggtgtggccgctgtccgcgctgcaagccggtctgctcttccacgcgcagctggccgccacctcggtggacgtgtacaccgcgcaggccgtgctgaccctcgagggccgcgtggacgccgaccggctgcggtcggccgcgcaggcgctgctgggtcgccacgaaatcctgcgcaccgcctacgtgaacgacgcctccggtgcgccggtgcagatcgtcatcgacggcgtgaaggtggcgtggacctaccacgacctcaccgatatcgccgacccgcaggcacgcaccgcccgcgcggccgagatcctggacgccgaccgcgtccagcgcttcgacctgaccgaaccgccgctcatccgctacacgctggtgcgcaccgacgcgaccagctaccagctggccgtggccaaccaccacatcctgctcgacggctggtccatgccgctgctcatgcaggacctgctggtgctctacgccacgcactccgacaccgcggtgctgccgccggtgcggtcctaccgctacttcctggaatgggttgcggcgcaggatcgctcggcgtccatcgcggcgtggcagaactcgctgcgcggcgtctccgagccgaccctgctcacccgccccgacgcgggccgcgagatcaccgccctgtccggtgagtacttcttcgacctggacgagacggcgacttcacgcctgaccgcgctggccgccgaaatcggcgtcaccccgaacaccgtgctccaggtcgcctggggcatcctgctcggccgcctcaccggccgcgaggacgtgctgttcggcaccaccgtctccggccgcccggcccagctgtccggcgtcgaatccatggtgggcctgttcatcaacaccgtcccggtgcgggtcgccttcgatccggccgagtcggcgcgctcgctgctcacccgcacccagggcgagcaggccgacctgctggaccaccactacgtgggcctggccgacatccagtcggccgcgggcatcggcggactcttcgacaccctggtcgtgttcgagtcgtatcccgttgacgccgacggcatccggtcccaggccgccgatatcgacggcatggccgtcaccggcctggacgccgccgacgccacccactacccgctcaccctcatcgcccagctcgacagccgcctgcgcatccgcgccggttacctgcgcgacttgttcgacgaggacaccgttcggcgcatcgccgatcgcctgctccgcgtgctgaccgccatcaccaccgagtccgccgcggccgtgggcgatatcgaactcgtcgatgccgccgagcgtgaacaggttgtgacgctgtggaaccggaccgagttcgacaccgagccggtcctgcgtgaactcacctcggccgagccgaccggtaccgccgccgcgacgctggtcgcgctgttcgaggcgcaggccgcacggacgcccgacgcggtcgcggtcagcttcgaggggacaagtctgtcctacgccgagttcggcgagcgggtgcaccgtctggggcgctggctcatcgagcgcggtgtcggcgcggaatcgtttgtggcgctgggtatgcggcgctccatcgatctggtggtcggcatgtacgcggtcgccgtgaccggtgccgcctacgtgccgctggatcccgatcacccggccgagcgcaccgagtacattctcgagaccgccgacccggtgaccgcgctgacctccggtgaggatctgccgatcaacaccgcgcaggtgcgcatcgacctgctggatctcgccagctactcggccaagccgatcaccgacgcggatcgccgtgccccgctgcgggattcgaacaccgcctacgtcatcttcacttccggttcgaccggtcggcccaagggcgtggcggtgccgcacgcggccattgtcaaccgcctgctgtggatgcagtccgaatacggtctgaccgctgacgatgtggtgatccagaagaccccggccaccttcgacgtgtcggtgtgggagttcttctggccgttgcagatcggcgcgaagctggtcgtcgccaagcccgagggccaccgcgacccgtcctacctcgccgatctcattgcccgcgagggcgtcacggtcagccacttcgtgccgtccatgctcgcggtgttcgtcgccgaggaagccgccgcgcgctgcaccagcctgcgcatggtcttcgcctccggtgaagcgctgtcgcccaagccctcgcacaagctgcgcgaactgaccggggccgagctgcacaacctgtacggccccaccgaggccgccgtcgacgtcacctaccaccaggtcgtggacgccgacgtggactcggtgccgatcggccgcccggtgttcaacacccaggtgtacgtgctggattcgcgactgcggccggtgccggtcggcgtcgcgggtgagctgtacctggcgggcgtccagctggcgcgcggctatgtcgggcgaccggacctgtcctcggatcgcttcgtggccaaccccttcggggactccgagcgcatgtaccgcaccggtgacctcgtcacctggaccgcggacggcgagatcgagtacatcggccgcaccgacttccaggtgaagctgcgcggtctgcgcatcgagctcggcgagatcgaatccgcgctcaccgcactggattccatcgcgcagtcggtggtcgtggtgcgccacgacccgcacgccggtgatcagctggtcggctacgtcattccggccgcgggccacaccgtggacgtggagaaggtgcgcgccgagatcggcgagagcgtgccgtcgtacatggtgccgtcgatcctgatggtgctggacgaattcccgctcaacgcctccggcaagctggaccgcaaggcgctgcccgcaccggtgttcgaggccgcggtgttccgcgccccgaccaccccggtcgagcagatcgtggccggtgtgttcgccgagatcctcggactggaccgggtcggcctggacgacgacttcttcgcgctcggcggcaactcgctcatcgccacccaggtggcggcgcgactgtccgcggcgctggacgcccagctgggtgtccgcgagatcttcgaggcctcgaccgtggccgcgctcgcggcgcgggccgaaacccattccggcgcgggcacccgccaaccgctggtggcgcaggaccggccggagcggctgccgctgtcgctggcccagcagcgcatgtggttcctcaaccggttcgatcccgaatcggccgtggacaacatcccggcggccgtgcgcctgtcgggtctggtggaccgccaggccctgcagatcgccgtcgccgacgtgctggcgcggcacgagtcgctgcgcacccgctaccccgagatcgacgggcaggcgttccaggagatcgtgcccaccgggcaggtcatcccggacctgaccccggtcgaggtcaccgaagcccagctgccgcaggcgctttcggagctggtgctgaccggcttcgacgtcaccgtggacgtgcccttccgggcccggctgttcgagatcagccccaccgagcacgtgctcgcgctggtggtgcaccacatctcggccgacggcttctccatgggcccgctcacccgggacgtcatgaccgcctacggcgctcgcgtcgagggcggcgaaccgggctggcaggcactcgatgtccagtacgccgactacgcgctgtggcagcgcgcggtgctgggtgacgagcgcgacgccgaatcggtgatctcgcagcagatctcgtactggcgcgactcgctggccgggctgcccgaccagctggacctgcccgcggatcggccgcgtccggccgtggccaccggccacggtgccacccacgtcttcaccatcgacgccgaaacccatgccaagctggccgaactcgcgcgcacccgcggcgcgaccctgttcatggtcatgcattccgcactggccgtgctgctgtcgcgcctgtcgggcgagcaggacatcgccatcggcaccccggtcgccggtcgtggtgaacgcgccctcgacgacctgatcggcatgttcgtcaacaccctggtgctgcgcaccgaggtcgacgggggccgcggcttcaccgaactcctggacgcggtgcgcggcaccgacattcaggccttcggccacgccgacctgcccttcgagcgcctggtcgagatcctcaacccggtccgctcgcaggcccggcacccgctgttccaggtcatgctgtcgttccagaacaccggcatcaccgaactggaactgcccggcctgaccgtcagcgcggtcgagctgcccatcgacaccgccaagttcgacctccagctggtgctgaccgagcaggtcggcgcgggccagggcaacggccacggtgcgaccccggccggtatcaccgccgaattgatctatgcgacggaccttttcgacgcatcgaccatgaccgccttcggtgagcgcttcgcccgcctgctggcggccatcgcggcccgtccggaactgccggtcggcgatatcgacctgctcgatcccgccgagcgcgcgctggtccggttcacctggaaccgcaccgccggttcggtgagcgacctgctcgccgagcgcaccggcgcggtgctcgccgacgacgcctcgctgggctgggccgatgtgcccgaacagcgactggccgatgcgctgcacctggcctccggcgatgccgcggacaccctgctcacccagttcgaggcgcatgccgcacgcacgcctgaagcgatcgcgctcagctccgacggccacgcccatacctcccaacgggctgctctgtcctacggcgagttcgcgtctcgcgtgcacaagctggcccgccacctgatcgcgcagggcgtcggcccggacacgctggtggccctgggcatccgccgctccaccgacctggtggtggcgatgtacgcggtgctggccgccggtggcgcgtacgtgccgctggatctggaccagcccgccgaccgcatcgactatgtgctggagacggcgcagccggtggccgtgctgaccaccacgcgcgacggtttcggctacgacgccgcgtcggtactggtcgtcgacgcactcgacgcggagctcgcggactactccgacgcgccgctgacggatgcggatcggcttgccccgctgcggtcttcgaacgccgcttacgtcatcttcacctcgggttcgaccggtcgcccgaagggcgtggcggtgccgcacgcggcggccgtcaaccagatcgcgtggatcacttcggaatacggcctctcggccgatgacgtggtgctgctgaagacgccgcagaccttcgacgtgtcggtgtgggagctgttcggcacgctggccgtcggtgcacgcatggtcgtggccactccggacggacatcgggatccgcagtacctggcggatgtcattgccgccgagggcgtcaccatcacttcgttcgtgccgtccatgctcagcgtgttcgcgagcggcgcggcagcggaacagctgtcctcgttgcgggcgctgctgatcgccggtgaggcgttcacctccgacgtggtgcgtgccttccgcaaggtcagctcggccgagctgcacaacctgtacggcccgaccgagttcaccgtgcacgccacctacgcgccggtctccgacgacgtgcagggcgcggttccgatcggtcgcccggtatggaacgcccaggcgtacgtgctggattcgcgtctgcacccggttgccccgggtgtcgcgggtgagctgtacctcgcgggcagccagctggcgcgcggttacgtcggccgcgccgacctgaccgcggatcgcttcgtggccaaccccttcggccccggcgagcgcatgtaccgcaccggcgacctggtgcgctggaacagcgacggctccgtcacctacctgggccgtaccgacttccaggtgaagttgcgtggtctgcgcatcgagctcggtgagatcgaatccgcgctgaccgcacacgcttccgtggcgcaggcggtcgtggtgatgaactccgacccgcgcaccggcgaccggctcgtcggctacgtggtgcccgccgcaggtgccatcgacctggacgcgctgcgtgagcacctgcacgcgcagctgccgtcctacatggtcccggcggccttggtgtcgctggatgtcatgccgctcaacgccaatggcaagctcgaccgccgggccctgcccgagccggagttcgaggcgcgcgaattccgcgctccaaggaccaaggttgaactgacagtcgccgacgtcttcgccgaggttctcggcaccgacgccgccatcggcctcgacgacgacttcttcgagctgggcggcaactcgctcatcgccacccaggtggtcgcccgcctgggcgcggccctggacacccgcatcccggtgcgcgtgctgttcgaggccccgaccgtggccggactggccgcgcgtctggagaccgagtcccgcaccggccgccgccccgccctggtggcgggggagcggcccgacgagatcccgctgtcgctggctcagcagcgcatgtggttcctcaaccgcttcgacaccgcctcggccgtcaacaacatccccctcgcggtccgcctcaccggcgacctcgacgtggacgccctgctggccgccgtcggcgacgtgctggaacggcacgaggtgctgcgcaccatctacccggagaacgccgaaggccgtggcgtgcaggtcatcctgcccgccgaccaggtccgcctggactcggccgccaacgccggcatcttcggcggcggcaccgggctggccccgatcgcggtggccgaggcccagctgcgcgagcgcattgccgaactggtgctcaccggcttcgacgtgaccgcctccgcgccggtgcgcgccgggctgttccgcgtcagcgacgccgccgcgcccacccacgtcctggtcttcgtggtgcaccacatctccggtgacggctggtcggtgcgcccgctcgcccgcgacgtcatggtcgcctacgcggcccgcgccaatggtgaagcgccgcagtgggctccgctgccggtgcagtacgccgacttcgcgctgtggcagcgcgagaccctcggcgacgagaacgacgccgactcgctgatctcccagcaggtctcctactggagcagcgaactggcgggcctgcccgaccagatcgacctgccctcggaccgcccgcgccccgcggtcgcgtccaatgccggtggcgtgcacgagttctcgatcgactccgacctgctggccggactgcacggcctggctcgtgagcacggcgcgtcgctgttcatggtcgtgcacgcggccttcgcggccctgctggcgcgactgtccaacggcgacgacatcgccatcggcaccgcggtcgccggtcgtggcgagcaggagatcgacgacgccatcggcatgttcgtcaataccctggtgctgcgcacggccgtcggctccggcgagaccttcaccgagctgctggcccgcaccaaggacaccgacctggccgccttcggccacgccgacctgcccttcgagcgcctggtggagatcctcaacccggcccgctcgcaggcccggcacccgctgttccaggtcatgctgtcgttccagaacaccggcccggcgaccttcgccctgcccggactggaagtggcgggcgtgcccctggacgtggtcaccgccaagttcgacctgcacctcaacctcaccgagcacgccgacggcaacggcatgaccgctgaattcgcctacgccaccgacatgttcgacgcgggcaccatcgccgggttcggcgagcgcctggtgcggatgctgtcggccgtggtcgcgaccccggccgcgctgatcggtgacatcgagctgctcgacgccgccgagcgccgccaggtgctgcgcggctggaacgccaccgaatacgacgtcaagcgggtcgcgctgggcggcaagaagatcgccgccgaggtcaccctggcctccatgttcgaggcgcaggccaagcagactccgggcctgaccgcgctcgtgttcgagggcacggaactgtcctacggcgagttcgcctcgcgcgctcgtcagctggcccgccacctcatctccgagggcgtcggaccggactcctatgtggccctgggtatgcgccgctccttcgagctgctggtcggcatgtacgccgtcacgctcgccggtggcgcgtacgtgccgctggacccggaccacccggccgagcgcaaccagtacgtgctcgatatcgccgagccggtgtgcgtgctcagcacgacccgggacggtttcgaaaccaccacgcgcacactgctgatcgatgagctggagctgtcgggctactccgacgccccgatcaccgacgcggaccgcgtggccccgctgcgcggcgacaacaccgcgtacgtgatcttcacgtcgggttcgaccggccgcccgaagggcgtggcggtgagccacagcgccatcgtcaaccgcctggtctggatgcagaccgagtacgggctgttcgacgacgatgtggtgctccagaagaccccggccaccttcgacgtgtcggtgtgggagttcttctggcccttgcagatcggcgcgcgcctggtcatcgccaagccggacggccaccgcgacccggcctacctggccgagctgatcatcgagaacggtgtcaccaccgcgcacttcgtgccgtcgatgatgtcggtgttcgtcgcggaggagaaggcggccgaatgcacctcgctgcagcaggtcttcgcctccggtgaggcgctgcccgcgccgaccgcgcagaagctgcgcgagctgaccggggcccgcctgcacaacctgtacggccccaccgaggccgcggtcgacgtcacctaccacgaggtcgaggacaccgacgtgctgtcggtgccgatcggcgcgccggtcttcaacacccttgtgtacgtgctggattcgcgtctgcacccggtcgccccgggtgtcgcgggtgagctgtacctggcgggcgtccagctggcgcgcggctatgtcgcgcggccggatctgaccgccgaccgcttcgtcgcggacccgttccacgacggtcagcgcatgtaccgcaccggtgacctcgtgaagtggaccggccgtggcgagatcgaatacctgggccgcaccgacttccaggtgaagctgcgtggcttgcgtatcgagctcggcgagatcgagtccgcgctcacggcaatcgatgccatcgcccagtcggtggtcgtggtccgcagcgacgagcgcctcggcgaacagctggtcggctacgtcatcccgaccgccggacacggcatcgacgtcgaggccgtgcgcgccgaactccaggacggcctgcccggctacatggtcccgaccgccttcgtggtgctggacgccttcccgctcaatgcctccggcaagctggatcgcaagcagctgcccgcgccggtgttcgaggccaaggtcttccgcgccccgtccaccccgatcgaggagatcgtggcgggcaccttctccgacgtcctcggcgtcggccgggtcggcctcgacgacgacttcttcgagctcggcggcaactcgctgatcgccacccaggtcaccgcccgcctcggtgcggccctggacacccagctcgcggtgcgcgatctgttcgaagcgtccaccgtcgcggcgctggccgcccgcgtggaacgcaatgccggttcgggacgtcgtcccagcctggtggccggtgagcggcccgcgcagctgccgctgtccccggcgcagcagcgctactggttcctcaaccagttcgacaccagcacttcggcggtcgacaacatcccgctggcggtgcgcttcaccggcgcgctggacctgtacgccatgcagcaggccataggcgatgtgatcgcgcgtcacgaggtgctgcgcacggtctacccgcgctcggccgacgggccgcaccaggtggtgctgtccaccgcgcagaccgatctgacgctggtgccggaggcggtgaccgaggccgaactgctcggcaagatcatcgaattcgccatgaccaccttcgacgtcaccgtcgaggtgccgctggcggtgaagatgttcgccatcaccgacagcgctgtatcaattgacggctcggccgtcgcaacccagcacgtgctggctttcaccgttcaccacgtctccgccgacggctcctccatgggcccgatggcgcgcgacatcatggccgcctacgtggcccgcgtgaacggcgatgtcccgcagtggaccccgctgccggtgcagtacgccgactacgcgctgtggcagcgcgcggtactgggcaccgaggacgacgcggaatcgctgtcggccaaacaggtctcgtactggacccgcgccctggccgggctgcccgaccagctggagctgcccaccgaccggccgcgtccgccggcgcagtcgttccacggcaaggcgctgcgcttcgatatcgacgccgagcgccacgccaagctgcacgagctggcgcgggccaataacgcctcgctgttcatggtcgtgcacgccgccctcgcggtgctgctggcccgcctgtcgggcaccgacgacatcgcggtcggcaccccgatcgcgggccgcggcgaacgcgaactcgacgacctgatcggcatgttcgtcaacaccctggtgttccgcacccaggtcgacggcaacgacaccttcgccgaactgctctccgaggtccgcgaacgcgacctggaagccttcgccaacgccgaagtgccgttcgagcgcctcgtcgaggtgctcaacccggtccgctccaccgcgcgcaacccgctgttccaggtgggcctgtcgttccagaacctggccgagaccgccttccagctgcccggcctgcacgtggccgcggtcgaattcgactcgcagctggccaagaccgatctgcacgtcacgctctacgaccggtacaccgaggacggcaccccggccgagatcctcaccgaattcggttacgccaccgacctgttcgacgaatcgaccgtgcggtccttcgccgaccggttcgtgcgcgtgctggacgccatcctggccgacacctcggtgccggtcggcgatctcgacctgctcgacgaggatgagcacgcgcgaatcctgaagcggtggaacaacaccgcgcaggatgtcgacaacgtgttcccgggtgcgtccgaggccacgctgatctcgctgctggacaaggctgtcgccgacgacccgaaggccgtggccatcgtggccgacaccgccgacggcgcggagaatgtgacctacgccgagctcgacgcccgcgtgaaccggctcgcccacgagctcatcgcgcgcggcatcggcaccgaagaccgtgtggcgctggccatccggcgctccaccgacctggtcgtcgccatgtacgcggtcgccaaggccggtgccgcgtacgtgccgatcgatccggatcagcccgccgagcgcgtcggctacatcctggagacctcggctcccaaggccgtactcaccacggcggcagtcggtttcgagaccgaactggccgaggtgctgaccatcgacgagctggacctgtcgggccactcgccgaagccggtcacc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cgttcgatgcgtcgattctggaattcctgctcgcggtcggcaaggccggaacgctggtggtcgtgccgccgggtatctacggcggtgaggaactggcggagctgattcgccgtgagcgggtcacccatgcgctcatcactcccgcggtgctggccaccctggatccggccgggctcgacagcctgcgcgtcctgatcgccggtggcgaagccgtcgcggccgagctggtcgcgaaatgggcggttcccattggcgaagggaccctgcgggacggcgcgattcgggccttccacaatgcctacggtccgaccgaggccacgatcatgaccaacctgagtgatgcgctggtcccgggtgctccggtcaccatcggtggcccgatccggggtgtgcggtcgctgatcctcgacgatcggttgcagccggtgccggtcggtgtggcgggtgagttgtatgtggcgggcacccagctggcgcgtggttaccacgcgcgagcgggcttgacggcggatcggttcgtggccaatccgttcgccgtgggggagcggatgtaccgcaccggtgacgtggtccgctggacctcggacggtgaggtcgagtacgtcggtcgttccgacttccaggtcaaggtgcgcggtttccgcatcgagctgggcgagatcgacgcggtgctcgccgcacacgacgacgtcgaccacgccgtcaccctcggccgcgccacccccgccggggaaaccgtgctcgtctcctatgtgcttgccgcacagggtcatacgatcgatcccgacgcgctgatccatcacgtcgccgcgctgctgccggaatacatggtcccggcggcgatcacggtgctcgacgccatcccgctgacaccggtcggcaagctggatcggcgcgcgctgccggaaccggtgttcgccgatcgagcgcggggagcggaattcctggccccgagaacacctttggagcacacggtcgcggccgtcgtggcggaggtgctgggtctggagcgggtcggcgtctacgacgacttcttcgcgctgggcggtaactcactgctcgcgacccaggtcgccgcgcgcatcggcgccgcgctgaaggctcgggtgccggtgcgggcggtgttcgaggcgtccaccgtcgcgggtctggccgccgaggcggagcagtacgccggggcgggagatcgcaaggcgctcaccgccggaccgcgaccggacattgtcccgctgtcgctggctcagcagcgcatgtggttcctcaaccagttcgacaccatctcggcggcctacaacatcccggtcgccgtccgcctctccggtgacctggacacggccgccttgcaggttgccgtcgccgatctgatcgaacggcacgaggtgttgcggacgatctatccgcaggtgaacggcgacccctcgcagctgatcctgcctgccgggcaggcacttccggatctgactccggtcgtggtcggcgcggactccctgctcgatcggataaccgaattcctcggtgcgggtttcgacgtgaccaccgaagtcccggtgcgagccaggctgttccatctcgacggcggtgaaagcgccgagtatgtcctggctttcgtggtacaccacatcggtgccgacggctggtccatgggcccgctcacccgcgatgtgatgaccgcgtacgccgcccgcgtatccggtaccgctcccggctgggcgccgcttccggtgcagtatgccgacttcgcgctctggcagcgcgaggtcctcggctcggaggacgatcccgccagcctgattgccgctcagtccgagtactggcgcgccgcgctcgcggggctgccggacgagctgaacctgcccgcggaccggccgcgtccgccggtggcatccctgcgcggcggcacggtgcgcttcgagatcgcggccgagctgcatcactgcctggaaagcctggcacgggaccgcaatacgacgctgttcatggtcgtgcacaccgccctcgcggtgttcctggcgcggctgtccggcagtgccgatctggcgatcggcaccccgatcgcgggtcgcggtgaggctgaactcgacgacgtgatcggcatgttcgtcaacaccctggtgctgcgtacccgcgtctccggacagcaatcgttcgaggacctgctggccgaggtgcgggacaccgacctggcggcgttcgcgcacgcggacatgccgttcgagcggctggtggagctgttgaacccggagcgctcgaccgcgcgcaatccgctgttccaggcggcgctgtcgttcgagaacctgcccgacgccggattcgagttgcccggattgcggatcggcgcggtcgatttcgcggccgacatcgcgaaattcgacctgcaactgaccgtcgcgggtgcctccgatgccggtgcgaccggcatcttcacctacgcgcgcgacctgttcgacgcgtcgacggtggaggcgttcgcgcagcggttcctgcggctgctcaccgatatcgtcgcgcggccgggccatccggtcggcgatctggagctgctgtcgcccacggagttcgaggacctgaccgaccgtca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tgcgccgggcctacggcgttggcgacctaccatgtctgatcgccgttgtcgccgatctggacgccgaccgaaccgccctgcgccacgcgggggacagcgtcacctacggcgcgctggccaccgcgatcgagatgctgagcgaggccatgggcggcgcgctcgagcccgaggcgctcatgcaggtcgtggtctccggccagctgcccggcctgatggccggggaggagggcgggttgaccgcggcgctggaggcgctggtcgacgatgccgtcctggccgcctccgatgtcctcgaccccaagctggccccggtcgagaccctgatcaccgagttccgggagcaggtgcggcgcacccccgacgcggtggccatggaattcgagggcgcgagcctcacctacgccgaattcgtcacccgcgtcacggttctcgcccgccacctgcgcggcctgggcgtcggccccgacgtgctggtgtgcctggcggtgcggcgctcgttcgagctgctggtcggcatgtacgccatcctggaggcgggcggcgcgtacgtgcccatcgaccccgaccacccggccgagcgcacctcctacgtgctcgaggtcgccaagcccgcggtcgtgctcaccaccaccggcgaccagcccgacttcgacatcgacgccccggtgctgcgcatcgacgaattcgagcgcaacgcacgggaatacggcctggaccgcgatcgggtgctgtacccggccgacgacccggagctgccgcagcccggcccggacaacctggcctacgtcatcttcacctccggttccaccggccgccccaagggcgtggccatcccgcaccgcgcggtggtgaccttcctgcgctggcagcagcggcagttccggctcaccgacgaggacgccgtactgttcaagacctccaccaccttcgacgcctcggtgtgggagatcttctggcccctgcagaccggggcccggctggtggtcaccgccccggacggccacctcgactccgcctacctggtccgcgtcatgcgcgaatcccgggtcaccacggcctttttcgtgacctccatgctgggcgcgctggtggccgaggtgctgcgcagcggcgaggacatgcccgattccctgcgctatctgctcaccggtggcgagaccgtccccgtcggcaccgccgctgacttccgcagcgtcagcggcgcgaccctgttcgacgtgtacggcccgaccgagtccaccgtgctggccacctcccacgaggtcaccgccgccgacgtcgactcgattccgatcggcgtgcccggcgacgacgtcgaactgctggtcctggacgaggatctgcgtcccgtgccggtcggcgtggtcggcgagctgtacatcgccggaccgcagctctcgcgcggctatgtcgcccgcgcgggcctgaccgccgagcggttcgtggccaatcccgaaggcccgtccggtgatcgcatgtaccgcaccggcgacctggtgcgctgggtgtccggcgacggcggccccgacgagctggagtacgtgggccgcagcgacttccaggtgaagatgcgcggcctgcgcatcgaactcggcgaggtggagtcggcgctgcgccgcgatgccgcggtcgcccaggcggtggtgctcatgcacacccgcgccaatggcgagcaggcgctggtcggctacgtcatgccgtccggtgacgccgagatcgacaccgccgcagtgctttccaccgtccgcacccacgtgcccgagtacatggtgccctcggtgctggtctcgatgcccgagctgccgctcaacgtgaacggcaaggtcgatcgaaaagcgttgcccgaaccggtcttcgccgacaccgccgccgccttccgcgccccggccacgcccgccgaggaggtggtcgcgggcatcttcgccgacgtcctcgacctcgcggtggtcggcgcggacgacgacttcttcaccatcggcggcaactcgctcatcgccacccgcgccatcgcccgcatccgggaggcgctgggcgtcaccgtggacgtgcgcgacttcttcgagcggcccacggtggccgcgctggcggcgctcggcgataccgccggcccggcccggccgccgctgatcgccgggccgcgcccggaccacatcccgctctcacccgcccagcagcgcatgtggttcctcaaccactacgcgcgcagcgaatacgacccggccgcggacgaattcgacccgtcggccgtggacaatgtgccgttcgcgctgcgcctgcgcggcgagctggacaccgcggcgctggcggccgccttcgccgatgtcatcgagcgccacgagtcgctgcgcacctacgatccgggcaccgagcagggcccggcccaggtggtgctgcccgccgccgcggtcgacctgaccccgcgcgaggtgcccgaggaccagctggcgggcaccgtactcgccttggccgcacagggattcgacgtcaccgccgaggtgccgctgcgcgctcggctgctgcgttccggccccgccgaccacaccctggtggtggtcgcccaccacatcgccgccgacggcgcgtccatcggaccgctggtgcgggatctggtcatggcctacctcgcgcggcagtccggccagcgcccgcagtacgagccgctcgcggtgcagtacgccgactacacgctgtggcagcacgcctggatgggcgacgaatccgatccggaatcggtgtcggcccgccagatcgcgttctgggcaagcgaactcgacgatctgcccgcgcagctcgacttgcccgcggaccacccgcgcccggcggcctccagcttccggggcgcgtcgttcgagaccgagatcgacgccgagctgcgcgccgccgtcgaccgggtcgccaccgcccaccgcgccaccccgttcatggtgctgcacgccgcgctcgccgcggtgctggcccggctgtcgggcacctccgacatcgccatcggcacgcccgtcgccggacgcggcgaccaggccctcgacgccctggtcggcatgttcgtcaacaccctggtgctgcgcacccaggtccggggcgcggactccttcggcgagctcatctcccatgtgcgcgaccgggatctgcgcgccttcgcccaccgcgacgtccccttcgagcgcctggtcgaggtgctcaatccgccccgcgcccgcaaccgccacccgctgttccaggtggccctgttcatgcagaacctgggtgagctcagcgcctccctgcccggcctcagcgccgaggaactggacttcgatcccggcatcgccaagttcgacctgcagctgaccgtcatctccgacggcgaccgctaccgggtccagttcaactacgccaccgaccttttcgacgaacacacggtgcgcgagttcgccgccaagttcgcccgcctgctcaccgccgcgaccgccgacgccgcggtcccggtcggcgatatcgaactcctcgacgccggtgaacgcgactacgtcacctcgagctggaacgccaccggctcccgcgtcccggacctgttcctgcaccagggtttcgacgcccaggcggcccgcaccccgaacgcccgcgccctggtcttcggcgacaccgaactcacctacgccgagttctccgagcgcgccaaccgcatggcccgccacctgatcgccgccggggtgggcccggaatcgctggtggtgctggccatggcgcgctcggtggagctggtggcggccatgtacgcggtgctgcgcgcgggcggcgcgtacgtgccggtggatccgggccatccggccgagcgcatcggccacatcctcgccaccgcgggcccgcactcggtgctgaccacccggcgggatggattcaccctgcccgaatccatcgacgtcccactgcatcacctcgatgagatcgacctggcggactacagcggcacgaagatcgccgaccgggaacgccgcgccgtcctgcaccccgaccatccggcctacggtcttttcacctccggctccaccggcaagcccaagggcgtcgcggtcacccaccgcgccatcgccaaccagctggcctggatgcaggccgaatacggcgtgcgcagccaggacatctacctccagaagaccgccaccaccttcgacgtctcgctgtggggctacttcctgccgctgcgcgcgggcgcgaccctggtggtcgccgcccccgacggccaccgcgatccccgctacatcgccgaaaccattgcccggcacggggtcacgctcaccgacttcgtgccctccatgctcgcggtcttcgccgcgcacgccgaggcgggcgaactcgattcgctgcgtgatgtcttcgtcatcggcgaggcgctgccgcccgagaccgtcgccgccttctgggcggtcagcgacgccggggtgcacaatctctacggtcccaccgaggccgcggtctcgatcaccttccgcgaggcgcacagctccgacaccctcaccgtcccgatcggcgagccggagtggaattcccaggtcttcgtgctggattcgcgcctgcacccggtcgccatcggcgtgcccggcgagctgtacctggccggtgcccagctggcgcgcggctaccacggccgagtcgatctgacctcggatcgcttcgtggccaaccccttcggtggggtgggtccgggggccgcgagcggagcgcgcatgtaccgcaccggcgacctggtgaagtggaccgaggacggcgagctggtctacctcgaacgcctcgatttccagatcaagttccgcggccagcgcatcgaactggccgagatcgagagcgcgctgctgctggcccccgaggtcgcacaggccgcggtcgcgctcatcaaggccgactccggcgactacctggccgggtacgtcgtcgcggctcccggcgtcgaactggacccggaagccctgcgcgacggcctgacccgcgtgctcccgccctacatggtccccaccgccctgatgacgctgcccgaactgccgctcaactccagcggcaagctcgaccgcaaggccctgcccgtgccggagctgcgcgccaagcgcttccgcgcacccgtcgacgccgcccagcgcctggtggcggccgtcttcgccgaggtgctcaccgccgagcgggtgggcctggacgacgacttcttcgccctcggcggcagttccctcgacgccgcccgggtgacctcccgcatcggcgcggaactcggtgcccgggtgccggtgcgcctgctcttcgaagcctcgaccgtcgagggcttggccgccgcgctggtcgccgccaatcccgatgcggcccggccgatcctggccgcgcgcccgcgcccggatcgcattccgctctcgcccgcgcagcagcgactatggttcctcaaccggatcgaagccgaggacggcgaacagagcgtctacaacctgccgatcgtgctgcgcctgcgcggcgcgctcgacatcgcggcgctcgaacaggccgccctggatgtgctggcccgccacgaatccctgcggaccagctacccggactcggaatccggtccctaccaagacattctggatgtcgccgagatcgggttgagcctcaactcggtgccggtcgccgcgtccgaactgctggcaacgatcacggccttcgccgctgcggggtttgacgtggcccgtgaacttccctcgcgcatcggtcttttcgtggtcgacgaggacgccgccgagcccgaatacgtgctggccgtggtcgtgcaccacatcgccgcggacgccctgtcgctgcagccgctgatcctggatctgatgcgcgcatacaccgcccgcaccgtcggcgcggagcccggctgggaacccctggacatccagtacgcggactacagcctctggcagcacgaactgctcggcgacgcgaacgagtcgggcaccgtggcacaccagcagctcgcgttctggcgcgagaccctggcgggcctgcccccgcagctcgccctgcccaccgaccgcccgcggcccgcggtatccaccaatgccggtgcgtccgtgccgttctcggtggatccggcggtggccgccggactgcgtgaactggcccgcgcgcacggcgtcaccatgttcatggtcgtgcacgccgccttcgccgccctgctggcccgcagcgcgaacaccgccgacatcgccgtcgcctccccgatcggcggccgcggcgaacgcgagctcgacgccctgatcggcatgttcgtcaacaccctggtgctgcgcaccgaggtcggcgccgaccggcccttcaccgatctgctcgatcgcgtccgcaccgccgacctggccgccttcgccaatgccgaggtgcccttcgaacgcatcgtcgacgccctggcggtggaccgcaccaccggcgcgccgccgctggcccaggtcatgctgtcgttcaccgatgccgcccggatgggcgaggccggcgccttcgagctgcccggtctgagcatcaccccggtcgagatcgacgaccccaccgtgaaattcgacctgcacctggtggtcggcgagaccggcgaggggctcaccggcaatctgcgctacgccaccgagatgttcgacgccgccaccgccaccgcgctcgccgagcgcttcgggcgcgtgcttgccgccgtggccgccgacgcctcggtaccggtcggcgacatcgacctgttgggcgcggccgaacgcgaactggtcgtgcggggttggaacgacaccgccttcgatgtggccgccgccctggacggcgtcccgaagacgctggccgagctgttcgaggcccaggtggcccgcacccccgacgccatcgcgctcaccttcgaggggacgagtctgtcctacgccgagttcgccgcccgcgtgcggcggctcgcccgctggctgatcagtgagggtgtcggcccggattccctcgtcgccctgggtatgcgccgctccctggacctggtcgtcggcatgtacgccgtgtccgcggcaggtgccggatacctgccgctggatcccgaccacccggccgaccgcatcgaatacatcctcgagaccgccgacccggtgaccgtgctgacctccggcaccgacctgctgctggacaccgcgcaggtgcgcatcgacctgctggacctggccggttacgacgacaccccgctgtccgacgcggaccgcattgcgccgctgcgggattccggcaccgcctacgtcatcttcacctcgggttcgaccggccgccccaagggcgtggcggtggcccatgccgccatcgtcaaccggctcgcctggatgcgcgccagctacgacctgaccgccgccgacgtgctgctccagaagacccccgccaccttcgacgtgtcggtgccggagttcttcctgcccttgcagatcggcgcgcgcctggtgatcgcccggcccgatggccacagcgacccggtctacctcgccgaactcattgcccgcgaaggcatcacggtcgcccacttcgtgccgtcgatgatggccgtgttcgtcgccgaggaggccgccgcgcggtgcaccggcctgcgcatggtcttcgcctccggcgaggcgctcgcccccaagtccgcgcacaagctgcgcgaactcaccggcgcggaactgcacaacctctacggcccgaccgaggccgccgtcgaggtggcccaccaccgggtgatcgacgccgacatcgacaccgtgccgatcgggcgtccggtcttcaatacccggctctacgtgctggattcacgactgcgcccggtcccggtcggcgtcgcgggtgagctgtatctggccggtgaccagctggccaccggctacgcggcccgcccgggcctgaccgcggatcgcttcgtggccaaccccttcggtgctgccgagcgcatgtaccgcaccggtgacctggtcaagtggaaccgcgacggtgagctggaatacctgggccgcaccgacttccaggtgaagctgcgcgggctgcgcatcgagctgggtgaaatcgaggccgcgctcagctcactggagtccgtcgcacaggcggtggtggtcgtgaaggaggagaccctggtcgcctacctgatccccgccccgggtgccgcgccttcggacgccgagctgaaaatcgagctcgcacagcgcctcccggcgtacatggtgcccgcgatcttcatgctgctggacgccttcccggtcaatacctccggcaagctcgaccgctccgccctgcccgccccgaccacgaacaccgtcgccttccgtgcacccaccggcccggaggaacgactcgtcgccgaggtgttcacggccctgctgggagccgaccgcgccggtgccgacgacgacttcttcaccctcggcggcaactccctggtcgccacccagctggtcgcccgcctggcccaggccacgggcgtacggattcccctgcgcgccatcttcgaggacgccacggtcgcgggtctggccgcacgcatccgcgcggccgacgccgaatccgtcgtcgaactgcccccgatcaccgcgcagcagcgcggcgaccgcatcccgctgtccatcgcgcagcagcgcatctggttcctcaaccgcttcgacatccgcgacggctacaccatcccgttcgccctgcggctcacgggcgtactcaatgtcgaggcgttgcgggccgcggtcgccgatgtggtggaccggcacgagaccctgcgcaccatctaccccgaccacgacggcgaggccagccagctcatcctcccggcgggcacccgcctgatcgacctggtacccgagccggtcaccgccgccgagctgccgggactggtggaagcggtggcgcgcaccgccttcgatgtcaccgccgaggtgcccttccgcatccggttgctggaactcaccgacgagcccggcgtgcacctgctggtgatggtgatccaccacatcgccgccgacggctggtccttcggcccgctcacccgcgatatcgccactgcgtacgtggcacggtgcgcgggggagaacccgaacctgcgtccgctcgacgtgcagtacgccgacttcgcgctctggcagcgcgccgccctcggcagccccgacaccgtgtccatgggcggcaccgccgccgcggaatcggtgctggcacgccagcgttcacactggacccgccgcctgcacggcctgcccgacgtgctcgccctgcccgccgatcgtccccgccccgccgtggccagcggtcgcggcgcgggcttcaccggccgcttcgacgccgaactgcactcggccgtcctggatttcgcggcctcgaagcgcgtgacccctttcatggtgctgcacaccgcgctggccgtcaccctggcccgcctgtcgggcaccggcgacatcgtcatcggcaccccggtcgccggacgtggcgaccaggccatcgacgacctggtcggcatgttcgtcaacaccctggtgctgcgcaccgaggtgcggccggacgcgccgctgggcgagctgctcggccaggtccgcgataccgacctggccgccttcgagcacgccgtggtcccgttcgaaatgctggtcgaggcggtgaatccggtgcgctcccaggcgcacgcgccgctgtgccaggtcaccctgaccctgcagaaccactcccggcccagcatcaagctgaaccggctggccatcgaggcgctcaccgtcgatgccacggtggctcagttcgacctggactggacgctggccgagaccacctcggcggagggcacgcccgacggcatcgaggtctacatcacctacgccaccgaccttttcgacgccgccaccatcggcgcgttccaggacgcctacgagcgtgtgctgcgtgccctgctcgccgatccccgcaccggggccggggacgtcgagatcatgtcgcgtgccgaacgcggcgaactgctggtggatcgcaacgccaccacccgggcgctgcccgccgagaccatggccgggctgctcgacgcccgcgcggcctcggatcccgacgcggacgcgctgatcttcgagaatgagaaggtcgcttacgcggatctggcgcggcgcgtgaatcggctcgcccgccgcctgatctcggcgggcgcgggcccggacgccatcgtcggcgtcaccgccgagcgctgcatcgacatggtggtggcgctgtgggccgtggtggccgccggtgcggcctacgtcccggtcgatccggcccacccggccgaccgcatcgcccacgtgctgagcacctccgatgtcgacctggtgctcaccgtcggcgacgcccaactgcccgaactcgacggtgtccgcgtgctggacgtcgcgaagctctcggaatccggtgcactcgagggtctttcggacgccccggtcaccgatgccgagcgccgcactccgctgcgccccgacaacctcgcctacgtcctctacacctccggctccaccggcctgcccaagggcgtggccaccagccaccgcgccatcatgaaccagctgcgctggctcgaatcccgctacggcgtcacccgcgccgaccgcatcatgcagcgtgccccgctggccttcgacgtctcggtctgggagtgcttcctgcccgccatggtcggtgcgcccctggtgattccgcgccccggcggccaccaggacctggactacctggccgggctcatgcgcgaattcggcgtcaccatcgccgaacacgtgccgtcggtgctcgcggcgctggtcgccgagggccacggcgacgccctgcactcgttccggcacctgcacaccggcggcgaggcgctgccggtcgagctgctcggcaggctgcgcgagctggtcagcggctcggtgcacaatgcctacggtcccaccgaggccgcgatcagcacgatctatcacgaattctccgacgccgatccggatttcgaggtcgccatcggccgccccaactggaacacccgcgcctacgtcctcgacgcccgcatgcgcccggtcccgaccggcgtcatcggcgagctctatctggcgggcgcgcagctggcgcgcggctatcagggccggggcgcgctcaccgccgaccggttcgtggccgacccgttcggggtccccggcgcgcgcatgtaccgcaccggggacctggccaaatggaaccgcaccggcgatctggtgtacgtgggccgcaatgacttccaggtgaagctgcgcggtcagcgcatcgagctgggcgagatcgaggcggcgctgctgtccgcgcccggcgtggcgcacgcggtggtgctgctggcccgcgacaccgccgggaccgattgcctgatcggctacgtctccggcaccggactcgaggccgagaccctgctcgagcacgcccgcacccagctgcccgcctacatggttcccgcccacctggcggtgctcgacgagatgccgctcaccacggtcggcaagctggaccggaacgcgctgcccgcactggaattcaccgccgccaccgtcgccgaccgcgagcccgcgccgggcaccgagaccgtgctggcgggcctcatcggcgatctgctcggcggcgtcaccatcggcgcggacgacgacttcttcgcccgcggcggcaattcactgctggccatgcgcctggtggcgcgcgccaatgccgccctgggtgcggagctgagcgtgaggcagctgttcgaagcgccgaccgtcgccgagctggccgctcgcgtcaccgccgccgggcaggccgtcccgctgcgccgcatgccgcgaccggagctgattccgctgtccccggtgcagactcggatgtggctgctcaaccgcctggatccggagtcggcggcctacaacctgccctcggcggtccgcatcgcgggcgagatcgacaccggcgtgctgctggcggccttcgccgacgtggtcgcccgtcacgaggtgctgcgcaccatctacccgatggacgccgacggggtcggccaccagctgatcctgcccgccgcggaagctccgctgccgctggagatccggaccggcgcggacgccgcggacccgacctggatcgcgaacttcgccgccaccggattcgatgtcaccaccacggtgccgttgcgcgccgcgctgattcgcgaatccgaccacagccacgtgctcctgctggtcatgcaccacatcgcgagcgacggccagtccacgaccccgctgctgcgcgacaccatcaccgcctacctgtcccgggcggccggaaatgcgccgcagtggaccgaactgccggtgcagtacgccgatttcgcgctctggcagcgggccaccctcgaactcaccggggcgcgcgagctggagtactggaccgagacgctgcgcgatctgcccgaggaactcgcgttgccgaccgatcgaccgcgcccggatgtggcctcgggccggggcgcgtacgtgcacacccgcctggacggcgaactggcctccgcgattcgccgaatcgctgaggcgcacaatgtgactccgttcatggtgtggcatgccgcgctgtcggtgctgctggcccggctgtcccgctcgaccgatatcgccatcggcaccccggtcgagggccgcggcaatgccgccctcgacgacctggtcggcatgttcgtcaacaccctggtgctgcgcacccagccggaactcgaccgcggcttcgacgccctgctggctcgcacccgtgcggccgatctggccgccttcgatcacgccaccgtgccgttcgaccaggtggtggacgccctcggggtgccccgcacccaggcccgcaacccgctgtgcaccgtggtcctgacctacatgaaactgggctcgcagacctatgccgcgcccggtctgatgctggagccggtcgacttcgaggcgcccgtcgcccgattcgatctccagttcaccgtgtccgacgagccggatgccgacgggcacctggcgctcgaactgaactacgccaccgatcttttcgacgcggagaccgcggcatcgttcgccgagcggctgattcgcatcgtgaccgcggtgaccgcggatccggcgaccgtcatcggcgatatcgatctgatggacgcggacgagcgccgcgaggtctcgcagcggtgggtcgccgcgggcgacgatgtcggcggtgaccccgacgccaccctgtcgagcctgctcgaccgggccgtggccgcgcatccggaacgggtcgcggtgcgcttcggcgacgaggagctgacctacgcgcagctggatcggcgcgcgaatacgttggcgcgcagcttgatcgaggccggggccggtccggagtcgctggtggcggtcatgctgccgcgctcggcggaactggtggtggcgctgctggccgtgatcaagaccggtgcgggctacgtgccgatcgatccgagctatccggccgatcgcatcgcgtacgtgttgtcggacgcgaagccggccggtgtgctcaccgactcgaccgtcgaggtcgtgctgccggaccagctgaatgtcgtgctgctggacggcatttcggccgagctctccgacgccccgatcaccgattcggatcggcgcgcaccgctgcgtccggatcacatcgcctacgtcatctacacctccggctccaccggccgccccaagggcgtggccgtggcgcatcggaatgtcgtgcggctcatggccaataccgatcacgagttcggcttcggccccgacgacgtgtggacgctgttccactcctacgccttcgacttcacggtgtgggagctgtggggcccgctgctcaatggcggcaggctcgtcgtggtcgactactacgtctcgcggtccccggaacagttcctggaactgctgcgccgggaacgggtcacggtgctcaaccagaccccgtcggcgttctaccaactcgccgaggcggagcgagtcgcggcgaccggcggcgcggaccaggcgctcgcgctgcggtacgtgatcttcggcggtgaggccctcgaattgcgccggctgtcgaattgggtcgcccggcacggggacagcgcgccgcggctggtgaacatgtacggcatcaccgagaccacggtccacgtctccgtccgtttcctggacgccgacacgatcgcagctgccaccggttcgctggtgggccgcgccatctcgggtctgcgcgtgtacgtcctcgacgaccgcctgagcccggtgcccgtcggcgtggcgggcgaaatgtacatc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ctcgccacccgcgtggtgacccgcatcggctcggccctggacaccaccgtcccgatgcgggccctgttcgaggcggggacggtcgaggccctcgcgactcgcatcgccacgcatgccgacggcggagcgcgcgtgaaactggtggcgcatcaccggacccccggcgagctgctgccgctctcggccgcacagcagcgcatgtggttcctcaaccggctggatccggagtccaccgcctacaacatcccgctcccgatccgcctcaccggaccgctggacgtgcccgccctccaggccgccatcgccgatgtggtggtccggcacgaggtgctgcgcaccgtctacccggacaccgaatcgggcccggcgcaggtggtgatcccggccgcctcggtcgcggaactgccggtgctgaaggcgattccggtgaccgaagagtcggtcacggcggcggtcgccgaggtgatcggcgcgggcttcgacgtcaccgccaccgtgccgctgcgcgcggcgctgttcgagctggctcccgaggactacgtcttcgtcgtggtcatgcaccacatcgccggtgacggcagttcgctggccccgctggcccgcgacgtcatgctcgcctactcggcgcgcaaggcgggtgcggctccggcctggccgccgctgcccgtgcagtacgcggactacgccatctggcagcgcgaactgctcggcgcgaccggcgatccggcggcgctggccacccgccagctcggcttctggaccgagaccctggccgggttgcccccgctgctggccctgcccgccgaccggccgcggccgcagctgctggatgccaccgggcggcgcgtcgacttcaccgtggacgccgaaacccatacggccctggccgaattgggccgcgacaatggcgcgaccctgttcatgaccgtgcacgcggccttcgccgcgctgctgtcgcggttgacgggtgcggccgatatcgcggtcggcaccccgatcgccggacgcgacgacgcgatgctggacgacctggtcggcgtgttcgtcaatacgctggtcctgcgcaccggcatcgaccccggcgaggtcttcaccgacctgctgcgccgggtccggtccgccgacctcgcggccttcgacaatgccgagctgcccttcgaacagctggtcgcggcgctcgacccggagcgctccaccgaccgcaatccgctggtccaggtcgggttctcgttcaacaaccagcagcccgccgccttcgagctggacgggctgcgggtcgcggccatcgaattcgacaccgatgtcacccaattcgacctgcacctggtcgtgatggacagctacgacgccgacggcaagcccgccggcctcaccgccaccatgacctacgccaccgcgctgttcgacaccgccacggtggacggcttcgtgcgacgcttccggcgggtgctcgacgccgtcgcggccgacggatcggtgcggaccggtgagatcgagctgctcgacgcgggcgagcggacgctcatcctcgacgaatggaacgacaccgcggccgttttcgacgtgttgccggagccgacgctggtctcgctgttcgaggccgccgtggccggacacgccgacagcgtcgcgctggtggtggacggtccgcaggcggaggtgctgacctacgcccagctcgacgcccgcgtgaaccggttggcgcgcttgctgatcgagcggggtgtcggggcgcgggacacggtggcgctggcgctgccgcgatccgccgagctggtggtggcgatctacgccgtgctgaagaccggggcggcctacgtgccgatcgatccggcgcagccgggggagcggatcacccacatcctcgataccgcgcaaccggccatggtgctgaccgcccaggatttggacgaattcgatctcgacgcctattcggccgaaccgatcaccgatcgggaacggcatggcgggttggtcggcgggaacaccgcgtatgtcatcttcacctccggctccaccggccgcccgaagggcgttgcggtgtcgcacagggcgattgtcaaccgcctggtgtggatgcagtccgagtaccggctcaccaccgcggacgcggtgctgcagaagacgcccgccaccttcgacgtctcggtgtgggagttcttctggcccttgcaggtcggtgcgcgcctggtggtggcggctcccgaggggcaccgcgatccggcctatctcgcgtcgtttatttttgcccaaaatgtgactacggttcatttcgtaccgtccatgctggcggccttcgtggccgagcccgcggcggcgcaatgccggagtctgcggcaggttttcgcttccggcgaggccctgcccgcccgcgccgcgcagcgcctgcgggagctcaccggagcgcggctgcacaatctctacggacccaccgaagccgccgtggacgtgacctatcacgaggtcgccgataccgacaccgagacggtgccgatcgggcgtccggtgttcaatacccaggtctacgtgctcgattcgcggctgcggccggttccggcgggcgtcgcgggcgagctgtacctggccggtgatcagctggcgcagggttacgtggcgcggcccgatctgaccgcggatcgcttcgtggccaatccgttcgggacgtcggcgcggatgtaccgcacgggtgacctggtcaagtggaatcgggacggtgagctggaatacctgggccgcaccgacttccaggtcaagctgcgcggtctgcgcatcgagctcggcgaggtcgaaaccgcgctgaccgatctggacggcattgctcagtcggtcgtggtcgtgtggccgggtgcgggcgaacacctggtcgcctacctggtgcccggcgattccacgcagccggacaccgaggcgatccgtcgcgcgctggcgcagcgcctgcccgcgtacatggtgccgtcggccttcgtcgtgctggacgagctgccgctcaacgcctccggcaagctggatcgccgcgcactgcccgcgccgaccttcgcggcacgtgaattccgggctcccgcaacggagctggagaccacgatctgcgccgcgtacgcggaggtcctcgggctcgagctggtcgggttggacgacaacttcttcgaactcggcggcacctcgctgctggccacccggctggtctcgcggctcggcgaactgctgggcgaaccggttccgctgctgttgctgttcaccgccttcacgcccggcgaactcgcccgggagctgagctcggccacccgtggcgatgcggacgcggcgctggacgtgctgctgccgttgcggcgggagggcagcgccgaaccgctgttctgcatccatccggtcggcggtgtctcgtggtcgttcgcggggctcggcgcgtacctggaccaggatcggccgatctacggtctccagtcaccggcactgaaagccgatggcgtgctgccggatgcgatcgaggactgggccgaggtgtacgtgtcggccatccggtcggtgcagccgtcggggccgtaccacctgctcggctggtcgctcggcggtgtgctggcgcacgccgtcgcggtgcgcctgcagcgggagggtgagcaggtcgcgctgctgggcatgctggacagcttcctgggtgaaaccgccggggcggccgaggatccgggtgccgaaatcgccgacctgctgggtgggcttctcggtgacggcgcgggtccggagtccttcgacaccggcttggtcacgcgggtgctggagtcgagcgcgcgctcgctggagctggcacaggcgtaccgggcggacgtattccacggggacgtcgtgtatttcaccgccgcgctggaggaacggcccgtcccgggtgtcgcgggctgggcgcgcgccgtcgacggccgggtgctcgatcacccggtaccggccccgcactggcacatgacctcgtctgagtcgctcgcgcatatcgcgcgaattctgaatgcactgtggca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ttgcgccgggcctacggcgttggcgacctaccatgtctgatcgccgttgtcgccgatctggacgccgaccgaaccgccctgcgccacgcgggggacagcgtcacctacggcgcgctggccaccgcgatcgagatgctgagcgaggccatgggcggcgcgctcgagcccgaggcgctcatgcaggtcgtggtctccggccagctgcccggcctgatggccggggaggagggcgggttgaccgcggcgctggaggcgctggtcgacgatgccgtcctggccgcctccgatgtcctcgaccccaagctggccccggtcgagaccctgatcaccgagttccgggagcaggtgcggcgcacccccgacgcggtggccatggaattcgagggcgcgagcctcacctacgccgaattcgtcacccgcgtcacggttctcgcccgccacctgcgcggcctgggcgtcggccccgacgtgctggtgtgcctggcggtgcggcgctcgttcgagctgctggtcggcatgtacgccatcctggaggcgggcggcgcgtacgtgcccatcgaccccgaccacccggccgagcgcacctcctacgtgctcgaggtcgccaagcccgcggtcgtgctcaccaccaccggcgaccagcccgacttcgacatcgacgccccggtgctgcgcatcgacgaattcgagcgcaacgcacgggaatacggcctggaccgcgatcgggtgctgtccccggccgacgacccggagctgccgcagcccggcccggacaacctggcctacgtcatcttcacctccggttccaccggccgccccaagggcgtggccatcccgcaccgcgcggtggtgaccttcctgcgctggcagcagcggcagttccggctcaccgacgaggacgccgtactgttcaagacctccaccaccttcgacgcctcggtgtgggagatcttctggcccctgcagaccggggcccggctggtggtcaccgccccggacggccacctcgactccgcctacctggtccgcgtcatgcgcgaatcccgggtcaccacggcctttttcgtgacctccatgctgggcgcgctggtggccgaggtgctgcgcagcggcgaggacatgcccgattccctgcgctatctgctcaccggtggcgagaccgtccccgtcggcaccgccgctgacttccgcagcgtcagcggcgcgaccctgttcgacgtgtacggcccgaccgagtccaccgtgctggccacctcccacgaggtcaccgccgccgacgtcgactcgattccgatcggcgtgcccggcgacgacgtcgaactgctggtcctggacgaggatctgcgtcccgtgccggtcggcgtggtcggcgagctgtacatcgccggaccgcagctctcgcgcggctatgtcgcccgcgcgggcctgaccgccgagcggttcgtggccaatcccgaaggcccgtccggtgatcgcatgtaccgcaccggcgacctggtgcgctgggtgtccggcgacggcggccccgacgagctggagtacgtgggccgcagcgacttccaggtgaagatgcgcggcctgcgcatcgaactcggcgaggtggagtcggcgctgcgccgcgatgccgcggtcgcccaggcggtggtgctcatgcacacccgcgccaatggcgagcaggcgctggtcggctacgtcatgccgtccggtgacgccgagatcgacaccgccgcagtgctttccaccgtccgcacccacgtgcccgagtacatggtgccctcggtgctggtctcgatgcccgagctgccgctcaacgtgaacggcaaggtcgatcgaaaagcgttgcccgaaccggtcttcgccgacaccgccgccgccttccgcgccccggccacgcccgccgaggaggtggtcgcgggcatcttcgccgacgtcctcgacctcgcggtggtcggcgcggacgacgacttcttcaccatcggcggcaactcgctcatcgccacccgcgccatcgcccgcatccgggaggcgctgggcgtcaccgtggacgtgcgcgacttcttcgagcggcccacggtggccgcgctggcggcgctcggcgataccgccggcccggcccggccgccgctgatcgccgggccgcgcccggaccacatcccgctctcacccgcccagcagcgcatgtggttcctcaaccactacgcgcgcagcgaatacgacccggccgcggacgaattcgacccgtcggccgtggacaatgtgccgttcgcgctgcgcctgcgcggcgagctggacaccgcggcgctggcggccgccttcgccgatgtcatcgagcgccacgagtcgctgcgcacctactatccgggcaccgagcagggcccggcccaggtggtgctgcccgccgccgcggtcgacctgaccccgcgcgaggtgcccgaggaccagctggcgggcaccgtactcgccttggccgcacagggattcgacgtcaccgccgaggtgccgctgcgcgctcggctgctgcgttccggccccgccgaccacaccctggtggtggtcgcccaccacatcgccgccgacggcgcgtccatcggaccgctggtgcgggatctggtcatggcctacctcgcgcggcagtccggccagcgcccgcagtacgagccgctcgcggtgcagtacgccgactacacgctgtggcagcacgcctggatgggcgacgaatccgatccggaatcggtgtcggcccgccagatcgctttctgggcaagcgaactcgacgatctgcccgcgcagctcgacttgcccgcggaccacccgcgcccggcggcctccagcttccggggcgcgtcgttcgagaccgagatcgacgccgagctgcgcgccgccgtcgaccgggtcgccaccgcccaccgcgccaccccgttcatggtgctgcacgccgcgctcgccgcggtgctggcccggctgtcgggcacctccgacatcgccatcggcacgcccgtcgccggacgcggcgaccaggccctcgacgccctggtcggcatgttcgtcaacaccctggtgctgcgcacccaggtccggggcgcggactccttcggcgagctcatctcccatgtgcgcgaccgggatctgcgcgccttcgcccaccgcgacgtccccttcgagcgcctggtcgaggtgctcaatccgccccgcgcccgcaaccgccacccgctgttccaggtggccctgttcatgcagaacctgggtgagctcagcgcctccctgcccggcctcagcgccgaggaactggacttcgatcccggcatcgccaagttcgacctgcagctgaccgtcatctccgacggcgaccgctaccgggtccagttcaactacgccaccgaccttttcgacgaacacacggtgcgcgagttcgccgccaagttcgcccgcctgctcaccgccgcgaccgccgacgccgcggtcccggtcggcgatatcgaactcctcgacgccggtgaacgcgactacgtcacctcgagctggaacgccaccggctcccgcgtcccggacctgttcctgcaccagggtttcgacgcccaggcggcccgcaccccgaacgcccgcgccctggtcttcggcgacaccgaactcacctacgccgagttctccgagcgcgccaaccgcatggcccgccacctgatcgccgccggggtgggcccggaatcgctggtggtgctggccatggcgcgctcggtggagctggtggcggccatgtacgcggtgctgcgcgcgggcggcgcgtacgtgccggtggatccgggccatccggccgagcgcatcggccacatcctcgccaccgcgggcccgcactcggtgctgaccacccggcgggatggattcaccctgcccgaatccatcgacgtcccactgcatcacctcgatgagatcgacctggcggactacagcggcacgaagatcgccgaccgggaacgccgcgccgtcctgcaccccgaccatccggcctacggtcttttcacctccggctccaccggcaagcccaagggcgtcgcggtcacccaccgcgccatcgccaaccagctggcctggatgcaggccgaatacggcgtgcgcagccaggacatctacctccagaagaccgccaccaccttcgacgtctcgctgtggggctacttcctgccgctgcgcgcgggcgcgaccctggtggtcgccgcccccgacggccaccgcgatccccgctacatcgccgaaaccattgcccggcacggggtcacgctcaccgacttcgtgccctccatgctcgcggtcttcgccgcgcacgccgaggcgggcgaactcgattcgctgcgtgatgtcttcgtcatcggcgaggcgctgccgcccgagaccgtcgccgccttctgggcggtcagcgacgccggggtgcacaatctctacggtcccaccgaggccgcggtctcgatcaccttccgcgaggcgcacagctccgacaccctcaccgtcccgatcggcgagccggagtggaattcccaggtcttcgtgctggattcgcgcctgcacccggtcgccatcggcgtgcccggcgagctgtacctggccggtgcccagctggcgcgcggctaccacggccgagtcgatctgacctcggatcgcttcgtggccaaccccttcggtggggtgggtccgggggccgcgagcggagcgcgcatgtaccgcaccggcgacctggtgaagtggaccgaggacggcgagctggtctacctcgaacgcctcgatttccagatcaagttccgcggccagcgcatcgaactggccgagatcgagagcgcgctgctgctggcccccgaggtcgcacaggccgcggtcgcgctcatcaaggccgactccggcgactacctggccgggtacgtcgtcgcggctcccggcgtcgaactggacccggaagccctgcgcgacggcctgacccgcgtgctcccgccctacatggtccccaccgccctgatgacgctgcccgaactgccgctcaactccagcggcaagctcgaccgcaaggccctgcccgtgccggagctgcgcgccaagcgcttccgcgcacccgtcgacgccgcccagcgcctggtggcggccgtcttcgccgaggtgctcaccgccgagcgggtgggcctggacgacgacttcttcgccctcggcggcagttccctcgacgccgcccgggtgacctcccgcatcggcgcggaactcggtgcccgggtgccggtgcgcctgctcttcgaagcctcgaccgtcgagggcttggccgccgcgctggtcgccgccaatcccgatgcggcccggccgatcctggccgcgcgcccgcgcccggatcgcattccgctctcgcccgcgcagcagcgactatggttcctcaaccggatcgaagccgaggacggcgaacagagcgtctacaacctgccgatcgtgctgcgcctgcgcggcgcgctcgacatcgcggcgctcgaacaggccgccctggatgtgctggcccgccacgaatccctgcggaccagctacccggactcggaatccggtccctaccaagacattctggatgtcgccgagatcgggttgagcctcaactcggtgccggtcgccgcgtccgaactgctggcaacgatcacggccttcgccgctgcggggtttgacgtggcccgtgaacttccctcgcgcatcggtcttttcgtggtcgacgaggacgccgccgagcccgaatacgtgctggccgtggtcgtgcaccacatcgccgcggacgccctgtcgctgcagccgctgatcctggatctgatgcgcgcatacaccgcccgcaccgtcggcgcggagcccggctgggaacccctggacatccagtacgcggactacagcctctggcagcacgaactgctcggcgacgcgaacgagtcgggcaccgtggcacaccagcagctcgcgttctggcgcgagaccctggcgggcctgcccccgcagctcgccctgcccaccgaccgcccgcggcccgcggtatccaccaatgccggtgcgtccgtgccgttctcggtggatccggcggtggccgccggactgcgtgaactggcccgcgcgcacggcgtcaccatgttcatggtcgtgcacgccgccttcgccgccctgctggcccgcagcgcgaacaccgccgacatcgccgtcgcctccccgatcggcggccgcggcgaacgcgagctcgacgccctgatcggcatgttcgtcaacaccctggtgctgcgcaccgaggtcggcgccgaccggcccttcaccgatctgctcgatcgcgtccgcaccgccgacctggccgccttcgccaatgccgaggtgcccttcgaacgcatcgtcgacgccctggcggtggaccgcaccaccggcgcgccgccgctggcccaggtcatgctgtcgttcaccgatgccgcccggatgggcgaggccggcgccttcgagctgcccggtctgagcatcaccccggtcgagatcgacgaccccaccgtgaaattcgacctgcacctggtggtcggcgagaccggcgaggggctcaccggcaatctgcgctacgccaccgagatgttcgacgccgccaccgccaccgcgctcgccgagcgcttcgggcgcgtgcttgccgccgtggccgccgacgcctcggtaccggtcggcgacatcgacctgttgggcgcggccgaacgcgaactggtcgtgcggggttggaacgacaccgccttcgatgtggccgccgccctggacggcgtcccgaagacgctggccgagctgttcgaggcccaggtggcccgcacccccgacgccatcgcgctcaccttcgaggggacgagtctgtcctacgccgagttcgccgcccgcgtgcggcggctcgcccgctggctgatcagtgagggtgtcggcccggattccctcgtcgccctgggtatgcgccgctccctggacctggtcgtcggcatgtacgccgtgtccgcggcaggtgccggatacctgccgctggatcccgaccacccggccgaccgcatcgaatacatcctcgagaccgccgacccggtgaccgtgctgacctccggcaccgacctgctgctggacaccgcgcaggtgcgcatcgacctgctggacctggccggttacgacgacaccccgctgtccgacgcggaccgcattgcgccgctgcgggattccggcaccgcctacgtcatcttcacctcgggttcgaccggccgccccaagggcgtggcggtggcccatgccgccatcgtcaaccggctcgcctggatgcgcgccagctacgacctgaccgccgccgacgtgctgctccagaagacccccgccaccttcgacgtgtcggtgccggagttcttcctgcccttgcagatcggcgcgcgcctggtgatcgcccggcccgatggccacagcgacccggtctacctcgccgaactcattgcccgcgaaggcatcacggtcgcccacttcgtgccgtcgatgatggccgtgttcgtcgccgaggaggccgccgcgcggtgcaccggcctgcgcatggtcttcgcctccggcgaggcgctcgcccccaagtccgcgcacaagctgcgcgaactcaccggcgcggaactgcacaacctctacggcccgaccgaggccgccgtcgaggtggcccaccaccgggtgatcgacgccgacatcgacaccgtgccgatcgggcgtccggtcttcaatacccggctctacgtgctggattcacgactgcgcccggtcccggtcggcgtcgcgggtgagctgtatctggccggtgaccagctggccaccggctacgcggcccgcccgggcctgaccgcggatcgcttcgtggccaaccccttcggtgctgccgagcgcatgtaccgcaccggtgacctggtcaagtggaaccgcgacggtgagctggaatacctgggccgcaccgacttccaggtgaagctgcgcgggctgcgcatcgagctgggtgaaatcgaggccgcgctcagctcactggagtccgtcgcacaggcggtggtggtcgtgaaggaggagaccctggtcgcctacctgatccccgccccgggtgccgcgccttcggacgccgagctgaaaatcgagctcgcacagcgcctcccggcgtacatggtgcccgcgatcttcatgctgctggacgccttcccggtcaatacctccggcaagctcgaccgctccgccctgcccgccccgaccacgaacaccgtcgccttccgtgcacccaccggcccggaggaacgactcgtcgccgaggtgttcacggccctgctgggagccgaccgcgccggtgccgacgacgacttcttcaccctcggcggcaactccctggtcgccacccagctggtcgcccgcctggcccaggccacgggcgtacggattcccctgcgcgccatcttcgaggacgccacggtcgcgggtctggccgcacgcatccgcgcggccgacgccgaatccgtcgtcgaactgcccccgatcaccgcgcagcagcgcggcgaccgcatcccgctgtccatcgcgcagcagcgcatctggttcctcaaccgcttcgacatccgcgacggctacaccatcccgttcgccctgcggctcacgggcgtactcaatgtcgaggcgttgcgggccgcggtcgccgatgtggtggaccggcacgagaccctgcgcaccatctaccccgaccacgacggcgaggccagccagctcatcctcccggcgggcacccgcctgatcgacctggtacccgagccggtcaccgccgccgagctgccgggactggtggaagcggtggcgcgcaccgccttcgatgtcaccgccgaggtgcccttccgcatccggttgctggaactcaccgacgagcccggcgtgcacctgctggtgatggtgatccaccacatcgccgccgacggctggtccttcggcccgctcacccgcgatatcgccactgcgtacgtggcacggtgcgcgggggagaacccgaacctgcgtccgctcgacgtgcagtacgccgacttcgcgctctggcagcgcgccgccctcggcagccccgacaccgtgtccatgggcggcaccgccgccgcggaatcggtgctggcacgccagctttcacactggacccgccgcctgcacggcctgcccgacgtgctcgccctgcccgccgatcgtccccgccccgccgtggccagcggtcgcggcgcgggcttcaccggccgcttcgacgccgaactgcactcggccgtcctggatttcgcggcctcgaagcgcgtgacccctttcatggtgctgcacaccgcgctggccgtcaccctggcccgcctgtcgggcaccggcgacatcgtcatcggcaccccggtcgccggacgtggcgaccaggccatcgacgacctggtcggcatgttcgtcaacaccctggtgctgcgcaccgaggtgcggccggacgcgccgctgggcgagctgctcggccaggtccgcgataccgacctggccgccttcgagcacgccgtggtcccgttcgaaatgctggtcgaggcggtgaatccggtgcgctcccaggcgcacgcgccgctgtgccaggtcacccggaccctgcagaaccactcccggcccagcatcaagctgaaccggctggccatcgaggcgctcaccgtcgatgccacggtggctcagttcgacctggactggacgctggccgagaccacctcggcggagggcacgcccgacggcatcgaggtctacatcacctacgccaccgaccttttcgacgccgccaccatcggcgcgttccaggacgcctacgagcgtgtgctgcgtgccctgctcgccgatccccgcaccggggccggggacgtcgagatcatgtcgcgtgccgaacgcggcgaactgctggtggatcgcaacgccaccacccgggcgctgcccgccgagaccatggccgggctgctcgacgcccgcgcggcctcggatcccgacgcggacgcgctgatcttcgagaatgagaaggtcgcttacgcggatctggcgcggcgcgtgaatcggctcgcccgccgcctgatctcggcgggcgcgggcccggacgccatcgtcggcttcaccgccgagcgctgcatcgacatggtggtggcgctgtgggccgtggtggccgccggtgcggcctacgtcccggtcgatccggcccacccggccgaccgcatcgcccacgtgctgagcacctccgatgtcgacctggtgctcaccgtcggcgacgcccaactgcccgaactcgacggtgtccgcgtgctggacgtcgcgaagctctcggaatccggtgcactcgagggtctttcggacgccccggtcaccgatgccgagcgccgcactccgctgcgccccgacaacctcgcctacgtcctctacacctccggctccaccggcctgcccaagggcgtggccaccagccaccgcgccatcatgaaccagctgcgctggctcgaatcccgctacggcgtcacccgcgccgaccgcatcatgcagcgtgccccgctggccttcgacgtctcggtctgggagtgcttcctgcccgccatggtcggtgcgcccctggtgattccgcgccccggcggccaccaggacctggactacctggccgggctcatgcgcgaattcggcgtcaccatcgccgaacacgtgccgtcggtgctcgcggcgctggtcgccgagggccacggcgacgccctgcactcgttccggcacctgcacaccggcggcgaggcgctgccggtcgagctgctcggcaggctgcgcgagctggtcagcggctcggtgcacaatgcctacggtcccaccgaggccgcgatcagcacgatctatcacgaattctccgacgccgatccggatttcgaggtcgccatcggccgccccaactggaacacccgcgcctacgtcctcgacgcccgcatgcgcccggtcccgaccggcgtcatcggcgagctctatctggcgggcgcgcagctggcgcgcggctatcagggccggggcgcgctcaccgccgaccggttcgtggccgacccgttcggggtccccggcgcgcgcatgtaccgcaccggggacctggccaaatggaaccgcaccggcgatctggtgtacgtgggccgcaatgacttccaggtgaagctgcgcggtcagcgcatcgagctgggcgagatcgaggcggcgctgctgtccgcgcccggcgtggcgcacgcggtggtgctgctggcccgcgacaccgccgggaccgattgcctgatcggctacgtctccggcaccggactcgaggccgagaccctgctcgagcacgcccgcacccagctgcccgcctacatggttcccgcccacctggcggtgctcgacgagatgccgctcaccacggtcggcaagctggaccggaacgcgctgcccgcactggaattcaccgccgccaccgtcgcctaccgcgagcccgcgccgggcaccgagaccgtgctggcgggcctcatcggcgatctgctcggcggcgtcaccatcggcgcggacgacgacttcttcgcccgcggcggcaattcactgctggccatgcgcctggtggcgcgcgccaatgccgccctgggtgcggagctgagcgtgaggcagctgttcgaagcgccgaccgtcgccgagctggccgctcgcgtcaccgccgccgggcaggccgtcccgctgcgccgcatgccgcgaccggagctgattccgctgtccccggtgcagactcggatgtggctgctcaaccgcctggatccggagtcggcggcctacaacctgccctcggcggtccgcatcgcgggcgagatcgacaccggcgtgctgctggcggccttcgccgacgtggtcgcccgtcacgaggtgctgcgcaccatctacccgatggacgccgacggggtcggccaccagctgatcctgcccgccgcggaagctccgctgccgctggagatccggaccggcgcggacgccgcggacccgacctggatcgcgaacttcgccgccaccggattcgatgtcaccaccacggtgccgttgcgcgccgcgctgattcgcgaatccgaccacagccacgtgctcctgctggtcatgcaccacatcgcgagcgacggccagtccacgaccccgctgctgcgcgacaccatcaccgcctacctgtcccgggcggccggaaatgcgccgcagtggaccgaactgccggtgcagtacgccgatttcgcgctctggcagcgggccaccctcgaactcaccggggcgcgcgagctggagtactggaccgagacgctgcgcgatctgcccgaggaactcgcgttgccgaccgatcgaccgcgcccggatgtggcctcgggccggggcgcgtacgtgcacacccgcctggacggcgaactggcctccgcgattcgccgaatcgctgaggcgcacaatgtgactccgttcatggtgtggcatgccgcgctgtcggtgctgctggcccggctgtcccgctcgaccgatatcgccatcggcaccccggtcgagggccgcggcaatgccgccctcgacgacctggtcggcatgttcgtcaacaccctggtgctgcgcacccagccggaactcgaccgcggcttcgacgccctgctggctcgcacccgtgcggccgatctggccgccttcgatcacgccaccgtgccgttcgaccaggtggtggacgccctcggggtgccccgcacccaggcccgcaacccgctgtgcaccgtggtcctgacctacatgaacctgggctcgcagacctatgccgcgcccggtctgatgctggagccggtcgacttcgaggcgcccgtcgcccgattcgatctccagttcaccgtgtccgacgagccggatgccgacgggcacctggcgctcgaactgaactacgccaccgatcttttcgacgcggagaccgcggcatcgttcgccgagcggctgattcgcatcgtgaccgcggtgaccgcggatccggcgaccgtcatcggcgatatcgatctgatggacgcggacgagcgccgcgaggtctcgcagcggtgggtcgccgcgggcgacgatgtcggcggtgaccccgacgccaccctgtcgagcctgctcgaccgggccgtggccgcgcatccggaacgggtcgcggtgcgcttcggcgacgaggagctgacctacgcgcagctggatcggcgcgcgaatacggtggcgcgcagcttgatcgaggccggggccggtccggagtcgctggtggcggtcatgctgccgcgctcggcggaactggtggtggcgctgctggccgtgatcaagaccggtgcgggctacgtgccgatcgatccgagctatccggccgatcgcatcgcgtacgtgttgtcggacgcgaagccggccggtgtgctcaccgactcgaccgtcgaggtcgtgctgccggaccagctgaatgtcgtgctgctggacggcatttcggccgagctctccgacgccccgatcaccgattcggatcggcgcgcaccgctgcgtccggatcacatcgcctacgtcatctacacctccggctccaccggccgccccaagggcgtggccgtggcgcatcggaatgtcgtgcggctcatggccaataccgatcacgagttcggcttcggccccgacgacgtgtggacgctgttccactcctacgccttcgacttcacggtgtgggagctgtggggcccgctgctcaatggcggcaggctcgtcgtggtcgactactacgtctcgcggtccccggaacagttcctggaactgctgcgccgggaacgggtcacggtgctcaaccagaccccgtcggcgttctaccaactcgccgaggcggagcgagtcgcggcgaccggcggcgcggaccaggcgctcgcgctgcggtacgtgatcttcggcggtgaggccctcgaattgcgccggctgtcgaattgggtcgcccggcacggggacagcgcgccgcggctggtgaacatgtacggcatcaccgagaccacggtccacgtctccgtccgtttcctggacgccgacacgatcgcagctgccaccggttcgctggtgggccgcgccatctcgggtctgcgcgtgtacgtcctcgacgaccgcctgagcccggtgcccgtcggcgtggcgggcgaaatgtacatcgccggaccgcaattggcgcgcggctatctcggtcgcccggatctgtccgcggcccgcttcgtggccagcccgttcggaatcgcgggcgagcggctgtaccgctcgggtgacgtggcccgctggaaccgcttcggcgagctcgaatacctgggccgcgccgacgaccaggtgaaggtccgcggtttccgtatcgagctcggtgagatcgagtccgcggtgctggcgcaggccggcgtcgcgcaggcggcggtcatcgtgcgcgaggaccagccgggcgatcagcggatcgtggcctacgtggtgcccgaggacggcatcgcgcccgccgtggacgccgtccgcgacggagcggccgagctgctgccgtcctacatggtcccgtccgccatcgtggtgctggaccgaatcccgctgaccgtcaacggcaagctggaccgtcgcgccctcccggccccggccgtgcaggcgcgcgccttccgcgcgccggagacgccgatccaggaaaccgtcgcgggcgtcttcgccgagatcctcggactcgagcgggtcggcctggacgacgacttcttcgacctgggcggtaactcgctcctcgccacccgcgtggtgacccgcatcggctcggccctggacaccaccgtcccgatgcgggccctgttcgaggcggggacggtcgaggccctcgcgactcgcatcgccacgcatgccgacggcggagcgcgcgtgaaactggtggcgcatcaccggacccccggcgagctgctgccgctctcggccgcacagcagcgcatgtggttcctcaaccggctggatccggagtccaccgcctacaacatcccgctcccgatccgcctcaccggaccgctggacgtgcccgccctccaggccgccatcgccgatgtggtggtccggcacgaggtgctgcgcaccgtctacccggacaccgaatcgggcccggcgcaggtggtgatcccggccgcctcggtcgcggaactgccggtgctgaaggcgattccggtgaccgaagagtcggtcacggcggcggtcgccgaggtgatcggcgcgggcttcgacgtcaccgccaccgtgccgctgcgcgcggcgctgttcgagctggctcccgaggactacgtcttcgtcgtggtcatgcaccacatcgccggtgacggcagttcgctggccccgctggcccgcgacgtcatgctcgcctactcggcgcgcaaggcgggtgcggctccggcctggccgccgctgcccgtgcagtacgcggactacgccatctggcagcgcgaactgctcggcgcgaccggcgatccggcggcgctggccacccgccagctcggcttctggaccgagaccctggccgggttgcccccgctgctggccctgcccgccgaccggccgcggccgcagctgctggatgccaccgggcggcgcgtcgacttcaccgtggacgccgaaacccatacggccctggccgaattgggccgcgacaatggcgcgaccctgttcatgaccgtgcacgcggccttcgccgcgctgctgtcgcggttgacgggtgcggccgatatcgcggtcggcaccccgatcgccggacgcgacgacgcgatgctggacgacctggtcggcgtgttcgtcaatacgctggtcctgcgcaccggcatcgaccccggcgaggtcttcaccgacctgctgcgccgggtccggtccgccgacctcgcggccttcgacaatgccgagctgcccttcgaacagctggtcgcggcgctcgacccggagcgctccaccgaccgcaatccgctggtccaggtcgggttctcgttcaacaaccagcagcccgccgccttcgagctggacgggctgcgggtcgcggccatcgaattcgacaccgatgtcacccaattcgacctgcacctggtcgtgatggacagctacgacgccgacggcaagcccgccggcctcaccgccaccatgacctacgccaccgcgctgttcgacaccgccacggtggacggcttcgtgcgacgcttccggcgggtgctcgacgccgtcgcggccgacggatcggtgcggaccggtgagatcgagctgctcgacgcgggcgagcggacgctcatcctcgacgaatggaacgacaccgcggccgttttcgacgtgttgccggagccgacgctggtctcgctgttcgaggccgccgtggccggacacgccgacagcgtcgcgctggtggtggacggtccgcaggcggaggtgctgacctacgcccagctcgacgcccgcgtgaaccggttggcgcgcttgctgatcgagcggggtgtcggggcgcgggacacggtggcgctggcgctgccgcgatccgccgagctggtggtggcgatctacgccgtgctgaagaccggggcggcctacgtgccgatcgatccggcgcagccgggggagcggatcacccacatcctcgataccgcgcaaccggccatggtgctgaccgcccaggatttggacgaattcgatctcgacgcctattcggccgaaccgatcaccgatcgggaacggcatggcgggttggtcggcgggaacaccgcgtatgtcatcttcacctccggctccaccggccgcccgaagggcgttgcggtgtcgcacagggcgattgtcaaccgcctggtgtggatgcagtccgagtaccggctcaccaccgcggacgcggtgctgcagaagacgcccgccaccttcgacgtctcggtgtgggagttcttctggcccttgcaggtcggtgcgcgcctggtggtggcggctcccgaggggcaccgcgatccggcctatctcgcgtcgtttatttttgcccaaaatgtgactacggttcatttcgtaccgtccatgctggcggccttcgtggccgagcccgcggcggcgcaatgccggagtctgcggcaggttttcgcttccggcgaggccctgcccgcccgcgccgcacagcgcctgcgggagctcaccggagcgcggctgcacaatctctacggacccaccgaagccgccgtggacgtgacctatcacgaggtcgccgataccgacaccgagacggtgccgatcgggcgtccggtgttcaatacccaggtctacgtgctcgattcgcggctgcggccggttccggcgggcgtcgcgggcgagctgtacctggccggtgatcagctggcgcagggttacgtggcgcggcccgatctgaccgcggatcgcttcgtggccaatccgttcgggacgtcggcgcggatgtaccgcacgggtgacctggtcaagtggaatcgggacggtgagctggaatacctgggccgcaccgacttccaggtcaagctgcgcggtctgcgcatcgagctcggcgaggtcgaaaccgcgctgaccgatctggacggcattgctcagtcggtcgtggtcgtgtggccgggtgcgggcgaacacctggtcgcctacctggtgcccggcgattccacgcagccggacaccgaggcgatccgtcgcgcgctggcgcagcgcctgcccgcgtacatggtgccgtcggccttcgtcgtgctggacgagctgccgctcaacgcctccggcaagctggatcgccgcgcactgcccgcgccgaccttcgcggcacgtgaattccgggctcccgcaacggagctggagaccacgatctgcgccgcgtacgcggaggtcctcgggctcgagctggtcgggttggacgacaacttcttcgaactcggaggcacctcgctgctggccacccggctggtctcgcggctcggcgaactgctgggcgaaccggttccgctgctgttgctgttcaccgccttcacgcccggcgaactcgcccgggagctgagctcggccacccgtggcgatgcggacgcggcgctggacgtgctgctgccgttgcggcgggagggcagcgccgaaccgctgttctgcatccatccggtcggcggtgtctcgtggtcgttcgcggggctcggcgcgtacctggaccaggatcggccgatctacggtctccagtcaccggcactgaaagccgatggcgtgctgccggattcgatcgaggactgggccgaggtgtacgtgtcggccatccggtcggtgcagccgtcggggccgtaccacctgctcggctggtcgctcggcggtgtgctggcgcacgccgtcgcggtgcgcctgcagcgggagggtgagcaggtcgcgctgctgggcatgctggacagcttcctgggtgaaaccgccggggcggccgaggatccgggtgccgaaatcgccgacctgctgggtgggcttctcggtgacggcgcgggtccggagtccttcgacaccggcttggtcacgcgggtgctggagtcgagcgcgcgctcgctggagctggcacaggcgtaccgggcggacgtattccacggggacgtcgtgtatttcaccgccgcgctggaggaacggcccgtcccgggtgtcgcgggctgggcgcgcgccgtcgacggccgggtgctcgatcacccggtaccggccccgcactggcacatgacctcgtctgagtcgctcgcgcatatcgcgcgaattctgaatgcactgtggcat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signa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ggcgctgctgcccgacgatccgcgctggatcggcccgcaccacatgatcgccgtgatcgggcgcggcagcatgggccgcgtgctgctggggcggacgccgaccgggaagctggtggcggtcaagcagattccgcgctcgcacaccgaggatctggagttccgcgcgcgcctgcagcgggagctggagaccggcaagcagttgaccgacgcgctgtccggggccgtggtggacagcgatctggatgccgagcggccgtggctggccaccgaatacctgcccgccccggatctggcgacggtcatcgcgggctgcggtccactgccggtgccgggcctgcggctgctggcgacggggctggccgccgcgctgctcgaggtgcaccgctcggtgctggtacaccgcaggctcgagcccggcaatgtgctgctgacgccggagggcccgcgcatcatcgatttcggcctcgcccgcccgcgcaccggcgacgacccggccgagtcgagcgggttcgtgccgccggagcaggccgagggtcagccggtcccctcggccgccgacatctacgcggtcggcatgctgctggtgctggccgccaccggatccgtgtccgatacgcctgatctgcaggcggtcccgcattcgctccgcaaactcgtcgaatcctgtctggcaccggatcccgcccatcgaccctcggcccgccagctgctggagcaggccgagcgtattcctgcggaatccgcttggccgcaaccggttctggatttcatcgaggcgcatcggaccgacgcgcagtggtgggcgtccagcggcgagcaggagacccggtatcgagatcagctggcgcgcttggccggtcggcggcggcgcaccatcggctgggcggccgccggagcggtgggcgtgctggtgctgggtggcgtggtgaccgggttgagccggtcctcggagaccggtgggcacgcacagccgcgcaaggatccgtcactggacttgacggcgtcggagctgcggctgctggatttctgcgcggtcctcgacaaggcggtggccggcaaactcggcacccgcaccggcgatccgcaggccctgccggagggcggctgcgccaccaccgtggtggatgccacgcagcgaaaggtgcactacaccttcgacattcccgatcacgccatcggtgtcgaccagctcgccccgaccggccgtaccgtcgcctggggcccgatcctgagcgccggggcggcggaggccaagtgcgataccgccgtggtcacccagtccggtaacgcggtgccgctgcgcatgtccgccgagcagctggaccctgcggcccagcccggaaccgcctgcgccgctgccgaacaggcgctggtcgccgtggtccagcagctcaccgactacgcgccgcagcggcagttgccgccgggttcgatacttcgtgtggatccgtgtgcggtgctgcaggacagcatgattcgggacatcacgggcgctcctacggatcatcagcgcagcccgcacgcctgcgcgaccatcggccgggacggctcggtccgcgtcgacctggtcgaggagtcgcgcccggaccggggcgagtgggtctacgactcgctgcggatcggcgagttcaccgcctatgtcaccggcgcccgctccgcgaacgactgctatctcagctatctggtgcgcccgaccgaaaaagacaatgccgaacagctgaagctgacggtgtccgatctgtcgaattcaccggacgcttgcggcaaagcggaaaaactgttggccgacgcgattccgcgtttgccg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attcatgacgggacaggtgcaggtgtggatcgtcgacgaccggcccgccttccgccgtgcggccgccgccatggtcgcggccagcgccggattcgtgctcgcgggcgaggccgacagcggcgaggcggccgtcgagttgacccgcgacgccggcatcggactggtgctcatggacatcaatatgcccggcatcggcggcatcgaggccacccgccgcatccgctccggccatcccggcgtggcggtgctgctcatgtcgacctatgacacatccgatcttccccgcgaggtatcacagtgcggcgcagcaggttacgtgcacaaggagacgctgagtccacagctgctgcggagaatctggagcgagctgacaccgtag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cccagccgaccatcatcctggtacacggcgccttcgccgattcctccagctggaacggcgtcatcccccgcctgcgcgaggcgggttaccccgtcgtggccgccgccaacccgctgcgcggcctcgactccgacgccgcctacgtggcatcggtcctcgacggcatcgaaggcccgatcgtcctcgccggccactcctacggcggcagcgtcatcaccgtcgcggcccacggcaagcctgacgtgcgggctctggtctatatcgccgcgttcattcccgccgagggcgagagcgccctcgagctcaccgacaagttccccggctccaccctggcccccaccaccacgcccgcctcctatcccctttccggcggcggcaccggcaccgaactgtccatccgccaaaccgaattccccgcccagttcgccgccgacgtgcccgccgacctcgccgccaccatggccgtcacccagcgcccggtctccctcgacgccctccagcaatccgccacggccgccgcctggcgcaccatcgccagctactccctcatcaccaccgaggacaagaacatccccctcgaatcccagcgcttcatgtccacccgcgcggccgcccacaccatcgaagtcccagcctcccacgcggtctccgtttccaaccccaccgccgtaaccgacctgatcctcctggccgcccaaaa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cattgaaatgccacttcagaccgagaacggccagcgcaagtccctcagtaccgcggccgcccaccaactggcccacaccaccaaatccgaaccgcagatgcagggcatcagctcccgctggctgacccgctcgctgccgtggacccaggtgaagggcggtatctaccgcgtcaaccgccgtctgacccacaccgtcggctatggcgaggtggagtacatcatcaacggcccgtccgcccgggtcatcccgctcgaactgcaggaactgccggagctgcgcggcttcgaggacgaggagatcctggccaccgtggccgggcgtttcgaacagcgggacctgccacccggcaccgtggtcgccgaattcggcaaccccatggaccaggtgctgctgatcgtgcacggcaagctctccaagatcggcaccggcgagtacggcgagaccaccaaggtcggcatgctcggcggcggcgacttcttcggcgacgagaccctcaccgatcccgacgccatctggccggtcaccgtcaagacggtcacccccaccaccatgctggtgctctcgcgcgccaccgtgaaccagctcaccgagaacattccggcgctggccgaacatctttccgccgtcgcgcacgccccggcgctgccgcagaacaagtacggcgaggccgagatcgtcatctcctccggccattccggggaaccgatgctcgacggcacctatgtcgactacgactcccagccccgcgaatacgaactcagcctggcccagtcggtgctgcgcgtgcacacccgcgtcgccgacctgttcaacgacccgatggatcagatcgagcagcagctgcgcctgaccatcgagtccctctacgagcgccgcgaatacgacctggtcaacaacccggacttcggcctgctccacaactgtgatctcaagcagcgcatctacaccgaggccggcgcgcccacgcccgacgatatggacgagctgctgtccatgcgccgctccaccaagctgttcctggcccaccccaaggcgatcgccgcgttcggccgcgaatgttccaagcgcggaatctatcccgacccggtggaggtggacggccaccgcgtgttcgcctggcgcggggtgccgatcttcccgtgcggcaagatcccggtcagcgacacccagaccacctcgatcctggccatgcgcaccggcgagaaggatcagggcgtgatcggcttgcaccagaccgggattccggacgagtacgagcccagcctgaacgtccgtttcaaggggatcgacgaccagtcgatcatctcctacctggtcagctgctactactcggccgccgtcctggtccccgacgcgctcggcattctcgacaatgtgctggtcgcccgtcagtc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gacagcgcgagagaccgcggagaccatccgggcggcgcggcggcccgaggacctcttcggttccgccgcaacagattccacctccaggcaggccgcacggcggaagtaccaccgcctggccgccctggtccaccccgaccgcgtggaagccgtggacgccggaatcgcgagcgccgccttcgcccgcctgtccgagctgtaccagcgctggctggacctggacgaagccgccttcgaggtgaccggcgcacacgggcgatacccggtcggcacgctgcacgcgtcgggctcggtcacggatgtgtaccgcagcggatcggatcgcgtggtgaagatcccgcgccgcgcggccgccaaccgactgctggccggtgagcgaaacgcgctgcgggacatcgcgaccgtggccgacgagcacgaatggctgcggccctacttcccgatcctgatcgacacggtggaccatctcgacaccgcgaccggcgaacaccgcaccgtgaacgtcctcgatgccctcatcgacgggttcgtgacactcgaggatgtcctgtccgcctacccggacggcctggatcctcgcgactacgcctggatgcatcgacggctgctgcgctgcctggccggagcacagctggcgggctgggtgcacaccgcgatcagccccgccgatgtcctggtgcatccgcgattgcacggaatcgtcctggcgggatggtctttcgcgacccgccccggcgcaccggccgcggcgacgctgagatccctggactacccgcccgagatccgcgccgcggtctcccccgccaccgacgtatttctcgcgcatcgcctcatgctcaccatgctcggcgaccgcgcccccgcacccatgcgcgcctacgcgaccgggtgcatgcaggccgaccccggactgcggcccgacgccgcggacctgctcggcgaattcgacgatctgctcgaccggctctacgggaagcgccgcttccggcccttcgagctcacgaaaggt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agcacgagatgctggagacggccgaggtggcgggagaacgggcggccaaggccgccgaagcggtgcggcggctgacccgctggcacgacgatttcccgaccgcgggcgtgcgtttcgccgatctgacaccggtcttcgcggactccgacggctttcgcgcggtgctggactgcttcgccgcctgcgcccccgacgccgacctggtggcgggcgtggacgcgcgcggcttcctgctgggcgcgggcgtcgcggcggtgctgggcaccggcgtggtggcggtccgcaaggcgggcaagctgccgccgccggtccacagccgcgagtacaccctagaatacggttccgccgcactggagatcccggccgacggcatcgacctgaagggccgccgggtgctgctgctcgacgatgtgctcgccaccggtggcaccctcgccgcggcggccgagctgttcaccgccgccggggccgaggtggccgcggcggcggtggtgctcgagctcgggttcctcaacggccgggcgcgccagggcgcctacccggtcacctcgatcgtccagc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aagcacgagatgctggagacggccgaggtggcgggagaacgggcggccaaggccgccgaagcggtgcggcggctgacccgctggcacgacgatttcccgaccgcgggcgtgcgtttcgccgatctgacaccggtcttcgcggactccgacggctttcgcgcggtgctggactgcttcgccgcctgcgcccccgacgccgacctggtggcgggcgtggacgcgcgcggcttcctgctgggcgcgggcgtcgcggcggtgctgggcaccggcgtggtggcggtccgcaaggcgggcaagctgccgccgccggtccacagccgcgagtacaccctcgaatacggttccgccgcactggagatcccggccgacggcatcgacctgaagggccgccgggtgctgctgctcgacgatgtgctcgccaccggtggcaccctcgccgcggcggccgagctgttcaccgccgccggggccgaggtggccgcggcggcggtggtgctcgagctcgggttcctcaacggccgggcgcgccagggcgcctacccggtcacctcgatcgtcca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aactgacactggtgcaactcaccgacacccacattcgggccgcgggggagcgggtgctcgactcggtggatacccacgcggtgctgctgggggtcctcgagcggctgcgcggtggtgggcggcgcatcgacgcgctgatcctgtccggcgacctcaccgacaatggcgcgcccgaggcgtatcggcggctgcgggacgcggtcgaaccggcggccgccgagctgggggcacaggtgctgttggtgatgggaaaccatgatgagcgcggcgccttcggggtggaactgctcgggctcgaaccggatgcccccggttcgcgcgaccgtgtgctggaagtggacggtctgcgggtcatcgggctcgacagcacgaccccgggccgccacgacggtcgactggagccggagcagttggcctggctgggtgagcaattgcggcggcccgccgagcgcggcacgctgctggtgctgcaccatccgccgctgccctcggccattccggcggctgagttcctgaagttgcaggacgccgaccggctggcggaggtgctcgcgggcagcgatgtgcgcatgatcctgtgcgggcacaaccacatgaccgcggccgcggcgctggccgggatcccggtctgggtcggaccggcgctggcctaccgcatcgacgccatggccccggccggacgtcagcaggcttatgcgggtgcgggtttcacgcggctggacgtactgggggagaccgtcatcgcgacggcggtggacgccattccggtgcatcggatctacgacaagtccgagaccgaggtgcaggaacgcctgtccgcgctcgcggcggatgccggg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gaactgacactggtgcaactcaccgacacccacattcgggccgcgggggagcgggtgctcgactcggtggatacccacgcggtgctgctgggggtcctcgagcggctgcgcggtggtgggcggcgcatcgacgcgctgatcctgtccggcgacctcaccgacaatggcgcgcccgaggcgtatcggcggctgcgggacgcggtcgaaccggcggccgccgagctgggggcacaggtgctgttggtgatgggaaaccatgatgagcgcggcgccttcggggtggaactgctcgggctcgaaccggatgcccccggttcgcgcgaccgtgtgctggaagtggacggtctgcgggtcatcgggctcgacagcacgaccccgggccgccacgacggtcgactggagccggagcagttggcctggctgggtgagcaattgcggcggcccgccgagcgcggcacgctgctggtgctgcaccatccgccgctgccctcggccattccggcggctgagttcctgaagttgcaggacgccgaccggctggcggaggtgctcgcgggcagcgatgtgcgcatgatcctgtgcgggcacaaccacatgaccgcggccgcggcgctggccgggatcccggtctgggtcggcccggcgctggcctaccgcatcgacgccatggccccggccggacgtcagcaggcttatgcgggtgcgggtttcacgcggctggacgtactgggggagaccgtcatcgcgacggcggtggacgccattccggtgcatcggatctacgacaagtccgagaccgaggtgcaggaacgcctgtccgcgctcgcggcggatgccgg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gccgaggacctcgagaagtacgaaaccgagatggagctatccctgtaccgcgagtacaaggacatcgtcggccaattctcgtacgtggtggagaccgagcgtcgcttctacctcgccaattccgtcgaactgcggccgcagaacgccgatggcgaggtgtatttcgaggtgcggatgtcggatgcatgggtatgggacatgtaccggcccgcacgcttcgtgaagcacgttcgcgtcatcaccttcaaggacgtgaatatcgaagagctggagaagaccgacctgcggctgccgg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tccgagcgaccgggctgcaggggacccgggttcctgggtgatccgaaacccggcgatgtggtggttttcgtggggccgacggaggcctggaaccacggccggggcaagaagaccttcgtcgcgcgggtggtcgcggtgggtggacaaaccgtgcagtgttgtgacactcagggacgcgttctggtggacggcaagccgctcgacgaaccctatgtcgagccgcggcggaacaaccccttcgatccctcccatcctgacatccgattcaatctcggcggtcgcgccttcggcccggtgaagatcccgacggcaacctctgggtcatgggtgacaaccggcgagaggcagccgactcgcgctaccacagcgaggacgagttccagggcaccatcccggtggccgacgtgcgcggcaaggtcatga</text:p>
          </table:table-cell>
          <table:table-cell office:value-type="string" calcext:value-type="string">
            <text:p>KH_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gggcagcgtgagtaccgaccggccgcgcgaatccggcgcagaggaacccgataccgcagcggaacccgatacctcagcggaggagtcgaaggagacggctgccgcgcagtcgtcggagacggtggcgaagcagccgttgcgcctgcgcaccctgttgatcatcgccgcggtgctgctcgggctggacctgctgaccaagatcatcgtggtcgcgaccatgaccccgggcaagcccatctacctgatcggtgactgggcgcgcctgaccctggtccgcaacccgggcgcggcgttctccatggccaccggcatgacctggctgctgaccctggtcgcggccgcggtcgtgatcggcgtcatccggatcggccgcacgctgcggtcgctgccgtgggcgatcgggctgggcatggtgctgggcggcgcgctcggcaatctcatcgatcgcctgttccgcgcgccgggcccgttgcagggccatgtcgtcgatttcgtggcggtcggctggtggccggtgttcaatgtggccgattcgtcgatcgtgtgcggggccgttctgctggtcgcgctgacggtgttcggtttcgagccggacggcacccgcatgcaccggcagcacgcgtcgagcgcggaggagaagacggcatga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gcgggattcctgttcagcgaggtcttcaccggcctacgccgcaatgtcaccatgaccatcgccatggtcctcaccaccgcggtttcgctgaccatgctgggcggcgggctgctggcggtgcggatggcggacaagatccaggactactacgtccagcgcgtcgagatccggctgtatctggacgagcaggtctcgaagacggatccggactgcacggggcaggtgtgcgcctcgctcatgtcggatctgaagaagcacgcggacgtggccagcgtgcagttcgtgaacagcgcggacgcggtgaaggaggtcaaggagaccaccttcaaggatcagccggggctcgccgacgaggtcagcaaggacgggctacccgcgtcgttccgggtgaagctcagcgatgtcaccaaataccggaccatctatgacgatttctccaagcggcccggtgtcatgaccgtgctcaatgacatggatatcgtggaccggctggtcagcttcttcgtcggattgcgcaatgccgcattcggtttggcggcgctgcaggcgctggcggcattgctgttgatcgccaatatggttcaggtggcggcgctggcgcgcaagaccgaggtcggaatcatgcgactggtcggtgcgacgcggtggtacacgcagttgccgttcctcctggaagcggtgctggccgcgctggtgggatcggtgctggcggtggcgggtttgttcgtcgcgcagccgttggtgatcaaccgggcgctgggttcgctgttcaatgatcaggtgctgccgcggatcacgggcgacgatatcgccgccgtcgcgatggtcgtcacaccgatcggtatcggattcgccgctctgaccgcatatgccgcactgcggtactacgtccgc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gacccggctcacgctggtcgcgctggccaccacggtggcggccatcctgatcgccatgatcaccgcgtaccgcagcgtgaccccgctggtcgtcgatcaggtcgatcgggggctcgcggaccgggccgccaccgtggcggcgctgctggacgccgggaccctgccgccggtgcgcccggacatgaccgaacagctgctgctgcccgacggcaccgtgcgcatgctgaccccgggccgggatccgttgccggtcaacgactccgatcgcgccgtgacgcgcggcggacagggtggcgggctggacgagatcacggtcggcgcggtcacctacggcgtgctcacccaaccccggcccggcggcggcgcgctcatggtcggccagaactacaccgaggtgctgcgtctcgatacccaattccgttggcgcacagcgtcgataaccgccatcgccgtgctggctgcggcattggtcagctggctcgccatcggcgcggtgctgcgcccgctgcggcggctgacggctgcgacccagcgcattacgaccacccgcgacctgtccaccgtgctgcccgacgcgggccgcgacgaaatcggcgatctcaccagagatttcaacgccatgctcgcggccttgcgactgtcgcgggcgcaacagcaccgactcgtccaggatgccgggcacgaattgcgcaccccgctcacctccgtgcgcggcagtgccgaactgctgcaacgggcgaacggcagactcgaccccgccgacgcagcgaaggtgctgaccaccctcgtccaggaggccaaggccctcgacgccctggtcggcgaactcgtcgaactggcgaccgaccggtacaccgatgagccgccggcccgggtagcgctgccggatctcgccgaggcgtgtgcgcagcgcttccgccgccgaaccgggcggatcattacggtgcgaaccgaaaccccaacgggcgacatcgaagacggcccgtcaccctccgacgactcgctcgccgtcaccgcacgaccgcgagccctgacccgctgcgtcgacaacctcctcgacaacgccctcaagttcagcccgcccgacaccgacgtcgaaatccgggtccgcccgggcgaactgaaggtcctcgaccgcggccccggtatcgcccccgccgaccaccgcgccgtcttcgaccgcttctaccgaaccgaccgcacccgctccatgcccggttccggcctgggcctggccatcgtccacgacatcatcaccgcccacgcgggcacggtcttcgtcaccgaccgtcccggcggcggcaccgaaatcggattccggctacccgccgacgaattgcgga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tcggttggatccacgaggcttcgctggacgggctgtgcctgatcgagggccacacggacgtagaccgtcattgtggagcacattcggacctggtgcgcgagtaccggctgtcgtgggagatgctgcccgacgcggcgctggacgatgcgggcgtgtgggaggcgttgctggacaacgggatgccgcagaccgcgctgatgcggcagctgccgcggctgacccggctcggtctgctggccccgctgggcgcgcggacgtgggcgatcgccgagcagttggccgatcgcgaccggctgcgccgggctcgggtgcacccggtgaatgtgtttgtcgcgcagcgaacctacgcgaaggcgcggtcggtacgtggtgaaagctcttgggagccttcgcgtccgatcgtggatgttctcgacgcggcgttctacgcggcattcgaggcggtcgagccgaccggtaagcggcacctgttcgcgctggccgtgtccgggtcggtgacggcgtccgtctcgggtatgccgttgagtgcccgcgaggcgtcggccgcgctggcgctggtgaccacgtcgatcgaatccgagtgccagatagtcggattcacctcgggcagcgggtacggttcgcggcgggacaccggtctgactccgctgtcgatcagcccgcgtcagcggctcgaggacgccatccgcgcggtcagcgatctgccgttcggcggcaccgattgcgcgctgccgatgctgtacgcgctggagcgcaagctccacgtcgacgtgttcgtggtcgccatcgacaacggagacgtgggcgggccggatgcatccgcatcaggcgctggcgcagtaccggcgcgaggtcaacccgcaggcgaagctggtcgtgatcggcatgacggccacgaacttcacgatcgctcttccggacgacgcgggaaggttcgatatcgccggtttcgattcggcggtaccggctttgctggcggacttcgcgcgcgggctctgacggccggttccggcaggtcgctgccacccggtggaatcaccgggtggcagtggcccgtgagtctggatacggtcgcagcgtgtccggaaa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accccgtcaggaatccctacgcgcccggcgcggggcagcgcccgcccgaactcgcgggccgggatcggcagctcgacgccttcgacatcgtgctggagcgggtggcgcgcgggcggccggagcgcagcgtcatgctcaccgggctgcgcggggtcggaaagacggtgctgctcaatcagcttcgctcggccgcccgctcgcgcggctggggcaccggcaagctggaggcgcgcccggagcaggagctgcggcggccgctggcgtcggcgctgcacatggcggtgcgctcgatcgctgtcgcacaccgcaatccggagcaggtggacgatttcctggggattctcaaggcgttcgcgctgcgctccaccgcggacaagggcatgcgcgagcgctggaacccgggcatcgacgtaccggcggtgaccgggcgggccgactccggcgatatcgagatcgatctggtggagctgctcatggaggcggcggcgctggtgcgggatgccgggatcgggatcgcggtgttcatcgacgagatgcaggacctcgggcccgccgatatctcggccatctgcggggcctgccacgaattgagccaggacgccgcgcctttgatcgtggtcggggcggggctgccgcatctgcccgcggtactgtcggcgtccaagagctactcggagcgcttgttctcctatcaccgcatcgatcggctcgatcgcgagtcggcggatcaggcgctcatcgcccccgccgagcgggagagcgtgaagtacagcgaggaggccctggacgcgctgtaccgcaaggccgacggctacccgtatttcgtgcaggcgtacggcaaggcgacctgggacgcggccgcgcagagcccgatctcggcggaggacgtcgcggtggcggctccggccgccgaagaagagttggcggtcggtttctttggttctcgctacgaacgagctaccccggcggagcgagaatatatgcgcgccatggccgatttgtcgggcgacgacggtccggtcgccacctcggcggtcgccagcgagctcggacgcaagcccgcctcgttgtccccggcacgagacggattgatcaagaagggcctcatctactcggccgagcgcggcagcatcggtttcaccgtcccgcatttcggccggtacctccgcagcgtgc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ggacaagcccgcgatcgttctggtgcacggattctggggcggcgcggcccactgggccaagttgatcgtggaactgcggcggcgcggctacgagtcgctgcacgcggtggagaacccgctcacctcgctggccgacgatgccgagcgcacgcggaagatggtgtgccagatcgccggaccggtgctgctggtgggacactcctacggcggcgcggtcatcaccgaggccggggacctgcccaatgtcgagggcctggtctatgtcgccgccttcgcgccggacacgggggagagcctggggcggctcaccgagcagctcccgcccgccgcgggcgacgccatcgcacccgattccgacggctacgcgtggatcgaccaggagaaattccacggcagcttcgcccaggacctgcccgaggacgaggcgctggtcatggccgtcacccagaaggctccgctcggttcggtcttcggcgatacggtcaccgtcccggcctggcggtccaagccgtcctggtatcaggtctcgaccgaggatcgaatgatcaatccggacaacgagcgtcgcatggccgagcgcatgaacccgcgccgcaccgtggagctggccgcgagccatgcctccccggcctcgcagccggtcgcgctcgccgatctgatcgacgccgccgtcgccgatctcggctacg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gtccactgagatctccgacctggtgcagtccgtggtggagccgtacctgctgagcgggccgcgcaagtatgaccgcgaacaggtcgcggatctgaccggcctgcccaaccatgtcacccggcggctgtgggtggcgctgggcttcccggccgacccggacgacaaggccgtggagtacagcgactccgatgtcgaggccgccaagaccttcgccaagctgcacgtgctctccggtgcggacattcaccggcagaccaccgcggcgcgcacgctggggcggtccatggcgcggctggccgaatggcaggtcgacctggtgaccgaggagatcctggaccggatcgcgaccatcacccgcgaggccccggacaccgatccgaagcaggccgcgcggatcgccaccgacgaggtggtcaccgaattcgagaccttgcagcgctacgccttccgccggcacctggacgccgcgctggcccggtcgctggacgggggcgcggtcgcgggggacacgctgcgggagctggccatcggattcgccgacatggtcgggtacacccgattgacccgccatttggagccggacgaattgtccgcattgctggaggcgttcgagacggccaccagtaatgcgatcgtggcgaacggcggctgggtgatcaagaacgtcggcgatgaagtcatgttcgcggccgataccgccgccgacggcgcgcgcatcgcgctcgcggtgcaggaggccgccatcgcctcgcacggcgtcacccaggaattgcgggtggggctggcgtatggcgaagtgctgcaacgcttcggcgatctgtacgggtcggtggtgaataccgcggcgcgcctgaccggtgtggcgcggccgggcaccgtgctggtggatgacggtgcggcggaggcgatcacggacgaaccggaattcacgctgcggcatctggccaccgtgcgggtgaagggcatcaatcggctgcacggccatgtgctgcgccgcaatgtcattcggccactggt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gcagcgtgagtaccgaccggccgcgcgaatccggcgcagaggaacccgataccgcagcggaacccgatacctcagcggaggagtcgaaggagacggctgccgcgcagtcgtcggagacggtggcgaagcagccgttgcgcctgcgcaccctgttgatcatcgccgcggtgctgctcgggctggacctgctgaccaagatcatcgtggtcgcgaccatgaccccgggcaagcccatctacctgatcggtgactgggcgcgcctgaccctggtccgcaacccgggcgcggcgttctccatggccaccggcatgacctggctgctgaccctggtcgcggccgcggtcgtgatcggcgtcatccggatcggccgcacgctgcggtcgctgccgtgggcgatcgggctgggcatggtgctgggcggcgcgctcggcaatctcatcgatcgcctgttccgcgcgccgggcccgttgcagggccatgtcgtcgatttcgtggcggtcggctggtggccggtgttcaatgtggccgattcgtcgatcgtgtgcggggccgttctgctggtcgcgctgacggtgttcggtttcgagccggacggcacccgcatgcaccggcagcacgcgtcgagcgcggaggagaagacg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tgacaaccggcgagaggcagccgactcgcgctaccacagcgaggacgagttccagggcaccatcccggtggccgacgtgcgcggcaaggtcatgaacgtcgg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cagcaatctcgcaggtggagggcacccccaccacggcgtcgaaccgggcagtcaactcggggcgctcgaaacgtatgccgcccaggcgcatggatacctcagtgtgggcggcgatcaactggggcaactgccgggcctgctgcggccgatggtgctcgagtcctggctgcgcagtattcgcggcggcgtggatcccatggacgacggtgacggtcgcggcctgcgtggcacggatctggagcgctaccgcgacgcgcacgccattgccgcggtcatgccgttggtggacaagctattactgcgcgatgccaccagcacgggcctgatcgtggtggtggccgaccagttcggccgcgtgctctcggtgcacggcaatgccgatcgggtgcaggccgccgcggaggcgggcctgcgcgagggcaacgacctgagcgaacgtcgcgtcggcaccaatgccgtcggactggtggtgcgtaccggccgcgcggcctggatccacggtcccgagcacttcctgcaccgcatgcaccagatcaccggagccgctgcgccggtgcacgatccggacggccgcctggtgggcgtgctcatgatcgcgggtggggtgcgggtggcgcgcccggagatcctggccctggtgaaggcggcggccacggccgcggagatggatctgctgctggccgcggtgcggtcggggcaggaccggcgctcgaacgccgatgcgccgcagccggaacggctcgggctcgaggtgctcggcctggggcagccgcagctgaccgtggccggcgagcgggttcccctgtcgcagcggcacgccgagatcctgctactgctggccgagcacaccgagggcttgtcggccgatcacctggcgctgctgctggacgacgccgacctggacaacgccaccatccgcgccgccatgtcgcggctgcgctcggtggtcggctcgaatgtgttcggttcgcgcccctatcgtttgcgcgtcccgatcgccaccgatgtggaagcgctgcgcgccgcactggattccggggacgtggatgccgcggtgcggctttatgccggaccggtattaccgcgctcgaccgcgccgggaattatagacattcgcgatgagttgcgggttcgcctgcgcaccgccgtcttacgttcgggcgacgcttcggtgctgagccggtggaccgccggtgccgaagggcgcgacgatgcggccgcgtgggctgcctaccgcgccaccgttgatcgtgaatctccgctgtatgcgcagatcgaagcgaagatccgggtgctggaccggcgcctgggcgccgatgtaacgcagttgcaacgtttcgactc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cagcaatctcgcaggtggagggcacccccaccacggcgtcgaaccgggcagtcaactcggggcgctcgaaacgtatgccgcccaggcgcatggatacctcagtgtgggcggcgatcaactggggcaactgccgggcctgctgcggccgatggtgctcgagtcctggctgcgcagtattcgcggcggcgtggatcccatggacgacggtgacggtcgcggcctgcgtggcacggatctggagcgctaccgcgacgcgcacgccattgccgcggtcatgccgttggtggacaagctattactgcgcgatgccaccagcacgggcctgatcgtggtggtggccgaccagttcggccgcgtgctctcggtgcacggcaatgccgatcgggtgcaggccgccgcggaggcgggcctgcgcgagggcaacgacctgagcgaacgtcgcgtcggcaccaatgccgtcggactggtggtgcgtaccggccgcgcggcctggatccacggtcccgagcacttcctgcaccgcatgcaccagatcaccggagccgctgcgccggtgcacgatccggacggccgcctggtgggcgtgctcatgatcgcgggtggggtgcgggtggcgcgcccggagatcctggccctggtgaaggcggcggccacggccgcggagatggatctgctgctggccgcggtgcggtcggggcaggaccggcgctcgaacgccgatgcgccgcagccggaacggctcgggctcgaggtgctcggcctggggcagccgcagctgaccgtggccggcgagcgggttcccctgtcgcagcggcacgccgagatcctgctactgctggccgagcacaccgagggcttgtcggccgatcacctggcgctgctgctggacgacgccgacctggacaacgccaccatccgcgccgccatgtcgcggctgcgctcggtggtcggctcgaatgtgttcggttcgcgcccctatcgtttgcgcgtcccgatcgccaccgatgtggaagcgctgcgcgccgcactggattccggggacgtggatgccgcggtgcggctttatgccggaccggtattaccgcgctcgaccgcgccgggcattatagacattcgcgatgagttgcgggttcgcctgcgcaccgccgtcttacgttcgggcgacgcttcggtgctgagccggtggaccgccggtgccgaagggcgcgacgatgcggccgcgtgggctgcctaccgcgccaccgttgatcgtgaatctccgctgtatgcgcagatcgaagcgaagatccgggtgctggaccggcgcctgggcgccgatgtaacgcagttgcaacgtttcgactc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gaccgctgaggaactgtcggccttcgcgccgctcggctcgctcgaccacgccaagcgcacgaccctggccgcggccgggcgccacgtccactaccccgccgggcggcgactgatcgtggaaggccaacgcgccgaccgctgctggctgctgcaatcgggccgggtgctgctggacgccgcggtgcccgggcgcggcgacatcgtggtgcagacgctgagcgcgggcgatctgctcggctggtcgtggctggtaccgccgtaccgctggcacttcggcgcggtcaccgccgaacccgtacgcgccatcgaattcgacgccacccggctggccgaattcgccgacgccgacccgggtttcggccacgcgctgaccctgctgctgttcgaggcactgctggaacgcttgcaggccacccgggcccggctgctcgacctctaccgcaatcccgccgagaaccgcaccgccacaacgattcccccgcgcgcggacggagcgcag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tggtggcgcacagctcttttctggaggggcaggcgttgcccgcggtgcgggcgggcggggactcggtgcggggggtggtgctggaggcgtggcggcgaagccggagcagtggggtggatccggatgggttcgggggtgcggtggatctggcgggagcggaactgcggcggtatcgggccacgcatccgacggggttgattcggccggtggtgcggaagctgctggttgaggacgcggcggaggccggactgctggtggcgatcagtgatgcgcgggggcggttgctctgggtggagggggatcggaaggtccgggatcgggcctcggggatgaattttgtggaaggggcggattggagcgaggatcggatggggaccaatgcgcccgggaccgcgctcgcactcgatcatcacgtgcagattttcggagccgagcacttcagccgggtggtgcacgaattcagttgcaccgcagcacccgtgcacgatccgttcagtggcaggatcatcggggcgatcgatatcaccggcggtccgcgggtggccgcacccgaggtgctgtcgctgatccgggcgacggtggtggccgcggaatcc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ctgctggctcagctcagtgacacccacttcaacatgggtacgcgcaatgtcgaacgcgccgaacgggtcatggccttcctcgccgagctgccgcagcgaccggacgtcatcctcgtcaccggtgacatcaccgacgagggcgaggtcgacgagtaccggcaggcgcgcgcggccttcgccgccgacgttcccgtgctggtgctgcccggcaatcacgacgaccgcggcaatatgcggcaggtgctcttcggccaggacccgagctacgagcccatcaacaatgtgcaccgcggcgacggcgtgaccctggccctgctcgactccagcattcccggcaagcccgagggccacctcgacgaggtcacctacgccttcctcggggacgtcctggaacagacgcccgccgatgacgtggtgctgatcgccatgcaccatccgccgcgggccgtgcagtccaccgtctgcgaccccatccggctcaccaatcccgagcgcctggccgagatcgtggcgggtgacgcgcgcatcgccgccgtcctcaccgggcacgtgcacgcggggatcatgaccatgttcgcgggcaagccgctgatcgtcgcgcccagcgtgtcctccaccatcggctgcgaatgggaaacggccgcaccgggacacgtgccgatcgacttcgcgccggatccgtcgctggtgttccactccattaccgacgccggactgctgtccatgttccggcccgtcggcatgggcggctggctcagcgaaccggctg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ttctgctggctcagctcagtgacacccacttcaacatgggtacgcgcaatgtcgaacgcgccgaacgggtcatggccttcctcgccgagctgccgcagcgaccggacgtcatcctcgtcaccggtgacatcaccgacgagggcgaggtcgacgagtaccggcaggcgcgcgcggccttcgccgccgacgttcccgtgctggtgctgcccggcaatcacgacgaccgcggcaatatgcggcaggtgctcttcggccaggacccgagctacgagcccatcaacaatgtgcaccgcggcgacggcgtgaccctggccctgctcgactccagcattcccggcaagcccgagggccacctcgacgaggtcacctacgccttcctcggggacgtcctggaacagacgcccgccgatgacgtggtgctgatcgccatgcaccatccgccgcgggccgtgcagtccaccgtctgcgaccccatccggctcaccaatcccgagcgcctggccgagatcgtggcgggtgacgcgcgcatcgccgccgtcctcaccgggcacgtgcacgcggggatcatgaccatgttcgcgggcaagccgctgatcgtcgcgcccagcgtgtcctccaccatcggctgcgaatgggaaacggccgcaccgggacacgtgccgatcgacttcgcgccggatccgtcgctggtgttccactccattaccgacgccggactgctgtccatgttccgtcccgtcggcatgggcggctggctcagcgaaccggct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atccgctcacgccatctcgtaagttgtcggaccgcctgcgcggcggtgcaggtcgcgacctggtccgggccgccgggggcgcggtcgcgctgatgctggccgccactccgctggtggccgcaccggccggtgccgcgccattgccgacaatcgtgctggtgcacggtgccttcgccgattccggcagctgggacggggtggcggcgcggctgcgcgacgacgggtatcgcgttgtgacaccggagaatccgctgcgggggcccgccaatgacgcggcggcgatccagcgcacgatcgacacgatctccggcccgatcgtgctggtcggacattcctacggcggcaccgtgatcagcaatgtgcacgacgcgaaggtcgaatccctggtctacatcgcggctttcgcgccggtccggggcgaaatcgcactggcggaactgaatcccatccagtacccgggctcccagctgaccttggccttgcgtcccaagctcgtcgacgacccgcacggcatcgtcggcaggaacctcgacgcctacgtcgaccccgccagcttccacgacgtcttcgctcaggacgtagacccggataccgccaccgccatggccgcccgccagcactccctggcactcaccgccaatctcgaaccctccggcgcgccctcctgggcgggcacccccagcgggtacctggtctcgaccgcggaccgagtgattccgcctgccgcgcaatgggatatggccaagcgcatgggcgcgcagacctcctcgatcgacgcctcccacgccggactggtctcccatcccgccgatgtcgccgctgtggtggaggcggccgccggtcg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tgggtcgggcgatgagaacggggcggacacgcccgagaccccgcagccgaagccgaagaagaagcagcgcccgttctggcaggagctgcccatcctggtcggtttcgcggcgctcatcgtggcgctgctggtcaccttcatcggccggccctacgtgatcccctcgcagtccatggaacccaccctgcacggctgtgcgggttgcaccggtgaccgcatctacgtggagaagctgagctactacttcggcgatccgaagccgggcgacgtggtggtgttcgtcggaccgaccagttcgtggaacaaccgctacaagtcgatccgctcgtccaataccgtggtgcgcgggatgcagaacttcctgtccttcttcggcctggtgccgccggacgagaacgacctcgtcaagcgggtcatcgcggtcggcgggcaatcggtgaaatgctgtgacgcgcagggccggatcatggtcaaggacagcgcgcccggctcggagtggaagcccctcgacgagccgtacgtgaagtacaacaaccccttcgacccggcgcaccccgacaaccccttcggcgccaccggccgtgccttccccgaggtcaaggtcccggacgggaacctgtgggtgatgggcgacaaccgcgccgaatcggccgactcccgctaccacatgaccgatgagctgcagggcaccgtgccggtcaaggatgtgcgcggcaaggccgtgttcaagatctggccgcccagccggatcggtccggtccgcgcgcaggacccccagacg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tgggtcgggcgatgagaacggggcggacacgcccgagaccccgcagccgaagccgaagaagaagcagcgcccgttctggcaggagctgcccatcctggtcggtttcgcggcgctcatcgtggcgctgctggtcaccttcatcggccggccctacgtgatcccctcgcagtccatggaacccaccctgcacggctgtgcgggttgcaccggtgaccgcatctacgtggagaagctgagctactacttcggcgatccgaagccgggcgacgtggtggtgttcgtcggaccgaccagttcgtggaacaaccgctacaagtcgatccgctcgtccaataccgtggtgcgcgggatgcagaacttcctgtccttcttcggcctggtgccgccggacgagaacgacctcgtcaagcgggtcatcgcggtcggcgggcaatcggtgaaatgctgtgacgcgcagggccggatcatggtcaaggacagcgcgcccggctcggagtggaagtccctcgacgagccgtacgtgaagtacaacaaccccttcgacccggcgcaccccgacaaccccttcggcgccaccggccgtgccttccccgaggtcaaggtcccggacgggaacctgtgggtgatgggcgacaaccgcgccgaatcggccgactcccgctaccacatgaccgatgagctgcagggcaccgtgccggtcaaggatgtgcgcggcaaggccgtgttcaagatctggccgcccagccggatcggtccggtccgcgcgcaggacccccagac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cgctactctgttccggtggcagacgagagcgagtcggtgacgatgtctgggtcgggcgatgagaacggggcggacacgcccgagaccccgcagccgaagccgaagaagaagcagcgcccgttctggcaggagctgcccatcctggtcggtttcgcggcgctcatcgtggcgctgctggtcaccttcatcggccggccctacgtgatcccctcgcagtccatggaacccaccctgcacggctgtgcgggttgcaccggtgaccgcatctacgtggagaagctgagctactacttcggcgatccgaagccgggcgacgtggtggtgttcgtcggaccgaccagttcgtggaacaaccgctacaagtcgatccgctcgtccaataccgtggtgcgcgggatgcagaacttcctgtccttcttcggcctggtgccgccggacgagaacgacctcgtcaagcgggtcatcgcggtcggcgggcaatcggtgaaatgctgtgacgcgcagggccggatcatggtcaaggacagcgcgcccggctcggagtggaagtccctcgacgagccgtacgtgaagtacaacaaccccttcgacccggcgcaccccgacaaccccttcggcgccaccggccgtgccttccccgaggtcaaggtcccggacgggaacctgtgggtgatgggcgacaaccgcgccgaatcggccgactcccgctaccacatgaccgatgagctgcagggcaccgtgccggtcaaggatgtgcgcggcaaggccgtgttcaagatctggccgcccagccggatcggtccggtccgcgcgcaggacccccagacgaactg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gcagactcatcctgtgggcgctgcgtgcgcggtggggtctgtcggctgtcgtcatggcgtgcaacctcggcggcctcgcggtgatcaccaccgaactgttcctgagcggcttcctgagccggctcggggcgggcttcatgagcaccttcatccaggtgtcgatctatccgaccatcggcgcgctgatgggcatcgcgctggccgtgcgcgaccggcaccactatttcggctggctcgaccagcgccgcccgcccaccgagcgcgaggcgaaacggctactgcgcctgccgatctcgatcaccggccgggccctggccatctggctgcccggcgtggtggtggcagcggcgatcttctcgcacgccaccgaggaacgcagcttcccggtggtgctgtccatgttcgtgctcggcgcgctggaatcggcggcgctcaccttcctgatcgtggaccggctcatccggccgaccattccggtggtggccgaggtgctcgacgaaaccgggcactggagcaacaccgtgctggcgcgggtgctggtgaccttcgcggtggcgggcgcggtgccgctgttcatgctgatcacggtgctggccgacccgtccaccgacgcccacgaccgcatccggaccggcatctacctggccatcgtcggcctgtccgcgggcgtggtggcgaccgcggcgctggcccgcgcggtggccacgccaatgcacacgctgcgcgacgcgctggaccggatcgcgcgcggcgatctcgacgcccgggtgcccatcaacagcaccagcgagatcgggcggctcgagcattcggtgaacgagctggccgccaatctcagtgagcgcgaacgcatgcggacggtgttcggacggcacgtcggcaccgaggtggccgagcgtgcgctgtccggcagcgccagtctcaccggcgacatgcgcgttgtcacagcacttttcgtggatgtgaccggttcggtggcgatggccaccgagctcgcgccgcacgacttcgtggccaagctgaaccggctgctgtccaccgtggtggcggccaccgaggacaaccacggcctggtcaacaagttcgaaggcgatgcggcactgtgcattttcggcgcgcccatcgcgctggccgacaatgcgaccccggccctgctcgccgcccgccgcattcgcgacgaggtggccatactcgacgaactcgatatcggcatcggcatcgcgcgcgggctggtcttcgccggcgacgtcggcaccgacacgcggctcgagttcaccgtcatcggagacgccgtcaacgaggccgcccgcctcaccaccgaggccaagcaggtcccccgccgcatcctggccagtcaggccgtcattgacgccgcctgcgacgccgagcgcaagaactggacccacctcgacactctccagctccgcggccgcaaagagcccactcccggctggaccgacgtcgcgtcgccaccccgccgcaacggcagtgccccgcaggccgccccgcgaccggccgcaccccgacccccggcacccgcggccgaccgggccgccgatc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cagcagactcatcctgtgggcgctgcgtgcgcggtggggtctgtcggctgtcgtcatggcgtgcaacctcggcggcctcgcggtgatcaccaccgaactgttcctgagcggcttcctgagccggctcggggcgggcttcatgagcaccttcatccaggtgtcgatctatccgaccatcggcgcgctgatgggcatcgcgctggccgtgcgcgaccggcaccactatttcggctggctcgaccagcgccgcccgcccaccgagcgcgaggcgaaacggctactgcgcctgccgatctcgatcaccggccgggccctggccatctggctgcccggcgtggtggtggcagcggcgatcttctcgcacgccaccgaggaacgcagcttcccggtggtgctgtccatgttcgtgctcggcgcgctggaatcggcggcgctcaccttcctgatcgtggaccggctcatccggccgaccattccggtggtggccgaggtgctcgacgaaaccgggcactggagcaacaccgtgctggcgcgggtgctggtgaccttcgcggtggcgggcgcggtgccgctgttcatgctgatcacggtgctggccgacccgtccaccgacgcccacgaccgcatccggaccggcatctacctggccatcgtcggcctgtccgcgggcgtggtggcgaccgcggcgctggcccgcgcggtggccacgccaatgcacacgctgcgcgacgcgctggaccggatcgcgcgcggcgatctcgacgcccgggtgcccatcaccagcaccagcgagatcgggcggctcgagcattcggtgaacgagctggccgccaatctcagtgagcgcgaacgcatgcggacggtgttcggacggcacgtcggcaccgaggtggccgagcgtgcgctgtccggcagcgccagtctcaccggcgacatgcgcgttgtcacagcacttttcgtggatgtgaccggttcggtggcgatggccaccgagctcgcgccgcacgacttcgtggccaagctgaaccggctgctgtccaccgtggtggcggccaccgaggacaaccacggcctggtcaacaagttcgaaggcgatgcggcactgtgcattttcggcgcgcccatcgcgctggccgacaatgcgaccccggccctgctcgccgcccgccgcattcgcgacgaggtggccatactcgacgaactcgatatcggcatcggcatcgcgcgcgggctggtcttcgccggcgacgtcggcaccgacacgcggctcgagttcaccgtcatcggagacgccgtcaacgaggccgcccgcctcaccaccgaggccaagcaggtcccccgccgcatcctggccagtcaggccgtcattgacgccgcctgcgacgccgagcgcaagaactggacccacctcgacactctccagctccgcggccgcaaagagcccactcccggctggaccgacgtcgcgtcgccaccccgccgcaacggcagtgccccgcaggccgccccgcgaccggccgcaccccgacccccggcacccgcggccgaccgggccgccgatca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gactgcagaagtttggatcctcatcgccgcgatcgccgcggtgctgctcgtggcgctggtggccgggtacgccctgaacaagcgccgccgcatctcgctgaccccggagaccaccgagaccaaggaggtcaccgaccggtccggcggataccaggcatcgagcggattcagcttcagccagggcagcgccgcggagaaggcgaaagcccccgcgaccaagcccaagccggtgcccctcccgcccgagcgcaccgacgacgagggccagccccacgtcggcgacgacgccgccatcccgcgcgacgccgccaagcgcaccatcaccaacgtccgcctccccgatccggtgcagggccccgagcccgccccggcgcagtccgtcacacccgccgattccaccgccgctgccggttccgaaaccgccgccgatcggaccaccgcgtccgaggagtccgacggcgcgacggccgccgacgccgatcggaccgccgcctccgagacgtccgccgacgcgaggaagtccgccgacgccaagggcgctgcctccgatcgcaccggctccggaaatgccgccgacgcgacggccgccgtggccgaccaggccgaatccgcatacgccgcggacgccgatcagtccgccgcggtcgggaagtccgtcgctgaaacggccgcgggcgtgcgtgaatccgacgccgacgcgcgggccgcagcactcgaggccgccgggcaggccggggaggatgccgccgacaagggggcgggagaggttgccgagcagccgctttcggaggaggccgccgcggaggaggccgccgaggccgcggttgccgccgcggaggtcgccgccggtgcggaggccgctgttgccgcgcacgccggtgcgcctgctgccgcgcccgaaacgtccgctcccgccgcggctccggccgaaatcgccgagatcgagcccacctccggccgtctgacccgtctgcgggggcggttgtcccggtcgcagaacgccgtcggcaagtcgctgctgggtctgctgggcggtggcgatctggacgaggactcctgggaggagatcgaggacaccctcgtcatggccgatctgggcacggccagcaccgcggccattgtggagcggctgcgcgaggagatggcgtcgcgcagcgtgcgcaccgccaccgaggcgcgggcagtgctacgccaggtgctcgtcgaggcgctgcggccggagctggatcgctccatccgggcgctaccgcacgccgatcacccgtcgatcctgctggtcgtgggcgtgaacggcaccggaaagaccaccaccaccggcaaattggcgcgcgtgctggtggccgacggccgccgggtgctgctgggcgcggccgacaccttccgcgccgccgccgccgatcagctgcagacctggggcgagcgcgtgggcgcggagaccgtgcgcggcaaggagggcgcggaccccgcggccgtcgcgttcgacgccgtgtccgccggtatcgagcgcggcgtggacgtggtgctcatcgacaccgcgggccgcctgcacaccaagaccggcctgatggacgagctgggcaaggtcaagcgcgtggtcgagaagaaggccgcggtggacgaggtcatcctggtgctggactcgacggtcggccagaacggcctgatgcaggcgcgggtgttcgccgacgtcgtcgacatcaccggcgtggcgctgaccaagctggacggaaccgccaagggcggcatcgtgttccaggtgcaacacgagctcggcgtaccggtcaaactggtcggtttgggagagggcgcggatgatctcgcccccttcgagcccggcgccttcgtcgacgccctgctcgg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acgactgcagaagtttggatcctcatcgccgcgatcgccgcggtgctgctcgtggcgctggtggccgggtacgccctgaacaagcgccgccgcatctcgctgaccccggagaccaccgagaccaaggaggtcaccgaccggtccggcggataccaggcatcgcgcggattcagcttcagccagggcagcgccgcggagaaggcgaaagcccccgcgaccaagcccaagccggtgcccctcccgcccgagcgcaccgacgacgagggccagccccacgtcggcgacgacgccgccatcccgcgcgacgccgccaagcgcaccatcaccaacgtccgcctccccgatccggtgcagggccccgagcccgccccggcgcagtccgtcacacccgccgattccaccgccgctgccggttccgaaaccgccgccgatcggaccaccgcgtccgaggagtccgacggcgcgacggccgccgacgccgatcggaccgccgcctccgagacgtccgccgacgcgaggaagtccgccgacgccaagggcgctgcctccgatcgcaccggctccggaaatgccgccgacgcgacggccgccgtggccgaccaggccgaatccgcatacgccgcggacgccgatcagtccgccgcggtcgggaagtccgtcgctgcaacggccgcgggcgtgcgtgaatccgacgccgacgcgcgggccgcagcactcgaggccgccgggcaggccggggaggatgccgccgacaagggggcgggagaggttgccgagcagccgctttcggaggaggccgccgcggaggaggccgccgaggccgcggttgccgccgcggaggtcgccgccggtgcggaggccgctgttgccgcgcacgccggtgcgcctgctgccgcgcccgaaacgtccgctcccgccgcggctccggccgaaatcgccgagatcgagcccacctccggccgtctgacccgtctgcgggggcggttgtcccggtcgcagaacgccgtcggcaagtcgctgctgggtctgctgggcggtggcgatctggacgaggactcctgggaggagatcgaggacaccctcgtcatggccgatctgggcacggccagcaccgcggccattgtggagcggctgcgcgaggagatggcgtcgcgcagcgtgcgcaccgccaccgaggcgcgggcagtgctacgccaggtgctcgtcgaggcgctgcggccggagctggatcgctccatccgggcgctaccgcacgccgatcacccgtcgatcctgctggtcgtgggcgtgaacggcaccggaaagaccaccaccaccggcaaattggcgcgcgtgctggtggccgacggccgccgggtgctgctgggcgcggccgacaccttccgcgccgccgccgccgatcagctgcagacctggggcgagcgcgtgggcgcggagaccgtgcgcggcaaggagggcgcggaccccgcggccgtcgcgttcgacgccgtgtccgccggtatcgagcgcggcgtggacgtggtgctcatcgacaccgcgggccgcctgcacaccaagaccggcctgatggacgagctgggcaaggtcaagcgcgtggtcgagaagaaggccgcggtggacgaggtcatcctggtgctggactcgacggtcggccagaacggcctgatgcaggcgcgggtgttcgccgacgtcgtcgacatcaccggcgtggcgctgaccaagctggacggaaccgccaagggcggcatcgtgttccaggtgcaacacgagctcggcgtaccggtcaaactggtcggtttgggagagggcgcggatgatctcgcccccttcgagcccggcgccttcgtcgacgccctgctcgg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aaccctgcgcaacgtcaccaagtcgtaccagacctcgacgcggccggcgctggacaatgtctccgtagatatcggaaaaggcgagttcgtcttcgttatcggcccgtcgggctccggaaagtccacgttcatgcggctgctgctcaaggacgagaagccgaccaccggtgaggtgtgggtggccgacttccgggtcgatcggctgcccgggcgcaaggtgcccaagctgcgccagcgcatcggctgcgtgttccaggacttccggctgctgcagcagaagaccgtcgaacagaacgtggcgttcgcgttggaagtgatcggcaaatcgcgagcattcatcaatcgctcggtgcccgaggcgctcgacatggtcgggctcgcgggcaaggcggaccggctgcccggtgagctctcaggcggtgaacagcagcgcgtcgcactcgcccgcgccttcgtgaaccggccgctggtgctgctggccgacgaaccgaccggcaacctcgacccggagaccagccaggacatcatgacgctgctcgaacgcatcaaccgcaccggaaccacggtggtcatggccacccacgacaacaccatcgtcgacgccatgcgccggcgcgtggtcgaactcgatcgcgggcgcatcgtgcgcgacgacgagatgggcgtctacggggtgggccg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tgtcagcgcccctggaagcggtcaaacagaccatgaagactcgctggccgctgtatctgacttccatgctcgcggccaacgcgttcggtgccgtgctggtgtgggcgttcattcagtacgggttgccggttcccgagggggagaccagtgcgacccggcagacggggctgctggttccggggctggttttcctgatcggggggctgttgagtgtgacggcctcggtgttgatgctgcggccggtcatgcggtggcagatgcggggcgggccgccgtcgcggcaggagcagatgtcggcgctgcacgcgccgctgcggcaggcgatcctgcatctggtgttgtggctggtcggcggtggcgtgctggcgtggctgatcatcgtgcggaccccgcagctggccgcggcggtgatcgtcaccgaatgcatggccgccaccatagttttcggtttcacctacatgctgggggaacgaattctgcggccggtcgcggccgaggcgctgaccacgggggcgttcgaccacaccctgaccgcgggtgtcggcacccggatggccatgacctggggcatgggcaccttcgcgccgaccattgccattgtgctgctgtgcgtcacccagatttcttctcgggttcagttttccgcgcagtcgctggccgtctcgattctgctgttgtgcggtgtggtgatcatgcaggcgctggcgctttccatgctcaccggctcttccagttccgatccgatccgccagctcagccaggccatcgaccgcgtacaggaaggcgcgaccgaggtgcaggtggaggttttcgacggttcggaaatcggactgctgcaggttggcttcaaccgaatgatgggtgaggccgcgaaacggcgggaactgcaggaattattcggccagcacgtcggtgaggatgtcgcgcgccgggccctggagtacggcaccgaactcggtggtgaaacccgattcgtggccgtgttgttcgtggatatggtcggttccaccgcgaccgccgcggaacgcccgccgaccgaagtcgtcagtctgctcaatgagttcttccgggtcgtggtggatgtcatcgaccgccatcacgggctcatcaataaattcatgggcgacgccgcgctcgccatcttcggcgcgccgctggaccgcccggacgcgcccaccgcggccctggccgccgcccgtgagctgcgcgaagccctgcgcgaggtggccggactggatatcggcatcggcgtctcggccgggctcgcggtggccgggaatatcggcggtgcaaatcgtttcgaatacaccgtgatcggcgatccggtgaacgaggcgtcccgcctcaccgaactcgccaaggaccgccccggacgcgtgctgacctcctcgagcgcactgtttttcgccgatgagaacgagcagcggcattggcagaccggcgaagaagtgcaactgcgcggccgccgccgcaaaacccgcctggcctggccattggaaagcgccgacccgactgatgcagacgaggcggcggcgagttcgtta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gtgtcagcgcccctggaagcggtcaaacagaccatgaagactcgctggccgctgtatctgacttccatgctcgcggccaacgcgttcggtgccgtgctggtgtgggcgttcattcagtacgggttgccggttcccgagggggagaccagtgcgacccggcagacggggctgctggttccggggctggttttcctgatcggggggctgttgagtgtgacggcctcggtgttgatgctgcggccggtcatgcggtggcagatgcggggcgggccgccgtcgcggcaggagcagatgtcggcgctgcacgcgccgctgcggcaggcgatcctgcatctggtgttgtggctggtcggcggtggcgtgctggcgtggctgatcatcgtgcggaccccgcagctggccgcggcggtgatcgtcaccgaatgcatggccgccaccatcgttttcggtttcacctacatgctgggggaacgaattctgcggccggtcgcggccgaggcgctgaccacgggggcgttcgaccacaccctgaccgcgggtgtcggcacccggatggccatgacctggggcatgggcaccttcgcgccgaccattgccattgtgctgctgtgcgtcacccagatttcttctcgggttcagttttccgcgcagtcgctggccgtctcgattctgctgttgtgcggtgtggtgatcatgcaggcgctggcgctttccatgctcaccggctcttccagttccgatccgatccgccagctcagccaggccatcgaccgcgtacaggaaggcgcgaccgaggtgcaggtggaggttttcgacggttcggaaatcggactgctgcaggttggcttcaaccgaatgatgggtgaggccgcgaaacggcgggaactgcaggaattattcggccagcacgtcggtgaggatgtcgcgcgccgggccctggagtacggcaccgaactcggtggtgaaacccgattcgtggccgtgttgttcgtggatatggtcggttccaccgcgaccgccgcggaacgcccgccgaccgaagtcgtcagtctgctcaatgagttcttccgggtcgtggtggatgtcatcgaccgccatcacgggctcatcaataaattcatgggcgacgccgcgctcgccatcttcggcgcgccgctggaccgcccggacgcgcccaccgcggccctggccgccgcccgtgagctgcgcgaagccctgcgcgaggtggccggactggatatcggcatcggcgtctcggccgggctcgcggtggccgggaatatcggcggtgcaaatcgtttcgaatacaccgtgatcggcgatccggtgaacgaggcgtcccgcctcaccgaactcgccaaggaccgccccggacgcgtgctgacctcctcgagcgcactgtttttcgccgatgagaacgagcagcggcattggcagaccggcgaagaagtgcaactgcgcggccgccgccgcaaaacccgcctggcctggccattggaaagcgccgacccgactgatgcagacgaggcggcggcgagttcgttag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ctcatagtctcagtcgtggccgccctgctgctgggcggcgtgctcgtcggcctgctggaccgccgccccgccccgccgaagggctcgtaccaggaagtgcgggacgcggacgacccgcgcccgagc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acgaggccctcgccagagcaggcatcttccaaggcgtcgagcccaccgcggtggcggctctcgccaaacagctgcagcccgttgacttcccgcgcggccacgtcatcttcaacgagggtgagcccggcgatcggttgtacatcatcacctccggcaaggtgaagatcggccgccgttcgcccgatggtcgcgagaacctgctgacgatcatgggtccgtcggatatgttcggcgagctctcgatcttcgacccgggcccgcgtacctcgacggccaccaccgtcaccgaggtcagagcggtcaccatggaccgggacgccctcaaggcgtggatcgaccagcgcccggagatcgccgagcagctgctgcgggtcctcgcccgccgcctgcgccgcaccaacaacaacctggccgacctgatcttcaccgacgtcccgggtcgcgtcgccaaggcgctgctgcagctcgcgcagcgtttcggcacccaggaagcgggcgcgctgcgcgtgacccacgacctgacccaggaggagatcgcccagctggtcggcgcctcccgcgaaaccgtgaacaaggcgctggccgacttcgcgcaccgcggctggctgcggctcgagggcaagagcgtgctgatctcggactccgagcgactggctcgccgggcc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acgaggccctcgccagagcaggcatcttccaaggcgtcgagcccaccgcggtggcggctctcgccaaacagctgcagcccgttgacttcccgcgcggccacgtcatcttcaacgagggtgagcccggcgatcggttgtacatcatcacctccggcaaggtgaagatcggccgccgttcgcccgatggtcgcgagaacctgctgacgatcatgggtccgtcggatatgttcggcgagctctcgatcttcgacccgggcccgcgtacctcgacggccaccaccgtcaccgaggtcagagcggtcaccatggaccgggacgccctcaaggcgtggatcgaccagcgcccggagatcgccgagcagctgctgcgggtcctcgcccgccgcctgcgccgcaccaacaacaacctggccgacctgatcttcaccgacgtcccgggtcgcgtcgccaaggcgctgctgcagctcgcgcagcgtttcggcacccaggaagcgggcgcgctgcgcgtgacccacgacctgacccaggaggagatcgcccagctggtcggcgcctcccgcgaaaccgtgaacaaggcgctggccgacttcgcgcaccgcggctggctgcggctcgagggcaagagcgtgctgatctcggactccgagcggctggctcgccgggcc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aatcattaatccatcccatgacggaacgctgggatacgctctgggcgtgagcgaacgaccctccgacggcggtgaacgcgcctccggtgtgaaccgcgagaacggggacgcgaaccgtacggaaggtatcgggaccgatcgcagccggtcgcgcgacgcgggtggcagccgggcgcgtgaaccccgcatcgacccggacgtggtcatccccttgattcccgcggagctgtccgaggacgtcgacgagaacgcgccgcagtcgcggcgccgcggccgcttccccggtcagctctccgccatcgtcaatgccgccaatcagcgcggcgacatcatcggcgcgatccgcaaggcgcgcgagaacctgcccggcgatccggccttcggcgatccgctgtcggtgtccggtccgggcggggtgcgggcggtggcccgcgcggccgacaagctggtcggcgattcccccagtgccgcacgcgaattggggctgggcgcgctgcaggtctggcaggccatgctggagcgggtcggcaaggggcgcggcacccaggagatcaccatcatgttcaccgacctggtggccttctccagctggtcgctggccgccggtgacgaggtcaccctggatctgctgcgccgggtggccaaggccatcgagccgcccatcaatgatcgcggcggccaggtggtcaagcgcatgggcgacggcgtcatggccgtcttcccgtccgcggaccgcgccgtgcgagcggccgtggccgccaaggagaatctctcggccgtctccgtggacggctatcgcccgcagatgcggctgggcctgcacaccggcagcccgcgcgagatcggcggcgactggctcggcatcgacgtcaatatcgccgcccgcgtcatggaggcgggcggcaatggcaacaccatgctctcgggcgcgaccctggacgcgctgagccccgagaccctcgaggaactcggcctgggcatcaagccctaccgccgcattttcttcgcagcaccgctgagcggtgtccccgaggacctccgcatcttccgcctcgaaaccgaa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caatcattaatccatcccatgacggaacgctgggatacgctctgggcgtgagcgaacgaccctccgacggcggtgaacgcgcctccggtgtgaaccgcgagaacggggacgcgaaccgtacggaaggtatcgggaccgatcgcagccggtcgcgcgacgcgggtggcagccgggcgcgtgaaccccgcatcgacccggacgtggtcatccccttgattcccgcggagctgtccgaggacgtcgacgagaacgcgccgcagtcgcggcgccgcggccgcttccccggtcagctctccgccatcgtcaatgccgccaatcagcgcggcgacatcatcggcgcgatccgcaaggcgcgcgagaacctgcccggcgatccggccttcggcgatccgctgtcggtgtccggtccgggcggggtgcgggcggtggcccgcgcggccgacaagctggtcggcgattcccccagtgccgcacgcgaattggggctgggcgcgctgcaggtctggcaggccatgctggagcggttcggcaaggggcgcggcacccaggagatcaccatcatgttcaccgacctggtggccttctccagctggtcgctggccgccggtgacgaggtcaccctggatctgctgcgccgggtggccaaggccatcgagccgcccatcaatgatcgcggcggccaggtggtcaagcgcatgggcgacggcgtcatggccgtcttcccgtccgcggaccgcgccgtgcgagcggccgtggccgccaaggagaatctctcggccgtctccgtggacggctatcgcccgcagatgcggctgggcctgcacaccggcagcccgcgcgagatcggcggcgactggctcggcatcgacgtcaatatcgccgcccgcgtcatggaggcgggcggcaatggcaacaccatgctctcgggcgcgaccctggacgcgctgagccccgagaccctcgaggaactcggcctgggcatcaagccctaccgccgcattttcttcgcagcaccgctgagcggtgtccccgaggacctccgcatcttccgcctcgaaaccgaa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gtggttttcgtggggccgacggaggcctggaaccacggccggggcaagaagaccttcgtcgcgcgggtggtcgcggtgggtggacaaaccgtgcagtgttgtgacactcagggacgcgttctggtggacggcaagccgctcgacgaaccctatgtcgagccgcggcggaacaaccccttcgatccctcccatcctgacatccgattcaatctcggcggtcgcgccttcggcccggtgaagatcccgacggcaacctctgggtcatgggtgacaaccggcgagaggcagccgactcgcgctaccacagcgaggacgagttccagggcaccatcccggtggccgacgtgcgcggcaaggtca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atcacgcgagtcgccgagtatccgaagccagaccatgtgcttttccacttcagcgacacccacctgatcgccgccgacaccgagctctacggtgccgtcgacgccgaggcgcggctgtccacgctgctggggcaggccgaggccagcggcatcgcgccgaccgccatcgtgttcaccggcgatctcaccgaccagggcgaaccgggcgcataccgcaagctgcgggatctggtcgagccgtgggccgagcgcatcggcgcgcccgtggtgtgggtcgcgggcaaccacgacagccgcgccgaactccgcgagcacctactcgacgaaaagcgttccgtcgcaccgtacgacaccgtccacatgttcgacggcctacgcatcgtcgccctcgacaccaccgtccccggccaccactggggtgagatcaccgacgcccaattggcttggctacgtgacgtactcgccgaaccagcccccttcggcaccatcctggccatgcaccacccgcccatcccctgcgtgcaggacctggccgtcctggtcgaactccgcgaccagcgccgcctggccgacgttctcgacggcaccgacgtccgcgccattctggccgggcacctgcacctttcgagcaccgccctgttcgcgggcatcccggtctcggtcgcctccgccacctgctacagccaggacatggccgccgccgacggcggccagcgcggccgcgacggggcccaagccttcaactacgtccacgtctaccccgacaccatcgtgcattccgtggtccccatcggccacggccccaccgtcggcaacccctcggatcccgagcaggccgccaataaactcgccgacgccggcatcgtcatccccccggcggcccgaatcccacacgtcctccgccgccggaccgaggcccccgaatccgacggcgagacagtcctcggacggaggccgcgagtactgcgactggagccgaatccgcttccgccgcatccgaaatcgatcatggttcacgcgctgacgttcaccgcgaggcgatcagcggaaactcgcgttcctgccccgggcgcaaggagaatcggcggcgctcgaaatcccagaaccggtagatcggccattggacggtgtgagttgcccacgcgcccata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acatcacgcgagtcgccgagtatccgaagccagaccatgtgcttttccacttcagcgacccccacctgatcgccgccgacaccgagctctacggtgccgtcgacgccgaggcgcggctgtccacgctgctggggcaggccgaggccagcggcatcgcgccgaccgccatcgtgttcaccggcgatctcaccgaccagggcgaaccgggcgcataccgcaagctgcgggatctggtcgagccgtgggccgagcgcatcggcgcgcccgtggtgtgggtcgcgggcaaccacgacagccgcgccgaactccgcgagcacctactcgacgaaaagcgttccgtcgcaccgtacgacaccgtccacatgttcgacggcctacgcatcgtcgccctcgacaccaccgtccccggccaccactggggtgagatcaccgacgcccaattggcttggctacgtgacgtactcgccgaaccagcccccttcggcaccatcctggccatgcaccacccgcccatcccctgcgtgcaggacctggccgtcctggtcgaactccgcgaccagcgccgcctggccgacgttctcgacggcaccgacgtccgcgccatgctggccgggcacctgcacctttcgagcaccgccctgttcgcgggcatcccggtctcggtcgcctccgccacctgctacagccaggacatggccgccgccgacggcggccagcgcggccgcgacggggcccaagccttcaactacgtccacgtctaccccgacaccatcgtgcattccgtggtccccatcggccacggccccaccgtcggcaacccctcggatcccgagcaggccgccaataaactcgccgacgccggcatcgtcatccccccggcggcccgaatcccacacgtcctccgccgccggaccgaggcccccgaatccgacggcgagacagtcctcggacggaggccgcgagtactgcgactggagccgaatccgcttccgccgcatccgaaatcgatcatggttcacgcgctgacgttcaccgcgaggcgatcagcggaaactcgcgttcctgccccgggcgcaaggagaatcggcggcgctcgaaatcccagaaccggtagatcggccattggacggtgtgagttgcccacgcgccca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cgaaagttggtgttctcacctggcttgcggccatcggcctgccggtggcggggctgtggttgttgatctcgcatccggaactggatgcccgctatgagcatcatccgcaacacttctggctggtgctggccgccgcggcgctcgcgatggcgctgggcgtcattctcttccgggccgcgcgggtccgccacgatctgcgactcgtgctggtgtcgttgatgtttcagttcgcggcgggatttctgagactgcacgccatcgcgacgccgggcgtcatcatcgccatgccgaatgccgggttcgtctacgcggtcccggtcggcctgaccctcggcgggatcgccgcgctggcctcggcattcgagtacggtccggtcgcggcggcccggctgaaccggctgatgtggctgctgtcggcactgcccgcgctggcggcggtggcgtgggcgatgttctcgctcaccgggctgccgccgttcgacggcatgccgaacgccaccgagacctcgcggtcgctggtggtcgtcgcgtacgcgggttcgctgtgctacctgatcgcggcggtggtctacgcccggcagttcgcgcgccgtcgcggattgctgttgctcagtgtgctttccgcgtacgtgctgctgatcgaggcgttgctggccgtcgggtacggccgcagctggcaggcatcgtggtgggaatggcatgcgctgatggtggcggccttcgggctgatcgcgctgagcgctcacgtgcaattccggcgggagggctccgcgctgggcctgttcgacagcgtgacgctgaaccagaccatggccgcgctcgaacgcggcggcgcgaccggattggccgaggttccgggtcggcgtcaataccggcccggccctggtcggcaatatcggtgccgcgcagatgcgcaactacaccgcgatcggcgacaccaccaatctcgcggcccggctcgagggcgtcgcgcgacccggggacgtggtgatcggaccgctcacccgggcacagctcggcccgcgcgccgtcgtgcaggcgctggacgcgatcgtggtgaagggccgcagggaaccggtcaactgcttcgtgctgcgcggcgtgcgatgaccgaatacgccctgctgcagagcctcacacccgaggaacgccgccgcgtcctggcctcgtgcctgccgcgccgcttcaaacgccgcgaaatcctctgtcacgaaggcgatcccggcgacaccctgcacctggtcaagtccgggctgctgctgatccgggtgaccacctcgctcggctccaccgcgaccttgaccatggtcggccccggcgattcgttcggcgaactggccgtgctcagtcccgacgcccgccgcaccgccaccgtcgaagccgccgagaacgccgaaaccctgaccctgagccgatcccagctcgaatccctgcgagccgccaaccccggcatcgacaacatgctcaccgtcaccctggtcgaacagattcgccgtctgtccgcgaccgtcctggaggcgctctatctcccggtggaatcccgcgtgatccgccgcctggcctacctcgcccgaatatacggcggccccgcaccgatcgccgaaatccggctcacccaggacgatttggcctccatggcgggcaccacccgagccaccgccaaccgagtcctgcgcgagctggagcaacgcggcatcgtctcgctgcgccgcggccggatcatcgtcaccgaccgtgcccgcctgtccgccgccgcgaca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cgaaagttggtgttctcacctggcttgcggccatcggcctgccggtggcggggctgtggttgttgatctcgcatccggaactggatgcccgctatgagcatcatccgcaacacttctggctggtgctggccgccgcggcgctcgcgatggcgctgggcgtcattctcttccgggccgcgcgggtccgccacgatctgcgactcgtgctggtgtcgttgatgtttcagttcgcggcgggatttctgagactgcacgccatcgcgacgccgggcgtcatcatcgccatgccgaatgccgggttcgtctacgcggtcccggtcggcctgaccctcggcgggatcgccgcgctggcctcggcattcgagtacggtccggtcgcggcggcccggctgaaccggctgatgtggctgctgtcggcactgcccgcgctggcggcggtggcgtgggcgatgttctcgctcaccgggctgccgccgttcgacggcatgccgaacgccaccgagacctcgcggtcgctggtggtcgtcgcgtacgcgggttcgctgtgctacctgatcgcggcggtggtctacgcccggcagttcgcgcgccgtcgcggattgctgttgctcagtgtgctttccgcgtacgtgctgctgatcgaggcgttgctggccgtcgggtacggccgcagctggcaggcatcgtggtgggaatggcatgcgctgatggtggcggccttcgggctgatcgcgctgagcgctcacgtgcaattccggcgggagggctccgcgctgggcctgttcgacagcgtgacgctgaaccagaccatggccgcgctcgaacgcggcggcgcgaccggattggccgaggttccgggtcggcgtcaataccggcccggccctggtcggcaatatcggtgccgcgcagatgcgcaactacaccgcgatcggcgacaccaccaatctcgcggcccggctcgagggcgtcgcgcgacccggggacgtggtgatcggaccgctcacccgggcacagctcggcccgcgcgccgtcgtgcaggcgctggacgcgatcgtggtgaagggccgcagggaaccggtcaactgcttcgtgctgcgcggcgtgcgatgaccgaatccgccctgctgcagagcctcacacccgaggaacgccgccgcgtcctggcctcgtgcctgccgcgccgcttcaaacgccgcgaaatcctctgtcacgaaggcgatcccggcgacaccctgcacctggtcaagtccgggctgctgctgatccgggtgaccacctcgctcggctccaccgcgaccttgaccatggtcggccccggcgattcgttcggcgaactggccgtgctcagtcccgacgcccgccgcaccgccaccgtcgaagccgccgagaacgccgaaaccctgaccctgagccgatcccagctcgaatccctgcgagccgccaaccccggcatcgacaacatgctcaccgtcaccctggtcgaacagattcgccgtctgtccgcgaccgtcctggaggcgctctatctcccggtggaatcccgcgtgatccgccgcctggcctacctcgcccgaatatacggcggccccgcaccgatcgccgaaatccggctcacccaggacgatttggcctccatggcgggcaccacccgagccaccgccaaccgagtcctgcgcgagctggagcaacgcggcatcgtctcgctgcgccgcggccggatcatcgtcaccgaccgtgcccgcctgtccgccgccgcgaca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gtgcaccctttccggatccgggccggggtcgcaccatgacattcatgacgggacaggtgcaggtgtggatcgtcgacgaccggcccgccttccgccgtgcggccgccgccatggtcgcggccagcgccggattcgtgctcgcgggcgaggccgacagcggcgaggcggccgtcgagttgacccgcgacgccggcatcggactggtgctcatggacatcaatatgcccggcatcggcggcatcgaggccacccgccgcatccgctccggccatcccggcgtggcggtgctgctcatgtcgacctatgacacatccgatcttccccgcgaggtatcacagtgcggcgcagcaggttacgtgcacaaggagacgctgagtccacagctgctgcggagaatctggagcgagctgacaccg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gaatccctttccgaccggttggccggtgccctcaaggatctgcgtggcaagggccgcctgtcgcctgcggatatcgactcgaccgcgcgtgagatccggctcgccctgctcgaggccgacgtggcgttgcccgtcgtgcgcggcttcgtcgccaagatcaaggagcgcgcccagggcgcggaagtctccgcggcgctgaacccggcccagcaggtcgtcaagatcgtcaacgaggaactcatcgccattctcggcggcgagacccggcggctgcggctggccaagaacccgccgacggtcatcatgctggccggtctgcagggtgccggtaagaccaccctcgcgggcaagctcgccaaatacctgaagggccaagggcatacgccgctgctcgtggcctgtgacctccagcgccccggcgcggtcacccagctgcaggtcgtcggtgagcgcgcgggcgtgccggtcttcgcgccgcaccccggcacctcgatcggcggcggcgacaacccgctgggcgtctcggcgtcggatccggtcgacgtggcccgcgccggtatcgaagaggccaaggccaagcagtacgacgtggtcatcgtcgacaccgccggtcgcctcggcatcgatgaggagctcatgcggcaggccgcgggcatccgcgacgccgtcaaccccgacgagaccctgttcgtcctcgacgccatgatcggccaggacgccgtctccaccgccgaggccttccgcgacggcgtcggcttcaccggcgtcgtgctcaccaagctcgacggcgacgcccgcggtggcgcggccctgtcggtgcgtgaaatcaccggccagcccatccttttcgcctccaccggcgagaagctcgaggacttcgacgtcttccaccccgaccgcatggcctcccgcatcctcggcatgggcgacctgctcaccctgatcgagcaggccgaacaggtctacgacgcccagcaggccgaggaggccgcccgcaagatcggctccggcgagctgaccctcgaggacttcctcgagcagatgctggccatccgcaagatgggccccatcggcaacctgctcggcatgctgccgggcgcgggccagaggaaggacgtcctcgcccaggtcgacgacaaacaactcgaccgagtccaggccatcatccgcggcatgacccccgccgaacgcgcaaaccccaagatcatcaacgcctcccgccgcctccgcatcgccaacggctccggcgtccaggtctccgacgtcaaccaactcgtagaccgcttcttcgaggccaagaagatgatgggtgccatgtcccgccaattcggcctccccggcgcccgcgccaacaagggcaagggcaaaggcaagaagggcaaaaagggcggccgcggccccaccccgcccaaggtgcgcggcggcttccccggcatgcccggcctcccgggattgcccgctggcatgcccgacctctccaacatgcccgccggcctcaacgaactccccccgggcctcgaaggtttcgacctcagcaagctgaacttccccaagaactg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ttcgaatccctttccgaccggttggccggtgccctcaaggatctgcgtggcaagggccgcctgtcgcctgcggatatcgactcgaccgcgcgtgagatccggctcgccctgctcgaggccgacgtggcgttgcccgtcgtgcgcggcttcgtcgccaagatcaaggagcgcgcccagggcgcggaagtctccgcggcgctgaacccggcccagcaggtcgtcaagatcgtcaacgaggaactcatcgccattctcggcggcgagacccggcggctgcggctggccaagaacccgccgacggtcatcatgctggccggtctgcagggtgccggtaagaccaccctcgcgggcaagctcgccaaatacctgaagggccaagggcatacgccgctgctcgtggcctgtgacctccagcgccccggcgcggtcacccagctgcaggtcgtcggtgagcgcgcgggcgtgccggtcttcgcgccgcaccccggcacctcgatcggcggcggcgacaacccgctgggcgtctcggcgtcggatccggtcgacgtggcccgcgccggtatcgaagaggccaaggccaagcagtacgacgtggtcatcgtcgacaccgccggtcgcctcggcatcgatgaggagctcatgcggcaggccgcgggcatccgcgacgccgtcaaccccgacgagaccctgttcgtcctcgacgccatgatcggccaggacgccgtctccaccgccgaggccttccgcgacggcgtcggcttcaccggcgtcgtgctcaccaagctcgacggcgacgcccgcggtggcgcggccctgtcggtgcgtgaaatcaccggccagcccatccttttcgcctccaccggcgagaagctcgaggacttcgacgtcttccaccccgaccgcatggcctcccgcatcctcggcatgggcgacctgctcaccctgatcgagcaggccgaacaggtctacgacgcccagcaggccgaggaggccgcccgcaagatcggctccggcgagctgaccctcgaggacttcctcgagcagatgctggccatccgcaagatgggccccatcggcaacctgctcggcatgctgccgggcgcgggccagaggaaggacgtcctcgcccaggtcgacgacaaacaactcgaccgagtccaggccatcatccgcggcatgacccccgccgaacgcgcaaaccccaagatcatcaacgcctcccgccgcctccgcatcgccaacggctccggcgtccaggtctccgacgtcaaccaactcgtagaccgcttcttcgaggccaagaagatgatgggtgccatgtcccgccaattcggcctccccggcgcccgcgccaacaagggcaagggcaaaggcaagaagggcaaaaagggcggccgcggccccaccccgcccaaggtgcgcggcggcttccccggcatgcccggcctcccgggcatgcccgctggcatgcccgacctctccaacatgcccgccggcctcaacgaactccccccgggcctcgaaggtttcgacctcagcaagctgaacttccccaag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ttcgaatccctttccgaccggttggccggtgccctcaaggatctgcgtggcaagggccgcctgtcgcctgcggatatcgactcgaccgcgcgtgagatccggctcgccctgctcgaggccgacgtggcgttgcccgtcgtgcgcggcttcgtcgccaagatcaaggagcgcgcccagggcgcggaagtctccgcggcgctgaacccggcccagcaggtcgtcaagatcgtcaacgaggaactcatcgccattctcggcggcgagacccggcggctgcggctggccaagaacccgccgacggtcatcatgctggccggtctgcagggtgccggtaagaccaccctcgcgggcaagctcgccaaatacctgaagggccaagggcatacgccgctgctcgtggcctgtgacctccagcgccccggcgcggtcacccagctgcaggtcgtcggtgagcgcgcgggcgtgccggtcttcgcgccgcaccccggcacctcgatcggcggcggcgacaacccgctgggcgtctcggcgtcggatccggtcgacgtggcccgcgccggtatcgaagaggccaaggccaagcagtacgacgtggtcatcgtcgacaccgccggtcgcctcggcatcgatgaggagctcatgcggcaggccgcgggcatccgcgacgccgtcaaccccgacgagaccctgttcgtcctcgacgccatgatcggccaggacgccgtctccaccgccgaggccttccgcgacggcgtcggcttcaccggcgtcgtgctcaccaagctcgacggcgacgcccgcggtggcgcggccctgtcggtgcgtgaaatcaccggccagcccatccttttcgcctccaccggcgagaagctcgaggacttcgacgtcttccaccccgaccgcatggcctcccgcatcctcggcatgggcgacctgctcaccctgatcgagcaggccgaacaggtctacgacgcccagcaggccgaggaggccgcccgcaagatcggctccggcgagctgaccctcgaggacttcctcgagcagatgctggccatccgcaagatgggccccatcggcaacctgctcggcatgctgccgggcgcgggccagatgaaggacgtcctcgcccaggtcgacgacaaacaactcgaccgagtccaggccatcatccgcggcatgacccccgccgaacgcgcaaaccccaagatcatcaacgcctcccgccgcctccgcatcgccaacggctccggcgtccaggtctccgacgtcaaccaactcgtagaccgcttcttcgaggccaagaagatgatgggtgccatgtcccgccaattcggcctccccggcgcccgcgccaacaagggcaagggcaaaggcaagaagggcaaaaagggcggccgcggccccaccccgcccaaggtgcgcggcggcttccccggcatgcccggcctcccgggcatgcccgctggcatgcccgacctctccaacatgcccgccggcctcaacgaactccccccgggcctcgaaggtttcgacctcagcaagctgaacttccccaagaa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superoxid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gtggtcagatcggcgtcatgccgttccatgcgcgcggttcgctacagggattcgtgatctccgggcgctggccggactccaccaaggaatgggcgcaggtcctcgtgctcgccgtgcgggtggccagcctgccgggcctgctgcccacctcgacggtgttcggggcgcgcgaagagctgcccgacgatcccgatcccgcgatggtaggtctggtcatcgcggagggcacggtgctgggggcggaaggcttgcagcccggcatgtttgccggacatgtgccaccggcgctgctcatgctgcacccgccgcgcgagacccggccgtcgctgcccgagtgcgcgggcgcggcctccggctgcctgctgctgccgggactcccgcatctgggactcgaacaccgggcggcctgggtcgagacagacagcgacggcacggtgacctcgatggtttcgcgggtcggggtggatccgatcagtgatcccgacaccgcggttctggccatgctgctggccgc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cgagggcacacggccccgacacggaaagggacatcgtggctgtctacacgctgcctgaactcgattacgactactcggccctggagcccttcatctccggccagatcaacgagatccaccacaccaagcaccacgccgcctacgtcgcgggtgtcaacgccgccctcgagaagctcgaggaggcgcgcgccaaggacgaccacgccgccatcttcctgaacgagaagaacctcgcgttccacctcggcggccacgtcaaccactccatctggtggaagagcctgtccaaggacggcggcgacaagccggtcggcgacctggccgccgccgtcgacgaggagttcggctccttcgacaagttcgtcgcgcagttctccgctgcggccaacggcctgcagggctccggctgggcctggctgggctacgacaccctgggcaacaagctgctcaccttccagctcaccgaccagcagggcaacgtgccgctgggcatcatcccgctgctcggcctggacatgtgggagcacgccttctacctgcagtacaagaacgtcaaggcggactacgtcaaggcgttctggaacgtggtgaactgggccgaaatccaggagcgctacaccaaggccgtcaaccagggcaaaggcctgatcttcg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cctcgtcctctactcgtcgcccgtcttggtggactgttgctccggtgctcgcggtcgccgctctcggcctcaccgcgtgctccaacagccaggagtcgagcgacgtcaaggggacgaccccgccggtgttcaccagctcggccgctccggccggcgccaagaccggcctcggcagcgccgccgagccgcgtgattcggtttccgccaccctcaaggactccaacggccagtccgtcggcaccgccaccttcaccagcaagggcggccacctcgaggtgatcgtcgaggcccacggcctcaagcccggcttccacggcctgcatctgcaccagaacggcaagtgcgagggcgatttcacctccgccggtggccacctgcaggtcggcgaggccaatgcgcacccctccagcggtgacctgacctcgctccaggtgctcaaggacggcaccgccaccctgaccaccaccaccgactcggtcaccctggacgagatcaagggcaaggccctgatcgtccacgcgggcgccgacaacttcggcaacatccccacccggtatgccgccgcgccggatgcggacaccctcgcgaccggcgacgcgggcgctcgggtcgcctgcggcgtggtcg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tcgtcctctactcgtcgcccgtcttggtggactgttgctccggtgctcgcggtcgccgctctcggcctcaccgcgtgctccaacggccaggagtcgagcgacgtcaaggggacgaccccgccggtgttcaccagctcggccgctccggccggcgccaagaccggcctcggcagcgccgccgagccgcgtgattcggtttccgccaccctcaaggactccaacggccagtccgtcggcaccgccaccttcaccagcaagggcggccacctcgaggtgatcgtcgaggcccacggcctcaagcccggcttccacggcctgcatctgcaccagaacggcaagtgcgagggcgatttcacctccgccggtggccacctgcaggtcggcgaggccaatgcgcacccctccagcggtgacctgacctcgctccaggtgctcaaggacggcaccgccaccctgaccaccaccaccgactcggtcaccctggacgagatcaagggcaaggccctgatcgtccacgcgggcgccgacaacttcggcaacatccccacccggtatgccgccgcgccggatgcggacaccctcgcgaccggcgacgcgggcgctcgggtcgcctgcggcgtggtcgc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surfa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ccgcccgctcaccgccctgacctgcggcaccgcgacggcgctcgtcctcaccgcgctcccgctcgcggcgcacgccgacccggcgcgcctcggcgtccccgaccgcgagatcgtcaccccgatcaccggcgatccgggcctgggcgatgacgtcgaggcgagctacgtgcgactgcactatccgagcccgcattcgacgatggcgcacccggagagctgcgactggatcggctacgtgcgctaccactccaagcgaggcccggccgataccgcggacaccgacgcggtgctcacggtgcagcccggaacctattccggcgcggcgaatttgaacatccagggcccgcaggtggtgcgcaaggcggccgaaaagggcaagcacgtcgagtacgtcgccttgcagcgtcgatccaactgcgccgaggaccggaccgggtgggaggcggcccaccgcgccgacgactatcacgtcgcggccgactactacttccacgggaaggagatcgacgggcacacgtatcactatcagaccccgcaggacctcgcctacctgggcgaatacgggctcaccctgactctggacgactggcgcgcggtcatcgagcacctgctgcccgatcccgcccggcgcaccaagagcttctgcggcggacactcgctcggcgccttcctgaccgggccgatgatggggtggaacttcgccggtgatccgaacgcggccgactacgccgggttcaatctgtgcggcggcggcctcatccccgaagacggattcgccatgaccgatcccatcggcctgtcggggaccggagtgatcgatcaggtgatgtcggcggcgggcggagtgctgaagaagggcgtgaacctgctgatgaccaacgggctgggggtcgcccagctgccggtgatcgcggcctcggaggtgatgaacacctactacctcgccgccatggccgccgaccagcgcccggacgccgagagcgatatcaagagcatcgtgccgcgcgagctgcgcaccgaaccctggatgcggctgttctacggcaaggactacctggatctgttcaccggcgcgaatgtgcccgacgacttccgggtcaccaacaccgcgcatctgggcatgttcttcgatcagaactcggcagaatacgtgctgcaggccgggatggggttctacgactgcccggtcgagggcaagacctatcccctgcccaatggcctggcctcggtcccgatcctcgggccgacgctgttcgtcgttccgctgcgggtcggctacgggcagaactacacgcccgcgaaccaccaacagctgtgtggctggcgcaactacgacggggtcgcgccgtcgagcatcgacgggccgatcctcgggcgtggtccggccaccgaccaggatcacgaggtgaccgacatccggcaattcgcgcacgcgatgaaccccggctggcagcccaccggatacttcgaggagtacacgccgctgcggctgatcaccgacacggtcttcgccatgggcatcggtcgcgacggcgacctggccaagatgacctaccggtcgggcggcatcctgaacttcctgttgcacggggatcgctggcagagcacccccgccggtagacgcaatctgacgttgttctcgggcgactcgccggtgcagaacgccggtctgggcggattggtgccctacaacgcgaagttcatcccgggctaccgccactacgacgtggtgaccgccgccgagaagcagaacagcggcatgcccgaactcgccagctccgacatcgcgaatttcatgatccagggaacctga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aaggctacccttaccggcatgaggtgtctccgcactgcccgctcggccgcccgtcccctgctgatcatgctgctcggactcggcctggtcgccggcgtcagcgcctgcggcagcggcacctcgggcagtagcgggcaacgcggcccggtcaccgccagcgtcggcgacctcgacccggtcgccatcggccccgaacccaccccggcgctgccggtgagcgtgaaatccttcgacggcaccgaggtcaccgtcaccgacgccagccgcatcatcgccgccgaccgctacggcaccctcgcccagaccgtggtcgcactgggcctgcgcgcgaaactggtgggccgctccaactccgcggccttccccgccgtcaccgacctgcccaccgtgtccagcggcagcggcaccctgagcgtggaagccgttgccgccctgcggcccacggtgttcctcaccgacaccaccgcggtcacccccgccctgcgcgaccagctcgagtcgctgggcatcaccgtggtctacttcgactccaaacgcaccctcgacggcgtcgtgccccagatccaggccgtggccgacgcgctcggagtgcaccaggcgggtgtggcgctggccaagcgcaccggcgacgagatcgccgccgccaccgcctcggtcccgcaccaggacaccaagcccaggatcgcattcctgtatctgcgctccaccgccatcaccatgatcttcggacccggctccggcgccgaatcgctgatcgcggccatcggcggaaccgacgcggccaccgcctccggcgtcacccaggacttcctgcccatcaccagcgaagccatgatcgccgccgcccccgacgtgctgctggtcatgagcgacggcctggcctcggtcggcggcgtcgacggcctcgagaaggtccccggcgtcgcccagacccccgccgggcgcgaccgccgcgtggtcgacatgtccgacgccgtgctgctgtccttcggccccaacaccggccgcgtcctgaccgccctggtcaaggccgtctacggcaccgccaacg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gcgctgtgatcgcgcgccgtgcaggtctgggtctgatcctctccgttgtaatgctggccggttgctcgagtggtgaatccggcaccgcgtcgcaatcgcccacaccctcggctcccgccgccggtgccacgccggcggccgtcgaggtgccgaacctgctacccggcatgccgccgccgctctcgcccaccgacgtctacgcggccacccgcgaactcggtccggccgtggcggatcagccgacccgcgtctacgtccccaacagcgagtccaacaccatcaccgtcatcgacccggtcagcttcgaggtcgtcgacaccttcccgtccggcggccgcgaaccccagcacgtcgtccccgcctacgacatgcagatgctctacgccaacaacgacctgcccctcggcagtggcagcctgctgcccatcgacccgcgcaccggcaagcccggcgacccgatccccgtgcgcgacccgtacaacatgtacttcaccccggacggcaaatacgcactcgtggtcgccgaggcggaccggtcgctcgacttctacgacccgcacagctggcagcaactgcacgacatcgcggtgcccgactgcaccggcgtcaatcacatggacttcaccgcagacggccggaccgccttggtcagttgcgaattcagcggccgcatggccgtcgtcgacatcgcgggcctgaccctgctgcgcatgatcgatctgcccggcggccgctccggcatgccccaggacgtgaagctctcgcccgacggccgcaccttctacgtggccgacatgatggccgacggcgtctacgtcttcgacgccaagaccttcgacaacaccggcttcatccagaccggcggcggcacccacggcctctacatcacccgcgactccaagcagatgctcatcaccaatcgcaaggagggcagcatctcggtctgggacttcgcgaccgggcgactcgccaacacctggcacatccccggcggcggcagccccgatatgggcaacctgtccgccgacggccgcgtcttctgggtctcgggacgccaccacggcgaggtctacgccatcgacatcgtcgactggaaactgctggcccgcatccccgtcggccgcggcgcgcacggcctcaccatctggccccagccgggtcgctactccacgggccacaccggcgtcatgcg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cgcgctgtgatcgcgcgccgtgcaggtctgggtctgatcctctccgttgtaatgctggccggttgctcgagtggtgaatccggcaccgcgtcgcaatcgcccacaccctcggctcccgccgccggtgccacgccggcggccgtcgaggtgccgaacctgctacccggcatgccgccgccgctctcgcccaccgacgtctacgcggccacccgcgaactcggtccggccgtggcggatcagccgacccgcgtctacgtccccaacagcgagtccaacaccatcaccgtcatcgacccggtcagcttcgaggtcgtcgacaccttcccgtccggcggccgcgaaccccagcacgtcgtccccgcctacgacatgcagatgctctacgccaacaacgacctgcccctcggcagtggcagcctgctgcccatcgacccgcgcaccggcaagcccggcgacccgatccccgtgcgcgacccgtacaacatgtacttcaccccggacggcaaatacgcactcgtggtcgccgaggcggaccggtcgctcgacttctgcgacccgcacagctggcagcaactgcacgacatcgcggtgcccgactgcaccggcgtcaatcacatggacttcaccgcagacggccggaccgccttggtcagttgcgaattcagcggccgcatggccgtcgtcgacatcgcgggcctgaccctgctgcgcatgatcgatctgcccggcggccgctccggcatgccccaggacgtgaagctctcgcccgacggccgcaccttctacgtggccgacatgatggccgacggcgtctacgtcttcgacgccaagaccttcgacaacaccggcttcatccagaccggcggcggcacccacggcctctacatcacccgcgactccaagcagatgctcatcaccaatcgcaaggagggcagcatctcggtctgggacttcgcgaccgggcgactcgccaacacctggcacatccccggcggcggcagccccgatatgggcaacctgtccgccgacggccgcgtcttctgggtctcgggacgccaccacggcgaggtctacgccatcgacatcgtcgactggaaactgctggcccgcatccccgtcggccgcggcgcgcacggcctcaccatctggccccagccgggtcgctactccacgggccacaccggcgtcatgcg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cgacactccctcgccccgatacccggctccggtccgcggccgccgcccagggcggtcaatggaccacgcagacaccggttcccaacgccacctccccgcgcgggccgggatcggcgacattccaggacaacccgtatctggcctggcgcgccgaggacagttccgattccatctggctgtccagcagccccgacgggcagagctggtccgggccgtggaacaccccgaatgtcggcacctccgagcacccggccctgacggccgccggaatcggcgacgagaccctctacctggcctggaagggcgcgggccgcgatcagaacatctggtggtcgacctccgccgacggccagaagtgggaggaccagcagatgctgggcggcgcggaaaccgcgtgcgcccccgccatggtctcgtttcacggtgtgccgcatatcttctggcgcggctccgacaccctgctgacctcgaaccagagcgtctacatgtcggcgcgcaccaataccggctggaccgccccggtcgtcctgcccggcatcgcctcgtccgacacgcccgcggtggcggtcctcgacggcatcctctatctcgccaaccgcggcaccgaggccccactggacaacgacaagtggatccgcctgtggagctccaccaacgccatcacccggaccgcacgcgccaaccccgccgacgcctactccgacctggcccccgctctcgccgcccacgcgggaacactgcacctggcatggaaatccgcgaccggcgacgagatctggtactccagcttcgacggcgaccacacctggcaatcccccacccgcgctgctggagctcacctggcgcggctccaccacctgaccaagatcagggagctctcaccgagggatttggtccgaatagcctcggtgagagctcc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ggtcgggacgggtcgtggcggtgctggccggaatcgcgctggcggccggatgctccgccgcaccgaccacgaccggcggggcgctgccgctgcaccgggtcgccgaggtcgcgctcaccggcggctcgtcccgattcgattacgcgagcctggattccgcacgaggtctgctgttcctcgcgcacatgggtgccgatgagatcgtcgaggtcgatgtccgggcgcacacggtggtgcgaaccatcaccgatacgcccgatgtgcacggggtattggtggtccccgagcagcatcgcgtgtacgccacggtgaccggccgtgatcaggtcgtggctctggacgaggacaccggcgcggtgcaattcagcaccgcgaccggcaactaccccgacggcctggcctacgacccgctgcgaaaagcggtgtggacgaccaacgagcgggcgggaaccgagaccgtcgtcgacgccgtatccggaactctcaggggcaccgtgtctttgggcggcgaagtcggcaatgtcgtctacgagcccgccgccgaccggatgatcgtggcggtccagggcaaggatgaactcgccgtcatcgcacccgattcgctgacggtcgaatcgcgcatgcagacacccggttgcgccggtccgcacggccaggtcctagacccggccgcgtcggtgatgttcgtcggctgcgaggacaacgcggtcctgctcaccgtggacctcgcgagccgctcgatcaccgaccgcagcagcgtcggcaaaacgcccgacgtcctcgcctacgacgctggcacacaccgcgtctacgtcgccgccgagagcggcggggtcagcaccttcgaccgcaaggacggccacaccgcggccgccggatccgaacgcctggccgacggcgcgcacgtggtcgcggtcgatccggcaacccatcacacctactttccggtcccggcgggcggcagcggtggcggcccggtgctgtgggagttcgagccgaccgg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tggtcgggacgggtcgtggcggtgctggccggaatcgcgctggcggccggatgctccgccgcaccgaccacgaccggcggggcgctgccgctgcaccgggtcgccgaggtcgcgctcaccggcggctcgtcccgattcgattacgcgagcctggattccgcacgaggtctgctgttcctcgcgcacatgggtgccgatgagatcgtcgaggtcgatgtccgggcgcacacggtggtgcgaaccatcaccgatacgcccgatgtgcacggggtattggtggtccccgagcagcatcgcgtgtacgccacggtgaccggccgtgatcaggtcgtggctctggacgaggacaccggcgcggtgcaattcagcaccgcgaccggcaactaccccgacggcctggcctacgacccgctgcgaaaagcggtgtggacgaccaacgagcgggcgggaaccgagaccgtcgtcgacgccgtatccggaactctcaggggcaccgtgtctttgggcggcgaagtcggcaatgtcgtctacgagcccgccgccgaccggatgatcgtggcggtccagggcaaggatgaactcgccgtcatcgcacccgattcgctgacggtcgaatcgcgcatgcagacacccggttgcgccggtccgcacggccaggtcctagacccggccgcgtcggtgatgttcgtcggctgcgaggacaacgcggtcctgctcaccgtggacctcgcgagccgctcgatcaccgaccgcagcagcgtcggcaaaacgcccgacgtcctcgcctacgacgctggcacacaccgcgtctacgtcgccgccgagagcggctgggtcagcaccttcgaccgcaaggacggccacaccgcggccgccggatccgaacgcctggccgacggcgcgcacgtggtcgcggtcgatccggcaacccatcacacctactttccggtcccggcgggcggcagcggtggcggcccggtgctgtgggagttcgagccgaccgg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table table:name="surviva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gcatcgacgaatggtttcaccgtgcgttcggcgcgagcggaggagcgagccgagatcatccggctgtcggagatcgccttcggcatgcgggtcaatccggccgataccgaatacggcacccaggtctttcccaccgaccgggcactggtcgcggtcgacggcgatcagatcgtcgggcacgcgaacgaccgggtcatgaccgtcacggttcccggcgagcgcaccatccaggccagcggcgtcaccagcgtcgtggtcgcgcccacccatcggcgacgcggcatactgcgcgcgctctacaccgaactgcatcggcgctccgaatccgaggggctgccgctcaccatcttcaccgccagcgagggcaccatctacggccgcttcggctacggcccgaccgtggtggcgaacgaagtctcgattcgcggccggaaggccgaattccgttccaccacaccggatcccggcggcgtccggatggccacccgggaacaggccgaggccgtgctgcccgaaatctacgaccgctggcggcgactcgtccccggcgcgcagatccggccggaagctcgctggcagcagcgggttttcgccgatgccgtgcagagcgagggcggctcaccactgttcttcctggtccatcccgacggttacgcggtcttccgtcgcgcctggagcgacgagggcaagaacaccgcgagcatccacgaattgcgggccgtcacgccggaggcgcacatcgcactgtggcgagtgctgctgagcatggacctggtcgacagcatcgaggccgagctcaccgaccacgatccgctcccctacctggtgacgaatccgcgcctggtcaagaccaccggccgccacgacgccctgtgggcccgaatcatggacgtcccggccgccctgacggcccgcacctaccagcgggacctggatgtcgtgctgtccgtggacgatccgttccgggacgcgggcggcagcttcgcgctgcgaatccgcgacggcatcgccgagtgcgagcgcaccgaccgcacccccgacctcgcactcgggatcgacgtgctcggcagcatctacttcggcgcgtaccgggcccgggtcttcgccgccgccaaccgcgtccaggtcaaggacccggcgggcctgcgcgccttcgacgaggccttcgcctcggatcgggatgcggaactgggctgt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atccgaactcctggccgactggcacagccgcaccatcgacggcatccgcacccgccgcgcgaccgaatcggattggccatccctgcgcgagcgctacgcccgcgctttcggcggcgtccgaacccacgacttcgacgcctggacacgccaattccggctcgaggacatcgccgtcgtcgaggacgtgaccgcaccggatcgcccgcgcatcgtgggcaccgccgccattctgcggaccaccgtcaccgtgcccggcggcgcccagctcagcgtcgcggcctgcgcgcagggcatggtcgccaccacccaccagaagcgcggcatctacgccaaggtccaggccgagctcatgaccatcgccatggagaccggcgcagacgtgctggccgccatgcccggacccggcggcagctacgcctacgtcggcgtcaccacccacacccggcacctgcgcatcgaccgggcccgcgcgaaactgcgcgtccaggagctggattcgggatccgtgcgggaggccggagtcaccgagtcgatcgacgagctgcgccggctctacggccgctggcagcaggccaccccgggcgccctggatcgcggcgcatcctggtggcccagctcgctggatccgcgatcgttcgtcatcacccaccccgacggctacgtcgtctaccagctgtcgggaaacacggtgcgggtcgaggatttctgcgcactcaccgcggcggctcaccgggaactgctgcgctgcctgctcggacagggcgagtacgccgagatcctgctcgacaccgccgtcgacgaccccaccccgctgctgctcgaggactcgcgcgcggccgcggtcaccgggatcgacgcgggcgtgtggatgtggatcctcaacctgcccaaggccatcggggcacgcgaattccgcgccgatttccacggcgtgatcgaggtcgccgacccgtggggactgagcaccggcagctacctgctcgacgtctccggcggcacgggcacctggacggccgccgaggacgccgcacccgatgtccgcatcggccccctggaactcaccaccgcctatttcggtgcgcacaccatcggcgaactcgaacgtgccgggcgcgtcgaggaactcaccccgggtgccgccgccgcgctggacctcgccttcgccccggcccgcaagccattcaacacgacacc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Toxi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aggccaaaacgagcgtgtacctggaacctgagcaggctgcccgtctcaaggaggctgccgaagcggcggggcgatcggaagcggatttgatccgcgaggggatcgagttggtgttgttgcggtcgcaccgggtccgccgaacccgtccgtggccgtcgttcgattccggtgatcctgggttcgccgccgccggtgaggacttgctcggcggggcatacggcg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aacgacgggcgcggggtaagagtccggcaggacgaaacgaccgccgcccgtcgtcacggtcgcgcagtacctcgggtgcgaagcggagtgagtccgcttccaccacgaagaagtcgacggcgacgaagtcgacgaccaagcgacgcaccgccgccaaggcgaaacccgaacggcacgagcgcaagatcttcggcctgtccaccggccgcgcggtgctgctggtcgcggtcatgtgtgggctcgtgctcaccctggcggtgccggtgcgcacgtacttcacccagcgcgccgacgccaaggagctggccgcccagcacaaccaattgcaggacgaggtcgccgatctgcgcgatcgccgtgcccagcaacaggatccgaactacatcaaggccgaggcccgggaccgcctgcgcctggtgatgccgggcgacacgccgtacatcgtgcagatcccgcagatcgagcagccggccattcccgctccggccaccaagtcgaaggccccggatccgtggtacacgcaggtgtggcacagcatttcgtcgccgcagccggccgccgcccaggcgaccccgccacccatccaggaaggacaaccccg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ccgcgcgtaactggcgtgacatcaaggcggaagcccatcgcctacatccggaactggcggatcccgcggtacgagccgaggcggccgcacacctcgatgcctacatcgcggggtaccatctgaaggaactccgtaaggcggcgggcaagacccaagccgatgttgccgccgcccttcgggtttcgcagtctcgtgtctcgcagatcgagaacggcgatctcggcgcaatggaactcgacacgctccgcgcctacgccgaagcccttggcggtcgtgtcgagatcactctcagcgtcggtcagcatacgatcaaggtc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gagcagattcccctgcgcctgcacctcatagacacctctgccgccgcccgaatcggcaacgaagcagttcggaatgtcatcgtccggatgatctccgaccgaaccgcggccacctgcgtgacggtggacctcgaggcggggtattcgggccggaatctggcggatgtgcagaacatcgcccagcgccgccgggcactgtatgcgaatttgccgatcaacgagagcatcgcggagcgtgcccgcgaggttcagatgctcatggctcgccacggtcgacatcgtgcggccggcatcgtcgatctgatgaccgccgcgatcgccgaatttcacggtgcggcaatcgtgcattacgacgccgacttcgagcacatcgcagccgtaacccggcaaccgcacgtgtgggtcgtaccgaagggcagcatcg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cggttacctcgtcgactcgtccgcgctgtggcgcattctcagagaccgcgccctggtcgagcgctggctcggcccggccgccgaaggcgatctgcattcgtgttatccacagcgcgcagagttccttcgctccgcacgaaacttgaaagagtattcgcagctgtgcggaatgttcgacaccctctacagcgatgtcacggtgccgaagtccgctggcctctggatcgcggggctacagcaccgcgccgccgaagatggctgccatagatcgctttccgccgtagatctgcagatctgcgccacggccgcctatcacgggctcgtcgtggtccacgatgatgccgacttcgtgaccgccgccaggttcgccaccgagctccgccagctcaacgtgcacgacggtcctttga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gaacgacctgggcgaattcctgcgctcccgccgctcccgcatccagcccgccgaggcgggcctgcgcgagtacggccgccgccgcgtcccggggctgcgccgggaggaggtggcgcagctggcgggggtcagcgtcgactactacatccggctggaacagggccgcggcaaacatgtttcggacgccgtgctcgacgcggtcgcccgcgcgctgcgcctgagcgatcccgaacggctacacctgtacgcgctggcccgcccgggcggcacggtcgatgcccacccgaccacggccaccggcgtctaccgcgacgcgatccgcccgggcacccgcctggtcgtcgacgcgctgaccgctccggccttcgtgctgggccgccgcatggacgtgctggcctggaatgccatgggcgacttggtctccgggttctcacgggtgccggacgccgaacgcaatcaggcccgctacctgttcctcgagccgcacgcgccgaccatgtaccccgactgggagacggtggcgggcgagaccgtcgcctacctgcgccgcgacgcgggcctgcaccccgatgacggcaagctcaccgccctggtcgaggagctctcggcccgcagcccggccttccgcaggcattgggcggcgcacccggtcaaggagaagacgttcggggccaagctcattcaccaccccgaggtgggtccgatcgacctcggctacgagaccctggtgctgccgggcgatcccgatcagctgctggtggtctacaccgccgcgccggattccccggccgcggcggcgctggcccggctcgccgagctgcacgccgtcaccgt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tcgctgacccacatcgagatcgacgaggaagccctggaaacggccaaacggctgggcgggcaccggaccaagaccgccgcggtcgctgccgcgctacgcgaatacaaccagcggctatcgcgggcggcctcgttcgagcgctacttcgagatcgctcaggactgggacatcgaaggggccgaagcggctcaccgagccgagaaggagccaccgactcc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ccgcagccgagaacgaaccggccgagcgcgatctcgccatcgtggccgagcaactgggccgggctccgcgcggcgtgctggccattgcctaccgcaccccggacggcctgcccgcggtcgtgaagaccgcgcccaagctgcccgacggcacccccttcccgaccctgtactacctgacggacccgcgcctcaccgccgaggccagccgcctcgagaccaccgggctgatgcgcgagatgtccgaacgcctcacccgcgacccggaattggccgcctcctaccgcgccgcgtacgacagctacctgtccgagcgcaatgccatcgaggacctcggcaccgatttcgccggcggcggcatgcccgatcgggtgaagtgcctgcacgtcctcatcgcgcactcgctcgccaaggggccgggcctcaatgtcctcggtgacgaggccgtcgcgctggcggccgatcacggattgcgcggcaccgcgattccggcggactggccgaaatccagcgaataccgcaccgattcgggtatcgccgacg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cttcttcatcgccgacacctcggccatcatcgccgcctacgaccgcgccgcggaactgcacgagcgggcgcgcgaattcctgtccacctctgttgcggttgtctcgccgctggtgctggatgaggtcgatcatctgctcgtggcgcggttcggaaaggaccgccgcacagccgatctcgtcctcgatgacttgctcacctcggccgaggagggcgcggtgctcgtgcccccggtggaccgtgatgacctccgggtcgcccagaagatcatcgagcagtatcgcggcctgcgcctcgacctggccgacgcggtcacggtcgtactcgccgagcgttacctcaccagggacatcttgacgttggatgagaaggattttcgcgccgtgcgacccctgacgcccgctcatccgtcgttccggctcttgctccagggcaa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ggccgatccacatcgccgagctgggcgccaaaccccgaccggtactcgtactgacccgcgacatcgcccgcacagtgctcaacaccgtcaccgtcgccccgatcaccagcatcgtccgcggcatacccaccgaggtacgactcgactccaccaacggactcgaccacgactgcgtagcccttctggacaaaataaccaccatcccctccgccgcactcggccgccgcgtcggccacctgcaccccggacaagaacagcacttgaccgacgccgtccgcgccgccttcgaactgaagta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gtgatctatctggattccgcggcggtcgtgaagcttgcccaccgagaggccgagtcggatgcgctgcgtgggtggctggccgaccgcaggggtacaccgtgggtcagttcgacgctgatcgaggtggaagcgttccgagcggtggcccgccattcccccgaagcggtctcccgcctggccagcgtgctcgcactggtggacacgatagagatgggtgcgcgcgtccgcagcctcgcccgcgctgtcctgccggtcaccgtccggtccctggatgctgtgcatctggcaacggcgctcaccctgggcgcagacctgacggcgtttgtcacctacgacaaacggctggccgacgccgcgcgatcggccggcctgaccgtggaggctcccgagcaaatttccggaccgggactcggccattcccgtggt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table table:name="w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tgaccgcccaactgactcgggaagagatgagcaccgagacccgcgccgtatccctgctccagcgcgtcatcctgccccggccgggtgagccgctggacgtgcgcaagctgtacctcgaggaatccgagaccaatgcccggcgcgcgcatgccattacgcgcaccgcgctggccatcggcgcggagtccgaggtgtcgttctgcacctacttcaatgccgtgcccgccagctactggcggcgctggagcgtgctgaagtcggtggtgctgcggctggagctgtccggccacggccgcgtggacgtctaccgctccaaggccgacggttcccgaatccacgtgcagggcagcgaattcagcacgcccggcgacggcgcggcggccgcggacttcatcgagttcgaggtggatctgggcccgttcgaggacggcggctggatctggttcgacatcaccaccgacagccacgtcgaaatgcgcagcggcggttggtacgcgctggtcgaggcccccggtgagggcagcatcgccgtcggcatgcccaccttcaaccggcccaccgacgcggtgaaaaccctgacggccctgggctcggacccgctggtgctggagaagatcaaggccgtcatcattcccgaccagggcaaccgcaaggtggtggacgagcccggcttcaccgaggccgcgacccgcctgggcggccgcctggccattcacgatcagccgaatctcggcggctccggcggctacagccgggtcatgtacgaggcgctcgagaccaccgacgccgagtacatcgtctacatggacgacgacatcgagatcgagccggactgcatcctgcgcgcgctggccttctcgcgtttcgccaagtcgcccatcctgaccggcggtcagatgctcaacttgcaggagcgatcgcacctgcacaccatgggcgagatcgtggaccgttccatcttcatgtggaccgcgcccgcgacggtcgagtacgaccacgacttctccaagcatccgctgcgcgaccgcgacaactcgaagctgctgcaccgccgcatcgatgtggacttcaacggctggtggacctgcgtcatcccgcgtcaggtcgccgaggagatcggccagccgctgccgctgttcctgaaatgggatgacgtcgaatacggtttgcgcgcacgcgaacacggctacccgaccgtcaccctcccgggcgcggcggtgtggcacatggcctggtccgacaaggacgacgccatcgactggcaggcctacttccacctgcgcaaccgcctggtggtcgcctcgctgcacctgcccaacgacggccgcccgatggtcgtcaacaccatcaaggccacgctgaaacacctgctgtgcctggagtattcgacggtcgccatccagaacgaggcgatccgcgactacctcgccggtccggacaagctgttcgagctgctgccgagcgcgctgggcaaggtgcacgccatgcgcaaggaatacccggacgcggtggtgctgccgtcctccaccgaactgccgctgccctcgcacgccgaggtgggcgcggtcggcgaacccggcaacccgctcgccaaggtgacccgcctgggcaagggcgtgctgcacaacttccgcagggccaaccagagccaccatgagaccccgcagctgaacgtgccgacgctggacgcgcgctggttcctgctctcgcaggtggacggcgtcaccgtaaccaccgccgacgggcgcggcgtcgtctaccgtaagcgggatccgcgaaaggccatggagctgttcaaggaagcgatgcgcctgcgcaaggagctggccgagcgcttcccggaggtgcgcgagcagtatcgtcgcgcgcacgcacacctcaccagcaaggccgcgtgggaaacagtcttcggtatcgatactgaatcaggcagcaacacttcaaggaatgaacccaaa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cgcccaactgactcgggaagagatgagcaccgagacccgcgccgtatccctgctccagcgcgtcatcctgccccggccgggtgagccgctggacgtgcgcaagctgtaccttgaggaatccgagaccaatgcccggcgcgcgcatgccattacgcgcaccgcgctggccatcggcgcggagtccgaggtgtcgttctgcacctacttcaatgccgtgcccgccagctactggcggcgctggagcgtgctgaagtcggtggtgctgcggctggagctgtccggccacggccgcgtggacgtctaccgctccaaggccgacggttcccgaatccacgtgcagggcagcgaattcagcacgcccggcgacggcgcggcggccgcggacttcatcgagttcgaggtggatctgggcccgttcgaggacggcggctggatctggttcgacatcaccaccgacagccacgtcgaaatgcgcagcggcggttggtacgcgctggtcgaggcccccggtgagggcagcatcgccgtcggcatgcccaccttcaaccggcccaccgacgcggtgaaaaccctgacggccctgggctcggacccgctggtgctggagaagatcaaggccgtcatcattcccgaccagggcaaccgcaaggtggtggacgagcccggcttcaccgaggccgcgacccgcctgggcggccgcctggccattcacgatcagccgaatctcggcggctccggcggctacagccgggtcatgtacgaggcgctcgagaccaccgacgccgagtacatcgtctacatggacgacgacatcgagatcgagccggactgcatcctgcgcgcgctggccttctcgcgtttcgccaagtcgcccatcctgaccggcggtcagatgctcaacttgcaggagcgatcgcacctgcacaccatgggcgagatcgtggaccgttccatcttcatgtggaccgcgcccgcgacggtcgagtacgaccacgacttctccaagcatccgctgcgcgaccgcgacaactcgaagctgctgcaccgccgcatcgatgtggacttcaacggctggtggacctgcgtcatcccgcgtcaggtcgccgaggagatcggccagccgctgccgctgttcctgaaatgggatgacgtcgaatacggtttgcgcgcacgcgaacacggctacccgaccgtcaccctcccgggcgcggcggtgtggcacatggcctggtccgacaaggacgacgccatcgactggcaggcctacttccacctgcgcaaccgcctggtggtcgcctcgctgcacctgcccaacgacggccgcccgatggtcgtcaacaccatcaaggccacgctgaaacacctgctgtgcctggagtattcgacggtcgccatccagaacgaggcgatccgcgactacctcgccggtccggacaagctgttcgagctgctgccgagcgcgctgggcaaggtgcacgccatgcgcaaggaatacccggacgcggtggtgctgccgtcctccaccgaactgccgctgccctcgcacgccgaggtgggcgcggtcggcgaacccggcaacccgctcgccaaggtgacccgcctgggcaagggcgtgctgcacaacttccgcagggccaaccagagccaccatgagaccccgcagctgaacgtgccgacgctggacgcgcgctggttcctgctctcgcaggtggacggcgtcaccgtaaccaccgccgacgggcgcggcgtcgtctaccgtaagcgggatccgcgaaaggccatggagctgttcaaggaagcgatgcgcctgcgcaaggagctggccgagcgcttcccggaggtgcgcgagcagtatcgtcgcgcgcacgcacacctcaccagcaaggccgcgtgggaaacagtcttcggtatcgatactgaatcaggcagcaacacttcaaggaatgaacccaaa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cttccttcgatgacctgctctcccaagtacccgtcgcccagatcgccgcgaagctcggcggcgacgaggcgaccgcgaagacggcgatcgacgcggccgtccccgtgctactcggcggattccaggcacaggccggcaaccccgacaccgggctgaatctggagaacgaagtcgccaaccagccgcacgcgctactcgacggcggtgtcgacatcgatcaggtggatgtcggcaacggcagtcagatcgtcgatcagaccttcggcgccgaaaagaacacggtgatcagcgctctcggcaatgtcggcggcaatgccatcagcggcgacctgatgggcaagctgctcccgatgctcgcgccgatcgtgctggcgtatctgggcaagaaggccctcggcggcggaggcggcggcgcggcagccgaatcctccggcggcggtatcggggacattctcggcagcctgctcggcggggccaccggcggaaacaagagcggcggtctcggcgacatcctcggcaaggccatgggacagaacgcaggcaacgtgctcggcaatgtgctgggcggtttgctgggcaagaag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cttccttcgatgacctgctctcccaagtacccgtcgcccagatcgccgcgaagctcggcgtcgacgaggcgaccgcgaagacggcgatcgacgcggccgtccccgtgctactcggcggattccaggcacaggccggcaaccccgacaccgggctgaatctggagaacgaagtcgccaaccagccgcacgcgctactcgacggcggtgtcgacatcgatcaggtggatgtcggcaacggcagtcagatcgtcgatcagaccttcggcgccgaaaagaacacggtgatcagcgctctcggcaatgtcggcggcaatgccatcagcggcgacctgatgggcaagctgctcccgatgctcgcgccgatcgtgctggcgtatctgggcaagaaggccctcggcggcggaggcggcggcgcggcagccgaatcctccggcggcggtatcggggacattctcggcagcctgctcggcggggccaccggcggaaacaagagcggcggtctcggcgacatcctcggcaaggccatgggacagaacgcaggcaacgtgctcggcaatgtgctgggcggtttgctgggcaagaag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ccgcctgggcgacccgtacgtgtacggcgccgcgggcccgaacgccttcgactgctccggcctggtgcagtggtcctacgcgcaggccggtgtcagcctcccgcgcaccagctacgagcaggccggcgccggcgctccggtctcgttcgacgagctgcagccgggcgacgtggtgtcgttctacggcggcggccactccggcatctacatcggcgacggcaatgtggtgcacgcgtccacctccggtcagccggtgaaggtcgcgccgatctcctccatgccgttcgcgggcgccgtccgca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ccgcctgggcgacccgtacgtgtacggcgccgcgggcccgaacgccttcgactgctccggcctggtgcagtggtcctacgcgcaggccggtgtcagcctcccgcgcaccagctacgagcaggccggcgccggcgctccggtctcgttcgacgagctgcagccgggcgacgtggtgtcgttctacggcggcggccactccggcatctacatcggcgacggcaatgtggtgcacgcgtccacctccggtcagccggtgaaggtcgcgccgatctcctccatgccgttcgcgggcgccgtccgcatctgctcctgcgtcggatttcgaggcggggaccgtaatggttccgtggcctgctggacacaaccggtcgccgtttcgtaa</text:p>
          </table:table-cell>
          <table:table-cell office:value-type="string" calcext:value-type="string">
            <text:p>KH_1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gtgagcagtccacccccatctacggcgatgatgcgcgcatcgtcgccatcgtggtcacgcacaaacgccgggaactgctggccgagtcgctgaaggtgctcgcgagccagacccggccgctggaccatttgatcgtggtggacaacggcaatgaggccgaggtcggggagctggtcaagcagcagcccatggagaccacctacctgggttcggaacacaatctgggcggggcgggcggtttcgcgctcggcatgctgcacgcgctcaccatgggcgcggactgggtgtggctggccgacgacgacgggcggcccgaggggccggaagtgcttgccacgctgttcgattgcgccaagcggcatcagctggtcgaggtgtcgccggtggtcgccgatatcgacgatccggatcggctggccttcccgctgcggcggggggtggtgtggcggcgactgcggtcggagctgggagacgaggatttcctgccagggatcgcgtcgctgttcaatggcgcactggtttccgccgaggccgtggacaagatcggcgtgccggatctgcggctgttcgtgcgcggcgacgaggtggaggtgcaccggcggctggtgcggtcggggctgcccttcggcacctgtttgcagacctcctacctgcacccgaacggttcggccgagttcaagccgatcctgggcgggcgcatgcacacccagtacccggacgatccgatcaagcggcacttcacctatcgcaatcgcgggtacctgatggcgcagccgggcatgcgaaagctgttgccacaggaggttgcccgattcgggtggttcttcctggtgcagcagaaggatccggcggggctgatggagtggctccgactacagcgcatgggccgccgcgagcagttcgacaagcccaaatc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gtgagcagtccacccccatctacggcgatgatgcgcgcatcgtcgccatcgtggtcacgcacaaacgccgggaactgctggccgagtcgctgcaggggctcgcgagccagacccggccgctggaccatgttctcgaggtggaaaacggcaaggaggccgaggtcgtggagctggtcaagcagcagcccatggagcccacctacctgggttcggaacacaatctgggcggggcgggcggtttcgcgctcggcatgctgcacgcgctcaccatgggcgcggactgggtgtggctggccgacgacgacgggcggcccgaggggccggaagtgcttgccacgctgttcgattgcgccaagcggcatcagctggtcgaggtgtcgccggtggtcgccgatatcgacgatccggatcggctggccttcccgctgcggcggggggtggtgtggcggcgactgcggtcggagctgggagacgagcatttcctgccagggatcgcgtcgctgttcaatggcgcactggtttccgccgaggccgtggacaagatcggcgtgccggatctgcggctgttcgtgcgcggcgacgaggtggaggtgcaccggcggctggtgcggtcggggctgcccttcggcacctgtttgcagacctcctacctgcacccgaacggttcggccgagttcaagccgatcctgggcgggcgcatgcacacccagtacccggacgatccgatcaagcggcacttcacctatcgcaatcgcgggtacctgatggcgcagccgggcatgcgaaagctgttgccacaggaggttgcccgattcgggtggttcttcctggtgcagcagaaggatccggcggggctgatggagtggctccgactacagcgcatgggccgccgcgagcagttcgacaagcccaaatcctga</text:p>
          </table:table-cell>
          <table:table-cell office:value-type="string" calcext:value-type="string">
            <text:p>KH_1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atcggctcctacggcacccttggcatcggacccgcgacggccgatccagtctccgcaccggcatctgctggggaagcggtgcagcggctcatcgacctgtcgcggcaatccgagcagctcaatcagcaggcactcaatgcgcaggccgatctggacaccaagctcgccgccgccaacgccgccgaccagaaggccggcgcggccgccgcggcgctggacgcggccaaggccgagatcgcccgctaccggccggtcatcgatcgcgccgccacctccgcgctgctcggcagccgcaccaatcggctgacctcgctactggtcagcaattcaccgcagcagctgctcgaccagatgtccatcgtggatttcgtcggtgcgcgcacgaatgatcaactgggccagtacgagaaggccaccgacgcggccgccgccgccgacggtgccgctcgcaccgccgccgaggccgcccgcgcggccagcgccgcggccgacacggtccgctccgacctggagtccaaacgcgctgcgctgcaaggctccatggccggggtgatcgcggcgtggggtcagctctccgccggtgacaagtccgcgctcgcgggctccatgttcccgcccggcttcgaccgcgacagcatgctgcgcggcctggtccccggttccggcaccagtgcgctggccgccgggctcacccgcgtcggcgacccgtacgtctggggtgccaccgggcccgaccaattcgactgctccggtctcgtgcagtgggccttccaccaggtcggcaagaacgtgccgcgcaccagtcagcagcaatccggcttcggcacgccggtcgacgagaaggacctgcagcccggcgatgtggtcttcttctactctgacatctcgcacgtgggcatctacgcgggcaatggcttgatgctgcacgcttcgacattcggcataccggtccaggtcgcgccgatgggttccacaccgttccattcggcacgccgg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attgctattggtgcgctgtgggcgggg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caccgacttcgtcacggcgatacaggaccagccgtagcagaggttcggagcaccctggcaagcctcgggttcctgcattcccatcccaacagcgacccccagatgggggagtactggaaggattccgacgccaccttcgatcatcagctggactccgcggtgcgtgcctttcagcagcaccgcggtctgctggtcgacggcgtggtcggtccggccacctaccgcgcgctgaaggaagccagctaccgcctgggtgcgcgcaccctcatctaccagctgtccgcgccgctgtacggcgacgatgtcgccaccctgcagcggcgactgcaggatctgggcttctacgtgcaccgggtggacggctatttcggcccgcacacccacgacgcgctcacctcgttccagcgcgagatcgggctgtcctcggacggcatctgcggtcccgacacgctgcgctcgctggatctgctgggcgcgcgcgtcaccggcggcaacccgcaccgcatcgccgaggaagaggtggtgcaccgggccgggccgcagctcaccggcaagcgcatcgtcatcgatccgggcctgggcggcccggacaagggctccgcggtgcccaccgagtacggcgacgtctacgagtcggagatcctctgggatctggccagccgcctcgaagggcgcatggccgcaacgggtatggagaccttcctgtcccggccgtggggcgccaacccctccgacgccgagcgggccgagacctccaacaccttcgacgccgacctgatgatctcgctgcgctgcgccagcaatgacagcggttccgccagcggcatcgccagcttccacttcggcaattcgcacggctcgacctccatgatcgggcaggtgctggccgggttcatccagcgcgagatcgtggcgcggacctccctgcaggactgccgcacccacgcccgcacctgggacctgttgcggctcaccaagatgcccaccgtccaggtcgacatcggttacctcaccaacgattacgactcctcggtgctgaccaatccgcgcatgcgcgacgtgatcgccgaggccatcctgatctcggtgaagcggctgtatctgctgggccaggacgaccagcccacggggacttacacattcgccgagttgctcgccgaggaattggccgccgccgatcggctctga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tgcgtcggcccaggccgtgaccgaaaccgaggaccgcaagagcgtagaagcgcccgcgaccctgcgcgcggaccacgccgcgccggaacggatggtgctggcgcgcggcattttcatgggacccgcgccgaagatcagcgatgacctgtacgcggtggccaagggcaaggtcacccgggaacggcagacgctgcgcctggagaagggcgcgtcggtcagcaccaatacctacttcgggcgcttcgccgccgcctactggcagcgctggaccaaggtcaccgaggtcgaggtgggcatgaccctcgaggtgtccggcaaggtgcgggtgcggctggccgcctccgatatcgccgggcaccgtcgcgtggtcgacaccgccgtggtgcgcgagaccggccgggtggtgctgaacgcgccgctggacatgtacgtcgacggcggcgcgatctggctcgagatcgaggcgctcggcggcgaggccgtgatcaccgatctggcctggaccgcggccgcgcccgagcaggtgcgcccggtggccatcgccatctgcaccttcaaccgggcgcaggactgcgcgaataccgttgcggccctggcctccgacccgaccgtgctgtcgctcatcgacgccgtgtacgtggtagaccagggcgccgacctggtccaggatcaggcgctgttcggcgagacccagccgaagttcggcgacaagctgcgctacatccggcagccgaatctcggtggcgcgggcggtttcacgcgcggcctctacgaggtgtcggccgccaatgagcacgccgacgtcatcctcatggacgacgacatcctgtgcgagccggaaacggtgttgcggctcaacgccttcgccaatctgaccgtggaacccaccctggtgggcgcgcagatgctgttcctgttcaaccccgactacctgaatgtcggtgcggaggagacgaatctgggcaagctgcgccacggccagaaggtggccaaggcgctgcgcaacacctccatgctcaagaagcaccaggagcgccgggtggacgcgggctaccaggcctggtggacctgcctgatcccggccgaggtggtcaagcagatcgggctgccggtgccgatcttcttccagtgggacgacgtggaatacggcctgcgcgcgcgggagaacggtttcgtcaccgtcaccctccccaatgccgcggtctggcacgccgacttctactggaaggacttcgacgactgggcgcgctacttctcctcgcgcaactcgctcatcgtgtcctccctgcaccatgacctggacgcgaaagccattacccgccagctgttccgcgagatcgccgaatacctggtcggcatgcagtacggcctggcgcacaccaccctgcagggcatcgaggactacctgaagggcccggagatcctgcgcgacggcggcatcgaggcgctggccaaggcccgcggctcgcgctcggactaccccgagaccgccaagcacgcggccgccacctccccggtcgccaacgcgcacctgcacgtccgccgcgccggcggcgagcccagccacccgctgctggtcctctacaagcgcgccctcaaccagtggaccggccgcgtcatccccggccccgtcgcggtcacccgcgaggacgcccactggtggcacgtcggcctcttcaaccacgtggtcgtcaccgacgcctcccaatccggcgtccgagtccgcgtgcgcgacaaggcaaccgcccgccgcctgctgctgcgcacctaccgcgtcctcaagcagctccgcaaggacctccccggcctccagaaccgctggcgcgccgccatgccggaactcaccagccgcgagaactgggaacgcctctacggaatcga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  <table:table-row table:style-name="ro1">
          <table:table-cell office:value-type="string" calcext:value-type="string">
            <text:p>atggatgcgtcggcccaggccgtgaccgaaaccgaggaccgcaagagcgtagaagcgcccgcgaccctgcgcgcggaccacgccgcgccggaacggatggtgctggcgcgcggcattttcatgggacccgcgccgaagatcagcgatgacctgtacgcggtggccaagggcaaggtcacccgggaacggcagacgctgcgcctggagcagggcgcgtcggtcagcaccaatacctacttcgggcgcttcgccgccgcctactggcagcgctggaccaaggtcaccgaggtcgaggtgggcatgaccctcgaggtgtccggcaaggtgcgggtgcggctggccgcctccgatatcgccgggcaccgtcgcgtggtcgacaccgccgtggtgcgcgagaccggccgggtggtgctgaacgcgccgctggacatgtacgtcgacggcggcgcgatctggctcgagatcgaggcgctcggcggcgaggccgtgatcaccgatctggcctggaccgcggccgcgcccgagcaggtgcgcccggtggccatcgccatctgcaccttcaaccgggcgcaggactgcgcgaataccgttgcggccctggcctccgacccgaccgtgctgtcgctcatcgacgccgtgtacgtggtagaccagggcgccgacctggtccaggatcaggcgctgttcggcgagacccagccgaagttcggcgacaagctgcgctacatccggcagccgaatctcggtggcgcgggcggtttcacgcgcggcctctacgaggtgtcggccgccaatgagcacgccgacgtcatcctcatggacgacgacatcctgtgcgagccggaaacggtgttgcggctcaacgccttcgccaatctgaccgtggaacccaccctggtgggcgcgcagatgctgttcctgttcaaccccgactacctgaatgtcggtgcggaggagacgaatctgggcaagctgcgccacggccagaaggtggccaaggcgctgcgcaacacctccatgctcaagaagcaccaggagcgccgggtggacgcgggctaccaggcctggtggacctgcctgatcccggccgaggtggtcaagcagatcgggctgccggtgccgatcttcttccagtgggacgacgtggaatacggcctgcgcgcgcgggagaacggtttcgtcaccgtcaccctccccaatgccgcggtctggcacgccgacttctactggaaggacttcgacgactgggcgcgctacttctcctcgcgcaactcgctcatcgtgtcctccctgcaccatgacctggacgcgaaagccattacccgccagctgttccgcgagatcgccgaatacctggtcggcatgcagtacggcctggcgcacaccaccctgcagggcatcgaggactacctgaagggcccggagatcctgcgcgacggcggcatcgaggcgctggccaaggcccgcggctcgcgctcggactaccccgagaccgccaagcacgcggccgccacctccccggtcgccaacgcgcacctgcacgtccgccgcgccggcggcgagcccagccacccgctgctggtcctctacaagcgcgccctcaaccagtggaccggccgcgtcatccccggccccgtcgcggtcacccgcgaggacgcccactggtggcacgtcggcctcttcaaccacgtggtcgtcaccgacgcctcccaatccggcgtccgagtccgcgtgcgcgacaaggcaaccgcccgccgcctgctgctgcgcacctaccgcgtcctcaagcagctccgcaaggacctccccggcctccagaaccgctggcgcgccgccatgccggaactcaccagccgcgagaactgggaacgcctctacggaatcga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ctcgaagcatgctaggcaggctcagaatctttggttcgacaaccgctttaatgattgctattggtgcgctgtgggcggggatggcccacgcggacaccggctccgcgtccgggtcctcctccggcagcggcaccggttcgttctccggaagcgccagcggctcggcgcaattgccgatcgccagtccgcgggccatggccgcgctggcgctggcggggacgcagaccggcaagccctacgagtggggcgggacggggccggatgcctgggactgctcggggttggtgcagtgggccttccgcggtgtcggcatcgatctgccgcgcaccacgtggcagcaggccgaggccgggctcgaagtgccgttcggcgcactgcaacccggtgatgtggtcattctcaacgatgacgcctcccatgaaggcatctacgcgggaggcggcaatgtgttgaacgcgtacgactggggtgtgcccgtcgggctgactccgctgagtcggttcgacgtctacgccattcgccgcttcttctg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gggggagtactggaaggattccgacgccaccttcgatcatcagctggactccgcggtgcgtgcctttcagcagcaccgcggtctgctggtcgacggcgtggtcggtccggccacctaccgcgcgctgaaggaagccagctaccgcctgggtgcgcgcaccctcatctaccagctgtccgcgccgctgtacggcgacgatgtcgccaccctgcagcggcgactgcaggatctgggcttctacgtgcaccgggtggacggctatttcggcccgcacacccacgacgcgctcacctcgttccagcgcgagatcgggctgtcctcggacggcatctgcggtcccgacacgctgcgctcgctggatctgctgggcgcgcgcgtcaccggcggcaacccgcaccgcatcgccgaggaagaggtggtgcaccgggccgggccgcagctcaccggcaagcgcatcgtcatcgatccgggcctgggcggcccggacaagggctccgcggtgcccaccgagtacggcgacgtctacgagtcggagatcctctgggatctggccagccgcctcgaagggcgcatggccgcaacgggtatggagaccttcctgtcccggccgtggggcgccaacccctccgacgccgagcgggccgagacctccaacaccttcgacgccgacctgatgatctcgctgcgctgcgccagcaatgacagcggttccgccagcggcatcgccagcttccacttcggcaattcgcacggctcgacctccatgatcgggcaggtgctggccgggttcatccagcgcgagatcgtggcgcggacctccctgcaggactgccgcacccacgcccgcacctgggacctgttgcggctcaccaagatgcccaccgtccaggtcgacatcggttacctcaccaacgattacgactcctcggtgctgaccaatccgcgcatgcgcgacgtgatcgccgaggccatcctgatctcggtgaagcggctgtatctgctgggccaggacgaccagcccacggggacttacacattcgccgagttgctcgccgaggaattggccgccgccgatcggctct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H_21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aagcacagcttgcagcgggaatctcggcttccgaattccgtcaagggtgccatcgtgatgggtgcgatggcggctacgactaccggcgcgttcccggcgatcaccgccagcgctgccaccctcgacatccccggcatcggaaacttcgacgtgccggaccaattcgcaccccaggtgcagcagttcaaccaggcggccaaggacgccgcgacggccctgcaggcggctccggcccccgcggcccccgcgcccgcgccgcagttccagctgccctccctgttcaacaagtccagcagcgtcggcgacatcgccctgcacgccgccgagaccaaggtcggcgcccagtactcctggggcgcgaccggcccctactccttcgactgctccggcctcgtgcagtgggcctacaagcaggccggagtcgagttgccccgcaccagcttcgagcagtccaatgtcggcgccccggtcgccttcgaggacctgcagcccggcgacatcgtcgtcaccaacggcggcggccacgtcggcatctacgccggtgacggcaagctgctgaacgccgtgcagtccggcaccccggtctcctacaccaacctgcaccccagccaggtcgtcaccgcccggcgcatcgccaccta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ore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gggtaagcacagcttgcagcgggaatctcggcttccgaattccgtcaagggtgccatcgtgatgggtgcgatggcggctacgactaccggcgcgttcccggcgatcaccgccagcgctgccaccctcgacatccccggcatcggaaacttcgacgtgccggaccaattcgcaccccaggtgcagcagttcaaccaggcggccaaggacgccgcgacggccctgcaggcggctccggcccccgcggcccccgcgcccgcgccgcagttccagctgccctccctgttcaacaagtccagcagcgtcggcgacatcgccctgcacgccgccgagaccaaggtcggcgcccagtactcctggggcgcgaccggcccctactccttcgactgctccggcctcgtgcagtgggcctacaagcaggccggagtcgagttgccccgcaccagcttcgagcagtccaatgtcggtgccccggtcgccttcgaggacctgcagcccggcgacatcgtcgtcaccaacggcggcggccacgtcggcatctacgccggtgacggcaagctgctgaacgccgtgcagtccggcaccccggtctcctacaccaacctgcaccccagccaggtcgtcaccgcccggcgcatcgccacctag</text:p>
          </table:table-cell>
          <table:table-cell office:value-type="string" calcext:value-type="string">
            <text:p>KH_11</text:p>
          </table:table-cell>
          <table:table-cell office:value-type="string" calcext:value-type="string">
            <text:p>KH_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T_50</text:p>
          </table:table-cell>
          <table:table-cell office:value-type="string" calcext:value-type="string">
            <text:p>PY_31</text:p>
          </table:table-cell>
          <table:table-cell office:value-type="string" calcext:value-type="string">
            <text:p>PY_37</text:p>
          </table:table-cell>
          <table:table-cell office:value-type="string" calcext:value-type="string">
            <text:p>VT_45</text:p>
          </table:table-cell>
          <table:table-cell office:value-type="string" calcext:value-type="string">
            <text:p>VT_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09:37:49.882278241</meta:creation-date>
    <dc:date>2019-11-23T10:06:02.123845085</dc:date>
    <meta:editing-duration>PT15M30S</meta:editing-duration>
    <meta:editing-cycles>4</meta:editing-cycles>
    <meta:generator>LibreOffice/6.3.2.2$Linux_X86_64 LibreOffice_project/30$Build-2</meta:generator>
    <meta:document-statistic meta:table-count="29" meta:cell-count="11880" meta:object-count="0"/>
  </office:meta>
</office:document-meta>
</file>